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Untitled1" style:base-cell-address="Sheet1.L1"/>
    </style:style>
    <style:style style:name="ce2" style:family="table-cell" style:parent-style-name="Default">
      <style:map style:condition="cell-content()=1" style:apply-style-name="Untitled1" style:base-cell-address="Sheet1.L2"/>
    </style:style>
    <style:style style:name="ce3" style:family="table-cell" style:parent-style-name="Default">
      <style:map style:condition="cell-content()=1" style:apply-style-name="Untitled1" style:base-cell-address="Sheet1.L3"/>
    </style:style>
    <style:style style:name="ce4" style:family="table-cell" style:parent-style-name="Default">
      <style:map style:condition="cell-content()=1" style:apply-style-name="Untitled1" style:base-cell-address="Sheet1.L4"/>
    </style:style>
    <style:style style:name="ce5" style:family="table-cell" style:parent-style-name="Default">
      <style:map style:condition="cell-content()=1" style:apply-style-name="Untitled1" style:base-cell-address="Sheet1.L5"/>
    </style:style>
    <style:style style:name="ce6" style:family="table-cell" style:parent-style-name="Default">
      <style:map style:condition="cell-content()=1" style:apply-style-name="Untitled1" style:base-cell-address="Sheet1.L6"/>
    </style:style>
    <style:style style:name="ce7" style:family="table-cell" style:parent-style-name="Default">
      <style:map style:condition="cell-content()=1" style:apply-style-name="Untitled1" style:base-cell-address="Sheet1.L7"/>
    </style:style>
    <style:style style:name="ce8" style:family="table-cell" style:parent-style-name="Default">
      <style:map style:condition="cell-content()=1" style:apply-style-name="Untitled1" style:base-cell-address="Sheet1.L8"/>
    </style:style>
    <style:style style:name="ce9" style:family="table-cell" style:parent-style-name="Default">
      <style:map style:condition="cell-content()=1" style:apply-style-name="Untitled1" style:base-cell-address="Sheet1.L9"/>
    </style:style>
    <style:style style:name="ce10" style:family="table-cell" style:parent-style-name="Default">
      <style:map style:condition="cell-content()=1" style:apply-style-name="Untitled1" style:base-cell-address="Sheet1.L10"/>
    </style:style>
    <style:style style:name="ce11" style:family="table-cell" style:parent-style-name="Default">
      <style:map style:condition="cell-content()=1" style:apply-style-name="Untitled1" style:base-cell-address="Sheet1.L11"/>
    </style:style>
    <style:style style:name="ce12" style:family="table-cell" style:parent-style-name="Default">
      <style:map style:condition="cell-content()=1" style:apply-style-name="Untitled1" style:base-cell-address="Sheet1.L12"/>
    </style:style>
    <style:style style:name="ce13" style:family="table-cell" style:parent-style-name="Default">
      <style:map style:condition="cell-content()=1" style:apply-style-name="Untitled1" style:base-cell-address="Sheet1.L13"/>
    </style:style>
    <style:style style:name="ce14" style:family="table-cell" style:parent-style-name="Default">
      <style:map style:condition="cell-content()=1" style:apply-style-name="Untitled1" style:base-cell-address="Sheet1.L14"/>
    </style:style>
    <style:style style:name="ce15" style:family="table-cell" style:parent-style-name="Default">
      <style:map style:condition="cell-content()=1" style:apply-style-name="Untitled1" style:base-cell-address="Sheet1.L15"/>
    </style:style>
    <style:style style:name="ce16" style:family="table-cell" style:parent-style-name="Default">
      <style:map style:condition="cell-content()=1" style:apply-style-name="Untitled1" style:base-cell-address="Sheet1.L16"/>
    </style:style>
    <style:style style:name="ce17" style:family="table-cell" style:parent-style-name="Default">
      <style:map style:condition="cell-content()=1" style:apply-style-name="Untitled1" style:base-cell-address="Sheet1.L17"/>
    </style:style>
    <style:style style:name="ce18" style:family="table-cell" style:parent-style-name="Default">
      <style:map style:condition="cell-content()=1" style:apply-style-name="Untitled1" style:base-cell-address="Sheet1.L18"/>
    </style:style>
    <style:style style:name="ce19" style:family="table-cell" style:parent-style-name="Default">
      <style:map style:condition="cell-content()=1" style:apply-style-name="Untitled1" style:base-cell-address="Sheet1.L19"/>
    </style:style>
    <style:style style:name="ce20" style:family="table-cell" style:parent-style-name="Default">
      <style:map style:condition="cell-content()=1" style:apply-style-name="Untitled1" style:base-cell-address="Sheet1.L20"/>
    </style:style>
    <style:style style:name="ce21" style:family="table-cell" style:parent-style-name="Default">
      <style:map style:condition="cell-content()=1" style:apply-style-name="Untitled1" style:base-cell-address="Sheet1.L21"/>
    </style:style>
    <style:style style:name="ce22" style:family="table-cell" style:parent-style-name="Default">
      <style:map style:condition="cell-content()=1" style:apply-style-name="Untitled1" style:base-cell-address="Sheet1.L22"/>
    </style:style>
    <style:style style:name="ce23" style:family="table-cell" style:parent-style-name="Default">
      <style:map style:condition="cell-content()=1" style:apply-style-name="Untitled1" style:base-cell-address="Sheet1.L23"/>
    </style:style>
    <style:style style:name="ce24" style:family="table-cell" style:parent-style-name="Default">
      <style:map style:condition="cell-content()=1" style:apply-style-name="Untitled1" style:base-cell-address="Sheet1.L24"/>
    </style:style>
    <style:style style:name="ce25" style:family="table-cell" style:parent-style-name="Default">
      <style:map style:condition="cell-content()=1" style:apply-style-name="Untitled1" style:base-cell-address="Sheet1.L25"/>
    </style:style>
    <style:style style:name="ce26" style:family="table-cell" style:parent-style-name="Default">
      <style:map style:condition="cell-content()=1" style:apply-style-name="Untitled1" style:base-cell-address="Sheet1.L26"/>
    </style:style>
    <style:style style:name="ce27" style:family="table-cell" style:parent-style-name="Default">
      <style:map style:condition="cell-content()=1" style:apply-style-name="Untitled1" style:base-cell-address="Sheet1.L27"/>
    </style:style>
    <style:style style:name="ce28" style:family="table-cell" style:parent-style-name="Default">
      <style:map style:condition="cell-content()=1" style:apply-style-name="Untitled1" style:base-cell-address="Sheet1.L28"/>
    </style:style>
    <style:style style:name="ce29" style:family="table-cell" style:parent-style-name="Default">
      <style:map style:condition="cell-content()=1" style:apply-style-name="Untitled1" style:base-cell-address="Sheet1.L29"/>
    </style:style>
    <style:style style:name="ce30" style:family="table-cell" style:parent-style-name="Default">
      <style:map style:condition="cell-content()=1" style:apply-style-name="Untitled1" style:base-cell-address="Sheet1.L30"/>
    </style:style>
    <style:style style:name="ce31" style:family="table-cell" style:parent-style-name="Default">
      <style:map style:condition="cell-content()=1" style:apply-style-name="Untitled1" style:base-cell-address="Sheet1.L31"/>
    </style:style>
    <style:style style:name="ce32" style:family="table-cell" style:parent-style-name="Default">
      <style:map style:condition="cell-content()=1" style:apply-style-name="Untitled1" style:base-cell-address="Sheet1.L32"/>
    </style:style>
    <style:style style:name="ce33" style:family="table-cell" style:parent-style-name="Default">
      <style:map style:condition="cell-content()=1" style:apply-style-name="Untitled1" style:base-cell-address="Sheet1.L33"/>
    </style:style>
    <style:style style:name="ce34" style:family="table-cell" style:parent-style-name="Default">
      <style:map style:condition="cell-content()=1" style:apply-style-name="Untitled1" style:base-cell-address="Sheet1.L34"/>
    </style:style>
    <style:style style:name="ce35" style:family="table-cell" style:parent-style-name="Default">
      <style:map style:condition="cell-content()=1" style:apply-style-name="Untitled1" style:base-cell-address="Sheet1.L35"/>
    </style:style>
    <style:style style:name="ce36" style:family="table-cell" style:parent-style-name="Default">
      <style:map style:condition="cell-content()=1" style:apply-style-name="Untitled1" style:base-cell-address="Sheet1.L36"/>
    </style:style>
    <style:style style:name="ce37" style:family="table-cell" style:parent-style-name="Default">
      <style:map style:condition="cell-content()=1" style:apply-style-name="Untitled1" style:base-cell-address="Sheet1.L37"/>
    </style:style>
    <style:style style:name="ce38" style:family="table-cell" style:parent-style-name="Default">
      <style:map style:condition="cell-content()=1" style:apply-style-name="Untitled1" style:base-cell-address="Sheet1.L38"/>
    </style:style>
    <style:style style:name="ce39" style:family="table-cell" style:parent-style-name="Default">
      <style:map style:condition="cell-content()=1" style:apply-style-name="Untitled1" style:base-cell-address="Sheet1.L39"/>
    </style:style>
    <style:style style:name="ce40" style:family="table-cell" style:parent-style-name="Default">
      <style:map style:condition="cell-content()=1" style:apply-style-name="Untitled1" style:base-cell-address="Sheet1.L40"/>
    </style:style>
    <style:style style:name="ce41" style:family="table-cell" style:parent-style-name="Default">
      <style:map style:condition="cell-content()=1" style:apply-style-name="Untitled1" style:base-cell-address="Sheet1.L41"/>
    </style:style>
    <style:style style:name="ce42" style:family="table-cell" style:parent-style-name="Default">
      <style:map style:condition="cell-content()=1" style:apply-style-name="Untitled1" style:base-cell-address="Sheet1.L42"/>
    </style:style>
    <style:style style:name="ce43" style:family="table-cell" style:parent-style-name="Default">
      <style:map style:condition="cell-content()=1" style:apply-style-name="Untitled1" style:base-cell-address="Sheet1.L43"/>
    </style:style>
    <style:style style:name="ce44" style:family="table-cell" style:parent-style-name="Default">
      <style:map style:condition="cell-content()=1" style:apply-style-name="Untitled1" style:base-cell-address="Sheet1.L44"/>
    </style:style>
    <style:style style:name="ce45" style:family="table-cell" style:parent-style-name="Default">
      <style:map style:condition="cell-content()=1" style:apply-style-name="Untitled1" style:base-cell-address="Sheet1.L45"/>
    </style:style>
    <style:style style:name="ce46" style:family="table-cell" style:parent-style-name="Default">
      <style:map style:condition="cell-content()=1" style:apply-style-name="Untitled1" style:base-cell-address="Sheet1.L46"/>
    </style:style>
    <style:style style:name="ce47" style:family="table-cell" style:parent-style-name="Default">
      <style:map style:condition="cell-content()=1" style:apply-style-name="Untitled1" style:base-cell-address="Sheet1.L47"/>
    </style:style>
    <style:style style:name="ce48" style:family="table-cell" style:parent-style-name="Default">
      <style:map style:condition="cell-content()=1" style:apply-style-name="Untitled1" style:base-cell-address="Sheet1.L48"/>
    </style:style>
    <style:style style:name="ce49" style:family="table-cell" style:parent-style-name="Default">
      <style:map style:condition="cell-content()=1" style:apply-style-name="Untitled1" style:base-cell-address="Sheet1.L49"/>
    </style:style>
    <style:style style:name="ce50" style:family="table-cell" style:parent-style-name="Default">
      <style:map style:condition="cell-content()=1" style:apply-style-name="Untitled1" style:base-cell-address="Sheet1.L50"/>
    </style:style>
    <style:style style:name="ce51" style:family="table-cell" style:parent-style-name="Default">
      <style:map style:condition="cell-content()=1" style:apply-style-name="Untitled1" style:base-cell-address="Sheet1.L51"/>
    </style:style>
    <style:style style:name="ce52" style:family="table-cell" style:parent-style-name="Default">
      <style:map style:condition="cell-content()=1" style:apply-style-name="Untitled1" style:base-cell-address="Sheet1.L52"/>
    </style:style>
    <style:style style:name="ce53" style:family="table-cell" style:parent-style-name="Default">
      <style:map style:condition="cell-content()=1" style:apply-style-name="Untitled1" style:base-cell-address="Sheet1.L53"/>
    </style:style>
    <style:style style:name="ce54" style:family="table-cell" style:parent-style-name="Default">
      <style:map style:condition="cell-content()=1" style:apply-style-name="Untitled1" style:base-cell-address="Sheet1.L54"/>
    </style:style>
    <style:style style:name="ce55" style:family="table-cell" style:parent-style-name="Default">
      <style:map style:condition="cell-content()=1" style:apply-style-name="Untitled1" style:base-cell-address="Sheet1.L55"/>
    </style:style>
    <style:style style:name="ce56" style:family="table-cell" style:parent-style-name="Default">
      <style:map style:condition="cell-content()=1" style:apply-style-name="Untitled1" style:base-cell-address="Sheet1.L56"/>
    </style:style>
    <style:style style:name="ce57" style:family="table-cell" style:parent-style-name="Default">
      <style:map style:condition="cell-content()=1" style:apply-style-name="Untitled1" style:base-cell-address="Sheet1.L57"/>
    </style:style>
    <style:style style:name="ce58" style:family="table-cell" style:parent-style-name="Default">
      <style:map style:condition="cell-content()=1" style:apply-style-name="Untitled1" style:base-cell-address="Sheet1.L58"/>
    </style:style>
    <style:style style:name="ce59" style:family="table-cell" style:parent-style-name="Default">
      <style:map style:condition="cell-content()=1" style:apply-style-name="Untitled1" style:base-cell-address="Sheet1.L59"/>
    </style:style>
    <style:style style:name="ce60" style:family="table-cell" style:parent-style-name="Default">
      <style:map style:condition="cell-content()=1" style:apply-style-name="Untitled1" style:base-cell-address="Sheet1.L60"/>
    </style:style>
    <style:style style:name="ce61" style:family="table-cell" style:parent-style-name="Default">
      <style:map style:condition="cell-content()=1" style:apply-style-name="Untitled1" style:base-cell-address="Sheet1.L61"/>
    </style:style>
    <style:style style:name="ce62" style:family="table-cell" style:parent-style-name="Default">
      <style:map style:condition="cell-content()=1" style:apply-style-name="Untitled1" style:base-cell-address="Sheet1.L62"/>
    </style:style>
    <style:style style:name="ce63" style:family="table-cell" style:parent-style-name="Default">
      <style:map style:condition="cell-content()=1" style:apply-style-name="Untitled1" style:base-cell-address="Sheet1.L63"/>
    </style:style>
    <style:style style:name="ce64" style:family="table-cell" style:parent-style-name="Default">
      <style:map style:condition="cell-content()=1" style:apply-style-name="Untitled1" style:base-cell-address="Sheet1.L64"/>
    </style:style>
    <style:style style:name="ce65" style:family="table-cell" style:parent-style-name="Default">
      <style:map style:condition="cell-content()=1" style:apply-style-name="Untitled1" style:base-cell-address="Sheet1.L65"/>
    </style:style>
    <style:style style:name="ce66" style:family="table-cell" style:parent-style-name="Default">
      <style:map style:condition="cell-content()=1" style:apply-style-name="Untitled1" style:base-cell-address="Sheet1.L66"/>
    </style:style>
    <style:style style:name="ce67" style:family="table-cell" style:parent-style-name="Default">
      <style:map style:condition="cell-content()=1" style:apply-style-name="Untitled1" style:base-cell-address="Sheet1.L67"/>
    </style:style>
    <style:style style:name="ce68" style:family="table-cell" style:parent-style-name="Default">
      <style:map style:condition="cell-content()=1" style:apply-style-name="Untitled1" style:base-cell-address="Sheet1.L68"/>
    </style:style>
    <style:style style:name="ce69" style:family="table-cell" style:parent-style-name="Default">
      <style:map style:condition="cell-content()=1" style:apply-style-name="Untitled1" style:base-cell-address="Sheet1.L69"/>
    </style:style>
    <style:style style:name="ce70" style:family="table-cell" style:parent-style-name="Default">
      <style:map style:condition="cell-content()=1" style:apply-style-name="Untitled1" style:base-cell-address="Sheet1.L70"/>
    </style:style>
    <style:style style:name="ce71" style:family="table-cell" style:parent-style-name="Default">
      <style:map style:condition="cell-content()=1" style:apply-style-name="Untitled1" style:base-cell-address="Sheet1.L71"/>
    </style:style>
    <style:style style:name="ce72" style:family="table-cell" style:parent-style-name="Default">
      <style:map style:condition="cell-content()=1" style:apply-style-name="Untitled1" style:base-cell-address="Sheet1.L72"/>
    </style:style>
    <style:style style:name="ce73" style:family="table-cell" style:parent-style-name="Default">
      <style:map style:condition="cell-content()=1" style:apply-style-name="Untitled1" style:base-cell-address="Sheet1.L73"/>
    </style:style>
    <style:style style:name="ce74" style:family="table-cell" style:parent-style-name="Default">
      <style:map style:condition="cell-content()=1" style:apply-style-name="Untitled1" style:base-cell-address="Sheet1.L74"/>
    </style:style>
    <style:style style:name="ce75" style:family="table-cell" style:parent-style-name="Default">
      <style:map style:condition="cell-content()=1" style:apply-style-name="Untitled1" style:base-cell-address="Sheet1.L75"/>
    </style:style>
    <style:style style:name="ce76" style:family="table-cell" style:parent-style-name="Default">
      <style:map style:condition="cell-content()=1" style:apply-style-name="Untitled1" style:base-cell-address="Sheet1.L76"/>
    </style:style>
    <style:style style:name="ce77" style:family="table-cell" style:parent-style-name="Default">
      <style:map style:condition="cell-content()=1" style:apply-style-name="Untitled1" style:base-cell-address="Sheet1.L77"/>
    </style:style>
    <style:style style:name="ce78" style:family="table-cell" style:parent-style-name="Default">
      <style:map style:condition="cell-content()=1" style:apply-style-name="Untitled1" style:base-cell-address="Sheet1.L78"/>
    </style:style>
    <style:style style:name="ce79" style:family="table-cell" style:parent-style-name="Default">
      <style:map style:condition="cell-content()=1" style:apply-style-name="Untitled1" style:base-cell-address="Sheet1.L79"/>
    </style:style>
    <style:style style:name="ce80" style:family="table-cell" style:parent-style-name="Default">
      <style:map style:condition="cell-content()=1" style:apply-style-name="Untitled1" style:base-cell-address="Sheet1.L80"/>
    </style:style>
    <style:style style:name="ce81" style:family="table-cell" style:parent-style-name="Default">
      <style:map style:condition="cell-content()=1" style:apply-style-name="Untitled1" style:base-cell-address="Sheet1.L81"/>
    </style:style>
    <style:style style:name="ce82" style:family="table-cell" style:parent-style-name="Default">
      <style:map style:condition="cell-content()=1" style:apply-style-name="Untitled1" style:base-cell-address="Sheet1.L82"/>
    </style:style>
    <style:style style:name="ce83" style:family="table-cell" style:parent-style-name="Default">
      <style:map style:condition="cell-content()=1" style:apply-style-name="Untitled1" style:base-cell-address="Sheet1.L83"/>
    </style:style>
    <style:style style:name="ce84" style:family="table-cell" style:parent-style-name="Default">
      <style:map style:condition="cell-content()=1" style:apply-style-name="Untitled1" style:base-cell-address="Sheet1.L84"/>
    </style:style>
    <style:style style:name="ce85" style:family="table-cell" style:parent-style-name="Default">
      <style:map style:condition="cell-content()=1" style:apply-style-name="Untitled1" style:base-cell-address="Sheet1.L85"/>
    </style:style>
    <style:style style:name="ce86" style:family="table-cell" style:parent-style-name="Default">
      <style:map style:condition="cell-content()=1" style:apply-style-name="Untitled1" style:base-cell-address="Sheet1.L86"/>
    </style:style>
    <style:style style:name="ce87" style:family="table-cell" style:parent-style-name="Default">
      <style:map style:condition="cell-content()=1" style:apply-style-name="Untitled1" style:base-cell-address="Sheet1.L87"/>
    </style:style>
    <style:style style:name="ce88" style:family="table-cell" style:parent-style-name="Default">
      <style:map style:condition="cell-content()=1" style:apply-style-name="Untitled1" style:base-cell-address="Sheet1.L88"/>
    </style:style>
    <style:style style:name="ce89" style:family="table-cell" style:parent-style-name="Default">
      <style:map style:condition="cell-content()=1" style:apply-style-name="Untitled1" style:base-cell-address="Sheet1.L89"/>
    </style:style>
    <style:style style:name="ce90" style:family="table-cell" style:parent-style-name="Default">
      <style:map style:condition="cell-content()=1" style:apply-style-name="Untitled1" style:base-cell-address="Sheet1.L90"/>
    </style:style>
    <style:style style:name="ce91" style:family="table-cell" style:parent-style-name="Default">
      <style:map style:condition="cell-content()=1" style:apply-style-name="Untitled1" style:base-cell-address="Sheet1.L91"/>
    </style:style>
    <style:style style:name="ce92" style:family="table-cell" style:parent-style-name="Default">
      <style:map style:condition="cell-content()=1" style:apply-style-name="Untitled1" style:base-cell-address="Sheet1.L92"/>
    </style:style>
    <style:style style:name="ce93" style:family="table-cell" style:parent-style-name="Default">
      <style:map style:condition="cell-content()=1" style:apply-style-name="Untitled1" style:base-cell-address="Sheet1.L93"/>
    </style:style>
    <style:style style:name="ce94" style:family="table-cell" style:parent-style-name="Default">
      <style:map style:condition="cell-content()=1" style:apply-style-name="Untitled1" style:base-cell-address="Sheet1.L94"/>
    </style:style>
    <style:style style:name="ce95" style:family="table-cell" style:parent-style-name="Default">
      <style:map style:condition="cell-content()=1" style:apply-style-name="Untitled1" style:base-cell-address="Sheet1.L95"/>
    </style:style>
    <style:style style:name="ce96" style:family="table-cell" style:parent-style-name="Default">
      <style:map style:condition="cell-content()=1" style:apply-style-name="Untitled1" style:base-cell-address="Sheet1.L96"/>
    </style:style>
    <style:style style:name="ce97" style:family="table-cell" style:parent-style-name="Default">
      <style:map style:condition="cell-content()=1" style:apply-style-name="Untitled1" style:base-cell-address="Sheet1.L97"/>
    </style:style>
    <style:style style:name="ce98" style:family="table-cell" style:parent-style-name="Default">
      <style:map style:condition="cell-content()=1" style:apply-style-name="Untitled1" style:base-cell-address="Sheet1.L98"/>
    </style:style>
    <style:style style:name="ce99" style:family="table-cell" style:parent-style-name="Default">
      <style:map style:condition="cell-content()=1" style:apply-style-name="Untitled1" style:base-cell-address="Sheet1.L99"/>
    </style:style>
    <style:style style:name="ce100" style:family="table-cell" style:parent-style-name="Default">
      <style:map style:condition="cell-content()=1" style:apply-style-name="Untitled1" style:base-cell-address="Sheet1.L100"/>
    </style:style>
    <style:style style:name="ce101" style:family="table-cell" style:parent-style-name="Default">
      <style:map style:condition="cell-content()=1" style:apply-style-name="Untitled1" style:base-cell-address="Sheet1.L101"/>
    </style:style>
    <style:style style:name="ce102" style:family="table-cell" style:parent-style-name="Default">
      <style:map style:condition="cell-content()=1" style:apply-style-name="Untitled1" style:base-cell-address="Sheet1.L102"/>
    </style:style>
    <style:style style:name="ce103" style:family="table-cell" style:parent-style-name="Default">
      <style:map style:condition="cell-content()=1" style:apply-style-name="Untitled1" style:base-cell-address="Sheet1.L103"/>
    </style:style>
    <style:style style:name="ce104" style:family="table-cell" style:parent-style-name="Default">
      <style:map style:condition="cell-content()=1" style:apply-style-name="Untitled1" style:base-cell-address="Sheet1.L104"/>
    </style:style>
    <style:style style:name="ce105" style:family="table-cell" style:parent-style-name="Default">
      <style:map style:condition="cell-content()=1" style:apply-style-name="Untitled1" style:base-cell-address="Sheet1.L105"/>
    </style:style>
    <style:style style:name="ce106" style:family="table-cell" style:parent-style-name="Default">
      <style:map style:condition="cell-content()=1" style:apply-style-name="Untitled1" style:base-cell-address="Sheet1.L106"/>
    </style:style>
    <style:style style:name="ce107" style:family="table-cell" style:parent-style-name="Default">
      <style:map style:condition="cell-content()=1" style:apply-style-name="Untitled1" style:base-cell-address="Sheet1.L107"/>
    </style:style>
    <style:style style:name="ce108" style:family="table-cell" style:parent-style-name="Default">
      <style:map style:condition="cell-content()=1" style:apply-style-name="Untitled1" style:base-cell-address="Sheet1.L108"/>
    </style:style>
    <style:style style:name="ce109" style:family="table-cell" style:parent-style-name="Default">
      <style:map style:condition="cell-content()=1" style:apply-style-name="Untitled1" style:base-cell-address="Sheet1.L109"/>
    </style:style>
    <style:style style:name="ce110" style:family="table-cell" style:parent-style-name="Default">
      <style:map style:condition="cell-content()=1" style:apply-style-name="Untitled1" style:base-cell-address="Sheet1.L110"/>
    </style:style>
    <style:style style:name="ce111" style:family="table-cell" style:parent-style-name="Default">
      <style:map style:condition="cell-content()=1" style:apply-style-name="Untitled1" style:base-cell-address="Sheet1.L111"/>
    </style:style>
    <style:style style:name="ce112" style:family="table-cell" style:parent-style-name="Default">
      <style:map style:condition="cell-content()=1" style:apply-style-name="Untitled1" style:base-cell-address="Sheet1.L112"/>
    </style:style>
    <style:style style:name="ce113" style:family="table-cell" style:parent-style-name="Default">
      <style:map style:condition="cell-content()=1" style:apply-style-name="Untitled1" style:base-cell-address="Sheet1.L113"/>
    </style:style>
    <style:style style:name="ce114" style:family="table-cell" style:parent-style-name="Default">
      <style:map style:condition="cell-content()=1" style:apply-style-name="Untitled1" style:base-cell-address="Sheet1.L114"/>
    </style:style>
    <style:style style:name="ce115" style:family="table-cell" style:parent-style-name="Default">
      <style:map style:condition="cell-content()=1" style:apply-style-name="Untitled1" style:base-cell-address="Sheet1.L115"/>
    </style:style>
    <style:style style:name="ce116" style:family="table-cell" style:parent-style-name="Default">
      <style:map style:condition="cell-content()=1" style:apply-style-name="Untitled1" style:base-cell-address="Sheet1.L116"/>
    </style:style>
    <style:style style:name="ce117" style:family="table-cell" style:parent-style-name="Default">
      <style:map style:condition="cell-content()=1" style:apply-style-name="Untitled1" style:base-cell-address="Sheet1.L117"/>
    </style:style>
    <style:style style:name="ce118" style:family="table-cell" style:parent-style-name="Default">
      <style:map style:condition="cell-content()=1" style:apply-style-name="Untitled1" style:base-cell-address="Sheet1.L118"/>
    </style:style>
    <style:style style:name="ce119" style:family="table-cell" style:parent-style-name="Default">
      <style:map style:condition="cell-content()=1" style:apply-style-name="Untitled1" style:base-cell-address="Sheet1.L119"/>
    </style:style>
    <style:style style:name="ce120" style:family="table-cell" style:parent-style-name="Default">
      <style:map style:condition="cell-content()=1" style:apply-style-name="Untitled1" style:base-cell-address="Sheet1.L120"/>
    </style:style>
    <style:style style:name="ce121" style:family="table-cell" style:parent-style-name="Default">
      <style:map style:condition="cell-content()=1" style:apply-style-name="Untitled1" style:base-cell-address="Sheet1.L121"/>
    </style:style>
    <style:style style:name="ce122" style:family="table-cell" style:parent-style-name="Default">
      <style:map style:condition="cell-content()=1" style:apply-style-name="Untitled1" style:base-cell-address="Sheet1.L122"/>
    </style:style>
    <style:style style:name="ce123" style:family="table-cell" style:parent-style-name="Default">
      <style:map style:condition="cell-content()=1" style:apply-style-name="Untitled1" style:base-cell-address="Sheet1.L123"/>
    </style:style>
    <style:style style:name="ce124" style:family="table-cell" style:parent-style-name="Default">
      <style:map style:condition="cell-content()=1" style:apply-style-name="Untitled1" style:base-cell-address="Sheet1.L124"/>
    </style:style>
    <style:style style:name="ce125" style:family="table-cell" style:parent-style-name="Default">
      <style:map style:condition="cell-content()=1" style:apply-style-name="Untitled1" style:base-cell-address="Sheet1.L125"/>
    </style:style>
    <style:style style:name="ce126" style:family="table-cell" style:parent-style-name="Default">
      <style:map style:condition="cell-content()=1" style:apply-style-name="Untitled1" style:base-cell-address="Sheet1.L126"/>
    </style:style>
    <style:style style:name="ce127" style:family="table-cell" style:parent-style-name="Default">
      <style:map style:condition="cell-content()=1" style:apply-style-name="Untitled1" style:base-cell-address="Sheet1.L127"/>
    </style:style>
    <style:style style:name="ce128" style:family="table-cell" style:parent-style-name="Default">
      <style:map style:condition="cell-content()=1" style:apply-style-name="Untitled1" style:base-cell-address="Sheet1.L128"/>
    </style:style>
    <style:style style:name="ce129" style:family="table-cell" style:parent-style-name="Default">
      <style:map style:condition="cell-content()=1" style:apply-style-name="Untitled1" style:base-cell-address="Sheet1.L129"/>
    </style:style>
    <style:style style:name="ce130" style:family="table-cell" style:parent-style-name="Default">
      <style:map style:condition="cell-content()=1" style:apply-style-name="Untitled1" style:base-cell-address="Sheet1.L130"/>
    </style:style>
    <style:style style:name="ce131" style:family="table-cell" style:parent-style-name="Default">
      <style:map style:condition="cell-content()=1" style:apply-style-name="Untitled1" style:base-cell-address="Sheet1.L131"/>
    </style:style>
    <style:style style:name="ce132" style:family="table-cell" style:parent-style-name="Default">
      <style:map style:condition="cell-content()=1" style:apply-style-name="Untitled1" style:base-cell-address="Sheet1.L132"/>
    </style:style>
    <style:style style:name="ce133" style:family="table-cell" style:parent-style-name="Default">
      <style:map style:condition="cell-content()=1" style:apply-style-name="Untitled1" style:base-cell-address="Sheet1.L133"/>
    </style:style>
    <style:style style:name="ce134" style:family="table-cell" style:parent-style-name="Default">
      <style:map style:condition="cell-content()=1" style:apply-style-name="Untitled1" style:base-cell-address="Sheet1.L134"/>
    </style:style>
    <style:style style:name="ce135" style:family="table-cell" style:parent-style-name="Default">
      <style:map style:condition="cell-content()=1" style:apply-style-name="Untitled1" style:base-cell-address="Sheet1.L135"/>
    </style:style>
    <style:style style:name="ce136" style:family="table-cell" style:parent-style-name="Default">
      <style:map style:condition="cell-content()=1" style:apply-style-name="Untitled1" style:base-cell-address="Sheet1.L136"/>
    </style:style>
    <style:style style:name="ce137" style:family="table-cell" style:parent-style-name="Default">
      <style:map style:condition="cell-content()=1" style:apply-style-name="Untitled1" style:base-cell-address="Sheet1.L137"/>
    </style:style>
    <style:style style:name="ce138" style:family="table-cell" style:parent-style-name="Default">
      <style:map style:condition="cell-content()=1" style:apply-style-name="Untitled1" style:base-cell-address="Sheet1.L138"/>
    </style:style>
    <style:style style:name="ce139" style:family="table-cell" style:parent-style-name="Default">
      <style:map style:condition="cell-content()=1" style:apply-style-name="Untitled1" style:base-cell-address="Sheet1.L139"/>
    </style:style>
    <style:style style:name="ce140" style:family="table-cell" style:parent-style-name="Default">
      <style:map style:condition="cell-content()=1" style:apply-style-name="Untitled1" style:base-cell-address="Sheet1.L140"/>
    </style:style>
    <style:style style:name="ce141" style:family="table-cell" style:parent-style-name="Default">
      <style:map style:condition="cell-content()=1" style:apply-style-name="Untitled1" style:base-cell-address="Sheet1.L141"/>
    </style:style>
    <style:style style:name="ce142" style:family="table-cell" style:parent-style-name="Default">
      <style:map style:condition="cell-content()=1" style:apply-style-name="Untitled1" style:base-cell-address="Sheet1.L142"/>
    </style:style>
    <style:style style:name="ce143" style:family="table-cell" style:parent-style-name="Default">
      <style:map style:condition="cell-content()=1" style:apply-style-name="Untitled1" style:base-cell-address="Sheet1.L143"/>
    </style:style>
    <style:style style:name="ce144" style:family="table-cell" style:parent-style-name="Default">
      <style:map style:condition="cell-content()=1" style:apply-style-name="Untitled1" style:base-cell-address="Sheet1.L144"/>
    </style:style>
    <style:style style:name="ce145" style:family="table-cell" style:parent-style-name="Default">
      <style:map style:condition="cell-content()=1" style:apply-style-name="Untitled1" style:base-cell-address="Sheet1.L145"/>
    </style:style>
    <style:style style:name="ce146" style:family="table-cell" style:parent-style-name="Default">
      <style:map style:condition="cell-content()=1" style:apply-style-name="Untitled1" style:base-cell-address="Sheet1.L146"/>
    </style:style>
    <style:style style:name="ce147" style:family="table-cell" style:parent-style-name="Default">
      <style:map style:condition="cell-content()=1" style:apply-style-name="Untitled1" style:base-cell-address="Sheet1.L147"/>
    </style:style>
    <style:style style:name="ce148" style:family="table-cell" style:parent-style-name="Default">
      <style:map style:condition="cell-content()=1" style:apply-style-name="Untitled1" style:base-cell-address="Sheet1.L148"/>
    </style:style>
    <style:style style:name="ce149" style:family="table-cell" style:parent-style-name="Default">
      <style:map style:condition="cell-content()=1" style:apply-style-name="Untitled1" style:base-cell-address="Sheet1.L149"/>
    </style:style>
    <style:style style:name="ce150" style:family="table-cell" style:parent-style-name="Default">
      <style:map style:condition="cell-content()=1" style:apply-style-name="Untitled1" style:base-cell-address="Sheet1.L150"/>
    </style:style>
    <style:style style:name="ce151" style:family="table-cell" style:parent-style-name="Default">
      <style:map style:condition="cell-content()=1" style:apply-style-name="Untitled1" style:base-cell-address="Sheet1.L151"/>
    </style:style>
    <style:style style:name="ce152" style:family="table-cell" style:parent-style-name="Default">
      <style:map style:condition="cell-content()=1" style:apply-style-name="Untitled1" style:base-cell-address="Sheet1.L152"/>
    </style:style>
    <style:style style:name="ce153" style:family="table-cell" style:parent-style-name="Default">
      <style:map style:condition="cell-content()=1" style:apply-style-name="Untitled1" style:base-cell-address="Sheet1.L153"/>
    </style:style>
    <style:style style:name="ce154" style:family="table-cell" style:parent-style-name="Default">
      <style:map style:condition="cell-content()=1" style:apply-style-name="Untitled1" style:base-cell-address="Sheet1.L154"/>
    </style:style>
    <style:style style:name="ce155" style:family="table-cell" style:parent-style-name="Default">
      <style:map style:condition="cell-content()=1" style:apply-style-name="Untitled1" style:base-cell-address="Sheet1.L155"/>
    </style:style>
    <style:style style:name="ce156" style:family="table-cell" style:parent-style-name="Default">
      <style:map style:condition="cell-content()=1" style:apply-style-name="Untitled1" style:base-cell-address="Sheet1.L156"/>
    </style:style>
    <style:style style:name="ce157" style:family="table-cell" style:parent-style-name="Default">
      <style:map style:condition="cell-content()=1" style:apply-style-name="Untitled1" style:base-cell-address="Sheet1.L157"/>
    </style:style>
    <style:style style:name="ce158" style:family="table-cell" style:parent-style-name="Default">
      <style:map style:condition="cell-content()=1" style:apply-style-name="Untitled1" style:base-cell-address="Sheet1.L158"/>
    </style:style>
    <style:style style:name="ce159" style:family="table-cell" style:parent-style-name="Default">
      <style:map style:condition="cell-content()=1" style:apply-style-name="Untitled1" style:base-cell-address="Sheet1.L159"/>
    </style:style>
    <style:style style:name="ce160" style:family="table-cell" style:parent-style-name="Default">
      <style:map style:condition="cell-content()=1" style:apply-style-name="Untitled1" style:base-cell-address="Sheet1.L160"/>
    </style:style>
    <style:style style:name="ce161" style:family="table-cell" style:parent-style-name="Default">
      <style:map style:condition="cell-content()=1" style:apply-style-name="Untitled1" style:base-cell-address="Sheet1.L161"/>
    </style:style>
    <style:style style:name="ce162" style:family="table-cell" style:parent-style-name="Default">
      <style:map style:condition="cell-content()=1" style:apply-style-name="Untitled1" style:base-cell-address="Sheet1.L162"/>
    </style:style>
    <style:style style:name="ce163" style:family="table-cell" style:parent-style-name="Default">
      <style:map style:condition="cell-content()=1" style:apply-style-name="Untitled1" style:base-cell-address="Sheet1.L163"/>
    </style:style>
    <style:style style:name="ce164" style:family="table-cell" style:parent-style-name="Default">
      <style:map style:condition="cell-content()=1" style:apply-style-name="Untitled1" style:base-cell-address="Sheet1.L164"/>
    </style:style>
    <style:style style:name="ce165" style:family="table-cell" style:parent-style-name="Default">
      <style:map style:condition="cell-content()=1" style:apply-style-name="Untitled1" style:base-cell-address="Sheet1.L165"/>
    </style:style>
    <style:style style:name="ce166" style:family="table-cell" style:parent-style-name="Default">
      <style:map style:condition="cell-content()=1" style:apply-style-name="Untitled1" style:base-cell-address="Sheet1.L166"/>
    </style:style>
    <style:style style:name="ce167" style:family="table-cell" style:parent-style-name="Default">
      <style:map style:condition="cell-content()=1" style:apply-style-name="Untitled1" style:base-cell-address="Sheet1.L167"/>
    </style:style>
    <style:style style:name="ce168" style:family="table-cell" style:parent-style-name="Default">
      <style:map style:condition="cell-content()=1" style:apply-style-name="Untitled1" style:base-cell-address="Sheet1.L168"/>
    </style:style>
    <style:style style:name="ce169" style:family="table-cell" style:parent-style-name="Default">
      <style:map style:condition="cell-content()=1" style:apply-style-name="Untitled1" style:base-cell-address="Sheet1.L169"/>
    </style:style>
    <style:style style:name="ce170" style:family="table-cell" style:parent-style-name="Default">
      <style:map style:condition="cell-content()=1" style:apply-style-name="Untitled1" style:base-cell-address="Sheet1.L170"/>
    </style:style>
    <style:style style:name="ce171" style:family="table-cell" style:parent-style-name="Default">
      <style:map style:condition="cell-content()=1" style:apply-style-name="Untitled1" style:base-cell-address="Sheet1.L171"/>
    </style:style>
    <style:style style:name="ce172" style:family="table-cell" style:parent-style-name="Default">
      <style:map style:condition="cell-content()=1" style:apply-style-name="Untitled1" style:base-cell-address="Sheet1.L172"/>
    </style:style>
    <style:style style:name="ce173" style:family="table-cell" style:parent-style-name="Default">
      <style:map style:condition="cell-content()=1" style:apply-style-name="Untitled1" style:base-cell-address="Sheet1.L173"/>
    </style:style>
    <style:style style:name="ce174" style:family="table-cell" style:parent-style-name="Default">
      <style:map style:condition="cell-content()=1" style:apply-style-name="Untitled1" style:base-cell-address="Sheet1.L174"/>
    </style:style>
    <style:style style:name="ce175" style:family="table-cell" style:parent-style-name="Default">
      <style:map style:condition="cell-content()=1" style:apply-style-name="Untitled1" style:base-cell-address="Sheet1.L175"/>
    </style:style>
    <style:style style:name="ce176" style:family="table-cell" style:parent-style-name="Default">
      <style:map style:condition="cell-content()=1" style:apply-style-name="Untitled1" style:base-cell-address="Sheet1.L176"/>
    </style:style>
    <style:style style:name="ce177" style:family="table-cell" style:parent-style-name="Default">
      <style:map style:condition="cell-content()=1" style:apply-style-name="Untitled1" style:base-cell-address="Sheet1.L177"/>
    </style:style>
    <style:style style:name="ce178" style:family="table-cell" style:parent-style-name="Default">
      <style:map style:condition="cell-content()=1" style:apply-style-name="Untitled1" style:base-cell-address="Sheet1.L178"/>
    </style:style>
    <style:style style:name="ce179" style:family="table-cell" style:parent-style-name="Default">
      <style:map style:condition="cell-content()=1" style:apply-style-name="Untitled1" style:base-cell-address="Sheet1.L179"/>
    </style:style>
    <style:style style:name="ce180" style:family="table-cell" style:parent-style-name="Default">
      <style:map style:condition="cell-content()=1" style:apply-style-name="Untitled1" style:base-cell-address="Sheet1.L180"/>
    </style:style>
    <style:style style:name="ce181" style:family="table-cell" style:parent-style-name="Default">
      <style:map style:condition="cell-content()=1" style:apply-style-name="Untitled1" style:base-cell-address="Sheet1.L181"/>
    </style:style>
    <style:style style:name="ce182" style:family="table-cell" style:parent-style-name="Default">
      <style:map style:condition="cell-content()=1" style:apply-style-name="Untitled1" style:base-cell-address="Sheet1.L182"/>
    </style:style>
    <style:style style:name="ce183" style:family="table-cell" style:parent-style-name="Default">
      <style:map style:condition="cell-content()=1" style:apply-style-name="Untitled1" style:base-cell-address="Sheet1.L183"/>
    </style:style>
    <style:style style:name="ce184" style:family="table-cell" style:parent-style-name="Default">
      <style:map style:condition="cell-content()=1" style:apply-style-name="Untitled1" style:base-cell-address="Sheet1.L184"/>
    </style:style>
    <style:style style:name="ce185" style:family="table-cell" style:parent-style-name="Default">
      <style:map style:condition="cell-content()=1" style:apply-style-name="Untitled1" style:base-cell-address="Sheet1.L185"/>
    </style:style>
    <style:style style:name="ce186" style:family="table-cell" style:parent-style-name="Default">
      <style:map style:condition="cell-content()=1" style:apply-style-name="Untitled1" style:base-cell-address="Sheet1.L186"/>
    </style:style>
    <style:style style:name="ce187" style:family="table-cell" style:parent-style-name="Default">
      <style:map style:condition="cell-content()=1" style:apply-style-name="Untitled1" style:base-cell-address="Sheet1.L187"/>
    </style:style>
    <style:style style:name="ce188" style:family="table-cell" style:parent-style-name="Default">
      <style:map style:condition="cell-content()=1" style:apply-style-name="Untitled1" style:base-cell-address="Sheet1.L188"/>
    </style:style>
    <style:style style:name="ce189" style:family="table-cell" style:parent-style-name="Default">
      <style:map style:condition="cell-content()=1" style:apply-style-name="Untitled1" style:base-cell-address="Sheet1.L189"/>
    </style:style>
    <style:style style:name="ce190" style:family="table-cell" style:parent-style-name="Default">
      <style:map style:condition="cell-content()=1" style:apply-style-name="Untitled1" style:base-cell-address="Sheet1.L190"/>
    </style:style>
    <style:style style:name="ce191" style:family="table-cell" style:parent-style-name="Default">
      <style:map style:condition="cell-content()=1" style:apply-style-name="Untitled1" style:base-cell-address="Sheet1.L191"/>
    </style:style>
    <style:style style:name="ce192" style:family="table-cell" style:parent-style-name="Default">
      <style:map style:condition="cell-content()=1" style:apply-style-name="Untitled1" style:base-cell-address="Sheet1.L192"/>
    </style:style>
    <style:style style:name="ce193" style:family="table-cell" style:parent-style-name="Default">
      <style:map style:condition="cell-content()=1" style:apply-style-name="Untitled1" style:base-cell-address="Sheet1.L193"/>
    </style:style>
    <style:style style:name="ce194" style:family="table-cell" style:parent-style-name="Default">
      <style:map style:condition="cell-content()=1" style:apply-style-name="Untitled1" style:base-cell-address="Sheet1.L194"/>
    </style:style>
    <style:style style:name="ce195" style:family="table-cell" style:parent-style-name="Default">
      <style:map style:condition="cell-content()=1" style:apply-style-name="Untitled1" style:base-cell-address="Sheet1.L195"/>
    </style:style>
    <style:style style:name="ce196" style:family="table-cell" style:parent-style-name="Default">
      <style:map style:condition="cell-content()=1" style:apply-style-name="Untitled1" style:base-cell-address="Sheet1.L196"/>
    </style:style>
    <style:style style:name="ce197" style:family="table-cell" style:parent-style-name="Default">
      <style:map style:condition="cell-content()=1" style:apply-style-name="Untitled1" style:base-cell-address="Sheet1.L197"/>
    </style:style>
    <style:style style:name="ce198" style:family="table-cell" style:parent-style-name="Default">
      <style:map style:condition="cell-content()=1" style:apply-style-name="Untitled1" style:base-cell-address="Sheet1.L198"/>
    </style:style>
    <style:style style:name="ce199" style:family="table-cell" style:parent-style-name="Default">
      <style:map style:condition="cell-content()=1" style:apply-style-name="Untitled1" style:base-cell-address="Sheet1.L199"/>
    </style:style>
    <style:style style:name="ce200" style:family="table-cell" style:parent-style-name="Default">
      <style:map style:condition="cell-content()=1" style:apply-style-name="Untitled1" style:base-cell-address="Sheet1.L200"/>
    </style:style>
    <style:style style:name="ce201" style:family="table-cell" style:parent-style-name="Default">
      <style:map style:condition="cell-content()=1" style:apply-style-name="Untitled1" style:base-cell-address="Sheet1.L201"/>
    </style:style>
    <style:style style:name="ce202" style:family="table-cell" style:parent-style-name="Default">
      <style:map style:condition="cell-content()=1" style:apply-style-name="Untitled1" style:base-cell-address="Sheet1.L202"/>
    </style:style>
    <style:style style:name="ce203" style:family="table-cell" style:parent-style-name="Default">
      <style:map style:condition="cell-content()=1" style:apply-style-name="Untitled1" style:base-cell-address="Sheet1.L203"/>
    </style:style>
    <style:style style:name="ce204" style:family="table-cell" style:parent-style-name="Default">
      <style:map style:condition="cell-content()=1" style:apply-style-name="Untitled1" style:base-cell-address="Sheet1.L204"/>
    </style:style>
    <style:style style:name="ce205" style:family="table-cell" style:parent-style-name="Default">
      <style:map style:condition="cell-content()=1" style:apply-style-name="Untitled1" style:base-cell-address="Sheet1.L205"/>
    </style:style>
    <style:style style:name="ce206" style:family="table-cell" style:parent-style-name="Default">
      <style:map style:condition="cell-content()=1" style:apply-style-name="Untitled1" style:base-cell-address="Sheet1.L206"/>
    </style:style>
    <style:style style:name="ce207" style:family="table-cell" style:parent-style-name="Default">
      <style:map style:condition="cell-content()=1" style:apply-style-name="Untitled1" style:base-cell-address="Sheet1.L207"/>
    </style:style>
    <style:style style:name="ce208" style:family="table-cell" style:parent-style-name="Default">
      <style:map style:condition="cell-content()=1" style:apply-style-name="Untitled1" style:base-cell-address="Sheet1.L208"/>
    </style:style>
    <style:style style:name="ce209" style:family="table-cell" style:parent-style-name="Default">
      <style:map style:condition="cell-content()=1" style:apply-style-name="Untitled1" style:base-cell-address="Sheet1.L209"/>
    </style:style>
    <style:style style:name="ce210" style:family="table-cell" style:parent-style-name="Default">
      <style:map style:condition="cell-content()=1" style:apply-style-name="Untitled1" style:base-cell-address="Sheet1.L210"/>
    </style:style>
    <style:style style:name="ce211" style:family="table-cell" style:parent-style-name="Default">
      <style:map style:condition="cell-content()=1" style:apply-style-name="Untitled1" style:base-cell-address="Sheet1.L211"/>
    </style:style>
    <style:style style:name="ce212" style:family="table-cell" style:parent-style-name="Default">
      <style:map style:condition="cell-content()=1" style:apply-style-name="Untitled1" style:base-cell-address="Sheet1.L212"/>
    </style:style>
    <style:style style:name="ce213" style:family="table-cell" style:parent-style-name="Default">
      <style:map style:condition="cell-content()=1" style:apply-style-name="Untitled1" style:base-cell-address="Sheet1.L213"/>
    </style:style>
    <style:style style:name="ce214" style:family="table-cell" style:parent-style-name="Default">
      <style:map style:condition="cell-content()=1" style:apply-style-name="Untitled1" style:base-cell-address="Sheet1.L214"/>
    </style:style>
    <style:style style:name="ce215" style:family="table-cell" style:parent-style-name="Default">
      <style:map style:condition="cell-content()=1" style:apply-style-name="Untitled1" style:base-cell-address="Sheet1.L215"/>
    </style:style>
    <style:style style:name="ce216" style:family="table-cell" style:parent-style-name="Default">
      <style:map style:condition="cell-content()=1" style:apply-style-name="Untitled1" style:base-cell-address="Sheet1.L216"/>
    </style:style>
    <style:style style:name="ce217" style:family="table-cell" style:parent-style-name="Default">
      <style:map style:condition="cell-content()=1" style:apply-style-name="Untitled1" style:base-cell-address="Sheet1.L217"/>
    </style:style>
    <style:style style:name="ce218" style:family="table-cell" style:parent-style-name="Default">
      <style:map style:condition="cell-content()=1" style:apply-style-name="Untitled1" style:base-cell-address="Sheet1.L218"/>
    </style:style>
    <style:style style:name="ce219" style:family="table-cell" style:parent-style-name="Default">
      <style:map style:condition="cell-content()=1" style:apply-style-name="Untitled1" style:base-cell-address="Sheet1.L219"/>
    </style:style>
    <style:style style:name="ce220" style:family="table-cell" style:parent-style-name="Default">
      <style:map style:condition="cell-content()=1" style:apply-style-name="Untitled1" style:base-cell-address="Sheet1.L220"/>
    </style:style>
    <style:style style:name="ce221" style:family="table-cell" style:parent-style-name="Default">
      <style:map style:condition="cell-content()=1" style:apply-style-name="Untitled1" style:base-cell-address="Sheet1.L221"/>
    </style:style>
    <style:style style:name="ce222" style:family="table-cell" style:parent-style-name="Default">
      <style:map style:condition="cell-content()=1" style:apply-style-name="Untitled1" style:base-cell-address="Sheet1.L222"/>
    </style:style>
    <style:style style:name="ce223" style:family="table-cell" style:parent-style-name="Default">
      <style:map style:condition="cell-content()=1" style:apply-style-name="Untitled1" style:base-cell-address="Sheet1.L223"/>
    </style:style>
    <style:style style:name="ce224" style:family="table-cell" style:parent-style-name="Default">
      <style:map style:condition="cell-content()=1" style:apply-style-name="Untitled1" style:base-cell-address="Sheet1.L224"/>
    </style:style>
    <style:style style:name="ce225" style:family="table-cell" style:parent-style-name="Default">
      <style:map style:condition="cell-content()=1" style:apply-style-name="Untitled1" style:base-cell-address="Sheet1.L225"/>
    </style:style>
    <style:style style:name="ce226" style:family="table-cell" style:parent-style-name="Default">
      <style:map style:condition="cell-content()=1" style:apply-style-name="Untitled1" style:base-cell-address="Sheet1.L226"/>
    </style:style>
    <style:style style:name="ce227" style:family="table-cell" style:parent-style-name="Default">
      <style:map style:condition="cell-content()=1" style:apply-style-name="Untitled1" style:base-cell-address="Sheet1.L227"/>
    </style:style>
    <style:style style:name="ce228" style:family="table-cell" style:parent-style-name="Default">
      <style:map style:condition="cell-content()=1" style:apply-style-name="Untitled1" style:base-cell-address="Sheet1.L228"/>
    </style:style>
    <style:style style:name="ce229" style:family="table-cell" style:parent-style-name="Default">
      <style:map style:condition="cell-content()=1" style:apply-style-name="Untitled1" style:base-cell-address="Sheet1.L229"/>
    </style:style>
    <style:style style:name="ce230" style:family="table-cell" style:parent-style-name="Default">
      <style:map style:condition="cell-content()=1" style:apply-style-name="Untitled1" style:base-cell-address="Sheet1.L230"/>
    </style:style>
    <style:style style:name="ce231" style:family="table-cell" style:parent-style-name="Default">
      <style:map style:condition="cell-content()=1" style:apply-style-name="Untitled1" style:base-cell-address="Sheet1.L231"/>
    </style:style>
    <style:style style:name="ce232" style:family="table-cell" style:parent-style-name="Default">
      <style:map style:condition="cell-content()=1" style:apply-style-name="Untitled1" style:base-cell-address="Sheet1.L232"/>
    </style:style>
    <style:style style:name="ce233" style:family="table-cell" style:parent-style-name="Default">
      <style:map style:condition="cell-content()=1" style:apply-style-name="Untitled1" style:base-cell-address="Sheet1.L233"/>
    </style:style>
    <style:style style:name="ce234" style:family="table-cell" style:parent-style-name="Default">
      <style:map style:condition="cell-content()=1" style:apply-style-name="Untitled1" style:base-cell-address="Sheet1.L234"/>
    </style:style>
    <style:style style:name="ce235" style:family="table-cell" style:parent-style-name="Default">
      <style:map style:condition="cell-content()=1" style:apply-style-name="Untitled1" style:base-cell-address="Sheet1.L235"/>
    </style:style>
    <style:style style:name="ce236" style:family="table-cell" style:parent-style-name="Default">
      <style:map style:condition="cell-content()=1" style:apply-style-name="Untitled1" style:base-cell-address="Sheet1.L236"/>
    </style:style>
    <style:style style:name="ce237" style:family="table-cell" style:parent-style-name="Default">
      <style:map style:condition="cell-content()=1" style:apply-style-name="Untitled1" style:base-cell-address="Sheet1.L237"/>
    </style:style>
    <style:style style:name="ce238" style:family="table-cell" style:parent-style-name="Default">
      <style:map style:condition="cell-content()=1" style:apply-style-name="Untitled1" style:base-cell-address="Sheet1.L238"/>
    </style:style>
    <style:style style:name="ce239" style:family="table-cell" style:parent-style-name="Default">
      <style:map style:condition="cell-content()=1" style:apply-style-name="Untitled1" style:base-cell-address="Sheet1.L239"/>
    </style:style>
    <style:style style:name="ce240" style:family="table-cell" style:parent-style-name="Default">
      <style:map style:condition="cell-content()=1" style:apply-style-name="Untitled1" style:base-cell-address="Sheet1.L240"/>
    </style:style>
    <style:style style:name="ce241" style:family="table-cell" style:parent-style-name="Default">
      <style:map style:condition="cell-content()=1" style:apply-style-name="Untitled1" style:base-cell-address="Sheet1.L241"/>
    </style:style>
    <style:style style:name="ce242" style:family="table-cell" style:parent-style-name="Default">
      <style:map style:condition="cell-content()=1" style:apply-style-name="Untitled1" style:base-cell-address="Sheet1.L242"/>
    </style:style>
    <style:style style:name="ce243" style:family="table-cell" style:parent-style-name="Default">
      <style:map style:condition="cell-content()=1" style:apply-style-name="Untitled1" style:base-cell-address="Sheet1.L243"/>
    </style:style>
    <style:style style:name="ce244" style:family="table-cell" style:parent-style-name="Default">
      <style:map style:condition="cell-content()=1" style:apply-style-name="Untitled1" style:base-cell-address="Sheet1.L244"/>
    </style:style>
    <style:style style:name="ce245" style:family="table-cell" style:parent-style-name="Default">
      <style:map style:condition="cell-content()=1" style:apply-style-name="Untitled1" style:base-cell-address="Sheet1.L245"/>
    </style:style>
    <style:style style:name="ce246" style:family="table-cell" style:parent-style-name="Default">
      <style:map style:condition="cell-content()=1" style:apply-style-name="Untitled1" style:base-cell-address="Sheet1.L246"/>
    </style:style>
    <style:style style:name="ce247" style:family="table-cell" style:parent-style-name="Default">
      <style:map style:condition="cell-content()=1" style:apply-style-name="Untitled1" style:base-cell-address="Sheet1.L247"/>
    </style:style>
    <style:style style:name="ce248" style:family="table-cell" style:parent-style-name="Default">
      <style:map style:condition="cell-content()=1" style:apply-style-name="Untitled1" style:base-cell-address="Sheet1.L248"/>
    </style:style>
    <style:style style:name="ce249" style:family="table-cell" style:parent-style-name="Default">
      <style:map style:condition="cell-content()=1" style:apply-style-name="Untitled1" style:base-cell-address="Sheet1.L249"/>
    </style:style>
    <style:style style:name="ce250" style:family="table-cell" style:parent-style-name="Default">
      <style:map style:condition="cell-content()=1" style:apply-style-name="Untitled1" style:base-cell-address="Sheet1.L250"/>
    </style:style>
    <style:style style:name="ce251" style:family="table-cell" style:parent-style-name="Default">
      <style:map style:condition="cell-content()=1" style:apply-style-name="Untitled1" style:base-cell-address="Sheet1.L251"/>
    </style:style>
    <style:style style:name="ce252" style:family="table-cell" style:parent-style-name="Default">
      <style:map style:condition="cell-content()=1" style:apply-style-name="Untitled1" style:base-cell-address="Sheet1.L252"/>
    </style:style>
    <style:style style:name="ce253" style:family="table-cell" style:parent-style-name="Default">
      <style:map style:condition="cell-content()=1" style:apply-style-name="Untitled1" style:base-cell-address="Sheet1.L253"/>
    </style:style>
    <style:style style:name="ce254" style:family="table-cell" style:parent-style-name="Default">
      <style:map style:condition="cell-content()=1" style:apply-style-name="Untitled1" style:base-cell-address="Sheet1.L254"/>
    </style:style>
    <style:style style:name="ce255" style:family="table-cell" style:parent-style-name="Default">
      <style:map style:condition="cell-content()=1" style:apply-style-name="Untitled1" style:base-cell-address="Sheet1.L255"/>
    </style:style>
    <style:style style:name="ce256" style:family="table-cell" style:parent-style-name="Default">
      <style:map style:condition="cell-content()=1" style:apply-style-name="Untitled1" style:base-cell-address="Sheet1.L256"/>
    </style:style>
    <style:style style:name="ce257" style:family="table-cell" style:parent-style-name="Default">
      <style:map style:condition="cell-content()=1" style:apply-style-name="Untitled1" style:base-cell-address="Sheet1.L257"/>
    </style:style>
    <style:style style:name="ce258" style:family="table-cell" style:parent-style-name="Default">
      <style:map style:condition="cell-content()=1" style:apply-style-name="Untitled1" style:base-cell-address="Sheet1.L258"/>
    </style:style>
    <style:style style:name="ce259" style:family="table-cell" style:parent-style-name="Default">
      <style:map style:condition="cell-content()=1" style:apply-style-name="Untitled1" style:base-cell-address="Sheet1.L259"/>
    </style:style>
    <style:style style:name="ce260" style:family="table-cell" style:parent-style-name="Default">
      <style:map style:condition="cell-content()=1" style:apply-style-name="Untitled1" style:base-cell-address="Sheet1.L260"/>
    </style:style>
    <style:style style:name="ce261" style:family="table-cell" style:parent-style-name="Default">
      <style:map style:condition="cell-content()=1" style:apply-style-name="Untitled1" style:base-cell-address="Sheet1.L261"/>
    </style:style>
    <style:style style:name="ce262" style:family="table-cell" style:parent-style-name="Default">
      <style:map style:condition="cell-content()=1" style:apply-style-name="Untitled1" style:base-cell-address="Sheet1.L262"/>
    </style:style>
    <style:style style:name="ce263" style:family="table-cell" style:parent-style-name="Default">
      <style:map style:condition="cell-content()=1" style:apply-style-name="Untitled1" style:base-cell-address="Sheet1.L263"/>
    </style:style>
    <style:style style:name="ce264" style:family="table-cell" style:parent-style-name="Default">
      <style:map style:condition="cell-content()=1" style:apply-style-name="Untitled1" style:base-cell-address="Sheet1.L264"/>
    </style:style>
    <style:style style:name="ce265" style:family="table-cell" style:parent-style-name="Default">
      <style:map style:condition="cell-content()=1" style:apply-style-name="Untitled1" style:base-cell-address="Sheet1.L265"/>
    </style:style>
    <style:style style:name="ce266" style:family="table-cell" style:parent-style-name="Default">
      <style:map style:condition="cell-content()=1" style:apply-style-name="Untitled1" style:base-cell-address="Sheet1.L266"/>
    </style:style>
    <style:style style:name="ce267" style:family="table-cell" style:parent-style-name="Default">
      <style:map style:condition="cell-content()=1" style:apply-style-name="Untitled1" style:base-cell-address="Sheet1.L267"/>
    </style:style>
    <style:style style:name="ce268" style:family="table-cell" style:parent-style-name="Default">
      <style:map style:condition="cell-content()=1" style:apply-style-name="Untitled1" style:base-cell-address="Sheet1.L268"/>
    </style:style>
    <style:style style:name="ce269" style:family="table-cell" style:parent-style-name="Default">
      <style:map style:condition="cell-content()=1" style:apply-style-name="Untitled1" style:base-cell-address="Sheet1.L269"/>
    </style:style>
    <style:style style:name="ce270" style:family="table-cell" style:parent-style-name="Default">
      <style:map style:condition="cell-content()=1" style:apply-style-name="Untitled1" style:base-cell-address="Sheet1.L270"/>
    </style:style>
    <style:style style:name="ce271" style:family="table-cell" style:parent-style-name="Default">
      <style:map style:condition="cell-content()=1" style:apply-style-name="Untitled1" style:base-cell-address="Sheet1.L271"/>
    </style:style>
    <style:style style:name="ce272" style:family="table-cell" style:parent-style-name="Default">
      <style:map style:condition="cell-content()=1" style:apply-style-name="Untitled1" style:base-cell-address="Sheet1.L272"/>
    </style:style>
    <style:style style:name="ce273" style:family="table-cell" style:parent-style-name="Default">
      <style:map style:condition="cell-content()=1" style:apply-style-name="Untitled1" style:base-cell-address="Sheet1.L273"/>
    </style:style>
    <style:style style:name="ce274" style:family="table-cell" style:parent-style-name="Default">
      <style:map style:condition="cell-content()=1" style:apply-style-name="Untitled1" style:base-cell-address="Sheet1.L274"/>
    </style:style>
    <style:style style:name="ce275" style:family="table-cell" style:parent-style-name="Default">
      <style:map style:condition="cell-content()=1" style:apply-style-name="Untitled1" style:base-cell-address="Sheet1.L275"/>
    </style:style>
    <style:style style:name="ce276" style:family="table-cell" style:parent-style-name="Default">
      <style:map style:condition="cell-content()=1" style:apply-style-name="Untitled1" style:base-cell-address="Sheet1.L276"/>
    </style:style>
    <style:style style:name="ce277" style:family="table-cell" style:parent-style-name="Default">
      <style:map style:condition="cell-content()=1" style:apply-style-name="Untitled1" style:base-cell-address="Sheet1.L277"/>
    </style:style>
    <style:style style:name="ce278" style:family="table-cell" style:parent-style-name="Default">
      <style:map style:condition="cell-content()=1" style:apply-style-name="Untitled1" style:base-cell-address="Sheet1.L278"/>
    </style:style>
    <style:style style:name="ce279" style:family="table-cell" style:parent-style-name="Default">
      <style:map style:condition="cell-content()=1" style:apply-style-name="Untitled1" style:base-cell-address="Sheet1.L279"/>
    </style:style>
    <style:style style:name="ce280" style:family="table-cell" style:parent-style-name="Default">
      <style:map style:condition="cell-content()=1" style:apply-style-name="Untitled1" style:base-cell-address="Sheet1.L280"/>
    </style:style>
    <style:style style:name="ce281" style:family="table-cell" style:parent-style-name="Default">
      <style:map style:condition="cell-content()=1" style:apply-style-name="Untitled1" style:base-cell-address="Sheet1.L281"/>
    </style:style>
    <style:style style:name="ce282" style:family="table-cell" style:parent-style-name="Default">
      <style:map style:condition="cell-content()=1" style:apply-style-name="Untitled1" style:base-cell-address="Sheet1.L282"/>
    </style:style>
    <style:style style:name="ce283" style:family="table-cell" style:parent-style-name="Default">
      <style:map style:condition="cell-content()=1" style:apply-style-name="Untitled1" style:base-cell-address="Sheet1.L283"/>
    </style:style>
    <style:style style:name="ce284" style:family="table-cell" style:parent-style-name="Default">
      <style:map style:condition="cell-content()=1" style:apply-style-name="Untitled1" style:base-cell-address="Sheet1.L284"/>
    </style:style>
    <style:style style:name="ce285" style:family="table-cell" style:parent-style-name="Default">
      <style:map style:condition="cell-content()=1" style:apply-style-name="Untitled1" style:base-cell-address="Sheet1.L285"/>
    </style:style>
    <style:style style:name="ce286" style:family="table-cell" style:parent-style-name="Default">
      <style:map style:condition="cell-content()=1" style:apply-style-name="Untitled1" style:base-cell-address="Sheet1.L286"/>
    </style:style>
    <style:style style:name="ce287" style:family="table-cell" style:parent-style-name="Default">
      <style:map style:condition="cell-content()=1" style:apply-style-name="Untitled1" style:base-cell-address="Sheet1.L287"/>
    </style:style>
    <style:style style:name="ce288" style:family="table-cell" style:parent-style-name="Default">
      <style:map style:condition="cell-content()=1" style:apply-style-name="Untitled1" style:base-cell-address="Sheet1.L288"/>
    </style:style>
    <style:style style:name="ce289" style:family="table-cell" style:parent-style-name="Default">
      <style:map style:condition="cell-content()=1" style:apply-style-name="Untitled1" style:base-cell-address="Sheet1.L289"/>
    </style:style>
    <style:style style:name="ce290" style:family="table-cell" style:parent-style-name="Default">
      <style:map style:condition="cell-content()=1" style:apply-style-name="Untitled1" style:base-cell-address="Sheet1.L290"/>
    </style:style>
    <style:style style:name="ce291" style:family="table-cell" style:parent-style-name="Default">
      <style:map style:condition="cell-content()=1" style:apply-style-name="Untitled1" style:base-cell-address="Sheet1.L291"/>
    </style:style>
    <style:style style:name="ce292" style:family="table-cell" style:parent-style-name="Default">
      <style:map style:condition="cell-content()=1" style:apply-style-name="Untitled1" style:base-cell-address="Sheet1.L292"/>
    </style:style>
    <style:style style:name="ce293" style:family="table-cell" style:parent-style-name="Default">
      <style:map style:condition="cell-content()=1" style:apply-style-name="Untitled1" style:base-cell-address="Sheet1.L293"/>
    </style:style>
    <style:style style:name="ce294" style:family="table-cell" style:parent-style-name="Default">
      <style:map style:condition="cell-content()=1" style:apply-style-name="Untitled1" style:base-cell-address="Sheet1.L294"/>
    </style:style>
    <style:style style:name="ce295" style:family="table-cell" style:parent-style-name="Default">
      <style:map style:condition="cell-content()=1" style:apply-style-name="Untitled1" style:base-cell-address="Sheet1.L295"/>
    </style:style>
    <style:style style:name="ce296" style:family="table-cell" style:parent-style-name="Default">
      <style:map style:condition="cell-content()=1" style:apply-style-name="Untitled1" style:base-cell-address="Sheet1.L296"/>
    </style:style>
    <style:style style:name="ce297" style:family="table-cell" style:parent-style-name="Default">
      <style:map style:condition="cell-content()=1" style:apply-style-name="Untitled1" style:base-cell-address="Sheet1.L297"/>
    </style:style>
    <style:style style:name="ce298" style:family="table-cell" style:parent-style-name="Default">
      <style:map style:condition="cell-content()=1" style:apply-style-name="Untitled1" style:base-cell-address="Sheet1.L298"/>
    </style:style>
    <style:style style:name="ce299" style:family="table-cell" style:parent-style-name="Default">
      <style:map style:condition="cell-content()=1" style:apply-style-name="Untitled1" style:base-cell-address="Sheet1.L299"/>
    </style:style>
    <style:style style:name="ce300" style:family="table-cell" style:parent-style-name="Default">
      <style:map style:condition="cell-content()=1" style:apply-style-name="Untitled1" style:base-cell-address="Sheet1.L300"/>
    </style:style>
    <style:style style:name="ce301" style:family="table-cell" style:parent-style-name="Default">
      <style:map style:condition="cell-content()=1" style:apply-style-name="Untitled1" style:base-cell-address="Sheet1.L301"/>
    </style:style>
    <style:style style:name="ce302" style:family="table-cell" style:parent-style-name="Default">
      <style:map style:condition="cell-content()=1" style:apply-style-name="Untitled1" style:base-cell-address="Sheet1.L302"/>
    </style:style>
    <style:style style:name="ce303" style:family="table-cell" style:parent-style-name="Default">
      <style:map style:condition="cell-content()=1" style:apply-style-name="Untitled1" style:base-cell-address="Sheet1.L303"/>
    </style:style>
    <style:style style:name="ce304" style:family="table-cell" style:parent-style-name="Default">
      <style:map style:condition="cell-content()=1" style:apply-style-name="Untitled1" style:base-cell-address="Sheet1.L304"/>
    </style:style>
    <style:style style:name="ce305" style:family="table-cell" style:parent-style-name="Default">
      <style:map style:condition="cell-content()=1" style:apply-style-name="Untitled1" style:base-cell-address="Sheet1.L305"/>
    </style:style>
    <style:style style:name="ce306" style:family="table-cell" style:parent-style-name="Default">
      <style:map style:condition="cell-content()=1" style:apply-style-name="Untitled1" style:base-cell-address="Sheet1.L306"/>
    </style:style>
    <style:style style:name="ce307" style:family="table-cell" style:parent-style-name="Default">
      <style:map style:condition="cell-content()=1" style:apply-style-name="Untitled1" style:base-cell-address="Sheet1.L307"/>
    </style:style>
    <style:style style:name="ce308" style:family="table-cell" style:parent-style-name="Default">
      <style:map style:condition="cell-content()=1" style:apply-style-name="Untitled1" style:base-cell-address="Sheet1.L308"/>
    </style:style>
    <style:style style:name="ce309" style:family="table-cell" style:parent-style-name="Default">
      <style:map style:condition="cell-content()=1" style:apply-style-name="Untitled1" style:base-cell-address="Sheet1.L309"/>
    </style:style>
    <style:style style:name="ce310" style:family="table-cell" style:parent-style-name="Default">
      <style:map style:condition="cell-content()=1" style:apply-style-name="Untitled1" style:base-cell-address="Sheet1.L310"/>
    </style:style>
    <style:style style:name="ce311" style:family="table-cell" style:parent-style-name="Default">
      <style:map style:condition="cell-content()=1" style:apply-style-name="Untitled1" style:base-cell-address="Sheet1.L311"/>
    </style:style>
    <style:style style:name="ce312" style:family="table-cell" style:parent-style-name="Default">
      <style:map style:condition="cell-content()=1" style:apply-style-name="Untitled1" style:base-cell-address="Sheet1.L312"/>
    </style:style>
    <style:style style:name="ce313" style:family="table-cell" style:parent-style-name="Default">
      <style:map style:condition="cell-content()=1" style:apply-style-name="Untitled1" style:base-cell-address="Sheet1.L313"/>
    </style:style>
    <style:style style:name="ce314" style:family="table-cell" style:parent-style-name="Default">
      <style:map style:condition="cell-content()=1" style:apply-style-name="Untitled1" style:base-cell-address="Sheet1.L314"/>
    </style:style>
    <style:style style:name="ce315" style:family="table-cell" style:parent-style-name="Default">
      <style:map style:condition="cell-content()=1" style:apply-style-name="Untitled1" style:base-cell-address="Sheet1.L315"/>
    </style:style>
    <style:style style:name="ce316" style:family="table-cell" style:parent-style-name="Default">
      <style:map style:condition="cell-content()=1" style:apply-style-name="Untitled1" style:base-cell-address="Sheet1.L316"/>
    </style:style>
    <style:style style:name="ce317" style:family="table-cell" style:parent-style-name="Default">
      <style:map style:condition="cell-content()=1" style:apply-style-name="Untitled1" style:base-cell-address="Sheet1.L317"/>
    </style:style>
    <style:style style:name="ce318" style:family="table-cell" style:parent-style-name="Default">
      <style:map style:condition="cell-content()=1" style:apply-style-name="Untitled1" style:base-cell-address="Sheet1.L318"/>
    </style:style>
    <style:style style:name="ce319" style:family="table-cell" style:parent-style-name="Default">
      <style:map style:condition="cell-content()=1" style:apply-style-name="Untitled1" style:base-cell-address="Sheet1.L319"/>
    </style:style>
    <style:style style:name="ce320" style:family="table-cell" style:parent-style-name="Default">
      <style:map style:condition="cell-content()=1" style:apply-style-name="Untitled1" style:base-cell-address="Sheet1.L320"/>
    </style:style>
    <style:style style:name="ce321" style:family="table-cell" style:parent-style-name="Default">
      <style:map style:condition="cell-content()=1" style:apply-style-name="Untitled1" style:base-cell-address="Sheet1.L321"/>
    </style:style>
    <style:style style:name="ce322" style:family="table-cell" style:parent-style-name="Default">
      <style:map style:condition="cell-content()=1" style:apply-style-name="Untitled1" style:base-cell-address="Sheet1.L322"/>
    </style:style>
    <style:style style:name="ce323" style:family="table-cell" style:parent-style-name="Default">
      <style:map style:condition="cell-content()=1" style:apply-style-name="Untitled1" style:base-cell-address="Sheet1.L323"/>
    </style:style>
    <style:style style:name="ce324" style:family="table-cell" style:parent-style-name="Default">
      <style:map style:condition="cell-content()=1" style:apply-style-name="Untitled1" style:base-cell-address="Sheet1.L324"/>
    </style:style>
    <style:style style:name="ce325" style:family="table-cell" style:parent-style-name="Default">
      <style:map style:condition="cell-content()=1" style:apply-style-name="Untitled1" style:base-cell-address="Sheet1.L325"/>
    </style:style>
    <style:style style:name="ce326" style:family="table-cell" style:parent-style-name="Default">
      <style:map style:condition="cell-content()=1" style:apply-style-name="Untitled1" style:base-cell-address="Sheet1.L326"/>
    </style:style>
    <style:style style:name="ce327" style:family="table-cell" style:parent-style-name="Default">
      <style:map style:condition="cell-content()=1" style:apply-style-name="Untitled1" style:base-cell-address="Sheet1.L327"/>
    </style:style>
    <style:style style:name="ce328" style:family="table-cell" style:parent-style-name="Default">
      <style:map style:condition="cell-content()=1" style:apply-style-name="Untitled1" style:base-cell-address="Sheet1.L328"/>
    </style:style>
    <style:style style:name="ce329" style:family="table-cell" style:parent-style-name="Default">
      <style:map style:condition="cell-content()=1" style:apply-style-name="Untitled1" style:base-cell-address="Sheet1.L329"/>
    </style:style>
    <style:style style:name="ce330" style:family="table-cell" style:parent-style-name="Default">
      <style:map style:condition="cell-content()=1" style:apply-style-name="Untitled1" style:base-cell-address="Sheet1.L330"/>
    </style:style>
    <style:style style:name="ce331" style:family="table-cell" style:parent-style-name="Default">
      <style:map style:condition="cell-content()=1" style:apply-style-name="Untitled1" style:base-cell-address="Sheet1.L331"/>
    </style:style>
    <style:style style:name="ce332" style:family="table-cell" style:parent-style-name="Default">
      <style:map style:condition="cell-content()=1" style:apply-style-name="Untitled1" style:base-cell-address="Sheet1.L332"/>
    </style:style>
    <style:style style:name="ce333" style:family="table-cell" style:parent-style-name="Default">
      <style:map style:condition="cell-content()=1" style:apply-style-name="Untitled1" style:base-cell-address="Sheet1.L333"/>
    </style:style>
    <style:style style:name="ce334" style:family="table-cell" style:parent-style-name="Default">
      <style:map style:condition="cell-content()=1" style:apply-style-name="Untitled1" style:base-cell-address="Sheet1.L334"/>
    </style:style>
    <style:style style:name="ce335" style:family="table-cell" style:parent-style-name="Default">
      <style:map style:condition="cell-content()=1" style:apply-style-name="Untitled1" style:base-cell-address="Sheet1.L335"/>
    </style:style>
    <style:style style:name="ce336" style:family="table-cell" style:parent-style-name="Default">
      <style:map style:condition="cell-content()=1" style:apply-style-name="Untitled1" style:base-cell-address="Sheet1.L336"/>
    </style:style>
    <style:style style:name="ce337" style:family="table-cell" style:parent-style-name="Default">
      <style:map style:condition="cell-content()=1" style:apply-style-name="Untitled1" style:base-cell-address="Sheet1.L337"/>
    </style:style>
    <style:style style:name="ce338" style:family="table-cell" style:parent-style-name="Default">
      <style:map style:condition="cell-content()=1" style:apply-style-name="Untitled1" style:base-cell-address="Sheet1.L338"/>
    </style:style>
    <style:style style:name="ce339" style:family="table-cell" style:parent-style-name="Default">
      <style:map style:condition="cell-content()=1" style:apply-style-name="Untitled1" style:base-cell-address="Sheet1.L339"/>
    </style:style>
    <style:style style:name="ce340" style:family="table-cell" style:parent-style-name="Default">
      <style:map style:condition="cell-content()=1" style:apply-style-name="Untitled1" style:base-cell-address="Sheet1.L340"/>
    </style:style>
    <style:style style:name="ce341" style:family="table-cell" style:parent-style-name="Default">
      <style:map style:condition="cell-content()=1" style:apply-style-name="Untitled1" style:base-cell-address="Sheet1.L341"/>
    </style:style>
    <style:style style:name="ce342" style:family="table-cell" style:parent-style-name="Default">
      <style:map style:condition="cell-content()=1" style:apply-style-name="Untitled1" style:base-cell-address="Sheet1.L342"/>
    </style:style>
    <style:style style:name="ce343" style:family="table-cell" style:parent-style-name="Default">
      <style:map style:condition="cell-content()=1" style:apply-style-name="Untitled1" style:base-cell-address="Sheet1.L343"/>
    </style:style>
    <style:style style:name="ce344" style:family="table-cell" style:parent-style-name="Default">
      <style:map style:condition="cell-content()=1" style:apply-style-name="Untitled1" style:base-cell-address="Sheet1.L344"/>
    </style:style>
    <style:style style:name="ce345" style:family="table-cell" style:parent-style-name="Default">
      <style:map style:condition="cell-content()=1" style:apply-style-name="Untitled1" style:base-cell-address="Sheet1.L345"/>
    </style:style>
    <style:style style:name="ce346" style:family="table-cell" style:parent-style-name="Default">
      <style:map style:condition="cell-content()=1" style:apply-style-name="Untitled1" style:base-cell-address="Sheet1.L346"/>
    </style:style>
    <style:style style:name="ce347" style:family="table-cell" style:parent-style-name="Default">
      <style:map style:condition="cell-content()=1" style:apply-style-name="Untitled1" style:base-cell-address="Sheet1.L347"/>
    </style:style>
    <style:style style:name="ce348" style:family="table-cell" style:parent-style-name="Default">
      <style:map style:condition="cell-content()=1" style:apply-style-name="Untitled1" style:base-cell-address="Sheet1.L348"/>
    </style:style>
    <style:style style:name="ce349" style:family="table-cell" style:parent-style-name="Default">
      <style:map style:condition="cell-content()=1" style:apply-style-name="Untitled1" style:base-cell-address="Sheet1.L349"/>
    </style:style>
    <style:style style:name="ce350" style:family="table-cell" style:parent-style-name="Default">
      <style:map style:condition="cell-content()=1" style:apply-style-name="Untitled1" style:base-cell-address="Sheet1.L350"/>
    </style:style>
    <style:style style:name="ce351" style:family="table-cell" style:parent-style-name="Default">
      <style:map style:condition="cell-content()=1" style:apply-style-name="Untitled1" style:base-cell-address="Sheet1.L351"/>
    </style:style>
    <style:style style:name="ce352" style:family="table-cell" style:parent-style-name="Default">
      <style:map style:condition="cell-content()=1" style:apply-style-name="Untitled1" style:base-cell-address="Sheet1.L352"/>
    </style:style>
    <style:style style:name="ce353" style:family="table-cell" style:parent-style-name="Default">
      <style:map style:condition="cell-content()=1" style:apply-style-name="Untitled1" style:base-cell-address="Sheet1.L353"/>
    </style:style>
    <style:style style:name="ce354" style:family="table-cell" style:parent-style-name="Default">
      <style:map style:condition="cell-content()=1" style:apply-style-name="Untitled1" style:base-cell-address="Sheet1.L354"/>
    </style:style>
    <style:style style:name="ce355" style:family="table-cell" style:parent-style-name="Default">
      <style:map style:condition="cell-content()=1" style:apply-style-name="Untitled1" style:base-cell-address="Sheet1.L355"/>
    </style:style>
    <style:style style:name="ce356" style:family="table-cell" style:parent-style-name="Default">
      <style:map style:condition="cell-content()=1" style:apply-style-name="Untitled1" style:base-cell-address="Sheet1.L356"/>
    </style:style>
    <style:style style:name="ce357" style:family="table-cell" style:parent-style-name="Default">
      <style:map style:condition="cell-content()=1" style:apply-style-name="Untitled1" style:base-cell-address="Sheet1.L357"/>
    </style:style>
    <style:style style:name="ce358" style:family="table-cell" style:parent-style-name="Default">
      <style:map style:condition="cell-content()=1" style:apply-style-name="Untitled1" style:base-cell-address="Sheet1.L358"/>
    </style:style>
    <style:style style:name="ce359" style:family="table-cell" style:parent-style-name="Default">
      <style:map style:condition="cell-content()=1" style:apply-style-name="Untitled1" style:base-cell-address="Sheet1.L359"/>
    </style:style>
    <style:style style:name="ce360" style:family="table-cell" style:parent-style-name="Default">
      <style:map style:condition="cell-content()=1" style:apply-style-name="Untitled1" style:base-cell-address="Sheet1.L360"/>
    </style:style>
    <style:style style:name="ce361" style:family="table-cell" style:parent-style-name="Default">
      <style:map style:condition="cell-content()=1" style:apply-style-name="Untitled1" style:base-cell-address="Sheet1.L361"/>
    </style:style>
    <style:style style:name="ce362" style:family="table-cell" style:parent-style-name="Default">
      <style:map style:condition="cell-content()=1" style:apply-style-name="Untitled1" style:base-cell-address="Sheet1.L362"/>
    </style:style>
    <style:style style:name="ce363" style:family="table-cell" style:parent-style-name="Default">
      <style:map style:condition="cell-content()=1" style:apply-style-name="Untitled1" style:base-cell-address="Sheet1.L363"/>
    </style:style>
    <style:style style:name="ce364" style:family="table-cell" style:parent-style-name="Default">
      <style:map style:condition="cell-content()=1" style:apply-style-name="Untitled1" style:base-cell-address="Sheet1.L364"/>
    </style:style>
    <style:style style:name="ce365" style:family="table-cell" style:parent-style-name="Default">
      <style:map style:condition="cell-content()=1" style:apply-style-name="Untitled1" style:base-cell-address="Sheet1.L365"/>
    </style:style>
    <style:style style:name="ce366" style:family="table-cell" style:parent-style-name="Default">
      <style:map style:condition="cell-content()=1" style:apply-style-name="Untitled1" style:base-cell-address="Sheet1.L366"/>
    </style:style>
    <style:style style:name="ce367" style:family="table-cell" style:parent-style-name="Default">
      <style:map style:condition="cell-content()=1" style:apply-style-name="Untitled1" style:base-cell-address="Sheet1.L367"/>
    </style:style>
    <style:style style:name="ce368" style:family="table-cell" style:parent-style-name="Default">
      <style:map style:condition="cell-content()=1" style:apply-style-name="Untitled1" style:base-cell-address="Sheet1.L368"/>
    </style:style>
    <style:style style:name="ce369" style:family="table-cell" style:parent-style-name="Default">
      <style:map style:condition="cell-content()=1" style:apply-style-name="Untitled1" style:base-cell-address="Sheet1.L369"/>
    </style:style>
    <style:style style:name="ce370" style:family="table-cell" style:parent-style-name="Default">
      <style:map style:condition="cell-content()=1" style:apply-style-name="Untitled1" style:base-cell-address="Sheet1.L370"/>
    </style:style>
    <style:style style:name="ce371" style:family="table-cell" style:parent-style-name="Default">
      <style:map style:condition="cell-content()=1" style:apply-style-name="Untitled1" style:base-cell-address="Sheet1.L371"/>
    </style:style>
    <style:style style:name="ce372" style:family="table-cell" style:parent-style-name="Default">
      <style:map style:condition="cell-content()=1" style:apply-style-name="Untitled1" style:base-cell-address="Sheet1.L372"/>
    </style:style>
    <style:style style:name="ce373" style:family="table-cell" style:parent-style-name="Default">
      <style:map style:condition="cell-content()=1" style:apply-style-name="Untitled1" style:base-cell-address="Sheet1.L373"/>
    </style:style>
    <style:style style:name="ce374" style:family="table-cell" style:parent-style-name="Default">
      <style:map style:condition="cell-content()=1" style:apply-style-name="Untitled1" style:base-cell-address="Sheet1.L374"/>
    </style:style>
    <style:style style:name="ce375" style:family="table-cell" style:parent-style-name="Default">
      <style:map style:condition="cell-content()=1" style:apply-style-name="Untitled1" style:base-cell-address="Sheet1.L375"/>
    </style:style>
    <style:style style:name="ce376" style:family="table-cell" style:parent-style-name="Default">
      <style:map style:condition="cell-content()=1" style:apply-style-name="Untitled1" style:base-cell-address="Sheet1.L376"/>
    </style:style>
    <style:style style:name="ce377" style:family="table-cell" style:parent-style-name="Default">
      <style:map style:condition="cell-content()=1" style:apply-style-name="Untitled1" style:base-cell-address="Sheet1.L377"/>
    </style:style>
    <style:style style:name="ce378" style:family="table-cell" style:parent-style-name="Default">
      <style:map style:condition="cell-content()=1" style:apply-style-name="Untitled1" style:base-cell-address="Sheet1.L378"/>
    </style:style>
    <style:style style:name="ce379" style:family="table-cell" style:parent-style-name="Default">
      <style:map style:condition="cell-content()=1" style:apply-style-name="Untitled1" style:base-cell-address="Sheet1.L379"/>
    </style:style>
    <style:style style:name="ce380" style:family="table-cell" style:parent-style-name="Default">
      <style:map style:condition="cell-content()=1" style:apply-style-name="Untitled1" style:base-cell-address="Sheet1.L380"/>
    </style:style>
    <style:style style:name="ce381" style:family="table-cell" style:parent-style-name="Default">
      <style:map style:condition="cell-content()=1" style:apply-style-name="Untitled1" style:base-cell-address="Sheet1.L381"/>
    </style:style>
    <style:style style:name="ce382" style:family="table-cell" style:parent-style-name="Default">
      <style:map style:condition="cell-content()=1" style:apply-style-name="Untitled1" style:base-cell-address="Sheet1.L382"/>
    </style:style>
    <style:style style:name="ce383" style:family="table-cell" style:parent-style-name="Default">
      <style:map style:condition="cell-content()=1" style:apply-style-name="Untitled1" style:base-cell-address="Sheet1.L383"/>
    </style:style>
    <style:style style:name="ce384" style:family="table-cell" style:parent-style-name="Default">
      <style:map style:condition="cell-content()=1" style:apply-style-name="Untitled1" style:base-cell-address="Sheet1.L384"/>
    </style:style>
    <style:style style:name="ce385" style:family="table-cell" style:parent-style-name="Default">
      <style:map style:condition="cell-content()=1" style:apply-style-name="Untitled1" style:base-cell-address="Sheet1.L385"/>
    </style:style>
    <style:style style:name="ce386" style:family="table-cell" style:parent-style-name="Default">
      <style:map style:condition="cell-content()=1" style:apply-style-name="Untitled1" style:base-cell-address="Sheet1.L386"/>
    </style:style>
    <style:style style:name="ce387" style:family="table-cell" style:parent-style-name="Default">
      <style:map style:condition="cell-content()=1" style:apply-style-name="Untitled1" style:base-cell-address="Sheet1.L387"/>
    </style:style>
    <style:style style:name="ce388" style:family="table-cell" style:parent-style-name="Default">
      <style:map style:condition="cell-content()=1" style:apply-style-name="Untitled1" style:base-cell-address="Sheet1.L388"/>
    </style:style>
    <style:style style:name="ce389" style:family="table-cell" style:parent-style-name="Default">
      <style:map style:condition="cell-content()=1" style:apply-style-name="Untitled1" style:base-cell-address="Sheet1.L389"/>
    </style:style>
    <style:style style:name="ce390" style:family="table-cell" style:parent-style-name="Default">
      <style:map style:condition="cell-content()=1" style:apply-style-name="Untitled1" style:base-cell-address="Sheet1.L390"/>
    </style:style>
    <style:style style:name="ce391" style:family="table-cell" style:parent-style-name="Default">
      <style:map style:condition="cell-content()=1" style:apply-style-name="Untitled1" style:base-cell-address="Sheet1.L391"/>
    </style:style>
    <style:style style:name="ce392" style:family="table-cell" style:parent-style-name="Default">
      <style:map style:condition="cell-content()=1" style:apply-style-name="Untitled1" style:base-cell-address="Sheet1.L392"/>
    </style:style>
    <style:style style:name="ce393" style:family="table-cell" style:parent-style-name="Default">
      <style:map style:condition="cell-content()=1" style:apply-style-name="Untitled1" style:base-cell-address="Sheet1.L393"/>
    </style:style>
    <style:style style:name="ce394" style:family="table-cell" style:parent-style-name="Default">
      <style:map style:condition="cell-content()=1" style:apply-style-name="Untitled1" style:base-cell-address="Sheet1.L394"/>
    </style:style>
    <style:style style:name="ce395" style:family="table-cell" style:parent-style-name="Default">
      <style:map style:condition="cell-content()=1" style:apply-style-name="Untitled1" style:base-cell-address="Sheet1.L395"/>
    </style:style>
    <style:style style:name="ce396" style:family="table-cell" style:parent-style-name="Default">
      <style:map style:condition="cell-content()=1" style:apply-style-name="Untitled1" style:base-cell-address="Sheet1.L396"/>
    </style:style>
    <style:style style:name="ce397" style:family="table-cell" style:parent-style-name="Default">
      <style:map style:condition="cell-content()=1" style:apply-style-name="Untitled1" style:base-cell-address="Sheet1.L397"/>
    </style:style>
    <style:style style:name="ce398" style:family="table-cell" style:parent-style-name="Default">
      <style:map style:condition="cell-content()=1" style:apply-style-name="Untitled1" style:base-cell-address="Sheet1.L398"/>
    </style:style>
    <style:style style:name="ce399" style:family="table-cell" style:parent-style-name="Default">
      <style:map style:condition="cell-content()=1" style:apply-style-name="Untitled1" style:base-cell-address="Sheet1.L399"/>
    </style:style>
    <style:style style:name="ce400" style:family="table-cell" style:parent-style-name="Default">
      <style:map style:condition="cell-content()=1" style:apply-style-name="Untitled1" style:base-cell-address="Sheet1.L400"/>
    </style:style>
    <style:style style:name="ce401" style:family="table-cell" style:parent-style-name="Default">
      <style:map style:condition="cell-content()=1" style:apply-style-name="Untitled1" style:base-cell-address="Sheet1.L401"/>
    </style:style>
    <style:style style:name="ce402" style:family="table-cell" style:parent-style-name="Default">
      <style:map style:condition="cell-content()=1" style:apply-style-name="Untitled1" style:base-cell-address="Sheet1.L402"/>
    </style:style>
    <style:style style:name="ce403" style:family="table-cell" style:parent-style-name="Default">
      <style:map style:condition="cell-content()=1" style:apply-style-name="Untitled1" style:base-cell-address="Sheet1.L403"/>
    </style:style>
    <style:style style:name="ce404" style:family="table-cell" style:parent-style-name="Default">
      <style:map style:condition="cell-content()=1" style:apply-style-name="Untitled1" style:base-cell-address="Sheet1.L404"/>
    </style:style>
    <style:style style:name="ce405" style:family="table-cell" style:parent-style-name="Default">
      <style:map style:condition="cell-content()=1" style:apply-style-name="Untitled1" style:base-cell-address="Sheet1.L405"/>
    </style:style>
    <style:style style:name="ce406" style:family="table-cell" style:parent-style-name="Default">
      <style:map style:condition="cell-content()=1" style:apply-style-name="Untitled1" style:base-cell-address="Sheet1.L406"/>
    </style:style>
    <style:style style:name="ce407" style:family="table-cell" style:parent-style-name="Default">
      <style:map style:condition="cell-content()=1" style:apply-style-name="Untitled1" style:base-cell-address="Sheet1.L407"/>
    </style:style>
    <style:style style:name="ce408" style:family="table-cell" style:parent-style-name="Default">
      <style:map style:condition="cell-content()=1" style:apply-style-name="Untitled1" style:base-cell-address="Sheet1.L408"/>
    </style:style>
    <style:style style:name="ce409" style:family="table-cell" style:parent-style-name="Default">
      <style:map style:condition="cell-content()=1" style:apply-style-name="Untitled1" style:base-cell-address="Sheet1.L409"/>
    </style:style>
    <style:style style:name="ce410" style:family="table-cell" style:parent-style-name="Default">
      <style:map style:condition="cell-content()=1" style:apply-style-name="Untitled1" style:base-cell-address="Sheet1.L410"/>
    </style:style>
    <style:style style:name="ce411" style:family="table-cell" style:parent-style-name="Default">
      <style:map style:condition="cell-content()=1" style:apply-style-name="Untitled1" style:base-cell-address="Sheet1.L411"/>
    </style:style>
    <style:style style:name="ce412" style:family="table-cell" style:parent-style-name="Default">
      <style:map style:condition="cell-content()=1" style:apply-style-name="Untitled1" style:base-cell-address="Sheet1.L412"/>
    </style:style>
    <style:style style:name="ce413" style:family="table-cell" style:parent-style-name="Default">
      <style:map style:condition="cell-content()=1" style:apply-style-name="Untitled1" style:base-cell-address="Sheet1.L413"/>
    </style:style>
    <style:style style:name="ce414" style:family="table-cell" style:parent-style-name="Default">
      <style:map style:condition="cell-content()=1" style:apply-style-name="Untitled1" style:base-cell-address="Sheet1.L414"/>
    </style:style>
    <style:style style:name="ce415" style:family="table-cell" style:parent-style-name="Default">
      <style:map style:condition="cell-content()=1" style:apply-style-name="Untitled1" style:base-cell-address="Sheet1.L415"/>
    </style:style>
    <style:style style:name="ce416" style:family="table-cell" style:parent-style-name="Default">
      <style:map style:condition="cell-content()=1" style:apply-style-name="Untitled1" style:base-cell-address="Sheet1.L416"/>
    </style:style>
    <style:style style:name="ce417" style:family="table-cell" style:parent-style-name="Default">
      <style:map style:condition="cell-content()=1" style:apply-style-name="Untitled1" style:base-cell-address="Sheet1.L417"/>
    </style:style>
    <style:style style:name="ce418" style:family="table-cell" style:parent-style-name="Default">
      <style:map style:condition="cell-content()=1" style:apply-style-name="Untitled1" style:base-cell-address="Sheet1.L418"/>
    </style:style>
    <style:style style:name="ce419" style:family="table-cell" style:parent-style-name="Default">
      <style:map style:condition="cell-content()=1" style:apply-style-name="Untitled1" style:base-cell-address="Sheet1.L419"/>
    </style:style>
    <style:style style:name="ce420" style:family="table-cell" style:parent-style-name="Default">
      <style:map style:condition="cell-content()=1" style:apply-style-name="Untitled1" style:base-cell-address="Sheet1.L420"/>
    </style:style>
    <style:style style:name="ce421" style:family="table-cell" style:parent-style-name="Default">
      <style:map style:condition="cell-content()=1" style:apply-style-name="Untitled1" style:base-cell-address="Sheet1.L421"/>
    </style:style>
    <style:style style:name="ce422" style:family="table-cell" style:parent-style-name="Default">
      <style:map style:condition="cell-content()=1" style:apply-style-name="Untitled1" style:base-cell-address="Sheet1.L422"/>
    </style:style>
    <style:style style:name="ce423" style:family="table-cell" style:parent-style-name="Default">
      <style:map style:condition="cell-content()=1" style:apply-style-name="Untitled1" style:base-cell-address="Sheet1.L423"/>
    </style:style>
    <style:style style:name="ce424" style:family="table-cell" style:parent-style-name="Default">
      <style:map style:condition="cell-content()=1" style:apply-style-name="Untitled1" style:base-cell-address="Sheet1.L424"/>
    </style:style>
    <style:style style:name="ce425" style:family="table-cell" style:parent-style-name="Default">
      <style:map style:condition="cell-content()=1" style:apply-style-name="Untitled1" style:base-cell-address="Sheet1.L425"/>
    </style:style>
    <style:style style:name="ce426" style:family="table-cell" style:parent-style-name="Default">
      <style:map style:condition="cell-content()=1" style:apply-style-name="Untitled1" style:base-cell-address="Sheet1.L426"/>
    </style:style>
    <style:style style:name="ce427" style:family="table-cell" style:parent-style-name="Default">
      <style:map style:condition="cell-content()=1" style:apply-style-name="Untitled1" style:base-cell-address="Sheet1.L427"/>
    </style:style>
    <style:style style:name="ce428" style:family="table-cell" style:parent-style-name="Default">
      <style:map style:condition="cell-content()=1" style:apply-style-name="Untitled1" style:base-cell-address="Sheet1.L428"/>
    </style:style>
    <style:style style:name="ce429" style:family="table-cell" style:parent-style-name="Default">
      <style:map style:condition="cell-content()=1" style:apply-style-name="Untitled1" style:base-cell-address="Sheet1.L429"/>
    </style:style>
    <style:style style:name="ce430" style:family="table-cell" style:parent-style-name="Default">
      <style:map style:condition="cell-content()=1" style:apply-style-name="Untitled1" style:base-cell-address="Sheet1.L430"/>
    </style:style>
    <style:style style:name="ce431" style:family="table-cell" style:parent-style-name="Default">
      <style:map style:condition="cell-content()=1" style:apply-style-name="Untitled1" style:base-cell-address="Sheet1.L431"/>
    </style:style>
    <style:style style:name="ce432" style:family="table-cell" style:parent-style-name="Default">
      <style:map style:condition="cell-content()=1" style:apply-style-name="Untitled1" style:base-cell-address="Sheet1.L432"/>
    </style:style>
    <style:style style:name="ce433" style:family="table-cell" style:parent-style-name="Default">
      <style:map style:condition="cell-content()=1" style:apply-style-name="Untitled1" style:base-cell-address="Sheet1.L433"/>
    </style:style>
    <style:style style:name="ce434" style:family="table-cell" style:parent-style-name="Default">
      <style:map style:condition="cell-content()=1" style:apply-style-name="Untitled1" style:base-cell-address="Sheet1.L434"/>
    </style:style>
    <style:style style:name="ce435" style:family="table-cell" style:parent-style-name="Default">
      <style:map style:condition="cell-content()=1" style:apply-style-name="Untitled1" style:base-cell-address="Sheet1.L435"/>
    </style:style>
    <style:style style:name="ce436" style:family="table-cell" style:parent-style-name="Default">
      <style:map style:condition="cell-content()=1" style:apply-style-name="Untitled1" style:base-cell-address="Sheet1.L436"/>
    </style:style>
    <style:style style:name="ce437" style:family="table-cell" style:parent-style-name="Default">
      <style:map style:condition="cell-content()=1" style:apply-style-name="Untitled1" style:base-cell-address="Sheet1.L437"/>
    </style:style>
    <style:style style:name="ce438" style:family="table-cell" style:parent-style-name="Default">
      <style:map style:condition="cell-content()=1" style:apply-style-name="Untitled1" style:base-cell-address="Sheet1.L438"/>
    </style:style>
    <style:style style:name="ce439" style:family="table-cell" style:parent-style-name="Default">
      <style:map style:condition="cell-content()=1" style:apply-style-name="Untitled1" style:base-cell-address="Sheet1.L439"/>
    </style:style>
    <style:style style:name="ce440" style:family="table-cell" style:parent-style-name="Default">
      <style:map style:condition="cell-content()=1" style:apply-style-name="Untitled1" style:base-cell-address="Sheet1.L440"/>
    </style:style>
    <style:style style:name="ce441" style:family="table-cell" style:parent-style-name="Default">
      <style:map style:condition="cell-content()=1" style:apply-style-name="Untitled1" style:base-cell-address="Sheet1.L441"/>
    </style:style>
    <style:style style:name="ce442" style:family="table-cell" style:parent-style-name="Default">
      <style:map style:condition="cell-content()=1" style:apply-style-name="Untitled1" style:base-cell-address="Sheet1.L442"/>
    </style:style>
    <style:style style:name="ce443" style:family="table-cell" style:parent-style-name="Default">
      <style:map style:condition="cell-content()=1" style:apply-style-name="Untitled1" style:base-cell-address="Sheet1.L443"/>
    </style:style>
    <style:style style:name="ce444" style:family="table-cell" style:parent-style-name="Default">
      <style:map style:condition="cell-content()=1" style:apply-style-name="Untitled1" style:base-cell-address="Sheet1.L444"/>
    </style:style>
    <style:style style:name="ce445" style:family="table-cell" style:parent-style-name="Default">
      <style:map style:condition="cell-content()=1" style:apply-style-name="Untitled1" style:base-cell-address="Sheet1.L445"/>
    </style:style>
    <style:style style:name="ce446" style:family="table-cell" style:parent-style-name="Default">
      <style:map style:condition="cell-content()=1" style:apply-style-name="Untitled1" style:base-cell-address="Sheet1.L446"/>
    </style:style>
    <style:style style:name="ce447" style:family="table-cell" style:parent-style-name="Default">
      <style:map style:condition="cell-content()=1" style:apply-style-name="Untitled1" style:base-cell-address="Sheet1.L447"/>
    </style:style>
    <style:style style:name="ce448" style:family="table-cell" style:parent-style-name="Default">
      <style:map style:condition="cell-content()=1" style:apply-style-name="Untitled1" style:base-cell-address="Sheet1.L448"/>
    </style:style>
    <style:style style:name="ce449" style:family="table-cell" style:parent-style-name="Default">
      <style:map style:condition="cell-content()=1" style:apply-style-name="Untitled1" style:base-cell-address="Sheet1.L449"/>
    </style:style>
    <style:style style:name="ce450" style:family="table-cell" style:parent-style-name="Default">
      <style:map style:condition="cell-content()=1" style:apply-style-name="Untitled1" style:base-cell-address="Sheet1.L450"/>
    </style:style>
    <style:style style:name="ce451" style:family="table-cell" style:parent-style-name="Default">
      <style:map style:condition="cell-content()=1" style:apply-style-name="Untitled1" style:base-cell-address="Sheet1.L451"/>
    </style:style>
    <style:style style:name="ce452" style:family="table-cell" style:parent-style-name="Default">
      <style:map style:condition="cell-content()=1" style:apply-style-name="Untitled1" style:base-cell-address="Sheet1.L452"/>
    </style:style>
    <style:style style:name="ce453" style:family="table-cell" style:parent-style-name="Default">
      <style:map style:condition="cell-content()=1" style:apply-style-name="Untitled1" style:base-cell-address="Sheet1.L453"/>
    </style:style>
    <style:style style:name="ce454" style:family="table-cell" style:parent-style-name="Default">
      <style:map style:condition="cell-content()=1" style:apply-style-name="Untitled1" style:base-cell-address="Sheet1.L454"/>
    </style:style>
    <style:style style:name="ce455" style:family="table-cell" style:parent-style-name="Default">
      <style:map style:condition="cell-content()=1" style:apply-style-name="Untitled1" style:base-cell-address="Sheet1.L455"/>
    </style:style>
    <style:style style:name="ce456" style:family="table-cell" style:parent-style-name="Default">
      <style:map style:condition="cell-content()=1" style:apply-style-name="Untitled1" style:base-cell-address="Sheet1.L456"/>
    </style:style>
    <style:style style:name="ce457" style:family="table-cell" style:parent-style-name="Default">
      <style:map style:condition="cell-content()=1" style:apply-style-name="Untitled1" style:base-cell-address="Sheet1.L457"/>
    </style:style>
    <style:style style:name="ce458" style:family="table-cell" style:parent-style-name="Default">
      <style:map style:condition="cell-content()=1" style:apply-style-name="Untitled1" style:base-cell-address="Sheet1.L458"/>
    </style:style>
    <style:style style:name="ce459" style:family="table-cell" style:parent-style-name="Default">
      <style:map style:condition="cell-content()=1" style:apply-style-name="Untitled1" style:base-cell-address="Sheet1.L459"/>
    </style:style>
    <style:style style:name="ce460" style:family="table-cell" style:parent-style-name="Default">
      <style:map style:condition="cell-content()=1" style:apply-style-name="Untitled1" style:base-cell-address="Sheet1.L460"/>
    </style:style>
    <style:style style:name="ce461" style:family="table-cell" style:parent-style-name="Default">
      <style:map style:condition="cell-content()=1" style:apply-style-name="Untitled1" style:base-cell-address="Sheet1.L461"/>
    </style:style>
    <style:style style:name="ce462" style:family="table-cell" style:parent-style-name="Default">
      <style:map style:condition="cell-content()=1" style:apply-style-name="Untitled1" style:base-cell-address="Sheet1.L462"/>
    </style:style>
    <style:style style:name="ce463" style:family="table-cell" style:parent-style-name="Default">
      <style:map style:condition="cell-content()=1" style:apply-style-name="Untitled1" style:base-cell-address="Sheet1.L463"/>
    </style:style>
    <style:style style:name="ce464" style:family="table-cell" style:parent-style-name="Default">
      <style:map style:condition="cell-content()=1" style:apply-style-name="Untitled1" style:base-cell-address="Sheet1.L464"/>
    </style:style>
    <style:style style:name="ce465" style:family="table-cell" style:parent-style-name="Default">
      <style:map style:condition="cell-content()=1" style:apply-style-name="Untitled1" style:base-cell-address="Sheet1.L465"/>
    </style:style>
    <style:style style:name="ce466" style:family="table-cell" style:parent-style-name="Default">
      <style:map style:condition="cell-content()=1" style:apply-style-name="Untitled1" style:base-cell-address="Sheet1.L466"/>
    </style:style>
    <style:style style:name="ce467" style:family="table-cell" style:parent-style-name="Default">
      <style:map style:condition="cell-content()=1" style:apply-style-name="Untitled1" style:base-cell-address="Sheet1.L467"/>
    </style:style>
    <style:style style:name="ce468" style:family="table-cell" style:parent-style-name="Default">
      <style:map style:condition="cell-content()=1" style:apply-style-name="Untitled1" style:base-cell-address="Sheet1.L468"/>
    </style:style>
    <style:style style:name="ce469" style:family="table-cell" style:parent-style-name="Default">
      <style:map style:condition="cell-content()=1" style:apply-style-name="Untitled1" style:base-cell-address="Sheet1.L469"/>
    </style:style>
    <style:style style:name="ce470" style:family="table-cell" style:parent-style-name="Default">
      <style:map style:condition="cell-content()=1" style:apply-style-name="Untitled1" style:base-cell-address="Sheet1.L470"/>
    </style:style>
    <style:style style:name="ce471" style:family="table-cell" style:parent-style-name="Default">
      <style:map style:condition="cell-content()=1" style:apply-style-name="Untitled1" style:base-cell-address="Sheet1.L471"/>
    </style:style>
    <style:style style:name="ce472" style:family="table-cell" style:parent-style-name="Default">
      <style:map style:condition="cell-content()=1" style:apply-style-name="Untitled1" style:base-cell-address="Sheet1.L472"/>
    </style:style>
    <style:style style:name="ce473" style:family="table-cell" style:parent-style-name="Default">
      <style:map style:condition="cell-content()=1" style:apply-style-name="Untitled1" style:base-cell-address="Sheet1.L473"/>
    </style:style>
    <style:style style:name="ce474" style:family="table-cell" style:parent-style-name="Default">
      <style:map style:condition="cell-content()=1" style:apply-style-name="Untitled1" style:base-cell-address="Sheet1.L474"/>
    </style:style>
    <style:style style:name="ce475" style:family="table-cell" style:parent-style-name="Default">
      <style:map style:condition="cell-content()=1" style:apply-style-name="Untitled1" style:base-cell-address="Sheet1.L475"/>
    </style:style>
    <style:style style:name="ce476" style:family="table-cell" style:parent-style-name="Default">
      <style:map style:condition="cell-content()=1" style:apply-style-name="Untitled1" style:base-cell-address="Sheet1.L476"/>
    </style:style>
    <style:style style:name="ce477" style:family="table-cell" style:parent-style-name="Default">
      <style:map style:condition="cell-content()=1" style:apply-style-name="Untitled1" style:base-cell-address="Sheet1.L477"/>
    </style:style>
    <style:style style:name="ce478" style:family="table-cell" style:parent-style-name="Default">
      <style:map style:condition="cell-content()=1" style:apply-style-name="Untitled1" style:base-cell-address="Sheet1.L478"/>
    </style:style>
    <style:style style:name="ce479" style:family="table-cell" style:parent-style-name="Default">
      <style:map style:condition="cell-content()=1" style:apply-style-name="Untitled1" style:base-cell-address="Sheet1.L479"/>
    </style:style>
    <style:style style:name="ce480" style:family="table-cell" style:parent-style-name="Default">
      <style:map style:condition="cell-content()=1" style:apply-style-name="Untitled1" style:base-cell-address="Sheet1.L480"/>
    </style:style>
    <style:style style:name="ce481" style:family="table-cell" style:parent-style-name="Default">
      <style:map style:condition="cell-content()=1" style:apply-style-name="Untitled1" style:base-cell-address="Sheet1.L481"/>
    </style:style>
    <style:style style:name="ce482" style:family="table-cell" style:parent-style-name="Default">
      <style:map style:condition="cell-content()=1" style:apply-style-name="Untitled1" style:base-cell-address="Sheet1.L482"/>
    </style:style>
    <style:style style:name="ce483" style:family="table-cell" style:parent-style-name="Default">
      <style:map style:condition="cell-content()=1" style:apply-style-name="Untitled1" style:base-cell-address="Sheet1.L483"/>
    </style:style>
    <style:style style:name="ce484" style:family="table-cell" style:parent-style-name="Default">
      <style:map style:condition="cell-content()=1" style:apply-style-name="Untitled1" style:base-cell-address="Sheet1.L484"/>
    </style:style>
    <style:style style:name="ce485" style:family="table-cell" style:parent-style-name="Default">
      <style:map style:condition="cell-content()=1" style:apply-style-name="Untitled1" style:base-cell-address="Sheet1.L485"/>
    </style:style>
    <style:style style:name="ce486" style:family="table-cell" style:parent-style-name="Default">
      <style:map style:condition="cell-content()=1" style:apply-style-name="Untitled1" style:base-cell-address="Sheet1.L486"/>
    </style:style>
    <style:style style:name="ce487" style:family="table-cell" style:parent-style-name="Default">
      <style:map style:condition="cell-content()=1" style:apply-style-name="Untitled1" style:base-cell-address="Sheet1.L487"/>
    </style:style>
    <style:style style:name="ce488" style:family="table-cell" style:parent-style-name="Default">
      <style:map style:condition="cell-content()=1" style:apply-style-name="Untitled1" style:base-cell-address="Sheet1.L488"/>
    </style:style>
    <style:style style:name="ce489" style:family="table-cell" style:parent-style-name="Default">
      <style:map style:condition="cell-content()=1" style:apply-style-name="Untitled1" style:base-cell-address="Sheet1.L489"/>
    </style:style>
    <style:style style:name="ce490" style:family="table-cell" style:parent-style-name="Default">
      <style:map style:condition="cell-content()=1" style:apply-style-name="Untitled1" style:base-cell-address="Sheet1.L490"/>
    </style:style>
    <style:style style:name="ce491" style:family="table-cell" style:parent-style-name="Default">
      <style:map style:condition="cell-content()=1" style:apply-style-name="Untitled1" style:base-cell-address="Sheet1.L491"/>
    </style:style>
    <style:style style:name="ce492" style:family="table-cell" style:parent-style-name="Default">
      <style:map style:condition="cell-content()=1" style:apply-style-name="Untitled1" style:base-cell-address="Sheet1.L492"/>
    </style:style>
    <style:style style:name="ce493" style:family="table-cell" style:parent-style-name="Default">
      <style:map style:condition="cell-content()=1" style:apply-style-name="Untitled1" style:base-cell-address="Sheet1.L493"/>
    </style:style>
    <style:style style:name="ce494" style:family="table-cell" style:parent-style-name="Default">
      <style:map style:condition="cell-content()=1" style:apply-style-name="Untitled1" style:base-cell-address="Sheet1.L494"/>
    </style:style>
    <style:style style:name="ce495" style:family="table-cell" style:parent-style-name="Default">
      <style:map style:condition="cell-content()=1" style:apply-style-name="Untitled1" style:base-cell-address="Sheet1.L495"/>
    </style:style>
    <style:style style:name="ce496" style:family="table-cell" style:parent-style-name="Default">
      <style:map style:condition="cell-content()=1" style:apply-style-name="Untitled1" style:base-cell-address="Sheet1.L496"/>
    </style:style>
    <style:style style:name="ce497" style:family="table-cell" style:parent-style-name="Default">
      <style:map style:condition="cell-content()=1" style:apply-style-name="Untitled1" style:base-cell-address="Sheet1.L497"/>
    </style:style>
    <style:style style:name="ce498" style:family="table-cell" style:parent-style-name="Default">
      <style:map style:condition="cell-content()=1" style:apply-style-name="Untitled1" style:base-cell-address="Sheet1.L498"/>
    </style:style>
    <style:style style:name="ce499" style:family="table-cell" style:parent-style-name="Default">
      <style:map style:condition="cell-content()=1" style:apply-style-name="Untitled1" style:base-cell-address="Sheet1.L499"/>
    </style:style>
    <style:style style:name="ce500" style:family="table-cell" style:parent-style-name="Default">
      <style:map style:condition="cell-content()=1" style:apply-style-name="Untitled1" style:base-cell-address="Sheet1.L500"/>
    </style:style>
    <style:style style:name="ce501" style:family="table-cell" style:parent-style-name="Default">
      <style:map style:condition="cell-content()=1" style:apply-style-name="Untitled1" style:base-cell-address="Sheet1.L501"/>
    </style:style>
    <style:style style:name="ce502" style:family="table-cell" style:parent-style-name="Default">
      <style:map style:condition="cell-content()=1" style:apply-style-name="Untitled1" style:base-cell-address="Sheet1.L502"/>
    </style:style>
    <style:style style:name="ce503" style:family="table-cell" style:parent-style-name="Default">
      <style:map style:condition="cell-content()=1" style:apply-style-name="Untitled1" style:base-cell-address="Sheet1.L503"/>
    </style:style>
    <style:style style:name="ce504" style:family="table-cell" style:parent-style-name="Default">
      <style:map style:condition="cell-content()=1" style:apply-style-name="Untitled1" style:base-cell-address="Sheet1.L504"/>
    </style:style>
    <style:style style:name="ce505" style:family="table-cell" style:parent-style-name="Default">
      <style:map style:condition="cell-content()=1" style:apply-style-name="Untitled1" style:base-cell-address="Sheet1.L505"/>
    </style:style>
    <style:style style:name="ce506" style:family="table-cell" style:parent-style-name="Default">
      <style:map style:condition="cell-content()=1" style:apply-style-name="Untitled1" style:base-cell-address="Sheet1.L506"/>
    </style:style>
    <style:style style:name="ce507" style:family="table-cell" style:parent-style-name="Default">
      <style:map style:condition="cell-content()=1" style:apply-style-name="Untitled1" style:base-cell-address="Sheet1.L507"/>
    </style:style>
    <style:style style:name="ce508" style:family="table-cell" style:parent-style-name="Default">
      <style:map style:condition="cell-content()=1" style:apply-style-name="Untitled1" style:base-cell-address="Sheet1.L508"/>
    </style:style>
    <style:style style:name="ce509" style:family="table-cell" style:parent-style-name="Default">
      <style:map style:condition="cell-content()=1" style:apply-style-name="Untitled1" style:base-cell-address="Sheet1.L509"/>
    </style:style>
    <style:style style:name="ce510" style:family="table-cell" style:parent-style-name="Default">
      <style:map style:condition="cell-content()=1" style:apply-style-name="Untitled1" style:base-cell-address="Sheet1.L510"/>
    </style:style>
    <style:style style:name="ce511" style:family="table-cell" style:parent-style-name="Default">
      <style:map style:condition="cell-content()=1" style:apply-style-name="Untitled1" style:base-cell-address="Sheet1.L511"/>
    </style:style>
    <style:style style:name="ce512" style:family="table-cell" style:parent-style-name="Default">
      <style:map style:condition="cell-content()=1" style:apply-style-name="Untitled1" style:base-cell-address="Sheet1.L512"/>
    </style:style>
    <style:style style:name="ce513" style:family="table-cell" style:parent-style-name="Default">
      <style:map style:condition="cell-content()=1" style:apply-style-name="Untitled1" style:base-cell-address="Sheet1.L513"/>
    </style:style>
    <style:style style:name="ce514" style:family="table-cell" style:parent-style-name="Default">
      <style:map style:condition="cell-content()=1" style:apply-style-name="Untitled1" style:base-cell-address="Sheet1.L514"/>
    </style:style>
    <style:style style:name="ce515" style:family="table-cell" style:parent-style-name="Default">
      <style:map style:condition="cell-content()=1" style:apply-style-name="Untitled1" style:base-cell-address="Sheet1.L515"/>
    </style:style>
    <style:style style:name="ce516" style:family="table-cell" style:parent-style-name="Default">
      <style:map style:condition="cell-content()=1" style:apply-style-name="Untitled1" style:base-cell-address="Sheet1.L516"/>
    </style:style>
    <style:style style:name="ce517" style:family="table-cell" style:parent-style-name="Default">
      <style:map style:condition="cell-content()=1" style:apply-style-name="Untitled1" style:base-cell-address="Sheet1.L517"/>
    </style:style>
    <style:style style:name="ce518" style:family="table-cell" style:parent-style-name="Default">
      <style:map style:condition="cell-content()=1" style:apply-style-name="Untitled1" style:base-cell-address="Sheet1.L518"/>
    </style:style>
    <style:style style:name="ce519" style:family="table-cell" style:parent-style-name="Default">
      <style:map style:condition="cell-content()=1" style:apply-style-name="Untitled1" style:base-cell-address="Sheet1.L519"/>
    </style:style>
    <style:style style:name="ce520" style:family="table-cell" style:parent-style-name="Default">
      <style:map style:condition="cell-content()=1" style:apply-style-name="Untitled1" style:base-cell-address="Sheet1.L520"/>
    </style:style>
    <style:style style:name="ce521" style:family="table-cell" style:parent-style-name="Default">
      <style:map style:condition="cell-content()=1" style:apply-style-name="Untitled1" style:base-cell-address="Sheet1.L521"/>
    </style:style>
    <style:style style:name="ce522" style:family="table-cell" style:parent-style-name="Default">
      <style:map style:condition="cell-content()=1" style:apply-style-name="Untitled1" style:base-cell-address="Sheet1.L522"/>
    </style:style>
    <style:style style:name="ce523" style:family="table-cell" style:parent-style-name="Default">
      <style:map style:condition="cell-content()=1" style:apply-style-name="Untitled1" style:base-cell-address="Sheet1.L523"/>
    </style:style>
    <style:style style:name="ce524" style:family="table-cell" style:parent-style-name="Default">
      <style:map style:condition="cell-content()=1" style:apply-style-name="Untitled1" style:base-cell-address="Sheet1.L524"/>
    </style:style>
    <style:style style:name="ce525" style:family="table-cell" style:parent-style-name="Default">
      <style:map style:condition="cell-content()=1" style:apply-style-name="Untitled1" style:base-cell-address="Sheet1.L525"/>
    </style:style>
    <style:style style:name="ce526" style:family="table-cell" style:parent-style-name="Default">
      <style:map style:condition="cell-content()=1" style:apply-style-name="Untitled1" style:base-cell-address="Sheet1.L526"/>
    </style:style>
    <style:style style:name="ce527" style:family="table-cell" style:parent-style-name="Default">
      <style:map style:condition="cell-content()=1" style:apply-style-name="Untitled1" style:base-cell-address="Sheet1.L527"/>
    </style:style>
    <style:style style:name="ce528" style:family="table-cell" style:parent-style-name="Default">
      <style:map style:condition="cell-content()=1" style:apply-style-name="Untitled1" style:base-cell-address="Sheet1.L528"/>
    </style:style>
    <style:style style:name="ce529" style:family="table-cell" style:parent-style-name="Default">
      <style:map style:condition="cell-content()=1" style:apply-style-name="Untitled1" style:base-cell-address="Sheet1.L529"/>
    </style:style>
    <style:style style:name="ce530" style:family="table-cell" style:parent-style-name="Default">
      <style:map style:condition="cell-content()=1" style:apply-style-name="Untitled1" style:base-cell-address="Sheet1.L530"/>
    </style:style>
    <style:style style:name="ce531" style:family="table-cell" style:parent-style-name="Default">
      <style:map style:condition="cell-content()=1" style:apply-style-name="Untitled1" style:base-cell-address="Sheet1.L531"/>
    </style:style>
    <style:style style:name="ce532" style:family="table-cell" style:parent-style-name="Default">
      <style:map style:condition="cell-content()=1" style:apply-style-name="Untitled1" style:base-cell-address="Sheet1.L532"/>
    </style:style>
    <style:style style:name="ce533" style:family="table-cell" style:parent-style-name="Default">
      <style:map style:condition="cell-content()=1" style:apply-style-name="Untitled1" style:base-cell-address="Sheet1.L533"/>
    </style:style>
    <style:style style:name="ce534" style:family="table-cell" style:parent-style-name="Default">
      <style:map style:condition="cell-content()=1" style:apply-style-name="Untitled1" style:base-cell-address="Sheet1.L534"/>
    </style:style>
    <style:style style:name="ce535" style:family="table-cell" style:parent-style-name="Default">
      <style:map style:condition="cell-content()=1" style:apply-style-name="Untitled1" style:base-cell-address="Sheet1.L535"/>
    </style:style>
    <style:style style:name="ce536" style:family="table-cell" style:parent-style-name="Default">
      <style:map style:condition="cell-content()=1" style:apply-style-name="Untitled1" style:base-cell-address="Sheet1.L536"/>
    </style:style>
    <style:style style:name="ce537" style:family="table-cell" style:parent-style-name="Default">
      <style:map style:condition="cell-content()=1" style:apply-style-name="Untitled1" style:base-cell-address="Sheet1.L537"/>
    </style:style>
    <style:style style:name="ce538" style:family="table-cell" style:parent-style-name="Default">
      <style:map style:condition="cell-content()=1" style:apply-style-name="Untitled1" style:base-cell-address="Sheet1.L538"/>
    </style:style>
    <style:style style:name="ce539" style:family="table-cell" style:parent-style-name="Default">
      <style:map style:condition="cell-content()=1" style:apply-style-name="Untitled1" style:base-cell-address="Sheet1.L539"/>
    </style:style>
    <style:style style:name="ce540" style:family="table-cell" style:parent-style-name="Default">
      <style:map style:condition="cell-content()=1" style:apply-style-name="Untitled1" style:base-cell-address="Sheet1.L540"/>
    </style:style>
    <style:style style:name="ce541" style:family="table-cell" style:parent-style-name="Default">
      <style:map style:condition="cell-content()=1" style:apply-style-name="Untitled1" style:base-cell-address="Sheet1.L541"/>
    </style:style>
    <style:style style:name="ce542" style:family="table-cell" style:parent-style-name="Default">
      <style:map style:condition="cell-content()=1" style:apply-style-name="Untitled1" style:base-cell-address="Sheet1.L542"/>
    </style:style>
    <style:style style:name="ce543" style:family="table-cell" style:parent-style-name="Default">
      <style:map style:condition="cell-content()=1" style:apply-style-name="Untitled1" style:base-cell-address="Sheet1.L543"/>
    </style:style>
    <style:style style:name="ce544" style:family="table-cell" style:parent-style-name="Default">
      <style:map style:condition="cell-content()=1" style:apply-style-name="Untitled1" style:base-cell-address="Sheet1.L544"/>
    </style:style>
    <style:style style:name="ce545" style:family="table-cell" style:parent-style-name="Default">
      <style:map style:condition="cell-content()=1" style:apply-style-name="Untitled1" style:base-cell-address="Sheet1.L545"/>
    </style:style>
    <style:style style:name="ce546" style:family="table-cell" style:parent-style-name="Default">
      <style:map style:condition="cell-content()=1" style:apply-style-name="Untitled1" style:base-cell-address="Sheet1.L546"/>
    </style:style>
    <style:style style:name="ce547" style:family="table-cell" style:parent-style-name="Default">
      <style:map style:condition="cell-content()=1" style:apply-style-name="Untitled1" style:base-cell-address="Sheet1.L547"/>
    </style:style>
    <style:style style:name="ce548" style:family="table-cell" style:parent-style-name="Default">
      <style:map style:condition="cell-content()=1" style:apply-style-name="Untitled1" style:base-cell-address="Sheet1.L548"/>
    </style:style>
    <style:style style:name="ce549" style:family="table-cell" style:parent-style-name="Default">
      <style:map style:condition="cell-content()=1" style:apply-style-name="Untitled1" style:base-cell-address="Sheet1.L549"/>
    </style:style>
    <style:style style:name="ce550" style:family="table-cell" style:parent-style-name="Default">
      <style:map style:condition="cell-content()=1" style:apply-style-name="Untitled1" style:base-cell-address="Sheet1.L550"/>
    </style:style>
    <style:style style:name="ce551" style:family="table-cell" style:parent-style-name="Default">
      <style:map style:condition="cell-content()=1" style:apply-style-name="Untitled1" style:base-cell-address="Sheet1.L551"/>
    </style:style>
    <style:style style:name="ce552" style:family="table-cell" style:parent-style-name="Default">
      <style:map style:condition="cell-content()=1" style:apply-style-name="Untitled1" style:base-cell-address="Sheet1.L552"/>
    </style:style>
    <style:style style:name="ce553" style:family="table-cell" style:parent-style-name="Default">
      <style:map style:condition="cell-content()=1" style:apply-style-name="Untitled1" style:base-cell-address="Sheet1.L553"/>
    </style:style>
    <style:style style:name="ce554" style:family="table-cell" style:parent-style-name="Default">
      <style:map style:condition="cell-content()=1" style:apply-style-name="Untitled1" style:base-cell-address="Sheet1.L554"/>
    </style:style>
    <style:style style:name="ce555" style:family="table-cell" style:parent-style-name="Default">
      <style:map style:condition="cell-content()=1" style:apply-style-name="Untitled1" style:base-cell-address="Sheet1.L555"/>
    </style:style>
    <style:style style:name="ce556" style:family="table-cell" style:parent-style-name="Default">
      <style:map style:condition="cell-content()=1" style:apply-style-name="Untitled1" style:base-cell-address="Sheet1.L556"/>
    </style:style>
    <style:style style:name="ce557" style:family="table-cell" style:parent-style-name="Default">
      <style:map style:condition="cell-content()=1" style:apply-style-name="Untitled1" style:base-cell-address="Sheet1.L557"/>
    </style:style>
    <style:style style:name="ce558" style:family="table-cell" style:parent-style-name="Default">
      <style:map style:condition="cell-content()=1" style:apply-style-name="Untitled1" style:base-cell-address="Sheet1.L558"/>
    </style:style>
    <style:style style:name="ce559" style:family="table-cell" style:parent-style-name="Default">
      <style:map style:condition="cell-content()=1" style:apply-style-name="Untitled1" style:base-cell-address="Sheet1.L559"/>
    </style:style>
    <style:style style:name="ce560" style:family="table-cell" style:parent-style-name="Default">
      <style:map style:condition="cell-content()=1" style:apply-style-name="Untitled1" style:base-cell-address="Sheet1.L560"/>
    </style:style>
    <style:style style:name="ce561" style:family="table-cell" style:parent-style-name="Default">
      <style:map style:condition="cell-content()=1" style:apply-style-name="Untitled1" style:base-cell-address="Sheet1.L561"/>
    </style:style>
    <style:style style:name="ce562" style:family="table-cell" style:parent-style-name="Default">
      <style:map style:condition="cell-content()=1" style:apply-style-name="Untitled1" style:base-cell-address="Sheet1.L562"/>
    </style:style>
    <style:style style:name="ce563" style:family="table-cell" style:parent-style-name="Default">
      <style:map style:condition="cell-content()=1" style:apply-style-name="Untitled1" style:base-cell-address="Sheet1.L563"/>
    </style:style>
    <style:style style:name="ce564" style:family="table-cell" style:parent-style-name="Default">
      <style:map style:condition="cell-content()=1" style:apply-style-name="Untitled1" style:base-cell-address="Sheet1.L564"/>
    </style:style>
    <style:style style:name="ce565" style:family="table-cell" style:parent-style-name="Default">
      <style:map style:condition="cell-content()=1" style:apply-style-name="Untitled1" style:base-cell-address="Sheet1.L565"/>
    </style:style>
    <style:style style:name="ce566" style:family="table-cell" style:parent-style-name="Default">
      <style:map style:condition="cell-content()=1" style:apply-style-name="Untitled1" style:base-cell-address="Sheet1.L566"/>
    </style:style>
    <style:style style:name="ce567" style:family="table-cell" style:parent-style-name="Default">
      <style:map style:condition="cell-content()=1" style:apply-style-name="Untitled1" style:base-cell-address="Sheet1.L567"/>
    </style:style>
    <style:style style:name="ce568" style:family="table-cell" style:parent-style-name="Default">
      <style:map style:condition="cell-content()=1" style:apply-style-name="Untitled1" style:base-cell-address="Sheet1.L568"/>
    </style:style>
    <style:style style:name="ce569" style:family="table-cell" style:parent-style-name="Default">
      <style:map style:condition="cell-content()=1" style:apply-style-name="Untitled1" style:base-cell-address="Sheet1.L569"/>
    </style:style>
    <style:style style:name="ce570" style:family="table-cell" style:parent-style-name="Default">
      <style:map style:condition="cell-content()=1" style:apply-style-name="Untitled1" style:base-cell-address="Sheet1.L570"/>
    </style:style>
    <style:style style:name="ce571" style:family="table-cell" style:parent-style-name="Default">
      <style:map style:condition="cell-content()=1" style:apply-style-name="Untitled1" style:base-cell-address="Sheet1.L571"/>
    </style:style>
    <style:style style:name="ce572" style:family="table-cell" style:parent-style-name="Default">
      <style:map style:condition="cell-content()=1" style:apply-style-name="Untitled1" style:base-cell-address="Sheet1.L572"/>
    </style:style>
    <style:style style:name="ce573" style:family="table-cell" style:parent-style-name="Default">
      <style:map style:condition="cell-content()=1" style:apply-style-name="Untitled1" style:base-cell-address="Sheet1.L573"/>
    </style:style>
    <style:style style:name="ce574" style:family="table-cell" style:parent-style-name="Default">
      <style:map style:condition="cell-content()=1" style:apply-style-name="Untitled1" style:base-cell-address="Sheet1.L574"/>
    </style:style>
    <style:style style:name="ce575" style:family="table-cell" style:parent-style-name="Default">
      <style:map style:condition="cell-content()=1" style:apply-style-name="Untitled1" style:base-cell-address="Sheet1.L575"/>
    </style:style>
    <style:style style:name="ce576" style:family="table-cell" style:parent-style-name="Default">
      <style:map style:condition="cell-content()=1" style:apply-style-name="Untitled1" style:base-cell-address="Sheet1.L576"/>
    </style:style>
    <style:style style:name="ce577" style:family="table-cell" style:parent-style-name="Default">
      <style:map style:condition="cell-content()=1" style:apply-style-name="Untitled1" style:base-cell-address="Sheet1.L577"/>
    </style:style>
    <style:style style:name="ce578" style:family="table-cell" style:parent-style-name="Default">
      <style:map style:condition="cell-content()=1" style:apply-style-name="Untitled1" style:base-cell-address="Sheet1.L578"/>
    </style:style>
    <style:style style:name="ce579" style:family="table-cell" style:parent-style-name="Default">
      <style:map style:condition="cell-content()=1" style:apply-style-name="Untitled1" style:base-cell-address="Sheet1.L579"/>
    </style:style>
    <style:style style:name="ce580" style:family="table-cell" style:parent-style-name="Default">
      <style:map style:condition="cell-content()=1" style:apply-style-name="Untitled1" style:base-cell-address="Sheet1.L580"/>
    </style:style>
    <style:style style:name="ce581" style:family="table-cell" style:parent-style-name="Default">
      <style:map style:condition="cell-content()=1" style:apply-style-name="Untitled1" style:base-cell-address="Sheet1.L581"/>
    </style:style>
    <style:style style:name="ce582" style:family="table-cell" style:parent-style-name="Default">
      <style:map style:condition="cell-content()=1" style:apply-style-name="Untitled1" style:base-cell-address="Sheet1.L582"/>
    </style:style>
    <style:style style:name="ce583" style:family="table-cell" style:parent-style-name="Default">
      <style:map style:condition="cell-content()=1" style:apply-style-name="Untitled1" style:base-cell-address="Sheet1.L583"/>
    </style:style>
    <style:style style:name="ce584" style:family="table-cell" style:parent-style-name="Default">
      <style:map style:condition="cell-content()=1" style:apply-style-name="Untitled1" style:base-cell-address="Sheet1.L584"/>
    </style:style>
    <style:style style:name="ce585" style:family="table-cell" style:parent-style-name="Default">
      <style:map style:condition="cell-content()=1" style:apply-style-name="Untitled1" style:base-cell-address="Sheet1.L585"/>
    </style:style>
    <style:style style:name="ce586" style:family="table-cell" style:parent-style-name="Default">
      <style:map style:condition="cell-content()=1" style:apply-style-name="Untitled1" style:base-cell-address="Sheet1.L586"/>
    </style:style>
    <style:style style:name="ce587" style:family="table-cell" style:parent-style-name="Default">
      <style:map style:condition="cell-content()=1" style:apply-style-name="Untitled1" style:base-cell-address="Sheet1.L587"/>
    </style:style>
    <style:style style:name="ce588" style:family="table-cell" style:parent-style-name="Default">
      <style:map style:condition="cell-content()=1" style:apply-style-name="Untitled1" style:base-cell-address="Sheet1.L588"/>
    </style:style>
    <style:style style:name="ce589" style:family="table-cell" style:parent-style-name="Default">
      <style:map style:condition="cell-content()=1" style:apply-style-name="Untitled1" style:base-cell-address="Sheet1.L589"/>
    </style:style>
    <style:style style:name="ce590" style:family="table-cell" style:parent-style-name="Default">
      <style:map style:condition="cell-content()=1" style:apply-style-name="Untitled1" style:base-cell-address="Sheet1.L590"/>
    </style:style>
    <style:style style:name="ce591" style:family="table-cell" style:parent-style-name="Default">
      <style:map style:condition="cell-content()=1" style:apply-style-name="Untitled1" style:base-cell-address="Sheet1.L591"/>
    </style:style>
    <style:style style:name="ce592" style:family="table-cell" style:parent-style-name="Default">
      <style:map style:condition="cell-content()=1" style:apply-style-name="Untitled1" style:base-cell-address="Sheet1.L592"/>
    </style:style>
    <style:style style:name="ce593" style:family="table-cell" style:parent-style-name="Default">
      <style:map style:condition="cell-content()=1" style:apply-style-name="Untitled1" style:base-cell-address="Sheet1.L593"/>
    </style:style>
    <style:style style:name="ce594" style:family="table-cell" style:parent-style-name="Default">
      <style:map style:condition="cell-content()=1" style:apply-style-name="Untitled1" style:base-cell-address="Sheet1.L594"/>
    </style:style>
    <style:style style:name="ce595" style:family="table-cell" style:parent-style-name="Default">
      <style:map style:condition="cell-content()=1" style:apply-style-name="Untitled1" style:base-cell-address="Sheet1.L595"/>
    </style:style>
    <style:style style:name="ce596" style:family="table-cell" style:parent-style-name="Default">
      <style:map style:condition="cell-content()=1" style:apply-style-name="Untitled1" style:base-cell-address="Sheet1.L596"/>
    </style:style>
    <style:style style:name="ce597" style:family="table-cell" style:parent-style-name="Default">
      <style:map style:condition="cell-content()=1" style:apply-style-name="Untitled1" style:base-cell-address="Sheet1.L597"/>
    </style:style>
    <style:style style:name="ce598" style:family="table-cell" style:parent-style-name="Default">
      <style:map style:condition="cell-content()=1" style:apply-style-name="Untitled1" style:base-cell-address="Sheet1.L598"/>
    </style:style>
    <style:style style:name="ce599" style:family="table-cell" style:parent-style-name="Default">
      <style:map style:condition="cell-content()=1" style:apply-style-name="Untitled1" style:base-cell-address="Sheet1.L599"/>
    </style:style>
    <style:style style:name="ce600" style:family="table-cell" style:parent-style-name="Default">
      <style:map style:condition="cell-content()=1" style:apply-style-name="Untitled1" style:base-cell-address="Sheet1.L600"/>
    </style:style>
    <style:style style:name="ce601" style:family="table-cell" style:parent-style-name="Default">
      <style:map style:condition="cell-content()=1" style:apply-style-name="Untitled1" style:base-cell-address="Sheet1.L601"/>
    </style:style>
    <style:style style:name="ce602" style:family="table-cell" style:parent-style-name="Default">
      <style:map style:condition="cell-content()=1" style:apply-style-name="Untitled1" style:base-cell-address="Sheet1.L602"/>
    </style:style>
    <style:style style:name="ce603" style:family="table-cell" style:parent-style-name="Default">
      <style:map style:condition="cell-content()=1" style:apply-style-name="Untitled1" style:base-cell-address="Sheet1.L603"/>
    </style:style>
    <style:style style:name="ce604" style:family="table-cell" style:parent-style-name="Default">
      <style:map style:condition="cell-content()=1" style:apply-style-name="Untitled1" style:base-cell-address="Sheet1.L604"/>
    </style:style>
    <style:style style:name="ce605" style:family="table-cell" style:parent-style-name="Default">
      <style:map style:condition="cell-content()=1" style:apply-style-name="Untitled1" style:base-cell-address="Sheet1.L605"/>
    </style:style>
    <style:style style:name="ce606" style:family="table-cell" style:parent-style-name="Default">
      <style:map style:condition="cell-content()=1" style:apply-style-name="Untitled1" style:base-cell-address="Sheet1.L606"/>
    </style:style>
    <style:style style:name="ce607" style:family="table-cell" style:parent-style-name="Default">
      <style:map style:condition="cell-content()=1" style:apply-style-name="Untitled1" style:base-cell-address="Sheet1.L607"/>
    </style:style>
    <style:style style:name="ce608" style:family="table-cell" style:parent-style-name="Default">
      <style:map style:condition="cell-content()=1" style:apply-style-name="Untitled1" style:base-cell-address="Sheet1.L608"/>
    </style:style>
    <style:style style:name="ce609" style:family="table-cell" style:parent-style-name="Default">
      <style:map style:condition="cell-content()=1" style:apply-style-name="Untitled1" style:base-cell-address="Sheet1.L609"/>
    </style:style>
    <style:style style:name="ce610" style:family="table-cell" style:parent-style-name="Default">
      <style:map style:condition="cell-content()=1" style:apply-style-name="Untitled1" style:base-cell-address="Sheet1.L610"/>
    </style:style>
    <style:style style:name="ce611" style:family="table-cell" style:parent-style-name="Default">
      <style:map style:condition="cell-content()=1" style:apply-style-name="Untitled1" style:base-cell-address="Sheet1.L611"/>
    </style:style>
    <style:style style:name="ce612" style:family="table-cell" style:parent-style-name="Default">
      <style:map style:condition="cell-content()=1" style:apply-style-name="Untitled1" style:base-cell-address="Sheet1.L612"/>
    </style:style>
    <style:style style:name="ce613" style:family="table-cell" style:parent-style-name="Default">
      <style:map style:condition="cell-content()=1" style:apply-style-name="Untitled1" style:base-cell-address="Sheet1.L613"/>
    </style:style>
    <style:style style:name="ce614" style:family="table-cell" style:parent-style-name="Default">
      <style:map style:condition="cell-content()=1" style:apply-style-name="Untitled1" style:base-cell-address="Sheet1.L614"/>
    </style:style>
    <style:style style:name="ce615" style:family="table-cell" style:parent-style-name="Default">
      <style:map style:condition="cell-content()=1" style:apply-style-name="Untitled1" style:base-cell-address="Sheet1.L615"/>
    </style:style>
    <style:style style:name="ce616" style:family="table-cell" style:parent-style-name="Default">
      <style:map style:condition="cell-content()=1" style:apply-style-name="Untitled1" style:base-cell-address="Sheet1.L616"/>
    </style:style>
    <style:style style:name="ce617" style:family="table-cell" style:parent-style-name="Default">
      <style:map style:condition="cell-content()=1" style:apply-style-name="Untitled1" style:base-cell-address="Sheet1.L617"/>
    </style:style>
    <style:style style:name="ce618" style:family="table-cell" style:parent-style-name="Default">
      <style:map style:condition="cell-content()=1" style:apply-style-name="Untitled1" style:base-cell-address="Sheet1.L618"/>
    </style:style>
    <style:style style:name="ce619" style:family="table-cell" style:parent-style-name="Default">
      <style:map style:condition="cell-content()=1" style:apply-style-name="Untitled1" style:base-cell-address="Sheet1.L619"/>
    </style:style>
    <style:style style:name="ce620" style:family="table-cell" style:parent-style-name="Default">
      <style:map style:condition="cell-content()=1" style:apply-style-name="Untitled1" style:base-cell-address="Sheet1.L620"/>
    </style:style>
    <style:style style:name="ce621" style:family="table-cell" style:parent-style-name="Default">
      <style:map style:condition="cell-content()=1" style:apply-style-name="Untitled1" style:base-cell-address="Sheet1.L621"/>
    </style:style>
    <style:style style:name="ce622" style:family="table-cell" style:parent-style-name="Default">
      <style:map style:condition="cell-content()=1" style:apply-style-name="Untitled1" style:base-cell-address="Sheet1.L622"/>
    </style:style>
    <style:style style:name="ce623" style:family="table-cell" style:parent-style-name="Default">
      <style:map style:condition="cell-content()=1" style:apply-style-name="Untitled1" style:base-cell-address="Sheet1.L623"/>
    </style:style>
    <style:style style:name="ce624" style:family="table-cell" style:parent-style-name="Default">
      <style:map style:condition="cell-content()=1" style:apply-style-name="Untitled1" style:base-cell-address="Sheet1.L624"/>
    </style:style>
    <style:style style:name="ce625" style:family="table-cell" style:parent-style-name="Default">
      <style:map style:condition="cell-content()=1" style:apply-style-name="Untitled1" style:base-cell-address="Sheet1.L625"/>
    </style:style>
    <style:style style:name="ce626" style:family="table-cell" style:parent-style-name="Default">
      <style:map style:condition="cell-content()=1" style:apply-style-name="Untitled1" style:base-cell-address="Sheet1.L626"/>
    </style:style>
    <style:style style:name="ce627" style:family="table-cell" style:parent-style-name="Default">
      <style:map style:condition="cell-content()=1" style:apply-style-name="Untitled1" style:base-cell-address="Sheet1.L627"/>
    </style:style>
    <style:style style:name="ce628" style:family="table-cell" style:parent-style-name="Default">
      <style:map style:condition="cell-content()=1" style:apply-style-name="Untitled1" style:base-cell-address="Sheet1.L628"/>
    </style:style>
    <style:style style:name="ce629" style:family="table-cell" style:parent-style-name="Default">
      <style:map style:condition="cell-content()=1" style:apply-style-name="Untitled1" style:base-cell-address="Sheet1.L629"/>
    </style:style>
    <style:style style:name="ce630" style:family="table-cell" style:parent-style-name="Default">
      <style:map style:condition="cell-content()=1" style:apply-style-name="Untitled1" style:base-cell-address="Sheet1.L630"/>
    </style:style>
    <style:style style:name="ce631" style:family="table-cell" style:parent-style-name="Default">
      <style:map style:condition="cell-content()=1" style:apply-style-name="Untitled1" style:base-cell-address="Sheet1.L631"/>
    </style:style>
    <style:style style:name="ce632" style:family="table-cell" style:parent-style-name="Default">
      <style:map style:condition="cell-content()=1" style:apply-style-name="Untitled1" style:base-cell-address="Sheet1.L632"/>
    </style:style>
    <style:style style:name="ce633" style:family="table-cell" style:parent-style-name="Default">
      <style:map style:condition="cell-content()=1" style:apply-style-name="Untitled1" style:base-cell-address="Sheet1.L633"/>
    </style:style>
    <style:style style:name="ce634" style:family="table-cell" style:parent-style-name="Default">
      <style:map style:condition="cell-content()=1" style:apply-style-name="Untitled1" style:base-cell-address="Sheet1.L634"/>
    </style:style>
    <style:style style:name="ce635" style:family="table-cell" style:parent-style-name="Default">
      <style:map style:condition="cell-content()=1" style:apply-style-name="Untitled1" style:base-cell-address="Sheet1.L635"/>
    </style:style>
    <style:style style:name="ce636" style:family="table-cell" style:parent-style-name="Default">
      <style:map style:condition="cell-content()=1" style:apply-style-name="Untitled1" style:base-cell-address="Sheet1.L636"/>
    </style:style>
    <style:style style:name="ce637" style:family="table-cell" style:parent-style-name="Default">
      <style:map style:condition="cell-content()=1" style:apply-style-name="Untitled1" style:base-cell-address="Sheet1.L637"/>
    </style:style>
    <style:style style:name="ce638" style:family="table-cell" style:parent-style-name="Default">
      <style:map style:condition="cell-content()=1" style:apply-style-name="Untitled1" style:base-cell-address="Sheet1.L638"/>
    </style:style>
    <style:style style:name="ce639" style:family="table-cell" style:parent-style-name="Default">
      <style:map style:condition="cell-content()=1" style:apply-style-name="Untitled1" style:base-cell-address="Sheet1.L639"/>
    </style:style>
    <style:style style:name="ce640" style:family="table-cell" style:parent-style-name="Default">
      <style:map style:condition="cell-content()=1" style:apply-style-name="Untitled1" style:base-cell-address="Sheet1.L640"/>
    </style:style>
    <style:style style:name="ce641" style:family="table-cell" style:parent-style-name="Default">
      <style:map style:condition="cell-content()=1" style:apply-style-name="Untitled1" style:base-cell-address="Sheet1.L641"/>
    </style:style>
    <style:style style:name="ce642" style:family="table-cell" style:parent-style-name="Default">
      <style:map style:condition="cell-content()=1" style:apply-style-name="Untitled1" style:base-cell-address="Sheet1.L642"/>
    </style:style>
    <style:style style:name="ce643" style:family="table-cell" style:parent-style-name="Default">
      <style:map style:condition="cell-content()=1" style:apply-style-name="Untitled1" style:base-cell-address="Sheet1.L643"/>
    </style:style>
    <style:style style:name="ce644" style:family="table-cell" style:parent-style-name="Default">
      <style:map style:condition="cell-content()=1" style:apply-style-name="Untitled1" style:base-cell-address="Sheet1.L644"/>
    </style:style>
    <style:style style:name="ce645" style:family="table-cell" style:parent-style-name="Default">
      <style:map style:condition="cell-content()=1" style:apply-style-name="Untitled1" style:base-cell-address="Sheet1.L645"/>
    </style:style>
    <style:style style:name="ce646" style:family="table-cell" style:parent-style-name="Default">
      <style:map style:condition="cell-content()=1" style:apply-style-name="Untitled1" style:base-cell-address="Sheet1.L646"/>
    </style:style>
    <style:style style:name="ce647" style:family="table-cell" style:parent-style-name="Default">
      <style:map style:condition="cell-content()=1" style:apply-style-name="Untitled1" style:base-cell-address="Sheet1.L647"/>
    </style:style>
    <style:style style:name="ce648" style:family="table-cell" style:parent-style-name="Default">
      <style:map style:condition="cell-content()=1" style:apply-style-name="Untitled1" style:base-cell-address="Sheet1.L648"/>
    </style:style>
    <style:style style:name="ce649" style:family="table-cell" style:parent-style-name="Default">
      <style:map style:condition="cell-content()=1" style:apply-style-name="Untitled1" style:base-cell-address="Sheet1.L649"/>
    </style:style>
    <style:style style:name="ce650" style:family="table-cell" style:parent-style-name="Default">
      <style:map style:condition="cell-content()=1" style:apply-style-name="Untitled1" style:base-cell-address="Sheet1.L650"/>
    </style:style>
    <style:style style:name="ce651" style:family="table-cell" style:parent-style-name="Default">
      <style:map style:condition="cell-content()=1" style:apply-style-name="Untitled1" style:base-cell-address="Sheet1.L651"/>
    </style:style>
    <style:style style:name="ce652" style:family="table-cell" style:parent-style-name="Default">
      <style:map style:condition="cell-content()=1" style:apply-style-name="Untitled1" style:base-cell-address="Sheet1.L652"/>
    </style:style>
    <style:style style:name="ce653" style:family="table-cell" style:parent-style-name="Default">
      <style:map style:condition="cell-content()=1" style:apply-style-name="Untitled1" style:base-cell-address="Sheet1.L653"/>
    </style:style>
    <style:style style:name="ce654" style:family="table-cell" style:parent-style-name="Default">
      <style:map style:condition="cell-content()=1" style:apply-style-name="Untitled1" style:base-cell-address="Sheet1.L654"/>
    </style:style>
    <style:style style:name="ce655" style:family="table-cell" style:parent-style-name="Default">
      <style:map style:condition="cell-content()=1" style:apply-style-name="Untitled1" style:base-cell-address="Sheet1.L655"/>
    </style:style>
    <style:style style:name="ce656" style:family="table-cell" style:parent-style-name="Default">
      <style:map style:condition="cell-content()=1" style:apply-style-name="Untitled1" style:base-cell-address="Sheet1.L656"/>
    </style:style>
    <style:style style:name="ce657" style:family="table-cell" style:parent-style-name="Default">
      <style:map style:condition="cell-content()=1" style:apply-style-name="Untitled1" style:base-cell-address="Sheet1.L657"/>
    </style:style>
    <style:style style:name="ce658" style:family="table-cell" style:parent-style-name="Default">
      <style:map style:condition="cell-content()=1" style:apply-style-name="Untitled1" style:base-cell-address="Sheet1.L658"/>
    </style:style>
    <style:style style:name="ce659" style:family="table-cell" style:parent-style-name="Default">
      <style:map style:condition="cell-content()=1" style:apply-style-name="Untitled1" style:base-cell-address="Sheet1.L659"/>
    </style:style>
    <style:style style:name="ce660" style:family="table-cell" style:parent-style-name="Default">
      <style:map style:condition="cell-content()=1" style:apply-style-name="Untitled1" style:base-cell-address="Sheet1.L660"/>
    </style:style>
    <style:style style:name="ce661" style:family="table-cell" style:parent-style-name="Default">
      <style:map style:condition="cell-content()=1" style:apply-style-name="Untitled1" style:base-cell-address="Sheet1.L661"/>
    </style:style>
    <style:style style:name="ce662" style:family="table-cell" style:parent-style-name="Default">
      <style:map style:condition="cell-content()=1" style:apply-style-name="Untitled1" style:base-cell-address="Sheet1.L662"/>
    </style:style>
    <style:style style:name="ce663" style:family="table-cell" style:parent-style-name="Default">
      <style:map style:condition="cell-content()=1" style:apply-style-name="Untitled1" style:base-cell-address="Sheet1.L663"/>
    </style:style>
    <style:style style:name="ce664" style:family="table-cell" style:parent-style-name="Default">
      <style:map style:condition="cell-content()=1" style:apply-style-name="Untitled1" style:base-cell-address="Sheet1.L664"/>
    </style:style>
    <style:style style:name="ce665" style:family="table-cell" style:parent-style-name="Default">
      <style:map style:condition="cell-content()=1" style:apply-style-name="Untitled1" style:base-cell-address="Sheet1.L665"/>
    </style:style>
    <style:style style:name="ce666" style:family="table-cell" style:parent-style-name="Default">
      <style:map style:condition="cell-content()=1" style:apply-style-name="Untitled1" style:base-cell-address="Sheet1.L666"/>
    </style:style>
    <style:style style:name="ce667" style:family="table-cell" style:parent-style-name="Default">
      <style:map style:condition="cell-content()=1" style:apply-style-name="Untitled1" style:base-cell-address="Sheet1.L667"/>
    </style:style>
    <style:style style:name="ce668" style:family="table-cell" style:parent-style-name="Default">
      <style:map style:condition="cell-content()=1" style:apply-style-name="Untitled1" style:base-cell-address="Sheet1.L668"/>
    </style:style>
    <style:style style:name="ce669" style:family="table-cell" style:parent-style-name="Default">
      <style:map style:condition="cell-content()=1" style:apply-style-name="Untitled1" style:base-cell-address="Sheet1.L669"/>
    </style:style>
    <style:style style:name="ce670" style:family="table-cell" style:parent-style-name="Default">
      <style:map style:condition="cell-content()=1" style:apply-style-name="Untitled1" style:base-cell-address="Sheet1.L670"/>
    </style:style>
    <style:style style:name="ce671" style:family="table-cell" style:parent-style-name="Default">
      <style:map style:condition="cell-content()=1" style:apply-style-name="Untitled1" style:base-cell-address="Sheet1.L671"/>
    </style:style>
    <style:style style:name="ce672" style:family="table-cell" style:parent-style-name="Default">
      <style:map style:condition="cell-content()=1" style:apply-style-name="Untitled1" style:base-cell-address="Sheet1.L672"/>
    </style:style>
    <style:style style:name="ce673" style:family="table-cell" style:parent-style-name="Default">
      <style:map style:condition="cell-content()=1" style:apply-style-name="Untitled1" style:base-cell-address="Sheet1.L673"/>
    </style:style>
    <style:style style:name="ce674" style:family="table-cell" style:parent-style-name="Default">
      <style:map style:condition="cell-content()=1" style:apply-style-name="Untitled1" style:base-cell-address="Sheet1.L674"/>
    </style:style>
    <style:style style:name="ce675" style:family="table-cell" style:parent-style-name="Default">
      <style:map style:condition="cell-content()=1" style:apply-style-name="Untitled1" style:base-cell-address="Sheet1.L675"/>
    </style:style>
    <style:style style:name="ce676" style:family="table-cell" style:parent-style-name="Default">
      <style:map style:condition="cell-content()=1" style:apply-style-name="Untitled1" style:base-cell-address="Sheet1.L676"/>
    </style:style>
    <style:style style:name="ce677" style:family="table-cell" style:parent-style-name="Default">
      <style:map style:condition="cell-content()=1" style:apply-style-name="Untitled1" style:base-cell-address="Sheet1.L677"/>
    </style:style>
    <style:style style:name="ce678" style:family="table-cell" style:parent-style-name="Default">
      <style:map style:condition="cell-content()=1" style:apply-style-name="Untitled1" style:base-cell-address="Sheet1.L678"/>
    </style:style>
    <style:style style:name="ce679" style:family="table-cell" style:parent-style-name="Default">
      <style:map style:condition="cell-content()=1" style:apply-style-name="Untitled1" style:base-cell-address="Sheet1.L679"/>
    </style:style>
    <style:style style:name="ce680" style:family="table-cell" style:parent-style-name="Default">
      <style:map style:condition="cell-content()=1" style:apply-style-name="Untitled1" style:base-cell-address="Sheet1.L680"/>
    </style:style>
    <style:style style:name="ce681" style:family="table-cell" style:parent-style-name="Default">
      <style:map style:condition="cell-content()=1" style:apply-style-name="Untitled1" style:base-cell-address="Sheet1.L681"/>
    </style:style>
    <style:style style:name="ce682" style:family="table-cell" style:parent-style-name="Default">
      <style:map style:condition="cell-content()=1" style:apply-style-name="Untitled1" style:base-cell-address="Sheet1.L682"/>
    </style:style>
    <style:style style:name="ce683" style:family="table-cell" style:parent-style-name="Default">
      <style:map style:condition="cell-content()=1" style:apply-style-name="Untitled1" style:base-cell-address="Sheet1.L683"/>
    </style:style>
    <style:style style:name="ce684" style:family="table-cell" style:parent-style-name="Default">
      <style:map style:condition="cell-content()=1" style:apply-style-name="Untitled1" style:base-cell-address="Sheet1.L684"/>
    </style:style>
    <style:style style:name="ce685" style:family="table-cell" style:parent-style-name="Default">
      <style:map style:condition="cell-content()=1" style:apply-style-name="Untitled1" style:base-cell-address="Sheet1.L685"/>
    </style:style>
    <style:style style:name="ce686" style:family="table-cell" style:parent-style-name="Default">
      <style:map style:condition="cell-content()=1" style:apply-style-name="Untitled1" style:base-cell-address="Sheet1.L686"/>
    </style:style>
    <style:style style:name="ce687" style:family="table-cell" style:parent-style-name="Default">
      <style:map style:condition="cell-content()=1" style:apply-style-name="Untitled1" style:base-cell-address="Sheet1.L687"/>
    </style:style>
    <style:style style:name="ce688" style:family="table-cell" style:parent-style-name="Default">
      <style:map style:condition="cell-content()=1" style:apply-style-name="Untitled1" style:base-cell-address="Sheet1.L688"/>
    </style:style>
    <style:style style:name="ce689" style:family="table-cell" style:parent-style-name="Default">
      <style:map style:condition="cell-content()=1" style:apply-style-name="Untitled1" style:base-cell-address="Sheet1.L689"/>
    </style:style>
    <style:style style:name="ce690" style:family="table-cell" style:parent-style-name="Default">
      <style:map style:condition="cell-content()=1" style:apply-style-name="Untitled1" style:base-cell-address="Sheet1.L690"/>
    </style:style>
    <style:style style:name="ce691" style:family="table-cell" style:parent-style-name="Default">
      <style:map style:condition="cell-content()=1" style:apply-style-name="Untitled1" style:base-cell-address="Sheet1.L691"/>
    </style:style>
    <style:style style:name="ce692" style:family="table-cell" style:parent-style-name="Default">
      <style:map style:condition="cell-content()=1" style:apply-style-name="Untitled1" style:base-cell-address="Sheet1.L692"/>
    </style:style>
    <style:style style:name="ce693" style:family="table-cell" style:parent-style-name="Default">
      <style:map style:condition="cell-content()=1" style:apply-style-name="Untitled1" style:base-cell-address="Sheet1.L693"/>
    </style:style>
    <style:style style:name="ce694" style:family="table-cell" style:parent-style-name="Default">
      <style:map style:condition="cell-content()=1" style:apply-style-name="Untitled1" style:base-cell-address="Sheet1.L694"/>
    </style:style>
    <style:style style:name="ce695" style:family="table-cell" style:parent-style-name="Default">
      <style:map style:condition="cell-content()=1" style:apply-style-name="Untitled1" style:base-cell-address="Sheet1.L695"/>
    </style:style>
    <style:style style:name="ce696" style:family="table-cell" style:parent-style-name="Default">
      <style:map style:condition="cell-content()=1" style:apply-style-name="Untitled1" style:base-cell-address="Sheet1.L696"/>
    </style:style>
    <style:style style:name="ce697" style:family="table-cell" style:parent-style-name="Default">
      <style:map style:condition="cell-content()=1" style:apply-style-name="Untitled1" style:base-cell-address="Sheet1.L697"/>
    </style:style>
    <style:style style:name="ce698" style:family="table-cell" style:parent-style-name="Default">
      <style:map style:condition="cell-content()=1" style:apply-style-name="Untitled1" style:base-cell-address="Sheet1.L698"/>
    </style:style>
    <style:style style:name="ce699" style:family="table-cell" style:parent-style-name="Default">
      <style:map style:condition="cell-content()=1" style:apply-style-name="Untitled1" style:base-cell-address="Sheet1.L699"/>
    </style:style>
    <style:style style:name="ce700" style:family="table-cell" style:parent-style-name="Default">
      <style:map style:condition="cell-content()=1" style:apply-style-name="Untitled1" style:base-cell-address="Sheet1.L700"/>
    </style:style>
    <style:style style:name="ce701" style:family="table-cell" style:parent-style-name="Default">
      <style:map style:condition="cell-content()=1" style:apply-style-name="Untitled1" style:base-cell-address="Sheet1.L701"/>
    </style:style>
    <style:style style:name="ce702" style:family="table-cell" style:parent-style-name="Default">
      <style:map style:condition="cell-content()=1" style:apply-style-name="Untitled1" style:base-cell-address="Sheet1.L702"/>
    </style:style>
    <style:style style:name="ce703" style:family="table-cell" style:parent-style-name="Default">
      <style:map style:condition="cell-content()=1" style:apply-style-name="Untitled1" style:base-cell-address="Sheet1.L703"/>
    </style:style>
    <style:style style:name="ce704" style:family="table-cell" style:parent-style-name="Default">
      <style:map style:condition="cell-content()=1" style:apply-style-name="Untitled1" style:base-cell-address="Sheet1.L704"/>
    </style:style>
    <style:style style:name="ce705" style:family="table-cell" style:parent-style-name="Default">
      <style:map style:condition="cell-content()=1" style:apply-style-name="Untitled1" style:base-cell-address="Sheet1.L705"/>
    </style:style>
    <style:style style:name="ce706" style:family="table-cell" style:parent-style-name="Default">
      <style:map style:condition="cell-content()=1" style:apply-style-name="Untitled1" style:base-cell-address="Sheet1.L706"/>
    </style:style>
    <style:style style:name="ce707" style:family="table-cell" style:parent-style-name="Default">
      <style:map style:condition="cell-content()=1" style:apply-style-name="Untitled1" style:base-cell-address="Sheet1.L707"/>
    </style:style>
    <style:style style:name="ce708" style:family="table-cell" style:parent-style-name="Default">
      <style:map style:condition="cell-content()=1" style:apply-style-name="Untitled1" style:base-cell-address="Sheet1.L708"/>
    </style:style>
    <style:style style:name="ce709" style:family="table-cell" style:parent-style-name="Default">
      <style:map style:condition="cell-content()=1" style:apply-style-name="Untitled1" style:base-cell-address="Sheet1.L709"/>
    </style:style>
    <style:style style:name="ce710" style:family="table-cell" style:parent-style-name="Default">
      <style:map style:condition="cell-content()=1" style:apply-style-name="Untitled1" style:base-cell-address="Sheet1.L710"/>
    </style:style>
    <style:style style:name="ce711" style:family="table-cell" style:parent-style-name="Default">
      <style:map style:condition="cell-content()=1" style:apply-style-name="Untitled1" style:base-cell-address="Sheet1.L711"/>
    </style:style>
    <style:style style:name="ce712" style:family="table-cell" style:parent-style-name="Default">
      <style:map style:condition="cell-content()=1" style:apply-style-name="Untitled1" style:base-cell-address="Sheet1.L712"/>
    </style:style>
    <style:style style:name="ce713" style:family="table-cell" style:parent-style-name="Default">
      <style:map style:condition="cell-content()=1" style:apply-style-name="Untitled1" style:base-cell-address="Sheet1.L713"/>
    </style:style>
    <style:style style:name="ce714" style:family="table-cell" style:parent-style-name="Default">
      <style:map style:condition="cell-content()=1" style:apply-style-name="Untitled1" style:base-cell-address="Sheet1.L714"/>
    </style:style>
    <style:style style:name="ce715" style:family="table-cell" style:parent-style-name="Default">
      <style:map style:condition="cell-content()=1" style:apply-style-name="Untitled1" style:base-cell-address="Sheet1.L715"/>
    </style:style>
    <style:style style:name="ce716" style:family="table-cell" style:parent-style-name="Default">
      <style:map style:condition="cell-content()=1" style:apply-style-name="Untitled1" style:base-cell-address="Sheet1.L716"/>
    </style:style>
    <style:style style:name="ce717" style:family="table-cell" style:parent-style-name="Default">
      <style:map style:condition="cell-content()=1" style:apply-style-name="Untitled1" style:base-cell-address="Sheet1.L717"/>
    </style:style>
    <style:style style:name="ce718" style:family="table-cell" style:parent-style-name="Default">
      <style:map style:condition="cell-content()=1" style:apply-style-name="Untitled1" style:base-cell-address="Sheet1.L718"/>
    </style:style>
    <style:style style:name="ce719" style:family="table-cell" style:parent-style-name="Default">
      <style:map style:condition="cell-content()=1" style:apply-style-name="Untitled1" style:base-cell-address="Sheet1.L719"/>
    </style:style>
    <style:style style:name="ce720" style:family="table-cell" style:parent-style-name="Default">
      <style:map style:condition="cell-content()=1" style:apply-style-name="Untitled1" style:base-cell-address="Sheet1.L720"/>
    </style:style>
    <style:style style:name="ce721" style:family="table-cell" style:parent-style-name="Default">
      <style:map style:condition="cell-content()=1" style:apply-style-name="Untitled1" style:base-cell-address="Sheet1.L721"/>
    </style:style>
    <style:style style:name="ce722" style:family="table-cell" style:parent-style-name="Default">
      <style:map style:condition="cell-content()=1" style:apply-style-name="Untitled1" style:base-cell-address="Sheet1.L722"/>
    </style:style>
    <style:style style:name="ce723" style:family="table-cell" style:parent-style-name="Default">
      <style:map style:condition="cell-content()=1" style:apply-style-name="Untitled1" style:base-cell-address="Sheet1.L723"/>
    </style:style>
    <style:style style:name="ce724" style:family="table-cell" style:parent-style-name="Default">
      <style:map style:condition="cell-content()=1" style:apply-style-name="Untitled1" style:base-cell-address="Sheet1.L724"/>
    </style:style>
    <style:style style:name="ce725" style:family="table-cell" style:parent-style-name="Default">
      <style:map style:condition="cell-content()=1" style:apply-style-name="Untitled1" style:base-cell-address="Sheet1.L725"/>
    </style:style>
    <style:style style:name="ce726" style:family="table-cell" style:parent-style-name="Default">
      <style:map style:condition="cell-content()=1" style:apply-style-name="Untitled1" style:base-cell-address="Sheet1.L726"/>
    </style:style>
    <style:style style:name="ce727" style:family="table-cell" style:parent-style-name="Default">
      <style:map style:condition="cell-content()=1" style:apply-style-name="Untitled1" style:base-cell-address="Sheet1.L727"/>
    </style:style>
    <style:style style:name="ce728" style:family="table-cell" style:parent-style-name="Default">
      <style:map style:condition="cell-content()=1" style:apply-style-name="Untitled1" style:base-cell-address="Sheet1.L728"/>
    </style:style>
    <style:style style:name="ce729" style:family="table-cell" style:parent-style-name="Default">
      <style:map style:condition="cell-content()=1" style:apply-style-name="Untitled1" style:base-cell-address="Sheet1.L729"/>
    </style:style>
    <style:style style:name="ce730" style:family="table-cell" style:parent-style-name="Default">
      <style:map style:condition="cell-content()=1" style:apply-style-name="Untitled1" style:base-cell-address="Sheet1.L730"/>
    </style:style>
    <style:style style:name="ce731" style:family="table-cell" style:parent-style-name="Default">
      <style:map style:condition="cell-content()=1" style:apply-style-name="Untitled1" style:base-cell-address="Sheet1.L731"/>
    </style:style>
    <style:style style:name="ce732" style:family="table-cell" style:parent-style-name="Default">
      <style:map style:condition="cell-content()=1" style:apply-style-name="Untitled1" style:base-cell-address="Sheet1.L732"/>
    </style:style>
    <style:style style:name="ce733" style:family="table-cell" style:parent-style-name="Default">
      <style:map style:condition="cell-content()=1" style:apply-style-name="Untitled1" style:base-cell-address="Sheet1.L733"/>
    </style:style>
    <style:style style:name="ce734" style:family="table-cell" style:parent-style-name="Default">
      <style:map style:condition="cell-content()=1" style:apply-style-name="Untitled1" style:base-cell-address="Sheet1.L734"/>
    </style:style>
    <style:style style:name="ce735" style:family="table-cell" style:parent-style-name="Default">
      <style:map style:condition="cell-content()=1" style:apply-style-name="Untitled1" style:base-cell-address="Sheet1.L735"/>
    </style:style>
    <style:style style:name="ce736" style:family="table-cell" style:parent-style-name="Default">
      <style:map style:condition="cell-content()=1" style:apply-style-name="Untitled1" style:base-cell-address="Sheet1.L736"/>
    </style:style>
    <style:style style:name="ce737" style:family="table-cell" style:parent-style-name="Default">
      <style:map style:condition="cell-content()=1" style:apply-style-name="Untitled1" style:base-cell-address="Sheet1.L737"/>
    </style:style>
    <style:style style:name="ce738" style:family="table-cell" style:parent-style-name="Default">
      <style:map style:condition="cell-content()=1" style:apply-style-name="Untitled1" style:base-cell-address="Sheet1.L738"/>
    </style:style>
    <style:style style:name="ce739" style:family="table-cell" style:parent-style-name="Default">
      <style:map style:condition="cell-content()=1" style:apply-style-name="Untitled1" style:base-cell-address="Sheet1.L739"/>
    </style:style>
    <style:style style:name="ce740" style:family="table-cell" style:parent-style-name="Default">
      <style:map style:condition="cell-content()=1" style:apply-style-name="Untitled1" style:base-cell-address="Sheet1.L740"/>
    </style:style>
    <style:style style:name="ce741" style:family="table-cell" style:parent-style-name="Default">
      <style:map style:condition="cell-content()=1" style:apply-style-name="Untitled1" style:base-cell-address="Sheet1.L741"/>
    </style:style>
    <style:style style:name="ce742" style:family="table-cell" style:parent-style-name="Default">
      <style:map style:condition="cell-content()=1" style:apply-style-name="Untitled1" style:base-cell-address="Sheet1.L742"/>
    </style:style>
    <style:style style:name="ce743" style:family="table-cell" style:parent-style-name="Default">
      <style:map style:condition="cell-content()=1" style:apply-style-name="Untitled1" style:base-cell-address="Sheet1.L743"/>
    </style:style>
    <style:style style:name="ce744" style:family="table-cell" style:parent-style-name="Default">
      <style:map style:condition="cell-content()=1" style:apply-style-name="Untitled1" style:base-cell-address="Sheet1.L744"/>
    </style:style>
    <style:style style:name="ce745" style:family="table-cell" style:parent-style-name="Default">
      <style:map style:condition="cell-content()=1" style:apply-style-name="Untitled1" style:base-cell-address="Sheet1.L745"/>
    </style:style>
    <style:style style:name="ce746" style:family="table-cell" style:parent-style-name="Default">
      <style:map style:condition="cell-content()=1" style:apply-style-name="Untitled1" style:base-cell-address="Sheet1.L746"/>
    </style:style>
    <style:style style:name="ce747" style:family="table-cell" style:parent-style-name="Default">
      <style:map style:condition="cell-content()=1" style:apply-style-name="Untitled1" style:base-cell-address="Sheet1.L747"/>
    </style:style>
    <style:style style:name="ce748" style:family="table-cell" style:parent-style-name="Default">
      <style:map style:condition="cell-content()=1" style:apply-style-name="Untitled1" style:base-cell-address="Sheet1.L748"/>
    </style:style>
    <style:style style:name="ce749" style:family="table-cell" style:parent-style-name="Default">
      <style:map style:condition="cell-content()=1" style:apply-style-name="Untitled1" style:base-cell-address="Sheet1.L749"/>
    </style:style>
    <style:style style:name="ce750" style:family="table-cell" style:parent-style-name="Default">
      <style:map style:condition="cell-content()=1" style:apply-style-name="Untitled1" style:base-cell-address="Sheet1.L750"/>
    </style:style>
    <style:style style:name="ce751" style:family="table-cell" style:parent-style-name="Default">
      <style:map style:condition="cell-content()=1" style:apply-style-name="Untitled1" style:base-cell-address="Sheet1.L751"/>
    </style:style>
    <style:style style:name="ce752" style:family="table-cell" style:parent-style-name="Default">
      <style:map style:condition="cell-content()=1" style:apply-style-name="Untitled1" style:base-cell-address="Sheet1.L752"/>
    </style:style>
    <style:style style:name="ce753" style:family="table-cell" style:parent-style-name="Default">
      <style:map style:condition="cell-content()=1" style:apply-style-name="Untitled1" style:base-cell-address="Sheet1.L753"/>
    </style:style>
    <style:style style:name="ce754" style:family="table-cell" style:parent-style-name="Default">
      <style:map style:condition="cell-content()=1" style:apply-style-name="Untitled1" style:base-cell-address="Sheet1.L754"/>
    </style:style>
    <style:style style:name="ce755" style:family="table-cell" style:parent-style-name="Default">
      <style:map style:condition="cell-content()=1" style:apply-style-name="Untitled1" style:base-cell-address="Sheet1.L755"/>
    </style:style>
    <style:style style:name="ce756" style:family="table-cell" style:parent-style-name="Default">
      <style:map style:condition="cell-content()=1" style:apply-style-name="Untitled1" style:base-cell-address="Sheet1.L756"/>
    </style:style>
    <style:style style:name="ce757" style:family="table-cell" style:parent-style-name="Default">
      <style:map style:condition="cell-content()=1" style:apply-style-name="Untitled1" style:base-cell-address="Sheet1.L757"/>
    </style:style>
    <style:style style:name="ce758" style:family="table-cell" style:parent-style-name="Default">
      <style:map style:condition="cell-content()=1" style:apply-style-name="Untitled1" style:base-cell-address="Sheet1.L758"/>
    </style:style>
    <style:style style:name="ce759" style:family="table-cell" style:parent-style-name="Default">
      <style:map style:condition="cell-content()=1" style:apply-style-name="Untitled1" style:base-cell-address="Sheet1.L759"/>
    </style:style>
    <style:style style:name="ce760" style:family="table-cell" style:parent-style-name="Default">
      <style:map style:condition="cell-content()=1" style:apply-style-name="Untitled1" style:base-cell-address="Sheet1.L760"/>
    </style:style>
    <style:style style:name="ce761" style:family="table-cell" style:parent-style-name="Default">
      <style:map style:condition="cell-content()=1" style:apply-style-name="Untitled1" style:base-cell-address="Sheet1.L761"/>
    </style:style>
    <style:style style:name="ce762" style:family="table-cell" style:parent-style-name="Default">
      <style:map style:condition="cell-content()=1" style:apply-style-name="Untitled1" style:base-cell-address="Sheet1.L762"/>
    </style:style>
    <style:style style:name="ce763" style:family="table-cell" style:parent-style-name="Default">
      <style:map style:condition="cell-content()=1" style:apply-style-name="Untitled1" style:base-cell-address="Sheet1.L763"/>
    </style:style>
    <style:style style:name="ce764" style:family="table-cell" style:parent-style-name="Default">
      <style:map style:condition="cell-content()=1" style:apply-style-name="Untitled1" style:base-cell-address="Sheet1.L764"/>
    </style:style>
    <style:style style:name="ce765" style:family="table-cell" style:parent-style-name="Default">
      <style:map style:condition="cell-content()=1" style:apply-style-name="Untitled1" style:base-cell-address="Sheet1.L765"/>
    </style:style>
    <style:style style:name="ce766" style:family="table-cell" style:parent-style-name="Default">
      <style:map style:condition="cell-content()=1" style:apply-style-name="Untitled1" style:base-cell-address="Sheet1.L766"/>
    </style:style>
    <style:style style:name="ce767" style:family="table-cell" style:parent-style-name="Default">
      <style:map style:condition="cell-content()=1" style:apply-style-name="Untitled1" style:base-cell-address="Sheet1.L767"/>
    </style:style>
    <style:style style:name="ce768" style:family="table-cell" style:parent-style-name="Default">
      <style:map style:condition="cell-content()=1" style:apply-style-name="Untitled1" style:base-cell-address="Sheet1.L768"/>
    </style:style>
    <style:style style:name="ce769" style:family="table-cell" style:parent-style-name="Default">
      <style:map style:condition="cell-content()=1" style:apply-style-name="Untitled1" style:base-cell-address="Sheet1.L769"/>
    </style:style>
    <style:style style:name="ce770" style:family="table-cell" style:parent-style-name="Default">
      <style:map style:condition="cell-content()=1" style:apply-style-name="Untitled1" style:base-cell-address="Sheet1.L770"/>
    </style:style>
    <style:style style:name="ce771" style:family="table-cell" style:parent-style-name="Default">
      <style:map style:condition="cell-content()=1" style:apply-style-name="Untitled1" style:base-cell-address="Sheet1.L771"/>
    </style:style>
    <style:style style:name="ce772" style:family="table-cell" style:parent-style-name="Default">
      <style:map style:condition="cell-content()=1" style:apply-style-name="Untitled1" style:base-cell-address="Sheet1.L772"/>
    </style:style>
    <style:style style:name="ce773" style:family="table-cell" style:parent-style-name="Default">
      <style:map style:condition="cell-content()=1" style:apply-style-name="Untitled1" style:base-cell-address="Sheet1.L773"/>
    </style:style>
    <style:style style:name="ce774" style:family="table-cell" style:parent-style-name="Default">
      <style:map style:condition="cell-content()=1" style:apply-style-name="Untitled1" style:base-cell-address="Sheet1.L774"/>
    </style:style>
    <style:style style:name="ce775" style:family="table-cell" style:parent-style-name="Default">
      <style:map style:condition="cell-content()=1" style:apply-style-name="Untitled1" style:base-cell-address="Sheet1.L775"/>
    </style:style>
    <style:style style:name="ce776" style:family="table-cell" style:parent-style-name="Default">
      <style:map style:condition="cell-content()=1" style:apply-style-name="Untitled1" style:base-cell-address="Sheet1.L776"/>
    </style:style>
    <style:style style:name="ce777" style:family="table-cell" style:parent-style-name="Default">
      <style:map style:condition="cell-content()=1" style:apply-style-name="Untitled1" style:base-cell-address="Sheet1.L777"/>
    </style:style>
    <style:style style:name="ce778" style:family="table-cell" style:parent-style-name="Default">
      <style:map style:condition="cell-content()=1" style:apply-style-name="Untitled1" style:base-cell-address="Sheet1.L778"/>
    </style:style>
    <style:style style:name="ce779" style:family="table-cell" style:parent-style-name="Default">
      <style:map style:condition="cell-content()=1" style:apply-style-name="Untitled1" style:base-cell-address="Sheet1.L779"/>
    </style:style>
    <style:style style:name="ce780" style:family="table-cell" style:parent-style-name="Default">
      <style:map style:condition="cell-content()=1" style:apply-style-name="Untitled1" style:base-cell-address="Sheet1.L780"/>
    </style:style>
    <style:style style:name="ce781" style:family="table-cell" style:parent-style-name="Default">
      <style:map style:condition="cell-content()=1" style:apply-style-name="Untitled1" style:base-cell-address="Sheet1.L781"/>
    </style:style>
    <style:style style:name="ce782" style:family="table-cell" style:parent-style-name="Default">
      <style:map style:condition="cell-content()=1" style:apply-style-name="Untitled1" style:base-cell-address="Sheet1.L782"/>
    </style:style>
    <style:style style:name="ce783" style:family="table-cell" style:parent-style-name="Default">
      <style:map style:condition="cell-content()=1" style:apply-style-name="Untitled1" style:base-cell-address="Sheet1.L783"/>
    </style:style>
    <style:style style:name="ce784" style:family="table-cell" style:parent-style-name="Default">
      <style:map style:condition="cell-content()=1" style:apply-style-name="Untitled1" style:base-cell-address="Sheet1.L784"/>
    </style:style>
    <style:style style:name="ce785" style:family="table-cell" style:parent-style-name="Default">
      <style:map style:condition="cell-content()=1" style:apply-style-name="Untitled1" style:base-cell-address="Sheet1.L785"/>
    </style:style>
    <style:style style:name="ce786" style:family="table-cell" style:parent-style-name="Default">
      <style:map style:condition="cell-content()=1" style:apply-style-name="Untitled1" style:base-cell-address="Sheet1.L786"/>
    </style:style>
    <style:style style:name="ce787" style:family="table-cell" style:parent-style-name="Default">
      <style:map style:condition="cell-content()=1" style:apply-style-name="Untitled1" style:base-cell-address="Sheet1.L787"/>
    </style:style>
    <style:style style:name="ce788" style:family="table-cell" style:parent-style-name="Default">
      <style:map style:condition="cell-content()=1" style:apply-style-name="Untitled1" style:base-cell-address="Sheet1.L788"/>
    </style:style>
    <style:style style:name="ce789" style:family="table-cell" style:parent-style-name="Default">
      <style:map style:condition="cell-content()=1" style:apply-style-name="Untitled1" style:base-cell-address="Sheet1.L789"/>
    </style:style>
    <style:style style:name="ce790" style:family="table-cell" style:parent-style-name="Default">
      <style:map style:condition="cell-content()=1" style:apply-style-name="Untitled1" style:base-cell-address="Sheet1.L790"/>
    </style:style>
    <style:style style:name="ce791" style:family="table-cell" style:parent-style-name="Default">
      <style:map style:condition="cell-content()=1" style:apply-style-name="Untitled1" style:base-cell-address="Sheet1.L791"/>
    </style:style>
    <style:style style:name="ce792" style:family="table-cell" style:parent-style-name="Default">
      <style:map style:condition="cell-content()=1" style:apply-style-name="Untitled1" style:base-cell-address="Sheet1.L792"/>
    </style:style>
    <style:style style:name="ce793" style:family="table-cell" style:parent-style-name="Default">
      <style:map style:condition="cell-content()=1" style:apply-style-name="Untitled1" style:base-cell-address="Sheet1.L793"/>
    </style:style>
    <style:style style:name="ce794" style:family="table-cell" style:parent-style-name="Default">
      <style:map style:condition="cell-content()=1" style:apply-style-name="Untitled1" style:base-cell-address="Sheet1.L794"/>
    </style:style>
    <style:style style:name="ce795" style:family="table-cell" style:parent-style-name="Default">
      <style:map style:condition="cell-content()=1" style:apply-style-name="Untitled1" style:base-cell-address="Sheet1.L795"/>
    </style:style>
    <style:style style:name="ce796" style:family="table-cell" style:parent-style-name="Default">
      <style:map style:condition="cell-content()=1" style:apply-style-name="Untitled1" style:base-cell-address="Sheet1.L796"/>
    </style:style>
    <style:style style:name="ce797" style:family="table-cell" style:parent-style-name="Default">
      <style:map style:condition="cell-content()=1" style:apply-style-name="Untitled1" style:base-cell-address="Sheet1.L797"/>
    </style:style>
    <style:style style:name="ce798" style:family="table-cell" style:parent-style-name="Default">
      <style:map style:condition="cell-content()=1" style:apply-style-name="Untitled1" style:base-cell-address="Sheet1.L798"/>
    </style:style>
    <style:style style:name="ce799" style:family="table-cell" style:parent-style-name="Default">
      <style:map style:condition="cell-content()=1" style:apply-style-name="Untitled1" style:base-cell-address="Sheet1.L799"/>
    </style:style>
    <style:style style:name="ce800" style:family="table-cell" style:parent-style-name="Default">
      <style:map style:condition="cell-content()=1" style:apply-style-name="Untitled1" style:base-cell-address="Sheet1.L800"/>
    </style:style>
    <style:style style:name="ce801" style:family="table-cell" style:parent-style-name="Default">
      <style:map style:condition="cell-content()=1" style:apply-style-name="Untitled1" style:base-cell-address="Sheet1.L801"/>
    </style:style>
    <style:style style:name="ce802" style:family="table-cell" style:parent-style-name="Default">
      <style:map style:condition="cell-content()=1" style:apply-style-name="Untitled1" style:base-cell-address="Sheet1.L802"/>
    </style:style>
    <style:style style:name="ce803" style:family="table-cell" style:parent-style-name="Default">
      <style:map style:condition="cell-content()=1" style:apply-style-name="Untitled1" style:base-cell-address="Sheet1.L803"/>
    </style:style>
    <style:style style:name="ce804" style:family="table-cell" style:parent-style-name="Default">
      <style:map style:condition="cell-content()=1" style:apply-style-name="Untitled1" style:base-cell-address="Sheet1.L804"/>
    </style:style>
    <style:style style:name="ce805" style:family="table-cell" style:parent-style-name="Default">
      <style:map style:condition="cell-content()=1" style:apply-style-name="Untitled1" style:base-cell-address="Sheet1.L805"/>
    </style:style>
    <style:style style:name="ce806" style:family="table-cell" style:parent-style-name="Default">
      <style:map style:condition="cell-content()=1" style:apply-style-name="Untitled1" style:base-cell-address="Sheet1.L806"/>
    </style:style>
    <style:style style:name="ce807" style:family="table-cell" style:parent-style-name="Default">
      <style:map style:condition="cell-content()=1" style:apply-style-name="Untitled1" style:base-cell-address="Sheet1.L807"/>
    </style:style>
    <style:style style:name="ce808" style:family="table-cell" style:parent-style-name="Default">
      <style:map style:condition="cell-content()=1" style:apply-style-name="Untitled1" style:base-cell-address="Sheet1.L808"/>
    </style:style>
    <style:style style:name="ce809" style:family="table-cell" style:parent-style-name="Default">
      <style:map style:condition="cell-content()=1" style:apply-style-name="Untitled1" style:base-cell-address="Sheet1.L809"/>
    </style:style>
    <style:style style:name="ce810" style:family="table-cell" style:parent-style-name="Default">
      <style:map style:condition="cell-content()=1" style:apply-style-name="Untitled1" style:base-cell-address="Sheet1.L810"/>
    </style:style>
    <style:style style:name="ce811" style:family="table-cell" style:parent-style-name="Default">
      <style:map style:condition="cell-content()=1" style:apply-style-name="Untitled1" style:base-cell-address="Sheet1.L811"/>
    </style:style>
    <style:style style:name="ce812" style:family="table-cell" style:parent-style-name="Default">
      <style:map style:condition="cell-content()=1" style:apply-style-name="Untitled1" style:base-cell-address="Sheet1.L812"/>
    </style:style>
    <style:style style:name="ce813" style:family="table-cell" style:parent-style-name="Default">
      <style:map style:condition="cell-content()=1" style:apply-style-name="Untitled1" style:base-cell-address="Sheet1.L813"/>
    </style:style>
    <style:style style:name="ce814" style:family="table-cell" style:parent-style-name="Default">
      <style:map style:condition="cell-content()=1" style:apply-style-name="Untitled1" style:base-cell-address="Sheet1.L814"/>
    </style:style>
    <style:style style:name="ce815" style:family="table-cell" style:parent-style-name="Default">
      <style:map style:condition="cell-content()=1" style:apply-style-name="Untitled1" style:base-cell-address="Sheet1.L815"/>
    </style:style>
    <style:style style:name="ce816" style:family="table-cell" style:parent-style-name="Default">
      <style:map style:condition="cell-content()=1" style:apply-style-name="Untitled1" style:base-cell-address="Sheet1.L816"/>
    </style:style>
    <style:style style:name="ce817" style:family="table-cell" style:parent-style-name="Default">
      <style:map style:condition="cell-content()=1" style:apply-style-name="Untitled1" style:base-cell-address="Sheet1.L817"/>
    </style:style>
    <style:style style:name="ce818" style:family="table-cell" style:parent-style-name="Default">
      <style:map style:condition="cell-content()=1" style:apply-style-name="Untitled1" style:base-cell-address="Sheet1.L818"/>
    </style:style>
    <style:style style:name="ce819" style:family="table-cell" style:parent-style-name="Default">
      <style:map style:condition="cell-content()=1" style:apply-style-name="Untitled1" style:base-cell-address="Sheet1.L819"/>
    </style:style>
    <style:style style:name="ce820" style:family="table-cell" style:parent-style-name="Default">
      <style:map style:condition="cell-content()=1" style:apply-style-name="Untitled1" style:base-cell-address="Sheet1.L820"/>
    </style:style>
    <style:style style:name="ce821" style:family="table-cell" style:parent-style-name="Default">
      <style:map style:condition="cell-content()=1" style:apply-style-name="Untitled1" style:base-cell-address="Sheet1.L821"/>
    </style:style>
    <style:style style:name="ce822" style:family="table-cell" style:parent-style-name="Default">
      <style:map style:condition="cell-content()=1" style:apply-style-name="Untitled1" style:base-cell-address="Sheet1.L822"/>
    </style:style>
    <style:style style:name="ce823" style:family="table-cell" style:parent-style-name="Default">
      <style:map style:condition="cell-content()=1" style:apply-style-name="Untitled1" style:base-cell-address="Sheet1.L823"/>
    </style:style>
    <style:style style:name="ce824" style:family="table-cell" style:parent-style-name="Default">
      <style:map style:condition="cell-content()=1" style:apply-style-name="Untitled1" style:base-cell-address="Sheet1.L824"/>
    </style:style>
    <style:style style:name="ce825" style:family="table-cell" style:parent-style-name="Default">
      <style:map style:condition="cell-content()=1" style:apply-style-name="Untitled1" style:base-cell-address="Sheet1.L825"/>
    </style:style>
    <style:style style:name="ce826" style:family="table-cell" style:parent-style-name="Default">
      <style:map style:condition="cell-content()=1" style:apply-style-name="Untitled1" style:base-cell-address="Sheet1.L826"/>
    </style:style>
    <style:style style:name="ce827" style:family="table-cell" style:parent-style-name="Default">
      <style:map style:condition="cell-content()=1" style:apply-style-name="Untitled1" style:base-cell-address="Sheet1.L827"/>
    </style:style>
    <style:style style:name="ce828" style:family="table-cell" style:parent-style-name="Default">
      <style:map style:condition="cell-content()=1" style:apply-style-name="Untitled1" style:base-cell-address="Sheet1.L828"/>
    </style:style>
    <style:style style:name="ce829" style:family="table-cell" style:parent-style-name="Default">
      <style:map style:condition="cell-content()=1" style:apply-style-name="Untitled1" style:base-cell-address="Sheet1.L829"/>
    </style:style>
    <style:style style:name="ce830" style:family="table-cell" style:parent-style-name="Default">
      <style:map style:condition="cell-content()=1" style:apply-style-name="Untitled1" style:base-cell-address="Sheet1.L830"/>
    </style:style>
    <style:style style:name="ce831" style:family="table-cell" style:parent-style-name="Default">
      <style:map style:condition="cell-content()=1" style:apply-style-name="Untitled1" style:base-cell-address="Sheet1.L831"/>
    </style:style>
    <style:style style:name="ce832" style:family="table-cell" style:parent-style-name="Default">
      <style:map style:condition="cell-content()=1" style:apply-style-name="Untitled1" style:base-cell-address="Sheet1.L832"/>
    </style:style>
    <style:style style:name="ce833" style:family="table-cell" style:parent-style-name="Default">
      <style:map style:condition="cell-content()=1" style:apply-style-name="Untitled1" style:base-cell-address="Sheet1.L833"/>
    </style:style>
    <style:style style:name="ce834" style:family="table-cell" style:parent-style-name="Default">
      <style:map style:condition="cell-content()=1" style:apply-style-name="Untitled1" style:base-cell-address="Sheet1.L834"/>
    </style:style>
    <style:style style:name="ce835" style:family="table-cell" style:parent-style-name="Default">
      <style:map style:condition="cell-content()=1" style:apply-style-name="Untitled1" style:base-cell-address="Sheet1.L835"/>
    </style:style>
    <style:style style:name="ce836" style:family="table-cell" style:parent-style-name="Default">
      <style:map style:condition="cell-content()=1" style:apply-style-name="Untitled1" style:base-cell-address="Sheet1.L836"/>
    </style:style>
    <style:style style:name="ce837" style:family="table-cell" style:parent-style-name="Default">
      <style:map style:condition="cell-content()=1" style:apply-style-name="Untitled1" style:base-cell-address="Sheet1.L837"/>
    </style:style>
    <style:style style:name="ce838" style:family="table-cell" style:parent-style-name="Default">
      <style:map style:condition="cell-content()=1" style:apply-style-name="Untitled1" style:base-cell-address="Sheet1.L838"/>
    </style:style>
    <style:style style:name="ce839" style:family="table-cell" style:parent-style-name="Default">
      <style:map style:condition="cell-content()=1" style:apply-style-name="Untitled1" style:base-cell-address="Sheet1.L839"/>
    </style:style>
    <style:style style:name="ce840" style:family="table-cell" style:parent-style-name="Default">
      <style:map style:condition="cell-content()=1" style:apply-style-name="Untitled1" style:base-cell-address="Sheet1.L840"/>
    </style:style>
    <style:style style:name="ce841" style:family="table-cell" style:parent-style-name="Default">
      <style:map style:condition="cell-content()=1" style:apply-style-name="Untitled1" style:base-cell-address="Sheet1.L841"/>
    </style:style>
    <style:style style:name="ce842" style:family="table-cell" style:parent-style-name="Default">
      <style:map style:condition="cell-content()=1" style:apply-style-name="Untitled1" style:base-cell-address="Sheet1.L842"/>
    </style:style>
    <style:style style:name="ce843" style:family="table-cell" style:parent-style-name="Default">
      <style:map style:condition="cell-content()=1" style:apply-style-name="Untitled1" style:base-cell-address="Sheet1.L843"/>
    </style:style>
    <style:style style:name="ce844" style:family="table-cell" style:parent-style-name="Default">
      <style:map style:condition="cell-content()=1" style:apply-style-name="Untitled1" style:base-cell-address="Sheet1.L844"/>
    </style:style>
    <style:style style:name="ce845" style:family="table-cell" style:parent-style-name="Default">
      <style:map style:condition="cell-content()=1" style:apply-style-name="Untitled1" style:base-cell-address="Sheet1.L845"/>
    </style:style>
    <style:style style:name="ce846" style:family="table-cell" style:parent-style-name="Default">
      <style:map style:condition="cell-content()=1" style:apply-style-name="Untitled1" style:base-cell-address="Sheet1.L846"/>
    </style:style>
    <style:style style:name="ce847" style:family="table-cell" style:parent-style-name="Default">
      <style:map style:condition="cell-content()=1" style:apply-style-name="Untitled1" style:base-cell-address="Sheet1.L847"/>
    </style:style>
    <style:style style:name="ce848" style:family="table-cell" style:parent-style-name="Default">
      <style:map style:condition="cell-content()=1" style:apply-style-name="Untitled1" style:base-cell-address="Sheet1.L848"/>
    </style:style>
    <style:style style:name="ce849" style:family="table-cell" style:parent-style-name="Default">
      <style:map style:condition="cell-content()=1" style:apply-style-name="Untitled1" style:base-cell-address="Sheet1.L849"/>
    </style:style>
    <style:style style:name="ce850" style:family="table-cell" style:parent-style-name="Default">
      <style:map style:condition="cell-content()=1" style:apply-style-name="Untitled1" style:base-cell-address="Sheet1.L850"/>
    </style:style>
    <style:style style:name="ce851" style:family="table-cell" style:parent-style-name="Default">
      <style:map style:condition="cell-content()=1" style:apply-style-name="Untitled1" style:base-cell-address="Sheet1.L851"/>
    </style:style>
    <style:style style:name="ce852" style:family="table-cell" style:parent-style-name="Default">
      <style:map style:condition="cell-content()=1" style:apply-style-name="Untitled1" style:base-cell-address="Sheet1.L852"/>
    </style:style>
    <style:style style:name="ce853" style:family="table-cell" style:parent-style-name="Default">
      <style:map style:condition="cell-content()=1" style:apply-style-name="Untitled1" style:base-cell-address="Sheet1.L853"/>
    </style:style>
    <style:style style:name="ce854" style:family="table-cell" style:parent-style-name="Default">
      <style:map style:condition="cell-content()=1" style:apply-style-name="Untitled1" style:base-cell-address="Sheet1.L854"/>
    </style:style>
    <style:style style:name="ce855" style:family="table-cell" style:parent-style-name="Default">
      <style:map style:condition="cell-content()=1" style:apply-style-name="Untitled1" style:base-cell-address="Sheet1.L855"/>
    </style:style>
    <style:style style:name="ce856" style:family="table-cell" style:parent-style-name="Default">
      <style:map style:condition="cell-content()=1" style:apply-style-name="Untitled1" style:base-cell-address="Sheet1.L856"/>
    </style:style>
    <style:style style:name="ce857" style:family="table-cell" style:parent-style-name="Default">
      <style:map style:condition="cell-content()=1" style:apply-style-name="Untitled1" style:base-cell-address="Sheet1.L857"/>
    </style:style>
    <style:style style:name="ce858" style:family="table-cell" style:parent-style-name="Default">
      <style:map style:condition="cell-content()=1" style:apply-style-name="Untitled1" style:base-cell-address="Sheet1.L858"/>
    </style:style>
    <style:style style:name="ce859" style:family="table-cell" style:parent-style-name="Default">
      <style:map style:condition="cell-content()=1" style:apply-style-name="Untitled1" style:base-cell-address="Sheet1.L859"/>
    </style:style>
    <style:style style:name="ce860" style:family="table-cell" style:parent-style-name="Default">
      <style:map style:condition="cell-content()=1" style:apply-style-name="Untitled1" style:base-cell-address="Sheet1.L860"/>
    </style:style>
    <style:style style:name="ce861" style:family="table-cell" style:parent-style-name="Default">
      <style:map style:condition="cell-content()=1" style:apply-style-name="Untitled1" style:base-cell-address="Sheet1.L861"/>
    </style:style>
    <style:style style:name="ce862" style:family="table-cell" style:parent-style-name="Default">
      <style:map style:condition="cell-content()=1" style:apply-style-name="Untitled1" style:base-cell-address="Sheet1.L862"/>
    </style:style>
    <style:style style:name="ce863" style:family="table-cell" style:parent-style-name="Default">
      <style:map style:condition="cell-content()=1" style:apply-style-name="Untitled1" style:base-cell-address="Sheet1.L863"/>
    </style:style>
    <style:style style:name="ce864" style:family="table-cell" style:parent-style-name="Default">
      <style:map style:condition="cell-content()=1" style:apply-style-name="Untitled1" style:base-cell-address="Sheet1.L864"/>
    </style:style>
    <style:style style:name="ce865" style:family="table-cell" style:parent-style-name="Default">
      <style:map style:condition="cell-content()=1" style:apply-style-name="Untitled1" style:base-cell-address="Sheet1.L865"/>
    </style:style>
    <style:style style:name="ce866" style:family="table-cell" style:parent-style-name="Default">
      <style:map style:condition="cell-content()=1" style:apply-style-name="Untitled1" style:base-cell-address="Sheet1.L866"/>
    </style:style>
    <style:style style:name="ce867" style:family="table-cell" style:parent-style-name="Default">
      <style:map style:condition="cell-content()=1" style:apply-style-name="Untitled1" style:base-cell-address="Sheet1.L867"/>
    </style:style>
    <style:style style:name="ce868" style:family="table-cell" style:parent-style-name="Default">
      <style:map style:condition="cell-content()=1" style:apply-style-name="Untitled1" style:base-cell-address="Sheet1.L868"/>
    </style:style>
    <style:style style:name="ce869" style:family="table-cell" style:parent-style-name="Default">
      <style:map style:condition="cell-content()=1" style:apply-style-name="Untitled1" style:base-cell-address="Sheet1.L869"/>
    </style:style>
    <style:style style:name="ce870" style:family="table-cell" style:parent-style-name="Default">
      <style:map style:condition="cell-content()=1" style:apply-style-name="Untitled1" style:base-cell-address="Sheet1.L870"/>
    </style:style>
    <style:style style:name="ce871" style:family="table-cell" style:parent-style-name="Default">
      <style:map style:condition="cell-content()=1" style:apply-style-name="Untitled1" style:base-cell-address="Sheet1.L871"/>
    </style:style>
    <style:style style:name="ce872" style:family="table-cell" style:parent-style-name="Default">
      <style:map style:condition="cell-content()=1" style:apply-style-name="Untitled1" style:base-cell-address="Sheet1.L872"/>
    </style:style>
    <style:style style:name="ce873" style:family="table-cell" style:parent-style-name="Default">
      <style:map style:condition="cell-content()=1" style:apply-style-name="Untitled1" style:base-cell-address="Sheet1.L873"/>
    </style:style>
    <style:style style:name="ce874" style:family="table-cell" style:parent-style-name="Default">
      <style:map style:condition="cell-content()=1" style:apply-style-name="Untitled1" style:base-cell-address="Sheet1.L874"/>
    </style:style>
    <style:style style:name="ce875" style:family="table-cell" style:parent-style-name="Default">
      <style:map style:condition="cell-content()=1" style:apply-style-name="Untitled1" style:base-cell-address="Sheet1.L875"/>
    </style:style>
    <style:style style:name="ce876" style:family="table-cell" style:parent-style-name="Default">
      <style:map style:condition="cell-content()=1" style:apply-style-name="Untitled1" style:base-cell-address="Sheet1.L876"/>
    </style:style>
    <style:style style:name="ce877" style:family="table-cell" style:parent-style-name="Default">
      <style:map style:condition="cell-content()=1" style:apply-style-name="Untitled1" style:base-cell-address="Sheet1.L877"/>
    </style:style>
    <style:style style:name="ce878" style:family="table-cell" style:parent-style-name="Default">
      <style:map style:condition="cell-content()=1" style:apply-style-name="Untitled1" style:base-cell-address="Sheet1.L878"/>
    </style:style>
    <style:style style:name="ce879" style:family="table-cell" style:parent-style-name="Default">
      <style:map style:condition="cell-content()=1" style:apply-style-name="Untitled1" style:base-cell-address="Sheet1.L879"/>
    </style:style>
    <style:style style:name="ce880" style:family="table-cell" style:parent-style-name="Default">
      <style:map style:condition="cell-content()=1" style:apply-style-name="Untitled1" style:base-cell-address="Sheet1.L880"/>
    </style:style>
    <style:style style:name="ce881" style:family="table-cell" style:parent-style-name="Default">
      <style:map style:condition="cell-content()=1" style:apply-style-name="Untitled1" style:base-cell-address="Sheet1.L881"/>
    </style:style>
    <style:style style:name="ce882" style:family="table-cell" style:parent-style-name="Default">
      <style:map style:condition="cell-content()=1" style:apply-style-name="Untitled1" style:base-cell-address="Sheet1.L882"/>
    </style:style>
    <style:style style:name="ce883" style:family="table-cell" style:parent-style-name="Default">
      <style:map style:condition="cell-content()=1" style:apply-style-name="Untitled1" style:base-cell-address="Sheet1.L883"/>
    </style:style>
    <style:style style:name="ce884" style:family="table-cell" style:parent-style-name="Default">
      <style:map style:condition="cell-content()=1" style:apply-style-name="Untitled1" style:base-cell-address="Sheet1.L884"/>
    </style:style>
    <style:style style:name="ce885" style:family="table-cell" style:parent-style-name="Default">
      <style:map style:condition="cell-content()=1" style:apply-style-name="Untitled1" style:base-cell-address="Sheet1.L885"/>
    </style:style>
    <style:style style:name="ce886" style:family="table-cell" style:parent-style-name="Default">
      <style:map style:condition="cell-content()=1" style:apply-style-name="Untitled1" style:base-cell-address="Sheet1.L886"/>
    </style:style>
    <style:style style:name="ce887" style:family="table-cell" style:parent-style-name="Default">
      <style:map style:condition="cell-content()=1" style:apply-style-name="Untitled1" style:base-cell-address="Sheet1.L887"/>
    </style:style>
    <style:style style:name="ce888" style:family="table-cell" style:parent-style-name="Default">
      <style:map style:condition="cell-content()=1" style:apply-style-name="Untitled1" style:base-cell-address="Sheet1.L888"/>
    </style:style>
    <style:style style:name="ce889" style:family="table-cell" style:parent-style-name="Default">
      <style:map style:condition="cell-content()=1" style:apply-style-name="Untitled1" style:base-cell-address="Sheet1.L889"/>
    </style:style>
    <style:style style:name="ce890" style:family="table-cell" style:parent-style-name="Default">
      <style:map style:condition="cell-content()=1" style:apply-style-name="Untitled1" style:base-cell-address="Sheet1.L890"/>
    </style:style>
    <style:style style:name="ce891" style:family="table-cell" style:parent-style-name="Default">
      <style:map style:condition="cell-content()=1" style:apply-style-name="Untitled1" style:base-cell-address="Sheet1.L891"/>
    </style:style>
    <style:style style:name="ce892" style:family="table-cell" style:parent-style-name="Default">
      <style:map style:condition="cell-content()=1" style:apply-style-name="Untitled1" style:base-cell-address="Sheet1.L892"/>
    </style:style>
    <style:style style:name="ce893" style:family="table-cell" style:parent-style-name="Default">
      <style:map style:condition="cell-content()=1" style:apply-style-name="Untitled1" style:base-cell-address="Sheet1.L893"/>
    </style:style>
    <style:style style:name="ce894" style:family="table-cell" style:parent-style-name="Default">
      <style:map style:condition="cell-content()=1" style:apply-style-name="Untitled1" style:base-cell-address="Sheet1.L894"/>
    </style:style>
    <style:style style:name="ce895" style:family="table-cell" style:parent-style-name="Default">
      <style:map style:condition="cell-content()=1" style:apply-style-name="Untitled1" style:base-cell-address="Sheet1.L895"/>
    </style:style>
    <style:style style:name="ce896" style:family="table-cell" style:parent-style-name="Default">
      <style:map style:condition="cell-content()=1" style:apply-style-name="Untitled1" style:base-cell-address="Sheet1.L896"/>
    </style:style>
    <style:style style:name="ce897" style:family="table-cell" style:parent-style-name="Default">
      <style:map style:condition="cell-content()=1" style:apply-style-name="Untitled1" style:base-cell-address="Sheet1.L897"/>
    </style:style>
    <style:style style:name="ce898" style:family="table-cell" style:parent-style-name="Default">
      <style:map style:condition="cell-content()=1" style:apply-style-name="Untitled1" style:base-cell-address="Sheet1.L898"/>
    </style:style>
    <style:style style:name="ce899" style:family="table-cell" style:parent-style-name="Default">
      <style:map style:condition="cell-content()=1" style:apply-style-name="Untitled1" style:base-cell-address="Sheet1.L899"/>
    </style:style>
    <style:style style:name="ce900" style:family="table-cell" style:parent-style-name="Default">
      <style:map style:condition="cell-content()=1" style:apply-style-name="Untitled1" style:base-cell-address="Sheet1.L900"/>
    </style:style>
    <style:style style:name="ce901" style:family="table-cell" style:parent-style-name="Default">
      <style:map style:condition="cell-content()=1" style:apply-style-name="Untitled1" style:base-cell-address="Sheet1.L901"/>
    </style:style>
    <style:style style:name="ce902" style:family="table-cell" style:parent-style-name="Default">
      <style:map style:condition="cell-content()=1" style:apply-style-name="Untitled1" style:base-cell-address="Sheet1.L902"/>
    </style:style>
    <style:style style:name="ce903" style:family="table-cell" style:parent-style-name="Default">
      <style:map style:condition="cell-content()=1" style:apply-style-name="Untitled1" style:base-cell-address="Sheet1.L903"/>
    </style:style>
    <style:style style:name="ce904" style:family="table-cell" style:parent-style-name="Default">
      <style:map style:condition="cell-content()=1" style:apply-style-name="Untitled1" style:base-cell-address="Sheet1.L904"/>
    </style:style>
    <style:style style:name="ce905" style:family="table-cell" style:parent-style-name="Default">
      <style:map style:condition="cell-content()=1" style:apply-style-name="Untitled1" style:base-cell-address="Sheet1.L905"/>
    </style:style>
    <style:style style:name="ce906" style:family="table-cell" style:parent-style-name="Default">
      <style:map style:condition="cell-content()=1" style:apply-style-name="Untitled1" style:base-cell-address="Sheet1.L906"/>
    </style:style>
    <style:style style:name="ce907" style:family="table-cell" style:parent-style-name="Default">
      <style:map style:condition="cell-content()=1" style:apply-style-name="Untitled1" style:base-cell-address="Sheet1.L907"/>
    </style:style>
    <style:style style:name="ce908" style:family="table-cell" style:parent-style-name="Default">
      <style:map style:condition="cell-content()=1" style:apply-style-name="Untitled1" style:base-cell-address="Sheet1.L908"/>
    </style:style>
    <style:style style:name="ce909" style:family="table-cell" style:parent-style-name="Default">
      <style:map style:condition="cell-content()=1" style:apply-style-name="Untitled1" style:base-cell-address="Sheet1.L909"/>
    </style:style>
    <style:style style:name="ce910" style:family="table-cell" style:parent-style-name="Default">
      <style:map style:condition="cell-content()=1" style:apply-style-name="Untitled1" style:base-cell-address="Sheet1.L910"/>
    </style:style>
    <style:style style:name="ce911" style:family="table-cell" style:parent-style-name="Default">
      <style:map style:condition="cell-content()=1" style:apply-style-name="Untitled1" style:base-cell-address="Sheet1.L911"/>
    </style:style>
    <style:style style:name="ce912" style:family="table-cell" style:parent-style-name="Default">
      <style:map style:condition="cell-content()=1" style:apply-style-name="Untitled1" style:base-cell-address="Sheet1.L912"/>
    </style:style>
    <style:style style:name="ce913" style:family="table-cell" style:parent-style-name="Default">
      <style:map style:condition="cell-content()=1" style:apply-style-name="Untitled1" style:base-cell-address="Sheet1.L913"/>
    </style:style>
    <style:style style:name="ce914" style:family="table-cell" style:parent-style-name="Default">
      <style:map style:condition="cell-content()=1" style:apply-style-name="Untitled1" style:base-cell-address="Sheet1.L914"/>
    </style:style>
    <style:style style:name="ce915" style:family="table-cell" style:parent-style-name="Default">
      <style:map style:condition="cell-content()=1" style:apply-style-name="Untitled1" style:base-cell-address="Sheet1.L915"/>
    </style:style>
    <style:style style:name="ce916" style:family="table-cell" style:parent-style-name="Default">
      <style:map style:condition="cell-content()=1" style:apply-style-name="Untitled1" style:base-cell-address="Sheet1.L916"/>
    </style:style>
    <style:style style:name="ce917" style:family="table-cell" style:parent-style-name="Default">
      <style:map style:condition="cell-content()=1" style:apply-style-name="Untitled1" style:base-cell-address="Sheet1.L917"/>
    </style:style>
    <style:style style:name="ce918" style:family="table-cell" style:parent-style-name="Default">
      <style:map style:condition="cell-content()=1" style:apply-style-name="Untitled1" style:base-cell-address="Sheet1.L918"/>
    </style:style>
    <style:style style:name="ce919" style:family="table-cell" style:parent-style-name="Default">
      <style:map style:condition="cell-content()=1" style:apply-style-name="Untitled1" style:base-cell-address="Sheet1.L919"/>
    </style:style>
    <style:style style:name="ce920" style:family="table-cell" style:parent-style-name="Default">
      <style:map style:condition="cell-content()=1" style:apply-style-name="Untitled1" style:base-cell-address="Sheet1.L920"/>
    </style:style>
    <style:style style:name="ce921" style:family="table-cell" style:parent-style-name="Default">
      <style:map style:condition="cell-content()=1" style:apply-style-name="Untitled1" style:base-cell-address="Sheet1.L921"/>
    </style:style>
    <style:style style:name="ce922" style:family="table-cell" style:parent-style-name="Default">
      <style:map style:condition="cell-content()=1" style:apply-style-name="Untitled1" style:base-cell-address="Sheet1.L922"/>
    </style:style>
    <style:style style:name="ce923" style:family="table-cell" style:parent-style-name="Default">
      <style:map style:condition="cell-content()=1" style:apply-style-name="Untitled1" style:base-cell-address="Sheet1.L923"/>
    </style:style>
    <style:style style:name="ce924" style:family="table-cell" style:parent-style-name="Default">
      <style:map style:condition="cell-content()=1" style:apply-style-name="Untitled1" style:base-cell-address="Sheet1.L924"/>
    </style:style>
    <style:style style:name="ce925" style:family="table-cell" style:parent-style-name="Default">
      <style:map style:condition="cell-content()=1" style:apply-style-name="Untitled1" style:base-cell-address="Sheet1.L925"/>
    </style:style>
    <style:style style:name="ce926" style:family="table-cell" style:parent-style-name="Default">
      <style:map style:condition="cell-content()=1" style:apply-style-name="Untitled1" style:base-cell-address="Sheet1.L926"/>
    </style:style>
    <style:style style:name="ce927" style:family="table-cell" style:parent-style-name="Default">
      <style:map style:condition="cell-content()=1" style:apply-style-name="Untitled1" style:base-cell-address="Sheet1.L927"/>
    </style:style>
    <style:style style:name="ce928" style:family="table-cell" style:parent-style-name="Default">
      <style:map style:condition="cell-content()=1" style:apply-style-name="Untitled1" style:base-cell-address="Sheet1.L928"/>
    </style:style>
    <style:style style:name="ce929" style:family="table-cell" style:parent-style-name="Default">
      <style:map style:condition="cell-content()=1" style:apply-style-name="Untitled1" style:base-cell-address="Sheet1.L929"/>
    </style:style>
    <style:style style:name="ce930" style:family="table-cell" style:parent-style-name="Default">
      <style:map style:condition="cell-content()=1" style:apply-style-name="Untitled1" style:base-cell-address="Sheet1.L930"/>
    </style:style>
    <style:style style:name="ce931" style:family="table-cell" style:parent-style-name="Default">
      <style:map style:condition="cell-content()=1" style:apply-style-name="Untitled1" style:base-cell-address="Sheet1.L931"/>
    </style:style>
    <style:style style:name="ce932" style:family="table-cell" style:parent-style-name="Default">
      <style:map style:condition="cell-content()=1" style:apply-style-name="Untitled1" style:base-cell-address="Sheet1.L932"/>
    </style:style>
    <style:style style:name="ce933" style:family="table-cell" style:parent-style-name="Default">
      <style:map style:condition="cell-content()=1" style:apply-style-name="Untitled1" style:base-cell-address="Sheet1.L933"/>
    </style:style>
    <style:style style:name="ce934" style:family="table-cell" style:parent-style-name="Default">
      <style:map style:condition="cell-content()=1" style:apply-style-name="Untitled1" style:base-cell-address="Sheet1.L934"/>
    </style:style>
    <style:style style:name="ce935" style:family="table-cell" style:parent-style-name="Default">
      <style:map style:condition="cell-content()=1" style:apply-style-name="Untitled1" style:base-cell-address="Sheet1.L935"/>
    </style:style>
    <style:style style:name="ce936" style:family="table-cell" style:parent-style-name="Default">
      <style:map style:condition="cell-content()=1" style:apply-style-name="Untitled1" style:base-cell-address="Sheet1.L936"/>
    </style:style>
    <style:style style:name="ce937" style:family="table-cell" style:parent-style-name="Default">
      <style:map style:condition="cell-content()=1" style:apply-style-name="Untitled1" style:base-cell-address="Sheet1.L937"/>
    </style:style>
    <style:style style:name="ce938" style:family="table-cell" style:parent-style-name="Default">
      <style:map style:condition="cell-content()=1" style:apply-style-name="Untitled1" style:base-cell-address="Sheet1.L938"/>
    </style:style>
    <style:style style:name="ce939" style:family="table-cell" style:parent-style-name="Default">
      <style:map style:condition="cell-content()=1" style:apply-style-name="Untitled1" style:base-cell-address="Sheet1.L939"/>
    </style:style>
    <style:style style:name="ce940" style:family="table-cell" style:parent-style-name="Default">
      <style:map style:condition="cell-content()=1" style:apply-style-name="Untitled1" style:base-cell-address="Sheet1.L940"/>
    </style:style>
    <style:style style:name="ce941" style:family="table-cell" style:parent-style-name="Default">
      <style:map style:condition="cell-content()=1" style:apply-style-name="Untitled1" style:base-cell-address="Sheet1.L941"/>
    </style:style>
    <style:style style:name="ce942" style:family="table-cell" style:parent-style-name="Default">
      <style:map style:condition="cell-content()=1" style:apply-style-name="Untitled1" style:base-cell-address="Sheet1.L942"/>
    </style:style>
    <style:style style:name="ce943" style:family="table-cell" style:parent-style-name="Default">
      <style:map style:condition="cell-content()=1" style:apply-style-name="Untitled1" style:base-cell-address="Sheet1.L943"/>
    </style:style>
    <style:style style:name="ce944" style:family="table-cell" style:parent-style-name="Default">
      <style:map style:condition="cell-content()=1" style:apply-style-name="Untitled1" style:base-cell-address="Sheet1.L944"/>
    </style:style>
    <style:style style:name="ce945" style:family="table-cell" style:parent-style-name="Default">
      <style:map style:condition="cell-content()=1" style:apply-style-name="Untitled1" style:base-cell-address="Sheet1.L945"/>
    </style:style>
    <style:style style:name="ce946" style:family="table-cell" style:parent-style-name="Default">
      <style:map style:condition="cell-content()=1" style:apply-style-name="Untitled1" style:base-cell-address="Sheet1.L946"/>
    </style:style>
    <style:style style:name="ce947" style:family="table-cell" style:parent-style-name="Default">
      <style:map style:condition="cell-content()=1" style:apply-style-name="Untitled1" style:base-cell-address="Sheet1.L947"/>
    </style:style>
    <style:style style:name="ce948" style:family="table-cell" style:parent-style-name="Default">
      <style:map style:condition="cell-content()=1" style:apply-style-name="Untitled1" style:base-cell-address="Sheet1.L948"/>
    </style:style>
    <style:style style:name="ce949" style:family="table-cell" style:parent-style-name="Default">
      <style:map style:condition="cell-content()=1" style:apply-style-name="Untitled1" style:base-cell-address="Sheet1.L949"/>
    </style:style>
    <style:style style:name="ce950" style:family="table-cell" style:parent-style-name="Default">
      <style:map style:condition="cell-content()=1" style:apply-style-name="Untitled1" style:base-cell-address="Sheet1.L950"/>
    </style:style>
    <style:style style:name="ce951" style:family="table-cell" style:parent-style-name="Default">
      <style:map style:condition="cell-content()=1" style:apply-style-name="Untitled1" style:base-cell-address="Sheet1.L951"/>
    </style:style>
    <style:style style:name="ce952" style:family="table-cell" style:parent-style-name="Default">
      <style:map style:condition="cell-content()=1" style:apply-style-name="Untitled1" style:base-cell-address="Sheet1.L952"/>
    </style:style>
    <style:style style:name="ce953" style:family="table-cell" style:parent-style-name="Default">
      <style:map style:condition="cell-content()=1" style:apply-style-name="Untitled1" style:base-cell-address="Sheet1.L953"/>
    </style:style>
    <style:style style:name="ce954" style:family="table-cell" style:parent-style-name="Default">
      <style:map style:condition="cell-content()=1" style:apply-style-name="Untitled1" style:base-cell-address="Sheet1.L954"/>
    </style:style>
    <style:style style:name="ce955" style:family="table-cell" style:parent-style-name="Default">
      <style:map style:condition="cell-content()=1" style:apply-style-name="Untitled1" style:base-cell-address="Sheet1.L955"/>
    </style:style>
    <style:style style:name="ce956" style:family="table-cell" style:parent-style-name="Default">
      <style:map style:condition="cell-content()=1" style:apply-style-name="Untitled1" style:base-cell-address="Sheet1.L956"/>
    </style:style>
    <style:style style:name="ce957" style:family="table-cell" style:parent-style-name="Default">
      <style:map style:condition="cell-content()=1" style:apply-style-name="Untitled1" style:base-cell-address="Sheet1.L957"/>
    </style:style>
    <style:style style:name="ce958" style:family="table-cell" style:parent-style-name="Default">
      <style:map style:condition="cell-content()=1" style:apply-style-name="Untitled1" style:base-cell-address="Sheet1.L958"/>
    </style:style>
    <style:style style:name="ce959" style:family="table-cell" style:parent-style-name="Default">
      <style:map style:condition="cell-content()=1" style:apply-style-name="Untitled1" style:base-cell-address="Sheet1.L959"/>
    </style:style>
    <style:style style:name="ce960" style:family="table-cell" style:parent-style-name="Default">
      <style:map style:condition="cell-content()=1" style:apply-style-name="Untitled1" style:base-cell-address="Sheet1.L960"/>
    </style:style>
    <style:style style:name="ce961" style:family="table-cell" style:parent-style-name="Default">
      <style:map style:condition="cell-content()=1" style:apply-style-name="Untitled1" style:base-cell-address="Sheet1.L961"/>
    </style:style>
    <style:style style:name="ce962" style:family="table-cell" style:parent-style-name="Default">
      <style:map style:condition="cell-content()=1" style:apply-style-name="Untitled1" style:base-cell-address="Sheet1.L962"/>
    </style:style>
    <style:style style:name="ce963" style:family="table-cell" style:parent-style-name="Default">
      <style:map style:condition="cell-content()=1" style:apply-style-name="Untitled1" style:base-cell-address="Sheet1.L963"/>
    </style:style>
    <style:style style:name="ce964" style:family="table-cell" style:parent-style-name="Default">
      <style:map style:condition="cell-content()=1" style:apply-style-name="Untitled1" style:base-cell-address="Sheet1.L964"/>
    </style:style>
    <style:style style:name="ce965" style:family="table-cell" style:parent-style-name="Default">
      <style:map style:condition="cell-content()=1" style:apply-style-name="Untitled1" style:base-cell-address="Sheet1.L965"/>
    </style:style>
    <style:style style:name="ce966" style:family="table-cell" style:parent-style-name="Default">
      <style:map style:condition="cell-content()=1" style:apply-style-name="Untitled1" style:base-cell-address="Sheet1.L966"/>
    </style:style>
    <style:style style:name="ce967" style:family="table-cell" style:parent-style-name="Default">
      <style:map style:condition="cell-content()=1" style:apply-style-name="Untitled1" style:base-cell-address="Sheet1.L967"/>
    </style:style>
    <style:style style:name="ce968" style:family="table-cell" style:parent-style-name="Default">
      <style:map style:condition="cell-content()=1" style:apply-style-name="Untitled1" style:base-cell-address="Sheet1.L968"/>
    </style:style>
    <style:style style:name="ce969" style:family="table-cell" style:parent-style-name="Default">
      <style:map style:condition="cell-content()=1" style:apply-style-name="Untitled1" style:base-cell-address="Sheet1.L969"/>
    </style:style>
    <style:style style:name="ce970" style:family="table-cell" style:parent-style-name="Default">
      <style:map style:condition="cell-content()=1" style:apply-style-name="Untitled1" style:base-cell-address="Sheet1.L970"/>
    </style:style>
    <style:style style:name="ce971" style:family="table-cell" style:parent-style-name="Default">
      <style:map style:condition="cell-content()=1" style:apply-style-name="Untitled1" style:base-cell-address="Sheet1.L971"/>
    </style:style>
    <style:style style:name="ce972" style:family="table-cell" style:parent-style-name="Default">
      <style:map style:condition="cell-content()=1" style:apply-style-name="Untitled1" style:base-cell-address="Sheet1.L972"/>
    </style:style>
    <style:style style:name="ce973" style:family="table-cell" style:parent-style-name="Default">
      <style:map style:condition="cell-content()=1" style:apply-style-name="Untitled1" style:base-cell-address="Sheet1.L973"/>
    </style:style>
    <style:style style:name="ce974" style:family="table-cell" style:parent-style-name="Default">
      <style:map style:condition="cell-content()=1" style:apply-style-name="Untitled1" style:base-cell-address="Sheet1.L974"/>
    </style:style>
    <style:style style:name="ce975" style:family="table-cell" style:parent-style-name="Default">
      <style:map style:condition="cell-content()=1" style:apply-style-name="Untitled1" style:base-cell-address="Sheet1.L975"/>
    </style:style>
    <style:style style:name="ce976" style:family="table-cell" style:parent-style-name="Default">
      <style:map style:condition="cell-content()=1" style:apply-style-name="Untitled1" style:base-cell-address="Sheet1.L976"/>
    </style:style>
    <style:style style:name="ce977" style:family="table-cell" style:parent-style-name="Default">
      <style:map style:condition="cell-content()=1" style:apply-style-name="Untitled1" style:base-cell-address="Sheet1.L977"/>
    </style:style>
    <style:style style:name="ce978" style:family="table-cell" style:parent-style-name="Default">
      <style:map style:condition="cell-content()=1" style:apply-style-name="Untitled1" style:base-cell-address="Sheet1.L978"/>
    </style:style>
    <style:style style:name="ce979" style:family="table-cell" style:parent-style-name="Default">
      <style:map style:condition="cell-content()=1" style:apply-style-name="Untitled1" style:base-cell-address="Sheet1.L979"/>
    </style:style>
    <style:style style:name="ce980" style:family="table-cell" style:parent-style-name="Default">
      <style:map style:condition="cell-content()=1" style:apply-style-name="Untitled1" style:base-cell-address="Sheet1.L980"/>
    </style:style>
    <style:style style:name="ce981" style:family="table-cell" style:parent-style-name="Default">
      <style:map style:condition="cell-content()=1" style:apply-style-name="Untitled1" style:base-cell-address="Sheet1.L981"/>
    </style:style>
    <style:style style:name="ce982" style:family="table-cell" style:parent-style-name="Default">
      <style:map style:condition="cell-content()=1" style:apply-style-name="Untitled1" style:base-cell-address="Sheet1.L982"/>
    </style:style>
    <style:style style:name="ce983" style:family="table-cell" style:parent-style-name="Default">
      <style:map style:condition="cell-content()=1" style:apply-style-name="Untitled1" style:base-cell-address="Sheet1.L983"/>
    </style:style>
    <style:style style:name="ce984" style:family="table-cell" style:parent-style-name="Default">
      <style:map style:condition="cell-content()=1" style:apply-style-name="Untitled1" style:base-cell-address="Sheet1.L984"/>
    </style:style>
    <style:style style:name="ce985" style:family="table-cell" style:parent-style-name="Default">
      <style:map style:condition="cell-content()=1" style:apply-style-name="Untitled1" style:base-cell-address="Sheet1.L985"/>
    </style:style>
    <style:style style:name="ce986" style:family="table-cell" style:parent-style-name="Default">
      <style:map style:condition="cell-content()=1" style:apply-style-name="Untitled1" style:base-cell-address="Sheet1.L986"/>
    </style:style>
    <style:style style:name="ce987" style:family="table-cell" style:parent-style-name="Default">
      <style:map style:condition="cell-content()=1" style:apply-style-name="Untitled1" style:base-cell-address="Sheet1.L987"/>
    </style:style>
    <style:style style:name="ce988" style:family="table-cell" style:parent-style-name="Default">
      <style:map style:condition="cell-content()=1" style:apply-style-name="Untitled1" style:base-cell-address="Sheet1.L988"/>
    </style:style>
    <style:style style:name="ce989" style:family="table-cell" style:parent-style-name="Default">
      <style:map style:condition="cell-content()=1" style:apply-style-name="Untitled1" style:base-cell-address="Sheet1.L989"/>
    </style:style>
    <style:style style:name="ce990" style:family="table-cell" style:parent-style-name="Default">
      <style:map style:condition="cell-content()=1" style:apply-style-name="Untitled1" style:base-cell-address="Sheet1.L990"/>
    </style:style>
    <style:style style:name="ce991" style:family="table-cell" style:parent-style-name="Default">
      <style:map style:condition="cell-content()=1" style:apply-style-name="Untitled1" style:base-cell-address="Sheet1.L991"/>
    </style:style>
    <style:style style:name="ce992" style:family="table-cell" style:parent-style-name="Default">
      <style:map style:condition="cell-content()=1" style:apply-style-name="Untitled1" style:base-cell-address="Sheet1.L992"/>
    </style:style>
    <style:style style:name="ce993" style:family="table-cell" style:parent-style-name="Default">
      <style:map style:condition="cell-content()=1" style:apply-style-name="Untitled1" style:base-cell-address="Sheet1.L993"/>
    </style:style>
    <style:style style:name="ce994" style:family="table-cell" style:parent-style-name="Default">
      <style:map style:condition="cell-content()=1" style:apply-style-name="Untitled1" style:base-cell-address="Sheet1.L994"/>
    </style:style>
    <style:style style:name="ce995" style:family="table-cell" style:parent-style-name="Default">
      <style:map style:condition="cell-content()=1" style:apply-style-name="Untitled1" style:base-cell-address="Sheet1.L995"/>
    </style:style>
    <style:style style:name="ce996" style:family="table-cell" style:parent-style-name="Default">
      <style:map style:condition="cell-content()=1" style:apply-style-name="Untitled1" style:base-cell-address="Sheet1.L996"/>
    </style:style>
    <style:style style:name="ce997" style:family="table-cell" style:parent-style-name="Default">
      <style:map style:condition="cell-content()=1" style:apply-style-name="Untitled1" style:base-cell-address="Sheet1.L997"/>
    </style:style>
    <style:style style:name="ce998" style:family="table-cell" style:parent-style-name="Default">
      <style:map style:condition="cell-content()=1" style:apply-style-name="Untitled1" style:base-cell-address="Sheet1.L998"/>
    </style:style>
    <style:style style:name="ce999" style:family="table-cell" style:parent-style-name="Default">
      <style:map style:condition="cell-content()=1" style:apply-style-name="Untitled1" style:base-cell-address="Sheet1.L999"/>
    </style:style>
    <style:style style:name="ce1000" style:family="table-cell" style:parent-style-name="Default">
      <style:map style:condition="cell-content()=1" style:apply-style-name="Untitled1" style:base-cell-address="Sheet1.L1000"/>
    </style:style>
    <style:style style:name="ce1001" style:family="table-cell" style:parent-style-name="Default">
      <style:map style:condition="cell-content()=1" style:apply-style-name="Untitled1" style:base-cell-address="Sheet1.L1001"/>
    </style:style>
    <style:style style:name="ce1002" style:family="table-cell" style:parent-style-name="Default">
      <style:map style:condition="cell-content()=1" style:apply-style-name="Untitled1" style:base-cell-address="Sheet1.L1002"/>
    </style:style>
    <style:style style:name="ce1003" style:family="table-cell" style:parent-style-name="Default">
      <style:map style:condition="cell-content()=1" style:apply-style-name="Untitled1" style:base-cell-address="Sheet1.L1003"/>
    </style:style>
    <style:style style:name="ce1004" style:family="table-cell" style:parent-style-name="Default">
      <style:map style:condition="cell-content()=1" style:apply-style-name="Untitled1" style:base-cell-address="Sheet1.L1004"/>
    </style:style>
    <style:style style:name="ce1005" style:family="table-cell" style:parent-style-name="Default">
      <style:map style:condition="cell-content()=1" style:apply-style-name="Untitled1" style:base-cell-address="Sheet1.L1005"/>
    </style:style>
    <style:style style:name="ce1006" style:family="table-cell" style:parent-style-name="Default">
      <style:map style:condition="cell-content()=1" style:apply-style-name="Untitled1" style:base-cell-address="Sheet1.L1006"/>
    </style:style>
    <style:style style:name="ce1007" style:family="table-cell" style:parent-style-name="Default">
      <style:map style:condition="cell-content()=1" style:apply-style-name="Untitled1" style:base-cell-address="Sheet1.L1007"/>
    </style:style>
    <style:style style:name="ce1008" style:family="table-cell" style:parent-style-name="Default">
      <style:map style:condition="cell-content()=1" style:apply-style-name="Untitled1" style:base-cell-address="Sheet1.L1008"/>
    </style:style>
    <style:style style:name="ce1009" style:family="table-cell" style:parent-style-name="Default">
      <style:map style:condition="cell-content()=1" style:apply-style-name="Untitled1" style:base-cell-address="Sheet1.L1009"/>
    </style:style>
    <style:style style:name="ce1010" style:family="table-cell" style:parent-style-name="Default">
      <style:map style:condition="cell-content()=1" style:apply-style-name="Untitled1" style:base-cell-address="Sheet1.L1010"/>
    </style:style>
    <style:style style:name="ce1011" style:family="table-cell" style:parent-style-name="Default">
      <style:map style:condition="cell-content()=1" style:apply-style-name="Untitled1" style:base-cell-address="Sheet1.L1011"/>
    </style:style>
    <style:style style:name="ce1012" style:family="table-cell" style:parent-style-name="Default">
      <style:map style:condition="cell-content()=1" style:apply-style-name="Untitled1" style:base-cell-address="Sheet1.L1012"/>
    </style:style>
    <style:style style:name="ce1013" style:family="table-cell" style:parent-style-name="Default">
      <style:map style:condition="cell-content()=1" style:apply-style-name="Untitled1" style:base-cell-address="Sheet1.L1013"/>
    </style:style>
    <style:style style:name="ce1014" style:family="table-cell" style:parent-style-name="Default">
      <style:map style:condition="cell-content()=1" style:apply-style-name="Untitled1" style:base-cell-address="Sheet1.L1014"/>
    </style:style>
    <style:style style:name="ce1015" style:family="table-cell" style:parent-style-name="Default">
      <style:map style:condition="cell-content()=1" style:apply-style-name="Untitled1" style:base-cell-address="Sheet1.L1015"/>
    </style:style>
    <style:style style:name="ce1016" style:family="table-cell" style:parent-style-name="Default">
      <style:map style:condition="cell-content()=1" style:apply-style-name="Untitled1" style:base-cell-address="Sheet1.L1016"/>
    </style:style>
    <style:style style:name="ce1017" style:family="table-cell" style:parent-style-name="Default">
      <style:map style:condition="cell-content()=1" style:apply-style-name="Untitled1" style:base-cell-address="Sheet1.L1017"/>
    </style:style>
    <style:style style:name="ce1018" style:family="table-cell" style:parent-style-name="Default">
      <style:map style:condition="cell-content()=1" style:apply-style-name="Untitled1" style:base-cell-address="Sheet1.L1018"/>
    </style:style>
    <style:style style:name="ce1019" style:family="table-cell" style:parent-style-name="Default">
      <style:map style:condition="cell-content()=1" style:apply-style-name="Untitled1" style:base-cell-address="Sheet1.L1019"/>
    </style:style>
    <style:style style:name="ce1020" style:family="table-cell" style:parent-style-name="Default">
      <style:map style:condition="cell-content()=1" style:apply-style-name="Untitled1" style:base-cell-address="Sheet1.L1020"/>
    </style:style>
    <style:style style:name="ce1021" style:family="table-cell" style:parent-style-name="Default">
      <style:map style:condition="cell-content()=1" style:apply-style-name="Untitled1" style:base-cell-address="Sheet1.L1021"/>
    </style:style>
    <style:style style:name="ce1022" style:family="table-cell" style:parent-style-name="Default">
      <style:map style:condition="cell-content()=1" style:apply-style-name="Untitled1" style:base-cell-address="Sheet1.L1022"/>
    </style:style>
    <style:style style:name="ce1023" style:family="table-cell" style:parent-style-name="Default">
      <style:map style:condition="cell-content()=1" style:apply-style-name="Untitled1" style:base-cell-address="Sheet1.L1023"/>
    </style:style>
    <style:style style:name="ce1024" style:family="table-cell" style:parent-style-name="Default">
      <style:map style:condition="cell-content()=1" style:apply-style-name="Untitled1" style:base-cell-address="Sheet1.L1024"/>
    </style:style>
    <style:style style:name="ce1025" style:family="table-cell" style:parent-style-name="Default">
      <style:map style:condition="cell-content()=1" style:apply-style-name="Untitled1" style:base-cell-address="Sheet1.L1025"/>
    </style:style>
    <style:style style:name="ce1026" style:family="table-cell" style:parent-style-name="Default">
      <style:map style:condition="cell-content()=1" style:apply-style-name="Untitled1" style:base-cell-address="Sheet1.L1026"/>
    </style:style>
    <style:style style:name="ce1027" style:family="table-cell" style:parent-style-name="Default">
      <style:map style:condition="cell-content()=1" style:apply-style-name="Untitled1" style:base-cell-address="Sheet1.L1027"/>
    </style:style>
    <style:style style:name="ce1028" style:family="table-cell" style:parent-style-name="Default">
      <style:map style:condition="cell-content()=1" style:apply-style-name="Untitled1" style:base-cell-address="Sheet1.L1028"/>
    </style:style>
    <style:style style:name="ce1029" style:family="table-cell" style:parent-style-name="Default">
      <style:map style:condition="cell-content()=1" style:apply-style-name="Untitled1" style:base-cell-address="Sheet1.L1029"/>
    </style:style>
    <style:style style:name="ce1030" style:family="table-cell" style:parent-style-name="Default">
      <style:map style:condition="cell-content()=1" style:apply-style-name="Untitled1" style:base-cell-address="Sheet1.L1030"/>
    </style:style>
    <style:style style:name="ce1031" style:family="table-cell" style:parent-style-name="Default">
      <style:map style:condition="cell-content()=1" style:apply-style-name="Untitled1" style:base-cell-address="Sheet1.L1031"/>
    </style:style>
    <style:style style:name="ce1032" style:family="table-cell" style:parent-style-name="Default">
      <style:map style:condition="cell-content()=1" style:apply-style-name="Untitled1" style:base-cell-address="Sheet1.L1032"/>
    </style:style>
    <style:style style:name="ce1033" style:family="table-cell" style:parent-style-name="Default">
      <style:map style:condition="cell-content()=1" style:apply-style-name="Untitled1" style:base-cell-address="Sheet1.L1033"/>
    </style:style>
    <style:style style:name="ce1034" style:family="table-cell" style:parent-style-name="Default">
      <style:map style:condition="cell-content()=1" style:apply-style-name="Untitled1" style:base-cell-address="Sheet1.L1034"/>
    </style:style>
    <style:style style:name="ce1035" style:family="table-cell" style:parent-style-name="Default">
      <style:map style:condition="cell-content()=1" style:apply-style-name="Untitled1" style:base-cell-address="Sheet1.L1035"/>
    </style:style>
    <style:style style:name="ce1036" style:family="table-cell" style:parent-style-name="Default">
      <style:map style:condition="cell-content()=1" style:apply-style-name="Untitled1" style:base-cell-address="Sheet1.L1036"/>
    </style:style>
    <style:style style:name="ce1037" style:family="table-cell" style:parent-style-name="Default">
      <style:map style:condition="cell-content()=1" style:apply-style-name="Untitled1" style:base-cell-address="Sheet1.L1037"/>
    </style:style>
    <style:style style:name="ce1038" style:family="table-cell" style:parent-style-name="Default">
      <style:map style:condition="cell-content()=1" style:apply-style-name="Untitled1" style:base-cell-address="Sheet1.L1038"/>
    </style:style>
    <style:style style:name="ce1039" style:family="table-cell" style:parent-style-name="Default">
      <style:map style:condition="cell-content()=1" style:apply-style-name="Untitled1" style:base-cell-address="Sheet1.L1039"/>
    </style:style>
    <style:style style:name="ce1040" style:family="table-cell" style:parent-style-name="Default">
      <style:map style:condition="cell-content()=1" style:apply-style-name="Untitled1" style:base-cell-address="Sheet1.L1040"/>
    </style:style>
    <style:style style:name="ce1041" style:family="table-cell" style:parent-style-name="Default">
      <style:map style:condition="cell-content()=1" style:apply-style-name="Untitled1" style:base-cell-address="Sheet1.L1041"/>
    </style:style>
    <style:style style:name="ce1042" style:family="table-cell" style:parent-style-name="Default">
      <style:map style:condition="cell-content()=1" style:apply-style-name="Untitled1" style:base-cell-address="Sheet1.L1042"/>
    </style:style>
    <style:style style:name="ce1043" style:family="table-cell" style:parent-style-name="Default">
      <style:map style:condition="cell-content()=1" style:apply-style-name="Untitled1" style:base-cell-address="Sheet1.L1043"/>
    </style:style>
    <style:style style:name="ce1044" style:family="table-cell" style:parent-style-name="Default">
      <style:map style:condition="cell-content()=1" style:apply-style-name="Untitled1" style:base-cell-address="Sheet1.L1044"/>
    </style:style>
    <style:style style:name="ce1045" style:family="table-cell" style:parent-style-name="Default">
      <style:map style:condition="cell-content()=1" style:apply-style-name="Untitled1" style:base-cell-address="Sheet1.L1045"/>
    </style:style>
    <style:style style:name="ce1046" style:family="table-cell" style:parent-style-name="Default">
      <style:map style:condition="cell-content()=1" style:apply-style-name="Untitled1" style:base-cell-address="Sheet1.L1046"/>
    </style:style>
    <style:style style:name="ce1047" style:family="table-cell" style:parent-style-name="Default">
      <style:map style:condition="cell-content()=1" style:apply-style-name="Untitled1" style:base-cell-address="Sheet1.L1047"/>
    </style:style>
    <style:style style:name="ce1048" style:family="table-cell" style:parent-style-name="Default">
      <style:map style:condition="cell-content()=1" style:apply-style-name="Untitled1" style:base-cell-address="Sheet1.L1048"/>
    </style:style>
    <style:style style:name="ce1049" style:family="table-cell" style:parent-style-name="Default">
      <style:map style:condition="cell-content()=1" style:apply-style-name="Untitled1" style:base-cell-address="Sheet1.L1049"/>
    </style:style>
    <style:style style:name="ce1050" style:family="table-cell" style:parent-style-name="Default">
      <style:map style:condition="cell-content()=1" style:apply-style-name="Untitled1" style:base-cell-address="Sheet1.L1050"/>
    </style:style>
    <style:style style:name="ce1051" style:family="table-cell" style:parent-style-name="Default">
      <style:map style:condition="cell-content()=1" style:apply-style-name="Untitled1" style:base-cell-address="Sheet1.L1051"/>
    </style:style>
    <style:style style:name="ce1052" style:family="table-cell" style:parent-style-name="Default">
      <style:map style:condition="cell-content()=1" style:apply-style-name="Untitled1" style:base-cell-address="Sheet1.L1052"/>
    </style:style>
    <style:style style:name="ce1053" style:family="table-cell" style:parent-style-name="Default">
      <style:map style:condition="cell-content()=1" style:apply-style-name="Untitled1" style:base-cell-address="Sheet1.L1053"/>
    </style:style>
    <style:style style:name="ce1054" style:family="table-cell" style:parent-style-name="Default">
      <style:map style:condition="cell-content()=1" style:apply-style-name="Untitled1" style:base-cell-address="Sheet1.L1054"/>
    </style:style>
    <style:style style:name="ce1055" style:family="table-cell" style:parent-style-name="Default">
      <style:map style:condition="cell-content()=1" style:apply-style-name="Untitled1" style:base-cell-address="Sheet1.L1055"/>
    </style:style>
    <style:style style:name="ce1056" style:family="table-cell" style:parent-style-name="Default">
      <style:map style:condition="cell-content()=1" style:apply-style-name="Untitled1" style:base-cell-address="Sheet1.L1056"/>
    </style:style>
    <style:style style:name="ce1057" style:family="table-cell" style:parent-style-name="Default">
      <style:map style:condition="cell-content()=1" style:apply-style-name="Untitled1" style:base-cell-address="Sheet1.L1057"/>
    </style:style>
    <style:style style:name="ce1058" style:family="table-cell" style:parent-style-name="Default">
      <style:map style:condition="cell-content()=1" style:apply-style-name="Untitled1" style:base-cell-address="Sheet1.L1058"/>
    </style:style>
    <style:style style:name="ce1059" style:family="table-cell" style:parent-style-name="Default">
      <style:map style:condition="cell-content()=1" style:apply-style-name="Untitled1" style:base-cell-address="Sheet1.L1059"/>
    </style:style>
    <style:style style:name="ce1060" style:family="table-cell" style:parent-style-name="Default">
      <style:map style:condition="cell-content()=1" style:apply-style-name="Untitled1" style:base-cell-address="Sheet1.L1060"/>
    </style:style>
    <style:style style:name="ce1061" style:family="table-cell" style:parent-style-name="Default">
      <style:map style:condition="cell-content()=1" style:apply-style-name="Untitled1" style:base-cell-address="Sheet1.L1061"/>
    </style:style>
    <style:style style:name="ce1062" style:family="table-cell" style:parent-style-name="Default">
      <style:map style:condition="cell-content()=1" style:apply-style-name="Untitled1" style:base-cell-address="Sheet1.L1062"/>
    </style:style>
    <style:style style:name="ce1063" style:family="table-cell" style:parent-style-name="Default">
      <style:map style:condition="cell-content()=1" style:apply-style-name="Untitled1" style:base-cell-address="Sheet1.L1063"/>
    </style:style>
    <style:style style:name="ce1064" style:family="table-cell" style:parent-style-name="Default">
      <style:map style:condition="cell-content()=1" style:apply-style-name="Untitled1" style:base-cell-address="Sheet1.L1064"/>
    </style:style>
    <style:style style:name="ce1065" style:family="table-cell" style:parent-style-name="Default">
      <style:map style:condition="cell-content()=1" style:apply-style-name="Untitled1" style:base-cell-address="Sheet1.L1065"/>
    </style:style>
    <style:style style:name="ce1066" style:family="table-cell" style:parent-style-name="Default">
      <style:map style:condition="cell-content()=1" style:apply-style-name="Untitled1" style:base-cell-address="Sheet1.L1066"/>
    </style:style>
    <style:style style:name="ce1067" style:family="table-cell" style:parent-style-name="Default">
      <style:map style:condition="cell-content()=1" style:apply-style-name="Untitled1" style:base-cell-address="Sheet1.L1067"/>
    </style:style>
    <style:style style:name="ce1068" style:family="table-cell" style:parent-style-name="Default">
      <style:map style:condition="cell-content()=1" style:apply-style-name="Untitled1" style:base-cell-address="Sheet1.L1068"/>
    </style:style>
    <style:style style:name="ce1069" style:family="table-cell" style:parent-style-name="Default">
      <style:map style:condition="cell-content()=1" style:apply-style-name="Untitled1" style:base-cell-address="Sheet1.L1069"/>
    </style:style>
    <style:style style:name="ce1070" style:family="table-cell" style:parent-style-name="Default">
      <style:map style:condition="cell-content()=1" style:apply-style-name="Untitled1" style:base-cell-address="Sheet1.L1070"/>
    </style:style>
    <style:style style:name="ce1071" style:family="table-cell" style:parent-style-name="Default">
      <style:map style:condition="cell-content()=1" style:apply-style-name="Untitled1" style:base-cell-address="Sheet1.L1071"/>
    </style:style>
    <style:style style:name="ce1072" style:family="table-cell" style:parent-style-name="Default">
      <style:map style:condition="cell-content()=1" style:apply-style-name="Untitled1" style:base-cell-address="Sheet1.L1072"/>
    </style:style>
    <style:style style:name="ce1073" style:family="table-cell" style:parent-style-name="Default">
      <style:map style:condition="cell-content()=1" style:apply-style-name="Untitled1" style:base-cell-address="Sheet1.L1073"/>
    </style:style>
    <style:style style:name="ce1074" style:family="table-cell" style:parent-style-name="Default">
      <style:map style:condition="cell-content()=1" style:apply-style-name="Untitled1" style:base-cell-address="Sheet1.L1074"/>
    </style:style>
    <style:style style:name="ce1075" style:family="table-cell" style:parent-style-name="Default">
      <style:map style:condition="cell-content()=1" style:apply-style-name="Untitled1" style:base-cell-address="Sheet1.L1075"/>
    </style:style>
    <style:style style:name="ce1076" style:family="table-cell" style:parent-style-name="Default">
      <style:map style:condition="cell-content()=1" style:apply-style-name="Untitled1" style:base-cell-address="Sheet1.L1076"/>
    </style:style>
    <style:style style:name="ce1077" style:family="table-cell" style:parent-style-name="Default">
      <style:map style:condition="cell-content()=1" style:apply-style-name="Untitled1" style:base-cell-address="Sheet1.L1077"/>
    </style:style>
    <style:style style:name="ce1078" style:family="table-cell" style:parent-style-name="Default">
      <style:map style:condition="cell-content()=1" style:apply-style-name="Untitled1" style:base-cell-address="Sheet1.L1078"/>
    </style:style>
    <style:style style:name="ce1079" style:family="table-cell" style:parent-style-name="Default">
      <style:map style:condition="cell-content()=1" style:apply-style-name="Untitled1" style:base-cell-address="Sheet1.L1079"/>
    </style:style>
    <style:style style:name="ce1080" style:family="table-cell" style:parent-style-name="Default">
      <style:map style:condition="cell-content()=1" style:apply-style-name="Untitled1" style:base-cell-address="Sheet1.L1080"/>
    </style:style>
    <style:style style:name="ce1081" style:family="table-cell" style:parent-style-name="Default">
      <style:map style:condition="cell-content()=1" style:apply-style-name="Untitled1" style:base-cell-address="Sheet1.L1081"/>
    </style:style>
    <style:style style:name="ce1082" style:family="table-cell" style:parent-style-name="Default">
      <style:map style:condition="cell-content()=1" style:apply-style-name="Untitled1" style:base-cell-address="Sheet1.L1082"/>
    </style:style>
    <style:style style:name="ce1083" style:family="table-cell" style:parent-style-name="Default">
      <style:map style:condition="cell-content()=1" style:apply-style-name="Untitled1" style:base-cell-address="Sheet1.L1083"/>
    </style:style>
    <style:style style:name="ce1084" style:family="table-cell" style:parent-style-name="Default">
      <style:map style:condition="cell-content()=1" style:apply-style-name="Untitled1" style:base-cell-address="Sheet1.L1084"/>
    </style:style>
    <style:style style:name="ce1085" style:family="table-cell" style:parent-style-name="Default">
      <style:map style:condition="cell-content()=1" style:apply-style-name="Untitled1" style:base-cell-address="Sheet1.L1085"/>
    </style:style>
    <style:style style:name="ce1086" style:family="table-cell" style:parent-style-name="Default">
      <style:map style:condition="cell-content()=1" style:apply-style-name="Untitled1" style:base-cell-address="Sheet1.L1086"/>
    </style:style>
    <style:style style:name="ce1087" style:family="table-cell" style:parent-style-name="Default">
      <style:map style:condition="cell-content()=1" style:apply-style-name="Untitled1" style:base-cell-address="Sheet1.L1087"/>
    </style:style>
    <style:style style:name="ce1088" style:family="table-cell" style:parent-style-name="Default">
      <style:map style:condition="cell-content()=1" style:apply-style-name="Untitled1" style:base-cell-address="Sheet1.L1088"/>
    </style:style>
    <style:style style:name="ce1089" style:family="table-cell" style:parent-style-name="Default">
      <style:map style:condition="cell-content()=1" style:apply-style-name="Untitled1" style:base-cell-address="Sheet1.L1089"/>
    </style:style>
    <style:style style:name="ce1090" style:family="table-cell" style:parent-style-name="Default">
      <style:map style:condition="cell-content()=1" style:apply-style-name="Untitled1" style:base-cell-address="Sheet1.L1090"/>
    </style:style>
    <style:style style:name="ce1091" style:family="table-cell" style:parent-style-name="Default">
      <style:map style:condition="cell-content()=1" style:apply-style-name="Untitled1" style:base-cell-address="Sheet1.L1091"/>
    </style:style>
    <style:style style:name="ce1092" style:family="table-cell" style:parent-style-name="Default">
      <style:map style:condition="cell-content()=1" style:apply-style-name="Untitled1" style:base-cell-address="Sheet1.L1092"/>
    </style:style>
    <style:style style:name="ce1093" style:family="table-cell" style:parent-style-name="Default">
      <style:map style:condition="cell-content()=1" style:apply-style-name="Untitled1" style:base-cell-address="Sheet1.L1093"/>
    </style:style>
    <style:style style:name="ce1094" style:family="table-cell" style:parent-style-name="Default">
      <style:map style:condition="cell-content()=1" style:apply-style-name="Untitled1" style:base-cell-address="Sheet1.L1094"/>
    </style:style>
    <style:style style:name="ce1095" style:family="table-cell" style:parent-style-name="Default">
      <style:map style:condition="cell-content()=1" style:apply-style-name="Untitled1" style:base-cell-address="Sheet1.L1095"/>
    </style:style>
    <style:style style:name="ce1096" style:family="table-cell" style:parent-style-name="Default">
      <style:map style:condition="cell-content()=1" style:apply-style-name="Untitled1" style:base-cell-address="Sheet1.L1096"/>
    </style:style>
    <style:style style:name="ce1097" style:family="table-cell" style:parent-style-name="Default">
      <style:map style:condition="cell-content()=1" style:apply-style-name="Untitled1" style:base-cell-address="Sheet1.L1097"/>
    </style:style>
    <style:style style:name="ce1098" style:family="table-cell" style:parent-style-name="Default">
      <style:map style:condition="cell-content()=1" style:apply-style-name="Untitled1" style:base-cell-address="Sheet1.L1098"/>
    </style:style>
    <style:style style:name="ce1099" style:family="table-cell" style:parent-style-name="Default">
      <style:map style:condition="cell-content()=1" style:apply-style-name="Untitled1" style:base-cell-address="Sheet1.L1099"/>
    </style:style>
    <style:style style:name="ce1100" style:family="table-cell" style:parent-style-name="Default">
      <style:map style:condition="cell-content()=1" style:apply-style-name="Untitled1" style:base-cell-address="Sheet1.L1100"/>
    </style:style>
    <style:style style:name="ce1101" style:family="table-cell" style:parent-style-name="Default">
      <style:map style:condition="cell-content()=1" style:apply-style-name="Untitled1" style:base-cell-address="Sheet1.L1101"/>
    </style:style>
    <style:style style:name="ce1102" style:family="table-cell" style:parent-style-name="Default">
      <style:map style:condition="cell-content()=1" style:apply-style-name="Untitled1" style:base-cell-address="Sheet1.L1102"/>
    </style:style>
    <style:style style:name="ce1103" style:family="table-cell" style:parent-style-name="Default">
      <style:map style:condition="cell-content()=1" style:apply-style-name="Untitled1" style:base-cell-address="Sheet1.L1103"/>
    </style:style>
    <style:style style:name="ce1104" style:family="table-cell" style:parent-style-name="Default">
      <style:map style:condition="cell-content()=1" style:apply-style-name="Untitled1" style:base-cell-address="Sheet1.L1104"/>
    </style:style>
    <style:style style:name="ce1105" style:family="table-cell" style:parent-style-name="Default">
      <style:map style:condition="cell-content()=1" style:apply-style-name="Untitled1" style:base-cell-address="Sheet1.L1105"/>
    </style:style>
    <style:style style:name="ce1106" style:family="table-cell" style:parent-style-name="Default">
      <style:map style:condition="cell-content()=1" style:apply-style-name="Untitled1" style:base-cell-address="Sheet1.L1106"/>
    </style:style>
    <style:style style:name="ce1107" style:family="table-cell" style:parent-style-name="Default">
      <style:map style:condition="cell-content()=1" style:apply-style-name="Untitled1" style:base-cell-address="Sheet1.L1107"/>
    </style:style>
    <style:style style:name="ce1108" style:family="table-cell" style:parent-style-name="Default">
      <style:map style:condition="cell-content()=1" style:apply-style-name="Untitled1" style:base-cell-address="Sheet1.L1108"/>
    </style:style>
    <style:style style:name="ce1109" style:family="table-cell" style:parent-style-name="Default">
      <style:map style:condition="cell-content()=1" style:apply-style-name="Untitled1" style:base-cell-address="Sheet1.L1109"/>
    </style:style>
    <style:style style:name="ce1110" style:family="table-cell" style:parent-style-name="Default">
      <style:map style:condition="cell-content()=1" style:apply-style-name="Untitled1" style:base-cell-address="Sheet1.L1110"/>
    </style:style>
    <style:style style:name="ce1111" style:family="table-cell" style:parent-style-name="Default">
      <style:map style:condition="cell-content()=1" style:apply-style-name="Untitled1" style:base-cell-address="Sheet1.L1111"/>
    </style:style>
    <style:style style:name="ce1112" style:family="table-cell" style:parent-style-name="Default">
      <style:map style:condition="cell-content()=1" style:apply-style-name="Untitled1" style:base-cell-address="Sheet1.L1112"/>
    </style:style>
    <style:style style:name="ce1113" style:family="table-cell" style:parent-style-name="Default">
      <style:map style:condition="cell-content()=1" style:apply-style-name="Untitled1" style:base-cell-address="Sheet1.L1113"/>
    </style:style>
    <style:style style:name="ce1114" style:family="table-cell" style:parent-style-name="Default">
      <style:map style:condition="cell-content()=1" style:apply-style-name="Untitled1" style:base-cell-address="Sheet1.L1114"/>
    </style:style>
    <style:style style:name="ce1115" style:family="table-cell" style:parent-style-name="Default">
      <style:map style:condition="cell-content()=1" style:apply-style-name="Untitled1" style:base-cell-address="Sheet1.L1115"/>
    </style:style>
    <style:style style:name="ce1116" style:family="table-cell" style:parent-style-name="Default">
      <style:map style:condition="cell-content()=1" style:apply-style-name="Untitled1" style:base-cell-address="Sheet1.L1116"/>
    </style:style>
    <style:style style:name="ce1117" style:family="table-cell" style:parent-style-name="Default">
      <style:map style:condition="cell-content()=1" style:apply-style-name="Untitled1" style:base-cell-address="Sheet1.L1117"/>
    </style:style>
    <style:style style:name="ce1118" style:family="table-cell" style:parent-style-name="Default">
      <style:map style:condition="cell-content()=1" style:apply-style-name="Untitled1" style:base-cell-address="Sheet1.L1118"/>
    </style:style>
    <style:style style:name="ce1119" style:family="table-cell" style:parent-style-name="Default">
      <style:map style:condition="cell-content()=1" style:apply-style-name="Untitled1" style:base-cell-address="Sheet1.L1119"/>
    </style:style>
    <style:style style:name="ce1120" style:family="table-cell" style:parent-style-name="Default">
      <style:map style:condition="cell-content()=1" style:apply-style-name="Untitled1" style:base-cell-address="Sheet1.L1120"/>
    </style:style>
    <style:style style:name="ce1121" style:family="table-cell" style:parent-style-name="Default">
      <style:map style:condition="cell-content()=1" style:apply-style-name="Untitled1" style:base-cell-address="Sheet1.L1121"/>
    </style:style>
    <style:style style:name="ce1122" style:family="table-cell" style:parent-style-name="Default">
      <style:map style:condition="cell-content()=1" style:apply-style-name="Untitled1" style:base-cell-address="Sheet1.L1122"/>
    </style:style>
    <style:style style:name="ce1123" style:family="table-cell" style:parent-style-name="Default">
      <style:map style:condition="cell-content()=1" style:apply-style-name="Untitled1" style:base-cell-address="Sheet1.L1123"/>
    </style:style>
    <style:style style:name="ce1124" style:family="table-cell" style:parent-style-name="Default">
      <style:map style:condition="cell-content()=1" style:apply-style-name="Untitled1" style:base-cell-address="Sheet1.L1124"/>
    </style:style>
    <style:style style:name="ce1125" style:family="table-cell" style:parent-style-name="Default">
      <style:map style:condition="cell-content()=1" style:apply-style-name="Untitled1" style:base-cell-address="Sheet1.L1125"/>
    </style:style>
    <style:style style:name="ce1126" style:family="table-cell" style:parent-style-name="Default">
      <style:map style:condition="cell-content()=1" style:apply-style-name="Untitled1" style:base-cell-address="Sheet1.L1126"/>
    </style:style>
    <style:style style:name="ce1127" style:family="table-cell" style:parent-style-name="Default">
      <style:map style:condition="cell-content()=1" style:apply-style-name="Untitled1" style:base-cell-address="Sheet1.L1127"/>
    </style:style>
    <style:style style:name="ce1128" style:family="table-cell" style:parent-style-name="Default">
      <style:map style:condition="cell-content()=1" style:apply-style-name="Untitled1" style:base-cell-address="Sheet1.L1128"/>
    </style:style>
    <style:style style:name="ce1129" style:family="table-cell" style:parent-style-name="Default">
      <style:map style:condition="cell-content()=1" style:apply-style-name="Untitled1" style:base-cell-address="Sheet1.L1129"/>
    </style:style>
    <style:style style:name="ce1130" style:family="table-cell" style:parent-style-name="Default">
      <style:map style:condition="cell-content()=1" style:apply-style-name="Untitled1" style:base-cell-address="Sheet1.L1130"/>
    </style:style>
    <style:style style:name="ce1131" style:family="table-cell" style:parent-style-name="Default">
      <style:map style:condition="cell-content()=1" style:apply-style-name="Untitled1" style:base-cell-address="Sheet1.L1131"/>
    </style:style>
    <style:style style:name="ce1132" style:family="table-cell" style:parent-style-name="Default">
      <style:map style:condition="cell-content()=1" style:apply-style-name="Untitled1" style:base-cell-address="Sheet1.L1132"/>
    </style:style>
    <style:style style:name="ce1133" style:family="table-cell" style:parent-style-name="Default">
      <style:map style:condition="cell-content()=1" style:apply-style-name="Untitled1" style:base-cell-address="Sheet1.L1133"/>
    </style:style>
    <style:style style:name="ce1134" style:family="table-cell" style:parent-style-name="Default">
      <style:map style:condition="cell-content()=1" style:apply-style-name="Untitled1" style:base-cell-address="Sheet1.L1134"/>
    </style:style>
    <style:style style:name="ce1135" style:family="table-cell" style:parent-style-name="Default">
      <style:map style:condition="cell-content()=1" style:apply-style-name="Untitled1" style:base-cell-address="Sheet1.L1135"/>
    </style:style>
    <style:style style:name="ce1136" style:family="table-cell" style:parent-style-name="Default">
      <style:map style:condition="cell-content()=1" style:apply-style-name="Untitled1" style:base-cell-address="Sheet1.L1136"/>
    </style:style>
    <style:style style:name="ce1137" style:family="table-cell" style:parent-style-name="Default">
      <style:map style:condition="cell-content()=1" style:apply-style-name="Untitled1" style:base-cell-address="Sheet1.L1137"/>
    </style:style>
    <style:style style:name="ce1138" style:family="table-cell" style:parent-style-name="Default">
      <style:map style:condition="cell-content()=1" style:apply-style-name="Untitled1" style:base-cell-address="Sheet1.L1138"/>
    </style:style>
    <style:style style:name="ce1139" style:family="table-cell" style:parent-style-name="Default">
      <style:map style:condition="cell-content()=1" style:apply-style-name="Untitled1" style:base-cell-address="Sheet1.L1139"/>
    </style:style>
    <style:style style:name="ce1140" style:family="table-cell" style:parent-style-name="Default">
      <style:map style:condition="cell-content()=1" style:apply-style-name="Untitled1" style:base-cell-address="Sheet1.L1140"/>
    </style:style>
    <style:style style:name="ce1141" style:family="table-cell" style:parent-style-name="Default">
      <style:map style:condition="cell-content()=1" style:apply-style-name="Untitled1" style:base-cell-address="Sheet1.L1141"/>
    </style:style>
    <style:style style:name="ce1142" style:family="table-cell" style:parent-style-name="Default">
      <style:map style:condition="cell-content()=1" style:apply-style-name="Untitled1" style:base-cell-address="Sheet1.L1142"/>
    </style:style>
    <style:style style:name="ce1143" style:family="table-cell" style:parent-style-name="Default">
      <style:map style:condition="cell-content()=1" style:apply-style-name="Untitled1" style:base-cell-address="Sheet1.L1143"/>
    </style:style>
    <style:style style:name="ce1144" style:family="table-cell" style:parent-style-name="Default">
      <style:map style:condition="cell-content()=1" style:apply-style-name="Untitled1" style:base-cell-address="Sheet1.L1144"/>
    </style:style>
    <style:style style:name="ce1145" style:family="table-cell" style:parent-style-name="Default">
      <style:map style:condition="cell-content()=1" style:apply-style-name="Untitled1" style:base-cell-address="Sheet1.L1145"/>
    </style:style>
    <style:style style:name="ce1146" style:family="table-cell" style:parent-style-name="Default">
      <style:map style:condition="cell-content()=1" style:apply-style-name="Untitled1" style:base-cell-address="Sheet1.L1146"/>
    </style:style>
    <style:style style:name="ce1147" style:family="table-cell" style:parent-style-name="Default">
      <style:map style:condition="cell-content()=1" style:apply-style-name="Untitled1" style:base-cell-address="Sheet1.L1147"/>
    </style:style>
    <style:style style:name="ce1148" style:family="table-cell" style:parent-style-name="Default">
      <style:map style:condition="cell-content()=1" style:apply-style-name="Untitled1" style:base-cell-address="Sheet1.L1148"/>
    </style:style>
    <style:style style:name="ce1149" style:family="table-cell" style:parent-style-name="Default">
      <style:map style:condition="cell-content()=1" style:apply-style-name="Untitled1" style:base-cell-address="Sheet1.L1149"/>
    </style:style>
    <style:style style:name="ce1150" style:family="table-cell" style:parent-style-name="Default">
      <style:map style:condition="cell-content()=1" style:apply-style-name="Untitled1" style:base-cell-address="Sheet1.L1150"/>
    </style:style>
    <style:style style:name="ce1151" style:family="table-cell" style:parent-style-name="Default">
      <style:map style:condition="cell-content()=1" style:apply-style-name="Untitled1" style:base-cell-address="Sheet1.L1151"/>
    </style:style>
    <style:style style:name="ce1152" style:family="table-cell" style:parent-style-name="Default">
      <style:map style:condition="cell-content()=1" style:apply-style-name="Untitled1" style:base-cell-address="Sheet1.L1152"/>
    </style:style>
    <style:style style:name="ce1153" style:family="table-cell" style:parent-style-name="Default">
      <style:map style:condition="cell-content()=1" style:apply-style-name="Untitled1" style:base-cell-address="Sheet1.L1153"/>
    </style:style>
    <style:style style:name="ce1154" style:family="table-cell" style:parent-style-name="Default">
      <style:map style:condition="cell-content()=1" style:apply-style-name="Untitled1" style:base-cell-address="Sheet1.L1154"/>
    </style:style>
    <style:style style:name="ce1155" style:family="table-cell" style:parent-style-name="Default">
      <style:map style:condition="cell-content()=1" style:apply-style-name="Untitled1" style:base-cell-address="Sheet1.L1155"/>
    </style:style>
    <style:style style:name="ce1156" style:family="table-cell" style:parent-style-name="Default">
      <style:map style:condition="cell-content()=1" style:apply-style-name="Untitled1" style:base-cell-address="Sheet1.L1156"/>
    </style:style>
    <style:style style:name="ce1157" style:family="table-cell" style:parent-style-name="Default">
      <style:map style:condition="cell-content()=1" style:apply-style-name="Untitled1" style:base-cell-address="Sheet1.L1157"/>
    </style:style>
    <style:style style:name="ce1158" style:family="table-cell" style:parent-style-name="Default">
      <style:map style:condition="cell-content()=1" style:apply-style-name="Untitled1" style:base-cell-address="Sheet1.L1158"/>
    </style:style>
    <style:style style:name="ce1159" style:family="table-cell" style:parent-style-name="Default">
      <style:map style:condition="cell-content()=1" style:apply-style-name="Untitled1" style:base-cell-address="Sheet1.L1159"/>
    </style:style>
    <style:style style:name="ce1160" style:family="table-cell" style:parent-style-name="Default">
      <style:map style:condition="cell-content()=1" style:apply-style-name="Untitled1" style:base-cell-address="Sheet1.L1160"/>
    </style:style>
    <style:style style:name="ce1161" style:family="table-cell" style:parent-style-name="Default">
      <style:map style:condition="cell-content()=1" style:apply-style-name="Untitled1" style:base-cell-address="Sheet1.L1161"/>
    </style:style>
    <style:style style:name="ce1162" style:family="table-cell" style:parent-style-name="Default">
      <style:map style:condition="cell-content()=1" style:apply-style-name="Untitled1" style:base-cell-address="Sheet1.L1162"/>
    </style:style>
    <style:style style:name="ce1163" style:family="table-cell" style:parent-style-name="Default">
      <style:map style:condition="cell-content()=1" style:apply-style-name="Untitled1" style:base-cell-address="Sheet1.L1163"/>
    </style:style>
    <style:style style:name="ce1164" style:family="table-cell" style:parent-style-name="Default">
      <style:map style:condition="cell-content()=1" style:apply-style-name="Untitled1" style:base-cell-address="Sheet1.L1164"/>
    </style:style>
    <style:style style:name="ce1165" style:family="table-cell" style:parent-style-name="Default">
      <style:map style:condition="cell-content()=1" style:apply-style-name="Untitled1" style:base-cell-address="Sheet1.L1165"/>
    </style:style>
    <style:style style:name="ce1166" style:family="table-cell" style:parent-style-name="Default">
      <style:map style:condition="cell-content()=1" style:apply-style-name="Untitled1" style:base-cell-address="Sheet1.L1166"/>
    </style:style>
    <style:style style:name="ce1167" style:family="table-cell" style:parent-style-name="Default">
      <style:map style:condition="cell-content()=1" style:apply-style-name="Untitled1" style:base-cell-address="Sheet1.L1167"/>
    </style:style>
    <style:style style:name="ce1168" style:family="table-cell" style:parent-style-name="Default">
      <style:map style:condition="cell-content()=1" style:apply-style-name="Untitled1" style:base-cell-address="Sheet1.L1168"/>
    </style:style>
    <style:style style:name="ce1169" style:family="table-cell" style:parent-style-name="Default">
      <style:map style:condition="cell-content()=1" style:apply-style-name="Untitled1" style:base-cell-address="Sheet1.L1169"/>
    </style:style>
    <style:style style:name="ce1170" style:family="table-cell" style:parent-style-name="Default">
      <style:map style:condition="cell-content()=1" style:apply-style-name="Untitled1" style:base-cell-address="Sheet1.L1170"/>
    </style:style>
    <style:style style:name="ce1171" style:family="table-cell" style:parent-style-name="Default">
      <style:map style:condition="cell-content()=1" style:apply-style-name="Untitled1" style:base-cell-address="Sheet1.L1171"/>
    </style:style>
    <style:style style:name="ce1172" style:family="table-cell" style:parent-style-name="Default">
      <style:map style:condition="cell-content()=1" style:apply-style-name="Untitled1" style:base-cell-address="Sheet1.L1172"/>
    </style:style>
    <style:style style:name="ce1173" style:family="table-cell" style:parent-style-name="Default">
      <style:map style:condition="cell-content()=1" style:apply-style-name="Untitled1" style:base-cell-address="Sheet1.L1173"/>
    </style:style>
    <style:style style:name="ce1174" style:family="table-cell" style:parent-style-name="Default">
      <style:map style:condition="cell-content()=1" style:apply-style-name="Untitled1" style:base-cell-address="Sheet1.L1174"/>
    </style:style>
    <style:style style:name="ce1175" style:family="table-cell" style:parent-style-name="Default">
      <style:map style:condition="cell-content()=1" style:apply-style-name="Untitled1" style:base-cell-address="Sheet1.L1175"/>
    </style:style>
    <style:style style:name="ce1176" style:family="table-cell" style:parent-style-name="Default">
      <style:map style:condition="cell-content()=1" style:apply-style-name="Untitled1" style:base-cell-address="Sheet1.L1176"/>
    </style:style>
    <style:style style:name="ce1177" style:family="table-cell" style:parent-style-name="Default">
      <style:map style:condition="cell-content()=1" style:apply-style-name="Untitled1" style:base-cell-address="Sheet1.L1177"/>
    </style:style>
    <style:style style:name="ce1178" style:family="table-cell" style:parent-style-name="Default">
      <style:map style:condition="cell-content()=1" style:apply-style-name="Untitled1" style:base-cell-address="Sheet1.L1178"/>
    </style:style>
    <style:style style:name="ce1179" style:family="table-cell" style:parent-style-name="Default">
      <style:map style:condition="cell-content()=1" style:apply-style-name="Untitled1" style:base-cell-address="Sheet1.L1179"/>
    </style:style>
    <style:style style:name="ce1180" style:family="table-cell" style:parent-style-name="Default">
      <style:map style:condition="cell-content()=1" style:apply-style-name="Untitled1" style:base-cell-address="Sheet1.L1180"/>
    </style:style>
    <style:style style:name="ce1181" style:family="table-cell" style:parent-style-name="Default">
      <style:map style:condition="cell-content()=1" style:apply-style-name="Untitled1" style:base-cell-address="Sheet1.L1181"/>
    </style:style>
    <style:style style:name="ce1182" style:family="table-cell" style:parent-style-name="Default">
      <style:map style:condition="cell-content()=1" style:apply-style-name="Untitled1" style:base-cell-address="Sheet1.L1182"/>
    </style:style>
    <style:style style:name="ce1183" style:family="table-cell" style:parent-style-name="Default">
      <style:map style:condition="cell-content()=1" style:apply-style-name="Untitled1" style:base-cell-address="Sheet1.L1183"/>
    </style:style>
    <style:style style:name="ce1184" style:family="table-cell" style:parent-style-name="Default">
      <style:map style:condition="cell-content()=1" style:apply-style-name="Untitled1" style:base-cell-address="Sheet1.L1184"/>
    </style:style>
    <style:style style:name="ce1185" style:family="table-cell" style:parent-style-name="Default">
      <style:map style:condition="cell-content()=1" style:apply-style-name="Untitled1" style:base-cell-address="Sheet1.L1185"/>
    </style:style>
    <style:style style:name="ce1186" style:family="table-cell" style:parent-style-name="Default">
      <style:map style:condition="cell-content()=1" style:apply-style-name="Untitled1" style:base-cell-address="Sheet1.L1186"/>
    </style:style>
    <style:style style:name="ce1187" style:family="table-cell" style:parent-style-name="Default">
      <style:map style:condition="cell-content()=1" style:apply-style-name="Untitled1" style:base-cell-address="Sheet1.L1187"/>
    </style:style>
    <style:style style:name="ce1188" style:family="table-cell" style:parent-style-name="Default">
      <style:map style:condition="cell-content()=1" style:apply-style-name="Untitled1" style:base-cell-address="Sheet1.L1188"/>
    </style:style>
    <style:style style:name="ce1189" style:family="table-cell" style:parent-style-name="Default">
      <style:map style:condition="cell-content()=1" style:apply-style-name="Untitled1" style:base-cell-address="Sheet1.L1189"/>
    </style:style>
    <style:style style:name="ce1190" style:family="table-cell" style:parent-style-name="Default">
      <style:map style:condition="cell-content()=1" style:apply-style-name="Untitled1" style:base-cell-address="Sheet1.L1190"/>
    </style:style>
    <style:style style:name="ce1191" style:family="table-cell" style:parent-style-name="Default">
      <style:map style:condition="cell-content()=1" style:apply-style-name="Untitled1" style:base-cell-address="Sheet1.L1191"/>
    </style:style>
    <style:style style:name="ce1192" style:family="table-cell" style:parent-style-name="Default">
      <style:map style:condition="cell-content()=1" style:apply-style-name="Untitled1" style:base-cell-address="Sheet1.L1192"/>
    </style:style>
    <style:style style:name="ce1193" style:family="table-cell" style:parent-style-name="Default">
      <style:map style:condition="cell-content()=1" style:apply-style-name="Untitled1" style:base-cell-address="Sheet1.L1193"/>
    </style:style>
    <style:style style:name="ce1194" style:family="table-cell" style:parent-style-name="Default">
      <style:map style:condition="cell-content()=1" style:apply-style-name="Untitled1" style:base-cell-address="Sheet1.L1194"/>
    </style:style>
    <style:style style:name="ce1195" style:family="table-cell" style:parent-style-name="Default">
      <style:map style:condition="cell-content()=1" style:apply-style-name="Untitled1" style:base-cell-address="Sheet1.L1195"/>
    </style:style>
    <style:style style:name="ce1196" style:family="table-cell" style:parent-style-name="Default">
      <style:map style:condition="cell-content()=1" style:apply-style-name="Untitled1" style:base-cell-address="Sheet1.L1196"/>
    </style:style>
    <style:style style:name="ce1197" style:family="table-cell" style:parent-style-name="Default">
      <style:map style:condition="cell-content()=1" style:apply-style-name="Untitled1" style:base-cell-address="Sheet1.L1197"/>
    </style:style>
    <style:style style:name="ce1198" style:family="table-cell" style:parent-style-name="Default">
      <style:map style:condition="cell-content()=1" style:apply-style-name="Untitled1" style:base-cell-address="Sheet1.L1198"/>
    </style:style>
    <style:style style:name="ce1199" style:family="table-cell" style:parent-style-name="Default">
      <style:map style:condition="cell-content()=1" style:apply-style-name="Untitled1" style:base-cell-address="Sheet1.L1199"/>
    </style:style>
    <style:style style:name="ce1200" style:family="table-cell" style:parent-style-name="Default">
      <style:map style:condition="cell-content()=1" style:apply-style-name="Untitled1" style:base-cell-address="Sheet1.L1200"/>
    </style:style>
    <style:style style:name="ce1201" style:family="table-cell" style:parent-style-name="Default">
      <style:map style:condition="cell-content()=1" style:apply-style-name="Untitled2" style:base-cell-address="Sheet1.M1"/>
    </style:style>
    <style:style style:name="ce1202" style:family="table-cell" style:parent-style-name="Default">
      <style:map style:condition="cell-content()=1" style:apply-style-name="Untitled2" style:base-cell-address="Sheet1.M2"/>
    </style:style>
    <style:style style:name="ce1203" style:family="table-cell" style:parent-style-name="Default">
      <style:map style:condition="cell-content()=1" style:apply-style-name="Untitled2" style:base-cell-address="Sheet1.M3"/>
    </style:style>
    <style:style style:name="ce1204" style:family="table-cell" style:parent-style-name="Default">
      <style:map style:condition="cell-content()=1" style:apply-style-name="Untitled2" style:base-cell-address="Sheet1.M4"/>
    </style:style>
    <style:style style:name="ce1205" style:family="table-cell" style:parent-style-name="Default">
      <style:map style:condition="cell-content()=1" style:apply-style-name="Untitled2" style:base-cell-address="Sheet1.M5"/>
    </style:style>
    <style:style style:name="ce1206" style:family="table-cell" style:parent-style-name="Default">
      <style:map style:condition="cell-content()=1" style:apply-style-name="Untitled2" style:base-cell-address="Sheet1.M6"/>
    </style:style>
    <style:style style:name="ce1207" style:family="table-cell" style:parent-style-name="Default">
      <style:map style:condition="cell-content()=1" style:apply-style-name="Untitled2" style:base-cell-address="Sheet1.M7"/>
    </style:style>
    <style:style style:name="ce1208" style:family="table-cell" style:parent-style-name="Default">
      <style:map style:condition="cell-content()=1" style:apply-style-name="Untitled2" style:base-cell-address="Sheet1.M8"/>
    </style:style>
    <style:style style:name="ce1209" style:family="table-cell" style:parent-style-name="Default">
      <style:map style:condition="cell-content()=1" style:apply-style-name="Untitled2" style:base-cell-address="Sheet1.M9"/>
    </style:style>
    <style:style style:name="ce1210" style:family="table-cell" style:parent-style-name="Default">
      <style:map style:condition="cell-content()=1" style:apply-style-name="Untitled2" style:base-cell-address="Sheet1.M10"/>
    </style:style>
    <style:style style:name="ce1211" style:family="table-cell" style:parent-style-name="Default">
      <style:map style:condition="cell-content()=1" style:apply-style-name="Untitled2" style:base-cell-address="Sheet1.M11"/>
    </style:style>
    <style:style style:name="ce1212" style:family="table-cell" style:parent-style-name="Default">
      <style:map style:condition="cell-content()=1" style:apply-style-name="Untitled2" style:base-cell-address="Sheet1.M12"/>
    </style:style>
    <style:style style:name="ce1213" style:family="table-cell" style:parent-style-name="Default">
      <style:map style:condition="cell-content()=1" style:apply-style-name="Untitled2" style:base-cell-address="Sheet1.M13"/>
    </style:style>
    <style:style style:name="ce1214" style:family="table-cell" style:parent-style-name="Default">
      <style:map style:condition="cell-content()=1" style:apply-style-name="Untitled2" style:base-cell-address="Sheet1.M14"/>
    </style:style>
    <style:style style:name="ce1215" style:family="table-cell" style:parent-style-name="Default">
      <style:map style:condition="cell-content()=1" style:apply-style-name="Untitled2" style:base-cell-address="Sheet1.M15"/>
    </style:style>
    <style:style style:name="ce1216" style:family="table-cell" style:parent-style-name="Default">
      <style:map style:condition="cell-content()=1" style:apply-style-name="Untitled2" style:base-cell-address="Sheet1.M16"/>
    </style:style>
    <style:style style:name="ce1217" style:family="table-cell" style:parent-style-name="Default">
      <style:map style:condition="cell-content()=1" style:apply-style-name="Untitled2" style:base-cell-address="Sheet1.M17"/>
    </style:style>
    <style:style style:name="ce1218" style:family="table-cell" style:parent-style-name="Default">
      <style:map style:condition="cell-content()=1" style:apply-style-name="Untitled2" style:base-cell-address="Sheet1.M18"/>
    </style:style>
    <style:style style:name="ce1219" style:family="table-cell" style:parent-style-name="Default">
      <style:map style:condition="cell-content()=1" style:apply-style-name="Untitled2" style:base-cell-address="Sheet1.M19"/>
    </style:style>
    <style:style style:name="ce1220" style:family="table-cell" style:parent-style-name="Default">
      <style:map style:condition="cell-content()=1" style:apply-style-name="Untitled2" style:base-cell-address="Sheet1.M20"/>
    </style:style>
    <style:style style:name="ce1221" style:family="table-cell" style:parent-style-name="Default">
      <style:map style:condition="cell-content()=1" style:apply-style-name="Untitled2" style:base-cell-address="Sheet1.M21"/>
    </style:style>
    <style:style style:name="ce1222" style:family="table-cell" style:parent-style-name="Default">
      <style:map style:condition="cell-content()=1" style:apply-style-name="Untitled2" style:base-cell-address="Sheet1.M22"/>
    </style:style>
    <style:style style:name="ce1223" style:family="table-cell" style:parent-style-name="Default">
      <style:map style:condition="cell-content()=1" style:apply-style-name="Untitled2" style:base-cell-address="Sheet1.M23"/>
    </style:style>
    <style:style style:name="ce1224" style:family="table-cell" style:parent-style-name="Default">
      <style:map style:condition="cell-content()=1" style:apply-style-name="Untitled2" style:base-cell-address="Sheet1.M24"/>
    </style:style>
    <style:style style:name="ce1225" style:family="table-cell" style:parent-style-name="Default">
      <style:map style:condition="cell-content()=1" style:apply-style-name="Untitled2" style:base-cell-address="Sheet1.M25"/>
    </style:style>
    <style:style style:name="ce1226" style:family="table-cell" style:parent-style-name="Default">
      <style:map style:condition="cell-content()=1" style:apply-style-name="Untitled2" style:base-cell-address="Sheet1.M26"/>
    </style:style>
    <style:style style:name="ce1227" style:family="table-cell" style:parent-style-name="Default">
      <style:map style:condition="cell-content()=1" style:apply-style-name="Untitled2" style:base-cell-address="Sheet1.M27"/>
    </style:style>
    <style:style style:name="ce1228" style:family="table-cell" style:parent-style-name="Default">
      <style:map style:condition="cell-content()=1" style:apply-style-name="Untitled2" style:base-cell-address="Sheet1.M28"/>
    </style:style>
    <style:style style:name="ce1229" style:family="table-cell" style:parent-style-name="Default">
      <style:map style:condition="cell-content()=1" style:apply-style-name="Untitled2" style:base-cell-address="Sheet1.M29"/>
    </style:style>
    <style:style style:name="ce1230" style:family="table-cell" style:parent-style-name="Default">
      <style:map style:condition="cell-content()=1" style:apply-style-name="Untitled2" style:base-cell-address="Sheet1.M30"/>
    </style:style>
    <style:style style:name="ce1231" style:family="table-cell" style:parent-style-name="Default">
      <style:map style:condition="cell-content()=1" style:apply-style-name="Untitled2" style:base-cell-address="Sheet1.M31"/>
    </style:style>
    <style:style style:name="ce1232" style:family="table-cell" style:parent-style-name="Default">
      <style:map style:condition="cell-content()=1" style:apply-style-name="Untitled2" style:base-cell-address="Sheet1.M32"/>
    </style:style>
    <style:style style:name="ce1233" style:family="table-cell" style:parent-style-name="Default">
      <style:map style:condition="cell-content()=1" style:apply-style-name="Untitled2" style:base-cell-address="Sheet1.M33"/>
    </style:style>
    <style:style style:name="ce1234" style:family="table-cell" style:parent-style-name="Default">
      <style:map style:condition="cell-content()=1" style:apply-style-name="Untitled2" style:base-cell-address="Sheet1.M34"/>
    </style:style>
    <style:style style:name="ce1235" style:family="table-cell" style:parent-style-name="Default">
      <style:map style:condition="cell-content()=1" style:apply-style-name="Untitled2" style:base-cell-address="Sheet1.M35"/>
    </style:style>
    <style:style style:name="ce1236" style:family="table-cell" style:parent-style-name="Default">
      <style:map style:condition="cell-content()=1" style:apply-style-name="Untitled2" style:base-cell-address="Sheet1.M36"/>
    </style:style>
    <style:style style:name="ce1237" style:family="table-cell" style:parent-style-name="Default">
      <style:map style:condition="cell-content()=1" style:apply-style-name="Untitled2" style:base-cell-address="Sheet1.M37"/>
    </style:style>
    <style:style style:name="ce1238" style:family="table-cell" style:parent-style-name="Default">
      <style:map style:condition="cell-content()=1" style:apply-style-name="Untitled2" style:base-cell-address="Sheet1.M38"/>
    </style:style>
    <style:style style:name="ce1239" style:family="table-cell" style:parent-style-name="Default">
      <style:map style:condition="cell-content()=1" style:apply-style-name="Untitled2" style:base-cell-address="Sheet1.M39"/>
    </style:style>
    <style:style style:name="ce1240" style:family="table-cell" style:parent-style-name="Default">
      <style:map style:condition="cell-content()=1" style:apply-style-name="Untitled2" style:base-cell-address="Sheet1.M40"/>
    </style:style>
    <style:style style:name="ce1241" style:family="table-cell" style:parent-style-name="Default">
      <style:map style:condition="cell-content()=1" style:apply-style-name="Untitled2" style:base-cell-address="Sheet1.M41"/>
    </style:style>
    <style:style style:name="ce1242" style:family="table-cell" style:parent-style-name="Default">
      <style:map style:condition="cell-content()=1" style:apply-style-name="Untitled2" style:base-cell-address="Sheet1.M42"/>
    </style:style>
    <style:style style:name="ce1243" style:family="table-cell" style:parent-style-name="Default">
      <style:map style:condition="cell-content()=1" style:apply-style-name="Untitled2" style:base-cell-address="Sheet1.M43"/>
    </style:style>
    <style:style style:name="ce1244" style:family="table-cell" style:parent-style-name="Default">
      <style:map style:condition="cell-content()=1" style:apply-style-name="Untitled2" style:base-cell-address="Sheet1.M44"/>
    </style:style>
    <style:style style:name="ce1245" style:family="table-cell" style:parent-style-name="Default">
      <style:map style:condition="cell-content()=1" style:apply-style-name="Untitled2" style:base-cell-address="Sheet1.M45"/>
    </style:style>
    <style:style style:name="ce1246" style:family="table-cell" style:parent-style-name="Default">
      <style:map style:condition="cell-content()=1" style:apply-style-name="Untitled2" style:base-cell-address="Sheet1.M46"/>
    </style:style>
    <style:style style:name="ce1247" style:family="table-cell" style:parent-style-name="Default">
      <style:map style:condition="cell-content()=1" style:apply-style-name="Untitled2" style:base-cell-address="Sheet1.M47"/>
    </style:style>
    <style:style style:name="ce1248" style:family="table-cell" style:parent-style-name="Default">
      <style:map style:condition="cell-content()=1" style:apply-style-name="Untitled2" style:base-cell-address="Sheet1.M48"/>
    </style:style>
    <style:style style:name="ce1249" style:family="table-cell" style:parent-style-name="Default">
      <style:map style:condition="cell-content()=1" style:apply-style-name="Untitled2" style:base-cell-address="Sheet1.M49"/>
    </style:style>
    <style:style style:name="ce1250" style:family="table-cell" style:parent-style-name="Default">
      <style:map style:condition="cell-content()=1" style:apply-style-name="Untitled2" style:base-cell-address="Sheet1.M50"/>
    </style:style>
    <style:style style:name="ce1251" style:family="table-cell" style:parent-style-name="Default">
      <style:map style:condition="cell-content()=1" style:apply-style-name="Untitled2" style:base-cell-address="Sheet1.M51"/>
    </style:style>
    <style:style style:name="ce1252" style:family="table-cell" style:parent-style-name="Default">
      <style:map style:condition="cell-content()=1" style:apply-style-name="Untitled2" style:base-cell-address="Sheet1.M52"/>
    </style:style>
    <style:style style:name="ce1253" style:family="table-cell" style:parent-style-name="Default">
      <style:map style:condition="cell-content()=1" style:apply-style-name="Untitled2" style:base-cell-address="Sheet1.M53"/>
    </style:style>
    <style:style style:name="ce1254" style:family="table-cell" style:parent-style-name="Default">
      <style:map style:condition="cell-content()=1" style:apply-style-name="Untitled2" style:base-cell-address="Sheet1.M54"/>
    </style:style>
    <style:style style:name="ce1255" style:family="table-cell" style:parent-style-name="Default">
      <style:map style:condition="cell-content()=1" style:apply-style-name="Untitled2" style:base-cell-address="Sheet1.M55"/>
    </style:style>
    <style:style style:name="ce1256" style:family="table-cell" style:parent-style-name="Default">
      <style:map style:condition="cell-content()=1" style:apply-style-name="Untitled2" style:base-cell-address="Sheet1.M56"/>
    </style:style>
    <style:style style:name="ce1257" style:family="table-cell" style:parent-style-name="Default">
      <style:map style:condition="cell-content()=1" style:apply-style-name="Untitled2" style:base-cell-address="Sheet1.M57"/>
    </style:style>
    <style:style style:name="ce1258" style:family="table-cell" style:parent-style-name="Default">
      <style:map style:condition="cell-content()=1" style:apply-style-name="Untitled2" style:base-cell-address="Sheet1.M58"/>
    </style:style>
    <style:style style:name="ce1259" style:family="table-cell" style:parent-style-name="Default">
      <style:map style:condition="cell-content()=1" style:apply-style-name="Untitled2" style:base-cell-address="Sheet1.M59"/>
    </style:style>
    <style:style style:name="ce1260" style:family="table-cell" style:parent-style-name="Default">
      <style:map style:condition="cell-content()=1" style:apply-style-name="Untitled2" style:base-cell-address="Sheet1.M60"/>
    </style:style>
    <style:style style:name="ce1261" style:family="table-cell" style:parent-style-name="Default">
      <style:map style:condition="cell-content()=1" style:apply-style-name="Untitled2" style:base-cell-address="Sheet1.M61"/>
    </style:style>
    <style:style style:name="ce1262" style:family="table-cell" style:parent-style-name="Default">
      <style:map style:condition="cell-content()=1" style:apply-style-name="Untitled2" style:base-cell-address="Sheet1.M62"/>
    </style:style>
    <style:style style:name="ce1263" style:family="table-cell" style:parent-style-name="Default">
      <style:map style:condition="cell-content()=1" style:apply-style-name="Untitled2" style:base-cell-address="Sheet1.M63"/>
    </style:style>
    <style:style style:name="ce1264" style:family="table-cell" style:parent-style-name="Default">
      <style:map style:condition="cell-content()=1" style:apply-style-name="Untitled2" style:base-cell-address="Sheet1.M64"/>
    </style:style>
    <style:style style:name="ce1265" style:family="table-cell" style:parent-style-name="Default">
      <style:map style:condition="cell-content()=1" style:apply-style-name="Untitled2" style:base-cell-address="Sheet1.M65"/>
    </style:style>
    <style:style style:name="ce1266" style:family="table-cell" style:parent-style-name="Default">
      <style:map style:condition="cell-content()=1" style:apply-style-name="Untitled2" style:base-cell-address="Sheet1.M66"/>
    </style:style>
    <style:style style:name="ce1267" style:family="table-cell" style:parent-style-name="Default">
      <style:map style:condition="cell-content()=1" style:apply-style-name="Untitled2" style:base-cell-address="Sheet1.M67"/>
    </style:style>
    <style:style style:name="ce1268" style:family="table-cell" style:parent-style-name="Default">
      <style:map style:condition="cell-content()=1" style:apply-style-name="Untitled2" style:base-cell-address="Sheet1.M68"/>
    </style:style>
    <style:style style:name="ce1269" style:family="table-cell" style:parent-style-name="Default">
      <style:map style:condition="cell-content()=1" style:apply-style-name="Untitled2" style:base-cell-address="Sheet1.M69"/>
    </style:style>
    <style:style style:name="ce1270" style:family="table-cell" style:parent-style-name="Default">
      <style:map style:condition="cell-content()=1" style:apply-style-name="Untitled2" style:base-cell-address="Sheet1.M70"/>
    </style:style>
    <style:style style:name="ce1271" style:family="table-cell" style:parent-style-name="Default">
      <style:map style:condition="cell-content()=1" style:apply-style-name="Untitled2" style:base-cell-address="Sheet1.M71"/>
    </style:style>
    <style:style style:name="ce1272" style:family="table-cell" style:parent-style-name="Default">
      <style:map style:condition="cell-content()=1" style:apply-style-name="Untitled2" style:base-cell-address="Sheet1.M72"/>
    </style:style>
    <style:style style:name="ce1273" style:family="table-cell" style:parent-style-name="Default">
      <style:map style:condition="cell-content()=1" style:apply-style-name="Untitled2" style:base-cell-address="Sheet1.M73"/>
    </style:style>
    <style:style style:name="ce1274" style:family="table-cell" style:parent-style-name="Default">
      <style:map style:condition="cell-content()=1" style:apply-style-name="Untitled2" style:base-cell-address="Sheet1.M74"/>
    </style:style>
    <style:style style:name="ce1275" style:family="table-cell" style:parent-style-name="Default">
      <style:map style:condition="cell-content()=1" style:apply-style-name="Untitled2" style:base-cell-address="Sheet1.M75"/>
    </style:style>
    <style:style style:name="ce1276" style:family="table-cell" style:parent-style-name="Default">
      <style:map style:condition="cell-content()=1" style:apply-style-name="Untitled2" style:base-cell-address="Sheet1.M76"/>
    </style:style>
    <style:style style:name="ce1277" style:family="table-cell" style:parent-style-name="Default">
      <style:map style:condition="cell-content()=1" style:apply-style-name="Untitled2" style:base-cell-address="Sheet1.M77"/>
    </style:style>
    <style:style style:name="ce1278" style:family="table-cell" style:parent-style-name="Default">
      <style:map style:condition="cell-content()=1" style:apply-style-name="Untitled2" style:base-cell-address="Sheet1.M78"/>
    </style:style>
    <style:style style:name="ce1279" style:family="table-cell" style:parent-style-name="Default">
      <style:map style:condition="cell-content()=1" style:apply-style-name="Untitled2" style:base-cell-address="Sheet1.M79"/>
    </style:style>
    <style:style style:name="ce1280" style:family="table-cell" style:parent-style-name="Default">
      <style:map style:condition="cell-content()=1" style:apply-style-name="Untitled2" style:base-cell-address="Sheet1.M80"/>
    </style:style>
    <style:style style:name="ce1281" style:family="table-cell" style:parent-style-name="Default">
      <style:map style:condition="cell-content()=1" style:apply-style-name="Untitled2" style:base-cell-address="Sheet1.M81"/>
    </style:style>
    <style:style style:name="ce1282" style:family="table-cell" style:parent-style-name="Default">
      <style:map style:condition="cell-content()=1" style:apply-style-name="Untitled2" style:base-cell-address="Sheet1.M82"/>
    </style:style>
    <style:style style:name="ce1283" style:family="table-cell" style:parent-style-name="Default">
      <style:map style:condition="cell-content()=1" style:apply-style-name="Untitled2" style:base-cell-address="Sheet1.M83"/>
    </style:style>
    <style:style style:name="ce1284" style:family="table-cell" style:parent-style-name="Default">
      <style:map style:condition="cell-content()=1" style:apply-style-name="Untitled2" style:base-cell-address="Sheet1.M84"/>
    </style:style>
    <style:style style:name="ce1285" style:family="table-cell" style:parent-style-name="Default">
      <style:map style:condition="cell-content()=1" style:apply-style-name="Untitled2" style:base-cell-address="Sheet1.M85"/>
    </style:style>
    <style:style style:name="ce1286" style:family="table-cell" style:parent-style-name="Default">
      <style:map style:condition="cell-content()=1" style:apply-style-name="Untitled2" style:base-cell-address="Sheet1.M86"/>
    </style:style>
    <style:style style:name="ce1287" style:family="table-cell" style:parent-style-name="Default">
      <style:map style:condition="cell-content()=1" style:apply-style-name="Untitled2" style:base-cell-address="Sheet1.M87"/>
    </style:style>
    <style:style style:name="ce1288" style:family="table-cell" style:parent-style-name="Default">
      <style:map style:condition="cell-content()=1" style:apply-style-name="Untitled2" style:base-cell-address="Sheet1.M88"/>
    </style:style>
    <style:style style:name="ce1289" style:family="table-cell" style:parent-style-name="Default">
      <style:map style:condition="cell-content()=1" style:apply-style-name="Untitled2" style:base-cell-address="Sheet1.M89"/>
    </style:style>
    <style:style style:name="ce1290" style:family="table-cell" style:parent-style-name="Default">
      <style:map style:condition="cell-content()=1" style:apply-style-name="Untitled2" style:base-cell-address="Sheet1.M90"/>
    </style:style>
    <style:style style:name="ce1291" style:family="table-cell" style:parent-style-name="Default">
      <style:map style:condition="cell-content()=1" style:apply-style-name="Untitled2" style:base-cell-address="Sheet1.M91"/>
    </style:style>
    <style:style style:name="ce1292" style:family="table-cell" style:parent-style-name="Default">
      <style:map style:condition="cell-content()=1" style:apply-style-name="Untitled2" style:base-cell-address="Sheet1.M92"/>
    </style:style>
    <style:style style:name="ce1293" style:family="table-cell" style:parent-style-name="Default">
      <style:map style:condition="cell-content()=1" style:apply-style-name="Untitled2" style:base-cell-address="Sheet1.M93"/>
    </style:style>
    <style:style style:name="ce1294" style:family="table-cell" style:parent-style-name="Default">
      <style:map style:condition="cell-content()=1" style:apply-style-name="Untitled2" style:base-cell-address="Sheet1.M94"/>
    </style:style>
    <style:style style:name="ce1295" style:family="table-cell" style:parent-style-name="Default">
      <style:map style:condition="cell-content()=1" style:apply-style-name="Untitled2" style:base-cell-address="Sheet1.M95"/>
    </style:style>
    <style:style style:name="ce1296" style:family="table-cell" style:parent-style-name="Default">
      <style:map style:condition="cell-content()=1" style:apply-style-name="Untitled2" style:base-cell-address="Sheet1.M96"/>
    </style:style>
    <style:style style:name="ce1297" style:family="table-cell" style:parent-style-name="Default">
      <style:map style:condition="cell-content()=1" style:apply-style-name="Untitled2" style:base-cell-address="Sheet1.M97"/>
    </style:style>
    <style:style style:name="ce1298" style:family="table-cell" style:parent-style-name="Default">
      <style:map style:condition="cell-content()=1" style:apply-style-name="Untitled2" style:base-cell-address="Sheet1.M98"/>
    </style:style>
    <style:style style:name="ce1299" style:family="table-cell" style:parent-style-name="Default">
      <style:map style:condition="cell-content()=1" style:apply-style-name="Untitled2" style:base-cell-address="Sheet1.M99"/>
    </style:style>
    <style:style style:name="ce1300" style:family="table-cell" style:parent-style-name="Default">
      <style:map style:condition="cell-content()=1" style:apply-style-name="Untitled2" style:base-cell-address="Sheet1.M100"/>
    </style:style>
    <style:style style:name="ce1301" style:family="table-cell" style:parent-style-name="Default">
      <style:map style:condition="cell-content()=1" style:apply-style-name="Untitled2" style:base-cell-address="Sheet1.M101"/>
    </style:style>
    <style:style style:name="ce1302" style:family="table-cell" style:parent-style-name="Default">
      <style:map style:condition="cell-content()=1" style:apply-style-name="Untitled2" style:base-cell-address="Sheet1.M102"/>
    </style:style>
    <style:style style:name="ce1303" style:family="table-cell" style:parent-style-name="Default">
      <style:map style:condition="cell-content()=1" style:apply-style-name="Untitled2" style:base-cell-address="Sheet1.M103"/>
    </style:style>
    <style:style style:name="ce1304" style:family="table-cell" style:parent-style-name="Default">
      <style:map style:condition="cell-content()=1" style:apply-style-name="Untitled2" style:base-cell-address="Sheet1.M104"/>
    </style:style>
    <style:style style:name="ce1305" style:family="table-cell" style:parent-style-name="Default">
      <style:map style:condition="cell-content()=1" style:apply-style-name="Untitled2" style:base-cell-address="Sheet1.M105"/>
    </style:style>
    <style:style style:name="ce1306" style:family="table-cell" style:parent-style-name="Default">
      <style:map style:condition="cell-content()=1" style:apply-style-name="Untitled2" style:base-cell-address="Sheet1.M106"/>
    </style:style>
    <style:style style:name="ce1307" style:family="table-cell" style:parent-style-name="Default">
      <style:map style:condition="cell-content()=1" style:apply-style-name="Untitled2" style:base-cell-address="Sheet1.M107"/>
    </style:style>
    <style:style style:name="ce1308" style:family="table-cell" style:parent-style-name="Default">
      <style:map style:condition="cell-content()=1" style:apply-style-name="Untitled2" style:base-cell-address="Sheet1.M108"/>
    </style:style>
    <style:style style:name="ce1309" style:family="table-cell" style:parent-style-name="Default">
      <style:map style:condition="cell-content()=1" style:apply-style-name="Untitled2" style:base-cell-address="Sheet1.M109"/>
    </style:style>
    <style:style style:name="ce1310" style:family="table-cell" style:parent-style-name="Default">
      <style:map style:condition="cell-content()=1" style:apply-style-name="Untitled2" style:base-cell-address="Sheet1.M110"/>
    </style:style>
    <style:style style:name="ce1311" style:family="table-cell" style:parent-style-name="Default">
      <style:map style:condition="cell-content()=1" style:apply-style-name="Untitled2" style:base-cell-address="Sheet1.M111"/>
    </style:style>
    <style:style style:name="ce1312" style:family="table-cell" style:parent-style-name="Default">
      <style:map style:condition="cell-content()=1" style:apply-style-name="Untitled2" style:base-cell-address="Sheet1.M112"/>
    </style:style>
    <style:style style:name="ce1313" style:family="table-cell" style:parent-style-name="Default">
      <style:map style:condition="cell-content()=1" style:apply-style-name="Untitled2" style:base-cell-address="Sheet1.M113"/>
    </style:style>
    <style:style style:name="ce1314" style:family="table-cell" style:parent-style-name="Default">
      <style:map style:condition="cell-content()=1" style:apply-style-name="Untitled2" style:base-cell-address="Sheet1.M114"/>
    </style:style>
    <style:style style:name="ce1315" style:family="table-cell" style:parent-style-name="Default">
      <style:map style:condition="cell-content()=1" style:apply-style-name="Untitled2" style:base-cell-address="Sheet1.M115"/>
    </style:style>
    <style:style style:name="ce1316" style:family="table-cell" style:parent-style-name="Default">
      <style:map style:condition="cell-content()=1" style:apply-style-name="Untitled2" style:base-cell-address="Sheet1.M116"/>
    </style:style>
    <style:style style:name="ce1317" style:family="table-cell" style:parent-style-name="Default">
      <style:map style:condition="cell-content()=1" style:apply-style-name="Untitled2" style:base-cell-address="Sheet1.M117"/>
    </style:style>
    <style:style style:name="ce1318" style:family="table-cell" style:parent-style-name="Default">
      <style:map style:condition="cell-content()=1" style:apply-style-name="Untitled2" style:base-cell-address="Sheet1.M118"/>
    </style:style>
    <style:style style:name="ce1319" style:family="table-cell" style:parent-style-name="Default">
      <style:map style:condition="cell-content()=1" style:apply-style-name="Untitled2" style:base-cell-address="Sheet1.M119"/>
    </style:style>
    <style:style style:name="ce1320" style:family="table-cell" style:parent-style-name="Default">
      <style:map style:condition="cell-content()=1" style:apply-style-name="Untitled2" style:base-cell-address="Sheet1.M120"/>
    </style:style>
    <style:style style:name="ce1321" style:family="table-cell" style:parent-style-name="Default">
      <style:map style:condition="cell-content()=1" style:apply-style-name="Untitled2" style:base-cell-address="Sheet1.M121"/>
    </style:style>
    <style:style style:name="ce1322" style:family="table-cell" style:parent-style-name="Default">
      <style:map style:condition="cell-content()=1" style:apply-style-name="Untitled2" style:base-cell-address="Sheet1.M122"/>
    </style:style>
    <style:style style:name="ce1323" style:family="table-cell" style:parent-style-name="Default">
      <style:map style:condition="cell-content()=1" style:apply-style-name="Untitled2" style:base-cell-address="Sheet1.M123"/>
    </style:style>
    <style:style style:name="ce1324" style:family="table-cell" style:parent-style-name="Default">
      <style:map style:condition="cell-content()=1" style:apply-style-name="Untitled2" style:base-cell-address="Sheet1.M124"/>
    </style:style>
    <style:style style:name="ce1325" style:family="table-cell" style:parent-style-name="Default">
      <style:map style:condition="cell-content()=1" style:apply-style-name="Untitled2" style:base-cell-address="Sheet1.M125"/>
    </style:style>
    <style:style style:name="ce1326" style:family="table-cell" style:parent-style-name="Default">
      <style:map style:condition="cell-content()=1" style:apply-style-name="Untitled2" style:base-cell-address="Sheet1.M126"/>
    </style:style>
    <style:style style:name="ce1327" style:family="table-cell" style:parent-style-name="Default">
      <style:map style:condition="cell-content()=1" style:apply-style-name="Untitled2" style:base-cell-address="Sheet1.M127"/>
    </style:style>
    <style:style style:name="ce1328" style:family="table-cell" style:parent-style-name="Default">
      <style:map style:condition="cell-content()=1" style:apply-style-name="Untitled2" style:base-cell-address="Sheet1.M128"/>
    </style:style>
    <style:style style:name="ce1329" style:family="table-cell" style:parent-style-name="Default">
      <style:map style:condition="cell-content()=1" style:apply-style-name="Untitled2" style:base-cell-address="Sheet1.M129"/>
    </style:style>
    <style:style style:name="ce1330" style:family="table-cell" style:parent-style-name="Default">
      <style:map style:condition="cell-content()=1" style:apply-style-name="Untitled2" style:base-cell-address="Sheet1.M130"/>
    </style:style>
    <style:style style:name="ce1331" style:family="table-cell" style:parent-style-name="Default">
      <style:map style:condition="cell-content()=1" style:apply-style-name="Untitled2" style:base-cell-address="Sheet1.M131"/>
    </style:style>
    <style:style style:name="ce1332" style:family="table-cell" style:parent-style-name="Default">
      <style:map style:condition="cell-content()=1" style:apply-style-name="Untitled2" style:base-cell-address="Sheet1.M132"/>
    </style:style>
    <style:style style:name="ce1333" style:family="table-cell" style:parent-style-name="Default">
      <style:map style:condition="cell-content()=1" style:apply-style-name="Untitled2" style:base-cell-address="Sheet1.M133"/>
    </style:style>
    <style:style style:name="ce1334" style:family="table-cell" style:parent-style-name="Default">
      <style:map style:condition="cell-content()=1" style:apply-style-name="Untitled2" style:base-cell-address="Sheet1.M134"/>
    </style:style>
    <style:style style:name="ce1335" style:family="table-cell" style:parent-style-name="Default">
      <style:map style:condition="cell-content()=1" style:apply-style-name="Untitled2" style:base-cell-address="Sheet1.M135"/>
    </style:style>
    <style:style style:name="ce1336" style:family="table-cell" style:parent-style-name="Default">
      <style:map style:condition="cell-content()=1" style:apply-style-name="Untitled2" style:base-cell-address="Sheet1.M136"/>
    </style:style>
    <style:style style:name="ce1337" style:family="table-cell" style:parent-style-name="Default">
      <style:map style:condition="cell-content()=1" style:apply-style-name="Untitled2" style:base-cell-address="Sheet1.M137"/>
    </style:style>
    <style:style style:name="ce1338" style:family="table-cell" style:parent-style-name="Default">
      <style:map style:condition="cell-content()=1" style:apply-style-name="Untitled2" style:base-cell-address="Sheet1.M138"/>
    </style:style>
    <style:style style:name="ce1339" style:family="table-cell" style:parent-style-name="Default">
      <style:map style:condition="cell-content()=1" style:apply-style-name="Untitled2" style:base-cell-address="Sheet1.M139"/>
    </style:style>
    <style:style style:name="ce1340" style:family="table-cell" style:parent-style-name="Default">
      <style:map style:condition="cell-content()=1" style:apply-style-name="Untitled2" style:base-cell-address="Sheet1.M140"/>
    </style:style>
    <style:style style:name="ce1341" style:family="table-cell" style:parent-style-name="Default">
      <style:map style:condition="cell-content()=1" style:apply-style-name="Untitled2" style:base-cell-address="Sheet1.M141"/>
    </style:style>
    <style:style style:name="ce1342" style:family="table-cell" style:parent-style-name="Default">
      <style:map style:condition="cell-content()=1" style:apply-style-name="Untitled2" style:base-cell-address="Sheet1.M142"/>
    </style:style>
    <style:style style:name="ce1343" style:family="table-cell" style:parent-style-name="Default">
      <style:map style:condition="cell-content()=1" style:apply-style-name="Untitled2" style:base-cell-address="Sheet1.M143"/>
    </style:style>
    <style:style style:name="ce1344" style:family="table-cell" style:parent-style-name="Default">
      <style:map style:condition="cell-content()=1" style:apply-style-name="Untitled2" style:base-cell-address="Sheet1.M144"/>
    </style:style>
    <style:style style:name="ce1345" style:family="table-cell" style:parent-style-name="Default">
      <style:map style:condition="cell-content()=1" style:apply-style-name="Untitled2" style:base-cell-address="Sheet1.M145"/>
    </style:style>
    <style:style style:name="ce1346" style:family="table-cell" style:parent-style-name="Default">
      <style:map style:condition="cell-content()=1" style:apply-style-name="Untitled2" style:base-cell-address="Sheet1.M146"/>
    </style:style>
    <style:style style:name="ce1347" style:family="table-cell" style:parent-style-name="Default">
      <style:map style:condition="cell-content()=1" style:apply-style-name="Untitled2" style:base-cell-address="Sheet1.M147"/>
    </style:style>
    <style:style style:name="ce1348" style:family="table-cell" style:parent-style-name="Default">
      <style:map style:condition="cell-content()=1" style:apply-style-name="Untitled2" style:base-cell-address="Sheet1.M148"/>
    </style:style>
    <style:style style:name="ce1349" style:family="table-cell" style:parent-style-name="Default">
      <style:map style:condition="cell-content()=1" style:apply-style-name="Untitled2" style:base-cell-address="Sheet1.M149"/>
    </style:style>
    <style:style style:name="ce1350" style:family="table-cell" style:parent-style-name="Default">
      <style:map style:condition="cell-content()=1" style:apply-style-name="Untitled2" style:base-cell-address="Sheet1.M150"/>
    </style:style>
    <style:style style:name="ce1351" style:family="table-cell" style:parent-style-name="Default">
      <style:map style:condition="cell-content()=1" style:apply-style-name="Untitled2" style:base-cell-address="Sheet1.M151"/>
    </style:style>
    <style:style style:name="ce1352" style:family="table-cell" style:parent-style-name="Default">
      <style:map style:condition="cell-content()=1" style:apply-style-name="Untitled2" style:base-cell-address="Sheet1.M152"/>
    </style:style>
    <style:style style:name="ce1353" style:family="table-cell" style:parent-style-name="Default">
      <style:map style:condition="cell-content()=1" style:apply-style-name="Untitled2" style:base-cell-address="Sheet1.M153"/>
    </style:style>
    <style:style style:name="ce1354" style:family="table-cell" style:parent-style-name="Default">
      <style:map style:condition="cell-content()=1" style:apply-style-name="Untitled2" style:base-cell-address="Sheet1.M154"/>
    </style:style>
    <style:style style:name="ce1355" style:family="table-cell" style:parent-style-name="Default">
      <style:map style:condition="cell-content()=1" style:apply-style-name="Untitled2" style:base-cell-address="Sheet1.M155"/>
    </style:style>
    <style:style style:name="ce1356" style:family="table-cell" style:parent-style-name="Default">
      <style:map style:condition="cell-content()=1" style:apply-style-name="Untitled2" style:base-cell-address="Sheet1.M156"/>
    </style:style>
    <style:style style:name="ce1357" style:family="table-cell" style:parent-style-name="Default">
      <style:map style:condition="cell-content()=1" style:apply-style-name="Untitled2" style:base-cell-address="Sheet1.M157"/>
    </style:style>
    <style:style style:name="ce1358" style:family="table-cell" style:parent-style-name="Default">
      <style:map style:condition="cell-content()=1" style:apply-style-name="Untitled2" style:base-cell-address="Sheet1.M158"/>
    </style:style>
    <style:style style:name="ce1359" style:family="table-cell" style:parent-style-name="Default">
      <style:map style:condition="cell-content()=1" style:apply-style-name="Untitled2" style:base-cell-address="Sheet1.M159"/>
    </style:style>
    <style:style style:name="ce1360" style:family="table-cell" style:parent-style-name="Default">
      <style:map style:condition="cell-content()=1" style:apply-style-name="Untitled2" style:base-cell-address="Sheet1.M160"/>
    </style:style>
    <style:style style:name="ce1361" style:family="table-cell" style:parent-style-name="Default">
      <style:map style:condition="cell-content()=1" style:apply-style-name="Untitled2" style:base-cell-address="Sheet1.M161"/>
    </style:style>
    <style:style style:name="ce1362" style:family="table-cell" style:parent-style-name="Default">
      <style:map style:condition="cell-content()=1" style:apply-style-name="Untitled2" style:base-cell-address="Sheet1.M162"/>
    </style:style>
    <style:style style:name="ce1363" style:family="table-cell" style:parent-style-name="Default">
      <style:map style:condition="cell-content()=1" style:apply-style-name="Untitled2" style:base-cell-address="Sheet1.M163"/>
    </style:style>
    <style:style style:name="ce1364" style:family="table-cell" style:parent-style-name="Default">
      <style:map style:condition="cell-content()=1" style:apply-style-name="Untitled2" style:base-cell-address="Sheet1.M164"/>
    </style:style>
    <style:style style:name="ce1365" style:family="table-cell" style:parent-style-name="Default">
      <style:map style:condition="cell-content()=1" style:apply-style-name="Untitled2" style:base-cell-address="Sheet1.M165"/>
    </style:style>
    <style:style style:name="ce1366" style:family="table-cell" style:parent-style-name="Default">
      <style:map style:condition="cell-content()=1" style:apply-style-name="Untitled2" style:base-cell-address="Sheet1.M166"/>
    </style:style>
    <style:style style:name="ce1367" style:family="table-cell" style:parent-style-name="Default">
      <style:map style:condition="cell-content()=1" style:apply-style-name="Untitled2" style:base-cell-address="Sheet1.M167"/>
    </style:style>
    <style:style style:name="ce1368" style:family="table-cell" style:parent-style-name="Default">
      <style:map style:condition="cell-content()=1" style:apply-style-name="Untitled2" style:base-cell-address="Sheet1.M168"/>
    </style:style>
    <style:style style:name="ce1369" style:family="table-cell" style:parent-style-name="Default">
      <style:map style:condition="cell-content()=1" style:apply-style-name="Untitled2" style:base-cell-address="Sheet1.M169"/>
    </style:style>
    <style:style style:name="ce1370" style:family="table-cell" style:parent-style-name="Default">
      <style:map style:condition="cell-content()=1" style:apply-style-name="Untitled2" style:base-cell-address="Sheet1.M170"/>
    </style:style>
    <style:style style:name="ce1371" style:family="table-cell" style:parent-style-name="Default">
      <style:map style:condition="cell-content()=1" style:apply-style-name="Untitled2" style:base-cell-address="Sheet1.M171"/>
    </style:style>
    <style:style style:name="ce1372" style:family="table-cell" style:parent-style-name="Default">
      <style:map style:condition="cell-content()=1" style:apply-style-name="Untitled2" style:base-cell-address="Sheet1.M172"/>
    </style:style>
    <style:style style:name="ce1373" style:family="table-cell" style:parent-style-name="Default">
      <style:map style:condition="cell-content()=1" style:apply-style-name="Untitled2" style:base-cell-address="Sheet1.M173"/>
    </style:style>
    <style:style style:name="ce1374" style:family="table-cell" style:parent-style-name="Default">
      <style:map style:condition="cell-content()=1" style:apply-style-name="Untitled2" style:base-cell-address="Sheet1.M174"/>
    </style:style>
    <style:style style:name="ce1375" style:family="table-cell" style:parent-style-name="Default">
      <style:map style:condition="cell-content()=1" style:apply-style-name="Untitled2" style:base-cell-address="Sheet1.M175"/>
    </style:style>
    <style:style style:name="ce1376" style:family="table-cell" style:parent-style-name="Default">
      <style:map style:condition="cell-content()=1" style:apply-style-name="Untitled2" style:base-cell-address="Sheet1.M176"/>
    </style:style>
    <style:style style:name="ce1377" style:family="table-cell" style:parent-style-name="Default">
      <style:map style:condition="cell-content()=1" style:apply-style-name="Untitled2" style:base-cell-address="Sheet1.M177"/>
    </style:style>
    <style:style style:name="ce1378" style:family="table-cell" style:parent-style-name="Default">
      <style:map style:condition="cell-content()=1" style:apply-style-name="Untitled2" style:base-cell-address="Sheet1.M178"/>
    </style:style>
    <style:style style:name="ce1379" style:family="table-cell" style:parent-style-name="Default">
      <style:map style:condition="cell-content()=1" style:apply-style-name="Untitled2" style:base-cell-address="Sheet1.M179"/>
    </style:style>
    <style:style style:name="ce1380" style:family="table-cell" style:parent-style-name="Default">
      <style:map style:condition="cell-content()=1" style:apply-style-name="Untitled2" style:base-cell-address="Sheet1.M180"/>
    </style:style>
    <style:style style:name="ce1381" style:family="table-cell" style:parent-style-name="Default">
      <style:map style:condition="cell-content()=1" style:apply-style-name="Untitled2" style:base-cell-address="Sheet1.M181"/>
    </style:style>
    <style:style style:name="ce1382" style:family="table-cell" style:parent-style-name="Default">
      <style:map style:condition="cell-content()=1" style:apply-style-name="Untitled2" style:base-cell-address="Sheet1.M182"/>
    </style:style>
    <style:style style:name="ce1383" style:family="table-cell" style:parent-style-name="Default">
      <style:map style:condition="cell-content()=1" style:apply-style-name="Untitled2" style:base-cell-address="Sheet1.M183"/>
    </style:style>
    <style:style style:name="ce1384" style:family="table-cell" style:parent-style-name="Default">
      <style:map style:condition="cell-content()=1" style:apply-style-name="Untitled2" style:base-cell-address="Sheet1.M184"/>
    </style:style>
    <style:style style:name="ce1385" style:family="table-cell" style:parent-style-name="Default">
      <style:map style:condition="cell-content()=1" style:apply-style-name="Untitled2" style:base-cell-address="Sheet1.M185"/>
    </style:style>
    <style:style style:name="ce1386" style:family="table-cell" style:parent-style-name="Default">
      <style:map style:condition="cell-content()=1" style:apply-style-name="Untitled2" style:base-cell-address="Sheet1.M186"/>
    </style:style>
    <style:style style:name="ce1387" style:family="table-cell" style:parent-style-name="Default">
      <style:map style:condition="cell-content()=1" style:apply-style-name="Untitled2" style:base-cell-address="Sheet1.M187"/>
    </style:style>
    <style:style style:name="ce1388" style:family="table-cell" style:parent-style-name="Default">
      <style:map style:condition="cell-content()=1" style:apply-style-name="Untitled2" style:base-cell-address="Sheet1.M188"/>
    </style:style>
    <style:style style:name="ce1389" style:family="table-cell" style:parent-style-name="Default">
      <style:map style:condition="cell-content()=1" style:apply-style-name="Untitled2" style:base-cell-address="Sheet1.M189"/>
    </style:style>
    <style:style style:name="ce1390" style:family="table-cell" style:parent-style-name="Default">
      <style:map style:condition="cell-content()=1" style:apply-style-name="Untitled2" style:base-cell-address="Sheet1.M190"/>
    </style:style>
    <style:style style:name="ce1391" style:family="table-cell" style:parent-style-name="Default">
      <style:map style:condition="cell-content()=1" style:apply-style-name="Untitled2" style:base-cell-address="Sheet1.M191"/>
    </style:style>
    <style:style style:name="ce1392" style:family="table-cell" style:parent-style-name="Default">
      <style:map style:condition="cell-content()=1" style:apply-style-name="Untitled2" style:base-cell-address="Sheet1.M192"/>
    </style:style>
    <style:style style:name="ce1393" style:family="table-cell" style:parent-style-name="Default">
      <style:map style:condition="cell-content()=1" style:apply-style-name="Untitled2" style:base-cell-address="Sheet1.M193"/>
    </style:style>
    <style:style style:name="ce1394" style:family="table-cell" style:parent-style-name="Default">
      <style:map style:condition="cell-content()=1" style:apply-style-name="Untitled2" style:base-cell-address="Sheet1.M194"/>
    </style:style>
    <style:style style:name="ce1395" style:family="table-cell" style:parent-style-name="Default">
      <style:map style:condition="cell-content()=1" style:apply-style-name="Untitled2" style:base-cell-address="Sheet1.M195"/>
    </style:style>
    <style:style style:name="ce1396" style:family="table-cell" style:parent-style-name="Default">
      <style:map style:condition="cell-content()=1" style:apply-style-name="Untitled2" style:base-cell-address="Sheet1.M196"/>
    </style:style>
    <style:style style:name="ce1397" style:family="table-cell" style:parent-style-name="Default">
      <style:map style:condition="cell-content()=1" style:apply-style-name="Untitled2" style:base-cell-address="Sheet1.M197"/>
    </style:style>
    <style:style style:name="ce1398" style:family="table-cell" style:parent-style-name="Default">
      <style:map style:condition="cell-content()=1" style:apply-style-name="Untitled2" style:base-cell-address="Sheet1.M198"/>
    </style:style>
    <style:style style:name="ce1399" style:family="table-cell" style:parent-style-name="Default">
      <style:map style:condition="cell-content()=1" style:apply-style-name="Untitled2" style:base-cell-address="Sheet1.M199"/>
    </style:style>
    <style:style style:name="ce1400" style:family="table-cell" style:parent-style-name="Default">
      <style:map style:condition="cell-content()=1" style:apply-style-name="Untitled2" style:base-cell-address="Sheet1.M200"/>
    </style:style>
    <style:style style:name="ce1401" style:family="table-cell" style:parent-style-name="Default">
      <style:map style:condition="cell-content()=1" style:apply-style-name="Untitled2" style:base-cell-address="Sheet1.M201"/>
    </style:style>
    <style:style style:name="ce1402" style:family="table-cell" style:parent-style-name="Default">
      <style:map style:condition="cell-content()=1" style:apply-style-name="Untitled2" style:base-cell-address="Sheet1.M202"/>
    </style:style>
    <style:style style:name="ce1403" style:family="table-cell" style:parent-style-name="Default">
      <style:map style:condition="cell-content()=1" style:apply-style-name="Untitled2" style:base-cell-address="Sheet1.M203"/>
    </style:style>
    <style:style style:name="ce1404" style:family="table-cell" style:parent-style-name="Default">
      <style:map style:condition="cell-content()=1" style:apply-style-name="Untitled2" style:base-cell-address="Sheet1.M204"/>
    </style:style>
    <style:style style:name="ce1405" style:family="table-cell" style:parent-style-name="Default">
      <style:map style:condition="cell-content()=1" style:apply-style-name="Untitled2" style:base-cell-address="Sheet1.M205"/>
    </style:style>
    <style:style style:name="ce1406" style:family="table-cell" style:parent-style-name="Default">
      <style:map style:condition="cell-content()=1" style:apply-style-name="Untitled2" style:base-cell-address="Sheet1.M206"/>
    </style:style>
    <style:style style:name="ce1407" style:family="table-cell" style:parent-style-name="Default">
      <style:map style:condition="cell-content()=1" style:apply-style-name="Untitled2" style:base-cell-address="Sheet1.M207"/>
    </style:style>
    <style:style style:name="ce1408" style:family="table-cell" style:parent-style-name="Default">
      <style:map style:condition="cell-content()=1" style:apply-style-name="Untitled2" style:base-cell-address="Sheet1.M208"/>
    </style:style>
    <style:style style:name="ce1409" style:family="table-cell" style:parent-style-name="Default">
      <style:map style:condition="cell-content()=1" style:apply-style-name="Untitled2" style:base-cell-address="Sheet1.M209"/>
    </style:style>
    <style:style style:name="ce1410" style:family="table-cell" style:parent-style-name="Default">
      <style:map style:condition="cell-content()=1" style:apply-style-name="Untitled2" style:base-cell-address="Sheet1.M210"/>
    </style:style>
    <style:style style:name="ce1411" style:family="table-cell" style:parent-style-name="Default">
      <style:map style:condition="cell-content()=1" style:apply-style-name="Untitled2" style:base-cell-address="Sheet1.M211"/>
    </style:style>
    <style:style style:name="ce1412" style:family="table-cell" style:parent-style-name="Default">
      <style:map style:condition="cell-content()=1" style:apply-style-name="Untitled2" style:base-cell-address="Sheet1.M212"/>
    </style:style>
    <style:style style:name="ce1413" style:family="table-cell" style:parent-style-name="Default">
      <style:map style:condition="cell-content()=1" style:apply-style-name="Untitled2" style:base-cell-address="Sheet1.M213"/>
    </style:style>
    <style:style style:name="ce1414" style:family="table-cell" style:parent-style-name="Default">
      <style:map style:condition="cell-content()=1" style:apply-style-name="Untitled2" style:base-cell-address="Sheet1.M214"/>
    </style:style>
    <style:style style:name="ce1415" style:family="table-cell" style:parent-style-name="Default">
      <style:map style:condition="cell-content()=1" style:apply-style-name="Untitled2" style:base-cell-address="Sheet1.M215"/>
    </style:style>
    <style:style style:name="ce1416" style:family="table-cell" style:parent-style-name="Default">
      <style:map style:condition="cell-content()=1" style:apply-style-name="Untitled2" style:base-cell-address="Sheet1.M216"/>
    </style:style>
    <style:style style:name="ce1417" style:family="table-cell" style:parent-style-name="Default">
      <style:map style:condition="cell-content()=1" style:apply-style-name="Untitled2" style:base-cell-address="Sheet1.M217"/>
    </style:style>
    <style:style style:name="ce1418" style:family="table-cell" style:parent-style-name="Default">
      <style:map style:condition="cell-content()=1" style:apply-style-name="Untitled2" style:base-cell-address="Sheet1.M218"/>
    </style:style>
    <style:style style:name="ce1419" style:family="table-cell" style:parent-style-name="Default">
      <style:map style:condition="cell-content()=1" style:apply-style-name="Untitled2" style:base-cell-address="Sheet1.M219"/>
    </style:style>
    <style:style style:name="ce1420" style:family="table-cell" style:parent-style-name="Default">
      <style:map style:condition="cell-content()=1" style:apply-style-name="Untitled2" style:base-cell-address="Sheet1.M220"/>
    </style:style>
    <style:style style:name="ce1421" style:family="table-cell" style:parent-style-name="Default">
      <style:map style:condition="cell-content()=1" style:apply-style-name="Untitled2" style:base-cell-address="Sheet1.M221"/>
    </style:style>
    <style:style style:name="ce1422" style:family="table-cell" style:parent-style-name="Default">
      <style:map style:condition="cell-content()=1" style:apply-style-name="Untitled2" style:base-cell-address="Sheet1.M222"/>
    </style:style>
    <style:style style:name="ce1423" style:family="table-cell" style:parent-style-name="Default">
      <style:map style:condition="cell-content()=1" style:apply-style-name="Untitled2" style:base-cell-address="Sheet1.M223"/>
    </style:style>
    <style:style style:name="ce1424" style:family="table-cell" style:parent-style-name="Default">
      <style:map style:condition="cell-content()=1" style:apply-style-name="Untitled2" style:base-cell-address="Sheet1.M224"/>
    </style:style>
    <style:style style:name="ce1425" style:family="table-cell" style:parent-style-name="Default">
      <style:map style:condition="cell-content()=1" style:apply-style-name="Untitled2" style:base-cell-address="Sheet1.M225"/>
    </style:style>
    <style:style style:name="ce1426" style:family="table-cell" style:parent-style-name="Default">
      <style:map style:condition="cell-content()=1" style:apply-style-name="Untitled2" style:base-cell-address="Sheet1.M226"/>
    </style:style>
    <style:style style:name="ce1427" style:family="table-cell" style:parent-style-name="Default">
      <style:map style:condition="cell-content()=1" style:apply-style-name="Untitled2" style:base-cell-address="Sheet1.M227"/>
    </style:style>
    <style:style style:name="ce1428" style:family="table-cell" style:parent-style-name="Default">
      <style:map style:condition="cell-content()=1" style:apply-style-name="Untitled2" style:base-cell-address="Sheet1.M228"/>
    </style:style>
    <style:style style:name="ce1429" style:family="table-cell" style:parent-style-name="Default">
      <style:map style:condition="cell-content()=1" style:apply-style-name="Untitled2" style:base-cell-address="Sheet1.M229"/>
    </style:style>
    <style:style style:name="ce1430" style:family="table-cell" style:parent-style-name="Default">
      <style:map style:condition="cell-content()=1" style:apply-style-name="Untitled2" style:base-cell-address="Sheet1.M230"/>
    </style:style>
    <style:style style:name="ce1431" style:family="table-cell" style:parent-style-name="Default">
      <style:map style:condition="cell-content()=1" style:apply-style-name="Untitled2" style:base-cell-address="Sheet1.M231"/>
    </style:style>
    <style:style style:name="ce1432" style:family="table-cell" style:parent-style-name="Default">
      <style:map style:condition="cell-content()=1" style:apply-style-name="Untitled2" style:base-cell-address="Sheet1.M232"/>
    </style:style>
    <style:style style:name="ce1433" style:family="table-cell" style:parent-style-name="Default">
      <style:map style:condition="cell-content()=1" style:apply-style-name="Untitled2" style:base-cell-address="Sheet1.M233"/>
    </style:style>
    <style:style style:name="ce1434" style:family="table-cell" style:parent-style-name="Default">
      <style:map style:condition="cell-content()=1" style:apply-style-name="Untitled2" style:base-cell-address="Sheet1.M234"/>
    </style:style>
    <style:style style:name="ce1435" style:family="table-cell" style:parent-style-name="Default">
      <style:map style:condition="cell-content()=1" style:apply-style-name="Untitled2" style:base-cell-address="Sheet1.M235"/>
    </style:style>
    <style:style style:name="ce1436" style:family="table-cell" style:parent-style-name="Default">
      <style:map style:condition="cell-content()=1" style:apply-style-name="Untitled2" style:base-cell-address="Sheet1.M236"/>
    </style:style>
    <style:style style:name="ce1437" style:family="table-cell" style:parent-style-name="Default">
      <style:map style:condition="cell-content()=1" style:apply-style-name="Untitled2" style:base-cell-address="Sheet1.M237"/>
    </style:style>
    <style:style style:name="ce1438" style:family="table-cell" style:parent-style-name="Default">
      <style:map style:condition="cell-content()=1" style:apply-style-name="Untitled2" style:base-cell-address="Sheet1.M238"/>
    </style:style>
    <style:style style:name="ce1439" style:family="table-cell" style:parent-style-name="Default">
      <style:map style:condition="cell-content()=1" style:apply-style-name="Untitled2" style:base-cell-address="Sheet1.M239"/>
    </style:style>
    <style:style style:name="ce1440" style:family="table-cell" style:parent-style-name="Default">
      <style:map style:condition="cell-content()=1" style:apply-style-name="Untitled2" style:base-cell-address="Sheet1.M240"/>
    </style:style>
    <style:style style:name="ce1441" style:family="table-cell" style:parent-style-name="Default">
      <style:map style:condition="cell-content()=1" style:apply-style-name="Untitled2" style:base-cell-address="Sheet1.M241"/>
    </style:style>
    <style:style style:name="ce1442" style:family="table-cell" style:parent-style-name="Default">
      <style:map style:condition="cell-content()=1" style:apply-style-name="Untitled2" style:base-cell-address="Sheet1.M242"/>
    </style:style>
    <style:style style:name="ce1443" style:family="table-cell" style:parent-style-name="Default">
      <style:map style:condition="cell-content()=1" style:apply-style-name="Untitled2" style:base-cell-address="Sheet1.M243"/>
    </style:style>
    <style:style style:name="ce1444" style:family="table-cell" style:parent-style-name="Default">
      <style:map style:condition="cell-content()=1" style:apply-style-name="Untitled2" style:base-cell-address="Sheet1.M244"/>
    </style:style>
    <style:style style:name="ce1445" style:family="table-cell" style:parent-style-name="Default">
      <style:map style:condition="cell-content()=1" style:apply-style-name="Untitled2" style:base-cell-address="Sheet1.M245"/>
    </style:style>
    <style:style style:name="ce1446" style:family="table-cell" style:parent-style-name="Default">
      <style:map style:condition="cell-content()=1" style:apply-style-name="Untitled2" style:base-cell-address="Sheet1.M246"/>
    </style:style>
    <style:style style:name="ce1447" style:family="table-cell" style:parent-style-name="Default">
      <style:map style:condition="cell-content()=1" style:apply-style-name="Untitled2" style:base-cell-address="Sheet1.M247"/>
    </style:style>
    <style:style style:name="ce1448" style:family="table-cell" style:parent-style-name="Default">
      <style:map style:condition="cell-content()=1" style:apply-style-name="Untitled2" style:base-cell-address="Sheet1.M248"/>
    </style:style>
    <style:style style:name="ce1449" style:family="table-cell" style:parent-style-name="Default">
      <style:map style:condition="cell-content()=1" style:apply-style-name="Untitled2" style:base-cell-address="Sheet1.M249"/>
    </style:style>
    <style:style style:name="ce1450" style:family="table-cell" style:parent-style-name="Default">
      <style:map style:condition="cell-content()=1" style:apply-style-name="Untitled2" style:base-cell-address="Sheet1.M250"/>
    </style:style>
    <style:style style:name="ce1451" style:family="table-cell" style:parent-style-name="Default">
      <style:map style:condition="cell-content()=1" style:apply-style-name="Untitled2" style:base-cell-address="Sheet1.M251"/>
    </style:style>
    <style:style style:name="ce1452" style:family="table-cell" style:parent-style-name="Default">
      <style:map style:condition="cell-content()=1" style:apply-style-name="Untitled2" style:base-cell-address="Sheet1.M252"/>
    </style:style>
    <style:style style:name="ce1453" style:family="table-cell" style:parent-style-name="Default">
      <style:map style:condition="cell-content()=1" style:apply-style-name="Untitled2" style:base-cell-address="Sheet1.M253"/>
    </style:style>
    <style:style style:name="ce1454" style:family="table-cell" style:parent-style-name="Default">
      <style:map style:condition="cell-content()=1" style:apply-style-name="Untitled2" style:base-cell-address="Sheet1.M254"/>
    </style:style>
    <style:style style:name="ce1455" style:family="table-cell" style:parent-style-name="Default">
      <style:map style:condition="cell-content()=1" style:apply-style-name="Untitled2" style:base-cell-address="Sheet1.M255"/>
    </style:style>
    <style:style style:name="ce1456" style:family="table-cell" style:parent-style-name="Default">
      <style:map style:condition="cell-content()=1" style:apply-style-name="Untitled2" style:base-cell-address="Sheet1.M256"/>
    </style:style>
    <style:style style:name="ce1457" style:family="table-cell" style:parent-style-name="Default">
      <style:map style:condition="cell-content()=1" style:apply-style-name="Untitled2" style:base-cell-address="Sheet1.M257"/>
    </style:style>
    <style:style style:name="ce1458" style:family="table-cell" style:parent-style-name="Default">
      <style:map style:condition="cell-content()=1" style:apply-style-name="Untitled2" style:base-cell-address="Sheet1.M258"/>
    </style:style>
    <style:style style:name="ce1459" style:family="table-cell" style:parent-style-name="Default">
      <style:map style:condition="cell-content()=1" style:apply-style-name="Untitled2" style:base-cell-address="Sheet1.M259"/>
    </style:style>
    <style:style style:name="ce1460" style:family="table-cell" style:parent-style-name="Default">
      <style:map style:condition="cell-content()=1" style:apply-style-name="Untitled2" style:base-cell-address="Sheet1.M260"/>
    </style:style>
    <style:style style:name="ce1461" style:family="table-cell" style:parent-style-name="Default">
      <style:map style:condition="cell-content()=1" style:apply-style-name="Untitled2" style:base-cell-address="Sheet1.M261"/>
    </style:style>
    <style:style style:name="ce1462" style:family="table-cell" style:parent-style-name="Default">
      <style:map style:condition="cell-content()=1" style:apply-style-name="Untitled2" style:base-cell-address="Sheet1.M262"/>
    </style:style>
    <style:style style:name="ce1463" style:family="table-cell" style:parent-style-name="Default">
      <style:map style:condition="cell-content()=1" style:apply-style-name="Untitled2" style:base-cell-address="Sheet1.M263"/>
    </style:style>
    <style:style style:name="ce1464" style:family="table-cell" style:parent-style-name="Default">
      <style:map style:condition="cell-content()=1" style:apply-style-name="Untitled2" style:base-cell-address="Sheet1.M264"/>
    </style:style>
    <style:style style:name="ce1465" style:family="table-cell" style:parent-style-name="Default">
      <style:map style:condition="cell-content()=1" style:apply-style-name="Untitled2" style:base-cell-address="Sheet1.M265"/>
    </style:style>
    <style:style style:name="ce1466" style:family="table-cell" style:parent-style-name="Default">
      <style:map style:condition="cell-content()=1" style:apply-style-name="Untitled2" style:base-cell-address="Sheet1.M266"/>
    </style:style>
    <style:style style:name="ce1467" style:family="table-cell" style:parent-style-name="Default">
      <style:map style:condition="cell-content()=1" style:apply-style-name="Untitled2" style:base-cell-address="Sheet1.M267"/>
    </style:style>
    <style:style style:name="ce1468" style:family="table-cell" style:parent-style-name="Default">
      <style:map style:condition="cell-content()=1" style:apply-style-name="Untitled2" style:base-cell-address="Sheet1.M268"/>
    </style:style>
    <style:style style:name="ce1469" style:family="table-cell" style:parent-style-name="Default">
      <style:map style:condition="cell-content()=1" style:apply-style-name="Untitled2" style:base-cell-address="Sheet1.M269"/>
    </style:style>
    <style:style style:name="ce1470" style:family="table-cell" style:parent-style-name="Default">
      <style:map style:condition="cell-content()=1" style:apply-style-name="Untitled2" style:base-cell-address="Sheet1.M270"/>
    </style:style>
    <style:style style:name="ce1471" style:family="table-cell" style:parent-style-name="Default">
      <style:map style:condition="cell-content()=1" style:apply-style-name="Untitled2" style:base-cell-address="Sheet1.M271"/>
    </style:style>
    <style:style style:name="ce1472" style:family="table-cell" style:parent-style-name="Default">
      <style:map style:condition="cell-content()=1" style:apply-style-name="Untitled2" style:base-cell-address="Sheet1.M272"/>
    </style:style>
    <style:style style:name="ce1473" style:family="table-cell" style:parent-style-name="Default">
      <style:map style:condition="cell-content()=1" style:apply-style-name="Untitled2" style:base-cell-address="Sheet1.M273"/>
    </style:style>
    <style:style style:name="ce1474" style:family="table-cell" style:parent-style-name="Default">
      <style:map style:condition="cell-content()=1" style:apply-style-name="Untitled2" style:base-cell-address="Sheet1.M274"/>
    </style:style>
    <style:style style:name="ce1475" style:family="table-cell" style:parent-style-name="Default">
      <style:map style:condition="cell-content()=1" style:apply-style-name="Untitled2" style:base-cell-address="Sheet1.M275"/>
    </style:style>
    <style:style style:name="ce1476" style:family="table-cell" style:parent-style-name="Default">
      <style:map style:condition="cell-content()=1" style:apply-style-name="Untitled2" style:base-cell-address="Sheet1.M276"/>
    </style:style>
    <style:style style:name="ce1477" style:family="table-cell" style:parent-style-name="Default">
      <style:map style:condition="cell-content()=1" style:apply-style-name="Untitled2" style:base-cell-address="Sheet1.M277"/>
    </style:style>
    <style:style style:name="ce1478" style:family="table-cell" style:parent-style-name="Default">
      <style:map style:condition="cell-content()=1" style:apply-style-name="Untitled2" style:base-cell-address="Sheet1.M278"/>
    </style:style>
    <style:style style:name="ce1479" style:family="table-cell" style:parent-style-name="Default">
      <style:map style:condition="cell-content()=1" style:apply-style-name="Untitled2" style:base-cell-address="Sheet1.M279"/>
    </style:style>
    <style:style style:name="ce1480" style:family="table-cell" style:parent-style-name="Default">
      <style:map style:condition="cell-content()=1" style:apply-style-name="Untitled2" style:base-cell-address="Sheet1.M280"/>
    </style:style>
    <style:style style:name="ce1481" style:family="table-cell" style:parent-style-name="Default">
      <style:map style:condition="cell-content()=1" style:apply-style-name="Untitled2" style:base-cell-address="Sheet1.M281"/>
    </style:style>
    <style:style style:name="ce1482" style:family="table-cell" style:parent-style-name="Default">
      <style:map style:condition="cell-content()=1" style:apply-style-name="Untitled2" style:base-cell-address="Sheet1.M282"/>
    </style:style>
    <style:style style:name="ce1483" style:family="table-cell" style:parent-style-name="Default">
      <style:map style:condition="cell-content()=1" style:apply-style-name="Untitled2" style:base-cell-address="Sheet1.M283"/>
    </style:style>
    <style:style style:name="ce1484" style:family="table-cell" style:parent-style-name="Default">
      <style:map style:condition="cell-content()=1" style:apply-style-name="Untitled2" style:base-cell-address="Sheet1.M284"/>
    </style:style>
    <style:style style:name="ce1485" style:family="table-cell" style:parent-style-name="Default">
      <style:map style:condition="cell-content()=1" style:apply-style-name="Untitled2" style:base-cell-address="Sheet1.M285"/>
    </style:style>
    <style:style style:name="ce1486" style:family="table-cell" style:parent-style-name="Default">
      <style:map style:condition="cell-content()=1" style:apply-style-name="Untitled2" style:base-cell-address="Sheet1.M286"/>
    </style:style>
    <style:style style:name="ce1487" style:family="table-cell" style:parent-style-name="Default">
      <style:map style:condition="cell-content()=1" style:apply-style-name="Untitled2" style:base-cell-address="Sheet1.M287"/>
    </style:style>
    <style:style style:name="ce1488" style:family="table-cell" style:parent-style-name="Default">
      <style:map style:condition="cell-content()=1" style:apply-style-name="Untitled2" style:base-cell-address="Sheet1.M288"/>
    </style:style>
    <style:style style:name="ce1489" style:family="table-cell" style:parent-style-name="Default">
      <style:map style:condition="cell-content()=1" style:apply-style-name="Untitled2" style:base-cell-address="Sheet1.M289"/>
    </style:style>
    <style:style style:name="ce1490" style:family="table-cell" style:parent-style-name="Default">
      <style:map style:condition="cell-content()=1" style:apply-style-name="Untitled2" style:base-cell-address="Sheet1.M290"/>
    </style:style>
    <style:style style:name="ce1491" style:family="table-cell" style:parent-style-name="Default">
      <style:map style:condition="cell-content()=1" style:apply-style-name="Untitled2" style:base-cell-address="Sheet1.M291"/>
    </style:style>
    <style:style style:name="ce1492" style:family="table-cell" style:parent-style-name="Default">
      <style:map style:condition="cell-content()=1" style:apply-style-name="Untitled2" style:base-cell-address="Sheet1.M292"/>
    </style:style>
    <style:style style:name="ce1493" style:family="table-cell" style:parent-style-name="Default">
      <style:map style:condition="cell-content()=1" style:apply-style-name="Untitled2" style:base-cell-address="Sheet1.M293"/>
    </style:style>
    <style:style style:name="ce1494" style:family="table-cell" style:parent-style-name="Default">
      <style:map style:condition="cell-content()=1" style:apply-style-name="Untitled2" style:base-cell-address="Sheet1.M294"/>
    </style:style>
    <style:style style:name="ce1495" style:family="table-cell" style:parent-style-name="Default">
      <style:map style:condition="cell-content()=1" style:apply-style-name="Untitled2" style:base-cell-address="Sheet1.M295"/>
    </style:style>
    <style:style style:name="ce1496" style:family="table-cell" style:parent-style-name="Default">
      <style:map style:condition="cell-content()=1" style:apply-style-name="Untitled2" style:base-cell-address="Sheet1.M296"/>
    </style:style>
    <style:style style:name="ce1497" style:family="table-cell" style:parent-style-name="Default">
      <style:map style:condition="cell-content()=1" style:apply-style-name="Untitled2" style:base-cell-address="Sheet1.M297"/>
    </style:style>
    <style:style style:name="ce1498" style:family="table-cell" style:parent-style-name="Default">
      <style:map style:condition="cell-content()=1" style:apply-style-name="Untitled2" style:base-cell-address="Sheet1.M298"/>
    </style:style>
    <style:style style:name="ce1499" style:family="table-cell" style:parent-style-name="Default">
      <style:map style:condition="cell-content()=1" style:apply-style-name="Untitled2" style:base-cell-address="Sheet1.M299"/>
    </style:style>
    <style:style style:name="ce1500" style:family="table-cell" style:parent-style-name="Default">
      <style:map style:condition="cell-content()=1" style:apply-style-name="Untitled2" style:base-cell-address="Sheet1.M300"/>
    </style:style>
    <style:style style:name="ce1501" style:family="table-cell" style:parent-style-name="Default">
      <style:map style:condition="cell-content()=1" style:apply-style-name="Untitled2" style:base-cell-address="Sheet1.M301"/>
    </style:style>
    <style:style style:name="ce1502" style:family="table-cell" style:parent-style-name="Default">
      <style:map style:condition="cell-content()=1" style:apply-style-name="Untitled2" style:base-cell-address="Sheet1.M302"/>
    </style:style>
    <style:style style:name="ce1503" style:family="table-cell" style:parent-style-name="Default">
      <style:map style:condition="cell-content()=1" style:apply-style-name="Untitled2" style:base-cell-address="Sheet1.M303"/>
    </style:style>
    <style:style style:name="ce1504" style:family="table-cell" style:parent-style-name="Default">
      <style:map style:condition="cell-content()=1" style:apply-style-name="Untitled2" style:base-cell-address="Sheet1.M304"/>
    </style:style>
    <style:style style:name="ce1505" style:family="table-cell" style:parent-style-name="Default">
      <style:map style:condition="cell-content()=1" style:apply-style-name="Untitled2" style:base-cell-address="Sheet1.M305"/>
    </style:style>
    <style:style style:name="ce1506" style:family="table-cell" style:parent-style-name="Default">
      <style:map style:condition="cell-content()=1" style:apply-style-name="Untitled2" style:base-cell-address="Sheet1.M306"/>
    </style:style>
    <style:style style:name="ce1507" style:family="table-cell" style:parent-style-name="Default">
      <style:map style:condition="cell-content()=1" style:apply-style-name="Untitled2" style:base-cell-address="Sheet1.M307"/>
    </style:style>
    <style:style style:name="ce1508" style:family="table-cell" style:parent-style-name="Default">
      <style:map style:condition="cell-content()=1" style:apply-style-name="Untitled2" style:base-cell-address="Sheet1.M308"/>
    </style:style>
    <style:style style:name="ce1509" style:family="table-cell" style:parent-style-name="Default">
      <style:map style:condition="cell-content()=1" style:apply-style-name="Untitled2" style:base-cell-address="Sheet1.M309"/>
    </style:style>
    <style:style style:name="ce1510" style:family="table-cell" style:parent-style-name="Default">
      <style:map style:condition="cell-content()=1" style:apply-style-name="Untitled2" style:base-cell-address="Sheet1.M310"/>
    </style:style>
    <style:style style:name="ce1511" style:family="table-cell" style:parent-style-name="Default">
      <style:map style:condition="cell-content()=1" style:apply-style-name="Untitled2" style:base-cell-address="Sheet1.M311"/>
    </style:style>
    <style:style style:name="ce1512" style:family="table-cell" style:parent-style-name="Default">
      <style:map style:condition="cell-content()=1" style:apply-style-name="Untitled2" style:base-cell-address="Sheet1.M312"/>
    </style:style>
    <style:style style:name="ce1513" style:family="table-cell" style:parent-style-name="Default">
      <style:map style:condition="cell-content()=1" style:apply-style-name="Untitled2" style:base-cell-address="Sheet1.M313"/>
    </style:style>
    <style:style style:name="ce1514" style:family="table-cell" style:parent-style-name="Default">
      <style:map style:condition="cell-content()=1" style:apply-style-name="Untitled2" style:base-cell-address="Sheet1.M314"/>
    </style:style>
    <style:style style:name="ce1515" style:family="table-cell" style:parent-style-name="Default">
      <style:map style:condition="cell-content()=1" style:apply-style-name="Untitled2" style:base-cell-address="Sheet1.M315"/>
    </style:style>
    <style:style style:name="ce1516" style:family="table-cell" style:parent-style-name="Default">
      <style:map style:condition="cell-content()=1" style:apply-style-name="Untitled2" style:base-cell-address="Sheet1.M316"/>
    </style:style>
    <style:style style:name="ce1517" style:family="table-cell" style:parent-style-name="Default">
      <style:map style:condition="cell-content()=1" style:apply-style-name="Untitled2" style:base-cell-address="Sheet1.M317"/>
    </style:style>
    <style:style style:name="ce1518" style:family="table-cell" style:parent-style-name="Default">
      <style:map style:condition="cell-content()=1" style:apply-style-name="Untitled2" style:base-cell-address="Sheet1.M318"/>
    </style:style>
    <style:style style:name="ce1519" style:family="table-cell" style:parent-style-name="Default">
      <style:map style:condition="cell-content()=1" style:apply-style-name="Untitled2" style:base-cell-address="Sheet1.M319"/>
    </style:style>
    <style:style style:name="ce1520" style:family="table-cell" style:parent-style-name="Default">
      <style:map style:condition="cell-content()=1" style:apply-style-name="Untitled2" style:base-cell-address="Sheet1.M320"/>
    </style:style>
    <style:style style:name="ce1521" style:family="table-cell" style:parent-style-name="Default">
      <style:map style:condition="cell-content()=1" style:apply-style-name="Untitled2" style:base-cell-address="Sheet1.M321"/>
    </style:style>
    <style:style style:name="ce1522" style:family="table-cell" style:parent-style-name="Default">
      <style:map style:condition="cell-content()=1" style:apply-style-name="Untitled2" style:base-cell-address="Sheet1.M322"/>
    </style:style>
    <style:style style:name="ce1523" style:family="table-cell" style:parent-style-name="Default">
      <style:map style:condition="cell-content()=1" style:apply-style-name="Untitled2" style:base-cell-address="Sheet1.M323"/>
    </style:style>
    <style:style style:name="ce1524" style:family="table-cell" style:parent-style-name="Default">
      <style:map style:condition="cell-content()=1" style:apply-style-name="Untitled2" style:base-cell-address="Sheet1.M324"/>
    </style:style>
    <style:style style:name="ce1525" style:family="table-cell" style:parent-style-name="Default">
      <style:map style:condition="cell-content()=1" style:apply-style-name="Untitled2" style:base-cell-address="Sheet1.M325"/>
    </style:style>
    <style:style style:name="ce1526" style:family="table-cell" style:parent-style-name="Default">
      <style:map style:condition="cell-content()=1" style:apply-style-name="Untitled2" style:base-cell-address="Sheet1.M326"/>
    </style:style>
    <style:style style:name="ce1527" style:family="table-cell" style:parent-style-name="Default">
      <style:map style:condition="cell-content()=1" style:apply-style-name="Untitled2" style:base-cell-address="Sheet1.M327"/>
    </style:style>
    <style:style style:name="ce1528" style:family="table-cell" style:parent-style-name="Default">
      <style:map style:condition="cell-content()=1" style:apply-style-name="Untitled2" style:base-cell-address="Sheet1.M328"/>
    </style:style>
    <style:style style:name="ce1529" style:family="table-cell" style:parent-style-name="Default">
      <style:map style:condition="cell-content()=1" style:apply-style-name="Untitled2" style:base-cell-address="Sheet1.M329"/>
    </style:style>
    <style:style style:name="ce1530" style:family="table-cell" style:parent-style-name="Default">
      <style:map style:condition="cell-content()=1" style:apply-style-name="Untitled2" style:base-cell-address="Sheet1.M330"/>
    </style:style>
    <style:style style:name="ce1531" style:family="table-cell" style:parent-style-name="Default">
      <style:map style:condition="cell-content()=1" style:apply-style-name="Untitled2" style:base-cell-address="Sheet1.M331"/>
    </style:style>
    <style:style style:name="ce1532" style:family="table-cell" style:parent-style-name="Default">
      <style:map style:condition="cell-content()=1" style:apply-style-name="Untitled2" style:base-cell-address="Sheet1.M332"/>
    </style:style>
    <style:style style:name="ce1533" style:family="table-cell" style:parent-style-name="Default">
      <style:map style:condition="cell-content()=1" style:apply-style-name="Untitled2" style:base-cell-address="Sheet1.M333"/>
    </style:style>
    <style:style style:name="ce1534" style:family="table-cell" style:parent-style-name="Default">
      <style:map style:condition="cell-content()=1" style:apply-style-name="Untitled2" style:base-cell-address="Sheet1.M334"/>
    </style:style>
    <style:style style:name="ce1535" style:family="table-cell" style:parent-style-name="Default">
      <style:map style:condition="cell-content()=1" style:apply-style-name="Untitled2" style:base-cell-address="Sheet1.M335"/>
    </style:style>
    <style:style style:name="ce1536" style:family="table-cell" style:parent-style-name="Default">
      <style:map style:condition="cell-content()=1" style:apply-style-name="Untitled2" style:base-cell-address="Sheet1.M336"/>
    </style:style>
    <style:style style:name="ce1537" style:family="table-cell" style:parent-style-name="Default">
      <style:map style:condition="cell-content()=1" style:apply-style-name="Untitled2" style:base-cell-address="Sheet1.M337"/>
    </style:style>
    <style:style style:name="ce1538" style:family="table-cell" style:parent-style-name="Default">
      <style:map style:condition="cell-content()=1" style:apply-style-name="Untitled2" style:base-cell-address="Sheet1.M338"/>
    </style:style>
    <style:style style:name="ce1539" style:family="table-cell" style:parent-style-name="Default">
      <style:map style:condition="cell-content()=1" style:apply-style-name="Untitled2" style:base-cell-address="Sheet1.M339"/>
    </style:style>
    <style:style style:name="ce1540" style:family="table-cell" style:parent-style-name="Default">
      <style:map style:condition="cell-content()=1" style:apply-style-name="Untitled2" style:base-cell-address="Sheet1.M340"/>
    </style:style>
    <style:style style:name="ce1541" style:family="table-cell" style:parent-style-name="Default">
      <style:map style:condition="cell-content()=1" style:apply-style-name="Untitled2" style:base-cell-address="Sheet1.M341"/>
    </style:style>
    <style:style style:name="ce1542" style:family="table-cell" style:parent-style-name="Default">
      <style:map style:condition="cell-content()=1" style:apply-style-name="Untitled2" style:base-cell-address="Sheet1.M342"/>
    </style:style>
    <style:style style:name="ce1543" style:family="table-cell" style:parent-style-name="Default">
      <style:map style:condition="cell-content()=1" style:apply-style-name="Untitled2" style:base-cell-address="Sheet1.M343"/>
    </style:style>
    <style:style style:name="ce1544" style:family="table-cell" style:parent-style-name="Default">
      <style:map style:condition="cell-content()=1" style:apply-style-name="Untitled2" style:base-cell-address="Sheet1.M344"/>
    </style:style>
    <style:style style:name="ce1545" style:family="table-cell" style:parent-style-name="Default">
      <style:map style:condition="cell-content()=1" style:apply-style-name="Untitled2" style:base-cell-address="Sheet1.M345"/>
    </style:style>
    <style:style style:name="ce1546" style:family="table-cell" style:parent-style-name="Default">
      <style:map style:condition="cell-content()=1" style:apply-style-name="Untitled2" style:base-cell-address="Sheet1.M346"/>
    </style:style>
    <style:style style:name="ce1547" style:family="table-cell" style:parent-style-name="Default">
      <style:map style:condition="cell-content()=1" style:apply-style-name="Untitled2" style:base-cell-address="Sheet1.M347"/>
    </style:style>
    <style:style style:name="ce1548" style:family="table-cell" style:parent-style-name="Default">
      <style:map style:condition="cell-content()=1" style:apply-style-name="Untitled2" style:base-cell-address="Sheet1.M348"/>
    </style:style>
    <style:style style:name="ce1549" style:family="table-cell" style:parent-style-name="Default">
      <style:map style:condition="cell-content()=1" style:apply-style-name="Untitled2" style:base-cell-address="Sheet1.M349"/>
    </style:style>
    <style:style style:name="ce1550" style:family="table-cell" style:parent-style-name="Default">
      <style:map style:condition="cell-content()=1" style:apply-style-name="Untitled2" style:base-cell-address="Sheet1.M350"/>
    </style:style>
    <style:style style:name="ce1551" style:family="table-cell" style:parent-style-name="Default">
      <style:map style:condition="cell-content()=1" style:apply-style-name="Untitled2" style:base-cell-address="Sheet1.M351"/>
    </style:style>
    <style:style style:name="ce1552" style:family="table-cell" style:parent-style-name="Default">
      <style:map style:condition="cell-content()=1" style:apply-style-name="Untitled2" style:base-cell-address="Sheet1.M352"/>
    </style:style>
    <style:style style:name="ce1553" style:family="table-cell" style:parent-style-name="Default">
      <style:map style:condition="cell-content()=1" style:apply-style-name="Untitled2" style:base-cell-address="Sheet1.M353"/>
    </style:style>
    <style:style style:name="ce1554" style:family="table-cell" style:parent-style-name="Default">
      <style:map style:condition="cell-content()=1" style:apply-style-name="Untitled2" style:base-cell-address="Sheet1.M354"/>
    </style:style>
    <style:style style:name="ce1555" style:family="table-cell" style:parent-style-name="Default">
      <style:map style:condition="cell-content()=1" style:apply-style-name="Untitled2" style:base-cell-address="Sheet1.M355"/>
    </style:style>
    <style:style style:name="ce1556" style:family="table-cell" style:parent-style-name="Default">
      <style:map style:condition="cell-content()=1" style:apply-style-name="Untitled2" style:base-cell-address="Sheet1.M356"/>
    </style:style>
    <style:style style:name="ce1557" style:family="table-cell" style:parent-style-name="Default">
      <style:map style:condition="cell-content()=1" style:apply-style-name="Untitled2" style:base-cell-address="Sheet1.M357"/>
    </style:style>
    <style:style style:name="ce1558" style:family="table-cell" style:parent-style-name="Default">
      <style:map style:condition="cell-content()=1" style:apply-style-name="Untitled2" style:base-cell-address="Sheet1.M358"/>
    </style:style>
    <style:style style:name="ce1559" style:family="table-cell" style:parent-style-name="Default">
      <style:map style:condition="cell-content()=1" style:apply-style-name="Untitled2" style:base-cell-address="Sheet1.M359"/>
    </style:style>
    <style:style style:name="ce1560" style:family="table-cell" style:parent-style-name="Default">
      <style:map style:condition="cell-content()=1" style:apply-style-name="Untitled2" style:base-cell-address="Sheet1.M360"/>
    </style:style>
    <style:style style:name="ce1561" style:family="table-cell" style:parent-style-name="Default">
      <style:map style:condition="cell-content()=1" style:apply-style-name="Untitled2" style:base-cell-address="Sheet1.M361"/>
    </style:style>
    <style:style style:name="ce1562" style:family="table-cell" style:parent-style-name="Default">
      <style:map style:condition="cell-content()=1" style:apply-style-name="Untitled2" style:base-cell-address="Sheet1.M362"/>
    </style:style>
    <style:style style:name="ce1563" style:family="table-cell" style:parent-style-name="Default">
      <style:map style:condition="cell-content()=1" style:apply-style-name="Untitled2" style:base-cell-address="Sheet1.M363"/>
    </style:style>
    <style:style style:name="ce1564" style:family="table-cell" style:parent-style-name="Default">
      <style:map style:condition="cell-content()=1" style:apply-style-name="Untitled2" style:base-cell-address="Sheet1.M364"/>
    </style:style>
    <style:style style:name="ce1565" style:family="table-cell" style:parent-style-name="Default">
      <style:map style:condition="cell-content()=1" style:apply-style-name="Untitled2" style:base-cell-address="Sheet1.M365"/>
    </style:style>
    <style:style style:name="ce1566" style:family="table-cell" style:parent-style-name="Default">
      <style:map style:condition="cell-content()=1" style:apply-style-name="Untitled2" style:base-cell-address="Sheet1.M366"/>
    </style:style>
    <style:style style:name="ce1567" style:family="table-cell" style:parent-style-name="Default">
      <style:map style:condition="cell-content()=1" style:apply-style-name="Untitled2" style:base-cell-address="Sheet1.M367"/>
    </style:style>
    <style:style style:name="ce1568" style:family="table-cell" style:parent-style-name="Default">
      <style:map style:condition="cell-content()=1" style:apply-style-name="Untitled2" style:base-cell-address="Sheet1.M368"/>
    </style:style>
    <style:style style:name="ce1569" style:family="table-cell" style:parent-style-name="Default">
      <style:map style:condition="cell-content()=1" style:apply-style-name="Untitled2" style:base-cell-address="Sheet1.M369"/>
    </style:style>
    <style:style style:name="ce1570" style:family="table-cell" style:parent-style-name="Default">
      <style:map style:condition="cell-content()=1" style:apply-style-name="Untitled2" style:base-cell-address="Sheet1.M370"/>
    </style:style>
    <style:style style:name="ce1571" style:family="table-cell" style:parent-style-name="Default">
      <style:map style:condition="cell-content()=1" style:apply-style-name="Untitled2" style:base-cell-address="Sheet1.M371"/>
    </style:style>
    <style:style style:name="ce1572" style:family="table-cell" style:parent-style-name="Default">
      <style:map style:condition="cell-content()=1" style:apply-style-name="Untitled2" style:base-cell-address="Sheet1.M372"/>
    </style:style>
    <style:style style:name="ce1573" style:family="table-cell" style:parent-style-name="Default">
      <style:map style:condition="cell-content()=1" style:apply-style-name="Untitled2" style:base-cell-address="Sheet1.M373"/>
    </style:style>
    <style:style style:name="ce1574" style:family="table-cell" style:parent-style-name="Default">
      <style:map style:condition="cell-content()=1" style:apply-style-name="Untitled2" style:base-cell-address="Sheet1.M374"/>
    </style:style>
    <style:style style:name="ce1575" style:family="table-cell" style:parent-style-name="Default">
      <style:map style:condition="cell-content()=1" style:apply-style-name="Untitled2" style:base-cell-address="Sheet1.M375"/>
    </style:style>
    <style:style style:name="ce1576" style:family="table-cell" style:parent-style-name="Default">
      <style:map style:condition="cell-content()=1" style:apply-style-name="Untitled2" style:base-cell-address="Sheet1.M376"/>
    </style:style>
    <style:style style:name="ce1577" style:family="table-cell" style:parent-style-name="Default">
      <style:map style:condition="cell-content()=1" style:apply-style-name="Untitled2" style:base-cell-address="Sheet1.M377"/>
    </style:style>
    <style:style style:name="ce1578" style:family="table-cell" style:parent-style-name="Default">
      <style:map style:condition="cell-content()=1" style:apply-style-name="Untitled2" style:base-cell-address="Sheet1.M378"/>
    </style:style>
    <style:style style:name="ce1579" style:family="table-cell" style:parent-style-name="Default">
      <style:map style:condition="cell-content()=1" style:apply-style-name="Untitled2" style:base-cell-address="Sheet1.M379"/>
    </style:style>
    <style:style style:name="ce1580" style:family="table-cell" style:parent-style-name="Default">
      <style:map style:condition="cell-content()=1" style:apply-style-name="Untitled2" style:base-cell-address="Sheet1.M380"/>
    </style:style>
    <style:style style:name="ce1581" style:family="table-cell" style:parent-style-name="Default">
      <style:map style:condition="cell-content()=1" style:apply-style-name="Untitled2" style:base-cell-address="Sheet1.M381"/>
    </style:style>
    <style:style style:name="ce1582" style:family="table-cell" style:parent-style-name="Default">
      <style:map style:condition="cell-content()=1" style:apply-style-name="Untitled2" style:base-cell-address="Sheet1.M382"/>
    </style:style>
    <style:style style:name="ce1583" style:family="table-cell" style:parent-style-name="Default">
      <style:map style:condition="cell-content()=1" style:apply-style-name="Untitled2" style:base-cell-address="Sheet1.M383"/>
    </style:style>
    <style:style style:name="ce1584" style:family="table-cell" style:parent-style-name="Default">
      <style:map style:condition="cell-content()=1" style:apply-style-name="Untitled2" style:base-cell-address="Sheet1.M384"/>
    </style:style>
    <style:style style:name="ce1585" style:family="table-cell" style:parent-style-name="Default">
      <style:map style:condition="cell-content()=1" style:apply-style-name="Untitled2" style:base-cell-address="Sheet1.M385"/>
    </style:style>
    <style:style style:name="ce1586" style:family="table-cell" style:parent-style-name="Default">
      <style:map style:condition="cell-content()=1" style:apply-style-name="Untitled2" style:base-cell-address="Sheet1.M386"/>
    </style:style>
    <style:style style:name="ce1587" style:family="table-cell" style:parent-style-name="Default">
      <style:map style:condition="cell-content()=1" style:apply-style-name="Untitled2" style:base-cell-address="Sheet1.M387"/>
    </style:style>
    <style:style style:name="ce1588" style:family="table-cell" style:parent-style-name="Default">
      <style:map style:condition="cell-content()=1" style:apply-style-name="Untitled2" style:base-cell-address="Sheet1.M388"/>
    </style:style>
    <style:style style:name="ce1589" style:family="table-cell" style:parent-style-name="Default">
      <style:map style:condition="cell-content()=1" style:apply-style-name="Untitled2" style:base-cell-address="Sheet1.M389"/>
    </style:style>
    <style:style style:name="ce1590" style:family="table-cell" style:parent-style-name="Default">
      <style:map style:condition="cell-content()=1" style:apply-style-name="Untitled2" style:base-cell-address="Sheet1.M390"/>
    </style:style>
    <style:style style:name="ce1591" style:family="table-cell" style:parent-style-name="Default">
      <style:map style:condition="cell-content()=1" style:apply-style-name="Untitled2" style:base-cell-address="Sheet1.M391"/>
    </style:style>
    <style:style style:name="ce1592" style:family="table-cell" style:parent-style-name="Default">
      <style:map style:condition="cell-content()=1" style:apply-style-name="Untitled2" style:base-cell-address="Sheet1.M392"/>
    </style:style>
    <style:style style:name="ce1593" style:family="table-cell" style:parent-style-name="Default">
      <style:map style:condition="cell-content()=1" style:apply-style-name="Untitled2" style:base-cell-address="Sheet1.M393"/>
    </style:style>
    <style:style style:name="ce1594" style:family="table-cell" style:parent-style-name="Default">
      <style:map style:condition="cell-content()=1" style:apply-style-name="Untitled2" style:base-cell-address="Sheet1.M394"/>
    </style:style>
    <style:style style:name="ce1595" style:family="table-cell" style:parent-style-name="Default">
      <style:map style:condition="cell-content()=1" style:apply-style-name="Untitled2" style:base-cell-address="Sheet1.M395"/>
    </style:style>
    <style:style style:name="ce1596" style:family="table-cell" style:parent-style-name="Default">
      <style:map style:condition="cell-content()=1" style:apply-style-name="Untitled2" style:base-cell-address="Sheet1.M396"/>
    </style:style>
    <style:style style:name="ce1597" style:family="table-cell" style:parent-style-name="Default">
      <style:map style:condition="cell-content()=1" style:apply-style-name="Untitled2" style:base-cell-address="Sheet1.M397"/>
    </style:style>
    <style:style style:name="ce1598" style:family="table-cell" style:parent-style-name="Default">
      <style:map style:condition="cell-content()=1" style:apply-style-name="Untitled2" style:base-cell-address="Sheet1.M398"/>
    </style:style>
    <style:style style:name="ce1599" style:family="table-cell" style:parent-style-name="Default">
      <style:map style:condition="cell-content()=1" style:apply-style-name="Untitled2" style:base-cell-address="Sheet1.M399"/>
    </style:style>
    <style:style style:name="ce1600" style:family="table-cell" style:parent-style-name="Default">
      <style:map style:condition="cell-content()=1" style:apply-style-name="Untitled2" style:base-cell-address="Sheet1.M400"/>
    </style:style>
    <style:style style:name="ce1601" style:family="table-cell" style:parent-style-name="Default">
      <style:map style:condition="cell-content()=1" style:apply-style-name="Untitled2" style:base-cell-address="Sheet1.M401"/>
    </style:style>
    <style:style style:name="ce1602" style:family="table-cell" style:parent-style-name="Default">
      <style:map style:condition="cell-content()=1" style:apply-style-name="Untitled2" style:base-cell-address="Sheet1.M402"/>
    </style:style>
    <style:style style:name="ce1603" style:family="table-cell" style:parent-style-name="Default">
      <style:map style:condition="cell-content()=1" style:apply-style-name="Untitled2" style:base-cell-address="Sheet1.M403"/>
    </style:style>
    <style:style style:name="ce1604" style:family="table-cell" style:parent-style-name="Default">
      <style:map style:condition="cell-content()=1" style:apply-style-name="Untitled2" style:base-cell-address="Sheet1.M404"/>
    </style:style>
    <style:style style:name="ce1605" style:family="table-cell" style:parent-style-name="Default">
      <style:map style:condition="cell-content()=1" style:apply-style-name="Untitled2" style:base-cell-address="Sheet1.M405"/>
    </style:style>
    <style:style style:name="ce1606" style:family="table-cell" style:parent-style-name="Default">
      <style:map style:condition="cell-content()=1" style:apply-style-name="Untitled2" style:base-cell-address="Sheet1.M406"/>
    </style:style>
    <style:style style:name="ce1607" style:family="table-cell" style:parent-style-name="Default">
      <style:map style:condition="cell-content()=1" style:apply-style-name="Untitled2" style:base-cell-address="Sheet1.M407"/>
    </style:style>
    <style:style style:name="ce1608" style:family="table-cell" style:parent-style-name="Default">
      <style:map style:condition="cell-content()=1" style:apply-style-name="Untitled2" style:base-cell-address="Sheet1.M408"/>
    </style:style>
    <style:style style:name="ce1609" style:family="table-cell" style:parent-style-name="Default">
      <style:map style:condition="cell-content()=1" style:apply-style-name="Untitled2" style:base-cell-address="Sheet1.M409"/>
    </style:style>
    <style:style style:name="ce1610" style:family="table-cell" style:parent-style-name="Default">
      <style:map style:condition="cell-content()=1" style:apply-style-name="Untitled2" style:base-cell-address="Sheet1.M410"/>
    </style:style>
    <style:style style:name="ce1611" style:family="table-cell" style:parent-style-name="Default">
      <style:map style:condition="cell-content()=1" style:apply-style-name="Untitled2" style:base-cell-address="Sheet1.M411"/>
    </style:style>
    <style:style style:name="ce1612" style:family="table-cell" style:parent-style-name="Default">
      <style:map style:condition="cell-content()=1" style:apply-style-name="Untitled2" style:base-cell-address="Sheet1.M412"/>
    </style:style>
    <style:style style:name="ce1613" style:family="table-cell" style:parent-style-name="Default">
      <style:map style:condition="cell-content()=1" style:apply-style-name="Untitled2" style:base-cell-address="Sheet1.M413"/>
    </style:style>
    <style:style style:name="ce1614" style:family="table-cell" style:parent-style-name="Default">
      <style:map style:condition="cell-content()=1" style:apply-style-name="Untitled2" style:base-cell-address="Sheet1.M414"/>
    </style:style>
    <style:style style:name="ce1615" style:family="table-cell" style:parent-style-name="Default">
      <style:map style:condition="cell-content()=1" style:apply-style-name="Untitled2" style:base-cell-address="Sheet1.M415"/>
    </style:style>
    <style:style style:name="ce1616" style:family="table-cell" style:parent-style-name="Default">
      <style:map style:condition="cell-content()=1" style:apply-style-name="Untitled2" style:base-cell-address="Sheet1.M416"/>
    </style:style>
    <style:style style:name="ce1617" style:family="table-cell" style:parent-style-name="Default">
      <style:map style:condition="cell-content()=1" style:apply-style-name="Untitled2" style:base-cell-address="Sheet1.M417"/>
    </style:style>
    <style:style style:name="ce1618" style:family="table-cell" style:parent-style-name="Default">
      <style:map style:condition="cell-content()=1" style:apply-style-name="Untitled2" style:base-cell-address="Sheet1.M418"/>
    </style:style>
    <style:style style:name="ce1619" style:family="table-cell" style:parent-style-name="Default">
      <style:map style:condition="cell-content()=1" style:apply-style-name="Untitled2" style:base-cell-address="Sheet1.M419"/>
    </style:style>
    <style:style style:name="ce1620" style:family="table-cell" style:parent-style-name="Default">
      <style:map style:condition="cell-content()=1" style:apply-style-name="Untitled2" style:base-cell-address="Sheet1.M420"/>
    </style:style>
    <style:style style:name="ce1621" style:family="table-cell" style:parent-style-name="Default">
      <style:map style:condition="cell-content()=1" style:apply-style-name="Untitled2" style:base-cell-address="Sheet1.M421"/>
    </style:style>
    <style:style style:name="ce1622" style:family="table-cell" style:parent-style-name="Default">
      <style:map style:condition="cell-content()=1" style:apply-style-name="Untitled2" style:base-cell-address="Sheet1.M422"/>
    </style:style>
    <style:style style:name="ce1623" style:family="table-cell" style:parent-style-name="Default">
      <style:map style:condition="cell-content()=1" style:apply-style-name="Untitled2" style:base-cell-address="Sheet1.M423"/>
    </style:style>
    <style:style style:name="ce1624" style:family="table-cell" style:parent-style-name="Default">
      <style:map style:condition="cell-content()=1" style:apply-style-name="Untitled2" style:base-cell-address="Sheet1.M424"/>
    </style:style>
    <style:style style:name="ce1625" style:family="table-cell" style:parent-style-name="Default">
      <style:map style:condition="cell-content()=1" style:apply-style-name="Untitled2" style:base-cell-address="Sheet1.M425"/>
    </style:style>
    <style:style style:name="ce1626" style:family="table-cell" style:parent-style-name="Default">
      <style:map style:condition="cell-content()=1" style:apply-style-name="Untitled2" style:base-cell-address="Sheet1.M426"/>
    </style:style>
    <style:style style:name="ce1627" style:family="table-cell" style:parent-style-name="Default">
      <style:map style:condition="cell-content()=1" style:apply-style-name="Untitled2" style:base-cell-address="Sheet1.M427"/>
    </style:style>
    <style:style style:name="ce1628" style:family="table-cell" style:parent-style-name="Default">
      <style:map style:condition="cell-content()=1" style:apply-style-name="Untitled2" style:base-cell-address="Sheet1.M428"/>
    </style:style>
    <style:style style:name="ce1629" style:family="table-cell" style:parent-style-name="Default">
      <style:map style:condition="cell-content()=1" style:apply-style-name="Untitled2" style:base-cell-address="Sheet1.M429"/>
    </style:style>
    <style:style style:name="ce1630" style:family="table-cell" style:parent-style-name="Default">
      <style:map style:condition="cell-content()=1" style:apply-style-name="Untitled2" style:base-cell-address="Sheet1.M430"/>
    </style:style>
    <style:style style:name="ce1631" style:family="table-cell" style:parent-style-name="Default">
      <style:map style:condition="cell-content()=1" style:apply-style-name="Untitled2" style:base-cell-address="Sheet1.M431"/>
    </style:style>
    <style:style style:name="ce1632" style:family="table-cell" style:parent-style-name="Default">
      <style:map style:condition="cell-content()=1" style:apply-style-name="Untitled2" style:base-cell-address="Sheet1.M432"/>
    </style:style>
    <style:style style:name="ce1633" style:family="table-cell" style:parent-style-name="Default">
      <style:map style:condition="cell-content()=1" style:apply-style-name="Untitled2" style:base-cell-address="Sheet1.M433"/>
    </style:style>
    <style:style style:name="ce1634" style:family="table-cell" style:parent-style-name="Default">
      <style:map style:condition="cell-content()=1" style:apply-style-name="Untitled2" style:base-cell-address="Sheet1.M434"/>
    </style:style>
    <style:style style:name="ce1635" style:family="table-cell" style:parent-style-name="Default">
      <style:map style:condition="cell-content()=1" style:apply-style-name="Untitled2" style:base-cell-address="Sheet1.M435"/>
    </style:style>
    <style:style style:name="ce1636" style:family="table-cell" style:parent-style-name="Default">
      <style:map style:condition="cell-content()=1" style:apply-style-name="Untitled2" style:base-cell-address="Sheet1.M436"/>
    </style:style>
    <style:style style:name="ce1637" style:family="table-cell" style:parent-style-name="Default">
      <style:map style:condition="cell-content()=1" style:apply-style-name="Untitled2" style:base-cell-address="Sheet1.M437"/>
    </style:style>
    <style:style style:name="ce1638" style:family="table-cell" style:parent-style-name="Default">
      <style:map style:condition="cell-content()=1" style:apply-style-name="Untitled2" style:base-cell-address="Sheet1.M438"/>
    </style:style>
    <style:style style:name="ce1639" style:family="table-cell" style:parent-style-name="Default">
      <style:map style:condition="cell-content()=1" style:apply-style-name="Untitled2" style:base-cell-address="Sheet1.M439"/>
    </style:style>
    <style:style style:name="ce1640" style:family="table-cell" style:parent-style-name="Default">
      <style:map style:condition="cell-content()=1" style:apply-style-name="Untitled2" style:base-cell-address="Sheet1.M440"/>
    </style:style>
    <style:style style:name="ce1641" style:family="table-cell" style:parent-style-name="Default">
      <style:map style:condition="cell-content()=1" style:apply-style-name="Untitled2" style:base-cell-address="Sheet1.M441"/>
    </style:style>
    <style:style style:name="ce1642" style:family="table-cell" style:parent-style-name="Default">
      <style:map style:condition="cell-content()=1" style:apply-style-name="Untitled2" style:base-cell-address="Sheet1.M442"/>
    </style:style>
    <style:style style:name="ce1643" style:family="table-cell" style:parent-style-name="Default">
      <style:map style:condition="cell-content()=1" style:apply-style-name="Untitled2" style:base-cell-address="Sheet1.M443"/>
    </style:style>
    <style:style style:name="ce1644" style:family="table-cell" style:parent-style-name="Default">
      <style:map style:condition="cell-content()=1" style:apply-style-name="Untitled2" style:base-cell-address="Sheet1.M444"/>
    </style:style>
    <style:style style:name="ce1645" style:family="table-cell" style:parent-style-name="Default">
      <style:map style:condition="cell-content()=1" style:apply-style-name="Untitled2" style:base-cell-address="Sheet1.M445"/>
    </style:style>
    <style:style style:name="ce1646" style:family="table-cell" style:parent-style-name="Default">
      <style:map style:condition="cell-content()=1" style:apply-style-name="Untitled2" style:base-cell-address="Sheet1.M446"/>
    </style:style>
    <style:style style:name="ce1647" style:family="table-cell" style:parent-style-name="Default">
      <style:map style:condition="cell-content()=1" style:apply-style-name="Untitled2" style:base-cell-address="Sheet1.M447"/>
    </style:style>
    <style:style style:name="ce1648" style:family="table-cell" style:parent-style-name="Default">
      <style:map style:condition="cell-content()=1" style:apply-style-name="Untitled2" style:base-cell-address="Sheet1.M448"/>
    </style:style>
    <style:style style:name="ce1649" style:family="table-cell" style:parent-style-name="Default">
      <style:map style:condition="cell-content()=1" style:apply-style-name="Untitled2" style:base-cell-address="Sheet1.M449"/>
    </style:style>
    <style:style style:name="ce1650" style:family="table-cell" style:parent-style-name="Default">
      <style:map style:condition="cell-content()=1" style:apply-style-name="Untitled2" style:base-cell-address="Sheet1.M450"/>
    </style:style>
    <style:style style:name="ce1651" style:family="table-cell" style:parent-style-name="Default">
      <style:map style:condition="cell-content()=1" style:apply-style-name="Untitled2" style:base-cell-address="Sheet1.M451"/>
    </style:style>
    <style:style style:name="ce1652" style:family="table-cell" style:parent-style-name="Default">
      <style:map style:condition="cell-content()=1" style:apply-style-name="Untitled2" style:base-cell-address="Sheet1.M452"/>
    </style:style>
    <style:style style:name="ce1653" style:family="table-cell" style:parent-style-name="Default">
      <style:map style:condition="cell-content()=1" style:apply-style-name="Untitled2" style:base-cell-address="Sheet1.M453"/>
    </style:style>
    <style:style style:name="ce1654" style:family="table-cell" style:parent-style-name="Default">
      <style:map style:condition="cell-content()=1" style:apply-style-name="Untitled2" style:base-cell-address="Sheet1.M454"/>
    </style:style>
    <style:style style:name="ce1655" style:family="table-cell" style:parent-style-name="Default">
      <style:map style:condition="cell-content()=1" style:apply-style-name="Untitled2" style:base-cell-address="Sheet1.M455"/>
    </style:style>
    <style:style style:name="ce1656" style:family="table-cell" style:parent-style-name="Default">
      <style:map style:condition="cell-content()=1" style:apply-style-name="Untitled2" style:base-cell-address="Sheet1.M456"/>
    </style:style>
    <style:style style:name="ce1657" style:family="table-cell" style:parent-style-name="Default">
      <style:map style:condition="cell-content()=1" style:apply-style-name="Untitled2" style:base-cell-address="Sheet1.M457"/>
    </style:style>
    <style:style style:name="ce1658" style:family="table-cell" style:parent-style-name="Default">
      <style:map style:condition="cell-content()=1" style:apply-style-name="Untitled2" style:base-cell-address="Sheet1.M458"/>
    </style:style>
    <style:style style:name="ce1659" style:family="table-cell" style:parent-style-name="Default">
      <style:map style:condition="cell-content()=1" style:apply-style-name="Untitled2" style:base-cell-address="Sheet1.M459"/>
    </style:style>
    <style:style style:name="ce1660" style:family="table-cell" style:parent-style-name="Default">
      <style:map style:condition="cell-content()=1" style:apply-style-name="Untitled2" style:base-cell-address="Sheet1.M460"/>
    </style:style>
    <style:style style:name="ce1661" style:family="table-cell" style:parent-style-name="Default">
      <style:map style:condition="cell-content()=1" style:apply-style-name="Untitled2" style:base-cell-address="Sheet1.M461"/>
    </style:style>
    <style:style style:name="ce1662" style:family="table-cell" style:parent-style-name="Default">
      <style:map style:condition="cell-content()=1" style:apply-style-name="Untitled2" style:base-cell-address="Sheet1.M462"/>
    </style:style>
    <style:style style:name="ce1663" style:family="table-cell" style:parent-style-name="Default">
      <style:map style:condition="cell-content()=1" style:apply-style-name="Untitled2" style:base-cell-address="Sheet1.M463"/>
    </style:style>
    <style:style style:name="ce1664" style:family="table-cell" style:parent-style-name="Default">
      <style:map style:condition="cell-content()=1" style:apply-style-name="Untitled2" style:base-cell-address="Sheet1.M464"/>
    </style:style>
    <style:style style:name="ce1665" style:family="table-cell" style:parent-style-name="Default">
      <style:map style:condition="cell-content()=1" style:apply-style-name="Untitled2" style:base-cell-address="Sheet1.M465"/>
    </style:style>
    <style:style style:name="ce1666" style:family="table-cell" style:parent-style-name="Default">
      <style:map style:condition="cell-content()=1" style:apply-style-name="Untitled2" style:base-cell-address="Sheet1.M466"/>
    </style:style>
    <style:style style:name="ce1667" style:family="table-cell" style:parent-style-name="Default">
      <style:map style:condition="cell-content()=1" style:apply-style-name="Untitled2" style:base-cell-address="Sheet1.M467"/>
    </style:style>
    <style:style style:name="ce1668" style:family="table-cell" style:parent-style-name="Default">
      <style:map style:condition="cell-content()=1" style:apply-style-name="Untitled2" style:base-cell-address="Sheet1.M468"/>
    </style:style>
    <style:style style:name="ce1669" style:family="table-cell" style:parent-style-name="Default">
      <style:map style:condition="cell-content()=1" style:apply-style-name="Untitled2" style:base-cell-address="Sheet1.M469"/>
    </style:style>
    <style:style style:name="ce1670" style:family="table-cell" style:parent-style-name="Default">
      <style:map style:condition="cell-content()=1" style:apply-style-name="Untitled2" style:base-cell-address="Sheet1.M470"/>
    </style:style>
    <style:style style:name="ce1671" style:family="table-cell" style:parent-style-name="Default">
      <style:map style:condition="cell-content()=1" style:apply-style-name="Untitled2" style:base-cell-address="Sheet1.M471"/>
    </style:style>
    <style:style style:name="ce1672" style:family="table-cell" style:parent-style-name="Default">
      <style:map style:condition="cell-content()=1" style:apply-style-name="Untitled2" style:base-cell-address="Sheet1.M472"/>
    </style:style>
    <style:style style:name="ce1673" style:family="table-cell" style:parent-style-name="Default">
      <style:map style:condition="cell-content()=1" style:apply-style-name="Untitled2" style:base-cell-address="Sheet1.M473"/>
    </style:style>
    <style:style style:name="ce1674" style:family="table-cell" style:parent-style-name="Default">
      <style:map style:condition="cell-content()=1" style:apply-style-name="Untitled2" style:base-cell-address="Sheet1.M474"/>
    </style:style>
    <style:style style:name="ce1675" style:family="table-cell" style:parent-style-name="Default">
      <style:map style:condition="cell-content()=1" style:apply-style-name="Untitled2" style:base-cell-address="Sheet1.M475"/>
    </style:style>
    <style:style style:name="ce1676" style:family="table-cell" style:parent-style-name="Default">
      <style:map style:condition="cell-content()=1" style:apply-style-name="Untitled2" style:base-cell-address="Sheet1.M476"/>
    </style:style>
    <style:style style:name="ce1677" style:family="table-cell" style:parent-style-name="Default">
      <style:map style:condition="cell-content()=1" style:apply-style-name="Untitled2" style:base-cell-address="Sheet1.M477"/>
    </style:style>
    <style:style style:name="ce1678" style:family="table-cell" style:parent-style-name="Default">
      <style:map style:condition="cell-content()=1" style:apply-style-name="Untitled2" style:base-cell-address="Sheet1.M478"/>
    </style:style>
    <style:style style:name="ce1679" style:family="table-cell" style:parent-style-name="Default">
      <style:map style:condition="cell-content()=1" style:apply-style-name="Untitled2" style:base-cell-address="Sheet1.M479"/>
    </style:style>
    <style:style style:name="ce1680" style:family="table-cell" style:parent-style-name="Default">
      <style:map style:condition="cell-content()=1" style:apply-style-name="Untitled2" style:base-cell-address="Sheet1.M480"/>
    </style:style>
    <style:style style:name="ce1681" style:family="table-cell" style:parent-style-name="Default">
      <style:map style:condition="cell-content()=1" style:apply-style-name="Untitled2" style:base-cell-address="Sheet1.M481"/>
    </style:style>
    <style:style style:name="ce1682" style:family="table-cell" style:parent-style-name="Default">
      <style:map style:condition="cell-content()=1" style:apply-style-name="Untitled2" style:base-cell-address="Sheet1.M482"/>
    </style:style>
    <style:style style:name="ce1683" style:family="table-cell" style:parent-style-name="Default">
      <style:map style:condition="cell-content()=1" style:apply-style-name="Untitled2" style:base-cell-address="Sheet1.M483"/>
    </style:style>
    <style:style style:name="ce1684" style:family="table-cell" style:parent-style-name="Default">
      <style:map style:condition="cell-content()=1" style:apply-style-name="Untitled2" style:base-cell-address="Sheet1.M484"/>
    </style:style>
    <style:style style:name="ce1685" style:family="table-cell" style:parent-style-name="Default">
      <style:map style:condition="cell-content()=1" style:apply-style-name="Untitled2" style:base-cell-address="Sheet1.M485"/>
    </style:style>
    <style:style style:name="ce1686" style:family="table-cell" style:parent-style-name="Default">
      <style:map style:condition="cell-content()=1" style:apply-style-name="Untitled2" style:base-cell-address="Sheet1.M486"/>
    </style:style>
    <style:style style:name="ce1687" style:family="table-cell" style:parent-style-name="Default">
      <style:map style:condition="cell-content()=1" style:apply-style-name="Untitled2" style:base-cell-address="Sheet1.M487"/>
    </style:style>
    <style:style style:name="ce1688" style:family="table-cell" style:parent-style-name="Default">
      <style:map style:condition="cell-content()=1" style:apply-style-name="Untitled2" style:base-cell-address="Sheet1.M488"/>
    </style:style>
    <style:style style:name="ce1689" style:family="table-cell" style:parent-style-name="Default">
      <style:map style:condition="cell-content()=1" style:apply-style-name="Untitled2" style:base-cell-address="Sheet1.M489"/>
    </style:style>
    <style:style style:name="ce1690" style:family="table-cell" style:parent-style-name="Default">
      <style:map style:condition="cell-content()=1" style:apply-style-name="Untitled2" style:base-cell-address="Sheet1.M490"/>
    </style:style>
    <style:style style:name="ce1691" style:family="table-cell" style:parent-style-name="Default">
      <style:map style:condition="cell-content()=1" style:apply-style-name="Untitled2" style:base-cell-address="Sheet1.M491"/>
    </style:style>
    <style:style style:name="ce1692" style:family="table-cell" style:parent-style-name="Default">
      <style:map style:condition="cell-content()=1" style:apply-style-name="Untitled2" style:base-cell-address="Sheet1.M492"/>
    </style:style>
    <style:style style:name="ce1693" style:family="table-cell" style:parent-style-name="Default">
      <style:map style:condition="cell-content()=1" style:apply-style-name="Untitled2" style:base-cell-address="Sheet1.M493"/>
    </style:style>
    <style:style style:name="ce1694" style:family="table-cell" style:parent-style-name="Default">
      <style:map style:condition="cell-content()=1" style:apply-style-name="Untitled2" style:base-cell-address="Sheet1.M494"/>
    </style:style>
    <style:style style:name="ce1695" style:family="table-cell" style:parent-style-name="Default">
      <style:map style:condition="cell-content()=1" style:apply-style-name="Untitled2" style:base-cell-address="Sheet1.M495"/>
    </style:style>
    <style:style style:name="ce1696" style:family="table-cell" style:parent-style-name="Default">
      <style:map style:condition="cell-content()=1" style:apply-style-name="Untitled2" style:base-cell-address="Sheet1.M496"/>
    </style:style>
    <style:style style:name="ce1697" style:family="table-cell" style:parent-style-name="Default">
      <style:map style:condition="cell-content()=1" style:apply-style-name="Untitled2" style:base-cell-address="Sheet1.M497"/>
    </style:style>
    <style:style style:name="ce1698" style:family="table-cell" style:parent-style-name="Default">
      <style:map style:condition="cell-content()=1" style:apply-style-name="Untitled2" style:base-cell-address="Sheet1.M498"/>
    </style:style>
    <style:style style:name="ce1699" style:family="table-cell" style:parent-style-name="Default">
      <style:map style:condition="cell-content()=1" style:apply-style-name="Untitled2" style:base-cell-address="Sheet1.M499"/>
    </style:style>
    <style:style style:name="ce1700" style:family="table-cell" style:parent-style-name="Default">
      <style:map style:condition="cell-content()=1" style:apply-style-name="Untitled2" style:base-cell-address="Sheet1.M500"/>
    </style:style>
    <style:style style:name="ce1701" style:family="table-cell" style:parent-style-name="Default">
      <style:map style:condition="cell-content()=1" style:apply-style-name="Untitled2" style:base-cell-address="Sheet1.M501"/>
    </style:style>
    <style:style style:name="ce1702" style:family="table-cell" style:parent-style-name="Default">
      <style:map style:condition="cell-content()=1" style:apply-style-name="Untitled2" style:base-cell-address="Sheet1.M502"/>
    </style:style>
    <style:style style:name="ce1703" style:family="table-cell" style:parent-style-name="Default">
      <style:map style:condition="cell-content()=1" style:apply-style-name="Untitled2" style:base-cell-address="Sheet1.M503"/>
    </style:style>
    <style:style style:name="ce1704" style:family="table-cell" style:parent-style-name="Default">
      <style:map style:condition="cell-content()=1" style:apply-style-name="Untitled2" style:base-cell-address="Sheet1.M504"/>
    </style:style>
    <style:style style:name="ce1705" style:family="table-cell" style:parent-style-name="Default">
      <style:map style:condition="cell-content()=1" style:apply-style-name="Untitled2" style:base-cell-address="Sheet1.M505"/>
    </style:style>
    <style:style style:name="ce1706" style:family="table-cell" style:parent-style-name="Default">
      <style:map style:condition="cell-content()=1" style:apply-style-name="Untitled2" style:base-cell-address="Sheet1.M506"/>
    </style:style>
    <style:style style:name="ce1707" style:family="table-cell" style:parent-style-name="Default">
      <style:map style:condition="cell-content()=1" style:apply-style-name="Untitled2" style:base-cell-address="Sheet1.M507"/>
    </style:style>
    <style:style style:name="ce1708" style:family="table-cell" style:parent-style-name="Default">
      <style:map style:condition="cell-content()=1" style:apply-style-name="Untitled2" style:base-cell-address="Sheet1.M508"/>
    </style:style>
    <style:style style:name="ce1709" style:family="table-cell" style:parent-style-name="Default">
      <style:map style:condition="cell-content()=1" style:apply-style-name="Untitled2" style:base-cell-address="Sheet1.M509"/>
    </style:style>
    <style:style style:name="ce1710" style:family="table-cell" style:parent-style-name="Default">
      <style:map style:condition="cell-content()=1" style:apply-style-name="Untitled2" style:base-cell-address="Sheet1.M510"/>
    </style:style>
    <style:style style:name="ce1711" style:family="table-cell" style:parent-style-name="Default">
      <style:map style:condition="cell-content()=1" style:apply-style-name="Untitled2" style:base-cell-address="Sheet1.M511"/>
    </style:style>
    <style:style style:name="ce1712" style:family="table-cell" style:parent-style-name="Default">
      <style:map style:condition="cell-content()=1" style:apply-style-name="Untitled2" style:base-cell-address="Sheet1.M512"/>
    </style:style>
    <style:style style:name="ce1713" style:family="table-cell" style:parent-style-name="Default">
      <style:map style:condition="cell-content()=1" style:apply-style-name="Untitled2" style:base-cell-address="Sheet1.M513"/>
    </style:style>
    <style:style style:name="ce1714" style:family="table-cell" style:parent-style-name="Default">
      <style:map style:condition="cell-content()=1" style:apply-style-name="Untitled2" style:base-cell-address="Sheet1.M514"/>
    </style:style>
    <style:style style:name="ce1715" style:family="table-cell" style:parent-style-name="Default">
      <style:map style:condition="cell-content()=1" style:apply-style-name="Untitled2" style:base-cell-address="Sheet1.M515"/>
    </style:style>
    <style:style style:name="ce1716" style:family="table-cell" style:parent-style-name="Default">
      <style:map style:condition="cell-content()=1" style:apply-style-name="Untitled2" style:base-cell-address="Sheet1.M516"/>
    </style:style>
    <style:style style:name="ce1717" style:family="table-cell" style:parent-style-name="Default">
      <style:map style:condition="cell-content()=1" style:apply-style-name="Untitled2" style:base-cell-address="Sheet1.M517"/>
    </style:style>
    <style:style style:name="ce1718" style:family="table-cell" style:parent-style-name="Default">
      <style:map style:condition="cell-content()=1" style:apply-style-name="Untitled2" style:base-cell-address="Sheet1.M518"/>
    </style:style>
    <style:style style:name="ce1719" style:family="table-cell" style:parent-style-name="Default">
      <style:map style:condition="cell-content()=1" style:apply-style-name="Untitled2" style:base-cell-address="Sheet1.M519"/>
    </style:style>
    <style:style style:name="ce1720" style:family="table-cell" style:parent-style-name="Default">
      <style:map style:condition="cell-content()=1" style:apply-style-name="Untitled2" style:base-cell-address="Sheet1.M520"/>
    </style:style>
    <style:style style:name="ce1721" style:family="table-cell" style:parent-style-name="Default">
      <style:map style:condition="cell-content()=1" style:apply-style-name="Untitled2" style:base-cell-address="Sheet1.M521"/>
    </style:style>
    <style:style style:name="ce1722" style:family="table-cell" style:parent-style-name="Default">
      <style:map style:condition="cell-content()=1" style:apply-style-name="Untitled2" style:base-cell-address="Sheet1.M522"/>
    </style:style>
    <style:style style:name="ce1723" style:family="table-cell" style:parent-style-name="Default">
      <style:map style:condition="cell-content()=1" style:apply-style-name="Untitled2" style:base-cell-address="Sheet1.M523"/>
    </style:style>
    <style:style style:name="ce1724" style:family="table-cell" style:parent-style-name="Default">
      <style:map style:condition="cell-content()=1" style:apply-style-name="Untitled2" style:base-cell-address="Sheet1.M524"/>
    </style:style>
    <style:style style:name="ce1725" style:family="table-cell" style:parent-style-name="Default">
      <style:map style:condition="cell-content()=1" style:apply-style-name="Untitled2" style:base-cell-address="Sheet1.M525"/>
    </style:style>
    <style:style style:name="ce1726" style:family="table-cell" style:parent-style-name="Default">
      <style:map style:condition="cell-content()=1" style:apply-style-name="Untitled2" style:base-cell-address="Sheet1.M526"/>
    </style:style>
    <style:style style:name="ce1727" style:family="table-cell" style:parent-style-name="Default">
      <style:map style:condition="cell-content()=1" style:apply-style-name="Untitled2" style:base-cell-address="Sheet1.M527"/>
    </style:style>
    <style:style style:name="ce1728" style:family="table-cell" style:parent-style-name="Default">
      <style:map style:condition="cell-content()=1" style:apply-style-name="Untitled2" style:base-cell-address="Sheet1.M528"/>
    </style:style>
    <style:style style:name="ce1729" style:family="table-cell" style:parent-style-name="Default">
      <style:map style:condition="cell-content()=1" style:apply-style-name="Untitled2" style:base-cell-address="Sheet1.M529"/>
    </style:style>
    <style:style style:name="ce1730" style:family="table-cell" style:parent-style-name="Default">
      <style:map style:condition="cell-content()=1" style:apply-style-name="Untitled2" style:base-cell-address="Sheet1.M530"/>
    </style:style>
    <style:style style:name="ce1731" style:family="table-cell" style:parent-style-name="Default">
      <style:map style:condition="cell-content()=1" style:apply-style-name="Untitled2" style:base-cell-address="Sheet1.M531"/>
    </style:style>
    <style:style style:name="ce1732" style:family="table-cell" style:parent-style-name="Default">
      <style:map style:condition="cell-content()=1" style:apply-style-name="Untitled2" style:base-cell-address="Sheet1.M532"/>
    </style:style>
    <style:style style:name="ce1733" style:family="table-cell" style:parent-style-name="Default">
      <style:map style:condition="cell-content()=1" style:apply-style-name="Untitled2" style:base-cell-address="Sheet1.M533"/>
    </style:style>
    <style:style style:name="ce1734" style:family="table-cell" style:parent-style-name="Default">
      <style:map style:condition="cell-content()=1" style:apply-style-name="Untitled2" style:base-cell-address="Sheet1.M534"/>
    </style:style>
    <style:style style:name="ce1735" style:family="table-cell" style:parent-style-name="Default">
      <style:map style:condition="cell-content()=1" style:apply-style-name="Untitled2" style:base-cell-address="Sheet1.M535"/>
    </style:style>
    <style:style style:name="ce1736" style:family="table-cell" style:parent-style-name="Default">
      <style:map style:condition="cell-content()=1" style:apply-style-name="Untitled2" style:base-cell-address="Sheet1.M536"/>
    </style:style>
    <style:style style:name="ce1737" style:family="table-cell" style:parent-style-name="Default">
      <style:map style:condition="cell-content()=1" style:apply-style-name="Untitled2" style:base-cell-address="Sheet1.M537"/>
    </style:style>
    <style:style style:name="ce1738" style:family="table-cell" style:parent-style-name="Default">
      <style:map style:condition="cell-content()=1" style:apply-style-name="Untitled2" style:base-cell-address="Sheet1.M538"/>
    </style:style>
    <style:style style:name="ce1739" style:family="table-cell" style:parent-style-name="Default">
      <style:map style:condition="cell-content()=1" style:apply-style-name="Untitled2" style:base-cell-address="Sheet1.M539"/>
    </style:style>
    <style:style style:name="ce1740" style:family="table-cell" style:parent-style-name="Default">
      <style:map style:condition="cell-content()=1" style:apply-style-name="Untitled2" style:base-cell-address="Sheet1.M540"/>
    </style:style>
    <style:style style:name="ce1741" style:family="table-cell" style:parent-style-name="Default">
      <style:map style:condition="cell-content()=1" style:apply-style-name="Untitled2" style:base-cell-address="Sheet1.M541"/>
    </style:style>
    <style:style style:name="ce1742" style:family="table-cell" style:parent-style-name="Default">
      <style:map style:condition="cell-content()=1" style:apply-style-name="Untitled2" style:base-cell-address="Sheet1.M542"/>
    </style:style>
    <style:style style:name="ce1743" style:family="table-cell" style:parent-style-name="Default">
      <style:map style:condition="cell-content()=1" style:apply-style-name="Untitled2" style:base-cell-address="Sheet1.M543"/>
    </style:style>
    <style:style style:name="ce1744" style:family="table-cell" style:parent-style-name="Default">
      <style:map style:condition="cell-content()=1" style:apply-style-name="Untitled2" style:base-cell-address="Sheet1.M544"/>
    </style:style>
    <style:style style:name="ce1745" style:family="table-cell" style:parent-style-name="Default">
      <style:map style:condition="cell-content()=1" style:apply-style-name="Untitled2" style:base-cell-address="Sheet1.M545"/>
    </style:style>
    <style:style style:name="ce1746" style:family="table-cell" style:parent-style-name="Default">
      <style:map style:condition="cell-content()=1" style:apply-style-name="Untitled2" style:base-cell-address="Sheet1.M546"/>
    </style:style>
    <style:style style:name="ce1747" style:family="table-cell" style:parent-style-name="Default">
      <style:map style:condition="cell-content()=1" style:apply-style-name="Untitled2" style:base-cell-address="Sheet1.M547"/>
    </style:style>
    <style:style style:name="ce1748" style:family="table-cell" style:parent-style-name="Default">
      <style:map style:condition="cell-content()=1" style:apply-style-name="Untitled2" style:base-cell-address="Sheet1.M548"/>
    </style:style>
    <style:style style:name="ce1749" style:family="table-cell" style:parent-style-name="Default">
      <style:map style:condition="cell-content()=1" style:apply-style-name="Untitled2" style:base-cell-address="Sheet1.M549"/>
    </style:style>
    <style:style style:name="ce1750" style:family="table-cell" style:parent-style-name="Default">
      <style:map style:condition="cell-content()=1" style:apply-style-name="Untitled2" style:base-cell-address="Sheet1.M550"/>
    </style:style>
    <style:style style:name="ce1751" style:family="table-cell" style:parent-style-name="Default">
      <style:map style:condition="cell-content()=1" style:apply-style-name="Untitled2" style:base-cell-address="Sheet1.M551"/>
    </style:style>
    <style:style style:name="ce1752" style:family="table-cell" style:parent-style-name="Default">
      <style:map style:condition="cell-content()=1" style:apply-style-name="Untitled2" style:base-cell-address="Sheet1.M552"/>
    </style:style>
    <style:style style:name="ce1753" style:family="table-cell" style:parent-style-name="Default">
      <style:map style:condition="cell-content()=1" style:apply-style-name="Untitled2" style:base-cell-address="Sheet1.M553"/>
    </style:style>
    <style:style style:name="ce1754" style:family="table-cell" style:parent-style-name="Default">
      <style:map style:condition="cell-content()=1" style:apply-style-name="Untitled2" style:base-cell-address="Sheet1.M554"/>
    </style:style>
    <style:style style:name="ce1755" style:family="table-cell" style:parent-style-name="Default">
      <style:map style:condition="cell-content()=1" style:apply-style-name="Untitled2" style:base-cell-address="Sheet1.M555"/>
    </style:style>
    <style:style style:name="ce1756" style:family="table-cell" style:parent-style-name="Default">
      <style:map style:condition="cell-content()=1" style:apply-style-name="Untitled2" style:base-cell-address="Sheet1.M556"/>
    </style:style>
    <style:style style:name="ce1757" style:family="table-cell" style:parent-style-name="Default">
      <style:map style:condition="cell-content()=1" style:apply-style-name="Untitled2" style:base-cell-address="Sheet1.M557"/>
    </style:style>
    <style:style style:name="ce1758" style:family="table-cell" style:parent-style-name="Default">
      <style:map style:condition="cell-content()=1" style:apply-style-name="Untitled2" style:base-cell-address="Sheet1.M558"/>
    </style:style>
    <style:style style:name="ce1759" style:family="table-cell" style:parent-style-name="Default">
      <style:map style:condition="cell-content()=1" style:apply-style-name="Untitled2" style:base-cell-address="Sheet1.M559"/>
    </style:style>
    <style:style style:name="ce1760" style:family="table-cell" style:parent-style-name="Default">
      <style:map style:condition="cell-content()=1" style:apply-style-name="Untitled2" style:base-cell-address="Sheet1.M560"/>
    </style:style>
    <style:style style:name="ce1761" style:family="table-cell" style:parent-style-name="Default">
      <style:map style:condition="cell-content()=1" style:apply-style-name="Untitled2" style:base-cell-address="Sheet1.M561"/>
    </style:style>
    <style:style style:name="ce1762" style:family="table-cell" style:parent-style-name="Default">
      <style:map style:condition="cell-content()=1" style:apply-style-name="Untitled2" style:base-cell-address="Sheet1.M562"/>
    </style:style>
    <style:style style:name="ce1763" style:family="table-cell" style:parent-style-name="Default">
      <style:map style:condition="cell-content()=1" style:apply-style-name="Untitled2" style:base-cell-address="Sheet1.M563"/>
    </style:style>
    <style:style style:name="ce1764" style:family="table-cell" style:parent-style-name="Default">
      <style:map style:condition="cell-content()=1" style:apply-style-name="Untitled2" style:base-cell-address="Sheet1.M564"/>
    </style:style>
    <style:style style:name="ce1765" style:family="table-cell" style:parent-style-name="Default">
      <style:map style:condition="cell-content()=1" style:apply-style-name="Untitled2" style:base-cell-address="Sheet1.M565"/>
    </style:style>
    <style:style style:name="ce1766" style:family="table-cell" style:parent-style-name="Default">
      <style:map style:condition="cell-content()=1" style:apply-style-name="Untitled2" style:base-cell-address="Sheet1.M566"/>
    </style:style>
    <style:style style:name="ce1767" style:family="table-cell" style:parent-style-name="Default">
      <style:map style:condition="cell-content()=1" style:apply-style-name="Untitled2" style:base-cell-address="Sheet1.M567"/>
    </style:style>
    <style:style style:name="ce1768" style:family="table-cell" style:parent-style-name="Default">
      <style:map style:condition="cell-content()=1" style:apply-style-name="Untitled2" style:base-cell-address="Sheet1.M568"/>
    </style:style>
    <style:style style:name="ce1769" style:family="table-cell" style:parent-style-name="Default">
      <style:map style:condition="cell-content()=1" style:apply-style-name="Untitled2" style:base-cell-address="Sheet1.M569"/>
    </style:style>
    <style:style style:name="ce1770" style:family="table-cell" style:parent-style-name="Default">
      <style:map style:condition="cell-content()=1" style:apply-style-name="Untitled2" style:base-cell-address="Sheet1.M570"/>
    </style:style>
    <style:style style:name="ce1771" style:family="table-cell" style:parent-style-name="Default">
      <style:map style:condition="cell-content()=1" style:apply-style-name="Untitled2" style:base-cell-address="Sheet1.M571"/>
    </style:style>
    <style:style style:name="ce1772" style:family="table-cell" style:parent-style-name="Default">
      <style:map style:condition="cell-content()=1" style:apply-style-name="Untitled2" style:base-cell-address="Sheet1.M572"/>
    </style:style>
    <style:style style:name="ce1773" style:family="table-cell" style:parent-style-name="Default">
      <style:map style:condition="cell-content()=1" style:apply-style-name="Untitled2" style:base-cell-address="Sheet1.M573"/>
    </style:style>
    <style:style style:name="ce1774" style:family="table-cell" style:parent-style-name="Default">
      <style:map style:condition="cell-content()=1" style:apply-style-name="Untitled2" style:base-cell-address="Sheet1.M574"/>
    </style:style>
    <style:style style:name="ce1775" style:family="table-cell" style:parent-style-name="Default">
      <style:map style:condition="cell-content()=1" style:apply-style-name="Untitled2" style:base-cell-address="Sheet1.M575"/>
    </style:style>
    <style:style style:name="ce1776" style:family="table-cell" style:parent-style-name="Default">
      <style:map style:condition="cell-content()=1" style:apply-style-name="Untitled2" style:base-cell-address="Sheet1.M576"/>
    </style:style>
    <style:style style:name="ce1777" style:family="table-cell" style:parent-style-name="Default">
      <style:map style:condition="cell-content()=1" style:apply-style-name="Untitled2" style:base-cell-address="Sheet1.M577"/>
    </style:style>
    <style:style style:name="ce1778" style:family="table-cell" style:parent-style-name="Default">
      <style:map style:condition="cell-content()=1" style:apply-style-name="Untitled2" style:base-cell-address="Sheet1.M578"/>
    </style:style>
    <style:style style:name="ce1779" style:family="table-cell" style:parent-style-name="Default">
      <style:map style:condition="cell-content()=1" style:apply-style-name="Untitled2" style:base-cell-address="Sheet1.M579"/>
    </style:style>
    <style:style style:name="ce1780" style:family="table-cell" style:parent-style-name="Default">
      <style:map style:condition="cell-content()=1" style:apply-style-name="Untitled2" style:base-cell-address="Sheet1.M580"/>
    </style:style>
    <style:style style:name="ce1781" style:family="table-cell" style:parent-style-name="Default">
      <style:map style:condition="cell-content()=1" style:apply-style-name="Untitled2" style:base-cell-address="Sheet1.M581"/>
    </style:style>
    <style:style style:name="ce1782" style:family="table-cell" style:parent-style-name="Default">
      <style:map style:condition="cell-content()=1" style:apply-style-name="Untitled2" style:base-cell-address="Sheet1.M582"/>
    </style:style>
    <style:style style:name="ce1783" style:family="table-cell" style:parent-style-name="Default">
      <style:map style:condition="cell-content()=1" style:apply-style-name="Untitled2" style:base-cell-address="Sheet1.M583"/>
    </style:style>
    <style:style style:name="ce1784" style:family="table-cell" style:parent-style-name="Default">
      <style:map style:condition="cell-content()=1" style:apply-style-name="Untitled2" style:base-cell-address="Sheet1.M584"/>
    </style:style>
    <style:style style:name="ce1785" style:family="table-cell" style:parent-style-name="Default">
      <style:map style:condition="cell-content()=1" style:apply-style-name="Untitled2" style:base-cell-address="Sheet1.M585"/>
    </style:style>
    <style:style style:name="ce1786" style:family="table-cell" style:parent-style-name="Default">
      <style:map style:condition="cell-content()=1" style:apply-style-name="Untitled2" style:base-cell-address="Sheet1.M586"/>
    </style:style>
    <style:style style:name="ce1787" style:family="table-cell" style:parent-style-name="Default">
      <style:map style:condition="cell-content()=1" style:apply-style-name="Untitled2" style:base-cell-address="Sheet1.M587"/>
    </style:style>
    <style:style style:name="ce1788" style:family="table-cell" style:parent-style-name="Default">
      <style:map style:condition="cell-content()=1" style:apply-style-name="Untitled2" style:base-cell-address="Sheet1.M588"/>
    </style:style>
    <style:style style:name="ce1789" style:family="table-cell" style:parent-style-name="Default">
      <style:map style:condition="cell-content()=1" style:apply-style-name="Untitled2" style:base-cell-address="Sheet1.M589"/>
    </style:style>
    <style:style style:name="ce1790" style:family="table-cell" style:parent-style-name="Default">
      <style:map style:condition="cell-content()=1" style:apply-style-name="Untitled2" style:base-cell-address="Sheet1.M590"/>
    </style:style>
    <style:style style:name="ce1791" style:family="table-cell" style:parent-style-name="Default">
      <style:map style:condition="cell-content()=1" style:apply-style-name="Untitled2" style:base-cell-address="Sheet1.M591"/>
    </style:style>
    <style:style style:name="ce1792" style:family="table-cell" style:parent-style-name="Default">
      <style:map style:condition="cell-content()=1" style:apply-style-name="Untitled2" style:base-cell-address="Sheet1.M592"/>
    </style:style>
    <style:style style:name="ce1793" style:family="table-cell" style:parent-style-name="Default">
      <style:map style:condition="cell-content()=1" style:apply-style-name="Untitled2" style:base-cell-address="Sheet1.M593"/>
    </style:style>
    <style:style style:name="ce1794" style:family="table-cell" style:parent-style-name="Default">
      <style:map style:condition="cell-content()=1" style:apply-style-name="Untitled2" style:base-cell-address="Sheet1.M594"/>
    </style:style>
    <style:style style:name="ce1795" style:family="table-cell" style:parent-style-name="Default">
      <style:map style:condition="cell-content()=1" style:apply-style-name="Untitled2" style:base-cell-address="Sheet1.M595"/>
    </style:style>
    <style:style style:name="ce1796" style:family="table-cell" style:parent-style-name="Default">
      <style:map style:condition="cell-content()=1" style:apply-style-name="Untitled2" style:base-cell-address="Sheet1.M596"/>
    </style:style>
    <style:style style:name="ce1797" style:family="table-cell" style:parent-style-name="Default">
      <style:map style:condition="cell-content()=1" style:apply-style-name="Untitled2" style:base-cell-address="Sheet1.M597"/>
    </style:style>
    <style:style style:name="ce1798" style:family="table-cell" style:parent-style-name="Default">
      <style:map style:condition="cell-content()=1" style:apply-style-name="Untitled2" style:base-cell-address="Sheet1.M598"/>
    </style:style>
    <style:style style:name="ce1799" style:family="table-cell" style:parent-style-name="Default">
      <style:map style:condition="cell-content()=1" style:apply-style-name="Untitled2" style:base-cell-address="Sheet1.M599"/>
    </style:style>
    <style:style style:name="ce1800" style:family="table-cell" style:parent-style-name="Default">
      <style:map style:condition="cell-content()=1" style:apply-style-name="Untitled2" style:base-cell-address="Sheet1.M600"/>
    </style:style>
    <style:style style:name="ce1801" style:family="table-cell" style:parent-style-name="Default">
      <style:map style:condition="cell-content()=1" style:apply-style-name="Untitled2" style:base-cell-address="Sheet1.M601"/>
    </style:style>
    <style:style style:name="ce1802" style:family="table-cell" style:parent-style-name="Default">
      <style:map style:condition="cell-content()=1" style:apply-style-name="Untitled2" style:base-cell-address="Sheet1.M602"/>
    </style:style>
    <style:style style:name="ce1803" style:family="table-cell" style:parent-style-name="Default">
      <style:map style:condition="cell-content()=1" style:apply-style-name="Untitled2" style:base-cell-address="Sheet1.M603"/>
    </style:style>
    <style:style style:name="ce1804" style:family="table-cell" style:parent-style-name="Default">
      <style:map style:condition="cell-content()=1" style:apply-style-name="Untitled2" style:base-cell-address="Sheet1.M604"/>
    </style:style>
    <style:style style:name="ce1805" style:family="table-cell" style:parent-style-name="Default">
      <style:map style:condition="cell-content()=1" style:apply-style-name="Untitled2" style:base-cell-address="Sheet1.M605"/>
    </style:style>
    <style:style style:name="ce1806" style:family="table-cell" style:parent-style-name="Default">
      <style:map style:condition="cell-content()=1" style:apply-style-name="Untitled2" style:base-cell-address="Sheet1.M606"/>
    </style:style>
    <style:style style:name="ce1807" style:family="table-cell" style:parent-style-name="Default">
      <style:map style:condition="cell-content()=1" style:apply-style-name="Untitled2" style:base-cell-address="Sheet1.M607"/>
    </style:style>
    <style:style style:name="ce1808" style:family="table-cell" style:parent-style-name="Default">
      <style:map style:condition="cell-content()=1" style:apply-style-name="Untitled2" style:base-cell-address="Sheet1.M608"/>
    </style:style>
    <style:style style:name="ce1809" style:family="table-cell" style:parent-style-name="Default">
      <style:map style:condition="cell-content()=1" style:apply-style-name="Untitled2" style:base-cell-address="Sheet1.M609"/>
    </style:style>
    <style:style style:name="ce1810" style:family="table-cell" style:parent-style-name="Default">
      <style:map style:condition="cell-content()=1" style:apply-style-name="Untitled2" style:base-cell-address="Sheet1.M610"/>
    </style:style>
    <style:style style:name="ce1811" style:family="table-cell" style:parent-style-name="Default">
      <style:map style:condition="cell-content()=1" style:apply-style-name="Untitled2" style:base-cell-address="Sheet1.M611"/>
    </style:style>
    <style:style style:name="ce1812" style:family="table-cell" style:parent-style-name="Default">
      <style:map style:condition="cell-content()=1" style:apply-style-name="Untitled2" style:base-cell-address="Sheet1.M612"/>
    </style:style>
    <style:style style:name="ce1813" style:family="table-cell" style:parent-style-name="Default">
      <style:map style:condition="cell-content()=1" style:apply-style-name="Untitled2" style:base-cell-address="Sheet1.M613"/>
    </style:style>
    <style:style style:name="ce1814" style:family="table-cell" style:parent-style-name="Default">
      <style:map style:condition="cell-content()=1" style:apply-style-name="Untitled2" style:base-cell-address="Sheet1.M614"/>
    </style:style>
    <style:style style:name="ce1815" style:family="table-cell" style:parent-style-name="Default">
      <style:map style:condition="cell-content()=1" style:apply-style-name="Untitled2" style:base-cell-address="Sheet1.M615"/>
    </style:style>
    <style:style style:name="ce1816" style:family="table-cell" style:parent-style-name="Default">
      <style:map style:condition="cell-content()=1" style:apply-style-name="Untitled2" style:base-cell-address="Sheet1.M616"/>
    </style:style>
    <style:style style:name="ce1817" style:family="table-cell" style:parent-style-name="Default">
      <style:map style:condition="cell-content()=1" style:apply-style-name="Untitled2" style:base-cell-address="Sheet1.M617"/>
    </style:style>
    <style:style style:name="ce1818" style:family="table-cell" style:parent-style-name="Default">
      <style:map style:condition="cell-content()=1" style:apply-style-name="Untitled2" style:base-cell-address="Sheet1.M618"/>
    </style:style>
    <style:style style:name="ce1819" style:family="table-cell" style:parent-style-name="Default">
      <style:map style:condition="cell-content()=1" style:apply-style-name="Untitled2" style:base-cell-address="Sheet1.M619"/>
    </style:style>
    <style:style style:name="ce1820" style:family="table-cell" style:parent-style-name="Default">
      <style:map style:condition="cell-content()=1" style:apply-style-name="Untitled2" style:base-cell-address="Sheet1.M620"/>
    </style:style>
    <style:style style:name="ce1821" style:family="table-cell" style:parent-style-name="Default">
      <style:map style:condition="cell-content()=1" style:apply-style-name="Untitled2" style:base-cell-address="Sheet1.M621"/>
    </style:style>
    <style:style style:name="ce1822" style:family="table-cell" style:parent-style-name="Default">
      <style:map style:condition="cell-content()=1" style:apply-style-name="Untitled2" style:base-cell-address="Sheet1.M622"/>
    </style:style>
    <style:style style:name="ce1823" style:family="table-cell" style:parent-style-name="Default">
      <style:map style:condition="cell-content()=1" style:apply-style-name="Untitled2" style:base-cell-address="Sheet1.M623"/>
    </style:style>
    <style:style style:name="ce1824" style:family="table-cell" style:parent-style-name="Default">
      <style:map style:condition="cell-content()=1" style:apply-style-name="Untitled2" style:base-cell-address="Sheet1.M624"/>
    </style:style>
    <style:style style:name="ce1825" style:family="table-cell" style:parent-style-name="Default">
      <style:map style:condition="cell-content()=1" style:apply-style-name="Untitled2" style:base-cell-address="Sheet1.M625"/>
    </style:style>
    <style:style style:name="ce1826" style:family="table-cell" style:parent-style-name="Default">
      <style:map style:condition="cell-content()=1" style:apply-style-name="Untitled2" style:base-cell-address="Sheet1.M626"/>
    </style:style>
    <style:style style:name="ce1827" style:family="table-cell" style:parent-style-name="Default">
      <style:map style:condition="cell-content()=1" style:apply-style-name="Untitled2" style:base-cell-address="Sheet1.M627"/>
    </style:style>
    <style:style style:name="ce1828" style:family="table-cell" style:parent-style-name="Default">
      <style:map style:condition="cell-content()=1" style:apply-style-name="Untitled2" style:base-cell-address="Sheet1.M628"/>
    </style:style>
    <style:style style:name="ce1829" style:family="table-cell" style:parent-style-name="Default">
      <style:map style:condition="cell-content()=1" style:apply-style-name="Untitled2" style:base-cell-address="Sheet1.M629"/>
    </style:style>
    <style:style style:name="ce1830" style:family="table-cell" style:parent-style-name="Default">
      <style:map style:condition="cell-content()=1" style:apply-style-name="Untitled2" style:base-cell-address="Sheet1.M630"/>
    </style:style>
    <style:style style:name="ce1831" style:family="table-cell" style:parent-style-name="Default">
      <style:map style:condition="cell-content()=1" style:apply-style-name="Untitled2" style:base-cell-address="Sheet1.M631"/>
    </style:style>
    <style:style style:name="ce1832" style:family="table-cell" style:parent-style-name="Default">
      <style:map style:condition="cell-content()=1" style:apply-style-name="Untitled2" style:base-cell-address="Sheet1.M632"/>
    </style:style>
    <style:style style:name="ce1833" style:family="table-cell" style:parent-style-name="Default">
      <style:map style:condition="cell-content()=1" style:apply-style-name="Untitled2" style:base-cell-address="Sheet1.M633"/>
    </style:style>
    <style:style style:name="ce1834" style:family="table-cell" style:parent-style-name="Default">
      <style:map style:condition="cell-content()=1" style:apply-style-name="Untitled2" style:base-cell-address="Sheet1.M634"/>
    </style:style>
    <style:style style:name="ce1835" style:family="table-cell" style:parent-style-name="Default">
      <style:map style:condition="cell-content()=1" style:apply-style-name="Untitled2" style:base-cell-address="Sheet1.M635"/>
    </style:style>
    <style:style style:name="ce1836" style:family="table-cell" style:parent-style-name="Default">
      <style:map style:condition="cell-content()=1" style:apply-style-name="Untitled2" style:base-cell-address="Sheet1.M636"/>
    </style:style>
    <style:style style:name="ce1837" style:family="table-cell" style:parent-style-name="Default">
      <style:map style:condition="cell-content()=1" style:apply-style-name="Untitled2" style:base-cell-address="Sheet1.M637"/>
    </style:style>
    <style:style style:name="ce1838" style:family="table-cell" style:parent-style-name="Default">
      <style:map style:condition="cell-content()=1" style:apply-style-name="Untitled2" style:base-cell-address="Sheet1.M638"/>
    </style:style>
    <style:style style:name="ce1839" style:family="table-cell" style:parent-style-name="Default">
      <style:map style:condition="cell-content()=1" style:apply-style-name="Untitled2" style:base-cell-address="Sheet1.M639"/>
    </style:style>
    <style:style style:name="ce1840" style:family="table-cell" style:parent-style-name="Default">
      <style:map style:condition="cell-content()=1" style:apply-style-name="Untitled2" style:base-cell-address="Sheet1.M640"/>
    </style:style>
    <style:style style:name="ce1841" style:family="table-cell" style:parent-style-name="Default">
      <style:map style:condition="cell-content()=1" style:apply-style-name="Untitled2" style:base-cell-address="Sheet1.M641"/>
    </style:style>
    <style:style style:name="ce1842" style:family="table-cell" style:parent-style-name="Default">
      <style:map style:condition="cell-content()=1" style:apply-style-name="Untitled2" style:base-cell-address="Sheet1.M642"/>
    </style:style>
    <style:style style:name="ce1843" style:family="table-cell" style:parent-style-name="Default">
      <style:map style:condition="cell-content()=1" style:apply-style-name="Untitled2" style:base-cell-address="Sheet1.M643"/>
    </style:style>
    <style:style style:name="ce1844" style:family="table-cell" style:parent-style-name="Default">
      <style:map style:condition="cell-content()=1" style:apply-style-name="Untitled2" style:base-cell-address="Sheet1.M644"/>
    </style:style>
    <style:style style:name="ce1845" style:family="table-cell" style:parent-style-name="Default">
      <style:map style:condition="cell-content()=1" style:apply-style-name="Untitled2" style:base-cell-address="Sheet1.M645"/>
    </style:style>
    <style:style style:name="ce1846" style:family="table-cell" style:parent-style-name="Default">
      <style:map style:condition="cell-content()=1" style:apply-style-name="Untitled2" style:base-cell-address="Sheet1.M646"/>
    </style:style>
    <style:style style:name="ce1847" style:family="table-cell" style:parent-style-name="Default">
      <style:map style:condition="cell-content()=1" style:apply-style-name="Untitled2" style:base-cell-address="Sheet1.M647"/>
    </style:style>
    <style:style style:name="ce1848" style:family="table-cell" style:parent-style-name="Default">
      <style:map style:condition="cell-content()=1" style:apply-style-name="Untitled2" style:base-cell-address="Sheet1.M648"/>
    </style:style>
    <style:style style:name="ce1849" style:family="table-cell" style:parent-style-name="Default">
      <style:map style:condition="cell-content()=1" style:apply-style-name="Untitled2" style:base-cell-address="Sheet1.M649"/>
    </style:style>
    <style:style style:name="ce1850" style:family="table-cell" style:parent-style-name="Default">
      <style:map style:condition="cell-content()=1" style:apply-style-name="Untitled2" style:base-cell-address="Sheet1.M650"/>
    </style:style>
    <style:style style:name="ce1851" style:family="table-cell" style:parent-style-name="Default">
      <style:map style:condition="cell-content()=1" style:apply-style-name="Untitled2" style:base-cell-address="Sheet1.M651"/>
    </style:style>
    <style:style style:name="ce1852" style:family="table-cell" style:parent-style-name="Default">
      <style:map style:condition="cell-content()=1" style:apply-style-name="Untitled2" style:base-cell-address="Sheet1.M652"/>
    </style:style>
    <style:style style:name="ce1853" style:family="table-cell" style:parent-style-name="Default">
      <style:map style:condition="cell-content()=1" style:apply-style-name="Untitled2" style:base-cell-address="Sheet1.M653"/>
    </style:style>
    <style:style style:name="ce1854" style:family="table-cell" style:parent-style-name="Default">
      <style:map style:condition="cell-content()=1" style:apply-style-name="Untitled2" style:base-cell-address="Sheet1.M654"/>
    </style:style>
    <style:style style:name="ce1855" style:family="table-cell" style:parent-style-name="Default">
      <style:map style:condition="cell-content()=1" style:apply-style-name="Untitled2" style:base-cell-address="Sheet1.M655"/>
    </style:style>
    <style:style style:name="ce1856" style:family="table-cell" style:parent-style-name="Default">
      <style:map style:condition="cell-content()=1" style:apply-style-name="Untitled2" style:base-cell-address="Sheet1.M656"/>
    </style:style>
    <style:style style:name="ce1857" style:family="table-cell" style:parent-style-name="Default">
      <style:map style:condition="cell-content()=1" style:apply-style-name="Untitled2" style:base-cell-address="Sheet1.M657"/>
    </style:style>
    <style:style style:name="ce1858" style:family="table-cell" style:parent-style-name="Default">
      <style:map style:condition="cell-content()=1" style:apply-style-name="Untitled2" style:base-cell-address="Sheet1.M658"/>
    </style:style>
    <style:style style:name="ce1859" style:family="table-cell" style:parent-style-name="Default">
      <style:map style:condition="cell-content()=1" style:apply-style-name="Untitled2" style:base-cell-address="Sheet1.M659"/>
    </style:style>
    <style:style style:name="ce1860" style:family="table-cell" style:parent-style-name="Default">
      <style:map style:condition="cell-content()=1" style:apply-style-name="Untitled2" style:base-cell-address="Sheet1.M660"/>
    </style:style>
    <style:style style:name="ce1861" style:family="table-cell" style:parent-style-name="Default">
      <style:map style:condition="cell-content()=1" style:apply-style-name="Untitled2" style:base-cell-address="Sheet1.M661"/>
    </style:style>
    <style:style style:name="ce1862" style:family="table-cell" style:parent-style-name="Default">
      <style:map style:condition="cell-content()=1" style:apply-style-name="Untitled2" style:base-cell-address="Sheet1.M662"/>
    </style:style>
    <style:style style:name="ce1863" style:family="table-cell" style:parent-style-name="Default">
      <style:map style:condition="cell-content()=1" style:apply-style-name="Untitled2" style:base-cell-address="Sheet1.M663"/>
    </style:style>
    <style:style style:name="ce1864" style:family="table-cell" style:parent-style-name="Default">
      <style:map style:condition="cell-content()=1" style:apply-style-name="Untitled2" style:base-cell-address="Sheet1.M664"/>
    </style:style>
    <style:style style:name="ce1865" style:family="table-cell" style:parent-style-name="Default">
      <style:map style:condition="cell-content()=1" style:apply-style-name="Untitled2" style:base-cell-address="Sheet1.M665"/>
    </style:style>
    <style:style style:name="ce1866" style:family="table-cell" style:parent-style-name="Default">
      <style:map style:condition="cell-content()=1" style:apply-style-name="Untitled2" style:base-cell-address="Sheet1.M666"/>
    </style:style>
    <style:style style:name="ce1867" style:family="table-cell" style:parent-style-name="Default">
      <style:map style:condition="cell-content()=1" style:apply-style-name="Untitled2" style:base-cell-address="Sheet1.M667"/>
    </style:style>
    <style:style style:name="ce1868" style:family="table-cell" style:parent-style-name="Default">
      <style:map style:condition="cell-content()=1" style:apply-style-name="Untitled2" style:base-cell-address="Sheet1.M668"/>
    </style:style>
    <style:style style:name="ce1869" style:family="table-cell" style:parent-style-name="Default">
      <style:map style:condition="cell-content()=1" style:apply-style-name="Untitled2" style:base-cell-address="Sheet1.M669"/>
    </style:style>
    <style:style style:name="ce1870" style:family="table-cell" style:parent-style-name="Default">
      <style:map style:condition="cell-content()=1" style:apply-style-name="Untitled2" style:base-cell-address="Sheet1.M670"/>
    </style:style>
    <style:style style:name="ce1871" style:family="table-cell" style:parent-style-name="Default">
      <style:map style:condition="cell-content()=1" style:apply-style-name="Untitled2" style:base-cell-address="Sheet1.M671"/>
    </style:style>
    <style:style style:name="ce1872" style:family="table-cell" style:parent-style-name="Default">
      <style:map style:condition="cell-content()=1" style:apply-style-name="Untitled2" style:base-cell-address="Sheet1.M672"/>
    </style:style>
    <style:style style:name="ce1873" style:family="table-cell" style:parent-style-name="Default">
      <style:map style:condition="cell-content()=1" style:apply-style-name="Untitled2" style:base-cell-address="Sheet1.M673"/>
    </style:style>
    <style:style style:name="ce1874" style:family="table-cell" style:parent-style-name="Default">
      <style:map style:condition="cell-content()=1" style:apply-style-name="Untitled2" style:base-cell-address="Sheet1.M674"/>
    </style:style>
    <style:style style:name="ce1875" style:family="table-cell" style:parent-style-name="Default">
      <style:map style:condition="cell-content()=1" style:apply-style-name="Untitled2" style:base-cell-address="Sheet1.M675"/>
    </style:style>
    <style:style style:name="ce1876" style:family="table-cell" style:parent-style-name="Default">
      <style:map style:condition="cell-content()=1" style:apply-style-name="Untitled2" style:base-cell-address="Sheet1.M676"/>
    </style:style>
    <style:style style:name="ce1877" style:family="table-cell" style:parent-style-name="Default">
      <style:map style:condition="cell-content()=1" style:apply-style-name="Untitled2" style:base-cell-address="Sheet1.M677"/>
    </style:style>
    <style:style style:name="ce1878" style:family="table-cell" style:parent-style-name="Default">
      <style:map style:condition="cell-content()=1" style:apply-style-name="Untitled2" style:base-cell-address="Sheet1.M678"/>
    </style:style>
    <style:style style:name="ce1879" style:family="table-cell" style:parent-style-name="Default">
      <style:map style:condition="cell-content()=1" style:apply-style-name="Untitled2" style:base-cell-address="Sheet1.M679"/>
    </style:style>
    <style:style style:name="ce1880" style:family="table-cell" style:parent-style-name="Default">
      <style:map style:condition="cell-content()=1" style:apply-style-name="Untitled2" style:base-cell-address="Sheet1.M680"/>
    </style:style>
    <style:style style:name="ce1881" style:family="table-cell" style:parent-style-name="Default">
      <style:map style:condition="cell-content()=1" style:apply-style-name="Untitled2" style:base-cell-address="Sheet1.M681"/>
    </style:style>
    <style:style style:name="ce1882" style:family="table-cell" style:parent-style-name="Default">
      <style:map style:condition="cell-content()=1" style:apply-style-name="Untitled2" style:base-cell-address="Sheet1.M682"/>
    </style:style>
    <style:style style:name="ce1883" style:family="table-cell" style:parent-style-name="Default">
      <style:map style:condition="cell-content()=1" style:apply-style-name="Untitled2" style:base-cell-address="Sheet1.M683"/>
    </style:style>
    <style:style style:name="ce1884" style:family="table-cell" style:parent-style-name="Default">
      <style:map style:condition="cell-content()=1" style:apply-style-name="Untitled2" style:base-cell-address="Sheet1.M684"/>
    </style:style>
    <style:style style:name="ce1885" style:family="table-cell" style:parent-style-name="Default">
      <style:map style:condition="cell-content()=1" style:apply-style-name="Untitled2" style:base-cell-address="Sheet1.M685"/>
    </style:style>
    <style:style style:name="ce1886" style:family="table-cell" style:parent-style-name="Default">
      <style:map style:condition="cell-content()=1" style:apply-style-name="Untitled2" style:base-cell-address="Sheet1.M686"/>
    </style:style>
    <style:style style:name="ce1887" style:family="table-cell" style:parent-style-name="Default">
      <style:map style:condition="cell-content()=1" style:apply-style-name="Untitled2" style:base-cell-address="Sheet1.M687"/>
    </style:style>
    <style:style style:name="ce1888" style:family="table-cell" style:parent-style-name="Default">
      <style:map style:condition="cell-content()=1" style:apply-style-name="Untitled2" style:base-cell-address="Sheet1.M688"/>
    </style:style>
    <style:style style:name="ce1889" style:family="table-cell" style:parent-style-name="Default">
      <style:map style:condition="cell-content()=1" style:apply-style-name="Untitled2" style:base-cell-address="Sheet1.M689"/>
    </style:style>
    <style:style style:name="ce1890" style:family="table-cell" style:parent-style-name="Default">
      <style:map style:condition="cell-content()=1" style:apply-style-name="Untitled2" style:base-cell-address="Sheet1.M690"/>
    </style:style>
    <style:style style:name="ce1891" style:family="table-cell" style:parent-style-name="Default">
      <style:map style:condition="cell-content()=1" style:apply-style-name="Untitled2" style:base-cell-address="Sheet1.M691"/>
    </style:style>
    <style:style style:name="ce1892" style:family="table-cell" style:parent-style-name="Default">
      <style:map style:condition="cell-content()=1" style:apply-style-name="Untitled2" style:base-cell-address="Sheet1.M692"/>
    </style:style>
    <style:style style:name="ce1893" style:family="table-cell" style:parent-style-name="Default">
      <style:map style:condition="cell-content()=1" style:apply-style-name="Untitled2" style:base-cell-address="Sheet1.M693"/>
    </style:style>
    <style:style style:name="ce1894" style:family="table-cell" style:parent-style-name="Default">
      <style:map style:condition="cell-content()=1" style:apply-style-name="Untitled2" style:base-cell-address="Sheet1.M694"/>
    </style:style>
    <style:style style:name="ce1895" style:family="table-cell" style:parent-style-name="Default">
      <style:map style:condition="cell-content()=1" style:apply-style-name="Untitled2" style:base-cell-address="Sheet1.M695"/>
    </style:style>
    <style:style style:name="ce1896" style:family="table-cell" style:parent-style-name="Default">
      <style:map style:condition="cell-content()=1" style:apply-style-name="Untitled2" style:base-cell-address="Sheet1.M696"/>
    </style:style>
    <style:style style:name="ce1897" style:family="table-cell" style:parent-style-name="Default">
      <style:map style:condition="cell-content()=1" style:apply-style-name="Untitled2" style:base-cell-address="Sheet1.M697"/>
    </style:style>
    <style:style style:name="ce1898" style:family="table-cell" style:parent-style-name="Default">
      <style:map style:condition="cell-content()=1" style:apply-style-name="Untitled2" style:base-cell-address="Sheet1.M698"/>
    </style:style>
    <style:style style:name="ce1899" style:family="table-cell" style:parent-style-name="Default">
      <style:map style:condition="cell-content()=1" style:apply-style-name="Untitled2" style:base-cell-address="Sheet1.M699"/>
    </style:style>
    <style:style style:name="ce1900" style:family="table-cell" style:parent-style-name="Default">
      <style:map style:condition="cell-content()=1" style:apply-style-name="Untitled2" style:base-cell-address="Sheet1.M700"/>
    </style:style>
    <style:style style:name="ce1901" style:family="table-cell" style:parent-style-name="Default">
      <style:map style:condition="cell-content()=1" style:apply-style-name="Untitled2" style:base-cell-address="Sheet1.M701"/>
    </style:style>
    <style:style style:name="ce1902" style:family="table-cell" style:parent-style-name="Default">
      <style:map style:condition="cell-content()=1" style:apply-style-name="Untitled2" style:base-cell-address="Sheet1.M702"/>
    </style:style>
    <style:style style:name="ce1903" style:family="table-cell" style:parent-style-name="Default">
      <style:map style:condition="cell-content()=1" style:apply-style-name="Untitled2" style:base-cell-address="Sheet1.M703"/>
    </style:style>
    <style:style style:name="ce1904" style:family="table-cell" style:parent-style-name="Default">
      <style:map style:condition="cell-content()=1" style:apply-style-name="Untitled2" style:base-cell-address="Sheet1.M704"/>
    </style:style>
    <style:style style:name="ce1905" style:family="table-cell" style:parent-style-name="Default">
      <style:map style:condition="cell-content()=1" style:apply-style-name="Untitled2" style:base-cell-address="Sheet1.M705"/>
    </style:style>
    <style:style style:name="ce1906" style:family="table-cell" style:parent-style-name="Default">
      <style:map style:condition="cell-content()=1" style:apply-style-name="Untitled2" style:base-cell-address="Sheet1.M706"/>
    </style:style>
    <style:style style:name="ce1907" style:family="table-cell" style:parent-style-name="Default">
      <style:map style:condition="cell-content()=1" style:apply-style-name="Untitled2" style:base-cell-address="Sheet1.M707"/>
    </style:style>
    <style:style style:name="ce1908" style:family="table-cell" style:parent-style-name="Default">
      <style:map style:condition="cell-content()=1" style:apply-style-name="Untitled2" style:base-cell-address="Sheet1.M708"/>
    </style:style>
    <style:style style:name="ce1909" style:family="table-cell" style:parent-style-name="Default">
      <style:map style:condition="cell-content()=1" style:apply-style-name="Untitled2" style:base-cell-address="Sheet1.M709"/>
    </style:style>
    <style:style style:name="ce1910" style:family="table-cell" style:parent-style-name="Default">
      <style:map style:condition="cell-content()=1" style:apply-style-name="Untitled2" style:base-cell-address="Sheet1.M710"/>
    </style:style>
    <style:style style:name="ce1911" style:family="table-cell" style:parent-style-name="Default">
      <style:map style:condition="cell-content()=1" style:apply-style-name="Untitled2" style:base-cell-address="Sheet1.M711"/>
    </style:style>
    <style:style style:name="ce1912" style:family="table-cell" style:parent-style-name="Default">
      <style:map style:condition="cell-content()=1" style:apply-style-name="Untitled2" style:base-cell-address="Sheet1.M712"/>
    </style:style>
    <style:style style:name="ce1913" style:family="table-cell" style:parent-style-name="Default">
      <style:map style:condition="cell-content()=1" style:apply-style-name="Untitled2" style:base-cell-address="Sheet1.M713"/>
    </style:style>
    <style:style style:name="ce1914" style:family="table-cell" style:parent-style-name="Default">
      <style:map style:condition="cell-content()=1" style:apply-style-name="Untitled2" style:base-cell-address="Sheet1.M714"/>
    </style:style>
    <style:style style:name="ce1915" style:family="table-cell" style:parent-style-name="Default">
      <style:map style:condition="cell-content()=1" style:apply-style-name="Untitled2" style:base-cell-address="Sheet1.M715"/>
    </style:style>
    <style:style style:name="ce1916" style:family="table-cell" style:parent-style-name="Default">
      <style:map style:condition="cell-content()=1" style:apply-style-name="Untitled2" style:base-cell-address="Sheet1.M716"/>
    </style:style>
    <style:style style:name="ce1917" style:family="table-cell" style:parent-style-name="Default">
      <style:map style:condition="cell-content()=1" style:apply-style-name="Untitled2" style:base-cell-address="Sheet1.M717"/>
    </style:style>
    <style:style style:name="ce1918" style:family="table-cell" style:parent-style-name="Default">
      <style:map style:condition="cell-content()=1" style:apply-style-name="Untitled2" style:base-cell-address="Sheet1.M718"/>
    </style:style>
    <style:style style:name="ce1919" style:family="table-cell" style:parent-style-name="Default">
      <style:map style:condition="cell-content()=1" style:apply-style-name="Untitled2" style:base-cell-address="Sheet1.M719"/>
    </style:style>
    <style:style style:name="ce1920" style:family="table-cell" style:parent-style-name="Default">
      <style:map style:condition="cell-content()=1" style:apply-style-name="Untitled2" style:base-cell-address="Sheet1.M720"/>
    </style:style>
    <style:style style:name="ce1921" style:family="table-cell" style:parent-style-name="Default">
      <style:map style:condition="cell-content()=1" style:apply-style-name="Untitled2" style:base-cell-address="Sheet1.M721"/>
    </style:style>
    <style:style style:name="ce1922" style:family="table-cell" style:parent-style-name="Default">
      <style:map style:condition="cell-content()=1" style:apply-style-name="Untitled2" style:base-cell-address="Sheet1.M722"/>
    </style:style>
    <style:style style:name="ce1923" style:family="table-cell" style:parent-style-name="Default">
      <style:map style:condition="cell-content()=1" style:apply-style-name="Untitled2" style:base-cell-address="Sheet1.M723"/>
    </style:style>
    <style:style style:name="ce1924" style:family="table-cell" style:parent-style-name="Default">
      <style:map style:condition="cell-content()=1" style:apply-style-name="Untitled2" style:base-cell-address="Sheet1.M724"/>
    </style:style>
    <style:style style:name="ce1925" style:family="table-cell" style:parent-style-name="Default">
      <style:map style:condition="cell-content()=1" style:apply-style-name="Untitled2" style:base-cell-address="Sheet1.M725"/>
    </style:style>
    <style:style style:name="ce1926" style:family="table-cell" style:parent-style-name="Default">
      <style:map style:condition="cell-content()=1" style:apply-style-name="Untitled2" style:base-cell-address="Sheet1.M726"/>
    </style:style>
    <style:style style:name="ce1927" style:family="table-cell" style:parent-style-name="Default">
      <style:map style:condition="cell-content()=1" style:apply-style-name="Untitled2" style:base-cell-address="Sheet1.M727"/>
    </style:style>
    <style:style style:name="ce1928" style:family="table-cell" style:parent-style-name="Default">
      <style:map style:condition="cell-content()=1" style:apply-style-name="Untitled2" style:base-cell-address="Sheet1.M728"/>
    </style:style>
    <style:style style:name="ce1929" style:family="table-cell" style:parent-style-name="Default">
      <style:map style:condition="cell-content()=1" style:apply-style-name="Untitled2" style:base-cell-address="Sheet1.M729"/>
    </style:style>
    <style:style style:name="ce1930" style:family="table-cell" style:parent-style-name="Default">
      <style:map style:condition="cell-content()=1" style:apply-style-name="Untitled2" style:base-cell-address="Sheet1.M730"/>
    </style:style>
    <style:style style:name="ce1931" style:family="table-cell" style:parent-style-name="Default">
      <style:map style:condition="cell-content()=1" style:apply-style-name="Untitled2" style:base-cell-address="Sheet1.M731"/>
    </style:style>
    <style:style style:name="ce1932" style:family="table-cell" style:parent-style-name="Default">
      <style:map style:condition="cell-content()=1" style:apply-style-name="Untitled2" style:base-cell-address="Sheet1.M732"/>
    </style:style>
    <style:style style:name="ce1933" style:family="table-cell" style:parent-style-name="Default">
      <style:map style:condition="cell-content()=1" style:apply-style-name="Untitled2" style:base-cell-address="Sheet1.M733"/>
    </style:style>
    <style:style style:name="ce1934" style:family="table-cell" style:parent-style-name="Default">
      <style:map style:condition="cell-content()=1" style:apply-style-name="Untitled2" style:base-cell-address="Sheet1.M734"/>
    </style:style>
    <style:style style:name="ce1935" style:family="table-cell" style:parent-style-name="Default">
      <style:map style:condition="cell-content()=1" style:apply-style-name="Untitled2" style:base-cell-address="Sheet1.M735"/>
    </style:style>
    <style:style style:name="ce1936" style:family="table-cell" style:parent-style-name="Default">
      <style:map style:condition="cell-content()=1" style:apply-style-name="Untitled2" style:base-cell-address="Sheet1.M736"/>
    </style:style>
    <style:style style:name="ce1937" style:family="table-cell" style:parent-style-name="Default">
      <style:map style:condition="cell-content()=1" style:apply-style-name="Untitled2" style:base-cell-address="Sheet1.M737"/>
    </style:style>
    <style:style style:name="ce1938" style:family="table-cell" style:parent-style-name="Default">
      <style:map style:condition="cell-content()=1" style:apply-style-name="Untitled2" style:base-cell-address="Sheet1.M738"/>
    </style:style>
    <style:style style:name="ce1939" style:family="table-cell" style:parent-style-name="Default">
      <style:map style:condition="cell-content()=1" style:apply-style-name="Untitled2" style:base-cell-address="Sheet1.M739"/>
    </style:style>
    <style:style style:name="ce1940" style:family="table-cell" style:parent-style-name="Default">
      <style:map style:condition="cell-content()=1" style:apply-style-name="Untitled2" style:base-cell-address="Sheet1.M740"/>
    </style:style>
    <style:style style:name="ce1941" style:family="table-cell" style:parent-style-name="Default">
      <style:map style:condition="cell-content()=1" style:apply-style-name="Untitled2" style:base-cell-address="Sheet1.M741"/>
    </style:style>
    <style:style style:name="ce1942" style:family="table-cell" style:parent-style-name="Default">
      <style:map style:condition="cell-content()=1" style:apply-style-name="Untitled2" style:base-cell-address="Sheet1.M742"/>
    </style:style>
    <style:style style:name="ce1943" style:family="table-cell" style:parent-style-name="Default">
      <style:map style:condition="cell-content()=1" style:apply-style-name="Untitled2" style:base-cell-address="Sheet1.M743"/>
    </style:style>
    <style:style style:name="ce1944" style:family="table-cell" style:parent-style-name="Default">
      <style:map style:condition="cell-content()=1" style:apply-style-name="Untitled2" style:base-cell-address="Sheet1.M744"/>
    </style:style>
    <style:style style:name="ce1945" style:family="table-cell" style:parent-style-name="Default">
      <style:map style:condition="cell-content()=1" style:apply-style-name="Untitled2" style:base-cell-address="Sheet1.M745"/>
    </style:style>
    <style:style style:name="ce1946" style:family="table-cell" style:parent-style-name="Default">
      <style:map style:condition="cell-content()=1" style:apply-style-name="Untitled2" style:base-cell-address="Sheet1.M746"/>
    </style:style>
    <style:style style:name="ce1947" style:family="table-cell" style:parent-style-name="Default">
      <style:map style:condition="cell-content()=1" style:apply-style-name="Untitled2" style:base-cell-address="Sheet1.M747"/>
    </style:style>
    <style:style style:name="ce1948" style:family="table-cell" style:parent-style-name="Default">
      <style:map style:condition="cell-content()=1" style:apply-style-name="Untitled2" style:base-cell-address="Sheet1.M748"/>
    </style:style>
    <style:style style:name="ce1949" style:family="table-cell" style:parent-style-name="Default">
      <style:map style:condition="cell-content()=1" style:apply-style-name="Untitled2" style:base-cell-address="Sheet1.M749"/>
    </style:style>
    <style:style style:name="ce1950" style:family="table-cell" style:parent-style-name="Default">
      <style:map style:condition="cell-content()=1" style:apply-style-name="Untitled2" style:base-cell-address="Sheet1.M750"/>
    </style:style>
    <style:style style:name="ce1951" style:family="table-cell" style:parent-style-name="Default">
      <style:map style:condition="cell-content()=1" style:apply-style-name="Untitled2" style:base-cell-address="Sheet1.M751"/>
    </style:style>
    <style:style style:name="ce1952" style:family="table-cell" style:parent-style-name="Default">
      <style:map style:condition="cell-content()=1" style:apply-style-name="Untitled2" style:base-cell-address="Sheet1.M752"/>
    </style:style>
    <style:style style:name="ce1953" style:family="table-cell" style:parent-style-name="Default">
      <style:map style:condition="cell-content()=1" style:apply-style-name="Untitled2" style:base-cell-address="Sheet1.M753"/>
    </style:style>
    <style:style style:name="ce1954" style:family="table-cell" style:parent-style-name="Default">
      <style:map style:condition="cell-content()=1" style:apply-style-name="Untitled2" style:base-cell-address="Sheet1.M754"/>
    </style:style>
    <style:style style:name="ce1955" style:family="table-cell" style:parent-style-name="Default">
      <style:map style:condition="cell-content()=1" style:apply-style-name="Untitled2" style:base-cell-address="Sheet1.M755"/>
    </style:style>
    <style:style style:name="ce1956" style:family="table-cell" style:parent-style-name="Default">
      <style:map style:condition="cell-content()=1" style:apply-style-name="Untitled2" style:base-cell-address="Sheet1.M756"/>
    </style:style>
    <style:style style:name="ce1957" style:family="table-cell" style:parent-style-name="Default">
      <style:map style:condition="cell-content()=1" style:apply-style-name="Untitled2" style:base-cell-address="Sheet1.M757"/>
    </style:style>
    <style:style style:name="ce1958" style:family="table-cell" style:parent-style-name="Default">
      <style:map style:condition="cell-content()=1" style:apply-style-name="Untitled2" style:base-cell-address="Sheet1.M758"/>
    </style:style>
    <style:style style:name="ce1959" style:family="table-cell" style:parent-style-name="Default">
      <style:map style:condition="cell-content()=1" style:apply-style-name="Untitled2" style:base-cell-address="Sheet1.M759"/>
    </style:style>
    <style:style style:name="ce1960" style:family="table-cell" style:parent-style-name="Default">
      <style:map style:condition="cell-content()=1" style:apply-style-name="Untitled2" style:base-cell-address="Sheet1.M760"/>
    </style:style>
    <style:style style:name="ce1961" style:family="table-cell" style:parent-style-name="Default">
      <style:map style:condition="cell-content()=1" style:apply-style-name="Untitled2" style:base-cell-address="Sheet1.M761"/>
    </style:style>
    <style:style style:name="ce1962" style:family="table-cell" style:parent-style-name="Default">
      <style:map style:condition="cell-content()=1" style:apply-style-name="Untitled2" style:base-cell-address="Sheet1.M762"/>
    </style:style>
    <style:style style:name="ce1963" style:family="table-cell" style:parent-style-name="Default">
      <style:map style:condition="cell-content()=1" style:apply-style-name="Untitled2" style:base-cell-address="Sheet1.M763"/>
    </style:style>
    <style:style style:name="ce1964" style:family="table-cell" style:parent-style-name="Default">
      <style:map style:condition="cell-content()=1" style:apply-style-name="Untitled2" style:base-cell-address="Sheet1.M764"/>
    </style:style>
    <style:style style:name="ce1965" style:family="table-cell" style:parent-style-name="Default">
      <style:map style:condition="cell-content()=1" style:apply-style-name="Untitled2" style:base-cell-address="Sheet1.M765"/>
    </style:style>
    <style:style style:name="ce1966" style:family="table-cell" style:parent-style-name="Default">
      <style:map style:condition="cell-content()=1" style:apply-style-name="Untitled2" style:base-cell-address="Sheet1.M766"/>
    </style:style>
    <style:style style:name="ce1967" style:family="table-cell" style:parent-style-name="Default">
      <style:map style:condition="cell-content()=1" style:apply-style-name="Untitled2" style:base-cell-address="Sheet1.M767"/>
    </style:style>
    <style:style style:name="ce1968" style:family="table-cell" style:parent-style-name="Default">
      <style:map style:condition="cell-content()=1" style:apply-style-name="Untitled2" style:base-cell-address="Sheet1.M768"/>
    </style:style>
    <style:style style:name="ce1969" style:family="table-cell" style:parent-style-name="Default">
      <style:map style:condition="cell-content()=1" style:apply-style-name="Untitled2" style:base-cell-address="Sheet1.M769"/>
    </style:style>
    <style:style style:name="ce1970" style:family="table-cell" style:parent-style-name="Default">
      <style:map style:condition="cell-content()=1" style:apply-style-name="Untitled2" style:base-cell-address="Sheet1.M770"/>
    </style:style>
    <style:style style:name="ce1971" style:family="table-cell" style:parent-style-name="Default">
      <style:map style:condition="cell-content()=1" style:apply-style-name="Untitled2" style:base-cell-address="Sheet1.M771"/>
    </style:style>
    <style:style style:name="ce1972" style:family="table-cell" style:parent-style-name="Default">
      <style:map style:condition="cell-content()=1" style:apply-style-name="Untitled2" style:base-cell-address="Sheet1.M772"/>
    </style:style>
    <style:style style:name="ce1973" style:family="table-cell" style:parent-style-name="Default">
      <style:map style:condition="cell-content()=1" style:apply-style-name="Untitled2" style:base-cell-address="Sheet1.M773"/>
    </style:style>
    <style:style style:name="ce1974" style:family="table-cell" style:parent-style-name="Default">
      <style:map style:condition="cell-content()=1" style:apply-style-name="Untitled2" style:base-cell-address="Sheet1.M774"/>
    </style:style>
    <style:style style:name="ce1975" style:family="table-cell" style:parent-style-name="Default">
      <style:map style:condition="cell-content()=1" style:apply-style-name="Untitled2" style:base-cell-address="Sheet1.M775"/>
    </style:style>
    <style:style style:name="ce1976" style:family="table-cell" style:parent-style-name="Default">
      <style:map style:condition="cell-content()=1" style:apply-style-name="Untitled2" style:base-cell-address="Sheet1.M776"/>
    </style:style>
    <style:style style:name="ce1977" style:family="table-cell" style:parent-style-name="Default">
      <style:map style:condition="cell-content()=1" style:apply-style-name="Untitled2" style:base-cell-address="Sheet1.M777"/>
    </style:style>
    <style:style style:name="ce1978" style:family="table-cell" style:parent-style-name="Default">
      <style:map style:condition="cell-content()=1" style:apply-style-name="Untitled2" style:base-cell-address="Sheet1.M778"/>
    </style:style>
    <style:style style:name="ce1979" style:family="table-cell" style:parent-style-name="Default">
      <style:map style:condition="cell-content()=1" style:apply-style-name="Untitled2" style:base-cell-address="Sheet1.M779"/>
    </style:style>
    <style:style style:name="ce1980" style:family="table-cell" style:parent-style-name="Default">
      <style:map style:condition="cell-content()=1" style:apply-style-name="Untitled2" style:base-cell-address="Sheet1.M780"/>
    </style:style>
    <style:style style:name="ce1981" style:family="table-cell" style:parent-style-name="Default">
      <style:map style:condition="cell-content()=1" style:apply-style-name="Untitled2" style:base-cell-address="Sheet1.M781"/>
    </style:style>
    <style:style style:name="ce1982" style:family="table-cell" style:parent-style-name="Default">
      <style:map style:condition="cell-content()=1" style:apply-style-name="Untitled2" style:base-cell-address="Sheet1.M782"/>
    </style:style>
    <style:style style:name="ce1983" style:family="table-cell" style:parent-style-name="Default">
      <style:map style:condition="cell-content()=1" style:apply-style-name="Untitled2" style:base-cell-address="Sheet1.M783"/>
    </style:style>
    <style:style style:name="ce1984" style:family="table-cell" style:parent-style-name="Default">
      <style:map style:condition="cell-content()=1" style:apply-style-name="Untitled2" style:base-cell-address="Sheet1.M784"/>
    </style:style>
    <style:style style:name="ce1985" style:family="table-cell" style:parent-style-name="Default">
      <style:map style:condition="cell-content()=1" style:apply-style-name="Untitled2" style:base-cell-address="Sheet1.M785"/>
    </style:style>
    <style:style style:name="ce1986" style:family="table-cell" style:parent-style-name="Default">
      <style:map style:condition="cell-content()=1" style:apply-style-name="Untitled2" style:base-cell-address="Sheet1.M786"/>
    </style:style>
    <style:style style:name="ce1987" style:family="table-cell" style:parent-style-name="Default">
      <style:map style:condition="cell-content()=1" style:apply-style-name="Untitled2" style:base-cell-address="Sheet1.M787"/>
    </style:style>
    <style:style style:name="ce1988" style:family="table-cell" style:parent-style-name="Default">
      <style:map style:condition="cell-content()=1" style:apply-style-name="Untitled2" style:base-cell-address="Sheet1.M788"/>
    </style:style>
    <style:style style:name="ce1989" style:family="table-cell" style:parent-style-name="Default">
      <style:map style:condition="cell-content()=1" style:apply-style-name="Untitled2" style:base-cell-address="Sheet1.M789"/>
    </style:style>
    <style:style style:name="ce1990" style:family="table-cell" style:parent-style-name="Default">
      <style:map style:condition="cell-content()=1" style:apply-style-name="Untitled2" style:base-cell-address="Sheet1.M790"/>
    </style:style>
    <style:style style:name="ce1991" style:family="table-cell" style:parent-style-name="Default">
      <style:map style:condition="cell-content()=1" style:apply-style-name="Untitled2" style:base-cell-address="Sheet1.M791"/>
    </style:style>
    <style:style style:name="ce1992" style:family="table-cell" style:parent-style-name="Default">
      <style:map style:condition="cell-content()=1" style:apply-style-name="Untitled2" style:base-cell-address="Sheet1.M792"/>
    </style:style>
    <style:style style:name="ce1993" style:family="table-cell" style:parent-style-name="Default">
      <style:map style:condition="cell-content()=1" style:apply-style-name="Untitled2" style:base-cell-address="Sheet1.M793"/>
    </style:style>
    <style:style style:name="ce1994" style:family="table-cell" style:parent-style-name="Default">
      <style:map style:condition="cell-content()=1" style:apply-style-name="Untitled2" style:base-cell-address="Sheet1.M794"/>
    </style:style>
    <style:style style:name="ce1995" style:family="table-cell" style:parent-style-name="Default">
      <style:map style:condition="cell-content()=1" style:apply-style-name="Untitled2" style:base-cell-address="Sheet1.M795"/>
    </style:style>
    <style:style style:name="ce1996" style:family="table-cell" style:parent-style-name="Default">
      <style:map style:condition="cell-content()=1" style:apply-style-name="Untitled2" style:base-cell-address="Sheet1.M796"/>
    </style:style>
    <style:style style:name="ce1997" style:family="table-cell" style:parent-style-name="Default">
      <style:map style:condition="cell-content()=1" style:apply-style-name="Untitled2" style:base-cell-address="Sheet1.M797"/>
    </style:style>
    <style:style style:name="ce1998" style:family="table-cell" style:parent-style-name="Default">
      <style:map style:condition="cell-content()=1" style:apply-style-name="Untitled2" style:base-cell-address="Sheet1.M798"/>
    </style:style>
    <style:style style:name="ce1999" style:family="table-cell" style:parent-style-name="Default">
      <style:map style:condition="cell-content()=1" style:apply-style-name="Untitled2" style:base-cell-address="Sheet1.M799"/>
    </style:style>
    <style:style style:name="ce2000" style:family="table-cell" style:parent-style-name="Default">
      <style:map style:condition="cell-content()=1" style:apply-style-name="Untitled2" style:base-cell-address="Sheet1.M800"/>
    </style:style>
    <style:style style:name="ce2001" style:family="table-cell" style:parent-style-name="Default">
      <style:map style:condition="cell-content()=1" style:apply-style-name="Untitled2" style:base-cell-address="Sheet1.M801"/>
    </style:style>
    <style:style style:name="ce2002" style:family="table-cell" style:parent-style-name="Default">
      <style:map style:condition="cell-content()=1" style:apply-style-name="Untitled2" style:base-cell-address="Sheet1.M802"/>
    </style:style>
    <style:style style:name="ce2003" style:family="table-cell" style:parent-style-name="Default">
      <style:map style:condition="cell-content()=1" style:apply-style-name="Untitled2" style:base-cell-address="Sheet1.M803"/>
    </style:style>
    <style:style style:name="ce2004" style:family="table-cell" style:parent-style-name="Default">
      <style:map style:condition="cell-content()=1" style:apply-style-name="Untitled2" style:base-cell-address="Sheet1.M804"/>
    </style:style>
    <style:style style:name="ce2005" style:family="table-cell" style:parent-style-name="Default">
      <style:map style:condition="cell-content()=1" style:apply-style-name="Untitled2" style:base-cell-address="Sheet1.M805"/>
    </style:style>
    <style:style style:name="ce2006" style:family="table-cell" style:parent-style-name="Default">
      <style:map style:condition="cell-content()=1" style:apply-style-name="Untitled2" style:base-cell-address="Sheet1.M806"/>
    </style:style>
    <style:style style:name="ce2007" style:family="table-cell" style:parent-style-name="Default">
      <style:map style:condition="cell-content()=1" style:apply-style-name="Untitled2" style:base-cell-address="Sheet1.M807"/>
    </style:style>
    <style:style style:name="ce2008" style:family="table-cell" style:parent-style-name="Default">
      <style:map style:condition="cell-content()=1" style:apply-style-name="Untitled2" style:base-cell-address="Sheet1.M808"/>
    </style:style>
    <style:style style:name="ce2009" style:family="table-cell" style:parent-style-name="Default">
      <style:map style:condition="cell-content()=1" style:apply-style-name="Untitled2" style:base-cell-address="Sheet1.M809"/>
    </style:style>
    <style:style style:name="ce2010" style:family="table-cell" style:parent-style-name="Default">
      <style:map style:condition="cell-content()=1" style:apply-style-name="Untitled2" style:base-cell-address="Sheet1.M810"/>
    </style:style>
    <style:style style:name="ce2011" style:family="table-cell" style:parent-style-name="Default">
      <style:map style:condition="cell-content()=1" style:apply-style-name="Untitled2" style:base-cell-address="Sheet1.M811"/>
    </style:style>
    <style:style style:name="ce2012" style:family="table-cell" style:parent-style-name="Default">
      <style:map style:condition="cell-content()=1" style:apply-style-name="Untitled2" style:base-cell-address="Sheet1.M812"/>
    </style:style>
    <style:style style:name="ce2013" style:family="table-cell" style:parent-style-name="Default">
      <style:map style:condition="cell-content()=1" style:apply-style-name="Untitled2" style:base-cell-address="Sheet1.M813"/>
    </style:style>
    <style:style style:name="ce2014" style:family="table-cell" style:parent-style-name="Default">
      <style:map style:condition="cell-content()=1" style:apply-style-name="Untitled2" style:base-cell-address="Sheet1.M814"/>
    </style:style>
    <style:style style:name="ce2015" style:family="table-cell" style:parent-style-name="Default">
      <style:map style:condition="cell-content()=1" style:apply-style-name="Untitled2" style:base-cell-address="Sheet1.M815"/>
    </style:style>
    <style:style style:name="ce2016" style:family="table-cell" style:parent-style-name="Default">
      <style:map style:condition="cell-content()=1" style:apply-style-name="Untitled2" style:base-cell-address="Sheet1.M816"/>
    </style:style>
    <style:style style:name="ce2017" style:family="table-cell" style:parent-style-name="Default">
      <style:map style:condition="cell-content()=1" style:apply-style-name="Untitled2" style:base-cell-address="Sheet1.M817"/>
    </style:style>
    <style:style style:name="ce2018" style:family="table-cell" style:parent-style-name="Default">
      <style:map style:condition="cell-content()=1" style:apply-style-name="Untitled2" style:base-cell-address="Sheet1.M818"/>
    </style:style>
    <style:style style:name="ce2019" style:family="table-cell" style:parent-style-name="Default">
      <style:map style:condition="cell-content()=1" style:apply-style-name="Untitled2" style:base-cell-address="Sheet1.M819"/>
    </style:style>
    <style:style style:name="ce2020" style:family="table-cell" style:parent-style-name="Default">
      <style:map style:condition="cell-content()=1" style:apply-style-name="Untitled2" style:base-cell-address="Sheet1.M820"/>
    </style:style>
    <style:style style:name="ce2021" style:family="table-cell" style:parent-style-name="Default">
      <style:map style:condition="cell-content()=1" style:apply-style-name="Untitled2" style:base-cell-address="Sheet1.M821"/>
    </style:style>
    <style:style style:name="ce2022" style:family="table-cell" style:parent-style-name="Default">
      <style:map style:condition="cell-content()=1" style:apply-style-name="Untitled2" style:base-cell-address="Sheet1.M822"/>
    </style:style>
    <style:style style:name="ce2023" style:family="table-cell" style:parent-style-name="Default">
      <style:map style:condition="cell-content()=1" style:apply-style-name="Untitled2" style:base-cell-address="Sheet1.M823"/>
    </style:style>
    <style:style style:name="ce2024" style:family="table-cell" style:parent-style-name="Default">
      <style:map style:condition="cell-content()=1" style:apply-style-name="Untitled2" style:base-cell-address="Sheet1.M824"/>
    </style:style>
    <style:style style:name="ce2025" style:family="table-cell" style:parent-style-name="Default">
      <style:map style:condition="cell-content()=1" style:apply-style-name="Untitled2" style:base-cell-address="Sheet1.M825"/>
    </style:style>
    <style:style style:name="ce2026" style:family="table-cell" style:parent-style-name="Default">
      <style:map style:condition="cell-content()=1" style:apply-style-name="Untitled2" style:base-cell-address="Sheet1.M826"/>
    </style:style>
    <style:style style:name="ce2027" style:family="table-cell" style:parent-style-name="Default">
      <style:map style:condition="cell-content()=1" style:apply-style-name="Untitled2" style:base-cell-address="Sheet1.M827"/>
    </style:style>
    <style:style style:name="ce2028" style:family="table-cell" style:parent-style-name="Default">
      <style:map style:condition="cell-content()=1" style:apply-style-name="Untitled2" style:base-cell-address="Sheet1.M828"/>
    </style:style>
    <style:style style:name="ce2029" style:family="table-cell" style:parent-style-name="Default">
      <style:map style:condition="cell-content()=1" style:apply-style-name="Untitled2" style:base-cell-address="Sheet1.M829"/>
    </style:style>
    <style:style style:name="ce2030" style:family="table-cell" style:parent-style-name="Default">
      <style:map style:condition="cell-content()=1" style:apply-style-name="Untitled2" style:base-cell-address="Sheet1.M830"/>
    </style:style>
    <style:style style:name="ce2031" style:family="table-cell" style:parent-style-name="Default">
      <style:map style:condition="cell-content()=1" style:apply-style-name="Untitled2" style:base-cell-address="Sheet1.M831"/>
    </style:style>
    <style:style style:name="ce2032" style:family="table-cell" style:parent-style-name="Default">
      <style:map style:condition="cell-content()=1" style:apply-style-name="Untitled2" style:base-cell-address="Sheet1.M832"/>
    </style:style>
    <style:style style:name="ce2033" style:family="table-cell" style:parent-style-name="Default">
      <style:map style:condition="cell-content()=1" style:apply-style-name="Untitled2" style:base-cell-address="Sheet1.M833"/>
    </style:style>
    <style:style style:name="ce2034" style:family="table-cell" style:parent-style-name="Default">
      <style:map style:condition="cell-content()=1" style:apply-style-name="Untitled2" style:base-cell-address="Sheet1.M834"/>
    </style:style>
    <style:style style:name="ce2035" style:family="table-cell" style:parent-style-name="Default">
      <style:map style:condition="cell-content()=1" style:apply-style-name="Untitled2" style:base-cell-address="Sheet1.M835"/>
    </style:style>
    <style:style style:name="ce2036" style:family="table-cell" style:parent-style-name="Default">
      <style:map style:condition="cell-content()=1" style:apply-style-name="Untitled2" style:base-cell-address="Sheet1.M836"/>
    </style:style>
    <style:style style:name="ce2037" style:family="table-cell" style:parent-style-name="Default">
      <style:map style:condition="cell-content()=1" style:apply-style-name="Untitled2" style:base-cell-address="Sheet1.M837"/>
    </style:style>
    <style:style style:name="ce2038" style:family="table-cell" style:parent-style-name="Default">
      <style:map style:condition="cell-content()=1" style:apply-style-name="Untitled2" style:base-cell-address="Sheet1.M838"/>
    </style:style>
    <style:style style:name="ce2039" style:family="table-cell" style:parent-style-name="Default">
      <style:map style:condition="cell-content()=1" style:apply-style-name="Untitled2" style:base-cell-address="Sheet1.M839"/>
    </style:style>
    <style:style style:name="ce2040" style:family="table-cell" style:parent-style-name="Default">
      <style:map style:condition="cell-content()=1" style:apply-style-name="Untitled2" style:base-cell-address="Sheet1.M840"/>
    </style:style>
    <style:style style:name="ce2041" style:family="table-cell" style:parent-style-name="Default">
      <style:map style:condition="cell-content()=1" style:apply-style-name="Untitled2" style:base-cell-address="Sheet1.M841"/>
    </style:style>
    <style:style style:name="ce2042" style:family="table-cell" style:parent-style-name="Default">
      <style:map style:condition="cell-content()=1" style:apply-style-name="Untitled2" style:base-cell-address="Sheet1.M842"/>
    </style:style>
    <style:style style:name="ce2043" style:family="table-cell" style:parent-style-name="Default">
      <style:map style:condition="cell-content()=1" style:apply-style-name="Untitled2" style:base-cell-address="Sheet1.M843"/>
    </style:style>
    <style:style style:name="ce2044" style:family="table-cell" style:parent-style-name="Default">
      <style:map style:condition="cell-content()=1" style:apply-style-name="Untitled2" style:base-cell-address="Sheet1.M844"/>
    </style:style>
    <style:style style:name="ce2045" style:family="table-cell" style:parent-style-name="Default">
      <style:map style:condition="cell-content()=1" style:apply-style-name="Untitled2" style:base-cell-address="Sheet1.M845"/>
    </style:style>
    <style:style style:name="ce2046" style:family="table-cell" style:parent-style-name="Default">
      <style:map style:condition="cell-content()=1" style:apply-style-name="Untitled2" style:base-cell-address="Sheet1.M846"/>
    </style:style>
    <style:style style:name="ce2047" style:family="table-cell" style:parent-style-name="Default">
      <style:map style:condition="cell-content()=1" style:apply-style-name="Untitled2" style:base-cell-address="Sheet1.M847"/>
    </style:style>
    <style:style style:name="ce2048" style:family="table-cell" style:parent-style-name="Default">
      <style:map style:condition="cell-content()=1" style:apply-style-name="Untitled2" style:base-cell-address="Sheet1.M848"/>
    </style:style>
    <style:style style:name="ce2049" style:family="table-cell" style:parent-style-name="Default">
      <style:map style:condition="cell-content()=1" style:apply-style-name="Untitled2" style:base-cell-address="Sheet1.M849"/>
    </style:style>
    <style:style style:name="ce2050" style:family="table-cell" style:parent-style-name="Default">
      <style:map style:condition="cell-content()=1" style:apply-style-name="Untitled2" style:base-cell-address="Sheet1.M850"/>
    </style:style>
    <style:style style:name="ce2051" style:family="table-cell" style:parent-style-name="Default">
      <style:map style:condition="cell-content()=1" style:apply-style-name="Untitled2" style:base-cell-address="Sheet1.M851"/>
    </style:style>
    <style:style style:name="ce2052" style:family="table-cell" style:parent-style-name="Default">
      <style:map style:condition="cell-content()=1" style:apply-style-name="Untitled2" style:base-cell-address="Sheet1.M852"/>
    </style:style>
    <style:style style:name="ce2053" style:family="table-cell" style:parent-style-name="Default">
      <style:map style:condition="cell-content()=1" style:apply-style-name="Untitled2" style:base-cell-address="Sheet1.M853"/>
    </style:style>
    <style:style style:name="ce2054" style:family="table-cell" style:parent-style-name="Default">
      <style:map style:condition="cell-content()=1" style:apply-style-name="Untitled2" style:base-cell-address="Sheet1.M854"/>
    </style:style>
    <style:style style:name="ce2055" style:family="table-cell" style:parent-style-name="Default">
      <style:map style:condition="cell-content()=1" style:apply-style-name="Untitled2" style:base-cell-address="Sheet1.M855"/>
    </style:style>
    <style:style style:name="ce2056" style:family="table-cell" style:parent-style-name="Default">
      <style:map style:condition="cell-content()=1" style:apply-style-name="Untitled2" style:base-cell-address="Sheet1.M856"/>
    </style:style>
    <style:style style:name="ce2057" style:family="table-cell" style:parent-style-name="Default">
      <style:map style:condition="cell-content()=1" style:apply-style-name="Untitled2" style:base-cell-address="Sheet1.M857"/>
    </style:style>
    <style:style style:name="ce2058" style:family="table-cell" style:parent-style-name="Default">
      <style:map style:condition="cell-content()=1" style:apply-style-name="Untitled2" style:base-cell-address="Sheet1.M858"/>
    </style:style>
    <style:style style:name="ce2059" style:family="table-cell" style:parent-style-name="Default">
      <style:map style:condition="cell-content()=1" style:apply-style-name="Untitled2" style:base-cell-address="Sheet1.M859"/>
    </style:style>
    <style:style style:name="ce2060" style:family="table-cell" style:parent-style-name="Default">
      <style:map style:condition="cell-content()=1" style:apply-style-name="Untitled2" style:base-cell-address="Sheet1.M860"/>
    </style:style>
    <style:style style:name="ce2061" style:family="table-cell" style:parent-style-name="Default">
      <style:map style:condition="cell-content()=1" style:apply-style-name="Untitled2" style:base-cell-address="Sheet1.M861"/>
    </style:style>
    <style:style style:name="ce2062" style:family="table-cell" style:parent-style-name="Default">
      <style:map style:condition="cell-content()=1" style:apply-style-name="Untitled2" style:base-cell-address="Sheet1.M862"/>
    </style:style>
    <style:style style:name="ce2063" style:family="table-cell" style:parent-style-name="Default">
      <style:map style:condition="cell-content()=1" style:apply-style-name="Untitled2" style:base-cell-address="Sheet1.M863"/>
    </style:style>
    <style:style style:name="ce2064" style:family="table-cell" style:parent-style-name="Default">
      <style:map style:condition="cell-content()=1" style:apply-style-name="Untitled2" style:base-cell-address="Sheet1.M864"/>
    </style:style>
    <style:style style:name="ce2065" style:family="table-cell" style:parent-style-name="Default">
      <style:map style:condition="cell-content()=1" style:apply-style-name="Untitled2" style:base-cell-address="Sheet1.M865"/>
    </style:style>
    <style:style style:name="ce2066" style:family="table-cell" style:parent-style-name="Default">
      <style:map style:condition="cell-content()=1" style:apply-style-name="Untitled2" style:base-cell-address="Sheet1.M866"/>
    </style:style>
    <style:style style:name="ce2067" style:family="table-cell" style:parent-style-name="Default">
      <style:map style:condition="cell-content()=1" style:apply-style-name="Untitled2" style:base-cell-address="Sheet1.M867"/>
    </style:style>
    <style:style style:name="ce2068" style:family="table-cell" style:parent-style-name="Default">
      <style:map style:condition="cell-content()=1" style:apply-style-name="Untitled2" style:base-cell-address="Sheet1.M868"/>
    </style:style>
    <style:style style:name="ce2069" style:family="table-cell" style:parent-style-name="Default">
      <style:map style:condition="cell-content()=1" style:apply-style-name="Untitled2" style:base-cell-address="Sheet1.M869"/>
    </style:style>
    <style:style style:name="ce2070" style:family="table-cell" style:parent-style-name="Default">
      <style:map style:condition="cell-content()=1" style:apply-style-name="Untitled2" style:base-cell-address="Sheet1.M870"/>
    </style:style>
    <style:style style:name="ce2071" style:family="table-cell" style:parent-style-name="Default">
      <style:map style:condition="cell-content()=1" style:apply-style-name="Untitled2" style:base-cell-address="Sheet1.M871"/>
    </style:style>
    <style:style style:name="ce2072" style:family="table-cell" style:parent-style-name="Default">
      <style:map style:condition="cell-content()=1" style:apply-style-name="Untitled2" style:base-cell-address="Sheet1.M872"/>
    </style:style>
    <style:style style:name="ce2073" style:family="table-cell" style:parent-style-name="Default">
      <style:map style:condition="cell-content()=1" style:apply-style-name="Untitled2" style:base-cell-address="Sheet1.M873"/>
    </style:style>
    <style:style style:name="ce2074" style:family="table-cell" style:parent-style-name="Default">
      <style:map style:condition="cell-content()=1" style:apply-style-name="Untitled2" style:base-cell-address="Sheet1.M874"/>
    </style:style>
    <style:style style:name="ce2075" style:family="table-cell" style:parent-style-name="Default">
      <style:map style:condition="cell-content()=1" style:apply-style-name="Untitled2" style:base-cell-address="Sheet1.M875"/>
    </style:style>
    <style:style style:name="ce2076" style:family="table-cell" style:parent-style-name="Default">
      <style:map style:condition="cell-content()=1" style:apply-style-name="Untitled2" style:base-cell-address="Sheet1.M876"/>
    </style:style>
    <style:style style:name="ce2077" style:family="table-cell" style:parent-style-name="Default">
      <style:map style:condition="cell-content()=1" style:apply-style-name="Untitled2" style:base-cell-address="Sheet1.M877"/>
    </style:style>
    <style:style style:name="ce2078" style:family="table-cell" style:parent-style-name="Default">
      <style:map style:condition="cell-content()=1" style:apply-style-name="Untitled2" style:base-cell-address="Sheet1.M878"/>
    </style:style>
    <style:style style:name="ce2079" style:family="table-cell" style:parent-style-name="Default">
      <style:map style:condition="cell-content()=1" style:apply-style-name="Untitled2" style:base-cell-address="Sheet1.M879"/>
    </style:style>
    <style:style style:name="ce2080" style:family="table-cell" style:parent-style-name="Default">
      <style:map style:condition="cell-content()=1" style:apply-style-name="Untitled2" style:base-cell-address="Sheet1.M880"/>
    </style:style>
    <style:style style:name="ce2081" style:family="table-cell" style:parent-style-name="Default">
      <style:map style:condition="cell-content()=1" style:apply-style-name="Untitled2" style:base-cell-address="Sheet1.M881"/>
    </style:style>
    <style:style style:name="ce2082" style:family="table-cell" style:parent-style-name="Default">
      <style:map style:condition="cell-content()=1" style:apply-style-name="Untitled2" style:base-cell-address="Sheet1.M882"/>
    </style:style>
    <style:style style:name="ce2083" style:family="table-cell" style:parent-style-name="Default">
      <style:map style:condition="cell-content()=1" style:apply-style-name="Untitled2" style:base-cell-address="Sheet1.M883"/>
    </style:style>
    <style:style style:name="ce2084" style:family="table-cell" style:parent-style-name="Default">
      <style:map style:condition="cell-content()=1" style:apply-style-name="Untitled2" style:base-cell-address="Sheet1.M884"/>
    </style:style>
    <style:style style:name="ce2085" style:family="table-cell" style:parent-style-name="Default">
      <style:map style:condition="cell-content()=1" style:apply-style-name="Untitled2" style:base-cell-address="Sheet1.M885"/>
    </style:style>
    <style:style style:name="ce2086" style:family="table-cell" style:parent-style-name="Default">
      <style:map style:condition="cell-content()=1" style:apply-style-name="Untitled2" style:base-cell-address="Sheet1.M886"/>
    </style:style>
    <style:style style:name="ce2087" style:family="table-cell" style:parent-style-name="Default">
      <style:map style:condition="cell-content()=1" style:apply-style-name="Untitled2" style:base-cell-address="Sheet1.M887"/>
    </style:style>
    <style:style style:name="ce2088" style:family="table-cell" style:parent-style-name="Default">
      <style:map style:condition="cell-content()=1" style:apply-style-name="Untitled2" style:base-cell-address="Sheet1.M888"/>
    </style:style>
    <style:style style:name="ce2089" style:family="table-cell" style:parent-style-name="Default">
      <style:map style:condition="cell-content()=1" style:apply-style-name="Untitled2" style:base-cell-address="Sheet1.M889"/>
    </style:style>
    <style:style style:name="ce2090" style:family="table-cell" style:parent-style-name="Default">
      <style:map style:condition="cell-content()=1" style:apply-style-name="Untitled2" style:base-cell-address="Sheet1.M890"/>
    </style:style>
    <style:style style:name="ce2091" style:family="table-cell" style:parent-style-name="Default">
      <style:map style:condition="cell-content()=1" style:apply-style-name="Untitled2" style:base-cell-address="Sheet1.M891"/>
    </style:style>
    <style:style style:name="ce2092" style:family="table-cell" style:parent-style-name="Default">
      <style:map style:condition="cell-content()=1" style:apply-style-name="Untitled2" style:base-cell-address="Sheet1.M892"/>
    </style:style>
    <style:style style:name="ce2093" style:family="table-cell" style:parent-style-name="Default">
      <style:map style:condition="cell-content()=1" style:apply-style-name="Untitled2" style:base-cell-address="Sheet1.M893"/>
    </style:style>
    <style:style style:name="ce2094" style:family="table-cell" style:parent-style-name="Default">
      <style:map style:condition="cell-content()=1" style:apply-style-name="Untitled2" style:base-cell-address="Sheet1.M894"/>
    </style:style>
    <style:style style:name="ce2095" style:family="table-cell" style:parent-style-name="Default">
      <style:map style:condition="cell-content()=1" style:apply-style-name="Untitled2" style:base-cell-address="Sheet1.M895"/>
    </style:style>
    <style:style style:name="ce2096" style:family="table-cell" style:parent-style-name="Default">
      <style:map style:condition="cell-content()=1" style:apply-style-name="Untitled2" style:base-cell-address="Sheet1.M896"/>
    </style:style>
    <style:style style:name="ce2097" style:family="table-cell" style:parent-style-name="Default">
      <style:map style:condition="cell-content()=1" style:apply-style-name="Untitled2" style:base-cell-address="Sheet1.M897"/>
    </style:style>
    <style:style style:name="ce2098" style:family="table-cell" style:parent-style-name="Default">
      <style:map style:condition="cell-content()=1" style:apply-style-name="Untitled2" style:base-cell-address="Sheet1.M898"/>
    </style:style>
    <style:style style:name="ce2099" style:family="table-cell" style:parent-style-name="Default">
      <style:map style:condition="cell-content()=1" style:apply-style-name="Untitled2" style:base-cell-address="Sheet1.M899"/>
    </style:style>
    <style:style style:name="ce2100" style:family="table-cell" style:parent-style-name="Default">
      <style:map style:condition="cell-content()=1" style:apply-style-name="Untitled2" style:base-cell-address="Sheet1.M900"/>
    </style:style>
    <style:style style:name="ce2101" style:family="table-cell" style:parent-style-name="Default">
      <style:map style:condition="cell-content()=1" style:apply-style-name="Untitled2" style:base-cell-address="Sheet1.M901"/>
    </style:style>
    <style:style style:name="ce2102" style:family="table-cell" style:parent-style-name="Default">
      <style:map style:condition="cell-content()=1" style:apply-style-name="Untitled2" style:base-cell-address="Sheet1.M902"/>
    </style:style>
    <style:style style:name="ce2103" style:family="table-cell" style:parent-style-name="Default">
      <style:map style:condition="cell-content()=1" style:apply-style-name="Untitled2" style:base-cell-address="Sheet1.M903"/>
    </style:style>
    <style:style style:name="ce2104" style:family="table-cell" style:parent-style-name="Default">
      <style:map style:condition="cell-content()=1" style:apply-style-name="Untitled2" style:base-cell-address="Sheet1.M904"/>
    </style:style>
    <style:style style:name="ce2105" style:family="table-cell" style:parent-style-name="Default">
      <style:map style:condition="cell-content()=1" style:apply-style-name="Untitled2" style:base-cell-address="Sheet1.M905"/>
    </style:style>
    <style:style style:name="ce2106" style:family="table-cell" style:parent-style-name="Default">
      <style:map style:condition="cell-content()=1" style:apply-style-name="Untitled2" style:base-cell-address="Sheet1.M906"/>
    </style:style>
    <style:style style:name="ce2107" style:family="table-cell" style:parent-style-name="Default">
      <style:map style:condition="cell-content()=1" style:apply-style-name="Untitled2" style:base-cell-address="Sheet1.M907"/>
    </style:style>
    <style:style style:name="ce2108" style:family="table-cell" style:parent-style-name="Default">
      <style:map style:condition="cell-content()=1" style:apply-style-name="Untitled2" style:base-cell-address="Sheet1.M908"/>
    </style:style>
    <style:style style:name="ce2109" style:family="table-cell" style:parent-style-name="Default">
      <style:map style:condition="cell-content()=1" style:apply-style-name="Untitled2" style:base-cell-address="Sheet1.M909"/>
    </style:style>
    <style:style style:name="ce2110" style:family="table-cell" style:parent-style-name="Default">
      <style:map style:condition="cell-content()=1" style:apply-style-name="Untitled2" style:base-cell-address="Sheet1.M910"/>
    </style:style>
    <style:style style:name="ce2111" style:family="table-cell" style:parent-style-name="Default">
      <style:map style:condition="cell-content()=1" style:apply-style-name="Untitled2" style:base-cell-address="Sheet1.M911"/>
    </style:style>
    <style:style style:name="ce2112" style:family="table-cell" style:parent-style-name="Default">
      <style:map style:condition="cell-content()=1" style:apply-style-name="Untitled2" style:base-cell-address="Sheet1.M912"/>
    </style:style>
    <style:style style:name="ce2113" style:family="table-cell" style:parent-style-name="Default">
      <style:map style:condition="cell-content()=1" style:apply-style-name="Untitled2" style:base-cell-address="Sheet1.M913"/>
    </style:style>
    <style:style style:name="ce2114" style:family="table-cell" style:parent-style-name="Default">
      <style:map style:condition="cell-content()=1" style:apply-style-name="Untitled2" style:base-cell-address="Sheet1.M914"/>
    </style:style>
    <style:style style:name="ce2115" style:family="table-cell" style:parent-style-name="Default">
      <style:map style:condition="cell-content()=1" style:apply-style-name="Untitled2" style:base-cell-address="Sheet1.M915"/>
    </style:style>
    <style:style style:name="ce2116" style:family="table-cell" style:parent-style-name="Default">
      <style:map style:condition="cell-content()=1" style:apply-style-name="Untitled2" style:base-cell-address="Sheet1.M916"/>
    </style:style>
    <style:style style:name="ce2117" style:family="table-cell" style:parent-style-name="Default">
      <style:map style:condition="cell-content()=1" style:apply-style-name="Untitled2" style:base-cell-address="Sheet1.M917"/>
    </style:style>
    <style:style style:name="ce2118" style:family="table-cell" style:parent-style-name="Default">
      <style:map style:condition="cell-content()=1" style:apply-style-name="Untitled2" style:base-cell-address="Sheet1.M918"/>
    </style:style>
    <style:style style:name="ce2119" style:family="table-cell" style:parent-style-name="Default">
      <style:map style:condition="cell-content()=1" style:apply-style-name="Untitled2" style:base-cell-address="Sheet1.M919"/>
    </style:style>
    <style:style style:name="ce2120" style:family="table-cell" style:parent-style-name="Default">
      <style:map style:condition="cell-content()=1" style:apply-style-name="Untitled2" style:base-cell-address="Sheet1.M920"/>
    </style:style>
    <style:style style:name="ce2121" style:family="table-cell" style:parent-style-name="Default">
      <style:map style:condition="cell-content()=1" style:apply-style-name="Untitled2" style:base-cell-address="Sheet1.M921"/>
    </style:style>
    <style:style style:name="ce2122" style:family="table-cell" style:parent-style-name="Default">
      <style:map style:condition="cell-content()=1" style:apply-style-name="Untitled2" style:base-cell-address="Sheet1.M922"/>
    </style:style>
    <style:style style:name="ce2123" style:family="table-cell" style:parent-style-name="Default">
      <style:map style:condition="cell-content()=1" style:apply-style-name="Untitled2" style:base-cell-address="Sheet1.M923"/>
    </style:style>
    <style:style style:name="ce2124" style:family="table-cell" style:parent-style-name="Default">
      <style:map style:condition="cell-content()=1" style:apply-style-name="Untitled2" style:base-cell-address="Sheet1.M924"/>
    </style:style>
    <style:style style:name="ce2125" style:family="table-cell" style:parent-style-name="Default">
      <style:map style:condition="cell-content()=1" style:apply-style-name="Untitled2" style:base-cell-address="Sheet1.M925"/>
    </style:style>
    <style:style style:name="ce2126" style:family="table-cell" style:parent-style-name="Default">
      <style:map style:condition="cell-content()=1" style:apply-style-name="Untitled2" style:base-cell-address="Sheet1.M926"/>
    </style:style>
    <style:style style:name="ce2127" style:family="table-cell" style:parent-style-name="Default">
      <style:map style:condition="cell-content()=1" style:apply-style-name="Untitled2" style:base-cell-address="Sheet1.M927"/>
    </style:style>
    <style:style style:name="ce2128" style:family="table-cell" style:parent-style-name="Default">
      <style:map style:condition="cell-content()=1" style:apply-style-name="Untitled2" style:base-cell-address="Sheet1.M928"/>
    </style:style>
    <style:style style:name="ce2129" style:family="table-cell" style:parent-style-name="Default">
      <style:map style:condition="cell-content()=1" style:apply-style-name="Untitled2" style:base-cell-address="Sheet1.M929"/>
    </style:style>
    <style:style style:name="ce2130" style:family="table-cell" style:parent-style-name="Default">
      <style:map style:condition="cell-content()=1" style:apply-style-name="Untitled2" style:base-cell-address="Sheet1.M930"/>
    </style:style>
    <style:style style:name="ce2131" style:family="table-cell" style:parent-style-name="Default">
      <style:map style:condition="cell-content()=1" style:apply-style-name="Untitled2" style:base-cell-address="Sheet1.M931"/>
    </style:style>
    <style:style style:name="ce2132" style:family="table-cell" style:parent-style-name="Default">
      <style:map style:condition="cell-content()=1" style:apply-style-name="Untitled2" style:base-cell-address="Sheet1.M932"/>
    </style:style>
    <style:style style:name="ce2133" style:family="table-cell" style:parent-style-name="Default">
      <style:map style:condition="cell-content()=1" style:apply-style-name="Untitled2" style:base-cell-address="Sheet1.M933"/>
    </style:style>
    <style:style style:name="ce2134" style:family="table-cell" style:parent-style-name="Default">
      <style:map style:condition="cell-content()=1" style:apply-style-name="Untitled2" style:base-cell-address="Sheet1.M934"/>
    </style:style>
    <style:style style:name="ce2135" style:family="table-cell" style:parent-style-name="Default">
      <style:map style:condition="cell-content()=1" style:apply-style-name="Untitled2" style:base-cell-address="Sheet1.M935"/>
    </style:style>
    <style:style style:name="ce2136" style:family="table-cell" style:parent-style-name="Default">
      <style:map style:condition="cell-content()=1" style:apply-style-name="Untitled2" style:base-cell-address="Sheet1.M936"/>
    </style:style>
    <style:style style:name="ce2137" style:family="table-cell" style:parent-style-name="Default">
      <style:map style:condition="cell-content()=1" style:apply-style-name="Untitled2" style:base-cell-address="Sheet1.M937"/>
    </style:style>
    <style:style style:name="ce2138" style:family="table-cell" style:parent-style-name="Default">
      <style:map style:condition="cell-content()=1" style:apply-style-name="Untitled2" style:base-cell-address="Sheet1.M938"/>
    </style:style>
    <style:style style:name="ce2139" style:family="table-cell" style:parent-style-name="Default">
      <style:map style:condition="cell-content()=1" style:apply-style-name="Untitled2" style:base-cell-address="Sheet1.M939"/>
    </style:style>
    <style:style style:name="ce2140" style:family="table-cell" style:parent-style-name="Default">
      <style:map style:condition="cell-content()=1" style:apply-style-name="Untitled2" style:base-cell-address="Sheet1.M940"/>
    </style:style>
    <style:style style:name="ce2141" style:family="table-cell" style:parent-style-name="Default">
      <style:map style:condition="cell-content()=1" style:apply-style-name="Untitled2" style:base-cell-address="Sheet1.M941"/>
    </style:style>
    <style:style style:name="ce2142" style:family="table-cell" style:parent-style-name="Default">
      <style:map style:condition="cell-content()=1" style:apply-style-name="Untitled2" style:base-cell-address="Sheet1.M942"/>
    </style:style>
    <style:style style:name="ce2143" style:family="table-cell" style:parent-style-name="Default">
      <style:map style:condition="cell-content()=1" style:apply-style-name="Untitled2" style:base-cell-address="Sheet1.M943"/>
    </style:style>
    <style:style style:name="ce2144" style:family="table-cell" style:parent-style-name="Default">
      <style:map style:condition="cell-content()=1" style:apply-style-name="Untitled2" style:base-cell-address="Sheet1.M944"/>
    </style:style>
    <style:style style:name="ce2145" style:family="table-cell" style:parent-style-name="Default">
      <style:map style:condition="cell-content()=1" style:apply-style-name="Untitled2" style:base-cell-address="Sheet1.M945"/>
    </style:style>
    <style:style style:name="ce2146" style:family="table-cell" style:parent-style-name="Default">
      <style:map style:condition="cell-content()=1" style:apply-style-name="Untitled2" style:base-cell-address="Sheet1.M946"/>
    </style:style>
    <style:style style:name="ce2147" style:family="table-cell" style:parent-style-name="Default">
      <style:map style:condition="cell-content()=1" style:apply-style-name="Untitled2" style:base-cell-address="Sheet1.M947"/>
    </style:style>
    <style:style style:name="ce2148" style:family="table-cell" style:parent-style-name="Default">
      <style:map style:condition="cell-content()=1" style:apply-style-name="Untitled2" style:base-cell-address="Sheet1.M948"/>
    </style:style>
    <style:style style:name="ce2149" style:family="table-cell" style:parent-style-name="Default">
      <style:map style:condition="cell-content()=1" style:apply-style-name="Untitled2" style:base-cell-address="Sheet1.M949"/>
    </style:style>
    <style:style style:name="ce2150" style:family="table-cell" style:parent-style-name="Default">
      <style:map style:condition="cell-content()=1" style:apply-style-name="Untitled2" style:base-cell-address="Sheet1.M950"/>
    </style:style>
    <style:style style:name="ce2151" style:family="table-cell" style:parent-style-name="Default">
      <style:map style:condition="cell-content()=1" style:apply-style-name="Untitled2" style:base-cell-address="Sheet1.M951"/>
    </style:style>
    <style:style style:name="ce2152" style:family="table-cell" style:parent-style-name="Default">
      <style:map style:condition="cell-content()=1" style:apply-style-name="Untitled2" style:base-cell-address="Sheet1.M952"/>
    </style:style>
    <style:style style:name="ce2153" style:family="table-cell" style:parent-style-name="Default">
      <style:map style:condition="cell-content()=1" style:apply-style-name="Untitled2" style:base-cell-address="Sheet1.M953"/>
    </style:style>
    <style:style style:name="ce2154" style:family="table-cell" style:parent-style-name="Default">
      <style:map style:condition="cell-content()=1" style:apply-style-name="Untitled2" style:base-cell-address="Sheet1.M954"/>
    </style:style>
    <style:style style:name="ce2155" style:family="table-cell" style:parent-style-name="Default">
      <style:map style:condition="cell-content()=1" style:apply-style-name="Untitled2" style:base-cell-address="Sheet1.M955"/>
    </style:style>
    <style:style style:name="ce2156" style:family="table-cell" style:parent-style-name="Default">
      <style:map style:condition="cell-content()=1" style:apply-style-name="Untitled2" style:base-cell-address="Sheet1.M956"/>
    </style:style>
    <style:style style:name="ce2157" style:family="table-cell" style:parent-style-name="Default">
      <style:map style:condition="cell-content()=1" style:apply-style-name="Untitled2" style:base-cell-address="Sheet1.M957"/>
    </style:style>
    <style:style style:name="ce2158" style:family="table-cell" style:parent-style-name="Default">
      <style:map style:condition="cell-content()=1" style:apply-style-name="Untitled2" style:base-cell-address="Sheet1.M958"/>
    </style:style>
    <style:style style:name="ce2159" style:family="table-cell" style:parent-style-name="Default">
      <style:map style:condition="cell-content()=1" style:apply-style-name="Untitled2" style:base-cell-address="Sheet1.M959"/>
    </style:style>
    <style:style style:name="ce2160" style:family="table-cell" style:parent-style-name="Default">
      <style:map style:condition="cell-content()=1" style:apply-style-name="Untitled2" style:base-cell-address="Sheet1.M960"/>
    </style:style>
    <style:style style:name="ce2161" style:family="table-cell" style:parent-style-name="Default">
      <style:map style:condition="cell-content()=1" style:apply-style-name="Untitled2" style:base-cell-address="Sheet1.M961"/>
    </style:style>
    <style:style style:name="ce2162" style:family="table-cell" style:parent-style-name="Default">
      <style:map style:condition="cell-content()=1" style:apply-style-name="Untitled2" style:base-cell-address="Sheet1.M962"/>
    </style:style>
    <style:style style:name="ce2163" style:family="table-cell" style:parent-style-name="Default">
      <style:map style:condition="cell-content()=1" style:apply-style-name="Untitled2" style:base-cell-address="Sheet1.M963"/>
    </style:style>
    <style:style style:name="ce2164" style:family="table-cell" style:parent-style-name="Default">
      <style:map style:condition="cell-content()=1" style:apply-style-name="Untitled2" style:base-cell-address="Sheet1.M964"/>
    </style:style>
    <style:style style:name="ce2165" style:family="table-cell" style:parent-style-name="Default">
      <style:map style:condition="cell-content()=1" style:apply-style-name="Untitled2" style:base-cell-address="Sheet1.M965"/>
    </style:style>
    <style:style style:name="ce2166" style:family="table-cell" style:parent-style-name="Default">
      <style:map style:condition="cell-content()=1" style:apply-style-name="Untitled2" style:base-cell-address="Sheet1.M966"/>
    </style:style>
    <style:style style:name="ce2167" style:family="table-cell" style:parent-style-name="Default">
      <style:map style:condition="cell-content()=1" style:apply-style-name="Untitled2" style:base-cell-address="Sheet1.M967"/>
    </style:style>
    <style:style style:name="ce2168" style:family="table-cell" style:parent-style-name="Default">
      <style:map style:condition="cell-content()=1" style:apply-style-name="Untitled2" style:base-cell-address="Sheet1.M968"/>
    </style:style>
    <style:style style:name="ce2169" style:family="table-cell" style:parent-style-name="Default">
      <style:map style:condition="cell-content()=1" style:apply-style-name="Untitled2" style:base-cell-address="Sheet1.M969"/>
    </style:style>
    <style:style style:name="ce2170" style:family="table-cell" style:parent-style-name="Default">
      <style:map style:condition="cell-content()=1" style:apply-style-name="Untitled2" style:base-cell-address="Sheet1.M970"/>
    </style:style>
    <style:style style:name="ce2171" style:family="table-cell" style:parent-style-name="Default">
      <style:map style:condition="cell-content()=1" style:apply-style-name="Untitled2" style:base-cell-address="Sheet1.M971"/>
    </style:style>
    <style:style style:name="ce2172" style:family="table-cell" style:parent-style-name="Default">
      <style:map style:condition="cell-content()=1" style:apply-style-name="Untitled2" style:base-cell-address="Sheet1.M972"/>
    </style:style>
    <style:style style:name="ce2173" style:family="table-cell" style:parent-style-name="Default">
      <style:map style:condition="cell-content()=1" style:apply-style-name="Untitled2" style:base-cell-address="Sheet1.M973"/>
    </style:style>
    <style:style style:name="ce2174" style:family="table-cell" style:parent-style-name="Default">
      <style:map style:condition="cell-content()=1" style:apply-style-name="Untitled2" style:base-cell-address="Sheet1.M974"/>
    </style:style>
    <style:style style:name="ce2175" style:family="table-cell" style:parent-style-name="Default">
      <style:map style:condition="cell-content()=1" style:apply-style-name="Untitled2" style:base-cell-address="Sheet1.M975"/>
    </style:style>
    <style:style style:name="ce2176" style:family="table-cell" style:parent-style-name="Default">
      <style:map style:condition="cell-content()=1" style:apply-style-name="Untitled2" style:base-cell-address="Sheet1.M976"/>
    </style:style>
    <style:style style:name="ce2177" style:family="table-cell" style:parent-style-name="Default">
      <style:map style:condition="cell-content()=1" style:apply-style-name="Untitled2" style:base-cell-address="Sheet1.M977"/>
    </style:style>
    <style:style style:name="ce2178" style:family="table-cell" style:parent-style-name="Default">
      <style:map style:condition="cell-content()=1" style:apply-style-name="Untitled2" style:base-cell-address="Sheet1.M978"/>
    </style:style>
    <style:style style:name="ce2179" style:family="table-cell" style:parent-style-name="Default">
      <style:map style:condition="cell-content()=1" style:apply-style-name="Untitled2" style:base-cell-address="Sheet1.M979"/>
    </style:style>
    <style:style style:name="ce2180" style:family="table-cell" style:parent-style-name="Default">
      <style:map style:condition="cell-content()=1" style:apply-style-name="Untitled2" style:base-cell-address="Sheet1.M980"/>
    </style:style>
    <style:style style:name="ce2181" style:family="table-cell" style:parent-style-name="Default">
      <style:map style:condition="cell-content()=1" style:apply-style-name="Untitled2" style:base-cell-address="Sheet1.M981"/>
    </style:style>
    <style:style style:name="ce2182" style:family="table-cell" style:parent-style-name="Default">
      <style:map style:condition="cell-content()=1" style:apply-style-name="Untitled2" style:base-cell-address="Sheet1.M982"/>
    </style:style>
    <style:style style:name="ce2183" style:family="table-cell" style:parent-style-name="Default">
      <style:map style:condition="cell-content()=1" style:apply-style-name="Untitled2" style:base-cell-address="Sheet1.M983"/>
    </style:style>
    <style:style style:name="ce2184" style:family="table-cell" style:parent-style-name="Default">
      <style:map style:condition="cell-content()=1" style:apply-style-name="Untitled2" style:base-cell-address="Sheet1.M984"/>
    </style:style>
    <style:style style:name="ce2185" style:family="table-cell" style:parent-style-name="Default">
      <style:map style:condition="cell-content()=1" style:apply-style-name="Untitled2" style:base-cell-address="Sheet1.M985"/>
    </style:style>
    <style:style style:name="ce2186" style:family="table-cell" style:parent-style-name="Default">
      <style:map style:condition="cell-content()=1" style:apply-style-name="Untitled2" style:base-cell-address="Sheet1.M986"/>
    </style:style>
    <style:style style:name="ce2187" style:family="table-cell" style:parent-style-name="Default">
      <style:map style:condition="cell-content()=1" style:apply-style-name="Untitled2" style:base-cell-address="Sheet1.M987"/>
    </style:style>
    <style:style style:name="ce2188" style:family="table-cell" style:parent-style-name="Default">
      <style:map style:condition="cell-content()=1" style:apply-style-name="Untitled2" style:base-cell-address="Sheet1.M988"/>
    </style:style>
    <style:style style:name="ce2189" style:family="table-cell" style:parent-style-name="Default">
      <style:map style:condition="cell-content()=1" style:apply-style-name="Untitled2" style:base-cell-address="Sheet1.M989"/>
    </style:style>
    <style:style style:name="ce2190" style:family="table-cell" style:parent-style-name="Default">
      <style:map style:condition="cell-content()=1" style:apply-style-name="Untitled2" style:base-cell-address="Sheet1.M990"/>
    </style:style>
    <style:style style:name="ce2191" style:family="table-cell" style:parent-style-name="Default">
      <style:map style:condition="cell-content()=1" style:apply-style-name="Untitled2" style:base-cell-address="Sheet1.M991"/>
    </style:style>
    <style:style style:name="ce2192" style:family="table-cell" style:parent-style-name="Default">
      <style:map style:condition="cell-content()=1" style:apply-style-name="Untitled2" style:base-cell-address="Sheet1.M992"/>
    </style:style>
    <style:style style:name="ce2193" style:family="table-cell" style:parent-style-name="Default">
      <style:map style:condition="cell-content()=1" style:apply-style-name="Untitled2" style:base-cell-address="Sheet1.M993"/>
    </style:style>
    <style:style style:name="ce2194" style:family="table-cell" style:parent-style-name="Default">
      <style:map style:condition="cell-content()=1" style:apply-style-name="Untitled2" style:base-cell-address="Sheet1.M994"/>
    </style:style>
    <style:style style:name="ce2195" style:family="table-cell" style:parent-style-name="Default">
      <style:map style:condition="cell-content()=1" style:apply-style-name="Untitled2" style:base-cell-address="Sheet1.M995"/>
    </style:style>
    <style:style style:name="ce2196" style:family="table-cell" style:parent-style-name="Default">
      <style:map style:condition="cell-content()=1" style:apply-style-name="Untitled2" style:base-cell-address="Sheet1.M996"/>
    </style:style>
    <style:style style:name="ce2197" style:family="table-cell" style:parent-style-name="Default">
      <style:map style:condition="cell-content()=1" style:apply-style-name="Untitled2" style:base-cell-address="Sheet1.M997"/>
    </style:style>
    <style:style style:name="ce2198" style:family="table-cell" style:parent-style-name="Default">
      <style:map style:condition="cell-content()=1" style:apply-style-name="Untitled2" style:base-cell-address="Sheet1.M998"/>
    </style:style>
    <style:style style:name="ce2199" style:family="table-cell" style:parent-style-name="Default">
      <style:map style:condition="cell-content()=1" style:apply-style-name="Untitled2" style:base-cell-address="Sheet1.M999"/>
    </style:style>
    <style:style style:name="ce2200" style:family="table-cell" style:parent-style-name="Default">
      <style:map style:condition="cell-content()=1" style:apply-style-name="Untitled2" style:base-cell-address="Sheet1.M1000"/>
    </style:style>
    <style:style style:name="ce2201" style:family="table-cell" style:parent-style-name="Default">
      <style:map style:condition="cell-content()=1" style:apply-style-name="Untitled2" style:base-cell-address="Sheet1.M1001"/>
    </style:style>
    <style:style style:name="ce2202" style:family="table-cell" style:parent-style-name="Default">
      <style:map style:condition="cell-content()=1" style:apply-style-name="Untitled2" style:base-cell-address="Sheet1.M1002"/>
    </style:style>
    <style:style style:name="ce2203" style:family="table-cell" style:parent-style-name="Default">
      <style:map style:condition="cell-content()=1" style:apply-style-name="Untitled2" style:base-cell-address="Sheet1.M1003"/>
    </style:style>
    <style:style style:name="ce2204" style:family="table-cell" style:parent-style-name="Default">
      <style:map style:condition="cell-content()=1" style:apply-style-name="Untitled2" style:base-cell-address="Sheet1.M1004"/>
    </style:style>
    <style:style style:name="ce2205" style:family="table-cell" style:parent-style-name="Default">
      <style:map style:condition="cell-content()=1" style:apply-style-name="Untitled2" style:base-cell-address="Sheet1.M1005"/>
    </style:style>
    <style:style style:name="ce2206" style:family="table-cell" style:parent-style-name="Default">
      <style:map style:condition="cell-content()=1" style:apply-style-name="Untitled2" style:base-cell-address="Sheet1.M1006"/>
    </style:style>
    <style:style style:name="ce2207" style:family="table-cell" style:parent-style-name="Default">
      <style:map style:condition="cell-content()=1" style:apply-style-name="Untitled2" style:base-cell-address="Sheet1.M1007"/>
    </style:style>
    <style:style style:name="ce2208" style:family="table-cell" style:parent-style-name="Default">
      <style:map style:condition="cell-content()=1" style:apply-style-name="Untitled2" style:base-cell-address="Sheet1.M1008"/>
    </style:style>
    <style:style style:name="ce2209" style:family="table-cell" style:parent-style-name="Default">
      <style:map style:condition="cell-content()=1" style:apply-style-name="Untitled2" style:base-cell-address="Sheet1.M1009"/>
    </style:style>
    <style:style style:name="ce2210" style:family="table-cell" style:parent-style-name="Default">
      <style:map style:condition="cell-content()=1" style:apply-style-name="Untitled2" style:base-cell-address="Sheet1.M1010"/>
    </style:style>
    <style:style style:name="ce2211" style:family="table-cell" style:parent-style-name="Default">
      <style:map style:condition="cell-content()=1" style:apply-style-name="Untitled2" style:base-cell-address="Sheet1.M1011"/>
    </style:style>
    <style:style style:name="ce2212" style:family="table-cell" style:parent-style-name="Default">
      <style:map style:condition="cell-content()=1" style:apply-style-name="Untitled2" style:base-cell-address="Sheet1.M1012"/>
    </style:style>
    <style:style style:name="ce2213" style:family="table-cell" style:parent-style-name="Default">
      <style:map style:condition="cell-content()=1" style:apply-style-name="Untitled2" style:base-cell-address="Sheet1.M1013"/>
    </style:style>
    <style:style style:name="ce2214" style:family="table-cell" style:parent-style-name="Default">
      <style:map style:condition="cell-content()=1" style:apply-style-name="Untitled2" style:base-cell-address="Sheet1.M1014"/>
    </style:style>
    <style:style style:name="ce2215" style:family="table-cell" style:parent-style-name="Default">
      <style:map style:condition="cell-content()=1" style:apply-style-name="Untitled2" style:base-cell-address="Sheet1.M1015"/>
    </style:style>
    <style:style style:name="ce2216" style:family="table-cell" style:parent-style-name="Default">
      <style:map style:condition="cell-content()=1" style:apply-style-name="Untitled2" style:base-cell-address="Sheet1.M1016"/>
    </style:style>
    <style:style style:name="ce2217" style:family="table-cell" style:parent-style-name="Default">
      <style:map style:condition="cell-content()=1" style:apply-style-name="Untitled2" style:base-cell-address="Sheet1.M1017"/>
    </style:style>
    <style:style style:name="ce2218" style:family="table-cell" style:parent-style-name="Default">
      <style:map style:condition="cell-content()=1" style:apply-style-name="Untitled2" style:base-cell-address="Sheet1.M1018"/>
    </style:style>
    <style:style style:name="ce2219" style:family="table-cell" style:parent-style-name="Default">
      <style:map style:condition="cell-content()=1" style:apply-style-name="Untitled2" style:base-cell-address="Sheet1.M1019"/>
    </style:style>
    <style:style style:name="ce2220" style:family="table-cell" style:parent-style-name="Default">
      <style:map style:condition="cell-content()=1" style:apply-style-name="Untitled2" style:base-cell-address="Sheet1.M1020"/>
    </style:style>
    <style:style style:name="ce2221" style:family="table-cell" style:parent-style-name="Default">
      <style:map style:condition="cell-content()=1" style:apply-style-name="Untitled2" style:base-cell-address="Sheet1.M1021"/>
    </style:style>
    <style:style style:name="ce2222" style:family="table-cell" style:parent-style-name="Default">
      <style:map style:condition="cell-content()=1" style:apply-style-name="Untitled2" style:base-cell-address="Sheet1.M1022"/>
    </style:style>
    <style:style style:name="ce2223" style:family="table-cell" style:parent-style-name="Default">
      <style:map style:condition="cell-content()=1" style:apply-style-name="Untitled2" style:base-cell-address="Sheet1.M1023"/>
    </style:style>
    <style:style style:name="ce2224" style:family="table-cell" style:parent-style-name="Default">
      <style:map style:condition="cell-content()=1" style:apply-style-name="Untitled2" style:base-cell-address="Sheet1.M1024"/>
    </style:style>
    <style:style style:name="ce2225" style:family="table-cell" style:parent-style-name="Default">
      <style:map style:condition="cell-content()=1" style:apply-style-name="Untitled2" style:base-cell-address="Sheet1.M1025"/>
    </style:style>
    <style:style style:name="ce2226" style:family="table-cell" style:parent-style-name="Default">
      <style:map style:condition="cell-content()=1" style:apply-style-name="Untitled2" style:base-cell-address="Sheet1.M1026"/>
    </style:style>
    <style:style style:name="ce2227" style:family="table-cell" style:parent-style-name="Default">
      <style:map style:condition="cell-content()=1" style:apply-style-name="Untitled2" style:base-cell-address="Sheet1.M1027"/>
    </style:style>
    <style:style style:name="ce2228" style:family="table-cell" style:parent-style-name="Default">
      <style:map style:condition="cell-content()=1" style:apply-style-name="Untitled2" style:base-cell-address="Sheet1.M1028"/>
    </style:style>
    <style:style style:name="ce2229" style:family="table-cell" style:parent-style-name="Default">
      <style:map style:condition="cell-content()=1" style:apply-style-name="Untitled2" style:base-cell-address="Sheet1.M1029"/>
    </style:style>
    <style:style style:name="ce2230" style:family="table-cell" style:parent-style-name="Default">
      <style:map style:condition="cell-content()=1" style:apply-style-name="Untitled2" style:base-cell-address="Sheet1.M1030"/>
    </style:style>
    <style:style style:name="ce2231" style:family="table-cell" style:parent-style-name="Default">
      <style:map style:condition="cell-content()=1" style:apply-style-name="Untitled2" style:base-cell-address="Sheet1.M1031"/>
    </style:style>
    <style:style style:name="ce2232" style:family="table-cell" style:parent-style-name="Default">
      <style:map style:condition="cell-content()=1" style:apply-style-name="Untitled2" style:base-cell-address="Sheet1.M1032"/>
    </style:style>
    <style:style style:name="ce2233" style:family="table-cell" style:parent-style-name="Default">
      <style:map style:condition="cell-content()=1" style:apply-style-name="Untitled2" style:base-cell-address="Sheet1.M1033"/>
    </style:style>
    <style:style style:name="ce2234" style:family="table-cell" style:parent-style-name="Default">
      <style:map style:condition="cell-content()=1" style:apply-style-name="Untitled2" style:base-cell-address="Sheet1.M1034"/>
    </style:style>
    <style:style style:name="ce2235" style:family="table-cell" style:parent-style-name="Default">
      <style:map style:condition="cell-content()=1" style:apply-style-name="Untitled2" style:base-cell-address="Sheet1.M1035"/>
    </style:style>
    <style:style style:name="ce2236" style:family="table-cell" style:parent-style-name="Default">
      <style:map style:condition="cell-content()=1" style:apply-style-name="Untitled2" style:base-cell-address="Sheet1.M1036"/>
    </style:style>
    <style:style style:name="ce2237" style:family="table-cell" style:parent-style-name="Default">
      <style:map style:condition="cell-content()=1" style:apply-style-name="Untitled2" style:base-cell-address="Sheet1.M1037"/>
    </style:style>
    <style:style style:name="ce2238" style:family="table-cell" style:parent-style-name="Default">
      <style:map style:condition="cell-content()=1" style:apply-style-name="Untitled2" style:base-cell-address="Sheet1.M1038"/>
    </style:style>
    <style:style style:name="ce2239" style:family="table-cell" style:parent-style-name="Default">
      <style:map style:condition="cell-content()=1" style:apply-style-name="Untitled2" style:base-cell-address="Sheet1.M1039"/>
    </style:style>
    <style:style style:name="ce2240" style:family="table-cell" style:parent-style-name="Default">
      <style:map style:condition="cell-content()=1" style:apply-style-name="Untitled2" style:base-cell-address="Sheet1.M1040"/>
    </style:style>
    <style:style style:name="ce2241" style:family="table-cell" style:parent-style-name="Default">
      <style:map style:condition="cell-content()=1" style:apply-style-name="Untitled2" style:base-cell-address="Sheet1.M1041"/>
    </style:style>
    <style:style style:name="ce2242" style:family="table-cell" style:parent-style-name="Default">
      <style:map style:condition="cell-content()=1" style:apply-style-name="Untitled2" style:base-cell-address="Sheet1.M1042"/>
    </style:style>
    <style:style style:name="ce2243" style:family="table-cell" style:parent-style-name="Default">
      <style:map style:condition="cell-content()=1" style:apply-style-name="Untitled2" style:base-cell-address="Sheet1.M1043"/>
    </style:style>
    <style:style style:name="ce2244" style:family="table-cell" style:parent-style-name="Default">
      <style:map style:condition="cell-content()=1" style:apply-style-name="Untitled2" style:base-cell-address="Sheet1.M1044"/>
    </style:style>
    <style:style style:name="ce2245" style:family="table-cell" style:parent-style-name="Default">
      <style:map style:condition="cell-content()=1" style:apply-style-name="Untitled2" style:base-cell-address="Sheet1.M1045"/>
    </style:style>
    <style:style style:name="ce2246" style:family="table-cell" style:parent-style-name="Default">
      <style:map style:condition="cell-content()=1" style:apply-style-name="Untitled2" style:base-cell-address="Sheet1.M1046"/>
    </style:style>
    <style:style style:name="ce2247" style:family="table-cell" style:parent-style-name="Default">
      <style:map style:condition="cell-content()=1" style:apply-style-name="Untitled2" style:base-cell-address="Sheet1.M1047"/>
    </style:style>
    <style:style style:name="ce2248" style:family="table-cell" style:parent-style-name="Default">
      <style:map style:condition="cell-content()=1" style:apply-style-name="Untitled2" style:base-cell-address="Sheet1.M1048"/>
    </style:style>
    <style:style style:name="ce2249" style:family="table-cell" style:parent-style-name="Default">
      <style:map style:condition="cell-content()=1" style:apply-style-name="Untitled2" style:base-cell-address="Sheet1.M1049"/>
    </style:style>
    <style:style style:name="ce2250" style:family="table-cell" style:parent-style-name="Default">
      <style:map style:condition="cell-content()=1" style:apply-style-name="Untitled2" style:base-cell-address="Sheet1.M1050"/>
    </style:style>
    <style:style style:name="ce2251" style:family="table-cell" style:parent-style-name="Default">
      <style:map style:condition="cell-content()=1" style:apply-style-name="Untitled2" style:base-cell-address="Sheet1.M1051"/>
    </style:style>
    <style:style style:name="ce2252" style:family="table-cell" style:parent-style-name="Default">
      <style:map style:condition="cell-content()=1" style:apply-style-name="Untitled2" style:base-cell-address="Sheet1.M1052"/>
    </style:style>
    <style:style style:name="ce2253" style:family="table-cell" style:parent-style-name="Default">
      <style:map style:condition="cell-content()=1" style:apply-style-name="Untitled2" style:base-cell-address="Sheet1.M1053"/>
    </style:style>
    <style:style style:name="ce2254" style:family="table-cell" style:parent-style-name="Default">
      <style:map style:condition="cell-content()=1" style:apply-style-name="Untitled2" style:base-cell-address="Sheet1.M1054"/>
    </style:style>
    <style:style style:name="ce2255" style:family="table-cell" style:parent-style-name="Default">
      <style:map style:condition="cell-content()=1" style:apply-style-name="Untitled2" style:base-cell-address="Sheet1.M1055"/>
    </style:style>
    <style:style style:name="ce2256" style:family="table-cell" style:parent-style-name="Default">
      <style:map style:condition="cell-content()=1" style:apply-style-name="Untitled2" style:base-cell-address="Sheet1.M1056"/>
    </style:style>
    <style:style style:name="ce2257" style:family="table-cell" style:parent-style-name="Default">
      <style:map style:condition="cell-content()=1" style:apply-style-name="Untitled2" style:base-cell-address="Sheet1.M1057"/>
    </style:style>
    <style:style style:name="ce2258" style:family="table-cell" style:parent-style-name="Default">
      <style:map style:condition="cell-content()=1" style:apply-style-name="Untitled2" style:base-cell-address="Sheet1.M1058"/>
    </style:style>
    <style:style style:name="ce2259" style:family="table-cell" style:parent-style-name="Default">
      <style:map style:condition="cell-content()=1" style:apply-style-name="Untitled2" style:base-cell-address="Sheet1.M1059"/>
    </style:style>
    <style:style style:name="ce2260" style:family="table-cell" style:parent-style-name="Default">
      <style:map style:condition="cell-content()=1" style:apply-style-name="Untitled2" style:base-cell-address="Sheet1.M1060"/>
    </style:style>
    <style:style style:name="ce2261" style:family="table-cell" style:parent-style-name="Default">
      <style:map style:condition="cell-content()=1" style:apply-style-name="Untitled2" style:base-cell-address="Sheet1.M1061"/>
    </style:style>
    <style:style style:name="ce2262" style:family="table-cell" style:parent-style-name="Default">
      <style:map style:condition="cell-content()=1" style:apply-style-name="Untitled2" style:base-cell-address="Sheet1.M1062"/>
    </style:style>
    <style:style style:name="ce2263" style:family="table-cell" style:parent-style-name="Default">
      <style:map style:condition="cell-content()=1" style:apply-style-name="Untitled2" style:base-cell-address="Sheet1.M1063"/>
    </style:style>
    <style:style style:name="ce2264" style:family="table-cell" style:parent-style-name="Default">
      <style:map style:condition="cell-content()=1" style:apply-style-name="Untitled2" style:base-cell-address="Sheet1.M1064"/>
    </style:style>
    <style:style style:name="ce2265" style:family="table-cell" style:parent-style-name="Default">
      <style:map style:condition="cell-content()=1" style:apply-style-name="Untitled2" style:base-cell-address="Sheet1.M1065"/>
    </style:style>
    <style:style style:name="ce2266" style:family="table-cell" style:parent-style-name="Default">
      <style:map style:condition="cell-content()=1" style:apply-style-name="Untitled2" style:base-cell-address="Sheet1.M1066"/>
    </style:style>
    <style:style style:name="ce2267" style:family="table-cell" style:parent-style-name="Default">
      <style:map style:condition="cell-content()=1" style:apply-style-name="Untitled2" style:base-cell-address="Sheet1.M1067"/>
    </style:style>
    <style:style style:name="ce2268" style:family="table-cell" style:parent-style-name="Default">
      <style:map style:condition="cell-content()=1" style:apply-style-name="Untitled2" style:base-cell-address="Sheet1.M1068"/>
    </style:style>
    <style:style style:name="ce2269" style:family="table-cell" style:parent-style-name="Default">
      <style:map style:condition="cell-content()=1" style:apply-style-name="Untitled2" style:base-cell-address="Sheet1.M1069"/>
    </style:style>
    <style:style style:name="ce2270" style:family="table-cell" style:parent-style-name="Default">
      <style:map style:condition="cell-content()=1" style:apply-style-name="Untitled2" style:base-cell-address="Sheet1.M1070"/>
    </style:style>
    <style:style style:name="ce2271" style:family="table-cell" style:parent-style-name="Default">
      <style:map style:condition="cell-content()=1" style:apply-style-name="Untitled2" style:base-cell-address="Sheet1.M1071"/>
    </style:style>
    <style:style style:name="ce2272" style:family="table-cell" style:parent-style-name="Default">
      <style:map style:condition="cell-content()=1" style:apply-style-name="Untitled2" style:base-cell-address="Sheet1.M1072"/>
    </style:style>
    <style:style style:name="ce2273" style:family="table-cell" style:parent-style-name="Default">
      <style:map style:condition="cell-content()=1" style:apply-style-name="Untitled2" style:base-cell-address="Sheet1.M1073"/>
    </style:style>
    <style:style style:name="ce2274" style:family="table-cell" style:parent-style-name="Default">
      <style:map style:condition="cell-content()=1" style:apply-style-name="Untitled2" style:base-cell-address="Sheet1.M1074"/>
    </style:style>
    <style:style style:name="ce2275" style:family="table-cell" style:parent-style-name="Default">
      <style:map style:condition="cell-content()=1" style:apply-style-name="Untitled2" style:base-cell-address="Sheet1.M1075"/>
    </style:style>
    <style:style style:name="ce2276" style:family="table-cell" style:parent-style-name="Default">
      <style:map style:condition="cell-content()=1" style:apply-style-name="Untitled2" style:base-cell-address="Sheet1.M1076"/>
    </style:style>
    <style:style style:name="ce2277" style:family="table-cell" style:parent-style-name="Default">
      <style:map style:condition="cell-content()=1" style:apply-style-name="Untitled2" style:base-cell-address="Sheet1.M1077"/>
    </style:style>
    <style:style style:name="ce2278" style:family="table-cell" style:parent-style-name="Default">
      <style:map style:condition="cell-content()=1" style:apply-style-name="Untitled2" style:base-cell-address="Sheet1.M1078"/>
    </style:style>
    <style:style style:name="ce2279" style:family="table-cell" style:parent-style-name="Default">
      <style:map style:condition="cell-content()=1" style:apply-style-name="Untitled2" style:base-cell-address="Sheet1.M1079"/>
    </style:style>
    <style:style style:name="ce2280" style:family="table-cell" style:parent-style-name="Default">
      <style:map style:condition="cell-content()=1" style:apply-style-name="Untitled2" style:base-cell-address="Sheet1.M1080"/>
    </style:style>
    <style:style style:name="ce2281" style:family="table-cell" style:parent-style-name="Default">
      <style:map style:condition="cell-content()=1" style:apply-style-name="Untitled2" style:base-cell-address="Sheet1.M1081"/>
    </style:style>
    <style:style style:name="ce2282" style:family="table-cell" style:parent-style-name="Default">
      <style:map style:condition="cell-content()=1" style:apply-style-name="Untitled2" style:base-cell-address="Sheet1.M1082"/>
    </style:style>
    <style:style style:name="ce2283" style:family="table-cell" style:parent-style-name="Default">
      <style:map style:condition="cell-content()=1" style:apply-style-name="Untitled2" style:base-cell-address="Sheet1.M1083"/>
    </style:style>
    <style:style style:name="ce2284" style:family="table-cell" style:parent-style-name="Default">
      <style:map style:condition="cell-content()=1" style:apply-style-name="Untitled2" style:base-cell-address="Sheet1.M1084"/>
    </style:style>
    <style:style style:name="ce2285" style:family="table-cell" style:parent-style-name="Default">
      <style:map style:condition="cell-content()=1" style:apply-style-name="Untitled2" style:base-cell-address="Sheet1.M1085"/>
    </style:style>
    <style:style style:name="ce2286" style:family="table-cell" style:parent-style-name="Default">
      <style:map style:condition="cell-content()=1" style:apply-style-name="Untitled2" style:base-cell-address="Sheet1.M1086"/>
    </style:style>
    <style:style style:name="ce2287" style:family="table-cell" style:parent-style-name="Default">
      <style:map style:condition="cell-content()=1" style:apply-style-name="Untitled2" style:base-cell-address="Sheet1.M1087"/>
    </style:style>
    <style:style style:name="ce2288" style:family="table-cell" style:parent-style-name="Default">
      <style:map style:condition="cell-content()=1" style:apply-style-name="Untitled2" style:base-cell-address="Sheet1.M1088"/>
    </style:style>
    <style:style style:name="ce2289" style:family="table-cell" style:parent-style-name="Default">
      <style:map style:condition="cell-content()=1" style:apply-style-name="Untitled2" style:base-cell-address="Sheet1.M1089"/>
    </style:style>
    <style:style style:name="ce2290" style:family="table-cell" style:parent-style-name="Default">
      <style:map style:condition="cell-content()=1" style:apply-style-name="Untitled2" style:base-cell-address="Sheet1.M1090"/>
    </style:style>
    <style:style style:name="ce2291" style:family="table-cell" style:parent-style-name="Default">
      <style:map style:condition="cell-content()=1" style:apply-style-name="Untitled2" style:base-cell-address="Sheet1.M1091"/>
    </style:style>
    <style:style style:name="ce2292" style:family="table-cell" style:parent-style-name="Default">
      <style:map style:condition="cell-content()=1" style:apply-style-name="Untitled2" style:base-cell-address="Sheet1.M1092"/>
    </style:style>
    <style:style style:name="ce2293" style:family="table-cell" style:parent-style-name="Default">
      <style:map style:condition="cell-content()=1" style:apply-style-name="Untitled2" style:base-cell-address="Sheet1.M1093"/>
    </style:style>
    <style:style style:name="ce2294" style:family="table-cell" style:parent-style-name="Default">
      <style:map style:condition="cell-content()=1" style:apply-style-name="Untitled2" style:base-cell-address="Sheet1.M1094"/>
    </style:style>
    <style:style style:name="ce2295" style:family="table-cell" style:parent-style-name="Default">
      <style:map style:condition="cell-content()=1" style:apply-style-name="Untitled2" style:base-cell-address="Sheet1.M1095"/>
    </style:style>
    <style:style style:name="ce2296" style:family="table-cell" style:parent-style-name="Default">
      <style:map style:condition="cell-content()=1" style:apply-style-name="Untitled2" style:base-cell-address="Sheet1.M1096"/>
    </style:style>
    <style:style style:name="ce2297" style:family="table-cell" style:parent-style-name="Default">
      <style:map style:condition="cell-content()=1" style:apply-style-name="Untitled2" style:base-cell-address="Sheet1.M1097"/>
    </style:style>
    <style:style style:name="ce2298" style:family="table-cell" style:parent-style-name="Default">
      <style:map style:condition="cell-content()=1" style:apply-style-name="Untitled2" style:base-cell-address="Sheet1.M1098"/>
    </style:style>
    <style:style style:name="ce2299" style:family="table-cell" style:parent-style-name="Default">
      <style:map style:condition="cell-content()=1" style:apply-style-name="Untitled2" style:base-cell-address="Sheet1.M1099"/>
    </style:style>
    <style:style style:name="ce2300" style:family="table-cell" style:parent-style-name="Default">
      <style:map style:condition="cell-content()=1" style:apply-style-name="Untitled2" style:base-cell-address="Sheet1.M1100"/>
    </style:style>
    <style:style style:name="ce2301" style:family="table-cell" style:parent-style-name="Default">
      <style:map style:condition="cell-content()=1" style:apply-style-name="Untitled2" style:base-cell-address="Sheet1.M1101"/>
    </style:style>
    <style:style style:name="ce2302" style:family="table-cell" style:parent-style-name="Default">
      <style:map style:condition="cell-content()=1" style:apply-style-name="Untitled2" style:base-cell-address="Sheet1.M1102"/>
    </style:style>
    <style:style style:name="ce2303" style:family="table-cell" style:parent-style-name="Default">
      <style:map style:condition="cell-content()=1" style:apply-style-name="Untitled2" style:base-cell-address="Sheet1.M1103"/>
    </style:style>
    <style:style style:name="ce2304" style:family="table-cell" style:parent-style-name="Default">
      <style:map style:condition="cell-content()=1" style:apply-style-name="Untitled2" style:base-cell-address="Sheet1.M1104"/>
    </style:style>
    <style:style style:name="ce2305" style:family="table-cell" style:parent-style-name="Default">
      <style:map style:condition="cell-content()=1" style:apply-style-name="Untitled2" style:base-cell-address="Sheet1.M1105"/>
    </style:style>
    <style:style style:name="ce2306" style:family="table-cell" style:parent-style-name="Default">
      <style:map style:condition="cell-content()=1" style:apply-style-name="Untitled2" style:base-cell-address="Sheet1.M1106"/>
    </style:style>
    <style:style style:name="ce2307" style:family="table-cell" style:parent-style-name="Default">
      <style:map style:condition="cell-content()=1" style:apply-style-name="Untitled2" style:base-cell-address="Sheet1.M1107"/>
    </style:style>
    <style:style style:name="ce2308" style:family="table-cell" style:parent-style-name="Default">
      <style:map style:condition="cell-content()=1" style:apply-style-name="Untitled2" style:base-cell-address="Sheet1.M1108"/>
    </style:style>
    <style:style style:name="ce2309" style:family="table-cell" style:parent-style-name="Default">
      <style:map style:condition="cell-content()=1" style:apply-style-name="Untitled2" style:base-cell-address="Sheet1.M1109"/>
    </style:style>
    <style:style style:name="ce2310" style:family="table-cell" style:parent-style-name="Default">
      <style:map style:condition="cell-content()=1" style:apply-style-name="Untitled2" style:base-cell-address="Sheet1.M1110"/>
    </style:style>
    <style:style style:name="ce2311" style:family="table-cell" style:parent-style-name="Default">
      <style:map style:condition="cell-content()=1" style:apply-style-name="Untitled2" style:base-cell-address="Sheet1.M1111"/>
    </style:style>
    <style:style style:name="ce2312" style:family="table-cell" style:parent-style-name="Default">
      <style:map style:condition="cell-content()=1" style:apply-style-name="Untitled2" style:base-cell-address="Sheet1.M1112"/>
    </style:style>
    <style:style style:name="ce2313" style:family="table-cell" style:parent-style-name="Default">
      <style:map style:condition="cell-content()=1" style:apply-style-name="Untitled2" style:base-cell-address="Sheet1.M1113"/>
    </style:style>
    <style:style style:name="ce2314" style:family="table-cell" style:parent-style-name="Default">
      <style:map style:condition="cell-content()=1" style:apply-style-name="Untitled2" style:base-cell-address="Sheet1.M1114"/>
    </style:style>
    <style:style style:name="ce2315" style:family="table-cell" style:parent-style-name="Default">
      <style:map style:condition="cell-content()=1" style:apply-style-name="Untitled2" style:base-cell-address="Sheet1.M1115"/>
    </style:style>
    <style:style style:name="ce2316" style:family="table-cell" style:parent-style-name="Default">
      <style:map style:condition="cell-content()=1" style:apply-style-name="Untitled2" style:base-cell-address="Sheet1.M1116"/>
    </style:style>
    <style:style style:name="ce2317" style:family="table-cell" style:parent-style-name="Default">
      <style:map style:condition="cell-content()=1" style:apply-style-name="Untitled2" style:base-cell-address="Sheet1.M1117"/>
    </style:style>
    <style:style style:name="ce2318" style:family="table-cell" style:parent-style-name="Default">
      <style:map style:condition="cell-content()=1" style:apply-style-name="Untitled2" style:base-cell-address="Sheet1.M1118"/>
    </style:style>
    <style:style style:name="ce2319" style:family="table-cell" style:parent-style-name="Default">
      <style:map style:condition="cell-content()=1" style:apply-style-name="Untitled2" style:base-cell-address="Sheet1.M1119"/>
    </style:style>
    <style:style style:name="ce2320" style:family="table-cell" style:parent-style-name="Default">
      <style:map style:condition="cell-content()=1" style:apply-style-name="Untitled2" style:base-cell-address="Sheet1.M1120"/>
    </style:style>
    <style:style style:name="ce2321" style:family="table-cell" style:parent-style-name="Default">
      <style:map style:condition="cell-content()=1" style:apply-style-name="Untitled2" style:base-cell-address="Sheet1.M1121"/>
    </style:style>
    <style:style style:name="ce2322" style:family="table-cell" style:parent-style-name="Default">
      <style:map style:condition="cell-content()=1" style:apply-style-name="Untitled2" style:base-cell-address="Sheet1.M1122"/>
    </style:style>
    <style:style style:name="ce2323" style:family="table-cell" style:parent-style-name="Default">
      <style:map style:condition="cell-content()=1" style:apply-style-name="Untitled2" style:base-cell-address="Sheet1.M1123"/>
    </style:style>
    <style:style style:name="ce2324" style:family="table-cell" style:parent-style-name="Default">
      <style:map style:condition="cell-content()=1" style:apply-style-name="Untitled2" style:base-cell-address="Sheet1.M1124"/>
    </style:style>
    <style:style style:name="ce2325" style:family="table-cell" style:parent-style-name="Default">
      <style:map style:condition="cell-content()=1" style:apply-style-name="Untitled2" style:base-cell-address="Sheet1.M1125"/>
    </style:style>
    <style:style style:name="ce2326" style:family="table-cell" style:parent-style-name="Default">
      <style:map style:condition="cell-content()=1" style:apply-style-name="Untitled2" style:base-cell-address="Sheet1.M1126"/>
    </style:style>
    <style:style style:name="ce2327" style:family="table-cell" style:parent-style-name="Default">
      <style:map style:condition="cell-content()=1" style:apply-style-name="Untitled2" style:base-cell-address="Sheet1.M1127"/>
    </style:style>
    <style:style style:name="ce2328" style:family="table-cell" style:parent-style-name="Default">
      <style:map style:condition="cell-content()=1" style:apply-style-name="Untitled2" style:base-cell-address="Sheet1.M1128"/>
    </style:style>
    <style:style style:name="ce2329" style:family="table-cell" style:parent-style-name="Default">
      <style:map style:condition="cell-content()=1" style:apply-style-name="Untitled2" style:base-cell-address="Sheet1.M1129"/>
    </style:style>
    <style:style style:name="ce2330" style:family="table-cell" style:parent-style-name="Default">
      <style:map style:condition="cell-content()=1" style:apply-style-name="Untitled2" style:base-cell-address="Sheet1.M1130"/>
    </style:style>
    <style:style style:name="ce2331" style:family="table-cell" style:parent-style-name="Default">
      <style:map style:condition="cell-content()=1" style:apply-style-name="Untitled2" style:base-cell-address="Sheet1.M1131"/>
    </style:style>
    <style:style style:name="ce2332" style:family="table-cell" style:parent-style-name="Default">
      <style:map style:condition="cell-content()=1" style:apply-style-name="Untitled2" style:base-cell-address="Sheet1.M1132"/>
    </style:style>
    <style:style style:name="ce2333" style:family="table-cell" style:parent-style-name="Default">
      <style:map style:condition="cell-content()=1" style:apply-style-name="Untitled2" style:base-cell-address="Sheet1.M1133"/>
    </style:style>
    <style:style style:name="ce2334" style:family="table-cell" style:parent-style-name="Default">
      <style:map style:condition="cell-content()=1" style:apply-style-name="Untitled2" style:base-cell-address="Sheet1.M1134"/>
    </style:style>
    <style:style style:name="ce2335" style:family="table-cell" style:parent-style-name="Default">
      <style:map style:condition="cell-content()=1" style:apply-style-name="Untitled2" style:base-cell-address="Sheet1.M1135"/>
    </style:style>
    <style:style style:name="ce2336" style:family="table-cell" style:parent-style-name="Default">
      <style:map style:condition="cell-content()=1" style:apply-style-name="Untitled2" style:base-cell-address="Sheet1.M1136"/>
    </style:style>
    <style:style style:name="ce2337" style:family="table-cell" style:parent-style-name="Default">
      <style:map style:condition="cell-content()=1" style:apply-style-name="Untitled2" style:base-cell-address="Sheet1.M1137"/>
    </style:style>
    <style:style style:name="ce2338" style:family="table-cell" style:parent-style-name="Default">
      <style:map style:condition="cell-content()=1" style:apply-style-name="Untitled2" style:base-cell-address="Sheet1.M1138"/>
    </style:style>
    <style:style style:name="ce2339" style:family="table-cell" style:parent-style-name="Default">
      <style:map style:condition="cell-content()=1" style:apply-style-name="Untitled2" style:base-cell-address="Sheet1.M1139"/>
    </style:style>
    <style:style style:name="ce2340" style:family="table-cell" style:parent-style-name="Default">
      <style:map style:condition="cell-content()=1" style:apply-style-name="Untitled2" style:base-cell-address="Sheet1.M1140"/>
    </style:style>
    <style:style style:name="ce2341" style:family="table-cell" style:parent-style-name="Default">
      <style:map style:condition="cell-content()=1" style:apply-style-name="Untitled2" style:base-cell-address="Sheet1.M1141"/>
    </style:style>
    <style:style style:name="ce2342" style:family="table-cell" style:parent-style-name="Default">
      <style:map style:condition="cell-content()=1" style:apply-style-name="Untitled2" style:base-cell-address="Sheet1.M1142"/>
    </style:style>
    <style:style style:name="ce2343" style:family="table-cell" style:parent-style-name="Default">
      <style:map style:condition="cell-content()=1" style:apply-style-name="Untitled2" style:base-cell-address="Sheet1.M1143"/>
    </style:style>
    <style:style style:name="ce2344" style:family="table-cell" style:parent-style-name="Default">
      <style:map style:condition="cell-content()=1" style:apply-style-name="Untitled2" style:base-cell-address="Sheet1.M1144"/>
    </style:style>
    <style:style style:name="ce2345" style:family="table-cell" style:parent-style-name="Default">
      <style:map style:condition="cell-content()=1" style:apply-style-name="Untitled2" style:base-cell-address="Sheet1.M1145"/>
    </style:style>
    <style:style style:name="ce2346" style:family="table-cell" style:parent-style-name="Default">
      <style:map style:condition="cell-content()=1" style:apply-style-name="Untitled2" style:base-cell-address="Sheet1.M1146"/>
    </style:style>
    <style:style style:name="ce2347" style:family="table-cell" style:parent-style-name="Default">
      <style:map style:condition="cell-content()=1" style:apply-style-name="Untitled2" style:base-cell-address="Sheet1.M1147"/>
    </style:style>
    <style:style style:name="ce2348" style:family="table-cell" style:parent-style-name="Default">
      <style:map style:condition="cell-content()=1" style:apply-style-name="Untitled2" style:base-cell-address="Sheet1.M1148"/>
    </style:style>
    <style:style style:name="ce2349" style:family="table-cell" style:parent-style-name="Default">
      <style:map style:condition="cell-content()=1" style:apply-style-name="Untitled2" style:base-cell-address="Sheet1.M1149"/>
    </style:style>
    <style:style style:name="ce2350" style:family="table-cell" style:parent-style-name="Default">
      <style:map style:condition="cell-content()=1" style:apply-style-name="Untitled2" style:base-cell-address="Sheet1.M1150"/>
    </style:style>
    <style:style style:name="ce2351" style:family="table-cell" style:parent-style-name="Default">
      <style:map style:condition="cell-content()=1" style:apply-style-name="Untitled2" style:base-cell-address="Sheet1.M1151"/>
    </style:style>
    <style:style style:name="ce2352" style:family="table-cell" style:parent-style-name="Default">
      <style:map style:condition="cell-content()=1" style:apply-style-name="Untitled2" style:base-cell-address="Sheet1.M1152"/>
    </style:style>
    <style:style style:name="ce2353" style:family="table-cell" style:parent-style-name="Default">
      <style:map style:condition="cell-content()=1" style:apply-style-name="Untitled2" style:base-cell-address="Sheet1.M1153"/>
    </style:style>
    <style:style style:name="ce2354" style:family="table-cell" style:parent-style-name="Default">
      <style:map style:condition="cell-content()=1" style:apply-style-name="Untitled2" style:base-cell-address="Sheet1.M1154"/>
    </style:style>
    <style:style style:name="ce2355" style:family="table-cell" style:parent-style-name="Default">
      <style:map style:condition="cell-content()=1" style:apply-style-name="Untitled2" style:base-cell-address="Sheet1.M1155"/>
    </style:style>
    <style:style style:name="ce2356" style:family="table-cell" style:parent-style-name="Default">
      <style:map style:condition="cell-content()=1" style:apply-style-name="Untitled2" style:base-cell-address="Sheet1.M1156"/>
    </style:style>
    <style:style style:name="ce2357" style:family="table-cell" style:parent-style-name="Default">
      <style:map style:condition="cell-content()=1" style:apply-style-name="Untitled2" style:base-cell-address="Sheet1.M1157"/>
    </style:style>
    <style:style style:name="ce2358" style:family="table-cell" style:parent-style-name="Default">
      <style:map style:condition="cell-content()=1" style:apply-style-name="Untitled2" style:base-cell-address="Sheet1.M1158"/>
    </style:style>
    <style:style style:name="ce2359" style:family="table-cell" style:parent-style-name="Default">
      <style:map style:condition="cell-content()=1" style:apply-style-name="Untitled2" style:base-cell-address="Sheet1.M1159"/>
    </style:style>
    <style:style style:name="ce2360" style:family="table-cell" style:parent-style-name="Default">
      <style:map style:condition="cell-content()=1" style:apply-style-name="Untitled2" style:base-cell-address="Sheet1.M1160"/>
    </style:style>
    <style:style style:name="ce2361" style:family="table-cell" style:parent-style-name="Default">
      <style:map style:condition="cell-content()=1" style:apply-style-name="Untitled2" style:base-cell-address="Sheet1.M1161"/>
    </style:style>
    <style:style style:name="ce2362" style:family="table-cell" style:parent-style-name="Default">
      <style:map style:condition="cell-content()=1" style:apply-style-name="Untitled2" style:base-cell-address="Sheet1.M1162"/>
    </style:style>
    <style:style style:name="ce2363" style:family="table-cell" style:parent-style-name="Default">
      <style:map style:condition="cell-content()=1" style:apply-style-name="Untitled2" style:base-cell-address="Sheet1.M1163"/>
    </style:style>
    <style:style style:name="ce2364" style:family="table-cell" style:parent-style-name="Default">
      <style:map style:condition="cell-content()=1" style:apply-style-name="Untitled2" style:base-cell-address="Sheet1.M1164"/>
    </style:style>
    <style:style style:name="ce2365" style:family="table-cell" style:parent-style-name="Default">
      <style:map style:condition="cell-content()=1" style:apply-style-name="Untitled2" style:base-cell-address="Sheet1.M1165"/>
    </style:style>
    <style:style style:name="ce2366" style:family="table-cell" style:parent-style-name="Default">
      <style:map style:condition="cell-content()=1" style:apply-style-name="Untitled2" style:base-cell-address="Sheet1.M1166"/>
    </style:style>
    <style:style style:name="ce2367" style:family="table-cell" style:parent-style-name="Default">
      <style:map style:condition="cell-content()=1" style:apply-style-name="Untitled2" style:base-cell-address="Sheet1.M1167"/>
    </style:style>
    <style:style style:name="ce2368" style:family="table-cell" style:parent-style-name="Default">
      <style:map style:condition="cell-content()=1" style:apply-style-name="Untitled2" style:base-cell-address="Sheet1.M1168"/>
    </style:style>
    <style:style style:name="ce2369" style:family="table-cell" style:parent-style-name="Default">
      <style:map style:condition="cell-content()=1" style:apply-style-name="Untitled2" style:base-cell-address="Sheet1.M1169"/>
    </style:style>
    <style:style style:name="ce2370" style:family="table-cell" style:parent-style-name="Default">
      <style:map style:condition="cell-content()=1" style:apply-style-name="Untitled2" style:base-cell-address="Sheet1.M1170"/>
    </style:style>
    <style:style style:name="ce2371" style:family="table-cell" style:parent-style-name="Default">
      <style:map style:condition="cell-content()=1" style:apply-style-name="Untitled2" style:base-cell-address="Sheet1.M1171"/>
    </style:style>
    <style:style style:name="ce2372" style:family="table-cell" style:parent-style-name="Default">
      <style:map style:condition="cell-content()=1" style:apply-style-name="Untitled2" style:base-cell-address="Sheet1.M1172"/>
    </style:style>
    <style:style style:name="ce2373" style:family="table-cell" style:parent-style-name="Default">
      <style:map style:condition="cell-content()=1" style:apply-style-name="Untitled2" style:base-cell-address="Sheet1.M1173"/>
    </style:style>
    <style:style style:name="ce2374" style:family="table-cell" style:parent-style-name="Default">
      <style:map style:condition="cell-content()=1" style:apply-style-name="Untitled2" style:base-cell-address="Sheet1.M1174"/>
    </style:style>
    <style:style style:name="ce2375" style:family="table-cell" style:parent-style-name="Default">
      <style:map style:condition="cell-content()=1" style:apply-style-name="Untitled2" style:base-cell-address="Sheet1.M1175"/>
    </style:style>
    <style:style style:name="ce2376" style:family="table-cell" style:parent-style-name="Default">
      <style:map style:condition="cell-content()=1" style:apply-style-name="Untitled2" style:base-cell-address="Sheet1.M1176"/>
    </style:style>
    <style:style style:name="ce2377" style:family="table-cell" style:parent-style-name="Default">
      <style:map style:condition="cell-content()=1" style:apply-style-name="Untitled2" style:base-cell-address="Sheet1.M1177"/>
    </style:style>
    <style:style style:name="ce2378" style:family="table-cell" style:parent-style-name="Default">
      <style:map style:condition="cell-content()=1" style:apply-style-name="Untitled2" style:base-cell-address="Sheet1.M1178"/>
    </style:style>
    <style:style style:name="ce2379" style:family="table-cell" style:parent-style-name="Default">
      <style:map style:condition="cell-content()=1" style:apply-style-name="Untitled2" style:base-cell-address="Sheet1.M1179"/>
    </style:style>
    <style:style style:name="ce2380" style:family="table-cell" style:parent-style-name="Default">
      <style:map style:condition="cell-content()=1" style:apply-style-name="Untitled2" style:base-cell-address="Sheet1.M1180"/>
    </style:style>
    <style:style style:name="ce2381" style:family="table-cell" style:parent-style-name="Default">
      <style:map style:condition="cell-content()=1" style:apply-style-name="Untitled2" style:base-cell-address="Sheet1.M1181"/>
    </style:style>
    <style:style style:name="ce2382" style:family="table-cell" style:parent-style-name="Default">
      <style:map style:condition="cell-content()=1" style:apply-style-name="Untitled2" style:base-cell-address="Sheet1.M1182"/>
    </style:style>
    <style:style style:name="ce2383" style:family="table-cell" style:parent-style-name="Default">
      <style:map style:condition="cell-content()=1" style:apply-style-name="Untitled2" style:base-cell-address="Sheet1.M1183"/>
    </style:style>
    <style:style style:name="ce2384" style:family="table-cell" style:parent-style-name="Default">
      <style:map style:condition="cell-content()=1" style:apply-style-name="Untitled2" style:base-cell-address="Sheet1.M1184"/>
    </style:style>
    <style:style style:name="ce2385" style:family="table-cell" style:parent-style-name="Default">
      <style:map style:condition="cell-content()=1" style:apply-style-name="Untitled2" style:base-cell-address="Sheet1.M1185"/>
    </style:style>
    <style:style style:name="ce2386" style:family="table-cell" style:parent-style-name="Default">
      <style:map style:condition="cell-content()=1" style:apply-style-name="Untitled2" style:base-cell-address="Sheet1.M1186"/>
    </style:style>
    <style:style style:name="ce2387" style:family="table-cell" style:parent-style-name="Default">
      <style:map style:condition="cell-content()=1" style:apply-style-name="Untitled2" style:base-cell-address="Sheet1.M1187"/>
    </style:style>
    <style:style style:name="ce2388" style:family="table-cell" style:parent-style-name="Default">
      <style:map style:condition="cell-content()=1" style:apply-style-name="Untitled2" style:base-cell-address="Sheet1.M1188"/>
    </style:style>
    <style:style style:name="ce2389" style:family="table-cell" style:parent-style-name="Default">
      <style:map style:condition="cell-content()=1" style:apply-style-name="Untitled2" style:base-cell-address="Sheet1.M1189"/>
    </style:style>
    <style:style style:name="ce2390" style:family="table-cell" style:parent-style-name="Default">
      <style:map style:condition="cell-content()=1" style:apply-style-name="Untitled2" style:base-cell-address="Sheet1.M1190"/>
    </style:style>
    <style:style style:name="ce2391" style:family="table-cell" style:parent-style-name="Default">
      <style:map style:condition="cell-content()=1" style:apply-style-name="Untitled2" style:base-cell-address="Sheet1.M1191"/>
    </style:style>
    <style:style style:name="ce2392" style:family="table-cell" style:parent-style-name="Default">
      <style:map style:condition="cell-content()=1" style:apply-style-name="Untitled2" style:base-cell-address="Sheet1.M1192"/>
    </style:style>
    <style:style style:name="ce2393" style:family="table-cell" style:parent-style-name="Default">
      <style:map style:condition="cell-content()=1" style:apply-style-name="Untitled2" style:base-cell-address="Sheet1.M1193"/>
    </style:style>
    <style:style style:name="ce2394" style:family="table-cell" style:parent-style-name="Default">
      <style:map style:condition="cell-content()=1" style:apply-style-name="Untitled2" style:base-cell-address="Sheet1.M1194"/>
    </style:style>
    <style:style style:name="ce2395" style:family="table-cell" style:parent-style-name="Default">
      <style:map style:condition="cell-content()=1" style:apply-style-name="Untitled2" style:base-cell-address="Sheet1.M1195"/>
    </style:style>
    <style:style style:name="ce2396" style:family="table-cell" style:parent-style-name="Default">
      <style:map style:condition="cell-content()=1" style:apply-style-name="Untitled2" style:base-cell-address="Sheet1.M1196"/>
    </style:style>
    <style:style style:name="ce2397" style:family="table-cell" style:parent-style-name="Default">
      <style:map style:condition="cell-content()=1" style:apply-style-name="Untitled2" style:base-cell-address="Sheet1.M1197"/>
    </style:style>
    <style:style style:name="ce2398" style:family="table-cell" style:parent-style-name="Default">
      <style:map style:condition="cell-content()=1" style:apply-style-name="Untitled2" style:base-cell-address="Sheet1.M1198"/>
    </style:style>
    <style:style style:name="ce2399" style:family="table-cell" style:parent-style-name="Default">
      <style:map style:condition="cell-content()=1" style:apply-style-name="Untitled2" style:base-cell-address="Sheet1.M1199"/>
    </style:style>
    <style:style style:name="ce2400" style:family="table-cell" style:parent-style-name="Default">
      <style:map style:condition="cell-content()=1" style:apply-style-name="Untitled2" style:base-cell-address="Sheet1.M1200"/>
    </style:style>
    <style:style style:name="ce2401" style:family="table-cell" style:parent-style-name="Default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EC_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formula="of:=IF(AND(ISNUMBER([.D1]);ISNUMBER([.H1]);[.D1]&gt;[.H1]);1;0)" office:value-type="float" office:value="0" calcext:value-type="float">
            <text:p>0</text:p>
          </table:table-cell>
          <table:table-cell table:style-name="ce1201" table:formula="of:=IF(AND(ISNUMBER([.D1]);ISNUMBER([.H1]);[.D1]&lt;[.H1]);1;0)" office:value-type="float" office:value="0" calcext:value-type="float">
            <text:p>0</text:p>
          </table:table-cell>
          <table:table-cell/>
          <table:table-cell table:formula="of:=IF(AND(ISNUMBER([.D1]);ISNUMBER([.H1]);[.D1]&gt;[.H1]);[.D1]-[.H1];0)" office:value-type="float" office:value="0" calcext:value-type="float">
            <text:p>0</text:p>
          </table:table-cell>
          <table:table-cell table:formula="of:=IF(AND(ISNUMBER([.D1]);ISNUMBER([.H1]);[.D1]&lt;[.H1]);[.H1]-[.D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0.p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2" table:formula="of:=IF(AND(ISNUMBER([.D2]);ISNUMBER([.H2]);[.D2]&gt;[.H2]);1;0)" office:value-type="float" office:value="0" calcext:value-type="float">
            <text:p>0</text:p>
          </table:table-cell>
          <table:table-cell table:style-name="ce1202" table:formula="of:=IF(AND(ISNUMBER([.D2]);ISNUMBER([.H2]);[.D2]&lt;[.H2]);1;0)" office:value-type="float" office:value="0" calcext:value-type="float">
            <text:p>0</text:p>
          </table:table-cell>
          <table:table-cell/>
          <table:table-cell table:formula="of:=IF(AND(ISNUMBER([.D2]);ISNUMBER([.H2]);[.D2]&gt;[.H2]);[.D2]-[.H2];0)" office:value-type="float" office:value="0" calcext:value-type="float">
            <text:p>0</text:p>
          </table:table-cell>
          <table:table-cell table:formula="of:=IF(AND(ISNUMBER([.D2]);ISNUMBER([.H2]);[.D2]&lt;[.H2]);[.H2]-[.D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00.p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198" calcext:value-type="float">
            <text:p>19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style-name="ce3" table:formula="of:=IF(AND(ISNUMBER([.D3]);ISNUMBER([.H3]);[.D3]&gt;[.H3]);1;0)" office:value-type="float" office:value="0" calcext:value-type="float">
            <text:p>0</text:p>
          </table:table-cell>
          <table:table-cell table:style-name="ce1203" table:formula="of:=IF(AND(ISNUMBER([.D3]);ISNUMBER([.H3]);[.D3]&lt;[.H3]);1;0)" office:value-type="float" office:value="0" calcext:value-type="float">
            <text:p>0</text:p>
          </table:table-cell>
          <table:table-cell/>
          <table:table-cell table:formula="of:=IF(AND(ISNUMBER([.D3]);ISNUMBER([.H3]);[.D3]&gt;[.H3]);[.D3]-[.H3];0)" office:value-type="float" office:value="0" calcext:value-type="float">
            <text:p>0</text:p>
          </table:table-cell>
          <table:table-cell table:formula="of:=IF(AND(ISNUMBER([.D3]);ISNUMBER([.H3]);[.D3]&lt;[.H3]);[.H3]-[.D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1.p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4" table:formula="of:=IF(AND(ISNUMBER([.D4]);ISNUMBER([.H4]);[.D4]&gt;[.H4]);1;0)" office:value-type="float" office:value="0" calcext:value-type="float">
            <text:p>0</text:p>
          </table:table-cell>
          <table:table-cell table:style-name="ce1204" table:formula="of:=IF(AND(ISNUMBER([.D4]);ISNUMBER([.H4]);[.D4]&lt;[.H4]);1;0)" office:value-type="float" office:value="0" calcext:value-type="float">
            <text:p>0</text:p>
          </table:table-cell>
          <table:table-cell/>
          <table:table-cell table:formula="of:=IF(AND(ISNUMBER([.D4]);ISNUMBER([.H4]);[.D4]&gt;[.H4]);[.D4]-[.H4];0)" office:value-type="float" office:value="0" calcext:value-type="float">
            <text:p>0</text:p>
          </table:table-cell>
          <table:table-cell table:formula="of:=IF(AND(ISNUMBER([.D4]);ISNUMBER([.H4]);[.D4]&lt;[.H4]);[.H4]-[.D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2.p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5" table:formula="of:=IF(AND(ISNUMBER([.D5]);ISNUMBER([.H5]);[.D5]&gt;[.H5]);1;0)" office:value-type="float" office:value="0" calcext:value-type="float">
            <text:p>0</text:p>
          </table:table-cell>
          <table:table-cell table:style-name="ce1205" table:formula="of:=IF(AND(ISNUMBER([.D5]);ISNUMBER([.H5]);[.D5]&lt;[.H5]);1;0)" office:value-type="float" office:value="0" calcext:value-type="float">
            <text:p>0</text:p>
          </table:table-cell>
          <table:table-cell/>
          <table:table-cell table:formula="of:=IF(AND(ISNUMBER([.D5]);ISNUMBER([.H5]);[.D5]&gt;[.H5]);[.D5]-[.H5];0)" office:value-type="float" office:value="0" calcext:value-type="float">
            <text:p>0</text:p>
          </table:table-cell>
          <table:table-cell table:formula="of:=IF(AND(ISNUMBER([.D5]);ISNUMBER([.H5]);[.D5]&lt;[.H5]);[.H5]-[.D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3.p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6" table:formula="of:=IF(AND(ISNUMBER([.D6]);ISNUMBER([.H6]);[.D6]&gt;[.H6]);1;0)" office:value-type="float" office:value="0" calcext:value-type="float">
            <text:p>0</text:p>
          </table:table-cell>
          <table:table-cell table:style-name="ce1206" table:formula="of:=IF(AND(ISNUMBER([.D6]);ISNUMBER([.H6]);[.D6]&lt;[.H6]);1;0)" office:value-type="float" office:value="0" calcext:value-type="float">
            <text:p>0</text:p>
          </table:table-cell>
          <table:table-cell/>
          <table:table-cell table:formula="of:=IF(AND(ISNUMBER([.D6]);ISNUMBER([.H6]);[.D6]&gt;[.H6]);[.D6]-[.H6];0)" office:value-type="float" office:value="0" calcext:value-type="float">
            <text:p>0</text:p>
          </table:table-cell>
          <table:table-cell table:formula="of:=IF(AND(ISNUMBER([.D6]);ISNUMBER([.H6]);[.D6]&lt;[.H6]);[.H6]-[.D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4.p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7" table:formula="of:=IF(AND(ISNUMBER([.D7]);ISNUMBER([.H7]);[.D7]&gt;[.H7]);1;0)" office:value-type="float" office:value="0" calcext:value-type="float">
            <text:p>0</text:p>
          </table:table-cell>
          <table:table-cell table:style-name="ce1207" table:formula="of:=IF(AND(ISNUMBER([.D7]);ISNUMBER([.H7]);[.D7]&lt;[.H7]);1;0)" office:value-type="float" office:value="0" calcext:value-type="float">
            <text:p>0</text:p>
          </table:table-cell>
          <table:table-cell/>
          <table:table-cell table:formula="of:=IF(AND(ISNUMBER([.D7]);ISNUMBER([.H7]);[.D7]&gt;[.H7]);[.D7]-[.H7];0)" office:value-type="float" office:value="0" calcext:value-type="float">
            <text:p>0</text:p>
          </table:table-cell>
          <table:table-cell table:formula="of:=IF(AND(ISNUMBER([.D7]);ISNUMBER([.H7]);[.D7]&lt;[.H7]);[.H7]-[.D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5.p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8" table:formula="of:=IF(AND(ISNUMBER([.D8]);ISNUMBER([.H8]);[.D8]&gt;[.H8]);1;0)" office:value-type="float" office:value="0" calcext:value-type="float">
            <text:p>0</text:p>
          </table:table-cell>
          <table:table-cell table:style-name="ce1208" table:formula="of:=IF(AND(ISNUMBER([.D8]);ISNUMBER([.H8]);[.D8]&lt;[.H8]);1;0)" office:value-type="float" office:value="0" calcext:value-type="float">
            <text:p>0</text:p>
          </table:table-cell>
          <table:table-cell/>
          <table:table-cell table:formula="of:=IF(AND(ISNUMBER([.D8]);ISNUMBER([.H8]);[.D8]&gt;[.H8]);[.D8]-[.H8];0)" office:value-type="float" office:value="0" calcext:value-type="float">
            <text:p>0</text:p>
          </table:table-cell>
          <table:table-cell table:formula="of:=IF(AND(ISNUMBER([.D8]);ISNUMBER([.H8]);[.D8]&lt;[.H8]);[.H8]-[.D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6.p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9" table:formula="of:=IF(AND(ISNUMBER([.D9]);ISNUMBER([.H9]);[.D9]&gt;[.H9]);1;0)" office:value-type="float" office:value="0" calcext:value-type="float">
            <text:p>0</text:p>
          </table:table-cell>
          <table:table-cell table:style-name="ce1209" table:formula="of:=IF(AND(ISNUMBER([.D9]);ISNUMBER([.H9]);[.D9]&lt;[.H9]);1;0)" office:value-type="float" office:value="0" calcext:value-type="float">
            <text:p>0</text:p>
          </table:table-cell>
          <table:table-cell/>
          <table:table-cell table:formula="of:=IF(AND(ISNUMBER([.D9]);ISNUMBER([.H9]);[.D9]&gt;[.H9]);[.D9]-[.H9];0)" office:value-type="float" office:value="0" calcext:value-type="float">
            <text:p>0</text:p>
          </table:table-cell>
          <table:table-cell table:formula="of:=IF(AND(ISNUMBER([.D9]);ISNUMBER([.H9]);[.D9]&lt;[.H9]);[.H9]-[.D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7.p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ce10" table:formula="of:=IF(AND(ISNUMBER([.D10]);ISNUMBER([.H10]);[.D10]&gt;[.H10]);1;0)" office:value-type="float" office:value="0" calcext:value-type="float">
            <text:p>0</text:p>
          </table:table-cell>
          <table:table-cell table:style-name="ce1210" table:formula="of:=IF(AND(ISNUMBER([.D10]);ISNUMBER([.H10]);[.D10]&lt;[.H10]);1;0)" office:value-type="float" office:value="0" calcext:value-type="float">
            <text:p>0</text:p>
          </table:table-cell>
          <table:table-cell/>
          <table:table-cell table:formula="of:=IF(AND(ISNUMBER([.D10]);ISNUMBER([.H10]);[.D10]&gt;[.H10]);[.D10]-[.H10];0)" office:value-type="float" office:value="0" calcext:value-type="float">
            <text:p>0</text:p>
          </table:table-cell>
          <table:table-cell table:formula="of:=IF(AND(ISNUMBER([.D10]);ISNUMBER([.H10]);[.D10]&lt;[.H10]);[.H10]-[.D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8.p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34" calcext:value-type="float">
            <text:p>34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11" table:formula="of:=IF(AND(ISNUMBER([.D11]);ISNUMBER([.H11]);[.D11]&gt;[.H11]);1;0)" office:value-type="float" office:value="0" calcext:value-type="float">
            <text:p>0</text:p>
          </table:table-cell>
          <table:table-cell table:style-name="ce1211" table:formula="of:=IF(AND(ISNUMBER([.D11]);ISNUMBER([.H11]);[.D11]&lt;[.H11]);1;0)" office:value-type="float" office:value="0" calcext:value-type="float">
            <text:p>0</text:p>
          </table:table-cell>
          <table:table-cell/>
          <table:table-cell table:formula="of:=IF(AND(ISNUMBER([.D11]);ISNUMBER([.H11]);[.D11]&gt;[.H11]);[.D11]-[.H11];0)" office:value-type="float" office:value="0" calcext:value-type="float">
            <text:p>0</text:p>
          </table:table-cell>
          <table:table-cell table:formula="of:=IF(AND(ISNUMBER([.D11]);ISNUMBER([.H11]);[.D11]&lt;[.H11]);[.H11]-[.D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9.p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12" table:formula="of:=IF(AND(ISNUMBER([.D12]);ISNUMBER([.H12]);[.D12]&gt;[.H12]);1;0)" office:value-type="float" office:value="0" calcext:value-type="float">
            <text:p>0</text:p>
          </table:table-cell>
          <table:table-cell table:style-name="ce1212" table:formula="of:=IF(AND(ISNUMBER([.D12]);ISNUMBER([.H12]);[.D12]&lt;[.H12]);1;0)" office:value-type="float" office:value="0" calcext:value-type="float">
            <text:p>0</text:p>
          </table:table-cell>
          <table:table-cell/>
          <table:table-cell table:formula="of:=IF(AND(ISNUMBER([.D12]);ISNUMBER([.H12]);[.D12]&gt;[.H12]);[.D12]-[.H12];0)" office:value-type="float" office:value="0" calcext:value-type="float">
            <text:p>0</text:p>
          </table:table-cell>
          <table:table-cell table:formula="of:=IF(AND(ISNUMBER([.D12]);ISNUMBER([.H12]);[.D12]&lt;[.H12]);[.H12]-[.D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.p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3" table:formula="of:=IF(AND(ISNUMBER([.D13]);ISNUMBER([.H13]);[.D13]&gt;[.H13]);1;0)" office:value-type="float" office:value="0" calcext:value-type="float">
            <text:p>0</text:p>
          </table:table-cell>
          <table:table-cell table:style-name="ce1213" table:formula="of:=IF(AND(ISNUMBER([.D13]);ISNUMBER([.H13]);[.D13]&lt;[.H13]);1;0)" office:value-type="float" office:value="0" calcext:value-type="float">
            <text:p>0</text:p>
          </table:table-cell>
          <table:table-cell/>
          <table:table-cell table:formula="of:=IF(AND(ISNUMBER([.D13]);ISNUMBER([.H13]);[.D13]&gt;[.H13]);[.D13]-[.H13];0)" office:value-type="float" office:value="0" calcext:value-type="float">
            <text:p>0</text:p>
          </table:table-cell>
          <table:table-cell table:formula="of:=IF(AND(ISNUMBER([.D13]);ISNUMBER([.H13]);[.D13]&lt;[.H13]);[.H13]-[.D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0.p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38" calcext:value-type="float">
            <text:p>3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14" table:formula="of:=IF(AND(ISNUMBER([.D14]);ISNUMBER([.H14]);[.D14]&gt;[.H14]);1;0)" office:value-type="float" office:value="0" calcext:value-type="float">
            <text:p>0</text:p>
          </table:table-cell>
          <table:table-cell table:style-name="ce1214" table:formula="of:=IF(AND(ISNUMBER([.D14]);ISNUMBER([.H14]);[.D14]&lt;[.H14]);1;0)" office:value-type="float" office:value="0" calcext:value-type="float">
            <text:p>0</text:p>
          </table:table-cell>
          <table:table-cell/>
          <table:table-cell table:formula="of:=IF(AND(ISNUMBER([.D14]);ISNUMBER([.H14]);[.D14]&gt;[.H14]);[.D14]-[.H14];0)" office:value-type="float" office:value="0" calcext:value-type="float">
            <text:p>0</text:p>
          </table:table-cell>
          <table:table-cell table:formula="of:=IF(AND(ISNUMBER([.D14]);ISNUMBER([.H14]);[.D14]&lt;[.H14]);[.H14]-[.D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1.p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15" table:formula="of:=IF(AND(ISNUMBER([.D15]);ISNUMBER([.H15]);[.D15]&gt;[.H15]);1;0)" office:value-type="float" office:value="0" calcext:value-type="float">
            <text:p>0</text:p>
          </table:table-cell>
          <table:table-cell table:style-name="ce1215" table:formula="of:=IF(AND(ISNUMBER([.D15]);ISNUMBER([.H15]);[.D15]&lt;[.H15]);1;0)" office:value-type="float" office:value="0" calcext:value-type="float">
            <text:p>0</text:p>
          </table:table-cell>
          <table:table-cell/>
          <table:table-cell table:formula="of:=IF(AND(ISNUMBER([.D15]);ISNUMBER([.H15]);[.D15]&gt;[.H15]);[.D15]-[.H15];0)" office:value-type="float" office:value="0" calcext:value-type="float">
            <text:p>0</text:p>
          </table:table-cell>
          <table:table-cell table:formula="of:=IF(AND(ISNUMBER([.D15]);ISNUMBER([.H15]);[.D15]&lt;[.H15]);[.H15]-[.D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2.p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16" table:formula="of:=IF(AND(ISNUMBER([.D16]);ISNUMBER([.H16]);[.D16]&gt;[.H16]);1;0)" office:value-type="float" office:value="0" calcext:value-type="float">
            <text:p>0</text:p>
          </table:table-cell>
          <table:table-cell table:style-name="ce1216" table:formula="of:=IF(AND(ISNUMBER([.D16]);ISNUMBER([.H16]);[.D16]&lt;[.H16]);1;0)" office:value-type="float" office:value="0" calcext:value-type="float">
            <text:p>0</text:p>
          </table:table-cell>
          <table:table-cell/>
          <table:table-cell table:formula="of:=IF(AND(ISNUMBER([.D16]);ISNUMBER([.H16]);[.D16]&gt;[.H16]);[.D16]-[.H16];0)" office:value-type="float" office:value="0" calcext:value-type="float">
            <text:p>0</text:p>
          </table:table-cell>
          <table:table-cell table:formula="of:=IF(AND(ISNUMBER([.D16]);ISNUMBER([.H16]);[.D16]&lt;[.H16]);[.H16]-[.D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3.p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7" table:formula="of:=IF(AND(ISNUMBER([.D17]);ISNUMBER([.H17]);[.D17]&gt;[.H17]);1;0)" office:value-type="float" office:value="0" calcext:value-type="float">
            <text:p>0</text:p>
          </table:table-cell>
          <table:table-cell table:style-name="ce1217" table:formula="of:=IF(AND(ISNUMBER([.D17]);ISNUMBER([.H17]);[.D17]&lt;[.H17]);1;0)" office:value-type="float" office:value="0" calcext:value-type="float">
            <text:p>0</text:p>
          </table:table-cell>
          <table:table-cell/>
          <table:table-cell table:formula="of:=IF(AND(ISNUMBER([.D17]);ISNUMBER([.H17]);[.D17]&gt;[.H17]);[.D17]-[.H17];0)" office:value-type="float" office:value="0" calcext:value-type="float">
            <text:p>0</text:p>
          </table:table-cell>
          <table:table-cell table:formula="of:=IF(AND(ISNUMBER([.D17]);ISNUMBER([.H17]);[.D17]&lt;[.H17]);[.H17]-[.D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4.p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46" calcext:value-type="float">
            <text:p>46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18" table:formula="of:=IF(AND(ISNUMBER([.D18]);ISNUMBER([.H18]);[.D18]&gt;[.H18]);1;0)" office:value-type="float" office:value="0" calcext:value-type="float">
            <text:p>0</text:p>
          </table:table-cell>
          <table:table-cell table:style-name="ce1218" table:formula="of:=IF(AND(ISNUMBER([.D18]);ISNUMBER([.H18]);[.D18]&lt;[.H18]);1;0)" office:value-type="float" office:value="0" calcext:value-type="float">
            <text:p>0</text:p>
          </table:table-cell>
          <table:table-cell/>
          <table:table-cell table:formula="of:=IF(AND(ISNUMBER([.D18]);ISNUMBER([.H18]);[.D18]&gt;[.H18]);[.D18]-[.H18];0)" office:value-type="float" office:value="0" calcext:value-type="float">
            <text:p>0</text:p>
          </table:table-cell>
          <table:table-cell table:formula="of:=IF(AND(ISNUMBER([.D18]);ISNUMBER([.H18]);[.D18]&lt;[.H18]);[.H18]-[.D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5.p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19" table:formula="of:=IF(AND(ISNUMBER([.D19]);ISNUMBER([.H19]);[.D19]&gt;[.H19]);1;0)" office:value-type="float" office:value="0" calcext:value-type="float">
            <text:p>0</text:p>
          </table:table-cell>
          <table:table-cell table:style-name="ce1219" table:formula="of:=IF(AND(ISNUMBER([.D19]);ISNUMBER([.H19]);[.D19]&lt;[.H19]);1;0)" office:value-type="float" office:value="0" calcext:value-type="float">
            <text:p>0</text:p>
          </table:table-cell>
          <table:table-cell/>
          <table:table-cell table:formula="of:=IF(AND(ISNUMBER([.D19]);ISNUMBER([.H19]);[.D19]&gt;[.H19]);[.D19]-[.H19];0)" office:value-type="float" office:value="0" calcext:value-type="float">
            <text:p>0</text:p>
          </table:table-cell>
          <table:table-cell table:formula="of:=IF(AND(ISNUMBER([.D19]);ISNUMBER([.H19]);[.D19]&lt;[.H19]);[.H19]-[.D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6.p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ce20" table:formula="of:=IF(AND(ISNUMBER([.D20]);ISNUMBER([.H20]);[.D20]&gt;[.H20]);1;0)" office:value-type="float" office:value="0" calcext:value-type="float">
            <text:p>0</text:p>
          </table:table-cell>
          <table:table-cell table:style-name="ce1220" table:formula="of:=IF(AND(ISNUMBER([.D20]);ISNUMBER([.H20]);[.D20]&lt;[.H20]);1;0)" office:value-type="float" office:value="0" calcext:value-type="float">
            <text:p>0</text:p>
          </table:table-cell>
          <table:table-cell/>
          <table:table-cell table:formula="of:=IF(AND(ISNUMBER([.D20]);ISNUMBER([.H20]);[.D20]&gt;[.H20]);[.D20]-[.H20];0)" office:value-type="float" office:value="0" calcext:value-type="float">
            <text:p>0</text:p>
          </table:table-cell>
          <table:table-cell table:formula="of:=IF(AND(ISNUMBER([.D20]);ISNUMBER([.H20]);[.D20]&lt;[.H20]);[.H20]-[.D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7.p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52" calcext:value-type="float">
            <text:p>52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style-name="ce21" table:formula="of:=IF(AND(ISNUMBER([.D21]);ISNUMBER([.H21]);[.D21]&gt;[.H21]);1;0)" office:value-type="float" office:value="0" calcext:value-type="float">
            <text:p>0</text:p>
          </table:table-cell>
          <table:table-cell table:style-name="ce1221" table:formula="of:=IF(AND(ISNUMBER([.D21]);ISNUMBER([.H21]);[.D21]&lt;[.H21]);1;0)" office:value-type="float" office:value="0" calcext:value-type="float">
            <text:p>0</text:p>
          </table:table-cell>
          <table:table-cell/>
          <table:table-cell table:formula="of:=IF(AND(ISNUMBER([.D21]);ISNUMBER([.H21]);[.D21]&gt;[.H21]);[.D21]-[.H21];0)" office:value-type="float" office:value="0" calcext:value-type="float">
            <text:p>0</text:p>
          </table:table-cell>
          <table:table-cell table:formula="of:=IF(AND(ISNUMBER([.D21]);ISNUMBER([.H21]);[.D21]&lt;[.H21]);[.H21]-[.D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8.p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54" calcext:value-type="float">
            <text:p>54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ce22" table:formula="of:=IF(AND(ISNUMBER([.D22]);ISNUMBER([.H22]);[.D22]&gt;[.H22]);1;0)" office:value-type="float" office:value="0" calcext:value-type="float">
            <text:p>0</text:p>
          </table:table-cell>
          <table:table-cell table:style-name="ce1222" table:formula="of:=IF(AND(ISNUMBER([.D22]);ISNUMBER([.H22]);[.D22]&lt;[.H22]);1;0)" office:value-type="float" office:value="0" calcext:value-type="float">
            <text:p>0</text:p>
          </table:table-cell>
          <table:table-cell/>
          <table:table-cell table:formula="of:=IF(AND(ISNUMBER([.D22]);ISNUMBER([.H22]);[.D22]&gt;[.H22]);[.D22]-[.H22];0)" office:value-type="float" office:value="0" calcext:value-type="float">
            <text:p>0</text:p>
          </table:table-cell>
          <table:table-cell table:formula="of:=IF(AND(ISNUMBER([.D22]);ISNUMBER([.H22]);[.D22]&lt;[.H22]);[.H22]-[.D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29.p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23" table:formula="of:=IF(AND(ISNUMBER([.D23]);ISNUMBER([.H23]);[.D23]&gt;[.H23]);1;0)" office:value-type="float" office:value="0" calcext:value-type="float">
            <text:p>0</text:p>
          </table:table-cell>
          <table:table-cell table:style-name="ce1223" table:formula="of:=IF(AND(ISNUMBER([.D23]);ISNUMBER([.H23]);[.D23]&lt;[.H23]);1;0)" office:value-type="float" office:value="0" calcext:value-type="float">
            <text:p>0</text:p>
          </table:table-cell>
          <table:table-cell/>
          <table:table-cell table:formula="of:=IF(AND(ISNUMBER([.D23]);ISNUMBER([.H23]);[.D23]&gt;[.H23]);[.D23]-[.H23];0)" office:value-type="float" office:value="0" calcext:value-type="float">
            <text:p>0</text:p>
          </table:table-cell>
          <table:table-cell table:formula="of:=IF(AND(ISNUMBER([.D23]);ISNUMBER([.H23]);[.D23]&lt;[.H23]);[.H23]-[.D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.p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4" table:formula="of:=IF(AND(ISNUMBER([.D24]);ISNUMBER([.H24]);[.D24]&gt;[.H24]);1;0)" office:value-type="float" office:value="0" calcext:value-type="float">
            <text:p>0</text:p>
          </table:table-cell>
          <table:table-cell table:style-name="ce1224" table:formula="of:=IF(AND(ISNUMBER([.D24]);ISNUMBER([.H24]);[.D24]&lt;[.H24]);1;0)" office:value-type="float" office:value="0" calcext:value-type="float">
            <text:p>0</text:p>
          </table:table-cell>
          <table:table-cell/>
          <table:table-cell table:formula="of:=IF(AND(ISNUMBER([.D24]);ISNUMBER([.H24]);[.D24]&gt;[.H24]);[.D24]-[.H24];0)" office:value-type="float" office:value="0" calcext:value-type="float">
            <text:p>0</text:p>
          </table:table-cell>
          <table:table-cell table:formula="of:=IF(AND(ISNUMBER([.D24]);ISNUMBER([.H24]);[.D24]&lt;[.H24]);[.H24]-[.D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0.p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58" calcext:value-type="float">
            <text:p>58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style-name="ce25" table:formula="of:=IF(AND(ISNUMBER([.D25]);ISNUMBER([.H25]);[.D25]&gt;[.H25]);1;0)" office:value-type="float" office:value="0" calcext:value-type="float">
            <text:p>0</text:p>
          </table:table-cell>
          <table:table-cell table:style-name="ce1225" table:formula="of:=IF(AND(ISNUMBER([.D25]);ISNUMBER([.H25]);[.D25]&lt;[.H25]);1;0)" office:value-type="float" office:value="0" calcext:value-type="float">
            <text:p>0</text:p>
          </table:table-cell>
          <table:table-cell/>
          <table:table-cell table:formula="of:=IF(AND(ISNUMBER([.D25]);ISNUMBER([.H25]);[.D25]&gt;[.H25]);[.D25]-[.H25];0)" office:value-type="float" office:value="0" calcext:value-type="float">
            <text:p>0</text:p>
          </table:table-cell>
          <table:table-cell table:formula="of:=IF(AND(ISNUMBER([.D25]);ISNUMBER([.H25]);[.D25]&lt;[.H25]);[.H25]-[.D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1.p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style-name="ce26" table:formula="of:=IF(AND(ISNUMBER([.D26]);ISNUMBER([.H26]);[.D26]&gt;[.H26]);1;0)" office:value-type="float" office:value="0" calcext:value-type="float">
            <text:p>0</text:p>
          </table:table-cell>
          <table:table-cell table:style-name="ce1226" table:formula="of:=IF(AND(ISNUMBER([.D26]);ISNUMBER([.H26]);[.D26]&lt;[.H26]);1;0)" office:value-type="float" office:value="0" calcext:value-type="float">
            <text:p>0</text:p>
          </table:table-cell>
          <table:table-cell/>
          <table:table-cell table:formula="of:=IF(AND(ISNUMBER([.D26]);ISNUMBER([.H26]);[.D26]&gt;[.H26]);[.D26]-[.H26];0)" office:value-type="float" office:value="0" calcext:value-type="float">
            <text:p>0</text:p>
          </table:table-cell>
          <table:table-cell table:formula="of:=IF(AND(ISNUMBER([.D26]);ISNUMBER([.H26]);[.D26]&lt;[.H26]);[.H26]-[.D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2.p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62" calcext:value-type="float">
            <text:p>62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27" table:formula="of:=IF(AND(ISNUMBER([.D27]);ISNUMBER([.H27]);[.D27]&gt;[.H27]);1;0)" office:value-type="float" office:value="0" calcext:value-type="float">
            <text:p>0</text:p>
          </table:table-cell>
          <table:table-cell table:style-name="ce1227" table:formula="of:=IF(AND(ISNUMBER([.D27]);ISNUMBER([.H27]);[.D27]&lt;[.H27]);1;0)" office:value-type="float" office:value="0" calcext:value-type="float">
            <text:p>0</text:p>
          </table:table-cell>
          <table:table-cell/>
          <table:table-cell table:formula="of:=IF(AND(ISNUMBER([.D27]);ISNUMBER([.H27]);[.D27]&gt;[.H27]);[.D27]-[.H27];0)" office:value-type="float" office:value="0" calcext:value-type="float">
            <text:p>0</text:p>
          </table:table-cell>
          <table:table-cell table:formula="of:=IF(AND(ISNUMBER([.D27]);ISNUMBER([.H27]);[.D27]&lt;[.H27]);[.H27]-[.D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3.p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28" table:formula="of:=IF(AND(ISNUMBER([.D28]);ISNUMBER([.H28]);[.D28]&gt;[.H28]);1;0)" office:value-type="float" office:value="0" calcext:value-type="float">
            <text:p>0</text:p>
          </table:table-cell>
          <table:table-cell table:style-name="ce1228" table:formula="of:=IF(AND(ISNUMBER([.D28]);ISNUMBER([.H28]);[.D28]&lt;[.H28]);1;0)" office:value-type="float" office:value="0" calcext:value-type="float">
            <text:p>0</text:p>
          </table:table-cell>
          <table:table-cell/>
          <table:table-cell table:formula="of:=IF(AND(ISNUMBER([.D28]);ISNUMBER([.H28]);[.D28]&gt;[.H28]);[.D28]-[.H28];0)" office:value-type="float" office:value="0" calcext:value-type="float">
            <text:p>0</text:p>
          </table:table-cell>
          <table:table-cell table:formula="of:=IF(AND(ISNUMBER([.D28]);ISNUMBER([.H28]);[.D28]&lt;[.H28]);[.H28]-[.D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4.p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66" calcext:value-type="float">
            <text:p>6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29" table:formula="of:=IF(AND(ISNUMBER([.D29]);ISNUMBER([.H29]);[.D29]&gt;[.H29]);1;0)" office:value-type="float" office:value="0" calcext:value-type="float">
            <text:p>0</text:p>
          </table:table-cell>
          <table:table-cell table:style-name="ce1229" table:formula="of:=IF(AND(ISNUMBER([.D29]);ISNUMBER([.H29]);[.D29]&lt;[.H29]);1;0)" office:value-type="float" office:value="0" calcext:value-type="float">
            <text:p>0</text:p>
          </table:table-cell>
          <table:table-cell/>
          <table:table-cell table:formula="of:=IF(AND(ISNUMBER([.D29]);ISNUMBER([.H29]);[.D29]&gt;[.H29]);[.D29]-[.H29];0)" office:value-type="float" office:value="0" calcext:value-type="float">
            <text:p>0</text:p>
          </table:table-cell>
          <table:table-cell table:formula="of:=IF(AND(ISNUMBER([.D29]);ISNUMBER([.H29]);[.D29]&lt;[.H29]);[.H29]-[.D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5.p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68" calcext:value-type="float">
            <text:p>68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style-name="ce30" table:formula="of:=IF(AND(ISNUMBER([.D30]);ISNUMBER([.H30]);[.D30]&gt;[.H30]);1;0)" office:value-type="float" office:value="0" calcext:value-type="float">
            <text:p>0</text:p>
          </table:table-cell>
          <table:table-cell table:style-name="ce1230" table:formula="of:=IF(AND(ISNUMBER([.D30]);ISNUMBER([.H30]);[.D30]&lt;[.H30]);1;0)" office:value-type="float" office:value="0" calcext:value-type="float">
            <text:p>0</text:p>
          </table:table-cell>
          <table:table-cell/>
          <table:table-cell table:formula="of:=IF(AND(ISNUMBER([.D30]);ISNUMBER([.H30]);[.D30]&gt;[.H30]);[.D30]-[.H30];0)" office:value-type="float" office:value="0" calcext:value-type="float">
            <text:p>0</text:p>
          </table:table-cell>
          <table:table-cell table:formula="of:=IF(AND(ISNUMBER([.D30]);ISNUMBER([.H30]);[.D30]&lt;[.H30]);[.H30]-[.D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6.p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31" table:formula="of:=IF(AND(ISNUMBER([.D31]);ISNUMBER([.H31]);[.D31]&gt;[.H31]);1;0)" office:value-type="float" office:value="0" calcext:value-type="float">
            <text:p>0</text:p>
          </table:table-cell>
          <table:table-cell table:style-name="ce1231" table:formula="of:=IF(AND(ISNUMBER([.D31]);ISNUMBER([.H31]);[.D31]&lt;[.H31]);1;0)" office:value-type="float" office:value="0" calcext:value-type="float">
            <text:p>0</text:p>
          </table:table-cell>
          <table:table-cell/>
          <table:table-cell table:formula="of:=IF(AND(ISNUMBER([.D31]);ISNUMBER([.H31]);[.D31]&gt;[.H31]);[.D31]-[.H31];0)" office:value-type="float" office:value="0" calcext:value-type="float">
            <text:p>0</text:p>
          </table:table-cell>
          <table:table-cell table:formula="of:=IF(AND(ISNUMBER([.D31]);ISNUMBER([.H31]);[.D31]&lt;[.H31]);[.H31]-[.D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7.p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style-name="ce32" table:formula="of:=IF(AND(ISNUMBER([.D32]);ISNUMBER([.H32]);[.D32]&gt;[.H32]);1;0)" office:value-type="float" office:value="0" calcext:value-type="float">
            <text:p>0</text:p>
          </table:table-cell>
          <table:table-cell table:style-name="ce1232" table:formula="of:=IF(AND(ISNUMBER([.D32]);ISNUMBER([.H32]);[.D32]&lt;[.H32]);1;0)" office:value-type="float" office:value="0" calcext:value-type="float">
            <text:p>0</text:p>
          </table:table-cell>
          <table:table-cell/>
          <table:table-cell table:formula="of:=IF(AND(ISNUMBER([.D32]);ISNUMBER([.H32]);[.D32]&gt;[.H32]);[.D32]-[.H32];0)" office:value-type="float" office:value="0" calcext:value-type="float">
            <text:p>0</text:p>
          </table:table-cell>
          <table:table-cell table:formula="of:=IF(AND(ISNUMBER([.D32]);ISNUMBER([.H32]);[.D32]&lt;[.H32]);[.H32]-[.D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8.p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74" calcext:value-type="float">
            <text:p>74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33" table:formula="of:=IF(AND(ISNUMBER([.D33]);ISNUMBER([.H33]);[.D33]&gt;[.H33]);1;0)" office:value-type="float" office:value="0" calcext:value-type="float">
            <text:p>0</text:p>
          </table:table-cell>
          <table:table-cell table:style-name="ce1233" table:formula="of:=IF(AND(ISNUMBER([.D33]);ISNUMBER([.H33]);[.D33]&lt;[.H33]);1;0)" office:value-type="float" office:value="0" calcext:value-type="float">
            <text:p>0</text:p>
          </table:table-cell>
          <table:table-cell/>
          <table:table-cell table:formula="of:=IF(AND(ISNUMBER([.D33]);ISNUMBER([.H33]);[.D33]&gt;[.H33]);[.D33]-[.H33];0)" office:value-type="float" office:value="0" calcext:value-type="float">
            <text:p>0</text:p>
          </table:table-cell>
          <table:table-cell table:formula="of:=IF(AND(ISNUMBER([.D33]);ISNUMBER([.H33]);[.D33]&lt;[.H33]);[.H33]-[.D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39.p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style-name="ce34" table:formula="of:=IF(AND(ISNUMBER([.D34]);ISNUMBER([.H34]);[.D34]&gt;[.H34]);1;0)" office:value-type="float" office:value="0" calcext:value-type="float">
            <text:p>0</text:p>
          </table:table-cell>
          <table:table-cell table:style-name="ce1234" table:formula="of:=IF(AND(ISNUMBER([.D34]);ISNUMBER([.H34]);[.D34]&lt;[.H34]);1;0)" office:value-type="float" office:value="0" calcext:value-type="float">
            <text:p>0</text:p>
          </table:table-cell>
          <table:table-cell/>
          <table:table-cell table:formula="of:=IF(AND(ISNUMBER([.D34]);ISNUMBER([.H34]);[.D34]&gt;[.H34]);[.D34]-[.H34];0)" office:value-type="float" office:value="0" calcext:value-type="float">
            <text:p>0</text:p>
          </table:table-cell>
          <table:table-cell table:formula="of:=IF(AND(ISNUMBER([.D34]);ISNUMBER([.H34]);[.D34]&lt;[.H34]);[.H34]-[.D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.p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35" table:formula="of:=IF(AND(ISNUMBER([.D35]);ISNUMBER([.H35]);[.D35]&gt;[.H35]);1;0)" office:value-type="float" office:value="0" calcext:value-type="float">
            <text:p>0</text:p>
          </table:table-cell>
          <table:table-cell table:style-name="ce1235" table:formula="of:=IF(AND(ISNUMBER([.D35]);ISNUMBER([.H35]);[.D35]&lt;[.H35]);1;0)" office:value-type="float" office:value="0" calcext:value-type="float">
            <text:p>0</text:p>
          </table:table-cell>
          <table:table-cell/>
          <table:table-cell table:formula="of:=IF(AND(ISNUMBER([.D35]);ISNUMBER([.H35]);[.D35]&gt;[.H35]);[.D35]-[.H35];0)" office:value-type="float" office:value="0" calcext:value-type="float">
            <text:p>0</text:p>
          </table:table-cell>
          <table:table-cell table:formula="of:=IF(AND(ISNUMBER([.D35]);ISNUMBER([.H35]);[.D35]&lt;[.H35]);[.H35]-[.D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0.p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78" calcext:value-type="float">
            <text:p>78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ce36" table:formula="of:=IF(AND(ISNUMBER([.D36]);ISNUMBER([.H36]);[.D36]&gt;[.H36]);1;0)" office:value-type="float" office:value="0" calcext:value-type="float">
            <text:p>0</text:p>
          </table:table-cell>
          <table:table-cell table:style-name="ce1236" table:formula="of:=IF(AND(ISNUMBER([.D36]);ISNUMBER([.H36]);[.D36]&lt;[.H36]);1;0)" office:value-type="float" office:value="0" calcext:value-type="float">
            <text:p>0</text:p>
          </table:table-cell>
          <table:table-cell/>
          <table:table-cell table:formula="of:=IF(AND(ISNUMBER([.D36]);ISNUMBER([.H36]);[.D36]&gt;[.H36]);[.D36]-[.H36];0)" office:value-type="float" office:value="0" calcext:value-type="float">
            <text:p>0</text:p>
          </table:table-cell>
          <table:table-cell table:formula="of:=IF(AND(ISNUMBER([.D36]);ISNUMBER([.H36]);[.D36]&lt;[.H36]);[.H36]-[.D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1.p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ce37" table:formula="of:=IF(AND(ISNUMBER([.D37]);ISNUMBER([.H37]);[.D37]&gt;[.H37]);1;0)" office:value-type="float" office:value="0" calcext:value-type="float">
            <text:p>0</text:p>
          </table:table-cell>
          <table:table-cell table:style-name="ce1237" table:formula="of:=IF(AND(ISNUMBER([.D37]);ISNUMBER([.H37]);[.D37]&lt;[.H37]);1;0)" office:value-type="float" office:value="0" calcext:value-type="float">
            <text:p>0</text:p>
          </table:table-cell>
          <table:table-cell/>
          <table:table-cell table:formula="of:=IF(AND(ISNUMBER([.D37]);ISNUMBER([.H37]);[.D37]&gt;[.H37]);[.D37]-[.H37];0)" office:value-type="float" office:value="0" calcext:value-type="float">
            <text:p>0</text:p>
          </table:table-cell>
          <table:table-cell table:formula="of:=IF(AND(ISNUMBER([.D37]);ISNUMBER([.H37]);[.D37]&lt;[.H37]);[.H37]-[.D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2.p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82" calcext:value-type="float">
            <text:p>82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38" table:formula="of:=IF(AND(ISNUMBER([.D38]);ISNUMBER([.H38]);[.D38]&gt;[.H38]);1;0)" office:value-type="float" office:value="0" calcext:value-type="float">
            <text:p>0</text:p>
          </table:table-cell>
          <table:table-cell table:style-name="ce1238" table:formula="of:=IF(AND(ISNUMBER([.D38]);ISNUMBER([.H38]);[.D38]&lt;[.H38]);1;0)" office:value-type="float" office:value="0" calcext:value-type="float">
            <text:p>0</text:p>
          </table:table-cell>
          <table:table-cell/>
          <table:table-cell table:formula="of:=IF(AND(ISNUMBER([.D38]);ISNUMBER([.H38]);[.D38]&gt;[.H38]);[.D38]-[.H38];0)" office:value-type="float" office:value="0" calcext:value-type="float">
            <text:p>0</text:p>
          </table:table-cell>
          <table:table-cell table:formula="of:=IF(AND(ISNUMBER([.D38]);ISNUMBER([.H38]);[.D38]&lt;[.H38]);[.H38]-[.D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3.p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84" calcext:value-type="float">
            <text:p>84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ce39" table:formula="of:=IF(AND(ISNUMBER([.D39]);ISNUMBER([.H39]);[.D39]&gt;[.H39]);1;0)" office:value-type="float" office:value="0" calcext:value-type="float">
            <text:p>0</text:p>
          </table:table-cell>
          <table:table-cell table:style-name="ce1239" table:formula="of:=IF(AND(ISNUMBER([.D39]);ISNUMBER([.H39]);[.D39]&lt;[.H39]);1;0)" office:value-type="float" office:value="0" calcext:value-type="float">
            <text:p>0</text:p>
          </table:table-cell>
          <table:table-cell/>
          <table:table-cell table:formula="of:=IF(AND(ISNUMBER([.D39]);ISNUMBER([.H39]);[.D39]&gt;[.H39]);[.D39]-[.H39];0)" office:value-type="float" office:value="0" calcext:value-type="float">
            <text:p>0</text:p>
          </table:table-cell>
          <table:table-cell table:formula="of:=IF(AND(ISNUMBER([.D39]);ISNUMBER([.H39]);[.D39]&lt;[.H39]);[.H39]-[.D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4.p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86" calcext:value-type="float">
            <text:p>86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40" table:formula="of:=IF(AND(ISNUMBER([.D40]);ISNUMBER([.H40]);[.D40]&gt;[.H40]);1;0)" office:value-type="float" office:value="0" calcext:value-type="float">
            <text:p>0</text:p>
          </table:table-cell>
          <table:table-cell table:style-name="ce1240" table:formula="of:=IF(AND(ISNUMBER([.D40]);ISNUMBER([.H40]);[.D40]&lt;[.H40]);1;0)" office:value-type="float" office:value="0" calcext:value-type="float">
            <text:p>0</text:p>
          </table:table-cell>
          <table:table-cell/>
          <table:table-cell table:formula="of:=IF(AND(ISNUMBER([.D40]);ISNUMBER([.H40]);[.D40]&gt;[.H40]);[.D40]-[.H40];0)" office:value-type="float" office:value="0" calcext:value-type="float">
            <text:p>0</text:p>
          </table:table-cell>
          <table:table-cell table:formula="of:=IF(AND(ISNUMBER([.D40]);ISNUMBER([.H40]);[.D40]&lt;[.H40]);[.H40]-[.D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5.p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88" calcext:value-type="float">
            <text:p>88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41" table:formula="of:=IF(AND(ISNUMBER([.D41]);ISNUMBER([.H41]);[.D41]&gt;[.H41]);1;0)" office:value-type="float" office:value="0" calcext:value-type="float">
            <text:p>0</text:p>
          </table:table-cell>
          <table:table-cell table:style-name="ce1241" table:formula="of:=IF(AND(ISNUMBER([.D41]);ISNUMBER([.H41]);[.D41]&lt;[.H41]);1;0)" office:value-type="float" office:value="0" calcext:value-type="float">
            <text:p>0</text:p>
          </table:table-cell>
          <table:table-cell/>
          <table:table-cell table:formula="of:=IF(AND(ISNUMBER([.D41]);ISNUMBER([.H41]);[.D41]&gt;[.H41]);[.D41]-[.H41];0)" office:value-type="float" office:value="0" calcext:value-type="float">
            <text:p>0</text:p>
          </table:table-cell>
          <table:table-cell table:formula="of:=IF(AND(ISNUMBER([.D41]);ISNUMBER([.H41]);[.D41]&lt;[.H41]);[.H41]-[.D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6.p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90" calcext:value-type="float">
            <text:p>90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style-name="ce42" table:formula="of:=IF(AND(ISNUMBER([.D42]);ISNUMBER([.H42]);[.D42]&gt;[.H42]);1;0)" office:value-type="float" office:value="0" calcext:value-type="float">
            <text:p>0</text:p>
          </table:table-cell>
          <table:table-cell table:style-name="ce1242" table:formula="of:=IF(AND(ISNUMBER([.D42]);ISNUMBER([.H42]);[.D42]&lt;[.H42]);1;0)" office:value-type="float" office:value="0" calcext:value-type="float">
            <text:p>0</text:p>
          </table:table-cell>
          <table:table-cell/>
          <table:table-cell table:formula="of:=IF(AND(ISNUMBER([.D42]);ISNUMBER([.H42]);[.D42]&gt;[.H42]);[.D42]-[.H42];0)" office:value-type="float" office:value="0" calcext:value-type="float">
            <text:p>0</text:p>
          </table:table-cell>
          <table:table-cell table:formula="of:=IF(AND(ISNUMBER([.D42]);ISNUMBER([.H42]);[.D42]&lt;[.H42]);[.H42]-[.D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7.p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92" calcext:value-type="float">
            <text:p>9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style-name="ce43" table:formula="of:=IF(AND(ISNUMBER([.D43]);ISNUMBER([.H43]);[.D43]&gt;[.H43]);1;0)" office:value-type="float" office:value="0" calcext:value-type="float">
            <text:p>0</text:p>
          </table:table-cell>
          <table:table-cell table:style-name="ce1243" table:formula="of:=IF(AND(ISNUMBER([.D43]);ISNUMBER([.H43]);[.D43]&lt;[.H43]);1;0)" office:value-type="float" office:value="0" calcext:value-type="float">
            <text:p>0</text:p>
          </table:table-cell>
          <table:table-cell/>
          <table:table-cell table:formula="of:=IF(AND(ISNUMBER([.D43]);ISNUMBER([.H43]);[.D43]&gt;[.H43]);[.D43]-[.H43];0)" office:value-type="float" office:value="0" calcext:value-type="float">
            <text:p>0</text:p>
          </table:table-cell>
          <table:table-cell table:formula="of:=IF(AND(ISNUMBER([.D43]);ISNUMBER([.H43]);[.D43]&lt;[.H43]);[.H43]-[.D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8.p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94" calcext:value-type="float">
            <text:p>94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44" table:formula="of:=IF(AND(ISNUMBER([.D44]);ISNUMBER([.H44]);[.D44]&gt;[.H44]);1;0)" office:value-type="float" office:value="0" calcext:value-type="float">
            <text:p>0</text:p>
          </table:table-cell>
          <table:table-cell table:style-name="ce1244" table:formula="of:=IF(AND(ISNUMBER([.D44]);ISNUMBER([.H44]);[.D44]&lt;[.H44]);1;0)" office:value-type="float" office:value="0" calcext:value-type="float">
            <text:p>0</text:p>
          </table:table-cell>
          <table:table-cell/>
          <table:table-cell table:formula="of:=IF(AND(ISNUMBER([.D44]);ISNUMBER([.H44]);[.D44]&gt;[.H44]);[.D44]-[.H44];0)" office:value-type="float" office:value="0" calcext:value-type="float">
            <text:p>0</text:p>
          </table:table-cell>
          <table:table-cell table:formula="of:=IF(AND(ISNUMBER([.D44]);ISNUMBER([.H44]);[.D44]&lt;[.H44]);[.H44]-[.D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49.p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96" calcext:value-type="float">
            <text:p>96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ce45" table:formula="of:=IF(AND(ISNUMBER([.D45]);ISNUMBER([.H45]);[.D45]&gt;[.H45]);1;0)" office:value-type="float" office:value="0" calcext:value-type="float">
            <text:p>0</text:p>
          </table:table-cell>
          <table:table-cell table:style-name="ce1245" table:formula="of:=IF(AND(ISNUMBER([.D45]);ISNUMBER([.H45]);[.D45]&lt;[.H45]);1;0)" office:value-type="float" office:value="0" calcext:value-type="float">
            <text:p>0</text:p>
          </table:table-cell>
          <table:table-cell/>
          <table:table-cell table:formula="of:=IF(AND(ISNUMBER([.D45]);ISNUMBER([.H45]);[.D45]&gt;[.H45]);[.D45]-[.H45];0)" office:value-type="float" office:value="0" calcext:value-type="float">
            <text:p>0</text:p>
          </table:table-cell>
          <table:table-cell table:formula="of:=IF(AND(ISNUMBER([.D45]);ISNUMBER([.H45]);[.D45]&lt;[.H45]);[.H45]-[.D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.p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46" table:formula="of:=IF(AND(ISNUMBER([.D46]);ISNUMBER([.H46]);[.D46]&gt;[.H46]);1;0)" office:value-type="float" office:value="0" calcext:value-type="float">
            <text:p>0</text:p>
          </table:table-cell>
          <table:table-cell table:style-name="ce1246" table:formula="of:=IF(AND(ISNUMBER([.D46]);ISNUMBER([.H46]);[.D46]&lt;[.H46]);1;0)" office:value-type="float" office:value="0" calcext:value-type="float">
            <text:p>0</text:p>
          </table:table-cell>
          <table:table-cell/>
          <table:table-cell table:formula="of:=IF(AND(ISNUMBER([.D46]);ISNUMBER([.H46]);[.D46]&gt;[.H46]);[.D46]-[.H46];0)" office:value-type="float" office:value="0" calcext:value-type="float">
            <text:p>0</text:p>
          </table:table-cell>
          <table:table-cell table:formula="of:=IF(AND(ISNUMBER([.D46]);ISNUMBER([.H46]);[.D46]&lt;[.H46]);[.H46]-[.D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0.p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98" calcext:value-type="float">
            <text:p>98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47" table:formula="of:=IF(AND(ISNUMBER([.D47]);ISNUMBER([.H47]);[.D47]&gt;[.H47]);1;0)" office:value-type="float" office:value="0" calcext:value-type="float">
            <text:p>0</text:p>
          </table:table-cell>
          <table:table-cell table:style-name="ce1247" table:formula="of:=IF(AND(ISNUMBER([.D47]);ISNUMBER([.H47]);[.D47]&lt;[.H47]);1;0)" office:value-type="float" office:value="0" calcext:value-type="float">
            <text:p>0</text:p>
          </table:table-cell>
          <table:table-cell/>
          <table:table-cell table:formula="of:=IF(AND(ISNUMBER([.D47]);ISNUMBER([.H47]);[.D47]&gt;[.H47]);[.D47]-[.H47];0)" office:value-type="float" office:value="0" calcext:value-type="float">
            <text:p>0</text:p>
          </table:table-cell>
          <table:table-cell table:formula="of:=IF(AND(ISNUMBER([.D47]);ISNUMBER([.H47]);[.D47]&lt;[.H47]);[.H47]-[.D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1.p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ce48" table:formula="of:=IF(AND(ISNUMBER([.D48]);ISNUMBER([.H48]);[.D48]&gt;[.H48]);1;0)" office:value-type="float" office:value="0" calcext:value-type="float">
            <text:p>0</text:p>
          </table:table-cell>
          <table:table-cell table:style-name="ce1248" table:formula="of:=IF(AND(ISNUMBER([.D48]);ISNUMBER([.H48]);[.D48]&lt;[.H48]);1;0)" office:value-type="float" office:value="0" calcext:value-type="float">
            <text:p>0</text:p>
          </table:table-cell>
          <table:table-cell/>
          <table:table-cell table:formula="of:=IF(AND(ISNUMBER([.D48]);ISNUMBER([.H48]);[.D48]&gt;[.H48]);[.D48]-[.H48];0)" office:value-type="float" office:value="0" calcext:value-type="float">
            <text:p>0</text:p>
          </table:table-cell>
          <table:table-cell table:formula="of:=IF(AND(ISNUMBER([.D48]);ISNUMBER([.H48]);[.D48]&lt;[.H48]);[.H48]-[.D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2.p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102" calcext:value-type="float">
            <text:p>102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style-name="ce49" table:formula="of:=IF(AND(ISNUMBER([.D49]);ISNUMBER([.H49]);[.D49]&gt;[.H49]);1;0)" office:value-type="float" office:value="0" calcext:value-type="float">
            <text:p>0</text:p>
          </table:table-cell>
          <table:table-cell table:style-name="ce1249" table:formula="of:=IF(AND(ISNUMBER([.D49]);ISNUMBER([.H49]);[.D49]&lt;[.H49]);1;0)" office:value-type="float" office:value="0" calcext:value-type="float">
            <text:p>0</text:p>
          </table:table-cell>
          <table:table-cell/>
          <table:table-cell table:formula="of:=IF(AND(ISNUMBER([.D49]);ISNUMBER([.H49]);[.D49]&gt;[.H49]);[.D49]-[.H49];0)" office:value-type="float" office:value="0" calcext:value-type="float">
            <text:p>0</text:p>
          </table:table-cell>
          <table:table-cell table:formula="of:=IF(AND(ISNUMBER([.D49]);ISNUMBER([.H49]);[.D49]&lt;[.H49]);[.H49]-[.D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3.p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104" calcext:value-type="float">
            <text:p>104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50" table:formula="of:=IF(AND(ISNUMBER([.D50]);ISNUMBER([.H50]);[.D50]&gt;[.H50]);1;0)" office:value-type="float" office:value="0" calcext:value-type="float">
            <text:p>0</text:p>
          </table:table-cell>
          <table:table-cell table:style-name="ce1250" table:formula="of:=IF(AND(ISNUMBER([.D50]);ISNUMBER([.H50]);[.D50]&lt;[.H50]);1;0)" office:value-type="float" office:value="0" calcext:value-type="float">
            <text:p>0</text:p>
          </table:table-cell>
          <table:table-cell/>
          <table:table-cell table:formula="of:=IF(AND(ISNUMBER([.D50]);ISNUMBER([.H50]);[.D50]&gt;[.H50]);[.D50]-[.H50];0)" office:value-type="float" office:value="0" calcext:value-type="float">
            <text:p>0</text:p>
          </table:table-cell>
          <table:table-cell table:formula="of:=IF(AND(ISNUMBER([.D50]);ISNUMBER([.H50]);[.D50]&lt;[.H50]);[.H50]-[.D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4.p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51" table:formula="of:=IF(AND(ISNUMBER([.D51]);ISNUMBER([.H51]);[.D51]&gt;[.H51]);1;0)" office:value-type="float" office:value="0" calcext:value-type="float">
            <text:p>0</text:p>
          </table:table-cell>
          <table:table-cell table:style-name="ce1251" table:formula="of:=IF(AND(ISNUMBER([.D51]);ISNUMBER([.H51]);[.D51]&lt;[.H51]);1;0)" office:value-type="float" office:value="0" calcext:value-type="float">
            <text:p>0</text:p>
          </table:table-cell>
          <table:table-cell/>
          <table:table-cell table:formula="of:=IF(AND(ISNUMBER([.D51]);ISNUMBER([.H51]);[.D51]&gt;[.H51]);[.D51]-[.H51];0)" office:value-type="float" office:value="0" calcext:value-type="float">
            <text:p>0</text:p>
          </table:table-cell>
          <table:table-cell table:formula="of:=IF(AND(ISNUMBER([.D51]);ISNUMBER([.H51]);[.D51]&lt;[.H51]);[.H51]-[.D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5.p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108" calcext:value-type="float">
            <text:p>108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style-name="ce52" table:formula="of:=IF(AND(ISNUMBER([.D52]);ISNUMBER([.H52]);[.D52]&gt;[.H52]);1;0)" office:value-type="float" office:value="0" calcext:value-type="float">
            <text:p>0</text:p>
          </table:table-cell>
          <table:table-cell table:style-name="ce1252" table:formula="of:=IF(AND(ISNUMBER([.D52]);ISNUMBER([.H52]);[.D52]&lt;[.H52]);1;0)" office:value-type="float" office:value="0" calcext:value-type="float">
            <text:p>0</text:p>
          </table:table-cell>
          <table:table-cell/>
          <table:table-cell table:formula="of:=IF(AND(ISNUMBER([.D52]);ISNUMBER([.H52]);[.D52]&gt;[.H52]);[.D52]-[.H52];0)" office:value-type="float" office:value="0" calcext:value-type="float">
            <text:p>0</text:p>
          </table:table-cell>
          <table:table-cell table:formula="of:=IF(AND(ISNUMBER([.D52]);ISNUMBER([.H52]);[.D52]&lt;[.H52]);[.H52]-[.D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6.p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110" calcext:value-type="float">
            <text:p>110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style-name="ce53" table:formula="of:=IF(AND(ISNUMBER([.D53]);ISNUMBER([.H53]);[.D53]&gt;[.H53]);1;0)" office:value-type="float" office:value="0" calcext:value-type="float">
            <text:p>0</text:p>
          </table:table-cell>
          <table:table-cell table:style-name="ce1253" table:formula="of:=IF(AND(ISNUMBER([.D53]);ISNUMBER([.H53]);[.D53]&lt;[.H53]);1;0)" office:value-type="float" office:value="0" calcext:value-type="float">
            <text:p>0</text:p>
          </table:table-cell>
          <table:table-cell/>
          <table:table-cell table:formula="of:=IF(AND(ISNUMBER([.D53]);ISNUMBER([.H53]);[.D53]&gt;[.H53]);[.D53]-[.H53];0)" office:value-type="float" office:value="0" calcext:value-type="float">
            <text:p>0</text:p>
          </table:table-cell>
          <table:table-cell table:formula="of:=IF(AND(ISNUMBER([.D53]);ISNUMBER([.H53]);[.D53]&lt;[.H53]);[.H53]-[.D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7.p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112" calcext:value-type="float">
            <text:p>112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ce54" table:formula="of:=IF(AND(ISNUMBER([.D54]);ISNUMBER([.H54]);[.D54]&gt;[.H54]);1;0)" office:value-type="float" office:value="0" calcext:value-type="float">
            <text:p>0</text:p>
          </table:table-cell>
          <table:table-cell table:style-name="ce1254" table:formula="of:=IF(AND(ISNUMBER([.D54]);ISNUMBER([.H54]);[.D54]&lt;[.H54]);1;0)" office:value-type="float" office:value="0" calcext:value-type="float">
            <text:p>0</text:p>
          </table:table-cell>
          <table:table-cell/>
          <table:table-cell table:formula="of:=IF(AND(ISNUMBER([.D54]);ISNUMBER([.H54]);[.D54]&gt;[.H54]);[.D54]-[.H54];0)" office:value-type="float" office:value="0" calcext:value-type="float">
            <text:p>0</text:p>
          </table:table-cell>
          <table:table-cell table:formula="of:=IF(AND(ISNUMBER([.D54]);ISNUMBER([.H54]);[.D54]&lt;[.H54]);[.H54]-[.D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8.p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114" calcext:value-type="float">
            <text:p>114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style-name="ce55" table:formula="of:=IF(AND(ISNUMBER([.D55]);ISNUMBER([.H55]);[.D55]&gt;[.H55]);1;0)" office:value-type="float" office:value="0" calcext:value-type="float">
            <text:p>0</text:p>
          </table:table-cell>
          <table:table-cell table:style-name="ce1255" table:formula="of:=IF(AND(ISNUMBER([.D55]);ISNUMBER([.H55]);[.D55]&lt;[.H55]);1;0)" office:value-type="float" office:value="0" calcext:value-type="float">
            <text:p>0</text:p>
          </table:table-cell>
          <table:table-cell/>
          <table:table-cell table:formula="of:=IF(AND(ISNUMBER([.D55]);ISNUMBER([.H55]);[.D55]&gt;[.H55]);[.D55]-[.H55];0)" office:value-type="float" office:value="0" calcext:value-type="float">
            <text:p>0</text:p>
          </table:table-cell>
          <table:table-cell table:formula="of:=IF(AND(ISNUMBER([.D55]);ISNUMBER([.H55]);[.D55]&lt;[.H55]);[.H55]-[.D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59.p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116" calcext:value-type="float">
            <text:p>116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style-name="ce56" table:formula="of:=IF(AND(ISNUMBER([.D56]);ISNUMBER([.H56]);[.D56]&gt;[.H56]);1;0)" office:value-type="float" office:value="0" calcext:value-type="float">
            <text:p>0</text:p>
          </table:table-cell>
          <table:table-cell table:style-name="ce1256" table:formula="of:=IF(AND(ISNUMBER([.D56]);ISNUMBER([.H56]);[.D56]&lt;[.H56]);1;0)" office:value-type="float" office:value="0" calcext:value-type="float">
            <text:p>0</text:p>
          </table:table-cell>
          <table:table-cell/>
          <table:table-cell table:formula="of:=IF(AND(ISNUMBER([.D56]);ISNUMBER([.H56]);[.D56]&gt;[.H56]);[.D56]-[.H56];0)" office:value-type="float" office:value="0" calcext:value-type="float">
            <text:p>0</text:p>
          </table:table-cell>
          <table:table-cell table:formula="of:=IF(AND(ISNUMBER([.D56]);ISNUMBER([.H56]);[.D56]&lt;[.H56]);[.H56]-[.D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.p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57" table:formula="of:=IF(AND(ISNUMBER([.D57]);ISNUMBER([.H57]);[.D57]&gt;[.H57]);1;0)" office:value-type="float" office:value="0" calcext:value-type="float">
            <text:p>0</text:p>
          </table:table-cell>
          <table:table-cell table:style-name="ce1257" table:formula="of:=IF(AND(ISNUMBER([.D57]);ISNUMBER([.H57]);[.D57]&lt;[.H57]);1;0)" office:value-type="float" office:value="0" calcext:value-type="float">
            <text:p>0</text:p>
          </table:table-cell>
          <table:table-cell/>
          <table:table-cell table:formula="of:=IF(AND(ISNUMBER([.D57]);ISNUMBER([.H57]);[.D57]&gt;[.H57]);[.D57]-[.H57];0)" office:value-type="float" office:value="0" calcext:value-type="float">
            <text:p>0</text:p>
          </table:table-cell>
          <table:table-cell table:formula="of:=IF(AND(ISNUMBER([.D57]);ISNUMBER([.H57]);[.D57]&lt;[.H57]);[.H57]-[.D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0.p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118" calcext:value-type="float">
            <text:p>118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style-name="ce58" table:formula="of:=IF(AND(ISNUMBER([.D58]);ISNUMBER([.H58]);[.D58]&gt;[.H58]);1;0)" office:value-type="float" office:value="0" calcext:value-type="float">
            <text:p>0</text:p>
          </table:table-cell>
          <table:table-cell table:style-name="ce1258" table:formula="of:=IF(AND(ISNUMBER([.D58]);ISNUMBER([.H58]);[.D58]&lt;[.H58]);1;0)" office:value-type="float" office:value="0" calcext:value-type="float">
            <text:p>0</text:p>
          </table:table-cell>
          <table:table-cell/>
          <table:table-cell table:formula="of:=IF(AND(ISNUMBER([.D58]);ISNUMBER([.H58]);[.D58]&gt;[.H58]);[.D58]-[.H58];0)" office:value-type="float" office:value="0" calcext:value-type="float">
            <text:p>0</text:p>
          </table:table-cell>
          <table:table-cell table:formula="of:=IF(AND(ISNUMBER([.D58]);ISNUMBER([.H58]);[.D58]&lt;[.H58]);[.H58]-[.D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1.p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20" calcext:value-type="float">
            <text:p>120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style-name="ce59" table:formula="of:=IF(AND(ISNUMBER([.D59]);ISNUMBER([.H59]);[.D59]&gt;[.H59]);1;0)" office:value-type="float" office:value="0" calcext:value-type="float">
            <text:p>0</text:p>
          </table:table-cell>
          <table:table-cell table:style-name="ce1259" table:formula="of:=IF(AND(ISNUMBER([.D59]);ISNUMBER([.H59]);[.D59]&lt;[.H59]);1;0)" office:value-type="float" office:value="0" calcext:value-type="float">
            <text:p>0</text:p>
          </table:table-cell>
          <table:table-cell/>
          <table:table-cell table:formula="of:=IF(AND(ISNUMBER([.D59]);ISNUMBER([.H59]);[.D59]&gt;[.H59]);[.D59]-[.H59];0)" office:value-type="float" office:value="0" calcext:value-type="float">
            <text:p>0</text:p>
          </table:table-cell>
          <table:table-cell table:formula="of:=IF(AND(ISNUMBER([.D59]);ISNUMBER([.H59]);[.D59]&lt;[.H59]);[.H59]-[.D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2.p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122" calcext:value-type="float">
            <text:p>122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style-name="ce60" table:formula="of:=IF(AND(ISNUMBER([.D60]);ISNUMBER([.H60]);[.D60]&gt;[.H60]);1;0)" office:value-type="float" office:value="0" calcext:value-type="float">
            <text:p>0</text:p>
          </table:table-cell>
          <table:table-cell table:style-name="ce1260" table:formula="of:=IF(AND(ISNUMBER([.D60]);ISNUMBER([.H60]);[.D60]&lt;[.H60]);1;0)" office:value-type="float" office:value="0" calcext:value-type="float">
            <text:p>0</text:p>
          </table:table-cell>
          <table:table-cell/>
          <table:table-cell table:formula="of:=IF(AND(ISNUMBER([.D60]);ISNUMBER([.H60]);[.D60]&gt;[.H60]);[.D60]-[.H60];0)" office:value-type="float" office:value="0" calcext:value-type="float">
            <text:p>0</text:p>
          </table:table-cell>
          <table:table-cell table:formula="of:=IF(AND(ISNUMBER([.D60]);ISNUMBER([.H60]);[.D60]&lt;[.H60]);[.H60]-[.D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3.p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124" calcext:value-type="float">
            <text:p>124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style-name="ce61" table:formula="of:=IF(AND(ISNUMBER([.D61]);ISNUMBER([.H61]);[.D61]&gt;[.H61]);1;0)" office:value-type="float" office:value="0" calcext:value-type="float">
            <text:p>0</text:p>
          </table:table-cell>
          <table:table-cell table:style-name="ce1261" table:formula="of:=IF(AND(ISNUMBER([.D61]);ISNUMBER([.H61]);[.D61]&lt;[.H61]);1;0)" office:value-type="float" office:value="0" calcext:value-type="float">
            <text:p>0</text:p>
          </table:table-cell>
          <table:table-cell/>
          <table:table-cell table:formula="of:=IF(AND(ISNUMBER([.D61]);ISNUMBER([.H61]);[.D61]&gt;[.H61]);[.D61]-[.H61];0)" office:value-type="float" office:value="0" calcext:value-type="float">
            <text:p>0</text:p>
          </table:table-cell>
          <table:table-cell table:formula="of:=IF(AND(ISNUMBER([.D61]);ISNUMBER([.H61]);[.D61]&lt;[.H61]);[.H61]-[.D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4.p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126" calcext:value-type="float">
            <text:p>126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ce62" table:formula="of:=IF(AND(ISNUMBER([.D62]);ISNUMBER([.H62]);[.D62]&gt;[.H62]);1;0)" office:value-type="float" office:value="0" calcext:value-type="float">
            <text:p>0</text:p>
          </table:table-cell>
          <table:table-cell table:style-name="ce1262" table:formula="of:=IF(AND(ISNUMBER([.D62]);ISNUMBER([.H62]);[.D62]&lt;[.H62]);1;0)" office:value-type="float" office:value="0" calcext:value-type="float">
            <text:p>0</text:p>
          </table:table-cell>
          <table:table-cell/>
          <table:table-cell table:formula="of:=IF(AND(ISNUMBER([.D62]);ISNUMBER([.H62]);[.D62]&gt;[.H62]);[.D62]-[.H62];0)" office:value-type="float" office:value="0" calcext:value-type="float">
            <text:p>0</text:p>
          </table:table-cell>
          <table:table-cell table:formula="of:=IF(AND(ISNUMBER([.D62]);ISNUMBER([.H62]);[.D62]&lt;[.H62]);[.H62]-[.D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5.p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style-name="ce63" table:formula="of:=IF(AND(ISNUMBER([.D63]);ISNUMBER([.H63]);[.D63]&gt;[.H63]);1;0)" office:value-type="float" office:value="0" calcext:value-type="float">
            <text:p>0</text:p>
          </table:table-cell>
          <table:table-cell table:style-name="ce1263" table:formula="of:=IF(AND(ISNUMBER([.D63]);ISNUMBER([.H63]);[.D63]&lt;[.H63]);1;0)" office:value-type="float" office:value="0" calcext:value-type="float">
            <text:p>0</text:p>
          </table:table-cell>
          <table:table-cell/>
          <table:table-cell table:formula="of:=IF(AND(ISNUMBER([.D63]);ISNUMBER([.H63]);[.D63]&gt;[.H63]);[.D63]-[.H63];0)" office:value-type="float" office:value="0" calcext:value-type="float">
            <text:p>0</text:p>
          </table:table-cell>
          <table:table-cell table:formula="of:=IF(AND(ISNUMBER([.D63]);ISNUMBER([.H63]);[.D63]&lt;[.H63]);[.H63]-[.D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6.p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130" calcext:value-type="float">
            <text:p>130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style-name="ce64" table:formula="of:=IF(AND(ISNUMBER([.D64]);ISNUMBER([.H64]);[.D64]&gt;[.H64]);1;0)" office:value-type="float" office:value="0" calcext:value-type="float">
            <text:p>0</text:p>
          </table:table-cell>
          <table:table-cell table:style-name="ce1264" table:formula="of:=IF(AND(ISNUMBER([.D64]);ISNUMBER([.H64]);[.D64]&lt;[.H64]);1;0)" office:value-type="float" office:value="0" calcext:value-type="float">
            <text:p>0</text:p>
          </table:table-cell>
          <table:table-cell/>
          <table:table-cell table:formula="of:=IF(AND(ISNUMBER([.D64]);ISNUMBER([.H64]);[.D64]&gt;[.H64]);[.D64]-[.H64];0)" office:value-type="float" office:value="0" calcext:value-type="float">
            <text:p>0</text:p>
          </table:table-cell>
          <table:table-cell table:formula="of:=IF(AND(ISNUMBER([.D64]);ISNUMBER([.H64]);[.D64]&lt;[.H64]);[.H64]-[.D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7.p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float" office:value="132" calcext:value-type="float">
            <text:p>132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65" table:formula="of:=IF(AND(ISNUMBER([.D65]);ISNUMBER([.H65]);[.D65]&gt;[.H65]);1;0)" office:value-type="float" office:value="0" calcext:value-type="float">
            <text:p>0</text:p>
          </table:table-cell>
          <table:table-cell table:style-name="ce1265" table:formula="of:=IF(AND(ISNUMBER([.D65]);ISNUMBER([.H65]);[.D65]&lt;[.H65]);1;0)" office:value-type="float" office:value="0" calcext:value-type="float">
            <text:p>0</text:p>
          </table:table-cell>
          <table:table-cell/>
          <table:table-cell table:formula="of:=IF(AND(ISNUMBER([.D65]);ISNUMBER([.H65]);[.D65]&gt;[.H65]);[.D65]-[.H65];0)" office:value-type="float" office:value="0" calcext:value-type="float">
            <text:p>0</text:p>
          </table:table-cell>
          <table:table-cell table:formula="of:=IF(AND(ISNUMBER([.D65]);ISNUMBER([.H65]);[.D65]&lt;[.H65]);[.H65]-[.D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8.p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float" office:value="134" calcext:value-type="float">
            <text:p>134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style-name="ce66" table:formula="of:=IF(AND(ISNUMBER([.D66]);ISNUMBER([.H66]);[.D66]&gt;[.H66]);1;0)" office:value-type="float" office:value="0" calcext:value-type="float">
            <text:p>0</text:p>
          </table:table-cell>
          <table:table-cell table:style-name="ce1266" table:formula="of:=IF(AND(ISNUMBER([.D66]);ISNUMBER([.H66]);[.D66]&lt;[.H66]);1;0)" office:value-type="float" office:value="0" calcext:value-type="float">
            <text:p>0</text:p>
          </table:table-cell>
          <table:table-cell/>
          <table:table-cell table:formula="of:=IF(AND(ISNUMBER([.D66]);ISNUMBER([.H66]);[.D66]&gt;[.H66]);[.D66]-[.H66];0)" office:value-type="float" office:value="0" calcext:value-type="float">
            <text:p>0</text:p>
          </table:table-cell>
          <table:table-cell table:formula="of:=IF(AND(ISNUMBER([.D66]);ISNUMBER([.H66]);[.D66]&lt;[.H66]);[.H66]-[.D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9.p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136" calcext:value-type="float">
            <text:p>136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style-name="ce67" table:formula="of:=IF(AND(ISNUMBER([.D67]);ISNUMBER([.H67]);[.D67]&gt;[.H67]);1;0)" office:value-type="float" office:value="0" calcext:value-type="float">
            <text:p>0</text:p>
          </table:table-cell>
          <table:table-cell table:style-name="ce1267" table:formula="of:=IF(AND(ISNUMBER([.D67]);ISNUMBER([.H67]);[.D67]&lt;[.H67]);1;0)" office:value-type="float" office:value="0" calcext:value-type="float">
            <text:p>0</text:p>
          </table:table-cell>
          <table:table-cell/>
          <table:table-cell table:formula="of:=IF(AND(ISNUMBER([.D67]);ISNUMBER([.H67]);[.D67]&gt;[.H67]);[.D67]-[.H67];0)" office:value-type="float" office:value="0" calcext:value-type="float">
            <text:p>0</text:p>
          </table:table-cell>
          <table:table-cell table:formula="of:=IF(AND(ISNUMBER([.D67]);ISNUMBER([.H67]);[.D67]&lt;[.H67]);[.H67]-[.D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.p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68" table:formula="of:=IF(AND(ISNUMBER([.D68]);ISNUMBER([.H68]);[.D68]&gt;[.H68]);1;0)" office:value-type="float" office:value="0" calcext:value-type="float">
            <text:p>0</text:p>
          </table:table-cell>
          <table:table-cell table:style-name="ce1268" table:formula="of:=IF(AND(ISNUMBER([.D68]);ISNUMBER([.H68]);[.D68]&lt;[.H68]);1;0)" office:value-type="float" office:value="0" calcext:value-type="float">
            <text:p>0</text:p>
          </table:table-cell>
          <table:table-cell/>
          <table:table-cell table:formula="of:=IF(AND(ISNUMBER([.D68]);ISNUMBER([.H68]);[.D68]&gt;[.H68]);[.D68]-[.H68];0)" office:value-type="float" office:value="0" calcext:value-type="float">
            <text:p>0</text:p>
          </table:table-cell>
          <table:table-cell table:formula="of:=IF(AND(ISNUMBER([.D68]);ISNUMBER([.H68]);[.D68]&lt;[.H68]);[.H68]-[.D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0.p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138" calcext:value-type="float">
            <text:p>138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style-name="ce69" table:formula="of:=IF(AND(ISNUMBER([.D69]);ISNUMBER([.H69]);[.D69]&gt;[.H69]);1;0)" office:value-type="float" office:value="0" calcext:value-type="float">
            <text:p>0</text:p>
          </table:table-cell>
          <table:table-cell table:style-name="ce1269" table:formula="of:=IF(AND(ISNUMBER([.D69]);ISNUMBER([.H69]);[.D69]&lt;[.H69]);1;0)" office:value-type="float" office:value="0" calcext:value-type="float">
            <text:p>0</text:p>
          </table:table-cell>
          <table:table-cell/>
          <table:table-cell table:formula="of:=IF(AND(ISNUMBER([.D69]);ISNUMBER([.H69]);[.D69]&gt;[.H69]);[.D69]-[.H69];0)" office:value-type="float" office:value="0" calcext:value-type="float">
            <text:p>0</text:p>
          </table:table-cell>
          <table:table-cell table:formula="of:=IF(AND(ISNUMBER([.D69]);ISNUMBER([.H69]);[.D69]&lt;[.H69]);[.H69]-[.D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1.p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style-name="ce70" table:formula="of:=IF(AND(ISNUMBER([.D70]);ISNUMBER([.H70]);[.D70]&gt;[.H70]);1;0)" office:value-type="float" office:value="0" calcext:value-type="float">
            <text:p>0</text:p>
          </table:table-cell>
          <table:table-cell table:style-name="ce1270" table:formula="of:=IF(AND(ISNUMBER([.D70]);ISNUMBER([.H70]);[.D70]&lt;[.H70]);1;0)" office:value-type="float" office:value="0" calcext:value-type="float">
            <text:p>0</text:p>
          </table:table-cell>
          <table:table-cell/>
          <table:table-cell table:formula="of:=IF(AND(ISNUMBER([.D70]);ISNUMBER([.H70]);[.D70]&gt;[.H70]);[.D70]-[.H70];0)" office:value-type="float" office:value="0" calcext:value-type="float">
            <text:p>0</text:p>
          </table:table-cell>
          <table:table-cell table:formula="of:=IF(AND(ISNUMBER([.D70]);ISNUMBER([.H70]);[.D70]&lt;[.H70]);[.H70]-[.D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2.p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float" office:value="142" calcext:value-type="float">
            <text:p>142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table:style-name="ce71" table:formula="of:=IF(AND(ISNUMBER([.D71]);ISNUMBER([.H71]);[.D71]&gt;[.H71]);1;0)" office:value-type="float" office:value="0" calcext:value-type="float">
            <text:p>0</text:p>
          </table:table-cell>
          <table:table-cell table:style-name="ce1271" table:formula="of:=IF(AND(ISNUMBER([.D71]);ISNUMBER([.H71]);[.D71]&lt;[.H71]);1;0)" office:value-type="float" office:value="0" calcext:value-type="float">
            <text:p>0</text:p>
          </table:table-cell>
          <table:table-cell/>
          <table:table-cell table:formula="of:=IF(AND(ISNUMBER([.D71]);ISNUMBER([.H71]);[.D71]&gt;[.H71]);[.D71]-[.H71];0)" office:value-type="float" office:value="0" calcext:value-type="float">
            <text:p>0</text:p>
          </table:table-cell>
          <table:table-cell table:formula="of:=IF(AND(ISNUMBER([.D71]);ISNUMBER([.H71]);[.D71]&lt;[.H71]);[.H71]-[.D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3.p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144" calcext:value-type="float">
            <text:p>144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style-name="ce72" table:formula="of:=IF(AND(ISNUMBER([.D72]);ISNUMBER([.H72]);[.D72]&gt;[.H72]);1;0)" office:value-type="float" office:value="0" calcext:value-type="float">
            <text:p>0</text:p>
          </table:table-cell>
          <table:table-cell table:style-name="ce1272" table:formula="of:=IF(AND(ISNUMBER([.D72]);ISNUMBER([.H72]);[.D72]&lt;[.H72]);1;0)" office:value-type="float" office:value="0" calcext:value-type="float">
            <text:p>0</text:p>
          </table:table-cell>
          <table:table-cell/>
          <table:table-cell table:formula="of:=IF(AND(ISNUMBER([.D72]);ISNUMBER([.H72]);[.D72]&gt;[.H72]);[.D72]-[.H72];0)" office:value-type="float" office:value="0" calcext:value-type="float">
            <text:p>0</text:p>
          </table:table-cell>
          <table:table-cell table:formula="of:=IF(AND(ISNUMBER([.D72]);ISNUMBER([.H72]);[.D72]&lt;[.H72]);[.H72]-[.D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4.p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146" calcext:value-type="float">
            <text:p>146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style-name="ce73" table:formula="of:=IF(AND(ISNUMBER([.D73]);ISNUMBER([.H73]);[.D73]&gt;[.H73]);1;0)" office:value-type="float" office:value="0" calcext:value-type="float">
            <text:p>0</text:p>
          </table:table-cell>
          <table:table-cell table:style-name="ce1273" table:formula="of:=IF(AND(ISNUMBER([.D73]);ISNUMBER([.H73]);[.D73]&lt;[.H73]);1;0)" office:value-type="float" office:value="0" calcext:value-type="float">
            <text:p>0</text:p>
          </table:table-cell>
          <table:table-cell/>
          <table:table-cell table:formula="of:=IF(AND(ISNUMBER([.D73]);ISNUMBER([.H73]);[.D73]&gt;[.H73]);[.D73]-[.H73];0)" office:value-type="float" office:value="0" calcext:value-type="float">
            <text:p>0</text:p>
          </table:table-cell>
          <table:table-cell table:formula="of:=IF(AND(ISNUMBER([.D73]);ISNUMBER([.H73]);[.D73]&lt;[.H73]);[.H73]-[.D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5.p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float" office:value="148" calcext:value-type="float">
            <text:p>148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style-name="ce74" table:formula="of:=IF(AND(ISNUMBER([.D74]);ISNUMBER([.H74]);[.D74]&gt;[.H74]);1;0)" office:value-type="float" office:value="0" calcext:value-type="float">
            <text:p>0</text:p>
          </table:table-cell>
          <table:table-cell table:style-name="ce1274" table:formula="of:=IF(AND(ISNUMBER([.D74]);ISNUMBER([.H74]);[.D74]&lt;[.H74]);1;0)" office:value-type="float" office:value="0" calcext:value-type="float">
            <text:p>0</text:p>
          </table:table-cell>
          <table:table-cell/>
          <table:table-cell table:formula="of:=IF(AND(ISNUMBER([.D74]);ISNUMBER([.H74]);[.D74]&gt;[.H74]);[.D74]-[.H74];0)" office:value-type="float" office:value="0" calcext:value-type="float">
            <text:p>0</text:p>
          </table:table-cell>
          <table:table-cell table:formula="of:=IF(AND(ISNUMBER([.D74]);ISNUMBER([.H74]);[.D74]&lt;[.H74]);[.H74]-[.D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6.p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50" calcext:value-type="float">
            <text:p>150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style-name="ce75" table:formula="of:=IF(AND(ISNUMBER([.D75]);ISNUMBER([.H75]);[.D75]&gt;[.H75]);1;0)" office:value-type="float" office:value="0" calcext:value-type="float">
            <text:p>0</text:p>
          </table:table-cell>
          <table:table-cell table:style-name="ce1275" table:formula="of:=IF(AND(ISNUMBER([.D75]);ISNUMBER([.H75]);[.D75]&lt;[.H75]);1;0)" office:value-type="float" office:value="0" calcext:value-type="float">
            <text:p>0</text:p>
          </table:table-cell>
          <table:table-cell/>
          <table:table-cell table:formula="of:=IF(AND(ISNUMBER([.D75]);ISNUMBER([.H75]);[.D75]&gt;[.H75]);[.D75]-[.H75];0)" office:value-type="float" office:value="0" calcext:value-type="float">
            <text:p>0</text:p>
          </table:table-cell>
          <table:table-cell table:formula="of:=IF(AND(ISNUMBER([.D75]);ISNUMBER([.H75]);[.D75]&lt;[.H75]);[.H75]-[.D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7.p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152" calcext:value-type="float">
            <text:p>152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style-name="ce76" table:formula="of:=IF(AND(ISNUMBER([.D76]);ISNUMBER([.H76]);[.D76]&gt;[.H76]);1;0)" office:value-type="float" office:value="0" calcext:value-type="float">
            <text:p>0</text:p>
          </table:table-cell>
          <table:table-cell table:style-name="ce1276" table:formula="of:=IF(AND(ISNUMBER([.D76]);ISNUMBER([.H76]);[.D76]&lt;[.H76]);1;0)" office:value-type="float" office:value="0" calcext:value-type="float">
            <text:p>0</text:p>
          </table:table-cell>
          <table:table-cell/>
          <table:table-cell table:formula="of:=IF(AND(ISNUMBER([.D76]);ISNUMBER([.H76]);[.D76]&gt;[.H76]);[.D76]-[.H76];0)" office:value-type="float" office:value="0" calcext:value-type="float">
            <text:p>0</text:p>
          </table:table-cell>
          <table:table-cell table:formula="of:=IF(AND(ISNUMBER([.D76]);ISNUMBER([.H76]);[.D76]&lt;[.H76]);[.H76]-[.D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8.p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float" office:value="154" calcext:value-type="float">
            <text:p>154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style-name="ce77" table:formula="of:=IF(AND(ISNUMBER([.D77]);ISNUMBER([.H77]);[.D77]&gt;[.H77]);1;0)" office:value-type="float" office:value="0" calcext:value-type="float">
            <text:p>0</text:p>
          </table:table-cell>
          <table:table-cell table:style-name="ce1277" table:formula="of:=IF(AND(ISNUMBER([.D77]);ISNUMBER([.H77]);[.D77]&lt;[.H77]);1;0)" office:value-type="float" office:value="0" calcext:value-type="float">
            <text:p>0</text:p>
          </table:table-cell>
          <table:table-cell/>
          <table:table-cell table:formula="of:=IF(AND(ISNUMBER([.D77]);ISNUMBER([.H77]);[.D77]&gt;[.H77]);[.D77]-[.H77];0)" office:value-type="float" office:value="0" calcext:value-type="float">
            <text:p>0</text:p>
          </table:table-cell>
          <table:table-cell table:formula="of:=IF(AND(ISNUMBER([.D77]);ISNUMBER([.H77]);[.D77]&lt;[.H77]);[.H77]-[.D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9.p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156" calcext:value-type="float">
            <text:p>156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style-name="ce78" table:formula="of:=IF(AND(ISNUMBER([.D78]);ISNUMBER([.H78]);[.D78]&gt;[.H78]);1;0)" office:value-type="float" office:value="0" calcext:value-type="float">
            <text:p>0</text:p>
          </table:table-cell>
          <table:table-cell table:style-name="ce1278" table:formula="of:=IF(AND(ISNUMBER([.D78]);ISNUMBER([.H78]);[.D78]&lt;[.H78]);1;0)" office:value-type="float" office:value="0" calcext:value-type="float">
            <text:p>0</text:p>
          </table:table-cell>
          <table:table-cell/>
          <table:table-cell table:formula="of:=IF(AND(ISNUMBER([.D78]);ISNUMBER([.H78]);[.D78]&gt;[.H78]);[.D78]-[.H78];0)" office:value-type="float" office:value="0" calcext:value-type="float">
            <text:p>0</text:p>
          </table:table-cell>
          <table:table-cell table:formula="of:=IF(AND(ISNUMBER([.D78]);ISNUMBER([.H78]);[.D78]&lt;[.H78]);[.H78]-[.D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.p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79" table:formula="of:=IF(AND(ISNUMBER([.D79]);ISNUMBER([.H79]);[.D79]&gt;[.H79]);1;0)" office:value-type="float" office:value="0" calcext:value-type="float">
            <text:p>0</text:p>
          </table:table-cell>
          <table:table-cell table:style-name="ce1279" table:formula="of:=IF(AND(ISNUMBER([.D79]);ISNUMBER([.H79]);[.D79]&lt;[.H79]);1;0)" office:value-type="float" office:value="0" calcext:value-type="float">
            <text:p>0</text:p>
          </table:table-cell>
          <table:table-cell/>
          <table:table-cell table:formula="of:=IF(AND(ISNUMBER([.D79]);ISNUMBER([.H79]);[.D79]&gt;[.H79]);[.D79]-[.H79];0)" office:value-type="float" office:value="0" calcext:value-type="float">
            <text:p>0</text:p>
          </table:table-cell>
          <table:table-cell table:formula="of:=IF(AND(ISNUMBER([.D79]);ISNUMBER([.H79]);[.D79]&lt;[.H79]);[.H79]-[.D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0.p</text:p>
          </table:table-cell>
          <table:table-cell office:value-type="float" office:value="790" calcext:value-type="float">
            <text:p>790</text:p>
          </table:table-cell>
          <table:table-cell table:number-columns-repeated="2" office:value-type="float" office:value="158" calcext:value-type="float">
            <text:p>158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style-name="ce80" table:formula="of:=IF(AND(ISNUMBER([.D80]);ISNUMBER([.H80]);[.D80]&gt;[.H80]);1;0)" office:value-type="float" office:value="0" calcext:value-type="float">
            <text:p>0</text:p>
          </table:table-cell>
          <table:table-cell table:style-name="ce1280" table:formula="of:=IF(AND(ISNUMBER([.D80]);ISNUMBER([.H80]);[.D80]&lt;[.H80]);1;0)" office:value-type="float" office:value="0" calcext:value-type="float">
            <text:p>0</text:p>
          </table:table-cell>
          <table:table-cell/>
          <table:table-cell table:formula="of:=IF(AND(ISNUMBER([.D80]);ISNUMBER([.H80]);[.D80]&gt;[.H80]);[.D80]-[.H80];0)" office:value-type="float" office:value="0" calcext:value-type="float">
            <text:p>0</text:p>
          </table:table-cell>
          <table:table-cell table:formula="of:=IF(AND(ISNUMBER([.D80]);ISNUMBER([.H80]);[.D80]&lt;[.H80]);[.H80]-[.D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1.p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60" calcext:value-type="float">
            <text:p>160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style-name="ce81" table:formula="of:=IF(AND(ISNUMBER([.D81]);ISNUMBER([.H81]);[.D81]&gt;[.H81]);1;0)" office:value-type="float" office:value="0" calcext:value-type="float">
            <text:p>0</text:p>
          </table:table-cell>
          <table:table-cell table:style-name="ce1281" table:formula="of:=IF(AND(ISNUMBER([.D81]);ISNUMBER([.H81]);[.D81]&lt;[.H81]);1;0)" office:value-type="float" office:value="0" calcext:value-type="float">
            <text:p>0</text:p>
          </table:table-cell>
          <table:table-cell/>
          <table:table-cell table:formula="of:=IF(AND(ISNUMBER([.D81]);ISNUMBER([.H81]);[.D81]&gt;[.H81]);[.D81]-[.H81];0)" office:value-type="float" office:value="0" calcext:value-type="float">
            <text:p>0</text:p>
          </table:table-cell>
          <table:table-cell table:formula="of:=IF(AND(ISNUMBER([.D81]);ISNUMBER([.H81]);[.D81]&lt;[.H81]);[.H81]-[.D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2.p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162" calcext:value-type="float">
            <text:p>162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style-name="ce82" table:formula="of:=IF(AND(ISNUMBER([.D82]);ISNUMBER([.H82]);[.D82]&gt;[.H82]);1;0)" office:value-type="float" office:value="0" calcext:value-type="float">
            <text:p>0</text:p>
          </table:table-cell>
          <table:table-cell table:style-name="ce1282" table:formula="of:=IF(AND(ISNUMBER([.D82]);ISNUMBER([.H82]);[.D82]&lt;[.H82]);1;0)" office:value-type="float" office:value="0" calcext:value-type="float">
            <text:p>0</text:p>
          </table:table-cell>
          <table:table-cell/>
          <table:table-cell table:formula="of:=IF(AND(ISNUMBER([.D82]);ISNUMBER([.H82]);[.D82]&gt;[.H82]);[.D82]-[.H82];0)" office:value-type="float" office:value="0" calcext:value-type="float">
            <text:p>0</text:p>
          </table:table-cell>
          <table:table-cell table:formula="of:=IF(AND(ISNUMBER([.D82]);ISNUMBER([.H82]);[.D82]&lt;[.H82]);[.H82]-[.D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3.p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164" calcext:value-type="float">
            <text:p>164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style-name="ce83" table:formula="of:=IF(AND(ISNUMBER([.D83]);ISNUMBER([.H83]);[.D83]&gt;[.H83]);1;0)" office:value-type="float" office:value="0" calcext:value-type="float">
            <text:p>0</text:p>
          </table:table-cell>
          <table:table-cell table:style-name="ce1283" table:formula="of:=IF(AND(ISNUMBER([.D83]);ISNUMBER([.H83]);[.D83]&lt;[.H83]);1;0)" office:value-type="float" office:value="0" calcext:value-type="float">
            <text:p>0</text:p>
          </table:table-cell>
          <table:table-cell/>
          <table:table-cell table:formula="of:=IF(AND(ISNUMBER([.D83]);ISNUMBER([.H83]);[.D83]&gt;[.H83]);[.D83]-[.H83];0)" office:value-type="float" office:value="0" calcext:value-type="float">
            <text:p>0</text:p>
          </table:table-cell>
          <table:table-cell table:formula="of:=IF(AND(ISNUMBER([.D83]);ISNUMBER([.H83]);[.D83]&lt;[.H83]);[.H83]-[.D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4.p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166" calcext:value-type="float">
            <text:p>166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style-name="ce84" table:formula="of:=IF(AND(ISNUMBER([.D84]);ISNUMBER([.H84]);[.D84]&gt;[.H84]);1;0)" office:value-type="float" office:value="0" calcext:value-type="float">
            <text:p>0</text:p>
          </table:table-cell>
          <table:table-cell table:style-name="ce1284" table:formula="of:=IF(AND(ISNUMBER([.D84]);ISNUMBER([.H84]);[.D84]&lt;[.H84]);1;0)" office:value-type="float" office:value="0" calcext:value-type="float">
            <text:p>0</text:p>
          </table:table-cell>
          <table:table-cell/>
          <table:table-cell table:formula="of:=IF(AND(ISNUMBER([.D84]);ISNUMBER([.H84]);[.D84]&gt;[.H84]);[.D84]-[.H84];0)" office:value-type="float" office:value="0" calcext:value-type="float">
            <text:p>0</text:p>
          </table:table-cell>
          <table:table-cell table:formula="of:=IF(AND(ISNUMBER([.D84]);ISNUMBER([.H84]);[.D84]&lt;[.H84]);[.H84]-[.D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5.p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168" calcext:value-type="float">
            <text:p>168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table:style-name="ce85" table:formula="of:=IF(AND(ISNUMBER([.D85]);ISNUMBER([.H85]);[.D85]&gt;[.H85]);1;0)" office:value-type="float" office:value="0" calcext:value-type="float">
            <text:p>0</text:p>
          </table:table-cell>
          <table:table-cell table:style-name="ce1285" table:formula="of:=IF(AND(ISNUMBER([.D85]);ISNUMBER([.H85]);[.D85]&lt;[.H85]);1;0)" office:value-type="float" office:value="0" calcext:value-type="float">
            <text:p>0</text:p>
          </table:table-cell>
          <table:table-cell/>
          <table:table-cell table:formula="of:=IF(AND(ISNUMBER([.D85]);ISNUMBER([.H85]);[.D85]&gt;[.H85]);[.D85]-[.H85];0)" office:value-type="float" office:value="0" calcext:value-type="float">
            <text:p>0</text:p>
          </table:table-cell>
          <table:table-cell table:formula="of:=IF(AND(ISNUMBER([.D85]);ISNUMBER([.H85]);[.D85]&lt;[.H85]);[.H85]-[.D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6.p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170" calcext:value-type="float">
            <text:p>170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style-name="ce86" table:formula="of:=IF(AND(ISNUMBER([.D86]);ISNUMBER([.H86]);[.D86]&gt;[.H86]);1;0)" office:value-type="float" office:value="0" calcext:value-type="float">
            <text:p>0</text:p>
          </table:table-cell>
          <table:table-cell table:style-name="ce1286" table:formula="of:=IF(AND(ISNUMBER([.D86]);ISNUMBER([.H86]);[.D86]&lt;[.H86]);1;0)" office:value-type="float" office:value="0" calcext:value-type="float">
            <text:p>0</text:p>
          </table:table-cell>
          <table:table-cell/>
          <table:table-cell table:formula="of:=IF(AND(ISNUMBER([.D86]);ISNUMBER([.H86]);[.D86]&gt;[.H86]);[.D86]-[.H86];0)" office:value-type="float" office:value="0" calcext:value-type="float">
            <text:p>0</text:p>
          </table:table-cell>
          <table:table-cell table:formula="of:=IF(AND(ISNUMBER([.D86]);ISNUMBER([.H86]);[.D86]&lt;[.H86]);[.H86]-[.D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7.p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172" calcext:value-type="float">
            <text:p>172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style-name="ce87" table:formula="of:=IF(AND(ISNUMBER([.D87]);ISNUMBER([.H87]);[.D87]&gt;[.H87]);1;0)" office:value-type="float" office:value="0" calcext:value-type="float">
            <text:p>0</text:p>
          </table:table-cell>
          <table:table-cell table:style-name="ce1287" table:formula="of:=IF(AND(ISNUMBER([.D87]);ISNUMBER([.H87]);[.D87]&lt;[.H87]);1;0)" office:value-type="float" office:value="0" calcext:value-type="float">
            <text:p>0</text:p>
          </table:table-cell>
          <table:table-cell/>
          <table:table-cell table:formula="of:=IF(AND(ISNUMBER([.D87]);ISNUMBER([.H87]);[.D87]&gt;[.H87]);[.D87]-[.H87];0)" office:value-type="float" office:value="0" calcext:value-type="float">
            <text:p>0</text:p>
          </table:table-cell>
          <table:table-cell table:formula="of:=IF(AND(ISNUMBER([.D87]);ISNUMBER([.H87]);[.D87]&lt;[.H87]);[.H87]-[.D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8.p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174" calcext:value-type="float">
            <text:p>174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style-name="ce88" table:formula="of:=IF(AND(ISNUMBER([.D88]);ISNUMBER([.H88]);[.D88]&gt;[.H88]);1;0)" office:value-type="float" office:value="0" calcext:value-type="float">
            <text:p>0</text:p>
          </table:table-cell>
          <table:table-cell table:style-name="ce1288" table:formula="of:=IF(AND(ISNUMBER([.D88]);ISNUMBER([.H88]);[.D88]&lt;[.H88]);1;0)" office:value-type="float" office:value="0" calcext:value-type="float">
            <text:p>0</text:p>
          </table:table-cell>
          <table:table-cell/>
          <table:table-cell table:formula="of:=IF(AND(ISNUMBER([.D88]);ISNUMBER([.H88]);[.D88]&gt;[.H88]);[.D88]-[.H88];0)" office:value-type="float" office:value="0" calcext:value-type="float">
            <text:p>0</text:p>
          </table:table-cell>
          <table:table-cell table:formula="of:=IF(AND(ISNUMBER([.D88]);ISNUMBER([.H88]);[.D88]&lt;[.H88]);[.H88]-[.D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9.p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176" calcext:value-type="float">
            <text:p>176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style-name="ce89" table:formula="of:=IF(AND(ISNUMBER([.D89]);ISNUMBER([.H89]);[.D89]&gt;[.H89]);1;0)" office:value-type="float" office:value="0" calcext:value-type="float">
            <text:p>0</text:p>
          </table:table-cell>
          <table:table-cell table:style-name="ce1289" table:formula="of:=IF(AND(ISNUMBER([.D89]);ISNUMBER([.H89]);[.D89]&lt;[.H89]);1;0)" office:value-type="float" office:value="0" calcext:value-type="float">
            <text:p>0</text:p>
          </table:table-cell>
          <table:table-cell/>
          <table:table-cell table:formula="of:=IF(AND(ISNUMBER([.D89]);ISNUMBER([.H89]);[.D89]&gt;[.H89]);[.D89]-[.H89];0)" office:value-type="float" office:value="0" calcext:value-type="float">
            <text:p>0</text:p>
          </table:table-cell>
          <table:table-cell table:formula="of:=IF(AND(ISNUMBER([.D89]);ISNUMBER([.H89]);[.D89]&lt;[.H89]);[.H89]-[.D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.p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90" table:formula="of:=IF(AND(ISNUMBER([.D90]);ISNUMBER([.H90]);[.D90]&gt;[.H90]);1;0)" office:value-type="float" office:value="0" calcext:value-type="float">
            <text:p>0</text:p>
          </table:table-cell>
          <table:table-cell table:style-name="ce1290" table:formula="of:=IF(AND(ISNUMBER([.D90]);ISNUMBER([.H90]);[.D90]&lt;[.H90]);1;0)" office:value-type="float" office:value="0" calcext:value-type="float">
            <text:p>0</text:p>
          </table:table-cell>
          <table:table-cell/>
          <table:table-cell table:formula="of:=IF(AND(ISNUMBER([.D90]);ISNUMBER([.H90]);[.D90]&gt;[.H90]);[.D90]-[.H90];0)" office:value-type="float" office:value="0" calcext:value-type="float">
            <text:p>0</text:p>
          </table:table-cell>
          <table:table-cell table:formula="of:=IF(AND(ISNUMBER([.D90]);ISNUMBER([.H90]);[.D90]&lt;[.H90]);[.H90]-[.D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0.p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178" calcext:value-type="float">
            <text:p>178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table:style-name="ce91" table:formula="of:=IF(AND(ISNUMBER([.D91]);ISNUMBER([.H91]);[.D91]&gt;[.H91]);1;0)" office:value-type="float" office:value="0" calcext:value-type="float">
            <text:p>0</text:p>
          </table:table-cell>
          <table:table-cell table:style-name="ce1291" table:formula="of:=IF(AND(ISNUMBER([.D91]);ISNUMBER([.H91]);[.D91]&lt;[.H91]);1;0)" office:value-type="float" office:value="0" calcext:value-type="float">
            <text:p>0</text:p>
          </table:table-cell>
          <table:table-cell/>
          <table:table-cell table:formula="of:=IF(AND(ISNUMBER([.D91]);ISNUMBER([.H91]);[.D91]&gt;[.H91]);[.D91]-[.H91];0)" office:value-type="float" office:value="0" calcext:value-type="float">
            <text:p>0</text:p>
          </table:table-cell>
          <table:table-cell table:formula="of:=IF(AND(ISNUMBER([.D91]);ISNUMBER([.H91]);[.D91]&lt;[.H91]);[.H91]-[.D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1.p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80" calcext:value-type="float">
            <text:p>180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table:style-name="ce92" table:formula="of:=IF(AND(ISNUMBER([.D92]);ISNUMBER([.H92]);[.D92]&gt;[.H92]);1;0)" office:value-type="float" office:value="0" calcext:value-type="float">
            <text:p>0</text:p>
          </table:table-cell>
          <table:table-cell table:style-name="ce1292" table:formula="of:=IF(AND(ISNUMBER([.D92]);ISNUMBER([.H92]);[.D92]&lt;[.H92]);1;0)" office:value-type="float" office:value="0" calcext:value-type="float">
            <text:p>0</text:p>
          </table:table-cell>
          <table:table-cell/>
          <table:table-cell table:formula="of:=IF(AND(ISNUMBER([.D92]);ISNUMBER([.H92]);[.D92]&gt;[.H92]);[.D92]-[.H92];0)" office:value-type="float" office:value="0" calcext:value-type="float">
            <text:p>0</text:p>
          </table:table-cell>
          <table:table-cell table:formula="of:=IF(AND(ISNUMBER([.D92]);ISNUMBER([.H92]);[.D92]&lt;[.H92]);[.H92]-[.D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2.p</text:p>
          </table:table-cell>
          <table:table-cell office:value-type="float" office:value="910" calcext:value-type="float">
            <text:p>910</text:p>
          </table:table-cell>
          <table:table-cell table:number-columns-repeated="2" office:value-type="float" office:value="182" calcext:value-type="float">
            <text:p>182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table:style-name="ce93" table:formula="of:=IF(AND(ISNUMBER([.D93]);ISNUMBER([.H93]);[.D93]&gt;[.H93]);1;0)" office:value-type="float" office:value="0" calcext:value-type="float">
            <text:p>0</text:p>
          </table:table-cell>
          <table:table-cell table:style-name="ce1293" table:formula="of:=IF(AND(ISNUMBER([.D93]);ISNUMBER([.H93]);[.D93]&lt;[.H93]);1;0)" office:value-type="float" office:value="0" calcext:value-type="float">
            <text:p>0</text:p>
          </table:table-cell>
          <table:table-cell/>
          <table:table-cell table:formula="of:=IF(AND(ISNUMBER([.D93]);ISNUMBER([.H93]);[.D93]&gt;[.H93]);[.D93]-[.H93];0)" office:value-type="float" office:value="0" calcext:value-type="float">
            <text:p>0</text:p>
          </table:table-cell>
          <table:table-cell table:formula="of:=IF(AND(ISNUMBER([.D93]);ISNUMBER([.H93]);[.D93]&lt;[.H93]);[.H93]-[.D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3.p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184" calcext:value-type="float">
            <text:p>184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style-name="ce94" table:formula="of:=IF(AND(ISNUMBER([.D94]);ISNUMBER([.H94]);[.D94]&gt;[.H94]);1;0)" office:value-type="float" office:value="0" calcext:value-type="float">
            <text:p>0</text:p>
          </table:table-cell>
          <table:table-cell table:style-name="ce1294" table:formula="of:=IF(AND(ISNUMBER([.D94]);ISNUMBER([.H94]);[.D94]&lt;[.H94]);1;0)" office:value-type="float" office:value="0" calcext:value-type="float">
            <text:p>0</text:p>
          </table:table-cell>
          <table:table-cell/>
          <table:table-cell table:formula="of:=IF(AND(ISNUMBER([.D94]);ISNUMBER([.H94]);[.D94]&gt;[.H94]);[.D94]-[.H94];0)" office:value-type="float" office:value="0" calcext:value-type="float">
            <text:p>0</text:p>
          </table:table-cell>
          <table:table-cell table:formula="of:=IF(AND(ISNUMBER([.D94]);ISNUMBER([.H94]);[.D94]&lt;[.H94]);[.H94]-[.D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4.p</text:p>
          </table:table-cell>
          <table:table-cell office:value-type="float" office:value="930" calcext:value-type="float">
            <text:p>930</text:p>
          </table:table-cell>
          <table:table-cell table:number-columns-repeated="2" office:value-type="float" office:value="186" calcext:value-type="float">
            <text:p>186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style-name="ce95" table:formula="of:=IF(AND(ISNUMBER([.D95]);ISNUMBER([.H95]);[.D95]&gt;[.H95]);1;0)" office:value-type="float" office:value="0" calcext:value-type="float">
            <text:p>0</text:p>
          </table:table-cell>
          <table:table-cell table:style-name="ce1295" table:formula="of:=IF(AND(ISNUMBER([.D95]);ISNUMBER([.H95]);[.D95]&lt;[.H95]);1;0)" office:value-type="float" office:value="0" calcext:value-type="float">
            <text:p>0</text:p>
          </table:table-cell>
          <table:table-cell/>
          <table:table-cell table:formula="of:=IF(AND(ISNUMBER([.D95]);ISNUMBER([.H95]);[.D95]&gt;[.H95]);[.D95]-[.H95];0)" office:value-type="float" office:value="0" calcext:value-type="float">
            <text:p>0</text:p>
          </table:table-cell>
          <table:table-cell table:formula="of:=IF(AND(ISNUMBER([.D95]);ISNUMBER([.H95]);[.D95]&lt;[.H95]);[.H95]-[.D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5.p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188" calcext:value-type="float">
            <text:p>188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table:style-name="ce96" table:formula="of:=IF(AND(ISNUMBER([.D96]);ISNUMBER([.H96]);[.D96]&gt;[.H96]);1;0)" office:value-type="float" office:value="0" calcext:value-type="float">
            <text:p>0</text:p>
          </table:table-cell>
          <table:table-cell table:style-name="ce1296" table:formula="of:=IF(AND(ISNUMBER([.D96]);ISNUMBER([.H96]);[.D96]&lt;[.H96]);1;0)" office:value-type="float" office:value="0" calcext:value-type="float">
            <text:p>0</text:p>
          </table:table-cell>
          <table:table-cell/>
          <table:table-cell table:formula="of:=IF(AND(ISNUMBER([.D96]);ISNUMBER([.H96]);[.D96]&gt;[.H96]);[.D96]-[.H96];0)" office:value-type="float" office:value="0" calcext:value-type="float">
            <text:p>0</text:p>
          </table:table-cell>
          <table:table-cell table:formula="of:=IF(AND(ISNUMBER([.D96]);ISNUMBER([.H96]);[.D96]&lt;[.H96]);[.H96]-[.D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6.p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90" calcext:value-type="float">
            <text:p>190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style-name="ce97" table:formula="of:=IF(AND(ISNUMBER([.D97]);ISNUMBER([.H97]);[.D97]&gt;[.H97]);1;0)" office:value-type="float" office:value="0" calcext:value-type="float">
            <text:p>0</text:p>
          </table:table-cell>
          <table:table-cell table:style-name="ce1297" table:formula="of:=IF(AND(ISNUMBER([.D97]);ISNUMBER([.H97]);[.D97]&lt;[.H97]);1;0)" office:value-type="float" office:value="0" calcext:value-type="float">
            <text:p>0</text:p>
          </table:table-cell>
          <table:table-cell/>
          <table:table-cell table:formula="of:=IF(AND(ISNUMBER([.D97]);ISNUMBER([.H97]);[.D97]&gt;[.H97]);[.D97]-[.H97];0)" office:value-type="float" office:value="0" calcext:value-type="float">
            <text:p>0</text:p>
          </table:table-cell>
          <table:table-cell table:formula="of:=IF(AND(ISNUMBER([.D97]);ISNUMBER([.H97]);[.D97]&lt;[.H97]);[.H97]-[.D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7.p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192" calcext:value-type="float">
            <text:p>192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style-name="ce98" table:formula="of:=IF(AND(ISNUMBER([.D98]);ISNUMBER([.H98]);[.D98]&gt;[.H98]);1;0)" office:value-type="float" office:value="0" calcext:value-type="float">
            <text:p>0</text:p>
          </table:table-cell>
          <table:table-cell table:style-name="ce1298" table:formula="of:=IF(AND(ISNUMBER([.D98]);ISNUMBER([.H98]);[.D98]&lt;[.H98]);1;0)" office:value-type="float" office:value="0" calcext:value-type="float">
            <text:p>0</text:p>
          </table:table-cell>
          <table:table-cell/>
          <table:table-cell table:formula="of:=IF(AND(ISNUMBER([.D98]);ISNUMBER([.H98]);[.D98]&gt;[.H98]);[.D98]-[.H98];0)" office:value-type="float" office:value="0" calcext:value-type="float">
            <text:p>0</text:p>
          </table:table-cell>
          <table:table-cell table:formula="of:=IF(AND(ISNUMBER([.D98]);ISNUMBER([.H98]);[.D98]&lt;[.H98]);[.H98]-[.D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8.p</text:p>
          </table:table-cell>
          <table:table-cell office:value-type="float" office:value="970" calcext:value-type="float">
            <text:p>970</text:p>
          </table:table-cell>
          <table:table-cell table:number-columns-repeated="2" office:value-type="float" office:value="194" calcext:value-type="float">
            <text:p>19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style-name="ce99" table:formula="of:=IF(AND(ISNUMBER([.D99]);ISNUMBER([.H99]);[.D99]&gt;[.H99]);1;0)" office:value-type="float" office:value="0" calcext:value-type="float">
            <text:p>0</text:p>
          </table:table-cell>
          <table:table-cell table:style-name="ce1299" table:formula="of:=IF(AND(ISNUMBER([.D99]);ISNUMBER([.H99]);[.D99]&lt;[.H99]);1;0)" office:value-type="float" office:value="0" calcext:value-type="float">
            <text:p>0</text:p>
          </table:table-cell>
          <table:table-cell/>
          <table:table-cell table:formula="of:=IF(AND(ISNUMBER([.D99]);ISNUMBER([.H99]);[.D99]&gt;[.H99]);[.D99]-[.H99];0)" office:value-type="float" office:value="0" calcext:value-type="float">
            <text:p>0</text:p>
          </table:table-cell>
          <table:table-cell table:formula="of:=IF(AND(ISNUMBER([.D99]);ISNUMBER([.H99]);[.D99]&lt;[.H99]);[.H99]-[.D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9.p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196" calcext:value-type="float">
            <text:p>196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table:style-name="ce100" table:formula="of:=IF(AND(ISNUMBER([.D100]);ISNUMBER([.H100]);[.D100]&gt;[.H100]);1;0)" office:value-type="float" office:value="0" calcext:value-type="float">
            <text:p>0</text:p>
          </table:table-cell>
          <table:table-cell table:style-name="ce1300" table:formula="of:=IF(AND(ISNUMBER([.D100]);ISNUMBER([.H100]);[.D100]&lt;[.H100]);1;0)" office:value-type="float" office:value="0" calcext:value-type="float">
            <text:p>0</text:p>
          </table:table-cell>
          <table:table-cell/>
          <table:table-cell table:formula="of:=IF(AND(ISNUMBER([.D100]);ISNUMBER([.H100]);[.D100]&gt;[.H100]);[.D100]-[.H100];0)" office:value-type="float" office:value="0" calcext:value-type="float">
            <text:p>0</text:p>
          </table:table-cell>
          <table:table-cell table:formula="of:=IF(AND(ISNUMBER([.D100]);ISNUMBER([.H100]);[.D100]&lt;[.H100]);[.H100]-[.D1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CL181+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01" table:formula="of:=IF(AND(ISNUMBER([.D101]);ISNUMBER([.H101]);[.D101]&gt;[.H101]);1;0)" office:value-type="float" office:value="0" calcext:value-type="float">
            <text:p>0</text:p>
          </table:table-cell>
          <table:table-cell table:style-name="ce1301" table:formula="of:=IF(AND(ISNUMBER([.D101]);ISNUMBER([.H101]);[.D101]&lt;[.H101]);1;0)" office:value-type="float" office:value="0" calcext:value-type="float">
            <text:p>0</text:p>
          </table:table-cell>
          <table:table-cell/>
          <table:table-cell table:formula="of:=IF(AND(ISNUMBER([.D101]);ISNUMBER([.H101]);[.D101]&gt;[.H101]);[.D101]-[.H101];0)" office:value-type="float" office:value="0" calcext:value-type="float">
            <text:p>0</text:p>
          </table:table-cell>
          <table:table-cell table:formula="of:=IF(AND(ISNUMBER([.D101]);ISNUMBER([.H101]);[.D101]&lt;[.H101]);[.H101]-[.D1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CL230+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02" table:formula="of:=IF(AND(ISNUMBER([.D102]);ISNUMBER([.H102]);[.D102]&gt;[.H102]);1;0)" office:value-type="float" office:value="0" calcext:value-type="float">
            <text:p>0</text:p>
          </table:table-cell>
          <table:table-cell table:style-name="ce1302" table:formula="of:=IF(AND(ISNUMBER([.D102]);ISNUMBER([.H102]);[.D102]&lt;[.H102]);1;0)" office:value-type="float" office:value="0" calcext:value-type="float">
            <text:p>0</text:p>
          </table:table-cell>
          <table:table-cell/>
          <table:table-cell table:formula="of:=IF(AND(ISNUMBER([.D102]);ISNUMBER([.H102]);[.D102]&gt;[.H102]);[.D102]-[.H102];0)" office:value-type="float" office:value="0" calcext:value-type="float">
            <text:p>0</text:p>
          </table:table-cell>
          <table:table-cell table:formula="of:=IF(AND(ISNUMBER([.D102]);ISNUMBER([.H102]);[.D102]&lt;[.H102]);[.H102]-[.D1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1+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03" table:formula="of:=IF(AND(ISNUMBER([.D103]);ISNUMBER([.H103]);[.D103]&gt;[.H103]);1;0)" office:value-type="float" office:value="0" calcext:value-type="float">
            <text:p>0</text:p>
          </table:table-cell>
          <table:table-cell table:style-name="ce1303" table:formula="of:=IF(AND(ISNUMBER([.D103]);ISNUMBER([.H103]);[.D103]&lt;[.H103]);1;0)" office:value-type="float" office:value="0" calcext:value-type="float">
            <text:p>0</text:p>
          </table:table-cell>
          <table:table-cell/>
          <table:table-cell table:formula="of:=IF(AND(ISNUMBER([.D103]);ISNUMBER([.H103]);[.D103]&gt;[.H103]);[.D103]-[.H103];0)" office:value-type="float" office:value="0" calcext:value-type="float">
            <text:p>0</text:p>
          </table:table-cell>
          <table:table-cell table:formula="of:=IF(AND(ISNUMBER([.D103]);ISNUMBER([.H103]);[.D103]&lt;[.H103]);[.H103]-[.D1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2+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04" table:formula="of:=IF(AND(ISNUMBER([.D104]);ISNUMBER([.H104]);[.D104]&gt;[.H104]);1;0)" office:value-type="float" office:value="0" calcext:value-type="float">
            <text:p>0</text:p>
          </table:table-cell>
          <table:table-cell table:style-name="ce1304" table:formula="of:=IF(AND(ISNUMBER([.D104]);ISNUMBER([.H104]);[.D104]&lt;[.H104]);1;0)" office:value-type="float" office:value="0" calcext:value-type="float">
            <text:p>0</text:p>
          </table:table-cell>
          <table:table-cell/>
          <table:table-cell table:formula="of:=IF(AND(ISNUMBER([.D104]);ISNUMBER([.H104]);[.D104]&gt;[.H104]);[.D104]-[.H104];0)" office:value-type="float" office:value="0" calcext:value-type="float">
            <text:p>0</text:p>
          </table:table-cell>
          <table:table-cell table:formula="of:=IF(AND(ISNUMBER([.D104]);ISNUMBER([.H104]);[.D104]&lt;[.H104]);[.H104]-[.D1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3+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05" table:formula="of:=IF(AND(ISNUMBER([.D105]);ISNUMBER([.H105]);[.D105]&gt;[.H105]);1;0)" office:value-type="float" office:value="0" calcext:value-type="float">
            <text:p>0</text:p>
          </table:table-cell>
          <table:table-cell table:style-name="ce1305" table:formula="of:=IF(AND(ISNUMBER([.D105]);ISNUMBER([.H105]);[.D105]&lt;[.H105]);1;0)" office:value-type="float" office:value="0" calcext:value-type="float">
            <text:p>0</text:p>
          </table:table-cell>
          <table:table-cell/>
          <table:table-cell table:formula="of:=IF(AND(ISNUMBER([.D105]);ISNUMBER([.H105]);[.D105]&gt;[.H105]);[.D105]-[.H105];0)" office:value-type="float" office:value="0" calcext:value-type="float">
            <text:p>0</text:p>
          </table:table-cell>
          <table:table-cell table:formula="of:=IF(AND(ISNUMBER([.D105]);ISNUMBER([.H105]);[.D105]&lt;[.H105]);[.H105]-[.D1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4+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06" table:formula="of:=IF(AND(ISNUMBER([.D106]);ISNUMBER([.H106]);[.D106]&gt;[.H106]);1;0)" office:value-type="float" office:value="0" calcext:value-type="float">
            <text:p>0</text:p>
          </table:table-cell>
          <table:table-cell table:style-name="ce1306" table:formula="of:=IF(AND(ISNUMBER([.D106]);ISNUMBER([.H106]);[.D106]&lt;[.H106]);1;0)" office:value-type="float" office:value="0" calcext:value-type="float">
            <text:p>0</text:p>
          </table:table-cell>
          <table:table-cell/>
          <table:table-cell table:formula="of:=IF(AND(ISNUMBER([.D106]);ISNUMBER([.H106]);[.D106]&gt;[.H106]);[.D106]-[.H106];0)" office:value-type="float" office:value="0" calcext:value-type="float">
            <text:p>0</text:p>
          </table:table-cell>
          <table:table-cell table:formula="of:=IF(AND(ISNUMBER([.D106]);ISNUMBER([.H106]);[.D106]&lt;[.H106]);[.H106]-[.D1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5+1.002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07" table:formula="of:=IF(AND(ISNUMBER([.D107]);ISNUMBER([.H107]);[.D107]&gt;[.H107]);1;0)" office:value-type="float" office:value="0" calcext:value-type="float">
            <text:p>0</text:p>
          </table:table-cell>
          <table:table-cell table:style-name="ce1307" table:formula="of:=IF(AND(ISNUMBER([.D107]);ISNUMBER([.H107]);[.D107]&lt;[.H107]);1;0)" office:value-type="float" office:value="0" calcext:value-type="float">
            <text:p>0</text:p>
          </table:table-cell>
          <table:table-cell/>
          <table:table-cell table:formula="of:=IF(AND(ISNUMBER([.D107]);ISNUMBER([.H107]);[.D107]&gt;[.H107]);[.D107]-[.H107];0)" office:value-type="float" office:value="0" calcext:value-type="float">
            <text:p>0</text:p>
          </table:table-cell>
          <table:table-cell table:formula="of:=IF(AND(ISNUMBER([.D107]);ISNUMBER([.H107]);[.D107]&lt;[.H107]);[.H107]-[.D1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5+1.003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08" table:formula="of:=IF(AND(ISNUMBER([.D108]);ISNUMBER([.H108]);[.D108]&gt;[.H108]);1;0)" office:value-type="float" office:value="0" calcext:value-type="float">
            <text:p>0</text:p>
          </table:table-cell>
          <table:table-cell table:style-name="ce1308" table:formula="of:=IF(AND(ISNUMBER([.D108]);ISNUMBER([.H108]);[.D108]&lt;[.H108]);1;0)" office:value-type="float" office:value="0" calcext:value-type="float">
            <text:p>0</text:p>
          </table:table-cell>
          <table:table-cell/>
          <table:table-cell table:formula="of:=IF(AND(ISNUMBER([.D108]);ISNUMBER([.H108]);[.D108]&gt;[.H108]);[.D108]-[.H108];0)" office:value-type="float" office:value="0" calcext:value-type="float">
            <text:p>0</text:p>
          </table:table-cell>
          <table:table-cell table:formula="of:=IF(AND(ISNUMBER([.D108]);ISNUMBER([.H108]);[.D108]&lt;[.H108]);[.H108]-[.D1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5+1.004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09" table:formula="of:=IF(AND(ISNUMBER([.D109]);ISNUMBER([.H109]);[.D109]&gt;[.H109]);1;0)" office:value-type="float" office:value="0" calcext:value-type="float">
            <text:p>0</text:p>
          </table:table-cell>
          <table:table-cell table:style-name="ce1309" table:formula="of:=IF(AND(ISNUMBER([.D109]);ISNUMBER([.H109]);[.D109]&lt;[.H109]);1;0)" office:value-type="float" office:value="0" calcext:value-type="float">
            <text:p>0</text:p>
          </table:table-cell>
          <table:table-cell/>
          <table:table-cell table:formula="of:=IF(AND(ISNUMBER([.D109]);ISNUMBER([.H109]);[.D109]&gt;[.H109]);[.D109]-[.H109];0)" office:value-type="float" office:value="0" calcext:value-type="float">
            <text:p>0</text:p>
          </table:table-cell>
          <table:table-cell table:formula="of:=IF(AND(ISNUMBER([.D109]);ISNUMBER([.H109]);[.D109]&lt;[.H109]);[.H109]-[.D1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6+1.p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10" table:formula="of:=IF(AND(ISNUMBER([.D110]);ISNUMBER([.H110]);[.D110]&gt;[.H110]);1;0)" office:value-type="float" office:value="0" calcext:value-type="float">
            <text:p>0</text:p>
          </table:table-cell>
          <table:table-cell table:style-name="ce1310" table:formula="of:=IF(AND(ISNUMBER([.D110]);ISNUMBER([.H110]);[.D110]&lt;[.H110]);1;0)" office:value-type="float" office:value="0" calcext:value-type="float">
            <text:p>0</text:p>
          </table:table-cell>
          <table:table-cell/>
          <table:table-cell table:formula="of:=IF(AND(ISNUMBER([.D110]);ISNUMBER([.H110]);[.D110]&gt;[.H110]);[.D110]-[.H110];0)" office:value-type="float" office:value="0" calcext:value-type="float">
            <text:p>0</text:p>
          </table:table-cell>
          <table:table-cell table:formula="of:=IF(AND(ISNUMBER([.D110]);ISNUMBER([.H110]);[.D110]&lt;[.H110]);[.H110]-[.D1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7+1.001.p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11" table:formula="of:=IF(AND(ISNUMBER([.D111]);ISNUMBER([.H111]);[.D111]&gt;[.H111]);1;0)" office:value-type="float" office:value="0" calcext:value-type="float">
            <text:p>0</text:p>
          </table:table-cell>
          <table:table-cell table:style-name="ce1311" table:formula="of:=IF(AND(ISNUMBER([.D111]);ISNUMBER([.H111]);[.D111]&lt;[.H111]);1;0)" office:value-type="float" office:value="0" calcext:value-type="float">
            <text:p>0</text:p>
          </table:table-cell>
          <table:table-cell/>
          <table:table-cell table:formula="of:=IF(AND(ISNUMBER([.D111]);ISNUMBER([.H111]);[.D111]&gt;[.H111]);[.D111]-[.H111];0)" office:value-type="float" office:value="0" calcext:value-type="float">
            <text:p>0</text:p>
          </table:table-cell>
          <table:table-cell table:formula="of:=IF(AND(ISNUMBER([.D111]);ISNUMBER([.H111]);[.D111]&lt;[.H111]);[.H111]-[.D1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7+1.002.p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112" table:formula="of:=IF(AND(ISNUMBER([.D112]);ISNUMBER([.H112]);[.D112]&gt;[.H112]);1;0)" office:value-type="float" office:value="0" calcext:value-type="float">
            <text:p>0</text:p>
          </table:table-cell>
          <table:table-cell table:style-name="ce1312" table:formula="of:=IF(AND(ISNUMBER([.D112]);ISNUMBER([.H112]);[.D112]&lt;[.H112]);1;0)" office:value-type="float" office:value="0" calcext:value-type="float">
            <text:p>0</text:p>
          </table:table-cell>
          <table:table-cell/>
          <table:table-cell table:formula="of:=IF(AND(ISNUMBER([.D112]);ISNUMBER([.H112]);[.D112]&gt;[.H112]);[.D112]-[.H112];0)" office:value-type="float" office:value="0" calcext:value-type="float">
            <text:p>0</text:p>
          </table:table-cell>
          <table:table-cell table:formula="of:=IF(AND(ISNUMBER([.D112]);ISNUMBER([.H112]);[.D112]&lt;[.H112]);[.H112]-[.D1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7+1.003.p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113" table:formula="of:=IF(AND(ISNUMBER([.D113]);ISNUMBER([.H113]);[.D113]&gt;[.H113]);1;0)" office:value-type="float" office:value="0" calcext:value-type="float">
            <text:p>0</text:p>
          </table:table-cell>
          <table:table-cell table:style-name="ce1313" table:formula="of:=IF(AND(ISNUMBER([.D113]);ISNUMBER([.H113]);[.D113]&lt;[.H113]);1;0)" office:value-type="float" office:value="0" calcext:value-type="float">
            <text:p>0</text:p>
          </table:table-cell>
          <table:table-cell/>
          <table:table-cell table:formula="of:=IF(AND(ISNUMBER([.D113]);ISNUMBER([.H113]);[.D113]&gt;[.H113]);[.D113]-[.H113];0)" office:value-type="float" office:value="0" calcext:value-type="float">
            <text:p>0</text:p>
          </table:table-cell>
          <table:table-cell table:formula="of:=IF(AND(ISNUMBER([.D113]);ISNUMBER([.H113]);[.D113]&lt;[.H113]);[.H113]-[.D1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107+1.004.p</text:p>
          </table:table-cell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114" table:formula="of:=IF(AND(ISNUMBER([.D114]);ISNUMBER([.H114]);[.D114]&gt;[.H114]);1;0)" office:value-type="float" office:value="0" calcext:value-type="float">
            <text:p>0</text:p>
          </table:table-cell>
          <table:table-cell table:style-name="ce1314" table:formula="of:=IF(AND(ISNUMBER([.D114]);ISNUMBER([.H114]);[.D114]&lt;[.H114]);1;0)" office:value-type="float" office:value="0" calcext:value-type="float">
            <text:p>0</text:p>
          </table:table-cell>
          <table:table-cell/>
          <table:table-cell table:formula="of:=IF(AND(ISNUMBER([.D114]);ISNUMBER([.H114]);[.D114]&gt;[.H114]);[.D114]-[.H114];0)" office:value-type="float" office:value="0" calcext:value-type="float">
            <text:p>0</text:p>
          </table:table-cell>
          <table:table-cell table:formula="of:=IF(AND(ISNUMBER([.D114]);ISNUMBER([.H114]);[.D114]&lt;[.H114]);[.H114]-[.D1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01.p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15" table:formula="of:=IF(AND(ISNUMBER([.D115]);ISNUMBER([.H115]);[.D115]&gt;[.H115]);1;0)" office:value-type="float" office:value="0" calcext:value-type="float">
            <text:p>0</text:p>
          </table:table-cell>
          <table:table-cell table:style-name="ce1315" table:formula="of:=IF(AND(ISNUMBER([.D115]);ISNUMBER([.H115]);[.D115]&lt;[.H115]);1;0)" office:value-type="float" office:value="0" calcext:value-type="float">
            <text:p>0</text:p>
          </table:table-cell>
          <table:table-cell/>
          <table:table-cell table:formula="of:=IF(AND(ISNUMBER([.D115]);ISNUMBER([.H115]);[.D115]&gt;[.H115]);[.D115]-[.H115];0)" office:value-type="float" office:value="0" calcext:value-type="float">
            <text:p>0</text:p>
          </table:table-cell>
          <table:table-cell table:formula="of:=IF(AND(ISNUMBER([.D115]);ISNUMBER([.H115]);[.D115]&lt;[.H115]);[.H115]-[.D1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02.p</text:p>
          </table:table-cell>
          <table:table-cell office:value-type="float" office:value="229" calcext:value-type="float">
            <text:p>22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16" table:formula="of:=IF(AND(ISNUMBER([.D116]);ISNUMBER([.H116]);[.D116]&gt;[.H116]);1;0)" office:value-type="float" office:value="0" calcext:value-type="float">
            <text:p>0</text:p>
          </table:table-cell>
          <table:table-cell table:style-name="ce1316" table:formula="of:=IF(AND(ISNUMBER([.D116]);ISNUMBER([.H116]);[.D116]&lt;[.H116]);1;0)" office:value-type="float" office:value="0" calcext:value-type="float">
            <text:p>0</text:p>
          </table:table-cell>
          <table:table-cell/>
          <table:table-cell table:formula="of:=IF(AND(ISNUMBER([.D116]);ISNUMBER([.H116]);[.D116]&gt;[.H116]);[.D116]-[.H116];0)" office:value-type="float" office:value="0" calcext:value-type="float">
            <text:p>0</text:p>
          </table:table-cell>
          <table:table-cell table:formula="of:=IF(AND(ISNUMBER([.D116]);ISNUMBER([.H116]);[.D116]&lt;[.H116]);[.H116]-[.D1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03.p</text:p>
          </table:table-cell>
          <table:table-cell office:value-type="float" office:value="391" calcext:value-type="float">
            <text:p>39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117" table:formula="of:=IF(AND(ISNUMBER([.D117]);ISNUMBER([.H117]);[.D117]&gt;[.H117]);1;0)" office:value-type="float" office:value="0" calcext:value-type="float">
            <text:p>0</text:p>
          </table:table-cell>
          <table:table-cell table:style-name="ce1317" table:formula="of:=IF(AND(ISNUMBER([.D117]);ISNUMBER([.H117]);[.D117]&lt;[.H117]);1;0)" office:value-type="float" office:value="0" calcext:value-type="float">
            <text:p>0</text:p>
          </table:table-cell>
          <table:table-cell/>
          <table:table-cell table:formula="of:=IF(AND(ISNUMBER([.D117]);ISNUMBER([.H117]);[.D117]&gt;[.H117]);[.D117]-[.H117];0)" office:value-type="float" office:value="0" calcext:value-type="float">
            <text:p>0</text:p>
          </table:table-cell>
          <table:table-cell table:formula="of:=IF(AND(ISNUMBER([.D117]);ISNUMBER([.H117]);[.D117]&lt;[.H117]);[.H117]-[.D1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04.p</text:p>
          </table:table-cell>
          <table:table-cell office:value-type="float" office:value="593" calcext:value-type="float">
            <text:p>59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18" table:formula="of:=IF(AND(ISNUMBER([.D118]);ISNUMBER([.H118]);[.D118]&gt;[.H118]);1;0)" office:value-type="float" office:value="0" calcext:value-type="float">
            <text:p>0</text:p>
          </table:table-cell>
          <table:table-cell table:style-name="ce1318" table:formula="of:=IF(AND(ISNUMBER([.D118]);ISNUMBER([.H118]);[.D118]&lt;[.H118]);1;0)" office:value-type="float" office:value="0" calcext:value-type="float">
            <text:p>0</text:p>
          </table:table-cell>
          <table:table-cell/>
          <table:table-cell table:formula="of:=IF(AND(ISNUMBER([.D118]);ISNUMBER([.H118]);[.D118]&gt;[.H118]);[.D118]-[.H118];0)" office:value-type="float" office:value="0" calcext:value-type="float">
            <text:p>0</text:p>
          </table:table-cell>
          <table:table-cell table:formula="of:=IF(AND(ISNUMBER([.D118]);ISNUMBER([.H118]);[.D118]&lt;[.H118]);[.H118]-[.D1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05.p</text:p>
          </table:table-cell>
          <table:table-cell office:value-type="float" office:value="835" calcext:value-type="float">
            <text:p>835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119" table:formula="of:=IF(AND(ISNUMBER([.D119]);ISNUMBER([.H119]);[.D119]&gt;[.H119]);1;0)" office:value-type="float" office:value="0" calcext:value-type="float">
            <text:p>0</text:p>
          </table:table-cell>
          <table:table-cell table:style-name="ce1319" table:formula="of:=IF(AND(ISNUMBER([.D119]);ISNUMBER([.H119]);[.D119]&lt;[.H119]);1;0)" office:value-type="float" office:value="0" calcext:value-type="float">
            <text:p>0</text:p>
          </table:table-cell>
          <table:table-cell/>
          <table:table-cell table:formula="of:=IF(AND(ISNUMBER([.D119]);ISNUMBER([.H119]);[.D119]&gt;[.H119]);[.D119]-[.H119];0)" office:value-type="float" office:value="0" calcext:value-type="float">
            <text:p>0</text:p>
          </table:table-cell>
          <table:table-cell table:formula="of:=IF(AND(ISNUMBER([.D119]);ISNUMBER([.H119]);[.D119]&lt;[.H119]);[.H119]-[.D1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06.p</text:p>
          </table:table-cell>
          <table:table-cell office:value-type="float" office:value="1117" calcext:value-type="float">
            <text:p>1117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120" table:formula="of:=IF(AND(ISNUMBER([.D120]);ISNUMBER([.H120]);[.D120]&gt;[.H120]);1;0)" office:value-type="float" office:value="0" calcext:value-type="float">
            <text:p>0</text:p>
          </table:table-cell>
          <table:table-cell table:style-name="ce1320" table:formula="of:=IF(AND(ISNUMBER([.D120]);ISNUMBER([.H120]);[.D120]&lt;[.H120]);1;0)" office:value-type="float" office:value="0" calcext:value-type="float">
            <text:p>0</text:p>
          </table:table-cell>
          <table:table-cell/>
          <table:table-cell table:formula="of:=IF(AND(ISNUMBER([.D120]);ISNUMBER([.H120]);[.D120]&gt;[.H120]);[.D120]-[.H120];0)" office:value-type="float" office:value="0" calcext:value-type="float">
            <text:p>0</text:p>
          </table:table-cell>
          <table:table-cell table:formula="of:=IF(AND(ISNUMBER([.D120]);ISNUMBER([.H120]);[.D120]&lt;[.H120]);[.H120]-[.D1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07.p</text:p>
          </table:table-cell>
          <table:table-cell office:value-type="float" office:value="1439" calcext:value-type="float">
            <text:p>143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21" table:formula="of:=IF(AND(ISNUMBER([.D121]);ISNUMBER([.H121]);[.D121]&gt;[.H121]);1;0)" office:value-type="float" office:value="0" calcext:value-type="float">
            <text:p>0</text:p>
          </table:table-cell>
          <table:table-cell table:style-name="ce1321" table:formula="of:=IF(AND(ISNUMBER([.D121]);ISNUMBER([.H121]);[.D121]&lt;[.H121]);1;0)" office:value-type="float" office:value="0" calcext:value-type="float">
            <text:p>0</text:p>
          </table:table-cell>
          <table:table-cell/>
          <table:table-cell table:formula="of:=IF(AND(ISNUMBER([.D121]);ISNUMBER([.H121]);[.D121]&gt;[.H121]);[.D121]-[.H121];0)" office:value-type="float" office:value="0" calcext:value-type="float">
            <text:p>0</text:p>
          </table:table-cell>
          <table:table-cell table:formula="of:=IF(AND(ISNUMBER([.D121]);ISNUMBER([.H121]);[.D121]&lt;[.H121]);[.H121]-[.D1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08.p</text:p>
          </table:table-cell>
          <table:table-cell office:value-type="float" office:value="1367" calcext:value-type="float">
            <text:p>1367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01" calcext:value-type="float">
            <text:p>1801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22" table:formula="of:=IF(AND(ISNUMBER([.D122]);ISNUMBER([.H122]);[.D122]&gt;[.H122]);1;0)" office:value-type="float" office:value="0" calcext:value-type="float">
            <text:p>0</text:p>
          </table:table-cell>
          <table:table-cell table:style-name="ce1322" table:formula="of:=IF(AND(ISNUMBER([.D122]);ISNUMBER([.H122]);[.D122]&lt;[.H122]);1;0)" office:value-type="float" office:value="0" calcext:value-type="float">
            <text:p>0</text:p>
          </table:table-cell>
          <table:table-cell/>
          <table:table-cell table:formula="of:=IF(AND(ISNUMBER([.D122]);ISNUMBER([.H122]);[.D122]&gt;[.H122]);[.D122]-[.H122];0)" office:value-type="float" office:value="0" calcext:value-type="float">
            <text:p>0</text:p>
          </table:table-cell>
          <table:table-cell table:formula="of:=IF(AND(ISNUMBER([.D122]);ISNUMBER([.H122]);[.D122]&lt;[.H122]);[.H122]-[.D1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09.p</text:p>
          </table:table-cell>
          <table:table-cell office:value-type="float" office:value="1643" calcext:value-type="float">
            <text:p>1643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203" calcext:value-type="float">
            <text:p>2203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123" table:formula="of:=IF(AND(ISNUMBER([.D123]);ISNUMBER([.H123]);[.D123]&gt;[.H123]);1;0)" office:value-type="float" office:value="0" calcext:value-type="float">
            <text:p>0</text:p>
          </table:table-cell>
          <table:table-cell table:style-name="ce1323" table:formula="of:=IF(AND(ISNUMBER([.D123]);ISNUMBER([.H123]);[.D123]&lt;[.H123]);1;0)" office:value-type="float" office:value="0" calcext:value-type="float">
            <text:p>0</text:p>
          </table:table-cell>
          <table:table-cell/>
          <table:table-cell table:formula="of:=IF(AND(ISNUMBER([.D123]);ISNUMBER([.H123]);[.D123]&gt;[.H123]);[.D123]-[.H123];0)" office:value-type="float" office:value="0" calcext:value-type="float">
            <text:p>0</text:p>
          </table:table-cell>
          <table:table-cell table:formula="of:=IF(AND(ISNUMBER([.D123]);ISNUMBER([.H123]);[.D123]&lt;[.H123]);[.H123]-[.D1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0.p</text:p>
          </table:table-cell>
          <table:table-cell office:value-type="float" office:value="1943" calcext:value-type="float">
            <text:p>1943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645" calcext:value-type="float">
            <text:p>2645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124" table:formula="of:=IF(AND(ISNUMBER([.D124]);ISNUMBER([.H124]);[.D124]&gt;[.H124]);1;0)" office:value-type="float" office:value="0" calcext:value-type="float">
            <text:p>0</text:p>
          </table:table-cell>
          <table:table-cell table:style-name="ce1324" table:formula="of:=IF(AND(ISNUMBER([.D124]);ISNUMBER([.H124]);[.D124]&lt;[.H124]);1;0)" office:value-type="float" office:value="0" calcext:value-type="float">
            <text:p>0</text:p>
          </table:table-cell>
          <table:table-cell/>
          <table:table-cell table:formula="of:=IF(AND(ISNUMBER([.D124]);ISNUMBER([.H124]);[.D124]&gt;[.H124]);[.D124]-[.H124];0)" office:value-type="float" office:value="0" calcext:value-type="float">
            <text:p>0</text:p>
          </table:table-cell>
          <table:table-cell table:formula="of:=IF(AND(ISNUMBER([.D124]);ISNUMBER([.H124]);[.D124]&lt;[.H124]);[.H124]-[.D1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1.p</text:p>
          </table:table-cell>
          <table:table-cell office:value-type="float" office:value="2267" calcext:value-type="float">
            <text:p>2267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27" calcext:value-type="float">
            <text:p>3127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style-name="ce125" table:formula="of:=IF(AND(ISNUMBER([.D125]);ISNUMBER([.H125]);[.D125]&gt;[.H125]);1;0)" office:value-type="float" office:value="0" calcext:value-type="float">
            <text:p>0</text:p>
          </table:table-cell>
          <table:table-cell table:style-name="ce1325" table:formula="of:=IF(AND(ISNUMBER([.D125]);ISNUMBER([.H125]);[.D125]&lt;[.H125]);1;0)" office:value-type="float" office:value="0" calcext:value-type="float">
            <text:p>0</text:p>
          </table:table-cell>
          <table:table-cell/>
          <table:table-cell table:formula="of:=IF(AND(ISNUMBER([.D125]);ISNUMBER([.H125]);[.D125]&gt;[.H125]);[.D125]-[.H125];0)" office:value-type="float" office:value="0" calcext:value-type="float">
            <text:p>0</text:p>
          </table:table-cell>
          <table:table-cell table:formula="of:=IF(AND(ISNUMBER([.D125]);ISNUMBER([.H125]);[.D125]&lt;[.H125]);[.H125]-[.D1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2.p</text:p>
          </table:table-cell>
          <table:table-cell office:value-type="float" office:value="2615" calcext:value-type="float">
            <text:p>261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49" calcext:value-type="float">
            <text:p>3649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26" table:formula="of:=IF(AND(ISNUMBER([.D126]);ISNUMBER([.H126]);[.D126]&gt;[.H126]);1;0)" office:value-type="float" office:value="0" calcext:value-type="float">
            <text:p>0</text:p>
          </table:table-cell>
          <table:table-cell table:style-name="ce1326" table:formula="of:=IF(AND(ISNUMBER([.D126]);ISNUMBER([.H126]);[.D126]&lt;[.H126]);1;0)" office:value-type="float" office:value="0" calcext:value-type="float">
            <text:p>0</text:p>
          </table:table-cell>
          <table:table-cell/>
          <table:table-cell table:formula="of:=IF(AND(ISNUMBER([.D126]);ISNUMBER([.H126]);[.D126]&gt;[.H126]);[.D126]-[.H126];0)" office:value-type="float" office:value="0" calcext:value-type="float">
            <text:p>0</text:p>
          </table:table-cell>
          <table:table-cell table:formula="of:=IF(AND(ISNUMBER([.D126]);ISNUMBER([.H126]);[.D126]&lt;[.H126]);[.H126]-[.D1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3.p</text:p>
          </table:table-cell>
          <table:table-cell office:value-type="float" office:value="2987" calcext:value-type="float">
            <text:p>2987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4211" calcext:value-type="float">
            <text:p>4211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127" table:formula="of:=IF(AND(ISNUMBER([.D127]);ISNUMBER([.H127]);[.D127]&gt;[.H127]);1;0)" office:value-type="float" office:value="0" calcext:value-type="float">
            <text:p>0</text:p>
          </table:table-cell>
          <table:table-cell table:style-name="ce1327" table:formula="of:=IF(AND(ISNUMBER([.D127]);ISNUMBER([.H127]);[.D127]&lt;[.H127]);1;0)" office:value-type="float" office:value="0" calcext:value-type="float">
            <text:p>0</text:p>
          </table:table-cell>
          <table:table-cell/>
          <table:table-cell table:formula="of:=IF(AND(ISNUMBER([.D127]);ISNUMBER([.H127]);[.D127]&gt;[.H127]);[.D127]-[.H127];0)" office:value-type="float" office:value="0" calcext:value-type="float">
            <text:p>0</text:p>
          </table:table-cell>
          <table:table-cell table:formula="of:=IF(AND(ISNUMBER([.D127]);ISNUMBER([.H127]);[.D127]&lt;[.H127]);[.H127]-[.D1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4.p</text:p>
          </table:table-cell>
          <table:table-cell office:value-type="float" office:value="3383" calcext:value-type="float">
            <text:p>3383</text:p>
          </table:table-cell>
          <table:table-cell office:value-type="float" office:value="116" calcext:value-type="float">
            <text:p>11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813" calcext:value-type="float">
            <text:p>4813</text:p>
          </table:table-cell>
          <table:table-cell office:value-type="float" office:value="116" calcext:value-type="float">
            <text:p>11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style-name="ce128" table:formula="of:=IF(AND(ISNUMBER([.D128]);ISNUMBER([.H128]);[.D128]&gt;[.H128]);1;0)" office:value-type="float" office:value="0" calcext:value-type="float">
            <text:p>0</text:p>
          </table:table-cell>
          <table:table-cell table:style-name="ce1328" table:formula="of:=IF(AND(ISNUMBER([.D128]);ISNUMBER([.H128]);[.D128]&lt;[.H128]);1;0)" office:value-type="float" office:value="0" calcext:value-type="float">
            <text:p>0</text:p>
          </table:table-cell>
          <table:table-cell/>
          <table:table-cell table:formula="of:=IF(AND(ISNUMBER([.D128]);ISNUMBER([.H128]);[.D128]&gt;[.H128]);[.D128]-[.H128];0)" office:value-type="float" office:value="0" calcext:value-type="float">
            <text:p>0</text:p>
          </table:table-cell>
          <table:table-cell table:formula="of:=IF(AND(ISNUMBER([.D128]);ISNUMBER([.H128]);[.D128]&lt;[.H128]);[.H128]-[.D1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5.p</text:p>
          </table:table-cell>
          <table:table-cell office:value-type="float" office:value="3803" calcext:value-type="float">
            <text:p>3803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455" calcext:value-type="float">
            <text:p>5455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style-name="ce129" table:formula="of:=IF(AND(ISNUMBER([.D129]);ISNUMBER([.H129]);[.D129]&gt;[.H129]);1;0)" office:value-type="float" office:value="0" calcext:value-type="float">
            <text:p>0</text:p>
          </table:table-cell>
          <table:table-cell table:style-name="ce1329" table:formula="of:=IF(AND(ISNUMBER([.D129]);ISNUMBER([.H129]);[.D129]&lt;[.H129]);1;0)" office:value-type="float" office:value="0" calcext:value-type="float">
            <text:p>0</text:p>
          </table:table-cell>
          <table:table-cell/>
          <table:table-cell table:formula="of:=IF(AND(ISNUMBER([.D129]);ISNUMBER([.H129]);[.D129]&gt;[.H129]);[.D129]-[.H129];0)" office:value-type="float" office:value="0" calcext:value-type="float">
            <text:p>0</text:p>
          </table:table-cell>
          <table:table-cell table:formula="of:=IF(AND(ISNUMBER([.D129]);ISNUMBER([.H129]);[.D129]&lt;[.H129]);[.H129]-[.D1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6.p</text:p>
          </table:table-cell>
          <table:table-cell office:value-type="float" office:value="4247" calcext:value-type="float">
            <text:p>4247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137" calcext:value-type="float">
            <text:p>6137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style-name="ce130" table:formula="of:=IF(AND(ISNUMBER([.D130]);ISNUMBER([.H130]);[.D130]&gt;[.H130]);1;0)" office:value-type="float" office:value="0" calcext:value-type="float">
            <text:p>0</text:p>
          </table:table-cell>
          <table:table-cell table:style-name="ce1330" table:formula="of:=IF(AND(ISNUMBER([.D130]);ISNUMBER([.H130]);[.D130]&lt;[.H130]);1;0)" office:value-type="float" office:value="0" calcext:value-type="float">
            <text:p>0</text:p>
          </table:table-cell>
          <table:table-cell/>
          <table:table-cell table:formula="of:=IF(AND(ISNUMBER([.D130]);ISNUMBER([.H130]);[.D130]&gt;[.H130]);[.D130]-[.H130];0)" office:value-type="float" office:value="0" calcext:value-type="float">
            <text:p>0</text:p>
          </table:table-cell>
          <table:table-cell table:formula="of:=IF(AND(ISNUMBER([.D130]);ISNUMBER([.H130]);[.D130]&lt;[.H130]);[.H130]-[.D1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7.p</text:p>
          </table:table-cell>
          <table:table-cell office:value-type="float" office:value="4715" calcext:value-type="float">
            <text:p>4715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131" table:formula="of:=IF(AND(ISNUMBER([.D131]);ISNUMBER([.H131]);[.D131]&gt;[.H131]);1;0)" office:value-type="float" office:value="0" calcext:value-type="float">
            <text:p>0</text:p>
          </table:table-cell>
          <table:table-cell table:style-name="ce1331" table:formula="of:=IF(AND(ISNUMBER([.D131]);ISNUMBER([.H131]);[.D131]&lt;[.H131]);1;0)" office:value-type="float" office:value="0" calcext:value-type="float">
            <text:p>0</text:p>
          </table:table-cell>
          <table:table-cell/>
          <table:table-cell table:formula="of:=IF(AND(ISNUMBER([.D131]);ISNUMBER([.H131]);[.D131]&gt;[.H131]);[.D131]-[.H131];0)" office:value-type="float" office:value="0" calcext:value-type="float">
            <text:p>0</text:p>
          </table:table-cell>
          <table:table-cell table:formula="of:=IF(AND(ISNUMBER([.D131]);ISNUMBER([.H131]);[.D131]&lt;[.H131]);[.H131]-[.D1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8.p</text:p>
          </table:table-cell>
          <table:table-cell office:value-type="float" office:value="5207" calcext:value-type="float">
            <text:p>5207</text:p>
          </table:table-cell>
          <table:table-cell office:value-type="float" office:value="148" calcext:value-type="float">
            <text:p>14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621" calcext:value-type="float">
            <text:p>7621</text:p>
          </table:table-cell>
          <table:table-cell office:value-type="float" office:value="148" calcext:value-type="float">
            <text:p>148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style-name="ce132" table:formula="of:=IF(AND(ISNUMBER([.D132]);ISNUMBER([.H132]);[.D132]&gt;[.H132]);1;0)" office:value-type="float" office:value="0" calcext:value-type="float">
            <text:p>0</text:p>
          </table:table-cell>
          <table:table-cell table:style-name="ce1332" table:formula="of:=IF(AND(ISNUMBER([.D132]);ISNUMBER([.H132]);[.D132]&lt;[.H132]);1;0)" office:value-type="float" office:value="0" calcext:value-type="float">
            <text:p>0</text:p>
          </table:table-cell>
          <table:table-cell/>
          <table:table-cell table:formula="of:=IF(AND(ISNUMBER([.D132]);ISNUMBER([.H132]);[.D132]&gt;[.H132]);[.D132]-[.H132];0)" office:value-type="float" office:value="0" calcext:value-type="float">
            <text:p>0</text:p>
          </table:table-cell>
          <table:table-cell table:formula="of:=IF(AND(ISNUMBER([.D132]);ISNUMBER([.H132]);[.D132]&lt;[.H132]);[.H132]-[.D1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9.p</text:p>
          </table:table-cell>
          <table:table-cell office:value-type="float" office:value="5723" calcext:value-type="float">
            <text:p>5723</text:p>
          </table:table-cell>
          <table:table-cell office:value-type="float" office:value="156" calcext:value-type="float">
            <text:p>15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423" calcext:value-type="float">
            <text:p>8423</text:p>
          </table:table-cell>
          <table:table-cell office:value-type="float" office:value="156" calcext:value-type="float">
            <text:p>156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133" table:formula="of:=IF(AND(ISNUMBER([.D133]);ISNUMBER([.H133]);[.D133]&gt;[.H133]);1;0)" office:value-type="float" office:value="0" calcext:value-type="float">
            <text:p>0</text:p>
          </table:table-cell>
          <table:table-cell table:style-name="ce1333" table:formula="of:=IF(AND(ISNUMBER([.D133]);ISNUMBER([.H133]);[.D133]&lt;[.H133]);1;0)" office:value-type="float" office:value="0" calcext:value-type="float">
            <text:p>0</text:p>
          </table:table-cell>
          <table:table-cell/>
          <table:table-cell table:formula="of:=IF(AND(ISNUMBER([.D133]);ISNUMBER([.H133]);[.D133]&gt;[.H133]);[.D133]-[.H133];0)" office:value-type="float" office:value="0" calcext:value-type="float">
            <text:p>0</text:p>
          </table:table-cell>
          <table:table-cell table:formula="of:=IF(AND(ISNUMBER([.D133]);ISNUMBER([.H133]);[.D133]&lt;[.H133]);[.H133]-[.D1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0.p</text:p>
          </table:table-cell>
          <table:table-cell office:value-type="float" office:value="6263" calcext:value-type="float">
            <text:p>6263</text:p>
          </table:table-cell>
          <table:table-cell office:value-type="float" office:value="164" calcext:value-type="float">
            <text:p>16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265" calcext:value-type="float">
            <text:p>9265</text:p>
          </table:table-cell>
          <table:table-cell office:value-type="float" office:value="164" calcext:value-type="float">
            <text:p>16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34" table:formula="of:=IF(AND(ISNUMBER([.D134]);ISNUMBER([.H134]);[.D134]&gt;[.H134]);1;0)" office:value-type="float" office:value="0" calcext:value-type="float">
            <text:p>0</text:p>
          </table:table-cell>
          <table:table-cell table:style-name="ce1334" table:formula="of:=IF(AND(ISNUMBER([.D134]);ISNUMBER([.H134]);[.D134]&lt;[.H134]);1;0)" office:value-type="float" office:value="0" calcext:value-type="float">
            <text:p>0</text:p>
          </table:table-cell>
          <table:table-cell/>
          <table:table-cell table:formula="of:=IF(AND(ISNUMBER([.D134]);ISNUMBER([.H134]);[.D134]&gt;[.H134]);[.D134]-[.H134];0)" office:value-type="float" office:value="0" calcext:value-type="float">
            <text:p>0</text:p>
          </table:table-cell>
          <table:table-cell table:formula="of:=IF(AND(ISNUMBER([.D134]);ISNUMBER([.H134]);[.D134]&lt;[.H134]);[.H134]-[.D1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1.p</text:p>
          </table:table-cell>
          <table:table-cell office:value-type="float" office:value="6827" calcext:value-type="float">
            <text:p>6827</text:p>
          </table:table-cell>
          <table:table-cell office:value-type="float" office:value="172" calcext:value-type="float">
            <text:p>17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0147" calcext:value-type="float">
            <text:p>10147</text:p>
          </table:table-cell>
          <table:table-cell office:value-type="float" office:value="172" calcext:value-type="float">
            <text:p>172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ce135" table:formula="of:=IF(AND(ISNUMBER([.D135]);ISNUMBER([.H135]);[.D135]&gt;[.H135]);1;0)" office:value-type="float" office:value="0" calcext:value-type="float">
            <text:p>0</text:p>
          </table:table-cell>
          <table:table-cell table:style-name="ce1335" table:formula="of:=IF(AND(ISNUMBER([.D135]);ISNUMBER([.H135]);[.D135]&lt;[.H135]);1;0)" office:value-type="float" office:value="0" calcext:value-type="float">
            <text:p>0</text:p>
          </table:table-cell>
          <table:table-cell/>
          <table:table-cell table:formula="of:=IF(AND(ISNUMBER([.D135]);ISNUMBER([.H135]);[.D135]&gt;[.H135]);[.D135]-[.H135];0)" office:value-type="float" office:value="0" calcext:value-type="float">
            <text:p>0</text:p>
          </table:table-cell>
          <table:table-cell table:formula="of:=IF(AND(ISNUMBER([.D135]);ISNUMBER([.H135]);[.D135]&lt;[.H135]);[.H135]-[.D1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2.p</text:p>
          </table:table-cell>
          <table:table-cell office:value-type="float" office:value="7415" calcext:value-type="float">
            <text:p>741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1069" calcext:value-type="float">
            <text:p>11069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136" table:formula="of:=IF(AND(ISNUMBER([.D136]);ISNUMBER([.H136]);[.D136]&gt;[.H136]);1;0)" office:value-type="float" office:value="0" calcext:value-type="float">
            <text:p>0</text:p>
          </table:table-cell>
          <table:table-cell table:style-name="ce1336" table:formula="of:=IF(AND(ISNUMBER([.D136]);ISNUMBER([.H136]);[.D136]&lt;[.H136]);1;0)" office:value-type="float" office:value="0" calcext:value-type="float">
            <text:p>0</text:p>
          </table:table-cell>
          <table:table-cell/>
          <table:table-cell table:formula="of:=IF(AND(ISNUMBER([.D136]);ISNUMBER([.H136]);[.D136]&gt;[.H136]);[.D136]-[.H136];0)" office:value-type="float" office:value="0" calcext:value-type="float">
            <text:p>0</text:p>
          </table:table-cell>
          <table:table-cell table:formula="of:=IF(AND(ISNUMBER([.D136]);ISNUMBER([.H136]);[.D136]&lt;[.H136]);[.H136]-[.D1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3.p</text:p>
          </table:table-cell>
          <table:table-cell office:value-type="float" office:value="8027" calcext:value-type="float">
            <text:p>8027</text:p>
          </table:table-cell>
          <table:table-cell office:value-type="float" office:value="188" calcext:value-type="float">
            <text:p>188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188" calcext:value-type="float">
            <text:p>188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137" table:formula="of:=IF(AND(ISNUMBER([.D137]);ISNUMBER([.H137]);[.D137]&gt;[.H137]);1;0)" office:value-type="float" office:value="0" calcext:value-type="float">
            <text:p>0</text:p>
          </table:table-cell>
          <table:table-cell table:style-name="ce1337" table:formula="of:=IF(AND(ISNUMBER([.D137]);ISNUMBER([.H137]);[.D137]&lt;[.H137]);1;0)" office:value-type="float" office:value="0" calcext:value-type="float">
            <text:p>0</text:p>
          </table:table-cell>
          <table:table-cell/>
          <table:table-cell table:formula="of:=IF(AND(ISNUMBER([.D137]);ISNUMBER([.H137]);[.D137]&gt;[.H137]);[.D137]-[.H137];0)" office:value-type="float" office:value="0" calcext:value-type="float">
            <text:p>0</text:p>
          </table:table-cell>
          <table:table-cell table:formula="of:=IF(AND(ISNUMBER([.D137]);ISNUMBER([.H137]);[.D137]&lt;[.H137]);[.H137]-[.D1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4.p</text:p>
          </table:table-cell>
          <table:table-cell office:value-type="float" office:value="8663" calcext:value-type="float">
            <text:p>8663</text:p>
          </table:table-cell>
          <table:table-cell office:value-type="float" office:value="196" calcext:value-type="float">
            <text:p>196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3033" calcext:value-type="float">
            <text:p>13033</text:p>
          </table:table-cell>
          <table:table-cell office:value-type="float" office:value="196" calcext:value-type="float">
            <text:p>196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style-name="ce138" table:formula="of:=IF(AND(ISNUMBER([.D138]);ISNUMBER([.H138]);[.D138]&gt;[.H138]);1;0)" office:value-type="float" office:value="0" calcext:value-type="float">
            <text:p>0</text:p>
          </table:table-cell>
          <table:table-cell table:style-name="ce1338" table:formula="of:=IF(AND(ISNUMBER([.D138]);ISNUMBER([.H138]);[.D138]&lt;[.H138]);1;0)" office:value-type="float" office:value="0" calcext:value-type="float">
            <text:p>0</text:p>
          </table:table-cell>
          <table:table-cell/>
          <table:table-cell table:formula="of:=IF(AND(ISNUMBER([.D138]);ISNUMBER([.H138]);[.D138]&gt;[.H138]);[.D138]-[.H138];0)" office:value-type="float" office:value="0" calcext:value-type="float">
            <text:p>0</text:p>
          </table:table-cell>
          <table:table-cell table:formula="of:=IF(AND(ISNUMBER([.D138]);ISNUMBER([.H138]);[.D138]&lt;[.H138]);[.H138]-[.D1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5.p</text:p>
          </table:table-cell>
          <table:table-cell office:value-type="float" office:value="9323" calcext:value-type="float">
            <text:p>9323</text:p>
          </table:table-cell>
          <table:table-cell office:value-type="float" office:value="204" calcext:value-type="float">
            <text:p>204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75" calcext:value-type="float">
            <text:p>14075</text:p>
          </table:table-cell>
          <table:table-cell office:value-type="float" office:value="204" calcext:value-type="float">
            <text:p>20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ce139" table:formula="of:=IF(AND(ISNUMBER([.D139]);ISNUMBER([.H139]);[.D139]&gt;[.H139]);1;0)" office:value-type="float" office:value="0" calcext:value-type="float">
            <text:p>0</text:p>
          </table:table-cell>
          <table:table-cell table:style-name="ce1339" table:formula="of:=IF(AND(ISNUMBER([.D139]);ISNUMBER([.H139]);[.D139]&lt;[.H139]);1;0)" office:value-type="float" office:value="0" calcext:value-type="float">
            <text:p>0</text:p>
          </table:table-cell>
          <table:table-cell/>
          <table:table-cell table:formula="of:=IF(AND(ISNUMBER([.D139]);ISNUMBER([.H139]);[.D139]&gt;[.H139]);[.D139]-[.H139];0)" office:value-type="float" office:value="0" calcext:value-type="float">
            <text:p>0</text:p>
          </table:table-cell>
          <table:table-cell table:formula="of:=IF(AND(ISNUMBER([.D139]);ISNUMBER([.H139]);[.D139]&lt;[.H139]);[.H139]-[.D1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6.p</text:p>
          </table:table-cell>
          <table:table-cell office:value-type="float" office:value="10007" calcext:value-type="float">
            <text:p>10007</text:p>
          </table:table-cell>
          <table:table-cell office:value-type="float" office:value="212" calcext:value-type="float">
            <text:p>21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5157" calcext:value-type="float">
            <text:p>15157</text:p>
          </table:table-cell>
          <table:table-cell office:value-type="float" office:value="212" calcext:value-type="float">
            <text:p>21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style-name="ce140" table:formula="of:=IF(AND(ISNUMBER([.D140]);ISNUMBER([.H140]);[.D140]&gt;[.H140]);1;0)" office:value-type="float" office:value="0" calcext:value-type="float">
            <text:p>0</text:p>
          </table:table-cell>
          <table:table-cell table:style-name="ce1340" table:formula="of:=IF(AND(ISNUMBER([.D140]);ISNUMBER([.H140]);[.D140]&lt;[.H140]);1;0)" office:value-type="float" office:value="0" calcext:value-type="float">
            <text:p>0</text:p>
          </table:table-cell>
          <table:table-cell/>
          <table:table-cell table:formula="of:=IF(AND(ISNUMBER([.D140]);ISNUMBER([.H140]);[.D140]&gt;[.H140]);[.D140]-[.H140];0)" office:value-type="float" office:value="0" calcext:value-type="float">
            <text:p>0</text:p>
          </table:table-cell>
          <table:table-cell table:formula="of:=IF(AND(ISNUMBER([.D140]);ISNUMBER([.H140]);[.D140]&lt;[.H140]);[.H140]-[.D1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7.p</text:p>
          </table:table-cell>
          <table:table-cell office:value-type="float" office:value="10715" calcext:value-type="float">
            <text:p>10715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6279" calcext:value-type="float">
            <text:p>16279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141" table:formula="of:=IF(AND(ISNUMBER([.D141]);ISNUMBER([.H141]);[.D141]&gt;[.H141]);1;0)" office:value-type="float" office:value="0" calcext:value-type="float">
            <text:p>0</text:p>
          </table:table-cell>
          <table:table-cell table:style-name="ce1341" table:formula="of:=IF(AND(ISNUMBER([.D141]);ISNUMBER([.H141]);[.D141]&lt;[.H141]);1;0)" office:value-type="float" office:value="0" calcext:value-type="float">
            <text:p>0</text:p>
          </table:table-cell>
          <table:table-cell/>
          <table:table-cell table:formula="of:=IF(AND(ISNUMBER([.D141]);ISNUMBER([.H141]);[.D141]&gt;[.H141]);[.D141]-[.H141];0)" office:value-type="float" office:value="0" calcext:value-type="float">
            <text:p>0</text:p>
          </table:table-cell>
          <table:table-cell table:formula="of:=IF(AND(ISNUMBER([.D141]);ISNUMBER([.H141]);[.D141]&lt;[.H141]);[.H141]-[.D1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8.p</text:p>
          </table:table-cell>
          <table:table-cell office:value-type="float" office:value="11447" calcext:value-type="float">
            <text:p>11447</text:p>
          </table:table-cell>
          <table:table-cell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7441" calcext:value-type="float">
            <text:p>17441</text:p>
          </table:table-cell>
          <table:table-cell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table:style-name="ce142" table:formula="of:=IF(AND(ISNUMBER([.D142]);ISNUMBER([.H142]);[.D142]&gt;[.H142]);1;0)" office:value-type="float" office:value="0" calcext:value-type="float">
            <text:p>0</text:p>
          </table:table-cell>
          <table:table-cell table:style-name="ce1342" table:formula="of:=IF(AND(ISNUMBER([.D142]);ISNUMBER([.H142]);[.D142]&lt;[.H142]);1;0)" office:value-type="float" office:value="0" calcext:value-type="float">
            <text:p>0</text:p>
          </table:table-cell>
          <table:table-cell/>
          <table:table-cell table:formula="of:=IF(AND(ISNUMBER([.D142]);ISNUMBER([.H142]);[.D142]&gt;[.H142]);[.D142]-[.H142];0)" office:value-type="float" office:value="0" calcext:value-type="float">
            <text:p>0</text:p>
          </table:table-cell>
          <table:table-cell table:formula="of:=IF(AND(ISNUMBER([.D142]);ISNUMBER([.H142]);[.D142]&lt;[.H142]);[.H142]-[.D1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9.p</text:p>
          </table:table-cell>
          <table:table-cell office:value-type="float" office:value="12203" calcext:value-type="float">
            <text:p>12203</text:p>
          </table:table-cell>
          <table:table-cell office:value-type="float" office:value="236" calcext:value-type="float">
            <text:p>236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8643" calcext:value-type="float">
            <text:p>18643</text:p>
          </table:table-cell>
          <table:table-cell office:value-type="float" office:value="236" calcext:value-type="float">
            <text:p>236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style-name="ce143" table:formula="of:=IF(AND(ISNUMBER([.D143]);ISNUMBER([.H143]);[.D143]&gt;[.H143]);1;0)" office:value-type="float" office:value="0" calcext:value-type="float">
            <text:p>0</text:p>
          </table:table-cell>
          <table:table-cell table:style-name="ce1343" table:formula="of:=IF(AND(ISNUMBER([.D143]);ISNUMBER([.H143]);[.D143]&lt;[.H143]);1;0)" office:value-type="float" office:value="0" calcext:value-type="float">
            <text:p>0</text:p>
          </table:table-cell>
          <table:table-cell/>
          <table:table-cell table:formula="of:=IF(AND(ISNUMBER([.D143]);ISNUMBER([.H143]);[.D143]&gt;[.H143]);[.D143]-[.H143];0)" office:value-type="float" office:value="0" calcext:value-type="float">
            <text:p>0</text:p>
          </table:table-cell>
          <table:table-cell table:formula="of:=IF(AND(ISNUMBER([.D143]);ISNUMBER([.H143]);[.D143]&lt;[.H143]);[.H143]-[.D1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0.p</text:p>
          </table:table-cell>
          <table:table-cell office:value-type="float" office:value="12983" calcext:value-type="float">
            <text:p>12983</text:p>
          </table:table-cell>
          <table:table-cell office:value-type="float" office:value="244" calcext:value-type="float">
            <text:p>24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9885" calcext:value-type="float">
            <text:p>19885</text:p>
          </table:table-cell>
          <table:table-cell office:value-type="float" office:value="244" calcext:value-type="float">
            <text:p>244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style-name="ce144" table:formula="of:=IF(AND(ISNUMBER([.D144]);ISNUMBER([.H144]);[.D144]&gt;[.H144]);1;0)" office:value-type="float" office:value="0" calcext:value-type="float">
            <text:p>0</text:p>
          </table:table-cell>
          <table:table-cell table:style-name="ce1344" table:formula="of:=IF(AND(ISNUMBER([.D144]);ISNUMBER([.H144]);[.D144]&lt;[.H144]);1;0)" office:value-type="float" office:value="0" calcext:value-type="float">
            <text:p>0</text:p>
          </table:table-cell>
          <table:table-cell/>
          <table:table-cell table:formula="of:=IF(AND(ISNUMBER([.D144]);ISNUMBER([.H144]);[.D144]&gt;[.H144]);[.D144]-[.H144];0)" office:value-type="float" office:value="0" calcext:value-type="float">
            <text:p>0</text:p>
          </table:table-cell>
          <table:table-cell table:formula="of:=IF(AND(ISNUMBER([.D144]);ISNUMBER([.H144]);[.D144]&lt;[.H144]);[.H144]-[.D1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1.p</text:p>
          </table:table-cell>
          <table:table-cell office:value-type="float" office:value="13787" calcext:value-type="float">
            <text:p>13787</text:p>
          </table:table-cell>
          <table:table-cell office:value-type="float" office:value="252" calcext:value-type="float">
            <text:p>252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21167" calcext:value-type="float">
            <text:p>21167</text:p>
          </table:table-cell>
          <table:table-cell office:value-type="float" office:value="252" calcext:value-type="float">
            <text:p>252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style-name="ce145" table:formula="of:=IF(AND(ISNUMBER([.D145]);ISNUMBER([.H145]);[.D145]&gt;[.H145]);1;0)" office:value-type="float" office:value="0" calcext:value-type="float">
            <text:p>0</text:p>
          </table:table-cell>
          <table:table-cell table:style-name="ce1345" table:formula="of:=IF(AND(ISNUMBER([.D145]);ISNUMBER([.H145]);[.D145]&lt;[.H145]);1;0)" office:value-type="float" office:value="0" calcext:value-type="float">
            <text:p>0</text:p>
          </table:table-cell>
          <table:table-cell/>
          <table:table-cell table:formula="of:=IF(AND(ISNUMBER([.D145]);ISNUMBER([.H145]);[.D145]&gt;[.H145]);[.D145]-[.H145];0)" office:value-type="float" office:value="0" calcext:value-type="float">
            <text:p>0</text:p>
          </table:table-cell>
          <table:table-cell table:formula="of:=IF(AND(ISNUMBER([.D145]);ISNUMBER([.H145]);[.D145]&lt;[.H145]);[.H145]-[.D1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2.p</text:p>
          </table:table-cell>
          <table:table-cell office:value-type="float" office:value="14615" calcext:value-type="float">
            <text:p>14615</text:p>
          </table:table-cell>
          <table:table-cell office:value-type="float" office:value="260" calcext:value-type="float">
            <text:p>26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2489" calcext:value-type="float">
            <text:p>22489</text:p>
          </table:table-cell>
          <table:table-cell office:value-type="float" office:value="260" calcext:value-type="float">
            <text:p>26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ce146" table:formula="of:=IF(AND(ISNUMBER([.D146]);ISNUMBER([.H146]);[.D146]&gt;[.H146]);1;0)" office:value-type="float" office:value="0" calcext:value-type="float">
            <text:p>0</text:p>
          </table:table-cell>
          <table:table-cell table:style-name="ce1346" table:formula="of:=IF(AND(ISNUMBER([.D146]);ISNUMBER([.H146]);[.D146]&lt;[.H146]);1;0)" office:value-type="float" office:value="0" calcext:value-type="float">
            <text:p>0</text:p>
          </table:table-cell>
          <table:table-cell/>
          <table:table-cell table:formula="of:=IF(AND(ISNUMBER([.D146]);ISNUMBER([.H146]);[.D146]&gt;[.H146]);[.D146]-[.H146];0)" office:value-type="float" office:value="0" calcext:value-type="float">
            <text:p>0</text:p>
          </table:table-cell>
          <table:table-cell table:formula="of:=IF(AND(ISNUMBER([.D146]);ISNUMBER([.H146]);[.D146]&lt;[.H146]);[.H146]-[.D1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3.p</text:p>
          </table:table-cell>
          <table:table-cell office:value-type="float" office:value="15467" calcext:value-type="float">
            <text:p>15467</text:p>
          </table:table-cell>
          <table:table-cell office:value-type="float" office:value="268" calcext:value-type="float">
            <text:p>26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3851" calcext:value-type="float">
            <text:p>23851</text:p>
          </table:table-cell>
          <table:table-cell office:value-type="float" office:value="268" calcext:value-type="float">
            <text:p>268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style-name="ce147" table:formula="of:=IF(AND(ISNUMBER([.D147]);ISNUMBER([.H147]);[.D147]&gt;[.H147]);1;0)" office:value-type="float" office:value="0" calcext:value-type="float">
            <text:p>0</text:p>
          </table:table-cell>
          <table:table-cell table:style-name="ce1347" table:formula="of:=IF(AND(ISNUMBER([.D147]);ISNUMBER([.H147]);[.D147]&lt;[.H147]);1;0)" office:value-type="float" office:value="0" calcext:value-type="float">
            <text:p>0</text:p>
          </table:table-cell>
          <table:table-cell/>
          <table:table-cell table:formula="of:=IF(AND(ISNUMBER([.D147]);ISNUMBER([.H147]);[.D147]&gt;[.H147]);[.D147]-[.H147];0)" office:value-type="float" office:value="0" calcext:value-type="float">
            <text:p>0</text:p>
          </table:table-cell>
          <table:table-cell table:formula="of:=IF(AND(ISNUMBER([.D147]);ISNUMBER([.H147]);[.D147]&lt;[.H147]);[.H147]-[.D1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4.p</text:p>
          </table:table-cell>
          <table:table-cell office:value-type="float" office:value="16343" calcext:value-type="float">
            <text:p>16343</text:p>
          </table:table-cell>
          <table:table-cell office:value-type="float" office:value="276" calcext:value-type="float">
            <text:p>276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5253" calcext:value-type="float">
            <text:p>25253</text:p>
          </table:table-cell>
          <table:table-cell office:value-type="float" office:value="276" calcext:value-type="float">
            <text:p>276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style-name="ce148" table:formula="of:=IF(AND(ISNUMBER([.D148]);ISNUMBER([.H148]);[.D148]&gt;[.H148]);1;0)" office:value-type="float" office:value="0" calcext:value-type="float">
            <text:p>0</text:p>
          </table:table-cell>
          <table:table-cell table:style-name="ce1348" table:formula="of:=IF(AND(ISNUMBER([.D148]);ISNUMBER([.H148]);[.D148]&lt;[.H148]);1;0)" office:value-type="float" office:value="0" calcext:value-type="float">
            <text:p>0</text:p>
          </table:table-cell>
          <table:table-cell/>
          <table:table-cell table:formula="of:=IF(AND(ISNUMBER([.D148]);ISNUMBER([.H148]);[.D148]&gt;[.H148]);[.D148]-[.H148];0)" office:value-type="float" office:value="0" calcext:value-type="float">
            <text:p>0</text:p>
          </table:table-cell>
          <table:table-cell table:formula="of:=IF(AND(ISNUMBER([.D148]);ISNUMBER([.H148]);[.D148]&lt;[.H148]);[.H148]-[.D1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5.p</text:p>
          </table:table-cell>
          <table:table-cell office:value-type="float" office:value="17243" calcext:value-type="float">
            <text:p>17243</text:p>
          </table:table-cell>
          <table:table-cell office:value-type="float" office:value="284" calcext:value-type="float">
            <text:p>284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6695" calcext:value-type="float">
            <text:p>26695</text:p>
          </table:table-cell>
          <table:table-cell office:value-type="float" office:value="284" calcext:value-type="float">
            <text:p>284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table:style-name="ce149" table:formula="of:=IF(AND(ISNUMBER([.D149]);ISNUMBER([.H149]);[.D149]&gt;[.H149]);1;0)" office:value-type="float" office:value="0" calcext:value-type="float">
            <text:p>0</text:p>
          </table:table-cell>
          <table:table-cell table:style-name="ce1349" table:formula="of:=IF(AND(ISNUMBER([.D149]);ISNUMBER([.H149]);[.D149]&lt;[.H149]);1;0)" office:value-type="float" office:value="0" calcext:value-type="float">
            <text:p>0</text:p>
          </table:table-cell>
          <table:table-cell/>
          <table:table-cell table:formula="of:=IF(AND(ISNUMBER([.D149]);ISNUMBER([.H149]);[.D149]&gt;[.H149]);[.D149]-[.H149];0)" office:value-type="float" office:value="0" calcext:value-type="float">
            <text:p>0</text:p>
          </table:table-cell>
          <table:table-cell table:formula="of:=IF(AND(ISNUMBER([.D149]);ISNUMBER([.H149]);[.D149]&lt;[.H149]);[.H149]-[.D1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6.p</text:p>
          </table:table-cell>
          <table:table-cell office:value-type="float" office:value="18167" calcext:value-type="float">
            <text:p>18167</text:p>
          </table:table-cell>
          <table:table-cell office:value-type="float" office:value="292" calcext:value-type="float">
            <text:p>292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28177" calcext:value-type="float">
            <text:p>28177</text:p>
          </table:table-cell>
          <table:table-cell office:value-type="float" office:value="292" calcext:value-type="float">
            <text:p>292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style-name="ce150" table:formula="of:=IF(AND(ISNUMBER([.D150]);ISNUMBER([.H150]);[.D150]&gt;[.H150]);1;0)" office:value-type="float" office:value="0" calcext:value-type="float">
            <text:p>0</text:p>
          </table:table-cell>
          <table:table-cell table:style-name="ce1350" table:formula="of:=IF(AND(ISNUMBER([.D150]);ISNUMBER([.H150]);[.D150]&lt;[.H150]);1;0)" office:value-type="float" office:value="0" calcext:value-type="float">
            <text:p>0</text:p>
          </table:table-cell>
          <table:table-cell/>
          <table:table-cell table:formula="of:=IF(AND(ISNUMBER([.D150]);ISNUMBER([.H150]);[.D150]&gt;[.H150]);[.D150]-[.H150];0)" office:value-type="float" office:value="0" calcext:value-type="float">
            <text:p>0</text:p>
          </table:table-cell>
          <table:table-cell table:formula="of:=IF(AND(ISNUMBER([.D150]);ISNUMBER([.H150]);[.D150]&lt;[.H150]);[.H150]-[.D1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7.p</text:p>
          </table:table-cell>
          <table:table-cell office:value-type="float" office:value="19115" calcext:value-type="float">
            <text:p>19115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9699" calcext:value-type="float">
            <text:p>29699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ce151" table:formula="of:=IF(AND(ISNUMBER([.D151]);ISNUMBER([.H151]);[.D151]&gt;[.H151]);1;0)" office:value-type="float" office:value="0" calcext:value-type="float">
            <text:p>0</text:p>
          </table:table-cell>
          <table:table-cell table:style-name="ce1351" table:formula="of:=IF(AND(ISNUMBER([.D151]);ISNUMBER([.H151]);[.D151]&lt;[.H151]);1;0)" office:value-type="float" office:value="0" calcext:value-type="float">
            <text:p>0</text:p>
          </table:table-cell>
          <table:table-cell/>
          <table:table-cell table:formula="of:=IF(AND(ISNUMBER([.D151]);ISNUMBER([.H151]);[.D151]&gt;[.H151]);[.D151]-[.H151];0)" office:value-type="float" office:value="0" calcext:value-type="float">
            <text:p>0</text:p>
          </table:table-cell>
          <table:table-cell table:formula="of:=IF(AND(ISNUMBER([.D151]);ISNUMBER([.H151]);[.D151]&lt;[.H151]);[.H151]-[.D1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8.p</text:p>
          </table:table-cell>
          <table:table-cell office:value-type="float" office:value="20087" calcext:value-type="float">
            <text:p>20087</text:p>
          </table:table-cell>
          <table:table-cell office:value-type="float" office:value="308" calcext:value-type="float">
            <text:p>308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31261" calcext:value-type="float">
            <text:p>31261</text:p>
          </table:table-cell>
          <table:table-cell office:value-type="float" office:value="308" calcext:value-type="float">
            <text:p>308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style-name="ce152" table:formula="of:=IF(AND(ISNUMBER([.D152]);ISNUMBER([.H152]);[.D152]&gt;[.H152]);1;0)" office:value-type="float" office:value="0" calcext:value-type="float">
            <text:p>0</text:p>
          </table:table-cell>
          <table:table-cell table:style-name="ce1352" table:formula="of:=IF(AND(ISNUMBER([.D152]);ISNUMBER([.H152]);[.D152]&lt;[.H152]);1;0)" office:value-type="float" office:value="0" calcext:value-type="float">
            <text:p>0</text:p>
          </table:table-cell>
          <table:table-cell/>
          <table:table-cell table:formula="of:=IF(AND(ISNUMBER([.D152]);ISNUMBER([.H152]);[.D152]&gt;[.H152]);[.D152]-[.H152];0)" office:value-type="float" office:value="0" calcext:value-type="float">
            <text:p>0</text:p>
          </table:table-cell>
          <table:table-cell table:formula="of:=IF(AND(ISNUMBER([.D152]);ISNUMBER([.H152]);[.D152]&lt;[.H152]);[.H152]-[.D1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9.p</text:p>
          </table:table-cell>
          <table:table-cell office:value-type="float" office:value="21083" calcext:value-type="float">
            <text:p>21083</text:p>
          </table:table-cell>
          <table:table-cell office:value-type="float" office:value="316" calcext:value-type="float">
            <text:p>316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32863" calcext:value-type="float">
            <text:p>32863</text:p>
          </table:table-cell>
          <table:table-cell office:value-type="float" office:value="316" calcext:value-type="float">
            <text:p>316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style-name="ce153" table:formula="of:=IF(AND(ISNUMBER([.D153]);ISNUMBER([.H153]);[.D153]&gt;[.H153]);1;0)" office:value-type="float" office:value="0" calcext:value-type="float">
            <text:p>0</text:p>
          </table:table-cell>
          <table:table-cell table:style-name="ce1353" table:formula="of:=IF(AND(ISNUMBER([.D153]);ISNUMBER([.H153]);[.D153]&lt;[.H153]);1;0)" office:value-type="float" office:value="0" calcext:value-type="float">
            <text:p>0</text:p>
          </table:table-cell>
          <table:table-cell/>
          <table:table-cell table:formula="of:=IF(AND(ISNUMBER([.D153]);ISNUMBER([.H153]);[.D153]&gt;[.H153]);[.D153]-[.H153];0)" office:value-type="float" office:value="0" calcext:value-type="float">
            <text:p>0</text:p>
          </table:table-cell>
          <table:table-cell table:formula="of:=IF(AND(ISNUMBER([.D153]);ISNUMBER([.H153]);[.D153]&lt;[.H153]);[.H153]-[.D1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0.p</text:p>
          </table:table-cell>
          <table:table-cell office:value-type="float" office:value="22103" calcext:value-type="float">
            <text:p>22103</text:p>
          </table:table-cell>
          <table:table-cell office:value-type="float" office:value="324" calcext:value-type="float">
            <text:p>324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34505" calcext:value-type="float">
            <text:p>34505</text:p>
          </table:table-cell>
          <table:table-cell office:value-type="float" office:value="324" calcext:value-type="float">
            <text:p>324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style-name="ce154" table:formula="of:=IF(AND(ISNUMBER([.D154]);ISNUMBER([.H154]);[.D154]&gt;[.H154]);1;0)" office:value-type="float" office:value="0" calcext:value-type="float">
            <text:p>0</text:p>
          </table:table-cell>
          <table:table-cell table:style-name="ce1354" table:formula="of:=IF(AND(ISNUMBER([.D154]);ISNUMBER([.H154]);[.D154]&lt;[.H154]);1;0)" office:value-type="float" office:value="0" calcext:value-type="float">
            <text:p>0</text:p>
          </table:table-cell>
          <table:table-cell/>
          <table:table-cell table:formula="of:=IF(AND(ISNUMBER([.D154]);ISNUMBER([.H154]);[.D154]&gt;[.H154]);[.D154]-[.H154];0)" office:value-type="float" office:value="0" calcext:value-type="float">
            <text:p>0</text:p>
          </table:table-cell>
          <table:table-cell table:formula="of:=IF(AND(ISNUMBER([.D154]);ISNUMBER([.H154]);[.D154]&lt;[.H154]);[.H154]-[.D1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1.p</text:p>
          </table:table-cell>
          <table:table-cell office:value-type="float" office:value="23147" calcext:value-type="float">
            <text:p>23147</text:p>
          </table:table-cell>
          <table:table-cell office:value-type="float" office:value="332" calcext:value-type="float">
            <text:p>332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36187" calcext:value-type="float">
            <text:p>36187</text:p>
          </table:table-cell>
          <table:table-cell office:value-type="float" office:value="332" calcext:value-type="float">
            <text:p>33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style-name="ce155" table:formula="of:=IF(AND(ISNUMBER([.D155]);ISNUMBER([.H155]);[.D155]&gt;[.H155]);1;0)" office:value-type="float" office:value="0" calcext:value-type="float">
            <text:p>0</text:p>
          </table:table-cell>
          <table:table-cell table:style-name="ce1355" table:formula="of:=IF(AND(ISNUMBER([.D155]);ISNUMBER([.H155]);[.D155]&lt;[.H155]);1;0)" office:value-type="float" office:value="0" calcext:value-type="float">
            <text:p>0</text:p>
          </table:table-cell>
          <table:table-cell/>
          <table:table-cell table:formula="of:=IF(AND(ISNUMBER([.D155]);ISNUMBER([.H155]);[.D155]&gt;[.H155]);[.D155]-[.H155];0)" office:value-type="float" office:value="0" calcext:value-type="float">
            <text:p>0</text:p>
          </table:table-cell>
          <table:table-cell table:formula="of:=IF(AND(ISNUMBER([.D155]);ISNUMBER([.H155]);[.D155]&lt;[.H155]);[.H155]-[.D1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2.p</text:p>
          </table:table-cell>
          <table:table-cell office:value-type="float" office:value="24215" calcext:value-type="float">
            <text:p>24215</text:p>
          </table:table-cell>
          <table:table-cell office:value-type="float" office:value="340" calcext:value-type="float">
            <text:p>34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37909" calcext:value-type="float">
            <text:p>37909</text:p>
          </table:table-cell>
          <table:table-cell office:value-type="float" office:value="340" calcext:value-type="float">
            <text:p>340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style-name="ce156" table:formula="of:=IF(AND(ISNUMBER([.D156]);ISNUMBER([.H156]);[.D156]&gt;[.H156]);1;0)" office:value-type="float" office:value="0" calcext:value-type="float">
            <text:p>0</text:p>
          </table:table-cell>
          <table:table-cell table:style-name="ce1356" table:formula="of:=IF(AND(ISNUMBER([.D156]);ISNUMBER([.H156]);[.D156]&lt;[.H156]);1;0)" office:value-type="float" office:value="0" calcext:value-type="float">
            <text:p>0</text:p>
          </table:table-cell>
          <table:table-cell/>
          <table:table-cell table:formula="of:=IF(AND(ISNUMBER([.D156]);ISNUMBER([.H156]);[.D156]&gt;[.H156]);[.D156]-[.H156];0)" office:value-type="float" office:value="0" calcext:value-type="float">
            <text:p>0</text:p>
          </table:table-cell>
          <table:table-cell table:formula="of:=IF(AND(ISNUMBER([.D156]);ISNUMBER([.H156]);[.D156]&lt;[.H156]);[.H156]-[.D1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3.p</text:p>
          </table:table-cell>
          <table:table-cell office:value-type="float" office:value="25307" calcext:value-type="float">
            <text:p>25307</text:p>
          </table:table-cell>
          <table:table-cell office:value-type="float" office:value="348" calcext:value-type="float">
            <text:p>34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9671" calcext:value-type="float">
            <text:p>39671</text:p>
          </table:table-cell>
          <table:table-cell office:value-type="float" office:value="348" calcext:value-type="float">
            <text:p>348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style-name="ce157" table:formula="of:=IF(AND(ISNUMBER([.D157]);ISNUMBER([.H157]);[.D157]&gt;[.H157]);1;0)" office:value-type="float" office:value="0" calcext:value-type="float">
            <text:p>0</text:p>
          </table:table-cell>
          <table:table-cell table:style-name="ce1357" table:formula="of:=IF(AND(ISNUMBER([.D157]);ISNUMBER([.H157]);[.D157]&lt;[.H157]);1;0)" office:value-type="float" office:value="0" calcext:value-type="float">
            <text:p>0</text:p>
          </table:table-cell>
          <table:table-cell/>
          <table:table-cell table:formula="of:=IF(AND(ISNUMBER([.D157]);ISNUMBER([.H157]);[.D157]&gt;[.H157]);[.D157]-[.H157];0)" office:value-type="float" office:value="0" calcext:value-type="float">
            <text:p>0</text:p>
          </table:table-cell>
          <table:table-cell table:formula="of:=IF(AND(ISNUMBER([.D157]);ISNUMBER([.H157]);[.D157]&lt;[.H157]);[.H157]-[.D1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4.p</text:p>
          </table:table-cell>
          <table:table-cell office:value-type="float" office:value="26423" calcext:value-type="float">
            <text:p>26423</text:p>
          </table:table-cell>
          <table:table-cell office:value-type="float" office:value="356" calcext:value-type="float">
            <text:p>356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41473" calcext:value-type="float">
            <text:p>41473</text:p>
          </table:table-cell>
          <table:table-cell office:value-type="float" office:value="356" calcext:value-type="float">
            <text:p>356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style-name="ce158" table:formula="of:=IF(AND(ISNUMBER([.D158]);ISNUMBER([.H158]);[.D158]&gt;[.H158]);1;0)" office:value-type="float" office:value="0" calcext:value-type="float">
            <text:p>0</text:p>
          </table:table-cell>
          <table:table-cell table:style-name="ce1358" table:formula="of:=IF(AND(ISNUMBER([.D158]);ISNUMBER([.H158]);[.D158]&lt;[.H158]);1;0)" office:value-type="float" office:value="0" calcext:value-type="float">
            <text:p>0</text:p>
          </table:table-cell>
          <table:table-cell/>
          <table:table-cell table:formula="of:=IF(AND(ISNUMBER([.D158]);ISNUMBER([.H158]);[.D158]&gt;[.H158]);[.D158]-[.H158];0)" office:value-type="float" office:value="0" calcext:value-type="float">
            <text:p>0</text:p>
          </table:table-cell>
          <table:table-cell table:formula="of:=IF(AND(ISNUMBER([.D158]);ISNUMBER([.H158]);[.D158]&lt;[.H158]);[.H158]-[.D1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5.p</text:p>
          </table:table-cell>
          <table:table-cell office:value-type="float" office:value="27563" calcext:value-type="float">
            <text:p>27563</text:p>
          </table:table-cell>
          <table:table-cell office:value-type="float" office:value="364" calcext:value-type="float">
            <text:p>364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43315" calcext:value-type="float">
            <text:p>43315</text:p>
          </table:table-cell>
          <table:table-cell office:value-type="float" office:value="364" calcext:value-type="float">
            <text:p>36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ce159" table:formula="of:=IF(AND(ISNUMBER([.D159]);ISNUMBER([.H159]);[.D159]&gt;[.H159]);1;0)" office:value-type="float" office:value="0" calcext:value-type="float">
            <text:p>0</text:p>
          </table:table-cell>
          <table:table-cell table:style-name="ce1359" table:formula="of:=IF(AND(ISNUMBER([.D159]);ISNUMBER([.H159]);[.D159]&lt;[.H159]);1;0)" office:value-type="float" office:value="0" calcext:value-type="float">
            <text:p>0</text:p>
          </table:table-cell>
          <table:table-cell/>
          <table:table-cell table:formula="of:=IF(AND(ISNUMBER([.D159]);ISNUMBER([.H159]);[.D159]&gt;[.H159]);[.D159]-[.H159];0)" office:value-type="float" office:value="0" calcext:value-type="float">
            <text:p>0</text:p>
          </table:table-cell>
          <table:table-cell table:formula="of:=IF(AND(ISNUMBER([.D159]);ISNUMBER([.H159]);[.D159]&lt;[.H159]);[.H159]-[.D1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6.p</text:p>
          </table:table-cell>
          <table:table-cell office:value-type="float" office:value="28727" calcext:value-type="float">
            <text:p>28727</text:p>
          </table:table-cell>
          <table:table-cell office:value-type="float" office:value="372" calcext:value-type="float">
            <text:p>372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45197" calcext:value-type="float">
            <text:p>45197</text:p>
          </table:table-cell>
          <table:table-cell office:value-type="float" office:value="372" calcext:value-type="float">
            <text:p>37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style-name="ce160" table:formula="of:=IF(AND(ISNUMBER([.D160]);ISNUMBER([.H160]);[.D160]&gt;[.H160]);1;0)" office:value-type="float" office:value="0" calcext:value-type="float">
            <text:p>0</text:p>
          </table:table-cell>
          <table:table-cell table:style-name="ce1360" table:formula="of:=IF(AND(ISNUMBER([.D160]);ISNUMBER([.H160]);[.D160]&lt;[.H160]);1;0)" office:value-type="float" office:value="0" calcext:value-type="float">
            <text:p>0</text:p>
          </table:table-cell>
          <table:table-cell/>
          <table:table-cell table:formula="of:=IF(AND(ISNUMBER([.D160]);ISNUMBER([.H160]);[.D160]&gt;[.H160]);[.D160]-[.H160];0)" office:value-type="float" office:value="0" calcext:value-type="float">
            <text:p>0</text:p>
          </table:table-cell>
          <table:table-cell table:formula="of:=IF(AND(ISNUMBER([.D160]);ISNUMBER([.H160]);[.D160]&lt;[.H160]);[.H160]-[.D1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7.p</text:p>
          </table:table-cell>
          <table:table-cell office:value-type="float" office:value="29915" calcext:value-type="float">
            <text:p>29915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47119" calcext:value-type="float">
            <text:p>47119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style-name="ce161" table:formula="of:=IF(AND(ISNUMBER([.D161]);ISNUMBER([.H161]);[.D161]&gt;[.H161]);1;0)" office:value-type="float" office:value="0" calcext:value-type="float">
            <text:p>0</text:p>
          </table:table-cell>
          <table:table-cell table:style-name="ce1361" table:formula="of:=IF(AND(ISNUMBER([.D161]);ISNUMBER([.H161]);[.D161]&lt;[.H161]);1;0)" office:value-type="float" office:value="0" calcext:value-type="float">
            <text:p>0</text:p>
          </table:table-cell>
          <table:table-cell/>
          <table:table-cell table:formula="of:=IF(AND(ISNUMBER([.D161]);ISNUMBER([.H161]);[.D161]&gt;[.H161]);[.D161]-[.H161];0)" office:value-type="float" office:value="0" calcext:value-type="float">
            <text:p>0</text:p>
          </table:table-cell>
          <table:table-cell table:formula="of:=IF(AND(ISNUMBER([.D161]);ISNUMBER([.H161]);[.D161]&lt;[.H161]);[.H161]-[.D1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8.p</text:p>
          </table:table-cell>
          <table:table-cell office:value-type="float" office:value="31127" calcext:value-type="float">
            <text:p>31127</text:p>
          </table:table-cell>
          <table:table-cell office:value-type="float" office:value="388" calcext:value-type="float">
            <text:p>38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49081" calcext:value-type="float">
            <text:p>49081</text:p>
          </table:table-cell>
          <table:table-cell office:value-type="float" office:value="388" calcext:value-type="float">
            <text:p>388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table:style-name="ce162" table:formula="of:=IF(AND(ISNUMBER([.D162]);ISNUMBER([.H162]);[.D162]&gt;[.H162]);1;0)" office:value-type="float" office:value="0" calcext:value-type="float">
            <text:p>0</text:p>
          </table:table-cell>
          <table:table-cell table:style-name="ce1362" table:formula="of:=IF(AND(ISNUMBER([.D162]);ISNUMBER([.H162]);[.D162]&lt;[.H162]);1;0)" office:value-type="float" office:value="0" calcext:value-type="float">
            <text:p>0</text:p>
          </table:table-cell>
          <table:table-cell/>
          <table:table-cell table:formula="of:=IF(AND(ISNUMBER([.D162]);ISNUMBER([.H162]);[.D162]&gt;[.H162]);[.D162]-[.H162];0)" office:value-type="float" office:value="0" calcext:value-type="float">
            <text:p>0</text:p>
          </table:table-cell>
          <table:table-cell table:formula="of:=IF(AND(ISNUMBER([.D162]);ISNUMBER([.H162]);[.D162]&lt;[.H162]);[.H162]-[.D1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9.p</text:p>
          </table:table-cell>
          <table:table-cell office:value-type="float" office:value="32363" calcext:value-type="float">
            <text:p>32363</text:p>
          </table:table-cell>
          <table:table-cell office:value-type="float" office:value="396" calcext:value-type="float">
            <text:p>396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51083" calcext:value-type="float">
            <text:p>51083</text:p>
          </table:table-cell>
          <table:table-cell office:value-type="float" office:value="396" calcext:value-type="float">
            <text:p>396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style-name="ce163" table:formula="of:=IF(AND(ISNUMBER([.D163]);ISNUMBER([.H163]);[.D163]&gt;[.H163]);1;0)" office:value-type="float" office:value="0" calcext:value-type="float">
            <text:p>0</text:p>
          </table:table-cell>
          <table:table-cell table:style-name="ce1363" table:formula="of:=IF(AND(ISNUMBER([.D163]);ISNUMBER([.H163]);[.D163]&lt;[.H163]);1;0)" office:value-type="float" office:value="0" calcext:value-type="float">
            <text:p>0</text:p>
          </table:table-cell>
          <table:table-cell/>
          <table:table-cell table:formula="of:=IF(AND(ISNUMBER([.D163]);ISNUMBER([.H163]);[.D163]&gt;[.H163]);[.D163]-[.H163];0)" office:value-type="float" office:value="0" calcext:value-type="float">
            <text:p>0</text:p>
          </table:table-cell>
          <table:table-cell table:formula="of:=IF(AND(ISNUMBER([.D163]);ISNUMBER([.H163]);[.D163]&lt;[.H163]);[.H163]-[.D1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50.p</text:p>
          </table:table-cell>
          <table:table-cell office:value-type="float" office:value="33623" calcext:value-type="float">
            <text:p>33623</text:p>
          </table:table-cell>
          <table:table-cell office:value-type="float" office:value="404" calcext:value-type="float">
            <text:p>404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53125" calcext:value-type="float">
            <text:p>53125</text:p>
          </table:table-cell>
          <table:table-cell office:value-type="float" office:value="404" calcext:value-type="float">
            <text:p>404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style-name="ce164" table:formula="of:=IF(AND(ISNUMBER([.D164]);ISNUMBER([.H164]);[.D164]&gt;[.H164]);1;0)" office:value-type="float" office:value="0" calcext:value-type="float">
            <text:p>0</text:p>
          </table:table-cell>
          <table:table-cell table:style-name="ce1364" table:formula="of:=IF(AND(ISNUMBER([.D164]);ISNUMBER([.H164]);[.D164]&lt;[.H164]);1;0)" office:value-type="float" office:value="0" calcext:value-type="float">
            <text:p>0</text:p>
          </table:table-cell>
          <table:table-cell/>
          <table:table-cell table:formula="of:=IF(AND(ISNUMBER([.D164]);ISNUMBER([.H164]);[.D164]&gt;[.H164]);[.D164]-[.H164];0)" office:value-type="float" office:value="0" calcext:value-type="float">
            <text:p>0</text:p>
          </table:table-cell>
          <table:table-cell table:formula="of:=IF(AND(ISNUMBER([.D164]);ISNUMBER([.H164]);[.D164]&lt;[.H164]);[.H164]-[.D1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65" table:formula="of:=IF(AND(ISNUMBER([.D165]);ISNUMBER([.H165]);[.D165]&gt;[.H165]);1;0)" office:value-type="float" office:value="0" calcext:value-type="float">
            <text:p>0</text:p>
          </table:table-cell>
          <table:table-cell table:style-name="ce1365" table:formula="of:=IF(AND(ISNUMBER([.D165]);ISNUMBER([.H165]);[.D165]&lt;[.H165]);1;0)" office:value-type="float" office:value="0" calcext:value-type="float">
            <text:p>0</text:p>
          </table:table-cell>
          <table:table-cell/>
          <table:table-cell table:formula="of:=IF(AND(ISNUMBER([.D165]);ISNUMBER([.H165]);[.D165]&gt;[.H165]);[.D165]-[.H165];0)" office:value-type="float" office:value="0" calcext:value-type="float">
            <text:p>0</text:p>
          </table:table-cell>
          <table:table-cell table:formula="of:=IF(AND(ISNUMBER([.D165]);ISNUMBER([.H165]);[.D165]&lt;[.H165]);[.H165]-[.D1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2.p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166" table:formula="of:=IF(AND(ISNUMBER([.D166]);ISNUMBER([.H166]);[.D166]&gt;[.H166]);1;0)" office:value-type="float" office:value="0" calcext:value-type="float">
            <text:p>0</text:p>
          </table:table-cell>
          <table:table-cell table:style-name="ce1366" table:formula="of:=IF(AND(ISNUMBER([.D166]);ISNUMBER([.H166]);[.D166]&lt;[.H166]);1;0)" office:value-type="float" office:value="0" calcext:value-type="float">
            <text:p>0</text:p>
          </table:table-cell>
          <table:table-cell/>
          <table:table-cell table:formula="of:=IF(AND(ISNUMBER([.D166]);ISNUMBER([.H166]);[.D166]&gt;[.H166]);[.D166]-[.H166];0)" office:value-type="float" office:value="0" calcext:value-type="float">
            <text:p>0</text:p>
          </table:table-cell>
          <table:table-cell table:formula="of:=IF(AND(ISNUMBER([.D166]);ISNUMBER([.H166]);[.D166]&lt;[.H166]);[.H166]-[.D1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3.p</text:p>
          </table:table-cell>
          <table:table-cell office:value-type="float" office:value="368" calcext:value-type="float">
            <text:p>368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167" table:formula="of:=IF(AND(ISNUMBER([.D167]);ISNUMBER([.H167]);[.D167]&gt;[.H167]);1;0)" office:value-type="float" office:value="0" calcext:value-type="float">
            <text:p>0</text:p>
          </table:table-cell>
          <table:table-cell table:style-name="ce1367" table:formula="of:=IF(AND(ISNUMBER([.D167]);ISNUMBER([.H167]);[.D167]&lt;[.H167]);1;0)" office:value-type="float" office:value="0" calcext:value-type="float">
            <text:p>0</text:p>
          </table:table-cell>
          <table:table-cell/>
          <table:table-cell table:formula="of:=IF(AND(ISNUMBER([.D167]);ISNUMBER([.H167]);[.D167]&gt;[.H167]);[.D167]-[.H167];0)" office:value-type="float" office:value="0" calcext:value-type="float">
            <text:p>0</text:p>
          </table:table-cell>
          <table:table-cell table:formula="of:=IF(AND(ISNUMBER([.D167]);ISNUMBER([.H167]);[.D167]&lt;[.H167]);[.H167]-[.D1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4.p</text:p>
          </table:table-cell>
          <table:table-cell office:value-type="float" office:value="859" calcext:value-type="float">
            <text:p>859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168" table:formula="of:=IF(AND(ISNUMBER([.D168]);ISNUMBER([.H168]);[.D168]&gt;[.H168]);1;0)" office:value-type="float" office:value="0" calcext:value-type="float">
            <text:p>0</text:p>
          </table:table-cell>
          <table:table-cell table:style-name="ce1368" table:formula="of:=IF(AND(ISNUMBER([.D168]);ISNUMBER([.H168]);[.D168]&lt;[.H168]);1;0)" office:value-type="float" office:value="0" calcext:value-type="float">
            <text:p>0</text:p>
          </table:table-cell>
          <table:table-cell/>
          <table:table-cell table:formula="of:=IF(AND(ISNUMBER([.D168]);ISNUMBER([.H168]);[.D168]&gt;[.H168]);[.D168]-[.H168];0)" office:value-type="float" office:value="0" calcext:value-type="float">
            <text:p>0</text:p>
          </table:table-cell>
          <table:table-cell table:formula="of:=IF(AND(ISNUMBER([.D168]);ISNUMBER([.H168]);[.D168]&lt;[.H168]);[.H168]-[.D1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5.p</text:p>
          </table:table-cell>
          <table:table-cell office:value-type="float" office:value="1714" calcext:value-type="float">
            <text:p>1714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555" calcext:value-type="float">
            <text:p>1555</text:p>
          </table:table-cell>
          <table:table-cell office:value-type="float" office:value="180" calcext:value-type="float">
            <text:p>180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style-name="ce169" table:formula="of:=IF(AND(ISNUMBER([.D169]);ISNUMBER([.H169]);[.D169]&gt;[.H169]);1;0)" office:value-type="float" office:value="0" calcext:value-type="float">
            <text:p>0</text:p>
          </table:table-cell>
          <table:table-cell table:style-name="ce1369" table:formula="of:=IF(AND(ISNUMBER([.D169]);ISNUMBER([.H169]);[.D169]&lt;[.H169]);1;0)" office:value-type="float" office:value="0" calcext:value-type="float">
            <text:p>0</text:p>
          </table:table-cell>
          <table:table-cell/>
          <table:table-cell table:formula="of:=IF(AND(ISNUMBER([.D169]);ISNUMBER([.H169]);[.D169]&gt;[.H169]);[.D169]-[.H169];0)" office:value-type="float" office:value="0" calcext:value-type="float">
            <text:p>0</text:p>
          </table:table-cell>
          <table:table-cell table:formula="of:=IF(AND(ISNUMBER([.D169]);ISNUMBER([.H169]);[.D169]&lt;[.H169]);[.H169]-[.D1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6.p</text:p>
          </table:table-cell>
          <table:table-cell office:value-type="float" office:value="3077" calcext:value-type="float">
            <text:p>3077</text:p>
          </table:table-cell>
          <table:table-cell office:value-type="float" office:value="294" calcext:value-type="float">
            <text:p>294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553" calcext:value-type="float">
            <text:p>2553</text:p>
          </table:table-cell>
          <table:table-cell office:value-type="float" office:value="294" calcext:value-type="float">
            <text:p>294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style-name="ce170" table:formula="of:=IF(AND(ISNUMBER([.D170]);ISNUMBER([.H170]);[.D170]&gt;[.H170]);1;0)" office:value-type="float" office:value="0" calcext:value-type="float">
            <text:p>0</text:p>
          </table:table-cell>
          <table:table-cell table:style-name="ce1370" table:formula="of:=IF(AND(ISNUMBER([.D170]);ISNUMBER([.H170]);[.D170]&lt;[.H170]);1;0)" office:value-type="float" office:value="0" calcext:value-type="float">
            <text:p>0</text:p>
          </table:table-cell>
          <table:table-cell/>
          <table:table-cell table:formula="of:=IF(AND(ISNUMBER([.D170]);ISNUMBER([.H170]);[.D170]&gt;[.H170]);[.D170]-[.H170];0)" office:value-type="float" office:value="0" calcext:value-type="float">
            <text:p>0</text:p>
          </table:table-cell>
          <table:table-cell table:formula="of:=IF(AND(ISNUMBER([.D170]);ISNUMBER([.H170]);[.D170]&lt;[.H170]);[.H170]-[.D1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7.p</text:p>
          </table:table-cell>
          <table:table-cell office:value-type="float" office:value="5116" calcext:value-type="float">
            <text:p>5116</text:p>
          </table:table-cell>
          <table:table-cell office:value-type="float" office:value="448" calcext:value-type="float">
            <text:p>448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905" calcext:value-type="float">
            <text:p>3905</text:p>
          </table:table-cell>
          <table:table-cell office:value-type="float" office:value="448" calcext:value-type="float">
            <text:p>448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table:style-name="ce171" table:formula="of:=IF(AND(ISNUMBER([.D171]);ISNUMBER([.H171]);[.D171]&gt;[.H171]);1;0)" office:value-type="float" office:value="0" calcext:value-type="float">
            <text:p>0</text:p>
          </table:table-cell>
          <table:table-cell table:style-name="ce1371" table:formula="of:=IF(AND(ISNUMBER([.D171]);ISNUMBER([.H171]);[.D171]&lt;[.H171]);1;0)" office:value-type="float" office:value="0" calcext:value-type="float">
            <text:p>0</text:p>
          </table:table-cell>
          <table:table-cell/>
          <table:table-cell table:formula="of:=IF(AND(ISNUMBER([.D171]);ISNUMBER([.H171]);[.D171]&gt;[.H171]);[.D171]-[.H171];0)" office:value-type="float" office:value="0" calcext:value-type="float">
            <text:p>0</text:p>
          </table:table-cell>
          <table:table-cell table:formula="of:=IF(AND(ISNUMBER([.D171]);ISNUMBER([.H171]);[.D171]&lt;[.H171]);[.H171]-[.D1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8.p</text:p>
          </table:table-cell>
          <table:table-cell office:value-type="float" office:value="8023" calcext:value-type="float">
            <text:p>8023</text:p>
          </table:table-cell>
          <table:table-cell office:value-type="float" office:value="648" calcext:value-type="float">
            <text:p>648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5665" calcext:value-type="float">
            <text:p>5665</text:p>
          </table:table-cell>
          <table:table-cell office:value-type="float" office:value="648" calcext:value-type="float">
            <text:p>648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table:style-name="ce172" table:formula="of:=IF(AND(ISNUMBER([.D172]);ISNUMBER([.H172]);[.D172]&gt;[.H172]);1;0)" office:value-type="float" office:value="0" calcext:value-type="float">
            <text:p>0</text:p>
          </table:table-cell>
          <table:table-cell table:style-name="ce1372" table:formula="of:=IF(AND(ISNUMBER([.D172]);ISNUMBER([.H172]);[.D172]&lt;[.H172]);1;0)" office:value-type="float" office:value="0" calcext:value-type="float">
            <text:p>0</text:p>
          </table:table-cell>
          <table:table-cell/>
          <table:table-cell table:formula="of:=IF(AND(ISNUMBER([.D172]);ISNUMBER([.H172]);[.D172]&gt;[.H172]);[.D172]-[.H172];0)" office:value-type="float" office:value="0" calcext:value-type="float">
            <text:p>0</text:p>
          </table:table-cell>
          <table:table-cell table:formula="of:=IF(AND(ISNUMBER([.D172]);ISNUMBER([.H172]);[.D172]&lt;[.H172]);[.H172]-[.D1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9.p</text:p>
          </table:table-cell>
          <table:table-cell office:value-type="float" office:value="12014" calcext:value-type="float">
            <text:p>12014</text:p>
          </table:table-cell>
          <table:table-cell office:value-type="float" office:value="900" calcext:value-type="float">
            <text:p>900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73" table:formula="of:=IF(AND(ISNUMBER([.D173]);ISNUMBER([.H173]);[.D173]&gt;[.H173]);1;0)" office:value-type="float" office:value="0" calcext:value-type="float">
            <text:p>0</text:p>
          </table:table-cell>
          <table:table-cell table:style-name="ce1373" table:formula="of:=IF(AND(ISNUMBER([.D173]);ISNUMBER([.H173]);[.D173]&lt;[.H173]);1;0)" office:value-type="float" office:value="0" calcext:value-type="float">
            <text:p>0</text:p>
          </table:table-cell>
          <table:table-cell/>
          <table:table-cell table:formula="of:=IF(AND(ISNUMBER([.D173]);ISNUMBER([.H173]);[.D173]&gt;[.H173]);[.D173]-[.H173];0)" office:value-type="float" office:value="0" calcext:value-type="float">
            <text:p>0</text:p>
          </table:table-cell>
          <table:table-cell table:formula="of:=IF(AND(ISNUMBER([.D173]);ISNUMBER([.H173]);[.D173]&lt;[.H173]);[.H173]-[.D1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0.p</text:p>
          </table:table-cell>
          <table:table-cell office:value-type="float" office:value="17329" calcext:value-type="float">
            <text:p>17329</text:p>
          </table:table-cell>
          <table:table-cell office:value-type="float" office:value="1210" calcext:value-type="float">
            <text:p>1210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74" table:formula="of:=IF(AND(ISNUMBER([.D174]);ISNUMBER([.H174]);[.D174]&gt;[.H174]);1;0)" office:value-type="float" office:value="0" calcext:value-type="float">
            <text:p>0</text:p>
          </table:table-cell>
          <table:table-cell table:style-name="ce1374" table:formula="of:=IF(AND(ISNUMBER([.D174]);ISNUMBER([.H174]);[.D174]&lt;[.H174]);1;0)" office:value-type="float" office:value="0" calcext:value-type="float">
            <text:p>0</text:p>
          </table:table-cell>
          <table:table-cell/>
          <table:table-cell table:formula="of:=IF(AND(ISNUMBER([.D174]);ISNUMBER([.H174]);[.D174]&gt;[.H174]);[.D174]-[.H174];0)" office:value-type="float" office:value="0" calcext:value-type="float">
            <text:p>0</text:p>
          </table:table-cell>
          <table:table-cell table:formula="of:=IF(AND(ISNUMBER([.D174]);ISNUMBER([.H174]);[.D174]&lt;[.H174]);[.H174]-[.D1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1.p</text:p>
          </table:table-cell>
          <table:table-cell office:value-type="float" office:value="24232" calcext:value-type="float">
            <text:p>24232</text:p>
          </table:table-cell>
          <table:table-cell office:value-type="float" office:value="1584" calcext:value-type="float">
            <text:p>1584</text:p>
          </table:table-cell>
          <table:table-cell office:value-type="float" office:value="868" calcext:value-type="float">
            <text:p>86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75" table:formula="of:=IF(AND(ISNUMBER([.D175]);ISNUMBER([.H175]);[.D175]&gt;[.H175]);1;0)" office:value-type="float" office:value="0" calcext:value-type="float">
            <text:p>0</text:p>
          </table:table-cell>
          <table:table-cell table:style-name="ce1375" table:formula="of:=IF(AND(ISNUMBER([.D175]);ISNUMBER([.H175]);[.D175]&lt;[.H175]);1;0)" office:value-type="float" office:value="0" calcext:value-type="float">
            <text:p>0</text:p>
          </table:table-cell>
          <table:table-cell/>
          <table:table-cell table:formula="of:=IF(AND(ISNUMBER([.D175]);ISNUMBER([.H175]);[.D175]&gt;[.H175]);[.D175]-[.H175];0)" office:value-type="float" office:value="0" calcext:value-type="float">
            <text:p>0</text:p>
          </table:table-cell>
          <table:table-cell table:formula="of:=IF(AND(ISNUMBER([.D175]);ISNUMBER([.H175]);[.D175]&lt;[.H175]);[.H175]-[.D1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2.p</text:p>
          </table:table-cell>
          <table:table-cell office:value-type="float" office:value="33011" calcext:value-type="float">
            <text:p>33011</text:p>
          </table:table-cell>
          <table:table-cell office:value-type="float" office:value="2028" calcext:value-type="float">
            <text:p>2028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76" table:formula="of:=IF(AND(ISNUMBER([.D176]);ISNUMBER([.H176]);[.D176]&gt;[.H176]);1;0)" office:value-type="float" office:value="0" calcext:value-type="float">
            <text:p>0</text:p>
          </table:table-cell>
          <table:table-cell table:style-name="ce1376" table:formula="of:=IF(AND(ISNUMBER([.D176]);ISNUMBER([.H176]);[.D176]&lt;[.H176]);1;0)" office:value-type="float" office:value="0" calcext:value-type="float">
            <text:p>0</text:p>
          </table:table-cell>
          <table:table-cell/>
          <table:table-cell table:formula="of:=IF(AND(ISNUMBER([.D176]);ISNUMBER([.H176]);[.D176]&gt;[.H176]);[.D176]-[.H176];0)" office:value-type="float" office:value="0" calcext:value-type="float">
            <text:p>0</text:p>
          </table:table-cell>
          <table:table-cell table:formula="of:=IF(AND(ISNUMBER([.D176]);ISNUMBER([.H176]);[.D176]&lt;[.H176]);[.H176]-[.D1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3.p</text:p>
          </table:table-cell>
          <table:table-cell office:value-type="float" office:value="43978" calcext:value-type="float">
            <text:p>43978</text:p>
          </table:table-cell>
          <table:table-cell office:value-type="float" office:value="2548" calcext:value-type="float">
            <text:p>2548</text:p>
          </table:table-cell>
          <table:table-cell office:value-type="float" office:value="1375" calcext:value-type="float">
            <text:p>1375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77" table:formula="of:=IF(AND(ISNUMBER([.D177]);ISNUMBER([.H177]);[.D177]&gt;[.H177]);1;0)" office:value-type="float" office:value="0" calcext:value-type="float">
            <text:p>0</text:p>
          </table:table-cell>
          <table:table-cell table:style-name="ce1377" table:formula="of:=IF(AND(ISNUMBER([.D177]);ISNUMBER([.H177]);[.D177]&lt;[.H177]);1;0)" office:value-type="float" office:value="0" calcext:value-type="float">
            <text:p>0</text:p>
          </table:table-cell>
          <table:table-cell/>
          <table:table-cell table:formula="of:=IF(AND(ISNUMBER([.D177]);ISNUMBER([.H177]);[.D177]&gt;[.H177]);[.D177]-[.H177];0)" office:value-type="float" office:value="0" calcext:value-type="float">
            <text:p>0</text:p>
          </table:table-cell>
          <table:table-cell table:formula="of:=IF(AND(ISNUMBER([.D177]);ISNUMBER([.H177]);[.D177]&lt;[.H177]);[.H177]-[.D1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4.p</text:p>
          </table:table-cell>
          <table:table-cell office:value-type="float" office:value="57469" calcext:value-type="float">
            <text:p>57469</text:p>
          </table:table-cell>
          <table:table-cell office:value-type="float" office:value="3150" calcext:value-type="float">
            <text:p>3150</text:p>
          </table:table-cell>
          <table:table-cell office:value-type="float" office:value="1690" calcext:value-type="float">
            <text:p>169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78" table:formula="of:=IF(AND(ISNUMBER([.D178]);ISNUMBER([.H178]);[.D178]&gt;[.H178]);1;0)" office:value-type="float" office:value="0" calcext:value-type="float">
            <text:p>0</text:p>
          </table:table-cell>
          <table:table-cell table:style-name="ce1378" table:formula="of:=IF(AND(ISNUMBER([.D178]);ISNUMBER([.H178]);[.D178]&lt;[.H178]);1;0)" office:value-type="float" office:value="0" calcext:value-type="float">
            <text:p>0</text:p>
          </table:table-cell>
          <table:table-cell/>
          <table:table-cell table:formula="of:=IF(AND(ISNUMBER([.D178]);ISNUMBER([.H178]);[.D178]&gt;[.H178]);[.D178]-[.H178];0)" office:value-type="float" office:value="0" calcext:value-type="float">
            <text:p>0</text:p>
          </table:table-cell>
          <table:table-cell table:formula="of:=IF(AND(ISNUMBER([.D178]);ISNUMBER([.H178]);[.D178]&lt;[.H178]);[.H178]-[.D1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5.p</text:p>
          </table:table-cell>
          <table:table-cell office:value-type="float" office:value="73844" calcext:value-type="float">
            <text:p>73844</text:p>
          </table:table-cell>
          <table:table-cell office:value-type="float" office:value="3840" calcext:value-type="float">
            <text:p>3840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79" table:formula="of:=IF(AND(ISNUMBER([.D179]);ISNUMBER([.H179]);[.D179]&gt;[.H179]);1;0)" office:value-type="float" office:value="0" calcext:value-type="float">
            <text:p>0</text:p>
          </table:table-cell>
          <table:table-cell table:style-name="ce1379" table:formula="of:=IF(AND(ISNUMBER([.D179]);ISNUMBER([.H179]);[.D179]&lt;[.H179]);1;0)" office:value-type="float" office:value="0" calcext:value-type="float">
            <text:p>0</text:p>
          </table:table-cell>
          <table:table-cell/>
          <table:table-cell table:formula="of:=IF(AND(ISNUMBER([.D179]);ISNUMBER([.H179]);[.D179]&gt;[.H179]);[.D179]-[.H179];0)" office:value-type="float" office:value="0" calcext:value-type="float">
            <text:p>0</text:p>
          </table:table-cell>
          <table:table-cell table:formula="of:=IF(AND(ISNUMBER([.D179]);ISNUMBER([.H179]);[.D179]&lt;[.H179]);[.H179]-[.D1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6.p</text:p>
          </table:table-cell>
          <table:table-cell office:value-type="float" office:value="93487" calcext:value-type="float">
            <text:p>93487</text:p>
          </table:table-cell>
          <table:table-cell office:value-type="float" office:value="4624" calcext:value-type="float">
            <text:p>4624</text:p>
          </table:table-cell>
          <table:table-cell office:value-type="float" office:value="2458" calcext:value-type="float">
            <text:p>24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80" table:formula="of:=IF(AND(ISNUMBER([.D180]);ISNUMBER([.H180]);[.D180]&gt;[.H180]);1;0)" office:value-type="float" office:value="0" calcext:value-type="float">
            <text:p>0</text:p>
          </table:table-cell>
          <table:table-cell table:style-name="ce1380" table:formula="of:=IF(AND(ISNUMBER([.D180]);ISNUMBER([.H180]);[.D180]&lt;[.H180]);1;0)" office:value-type="float" office:value="0" calcext:value-type="float">
            <text:p>0</text:p>
          </table:table-cell>
          <table:table-cell/>
          <table:table-cell table:formula="of:=IF(AND(ISNUMBER([.D180]);ISNUMBER([.H180]);[.D180]&gt;[.H180]);[.D180]-[.H180];0)" office:value-type="float" office:value="0" calcext:value-type="float">
            <text:p>0</text:p>
          </table:table-cell>
          <table:table-cell table:formula="of:=IF(AND(ISNUMBER([.D180]);ISNUMBER([.H180]);[.D180]&lt;[.H180]);[.H180]-[.D1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7.p</text:p>
          </table:table-cell>
          <table:table-cell office:value-type="float" office:value="116806" calcext:value-type="float">
            <text:p>116806</text:p>
          </table:table-cell>
          <table:table-cell office:value-type="float" office:value="5508" calcext:value-type="float">
            <text:p>5508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81" table:formula="of:=IF(AND(ISNUMBER([.D181]);ISNUMBER([.H181]);[.D181]&gt;[.H181]);1;0)" office:value-type="float" office:value="0" calcext:value-type="float">
            <text:p>0</text:p>
          </table:table-cell>
          <table:table-cell table:style-name="ce1381" table:formula="of:=IF(AND(ISNUMBER([.D181]);ISNUMBER([.H181]);[.D181]&lt;[.H181]);1;0)" office:value-type="float" office:value="0" calcext:value-type="float">
            <text:p>0</text:p>
          </table:table-cell>
          <table:table-cell/>
          <table:table-cell table:formula="of:=IF(AND(ISNUMBER([.D181]);ISNUMBER([.H181]);[.D181]&gt;[.H181]);[.D181]-[.H181];0)" office:value-type="float" office:value="0" calcext:value-type="float">
            <text:p>0</text:p>
          </table:table-cell>
          <table:table-cell table:formula="of:=IF(AND(ISNUMBER([.D181]);ISNUMBER([.H181]);[.D181]&lt;[.H181]);[.H181]-[.D1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8.p</text:p>
          </table:table-cell>
          <table:table-cell office:value-type="float" office:value="144233" calcext:value-type="float">
            <text:p>144233</text:p>
          </table:table-cell>
          <table:table-cell office:value-type="float" office:value="6498" calcext:value-type="float">
            <text:p>6498</text:p>
          </table:table-cell>
          <table:table-cell office:value-type="float" office:value="3430" calcext:value-type="float">
            <text:p>343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82" table:formula="of:=IF(AND(ISNUMBER([.D182]);ISNUMBER([.H182]);[.D182]&gt;[.H182]);1;0)" office:value-type="float" office:value="0" calcext:value-type="float">
            <text:p>0</text:p>
          </table:table-cell>
          <table:table-cell table:style-name="ce1382" table:formula="of:=IF(AND(ISNUMBER([.D182]);ISNUMBER([.H182]);[.D182]&lt;[.H182]);1;0)" office:value-type="float" office:value="0" calcext:value-type="float">
            <text:p>0</text:p>
          </table:table-cell>
          <table:table-cell/>
          <table:table-cell table:formula="of:=IF(AND(ISNUMBER([.D182]);ISNUMBER([.H182]);[.D182]&gt;[.H182]);[.D182]-[.H182];0)" office:value-type="float" office:value="0" calcext:value-type="float">
            <text:p>0</text:p>
          </table:table-cell>
          <table:table-cell table:formula="of:=IF(AND(ISNUMBER([.D182]);ISNUMBER([.H182]);[.D182]&lt;[.H182]);[.H182]-[.D1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9.p</text:p>
          </table:table-cell>
          <table:table-cell office:value-type="float" office:value="176224" calcext:value-type="float">
            <text:p>176224</text:p>
          </table:table-cell>
          <table:table-cell office:value-type="float" office:value="7600" calcext:value-type="float">
            <text:p>76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83" table:formula="of:=IF(AND(ISNUMBER([.D183]);ISNUMBER([.H183]);[.D183]&gt;[.H183]);1;0)" office:value-type="float" office:value="0" calcext:value-type="float">
            <text:p>0</text:p>
          </table:table-cell>
          <table:table-cell table:style-name="ce1383" table:formula="of:=IF(AND(ISNUMBER([.D183]);ISNUMBER([.H183]);[.D183]&lt;[.H183]);1;0)" office:value-type="float" office:value="0" calcext:value-type="float">
            <text:p>0</text:p>
          </table:table-cell>
          <table:table-cell/>
          <table:table-cell table:formula="of:=IF(AND(ISNUMBER([.D183]);ISNUMBER([.H183]);[.D183]&gt;[.H183]);[.D183]-[.H183];0)" office:value-type="float" office:value="0" calcext:value-type="float">
            <text:p>0</text:p>
          </table:table-cell>
          <table:table-cell table:formula="of:=IF(AND(ISNUMBER([.D183]);ISNUMBER([.H183]);[.D183]&lt;[.H183]);[.H183]-[.D1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0.p</text:p>
          </table:table-cell>
          <table:table-cell office:value-type="float" office:value="212809" calcext:value-type="float">
            <text:p>212809</text:p>
          </table:table-cell>
          <table:table-cell office:value-type="float" office:value="8802" calcext:value-type="float">
            <text:p>8802</text:p>
          </table:table-cell>
          <table:table-cell office:value-type="float" office:value="4613" calcext:value-type="float">
            <text:p>4613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84" table:formula="of:=IF(AND(ISNUMBER([.D184]);ISNUMBER([.H184]);[.D184]&gt;[.H184]);1;0)" office:value-type="float" office:value="0" calcext:value-type="float">
            <text:p>0</text:p>
          </table:table-cell>
          <table:table-cell table:style-name="ce1384" table:formula="of:=IF(AND(ISNUMBER([.D184]);ISNUMBER([.H184]);[.D184]&lt;[.H184]);1;0)" office:value-type="float" office:value="0" calcext:value-type="float">
            <text:p>0</text:p>
          </table:table-cell>
          <table:table-cell/>
          <table:table-cell table:formula="of:=IF(AND(ISNUMBER([.D184]);ISNUMBER([.H184]);[.D184]&gt;[.H184]);[.D184]-[.H184];0)" office:value-type="float" office:value="0" calcext:value-type="float">
            <text:p>0</text:p>
          </table:table-cell>
          <table:table-cell table:formula="of:=IF(AND(ISNUMBER([.D184]);ISNUMBER([.H184]);[.D184]&lt;[.H184]);[.H184]-[.D1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1.p</text:p>
          </table:table-cell>
          <table:table-cell office:value-type="float" office:value="255322" calcext:value-type="float">
            <text:p>255322</text:p>
          </table:table-cell>
          <table:table-cell office:value-type="float" office:value="10144" calcext:value-type="float">
            <text:p>10144</text:p>
          </table:table-cell>
          <table:table-cell office:value-type="float" office:value="5304" calcext:value-type="float">
            <text:p>530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85" table:formula="of:=IF(AND(ISNUMBER([.D185]);ISNUMBER([.H185]);[.D185]&gt;[.H185]);1;0)" office:value-type="float" office:value="0" calcext:value-type="float">
            <text:p>0</text:p>
          </table:table-cell>
          <table:table-cell table:style-name="ce1385" table:formula="of:=IF(AND(ISNUMBER([.D185]);ISNUMBER([.H185]);[.D185]&lt;[.H185]);1;0)" office:value-type="float" office:value="0" calcext:value-type="float">
            <text:p>0</text:p>
          </table:table-cell>
          <table:table-cell/>
          <table:table-cell table:formula="of:=IF(AND(ISNUMBER([.D185]);ISNUMBER([.H185]);[.D185]&gt;[.H185]);[.D185]-[.H185];0)" office:value-type="float" office:value="0" calcext:value-type="float">
            <text:p>0</text:p>
          </table:table-cell>
          <table:table-cell table:formula="of:=IF(AND(ISNUMBER([.D185]);ISNUMBER([.H185]);[.D185]&lt;[.H185]);[.H185]-[.D1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2.p</text:p>
          </table:table-cell>
          <table:table-cell office:value-type="float" office:value="303907" calcext:value-type="float">
            <text:p>303907</text:p>
          </table:table-cell>
          <table:table-cell office:value-type="float" office:value="11616" calcext:value-type="float">
            <text:p>11616</text:p>
          </table:table-cell>
          <table:table-cell office:value-type="float" office:value="6061" calcext:value-type="float">
            <text:p>6061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86" table:formula="of:=IF(AND(ISNUMBER([.D186]);ISNUMBER([.H186]);[.D186]&gt;[.H186]);1;0)" office:value-type="float" office:value="0" calcext:value-type="float">
            <text:p>0</text:p>
          </table:table-cell>
          <table:table-cell table:style-name="ce1386" table:formula="of:=IF(AND(ISNUMBER([.D186]);ISNUMBER([.H186]);[.D186]&lt;[.H186]);1;0)" office:value-type="float" office:value="0" calcext:value-type="float">
            <text:p>0</text:p>
          </table:table-cell>
          <table:table-cell/>
          <table:table-cell table:formula="of:=IF(AND(ISNUMBER([.D186]);ISNUMBER([.H186]);[.D186]&gt;[.H186]);[.D186]-[.H186];0)" office:value-type="float" office:value="0" calcext:value-type="float">
            <text:p>0</text:p>
          </table:table-cell>
          <table:table-cell table:formula="of:=IF(AND(ISNUMBER([.D186]);ISNUMBER([.H186]);[.D186]&lt;[.H186]);[.H186]-[.D1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3.p</text:p>
          </table:table-cell>
          <table:table-cell office:value-type="float" office:value="359116" calcext:value-type="float">
            <text:p>359116</text:p>
          </table:table-cell>
          <table:table-cell office:value-type="float" office:value="13224" calcext:value-type="float">
            <text:p>13224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87" table:formula="of:=IF(AND(ISNUMBER([.D187]);ISNUMBER([.H187]);[.D187]&gt;[.H187]);1;0)" office:value-type="float" office:value="0" calcext:value-type="float">
            <text:p>0</text:p>
          </table:table-cell>
          <table:table-cell table:style-name="ce1387" table:formula="of:=IF(AND(ISNUMBER([.D187]);ISNUMBER([.H187]);[.D187]&lt;[.H187]);1;0)" office:value-type="float" office:value="0" calcext:value-type="float">
            <text:p>0</text:p>
          </table:table-cell>
          <table:table-cell/>
          <table:table-cell table:formula="of:=IF(AND(ISNUMBER([.D187]);ISNUMBER([.H187]);[.D187]&gt;[.H187]);[.D187]-[.H187];0)" office:value-type="float" office:value="0" calcext:value-type="float">
            <text:p>0</text:p>
          </table:table-cell>
          <table:table-cell table:formula="of:=IF(AND(ISNUMBER([.D187]);ISNUMBER([.H187]);[.D187]&lt;[.H187]);[.H187]-[.D1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4.p</text:p>
          </table:table-cell>
          <table:table-cell office:value-type="float" office:value="421525" calcext:value-type="float">
            <text:p>421525</text:p>
          </table:table-cell>
          <table:table-cell office:value-type="float" office:value="14974" calcext:value-type="float">
            <text:p>14974</text:p>
          </table:table-cell>
          <table:table-cell office:value-type="float" office:value="7785" calcext:value-type="float">
            <text:p>7785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88" table:formula="of:=IF(AND(ISNUMBER([.D188]);ISNUMBER([.H188]);[.D188]&gt;[.H188]);1;0)" office:value-type="float" office:value="0" calcext:value-type="float">
            <text:p>0</text:p>
          </table:table-cell>
          <table:table-cell table:style-name="ce1388" table:formula="of:=IF(AND(ISNUMBER([.D188]);ISNUMBER([.H188]);[.D188]&lt;[.H188]);1;0)" office:value-type="float" office:value="0" calcext:value-type="float">
            <text:p>0</text:p>
          </table:table-cell>
          <table:table-cell/>
          <table:table-cell table:formula="of:=IF(AND(ISNUMBER([.D188]);ISNUMBER([.H188]);[.D188]&gt;[.H188]);[.D188]-[.H188];0)" office:value-type="float" office:value="0" calcext:value-type="float">
            <text:p>0</text:p>
          </table:table-cell>
          <table:table-cell table:formula="of:=IF(AND(ISNUMBER([.D188]);ISNUMBER([.H188]);[.D188]&lt;[.H188]);[.H188]-[.D1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5.p</text:p>
          </table:table-cell>
          <table:table-cell office:value-type="float" office:value="491734" calcext:value-type="float">
            <text:p>491734</text:p>
          </table:table-cell>
          <table:table-cell office:value-type="float" office:value="16872" calcext:value-type="float">
            <text:p>16872</text:p>
          </table:table-cell>
          <table:table-cell office:value-type="float" office:value="8758" calcext:value-type="float">
            <text:p>87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89" table:formula="of:=IF(AND(ISNUMBER([.D189]);ISNUMBER([.H189]);[.D189]&gt;[.H189]);1;0)" office:value-type="float" office:value="0" calcext:value-type="float">
            <text:p>0</text:p>
          </table:table-cell>
          <table:table-cell table:style-name="ce1389" table:formula="of:=IF(AND(ISNUMBER([.D189]);ISNUMBER([.H189]);[.D189]&lt;[.H189]);1;0)" office:value-type="float" office:value="0" calcext:value-type="float">
            <text:p>0</text:p>
          </table:table-cell>
          <table:table-cell/>
          <table:table-cell table:formula="of:=IF(AND(ISNUMBER([.D189]);ISNUMBER([.H189]);[.D189]&gt;[.H189]);[.D189]-[.H189];0)" office:value-type="float" office:value="0" calcext:value-type="float">
            <text:p>0</text:p>
          </table:table-cell>
          <table:table-cell table:formula="of:=IF(AND(ISNUMBER([.D189]);ISNUMBER([.H189]);[.D189]&lt;[.H189]);[.H189]-[.D1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6.p</text:p>
          </table:table-cell>
          <table:table-cell office:value-type="float" office:value="570367" calcext:value-type="float">
            <text:p>570367</text:p>
          </table:table-cell>
          <table:table-cell office:value-type="float" office:value="18924" calcext:value-type="float">
            <text:p>18924</text:p>
          </table:table-cell>
          <table:table-cell office:value-type="float" office:value="9809" calcext:value-type="float">
            <text:p>9809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90" table:formula="of:=IF(AND(ISNUMBER([.D190]);ISNUMBER([.H190]);[.D190]&gt;[.H190]);1;0)" office:value-type="float" office:value="0" calcext:value-type="float">
            <text:p>0</text:p>
          </table:table-cell>
          <table:table-cell table:style-name="ce1390" table:formula="of:=IF(AND(ISNUMBER([.D190]);ISNUMBER([.H190]);[.D190]&lt;[.H190]);1;0)" office:value-type="float" office:value="0" calcext:value-type="float">
            <text:p>0</text:p>
          </table:table-cell>
          <table:table-cell/>
          <table:table-cell table:formula="of:=IF(AND(ISNUMBER([.D190]);ISNUMBER([.H190]);[.D190]&gt;[.H190]);[.D190]-[.H190];0)" office:value-type="float" office:value="0" calcext:value-type="float">
            <text:p>0</text:p>
          </table:table-cell>
          <table:table-cell table:formula="of:=IF(AND(ISNUMBER([.D190]);ISNUMBER([.H190]);[.D190]&lt;[.H190]);[.H190]-[.D1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7.p</text:p>
          </table:table-cell>
          <table:table-cell office:value-type="float" office:value="658072" calcext:value-type="float">
            <text:p>658072</text:p>
          </table:table-cell>
          <table:table-cell office:value-type="float" office:value="21136" calcext:value-type="float">
            <text:p>21136</text:p>
          </table:table-cell>
          <table:table-cell office:value-type="float" office:value="10941" calcext:value-type="float">
            <text:p>10941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91" table:formula="of:=IF(AND(ISNUMBER([.D191]);ISNUMBER([.H191]);[.D191]&gt;[.H191]);1;0)" office:value-type="float" office:value="0" calcext:value-type="float">
            <text:p>0</text:p>
          </table:table-cell>
          <table:table-cell table:style-name="ce1391" table:formula="of:=IF(AND(ISNUMBER([.D191]);ISNUMBER([.H191]);[.D191]&lt;[.H191]);1;0)" office:value-type="float" office:value="0" calcext:value-type="float">
            <text:p>0</text:p>
          </table:table-cell>
          <table:table-cell/>
          <table:table-cell table:formula="of:=IF(AND(ISNUMBER([.D191]);ISNUMBER([.H191]);[.D191]&gt;[.H191]);[.D191]-[.H191];0)" office:value-type="float" office:value="0" calcext:value-type="float">
            <text:p>0</text:p>
          </table:table-cell>
          <table:table-cell table:formula="of:=IF(AND(ISNUMBER([.D191]);ISNUMBER([.H191]);[.D191]&lt;[.H191]);[.H191]-[.D1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8.p</text:p>
          </table:table-cell>
          <table:table-cell office:value-type="float" office:value="755521" calcext:value-type="float">
            <text:p>755521</text:p>
          </table:table-cell>
          <table:table-cell office:value-type="float" office:value="23514" calcext:value-type="float">
            <text:p>23514</text:p>
          </table:table-cell>
          <table:table-cell office:value-type="float" office:value="12157" calcext:value-type="float">
            <text:p>12157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92" table:formula="of:=IF(AND(ISNUMBER([.D192]);ISNUMBER([.H192]);[.D192]&gt;[.H192]);1;0)" office:value-type="float" office:value="0" calcext:value-type="float">
            <text:p>0</text:p>
          </table:table-cell>
          <table:table-cell table:style-name="ce1392" table:formula="of:=IF(AND(ISNUMBER([.D192]);ISNUMBER([.H192]);[.D192]&lt;[.H192]);1;0)" office:value-type="float" office:value="0" calcext:value-type="float">
            <text:p>0</text:p>
          </table:table-cell>
          <table:table-cell/>
          <table:table-cell table:formula="of:=IF(AND(ISNUMBER([.D192]);ISNUMBER([.H192]);[.D192]&gt;[.H192]);[.D192]-[.H192];0)" office:value-type="float" office:value="0" calcext:value-type="float">
            <text:p>0</text:p>
          </table:table-cell>
          <table:table-cell table:formula="of:=IF(AND(ISNUMBER([.D192]);ISNUMBER([.H192]);[.D192]&lt;[.H192]);[.H192]-[.D1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9.p</text:p>
          </table:table-cell>
          <table:table-cell office:value-type="float" office:value="863410" calcext:value-type="float">
            <text:p>863410</text:p>
          </table:table-cell>
          <table:table-cell office:value-type="float" office:value="26064" calcext:value-type="float">
            <text:p>26064</text:p>
          </table:table-cell>
          <table:table-cell office:value-type="float" office:value="13460" calcext:value-type="float">
            <text:p>1346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93" table:formula="of:=IF(AND(ISNUMBER([.D193]);ISNUMBER([.H193]);[.D193]&gt;[.H193]);1;0)" office:value-type="float" office:value="0" calcext:value-type="float">
            <text:p>0</text:p>
          </table:table-cell>
          <table:table-cell table:style-name="ce1393" table:formula="of:=IF(AND(ISNUMBER([.D193]);ISNUMBER([.H193]);[.D193]&lt;[.H193]);1;0)" office:value-type="float" office:value="0" calcext:value-type="float">
            <text:p>0</text:p>
          </table:table-cell>
          <table:table-cell/>
          <table:table-cell table:formula="of:=IF(AND(ISNUMBER([.D193]);ISNUMBER([.H193]);[.D193]&gt;[.H193]);[.D193]-[.H193];0)" office:value-type="float" office:value="0" calcext:value-type="float">
            <text:p>0</text:p>
          </table:table-cell>
          <table:table-cell table:formula="of:=IF(AND(ISNUMBER([.D193]);ISNUMBER([.H193]);[.D193]&lt;[.H193]);[.H193]-[.D1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0.p</text:p>
          </table:table-cell>
          <table:table-cell office:value-type="float" office:value="981269" calcext:value-type="float">
            <text:p>981269</text:p>
          </table:table-cell>
          <table:table-cell office:value-type="float" office:value="28758" calcext:value-type="float">
            <text:p>28758</text:p>
          </table:table-cell>
          <table:table-cell office:value-type="float" office:value="14829" calcext:value-type="float">
            <text:p>14829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94" table:formula="of:=IF(AND(ISNUMBER([.D194]);ISNUMBER([.H194]);[.D194]&gt;[.H194]);1;0)" office:value-type="float" office:value="0" calcext:value-type="float">
            <text:p>0</text:p>
          </table:table-cell>
          <table:table-cell table:style-name="ce1394" table:formula="of:=IF(AND(ISNUMBER([.D194]);ISNUMBER([.H194]);[.D194]&lt;[.H194]);1;0)" office:value-type="float" office:value="0" calcext:value-type="float">
            <text:p>0</text:p>
          </table:table-cell>
          <table:table-cell/>
          <table:table-cell table:formula="of:=IF(AND(ISNUMBER([.D194]);ISNUMBER([.H194]);[.D194]&gt;[.H194]);[.D194]-[.H194];0)" office:value-type="float" office:value="0" calcext:value-type="float">
            <text:p>0</text:p>
          </table:table-cell>
          <table:table-cell table:formula="of:=IF(AND(ISNUMBER([.D194]);ISNUMBER([.H194]);[.D194]&lt;[.H194]);[.H194]-[.D1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1.p</text:p>
          </table:table-cell>
          <table:table-cell office:value-type="float" office:value="1110892" calcext:value-type="float">
            <text:p>1110892</text:p>
          </table:table-cell>
          <table:table-cell office:value-type="float" office:value="31634" calcext:value-type="float">
            <text:p>31634</text:p>
          </table:table-cell>
          <table:table-cell office:value-type="float" office:value="16288" calcext:value-type="float">
            <text:p>1628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95" table:formula="of:=IF(AND(ISNUMBER([.D195]);ISNUMBER([.H195]);[.D195]&gt;[.H195]);1;0)" office:value-type="float" office:value="0" calcext:value-type="float">
            <text:p>0</text:p>
          </table:table-cell>
          <table:table-cell table:style-name="ce1395" table:formula="of:=IF(AND(ISNUMBER([.D195]);ISNUMBER([.H195]);[.D195]&lt;[.H195]);1;0)" office:value-type="float" office:value="0" calcext:value-type="float">
            <text:p>0</text:p>
          </table:table-cell>
          <table:table-cell/>
          <table:table-cell table:formula="of:=IF(AND(ISNUMBER([.D195]);ISNUMBER([.H195]);[.D195]&gt;[.H195]);[.D195]-[.H195];0)" office:value-type="float" office:value="0" calcext:value-type="float">
            <text:p>0</text:p>
          </table:table-cell>
          <table:table-cell table:formula="of:=IF(AND(ISNUMBER([.D195]);ISNUMBER([.H195]);[.D195]&lt;[.H195]);[.H195]-[.D1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2.p</text:p>
          </table:table-cell>
          <table:table-cell office:value-type="float" office:value="1254151" calcext:value-type="float">
            <text:p>1254151</text:p>
          </table:table-cell>
          <table:table-cell office:value-type="float" office:value="34728" calcext:value-type="float">
            <text:p>34728</text:p>
          </table:table-cell>
          <table:table-cell office:value-type="float" office:value="17864" calcext:value-type="float">
            <text:p>1786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96" table:formula="of:=IF(AND(ISNUMBER([.D196]);ISNUMBER([.H196]);[.D196]&gt;[.H196]);1;0)" office:value-type="float" office:value="0" calcext:value-type="float">
            <text:p>0</text:p>
          </table:table-cell>
          <table:table-cell table:style-name="ce1396" table:formula="of:=IF(AND(ISNUMBER([.D196]);ISNUMBER([.H196]);[.D196]&lt;[.H196]);1;0)" office:value-type="float" office:value="0" calcext:value-type="float">
            <text:p>0</text:p>
          </table:table-cell>
          <table:table-cell/>
          <table:table-cell table:formula="of:=IF(AND(ISNUMBER([.D196]);ISNUMBER([.H196]);[.D196]&gt;[.H196]);[.D196]-[.H196];0)" office:value-type="float" office:value="0" calcext:value-type="float">
            <text:p>0</text:p>
          </table:table-cell>
          <table:table-cell table:formula="of:=IF(AND(ISNUMBER([.D196]);ISNUMBER([.H196]);[.D196]&lt;[.H196]);[.H196]-[.D1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3.p</text:p>
          </table:table-cell>
          <table:table-cell office:value-type="float" office:value="1411010" calcext:value-type="float">
            <text:p>1411010</text:p>
          </table:table-cell>
          <table:table-cell office:value-type="float" office:value="38022" calcext:value-type="float">
            <text:p>38022</text:p>
          </table:table-cell>
          <table:table-cell office:value-type="float" office:value="19542" calcext:value-type="float">
            <text:p>1954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97" table:formula="of:=IF(AND(ISNUMBER([.D197]);ISNUMBER([.H197]);[.D197]&gt;[.H197]);1;0)" office:value-type="float" office:value="0" calcext:value-type="float">
            <text:p>0</text:p>
          </table:table-cell>
          <table:table-cell table:style-name="ce1397" table:formula="of:=IF(AND(ISNUMBER([.D197]);ISNUMBER([.H197]);[.D197]&lt;[.H197]);1;0)" office:value-type="float" office:value="0" calcext:value-type="float">
            <text:p>0</text:p>
          </table:table-cell>
          <table:table-cell/>
          <table:table-cell table:formula="of:=IF(AND(ISNUMBER([.D197]);ISNUMBER([.H197]);[.D197]&gt;[.H197]);[.D197]-[.H197];0)" office:value-type="float" office:value="0" calcext:value-type="float">
            <text:p>0</text:p>
          </table:table-cell>
          <table:table-cell table:formula="of:=IF(AND(ISNUMBER([.D197]);ISNUMBER([.H197]);[.D197]&lt;[.H197]);[.H197]-[.D1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4.p</text:p>
          </table:table-cell>
          <table:table-cell office:value-type="float" office:value="1582141" calcext:value-type="float">
            <text:p>1582141</text:p>
          </table:table-cell>
          <table:table-cell office:value-type="float" office:value="41518" calcext:value-type="float">
            <text:p>41518</text:p>
          </table:table-cell>
          <table:table-cell office:value-type="float" office:value="21322" calcext:value-type="float">
            <text:p>2132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98" table:formula="of:=IF(AND(ISNUMBER([.D198]);ISNUMBER([.H198]);[.D198]&gt;[.H198]);1;0)" office:value-type="float" office:value="0" calcext:value-type="float">
            <text:p>0</text:p>
          </table:table-cell>
          <table:table-cell table:style-name="ce1398" table:formula="of:=IF(AND(ISNUMBER([.D198]);ISNUMBER([.H198]);[.D198]&lt;[.H198]);1;0)" office:value-type="float" office:value="0" calcext:value-type="float">
            <text:p>0</text:p>
          </table:table-cell>
          <table:table-cell/>
          <table:table-cell table:formula="of:=IF(AND(ISNUMBER([.D198]);ISNUMBER([.H198]);[.D198]&gt;[.H198]);[.D198]-[.H198];0)" office:value-type="float" office:value="0" calcext:value-type="float">
            <text:p>0</text:p>
          </table:table-cell>
          <table:table-cell table:formula="of:=IF(AND(ISNUMBER([.D198]);ISNUMBER([.H198]);[.D198]&lt;[.H198]);[.H198]-[.D1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5.p</text:p>
          </table:table-cell>
          <table:table-cell office:value-type="float" office:value="1768384" calcext:value-type="float">
            <text:p>1768384</text:p>
          </table:table-cell>
          <table:table-cell office:value-type="float" office:value="45222" calcext:value-type="float">
            <text:p>45222</text:p>
          </table:table-cell>
          <table:table-cell office:value-type="float" office:value="23207" calcext:value-type="float">
            <text:p>23207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99" table:formula="of:=IF(AND(ISNUMBER([.D199]);ISNUMBER([.H199]);[.D199]&gt;[.H199]);1;0)" office:value-type="float" office:value="0" calcext:value-type="float">
            <text:p>0</text:p>
          </table:table-cell>
          <table:table-cell table:style-name="ce1399" table:formula="of:=IF(AND(ISNUMBER([.D199]);ISNUMBER([.H199]);[.D199]&lt;[.H199]);1;0)" office:value-type="float" office:value="0" calcext:value-type="float">
            <text:p>0</text:p>
          </table:table-cell>
          <table:table-cell/>
          <table:table-cell table:formula="of:=IF(AND(ISNUMBER([.D199]);ISNUMBER([.H199]);[.D199]&gt;[.H199]);[.D199]-[.H199];0)" office:value-type="float" office:value="0" calcext:value-type="float">
            <text:p>0</text:p>
          </table:table-cell>
          <table:table-cell table:formula="of:=IF(AND(ISNUMBER([.D199]);ISNUMBER([.H199]);[.D199]&lt;[.H199]);[.H199]-[.D1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6.p</text:p>
          </table:table-cell>
          <table:table-cell office:value-type="float" office:value="1970603" calcext:value-type="float">
            <text:p>1970603</text:p>
          </table:table-cell>
          <table:table-cell office:value-type="float" office:value="49140" calcext:value-type="float">
            <text:p>49140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200" table:formula="of:=IF(AND(ISNUMBER([.D200]);ISNUMBER([.H200]);[.D200]&gt;[.H200]);1;0)" office:value-type="float" office:value="0" calcext:value-type="float">
            <text:p>0</text:p>
          </table:table-cell>
          <table:table-cell table:style-name="ce1400" table:formula="of:=IF(AND(ISNUMBER([.D200]);ISNUMBER([.H200]);[.D200]&lt;[.H200]);1;0)" office:value-type="float" office:value="0" calcext:value-type="float">
            <text:p>0</text:p>
          </table:table-cell>
          <table:table-cell/>
          <table:table-cell table:formula="of:=IF(AND(ISNUMBER([.D200]);ISNUMBER([.H200]);[.D200]&gt;[.H200]);[.D200]-[.H200];0)" office:value-type="float" office:value="0" calcext:value-type="float">
            <text:p>0</text:p>
          </table:table-cell>
          <table:table-cell table:formula="of:=IF(AND(ISNUMBER([.D200]);ISNUMBER([.H200]);[.D200]&lt;[.H200]);[.H200]-[.D2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7.p</text:p>
          </table:table-cell>
          <table:table-cell office:value-type="float" office:value="2189686" calcext:value-type="float">
            <text:p>2189686</text:p>
          </table:table-cell>
          <table:table-cell office:value-type="float" office:value="53278" calcext:value-type="float">
            <text:p>53278</text:p>
          </table:table-cell>
          <table:table-cell office:value-type="float" office:value="27304" calcext:value-type="float">
            <text:p>2730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201" table:formula="of:=IF(AND(ISNUMBER([.D201]);ISNUMBER([.H201]);[.D201]&gt;[.H201]);1;0)" office:value-type="float" office:value="0" calcext:value-type="float">
            <text:p>0</text:p>
          </table:table-cell>
          <table:table-cell table:style-name="ce1401" table:formula="of:=IF(AND(ISNUMBER([.D201]);ISNUMBER([.H201]);[.D201]&lt;[.H201]);1;0)" office:value-type="float" office:value="0" calcext:value-type="float">
            <text:p>0</text:p>
          </table:table-cell>
          <table:table-cell/>
          <table:table-cell table:formula="of:=IF(AND(ISNUMBER([.D201]);ISNUMBER([.H201]);[.D201]&gt;[.H201]);[.D201]-[.H201];0)" office:value-type="float" office:value="0" calcext:value-type="float">
            <text:p>0</text:p>
          </table:table-cell>
          <table:table-cell table:formula="of:=IF(AND(ISNUMBER([.D201]);ISNUMBER([.H201]);[.D201]&lt;[.H201]);[.H201]-[.D2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8.p</text:p>
          </table:table-cell>
          <table:table-cell office:value-type="float" office:value="2426545" calcext:value-type="float">
            <text:p>2426545</text:p>
          </table:table-cell>
          <table:table-cell office:value-type="float" office:value="57642" calcext:value-type="float">
            <text:p>57642</text:p>
          </table:table-cell>
          <table:table-cell office:value-type="float" office:value="29522" calcext:value-type="float">
            <text:p>2952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202" table:formula="of:=IF(AND(ISNUMBER([.D202]);ISNUMBER([.H202]);[.D202]&gt;[.H202]);1;0)" office:value-type="float" office:value="0" calcext:value-type="float">
            <text:p>0</text:p>
          </table:table-cell>
          <table:table-cell table:style-name="ce1402" table:formula="of:=IF(AND(ISNUMBER([.D202]);ISNUMBER([.H202]);[.D202]&lt;[.H202]);1;0)" office:value-type="float" office:value="0" calcext:value-type="float">
            <text:p>0</text:p>
          </table:table-cell>
          <table:table-cell/>
          <table:table-cell table:formula="of:=IF(AND(ISNUMBER([.D202]);ISNUMBER([.H202]);[.D202]&gt;[.H202]);[.D202]-[.H202];0)" office:value-type="float" office:value="0" calcext:value-type="float">
            <text:p>0</text:p>
          </table:table-cell>
          <table:table-cell table:formula="of:=IF(AND(ISNUMBER([.D202]);ISNUMBER([.H202]);[.D202]&lt;[.H202]);[.H202]-[.D2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0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03" table:formula="of:=IF(AND(ISNUMBER([.D203]);ISNUMBER([.H203]);[.D203]&gt;[.H203]);1;0)" office:value-type="float" office:value="0" calcext:value-type="float">
            <text:p>0</text:p>
          </table:table-cell>
          <table:table-cell table:style-name="ce1403" table:formula="of:=IF(AND(ISNUMBER([.D203]);ISNUMBER([.H203]);[.D203]&lt;[.H203]);1;0)" office:value-type="float" office:value="0" calcext:value-type="float">
            <text:p>0</text:p>
          </table:table-cell>
          <table:table-cell/>
          <table:table-cell table:formula="of:=IF(AND(ISNUMBER([.D203]);ISNUMBER([.H203]);[.D203]&gt;[.H203]);[.D203]-[.H203];0)" office:value-type="float" office:value="0" calcext:value-type="float">
            <text:p>0</text:p>
          </table:table-cell>
          <table:table-cell table:formula="of:=IF(AND(ISNUMBER([.D203]);ISNUMBER([.H203]);[.D203]&lt;[.H203]);[.H203]-[.D2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02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04" table:formula="of:=IF(AND(ISNUMBER([.D204]);ISNUMBER([.H204]);[.D204]&gt;[.H204]);1;0)" office:value-type="float" office:value="0" calcext:value-type="float">
            <text:p>0</text:p>
          </table:table-cell>
          <table:table-cell table:style-name="ce1404" table:formula="of:=IF(AND(ISNUMBER([.D204]);ISNUMBER([.H204]);[.D204]&lt;[.H204]);1;0)" office:value-type="float" office:value="0" calcext:value-type="float">
            <text:p>0</text:p>
          </table:table-cell>
          <table:table-cell/>
          <table:table-cell table:formula="of:=IF(AND(ISNUMBER([.D204]);ISNUMBER([.H204]);[.D204]&gt;[.H204]);[.D204]-[.H204];0)" office:value-type="float" office:value="0" calcext:value-type="float">
            <text:p>0</text:p>
          </table:table-cell>
          <table:table-cell table:formula="of:=IF(AND(ISNUMBER([.D204]);ISNUMBER([.H204]);[.D204]&lt;[.H204]);[.H204]-[.D2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03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05" table:formula="of:=IF(AND(ISNUMBER([.D205]);ISNUMBER([.H205]);[.D205]&gt;[.H205]);1;0)" office:value-type="float" office:value="0" calcext:value-type="float">
            <text:p>0</text:p>
          </table:table-cell>
          <table:table-cell table:style-name="ce1405" table:formula="of:=IF(AND(ISNUMBER([.D205]);ISNUMBER([.H205]);[.D205]&lt;[.H205]);1;0)" office:value-type="float" office:value="0" calcext:value-type="float">
            <text:p>0</text:p>
          </table:table-cell>
          <table:table-cell/>
          <table:table-cell table:formula="of:=IF(AND(ISNUMBER([.D205]);ISNUMBER([.H205]);[.D205]&gt;[.H205]);[.D205]-[.H205];0)" office:value-type="float" office:value="0" calcext:value-type="float">
            <text:p>0</text:p>
          </table:table-cell>
          <table:table-cell table:formula="of:=IF(AND(ISNUMBER([.D205]);ISNUMBER([.H205]);[.D205]&lt;[.H205]);[.H205]-[.D2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04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06" table:formula="of:=IF(AND(ISNUMBER([.D206]);ISNUMBER([.H206]);[.D206]&gt;[.H206]);1;0)" office:value-type="float" office:value="0" calcext:value-type="float">
            <text:p>0</text:p>
          </table:table-cell>
          <table:table-cell table:style-name="ce1406" table:formula="of:=IF(AND(ISNUMBER([.D206]);ISNUMBER([.H206]);[.D206]&lt;[.H206]);1;0)" office:value-type="float" office:value="0" calcext:value-type="float">
            <text:p>0</text:p>
          </table:table-cell>
          <table:table-cell/>
          <table:table-cell table:formula="of:=IF(AND(ISNUMBER([.D206]);ISNUMBER([.H206]);[.D206]&gt;[.H206]);[.D206]-[.H206];0)" office:value-type="float" office:value="0" calcext:value-type="float">
            <text:p>0</text:p>
          </table:table-cell>
          <table:table-cell table:formula="of:=IF(AND(ISNUMBER([.D206]);ISNUMBER([.H206]);[.D206]&lt;[.H206]);[.H206]-[.D2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05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07" table:formula="of:=IF(AND(ISNUMBER([.D207]);ISNUMBER([.H207]);[.D207]&gt;[.H207]);1;0)" office:value-type="float" office:value="0" calcext:value-type="float">
            <text:p>0</text:p>
          </table:table-cell>
          <table:table-cell table:style-name="ce1407" table:formula="of:=IF(AND(ISNUMBER([.D207]);ISNUMBER([.H207]);[.D207]&lt;[.H207]);1;0)" office:value-type="float" office:value="0" calcext:value-type="float">
            <text:p>0</text:p>
          </table:table-cell>
          <table:table-cell/>
          <table:table-cell table:formula="of:=IF(AND(ISNUMBER([.D207]);ISNUMBER([.H207]);[.D207]&gt;[.H207]);[.D207]-[.H207];0)" office:value-type="float" office:value="0" calcext:value-type="float">
            <text:p>0</text:p>
          </table:table-cell>
          <table:table-cell table:formula="of:=IF(AND(ISNUMBER([.D207]);ISNUMBER([.H207]);[.D207]&lt;[.H207]);[.H207]-[.D2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06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08" table:formula="of:=IF(AND(ISNUMBER([.D208]);ISNUMBER([.H208]);[.D208]&gt;[.H208]);1;0)" office:value-type="float" office:value="0" calcext:value-type="float">
            <text:p>0</text:p>
          </table:table-cell>
          <table:table-cell table:style-name="ce1408" table:formula="of:=IF(AND(ISNUMBER([.D208]);ISNUMBER([.H208]);[.D208]&lt;[.H208]);1;0)" office:value-type="float" office:value="0" calcext:value-type="float">
            <text:p>0</text:p>
          </table:table-cell>
          <table:table-cell/>
          <table:table-cell table:formula="of:=IF(AND(ISNUMBER([.D208]);ISNUMBER([.H208]);[.D208]&gt;[.H208]);[.D208]-[.H208];0)" office:value-type="float" office:value="0" calcext:value-type="float">
            <text:p>0</text:p>
          </table:table-cell>
          <table:table-cell table:formula="of:=IF(AND(ISNUMBER([.D208]);ISNUMBER([.H208]);[.D208]&lt;[.H208]);[.H208]-[.D2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07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09" table:formula="of:=IF(AND(ISNUMBER([.D209]);ISNUMBER([.H209]);[.D209]&gt;[.H209]);1;0)" office:value-type="float" office:value="0" calcext:value-type="float">
            <text:p>0</text:p>
          </table:table-cell>
          <table:table-cell table:style-name="ce1409" table:formula="of:=IF(AND(ISNUMBER([.D209]);ISNUMBER([.H209]);[.D209]&lt;[.H209]);1;0)" office:value-type="float" office:value="0" calcext:value-type="float">
            <text:p>0</text:p>
          </table:table-cell>
          <table:table-cell/>
          <table:table-cell table:formula="of:=IF(AND(ISNUMBER([.D209]);ISNUMBER([.H209]);[.D209]&gt;[.H209]);[.D209]-[.H209];0)" office:value-type="float" office:value="0" calcext:value-type="float">
            <text:p>0</text:p>
          </table:table-cell>
          <table:table-cell table:formula="of:=IF(AND(ISNUMBER([.D209]);ISNUMBER([.H209]);[.D209]&lt;[.H209]);[.H209]-[.D2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08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10" table:formula="of:=IF(AND(ISNUMBER([.D210]);ISNUMBER([.H210]);[.D210]&gt;[.H210]);1;0)" office:value-type="float" office:value="0" calcext:value-type="float">
            <text:p>0</text:p>
          </table:table-cell>
          <table:table-cell table:style-name="ce1410" table:formula="of:=IF(AND(ISNUMBER([.D210]);ISNUMBER([.H210]);[.D210]&lt;[.H210]);1;0)" office:value-type="float" office:value="0" calcext:value-type="float">
            <text:p>0</text:p>
          </table:table-cell>
          <table:table-cell/>
          <table:table-cell table:formula="of:=IF(AND(ISNUMBER([.D210]);ISNUMBER([.H210]);[.D210]&gt;[.H210]);[.D210]-[.H210];0)" office:value-type="float" office:value="0" calcext:value-type="float">
            <text:p>0</text:p>
          </table:table-cell>
          <table:table-cell table:formula="of:=IF(AND(ISNUMBER([.D210]);ISNUMBER([.H210]);[.D210]&lt;[.H210]);[.H210]-[.D2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09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11" table:formula="of:=IF(AND(ISNUMBER([.D211]);ISNUMBER([.H211]);[.D211]&gt;[.H211]);1;0)" office:value-type="float" office:value="0" calcext:value-type="float">
            <text:p>0</text:p>
          </table:table-cell>
          <table:table-cell table:style-name="ce1411" table:formula="of:=IF(AND(ISNUMBER([.D211]);ISNUMBER([.H211]);[.D211]&lt;[.H211]);1;0)" office:value-type="float" office:value="0" calcext:value-type="float">
            <text:p>0</text:p>
          </table:table-cell>
          <table:table-cell/>
          <table:table-cell table:formula="of:=IF(AND(ISNUMBER([.D211]);ISNUMBER([.H211]);[.D211]&gt;[.H211]);[.D211]-[.H211];0)" office:value-type="float" office:value="0" calcext:value-type="float">
            <text:p>0</text:p>
          </table:table-cell>
          <table:table-cell table:formula="of:=IF(AND(ISNUMBER([.D211]);ISNUMBER([.H211]);[.D211]&lt;[.H211]);[.H211]-[.D2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10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12" table:formula="of:=IF(AND(ISNUMBER([.D212]);ISNUMBER([.H212]);[.D212]&gt;[.H212]);1;0)" office:value-type="float" office:value="0" calcext:value-type="float">
            <text:p>0</text:p>
          </table:table-cell>
          <table:table-cell table:style-name="ce1412" table:formula="of:=IF(AND(ISNUMBER([.D212]);ISNUMBER([.H212]);[.D212]&lt;[.H212]);1;0)" office:value-type="float" office:value="0" calcext:value-type="float">
            <text:p>0</text:p>
          </table:table-cell>
          <table:table-cell/>
          <table:table-cell table:formula="of:=IF(AND(ISNUMBER([.D212]);ISNUMBER([.H212]);[.D212]&gt;[.H212]);[.D212]-[.H212];0)" office:value-type="float" office:value="0" calcext:value-type="float">
            <text:p>0</text:p>
          </table:table-cell>
          <table:table-cell table:formula="of:=IF(AND(ISNUMBER([.D212]);ISNUMBER([.H212]);[.D212]&lt;[.H212]);[.H212]-[.D2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1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13" table:formula="of:=IF(AND(ISNUMBER([.D213]);ISNUMBER([.H213]);[.D213]&gt;[.H213]);1;0)" office:value-type="float" office:value="0" calcext:value-type="float">
            <text:p>0</text:p>
          </table:table-cell>
          <table:table-cell table:style-name="ce1413" table:formula="of:=IF(AND(ISNUMBER([.D213]);ISNUMBER([.H213]);[.D213]&lt;[.H213]);1;0)" office:value-type="float" office:value="0" calcext:value-type="float">
            <text:p>0</text:p>
          </table:table-cell>
          <table:table-cell/>
          <table:table-cell table:formula="of:=IF(AND(ISNUMBER([.D213]);ISNUMBER([.H213]);[.D213]&gt;[.H213]);[.D213]-[.H213];0)" office:value-type="float" office:value="0" calcext:value-type="float">
            <text:p>0</text:p>
          </table:table-cell>
          <table:table-cell table:formula="of:=IF(AND(ISNUMBER([.D213]);ISNUMBER([.H213]);[.D213]&lt;[.H213]);[.H213]-[.D2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12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14" table:formula="of:=IF(AND(ISNUMBER([.D214]);ISNUMBER([.H214]);[.D214]&gt;[.H214]);1;0)" office:value-type="float" office:value="0" calcext:value-type="float">
            <text:p>0</text:p>
          </table:table-cell>
          <table:table-cell table:style-name="ce1414" table:formula="of:=IF(AND(ISNUMBER([.D214]);ISNUMBER([.H214]);[.D214]&lt;[.H214]);1;0)" office:value-type="float" office:value="0" calcext:value-type="float">
            <text:p>0</text:p>
          </table:table-cell>
          <table:table-cell/>
          <table:table-cell table:formula="of:=IF(AND(ISNUMBER([.D214]);ISNUMBER([.H214]);[.D214]&gt;[.H214]);[.D214]-[.H214];0)" office:value-type="float" office:value="0" calcext:value-type="float">
            <text:p>0</text:p>
          </table:table-cell>
          <table:table-cell table:formula="of:=IF(AND(ISNUMBER([.D214]);ISNUMBER([.H214]);[.D214]&lt;[.H214]);[.H214]-[.D2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13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15" table:formula="of:=IF(AND(ISNUMBER([.D215]);ISNUMBER([.H215]);[.D215]&gt;[.H215]);1;0)" office:value-type="float" office:value="0" calcext:value-type="float">
            <text:p>0</text:p>
          </table:table-cell>
          <table:table-cell table:style-name="ce1415" table:formula="of:=IF(AND(ISNUMBER([.D215]);ISNUMBER([.H215]);[.D215]&lt;[.H215]);1;0)" office:value-type="float" office:value="0" calcext:value-type="float">
            <text:p>0</text:p>
          </table:table-cell>
          <table:table-cell/>
          <table:table-cell table:formula="of:=IF(AND(ISNUMBER([.D215]);ISNUMBER([.H215]);[.D215]&gt;[.H215]);[.D215]-[.H215];0)" office:value-type="float" office:value="0" calcext:value-type="float">
            <text:p>0</text:p>
          </table:table-cell>
          <table:table-cell table:formula="of:=IF(AND(ISNUMBER([.D215]);ISNUMBER([.H215]);[.D215]&lt;[.H215]);[.H215]-[.D2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14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16" table:formula="of:=IF(AND(ISNUMBER([.D216]);ISNUMBER([.H216]);[.D216]&gt;[.H216]);1;0)" office:value-type="float" office:value="0" calcext:value-type="float">
            <text:p>0</text:p>
          </table:table-cell>
          <table:table-cell table:style-name="ce1416" table:formula="of:=IF(AND(ISNUMBER([.D216]);ISNUMBER([.H216]);[.D216]&lt;[.H216]);1;0)" office:value-type="float" office:value="0" calcext:value-type="float">
            <text:p>0</text:p>
          </table:table-cell>
          <table:table-cell/>
          <table:table-cell table:formula="of:=IF(AND(ISNUMBER([.D216]);ISNUMBER([.H216]);[.D216]&gt;[.H216]);[.D216]-[.H216];0)" office:value-type="float" office:value="0" calcext:value-type="float">
            <text:p>0</text:p>
          </table:table-cell>
          <table:table-cell table:formula="of:=IF(AND(ISNUMBER([.D216]);ISNUMBER([.H216]);[.D216]&lt;[.H216]);[.H216]-[.D2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15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17" table:formula="of:=IF(AND(ISNUMBER([.D217]);ISNUMBER([.H217]);[.D217]&gt;[.H217]);1;0)" office:value-type="float" office:value="0" calcext:value-type="float">
            <text:p>0</text:p>
          </table:table-cell>
          <table:table-cell table:style-name="ce1417" table:formula="of:=IF(AND(ISNUMBER([.D217]);ISNUMBER([.H217]);[.D217]&lt;[.H217]);1;0)" office:value-type="float" office:value="0" calcext:value-type="float">
            <text:p>0</text:p>
          </table:table-cell>
          <table:table-cell/>
          <table:table-cell table:formula="of:=IF(AND(ISNUMBER([.D217]);ISNUMBER([.H217]);[.D217]&gt;[.H217]);[.D217]-[.H217];0)" office:value-type="float" office:value="0" calcext:value-type="float">
            <text:p>0</text:p>
          </table:table-cell>
          <table:table-cell table:formula="of:=IF(AND(ISNUMBER([.D217]);ISNUMBER([.H217]);[.D217]&lt;[.H217]);[.H217]-[.D2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16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18" table:formula="of:=IF(AND(ISNUMBER([.D218]);ISNUMBER([.H218]);[.D218]&gt;[.H218]);1;0)" office:value-type="float" office:value="0" calcext:value-type="float">
            <text:p>0</text:p>
          </table:table-cell>
          <table:table-cell table:style-name="ce1418" table:formula="of:=IF(AND(ISNUMBER([.D218]);ISNUMBER([.H218]);[.D218]&lt;[.H218]);1;0)" office:value-type="float" office:value="0" calcext:value-type="float">
            <text:p>0</text:p>
          </table:table-cell>
          <table:table-cell/>
          <table:table-cell table:formula="of:=IF(AND(ISNUMBER([.D218]);ISNUMBER([.H218]);[.D218]&gt;[.H218]);[.D218]-[.H218];0)" office:value-type="float" office:value="0" calcext:value-type="float">
            <text:p>0</text:p>
          </table:table-cell>
          <table:table-cell table:formula="of:=IF(AND(ISNUMBER([.D218]);ISNUMBER([.H218]);[.D218]&lt;[.H218]);[.H218]-[.D2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17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19" table:formula="of:=IF(AND(ISNUMBER([.D219]);ISNUMBER([.H219]);[.D219]&gt;[.H219]);1;0)" office:value-type="float" office:value="0" calcext:value-type="float">
            <text:p>0</text:p>
          </table:table-cell>
          <table:table-cell table:style-name="ce1419" table:formula="of:=IF(AND(ISNUMBER([.D219]);ISNUMBER([.H219]);[.D219]&lt;[.H219]);1;0)" office:value-type="float" office:value="0" calcext:value-type="float">
            <text:p>0</text:p>
          </table:table-cell>
          <table:table-cell/>
          <table:table-cell table:formula="of:=IF(AND(ISNUMBER([.D219]);ISNUMBER([.H219]);[.D219]&gt;[.H219]);[.D219]-[.H219];0)" office:value-type="float" office:value="0" calcext:value-type="float">
            <text:p>0</text:p>
          </table:table-cell>
          <table:table-cell table:formula="of:=IF(AND(ISNUMBER([.D219]);ISNUMBER([.H219]);[.D219]&lt;[.H219]);[.H219]-[.D2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18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20" table:formula="of:=IF(AND(ISNUMBER([.D220]);ISNUMBER([.H220]);[.D220]&gt;[.H220]);1;0)" office:value-type="float" office:value="0" calcext:value-type="float">
            <text:p>0</text:p>
          </table:table-cell>
          <table:table-cell table:style-name="ce1420" table:formula="of:=IF(AND(ISNUMBER([.D220]);ISNUMBER([.H220]);[.D220]&lt;[.H220]);1;0)" office:value-type="float" office:value="0" calcext:value-type="float">
            <text:p>0</text:p>
          </table:table-cell>
          <table:table-cell/>
          <table:table-cell table:formula="of:=IF(AND(ISNUMBER([.D220]);ISNUMBER([.H220]);[.D220]&gt;[.H220]);[.D220]-[.H220];0)" office:value-type="float" office:value="0" calcext:value-type="float">
            <text:p>0</text:p>
          </table:table-cell>
          <table:table-cell table:formula="of:=IF(AND(ISNUMBER([.D220]);ISNUMBER([.H220]);[.D220]&lt;[.H220]);[.H220]-[.D2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19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21" table:formula="of:=IF(AND(ISNUMBER([.D221]);ISNUMBER([.H221]);[.D221]&gt;[.H221]);1;0)" office:value-type="float" office:value="0" calcext:value-type="float">
            <text:p>0</text:p>
          </table:table-cell>
          <table:table-cell table:style-name="ce1421" table:formula="of:=IF(AND(ISNUMBER([.D221]);ISNUMBER([.H221]);[.D221]&lt;[.H221]);1;0)" office:value-type="float" office:value="0" calcext:value-type="float">
            <text:p>0</text:p>
          </table:table-cell>
          <table:table-cell/>
          <table:table-cell table:formula="of:=IF(AND(ISNUMBER([.D221]);ISNUMBER([.H221]);[.D221]&gt;[.H221]);[.D221]-[.H221];0)" office:value-type="float" office:value="0" calcext:value-type="float">
            <text:p>0</text:p>
          </table:table-cell>
          <table:table-cell table:formula="of:=IF(AND(ISNUMBER([.D221]);ISNUMBER([.H221]);[.D221]&lt;[.H221]);[.H221]-[.D2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20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22" table:formula="of:=IF(AND(ISNUMBER([.D222]);ISNUMBER([.H222]);[.D222]&gt;[.H222]);1;0)" office:value-type="float" office:value="0" calcext:value-type="float">
            <text:p>0</text:p>
          </table:table-cell>
          <table:table-cell table:style-name="ce1422" table:formula="of:=IF(AND(ISNUMBER([.D222]);ISNUMBER([.H222]);[.D222]&lt;[.H222]);1;0)" office:value-type="float" office:value="0" calcext:value-type="float">
            <text:p>0</text:p>
          </table:table-cell>
          <table:table-cell/>
          <table:table-cell table:formula="of:=IF(AND(ISNUMBER([.D222]);ISNUMBER([.H222]);[.D222]&gt;[.H222]);[.D222]-[.H222];0)" office:value-type="float" office:value="0" calcext:value-type="float">
            <text:p>0</text:p>
          </table:table-cell>
          <table:table-cell table:formula="of:=IF(AND(ISNUMBER([.D222]);ISNUMBER([.H222]);[.D222]&lt;[.H222]);[.H222]-[.D2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2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23" table:formula="of:=IF(AND(ISNUMBER([.D223]);ISNUMBER([.H223]);[.D223]&gt;[.H223]);1;0)" office:value-type="float" office:value="0" calcext:value-type="float">
            <text:p>0</text:p>
          </table:table-cell>
          <table:table-cell table:style-name="ce1423" table:formula="of:=IF(AND(ISNUMBER([.D223]);ISNUMBER([.H223]);[.D223]&lt;[.H223]);1;0)" office:value-type="float" office:value="0" calcext:value-type="float">
            <text:p>0</text:p>
          </table:table-cell>
          <table:table-cell/>
          <table:table-cell table:formula="of:=IF(AND(ISNUMBER([.D223]);ISNUMBER([.H223]);[.D223]&gt;[.H223]);[.D223]-[.H223];0)" office:value-type="float" office:value="0" calcext:value-type="float">
            <text:p>0</text:p>
          </table:table-cell>
          <table:table-cell table:formula="of:=IF(AND(ISNUMBER([.D223]);ISNUMBER([.H223]);[.D223]&lt;[.H223]);[.H223]-[.D2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22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24" table:formula="of:=IF(AND(ISNUMBER([.D224]);ISNUMBER([.H224]);[.D224]&gt;[.H224]);1;0)" office:value-type="float" office:value="0" calcext:value-type="float">
            <text:p>0</text:p>
          </table:table-cell>
          <table:table-cell table:style-name="ce1424" table:formula="of:=IF(AND(ISNUMBER([.D224]);ISNUMBER([.H224]);[.D224]&lt;[.H224]);1;0)" office:value-type="float" office:value="0" calcext:value-type="float">
            <text:p>0</text:p>
          </table:table-cell>
          <table:table-cell/>
          <table:table-cell table:formula="of:=IF(AND(ISNUMBER([.D224]);ISNUMBER([.H224]);[.D224]&gt;[.H224]);[.D224]-[.H224];0)" office:value-type="float" office:value="0" calcext:value-type="float">
            <text:p>0</text:p>
          </table:table-cell>
          <table:table-cell table:formula="of:=IF(AND(ISNUMBER([.D224]);ISNUMBER([.H224]);[.D224]&lt;[.H224]);[.H224]-[.D2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23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25" table:formula="of:=IF(AND(ISNUMBER([.D225]);ISNUMBER([.H225]);[.D225]&gt;[.H225]);1;0)" office:value-type="float" office:value="0" calcext:value-type="float">
            <text:p>0</text:p>
          </table:table-cell>
          <table:table-cell table:style-name="ce1425" table:formula="of:=IF(AND(ISNUMBER([.D225]);ISNUMBER([.H225]);[.D225]&lt;[.H225]);1;0)" office:value-type="float" office:value="0" calcext:value-type="float">
            <text:p>0</text:p>
          </table:table-cell>
          <table:table-cell/>
          <table:table-cell table:formula="of:=IF(AND(ISNUMBER([.D225]);ISNUMBER([.H225]);[.D225]&gt;[.H225]);[.D225]-[.H225];0)" office:value-type="float" office:value="0" calcext:value-type="float">
            <text:p>0</text:p>
          </table:table-cell>
          <table:table-cell table:formula="of:=IF(AND(ISNUMBER([.D225]);ISNUMBER([.H225]);[.D225]&lt;[.H225]);[.H225]-[.D2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24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26" table:formula="of:=IF(AND(ISNUMBER([.D226]);ISNUMBER([.H226]);[.D226]&gt;[.H226]);1;0)" office:value-type="float" office:value="0" calcext:value-type="float">
            <text:p>0</text:p>
          </table:table-cell>
          <table:table-cell table:style-name="ce1426" table:formula="of:=IF(AND(ISNUMBER([.D226]);ISNUMBER([.H226]);[.D226]&lt;[.H226]);1;0)" office:value-type="float" office:value="0" calcext:value-type="float">
            <text:p>0</text:p>
          </table:table-cell>
          <table:table-cell/>
          <table:table-cell table:formula="of:=IF(AND(ISNUMBER([.D226]);ISNUMBER([.H226]);[.D226]&gt;[.H226]);[.D226]-[.H226];0)" office:value-type="float" office:value="0" calcext:value-type="float">
            <text:p>0</text:p>
          </table:table-cell>
          <table:table-cell table:formula="of:=IF(AND(ISNUMBER([.D226]);ISNUMBER([.H226]);[.D226]&lt;[.H226]);[.H226]-[.D2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25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27" table:formula="of:=IF(AND(ISNUMBER([.D227]);ISNUMBER([.H227]);[.D227]&gt;[.H227]);1;0)" office:value-type="float" office:value="0" calcext:value-type="float">
            <text:p>0</text:p>
          </table:table-cell>
          <table:table-cell table:style-name="ce1427" table:formula="of:=IF(AND(ISNUMBER([.D227]);ISNUMBER([.H227]);[.D227]&lt;[.H227]);1;0)" office:value-type="float" office:value="0" calcext:value-type="float">
            <text:p>0</text:p>
          </table:table-cell>
          <table:table-cell/>
          <table:table-cell table:formula="of:=IF(AND(ISNUMBER([.D227]);ISNUMBER([.H227]);[.D227]&gt;[.H227]);[.D227]-[.H227];0)" office:value-type="float" office:value="0" calcext:value-type="float">
            <text:p>0</text:p>
          </table:table-cell>
          <table:table-cell table:formula="of:=IF(AND(ISNUMBER([.D227]);ISNUMBER([.H227]);[.D227]&lt;[.H227]);[.H227]-[.D2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26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28" table:formula="of:=IF(AND(ISNUMBER([.D228]);ISNUMBER([.H228]);[.D228]&gt;[.H228]);1;0)" office:value-type="float" office:value="0" calcext:value-type="float">
            <text:p>0</text:p>
          </table:table-cell>
          <table:table-cell table:style-name="ce1428" table:formula="of:=IF(AND(ISNUMBER([.D228]);ISNUMBER([.H228]);[.D228]&lt;[.H228]);1;0)" office:value-type="float" office:value="0" calcext:value-type="float">
            <text:p>0</text:p>
          </table:table-cell>
          <table:table-cell/>
          <table:table-cell table:formula="of:=IF(AND(ISNUMBER([.D228]);ISNUMBER([.H228]);[.D228]&gt;[.H228]);[.D228]-[.H228];0)" office:value-type="float" office:value="0" calcext:value-type="float">
            <text:p>0</text:p>
          </table:table-cell>
          <table:table-cell table:formula="of:=IF(AND(ISNUMBER([.D228]);ISNUMBER([.H228]);[.D228]&lt;[.H228]);[.H228]-[.D2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27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29" table:formula="of:=IF(AND(ISNUMBER([.D229]);ISNUMBER([.H229]);[.D229]&gt;[.H229]);1;0)" office:value-type="float" office:value="0" calcext:value-type="float">
            <text:p>0</text:p>
          </table:table-cell>
          <table:table-cell table:style-name="ce1429" table:formula="of:=IF(AND(ISNUMBER([.D229]);ISNUMBER([.H229]);[.D229]&lt;[.H229]);1;0)" office:value-type="float" office:value="0" calcext:value-type="float">
            <text:p>0</text:p>
          </table:table-cell>
          <table:table-cell/>
          <table:table-cell table:formula="of:=IF(AND(ISNUMBER([.D229]);ISNUMBER([.H229]);[.D229]&gt;[.H229]);[.D229]-[.H229];0)" office:value-type="float" office:value="0" calcext:value-type="float">
            <text:p>0</text:p>
          </table:table-cell>
          <table:table-cell table:formula="of:=IF(AND(ISNUMBER([.D229]);ISNUMBER([.H229]);[.D229]&lt;[.H229]);[.H229]-[.D2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28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30" table:formula="of:=IF(AND(ISNUMBER([.D230]);ISNUMBER([.H230]);[.D230]&gt;[.H230]);1;0)" office:value-type="float" office:value="0" calcext:value-type="float">
            <text:p>0</text:p>
          </table:table-cell>
          <table:table-cell table:style-name="ce1430" table:formula="of:=IF(AND(ISNUMBER([.D230]);ISNUMBER([.H230]);[.D230]&lt;[.H230]);1;0)" office:value-type="float" office:value="0" calcext:value-type="float">
            <text:p>0</text:p>
          </table:table-cell>
          <table:table-cell/>
          <table:table-cell table:formula="of:=IF(AND(ISNUMBER([.D230]);ISNUMBER([.H230]);[.D230]&gt;[.H230]);[.D230]-[.H230];0)" office:value-type="float" office:value="0" calcext:value-type="float">
            <text:p>0</text:p>
          </table:table-cell>
          <table:table-cell table:formula="of:=IF(AND(ISNUMBER([.D230]);ISNUMBER([.H230]);[.D230]&lt;[.H230]);[.H230]-[.D2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29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31" table:formula="of:=IF(AND(ISNUMBER([.D231]);ISNUMBER([.H231]);[.D231]&gt;[.H231]);1;0)" office:value-type="float" office:value="0" calcext:value-type="float">
            <text:p>0</text:p>
          </table:table-cell>
          <table:table-cell table:style-name="ce1431" table:formula="of:=IF(AND(ISNUMBER([.D231]);ISNUMBER([.H231]);[.D231]&lt;[.H231]);1;0)" office:value-type="float" office:value="0" calcext:value-type="float">
            <text:p>0</text:p>
          </table:table-cell>
          <table:table-cell/>
          <table:table-cell table:formula="of:=IF(AND(ISNUMBER([.D231]);ISNUMBER([.H231]);[.D231]&gt;[.H231]);[.D231]-[.H231];0)" office:value-type="float" office:value="0" calcext:value-type="float">
            <text:p>0</text:p>
          </table:table-cell>
          <table:table-cell table:formula="of:=IF(AND(ISNUMBER([.D231]);ISNUMBER([.H231]);[.D231]&lt;[.H231]);[.H231]-[.D2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30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32" table:formula="of:=IF(AND(ISNUMBER([.D232]);ISNUMBER([.H232]);[.D232]&gt;[.H232]);1;0)" office:value-type="float" office:value="0" calcext:value-type="float">
            <text:p>0</text:p>
          </table:table-cell>
          <table:table-cell table:style-name="ce1432" table:formula="of:=IF(AND(ISNUMBER([.D232]);ISNUMBER([.H232]);[.D232]&lt;[.H232]);1;0)" office:value-type="float" office:value="0" calcext:value-type="float">
            <text:p>0</text:p>
          </table:table-cell>
          <table:table-cell/>
          <table:table-cell table:formula="of:=IF(AND(ISNUMBER([.D232]);ISNUMBER([.H232]);[.D232]&gt;[.H232]);[.D232]-[.H232];0)" office:value-type="float" office:value="0" calcext:value-type="float">
            <text:p>0</text:p>
          </table:table-cell>
          <table:table-cell table:formula="of:=IF(AND(ISNUMBER([.D232]);ISNUMBER([.H232]);[.D232]&lt;[.H232]);[.H232]-[.D2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3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33" table:formula="of:=IF(AND(ISNUMBER([.D233]);ISNUMBER([.H233]);[.D233]&gt;[.H233]);1;0)" office:value-type="float" office:value="0" calcext:value-type="float">
            <text:p>0</text:p>
          </table:table-cell>
          <table:table-cell table:style-name="ce1433" table:formula="of:=IF(AND(ISNUMBER([.D233]);ISNUMBER([.H233]);[.D233]&lt;[.H233]);1;0)" office:value-type="float" office:value="0" calcext:value-type="float">
            <text:p>0</text:p>
          </table:table-cell>
          <table:table-cell/>
          <table:table-cell table:formula="of:=IF(AND(ISNUMBER([.D233]);ISNUMBER([.H233]);[.D233]&gt;[.H233]);[.D233]-[.H233];0)" office:value-type="float" office:value="0" calcext:value-type="float">
            <text:p>0</text:p>
          </table:table-cell>
          <table:table-cell table:formula="of:=IF(AND(ISNUMBER([.D233]);ISNUMBER([.H233]);[.D233]&lt;[.H233]);[.H233]-[.D2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32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34" table:formula="of:=IF(AND(ISNUMBER([.D234]);ISNUMBER([.H234]);[.D234]&gt;[.H234]);1;0)" office:value-type="float" office:value="0" calcext:value-type="float">
            <text:p>0</text:p>
          </table:table-cell>
          <table:table-cell table:style-name="ce1434" table:formula="of:=IF(AND(ISNUMBER([.D234]);ISNUMBER([.H234]);[.D234]&lt;[.H234]);1;0)" office:value-type="float" office:value="0" calcext:value-type="float">
            <text:p>0</text:p>
          </table:table-cell>
          <table:table-cell/>
          <table:table-cell table:formula="of:=IF(AND(ISNUMBER([.D234]);ISNUMBER([.H234]);[.D234]&gt;[.H234]);[.D234]-[.H234];0)" office:value-type="float" office:value="0" calcext:value-type="float">
            <text:p>0</text:p>
          </table:table-cell>
          <table:table-cell table:formula="of:=IF(AND(ISNUMBER([.D234]);ISNUMBER([.H234]);[.D234]&lt;[.H234]);[.H234]-[.D2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33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35" table:formula="of:=IF(AND(ISNUMBER([.D235]);ISNUMBER([.H235]);[.D235]&gt;[.H235]);1;0)" office:value-type="float" office:value="0" calcext:value-type="float">
            <text:p>0</text:p>
          </table:table-cell>
          <table:table-cell table:style-name="ce1435" table:formula="of:=IF(AND(ISNUMBER([.D235]);ISNUMBER([.H235]);[.D235]&lt;[.H235]);1;0)" office:value-type="float" office:value="0" calcext:value-type="float">
            <text:p>0</text:p>
          </table:table-cell>
          <table:table-cell/>
          <table:table-cell table:formula="of:=IF(AND(ISNUMBER([.D235]);ISNUMBER([.H235]);[.D235]&gt;[.H235]);[.D235]-[.H235];0)" office:value-type="float" office:value="0" calcext:value-type="float">
            <text:p>0</text:p>
          </table:table-cell>
          <table:table-cell table:formula="of:=IF(AND(ISNUMBER([.D235]);ISNUMBER([.H235]);[.D235]&lt;[.H235]);[.H235]-[.D2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34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36" table:formula="of:=IF(AND(ISNUMBER([.D236]);ISNUMBER([.H236]);[.D236]&gt;[.H236]);1;0)" office:value-type="float" office:value="0" calcext:value-type="float">
            <text:p>0</text:p>
          </table:table-cell>
          <table:table-cell table:style-name="ce1436" table:formula="of:=IF(AND(ISNUMBER([.D236]);ISNUMBER([.H236]);[.D236]&lt;[.H236]);1;0)" office:value-type="float" office:value="0" calcext:value-type="float">
            <text:p>0</text:p>
          </table:table-cell>
          <table:table-cell/>
          <table:table-cell table:formula="of:=IF(AND(ISNUMBER([.D236]);ISNUMBER([.H236]);[.D236]&gt;[.H236]);[.D236]-[.H236];0)" office:value-type="float" office:value="0" calcext:value-type="float">
            <text:p>0</text:p>
          </table:table-cell>
          <table:table-cell table:formula="of:=IF(AND(ISNUMBER([.D236]);ISNUMBER([.H236]);[.D236]&lt;[.H236]);[.H236]-[.D2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35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37" table:formula="of:=IF(AND(ISNUMBER([.D237]);ISNUMBER([.H237]);[.D237]&gt;[.H237]);1;0)" office:value-type="float" office:value="0" calcext:value-type="float">
            <text:p>0</text:p>
          </table:table-cell>
          <table:table-cell table:style-name="ce1437" table:formula="of:=IF(AND(ISNUMBER([.D237]);ISNUMBER([.H237]);[.D237]&lt;[.H237]);1;0)" office:value-type="float" office:value="0" calcext:value-type="float">
            <text:p>0</text:p>
          </table:table-cell>
          <table:table-cell/>
          <table:table-cell table:formula="of:=IF(AND(ISNUMBER([.D237]);ISNUMBER([.H237]);[.D237]&gt;[.H237]);[.D237]-[.H237];0)" office:value-type="float" office:value="0" calcext:value-type="float">
            <text:p>0</text:p>
          </table:table-cell>
          <table:table-cell table:formula="of:=IF(AND(ISNUMBER([.D237]);ISNUMBER([.H237]);[.D237]&lt;[.H237]);[.H237]-[.D2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36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38" table:formula="of:=IF(AND(ISNUMBER([.D238]);ISNUMBER([.H238]);[.D238]&gt;[.H238]);1;0)" office:value-type="float" office:value="0" calcext:value-type="float">
            <text:p>0</text:p>
          </table:table-cell>
          <table:table-cell table:style-name="ce1438" table:formula="of:=IF(AND(ISNUMBER([.D238]);ISNUMBER([.H238]);[.D238]&lt;[.H238]);1;0)" office:value-type="float" office:value="0" calcext:value-type="float">
            <text:p>0</text:p>
          </table:table-cell>
          <table:table-cell/>
          <table:table-cell table:formula="of:=IF(AND(ISNUMBER([.D238]);ISNUMBER([.H238]);[.D238]&gt;[.H238]);[.D238]-[.H238];0)" office:value-type="float" office:value="0" calcext:value-type="float">
            <text:p>0</text:p>
          </table:table-cell>
          <table:table-cell table:formula="of:=IF(AND(ISNUMBER([.D238]);ISNUMBER([.H238]);[.D238]&lt;[.H238]);[.H238]-[.D2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37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39" table:formula="of:=IF(AND(ISNUMBER([.D239]);ISNUMBER([.H239]);[.D239]&gt;[.H239]);1;0)" office:value-type="float" office:value="0" calcext:value-type="float">
            <text:p>0</text:p>
          </table:table-cell>
          <table:table-cell table:style-name="ce1439" table:formula="of:=IF(AND(ISNUMBER([.D239]);ISNUMBER([.H239]);[.D239]&lt;[.H239]);1;0)" office:value-type="float" office:value="0" calcext:value-type="float">
            <text:p>0</text:p>
          </table:table-cell>
          <table:table-cell/>
          <table:table-cell table:formula="of:=IF(AND(ISNUMBER([.D239]);ISNUMBER([.H239]);[.D239]&gt;[.H239]);[.D239]-[.H239];0)" office:value-type="float" office:value="0" calcext:value-type="float">
            <text:p>0</text:p>
          </table:table-cell>
          <table:table-cell table:formula="of:=IF(AND(ISNUMBER([.D239]);ISNUMBER([.H239]);[.D239]&lt;[.H239]);[.H239]-[.D2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38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40" table:formula="of:=IF(AND(ISNUMBER([.D240]);ISNUMBER([.H240]);[.D240]&gt;[.H240]);1;0)" office:value-type="float" office:value="0" calcext:value-type="float">
            <text:p>0</text:p>
          </table:table-cell>
          <table:table-cell table:style-name="ce1440" table:formula="of:=IF(AND(ISNUMBER([.D240]);ISNUMBER([.H240]);[.D240]&lt;[.H240]);1;0)" office:value-type="float" office:value="0" calcext:value-type="float">
            <text:p>0</text:p>
          </table:table-cell>
          <table:table-cell/>
          <table:table-cell table:formula="of:=IF(AND(ISNUMBER([.D240]);ISNUMBER([.H240]);[.D240]&gt;[.H240]);[.D240]-[.H240];0)" office:value-type="float" office:value="0" calcext:value-type="float">
            <text:p>0</text:p>
          </table:table-cell>
          <table:table-cell table:formula="of:=IF(AND(ISNUMBER([.D240]);ISNUMBER([.H240]);[.D240]&lt;[.H240]);[.H240]-[.D2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39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41" table:formula="of:=IF(AND(ISNUMBER([.D241]);ISNUMBER([.H241]);[.D241]&gt;[.H241]);1;0)" office:value-type="float" office:value="0" calcext:value-type="float">
            <text:p>0</text:p>
          </table:table-cell>
          <table:table-cell table:style-name="ce1441" table:formula="of:=IF(AND(ISNUMBER([.D241]);ISNUMBER([.H241]);[.D241]&lt;[.H241]);1;0)" office:value-type="float" office:value="0" calcext:value-type="float">
            <text:p>0</text:p>
          </table:table-cell>
          <table:table-cell/>
          <table:table-cell table:formula="of:=IF(AND(ISNUMBER([.D241]);ISNUMBER([.H241]);[.D241]&gt;[.H241]);[.D241]-[.H241];0)" office:value-type="float" office:value="0" calcext:value-type="float">
            <text:p>0</text:p>
          </table:table-cell>
          <table:table-cell table:formula="of:=IF(AND(ISNUMBER([.D241]);ISNUMBER([.H241]);[.D241]&lt;[.H241]);[.H241]-[.D2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40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42" table:formula="of:=IF(AND(ISNUMBER([.D242]);ISNUMBER([.H242]);[.D242]&gt;[.H242]);1;0)" office:value-type="float" office:value="0" calcext:value-type="float">
            <text:p>0</text:p>
          </table:table-cell>
          <table:table-cell table:style-name="ce1442" table:formula="of:=IF(AND(ISNUMBER([.D242]);ISNUMBER([.H242]);[.D242]&lt;[.H242]);1;0)" office:value-type="float" office:value="0" calcext:value-type="float">
            <text:p>0</text:p>
          </table:table-cell>
          <table:table-cell/>
          <table:table-cell table:formula="of:=IF(AND(ISNUMBER([.D242]);ISNUMBER([.H242]);[.D242]&gt;[.H242]);[.D242]-[.H242];0)" office:value-type="float" office:value="0" calcext:value-type="float">
            <text:p>0</text:p>
          </table:table-cell>
          <table:table-cell table:formula="of:=IF(AND(ISNUMBER([.D242]);ISNUMBER([.H242]);[.D242]&lt;[.H242]);[.H242]-[.D2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4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43" table:formula="of:=IF(AND(ISNUMBER([.D243]);ISNUMBER([.H243]);[.D243]&gt;[.H243]);1;0)" office:value-type="float" office:value="0" calcext:value-type="float">
            <text:p>0</text:p>
          </table:table-cell>
          <table:table-cell table:style-name="ce1443" table:formula="of:=IF(AND(ISNUMBER([.D243]);ISNUMBER([.H243]);[.D243]&lt;[.H243]);1;0)" office:value-type="float" office:value="0" calcext:value-type="float">
            <text:p>0</text:p>
          </table:table-cell>
          <table:table-cell/>
          <table:table-cell table:formula="of:=IF(AND(ISNUMBER([.D243]);ISNUMBER([.H243]);[.D243]&gt;[.H243]);[.D243]-[.H243];0)" office:value-type="float" office:value="0" calcext:value-type="float">
            <text:p>0</text:p>
          </table:table-cell>
          <table:table-cell table:formula="of:=IF(AND(ISNUMBER([.D243]);ISNUMBER([.H243]);[.D243]&lt;[.H243]);[.H243]-[.D2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42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44" table:formula="of:=IF(AND(ISNUMBER([.D244]);ISNUMBER([.H244]);[.D244]&gt;[.H244]);1;0)" office:value-type="float" office:value="0" calcext:value-type="float">
            <text:p>0</text:p>
          </table:table-cell>
          <table:table-cell table:style-name="ce1444" table:formula="of:=IF(AND(ISNUMBER([.D244]);ISNUMBER([.H244]);[.D244]&lt;[.H244]);1;0)" office:value-type="float" office:value="0" calcext:value-type="float">
            <text:p>0</text:p>
          </table:table-cell>
          <table:table-cell/>
          <table:table-cell table:formula="of:=IF(AND(ISNUMBER([.D244]);ISNUMBER([.H244]);[.D244]&gt;[.H244]);[.D244]-[.H244];0)" office:value-type="float" office:value="0" calcext:value-type="float">
            <text:p>0</text:p>
          </table:table-cell>
          <table:table-cell table:formula="of:=IF(AND(ISNUMBER([.D244]);ISNUMBER([.H244]);[.D244]&lt;[.H244]);[.H244]-[.D2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43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45" table:formula="of:=IF(AND(ISNUMBER([.D245]);ISNUMBER([.H245]);[.D245]&gt;[.H245]);1;0)" office:value-type="float" office:value="0" calcext:value-type="float">
            <text:p>0</text:p>
          </table:table-cell>
          <table:table-cell table:style-name="ce1445" table:formula="of:=IF(AND(ISNUMBER([.D245]);ISNUMBER([.H245]);[.D245]&lt;[.H245]);1;0)" office:value-type="float" office:value="0" calcext:value-type="float">
            <text:p>0</text:p>
          </table:table-cell>
          <table:table-cell/>
          <table:table-cell table:formula="of:=IF(AND(ISNUMBER([.D245]);ISNUMBER([.H245]);[.D245]&gt;[.H245]);[.D245]-[.H245];0)" office:value-type="float" office:value="0" calcext:value-type="float">
            <text:p>0</text:p>
          </table:table-cell>
          <table:table-cell table:formula="of:=IF(AND(ISNUMBER([.D245]);ISNUMBER([.H245]);[.D245]&lt;[.H245]);[.H245]-[.D2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44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46" table:formula="of:=IF(AND(ISNUMBER([.D246]);ISNUMBER([.H246]);[.D246]&gt;[.H246]);1;0)" office:value-type="float" office:value="0" calcext:value-type="float">
            <text:p>0</text:p>
          </table:table-cell>
          <table:table-cell table:style-name="ce1446" table:formula="of:=IF(AND(ISNUMBER([.D246]);ISNUMBER([.H246]);[.D246]&lt;[.H246]);1;0)" office:value-type="float" office:value="0" calcext:value-type="float">
            <text:p>0</text:p>
          </table:table-cell>
          <table:table-cell/>
          <table:table-cell table:formula="of:=IF(AND(ISNUMBER([.D246]);ISNUMBER([.H246]);[.D246]&gt;[.H246]);[.D246]-[.H246];0)" office:value-type="float" office:value="0" calcext:value-type="float">
            <text:p>0</text:p>
          </table:table-cell>
          <table:table-cell table:formula="of:=IF(AND(ISNUMBER([.D246]);ISNUMBER([.H246]);[.D246]&lt;[.H246]);[.H246]-[.D2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45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47" table:formula="of:=IF(AND(ISNUMBER([.D247]);ISNUMBER([.H247]);[.D247]&gt;[.H247]);1;0)" office:value-type="float" office:value="0" calcext:value-type="float">
            <text:p>0</text:p>
          </table:table-cell>
          <table:table-cell table:style-name="ce1447" table:formula="of:=IF(AND(ISNUMBER([.D247]);ISNUMBER([.H247]);[.D247]&lt;[.H247]);1;0)" office:value-type="float" office:value="0" calcext:value-type="float">
            <text:p>0</text:p>
          </table:table-cell>
          <table:table-cell/>
          <table:table-cell table:formula="of:=IF(AND(ISNUMBER([.D247]);ISNUMBER([.H247]);[.D247]&gt;[.H247]);[.D247]-[.H247];0)" office:value-type="float" office:value="0" calcext:value-type="float">
            <text:p>0</text:p>
          </table:table-cell>
          <table:table-cell table:formula="of:=IF(AND(ISNUMBER([.D247]);ISNUMBER([.H247]);[.D247]&lt;[.H247]);[.H247]-[.D2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46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48" table:formula="of:=IF(AND(ISNUMBER([.D248]);ISNUMBER([.H248]);[.D248]&gt;[.H248]);1;0)" office:value-type="float" office:value="0" calcext:value-type="float">
            <text:p>0</text:p>
          </table:table-cell>
          <table:table-cell table:style-name="ce1448" table:formula="of:=IF(AND(ISNUMBER([.D248]);ISNUMBER([.H248]);[.D248]&lt;[.H248]);1;0)" office:value-type="float" office:value="0" calcext:value-type="float">
            <text:p>0</text:p>
          </table:table-cell>
          <table:table-cell/>
          <table:table-cell table:formula="of:=IF(AND(ISNUMBER([.D248]);ISNUMBER([.H248]);[.D248]&gt;[.H248]);[.D248]-[.H248];0)" office:value-type="float" office:value="0" calcext:value-type="float">
            <text:p>0</text:p>
          </table:table-cell>
          <table:table-cell table:formula="of:=IF(AND(ISNUMBER([.D248]);ISNUMBER([.H248]);[.D248]&lt;[.H248]);[.H248]-[.D2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47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49" table:formula="of:=IF(AND(ISNUMBER([.D249]);ISNUMBER([.H249]);[.D249]&gt;[.H249]);1;0)" office:value-type="float" office:value="0" calcext:value-type="float">
            <text:p>0</text:p>
          </table:table-cell>
          <table:table-cell table:style-name="ce1449" table:formula="of:=IF(AND(ISNUMBER([.D249]);ISNUMBER([.H249]);[.D249]&lt;[.H249]);1;0)" office:value-type="float" office:value="0" calcext:value-type="float">
            <text:p>0</text:p>
          </table:table-cell>
          <table:table-cell/>
          <table:table-cell table:formula="of:=IF(AND(ISNUMBER([.D249]);ISNUMBER([.H249]);[.D249]&gt;[.H249]);[.D249]-[.H249];0)" office:value-type="float" office:value="0" calcext:value-type="float">
            <text:p>0</text:p>
          </table:table-cell>
          <table:table-cell table:formula="of:=IF(AND(ISNUMBER([.D249]);ISNUMBER([.H249]);[.D249]&lt;[.H249]);[.H249]-[.D2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48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50" table:formula="of:=IF(AND(ISNUMBER([.D250]);ISNUMBER([.H250]);[.D250]&gt;[.H250]);1;0)" office:value-type="float" office:value="0" calcext:value-type="float">
            <text:p>0</text:p>
          </table:table-cell>
          <table:table-cell table:style-name="ce1450" table:formula="of:=IF(AND(ISNUMBER([.D250]);ISNUMBER([.H250]);[.D250]&lt;[.H250]);1;0)" office:value-type="float" office:value="0" calcext:value-type="float">
            <text:p>0</text:p>
          </table:table-cell>
          <table:table-cell/>
          <table:table-cell table:formula="of:=IF(AND(ISNUMBER([.D250]);ISNUMBER([.H250]);[.D250]&gt;[.H250]);[.D250]-[.H250];0)" office:value-type="float" office:value="0" calcext:value-type="float">
            <text:p>0</text:p>
          </table:table-cell>
          <table:table-cell table:formula="of:=IF(AND(ISNUMBER([.D250]);ISNUMBER([.H250]);[.D250]&lt;[.H250]);[.H250]-[.D2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49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51" table:formula="of:=IF(AND(ISNUMBER([.D251]);ISNUMBER([.H251]);[.D251]&gt;[.H251]);1;0)" office:value-type="float" office:value="0" calcext:value-type="float">
            <text:p>0</text:p>
          </table:table-cell>
          <table:table-cell table:style-name="ce1451" table:formula="of:=IF(AND(ISNUMBER([.D251]);ISNUMBER([.H251]);[.D251]&lt;[.H251]);1;0)" office:value-type="float" office:value="0" calcext:value-type="float">
            <text:p>0</text:p>
          </table:table-cell>
          <table:table-cell/>
          <table:table-cell table:formula="of:=IF(AND(ISNUMBER([.D251]);ISNUMBER([.H251]);[.D251]&gt;[.H251]);[.D251]-[.H251];0)" office:value-type="float" office:value="0" calcext:value-type="float">
            <text:p>0</text:p>
          </table:table-cell>
          <table:table-cell table:formula="of:=IF(AND(ISNUMBER([.D251]);ISNUMBER([.H251]);[.D251]&lt;[.H251]);[.H251]-[.D2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50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52" table:formula="of:=IF(AND(ISNUMBER([.D252]);ISNUMBER([.H252]);[.D252]&gt;[.H252]);1;0)" office:value-type="float" office:value="0" calcext:value-type="float">
            <text:p>0</text:p>
          </table:table-cell>
          <table:table-cell table:style-name="ce1452" table:formula="of:=IF(AND(ISNUMBER([.D252]);ISNUMBER([.H252]);[.D252]&lt;[.H252]);1;0)" office:value-type="float" office:value="0" calcext:value-type="float">
            <text:p>0</text:p>
          </table:table-cell>
          <table:table-cell/>
          <table:table-cell table:formula="of:=IF(AND(ISNUMBER([.D252]);ISNUMBER([.H252]);[.D252]&gt;[.H252]);[.D252]-[.H252];0)" office:value-type="float" office:value="0" calcext:value-type="float">
            <text:p>0</text:p>
          </table:table-cell>
          <table:table-cell table:formula="of:=IF(AND(ISNUMBER([.D252]);ISNUMBER([.H252]);[.D252]&lt;[.H252]);[.H252]-[.D2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0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53" table:formula="of:=IF(AND(ISNUMBER([.D253]);ISNUMBER([.H253]);[.D253]&gt;[.H253]);1;0)" office:value-type="float" office:value="0" calcext:value-type="float">
            <text:p>0</text:p>
          </table:table-cell>
          <table:table-cell table:style-name="ce1453" table:formula="of:=IF(AND(ISNUMBER([.D253]);ISNUMBER([.H253]);[.D253]&lt;[.H253]);1;0)" office:value-type="float" office:value="0" calcext:value-type="float">
            <text:p>0</text:p>
          </table:table-cell>
          <table:table-cell/>
          <table:table-cell table:formula="of:=IF(AND(ISNUMBER([.D253]);ISNUMBER([.H253]);[.D253]&gt;[.H253]);[.D253]-[.H253];0)" office:value-type="float" office:value="0" calcext:value-type="float">
            <text:p>0</text:p>
          </table:table-cell>
          <table:table-cell table:formula="of:=IF(AND(ISNUMBER([.D253]);ISNUMBER([.H253]);[.D253]&lt;[.H253]);[.H253]-[.D2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02.p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54" table:formula="of:=IF(AND(ISNUMBER([.D254]);ISNUMBER([.H254]);[.D254]&gt;[.H254]);1;0)" office:value-type="float" office:value="0" calcext:value-type="float">
            <text:p>0</text:p>
          </table:table-cell>
          <table:table-cell table:style-name="ce1454" table:formula="of:=IF(AND(ISNUMBER([.D254]);ISNUMBER([.H254]);[.D254]&lt;[.H254]);1;0)" office:value-type="float" office:value="0" calcext:value-type="float">
            <text:p>0</text:p>
          </table:table-cell>
          <table:table-cell/>
          <table:table-cell table:formula="of:=IF(AND(ISNUMBER([.D254]);ISNUMBER([.H254]);[.D254]&gt;[.H254]);[.D254]-[.H254];0)" office:value-type="float" office:value="0" calcext:value-type="float">
            <text:p>0</text:p>
          </table:table-cell>
          <table:table-cell table:formula="of:=IF(AND(ISNUMBER([.D254]);ISNUMBER([.H254]);[.D254]&lt;[.H254]);[.H254]-[.D2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03.p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55" table:formula="of:=IF(AND(ISNUMBER([.D255]);ISNUMBER([.H255]);[.D255]&gt;[.H255]);1;0)" office:value-type="float" office:value="0" calcext:value-type="float">
            <text:p>0</text:p>
          </table:table-cell>
          <table:table-cell table:style-name="ce1455" table:formula="of:=IF(AND(ISNUMBER([.D255]);ISNUMBER([.H255]);[.D255]&lt;[.H255]);1;0)" office:value-type="float" office:value="0" calcext:value-type="float">
            <text:p>0</text:p>
          </table:table-cell>
          <table:table-cell/>
          <table:table-cell table:formula="of:=IF(AND(ISNUMBER([.D255]);ISNUMBER([.H255]);[.D255]&gt;[.H255]);[.D255]-[.H255];0)" office:value-type="float" office:value="0" calcext:value-type="float">
            <text:p>0</text:p>
          </table:table-cell>
          <table:table-cell table:formula="of:=IF(AND(ISNUMBER([.D255]);ISNUMBER([.H255]);[.D255]&lt;[.H255]);[.H255]-[.D2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04.p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56" table:formula="of:=IF(AND(ISNUMBER([.D256]);ISNUMBER([.H256]);[.D256]&gt;[.H256]);1;0)" office:value-type="float" office:value="0" calcext:value-type="float">
            <text:p>0</text:p>
          </table:table-cell>
          <table:table-cell table:style-name="ce1456" table:formula="of:=IF(AND(ISNUMBER([.D256]);ISNUMBER([.H256]);[.D256]&lt;[.H256]);1;0)" office:value-type="float" office:value="0" calcext:value-type="float">
            <text:p>0</text:p>
          </table:table-cell>
          <table:table-cell/>
          <table:table-cell table:formula="of:=IF(AND(ISNUMBER([.D256]);ISNUMBER([.H256]);[.D256]&gt;[.H256]);[.D256]-[.H256];0)" office:value-type="float" office:value="0" calcext:value-type="float">
            <text:p>0</text:p>
          </table:table-cell>
          <table:table-cell table:formula="of:=IF(AND(ISNUMBER([.D256]);ISNUMBER([.H256]);[.D256]&lt;[.H256]);[.H256]-[.D2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05.p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57" table:formula="of:=IF(AND(ISNUMBER([.D257]);ISNUMBER([.H257]);[.D257]&gt;[.H257]);1;0)" office:value-type="float" office:value="0" calcext:value-type="float">
            <text:p>0</text:p>
          </table:table-cell>
          <table:table-cell table:style-name="ce1457" table:formula="of:=IF(AND(ISNUMBER([.D257]);ISNUMBER([.H257]);[.D257]&lt;[.H257]);1;0)" office:value-type="float" office:value="0" calcext:value-type="float">
            <text:p>0</text:p>
          </table:table-cell>
          <table:table-cell/>
          <table:table-cell table:formula="of:=IF(AND(ISNUMBER([.D257]);ISNUMBER([.H257]);[.D257]&gt;[.H257]);[.D257]-[.H257];0)" office:value-type="float" office:value="0" calcext:value-type="float">
            <text:p>0</text:p>
          </table:table-cell>
          <table:table-cell table:formula="of:=IF(AND(ISNUMBER([.D257]);ISNUMBER([.H257]);[.D257]&lt;[.H257]);[.H257]-[.D2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06.p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58" table:formula="of:=IF(AND(ISNUMBER([.D258]);ISNUMBER([.H258]);[.D258]&gt;[.H258]);1;0)" office:value-type="float" office:value="0" calcext:value-type="float">
            <text:p>0</text:p>
          </table:table-cell>
          <table:table-cell table:style-name="ce1458" table:formula="of:=IF(AND(ISNUMBER([.D258]);ISNUMBER([.H258]);[.D258]&lt;[.H258]);1;0)" office:value-type="float" office:value="0" calcext:value-type="float">
            <text:p>0</text:p>
          </table:table-cell>
          <table:table-cell/>
          <table:table-cell table:formula="of:=IF(AND(ISNUMBER([.D258]);ISNUMBER([.H258]);[.D258]&gt;[.H258]);[.D258]-[.H258];0)" office:value-type="float" office:value="0" calcext:value-type="float">
            <text:p>0</text:p>
          </table:table-cell>
          <table:table-cell table:formula="of:=IF(AND(ISNUMBER([.D258]);ISNUMBER([.H258]);[.D258]&lt;[.H258]);[.H258]-[.D2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07.p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59" table:formula="of:=IF(AND(ISNUMBER([.D259]);ISNUMBER([.H259]);[.D259]&gt;[.H259]);1;0)" office:value-type="float" office:value="0" calcext:value-type="float">
            <text:p>0</text:p>
          </table:table-cell>
          <table:table-cell table:style-name="ce1459" table:formula="of:=IF(AND(ISNUMBER([.D259]);ISNUMBER([.H259]);[.D259]&lt;[.H259]);1;0)" office:value-type="float" office:value="0" calcext:value-type="float">
            <text:p>0</text:p>
          </table:table-cell>
          <table:table-cell/>
          <table:table-cell table:formula="of:=IF(AND(ISNUMBER([.D259]);ISNUMBER([.H259]);[.D259]&gt;[.H259]);[.D259]-[.H259];0)" office:value-type="float" office:value="0" calcext:value-type="float">
            <text:p>0</text:p>
          </table:table-cell>
          <table:table-cell table:formula="of:=IF(AND(ISNUMBER([.D259]);ISNUMBER([.H259]);[.D259]&lt;[.H259]);[.H259]-[.D2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08.p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60" table:formula="of:=IF(AND(ISNUMBER([.D260]);ISNUMBER([.H260]);[.D260]&gt;[.H260]);1;0)" office:value-type="float" office:value="0" calcext:value-type="float">
            <text:p>0</text:p>
          </table:table-cell>
          <table:table-cell table:style-name="ce1460" table:formula="of:=IF(AND(ISNUMBER([.D260]);ISNUMBER([.H260]);[.D260]&lt;[.H260]);1;0)" office:value-type="float" office:value="0" calcext:value-type="float">
            <text:p>0</text:p>
          </table:table-cell>
          <table:table-cell/>
          <table:table-cell table:formula="of:=IF(AND(ISNUMBER([.D260]);ISNUMBER([.H260]);[.D260]&gt;[.H260]);[.D260]-[.H260];0)" office:value-type="float" office:value="0" calcext:value-type="float">
            <text:p>0</text:p>
          </table:table-cell>
          <table:table-cell table:formula="of:=IF(AND(ISNUMBER([.D260]);ISNUMBER([.H260]);[.D260]&lt;[.H260]);[.H260]-[.D2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09.p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261" table:formula="of:=IF(AND(ISNUMBER([.D261]);ISNUMBER([.H261]);[.D261]&gt;[.H261]);1;0)" office:value-type="float" office:value="0" calcext:value-type="float">
            <text:p>0</text:p>
          </table:table-cell>
          <table:table-cell table:style-name="ce1461" table:formula="of:=IF(AND(ISNUMBER([.D261]);ISNUMBER([.H261]);[.D261]&lt;[.H261]);1;0)" office:value-type="float" office:value="0" calcext:value-type="float">
            <text:p>0</text:p>
          </table:table-cell>
          <table:table-cell/>
          <table:table-cell table:formula="of:=IF(AND(ISNUMBER([.D261]);ISNUMBER([.H261]);[.D261]&gt;[.H261]);[.D261]-[.H261];0)" office:value-type="float" office:value="0" calcext:value-type="float">
            <text:p>0</text:p>
          </table:table-cell>
          <table:table-cell table:formula="of:=IF(AND(ISNUMBER([.D261]);ISNUMBER([.H261]);[.D261]&lt;[.H261]);[.H261]-[.D2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0.p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62" table:formula="of:=IF(AND(ISNUMBER([.D262]);ISNUMBER([.H262]);[.D262]&gt;[.H262]);1;0)" office:value-type="float" office:value="0" calcext:value-type="float">
            <text:p>0</text:p>
          </table:table-cell>
          <table:table-cell table:style-name="ce1462" table:formula="of:=IF(AND(ISNUMBER([.D262]);ISNUMBER([.H262]);[.D262]&lt;[.H262]);1;0)" office:value-type="float" office:value="0" calcext:value-type="float">
            <text:p>0</text:p>
          </table:table-cell>
          <table:table-cell/>
          <table:table-cell table:formula="of:=IF(AND(ISNUMBER([.D262]);ISNUMBER([.H262]);[.D262]&gt;[.H262]);[.D262]-[.H262];0)" office:value-type="float" office:value="0" calcext:value-type="float">
            <text:p>0</text:p>
          </table:table-cell>
          <table:table-cell table:formula="of:=IF(AND(ISNUMBER([.D262]);ISNUMBER([.H262]);[.D262]&lt;[.H262]);[.H262]-[.D2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1.p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263" table:formula="of:=IF(AND(ISNUMBER([.D263]);ISNUMBER([.H263]);[.D263]&gt;[.H263]);1;0)" office:value-type="float" office:value="0" calcext:value-type="float">
            <text:p>0</text:p>
          </table:table-cell>
          <table:table-cell table:style-name="ce1463" table:formula="of:=IF(AND(ISNUMBER([.D263]);ISNUMBER([.H263]);[.D263]&lt;[.H263]);1;0)" office:value-type="float" office:value="0" calcext:value-type="float">
            <text:p>0</text:p>
          </table:table-cell>
          <table:table-cell/>
          <table:table-cell table:formula="of:=IF(AND(ISNUMBER([.D263]);ISNUMBER([.H263]);[.D263]&gt;[.H263]);[.D263]-[.H263];0)" office:value-type="float" office:value="0" calcext:value-type="float">
            <text:p>0</text:p>
          </table:table-cell>
          <table:table-cell table:formula="of:=IF(AND(ISNUMBER([.D263]);ISNUMBER([.H263]);[.D263]&lt;[.H263]);[.H263]-[.D2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2.p</text:p>
          </table:table-cell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264" table:formula="of:=IF(AND(ISNUMBER([.D264]);ISNUMBER([.H264]);[.D264]&gt;[.H264]);1;0)" office:value-type="float" office:value="0" calcext:value-type="float">
            <text:p>0</text:p>
          </table:table-cell>
          <table:table-cell table:style-name="ce1464" table:formula="of:=IF(AND(ISNUMBER([.D264]);ISNUMBER([.H264]);[.D264]&lt;[.H264]);1;0)" office:value-type="float" office:value="0" calcext:value-type="float">
            <text:p>0</text:p>
          </table:table-cell>
          <table:table-cell/>
          <table:table-cell table:formula="of:=IF(AND(ISNUMBER([.D264]);ISNUMBER([.H264]);[.D264]&gt;[.H264]);[.D264]-[.H264];0)" office:value-type="float" office:value="0" calcext:value-type="float">
            <text:p>0</text:p>
          </table:table-cell>
          <table:table-cell table:formula="of:=IF(AND(ISNUMBER([.D264]);ISNUMBER([.H264]);[.D264]&lt;[.H264]);[.H264]-[.D2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3.p</text:p>
          </table:table-cell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265" table:formula="of:=IF(AND(ISNUMBER([.D265]);ISNUMBER([.H265]);[.D265]&gt;[.H265]);1;0)" office:value-type="float" office:value="0" calcext:value-type="float">
            <text:p>0</text:p>
          </table:table-cell>
          <table:table-cell table:style-name="ce1465" table:formula="of:=IF(AND(ISNUMBER([.D265]);ISNUMBER([.H265]);[.D265]&lt;[.H265]);1;0)" office:value-type="float" office:value="0" calcext:value-type="float">
            <text:p>0</text:p>
          </table:table-cell>
          <table:table-cell/>
          <table:table-cell table:formula="of:=IF(AND(ISNUMBER([.D265]);ISNUMBER([.H265]);[.D265]&gt;[.H265]);[.D265]-[.H265];0)" office:value-type="float" office:value="0" calcext:value-type="float">
            <text:p>0</text:p>
          </table:table-cell>
          <table:table-cell table:formula="of:=IF(AND(ISNUMBER([.D265]);ISNUMBER([.H265]);[.D265]&lt;[.H265]);[.H265]-[.D2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4.p</text:p>
          </table:table-cell>
          <table:table-cell office:value-type="float" office:value="176" calcext:value-type="float">
            <text:p>17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266" table:formula="of:=IF(AND(ISNUMBER([.D266]);ISNUMBER([.H266]);[.D266]&gt;[.H266]);1;0)" office:value-type="float" office:value="0" calcext:value-type="float">
            <text:p>0</text:p>
          </table:table-cell>
          <table:table-cell table:style-name="ce1466" table:formula="of:=IF(AND(ISNUMBER([.D266]);ISNUMBER([.H266]);[.D266]&lt;[.H266]);1;0)" office:value-type="float" office:value="0" calcext:value-type="float">
            <text:p>0</text:p>
          </table:table-cell>
          <table:table-cell/>
          <table:table-cell table:formula="of:=IF(AND(ISNUMBER([.D266]);ISNUMBER([.H266]);[.D266]&gt;[.H266]);[.D266]-[.H266];0)" office:value-type="float" office:value="0" calcext:value-type="float">
            <text:p>0</text:p>
          </table:table-cell>
          <table:table-cell table:formula="of:=IF(AND(ISNUMBER([.D266]);ISNUMBER([.H266]);[.D266]&lt;[.H266]);[.H266]-[.D2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5.p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267" table:formula="of:=IF(AND(ISNUMBER([.D267]);ISNUMBER([.H267]);[.D267]&gt;[.H267]);1;0)" office:value-type="float" office:value="1" calcext:value-type="float">
            <text:p>1</text:p>
          </table:table-cell>
          <table:table-cell table:style-name="ce1467" table:formula="of:=IF(AND(ISNUMBER([.D267]);ISNUMBER([.H267]);[.D267]&lt;[.H267]);1;0)" office:value-type="float" office:value="0" calcext:value-type="float">
            <text:p>0</text:p>
          </table:table-cell>
          <table:table-cell/>
          <table:table-cell table:formula="of:=IF(AND(ISNUMBER([.D267]);ISNUMBER([.H267]);[.D267]&gt;[.H267]);[.D267]-[.H267];0)" office:value-type="float" office:value="1" calcext:value-type="float">
            <text:p>1</text:p>
          </table:table-cell>
          <table:table-cell table:formula="of:=IF(AND(ISNUMBER([.D267]);ISNUMBER([.H267]);[.D267]&lt;[.H267]);[.H267]-[.D2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6.p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268" table:formula="of:=IF(AND(ISNUMBER([.D268]);ISNUMBER([.H268]);[.D268]&gt;[.H268]);1;0)" office:value-type="float" office:value="1" calcext:value-type="float">
            <text:p>1</text:p>
          </table:table-cell>
          <table:table-cell table:style-name="ce1468" table:formula="of:=IF(AND(ISNUMBER([.D268]);ISNUMBER([.H268]);[.D268]&lt;[.H268]);1;0)" office:value-type="float" office:value="0" calcext:value-type="float">
            <text:p>0</text:p>
          </table:table-cell>
          <table:table-cell/>
          <table:table-cell table:formula="of:=IF(AND(ISNUMBER([.D268]);ISNUMBER([.H268]);[.D268]&gt;[.H268]);[.D268]-[.H268];0)" office:value-type="float" office:value="1" calcext:value-type="float">
            <text:p>1</text:p>
          </table:table-cell>
          <table:table-cell table:formula="of:=IF(AND(ISNUMBER([.D268]);ISNUMBER([.H268]);[.D268]&lt;[.H268]);[.H268]-[.D2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7.p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34" calcext:value-type="float">
            <text:p>34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269" table:formula="of:=IF(AND(ISNUMBER([.D269]);ISNUMBER([.H269]);[.D269]&gt;[.H269]);1;0)" office:value-type="float" office:value="1" calcext:value-type="float">
            <text:p>1</text:p>
          </table:table-cell>
          <table:table-cell table:style-name="ce1469" table:formula="of:=IF(AND(ISNUMBER([.D269]);ISNUMBER([.H269]);[.D269]&lt;[.H269]);1;0)" office:value-type="float" office:value="0" calcext:value-type="float">
            <text:p>0</text:p>
          </table:table-cell>
          <table:table-cell/>
          <table:table-cell table:formula="of:=IF(AND(ISNUMBER([.D269]);ISNUMBER([.H269]);[.D269]&gt;[.H269]);[.D269]-[.H269];0)" office:value-type="float" office:value="1" calcext:value-type="float">
            <text:p>1</text:p>
          </table:table-cell>
          <table:table-cell table:formula="of:=IF(AND(ISNUMBER([.D269]);ISNUMBER([.H269]);[.D269]&lt;[.H269]);[.H269]-[.D2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8.p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270" table:formula="of:=IF(AND(ISNUMBER([.D270]);ISNUMBER([.H270]);[.D270]&gt;[.H270]);1;0)" office:value-type="float" office:value="1" calcext:value-type="float">
            <text:p>1</text:p>
          </table:table-cell>
          <table:table-cell table:style-name="ce1470" table:formula="of:=IF(AND(ISNUMBER([.D270]);ISNUMBER([.H270]);[.D270]&lt;[.H270]);1;0)" office:value-type="float" office:value="0" calcext:value-type="float">
            <text:p>0</text:p>
          </table:table-cell>
          <table:table-cell/>
          <table:table-cell table:formula="of:=IF(AND(ISNUMBER([.D270]);ISNUMBER([.H270]);[.D270]&gt;[.H270]);[.D270]-[.H270];0)" office:value-type="float" office:value="1" calcext:value-type="float">
            <text:p>1</text:p>
          </table:table-cell>
          <table:table-cell table:formula="of:=IF(AND(ISNUMBER([.D270]);ISNUMBER([.H270]);[.D270]&lt;[.H270]);[.H270]-[.D2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19.p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38" calcext:value-type="float">
            <text:p>38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271" table:formula="of:=IF(AND(ISNUMBER([.D271]);ISNUMBER([.H271]);[.D271]&gt;[.H271]);1;0)" office:value-type="float" office:value="1" calcext:value-type="float">
            <text:p>1</text:p>
          </table:table-cell>
          <table:table-cell table:style-name="ce1471" table:formula="of:=IF(AND(ISNUMBER([.D271]);ISNUMBER([.H271]);[.D271]&lt;[.H271]);1;0)" office:value-type="float" office:value="0" calcext:value-type="float">
            <text:p>0</text:p>
          </table:table-cell>
          <table:table-cell/>
          <table:table-cell table:formula="of:=IF(AND(ISNUMBER([.D271]);ISNUMBER([.H271]);[.D271]&gt;[.H271]);[.D271]-[.H271];0)" office:value-type="float" office:value="1" calcext:value-type="float">
            <text:p>1</text:p>
          </table:table-cell>
          <table:table-cell table:formula="of:=IF(AND(ISNUMBER([.D271]);ISNUMBER([.H271]);[.D271]&lt;[.H271]);[.H271]-[.D2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0.p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72" table:formula="of:=IF(AND(ISNUMBER([.D272]);ISNUMBER([.H272]);[.D272]&gt;[.H272]);1;0)" office:value-type="float" office:value="1" calcext:value-type="float">
            <text:p>1</text:p>
          </table:table-cell>
          <table:table-cell table:style-name="ce1472" table:formula="of:=IF(AND(ISNUMBER([.D272]);ISNUMBER([.H272]);[.D272]&lt;[.H272]);1;0)" office:value-type="float" office:value="0" calcext:value-type="float">
            <text:p>0</text:p>
          </table:table-cell>
          <table:table-cell/>
          <table:table-cell table:formula="of:=IF(AND(ISNUMBER([.D272]);ISNUMBER([.H272]);[.D272]&gt;[.H272]);[.D272]-[.H272];0)" office:value-type="float" office:value="1" calcext:value-type="float">
            <text:p>1</text:p>
          </table:table-cell>
          <table:table-cell table:formula="of:=IF(AND(ISNUMBER([.D272]);ISNUMBER([.H272]);[.D272]&lt;[.H272]);[.H272]-[.D2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1.p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273" table:formula="of:=IF(AND(ISNUMBER([.D273]);ISNUMBER([.H273]);[.D273]&gt;[.H273]);1;0)" office:value-type="float" office:value="1" calcext:value-type="float">
            <text:p>1</text:p>
          </table:table-cell>
          <table:table-cell table:style-name="ce1473" table:formula="of:=IF(AND(ISNUMBER([.D273]);ISNUMBER([.H273]);[.D273]&lt;[.H273]);1;0)" office:value-type="float" office:value="0" calcext:value-type="float">
            <text:p>0</text:p>
          </table:table-cell>
          <table:table-cell/>
          <table:table-cell table:formula="of:=IF(AND(ISNUMBER([.D273]);ISNUMBER([.H273]);[.D273]&gt;[.H273]);[.D273]-[.H273];0)" office:value-type="float" office:value="1" calcext:value-type="float">
            <text:p>1</text:p>
          </table:table-cell>
          <table:table-cell table:formula="of:=IF(AND(ISNUMBER([.D273]);ISNUMBER([.H273]);[.D273]&lt;[.H273]);[.H273]-[.D2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2.p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style-name="ce274" table:formula="of:=IF(AND(ISNUMBER([.D274]);ISNUMBER([.H274]);[.D274]&gt;[.H274]);1;0)" office:value-type="float" office:value="1" calcext:value-type="float">
            <text:p>1</text:p>
          </table:table-cell>
          <table:table-cell table:style-name="ce1474" table:formula="of:=IF(AND(ISNUMBER([.D274]);ISNUMBER([.H274]);[.D274]&lt;[.H274]);1;0)" office:value-type="float" office:value="0" calcext:value-type="float">
            <text:p>0</text:p>
          </table:table-cell>
          <table:table-cell/>
          <table:table-cell table:formula="of:=IF(AND(ISNUMBER([.D274]);ISNUMBER([.H274]);[.D274]&gt;[.H274]);[.D274]-[.H274];0)" office:value-type="float" office:value="1" calcext:value-type="float">
            <text:p>1</text:p>
          </table:table-cell>
          <table:table-cell table:formula="of:=IF(AND(ISNUMBER([.D274]);ISNUMBER([.H274]);[.D274]&lt;[.H274]);[.H274]-[.D2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3.p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46" calcext:value-type="float">
            <text:p>46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style-name="ce275" table:formula="of:=IF(AND(ISNUMBER([.D275]);ISNUMBER([.H275]);[.D275]&gt;[.H275]);1;0)" office:value-type="float" office:value="1" calcext:value-type="float">
            <text:p>1</text:p>
          </table:table-cell>
          <table:table-cell table:style-name="ce1475" table:formula="of:=IF(AND(ISNUMBER([.D275]);ISNUMBER([.H275]);[.D275]&lt;[.H275]);1;0)" office:value-type="float" office:value="0" calcext:value-type="float">
            <text:p>0</text:p>
          </table:table-cell>
          <table:table-cell/>
          <table:table-cell table:formula="of:=IF(AND(ISNUMBER([.D275]);ISNUMBER([.H275]);[.D275]&gt;[.H275]);[.D275]-[.H275];0)" office:value-type="float" office:value="1" calcext:value-type="float">
            <text:p>1</text:p>
          </table:table-cell>
          <table:table-cell table:formula="of:=IF(AND(ISNUMBER([.D275]);ISNUMBER([.H275]);[.D275]&lt;[.H275]);[.H275]-[.D2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4.p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276" table:formula="of:=IF(AND(ISNUMBER([.D276]);ISNUMBER([.H276]);[.D276]&gt;[.H276]);1;0)" office:value-type="float" office:value="1" calcext:value-type="float">
            <text:p>1</text:p>
          </table:table-cell>
          <table:table-cell table:style-name="ce1476" table:formula="of:=IF(AND(ISNUMBER([.D276]);ISNUMBER([.H276]);[.D276]&lt;[.H276]);1;0)" office:value-type="float" office:value="0" calcext:value-type="float">
            <text:p>0</text:p>
          </table:table-cell>
          <table:table-cell/>
          <table:table-cell table:formula="of:=IF(AND(ISNUMBER([.D276]);ISNUMBER([.H276]);[.D276]&gt;[.H276]);[.D276]-[.H276];0)" office:value-type="float" office:value="1" calcext:value-type="float">
            <text:p>1</text:p>
          </table:table-cell>
          <table:table-cell table:formula="of:=IF(AND(ISNUMBER([.D276]);ISNUMBER([.H276]);[.D276]&lt;[.H276]);[.H276]-[.D2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5.p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77" table:formula="of:=IF(AND(ISNUMBER([.D277]);ISNUMBER([.H277]);[.D277]&gt;[.H277]);1;0)" office:value-type="float" office:value="1" calcext:value-type="float">
            <text:p>1</text:p>
          </table:table-cell>
          <table:table-cell table:style-name="ce1477" table:formula="of:=IF(AND(ISNUMBER([.D277]);ISNUMBER([.H277]);[.D277]&lt;[.H277]);1;0)" office:value-type="float" office:value="0" calcext:value-type="float">
            <text:p>0</text:p>
          </table:table-cell>
          <table:table-cell/>
          <table:table-cell table:formula="of:=IF(AND(ISNUMBER([.D277]);ISNUMBER([.H277]);[.D277]&gt;[.H277]);[.D277]-[.H277];0)" office:value-type="float" office:value="1" calcext:value-type="float">
            <text:p>1</text:p>
          </table:table-cell>
          <table:table-cell table:formula="of:=IF(AND(ISNUMBER([.D277]);ISNUMBER([.H277]);[.D277]&lt;[.H277]);[.H277]-[.D2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6.p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52" calcext:value-type="float">
            <text:p>5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278" table:formula="of:=IF(AND(ISNUMBER([.D278]);ISNUMBER([.H278]);[.D278]&gt;[.H278]);1;0)" office:value-type="float" office:value="1" calcext:value-type="float">
            <text:p>1</text:p>
          </table:table-cell>
          <table:table-cell table:style-name="ce1478" table:formula="of:=IF(AND(ISNUMBER([.D278]);ISNUMBER([.H278]);[.D278]&lt;[.H278]);1;0)" office:value-type="float" office:value="0" calcext:value-type="float">
            <text:p>0</text:p>
          </table:table-cell>
          <table:table-cell/>
          <table:table-cell table:formula="of:=IF(AND(ISNUMBER([.D278]);ISNUMBER([.H278]);[.D278]&gt;[.H278]);[.D278]-[.H278];0)" office:value-type="float" office:value="1" calcext:value-type="float">
            <text:p>1</text:p>
          </table:table-cell>
          <table:table-cell table:formula="of:=IF(AND(ISNUMBER([.D278]);ISNUMBER([.H278]);[.D278]&lt;[.H278]);[.H278]-[.D2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7.p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54" calcext:value-type="float">
            <text:p>5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279" table:formula="of:=IF(AND(ISNUMBER([.D279]);ISNUMBER([.H279]);[.D279]&gt;[.H279]);1;0)" office:value-type="float" office:value="1" calcext:value-type="float">
            <text:p>1</text:p>
          </table:table-cell>
          <table:table-cell table:style-name="ce1479" table:formula="of:=IF(AND(ISNUMBER([.D279]);ISNUMBER([.H279]);[.D279]&lt;[.H279]);1;0)" office:value-type="float" office:value="0" calcext:value-type="float">
            <text:p>0</text:p>
          </table:table-cell>
          <table:table-cell/>
          <table:table-cell table:formula="of:=IF(AND(ISNUMBER([.D279]);ISNUMBER([.H279]);[.D279]&gt;[.H279]);[.D279]-[.H279];0)" office:value-type="float" office:value="1" calcext:value-type="float">
            <text:p>1</text:p>
          </table:table-cell>
          <table:table-cell table:formula="of:=IF(AND(ISNUMBER([.D279]);ISNUMBER([.H279]);[.D279]&lt;[.H279]);[.H279]-[.D2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8.p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ce280" table:formula="of:=IF(AND(ISNUMBER([.D280]);ISNUMBER([.H280]);[.D280]&gt;[.H280]);1;0)" office:value-type="float" office:value="1" calcext:value-type="float">
            <text:p>1</text:p>
          </table:table-cell>
          <table:table-cell table:style-name="ce1480" table:formula="of:=IF(AND(ISNUMBER([.D280]);ISNUMBER([.H280]);[.D280]&lt;[.H280]);1;0)" office:value-type="float" office:value="0" calcext:value-type="float">
            <text:p>0</text:p>
          </table:table-cell>
          <table:table-cell/>
          <table:table-cell table:formula="of:=IF(AND(ISNUMBER([.D280]);ISNUMBER([.H280]);[.D280]&gt;[.H280]);[.D280]-[.H280];0)" office:value-type="float" office:value="1" calcext:value-type="float">
            <text:p>1</text:p>
          </table:table-cell>
          <table:table-cell table:formula="of:=IF(AND(ISNUMBER([.D280]);ISNUMBER([.H280]);[.D280]&lt;[.H280]);[.H280]-[.D2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29.p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58" calcext:value-type="float">
            <text:p>58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style-name="ce281" table:formula="of:=IF(AND(ISNUMBER([.D281]);ISNUMBER([.H281]);[.D281]&gt;[.H281]);1;0)" office:value-type="float" office:value="1" calcext:value-type="float">
            <text:p>1</text:p>
          </table:table-cell>
          <table:table-cell table:style-name="ce1481" table:formula="of:=IF(AND(ISNUMBER([.D281]);ISNUMBER([.H281]);[.D281]&lt;[.H281]);1;0)" office:value-type="float" office:value="0" calcext:value-type="float">
            <text:p>0</text:p>
          </table:table-cell>
          <table:table-cell/>
          <table:table-cell table:formula="of:=IF(AND(ISNUMBER([.D281]);ISNUMBER([.H281]);[.D281]&gt;[.H281]);[.D281]-[.H281];0)" office:value-type="float" office:value="1" calcext:value-type="float">
            <text:p>1</text:p>
          </table:table-cell>
          <table:table-cell table:formula="of:=IF(AND(ISNUMBER([.D281]);ISNUMBER([.H281]);[.D281]&lt;[.H281]);[.H281]-[.D2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0.p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282" table:formula="of:=IF(AND(ISNUMBER([.D282]);ISNUMBER([.H282]);[.D282]&gt;[.H282]);1;0)" office:value-type="float" office:value="1" calcext:value-type="float">
            <text:p>1</text:p>
          </table:table-cell>
          <table:table-cell table:style-name="ce1482" table:formula="of:=IF(AND(ISNUMBER([.D282]);ISNUMBER([.H282]);[.D282]&lt;[.H282]);1;0)" office:value-type="float" office:value="0" calcext:value-type="float">
            <text:p>0</text:p>
          </table:table-cell>
          <table:table-cell/>
          <table:table-cell table:formula="of:=IF(AND(ISNUMBER([.D282]);ISNUMBER([.H282]);[.D282]&gt;[.H282]);[.D282]-[.H282];0)" office:value-type="float" office:value="1" calcext:value-type="float">
            <text:p>1</text:p>
          </table:table-cell>
          <table:table-cell table:formula="of:=IF(AND(ISNUMBER([.D282]);ISNUMBER([.H282]);[.D282]&lt;[.H282]);[.H282]-[.D2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1.p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62" calcext:value-type="float">
            <text:p>62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style-name="ce283" table:formula="of:=IF(AND(ISNUMBER([.D283]);ISNUMBER([.H283]);[.D283]&gt;[.H283]);1;0)" office:value-type="float" office:value="1" calcext:value-type="float">
            <text:p>1</text:p>
          </table:table-cell>
          <table:table-cell table:style-name="ce1483" table:formula="of:=IF(AND(ISNUMBER([.D283]);ISNUMBER([.H283]);[.D283]&lt;[.H283]);1;0)" office:value-type="float" office:value="0" calcext:value-type="float">
            <text:p>0</text:p>
          </table:table-cell>
          <table:table-cell/>
          <table:table-cell table:formula="of:=IF(AND(ISNUMBER([.D283]);ISNUMBER([.H283]);[.D283]&gt;[.H283]);[.D283]-[.H283];0)" office:value-type="float" office:value="1" calcext:value-type="float">
            <text:p>1</text:p>
          </table:table-cell>
          <table:table-cell table:formula="of:=IF(AND(ISNUMBER([.D283]);ISNUMBER([.H283]);[.D283]&lt;[.H283]);[.H283]-[.D2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2.p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284" table:formula="of:=IF(AND(ISNUMBER([.D284]);ISNUMBER([.H284]);[.D284]&gt;[.H284]);1;0)" office:value-type="float" office:value="1" calcext:value-type="float">
            <text:p>1</text:p>
          </table:table-cell>
          <table:table-cell table:style-name="ce1484" table:formula="of:=IF(AND(ISNUMBER([.D284]);ISNUMBER([.H284]);[.D284]&lt;[.H284]);1;0)" office:value-type="float" office:value="0" calcext:value-type="float">
            <text:p>0</text:p>
          </table:table-cell>
          <table:table-cell/>
          <table:table-cell table:formula="of:=IF(AND(ISNUMBER([.D284]);ISNUMBER([.H284]);[.D284]&gt;[.H284]);[.D284]-[.H284];0)" office:value-type="float" office:value="1" calcext:value-type="float">
            <text:p>1</text:p>
          </table:table-cell>
          <table:table-cell table:formula="of:=IF(AND(ISNUMBER([.D284]);ISNUMBER([.H284]);[.D284]&lt;[.H284]);[.H284]-[.D2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3.p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66" calcext:value-type="float">
            <text:p>66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style-name="ce285" table:formula="of:=IF(AND(ISNUMBER([.D285]);ISNUMBER([.H285]);[.D285]&gt;[.H285]);1;0)" office:value-type="float" office:value="1" calcext:value-type="float">
            <text:p>1</text:p>
          </table:table-cell>
          <table:table-cell table:style-name="ce1485" table:formula="of:=IF(AND(ISNUMBER([.D285]);ISNUMBER([.H285]);[.D285]&lt;[.H285]);1;0)" office:value-type="float" office:value="0" calcext:value-type="float">
            <text:p>0</text:p>
          </table:table-cell>
          <table:table-cell/>
          <table:table-cell table:formula="of:=IF(AND(ISNUMBER([.D285]);ISNUMBER([.H285]);[.D285]&gt;[.H285]);[.D285]-[.H285];0)" office:value-type="float" office:value="1" calcext:value-type="float">
            <text:p>1</text:p>
          </table:table-cell>
          <table:table-cell table:formula="of:=IF(AND(ISNUMBER([.D285]);ISNUMBER([.H285]);[.D285]&lt;[.H285]);[.H285]-[.D2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4.p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68" calcext:value-type="float">
            <text:p>68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style-name="ce286" table:formula="of:=IF(AND(ISNUMBER([.D286]);ISNUMBER([.H286]);[.D286]&gt;[.H286]);1;0)" office:value-type="float" office:value="1" calcext:value-type="float">
            <text:p>1</text:p>
          </table:table-cell>
          <table:table-cell table:style-name="ce1486" table:formula="of:=IF(AND(ISNUMBER([.D286]);ISNUMBER([.H286]);[.D286]&lt;[.H286]);1;0)" office:value-type="float" office:value="0" calcext:value-type="float">
            <text:p>0</text:p>
          </table:table-cell>
          <table:table-cell/>
          <table:table-cell table:formula="of:=IF(AND(ISNUMBER([.D286]);ISNUMBER([.H286]);[.D286]&gt;[.H286]);[.D286]-[.H286];0)" office:value-type="float" office:value="1" calcext:value-type="float">
            <text:p>1</text:p>
          </table:table-cell>
          <table:table-cell table:formula="of:=IF(AND(ISNUMBER([.D286]);ISNUMBER([.H286]);[.D286]&lt;[.H286]);[.H286]-[.D2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5.p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87" table:formula="of:=IF(AND(ISNUMBER([.D287]);ISNUMBER([.H287]);[.D287]&gt;[.H287]);1;0)" office:value-type="float" office:value="1" calcext:value-type="float">
            <text:p>1</text:p>
          </table:table-cell>
          <table:table-cell table:style-name="ce1487" table:formula="of:=IF(AND(ISNUMBER([.D287]);ISNUMBER([.H287]);[.D287]&lt;[.H287]);1;0)" office:value-type="float" office:value="0" calcext:value-type="float">
            <text:p>0</text:p>
          </table:table-cell>
          <table:table-cell/>
          <table:table-cell table:formula="of:=IF(AND(ISNUMBER([.D287]);ISNUMBER([.H287]);[.D287]&gt;[.H287]);[.D287]-[.H287];0)" office:value-type="float" office:value="1" calcext:value-type="float">
            <text:p>1</text:p>
          </table:table-cell>
          <table:table-cell table:formula="of:=IF(AND(ISNUMBER([.D287]);ISNUMBER([.H287]);[.D287]&lt;[.H287]);[.H287]-[.D2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6.p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style-name="ce288" table:formula="of:=IF(AND(ISNUMBER([.D288]);ISNUMBER([.H288]);[.D288]&gt;[.H288]);1;0)" office:value-type="float" office:value="1" calcext:value-type="float">
            <text:p>1</text:p>
          </table:table-cell>
          <table:table-cell table:style-name="ce1488" table:formula="of:=IF(AND(ISNUMBER([.D288]);ISNUMBER([.H288]);[.D288]&lt;[.H288]);1;0)" office:value-type="float" office:value="0" calcext:value-type="float">
            <text:p>0</text:p>
          </table:table-cell>
          <table:table-cell/>
          <table:table-cell table:formula="of:=IF(AND(ISNUMBER([.D288]);ISNUMBER([.H288]);[.D288]&gt;[.H288]);[.D288]-[.H288];0)" office:value-type="float" office:value="1" calcext:value-type="float">
            <text:p>1</text:p>
          </table:table-cell>
          <table:table-cell table:formula="of:=IF(AND(ISNUMBER([.D288]);ISNUMBER([.H288]);[.D288]&lt;[.H288]);[.H288]-[.D2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7.p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float" office:value="74" calcext:value-type="float">
            <text:p>7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style-name="ce289" table:formula="of:=IF(AND(ISNUMBER([.D289]);ISNUMBER([.H289]);[.D289]&gt;[.H289]);1;0)" office:value-type="float" office:value="1" calcext:value-type="float">
            <text:p>1</text:p>
          </table:table-cell>
          <table:table-cell table:style-name="ce1489" table:formula="of:=IF(AND(ISNUMBER([.D289]);ISNUMBER([.H289]);[.D289]&lt;[.H289]);1;0)" office:value-type="float" office:value="0" calcext:value-type="float">
            <text:p>0</text:p>
          </table:table-cell>
          <table:table-cell/>
          <table:table-cell table:formula="of:=IF(AND(ISNUMBER([.D289]);ISNUMBER([.H289]);[.D289]&gt;[.H289]);[.D289]-[.H289];0)" office:value-type="float" office:value="1" calcext:value-type="float">
            <text:p>1</text:p>
          </table:table-cell>
          <table:table-cell table:formula="of:=IF(AND(ISNUMBER([.D289]);ISNUMBER([.H289]);[.D289]&lt;[.H289]);[.H289]-[.D2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8.p</text:p>
          </table:table-cell>
          <table:table-cell office:value-type="float" office:value="569" calcext:value-type="float">
            <text:p>569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style-name="ce290" table:formula="of:=IF(AND(ISNUMBER([.D290]);ISNUMBER([.H290]);[.D290]&gt;[.H290]);1;0)" office:value-type="float" office:value="1" calcext:value-type="float">
            <text:p>1</text:p>
          </table:table-cell>
          <table:table-cell table:style-name="ce1490" table:formula="of:=IF(AND(ISNUMBER([.D290]);ISNUMBER([.H290]);[.D290]&lt;[.H290]);1;0)" office:value-type="float" office:value="0" calcext:value-type="float">
            <text:p>0</text:p>
          </table:table-cell>
          <table:table-cell/>
          <table:table-cell table:formula="of:=IF(AND(ISNUMBER([.D290]);ISNUMBER([.H290]);[.D290]&gt;[.H290]);[.D290]-[.H290];0)" office:value-type="float" office:value="1" calcext:value-type="float">
            <text:p>1</text:p>
          </table:table-cell>
          <table:table-cell table:formula="of:=IF(AND(ISNUMBER([.D290]);ISNUMBER([.H290]);[.D290]&lt;[.H290]);[.H290]-[.D2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39.p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78" calcext:value-type="float">
            <text:p>78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291" table:formula="of:=IF(AND(ISNUMBER([.D291]);ISNUMBER([.H291]);[.D291]&gt;[.H291]);1;0)" office:value-type="float" office:value="1" calcext:value-type="float">
            <text:p>1</text:p>
          </table:table-cell>
          <table:table-cell table:style-name="ce1491" table:formula="of:=IF(AND(ISNUMBER([.D291]);ISNUMBER([.H291]);[.D291]&lt;[.H291]);1;0)" office:value-type="float" office:value="0" calcext:value-type="float">
            <text:p>0</text:p>
          </table:table-cell>
          <table:table-cell/>
          <table:table-cell table:formula="of:=IF(AND(ISNUMBER([.D291]);ISNUMBER([.H291]);[.D291]&gt;[.H291]);[.D291]-[.H291];0)" office:value-type="float" office:value="1" calcext:value-type="float">
            <text:p>1</text:p>
          </table:table-cell>
          <table:table-cell table:formula="of:=IF(AND(ISNUMBER([.D291]);ISNUMBER([.H291]);[.D291]&lt;[.H291]);[.H291]-[.D2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0.p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92" table:formula="of:=IF(AND(ISNUMBER([.D292]);ISNUMBER([.H292]);[.D292]&gt;[.H292]);1;0)" office:value-type="float" office:value="1" calcext:value-type="float">
            <text:p>1</text:p>
          </table:table-cell>
          <table:table-cell table:style-name="ce1492" table:formula="of:=IF(AND(ISNUMBER([.D292]);ISNUMBER([.H292]);[.D292]&lt;[.H292]);1;0)" office:value-type="float" office:value="0" calcext:value-type="float">
            <text:p>0</text:p>
          </table:table-cell>
          <table:table-cell/>
          <table:table-cell table:formula="of:=IF(AND(ISNUMBER([.D292]);ISNUMBER([.H292]);[.D292]&gt;[.H292]);[.D292]-[.H292];0)" office:value-type="float" office:value="1" calcext:value-type="float">
            <text:p>1</text:p>
          </table:table-cell>
          <table:table-cell table:formula="of:=IF(AND(ISNUMBER([.D292]);ISNUMBER([.H292]);[.D292]&lt;[.H292]);[.H292]-[.D2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1.p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82" calcext:value-type="float">
            <text:p>82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293" table:formula="of:=IF(AND(ISNUMBER([.D293]);ISNUMBER([.H293]);[.D293]&gt;[.H293]);1;0)" office:value-type="float" office:value="1" calcext:value-type="float">
            <text:p>1</text:p>
          </table:table-cell>
          <table:table-cell table:style-name="ce1493" table:formula="of:=IF(AND(ISNUMBER([.D293]);ISNUMBER([.H293]);[.D293]&lt;[.H293]);1;0)" office:value-type="float" office:value="0" calcext:value-type="float">
            <text:p>0</text:p>
          </table:table-cell>
          <table:table-cell/>
          <table:table-cell table:formula="of:=IF(AND(ISNUMBER([.D293]);ISNUMBER([.H293]);[.D293]&gt;[.H293]);[.D293]-[.H293];0)" office:value-type="float" office:value="1" calcext:value-type="float">
            <text:p>1</text:p>
          </table:table-cell>
          <table:table-cell table:formula="of:=IF(AND(ISNUMBER([.D293]);ISNUMBER([.H293]);[.D293]&lt;[.H293]);[.H293]-[.D2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2.p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float" office:value="84" calcext:value-type="float">
            <text:p>84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294" table:formula="of:=IF(AND(ISNUMBER([.D294]);ISNUMBER([.H294]);[.D294]&gt;[.H294]);1;0)" office:value-type="float" office:value="1" calcext:value-type="float">
            <text:p>1</text:p>
          </table:table-cell>
          <table:table-cell table:style-name="ce1494" table:formula="of:=IF(AND(ISNUMBER([.D294]);ISNUMBER([.H294]);[.D294]&lt;[.H294]);1;0)" office:value-type="float" office:value="0" calcext:value-type="float">
            <text:p>0</text:p>
          </table:table-cell>
          <table:table-cell/>
          <table:table-cell table:formula="of:=IF(AND(ISNUMBER([.D294]);ISNUMBER([.H294]);[.D294]&gt;[.H294]);[.D294]-[.H294];0)" office:value-type="float" office:value="1" calcext:value-type="float">
            <text:p>1</text:p>
          </table:table-cell>
          <table:table-cell table:formula="of:=IF(AND(ISNUMBER([.D294]);ISNUMBER([.H294]);[.D294]&lt;[.H294]);[.H294]-[.D2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3.p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86" calcext:value-type="float">
            <text:p>86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ce295" table:formula="of:=IF(AND(ISNUMBER([.D295]);ISNUMBER([.H295]);[.D295]&gt;[.H295]);1;0)" office:value-type="float" office:value="1" calcext:value-type="float">
            <text:p>1</text:p>
          </table:table-cell>
          <table:table-cell table:style-name="ce1495" table:formula="of:=IF(AND(ISNUMBER([.D295]);ISNUMBER([.H295]);[.D295]&lt;[.H295]);1;0)" office:value-type="float" office:value="0" calcext:value-type="float">
            <text:p>0</text:p>
          </table:table-cell>
          <table:table-cell/>
          <table:table-cell table:formula="of:=IF(AND(ISNUMBER([.D295]);ISNUMBER([.H295]);[.D295]&gt;[.H295]);[.D295]-[.H295];0)" office:value-type="float" office:value="1" calcext:value-type="float">
            <text:p>1</text:p>
          </table:table-cell>
          <table:table-cell table:formula="of:=IF(AND(ISNUMBER([.D295]);ISNUMBER([.H295]);[.D295]&lt;[.H295]);[.H295]-[.D2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4.p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88" calcext:value-type="float">
            <text:p>88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ce296" table:formula="of:=IF(AND(ISNUMBER([.D296]);ISNUMBER([.H296]);[.D296]&gt;[.H296]);1;0)" office:value-type="float" office:value="1" calcext:value-type="float">
            <text:p>1</text:p>
          </table:table-cell>
          <table:table-cell table:style-name="ce1496" table:formula="of:=IF(AND(ISNUMBER([.D296]);ISNUMBER([.H296]);[.D296]&lt;[.H296]);1;0)" office:value-type="float" office:value="0" calcext:value-type="float">
            <text:p>0</text:p>
          </table:table-cell>
          <table:table-cell/>
          <table:table-cell table:formula="of:=IF(AND(ISNUMBER([.D296]);ISNUMBER([.H296]);[.D296]&gt;[.H296]);[.D296]-[.H296];0)" office:value-type="float" office:value="1" calcext:value-type="float">
            <text:p>1</text:p>
          </table:table-cell>
          <table:table-cell table:formula="of:=IF(AND(ISNUMBER([.D296]);ISNUMBER([.H296]);[.D296]&lt;[.H296]);[.H296]-[.D2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5.p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0" calcext:value-type="float">
            <text:p>90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97" table:formula="of:=IF(AND(ISNUMBER([.D297]);ISNUMBER([.H297]);[.D297]&gt;[.H297]);1;0)" office:value-type="float" office:value="1" calcext:value-type="float">
            <text:p>1</text:p>
          </table:table-cell>
          <table:table-cell table:style-name="ce1497" table:formula="of:=IF(AND(ISNUMBER([.D297]);ISNUMBER([.H297]);[.D297]&lt;[.H297]);1;0)" office:value-type="float" office:value="0" calcext:value-type="float">
            <text:p>0</text:p>
          </table:table-cell>
          <table:table-cell/>
          <table:table-cell table:formula="of:=IF(AND(ISNUMBER([.D297]);ISNUMBER([.H297]);[.D297]&gt;[.H297]);[.D297]-[.H297];0)" office:value-type="float" office:value="1" calcext:value-type="float">
            <text:p>1</text:p>
          </table:table-cell>
          <table:table-cell table:formula="of:=IF(AND(ISNUMBER([.D297]);ISNUMBER([.H297]);[.D297]&lt;[.H297]);[.H297]-[.D2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6.p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92" calcext:value-type="float">
            <text:p>92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style-name="ce298" table:formula="of:=IF(AND(ISNUMBER([.D298]);ISNUMBER([.H298]);[.D298]&gt;[.H298]);1;0)" office:value-type="float" office:value="1" calcext:value-type="float">
            <text:p>1</text:p>
          </table:table-cell>
          <table:table-cell table:style-name="ce1498" table:formula="of:=IF(AND(ISNUMBER([.D298]);ISNUMBER([.H298]);[.D298]&lt;[.H298]);1;0)" office:value-type="float" office:value="0" calcext:value-type="float">
            <text:p>0</text:p>
          </table:table-cell>
          <table:table-cell/>
          <table:table-cell table:formula="of:=IF(AND(ISNUMBER([.D298]);ISNUMBER([.H298]);[.D298]&gt;[.H298]);[.D298]-[.H298];0)" office:value-type="float" office:value="1" calcext:value-type="float">
            <text:p>1</text:p>
          </table:table-cell>
          <table:table-cell table:formula="of:=IF(AND(ISNUMBER([.D298]);ISNUMBER([.H298]);[.D298]&lt;[.H298]);[.H298]-[.D2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7.p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94" calcext:value-type="float">
            <text:p>94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299" table:formula="of:=IF(AND(ISNUMBER([.D299]);ISNUMBER([.H299]);[.D299]&gt;[.H299]);1;0)" office:value-type="float" office:value="1" calcext:value-type="float">
            <text:p>1</text:p>
          </table:table-cell>
          <table:table-cell table:style-name="ce1499" table:formula="of:=IF(AND(ISNUMBER([.D299]);ISNUMBER([.H299]);[.D299]&lt;[.H299]);1;0)" office:value-type="float" office:value="0" calcext:value-type="float">
            <text:p>0</text:p>
          </table:table-cell>
          <table:table-cell/>
          <table:table-cell table:formula="of:=IF(AND(ISNUMBER([.D299]);ISNUMBER([.H299]);[.D299]&gt;[.H299]);[.D299]-[.H299];0)" office:value-type="float" office:value="1" calcext:value-type="float">
            <text:p>1</text:p>
          </table:table-cell>
          <table:table-cell table:formula="of:=IF(AND(ISNUMBER([.D299]);ISNUMBER([.H299]);[.D299]&lt;[.H299]);[.H299]-[.D2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8.p</text:p>
          </table:table-cell>
          <table:table-cell office:value-type="float" office:value="719" calcext:value-type="float">
            <text:p>719</text:p>
          </table:table-cell>
          <table:table-cell table:number-columns-repeated="2" office:value-type="float" office:value="96" calcext:value-type="float">
            <text:p>96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style-name="ce300" table:formula="of:=IF(AND(ISNUMBER([.D300]);ISNUMBER([.H300]);[.D300]&gt;[.H300]);1;0)" office:value-type="float" office:value="1" calcext:value-type="float">
            <text:p>1</text:p>
          </table:table-cell>
          <table:table-cell table:style-name="ce1500" table:formula="of:=IF(AND(ISNUMBER([.D300]);ISNUMBER([.H300]);[.D300]&lt;[.H300]);1;0)" office:value-type="float" office:value="0" calcext:value-type="float">
            <text:p>0</text:p>
          </table:table-cell>
          <table:table-cell/>
          <table:table-cell table:formula="of:=IF(AND(ISNUMBER([.D300]);ISNUMBER([.H300]);[.D300]&gt;[.H300]);[.D300]-[.H300];0)" office:value-type="float" office:value="1" calcext:value-type="float">
            <text:p>1</text:p>
          </table:table-cell>
          <table:table-cell table:formula="of:=IF(AND(ISNUMBER([.D300]);ISNUMBER([.H300]);[.D300]&lt;[.H300]);[.H300]-[.D3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49.p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98" calcext:value-type="float">
            <text:p>98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style-name="ce301" table:formula="of:=IF(AND(ISNUMBER([.D301]);ISNUMBER([.H301]);[.D301]&gt;[.H301]);1;0)" office:value-type="float" office:value="1" calcext:value-type="float">
            <text:p>1</text:p>
          </table:table-cell>
          <table:table-cell table:style-name="ce1501" table:formula="of:=IF(AND(ISNUMBER([.D301]);ISNUMBER([.H301]);[.D301]&lt;[.H301]);1;0)" office:value-type="float" office:value="0" calcext:value-type="float">
            <text:p>0</text:p>
          </table:table-cell>
          <table:table-cell/>
          <table:table-cell table:formula="of:=IF(AND(ISNUMBER([.D301]);ISNUMBER([.H301]);[.D301]&gt;[.H301]);[.D301]-[.H301];0)" office:value-type="float" office:value="1" calcext:value-type="float">
            <text:p>1</text:p>
          </table:table-cell>
          <table:table-cell table:formula="of:=IF(AND(ISNUMBER([.D301]);ISNUMBER([.H301]);[.D301]&lt;[.H301]);[.H301]-[.D3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4+1.050.p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302" table:formula="of:=IF(AND(ISNUMBER([.D302]);ISNUMBER([.H302]);[.D302]&gt;[.H302]);1;0)" office:value-type="float" office:value="1" calcext:value-type="float">
            <text:p>1</text:p>
          </table:table-cell>
          <table:table-cell table:style-name="ce1502" table:formula="of:=IF(AND(ISNUMBER([.D302]);ISNUMBER([.H302]);[.D302]&lt;[.H302]);1;0)" office:value-type="float" office:value="0" calcext:value-type="float">
            <text:p>0</text:p>
          </table:table-cell>
          <table:table-cell/>
          <table:table-cell table:formula="of:=IF(AND(ISNUMBER([.D302]);ISNUMBER([.H302]);[.D302]&gt;[.H302]);[.D302]-[.H302];0)" office:value-type="float" office:value="1" calcext:value-type="float">
            <text:p>1</text:p>
          </table:table-cell>
          <table:table-cell table:formula="of:=IF(AND(ISNUMBER([.D302]);ISNUMBER([.H302]);[.D302]&lt;[.H302]);[.H302]-[.D3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5+1.001.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303" table:formula="of:=IF(AND(ISNUMBER([.D303]);ISNUMBER([.H303]);[.D303]&gt;[.H303]);1;0)" office:value-type="float" office:value="0" calcext:value-type="float">
            <text:p>0</text:p>
          </table:table-cell>
          <table:table-cell table:style-name="ce1503" table:formula="of:=IF(AND(ISNUMBER([.D303]);ISNUMBER([.H303]);[.D303]&lt;[.H303]);1;0)" office:value-type="float" office:value="1" calcext:value-type="float">
            <text:p>1</text:p>
          </table:table-cell>
          <table:table-cell/>
          <table:table-cell table:formula="of:=IF(AND(ISNUMBER([.D303]);ISNUMBER([.H303]);[.D303]&gt;[.H303]);[.D303]-[.H303];0)" office:value-type="float" office:value="0" calcext:value-type="float">
            <text:p>0</text:p>
          </table:table-cell>
          <table:table-cell table:formula="of:=IF(AND(ISNUMBER([.D303]);ISNUMBER([.H303]);[.D303]&lt;[.H303]);[.H303]-[.D303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2.p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04" table:formula="of:=IF(AND(ISNUMBER([.D304]);ISNUMBER([.H304]);[.D304]&gt;[.H304]);1;0)" office:value-type="float" office:value="0" calcext:value-type="float">
            <text:p>0</text:p>
          </table:table-cell>
          <table:table-cell table:style-name="ce1504" table:formula="of:=IF(AND(ISNUMBER([.D304]);ISNUMBER([.H304]);[.D304]&lt;[.H304]);1;0)" office:value-type="float" office:value="1" calcext:value-type="float">
            <text:p>1</text:p>
          </table:table-cell>
          <table:table-cell/>
          <table:table-cell table:formula="of:=IF(AND(ISNUMBER([.D304]);ISNUMBER([.H304]);[.D304]&gt;[.H304]);[.D304]-[.H304];0)" office:value-type="float" office:value="0" calcext:value-type="float">
            <text:p>0</text:p>
          </table:table-cell>
          <table:table-cell table:formula="of:=IF(AND(ISNUMBER([.D304]);ISNUMBER([.H304]);[.D304]&lt;[.H304]);[.H304]-[.D304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3.p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305" table:formula="of:=IF(AND(ISNUMBER([.D305]);ISNUMBER([.H305]);[.D305]&gt;[.H305]);1;0)" office:value-type="float" office:value="0" calcext:value-type="float">
            <text:p>0</text:p>
          </table:table-cell>
          <table:table-cell table:style-name="ce1505" table:formula="of:=IF(AND(ISNUMBER([.D305]);ISNUMBER([.H305]);[.D305]&lt;[.H305]);1;0)" office:value-type="float" office:value="1" calcext:value-type="float">
            <text:p>1</text:p>
          </table:table-cell>
          <table:table-cell/>
          <table:table-cell table:formula="of:=IF(AND(ISNUMBER([.D305]);ISNUMBER([.H305]);[.D305]&gt;[.H305]);[.D305]-[.H305];0)" office:value-type="float" office:value="0" calcext:value-type="float">
            <text:p>0</text:p>
          </table:table-cell>
          <table:table-cell table:formula="of:=IF(AND(ISNUMBER([.D305]);ISNUMBER([.H305]);[.D305]&lt;[.H305]);[.H305]-[.D305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4.p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306" table:formula="of:=IF(AND(ISNUMBER([.D306]);ISNUMBER([.H306]);[.D306]&gt;[.H306]);1;0)" office:value-type="float" office:value="0" calcext:value-type="float">
            <text:p>0</text:p>
          </table:table-cell>
          <table:table-cell table:style-name="ce1506" table:formula="of:=IF(AND(ISNUMBER([.D306]);ISNUMBER([.H306]);[.D306]&lt;[.H306]);1;0)" office:value-type="float" office:value="1" calcext:value-type="float">
            <text:p>1</text:p>
          </table:table-cell>
          <table:table-cell/>
          <table:table-cell table:formula="of:=IF(AND(ISNUMBER([.D306]);ISNUMBER([.H306]);[.D306]&gt;[.H306]);[.D306]-[.H306];0)" office:value-type="float" office:value="0" calcext:value-type="float">
            <text:p>0</text:p>
          </table:table-cell>
          <table:table-cell table:formula="of:=IF(AND(ISNUMBER([.D306]);ISNUMBER([.H306]);[.D306]&lt;[.H306]);[.H306]-[.D306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5.p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307" table:formula="of:=IF(AND(ISNUMBER([.D307]);ISNUMBER([.H307]);[.D307]&gt;[.H307]);1;0)" office:value-type="float" office:value="0" calcext:value-type="float">
            <text:p>0</text:p>
          </table:table-cell>
          <table:table-cell table:style-name="ce1507" table:formula="of:=IF(AND(ISNUMBER([.D307]);ISNUMBER([.H307]);[.D307]&lt;[.H307]);1;0)" office:value-type="float" office:value="1" calcext:value-type="float">
            <text:p>1</text:p>
          </table:table-cell>
          <table:table-cell/>
          <table:table-cell table:formula="of:=IF(AND(ISNUMBER([.D307]);ISNUMBER([.H307]);[.D307]&gt;[.H307]);[.D307]-[.H307];0)" office:value-type="float" office:value="0" calcext:value-type="float">
            <text:p>0</text:p>
          </table:table-cell>
          <table:table-cell table:formula="of:=IF(AND(ISNUMBER([.D307]);ISNUMBER([.H307]);[.D307]&lt;[.H307]);[.H307]-[.D307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6.p</text:p>
          </table:table-cell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308" table:formula="of:=IF(AND(ISNUMBER([.D308]);ISNUMBER([.H308]);[.D308]&gt;[.H308]);1;0)" office:value-type="float" office:value="0" calcext:value-type="float">
            <text:p>0</text:p>
          </table:table-cell>
          <table:table-cell table:style-name="ce1508" table:formula="of:=IF(AND(ISNUMBER([.D308]);ISNUMBER([.H308]);[.D308]&lt;[.H308]);1;0)" office:value-type="float" office:value="1" calcext:value-type="float">
            <text:p>1</text:p>
          </table:table-cell>
          <table:table-cell/>
          <table:table-cell table:formula="of:=IF(AND(ISNUMBER([.D308]);ISNUMBER([.H308]);[.D308]&gt;[.H308]);[.D308]-[.H308];0)" office:value-type="float" office:value="0" calcext:value-type="float">
            <text:p>0</text:p>
          </table:table-cell>
          <table:table-cell table:formula="of:=IF(AND(ISNUMBER([.D308]);ISNUMBER([.H308]);[.D308]&lt;[.H308]);[.H308]-[.D308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7.p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309" table:formula="of:=IF(AND(ISNUMBER([.D309]);ISNUMBER([.H309]);[.D309]&gt;[.H309]);1;0)" office:value-type="float" office:value="0" calcext:value-type="float">
            <text:p>0</text:p>
          </table:table-cell>
          <table:table-cell table:style-name="ce1509" table:formula="of:=IF(AND(ISNUMBER([.D309]);ISNUMBER([.H309]);[.D309]&lt;[.H309]);1;0)" office:value-type="float" office:value="1" calcext:value-type="float">
            <text:p>1</text:p>
          </table:table-cell>
          <table:table-cell/>
          <table:table-cell table:formula="of:=IF(AND(ISNUMBER([.D309]);ISNUMBER([.H309]);[.D309]&gt;[.H309]);[.D309]-[.H309];0)" office:value-type="float" office:value="0" calcext:value-type="float">
            <text:p>0</text:p>
          </table:table-cell>
          <table:table-cell table:formula="of:=IF(AND(ISNUMBER([.D309]);ISNUMBER([.H309]);[.D309]&lt;[.H309]);[.H309]-[.D309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8.p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310" table:formula="of:=IF(AND(ISNUMBER([.D310]);ISNUMBER([.H310]);[.D310]&gt;[.H310]);1;0)" office:value-type="float" office:value="0" calcext:value-type="float">
            <text:p>0</text:p>
          </table:table-cell>
          <table:table-cell table:style-name="ce1510" table:formula="of:=IF(AND(ISNUMBER([.D310]);ISNUMBER([.H310]);[.D310]&lt;[.H310]);1;0)" office:value-type="float" office:value="1" calcext:value-type="float">
            <text:p>1</text:p>
          </table:table-cell>
          <table:table-cell/>
          <table:table-cell table:formula="of:=IF(AND(ISNUMBER([.D310]);ISNUMBER([.H310]);[.D310]&gt;[.H310]);[.D310]-[.H310];0)" office:value-type="float" office:value="0" calcext:value-type="float">
            <text:p>0</text:p>
          </table:table-cell>
          <table:table-cell table:formula="of:=IF(AND(ISNUMBER([.D310]);ISNUMBER([.H310]);[.D310]&lt;[.H310]);[.H310]-[.D310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9.p</text:p>
          </table:table-cell>
          <table:table-cell office:value-type="float" office:value="206" calcext:value-type="float">
            <text:p>20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311" table:formula="of:=IF(AND(ISNUMBER([.D311]);ISNUMBER([.H311]);[.D311]&gt;[.H311]);1;0)" office:value-type="float" office:value="0" calcext:value-type="float">
            <text:p>0</text:p>
          </table:table-cell>
          <table:table-cell table:style-name="ce1511" table:formula="of:=IF(AND(ISNUMBER([.D311]);ISNUMBER([.H311]);[.D311]&lt;[.H311]);1;0)" office:value-type="float" office:value="1" calcext:value-type="float">
            <text:p>1</text:p>
          </table:table-cell>
          <table:table-cell/>
          <table:table-cell table:formula="of:=IF(AND(ISNUMBER([.D311]);ISNUMBER([.H311]);[.D311]&gt;[.H311]);[.D311]-[.H311];0)" office:value-type="float" office:value="0" calcext:value-type="float">
            <text:p>0</text:p>
          </table:table-cell>
          <table:table-cell table:formula="of:=IF(AND(ISNUMBER([.D311]);ISNUMBER([.H311]);[.D311]&lt;[.H311]);[.H311]-[.D311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0.p</text:p>
          </table:table-cell>
          <table:table-cell office:value-type="float" office:value="226" calcext:value-type="float">
            <text:p>22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312" table:formula="of:=IF(AND(ISNUMBER([.D312]);ISNUMBER([.H312]);[.D312]&gt;[.H312]);1;0)" office:value-type="float" office:value="0" calcext:value-type="float">
            <text:p>0</text:p>
          </table:table-cell>
          <table:table-cell table:style-name="ce1512" table:formula="of:=IF(AND(ISNUMBER([.D312]);ISNUMBER([.H312]);[.D312]&lt;[.H312]);1;0)" office:value-type="float" office:value="1" calcext:value-type="float">
            <text:p>1</text:p>
          </table:table-cell>
          <table:table-cell/>
          <table:table-cell table:formula="of:=IF(AND(ISNUMBER([.D312]);ISNUMBER([.H312]);[.D312]&gt;[.H312]);[.D312]-[.H312];0)" office:value-type="float" office:value="0" calcext:value-type="float">
            <text:p>0</text:p>
          </table:table-cell>
          <table:table-cell table:formula="of:=IF(AND(ISNUMBER([.D312]);ISNUMBER([.H312]);[.D312]&lt;[.H312]);[.H312]-[.D312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1.p</text:p>
          </table:table-cell>
          <table:table-cell office:value-type="float" office:value="246" calcext:value-type="float">
            <text:p>24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313" table:formula="of:=IF(AND(ISNUMBER([.D313]);ISNUMBER([.H313]);[.D313]&gt;[.H313]);1;0)" office:value-type="float" office:value="0" calcext:value-type="float">
            <text:p>0</text:p>
          </table:table-cell>
          <table:table-cell table:style-name="ce1513" table:formula="of:=IF(AND(ISNUMBER([.D313]);ISNUMBER([.H313]);[.D313]&lt;[.H313]);1;0)" office:value-type="float" office:value="1" calcext:value-type="float">
            <text:p>1</text:p>
          </table:table-cell>
          <table:table-cell/>
          <table:table-cell table:formula="of:=IF(AND(ISNUMBER([.D313]);ISNUMBER([.H313]);[.D313]&gt;[.H313]);[.D313]-[.H313];0)" office:value-type="float" office:value="0" calcext:value-type="float">
            <text:p>0</text:p>
          </table:table-cell>
          <table:table-cell table:formula="of:=IF(AND(ISNUMBER([.D313]);ISNUMBER([.H313]);[.D313]&lt;[.H313]);[.H313]-[.D313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2.p</text:p>
          </table:table-cell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314" table:formula="of:=IF(AND(ISNUMBER([.D314]);ISNUMBER([.H314]);[.D314]&gt;[.H314]);1;0)" office:value-type="float" office:value="0" calcext:value-type="float">
            <text:p>0</text:p>
          </table:table-cell>
          <table:table-cell table:style-name="ce1514" table:formula="of:=IF(AND(ISNUMBER([.D314]);ISNUMBER([.H314]);[.D314]&lt;[.H314]);1;0)" office:value-type="float" office:value="1" calcext:value-type="float">
            <text:p>1</text:p>
          </table:table-cell>
          <table:table-cell/>
          <table:table-cell table:formula="of:=IF(AND(ISNUMBER([.D314]);ISNUMBER([.H314]);[.D314]&gt;[.H314]);[.D314]-[.H314];0)" office:value-type="float" office:value="0" calcext:value-type="float">
            <text:p>0</text:p>
          </table:table-cell>
          <table:table-cell table:formula="of:=IF(AND(ISNUMBER([.D314]);ISNUMBER([.H314]);[.D314]&lt;[.H314]);[.H314]-[.D314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3.p</text:p>
          </table:table-cell>
          <table:table-cell office:value-type="float" office:value="249" calcext:value-type="float">
            <text:p>24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315" table:formula="of:=IF(AND(ISNUMBER([.D315]);ISNUMBER([.H315]);[.D315]&gt;[.H315]);1;0)" office:value-type="float" office:value="0" calcext:value-type="float">
            <text:p>0</text:p>
          </table:table-cell>
          <table:table-cell table:style-name="ce1515" table:formula="of:=IF(AND(ISNUMBER([.D315]);ISNUMBER([.H315]);[.D315]&lt;[.H315]);1;0)" office:value-type="float" office:value="1" calcext:value-type="float">
            <text:p>1</text:p>
          </table:table-cell>
          <table:table-cell/>
          <table:table-cell table:formula="of:=IF(AND(ISNUMBER([.D315]);ISNUMBER([.H315]);[.D315]&gt;[.H315]);[.D315]-[.H315];0)" office:value-type="float" office:value="0" calcext:value-type="float">
            <text:p>0</text:p>
          </table:table-cell>
          <table:table-cell table:formula="of:=IF(AND(ISNUMBER([.D315]);ISNUMBER([.H315]);[.D315]&lt;[.H315]);[.H315]-[.D315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4.p</text:p>
          </table:table-cell>
          <table:table-cell office:value-type="float" office:value="306" calcext:value-type="float">
            <text:p>30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style-name="ce316" table:formula="of:=IF(AND(ISNUMBER([.D316]);ISNUMBER([.H316]);[.D316]&gt;[.H316]);1;0)" office:value-type="float" office:value="0" calcext:value-type="float">
            <text:p>0</text:p>
          </table:table-cell>
          <table:table-cell table:style-name="ce1516" table:formula="of:=IF(AND(ISNUMBER([.D316]);ISNUMBER([.H316]);[.D316]&lt;[.H316]);1;0)" office:value-type="float" office:value="1" calcext:value-type="float">
            <text:p>1</text:p>
          </table:table-cell>
          <table:table-cell/>
          <table:table-cell table:formula="of:=IF(AND(ISNUMBER([.D316]);ISNUMBER([.H316]);[.D316]&gt;[.H316]);[.D316]-[.H316];0)" office:value-type="float" office:value="0" calcext:value-type="float">
            <text:p>0</text:p>
          </table:table-cell>
          <table:table-cell table:formula="of:=IF(AND(ISNUMBER([.D316]);ISNUMBER([.H316]);[.D316]&lt;[.H316]);[.H316]-[.D316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5.p</text:p>
          </table:table-cell>
          <table:table-cell office:value-type="float" office:value="285" calcext:value-type="float">
            <text:p>285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317" table:formula="of:=IF(AND(ISNUMBER([.D317]);ISNUMBER([.H317]);[.D317]&gt;[.H317]);1;0)" office:value-type="float" office:value="0" calcext:value-type="float">
            <text:p>0</text:p>
          </table:table-cell>
          <table:table-cell table:style-name="ce1517" table:formula="of:=IF(AND(ISNUMBER([.D317]);ISNUMBER([.H317]);[.D317]&lt;[.H317]);1;0)" office:value-type="float" office:value="1" calcext:value-type="float">
            <text:p>1</text:p>
          </table:table-cell>
          <table:table-cell/>
          <table:table-cell table:formula="of:=IF(AND(ISNUMBER([.D317]);ISNUMBER([.H317]);[.D317]&gt;[.H317]);[.D317]-[.H317];0)" office:value-type="float" office:value="0" calcext:value-type="float">
            <text:p>0</text:p>
          </table:table-cell>
          <table:table-cell table:formula="of:=IF(AND(ISNUMBER([.D317]);ISNUMBER([.H317]);[.D317]&lt;[.H317]);[.H317]-[.D317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6.p</text:p>
          </table:table-cell>
          <table:table-cell office:value-type="float" office:value="303" calcext:value-type="float">
            <text:p>303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318" table:formula="of:=IF(AND(ISNUMBER([.D318]);ISNUMBER([.H318]);[.D318]&gt;[.H318]);1;0)" office:value-type="float" office:value="0" calcext:value-type="float">
            <text:p>0</text:p>
          </table:table-cell>
          <table:table-cell table:style-name="ce1518" table:formula="of:=IF(AND(ISNUMBER([.D318]);ISNUMBER([.H318]);[.D318]&lt;[.H318]);1;0)" office:value-type="float" office:value="1" calcext:value-type="float">
            <text:p>1</text:p>
          </table:table-cell>
          <table:table-cell/>
          <table:table-cell table:formula="of:=IF(AND(ISNUMBER([.D318]);ISNUMBER([.H318]);[.D318]&gt;[.H318]);[.D318]-[.H318];0)" office:value-type="float" office:value="0" calcext:value-type="float">
            <text:p>0</text:p>
          </table:table-cell>
          <table:table-cell table:formula="of:=IF(AND(ISNUMBER([.D318]);ISNUMBER([.H318]);[.D318]&lt;[.H318]);[.H318]-[.D318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7.p</text:p>
          </table:table-cell>
          <table:table-cell office:value-type="float" office:value="321" calcext:value-type="float">
            <text:p>32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ce319" table:formula="of:=IF(AND(ISNUMBER([.D319]);ISNUMBER([.H319]);[.D319]&gt;[.H319]);1;0)" office:value-type="float" office:value="0" calcext:value-type="float">
            <text:p>0</text:p>
          </table:table-cell>
          <table:table-cell table:style-name="ce1519" table:formula="of:=IF(AND(ISNUMBER([.D319]);ISNUMBER([.H319]);[.D319]&lt;[.H319]);1;0)" office:value-type="float" office:value="1" calcext:value-type="float">
            <text:p>1</text:p>
          </table:table-cell>
          <table:table-cell/>
          <table:table-cell table:formula="of:=IF(AND(ISNUMBER([.D319]);ISNUMBER([.H319]);[.D319]&gt;[.H319]);[.D319]-[.H319];0)" office:value-type="float" office:value="0" calcext:value-type="float">
            <text:p>0</text:p>
          </table:table-cell>
          <table:table-cell table:formula="of:=IF(AND(ISNUMBER([.D319]);ISNUMBER([.H319]);[.D319]&lt;[.H319]);[.H319]-[.D319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8.p</text:p>
          </table:table-cell>
          <table:table-cell office:value-type="float" office:value="386" calcext:value-type="float">
            <text:p>386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style-name="ce320" table:formula="of:=IF(AND(ISNUMBER([.D320]);ISNUMBER([.H320]);[.D320]&gt;[.H320]);1;0)" office:value-type="float" office:value="0" calcext:value-type="float">
            <text:p>0</text:p>
          </table:table-cell>
          <table:table-cell table:style-name="ce1520" table:formula="of:=IF(AND(ISNUMBER([.D320]);ISNUMBER([.H320]);[.D320]&lt;[.H320]);1;0)" office:value-type="float" office:value="1" calcext:value-type="float">
            <text:p>1</text:p>
          </table:table-cell>
          <table:table-cell/>
          <table:table-cell table:formula="of:=IF(AND(ISNUMBER([.D320]);ISNUMBER([.H320]);[.D320]&gt;[.H320]);[.D320]-[.H320];0)" office:value-type="float" office:value="0" calcext:value-type="float">
            <text:p>0</text:p>
          </table:table-cell>
          <table:table-cell table:formula="of:=IF(AND(ISNUMBER([.D320]);ISNUMBER([.H320]);[.D320]&lt;[.H320]);[.H320]-[.D320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9.p</text:p>
          </table:table-cell>
          <table:table-cell office:value-type="float" office:value="357" calcext:value-type="float">
            <text:p>35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style-name="ce321" table:formula="of:=IF(AND(ISNUMBER([.D321]);ISNUMBER([.H321]);[.D321]&gt;[.H321]);1;0)" office:value-type="float" office:value="0" calcext:value-type="float">
            <text:p>0</text:p>
          </table:table-cell>
          <table:table-cell table:style-name="ce1521" table:formula="of:=IF(AND(ISNUMBER([.D321]);ISNUMBER([.H321]);[.D321]&lt;[.H321]);1;0)" office:value-type="float" office:value="1" calcext:value-type="float">
            <text:p>1</text:p>
          </table:table-cell>
          <table:table-cell/>
          <table:table-cell table:formula="of:=IF(AND(ISNUMBER([.D321]);ISNUMBER([.H321]);[.D321]&gt;[.H321]);[.D321]-[.H321];0)" office:value-type="float" office:value="0" calcext:value-type="float">
            <text:p>0</text:p>
          </table:table-cell>
          <table:table-cell table:formula="of:=IF(AND(ISNUMBER([.D321]);ISNUMBER([.H321]);[.D321]&lt;[.H321]);[.H321]-[.D321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0.p</text:p>
          </table:table-cell>
          <table:table-cell office:value-type="float" office:value="426" calcext:value-type="float">
            <text:p>4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322" table:formula="of:=IF(AND(ISNUMBER([.D322]);ISNUMBER([.H322]);[.D322]&gt;[.H322]);1;0)" office:value-type="float" office:value="0" calcext:value-type="float">
            <text:p>0</text:p>
          </table:table-cell>
          <table:table-cell table:style-name="ce1522" table:formula="of:=IF(AND(ISNUMBER([.D322]);ISNUMBER([.H322]);[.D322]&lt;[.H322]);1;0)" office:value-type="float" office:value="1" calcext:value-type="float">
            <text:p>1</text:p>
          </table:table-cell>
          <table:table-cell/>
          <table:table-cell table:formula="of:=IF(AND(ISNUMBER([.D322]);ISNUMBER([.H322]);[.D322]&gt;[.H322]);[.D322]-[.H322];0)" office:value-type="float" office:value="0" calcext:value-type="float">
            <text:p>0</text:p>
          </table:table-cell>
          <table:table-cell table:formula="of:=IF(AND(ISNUMBER([.D322]);ISNUMBER([.H322]);[.D322]&lt;[.H322]);[.H322]-[.D322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1.p</text:p>
          </table:table-cell>
          <table:table-cell office:value-type="float" office:value="393" calcext:value-type="float">
            <text:p>393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323" table:formula="of:=IF(AND(ISNUMBER([.D323]);ISNUMBER([.H323]);[.D323]&gt;[.H323]);1;0)" office:value-type="float" office:value="0" calcext:value-type="float">
            <text:p>0</text:p>
          </table:table-cell>
          <table:table-cell table:style-name="ce1523" table:formula="of:=IF(AND(ISNUMBER([.D323]);ISNUMBER([.H323]);[.D323]&lt;[.H323]);1;0)" office:value-type="float" office:value="1" calcext:value-type="float">
            <text:p>1</text:p>
          </table:table-cell>
          <table:table-cell/>
          <table:table-cell table:formula="of:=IF(AND(ISNUMBER([.D323]);ISNUMBER([.H323]);[.D323]&gt;[.H323]);[.D323]-[.H323];0)" office:value-type="float" office:value="0" calcext:value-type="float">
            <text:p>0</text:p>
          </table:table-cell>
          <table:table-cell table:formula="of:=IF(AND(ISNUMBER([.D323]);ISNUMBER([.H323]);[.D323]&lt;[.H323]);[.H323]-[.D323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2.p</text:p>
          </table:table-cell>
          <table:table-cell office:value-type="float" office:value="466" calcext:value-type="float">
            <text:p>466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324" table:formula="of:=IF(AND(ISNUMBER([.D324]);ISNUMBER([.H324]);[.D324]&gt;[.H324]);1;0)" office:value-type="float" office:value="0" calcext:value-type="float">
            <text:p>0</text:p>
          </table:table-cell>
          <table:table-cell table:style-name="ce1524" table:formula="of:=IF(AND(ISNUMBER([.D324]);ISNUMBER([.H324]);[.D324]&lt;[.H324]);1;0)" office:value-type="float" office:value="1" calcext:value-type="float">
            <text:p>1</text:p>
          </table:table-cell>
          <table:table-cell/>
          <table:table-cell table:formula="of:=IF(AND(ISNUMBER([.D324]);ISNUMBER([.H324]);[.D324]&gt;[.H324]);[.D324]-[.H324];0)" office:value-type="float" office:value="0" calcext:value-type="float">
            <text:p>0</text:p>
          </table:table-cell>
          <table:table-cell table:formula="of:=IF(AND(ISNUMBER([.D324]);ISNUMBER([.H324]);[.D324]&lt;[.H324]);[.H324]-[.D324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3.p</text:p>
          </table:table-cell>
          <table:table-cell office:value-type="float" office:value="486" calcext:value-type="float">
            <text:p>486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style-name="ce325" table:formula="of:=IF(AND(ISNUMBER([.D325]);ISNUMBER([.H325]);[.D325]&gt;[.H325]);1;0)" office:value-type="float" office:value="0" calcext:value-type="float">
            <text:p>0</text:p>
          </table:table-cell>
          <table:table-cell table:style-name="ce1525" table:formula="of:=IF(AND(ISNUMBER([.D325]);ISNUMBER([.H325]);[.D325]&lt;[.H325]);1;0)" office:value-type="float" office:value="1" calcext:value-type="float">
            <text:p>1</text:p>
          </table:table-cell>
          <table:table-cell/>
          <table:table-cell table:formula="of:=IF(AND(ISNUMBER([.D325]);ISNUMBER([.H325]);[.D325]&gt;[.H325]);[.D325]-[.H325];0)" office:value-type="float" office:value="0" calcext:value-type="float">
            <text:p>0</text:p>
          </table:table-cell>
          <table:table-cell table:formula="of:=IF(AND(ISNUMBER([.D325]);ISNUMBER([.H325]);[.D325]&lt;[.H325]);[.H325]-[.D325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4.p</text:p>
          </table:table-cell>
          <table:table-cell office:value-type="float" office:value="506" calcext:value-type="float">
            <text:p>506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style-name="ce326" table:formula="of:=IF(AND(ISNUMBER([.D326]);ISNUMBER([.H326]);[.D326]&gt;[.H326]);1;0)" office:value-type="float" office:value="0" calcext:value-type="float">
            <text:p>0</text:p>
          </table:table-cell>
          <table:table-cell table:style-name="ce1526" table:formula="of:=IF(AND(ISNUMBER([.D326]);ISNUMBER([.H326]);[.D326]&lt;[.H326]);1;0)" office:value-type="float" office:value="1" calcext:value-type="float">
            <text:p>1</text:p>
          </table:table-cell>
          <table:table-cell/>
          <table:table-cell table:formula="of:=IF(AND(ISNUMBER([.D326]);ISNUMBER([.H326]);[.D326]&gt;[.H326]);[.D326]-[.H326];0)" office:value-type="float" office:value="0" calcext:value-type="float">
            <text:p>0</text:p>
          </table:table-cell>
          <table:table-cell table:formula="of:=IF(AND(ISNUMBER([.D326]);ISNUMBER([.H326]);[.D326]&lt;[.H326]);[.H326]-[.D326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5.p</text:p>
          </table:table-cell>
          <table:table-cell office:value-type="float" office:value="465" calcext:value-type="float">
            <text:p>465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ce327" table:formula="of:=IF(AND(ISNUMBER([.D327]);ISNUMBER([.H327]);[.D327]&gt;[.H327]);1;0)" office:value-type="float" office:value="0" calcext:value-type="float">
            <text:p>0</text:p>
          </table:table-cell>
          <table:table-cell table:style-name="ce1527" table:formula="of:=IF(AND(ISNUMBER([.D327]);ISNUMBER([.H327]);[.D327]&lt;[.H327]);1;0)" office:value-type="float" office:value="1" calcext:value-type="float">
            <text:p>1</text:p>
          </table:table-cell>
          <table:table-cell/>
          <table:table-cell table:formula="of:=IF(AND(ISNUMBER([.D327]);ISNUMBER([.H327]);[.D327]&gt;[.H327]);[.D327]-[.H327];0)" office:value-type="float" office:value="0" calcext:value-type="float">
            <text:p>0</text:p>
          </table:table-cell>
          <table:table-cell table:formula="of:=IF(AND(ISNUMBER([.D327]);ISNUMBER([.H327]);[.D327]&lt;[.H327]);[.H327]-[.D327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6.p</text:p>
          </table:table-cell>
          <table:table-cell office:value-type="float" office:value="546" calcext:value-type="float">
            <text:p>546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328" table:formula="of:=IF(AND(ISNUMBER([.D328]);ISNUMBER([.H328]);[.D328]&gt;[.H328]);1;0)" office:value-type="float" office:value="0" calcext:value-type="float">
            <text:p>0</text:p>
          </table:table-cell>
          <table:table-cell table:style-name="ce1528" table:formula="of:=IF(AND(ISNUMBER([.D328]);ISNUMBER([.H328]);[.D328]&lt;[.H328]);1;0)" office:value-type="float" office:value="1" calcext:value-type="float">
            <text:p>1</text:p>
          </table:table-cell>
          <table:table-cell/>
          <table:table-cell table:formula="of:=IF(AND(ISNUMBER([.D328]);ISNUMBER([.H328]);[.D328]&gt;[.H328]);[.D328]-[.H328];0)" office:value-type="float" office:value="0" calcext:value-type="float">
            <text:p>0</text:p>
          </table:table-cell>
          <table:table-cell table:formula="of:=IF(AND(ISNUMBER([.D328]);ISNUMBER([.H328]);[.D328]&lt;[.H328]);[.H328]-[.D328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7.p</text:p>
          </table:table-cell>
          <table:table-cell office:value-type="float" office:value="501" calcext:value-type="float">
            <text:p>501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ce329" table:formula="of:=IF(AND(ISNUMBER([.D329]);ISNUMBER([.H329]);[.D329]&gt;[.H329]);1;0)" office:value-type="float" office:value="0" calcext:value-type="float">
            <text:p>0</text:p>
          </table:table-cell>
          <table:table-cell table:style-name="ce1529" table:formula="of:=IF(AND(ISNUMBER([.D329]);ISNUMBER([.H329]);[.D329]&lt;[.H329]);1;0)" office:value-type="float" office:value="1" calcext:value-type="float">
            <text:p>1</text:p>
          </table:table-cell>
          <table:table-cell/>
          <table:table-cell table:formula="of:=IF(AND(ISNUMBER([.D329]);ISNUMBER([.H329]);[.D329]&gt;[.H329]);[.D329]-[.H329];0)" office:value-type="float" office:value="0" calcext:value-type="float">
            <text:p>0</text:p>
          </table:table-cell>
          <table:table-cell table:formula="of:=IF(AND(ISNUMBER([.D329]);ISNUMBER([.H329]);[.D329]&lt;[.H329]);[.H329]-[.D329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8.p</text:p>
          </table:table-cell>
          <table:table-cell office:value-type="float" office:value="586" calcext:value-type="float">
            <text:p>586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ce330" table:formula="of:=IF(AND(ISNUMBER([.D330]);ISNUMBER([.H330]);[.D330]&gt;[.H330]);1;0)" office:value-type="float" office:value="0" calcext:value-type="float">
            <text:p>0</text:p>
          </table:table-cell>
          <table:table-cell table:style-name="ce1530" table:formula="of:=IF(AND(ISNUMBER([.D330]);ISNUMBER([.H330]);[.D330]&lt;[.H330]);1;0)" office:value-type="float" office:value="1" calcext:value-type="float">
            <text:p>1</text:p>
          </table:table-cell>
          <table:table-cell/>
          <table:table-cell table:formula="of:=IF(AND(ISNUMBER([.D330]);ISNUMBER([.H330]);[.D330]&gt;[.H330]);[.D330]-[.H330];0)" office:value-type="float" office:value="0" calcext:value-type="float">
            <text:p>0</text:p>
          </table:table-cell>
          <table:table-cell table:formula="of:=IF(AND(ISNUMBER([.D330]);ISNUMBER([.H330]);[.D330]&lt;[.H330]);[.H330]-[.D330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9.p</text:p>
          </table:table-cell>
          <table:table-cell office:value-type="float" office:value="537" calcext:value-type="float">
            <text:p>537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style-name="ce331" table:formula="of:=IF(AND(ISNUMBER([.D331]);ISNUMBER([.H331]);[.D331]&gt;[.H331]);1;0)" office:value-type="float" office:value="0" calcext:value-type="float">
            <text:p>0</text:p>
          </table:table-cell>
          <table:table-cell table:style-name="ce1531" table:formula="of:=IF(AND(ISNUMBER([.D331]);ISNUMBER([.H331]);[.D331]&lt;[.H331]);1;0)" office:value-type="float" office:value="1" calcext:value-type="float">
            <text:p>1</text:p>
          </table:table-cell>
          <table:table-cell/>
          <table:table-cell table:formula="of:=IF(AND(ISNUMBER([.D331]);ISNUMBER([.H331]);[.D331]&gt;[.H331]);[.D331]-[.H331];0)" office:value-type="float" office:value="0" calcext:value-type="float">
            <text:p>0</text:p>
          </table:table-cell>
          <table:table-cell table:formula="of:=IF(AND(ISNUMBER([.D331]);ISNUMBER([.H331]);[.D331]&lt;[.H331]);[.H331]-[.D331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0.p</text:p>
          </table:table-cell>
          <table:table-cell office:value-type="float" office:value="555" calcext:value-type="float">
            <text:p>555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332" table:formula="of:=IF(AND(ISNUMBER([.D332]);ISNUMBER([.H332]);[.D332]&gt;[.H332]);1;0)" office:value-type="float" office:value="0" calcext:value-type="float">
            <text:p>0</text:p>
          </table:table-cell>
          <table:table-cell table:style-name="ce1532" table:formula="of:=IF(AND(ISNUMBER([.D332]);ISNUMBER([.H332]);[.D332]&lt;[.H332]);1;0)" office:value-type="float" office:value="1" calcext:value-type="float">
            <text:p>1</text:p>
          </table:table-cell>
          <table:table-cell/>
          <table:table-cell table:formula="of:=IF(AND(ISNUMBER([.D332]);ISNUMBER([.H332]);[.D332]&gt;[.H332]);[.D332]-[.H332];0)" office:value-type="float" office:value="0" calcext:value-type="float">
            <text:p>0</text:p>
          </table:table-cell>
          <table:table-cell table:formula="of:=IF(AND(ISNUMBER([.D332]);ISNUMBER([.H332]);[.D332]&lt;[.H332]);[.H332]-[.D332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1.p</text:p>
          </table:table-cell>
          <table:table-cell office:value-type="float" office:value="573" calcext:value-type="float">
            <text:p>573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ce333" table:formula="of:=IF(AND(ISNUMBER([.D333]);ISNUMBER([.H333]);[.D333]&gt;[.H333]);1;0)" office:value-type="float" office:value="0" calcext:value-type="float">
            <text:p>0</text:p>
          </table:table-cell>
          <table:table-cell table:style-name="ce1533" table:formula="of:=IF(AND(ISNUMBER([.D333]);ISNUMBER([.H333]);[.D333]&lt;[.H333]);1;0)" office:value-type="float" office:value="1" calcext:value-type="float">
            <text:p>1</text:p>
          </table:table-cell>
          <table:table-cell/>
          <table:table-cell table:formula="of:=IF(AND(ISNUMBER([.D333]);ISNUMBER([.H333]);[.D333]&gt;[.H333]);[.D333]-[.H333];0)" office:value-type="float" office:value="0" calcext:value-type="float">
            <text:p>0</text:p>
          </table:table-cell>
          <table:table-cell table:formula="of:=IF(AND(ISNUMBER([.D333]);ISNUMBER([.H333]);[.D333]&lt;[.H333]);[.H333]-[.D333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2.p</text:p>
          </table:table-cell>
          <table:table-cell office:value-type="float" office:value="591" calcext:value-type="float">
            <text:p>591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334" table:formula="of:=IF(AND(ISNUMBER([.D334]);ISNUMBER([.H334]);[.D334]&gt;[.H334]);1;0)" office:value-type="float" office:value="0" calcext:value-type="float">
            <text:p>0</text:p>
          </table:table-cell>
          <table:table-cell table:style-name="ce1534" table:formula="of:=IF(AND(ISNUMBER([.D334]);ISNUMBER([.H334]);[.D334]&lt;[.H334]);1;0)" office:value-type="float" office:value="1" calcext:value-type="float">
            <text:p>1</text:p>
          </table:table-cell>
          <table:table-cell/>
          <table:table-cell table:formula="of:=IF(AND(ISNUMBER([.D334]);ISNUMBER([.H334]);[.D334]&gt;[.H334]);[.D334]-[.H334];0)" office:value-type="float" office:value="0" calcext:value-type="float">
            <text:p>0</text:p>
          </table:table-cell>
          <table:table-cell table:formula="of:=IF(AND(ISNUMBER([.D334]);ISNUMBER([.H334]);[.D334]&lt;[.H334]);[.H334]-[.D334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3.p</text:p>
          </table:table-cell>
          <table:table-cell office:value-type="float" office:value="686" calcext:value-type="float">
            <text:p>686</text:p>
          </table:table-cell>
          <table:table-cell office:value-type="float" office:value="69" calcext:value-type="float">
            <text:p>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style-name="ce335" table:formula="of:=IF(AND(ISNUMBER([.D335]);ISNUMBER([.H335]);[.D335]&gt;[.H335]);1;0)" office:value-type="float" office:value="0" calcext:value-type="float">
            <text:p>0</text:p>
          </table:table-cell>
          <table:table-cell table:style-name="ce1535" table:formula="of:=IF(AND(ISNUMBER([.D335]);ISNUMBER([.H335]);[.D335]&lt;[.H335]);1;0)" office:value-type="float" office:value="1" calcext:value-type="float">
            <text:p>1</text:p>
          </table:table-cell>
          <table:table-cell/>
          <table:table-cell table:formula="of:=IF(AND(ISNUMBER([.D335]);ISNUMBER([.H335]);[.D335]&gt;[.H335]);[.D335]-[.H335];0)" office:value-type="float" office:value="0" calcext:value-type="float">
            <text:p>0</text:p>
          </table:table-cell>
          <table:table-cell table:formula="of:=IF(AND(ISNUMBER([.D335]);ISNUMBER([.H335]);[.D335]&lt;[.H335]);[.H335]-[.D335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4.p</text:p>
          </table:table-cell>
          <table:table-cell office:value-type="float" office:value="627" calcext:value-type="float">
            <text:p>627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71" calcext:value-type="float">
            <text:p>7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style-name="ce336" table:formula="of:=IF(AND(ISNUMBER([.D336]);ISNUMBER([.H336]);[.D336]&gt;[.H336]);1;0)" office:value-type="float" office:value="0" calcext:value-type="float">
            <text:p>0</text:p>
          </table:table-cell>
          <table:table-cell table:style-name="ce1536" table:formula="of:=IF(AND(ISNUMBER([.D336]);ISNUMBER([.H336]);[.D336]&lt;[.H336]);1;0)" office:value-type="float" office:value="1" calcext:value-type="float">
            <text:p>1</text:p>
          </table:table-cell>
          <table:table-cell/>
          <table:table-cell table:formula="of:=IF(AND(ISNUMBER([.D336]);ISNUMBER([.H336]);[.D336]&gt;[.H336]);[.D336]-[.H336];0)" office:value-type="float" office:value="0" calcext:value-type="float">
            <text:p>0</text:p>
          </table:table-cell>
          <table:table-cell table:formula="of:=IF(AND(ISNUMBER([.D336]);ISNUMBER([.H336]);[.D336]&lt;[.H336]);[.H336]-[.D336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5.p</text:p>
          </table:table-cell>
          <table:table-cell office:value-type="float" office:value="726" calcext:value-type="float">
            <text:p>726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74" calcext:value-type="float">
            <text:p>74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style-name="ce337" table:formula="of:=IF(AND(ISNUMBER([.D337]);ISNUMBER([.H337]);[.D337]&gt;[.H337]);1;0)" office:value-type="float" office:value="0" calcext:value-type="float">
            <text:p>0</text:p>
          </table:table-cell>
          <table:table-cell table:style-name="ce1537" table:formula="of:=IF(AND(ISNUMBER([.D337]);ISNUMBER([.H337]);[.D337]&lt;[.H337]);1;0)" office:value-type="float" office:value="1" calcext:value-type="float">
            <text:p>1</text:p>
          </table:table-cell>
          <table:table-cell/>
          <table:table-cell table:formula="of:=IF(AND(ISNUMBER([.D337]);ISNUMBER([.H337]);[.D337]&gt;[.H337]);[.D337]-[.H337];0)" office:value-type="float" office:value="0" calcext:value-type="float">
            <text:p>0</text:p>
          </table:table-cell>
          <table:table-cell table:formula="of:=IF(AND(ISNUMBER([.D337]);ISNUMBER([.H337]);[.D337]&lt;[.H337]);[.H337]-[.D337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6.p</text:p>
          </table:table-cell>
          <table:table-cell office:value-type="float" office:value="663" calcext:value-type="float">
            <text:p>663</text:p>
          </table:table-cell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ce338" table:formula="of:=IF(AND(ISNUMBER([.D338]);ISNUMBER([.H338]);[.D338]&gt;[.H338]);1;0)" office:value-type="float" office:value="0" calcext:value-type="float">
            <text:p>0</text:p>
          </table:table-cell>
          <table:table-cell table:style-name="ce1538" table:formula="of:=IF(AND(ISNUMBER([.D338]);ISNUMBER([.H338]);[.D338]&lt;[.H338]);1;0)" office:value-type="float" office:value="1" calcext:value-type="float">
            <text:p>1</text:p>
          </table:table-cell>
          <table:table-cell/>
          <table:table-cell table:formula="of:=IF(AND(ISNUMBER([.D338]);ISNUMBER([.H338]);[.D338]&gt;[.H338]);[.D338]-[.H338];0)" office:value-type="float" office:value="0" calcext:value-type="float">
            <text:p>0</text:p>
          </table:table-cell>
          <table:table-cell table:formula="of:=IF(AND(ISNUMBER([.D338]);ISNUMBER([.H338]);[.D338]&lt;[.H338]);[.H338]-[.D338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7.p</text:p>
          </table:table-cell>
          <table:table-cell office:value-type="float" office:value="766" calcext:value-type="float">
            <text:p>766</text:p>
          </table:table-cell>
          <table:table-cell office:value-type="float" office:value="77" calcext:value-type="float">
            <text:p>7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78" calcext:value-type="float">
            <text:p>78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style-name="ce339" table:formula="of:=IF(AND(ISNUMBER([.D339]);ISNUMBER([.H339]);[.D339]&gt;[.H339]);1;0)" office:value-type="float" office:value="0" calcext:value-type="float">
            <text:p>0</text:p>
          </table:table-cell>
          <table:table-cell table:style-name="ce1539" table:formula="of:=IF(AND(ISNUMBER([.D339]);ISNUMBER([.H339]);[.D339]&lt;[.H339]);1;0)" office:value-type="float" office:value="1" calcext:value-type="float">
            <text:p>1</text:p>
          </table:table-cell>
          <table:table-cell/>
          <table:table-cell table:formula="of:=IF(AND(ISNUMBER([.D339]);ISNUMBER([.H339]);[.D339]&gt;[.H339]);[.D339]-[.H339];0)" office:value-type="float" office:value="0" calcext:value-type="float">
            <text:p>0</text:p>
          </table:table-cell>
          <table:table-cell table:formula="of:=IF(AND(ISNUMBER([.D339]);ISNUMBER([.H339]);[.D339]&lt;[.H339]);[.H339]-[.D339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8.p</text:p>
          </table:table-cell>
          <table:table-cell office:value-type="float" office:value="699" calcext:value-type="float">
            <text:p>699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79" calcext:value-type="float">
            <text:p>79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style-name="ce340" table:formula="of:=IF(AND(ISNUMBER([.D340]);ISNUMBER([.H340]);[.D340]&gt;[.H340]);1;0)" office:value-type="float" office:value="0" calcext:value-type="float">
            <text:p>0</text:p>
          </table:table-cell>
          <table:table-cell table:style-name="ce1540" table:formula="of:=IF(AND(ISNUMBER([.D340]);ISNUMBER([.H340]);[.D340]&lt;[.H340]);1;0)" office:value-type="float" office:value="1" calcext:value-type="float">
            <text:p>1</text:p>
          </table:table-cell>
          <table:table-cell/>
          <table:table-cell table:formula="of:=IF(AND(ISNUMBER([.D340]);ISNUMBER([.H340]);[.D340]&gt;[.H340]);[.D340]-[.H340];0)" office:value-type="float" office:value="0" calcext:value-type="float">
            <text:p>0</text:p>
          </table:table-cell>
          <table:table-cell table:formula="of:=IF(AND(ISNUMBER([.D340]);ISNUMBER([.H340]);[.D340]&lt;[.H340]);[.H340]-[.D340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9.p</text:p>
          </table:table-cell>
          <table:table-cell office:value-type="float" office:value="806" calcext:value-type="float">
            <text:p>806</text:p>
          </table:table-cell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82" calcext:value-type="float">
            <text:p>82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style-name="ce341" table:formula="of:=IF(AND(ISNUMBER([.D341]);ISNUMBER([.H341]);[.D341]&gt;[.H341]);1;0)" office:value-type="float" office:value="0" calcext:value-type="float">
            <text:p>0</text:p>
          </table:table-cell>
          <table:table-cell table:style-name="ce1541" table:formula="of:=IF(AND(ISNUMBER([.D341]);ISNUMBER([.H341]);[.D341]&lt;[.H341]);1;0)" office:value-type="float" office:value="1" calcext:value-type="float">
            <text:p>1</text:p>
          </table:table-cell>
          <table:table-cell/>
          <table:table-cell table:formula="of:=IF(AND(ISNUMBER([.D341]);ISNUMBER([.H341]);[.D341]&gt;[.H341]);[.D341]-[.H341];0)" office:value-type="float" office:value="0" calcext:value-type="float">
            <text:p>0</text:p>
          </table:table-cell>
          <table:table-cell table:formula="of:=IF(AND(ISNUMBER([.D341]);ISNUMBER([.H341]);[.D341]&lt;[.H341]);[.H341]-[.D341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0.p</text:p>
          </table:table-cell>
          <table:table-cell office:value-type="float" office:value="735" calcext:value-type="float">
            <text:p>735</text:p>
          </table:table-cell>
          <table:table-cell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83" calcext:value-type="float">
            <text:p>83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style-name="ce342" table:formula="of:=IF(AND(ISNUMBER([.D342]);ISNUMBER([.H342]);[.D342]&gt;[.H342]);1;0)" office:value-type="float" office:value="0" calcext:value-type="float">
            <text:p>0</text:p>
          </table:table-cell>
          <table:table-cell table:style-name="ce1542" table:formula="of:=IF(AND(ISNUMBER([.D342]);ISNUMBER([.H342]);[.D342]&lt;[.H342]);1;0)" office:value-type="float" office:value="1" calcext:value-type="float">
            <text:p>1</text:p>
          </table:table-cell>
          <table:table-cell/>
          <table:table-cell table:formula="of:=IF(AND(ISNUMBER([.D342]);ISNUMBER([.H342]);[.D342]&gt;[.H342]);[.D342]-[.H342];0)" office:value-type="float" office:value="0" calcext:value-type="float">
            <text:p>0</text:p>
          </table:table-cell>
          <table:table-cell table:formula="of:=IF(AND(ISNUMBER([.D342]);ISNUMBER([.H342]);[.D342]&lt;[.H342]);[.H342]-[.D342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1.p</text:p>
          </table:table-cell>
          <table:table-cell office:value-type="float" office:value="846" calcext:value-type="float">
            <text:p>846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ce343" table:formula="of:=IF(AND(ISNUMBER([.D343]);ISNUMBER([.H343]);[.D343]&gt;[.H343]);1;0)" office:value-type="float" office:value="0" calcext:value-type="float">
            <text:p>0</text:p>
          </table:table-cell>
          <table:table-cell table:style-name="ce1543" table:formula="of:=IF(AND(ISNUMBER([.D343]);ISNUMBER([.H343]);[.D343]&lt;[.H343]);1;0)" office:value-type="float" office:value="1" calcext:value-type="float">
            <text:p>1</text:p>
          </table:table-cell>
          <table:table-cell/>
          <table:table-cell table:formula="of:=IF(AND(ISNUMBER([.D343]);ISNUMBER([.H343]);[.D343]&gt;[.H343]);[.D343]-[.H343];0)" office:value-type="float" office:value="0" calcext:value-type="float">
            <text:p>0</text:p>
          </table:table-cell>
          <table:table-cell table:formula="of:=IF(AND(ISNUMBER([.D343]);ISNUMBER([.H343]);[.D343]&lt;[.H343]);[.H343]-[.D343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2.p</text:p>
          </table:table-cell>
          <table:table-cell office:value-type="float" office:value="771" calcext:value-type="float">
            <text:p>771</text:p>
          </table:table-cell>
          <table:table-cell office:value-type="float" office:value="86" calcext:value-type="float">
            <text:p>86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87" calcext:value-type="float">
            <text:p>87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ce344" table:formula="of:=IF(AND(ISNUMBER([.D344]);ISNUMBER([.H344]);[.D344]&gt;[.H344]);1;0)" office:value-type="float" office:value="0" calcext:value-type="float">
            <text:p>0</text:p>
          </table:table-cell>
          <table:table-cell table:style-name="ce1544" table:formula="of:=IF(AND(ISNUMBER([.D344]);ISNUMBER([.H344]);[.D344]&lt;[.H344]);1;0)" office:value-type="float" office:value="1" calcext:value-type="float">
            <text:p>1</text:p>
          </table:table-cell>
          <table:table-cell/>
          <table:table-cell table:formula="of:=IF(AND(ISNUMBER([.D344]);ISNUMBER([.H344]);[.D344]&gt;[.H344]);[.D344]-[.H344];0)" office:value-type="float" office:value="0" calcext:value-type="float">
            <text:p>0</text:p>
          </table:table-cell>
          <table:table-cell table:formula="of:=IF(AND(ISNUMBER([.D344]);ISNUMBER([.H344]);[.D344]&lt;[.H344]);[.H344]-[.D344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3.p</text:p>
          </table:table-cell>
          <table:table-cell office:value-type="float" office:value="886" calcext:value-type="float">
            <text:p>886</text:p>
          </table:table-cell>
          <table:table-cell office:value-type="float" office:value="89" calcext:value-type="float">
            <text:p>89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90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345" table:formula="of:=IF(AND(ISNUMBER([.D345]);ISNUMBER([.H345]);[.D345]&gt;[.H345]);1;0)" office:value-type="float" office:value="0" calcext:value-type="float">
            <text:p>0</text:p>
          </table:table-cell>
          <table:table-cell table:style-name="ce1545" table:formula="of:=IF(AND(ISNUMBER([.D345]);ISNUMBER([.H345]);[.D345]&lt;[.H345]);1;0)" office:value-type="float" office:value="1" calcext:value-type="float">
            <text:p>1</text:p>
          </table:table-cell>
          <table:table-cell/>
          <table:table-cell table:formula="of:=IF(AND(ISNUMBER([.D345]);ISNUMBER([.H345]);[.D345]&gt;[.H345]);[.D345]-[.H345];0)" office:value-type="float" office:value="0" calcext:value-type="float">
            <text:p>0</text:p>
          </table:table-cell>
          <table:table-cell table:formula="of:=IF(AND(ISNUMBER([.D345]);ISNUMBER([.H345]);[.D345]&lt;[.H345]);[.H345]-[.D345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4.p</text:p>
          </table:table-cell>
          <table:table-cell office:value-type="float" office:value="807" calcext:value-type="float">
            <text:p>807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91" calcext:value-type="float">
            <text:p>91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style-name="ce346" table:formula="of:=IF(AND(ISNUMBER([.D346]);ISNUMBER([.H346]);[.D346]&gt;[.H346]);1;0)" office:value-type="float" office:value="0" calcext:value-type="float">
            <text:p>0</text:p>
          </table:table-cell>
          <table:table-cell table:style-name="ce1546" table:formula="of:=IF(AND(ISNUMBER([.D346]);ISNUMBER([.H346]);[.D346]&lt;[.H346]);1;0)" office:value-type="float" office:value="1" calcext:value-type="float">
            <text:p>1</text:p>
          </table:table-cell>
          <table:table-cell/>
          <table:table-cell table:formula="of:=IF(AND(ISNUMBER([.D346]);ISNUMBER([.H346]);[.D346]&gt;[.H346]);[.D346]-[.H346];0)" office:value-type="float" office:value="0" calcext:value-type="float">
            <text:p>0</text:p>
          </table:table-cell>
          <table:table-cell table:formula="of:=IF(AND(ISNUMBER([.D346]);ISNUMBER([.H346]);[.D346]&lt;[.H346]);[.H346]-[.D346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5.p</text:p>
          </table:table-cell>
          <table:table-cell office:value-type="float" office:value="926" calcext:value-type="float">
            <text:p>926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style-name="ce347" table:formula="of:=IF(AND(ISNUMBER([.D347]);ISNUMBER([.H347]);[.D347]&gt;[.H347]);1;0)" office:value-type="float" office:value="0" calcext:value-type="float">
            <text:p>0</text:p>
          </table:table-cell>
          <table:table-cell table:style-name="ce1547" table:formula="of:=IF(AND(ISNUMBER([.D347]);ISNUMBER([.H347]);[.D347]&lt;[.H347]);1;0)" office:value-type="float" office:value="1" calcext:value-type="float">
            <text:p>1</text:p>
          </table:table-cell>
          <table:table-cell/>
          <table:table-cell table:formula="of:=IF(AND(ISNUMBER([.D347]);ISNUMBER([.H347]);[.D347]&gt;[.H347]);[.D347]-[.H347];0)" office:value-type="float" office:value="0" calcext:value-type="float">
            <text:p>0</text:p>
          </table:table-cell>
          <table:table-cell table:formula="of:=IF(AND(ISNUMBER([.D347]);ISNUMBER([.H347]);[.D347]&lt;[.H347]);[.H347]-[.D347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6.p</text:p>
          </table:table-cell>
          <table:table-cell office:value-type="float" office:value="843" calcext:value-type="float">
            <text:p>843</text:p>
          </table:table-cell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95" calcext:value-type="float">
            <text:p>95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table:style-name="ce348" table:formula="of:=IF(AND(ISNUMBER([.D348]);ISNUMBER([.H348]);[.D348]&gt;[.H348]);1;0)" office:value-type="float" office:value="0" calcext:value-type="float">
            <text:p>0</text:p>
          </table:table-cell>
          <table:table-cell table:style-name="ce1548" table:formula="of:=IF(AND(ISNUMBER([.D348]);ISNUMBER([.H348]);[.D348]&lt;[.H348]);1;0)" office:value-type="float" office:value="1" calcext:value-type="float">
            <text:p>1</text:p>
          </table:table-cell>
          <table:table-cell/>
          <table:table-cell table:formula="of:=IF(AND(ISNUMBER([.D348]);ISNUMBER([.H348]);[.D348]&gt;[.H348]);[.D348]-[.H348];0)" office:value-type="float" office:value="0" calcext:value-type="float">
            <text:p>0</text:p>
          </table:table-cell>
          <table:table-cell table:formula="of:=IF(AND(ISNUMBER([.D348]);ISNUMBER([.H348]);[.D348]&lt;[.H348]);[.H348]-[.D348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7.p</text:p>
          </table:table-cell>
          <table:table-cell office:value-type="float" office:value="966" calcext:value-type="float">
            <text:p>966</text:p>
          </table:table-cell>
          <table:table-cell office:value-type="float" office:value="97" calcext:value-type="float">
            <text:p>97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98" calcext:value-type="float">
            <text:p>98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style-name="ce349" table:formula="of:=IF(AND(ISNUMBER([.D349]);ISNUMBER([.H349]);[.D349]&gt;[.H349]);1;0)" office:value-type="float" office:value="0" calcext:value-type="float">
            <text:p>0</text:p>
          </table:table-cell>
          <table:table-cell table:style-name="ce1549" table:formula="of:=IF(AND(ISNUMBER([.D349]);ISNUMBER([.H349]);[.D349]&lt;[.H349]);1;0)" office:value-type="float" office:value="1" calcext:value-type="float">
            <text:p>1</text:p>
          </table:table-cell>
          <table:table-cell/>
          <table:table-cell table:formula="of:=IF(AND(ISNUMBER([.D349]);ISNUMBER([.H349]);[.D349]&gt;[.H349]);[.D349]-[.H349];0)" office:value-type="float" office:value="0" calcext:value-type="float">
            <text:p>0</text:p>
          </table:table-cell>
          <table:table-cell table:formula="of:=IF(AND(ISNUMBER([.D349]);ISNUMBER([.H349]);[.D349]&lt;[.H349]);[.H349]-[.D349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8.p</text:p>
          </table:table-cell>
          <table:table-cell office:value-type="float" office:value="879" calcext:value-type="float">
            <text:p>879</text:p>
          </table:table-cell>
          <table:table-cell office:value-type="float" office:value="98" calcext:value-type="float">
            <text:p>98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99" calcext:value-type="float">
            <text:p>99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style-name="ce350" table:formula="of:=IF(AND(ISNUMBER([.D350]);ISNUMBER([.H350]);[.D350]&gt;[.H350]);1;0)" office:value-type="float" office:value="0" calcext:value-type="float">
            <text:p>0</text:p>
          </table:table-cell>
          <table:table-cell table:style-name="ce1550" table:formula="of:=IF(AND(ISNUMBER([.D350]);ISNUMBER([.H350]);[.D350]&lt;[.H350]);1;0)" office:value-type="float" office:value="1" calcext:value-type="float">
            <text:p>1</text:p>
          </table:table-cell>
          <table:table-cell/>
          <table:table-cell table:formula="of:=IF(AND(ISNUMBER([.D350]);ISNUMBER([.H350]);[.D350]&gt;[.H350]);[.D350]-[.H350];0)" office:value-type="float" office:value="0" calcext:value-type="float">
            <text:p>0</text:p>
          </table:table-cell>
          <table:table-cell table:formula="of:=IF(AND(ISNUMBER([.D350]);ISNUMBER([.H350]);[.D350]&lt;[.H350]);[.H350]-[.D350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9.p</text:p>
          </table:table-cell>
          <table:table-cell office:value-type="float" office:value="1006" calcext:value-type="float">
            <text:p>1006</text:p>
          </table:table-cell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02" calcext:value-type="float">
            <text:p>102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style-name="ce351" table:formula="of:=IF(AND(ISNUMBER([.D351]);ISNUMBER([.H351]);[.D351]&gt;[.H351]);1;0)" office:value-type="float" office:value="0" calcext:value-type="float">
            <text:p>0</text:p>
          </table:table-cell>
          <table:table-cell table:style-name="ce1551" table:formula="of:=IF(AND(ISNUMBER([.D351]);ISNUMBER([.H351]);[.D351]&lt;[.H351]);1;0)" office:value-type="float" office:value="1" calcext:value-type="float">
            <text:p>1</text:p>
          </table:table-cell>
          <table:table-cell/>
          <table:table-cell table:formula="of:=IF(AND(ISNUMBER([.D351]);ISNUMBER([.H351]);[.D351]&gt;[.H351]);[.D351]-[.H351];0)" office:value-type="float" office:value="0" calcext:value-type="float">
            <text:p>0</text:p>
          </table:table-cell>
          <table:table-cell table:formula="of:=IF(AND(ISNUMBER([.D351]);ISNUMBER([.H351]);[.D351]&lt;[.H351]);[.H351]-[.D351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50.p</text:p>
          </table:table-cell>
          <table:table-cell office:value-type="float" office:value="1026" calcext:value-type="float">
            <text:p>1026</text:p>
          </table:table-cell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04" calcext:value-type="float">
            <text:p>104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style-name="ce352" table:formula="of:=IF(AND(ISNUMBER([.D352]);ISNUMBER([.H352]);[.D352]&gt;[.H352]);1;0)" office:value-type="float" office:value="0" calcext:value-type="float">
            <text:p>0</text:p>
          </table:table-cell>
          <table:table-cell table:style-name="ce1552" table:formula="of:=IF(AND(ISNUMBER([.D352]);ISNUMBER([.H352]);[.D352]&lt;[.H352]);1;0)" office:value-type="float" office:value="1" calcext:value-type="float">
            <text:p>1</text:p>
          </table:table-cell>
          <table:table-cell/>
          <table:table-cell table:formula="of:=IF(AND(ISNUMBER([.D352]);ISNUMBER([.H352]);[.D352]&gt;[.H352]);[.D352]-[.H352];0)" office:value-type="float" office:value="0" calcext:value-type="float">
            <text:p>0</text:p>
          </table:table-cell>
          <table:table-cell table:formula="of:=IF(AND(ISNUMBER([.D352]);ISNUMBER([.H352]);[.D352]&lt;[.H352]);[.H352]-[.D352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6+1.00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53" table:formula="of:=IF(AND(ISNUMBER([.D353]);ISNUMBER([.H353]);[.D353]&gt;[.H353]);1;0)" office:value-type="float" office:value="0" calcext:value-type="float">
            <text:p>0</text:p>
          </table:table-cell>
          <table:table-cell table:style-name="ce1553" table:formula="of:=IF(AND(ISNUMBER([.D353]);ISNUMBER([.H353]);[.D353]&lt;[.H353]);1;0)" office:value-type="float" office:value="0" calcext:value-type="float">
            <text:p>0</text:p>
          </table:table-cell>
          <table:table-cell/>
          <table:table-cell table:formula="of:=IF(AND(ISNUMBER([.D353]);ISNUMBER([.H353]);[.D353]&gt;[.H353]);[.D353]-[.H353];0)" office:value-type="float" office:value="0" calcext:value-type="float">
            <text:p>0</text:p>
          </table:table-cell>
          <table:table-cell table:formula="of:=IF(AND(ISNUMBER([.D353]);ISNUMBER([.H353]);[.D353]&lt;[.H353]);[.H353]-[.D3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02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354" table:formula="of:=IF(AND(ISNUMBER([.D354]);ISNUMBER([.H354]);[.D354]&gt;[.H354]);1;0)" office:value-type="float" office:value="0" calcext:value-type="float">
            <text:p>0</text:p>
          </table:table-cell>
          <table:table-cell table:style-name="ce1554" table:formula="of:=IF(AND(ISNUMBER([.D354]);ISNUMBER([.H354]);[.D354]&lt;[.H354]);1;0)" office:value-type="float" office:value="1" calcext:value-type="float">
            <text:p>1</text:p>
          </table:table-cell>
          <table:table-cell/>
          <table:table-cell table:formula="of:=IF(AND(ISNUMBER([.D354]);ISNUMBER([.H354]);[.D354]&gt;[.H354]);[.D354]-[.H354];0)" office:value-type="float" office:value="0" calcext:value-type="float">
            <text:p>0</text:p>
          </table:table-cell>
          <table:table-cell table:formula="of:=IF(AND(ISNUMBER([.D354]);ISNUMBER([.H354]);[.D354]&lt;[.H354]);[.H354]-[.D354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6+1.003.p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55" table:formula="of:=IF(AND(ISNUMBER([.D355]);ISNUMBER([.H355]);[.D355]&gt;[.H355]);1;0)" office:value-type="float" office:value="0" calcext:value-type="float">
            <text:p>0</text:p>
          </table:table-cell>
          <table:table-cell table:style-name="ce1555" table:formula="of:=IF(AND(ISNUMBER([.D355]);ISNUMBER([.H355]);[.D355]&lt;[.H355]);1;0)" office:value-type="float" office:value="1" calcext:value-type="float">
            <text:p>1</text:p>
          </table:table-cell>
          <table:table-cell/>
          <table:table-cell table:formula="of:=IF(AND(ISNUMBER([.D355]);ISNUMBER([.H355]);[.D355]&gt;[.H355]);[.D355]-[.H355];0)" office:value-type="float" office:value="0" calcext:value-type="float">
            <text:p>0</text:p>
          </table:table-cell>
          <table:table-cell table:formula="of:=IF(AND(ISNUMBER([.D355]);ISNUMBER([.H355]);[.D355]&lt;[.H355]);[.H355]-[.D355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6+1.004.p</text:p>
          </table:table-cell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56" table:formula="of:=IF(AND(ISNUMBER([.D356]);ISNUMBER([.H356]);[.D356]&gt;[.H356]);1;0)" office:value-type="float" office:value="1" calcext:value-type="float">
            <text:p>1</text:p>
          </table:table-cell>
          <table:table-cell table:style-name="ce1556" table:formula="of:=IF(AND(ISNUMBER([.D356]);ISNUMBER([.H356]);[.D356]&lt;[.H356]);1;0)" office:value-type="float" office:value="0" calcext:value-type="float">
            <text:p>0</text:p>
          </table:table-cell>
          <table:table-cell/>
          <table:table-cell table:formula="of:=IF(AND(ISNUMBER([.D356]);ISNUMBER([.H356]);[.D356]&gt;[.H356]);[.D356]-[.H356];0)" office:value-type="float" office:value="3" calcext:value-type="float">
            <text:p>3</text:p>
          </table:table-cell>
          <table:table-cell table:formula="of:=IF(AND(ISNUMBER([.D356]);ISNUMBER([.H356]);[.D356]&lt;[.H356]);[.H356]-[.D3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05.p</text:p>
          </table:table-cell>
          <table:table-cell office:value-type="float" office:value="479" calcext:value-type="float">
            <text:p>479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357" table:formula="of:=IF(AND(ISNUMBER([.D357]);ISNUMBER([.H357]);[.D357]&gt;[.H357]);1;0)" office:value-type="float" office:value="1" calcext:value-type="float">
            <text:p>1</text:p>
          </table:table-cell>
          <table:table-cell table:style-name="ce1557" table:formula="of:=IF(AND(ISNUMBER([.D357]);ISNUMBER([.H357]);[.D357]&lt;[.H357]);1;0)" office:value-type="float" office:value="0" calcext:value-type="float">
            <text:p>0</text:p>
          </table:table-cell>
          <table:table-cell/>
          <table:table-cell table:formula="of:=IF(AND(ISNUMBER([.D357]);ISNUMBER([.H357]);[.D357]&gt;[.H357]);[.D357]-[.H357];0)" office:value-type="float" office:value="15" calcext:value-type="float">
            <text:p>15</text:p>
          </table:table-cell>
          <table:table-cell table:formula="of:=IF(AND(ISNUMBER([.D357]);ISNUMBER([.H357]);[.D357]&lt;[.H357]);[.H357]-[.D3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06.p</text:p>
          </table:table-cell>
          <table:table-cell office:value-type="float" office:value="1119" calcext:value-type="float">
            <text:p>1119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358" table:formula="of:=IF(AND(ISNUMBER([.D358]);ISNUMBER([.H358]);[.D358]&gt;[.H358]);1;0)" office:value-type="float" office:value="1" calcext:value-type="float">
            <text:p>1</text:p>
          </table:table-cell>
          <table:table-cell table:style-name="ce1558" table:formula="of:=IF(AND(ISNUMBER([.D358]);ISNUMBER([.H358]);[.D358]&lt;[.H358]);1;0)" office:value-type="float" office:value="0" calcext:value-type="float">
            <text:p>0</text:p>
          </table:table-cell>
          <table:table-cell/>
          <table:table-cell table:formula="of:=IF(AND(ISNUMBER([.D358]);ISNUMBER([.H358]);[.D358]&gt;[.H358]);[.D358]-[.H358];0)" office:value-type="float" office:value="43" calcext:value-type="float">
            <text:p>43</text:p>
          </table:table-cell>
          <table:table-cell table:formula="of:=IF(AND(ISNUMBER([.D358]);ISNUMBER([.H358]);[.D358]&lt;[.H358]);[.H358]-[.D3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07.p</text:p>
          </table:table-cell>
          <table:table-cell office:value-type="float" office:value="2559" calcext:value-type="float">
            <text:p>255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359" table:formula="of:=IF(AND(ISNUMBER([.D359]);ISNUMBER([.H359]);[.D359]&gt;[.H359]);1;0)" office:value-type="float" office:value="1" calcext:value-type="float">
            <text:p>1</text:p>
          </table:table-cell>
          <table:table-cell table:style-name="ce1559" table:formula="of:=IF(AND(ISNUMBER([.D359]);ISNUMBER([.H359]);[.D359]&lt;[.H359]);1;0)" office:value-type="float" office:value="0" calcext:value-type="float">
            <text:p>0</text:p>
          </table:table-cell>
          <table:table-cell/>
          <table:table-cell table:formula="of:=IF(AND(ISNUMBER([.D359]);ISNUMBER([.H359]);[.D359]&gt;[.H359]);[.D359]-[.H359];0)" office:value-type="float" office:value="103" calcext:value-type="float">
            <text:p>103</text:p>
          </table:table-cell>
          <table:table-cell table:formula="of:=IF(AND(ISNUMBER([.D359]);ISNUMBER([.H359]);[.D359]&lt;[.H359]);[.H359]-[.D3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08.p</text:p>
          </table:table-cell>
          <table:table-cell office:value-type="float" office:value="5759" calcext:value-type="float">
            <text:p>5759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360" table:formula="of:=IF(AND(ISNUMBER([.D360]);ISNUMBER([.H360]);[.D360]&gt;[.H360]);1;0)" office:value-type="float" office:value="1" calcext:value-type="float">
            <text:p>1</text:p>
          </table:table-cell>
          <table:table-cell table:style-name="ce1560" table:formula="of:=IF(AND(ISNUMBER([.D360]);ISNUMBER([.H360]);[.D360]&lt;[.H360]);1;0)" office:value-type="float" office:value="0" calcext:value-type="float">
            <text:p>0</text:p>
          </table:table-cell>
          <table:table-cell/>
          <table:table-cell table:formula="of:=IF(AND(ISNUMBER([.D360]);ISNUMBER([.H360]);[.D360]&gt;[.H360]);[.D360]-[.H360];0)" office:value-type="float" office:value="227" calcext:value-type="float">
            <text:p>227</text:p>
          </table:table-cell>
          <table:table-cell table:formula="of:=IF(AND(ISNUMBER([.D360]);ISNUMBER([.H360]);[.D360]&lt;[.H360]);[.H360]-[.D3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09.p</text:p>
          </table:table-cell>
          <table:table-cell office:value-type="float" office:value="12799" calcext:value-type="float">
            <text:p>12799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361" table:formula="of:=IF(AND(ISNUMBER([.D361]);ISNUMBER([.H361]);[.D361]&gt;[.H361]);1;0)" office:value-type="float" office:value="1" calcext:value-type="float">
            <text:p>1</text:p>
          </table:table-cell>
          <table:table-cell table:style-name="ce1561" table:formula="of:=IF(AND(ISNUMBER([.D361]);ISNUMBER([.H361]);[.D361]&lt;[.H361]);1;0)" office:value-type="float" office:value="0" calcext:value-type="float">
            <text:p>0</text:p>
          </table:table-cell>
          <table:table-cell/>
          <table:table-cell table:formula="of:=IF(AND(ISNUMBER([.D361]);ISNUMBER([.H361]);[.D361]&gt;[.H361]);[.D361]-[.H361];0)" office:value-type="float" office:value="479" calcext:value-type="float">
            <text:p>479</text:p>
          </table:table-cell>
          <table:table-cell table:formula="of:=IF(AND(ISNUMBER([.D361]);ISNUMBER([.H361]);[.D361]&lt;[.H361]);[.H361]-[.D3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0.p</text:p>
          </table:table-cell>
          <table:table-cell office:value-type="float" office:value="28159" calcext:value-type="float">
            <text:p>28159</text:p>
          </table:table-cell>
          <table:table-cell office:value-type="float" office:value="1024" calcext:value-type="float">
            <text:p>102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362" table:formula="of:=IF(AND(ISNUMBER([.D362]);ISNUMBER([.H362]);[.D362]&gt;[.H362]);1;0)" office:value-type="float" office:value="1" calcext:value-type="float">
            <text:p>1</text:p>
          </table:table-cell>
          <table:table-cell table:style-name="ce1562" table:formula="of:=IF(AND(ISNUMBER([.D362]);ISNUMBER([.H362]);[.D362]&lt;[.H362]);1;0)" office:value-type="float" office:value="0" calcext:value-type="float">
            <text:p>0</text:p>
          </table:table-cell>
          <table:table-cell/>
          <table:table-cell table:formula="of:=IF(AND(ISNUMBER([.D362]);ISNUMBER([.H362]);[.D362]&gt;[.H362]);[.D362]-[.H362];0)" office:value-type="float" office:value="987" calcext:value-type="float">
            <text:p>987</text:p>
          </table:table-cell>
          <table:table-cell table:formula="of:=IF(AND(ISNUMBER([.D362]);ISNUMBER([.H362]);[.D362]&lt;[.H362]);[.H362]-[.D3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1.p</text:p>
          </table:table-cell>
          <table:table-cell office:value-type="float" office:value="61439" calcext:value-type="float">
            <text:p>61439</text:p>
          </table:table-cell>
          <table:table-cell office:value-type="float" office:value="2048" calcext:value-type="float">
            <text:p>20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363" table:formula="of:=IF(AND(ISNUMBER([.D363]);ISNUMBER([.H363]);[.D363]&gt;[.H363]);1;0)" office:value-type="float" office:value="1" calcext:value-type="float">
            <text:p>1</text:p>
          </table:table-cell>
          <table:table-cell table:style-name="ce1563" table:formula="of:=IF(AND(ISNUMBER([.D363]);ISNUMBER([.H363]);[.D363]&lt;[.H363]);1;0)" office:value-type="float" office:value="0" calcext:value-type="float">
            <text:p>0</text:p>
          </table:table-cell>
          <table:table-cell/>
          <table:table-cell table:formula="of:=IF(AND(ISNUMBER([.D363]);ISNUMBER([.H363]);[.D363]&gt;[.H363]);[.D363]-[.H363];0)" office:value-type="float" office:value="2007" calcext:value-type="float">
            <text:p>2007</text:p>
          </table:table-cell>
          <table:table-cell table:formula="of:=IF(AND(ISNUMBER([.D363]);ISNUMBER([.H363]);[.D363]&lt;[.H363]);[.H363]-[.D3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2.p</text:p>
          </table:table-cell>
          <table:table-cell office:value-type="float" office:value="133119" calcext:value-type="float">
            <text:p>133119</text:p>
          </table:table-cell>
          <table:table-cell office:value-type="float" office:value="4096" calcext:value-type="float">
            <text:p>409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364" table:formula="of:=IF(AND(ISNUMBER([.D364]);ISNUMBER([.H364]);[.D364]&gt;[.H364]);1;0)" office:value-type="float" office:value="1" calcext:value-type="float">
            <text:p>1</text:p>
          </table:table-cell>
          <table:table-cell table:style-name="ce1564" table:formula="of:=IF(AND(ISNUMBER([.D364]);ISNUMBER([.H364]);[.D364]&lt;[.H364]);1;0)" office:value-type="float" office:value="0" calcext:value-type="float">
            <text:p>0</text:p>
          </table:table-cell>
          <table:table-cell/>
          <table:table-cell table:formula="of:=IF(AND(ISNUMBER([.D364]);ISNUMBER([.H364]);[.D364]&gt;[.H364]);[.D364]-[.H364];0)" office:value-type="float" office:value="4051" calcext:value-type="float">
            <text:p>4051</text:p>
          </table:table-cell>
          <table:table-cell table:formula="of:=IF(AND(ISNUMBER([.D364]);ISNUMBER([.H364]);[.D364]&lt;[.H364]);[.H364]-[.D3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3.p</text:p>
          </table:table-cell>
          <table:table-cell office:value-type="float" office:value="286719" calcext:value-type="float">
            <text:p>286719</text:p>
          </table:table-cell>
          <table:table-cell office:value-type="float" office:value="8192" calcext:value-type="float">
            <text:p>819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365" table:formula="of:=IF(AND(ISNUMBER([.D365]);ISNUMBER([.H365]);[.D365]&gt;[.H365]);1;0)" office:value-type="float" office:value="1" calcext:value-type="float">
            <text:p>1</text:p>
          </table:table-cell>
          <table:table-cell table:style-name="ce1565" table:formula="of:=IF(AND(ISNUMBER([.D365]);ISNUMBER([.H365]);[.D365]&lt;[.H365]);1;0)" office:value-type="float" office:value="0" calcext:value-type="float">
            <text:p>0</text:p>
          </table:table-cell>
          <table:table-cell/>
          <table:table-cell table:formula="of:=IF(AND(ISNUMBER([.D365]);ISNUMBER([.H365]);[.D365]&gt;[.H365]);[.D365]-[.H365];0)" office:value-type="float" office:value="8143" calcext:value-type="float">
            <text:p>8143</text:p>
          </table:table-cell>
          <table:table-cell table:formula="of:=IF(AND(ISNUMBER([.D365]);ISNUMBER([.H365]);[.D365]&lt;[.H365]);[.H365]-[.D3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4.p</text:p>
          </table:table-cell>
          <table:table-cell office:value-type="float" office:value="614399" calcext:value-type="float">
            <text:p>614399</text:p>
          </table:table-cell>
          <table:table-cell office:value-type="float" office:value="16384" calcext:value-type="float">
            <text:p>1638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366" table:formula="of:=IF(AND(ISNUMBER([.D366]);ISNUMBER([.H366]);[.D366]&gt;[.H366]);1;0)" office:value-type="float" office:value="1" calcext:value-type="float">
            <text:p>1</text:p>
          </table:table-cell>
          <table:table-cell table:style-name="ce1566" table:formula="of:=IF(AND(ISNUMBER([.D366]);ISNUMBER([.H366]);[.D366]&lt;[.H366]);1;0)" office:value-type="float" office:value="0" calcext:value-type="float">
            <text:p>0</text:p>
          </table:table-cell>
          <table:table-cell/>
          <table:table-cell table:formula="of:=IF(AND(ISNUMBER([.D366]);ISNUMBER([.H366]);[.D366]&gt;[.H366]);[.D366]-[.H366];0)" office:value-type="float" office:value="16331" calcext:value-type="float">
            <text:p>16331</text:p>
          </table:table-cell>
          <table:table-cell table:formula="of:=IF(AND(ISNUMBER([.D366]);ISNUMBER([.H366]);[.D366]&lt;[.H366]);[.H366]-[.D3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5.p</text:p>
          </table:table-cell>
          <table:table-cell office:value-type="float" office:value="1310719" calcext:value-type="float">
            <text:p>1310719</text:p>
          </table:table-cell>
          <table:table-cell office:value-type="float" office:value="32768" calcext:value-type="float">
            <text:p>3276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367" table:formula="of:=IF(AND(ISNUMBER([.D367]);ISNUMBER([.H367]);[.D367]&gt;[.H367]);1;0)" office:value-type="float" office:value="1" calcext:value-type="float">
            <text:p>1</text:p>
          </table:table-cell>
          <table:table-cell table:style-name="ce1567" table:formula="of:=IF(AND(ISNUMBER([.D367]);ISNUMBER([.H367]);[.D367]&lt;[.H367]);1;0)" office:value-type="float" office:value="0" calcext:value-type="float">
            <text:p>0</text:p>
          </table:table-cell>
          <table:table-cell/>
          <table:table-cell table:formula="of:=IF(AND(ISNUMBER([.D367]);ISNUMBER([.H367]);[.D367]&gt;[.H367]);[.D367]-[.H367];0)" office:value-type="float" office:value="32711" calcext:value-type="float">
            <text:p>32711</text:p>
          </table:table-cell>
          <table:table-cell table:formula="of:=IF(AND(ISNUMBER([.D367]);ISNUMBER([.H367]);[.D367]&lt;[.H367]);[.H367]-[.D3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6.p</text:p>
          </table:table-cell>
          <table:table-cell office:value-type="float" office:value="2785279" calcext:value-type="float">
            <text:p>2785279</text:p>
          </table:table-cell>
          <table:table-cell office:value-type="float" office:value="65536" calcext:value-type="float">
            <text:p>6553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style-name="ce368" table:formula="of:=IF(AND(ISNUMBER([.D368]);ISNUMBER([.H368]);[.D368]&gt;[.H368]);1;0)" office:value-type="float" office:value="1" calcext:value-type="float">
            <text:p>1</text:p>
          </table:table-cell>
          <table:table-cell table:style-name="ce1568" table:formula="of:=IF(AND(ISNUMBER([.D368]);ISNUMBER([.H368]);[.D368]&lt;[.H368]);1;0)" office:value-type="float" office:value="0" calcext:value-type="float">
            <text:p>0</text:p>
          </table:table-cell>
          <table:table-cell/>
          <table:table-cell table:formula="of:=IF(AND(ISNUMBER([.D368]);ISNUMBER([.H368]);[.D368]&gt;[.H368]);[.D368]-[.H368];0)" office:value-type="float" office:value="65475" calcext:value-type="float">
            <text:p>65475</text:p>
          </table:table-cell>
          <table:table-cell table:formula="of:=IF(AND(ISNUMBER([.D368]);ISNUMBER([.H368]);[.D368]&lt;[.H368]);[.H368]-[.D3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7.p</text:p>
          </table:table-cell>
          <table:table-cell office:value-type="float" office:value="5898239" calcext:value-type="float">
            <text:p>589823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369" table:formula="of:=IF(AND(ISNUMBER([.D369]);ISNUMBER([.H369]);[.D369]&gt;[.H369]);1;0)" office:value-type="float" office:value="1" calcext:value-type="float">
            <text:p>1</text:p>
          </table:table-cell>
          <table:table-cell table:style-name="ce1569" table:formula="of:=IF(AND(ISNUMBER([.D369]);ISNUMBER([.H369]);[.D369]&lt;[.H369]);1;0)" office:value-type="float" office:value="0" calcext:value-type="float">
            <text:p>0</text:p>
          </table:table-cell>
          <table:table-cell/>
          <table:table-cell table:formula="of:=IF(AND(ISNUMBER([.D369]);ISNUMBER([.H369]);[.D369]&gt;[.H369]);[.D369]-[.H369];0)" office:value-type="float" office:value="131007" calcext:value-type="float">
            <text:p>131007</text:p>
          </table:table-cell>
          <table:table-cell table:formula="of:=IF(AND(ISNUMBER([.D369]);ISNUMBER([.H369]);[.D369]&lt;[.H369]);[.H369]-[.D3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8.p</text:p>
          </table:table-cell>
          <table:table-cell office:value-type="float" office:value="12451839" calcext:value-type="float">
            <text:p>1245183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370" table:formula="of:=IF(AND(ISNUMBER([.D370]);ISNUMBER([.H370]);[.D370]&gt;[.H370]);1;0)" office:value-type="float" office:value="1" calcext:value-type="float">
            <text:p>1</text:p>
          </table:table-cell>
          <table:table-cell table:style-name="ce1570" table:formula="of:=IF(AND(ISNUMBER([.D370]);ISNUMBER([.H370]);[.D370]&lt;[.H370]);1;0)" office:value-type="float" office:value="0" calcext:value-type="float">
            <text:p>0</text:p>
          </table:table-cell>
          <table:table-cell/>
          <table:table-cell table:formula="of:=IF(AND(ISNUMBER([.D370]);ISNUMBER([.H370]);[.D370]&gt;[.H370]);[.D370]-[.H370];0)" office:value-type="float" office:value="262075" calcext:value-type="float">
            <text:p>262075</text:p>
          </table:table-cell>
          <table:table-cell table:formula="of:=IF(AND(ISNUMBER([.D370]);ISNUMBER([.H370]);[.D370]&lt;[.H370]);[.H370]-[.D3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9.p</text:p>
          </table:table-cell>
          <table:table-cell office:value-type="float" office:value="26214399" calcext:value-type="float">
            <text:p>26214399</text:p>
          </table:table-cell>
          <table:table-cell office:value-type="float" office:value="524288" calcext:value-type="float">
            <text:p>52428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style-name="ce371" table:formula="of:=IF(AND(ISNUMBER([.D371]);ISNUMBER([.H371]);[.D371]&gt;[.H371]);1;0)" office:value-type="float" office:value="1" calcext:value-type="float">
            <text:p>1</text:p>
          </table:table-cell>
          <table:table-cell table:style-name="ce1571" table:formula="of:=IF(AND(ISNUMBER([.D371]);ISNUMBER([.H371]);[.D371]&lt;[.H371]);1;0)" office:value-type="float" office:value="0" calcext:value-type="float">
            <text:p>0</text:p>
          </table:table-cell>
          <table:table-cell/>
          <table:table-cell table:formula="of:=IF(AND(ISNUMBER([.D371]);ISNUMBER([.H371]);[.D371]&gt;[.H371]);[.D371]-[.H371];0)" office:value-type="float" office:value="524215" calcext:value-type="float">
            <text:p>524215</text:p>
          </table:table-cell>
          <table:table-cell table:formula="of:=IF(AND(ISNUMBER([.D371]);ISNUMBER([.H371]);[.D371]&lt;[.H371]);[.H371]-[.D3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0.p</text:p>
          </table:table-cell>
          <table:table-cell office:value-type="float" office:value="55050239" calcext:value-type="float">
            <text:p>5505023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ce372" table:formula="of:=IF(AND(ISNUMBER([.D372]);ISNUMBER([.H372]);[.D372]&gt;[.H372]);1;0)" office:value-type="float" office:value="1" calcext:value-type="float">
            <text:p>1</text:p>
          </table:table-cell>
          <table:table-cell table:style-name="ce1572" table:formula="of:=IF(AND(ISNUMBER([.D372]);ISNUMBER([.H372]);[.D372]&lt;[.H372]);1;0)" office:value-type="float" office:value="0" calcext:value-type="float">
            <text:p>0</text:p>
          </table:table-cell>
          <table:table-cell/>
          <table:table-cell table:formula="of:=IF(AND(ISNUMBER([.D372]);ISNUMBER([.H372]);[.D372]&gt;[.H372]);[.D372]-[.H372];0)" office:value-type="float" office:value="1048499" calcext:value-type="float">
            <text:p>1048499</text:p>
          </table:table-cell>
          <table:table-cell table:formula="of:=IF(AND(ISNUMBER([.D372]);ISNUMBER([.H372]);[.D372]&lt;[.H372]);[.H372]-[.D3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1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73" table:formula="of:=IF(AND(ISNUMBER([.D373]);ISNUMBER([.H373]);[.D373]&gt;[.H373]);1;0)" office:value-type="float" office:value="0" calcext:value-type="float">
            <text:p>0</text:p>
          </table:table-cell>
          <table:table-cell table:style-name="ce1573" table:formula="of:=IF(AND(ISNUMBER([.D373]);ISNUMBER([.H373]);[.D373]&lt;[.H373]);1;0)" office:value-type="float" office:value="0" calcext:value-type="float">
            <text:p>0</text:p>
          </table:table-cell>
          <table:table-cell/>
          <table:table-cell table:formula="of:=IF(AND(ISNUMBER([.D373]);ISNUMBER([.H373]);[.D373]&gt;[.H373]);[.D373]-[.H373];0)" office:value-type="float" office:value="0" calcext:value-type="float">
            <text:p>0</text:p>
          </table:table-cell>
          <table:table-cell table:formula="of:=IF(AND(ISNUMBER([.D373]);ISNUMBER([.H373]);[.D373]&lt;[.H373]);[.H373]-[.D3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2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74" table:formula="of:=IF(AND(ISNUMBER([.D374]);ISNUMBER([.H374]);[.D374]&gt;[.H374]);1;0)" office:value-type="float" office:value="0" calcext:value-type="float">
            <text:p>0</text:p>
          </table:table-cell>
          <table:table-cell table:style-name="ce1574" table:formula="of:=IF(AND(ISNUMBER([.D374]);ISNUMBER([.H374]);[.D374]&lt;[.H374]);1;0)" office:value-type="float" office:value="0" calcext:value-type="float">
            <text:p>0</text:p>
          </table:table-cell>
          <table:table-cell/>
          <table:table-cell table:formula="of:=IF(AND(ISNUMBER([.D374]);ISNUMBER([.H374]);[.D374]&gt;[.H374]);[.D374]-[.H374];0)" office:value-type="float" office:value="0" calcext:value-type="float">
            <text:p>0</text:p>
          </table:table-cell>
          <table:table-cell table:formula="of:=IF(AND(ISNUMBER([.D374]);ISNUMBER([.H374]);[.D374]&lt;[.H374]);[.H374]-[.D3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3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75" table:formula="of:=IF(AND(ISNUMBER([.D375]);ISNUMBER([.H375]);[.D375]&gt;[.H375]);1;0)" office:value-type="float" office:value="0" calcext:value-type="float">
            <text:p>0</text:p>
          </table:table-cell>
          <table:table-cell table:style-name="ce1575" table:formula="of:=IF(AND(ISNUMBER([.D375]);ISNUMBER([.H375]);[.D375]&lt;[.H375]);1;0)" office:value-type="float" office:value="0" calcext:value-type="float">
            <text:p>0</text:p>
          </table:table-cell>
          <table:table-cell/>
          <table:table-cell table:formula="of:=IF(AND(ISNUMBER([.D375]);ISNUMBER([.H375]);[.D375]&gt;[.H375]);[.D375]-[.H375];0)" office:value-type="float" office:value="0" calcext:value-type="float">
            <text:p>0</text:p>
          </table:table-cell>
          <table:table-cell table:formula="of:=IF(AND(ISNUMBER([.D375]);ISNUMBER([.H375]);[.D375]&lt;[.H375]);[.H375]-[.D3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4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76" table:formula="of:=IF(AND(ISNUMBER([.D376]);ISNUMBER([.H376]);[.D376]&gt;[.H376]);1;0)" office:value-type="float" office:value="0" calcext:value-type="float">
            <text:p>0</text:p>
          </table:table-cell>
          <table:table-cell table:style-name="ce1576" table:formula="of:=IF(AND(ISNUMBER([.D376]);ISNUMBER([.H376]);[.D376]&lt;[.H376]);1;0)" office:value-type="float" office:value="0" calcext:value-type="float">
            <text:p>0</text:p>
          </table:table-cell>
          <table:table-cell/>
          <table:table-cell table:formula="of:=IF(AND(ISNUMBER([.D376]);ISNUMBER([.H376]);[.D376]&gt;[.H376]);[.D376]-[.H376];0)" office:value-type="float" office:value="0" calcext:value-type="float">
            <text:p>0</text:p>
          </table:table-cell>
          <table:table-cell table:formula="of:=IF(AND(ISNUMBER([.D376]);ISNUMBER([.H376]);[.D376]&lt;[.H376]);[.H376]-[.D3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5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77" table:formula="of:=IF(AND(ISNUMBER([.D377]);ISNUMBER([.H377]);[.D377]&gt;[.H377]);1;0)" office:value-type="float" office:value="0" calcext:value-type="float">
            <text:p>0</text:p>
          </table:table-cell>
          <table:table-cell table:style-name="ce1577" table:formula="of:=IF(AND(ISNUMBER([.D377]);ISNUMBER([.H377]);[.D377]&lt;[.H377]);1;0)" office:value-type="float" office:value="0" calcext:value-type="float">
            <text:p>0</text:p>
          </table:table-cell>
          <table:table-cell/>
          <table:table-cell table:formula="of:=IF(AND(ISNUMBER([.D377]);ISNUMBER([.H377]);[.D377]&gt;[.H377]);[.D377]-[.H377];0)" office:value-type="float" office:value="0" calcext:value-type="float">
            <text:p>0</text:p>
          </table:table-cell>
          <table:table-cell table:formula="of:=IF(AND(ISNUMBER([.D377]);ISNUMBER([.H377]);[.D377]&lt;[.H377]);[.H377]-[.D3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6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78" table:formula="of:=IF(AND(ISNUMBER([.D378]);ISNUMBER([.H378]);[.D378]&gt;[.H378]);1;0)" office:value-type="float" office:value="0" calcext:value-type="float">
            <text:p>0</text:p>
          </table:table-cell>
          <table:table-cell table:style-name="ce1578" table:formula="of:=IF(AND(ISNUMBER([.D378]);ISNUMBER([.H378]);[.D378]&lt;[.H378]);1;0)" office:value-type="float" office:value="0" calcext:value-type="float">
            <text:p>0</text:p>
          </table:table-cell>
          <table:table-cell/>
          <table:table-cell table:formula="of:=IF(AND(ISNUMBER([.D378]);ISNUMBER([.H378]);[.D378]&gt;[.H378]);[.D378]-[.H378];0)" office:value-type="float" office:value="0" calcext:value-type="float">
            <text:p>0</text:p>
          </table:table-cell>
          <table:table-cell table:formula="of:=IF(AND(ISNUMBER([.D378]);ISNUMBER([.H378]);[.D378]&lt;[.H378]);[.H378]-[.D3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7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79" table:formula="of:=IF(AND(ISNUMBER([.D379]);ISNUMBER([.H379]);[.D379]&gt;[.H379]);1;0)" office:value-type="float" office:value="0" calcext:value-type="float">
            <text:p>0</text:p>
          </table:table-cell>
          <table:table-cell table:style-name="ce1579" table:formula="of:=IF(AND(ISNUMBER([.D379]);ISNUMBER([.H379]);[.D379]&lt;[.H379]);1;0)" office:value-type="float" office:value="0" calcext:value-type="float">
            <text:p>0</text:p>
          </table:table-cell>
          <table:table-cell/>
          <table:table-cell table:formula="of:=IF(AND(ISNUMBER([.D379]);ISNUMBER([.H379]);[.D379]&gt;[.H379]);[.D379]-[.H379];0)" office:value-type="float" office:value="0" calcext:value-type="float">
            <text:p>0</text:p>
          </table:table-cell>
          <table:table-cell table:formula="of:=IF(AND(ISNUMBER([.D379]);ISNUMBER([.H379]);[.D379]&lt;[.H379]);[.H379]-[.D3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8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80" table:formula="of:=IF(AND(ISNUMBER([.D380]);ISNUMBER([.H380]);[.D380]&gt;[.H380]);1;0)" office:value-type="float" office:value="0" calcext:value-type="float">
            <text:p>0</text:p>
          </table:table-cell>
          <table:table-cell table:style-name="ce1580" table:formula="of:=IF(AND(ISNUMBER([.D380]);ISNUMBER([.H380]);[.D380]&lt;[.H380]);1;0)" office:value-type="float" office:value="0" calcext:value-type="float">
            <text:p>0</text:p>
          </table:table-cell>
          <table:table-cell/>
          <table:table-cell table:formula="of:=IF(AND(ISNUMBER([.D380]);ISNUMBER([.H380]);[.D380]&gt;[.H380]);[.D380]-[.H380];0)" office:value-type="float" office:value="0" calcext:value-type="float">
            <text:p>0</text:p>
          </table:table-cell>
          <table:table-cell table:formula="of:=IF(AND(ISNUMBER([.D380]);ISNUMBER([.H380]);[.D380]&lt;[.H380]);[.H380]-[.D3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9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81" table:formula="of:=IF(AND(ISNUMBER([.D381]);ISNUMBER([.H381]);[.D381]&gt;[.H381]);1;0)" office:value-type="float" office:value="0" calcext:value-type="float">
            <text:p>0</text:p>
          </table:table-cell>
          <table:table-cell table:style-name="ce1581" table:formula="of:=IF(AND(ISNUMBER([.D381]);ISNUMBER([.H381]);[.D381]&lt;[.H381]);1;0)" office:value-type="float" office:value="0" calcext:value-type="float">
            <text:p>0</text:p>
          </table:table-cell>
          <table:table-cell/>
          <table:table-cell table:formula="of:=IF(AND(ISNUMBER([.D381]);ISNUMBER([.H381]);[.D381]&gt;[.H381]);[.D381]-[.H381];0)" office:value-type="float" office:value="0" calcext:value-type="float">
            <text:p>0</text:p>
          </table:table-cell>
          <table:table-cell table:formula="of:=IF(AND(ISNUMBER([.D381]);ISNUMBER([.H381]);[.D381]&lt;[.H381]);[.H381]-[.D3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0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82" table:formula="of:=IF(AND(ISNUMBER([.D382]);ISNUMBER([.H382]);[.D382]&gt;[.H382]);1;0)" office:value-type="float" office:value="0" calcext:value-type="float">
            <text:p>0</text:p>
          </table:table-cell>
          <table:table-cell table:style-name="ce1582" table:formula="of:=IF(AND(ISNUMBER([.D382]);ISNUMBER([.H382]);[.D382]&lt;[.H382]);1;0)" office:value-type="float" office:value="0" calcext:value-type="float">
            <text:p>0</text:p>
          </table:table-cell>
          <table:table-cell/>
          <table:table-cell table:formula="of:=IF(AND(ISNUMBER([.D382]);ISNUMBER([.H382]);[.D382]&gt;[.H382]);[.D382]-[.H382];0)" office:value-type="float" office:value="0" calcext:value-type="float">
            <text:p>0</text:p>
          </table:table-cell>
          <table:table-cell table:formula="of:=IF(AND(ISNUMBER([.D382]);ISNUMBER([.H382]);[.D382]&lt;[.H382]);[.H382]-[.D3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1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83" table:formula="of:=IF(AND(ISNUMBER([.D383]);ISNUMBER([.H383]);[.D383]&gt;[.H383]);1;0)" office:value-type="float" office:value="0" calcext:value-type="float">
            <text:p>0</text:p>
          </table:table-cell>
          <table:table-cell table:style-name="ce1583" table:formula="of:=IF(AND(ISNUMBER([.D383]);ISNUMBER([.H383]);[.D383]&lt;[.H383]);1;0)" office:value-type="float" office:value="0" calcext:value-type="float">
            <text:p>0</text:p>
          </table:table-cell>
          <table:table-cell/>
          <table:table-cell table:formula="of:=IF(AND(ISNUMBER([.D383]);ISNUMBER([.H383]);[.D383]&gt;[.H383]);[.D383]-[.H383];0)" office:value-type="float" office:value="0" calcext:value-type="float">
            <text:p>0</text:p>
          </table:table-cell>
          <table:table-cell table:formula="of:=IF(AND(ISNUMBER([.D383]);ISNUMBER([.H383]);[.D383]&lt;[.H383]);[.H383]-[.D3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2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84" table:formula="of:=IF(AND(ISNUMBER([.D384]);ISNUMBER([.H384]);[.D384]&gt;[.H384]);1;0)" office:value-type="float" office:value="0" calcext:value-type="float">
            <text:p>0</text:p>
          </table:table-cell>
          <table:table-cell table:style-name="ce1584" table:formula="of:=IF(AND(ISNUMBER([.D384]);ISNUMBER([.H384]);[.D384]&lt;[.H384]);1;0)" office:value-type="float" office:value="0" calcext:value-type="float">
            <text:p>0</text:p>
          </table:table-cell>
          <table:table-cell/>
          <table:table-cell table:formula="of:=IF(AND(ISNUMBER([.D384]);ISNUMBER([.H384]);[.D384]&gt;[.H384]);[.D384]-[.H384];0)" office:value-type="float" office:value="0" calcext:value-type="float">
            <text:p>0</text:p>
          </table:table-cell>
          <table:table-cell table:formula="of:=IF(AND(ISNUMBER([.D384]);ISNUMBER([.H384]);[.D384]&lt;[.H384]);[.H384]-[.D3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3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85" table:formula="of:=IF(AND(ISNUMBER([.D385]);ISNUMBER([.H385]);[.D385]&gt;[.H385]);1;0)" office:value-type="float" office:value="0" calcext:value-type="float">
            <text:p>0</text:p>
          </table:table-cell>
          <table:table-cell table:style-name="ce1585" table:formula="of:=IF(AND(ISNUMBER([.D385]);ISNUMBER([.H385]);[.D385]&lt;[.H385]);1;0)" office:value-type="float" office:value="0" calcext:value-type="float">
            <text:p>0</text:p>
          </table:table-cell>
          <table:table-cell/>
          <table:table-cell table:formula="of:=IF(AND(ISNUMBER([.D385]);ISNUMBER([.H385]);[.D385]&gt;[.H385]);[.D385]-[.H385];0)" office:value-type="float" office:value="0" calcext:value-type="float">
            <text:p>0</text:p>
          </table:table-cell>
          <table:table-cell table:formula="of:=IF(AND(ISNUMBER([.D385]);ISNUMBER([.H385]);[.D385]&lt;[.H385]);[.H385]-[.D3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4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86" table:formula="of:=IF(AND(ISNUMBER([.D386]);ISNUMBER([.H386]);[.D386]&gt;[.H386]);1;0)" office:value-type="float" office:value="0" calcext:value-type="float">
            <text:p>0</text:p>
          </table:table-cell>
          <table:table-cell table:style-name="ce1586" table:formula="of:=IF(AND(ISNUMBER([.D386]);ISNUMBER([.H386]);[.D386]&lt;[.H386]);1;0)" office:value-type="float" office:value="0" calcext:value-type="float">
            <text:p>0</text:p>
          </table:table-cell>
          <table:table-cell/>
          <table:table-cell table:formula="of:=IF(AND(ISNUMBER([.D386]);ISNUMBER([.H386]);[.D386]&gt;[.H386]);[.D386]-[.H386];0)" office:value-type="float" office:value="0" calcext:value-type="float">
            <text:p>0</text:p>
          </table:table-cell>
          <table:table-cell table:formula="of:=IF(AND(ISNUMBER([.D386]);ISNUMBER([.H386]);[.D386]&lt;[.H386]);[.H386]-[.D3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5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87" table:formula="of:=IF(AND(ISNUMBER([.D387]);ISNUMBER([.H387]);[.D387]&gt;[.H387]);1;0)" office:value-type="float" office:value="0" calcext:value-type="float">
            <text:p>0</text:p>
          </table:table-cell>
          <table:table-cell table:style-name="ce1587" table:formula="of:=IF(AND(ISNUMBER([.D387]);ISNUMBER([.H387]);[.D387]&lt;[.H387]);1;0)" office:value-type="float" office:value="0" calcext:value-type="float">
            <text:p>0</text:p>
          </table:table-cell>
          <table:table-cell/>
          <table:table-cell table:formula="of:=IF(AND(ISNUMBER([.D387]);ISNUMBER([.H387]);[.D387]&gt;[.H387]);[.D387]-[.H387];0)" office:value-type="float" office:value="0" calcext:value-type="float">
            <text:p>0</text:p>
          </table:table-cell>
          <table:table-cell table:formula="of:=IF(AND(ISNUMBER([.D387]);ISNUMBER([.H387]);[.D387]&lt;[.H387]);[.H387]-[.D3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6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88" table:formula="of:=IF(AND(ISNUMBER([.D388]);ISNUMBER([.H388]);[.D388]&gt;[.H388]);1;0)" office:value-type="float" office:value="0" calcext:value-type="float">
            <text:p>0</text:p>
          </table:table-cell>
          <table:table-cell table:style-name="ce1588" table:formula="of:=IF(AND(ISNUMBER([.D388]);ISNUMBER([.H388]);[.D388]&lt;[.H388]);1;0)" office:value-type="float" office:value="0" calcext:value-type="float">
            <text:p>0</text:p>
          </table:table-cell>
          <table:table-cell/>
          <table:table-cell table:formula="of:=IF(AND(ISNUMBER([.D388]);ISNUMBER([.H388]);[.D388]&gt;[.H388]);[.D388]-[.H388];0)" office:value-type="float" office:value="0" calcext:value-type="float">
            <text:p>0</text:p>
          </table:table-cell>
          <table:table-cell table:formula="of:=IF(AND(ISNUMBER([.D388]);ISNUMBER([.H388]);[.D388]&lt;[.H388]);[.H388]-[.D3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7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89" table:formula="of:=IF(AND(ISNUMBER([.D389]);ISNUMBER([.H389]);[.D389]&gt;[.H389]);1;0)" office:value-type="float" office:value="0" calcext:value-type="float">
            <text:p>0</text:p>
          </table:table-cell>
          <table:table-cell table:style-name="ce1589" table:formula="of:=IF(AND(ISNUMBER([.D389]);ISNUMBER([.H389]);[.D389]&lt;[.H389]);1;0)" office:value-type="float" office:value="0" calcext:value-type="float">
            <text:p>0</text:p>
          </table:table-cell>
          <table:table-cell/>
          <table:table-cell table:formula="of:=IF(AND(ISNUMBER([.D389]);ISNUMBER([.H389]);[.D389]&gt;[.H389]);[.D389]-[.H389];0)" office:value-type="float" office:value="0" calcext:value-type="float">
            <text:p>0</text:p>
          </table:table-cell>
          <table:table-cell table:formula="of:=IF(AND(ISNUMBER([.D389]);ISNUMBER([.H389]);[.D389]&lt;[.H389]);[.H389]-[.D3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8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90" table:formula="of:=IF(AND(ISNUMBER([.D390]);ISNUMBER([.H390]);[.D390]&gt;[.H390]);1;0)" office:value-type="float" office:value="0" calcext:value-type="float">
            <text:p>0</text:p>
          </table:table-cell>
          <table:table-cell table:style-name="ce1590" table:formula="of:=IF(AND(ISNUMBER([.D390]);ISNUMBER([.H390]);[.D390]&lt;[.H390]);1;0)" office:value-type="float" office:value="0" calcext:value-type="float">
            <text:p>0</text:p>
          </table:table-cell>
          <table:table-cell/>
          <table:table-cell table:formula="of:=IF(AND(ISNUMBER([.D390]);ISNUMBER([.H390]);[.D390]&gt;[.H390]);[.D390]-[.H390];0)" office:value-type="float" office:value="0" calcext:value-type="float">
            <text:p>0</text:p>
          </table:table-cell>
          <table:table-cell table:formula="of:=IF(AND(ISNUMBER([.D390]);ISNUMBER([.H390]);[.D390]&lt;[.H390]);[.H390]-[.D3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9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91" table:formula="of:=IF(AND(ISNUMBER([.D391]);ISNUMBER([.H391]);[.D391]&gt;[.H391]);1;0)" office:value-type="float" office:value="0" calcext:value-type="float">
            <text:p>0</text:p>
          </table:table-cell>
          <table:table-cell table:style-name="ce1591" table:formula="of:=IF(AND(ISNUMBER([.D391]);ISNUMBER([.H391]);[.D391]&lt;[.H391]);1;0)" office:value-type="float" office:value="0" calcext:value-type="float">
            <text:p>0</text:p>
          </table:table-cell>
          <table:table-cell/>
          <table:table-cell table:formula="of:=IF(AND(ISNUMBER([.D391]);ISNUMBER([.H391]);[.D391]&gt;[.H391]);[.D391]-[.H391];0)" office:value-type="float" office:value="0" calcext:value-type="float">
            <text:p>0</text:p>
          </table:table-cell>
          <table:table-cell table:formula="of:=IF(AND(ISNUMBER([.D391]);ISNUMBER([.H391]);[.D391]&lt;[.H391]);[.H391]-[.D3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0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92" table:formula="of:=IF(AND(ISNUMBER([.D392]);ISNUMBER([.H392]);[.D392]&gt;[.H392]);1;0)" office:value-type="float" office:value="0" calcext:value-type="float">
            <text:p>0</text:p>
          </table:table-cell>
          <table:table-cell table:style-name="ce1592" table:formula="of:=IF(AND(ISNUMBER([.D392]);ISNUMBER([.H392]);[.D392]&lt;[.H392]);1;0)" office:value-type="float" office:value="0" calcext:value-type="float">
            <text:p>0</text:p>
          </table:table-cell>
          <table:table-cell/>
          <table:table-cell table:formula="of:=IF(AND(ISNUMBER([.D392]);ISNUMBER([.H392]);[.D392]&gt;[.H392]);[.D392]-[.H392];0)" office:value-type="float" office:value="0" calcext:value-type="float">
            <text:p>0</text:p>
          </table:table-cell>
          <table:table-cell table:formula="of:=IF(AND(ISNUMBER([.D392]);ISNUMBER([.H392]);[.D392]&lt;[.H392]);[.H392]-[.D3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1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93" table:formula="of:=IF(AND(ISNUMBER([.D393]);ISNUMBER([.H393]);[.D393]&gt;[.H393]);1;0)" office:value-type="float" office:value="0" calcext:value-type="float">
            <text:p>0</text:p>
          </table:table-cell>
          <table:table-cell table:style-name="ce1593" table:formula="of:=IF(AND(ISNUMBER([.D393]);ISNUMBER([.H393]);[.D393]&lt;[.H393]);1;0)" office:value-type="float" office:value="0" calcext:value-type="float">
            <text:p>0</text:p>
          </table:table-cell>
          <table:table-cell/>
          <table:table-cell table:formula="of:=IF(AND(ISNUMBER([.D393]);ISNUMBER([.H393]);[.D393]&gt;[.H393]);[.D393]-[.H393];0)" office:value-type="float" office:value="0" calcext:value-type="float">
            <text:p>0</text:p>
          </table:table-cell>
          <table:table-cell table:formula="of:=IF(AND(ISNUMBER([.D393]);ISNUMBER([.H393]);[.D393]&lt;[.H393]);[.H393]-[.D3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2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94" table:formula="of:=IF(AND(ISNUMBER([.D394]);ISNUMBER([.H394]);[.D394]&gt;[.H394]);1;0)" office:value-type="float" office:value="0" calcext:value-type="float">
            <text:p>0</text:p>
          </table:table-cell>
          <table:table-cell table:style-name="ce1594" table:formula="of:=IF(AND(ISNUMBER([.D394]);ISNUMBER([.H394]);[.D394]&lt;[.H394]);1;0)" office:value-type="float" office:value="0" calcext:value-type="float">
            <text:p>0</text:p>
          </table:table-cell>
          <table:table-cell/>
          <table:table-cell table:formula="of:=IF(AND(ISNUMBER([.D394]);ISNUMBER([.H394]);[.D394]&gt;[.H394]);[.D394]-[.H394];0)" office:value-type="float" office:value="0" calcext:value-type="float">
            <text:p>0</text:p>
          </table:table-cell>
          <table:table-cell table:formula="of:=IF(AND(ISNUMBER([.D394]);ISNUMBER([.H394]);[.D394]&lt;[.H394]);[.H394]-[.D3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3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95" table:formula="of:=IF(AND(ISNUMBER([.D395]);ISNUMBER([.H395]);[.D395]&gt;[.H395]);1;0)" office:value-type="float" office:value="0" calcext:value-type="float">
            <text:p>0</text:p>
          </table:table-cell>
          <table:table-cell table:style-name="ce1595" table:formula="of:=IF(AND(ISNUMBER([.D395]);ISNUMBER([.H395]);[.D395]&lt;[.H395]);1;0)" office:value-type="float" office:value="0" calcext:value-type="float">
            <text:p>0</text:p>
          </table:table-cell>
          <table:table-cell/>
          <table:table-cell table:formula="of:=IF(AND(ISNUMBER([.D395]);ISNUMBER([.H395]);[.D395]&gt;[.H395]);[.D395]-[.H395];0)" office:value-type="float" office:value="0" calcext:value-type="float">
            <text:p>0</text:p>
          </table:table-cell>
          <table:table-cell table:formula="of:=IF(AND(ISNUMBER([.D395]);ISNUMBER([.H395]);[.D395]&lt;[.H395]);[.H395]-[.D3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4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96" table:formula="of:=IF(AND(ISNUMBER([.D396]);ISNUMBER([.H396]);[.D396]&gt;[.H396]);1;0)" office:value-type="float" office:value="0" calcext:value-type="float">
            <text:p>0</text:p>
          </table:table-cell>
          <table:table-cell table:style-name="ce1596" table:formula="of:=IF(AND(ISNUMBER([.D396]);ISNUMBER([.H396]);[.D396]&lt;[.H396]);1;0)" office:value-type="float" office:value="0" calcext:value-type="float">
            <text:p>0</text:p>
          </table:table-cell>
          <table:table-cell/>
          <table:table-cell table:formula="of:=IF(AND(ISNUMBER([.D396]);ISNUMBER([.H396]);[.D396]&gt;[.H396]);[.D396]-[.H396];0)" office:value-type="float" office:value="0" calcext:value-type="float">
            <text:p>0</text:p>
          </table:table-cell>
          <table:table-cell table:formula="of:=IF(AND(ISNUMBER([.D396]);ISNUMBER([.H396]);[.D396]&lt;[.H396]);[.H396]-[.D3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5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97" table:formula="of:=IF(AND(ISNUMBER([.D397]);ISNUMBER([.H397]);[.D397]&gt;[.H397]);1;0)" office:value-type="float" office:value="0" calcext:value-type="float">
            <text:p>0</text:p>
          </table:table-cell>
          <table:table-cell table:style-name="ce1597" table:formula="of:=IF(AND(ISNUMBER([.D397]);ISNUMBER([.H397]);[.D397]&lt;[.H397]);1;0)" office:value-type="float" office:value="0" calcext:value-type="float">
            <text:p>0</text:p>
          </table:table-cell>
          <table:table-cell/>
          <table:table-cell table:formula="of:=IF(AND(ISNUMBER([.D397]);ISNUMBER([.H397]);[.D397]&gt;[.H397]);[.D397]-[.H397];0)" office:value-type="float" office:value="0" calcext:value-type="float">
            <text:p>0</text:p>
          </table:table-cell>
          <table:table-cell table:formula="of:=IF(AND(ISNUMBER([.D397]);ISNUMBER([.H397]);[.D397]&lt;[.H397]);[.H397]-[.D3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6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98" table:formula="of:=IF(AND(ISNUMBER([.D398]);ISNUMBER([.H398]);[.D398]&gt;[.H398]);1;0)" office:value-type="float" office:value="0" calcext:value-type="float">
            <text:p>0</text:p>
          </table:table-cell>
          <table:table-cell table:style-name="ce1598" table:formula="of:=IF(AND(ISNUMBER([.D398]);ISNUMBER([.H398]);[.D398]&lt;[.H398]);1;0)" office:value-type="float" office:value="0" calcext:value-type="float">
            <text:p>0</text:p>
          </table:table-cell>
          <table:table-cell/>
          <table:table-cell table:formula="of:=IF(AND(ISNUMBER([.D398]);ISNUMBER([.H398]);[.D398]&gt;[.H398]);[.D398]-[.H398];0)" office:value-type="float" office:value="0" calcext:value-type="float">
            <text:p>0</text:p>
          </table:table-cell>
          <table:table-cell table:formula="of:=IF(AND(ISNUMBER([.D398]);ISNUMBER([.H398]);[.D398]&lt;[.H398]);[.H398]-[.D3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7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399" table:formula="of:=IF(AND(ISNUMBER([.D399]);ISNUMBER([.H399]);[.D399]&gt;[.H399]);1;0)" office:value-type="float" office:value="0" calcext:value-type="float">
            <text:p>0</text:p>
          </table:table-cell>
          <table:table-cell table:style-name="ce1599" table:formula="of:=IF(AND(ISNUMBER([.D399]);ISNUMBER([.H399]);[.D399]&lt;[.H399]);1;0)" office:value-type="float" office:value="0" calcext:value-type="float">
            <text:p>0</text:p>
          </table:table-cell>
          <table:table-cell/>
          <table:table-cell table:formula="of:=IF(AND(ISNUMBER([.D399]);ISNUMBER([.H399]);[.D399]&gt;[.H399]);[.D399]-[.H399];0)" office:value-type="float" office:value="0" calcext:value-type="float">
            <text:p>0</text:p>
          </table:table-cell>
          <table:table-cell table:formula="of:=IF(AND(ISNUMBER([.D399]);ISNUMBER([.H399]);[.D399]&lt;[.H399]);[.H399]-[.D3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8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400" table:formula="of:=IF(AND(ISNUMBER([.D400]);ISNUMBER([.H400]);[.D400]&gt;[.H400]);1;0)" office:value-type="float" office:value="0" calcext:value-type="float">
            <text:p>0</text:p>
          </table:table-cell>
          <table:table-cell table:style-name="ce1600" table:formula="of:=IF(AND(ISNUMBER([.D400]);ISNUMBER([.H400]);[.D400]&lt;[.H400]);1;0)" office:value-type="float" office:value="0" calcext:value-type="float">
            <text:p>0</text:p>
          </table:table-cell>
          <table:table-cell/>
          <table:table-cell table:formula="of:=IF(AND(ISNUMBER([.D400]);ISNUMBER([.H400]);[.D400]&gt;[.H400]);[.D400]-[.H400];0)" office:value-type="float" office:value="0" calcext:value-type="float">
            <text:p>0</text:p>
          </table:table-cell>
          <table:table-cell table:formula="of:=IF(AND(ISNUMBER([.D400]);ISNUMBER([.H400]);[.D400]&lt;[.H400]);[.H400]-[.D4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9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401" table:formula="of:=IF(AND(ISNUMBER([.D401]);ISNUMBER([.H401]);[.D401]&gt;[.H401]);1;0)" office:value-type="float" office:value="0" calcext:value-type="float">
            <text:p>0</text:p>
          </table:table-cell>
          <table:table-cell table:style-name="ce1601" table:formula="of:=IF(AND(ISNUMBER([.D401]);ISNUMBER([.H401]);[.D401]&lt;[.H401]);1;0)" office:value-type="float" office:value="0" calcext:value-type="float">
            <text:p>0</text:p>
          </table:table-cell>
          <table:table-cell/>
          <table:table-cell table:formula="of:=IF(AND(ISNUMBER([.D401]);ISNUMBER([.H401]);[.D401]&gt;[.H401]);[.D401]-[.H401];0)" office:value-type="float" office:value="0" calcext:value-type="float">
            <text:p>0</text:p>
          </table:table-cell>
          <table:table-cell table:formula="of:=IF(AND(ISNUMBER([.D401]);ISNUMBER([.H401]);[.D401]&lt;[.H401]);[.H401]-[.D4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50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402" table:formula="of:=IF(AND(ISNUMBER([.D402]);ISNUMBER([.H402]);[.D402]&gt;[.H402]);1;0)" office:value-type="float" office:value="0" calcext:value-type="float">
            <text:p>0</text:p>
          </table:table-cell>
          <table:table-cell table:style-name="ce1602" table:formula="of:=IF(AND(ISNUMBER([.D402]);ISNUMBER([.H402]);[.D402]&lt;[.H402]);1;0)" office:value-type="float" office:value="0" calcext:value-type="float">
            <text:p>0</text:p>
          </table:table-cell>
          <table:table-cell/>
          <table:table-cell table:formula="of:=IF(AND(ISNUMBER([.D402]);ISNUMBER([.H402]);[.D402]&gt;[.H402]);[.D402]-[.H402];0)" office:value-type="float" office:value="0" calcext:value-type="float">
            <text:p>0</text:p>
          </table:table-cell>
          <table:table-cell table:formula="of:=IF(AND(ISNUMBER([.D402]);ISNUMBER([.H402]);[.D402]&lt;[.H402]);[.H402]-[.D4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1.p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403" table:formula="of:=IF(AND(ISNUMBER([.D403]);ISNUMBER([.H403]);[.D403]&gt;[.H403]);1;0)" office:value-type="float" office:value="0" calcext:value-type="float">
            <text:p>0</text:p>
          </table:table-cell>
          <table:table-cell table:style-name="ce1603" table:formula="of:=IF(AND(ISNUMBER([.D403]);ISNUMBER([.H403]);[.D403]&lt;[.H403]);1;0)" office:value-type="float" office:value="0" calcext:value-type="float">
            <text:p>0</text:p>
          </table:table-cell>
          <table:table-cell/>
          <table:table-cell table:formula="of:=IF(AND(ISNUMBER([.D403]);ISNUMBER([.H403]);[.D403]&gt;[.H403]);[.D403]-[.H403];0)" office:value-type="float" office:value="0" calcext:value-type="float">
            <text:p>0</text:p>
          </table:table-cell>
          <table:table-cell table:formula="of:=IF(AND(ISNUMBER([.D403]);ISNUMBER([.H403]);[.D403]&lt;[.H403]);[.H403]-[.D4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2.p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04" table:formula="of:=IF(AND(ISNUMBER([.D404]);ISNUMBER([.H404]);[.D404]&gt;[.H404]);1;0)" office:value-type="float" office:value="0" calcext:value-type="float">
            <text:p>0</text:p>
          </table:table-cell>
          <table:table-cell table:style-name="ce1604" table:formula="of:=IF(AND(ISNUMBER([.D404]);ISNUMBER([.H404]);[.D404]&lt;[.H404]);1;0)" office:value-type="float" office:value="0" calcext:value-type="float">
            <text:p>0</text:p>
          </table:table-cell>
          <table:table-cell/>
          <table:table-cell table:formula="of:=IF(AND(ISNUMBER([.D404]);ISNUMBER([.H404]);[.D404]&gt;[.H404]);[.D404]-[.H404];0)" office:value-type="float" office:value="0" calcext:value-type="float">
            <text:p>0</text:p>
          </table:table-cell>
          <table:table-cell table:formula="of:=IF(AND(ISNUMBER([.D404]);ISNUMBER([.H404]);[.D404]&lt;[.H404]);[.H404]-[.D4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3.p</text:p>
          </table:table-cell>
          <table:table-cell office:value-type="float" office:value="221" calcext:value-type="float">
            <text:p>22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405" table:formula="of:=IF(AND(ISNUMBER([.D405]);ISNUMBER([.H405]);[.D405]&gt;[.H405]);1;0)" office:value-type="float" office:value="0" calcext:value-type="float">
            <text:p>0</text:p>
          </table:table-cell>
          <table:table-cell table:style-name="ce1605" table:formula="of:=IF(AND(ISNUMBER([.D405]);ISNUMBER([.H405]);[.D405]&lt;[.H405]);1;0)" office:value-type="float" office:value="0" calcext:value-type="float">
            <text:p>0</text:p>
          </table:table-cell>
          <table:table-cell/>
          <table:table-cell table:formula="of:=IF(AND(ISNUMBER([.D405]);ISNUMBER([.H405]);[.D405]&gt;[.H405]);[.D405]-[.H405];0)" office:value-type="float" office:value="0" calcext:value-type="float">
            <text:p>0</text:p>
          </table:table-cell>
          <table:table-cell table:formula="of:=IF(AND(ISNUMBER([.D405]);ISNUMBER([.H405]);[.D405]&lt;[.H405]);[.H405]-[.D4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4.p</text:p>
          </table:table-cell>
          <table:table-cell office:value-type="float" office:value="343" calcext:value-type="float">
            <text:p>34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06" table:formula="of:=IF(AND(ISNUMBER([.D406]);ISNUMBER([.H406]);[.D406]&gt;[.H406]);1;0)" office:value-type="float" office:value="0" calcext:value-type="float">
            <text:p>0</text:p>
          </table:table-cell>
          <table:table-cell table:style-name="ce1606" table:formula="of:=IF(AND(ISNUMBER([.D406]);ISNUMBER([.H406]);[.D406]&lt;[.H406]);1;0)" office:value-type="float" office:value="0" calcext:value-type="float">
            <text:p>0</text:p>
          </table:table-cell>
          <table:table-cell/>
          <table:table-cell table:formula="of:=IF(AND(ISNUMBER([.D406]);ISNUMBER([.H406]);[.D406]&gt;[.H406]);[.D406]-[.H406];0)" office:value-type="float" office:value="0" calcext:value-type="float">
            <text:p>0</text:p>
          </table:table-cell>
          <table:table-cell table:formula="of:=IF(AND(ISNUMBER([.D406]);ISNUMBER([.H406]);[.D406]&lt;[.H406]);[.H406]-[.D4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5.p</text:p>
          </table:table-cell>
          <table:table-cell office:value-type="float" office:value="489" calcext:value-type="float">
            <text:p>48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407" table:formula="of:=IF(AND(ISNUMBER([.D407]);ISNUMBER([.H407]);[.D407]&gt;[.H407]);1;0)" office:value-type="float" office:value="0" calcext:value-type="float">
            <text:p>0</text:p>
          </table:table-cell>
          <table:table-cell table:style-name="ce1607" table:formula="of:=IF(AND(ISNUMBER([.D407]);ISNUMBER([.H407]);[.D407]&lt;[.H407]);1;0)" office:value-type="float" office:value="0" calcext:value-type="float">
            <text:p>0</text:p>
          </table:table-cell>
          <table:table-cell/>
          <table:table-cell table:formula="of:=IF(AND(ISNUMBER([.D407]);ISNUMBER([.H407]);[.D407]&gt;[.H407]);[.D407]-[.H407];0)" office:value-type="float" office:value="0" calcext:value-type="float">
            <text:p>0</text:p>
          </table:table-cell>
          <table:table-cell table:formula="of:=IF(AND(ISNUMBER([.D407]);ISNUMBER([.H407]);[.D407]&lt;[.H407]);[.H407]-[.D4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6.p</text:p>
          </table:table-cell>
          <table:table-cell office:value-type="float" office:value="659" calcext:value-type="float">
            <text:p>659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408" table:formula="of:=IF(AND(ISNUMBER([.D408]);ISNUMBER([.H408]);[.D408]&gt;[.H408]);1;0)" office:value-type="float" office:value="0" calcext:value-type="float">
            <text:p>0</text:p>
          </table:table-cell>
          <table:table-cell table:style-name="ce1608" table:formula="of:=IF(AND(ISNUMBER([.D408]);ISNUMBER([.H408]);[.D408]&lt;[.H408]);1;0)" office:value-type="float" office:value="0" calcext:value-type="float">
            <text:p>0</text:p>
          </table:table-cell>
          <table:table-cell/>
          <table:table-cell table:formula="of:=IF(AND(ISNUMBER([.D408]);ISNUMBER([.H408]);[.D408]&gt;[.H408]);[.D408]-[.H408];0)" office:value-type="float" office:value="0" calcext:value-type="float">
            <text:p>0</text:p>
          </table:table-cell>
          <table:table-cell table:formula="of:=IF(AND(ISNUMBER([.D408]);ISNUMBER([.H408]);[.D408]&lt;[.H408]);[.H408]-[.D4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7.p</text:p>
          </table:table-cell>
          <table:table-cell office:value-type="float" office:value="862" calcext:value-type="float">
            <text:p>862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409" table:formula="of:=IF(AND(ISNUMBER([.D409]);ISNUMBER([.H409]);[.D409]&gt;[.H409]);1;0)" office:value-type="float" office:value="1" calcext:value-type="float">
            <text:p>1</text:p>
          </table:table-cell>
          <table:table-cell table:style-name="ce1609" table:formula="of:=IF(AND(ISNUMBER([.D409]);ISNUMBER([.H409]);[.D409]&lt;[.H409]);1;0)" office:value-type="float" office:value="0" calcext:value-type="float">
            <text:p>0</text:p>
          </table:table-cell>
          <table:table-cell/>
          <table:table-cell table:formula="of:=IF(AND(ISNUMBER([.D409]);ISNUMBER([.H409]);[.D409]&gt;[.H409]);[.D409]-[.H409];0)" office:value-type="float" office:value="11" calcext:value-type="float">
            <text:p>11</text:p>
          </table:table-cell>
          <table:table-cell table:formula="of:=IF(AND(ISNUMBER([.D409]);ISNUMBER([.H409]);[.D409]&lt;[.H409]);[.H409]-[.D4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8.p</text:p>
          </table:table-cell>
          <table:table-cell office:value-type="float" office:value="1084" calcext:value-type="float">
            <text:p>1084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410" table:formula="of:=IF(AND(ISNUMBER([.D410]);ISNUMBER([.H410]);[.D410]&gt;[.H410]);1;0)" office:value-type="float" office:value="1" calcext:value-type="float">
            <text:p>1</text:p>
          </table:table-cell>
          <table:table-cell table:style-name="ce1610" table:formula="of:=IF(AND(ISNUMBER([.D410]);ISNUMBER([.H410]);[.D410]&lt;[.H410]);1;0)" office:value-type="float" office:value="0" calcext:value-type="float">
            <text:p>0</text:p>
          </table:table-cell>
          <table:table-cell/>
          <table:table-cell table:formula="of:=IF(AND(ISNUMBER([.D410]);ISNUMBER([.H410]);[.D410]&gt;[.H410]);[.D410]-[.H410];0)" office:value-type="float" office:value="13" calcext:value-type="float">
            <text:p>13</text:p>
          </table:table-cell>
          <table:table-cell table:formula="of:=IF(AND(ISNUMBER([.D410]);ISNUMBER([.H410]);[.D410]&lt;[.H410]);[.H410]-[.D4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9.p</text:p>
          </table:table-cell>
          <table:table-cell office:value-type="float" office:value="1330" calcext:value-type="float">
            <text:p>1330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313" calcext:value-type="float">
            <text:p>1313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411" table:formula="of:=IF(AND(ISNUMBER([.D411]);ISNUMBER([.H411]);[.D411]&gt;[.H411]);1;0)" office:value-type="float" office:value="1" calcext:value-type="float">
            <text:p>1</text:p>
          </table:table-cell>
          <table:table-cell table:style-name="ce1611" table:formula="of:=IF(AND(ISNUMBER([.D411]);ISNUMBER([.H411]);[.D411]&lt;[.H411]);1;0)" office:value-type="float" office:value="0" calcext:value-type="float">
            <text:p>0</text:p>
          </table:table-cell>
          <table:table-cell/>
          <table:table-cell table:formula="of:=IF(AND(ISNUMBER([.D411]);ISNUMBER([.H411]);[.D411]&gt;[.H411]);[.D411]-[.H411];0)" office:value-type="float" office:value="15" calcext:value-type="float">
            <text:p>15</text:p>
          </table:table-cell>
          <table:table-cell table:formula="of:=IF(AND(ISNUMBER([.D411]);ISNUMBER([.H411]);[.D411]&lt;[.H411]);[.H411]-[.D4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0.p</text:p>
          </table:table-cell>
          <table:table-cell office:value-type="float" office:value="1600" calcext:value-type="float">
            <text:p>1600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412" table:formula="of:=IF(AND(ISNUMBER([.D412]);ISNUMBER([.H412]);[.D412]&gt;[.H412]);1;0)" office:value-type="float" office:value="1" calcext:value-type="float">
            <text:p>1</text:p>
          </table:table-cell>
          <table:table-cell table:style-name="ce1612" table:formula="of:=IF(AND(ISNUMBER([.D412]);ISNUMBER([.H412]);[.D412]&lt;[.H412]);1;0)" office:value-type="float" office:value="0" calcext:value-type="float">
            <text:p>0</text:p>
          </table:table-cell>
          <table:table-cell/>
          <table:table-cell table:formula="of:=IF(AND(ISNUMBER([.D412]);ISNUMBER([.H412]);[.D412]&gt;[.H412]);[.D412]-[.H412];0)" office:value-type="float" office:value="17" calcext:value-type="float">
            <text:p>17</text:p>
          </table:table-cell>
          <table:table-cell table:formula="of:=IF(AND(ISNUMBER([.D412]);ISNUMBER([.H412]);[.D412]&lt;[.H412]);[.H412]-[.D4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1.p</text:p>
          </table:table-cell>
          <table:table-cell office:value-type="float" office:value="1894" calcext:value-type="float">
            <text:p>1894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869" calcext:value-type="float">
            <text:p>1869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style-name="ce413" table:formula="of:=IF(AND(ISNUMBER([.D413]);ISNUMBER([.H413]);[.D413]&gt;[.H413]);1;0)" office:value-type="float" office:value="1" calcext:value-type="float">
            <text:p>1</text:p>
          </table:table-cell>
          <table:table-cell table:style-name="ce1613" table:formula="of:=IF(AND(ISNUMBER([.D413]);ISNUMBER([.H413]);[.D413]&lt;[.H413]);1;0)" office:value-type="float" office:value="0" calcext:value-type="float">
            <text:p>0</text:p>
          </table:table-cell>
          <table:table-cell/>
          <table:table-cell table:formula="of:=IF(AND(ISNUMBER([.D413]);ISNUMBER([.H413]);[.D413]&gt;[.H413]);[.D413]-[.H413];0)" office:value-type="float" office:value="19" calcext:value-type="float">
            <text:p>19</text:p>
          </table:table-cell>
          <table:table-cell table:formula="of:=IF(AND(ISNUMBER([.D413]);ISNUMBER([.H413]);[.D413]&lt;[.H413]);[.H413]-[.D4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2.p</text:p>
          </table:table-cell>
          <table:table-cell office:value-type="float" office:value="2212" calcext:value-type="float">
            <text:p>2212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183" calcext:value-type="float">
            <text:p>2183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414" table:formula="of:=IF(AND(ISNUMBER([.D414]);ISNUMBER([.H414]);[.D414]&gt;[.H414]);1;0)" office:value-type="float" office:value="1" calcext:value-type="float">
            <text:p>1</text:p>
          </table:table-cell>
          <table:table-cell table:style-name="ce1614" table:formula="of:=IF(AND(ISNUMBER([.D414]);ISNUMBER([.H414]);[.D414]&lt;[.H414]);1;0)" office:value-type="float" office:value="0" calcext:value-type="float">
            <text:p>0</text:p>
          </table:table-cell>
          <table:table-cell/>
          <table:table-cell table:formula="of:=IF(AND(ISNUMBER([.D414]);ISNUMBER([.H414]);[.D414]&gt;[.H414]);[.D414]-[.H414];0)" office:value-type="float" office:value="21" calcext:value-type="float">
            <text:p>21</text:p>
          </table:table-cell>
          <table:table-cell table:formula="of:=IF(AND(ISNUMBER([.D414]);ISNUMBER([.H414]);[.D414]&lt;[.H414]);[.H414]-[.D4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3.p</text:p>
          </table:table-cell>
          <table:table-cell office:value-type="float" office:value="2554" calcext:value-type="float">
            <text:p>2554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521" calcext:value-type="float">
            <text:p>2521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415" table:formula="of:=IF(AND(ISNUMBER([.D415]);ISNUMBER([.H415]);[.D415]&gt;[.H415]);1;0)" office:value-type="float" office:value="1" calcext:value-type="float">
            <text:p>1</text:p>
          </table:table-cell>
          <table:table-cell table:style-name="ce1615" table:formula="of:=IF(AND(ISNUMBER([.D415]);ISNUMBER([.H415]);[.D415]&lt;[.H415]);1;0)" office:value-type="float" office:value="0" calcext:value-type="float">
            <text:p>0</text:p>
          </table:table-cell>
          <table:table-cell/>
          <table:table-cell table:formula="of:=IF(AND(ISNUMBER([.D415]);ISNUMBER([.H415]);[.D415]&gt;[.H415]);[.D415]-[.H415];0)" office:value-type="float" office:value="23" calcext:value-type="float">
            <text:p>23</text:p>
          </table:table-cell>
          <table:table-cell table:formula="of:=IF(AND(ISNUMBER([.D415]);ISNUMBER([.H415]);[.D415]&lt;[.H415]);[.H415]-[.D4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4.p</text:p>
          </table:table-cell>
          <table:table-cell office:value-type="float" office:value="2920" calcext:value-type="float">
            <text:p>2920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883" calcext:value-type="float">
            <text:p>2883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ce416" table:formula="of:=IF(AND(ISNUMBER([.D416]);ISNUMBER([.H416]);[.D416]&gt;[.H416]);1;0)" office:value-type="float" office:value="1" calcext:value-type="float">
            <text:p>1</text:p>
          </table:table-cell>
          <table:table-cell table:style-name="ce1616" table:formula="of:=IF(AND(ISNUMBER([.D416]);ISNUMBER([.H416]);[.D416]&lt;[.H416]);1;0)" office:value-type="float" office:value="0" calcext:value-type="float">
            <text:p>0</text:p>
          </table:table-cell>
          <table:table-cell/>
          <table:table-cell table:formula="of:=IF(AND(ISNUMBER([.D416]);ISNUMBER([.H416]);[.D416]&gt;[.H416]);[.D416]-[.H416];0)" office:value-type="float" office:value="25" calcext:value-type="float">
            <text:p>25</text:p>
          </table:table-cell>
          <table:table-cell table:formula="of:=IF(AND(ISNUMBER([.D416]);ISNUMBER([.H416]);[.D416]&lt;[.H416]);[.H416]-[.D4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5.p</text:p>
          </table:table-cell>
          <table:table-cell office:value-type="float" office:value="3310" calcext:value-type="float">
            <text:p>3310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269" calcext:value-type="float">
            <text:p>3269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417" table:formula="of:=IF(AND(ISNUMBER([.D417]);ISNUMBER([.H417]);[.D417]&gt;[.H417]);1;0)" office:value-type="float" office:value="1" calcext:value-type="float">
            <text:p>1</text:p>
          </table:table-cell>
          <table:table-cell table:style-name="ce1617" table:formula="of:=IF(AND(ISNUMBER([.D417]);ISNUMBER([.H417]);[.D417]&lt;[.H417]);1;0)" office:value-type="float" office:value="0" calcext:value-type="float">
            <text:p>0</text:p>
          </table:table-cell>
          <table:table-cell/>
          <table:table-cell table:formula="of:=IF(AND(ISNUMBER([.D417]);ISNUMBER([.H417]);[.D417]&gt;[.H417]);[.D417]-[.H417];0)" office:value-type="float" office:value="27" calcext:value-type="float">
            <text:p>27</text:p>
          </table:table-cell>
          <table:table-cell table:formula="of:=IF(AND(ISNUMBER([.D417]);ISNUMBER([.H417]);[.D417]&lt;[.H417]);[.H417]-[.D4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6.p</text:p>
          </table:table-cell>
          <table:table-cell office:value-type="float" office:value="3724" calcext:value-type="float">
            <text:p>3724</text:p>
          </table:table-cell>
          <table:table-cell office:value-type="float" office:value="125" calcext:value-type="float">
            <text:p>12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679" calcext:value-type="float">
            <text:p>3679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418" table:formula="of:=IF(AND(ISNUMBER([.D418]);ISNUMBER([.H418]);[.D418]&gt;[.H418]);1;0)" office:value-type="float" office:value="1" calcext:value-type="float">
            <text:p>1</text:p>
          </table:table-cell>
          <table:table-cell table:style-name="ce1618" table:formula="of:=IF(AND(ISNUMBER([.D418]);ISNUMBER([.H418]);[.D418]&lt;[.H418]);1;0)" office:value-type="float" office:value="0" calcext:value-type="float">
            <text:p>0</text:p>
          </table:table-cell>
          <table:table-cell/>
          <table:table-cell table:formula="of:=IF(AND(ISNUMBER([.D418]);ISNUMBER([.H418]);[.D418]&gt;[.H418]);[.D418]-[.H418];0)" office:value-type="float" office:value="29" calcext:value-type="float">
            <text:p>29</text:p>
          </table:table-cell>
          <table:table-cell table:formula="of:=IF(AND(ISNUMBER([.D418]);ISNUMBER([.H418]);[.D418]&lt;[.H418]);[.H418]-[.D4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7.p</text:p>
          </table:table-cell>
          <table:table-cell office:value-type="float" office:value="4162" calcext:value-type="float">
            <text:p>4162</text:p>
          </table:table-cell>
          <table:table-cell office:value-type="float" office:value="133" calcext:value-type="float">
            <text:p>13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113" calcext:value-type="float">
            <text:p>4113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style-name="ce419" table:formula="of:=IF(AND(ISNUMBER([.D419]);ISNUMBER([.H419]);[.D419]&gt;[.H419]);1;0)" office:value-type="float" office:value="1" calcext:value-type="float">
            <text:p>1</text:p>
          </table:table-cell>
          <table:table-cell table:style-name="ce1619" table:formula="of:=IF(AND(ISNUMBER([.D419]);ISNUMBER([.H419]);[.D419]&lt;[.H419]);1;0)" office:value-type="float" office:value="0" calcext:value-type="float">
            <text:p>0</text:p>
          </table:table-cell>
          <table:table-cell/>
          <table:table-cell table:formula="of:=IF(AND(ISNUMBER([.D419]);ISNUMBER([.H419]);[.D419]&gt;[.H419]);[.D419]-[.H419];0)" office:value-type="float" office:value="31" calcext:value-type="float">
            <text:p>31</text:p>
          </table:table-cell>
          <table:table-cell table:formula="of:=IF(AND(ISNUMBER([.D419]);ISNUMBER([.H419]);[.D419]&lt;[.H419]);[.H419]-[.D4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8.p</text:p>
          </table:table-cell>
          <table:table-cell office:value-type="float" office:value="4624" calcext:value-type="float">
            <text:p>4624</text:p>
          </table:table-cell>
          <table:table-cell office:value-type="float" office:value="141" calcext:value-type="float">
            <text:p>14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571" calcext:value-type="float">
            <text:p>4571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style-name="ce420" table:formula="of:=IF(AND(ISNUMBER([.D420]);ISNUMBER([.H420]);[.D420]&gt;[.H420]);1;0)" office:value-type="float" office:value="1" calcext:value-type="float">
            <text:p>1</text:p>
          </table:table-cell>
          <table:table-cell table:style-name="ce1620" table:formula="of:=IF(AND(ISNUMBER([.D420]);ISNUMBER([.H420]);[.D420]&lt;[.H420]);1;0)" office:value-type="float" office:value="0" calcext:value-type="float">
            <text:p>0</text:p>
          </table:table-cell>
          <table:table-cell/>
          <table:table-cell table:formula="of:=IF(AND(ISNUMBER([.D420]);ISNUMBER([.H420]);[.D420]&gt;[.H420]);[.D420]-[.H420];0)" office:value-type="float" office:value="33" calcext:value-type="float">
            <text:p>33</text:p>
          </table:table-cell>
          <table:table-cell table:formula="of:=IF(AND(ISNUMBER([.D420]);ISNUMBER([.H420]);[.D420]&lt;[.H420]);[.H420]-[.D4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9.p</text:p>
          </table:table-cell>
          <table:table-cell office:value-type="float" office:value="5110" calcext:value-type="float">
            <text:p>5110</text:p>
          </table:table-cell>
          <table:table-cell office:value-type="float" office:value="149" calcext:value-type="float">
            <text:p>14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053" calcext:value-type="float">
            <text:p>5053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style-name="ce421" table:formula="of:=IF(AND(ISNUMBER([.D421]);ISNUMBER([.H421]);[.D421]&gt;[.H421]);1;0)" office:value-type="float" office:value="1" calcext:value-type="float">
            <text:p>1</text:p>
          </table:table-cell>
          <table:table-cell table:style-name="ce1621" table:formula="of:=IF(AND(ISNUMBER([.D421]);ISNUMBER([.H421]);[.D421]&lt;[.H421]);1;0)" office:value-type="float" office:value="0" calcext:value-type="float">
            <text:p>0</text:p>
          </table:table-cell>
          <table:table-cell/>
          <table:table-cell table:formula="of:=IF(AND(ISNUMBER([.D421]);ISNUMBER([.H421]);[.D421]&gt;[.H421]);[.D421]-[.H421];0)" office:value-type="float" office:value="35" calcext:value-type="float">
            <text:p>35</text:p>
          </table:table-cell>
          <table:table-cell table:formula="of:=IF(AND(ISNUMBER([.D421]);ISNUMBER([.H421]);[.D421]&lt;[.H421]);[.H421]-[.D4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0.p</text:p>
          </table:table-cell>
          <table:table-cell office:value-type="float" office:value="5620" calcext:value-type="float">
            <text:p>5620</text:p>
          </table:table-cell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559" calcext:value-type="float">
            <text:p>5559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422" table:formula="of:=IF(AND(ISNUMBER([.D422]);ISNUMBER([.H422]);[.D422]&gt;[.H422]);1;0)" office:value-type="float" office:value="1" calcext:value-type="float">
            <text:p>1</text:p>
          </table:table-cell>
          <table:table-cell table:style-name="ce1622" table:formula="of:=IF(AND(ISNUMBER([.D422]);ISNUMBER([.H422]);[.D422]&lt;[.H422]);1;0)" office:value-type="float" office:value="0" calcext:value-type="float">
            <text:p>0</text:p>
          </table:table-cell>
          <table:table-cell/>
          <table:table-cell table:formula="of:=IF(AND(ISNUMBER([.D422]);ISNUMBER([.H422]);[.D422]&gt;[.H422]);[.D422]-[.H422];0)" office:value-type="float" office:value="37" calcext:value-type="float">
            <text:p>37</text:p>
          </table:table-cell>
          <table:table-cell table:formula="of:=IF(AND(ISNUMBER([.D422]);ISNUMBER([.H422]);[.D422]&lt;[.H422]);[.H422]-[.D4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1.p</text:p>
          </table:table-cell>
          <table:table-cell office:value-type="float" office:value="6154" calcext:value-type="float">
            <text:p>6154</text:p>
          </table:table-cell>
          <table:table-cell office:value-type="float" office:value="165" calcext:value-type="float">
            <text:p>165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6089" calcext:value-type="float">
            <text:p>6089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423" table:formula="of:=IF(AND(ISNUMBER([.D423]);ISNUMBER([.H423]);[.D423]&gt;[.H423]);1;0)" office:value-type="float" office:value="1" calcext:value-type="float">
            <text:p>1</text:p>
          </table:table-cell>
          <table:table-cell table:style-name="ce1623" table:formula="of:=IF(AND(ISNUMBER([.D423]);ISNUMBER([.H423]);[.D423]&lt;[.H423]);1;0)" office:value-type="float" office:value="0" calcext:value-type="float">
            <text:p>0</text:p>
          </table:table-cell>
          <table:table-cell/>
          <table:table-cell table:formula="of:=IF(AND(ISNUMBER([.D423]);ISNUMBER([.H423]);[.D423]&gt;[.H423]);[.D423]-[.H423];0)" office:value-type="float" office:value="39" calcext:value-type="float">
            <text:p>39</text:p>
          </table:table-cell>
          <table:table-cell table:formula="of:=IF(AND(ISNUMBER([.D423]);ISNUMBER([.H423]);[.D423]&lt;[.H423]);[.H423]-[.D4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2.p</text:p>
          </table:table-cell>
          <table:table-cell office:value-type="float" office:value="6712" calcext:value-type="float">
            <text:p>6712</text:p>
          </table:table-cell>
          <table:table-cell office:value-type="float" office:value="173" calcext:value-type="float">
            <text:p>17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643" calcext:value-type="float">
            <text:p>6643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ce424" table:formula="of:=IF(AND(ISNUMBER([.D424]);ISNUMBER([.H424]);[.D424]&gt;[.H424]);1;0)" office:value-type="float" office:value="1" calcext:value-type="float">
            <text:p>1</text:p>
          </table:table-cell>
          <table:table-cell table:style-name="ce1624" table:formula="of:=IF(AND(ISNUMBER([.D424]);ISNUMBER([.H424]);[.D424]&lt;[.H424]);1;0)" office:value-type="float" office:value="0" calcext:value-type="float">
            <text:p>0</text:p>
          </table:table-cell>
          <table:table-cell/>
          <table:table-cell table:formula="of:=IF(AND(ISNUMBER([.D424]);ISNUMBER([.H424]);[.D424]&gt;[.H424]);[.D424]-[.H424];0)" office:value-type="float" office:value="41" calcext:value-type="float">
            <text:p>41</text:p>
          </table:table-cell>
          <table:table-cell table:formula="of:=IF(AND(ISNUMBER([.D424]);ISNUMBER([.H424]);[.D424]&lt;[.H424]);[.H424]-[.D4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3.p</text:p>
          </table:table-cell>
          <table:table-cell office:value-type="float" office:value="7294" calcext:value-type="float">
            <text:p>7294</text:p>
          </table:table-cell>
          <table:table-cell office:value-type="float" office:value="181" calcext:value-type="float">
            <text:p>18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221" calcext:value-type="float">
            <text:p>7221</text:p>
          </table:table-cell>
          <table:table-cell office:value-type="float" office:value="138" calcext:value-type="float">
            <text:p>138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style-name="ce425" table:formula="of:=IF(AND(ISNUMBER([.D425]);ISNUMBER([.H425]);[.D425]&gt;[.H425]);1;0)" office:value-type="float" office:value="1" calcext:value-type="float">
            <text:p>1</text:p>
          </table:table-cell>
          <table:table-cell table:style-name="ce1625" table:formula="of:=IF(AND(ISNUMBER([.D425]);ISNUMBER([.H425]);[.D425]&lt;[.H425]);1;0)" office:value-type="float" office:value="0" calcext:value-type="float">
            <text:p>0</text:p>
          </table:table-cell>
          <table:table-cell/>
          <table:table-cell table:formula="of:=IF(AND(ISNUMBER([.D425]);ISNUMBER([.H425]);[.D425]&gt;[.H425]);[.D425]-[.H425];0)" office:value-type="float" office:value="43" calcext:value-type="float">
            <text:p>43</text:p>
          </table:table-cell>
          <table:table-cell table:formula="of:=IF(AND(ISNUMBER([.D425]);ISNUMBER([.H425]);[.D425]&lt;[.H425]);[.H425]-[.D4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4.p</text:p>
          </table:table-cell>
          <table:table-cell office:value-type="float" office:value="7900" calcext:value-type="float">
            <text:p>7900</text:p>
          </table:table-cell>
          <table:table-cell office:value-type="float" office:value="189" calcext:value-type="float">
            <text:p>18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823" calcext:value-type="float">
            <text:p>7823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style-name="ce426" table:formula="of:=IF(AND(ISNUMBER([.D426]);ISNUMBER([.H426]);[.D426]&gt;[.H426]);1;0)" office:value-type="float" office:value="1" calcext:value-type="float">
            <text:p>1</text:p>
          </table:table-cell>
          <table:table-cell table:style-name="ce1626" table:formula="of:=IF(AND(ISNUMBER([.D426]);ISNUMBER([.H426]);[.D426]&lt;[.H426]);1;0)" office:value-type="float" office:value="0" calcext:value-type="float">
            <text:p>0</text:p>
          </table:table-cell>
          <table:table-cell/>
          <table:table-cell table:formula="of:=IF(AND(ISNUMBER([.D426]);ISNUMBER([.H426]);[.D426]&gt;[.H426]);[.D426]-[.H426];0)" office:value-type="float" office:value="45" calcext:value-type="float">
            <text:p>45</text:p>
          </table:table-cell>
          <table:table-cell table:formula="of:=IF(AND(ISNUMBER([.D426]);ISNUMBER([.H426]);[.D426]&lt;[.H426]);[.H426]-[.D4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5.p</text:p>
          </table:table-cell>
          <table:table-cell office:value-type="float" office:value="8530" calcext:value-type="float">
            <text:p>8530</text:p>
          </table:table-cell>
          <table:table-cell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449" calcext:value-type="float">
            <text:p>8449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427" table:formula="of:=IF(AND(ISNUMBER([.D427]);ISNUMBER([.H427]);[.D427]&gt;[.H427]);1;0)" office:value-type="float" office:value="1" calcext:value-type="float">
            <text:p>1</text:p>
          </table:table-cell>
          <table:table-cell table:style-name="ce1627" table:formula="of:=IF(AND(ISNUMBER([.D427]);ISNUMBER([.H427]);[.D427]&lt;[.H427]);1;0)" office:value-type="float" office:value="0" calcext:value-type="float">
            <text:p>0</text:p>
          </table:table-cell>
          <table:table-cell/>
          <table:table-cell table:formula="of:=IF(AND(ISNUMBER([.D427]);ISNUMBER([.H427]);[.D427]&gt;[.H427]);[.D427]-[.H427];0)" office:value-type="float" office:value="47" calcext:value-type="float">
            <text:p>47</text:p>
          </table:table-cell>
          <table:table-cell table:formula="of:=IF(AND(ISNUMBER([.D427]);ISNUMBER([.H427]);[.D427]&lt;[.H427]);[.H427]-[.D4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6.p</text:p>
          </table:table-cell>
          <table:table-cell office:value-type="float" office:value="9184" calcext:value-type="float">
            <text:p>9184</text:p>
          </table:table-cell>
          <table:table-cell office:value-type="float" office:value="205" calcext:value-type="float">
            <text:p>20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099" calcext:value-type="float">
            <text:p>9099</text:p>
          </table:table-cell>
          <table:table-cell office:value-type="float" office:value="156" calcext:value-type="float">
            <text:p>15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table:style-name="ce428" table:formula="of:=IF(AND(ISNUMBER([.D428]);ISNUMBER([.H428]);[.D428]&gt;[.H428]);1;0)" office:value-type="float" office:value="1" calcext:value-type="float">
            <text:p>1</text:p>
          </table:table-cell>
          <table:table-cell table:style-name="ce1628" table:formula="of:=IF(AND(ISNUMBER([.D428]);ISNUMBER([.H428]);[.D428]&lt;[.H428]);1;0)" office:value-type="float" office:value="0" calcext:value-type="float">
            <text:p>0</text:p>
          </table:table-cell>
          <table:table-cell/>
          <table:table-cell table:formula="of:=IF(AND(ISNUMBER([.D428]);ISNUMBER([.H428]);[.D428]&gt;[.H428]);[.D428]-[.H428];0)" office:value-type="float" office:value="49" calcext:value-type="float">
            <text:p>49</text:p>
          </table:table-cell>
          <table:table-cell table:formula="of:=IF(AND(ISNUMBER([.D428]);ISNUMBER([.H428]);[.D428]&lt;[.H428]);[.H428]-[.D4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7.p</text:p>
          </table:table-cell>
          <table:table-cell office:value-type="float" office:value="9862" calcext:value-type="float">
            <text:p>9862</text:p>
          </table:table-cell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773" calcext:value-type="float">
            <text:p>9773</text:p>
          </table:table-cell>
          <table:table-cell office:value-type="float" office:value="162" calcext:value-type="float">
            <text:p>162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429" table:formula="of:=IF(AND(ISNUMBER([.D429]);ISNUMBER([.H429]);[.D429]&gt;[.H429]);1;0)" office:value-type="float" office:value="1" calcext:value-type="float">
            <text:p>1</text:p>
          </table:table-cell>
          <table:table-cell table:style-name="ce1629" table:formula="of:=IF(AND(ISNUMBER([.D429]);ISNUMBER([.H429]);[.D429]&lt;[.H429]);1;0)" office:value-type="float" office:value="0" calcext:value-type="float">
            <text:p>0</text:p>
          </table:table-cell>
          <table:table-cell/>
          <table:table-cell table:formula="of:=IF(AND(ISNUMBER([.D429]);ISNUMBER([.H429]);[.D429]&gt;[.H429]);[.D429]-[.H429];0)" office:value-type="float" office:value="51" calcext:value-type="float">
            <text:p>51</text:p>
          </table:table-cell>
          <table:table-cell table:formula="of:=IF(AND(ISNUMBER([.D429]);ISNUMBER([.H429]);[.D429]&lt;[.H429]);[.H429]-[.D4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8.p</text:p>
          </table:table-cell>
          <table:table-cell office:value-type="float" office:value="10564" calcext:value-type="float">
            <text:p>10564</text:p>
          </table:table-cell>
          <table:table-cell office:value-type="float" office:value="221" calcext:value-type="float">
            <text:p>22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471" calcext:value-type="float">
            <text:p>10471</text:p>
          </table:table-cell>
          <table:table-cell office:value-type="float" office:value="168" calcext:value-type="float">
            <text:p>168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ce430" table:formula="of:=IF(AND(ISNUMBER([.D430]);ISNUMBER([.H430]);[.D430]&gt;[.H430]);1;0)" office:value-type="float" office:value="1" calcext:value-type="float">
            <text:p>1</text:p>
          </table:table-cell>
          <table:table-cell table:style-name="ce1630" table:formula="of:=IF(AND(ISNUMBER([.D430]);ISNUMBER([.H430]);[.D430]&lt;[.H430]);1;0)" office:value-type="float" office:value="0" calcext:value-type="float">
            <text:p>0</text:p>
          </table:table-cell>
          <table:table-cell/>
          <table:table-cell table:formula="of:=IF(AND(ISNUMBER([.D430]);ISNUMBER([.H430]);[.D430]&gt;[.H430]);[.D430]-[.H430];0)" office:value-type="float" office:value="53" calcext:value-type="float">
            <text:p>53</text:p>
          </table:table-cell>
          <table:table-cell table:formula="of:=IF(AND(ISNUMBER([.D430]);ISNUMBER([.H430]);[.D430]&lt;[.H430]);[.H430]-[.D4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9.p</text:p>
          </table:table-cell>
          <table:table-cell office:value-type="float" office:value="11290" calcext:value-type="float">
            <text:p>11290</text:p>
          </table:table-cell>
          <table:table-cell office:value-type="float" office:value="229" calcext:value-type="float">
            <text:p>229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1193" calcext:value-type="float">
            <text:p>11193</text:p>
          </table:table-cell>
          <table:table-cell office:value-type="float" office:value="174" calcext:value-type="float">
            <text:p>17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style-name="ce431" table:formula="of:=IF(AND(ISNUMBER([.D431]);ISNUMBER([.H431]);[.D431]&gt;[.H431]);1;0)" office:value-type="float" office:value="1" calcext:value-type="float">
            <text:p>1</text:p>
          </table:table-cell>
          <table:table-cell table:style-name="ce1631" table:formula="of:=IF(AND(ISNUMBER([.D431]);ISNUMBER([.H431]);[.D431]&lt;[.H431]);1;0)" office:value-type="float" office:value="0" calcext:value-type="float">
            <text:p>0</text:p>
          </table:table-cell>
          <table:table-cell/>
          <table:table-cell table:formula="of:=IF(AND(ISNUMBER([.D431]);ISNUMBER([.H431]);[.D431]&gt;[.H431]);[.D431]-[.H431];0)" office:value-type="float" office:value="55" calcext:value-type="float">
            <text:p>55</text:p>
          </table:table-cell>
          <table:table-cell table:formula="of:=IF(AND(ISNUMBER([.D431]);ISNUMBER([.H431]);[.D431]&lt;[.H431]);[.H431]-[.D4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0.p</text:p>
          </table:table-cell>
          <table:table-cell office:value-type="float" office:value="12040" calcext:value-type="float">
            <text:p>12040</text:p>
          </table:table-cell>
          <table:table-cell office:value-type="float" office:value="237" calcext:value-type="float">
            <text:p>237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939" calcext:value-type="float">
            <text:p>11939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432" table:formula="of:=IF(AND(ISNUMBER([.D432]);ISNUMBER([.H432]);[.D432]&gt;[.H432]);1;0)" office:value-type="float" office:value="1" calcext:value-type="float">
            <text:p>1</text:p>
          </table:table-cell>
          <table:table-cell table:style-name="ce1632" table:formula="of:=IF(AND(ISNUMBER([.D432]);ISNUMBER([.H432]);[.D432]&lt;[.H432]);1;0)" office:value-type="float" office:value="0" calcext:value-type="float">
            <text:p>0</text:p>
          </table:table-cell>
          <table:table-cell/>
          <table:table-cell table:formula="of:=IF(AND(ISNUMBER([.D432]);ISNUMBER([.H432]);[.D432]&gt;[.H432]);[.D432]-[.H432];0)" office:value-type="float" office:value="57" calcext:value-type="float">
            <text:p>57</text:p>
          </table:table-cell>
          <table:table-cell table:formula="of:=IF(AND(ISNUMBER([.D432]);ISNUMBER([.H432]);[.D432]&lt;[.H432]);[.H432]-[.D4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1.p</text:p>
          </table:table-cell>
          <table:table-cell office:value-type="float" office:value="12814" calcext:value-type="float">
            <text:p>12814</text:p>
          </table:table-cell>
          <table:table-cell office:value-type="float" office:value="245" calcext:value-type="float">
            <text:p>24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709" calcext:value-type="float">
            <text:p>12709</text:p>
          </table:table-cell>
          <table:table-cell office:value-type="float" office:value="186" calcext:value-type="float">
            <text:p>186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style-name="ce433" table:formula="of:=IF(AND(ISNUMBER([.D433]);ISNUMBER([.H433]);[.D433]&gt;[.H433]);1;0)" office:value-type="float" office:value="1" calcext:value-type="float">
            <text:p>1</text:p>
          </table:table-cell>
          <table:table-cell table:style-name="ce1633" table:formula="of:=IF(AND(ISNUMBER([.D433]);ISNUMBER([.H433]);[.D433]&lt;[.H433]);1;0)" office:value-type="float" office:value="0" calcext:value-type="float">
            <text:p>0</text:p>
          </table:table-cell>
          <table:table-cell/>
          <table:table-cell table:formula="of:=IF(AND(ISNUMBER([.D433]);ISNUMBER([.H433]);[.D433]&gt;[.H433]);[.D433]-[.H433];0)" office:value-type="float" office:value="59" calcext:value-type="float">
            <text:p>59</text:p>
          </table:table-cell>
          <table:table-cell table:formula="of:=IF(AND(ISNUMBER([.D433]);ISNUMBER([.H433]);[.D433]&lt;[.H433]);[.H433]-[.D4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2.p</text:p>
          </table:table-cell>
          <table:table-cell office:value-type="float" office:value="13612" calcext:value-type="float">
            <text:p>13612</text:p>
          </table:table-cell>
          <table:table-cell office:value-type="float" office:value="253" calcext:value-type="float">
            <text:p>25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3503" calcext:value-type="float">
            <text:p>13503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434" table:formula="of:=IF(AND(ISNUMBER([.D434]);ISNUMBER([.H434]);[.D434]&gt;[.H434]);1;0)" office:value-type="float" office:value="1" calcext:value-type="float">
            <text:p>1</text:p>
          </table:table-cell>
          <table:table-cell table:style-name="ce1634" table:formula="of:=IF(AND(ISNUMBER([.D434]);ISNUMBER([.H434]);[.D434]&lt;[.H434]);1;0)" office:value-type="float" office:value="0" calcext:value-type="float">
            <text:p>0</text:p>
          </table:table-cell>
          <table:table-cell/>
          <table:table-cell table:formula="of:=IF(AND(ISNUMBER([.D434]);ISNUMBER([.H434]);[.D434]&gt;[.H434]);[.D434]-[.H434];0)" office:value-type="float" office:value="61" calcext:value-type="float">
            <text:p>61</text:p>
          </table:table-cell>
          <table:table-cell table:formula="of:=IF(AND(ISNUMBER([.D434]);ISNUMBER([.H434]);[.D434]&lt;[.H434]);[.H434]-[.D4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3.p</text:p>
          </table:table-cell>
          <table:table-cell office:value-type="float" office:value="14434" calcext:value-type="float">
            <text:p>14434</text:p>
          </table:table-cell>
          <table:table-cell office:value-type="float" office:value="261" calcext:value-type="float">
            <text:p>261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4321" calcext:value-type="float">
            <text:p>14321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ce435" table:formula="of:=IF(AND(ISNUMBER([.D435]);ISNUMBER([.H435]);[.D435]&gt;[.H435]);1;0)" office:value-type="float" office:value="1" calcext:value-type="float">
            <text:p>1</text:p>
          </table:table-cell>
          <table:table-cell table:style-name="ce1635" table:formula="of:=IF(AND(ISNUMBER([.D435]);ISNUMBER([.H435]);[.D435]&lt;[.H435]);1;0)" office:value-type="float" office:value="0" calcext:value-type="float">
            <text:p>0</text:p>
          </table:table-cell>
          <table:table-cell/>
          <table:table-cell table:formula="of:=IF(AND(ISNUMBER([.D435]);ISNUMBER([.H435]);[.D435]&gt;[.H435]);[.D435]-[.H435];0)" office:value-type="float" office:value="63" calcext:value-type="float">
            <text:p>63</text:p>
          </table:table-cell>
          <table:table-cell table:formula="of:=IF(AND(ISNUMBER([.D435]);ISNUMBER([.H435]);[.D435]&lt;[.H435]);[.H435]-[.D4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4.p</text:p>
          </table:table-cell>
          <table:table-cell office:value-type="float" office:value="15280" calcext:value-type="float">
            <text:p>15280</text:p>
          </table:table-cell>
          <table:table-cell office:value-type="float" office:value="269" calcext:value-type="float">
            <text:p>26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5163" calcext:value-type="float">
            <text:p>15163</text:p>
          </table:table-cell>
          <table:table-cell office:value-type="float" office:value="204" calcext:value-type="float">
            <text:p>204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style-name="ce436" table:formula="of:=IF(AND(ISNUMBER([.D436]);ISNUMBER([.H436]);[.D436]&gt;[.H436]);1;0)" office:value-type="float" office:value="1" calcext:value-type="float">
            <text:p>1</text:p>
          </table:table-cell>
          <table:table-cell table:style-name="ce1636" table:formula="of:=IF(AND(ISNUMBER([.D436]);ISNUMBER([.H436]);[.D436]&lt;[.H436]);1;0)" office:value-type="float" office:value="0" calcext:value-type="float">
            <text:p>0</text:p>
          </table:table-cell>
          <table:table-cell/>
          <table:table-cell table:formula="of:=IF(AND(ISNUMBER([.D436]);ISNUMBER([.H436]);[.D436]&gt;[.H436]);[.D436]-[.H436];0)" office:value-type="float" office:value="65" calcext:value-type="float">
            <text:p>65</text:p>
          </table:table-cell>
          <table:table-cell table:formula="of:=IF(AND(ISNUMBER([.D436]);ISNUMBER([.H436]);[.D436]&lt;[.H436]);[.H436]-[.D4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5.p</text:p>
          </table:table-cell>
          <table:table-cell office:value-type="float" office:value="16150" calcext:value-type="float">
            <text:p>16150</text:p>
          </table:table-cell>
          <table:table-cell office:value-type="float" office:value="277" calcext:value-type="float">
            <text:p>27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6029" calcext:value-type="float">
            <text:p>16029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style-name="ce437" table:formula="of:=IF(AND(ISNUMBER([.D437]);ISNUMBER([.H437]);[.D437]&gt;[.H437]);1;0)" office:value-type="float" office:value="1" calcext:value-type="float">
            <text:p>1</text:p>
          </table:table-cell>
          <table:table-cell table:style-name="ce1637" table:formula="of:=IF(AND(ISNUMBER([.D437]);ISNUMBER([.H437]);[.D437]&lt;[.H437]);1;0)" office:value-type="float" office:value="0" calcext:value-type="float">
            <text:p>0</text:p>
          </table:table-cell>
          <table:table-cell/>
          <table:table-cell table:formula="of:=IF(AND(ISNUMBER([.D437]);ISNUMBER([.H437]);[.D437]&gt;[.H437]);[.D437]-[.H437];0)" office:value-type="float" office:value="67" calcext:value-type="float">
            <text:p>67</text:p>
          </table:table-cell>
          <table:table-cell table:formula="of:=IF(AND(ISNUMBER([.D437]);ISNUMBER([.H437]);[.D437]&lt;[.H437]);[.H437]-[.D4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6.p</text:p>
          </table:table-cell>
          <table:table-cell office:value-type="float" office:value="17044" calcext:value-type="float">
            <text:p>17044</text:p>
          </table:table-cell>
          <table:table-cell office:value-type="float" office:value="285" calcext:value-type="float">
            <text:p>28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6919" calcext:value-type="float">
            <text:p>16919</text:p>
          </table:table-cell>
          <table:table-cell office:value-type="float" office:value="216" calcext:value-type="float">
            <text:p>216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style-name="ce438" table:formula="of:=IF(AND(ISNUMBER([.D438]);ISNUMBER([.H438]);[.D438]&gt;[.H438]);1;0)" office:value-type="float" office:value="1" calcext:value-type="float">
            <text:p>1</text:p>
          </table:table-cell>
          <table:table-cell table:style-name="ce1638" table:formula="of:=IF(AND(ISNUMBER([.D438]);ISNUMBER([.H438]);[.D438]&lt;[.H438]);1;0)" office:value-type="float" office:value="0" calcext:value-type="float">
            <text:p>0</text:p>
          </table:table-cell>
          <table:table-cell/>
          <table:table-cell table:formula="of:=IF(AND(ISNUMBER([.D438]);ISNUMBER([.H438]);[.D438]&gt;[.H438]);[.D438]-[.H438];0)" office:value-type="float" office:value="69" calcext:value-type="float">
            <text:p>69</text:p>
          </table:table-cell>
          <table:table-cell table:formula="of:=IF(AND(ISNUMBER([.D438]);ISNUMBER([.H438]);[.D438]&lt;[.H438]);[.H438]-[.D4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7.p</text:p>
          </table:table-cell>
          <table:table-cell office:value-type="float" office:value="17962" calcext:value-type="float">
            <text:p>17962</text:p>
          </table:table-cell>
          <table:table-cell office:value-type="float" office:value="293" calcext:value-type="float">
            <text:p>293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7833" calcext:value-type="float">
            <text:p>17833</text:p>
          </table:table-cell>
          <table:table-cell office:value-type="float" office:value="222" calcext:value-type="float">
            <text:p>222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style-name="ce439" table:formula="of:=IF(AND(ISNUMBER([.D439]);ISNUMBER([.H439]);[.D439]&gt;[.H439]);1;0)" office:value-type="float" office:value="1" calcext:value-type="float">
            <text:p>1</text:p>
          </table:table-cell>
          <table:table-cell table:style-name="ce1639" table:formula="of:=IF(AND(ISNUMBER([.D439]);ISNUMBER([.H439]);[.D439]&lt;[.H439]);1;0)" office:value-type="float" office:value="0" calcext:value-type="float">
            <text:p>0</text:p>
          </table:table-cell>
          <table:table-cell/>
          <table:table-cell table:formula="of:=IF(AND(ISNUMBER([.D439]);ISNUMBER([.H439]);[.D439]&gt;[.H439]);[.D439]-[.H439];0)" office:value-type="float" office:value="71" calcext:value-type="float">
            <text:p>71</text:p>
          </table:table-cell>
          <table:table-cell table:formula="of:=IF(AND(ISNUMBER([.D439]);ISNUMBER([.H439]);[.D439]&lt;[.H439]);[.H439]-[.D4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8.p</text:p>
          </table:table-cell>
          <table:table-cell office:value-type="float" office:value="18904" calcext:value-type="float">
            <text:p>18904</text:p>
          </table:table-cell>
          <table:table-cell office:value-type="float" office:value="301" calcext:value-type="float">
            <text:p>30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8771" calcext:value-type="float">
            <text:p>18771</text:p>
          </table:table-cell>
          <table:table-cell office:value-type="float" office:value="228" calcext:value-type="float">
            <text:p>2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style-name="ce440" table:formula="of:=IF(AND(ISNUMBER([.D440]);ISNUMBER([.H440]);[.D440]&gt;[.H440]);1;0)" office:value-type="float" office:value="1" calcext:value-type="float">
            <text:p>1</text:p>
          </table:table-cell>
          <table:table-cell table:style-name="ce1640" table:formula="of:=IF(AND(ISNUMBER([.D440]);ISNUMBER([.H440]);[.D440]&lt;[.H440]);1;0)" office:value-type="float" office:value="0" calcext:value-type="float">
            <text:p>0</text:p>
          </table:table-cell>
          <table:table-cell/>
          <table:table-cell table:formula="of:=IF(AND(ISNUMBER([.D440]);ISNUMBER([.H440]);[.D440]&gt;[.H440]);[.D440]-[.H440];0)" office:value-type="float" office:value="73" calcext:value-type="float">
            <text:p>73</text:p>
          </table:table-cell>
          <table:table-cell table:formula="of:=IF(AND(ISNUMBER([.D440]);ISNUMBER([.H440]);[.D440]&lt;[.H440]);[.H440]-[.D4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9.p</text:p>
          </table:table-cell>
          <table:table-cell office:value-type="float" office:value="19870" calcext:value-type="float">
            <text:p>19870</text:p>
          </table:table-cell>
          <table:table-cell office:value-type="float" office:value="309" calcext:value-type="float">
            <text:p>309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9733" calcext:value-type="float">
            <text:p>19733</text:p>
          </table:table-cell>
          <table:table-cell office:value-type="float" office:value="234" calcext:value-type="float">
            <text:p>234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style-name="ce441" table:formula="of:=IF(AND(ISNUMBER([.D441]);ISNUMBER([.H441]);[.D441]&gt;[.H441]);1;0)" office:value-type="float" office:value="1" calcext:value-type="float">
            <text:p>1</text:p>
          </table:table-cell>
          <table:table-cell table:style-name="ce1641" table:formula="of:=IF(AND(ISNUMBER([.D441]);ISNUMBER([.H441]);[.D441]&lt;[.H441]);1;0)" office:value-type="float" office:value="0" calcext:value-type="float">
            <text:p>0</text:p>
          </table:table-cell>
          <table:table-cell/>
          <table:table-cell table:formula="of:=IF(AND(ISNUMBER([.D441]);ISNUMBER([.H441]);[.D441]&gt;[.H441]);[.D441]-[.H441];0)" office:value-type="float" office:value="75" calcext:value-type="float">
            <text:p>75</text:p>
          </table:table-cell>
          <table:table-cell table:formula="of:=IF(AND(ISNUMBER([.D441]);ISNUMBER([.H441]);[.D441]&lt;[.H441]);[.H441]-[.D4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0.p</text:p>
          </table:table-cell>
          <table:table-cell office:value-type="float" office:value="20860" calcext:value-type="float">
            <text:p>20860</text:p>
          </table:table-cell>
          <table:table-cell office:value-type="float" office:value="317" calcext:value-type="float">
            <text:p>317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0719" calcext:value-type="float">
            <text:p>20719</text:p>
          </table:table-cell>
          <table:table-cell office:value-type="float" office:value="240" calcext:value-type="float">
            <text:p>24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style-name="ce442" table:formula="of:=IF(AND(ISNUMBER([.D442]);ISNUMBER([.H442]);[.D442]&gt;[.H442]);1;0)" office:value-type="float" office:value="1" calcext:value-type="float">
            <text:p>1</text:p>
          </table:table-cell>
          <table:table-cell table:style-name="ce1642" table:formula="of:=IF(AND(ISNUMBER([.D442]);ISNUMBER([.H442]);[.D442]&lt;[.H442]);1;0)" office:value-type="float" office:value="0" calcext:value-type="float">
            <text:p>0</text:p>
          </table:table-cell>
          <table:table-cell/>
          <table:table-cell table:formula="of:=IF(AND(ISNUMBER([.D442]);ISNUMBER([.H442]);[.D442]&gt;[.H442]);[.D442]-[.H442];0)" office:value-type="float" office:value="77" calcext:value-type="float">
            <text:p>77</text:p>
          </table:table-cell>
          <table:table-cell table:formula="of:=IF(AND(ISNUMBER([.D442]);ISNUMBER([.H442]);[.D442]&lt;[.H442]);[.H442]-[.D4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1.p</text:p>
          </table:table-cell>
          <table:table-cell office:value-type="float" office:value="21874" calcext:value-type="float">
            <text:p>21874</text:p>
          </table:table-cell>
          <table:table-cell office:value-type="float" office:value="325" calcext:value-type="float">
            <text:p>325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21729" calcext:value-type="float">
            <text:p>21729</text:p>
          </table:table-cell>
          <table:table-cell office:value-type="float" office:value="246" calcext:value-type="float">
            <text:p>246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style-name="ce443" table:formula="of:=IF(AND(ISNUMBER([.D443]);ISNUMBER([.H443]);[.D443]&gt;[.H443]);1;0)" office:value-type="float" office:value="1" calcext:value-type="float">
            <text:p>1</text:p>
          </table:table-cell>
          <table:table-cell table:style-name="ce1643" table:formula="of:=IF(AND(ISNUMBER([.D443]);ISNUMBER([.H443]);[.D443]&lt;[.H443]);1;0)" office:value-type="float" office:value="0" calcext:value-type="float">
            <text:p>0</text:p>
          </table:table-cell>
          <table:table-cell/>
          <table:table-cell table:formula="of:=IF(AND(ISNUMBER([.D443]);ISNUMBER([.H443]);[.D443]&gt;[.H443]);[.D443]-[.H443];0)" office:value-type="float" office:value="79" calcext:value-type="float">
            <text:p>79</text:p>
          </table:table-cell>
          <table:table-cell table:formula="of:=IF(AND(ISNUMBER([.D443]);ISNUMBER([.H443]);[.D443]&lt;[.H443]);[.H443]-[.D4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2.p</text:p>
          </table:table-cell>
          <table:table-cell office:value-type="float" office:value="22912" calcext:value-type="float">
            <text:p>22912</text:p>
          </table:table-cell>
          <table:table-cell office:value-type="float" office:value="333" calcext:value-type="float">
            <text:p>333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22763" calcext:value-type="float">
            <text:p>22763</text:p>
          </table:table-cell>
          <table:table-cell office:value-type="float" office:value="252" calcext:value-type="float">
            <text:p>25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table:style-name="ce444" table:formula="of:=IF(AND(ISNUMBER([.D444]);ISNUMBER([.H444]);[.D444]&gt;[.H444]);1;0)" office:value-type="float" office:value="1" calcext:value-type="float">
            <text:p>1</text:p>
          </table:table-cell>
          <table:table-cell table:style-name="ce1644" table:formula="of:=IF(AND(ISNUMBER([.D444]);ISNUMBER([.H444]);[.D444]&lt;[.H444]);1;0)" office:value-type="float" office:value="0" calcext:value-type="float">
            <text:p>0</text:p>
          </table:table-cell>
          <table:table-cell/>
          <table:table-cell table:formula="of:=IF(AND(ISNUMBER([.D444]);ISNUMBER([.H444]);[.D444]&gt;[.H444]);[.D444]-[.H444];0)" office:value-type="float" office:value="81" calcext:value-type="float">
            <text:p>81</text:p>
          </table:table-cell>
          <table:table-cell table:formula="of:=IF(AND(ISNUMBER([.D444]);ISNUMBER([.H444]);[.D444]&lt;[.H444]);[.H444]-[.D4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3.p</text:p>
          </table:table-cell>
          <table:table-cell office:value-type="float" office:value="23974" calcext:value-type="float">
            <text:p>23974</text:p>
          </table:table-cell>
          <table:table-cell office:value-type="float" office:value="341" calcext:value-type="float">
            <text:p>34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23821" calcext:value-type="float">
            <text:p>23821</text:p>
          </table:table-cell>
          <table:table-cell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style-name="ce445" table:formula="of:=IF(AND(ISNUMBER([.D445]);ISNUMBER([.H445]);[.D445]&gt;[.H445]);1;0)" office:value-type="float" office:value="1" calcext:value-type="float">
            <text:p>1</text:p>
          </table:table-cell>
          <table:table-cell table:style-name="ce1645" table:formula="of:=IF(AND(ISNUMBER([.D445]);ISNUMBER([.H445]);[.D445]&lt;[.H445]);1;0)" office:value-type="float" office:value="0" calcext:value-type="float">
            <text:p>0</text:p>
          </table:table-cell>
          <table:table-cell/>
          <table:table-cell table:formula="of:=IF(AND(ISNUMBER([.D445]);ISNUMBER([.H445]);[.D445]&gt;[.H445]);[.D445]-[.H445];0)" office:value-type="float" office:value="83" calcext:value-type="float">
            <text:p>83</text:p>
          </table:table-cell>
          <table:table-cell table:formula="of:=IF(AND(ISNUMBER([.D445]);ISNUMBER([.H445]);[.D445]&lt;[.H445]);[.H445]-[.D4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4.p</text:p>
          </table:table-cell>
          <table:table-cell office:value-type="float" office:value="25060" calcext:value-type="float">
            <text:p>25060</text:p>
          </table:table-cell>
          <table:table-cell office:value-type="float" office:value="349" calcext:value-type="float">
            <text:p>349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4903" calcext:value-type="float">
            <text:p>24903</text:p>
          </table:table-cell>
          <table:table-cell office:value-type="float" office:value="264" calcext:value-type="float">
            <text:p>264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style-name="ce446" table:formula="of:=IF(AND(ISNUMBER([.D446]);ISNUMBER([.H446]);[.D446]&gt;[.H446]);1;0)" office:value-type="float" office:value="1" calcext:value-type="float">
            <text:p>1</text:p>
          </table:table-cell>
          <table:table-cell table:style-name="ce1646" table:formula="of:=IF(AND(ISNUMBER([.D446]);ISNUMBER([.H446]);[.D446]&lt;[.H446]);1;0)" office:value-type="float" office:value="0" calcext:value-type="float">
            <text:p>0</text:p>
          </table:table-cell>
          <table:table-cell/>
          <table:table-cell table:formula="of:=IF(AND(ISNUMBER([.D446]);ISNUMBER([.H446]);[.D446]&gt;[.H446]);[.D446]-[.H446];0)" office:value-type="float" office:value="85" calcext:value-type="float">
            <text:p>85</text:p>
          </table:table-cell>
          <table:table-cell table:formula="of:=IF(AND(ISNUMBER([.D446]);ISNUMBER([.H446]);[.D446]&lt;[.H446]);[.H446]-[.D4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5.p</text:p>
          </table:table-cell>
          <table:table-cell office:value-type="float" office:value="26170" calcext:value-type="float">
            <text:p>26170</text:p>
          </table:table-cell>
          <table:table-cell office:value-type="float" office:value="357" calcext:value-type="float">
            <text:p>357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6009" calcext:value-type="float">
            <text:p>26009</text:p>
          </table:table-cell>
          <table:table-cell office:value-type="float" office:value="270" calcext:value-type="float">
            <text:p>27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447" table:formula="of:=IF(AND(ISNUMBER([.D447]);ISNUMBER([.H447]);[.D447]&gt;[.H447]);1;0)" office:value-type="float" office:value="1" calcext:value-type="float">
            <text:p>1</text:p>
          </table:table-cell>
          <table:table-cell table:style-name="ce1647" table:formula="of:=IF(AND(ISNUMBER([.D447]);ISNUMBER([.H447]);[.D447]&lt;[.H447]);1;0)" office:value-type="float" office:value="0" calcext:value-type="float">
            <text:p>0</text:p>
          </table:table-cell>
          <table:table-cell/>
          <table:table-cell table:formula="of:=IF(AND(ISNUMBER([.D447]);ISNUMBER([.H447]);[.D447]&gt;[.H447]);[.D447]-[.H447];0)" office:value-type="float" office:value="87" calcext:value-type="float">
            <text:p>87</text:p>
          </table:table-cell>
          <table:table-cell table:formula="of:=IF(AND(ISNUMBER([.D447]);ISNUMBER([.H447]);[.D447]&lt;[.H447]);[.H447]-[.D4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6.p</text:p>
          </table:table-cell>
          <table:table-cell office:value-type="float" office:value="27304" calcext:value-type="float">
            <text:p>27304</text:p>
          </table:table-cell>
          <table:table-cell office:value-type="float" office:value="365" calcext:value-type="float">
            <text:p>365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27139" calcext:value-type="float">
            <text:p>27139</text:p>
          </table:table-cell>
          <table:table-cell office:value-type="float" office:value="276" calcext:value-type="float">
            <text:p>276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style-name="ce448" table:formula="of:=IF(AND(ISNUMBER([.D448]);ISNUMBER([.H448]);[.D448]&gt;[.H448]);1;0)" office:value-type="float" office:value="1" calcext:value-type="float">
            <text:p>1</text:p>
          </table:table-cell>
          <table:table-cell table:style-name="ce1648" table:formula="of:=IF(AND(ISNUMBER([.D448]);ISNUMBER([.H448]);[.D448]&lt;[.H448]);1;0)" office:value-type="float" office:value="0" calcext:value-type="float">
            <text:p>0</text:p>
          </table:table-cell>
          <table:table-cell/>
          <table:table-cell table:formula="of:=IF(AND(ISNUMBER([.D448]);ISNUMBER([.H448]);[.D448]&gt;[.H448]);[.D448]-[.H448];0)" office:value-type="float" office:value="89" calcext:value-type="float">
            <text:p>89</text:p>
          </table:table-cell>
          <table:table-cell table:formula="of:=IF(AND(ISNUMBER([.D448]);ISNUMBER([.H448]);[.D448]&lt;[.H448]);[.H448]-[.D4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7.p</text:p>
          </table:table-cell>
          <table:table-cell office:value-type="float" office:value="28462" calcext:value-type="float">
            <text:p>28462</text:p>
          </table:table-cell>
          <table:table-cell office:value-type="float" office:value="373" calcext:value-type="float">
            <text:p>37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28293" calcext:value-type="float">
            <text:p>28293</text:p>
          </table:table-cell>
          <table:table-cell office:value-type="float" office:value="282" calcext:value-type="float">
            <text:p>282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table:style-name="ce449" table:formula="of:=IF(AND(ISNUMBER([.D449]);ISNUMBER([.H449]);[.D449]&gt;[.H449]);1;0)" office:value-type="float" office:value="1" calcext:value-type="float">
            <text:p>1</text:p>
          </table:table-cell>
          <table:table-cell table:style-name="ce1649" table:formula="of:=IF(AND(ISNUMBER([.D449]);ISNUMBER([.H449]);[.D449]&lt;[.H449]);1;0)" office:value-type="float" office:value="0" calcext:value-type="float">
            <text:p>0</text:p>
          </table:table-cell>
          <table:table-cell/>
          <table:table-cell table:formula="of:=IF(AND(ISNUMBER([.D449]);ISNUMBER([.H449]);[.D449]&gt;[.H449]);[.D449]-[.H449];0)" office:value-type="float" office:value="91" calcext:value-type="float">
            <text:p>91</text:p>
          </table:table-cell>
          <table:table-cell table:formula="of:=IF(AND(ISNUMBER([.D449]);ISNUMBER([.H449]);[.D449]&lt;[.H449]);[.H449]-[.D4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8.p</text:p>
          </table:table-cell>
          <table:table-cell office:value-type="float" office:value="29644" calcext:value-type="float">
            <text:p>29644</text:p>
          </table:table-cell>
          <table:table-cell office:value-type="float" office:value="381" calcext:value-type="float">
            <text:p>381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9471" calcext:value-type="float">
            <text:p>29471</text:p>
          </table:table-cell>
          <table:table-cell office:value-type="float" office:value="288" calcext:value-type="float">
            <text:p>288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table:style-name="ce450" table:formula="of:=IF(AND(ISNUMBER([.D450]);ISNUMBER([.H450]);[.D450]&gt;[.H450]);1;0)" office:value-type="float" office:value="1" calcext:value-type="float">
            <text:p>1</text:p>
          </table:table-cell>
          <table:table-cell table:style-name="ce1650" table:formula="of:=IF(AND(ISNUMBER([.D450]);ISNUMBER([.H450]);[.D450]&lt;[.H450]);1;0)" office:value-type="float" office:value="0" calcext:value-type="float">
            <text:p>0</text:p>
          </table:table-cell>
          <table:table-cell/>
          <table:table-cell table:formula="of:=IF(AND(ISNUMBER([.D450]);ISNUMBER([.H450]);[.D450]&gt;[.H450]);[.D450]-[.H450];0)" office:value-type="float" office:value="93" calcext:value-type="float">
            <text:p>93</text:p>
          </table:table-cell>
          <table:table-cell table:formula="of:=IF(AND(ISNUMBER([.D450]);ISNUMBER([.H450]);[.D450]&lt;[.H450]);[.H450]-[.D4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9.p</text:p>
          </table:table-cell>
          <table:table-cell office:value-type="float" office:value="30850" calcext:value-type="float">
            <text:p>30850</text:p>
          </table:table-cell>
          <table:table-cell office:value-type="float" office:value="389" calcext:value-type="float">
            <text:p>389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0673" calcext:value-type="float">
            <text:p>30673</text:p>
          </table:table-cell>
          <table:table-cell office:value-type="float" office:value="294" calcext:value-type="float">
            <text:p>294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style-name="ce451" table:formula="of:=IF(AND(ISNUMBER([.D451]);ISNUMBER([.H451]);[.D451]&gt;[.H451]);1;0)" office:value-type="float" office:value="1" calcext:value-type="float">
            <text:p>1</text:p>
          </table:table-cell>
          <table:table-cell table:style-name="ce1651" table:formula="of:=IF(AND(ISNUMBER([.D451]);ISNUMBER([.H451]);[.D451]&lt;[.H451]);1;0)" office:value-type="float" office:value="0" calcext:value-type="float">
            <text:p>0</text:p>
          </table:table-cell>
          <table:table-cell/>
          <table:table-cell table:formula="of:=IF(AND(ISNUMBER([.D451]);ISNUMBER([.H451]);[.D451]&gt;[.H451]);[.D451]-[.H451];0)" office:value-type="float" office:value="95" calcext:value-type="float">
            <text:p>95</text:p>
          </table:table-cell>
          <table:table-cell table:formula="of:=IF(AND(ISNUMBER([.D451]);ISNUMBER([.H451]);[.D451]&lt;[.H451]);[.H451]-[.D4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50.p</text:p>
          </table:table-cell>
          <table:table-cell office:value-type="float" office:value="32080" calcext:value-type="float">
            <text:p>32080</text:p>
          </table:table-cell>
          <table:table-cell office:value-type="float" office:value="397" calcext:value-type="float">
            <text:p>397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1899" calcext:value-type="float">
            <text:p>31899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452" table:formula="of:=IF(AND(ISNUMBER([.D452]);ISNUMBER([.H452]);[.D452]&gt;[.H452]);1;0)" office:value-type="float" office:value="1" calcext:value-type="float">
            <text:p>1</text:p>
          </table:table-cell>
          <table:table-cell table:style-name="ce1652" table:formula="of:=IF(AND(ISNUMBER([.D452]);ISNUMBER([.H452]);[.D452]&lt;[.H452]);1;0)" office:value-type="float" office:value="0" calcext:value-type="float">
            <text:p>0</text:p>
          </table:table-cell>
          <table:table-cell/>
          <table:table-cell table:formula="of:=IF(AND(ISNUMBER([.D452]);ISNUMBER([.H452]);[.D452]&gt;[.H452]);[.D452]-[.H452];0)" office:value-type="float" office:value="97" calcext:value-type="float">
            <text:p>97</text:p>
          </table:table-cell>
          <table:table-cell table:formula="of:=IF(AND(ISNUMBER([.D452]);ISNUMBER([.H452]);[.D452]&lt;[.H452]);[.H452]-[.D4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453" table:formula="of:=IF(AND(ISNUMBER([.D453]);ISNUMBER([.H453]);[.D453]&gt;[.H453]);1;0)" office:value-type="float" office:value="0" calcext:value-type="float">
            <text:p>0</text:p>
          </table:table-cell>
          <table:table-cell table:style-name="ce1653" table:formula="of:=IF(AND(ISNUMBER([.D453]);ISNUMBER([.H453]);[.D453]&lt;[.H453]);1;0)" office:value-type="float" office:value="0" calcext:value-type="float">
            <text:p>0</text:p>
          </table:table-cell>
          <table:table-cell/>
          <table:table-cell table:formula="of:=IF(AND(ISNUMBER([.D453]);ISNUMBER([.H453]);[.D453]&gt;[.H453]);[.D453]-[.H453];0)" office:value-type="float" office:value="0" calcext:value-type="float">
            <text:p>0</text:p>
          </table:table-cell>
          <table:table-cell table:formula="of:=IF(AND(ISNUMBER([.D453]);ISNUMBER([.H453]);[.D453]&lt;[.H453]);[.H453]-[.D4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2.p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454" table:formula="of:=IF(AND(ISNUMBER([.D454]);ISNUMBER([.H454]);[.D454]&gt;[.H454]);1;0)" office:value-type="float" office:value="0" calcext:value-type="float">
            <text:p>0</text:p>
          </table:table-cell>
          <table:table-cell table:style-name="ce1654" table:formula="of:=IF(AND(ISNUMBER([.D454]);ISNUMBER([.H454]);[.D454]&lt;[.H454]);1;0)" office:value-type="float" office:value="0" calcext:value-type="float">
            <text:p>0</text:p>
          </table:table-cell>
          <table:table-cell/>
          <table:table-cell table:formula="of:=IF(AND(ISNUMBER([.D454]);ISNUMBER([.H454]);[.D454]&gt;[.H454]);[.D454]-[.H454];0)" office:value-type="float" office:value="0" calcext:value-type="float">
            <text:p>0</text:p>
          </table:table-cell>
          <table:table-cell table:formula="of:=IF(AND(ISNUMBER([.D454]);ISNUMBER([.H454]);[.D454]&lt;[.H454]);[.H454]-[.D4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3.p</text:p>
          </table:table-cell>
          <table:table-cell office:value-type="float" office:value="368" calcext:value-type="float">
            <text:p>368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455" table:formula="of:=IF(AND(ISNUMBER([.D455]);ISNUMBER([.H455]);[.D455]&gt;[.H455]);1;0)" office:value-type="float" office:value="0" calcext:value-type="float">
            <text:p>0</text:p>
          </table:table-cell>
          <table:table-cell table:style-name="ce1655" table:formula="of:=IF(AND(ISNUMBER([.D455]);ISNUMBER([.H455]);[.D455]&lt;[.H455]);1;0)" office:value-type="float" office:value="0" calcext:value-type="float">
            <text:p>0</text:p>
          </table:table-cell>
          <table:table-cell/>
          <table:table-cell table:formula="of:=IF(AND(ISNUMBER([.D455]);ISNUMBER([.H455]);[.D455]&gt;[.H455]);[.D455]-[.H455];0)" office:value-type="float" office:value="0" calcext:value-type="float">
            <text:p>0</text:p>
          </table:table-cell>
          <table:table-cell table:formula="of:=IF(AND(ISNUMBER([.D455]);ISNUMBER([.H455]);[.D455]&lt;[.H455]);[.H455]-[.D4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4.p</text:p>
          </table:table-cell>
          <table:table-cell office:value-type="float" office:value="859" calcext:value-type="float">
            <text:p>859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456" table:formula="of:=IF(AND(ISNUMBER([.D456]);ISNUMBER([.H456]);[.D456]&gt;[.H456]);1;0)" office:value-type="float" office:value="0" calcext:value-type="float">
            <text:p>0</text:p>
          </table:table-cell>
          <table:table-cell table:style-name="ce1656" table:formula="of:=IF(AND(ISNUMBER([.D456]);ISNUMBER([.H456]);[.D456]&lt;[.H456]);1;0)" office:value-type="float" office:value="0" calcext:value-type="float">
            <text:p>0</text:p>
          </table:table-cell>
          <table:table-cell/>
          <table:table-cell table:formula="of:=IF(AND(ISNUMBER([.D456]);ISNUMBER([.H456]);[.D456]&gt;[.H456]);[.D456]-[.H456];0)" office:value-type="float" office:value="0" calcext:value-type="float">
            <text:p>0</text:p>
          </table:table-cell>
          <table:table-cell table:formula="of:=IF(AND(ISNUMBER([.D456]);ISNUMBER([.H456]);[.D456]&lt;[.H456]);[.H456]-[.D4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5.p</text:p>
          </table:table-cell>
          <table:table-cell office:value-type="float" office:value="1714" calcext:value-type="float">
            <text:p>1714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555" calcext:value-type="float">
            <text:p>1555</text:p>
          </table:table-cell>
          <table:table-cell office:value-type="float" office:value="180" calcext:value-type="float">
            <text:p>180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style-name="ce457" table:formula="of:=IF(AND(ISNUMBER([.D457]);ISNUMBER([.H457]);[.D457]&gt;[.H457]);1;0)" office:value-type="float" office:value="0" calcext:value-type="float">
            <text:p>0</text:p>
          </table:table-cell>
          <table:table-cell table:style-name="ce1657" table:formula="of:=IF(AND(ISNUMBER([.D457]);ISNUMBER([.H457]);[.D457]&lt;[.H457]);1;0)" office:value-type="float" office:value="0" calcext:value-type="float">
            <text:p>0</text:p>
          </table:table-cell>
          <table:table-cell/>
          <table:table-cell table:formula="of:=IF(AND(ISNUMBER([.D457]);ISNUMBER([.H457]);[.D457]&gt;[.H457]);[.D457]-[.H457];0)" office:value-type="float" office:value="0" calcext:value-type="float">
            <text:p>0</text:p>
          </table:table-cell>
          <table:table-cell table:formula="of:=IF(AND(ISNUMBER([.D457]);ISNUMBER([.H457]);[.D457]&lt;[.H457]);[.H457]-[.D4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6.p</text:p>
          </table:table-cell>
          <table:table-cell office:value-type="float" office:value="3077" calcext:value-type="float">
            <text:p>3077</text:p>
          </table:table-cell>
          <table:table-cell office:value-type="float" office:value="294" calcext:value-type="float">
            <text:p>294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553" calcext:value-type="float">
            <text:p>2553</text:p>
          </table:table-cell>
          <table:table-cell office:value-type="float" office:value="294" calcext:value-type="float">
            <text:p>294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style-name="ce458" table:formula="of:=IF(AND(ISNUMBER([.D458]);ISNUMBER([.H458]);[.D458]&gt;[.H458]);1;0)" office:value-type="float" office:value="0" calcext:value-type="float">
            <text:p>0</text:p>
          </table:table-cell>
          <table:table-cell table:style-name="ce1658" table:formula="of:=IF(AND(ISNUMBER([.D458]);ISNUMBER([.H458]);[.D458]&lt;[.H458]);1;0)" office:value-type="float" office:value="0" calcext:value-type="float">
            <text:p>0</text:p>
          </table:table-cell>
          <table:table-cell/>
          <table:table-cell table:formula="of:=IF(AND(ISNUMBER([.D458]);ISNUMBER([.H458]);[.D458]&gt;[.H458]);[.D458]-[.H458];0)" office:value-type="float" office:value="0" calcext:value-type="float">
            <text:p>0</text:p>
          </table:table-cell>
          <table:table-cell table:formula="of:=IF(AND(ISNUMBER([.D458]);ISNUMBER([.H458]);[.D458]&lt;[.H458]);[.H458]-[.D4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7.p</text:p>
          </table:table-cell>
          <table:table-cell office:value-type="float" office:value="5116" calcext:value-type="float">
            <text:p>5116</text:p>
          </table:table-cell>
          <table:table-cell office:value-type="float" office:value="448" calcext:value-type="float">
            <text:p>448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905" calcext:value-type="float">
            <text:p>3905</text:p>
          </table:table-cell>
          <table:table-cell office:value-type="float" office:value="448" calcext:value-type="float">
            <text:p>448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table:style-name="ce459" table:formula="of:=IF(AND(ISNUMBER([.D459]);ISNUMBER([.H459]);[.D459]&gt;[.H459]);1;0)" office:value-type="float" office:value="0" calcext:value-type="float">
            <text:p>0</text:p>
          </table:table-cell>
          <table:table-cell table:style-name="ce1659" table:formula="of:=IF(AND(ISNUMBER([.D459]);ISNUMBER([.H459]);[.D459]&lt;[.H459]);1;0)" office:value-type="float" office:value="0" calcext:value-type="float">
            <text:p>0</text:p>
          </table:table-cell>
          <table:table-cell/>
          <table:table-cell table:formula="of:=IF(AND(ISNUMBER([.D459]);ISNUMBER([.H459]);[.D459]&gt;[.H459]);[.D459]-[.H459];0)" office:value-type="float" office:value="0" calcext:value-type="float">
            <text:p>0</text:p>
          </table:table-cell>
          <table:table-cell table:formula="of:=IF(AND(ISNUMBER([.D459]);ISNUMBER([.H459]);[.D459]&lt;[.H459]);[.H459]-[.D4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8.p</text:p>
          </table:table-cell>
          <table:table-cell office:value-type="float" office:value="8023" calcext:value-type="float">
            <text:p>8023</text:p>
          </table:table-cell>
          <table:table-cell office:value-type="float" office:value="648" calcext:value-type="float">
            <text:p>648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5665" calcext:value-type="float">
            <text:p>5665</text:p>
          </table:table-cell>
          <table:table-cell office:value-type="float" office:value="648" calcext:value-type="float">
            <text:p>648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table:style-name="ce460" table:formula="of:=IF(AND(ISNUMBER([.D460]);ISNUMBER([.H460]);[.D460]&gt;[.H460]);1;0)" office:value-type="float" office:value="0" calcext:value-type="float">
            <text:p>0</text:p>
          </table:table-cell>
          <table:table-cell table:style-name="ce1660" table:formula="of:=IF(AND(ISNUMBER([.D460]);ISNUMBER([.H460]);[.D460]&lt;[.H460]);1;0)" office:value-type="float" office:value="0" calcext:value-type="float">
            <text:p>0</text:p>
          </table:table-cell>
          <table:table-cell/>
          <table:table-cell table:formula="of:=IF(AND(ISNUMBER([.D460]);ISNUMBER([.H460]);[.D460]&gt;[.H460]);[.D460]-[.H460];0)" office:value-type="float" office:value="0" calcext:value-type="float">
            <text:p>0</text:p>
          </table:table-cell>
          <table:table-cell table:formula="of:=IF(AND(ISNUMBER([.D460]);ISNUMBER([.H460]);[.D460]&lt;[.H460]);[.H460]-[.D4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9.p</text:p>
          </table:table-cell>
          <table:table-cell office:value-type="float" office:value="12014" calcext:value-type="float">
            <text:p>12014</text:p>
          </table:table-cell>
          <table:table-cell office:value-type="float" office:value="900" calcext:value-type="float">
            <text:p>900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61" table:formula="of:=IF(AND(ISNUMBER([.D461]);ISNUMBER([.H461]);[.D461]&gt;[.H461]);1;0)" office:value-type="float" office:value="0" calcext:value-type="float">
            <text:p>0</text:p>
          </table:table-cell>
          <table:table-cell table:style-name="ce1661" table:formula="of:=IF(AND(ISNUMBER([.D461]);ISNUMBER([.H461]);[.D461]&lt;[.H461]);1;0)" office:value-type="float" office:value="0" calcext:value-type="float">
            <text:p>0</text:p>
          </table:table-cell>
          <table:table-cell/>
          <table:table-cell table:formula="of:=IF(AND(ISNUMBER([.D461]);ISNUMBER([.H461]);[.D461]&gt;[.H461]);[.D461]-[.H461];0)" office:value-type="float" office:value="0" calcext:value-type="float">
            <text:p>0</text:p>
          </table:table-cell>
          <table:table-cell table:formula="of:=IF(AND(ISNUMBER([.D461]);ISNUMBER([.H461]);[.D461]&lt;[.H461]);[.H461]-[.D4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0.p</text:p>
          </table:table-cell>
          <table:table-cell office:value-type="float" office:value="17329" calcext:value-type="float">
            <text:p>17329</text:p>
          </table:table-cell>
          <table:table-cell office:value-type="float" office:value="1210" calcext:value-type="float">
            <text:p>1210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62" table:formula="of:=IF(AND(ISNUMBER([.D462]);ISNUMBER([.H462]);[.D462]&gt;[.H462]);1;0)" office:value-type="float" office:value="0" calcext:value-type="float">
            <text:p>0</text:p>
          </table:table-cell>
          <table:table-cell table:style-name="ce1662" table:formula="of:=IF(AND(ISNUMBER([.D462]);ISNUMBER([.H462]);[.D462]&lt;[.H462]);1;0)" office:value-type="float" office:value="0" calcext:value-type="float">
            <text:p>0</text:p>
          </table:table-cell>
          <table:table-cell/>
          <table:table-cell table:formula="of:=IF(AND(ISNUMBER([.D462]);ISNUMBER([.H462]);[.D462]&gt;[.H462]);[.D462]-[.H462];0)" office:value-type="float" office:value="0" calcext:value-type="float">
            <text:p>0</text:p>
          </table:table-cell>
          <table:table-cell table:formula="of:=IF(AND(ISNUMBER([.D462]);ISNUMBER([.H462]);[.D462]&lt;[.H462]);[.H462]-[.D4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1.p</text:p>
          </table:table-cell>
          <table:table-cell office:value-type="float" office:value="24232" calcext:value-type="float">
            <text:p>24232</text:p>
          </table:table-cell>
          <table:table-cell office:value-type="float" office:value="1584" calcext:value-type="float">
            <text:p>1584</text:p>
          </table:table-cell>
          <table:table-cell office:value-type="float" office:value="868" calcext:value-type="float">
            <text:p>86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63" table:formula="of:=IF(AND(ISNUMBER([.D463]);ISNUMBER([.H463]);[.D463]&gt;[.H463]);1;0)" office:value-type="float" office:value="0" calcext:value-type="float">
            <text:p>0</text:p>
          </table:table-cell>
          <table:table-cell table:style-name="ce1663" table:formula="of:=IF(AND(ISNUMBER([.D463]);ISNUMBER([.H463]);[.D463]&lt;[.H463]);1;0)" office:value-type="float" office:value="0" calcext:value-type="float">
            <text:p>0</text:p>
          </table:table-cell>
          <table:table-cell/>
          <table:table-cell table:formula="of:=IF(AND(ISNUMBER([.D463]);ISNUMBER([.H463]);[.D463]&gt;[.H463]);[.D463]-[.H463];0)" office:value-type="float" office:value="0" calcext:value-type="float">
            <text:p>0</text:p>
          </table:table-cell>
          <table:table-cell table:formula="of:=IF(AND(ISNUMBER([.D463]);ISNUMBER([.H463]);[.D463]&lt;[.H463]);[.H463]-[.D4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2.p</text:p>
          </table:table-cell>
          <table:table-cell office:value-type="float" office:value="33011" calcext:value-type="float">
            <text:p>33011</text:p>
          </table:table-cell>
          <table:table-cell office:value-type="float" office:value="2028" calcext:value-type="float">
            <text:p>2028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64" table:formula="of:=IF(AND(ISNUMBER([.D464]);ISNUMBER([.H464]);[.D464]&gt;[.H464]);1;0)" office:value-type="float" office:value="0" calcext:value-type="float">
            <text:p>0</text:p>
          </table:table-cell>
          <table:table-cell table:style-name="ce1664" table:formula="of:=IF(AND(ISNUMBER([.D464]);ISNUMBER([.H464]);[.D464]&lt;[.H464]);1;0)" office:value-type="float" office:value="0" calcext:value-type="float">
            <text:p>0</text:p>
          </table:table-cell>
          <table:table-cell/>
          <table:table-cell table:formula="of:=IF(AND(ISNUMBER([.D464]);ISNUMBER([.H464]);[.D464]&gt;[.H464]);[.D464]-[.H464];0)" office:value-type="float" office:value="0" calcext:value-type="float">
            <text:p>0</text:p>
          </table:table-cell>
          <table:table-cell table:formula="of:=IF(AND(ISNUMBER([.D464]);ISNUMBER([.H464]);[.D464]&lt;[.H464]);[.H464]-[.D4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3.p</text:p>
          </table:table-cell>
          <table:table-cell office:value-type="float" office:value="43978" calcext:value-type="float">
            <text:p>43978</text:p>
          </table:table-cell>
          <table:table-cell office:value-type="float" office:value="2548" calcext:value-type="float">
            <text:p>2548</text:p>
          </table:table-cell>
          <table:table-cell office:value-type="float" office:value="1375" calcext:value-type="float">
            <text:p>1375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65" table:formula="of:=IF(AND(ISNUMBER([.D465]);ISNUMBER([.H465]);[.D465]&gt;[.H465]);1;0)" office:value-type="float" office:value="0" calcext:value-type="float">
            <text:p>0</text:p>
          </table:table-cell>
          <table:table-cell table:style-name="ce1665" table:formula="of:=IF(AND(ISNUMBER([.D465]);ISNUMBER([.H465]);[.D465]&lt;[.H465]);1;0)" office:value-type="float" office:value="0" calcext:value-type="float">
            <text:p>0</text:p>
          </table:table-cell>
          <table:table-cell/>
          <table:table-cell table:formula="of:=IF(AND(ISNUMBER([.D465]);ISNUMBER([.H465]);[.D465]&gt;[.H465]);[.D465]-[.H465];0)" office:value-type="float" office:value="0" calcext:value-type="float">
            <text:p>0</text:p>
          </table:table-cell>
          <table:table-cell table:formula="of:=IF(AND(ISNUMBER([.D465]);ISNUMBER([.H465]);[.D465]&lt;[.H465]);[.H465]-[.D4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4.p</text:p>
          </table:table-cell>
          <table:table-cell office:value-type="float" office:value="57469" calcext:value-type="float">
            <text:p>57469</text:p>
          </table:table-cell>
          <table:table-cell office:value-type="float" office:value="3150" calcext:value-type="float">
            <text:p>3150</text:p>
          </table:table-cell>
          <table:table-cell office:value-type="float" office:value="1690" calcext:value-type="float">
            <text:p>169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66" table:formula="of:=IF(AND(ISNUMBER([.D466]);ISNUMBER([.H466]);[.D466]&gt;[.H466]);1;0)" office:value-type="float" office:value="0" calcext:value-type="float">
            <text:p>0</text:p>
          </table:table-cell>
          <table:table-cell table:style-name="ce1666" table:formula="of:=IF(AND(ISNUMBER([.D466]);ISNUMBER([.H466]);[.D466]&lt;[.H466]);1;0)" office:value-type="float" office:value="0" calcext:value-type="float">
            <text:p>0</text:p>
          </table:table-cell>
          <table:table-cell/>
          <table:table-cell table:formula="of:=IF(AND(ISNUMBER([.D466]);ISNUMBER([.H466]);[.D466]&gt;[.H466]);[.D466]-[.H466];0)" office:value-type="float" office:value="0" calcext:value-type="float">
            <text:p>0</text:p>
          </table:table-cell>
          <table:table-cell table:formula="of:=IF(AND(ISNUMBER([.D466]);ISNUMBER([.H466]);[.D466]&lt;[.H466]);[.H466]-[.D4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5.p</text:p>
          </table:table-cell>
          <table:table-cell office:value-type="float" office:value="73844" calcext:value-type="float">
            <text:p>73844</text:p>
          </table:table-cell>
          <table:table-cell office:value-type="float" office:value="3840" calcext:value-type="float">
            <text:p>3840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67" table:formula="of:=IF(AND(ISNUMBER([.D467]);ISNUMBER([.H467]);[.D467]&gt;[.H467]);1;0)" office:value-type="float" office:value="0" calcext:value-type="float">
            <text:p>0</text:p>
          </table:table-cell>
          <table:table-cell table:style-name="ce1667" table:formula="of:=IF(AND(ISNUMBER([.D467]);ISNUMBER([.H467]);[.D467]&lt;[.H467]);1;0)" office:value-type="float" office:value="0" calcext:value-type="float">
            <text:p>0</text:p>
          </table:table-cell>
          <table:table-cell/>
          <table:table-cell table:formula="of:=IF(AND(ISNUMBER([.D467]);ISNUMBER([.H467]);[.D467]&gt;[.H467]);[.D467]-[.H467];0)" office:value-type="float" office:value="0" calcext:value-type="float">
            <text:p>0</text:p>
          </table:table-cell>
          <table:table-cell table:formula="of:=IF(AND(ISNUMBER([.D467]);ISNUMBER([.H467]);[.D467]&lt;[.H467]);[.H467]-[.D4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6.p</text:p>
          </table:table-cell>
          <table:table-cell office:value-type="float" office:value="93487" calcext:value-type="float">
            <text:p>93487</text:p>
          </table:table-cell>
          <table:table-cell office:value-type="float" office:value="4624" calcext:value-type="float">
            <text:p>4624</text:p>
          </table:table-cell>
          <table:table-cell office:value-type="float" office:value="2458" calcext:value-type="float">
            <text:p>24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68" table:formula="of:=IF(AND(ISNUMBER([.D468]);ISNUMBER([.H468]);[.D468]&gt;[.H468]);1;0)" office:value-type="float" office:value="0" calcext:value-type="float">
            <text:p>0</text:p>
          </table:table-cell>
          <table:table-cell table:style-name="ce1668" table:formula="of:=IF(AND(ISNUMBER([.D468]);ISNUMBER([.H468]);[.D468]&lt;[.H468]);1;0)" office:value-type="float" office:value="0" calcext:value-type="float">
            <text:p>0</text:p>
          </table:table-cell>
          <table:table-cell/>
          <table:table-cell table:formula="of:=IF(AND(ISNUMBER([.D468]);ISNUMBER([.H468]);[.D468]&gt;[.H468]);[.D468]-[.H468];0)" office:value-type="float" office:value="0" calcext:value-type="float">
            <text:p>0</text:p>
          </table:table-cell>
          <table:table-cell table:formula="of:=IF(AND(ISNUMBER([.D468]);ISNUMBER([.H468]);[.D468]&lt;[.H468]);[.H468]-[.D4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7.p</text:p>
          </table:table-cell>
          <table:table-cell office:value-type="float" office:value="116806" calcext:value-type="float">
            <text:p>116806</text:p>
          </table:table-cell>
          <table:table-cell office:value-type="float" office:value="5508" calcext:value-type="float">
            <text:p>5508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69" table:formula="of:=IF(AND(ISNUMBER([.D469]);ISNUMBER([.H469]);[.D469]&gt;[.H469]);1;0)" office:value-type="float" office:value="0" calcext:value-type="float">
            <text:p>0</text:p>
          </table:table-cell>
          <table:table-cell table:style-name="ce1669" table:formula="of:=IF(AND(ISNUMBER([.D469]);ISNUMBER([.H469]);[.D469]&lt;[.H469]);1;0)" office:value-type="float" office:value="0" calcext:value-type="float">
            <text:p>0</text:p>
          </table:table-cell>
          <table:table-cell/>
          <table:table-cell table:formula="of:=IF(AND(ISNUMBER([.D469]);ISNUMBER([.H469]);[.D469]&gt;[.H469]);[.D469]-[.H469];0)" office:value-type="float" office:value="0" calcext:value-type="float">
            <text:p>0</text:p>
          </table:table-cell>
          <table:table-cell table:formula="of:=IF(AND(ISNUMBER([.D469]);ISNUMBER([.H469]);[.D469]&lt;[.H469]);[.H469]-[.D4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8.p</text:p>
          </table:table-cell>
          <table:table-cell office:value-type="float" office:value="144233" calcext:value-type="float">
            <text:p>144233</text:p>
          </table:table-cell>
          <table:table-cell office:value-type="float" office:value="6498" calcext:value-type="float">
            <text:p>6498</text:p>
          </table:table-cell>
          <table:table-cell office:value-type="float" office:value="3430" calcext:value-type="float">
            <text:p>343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70" table:formula="of:=IF(AND(ISNUMBER([.D470]);ISNUMBER([.H470]);[.D470]&gt;[.H470]);1;0)" office:value-type="float" office:value="0" calcext:value-type="float">
            <text:p>0</text:p>
          </table:table-cell>
          <table:table-cell table:style-name="ce1670" table:formula="of:=IF(AND(ISNUMBER([.D470]);ISNUMBER([.H470]);[.D470]&lt;[.H470]);1;0)" office:value-type="float" office:value="0" calcext:value-type="float">
            <text:p>0</text:p>
          </table:table-cell>
          <table:table-cell/>
          <table:table-cell table:formula="of:=IF(AND(ISNUMBER([.D470]);ISNUMBER([.H470]);[.D470]&gt;[.H470]);[.D470]-[.H470];0)" office:value-type="float" office:value="0" calcext:value-type="float">
            <text:p>0</text:p>
          </table:table-cell>
          <table:table-cell table:formula="of:=IF(AND(ISNUMBER([.D470]);ISNUMBER([.H470]);[.D470]&lt;[.H470]);[.H470]-[.D4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9.p</text:p>
          </table:table-cell>
          <table:table-cell office:value-type="float" office:value="176224" calcext:value-type="float">
            <text:p>176224</text:p>
          </table:table-cell>
          <table:table-cell office:value-type="float" office:value="7600" calcext:value-type="float">
            <text:p>76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71" table:formula="of:=IF(AND(ISNUMBER([.D471]);ISNUMBER([.H471]);[.D471]&gt;[.H471]);1;0)" office:value-type="float" office:value="0" calcext:value-type="float">
            <text:p>0</text:p>
          </table:table-cell>
          <table:table-cell table:style-name="ce1671" table:formula="of:=IF(AND(ISNUMBER([.D471]);ISNUMBER([.H471]);[.D471]&lt;[.H471]);1;0)" office:value-type="float" office:value="0" calcext:value-type="float">
            <text:p>0</text:p>
          </table:table-cell>
          <table:table-cell/>
          <table:table-cell table:formula="of:=IF(AND(ISNUMBER([.D471]);ISNUMBER([.H471]);[.D471]&gt;[.H471]);[.D471]-[.H471];0)" office:value-type="float" office:value="0" calcext:value-type="float">
            <text:p>0</text:p>
          </table:table-cell>
          <table:table-cell table:formula="of:=IF(AND(ISNUMBER([.D471]);ISNUMBER([.H471]);[.D471]&lt;[.H471]);[.H471]-[.D4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0.p</text:p>
          </table:table-cell>
          <table:table-cell office:value-type="float" office:value="212809" calcext:value-type="float">
            <text:p>212809</text:p>
          </table:table-cell>
          <table:table-cell office:value-type="float" office:value="8802" calcext:value-type="float">
            <text:p>8802</text:p>
          </table:table-cell>
          <table:table-cell office:value-type="float" office:value="4613" calcext:value-type="float">
            <text:p>4613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72" table:formula="of:=IF(AND(ISNUMBER([.D472]);ISNUMBER([.H472]);[.D472]&gt;[.H472]);1;0)" office:value-type="float" office:value="0" calcext:value-type="float">
            <text:p>0</text:p>
          </table:table-cell>
          <table:table-cell table:style-name="ce1672" table:formula="of:=IF(AND(ISNUMBER([.D472]);ISNUMBER([.H472]);[.D472]&lt;[.H472]);1;0)" office:value-type="float" office:value="0" calcext:value-type="float">
            <text:p>0</text:p>
          </table:table-cell>
          <table:table-cell/>
          <table:table-cell table:formula="of:=IF(AND(ISNUMBER([.D472]);ISNUMBER([.H472]);[.D472]&gt;[.H472]);[.D472]-[.H472];0)" office:value-type="float" office:value="0" calcext:value-type="float">
            <text:p>0</text:p>
          </table:table-cell>
          <table:table-cell table:formula="of:=IF(AND(ISNUMBER([.D472]);ISNUMBER([.H472]);[.D472]&lt;[.H472]);[.H472]-[.D4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1.p</text:p>
          </table:table-cell>
          <table:table-cell office:value-type="float" office:value="255322" calcext:value-type="float">
            <text:p>255322</text:p>
          </table:table-cell>
          <table:table-cell office:value-type="float" office:value="10144" calcext:value-type="float">
            <text:p>10144</text:p>
          </table:table-cell>
          <table:table-cell office:value-type="float" office:value="5304" calcext:value-type="float">
            <text:p>530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73" table:formula="of:=IF(AND(ISNUMBER([.D473]);ISNUMBER([.H473]);[.D473]&gt;[.H473]);1;0)" office:value-type="float" office:value="0" calcext:value-type="float">
            <text:p>0</text:p>
          </table:table-cell>
          <table:table-cell table:style-name="ce1673" table:formula="of:=IF(AND(ISNUMBER([.D473]);ISNUMBER([.H473]);[.D473]&lt;[.H473]);1;0)" office:value-type="float" office:value="0" calcext:value-type="float">
            <text:p>0</text:p>
          </table:table-cell>
          <table:table-cell/>
          <table:table-cell table:formula="of:=IF(AND(ISNUMBER([.D473]);ISNUMBER([.H473]);[.D473]&gt;[.H473]);[.D473]-[.H473];0)" office:value-type="float" office:value="0" calcext:value-type="float">
            <text:p>0</text:p>
          </table:table-cell>
          <table:table-cell table:formula="of:=IF(AND(ISNUMBER([.D473]);ISNUMBER([.H473]);[.D473]&lt;[.H473]);[.H473]-[.D4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2.p</text:p>
          </table:table-cell>
          <table:table-cell office:value-type="float" office:value="303907" calcext:value-type="float">
            <text:p>303907</text:p>
          </table:table-cell>
          <table:table-cell office:value-type="float" office:value="11616" calcext:value-type="float">
            <text:p>11616</text:p>
          </table:table-cell>
          <table:table-cell office:value-type="float" office:value="6061" calcext:value-type="float">
            <text:p>6061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74" table:formula="of:=IF(AND(ISNUMBER([.D474]);ISNUMBER([.H474]);[.D474]&gt;[.H474]);1;0)" office:value-type="float" office:value="0" calcext:value-type="float">
            <text:p>0</text:p>
          </table:table-cell>
          <table:table-cell table:style-name="ce1674" table:formula="of:=IF(AND(ISNUMBER([.D474]);ISNUMBER([.H474]);[.D474]&lt;[.H474]);1;0)" office:value-type="float" office:value="0" calcext:value-type="float">
            <text:p>0</text:p>
          </table:table-cell>
          <table:table-cell/>
          <table:table-cell table:formula="of:=IF(AND(ISNUMBER([.D474]);ISNUMBER([.H474]);[.D474]&gt;[.H474]);[.D474]-[.H474];0)" office:value-type="float" office:value="0" calcext:value-type="float">
            <text:p>0</text:p>
          </table:table-cell>
          <table:table-cell table:formula="of:=IF(AND(ISNUMBER([.D474]);ISNUMBER([.H474]);[.D474]&lt;[.H474]);[.H474]-[.D4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3.p</text:p>
          </table:table-cell>
          <table:table-cell office:value-type="float" office:value="359116" calcext:value-type="float">
            <text:p>359116</text:p>
          </table:table-cell>
          <table:table-cell office:value-type="float" office:value="13224" calcext:value-type="float">
            <text:p>13224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75" table:formula="of:=IF(AND(ISNUMBER([.D475]);ISNUMBER([.H475]);[.D475]&gt;[.H475]);1;0)" office:value-type="float" office:value="0" calcext:value-type="float">
            <text:p>0</text:p>
          </table:table-cell>
          <table:table-cell table:style-name="ce1675" table:formula="of:=IF(AND(ISNUMBER([.D475]);ISNUMBER([.H475]);[.D475]&lt;[.H475]);1;0)" office:value-type="float" office:value="0" calcext:value-type="float">
            <text:p>0</text:p>
          </table:table-cell>
          <table:table-cell/>
          <table:table-cell table:formula="of:=IF(AND(ISNUMBER([.D475]);ISNUMBER([.H475]);[.D475]&gt;[.H475]);[.D475]-[.H475];0)" office:value-type="float" office:value="0" calcext:value-type="float">
            <text:p>0</text:p>
          </table:table-cell>
          <table:table-cell table:formula="of:=IF(AND(ISNUMBER([.D475]);ISNUMBER([.H475]);[.D475]&lt;[.H475]);[.H475]-[.D4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4.p</text:p>
          </table:table-cell>
          <table:table-cell office:value-type="float" office:value="421525" calcext:value-type="float">
            <text:p>421525</text:p>
          </table:table-cell>
          <table:table-cell office:value-type="float" office:value="14974" calcext:value-type="float">
            <text:p>14974</text:p>
          </table:table-cell>
          <table:table-cell office:value-type="float" office:value="7785" calcext:value-type="float">
            <text:p>7785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76" table:formula="of:=IF(AND(ISNUMBER([.D476]);ISNUMBER([.H476]);[.D476]&gt;[.H476]);1;0)" office:value-type="float" office:value="0" calcext:value-type="float">
            <text:p>0</text:p>
          </table:table-cell>
          <table:table-cell table:style-name="ce1676" table:formula="of:=IF(AND(ISNUMBER([.D476]);ISNUMBER([.H476]);[.D476]&lt;[.H476]);1;0)" office:value-type="float" office:value="0" calcext:value-type="float">
            <text:p>0</text:p>
          </table:table-cell>
          <table:table-cell/>
          <table:table-cell table:formula="of:=IF(AND(ISNUMBER([.D476]);ISNUMBER([.H476]);[.D476]&gt;[.H476]);[.D476]-[.H476];0)" office:value-type="float" office:value="0" calcext:value-type="float">
            <text:p>0</text:p>
          </table:table-cell>
          <table:table-cell table:formula="of:=IF(AND(ISNUMBER([.D476]);ISNUMBER([.H476]);[.D476]&lt;[.H476]);[.H476]-[.D4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5.p</text:p>
          </table:table-cell>
          <table:table-cell office:value-type="float" office:value="491734" calcext:value-type="float">
            <text:p>491734</text:p>
          </table:table-cell>
          <table:table-cell office:value-type="float" office:value="16872" calcext:value-type="float">
            <text:p>16872</text:p>
          </table:table-cell>
          <table:table-cell office:value-type="float" office:value="8758" calcext:value-type="float">
            <text:p>87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77" table:formula="of:=IF(AND(ISNUMBER([.D477]);ISNUMBER([.H477]);[.D477]&gt;[.H477]);1;0)" office:value-type="float" office:value="0" calcext:value-type="float">
            <text:p>0</text:p>
          </table:table-cell>
          <table:table-cell table:style-name="ce1677" table:formula="of:=IF(AND(ISNUMBER([.D477]);ISNUMBER([.H477]);[.D477]&lt;[.H477]);1;0)" office:value-type="float" office:value="0" calcext:value-type="float">
            <text:p>0</text:p>
          </table:table-cell>
          <table:table-cell/>
          <table:table-cell table:formula="of:=IF(AND(ISNUMBER([.D477]);ISNUMBER([.H477]);[.D477]&gt;[.H477]);[.D477]-[.H477];0)" office:value-type="float" office:value="0" calcext:value-type="float">
            <text:p>0</text:p>
          </table:table-cell>
          <table:table-cell table:formula="of:=IF(AND(ISNUMBER([.D477]);ISNUMBER([.H477]);[.D477]&lt;[.H477]);[.H477]-[.D4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6.p</text:p>
          </table:table-cell>
          <table:table-cell office:value-type="float" office:value="570367" calcext:value-type="float">
            <text:p>570367</text:p>
          </table:table-cell>
          <table:table-cell office:value-type="float" office:value="18924" calcext:value-type="float">
            <text:p>18924</text:p>
          </table:table-cell>
          <table:table-cell office:value-type="float" office:value="9809" calcext:value-type="float">
            <text:p>9809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78" table:formula="of:=IF(AND(ISNUMBER([.D478]);ISNUMBER([.H478]);[.D478]&gt;[.H478]);1;0)" office:value-type="float" office:value="0" calcext:value-type="float">
            <text:p>0</text:p>
          </table:table-cell>
          <table:table-cell table:style-name="ce1678" table:formula="of:=IF(AND(ISNUMBER([.D478]);ISNUMBER([.H478]);[.D478]&lt;[.H478]);1;0)" office:value-type="float" office:value="0" calcext:value-type="float">
            <text:p>0</text:p>
          </table:table-cell>
          <table:table-cell/>
          <table:table-cell table:formula="of:=IF(AND(ISNUMBER([.D478]);ISNUMBER([.H478]);[.D478]&gt;[.H478]);[.D478]-[.H478];0)" office:value-type="float" office:value="0" calcext:value-type="float">
            <text:p>0</text:p>
          </table:table-cell>
          <table:table-cell table:formula="of:=IF(AND(ISNUMBER([.D478]);ISNUMBER([.H478]);[.D478]&lt;[.H478]);[.H478]-[.D4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7.p</text:p>
          </table:table-cell>
          <table:table-cell office:value-type="float" office:value="658072" calcext:value-type="float">
            <text:p>658072</text:p>
          </table:table-cell>
          <table:table-cell office:value-type="float" office:value="21136" calcext:value-type="float">
            <text:p>21136</text:p>
          </table:table-cell>
          <table:table-cell office:value-type="float" office:value="10941" calcext:value-type="float">
            <text:p>10941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79" table:formula="of:=IF(AND(ISNUMBER([.D479]);ISNUMBER([.H479]);[.D479]&gt;[.H479]);1;0)" office:value-type="float" office:value="0" calcext:value-type="float">
            <text:p>0</text:p>
          </table:table-cell>
          <table:table-cell table:style-name="ce1679" table:formula="of:=IF(AND(ISNUMBER([.D479]);ISNUMBER([.H479]);[.D479]&lt;[.H479]);1;0)" office:value-type="float" office:value="0" calcext:value-type="float">
            <text:p>0</text:p>
          </table:table-cell>
          <table:table-cell/>
          <table:table-cell table:formula="of:=IF(AND(ISNUMBER([.D479]);ISNUMBER([.H479]);[.D479]&gt;[.H479]);[.D479]-[.H479];0)" office:value-type="float" office:value="0" calcext:value-type="float">
            <text:p>0</text:p>
          </table:table-cell>
          <table:table-cell table:formula="of:=IF(AND(ISNUMBER([.D479]);ISNUMBER([.H479]);[.D479]&lt;[.H479]);[.H479]-[.D4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8.p</text:p>
          </table:table-cell>
          <table:table-cell office:value-type="float" office:value="755521" calcext:value-type="float">
            <text:p>755521</text:p>
          </table:table-cell>
          <table:table-cell office:value-type="float" office:value="23514" calcext:value-type="float">
            <text:p>23514</text:p>
          </table:table-cell>
          <table:table-cell office:value-type="float" office:value="12157" calcext:value-type="float">
            <text:p>12157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80" table:formula="of:=IF(AND(ISNUMBER([.D480]);ISNUMBER([.H480]);[.D480]&gt;[.H480]);1;0)" office:value-type="float" office:value="0" calcext:value-type="float">
            <text:p>0</text:p>
          </table:table-cell>
          <table:table-cell table:style-name="ce1680" table:formula="of:=IF(AND(ISNUMBER([.D480]);ISNUMBER([.H480]);[.D480]&lt;[.H480]);1;0)" office:value-type="float" office:value="0" calcext:value-type="float">
            <text:p>0</text:p>
          </table:table-cell>
          <table:table-cell/>
          <table:table-cell table:formula="of:=IF(AND(ISNUMBER([.D480]);ISNUMBER([.H480]);[.D480]&gt;[.H480]);[.D480]-[.H480];0)" office:value-type="float" office:value="0" calcext:value-type="float">
            <text:p>0</text:p>
          </table:table-cell>
          <table:table-cell table:formula="of:=IF(AND(ISNUMBER([.D480]);ISNUMBER([.H480]);[.D480]&lt;[.H480]);[.H480]-[.D4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9.p</text:p>
          </table:table-cell>
          <table:table-cell office:value-type="float" office:value="863410" calcext:value-type="float">
            <text:p>863410</text:p>
          </table:table-cell>
          <table:table-cell office:value-type="float" office:value="26064" calcext:value-type="float">
            <text:p>26064</text:p>
          </table:table-cell>
          <table:table-cell office:value-type="float" office:value="13460" calcext:value-type="float">
            <text:p>1346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81" table:formula="of:=IF(AND(ISNUMBER([.D481]);ISNUMBER([.H481]);[.D481]&gt;[.H481]);1;0)" office:value-type="float" office:value="0" calcext:value-type="float">
            <text:p>0</text:p>
          </table:table-cell>
          <table:table-cell table:style-name="ce1681" table:formula="of:=IF(AND(ISNUMBER([.D481]);ISNUMBER([.H481]);[.D481]&lt;[.H481]);1;0)" office:value-type="float" office:value="0" calcext:value-type="float">
            <text:p>0</text:p>
          </table:table-cell>
          <table:table-cell/>
          <table:table-cell table:formula="of:=IF(AND(ISNUMBER([.D481]);ISNUMBER([.H481]);[.D481]&gt;[.H481]);[.D481]-[.H481];0)" office:value-type="float" office:value="0" calcext:value-type="float">
            <text:p>0</text:p>
          </table:table-cell>
          <table:table-cell table:formula="of:=IF(AND(ISNUMBER([.D481]);ISNUMBER([.H481]);[.D481]&lt;[.H481]);[.H481]-[.D4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0.p</text:p>
          </table:table-cell>
          <table:table-cell office:value-type="float" office:value="981269" calcext:value-type="float">
            <text:p>981269</text:p>
          </table:table-cell>
          <table:table-cell office:value-type="float" office:value="28758" calcext:value-type="float">
            <text:p>28758</text:p>
          </table:table-cell>
          <table:table-cell office:value-type="float" office:value="14829" calcext:value-type="float">
            <text:p>14829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82" table:formula="of:=IF(AND(ISNUMBER([.D482]);ISNUMBER([.H482]);[.D482]&gt;[.H482]);1;0)" office:value-type="float" office:value="0" calcext:value-type="float">
            <text:p>0</text:p>
          </table:table-cell>
          <table:table-cell table:style-name="ce1682" table:formula="of:=IF(AND(ISNUMBER([.D482]);ISNUMBER([.H482]);[.D482]&lt;[.H482]);1;0)" office:value-type="float" office:value="0" calcext:value-type="float">
            <text:p>0</text:p>
          </table:table-cell>
          <table:table-cell/>
          <table:table-cell table:formula="of:=IF(AND(ISNUMBER([.D482]);ISNUMBER([.H482]);[.D482]&gt;[.H482]);[.D482]-[.H482];0)" office:value-type="float" office:value="0" calcext:value-type="float">
            <text:p>0</text:p>
          </table:table-cell>
          <table:table-cell table:formula="of:=IF(AND(ISNUMBER([.D482]);ISNUMBER([.H482]);[.D482]&lt;[.H482]);[.H482]-[.D4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1.p</text:p>
          </table:table-cell>
          <table:table-cell office:value-type="float" office:value="1110892" calcext:value-type="float">
            <text:p>1110892</text:p>
          </table:table-cell>
          <table:table-cell office:value-type="float" office:value="31634" calcext:value-type="float">
            <text:p>31634</text:p>
          </table:table-cell>
          <table:table-cell office:value-type="float" office:value="16288" calcext:value-type="float">
            <text:p>1628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83" table:formula="of:=IF(AND(ISNUMBER([.D483]);ISNUMBER([.H483]);[.D483]&gt;[.H483]);1;0)" office:value-type="float" office:value="0" calcext:value-type="float">
            <text:p>0</text:p>
          </table:table-cell>
          <table:table-cell table:style-name="ce1683" table:formula="of:=IF(AND(ISNUMBER([.D483]);ISNUMBER([.H483]);[.D483]&lt;[.H483]);1;0)" office:value-type="float" office:value="0" calcext:value-type="float">
            <text:p>0</text:p>
          </table:table-cell>
          <table:table-cell/>
          <table:table-cell table:formula="of:=IF(AND(ISNUMBER([.D483]);ISNUMBER([.H483]);[.D483]&gt;[.H483]);[.D483]-[.H483];0)" office:value-type="float" office:value="0" calcext:value-type="float">
            <text:p>0</text:p>
          </table:table-cell>
          <table:table-cell table:formula="of:=IF(AND(ISNUMBER([.D483]);ISNUMBER([.H483]);[.D483]&lt;[.H483]);[.H483]-[.D4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2.p</text:p>
          </table:table-cell>
          <table:table-cell office:value-type="float" office:value="1254151" calcext:value-type="float">
            <text:p>1254151</text:p>
          </table:table-cell>
          <table:table-cell office:value-type="float" office:value="34728" calcext:value-type="float">
            <text:p>34728</text:p>
          </table:table-cell>
          <table:table-cell office:value-type="float" office:value="17864" calcext:value-type="float">
            <text:p>1786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84" table:formula="of:=IF(AND(ISNUMBER([.D484]);ISNUMBER([.H484]);[.D484]&gt;[.H484]);1;0)" office:value-type="float" office:value="0" calcext:value-type="float">
            <text:p>0</text:p>
          </table:table-cell>
          <table:table-cell table:style-name="ce1684" table:formula="of:=IF(AND(ISNUMBER([.D484]);ISNUMBER([.H484]);[.D484]&lt;[.H484]);1;0)" office:value-type="float" office:value="0" calcext:value-type="float">
            <text:p>0</text:p>
          </table:table-cell>
          <table:table-cell/>
          <table:table-cell table:formula="of:=IF(AND(ISNUMBER([.D484]);ISNUMBER([.H484]);[.D484]&gt;[.H484]);[.D484]-[.H484];0)" office:value-type="float" office:value="0" calcext:value-type="float">
            <text:p>0</text:p>
          </table:table-cell>
          <table:table-cell table:formula="of:=IF(AND(ISNUMBER([.D484]);ISNUMBER([.H484]);[.D484]&lt;[.H484]);[.H484]-[.D4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3.p</text:p>
          </table:table-cell>
          <table:table-cell office:value-type="float" office:value="1411010" calcext:value-type="float">
            <text:p>1411010</text:p>
          </table:table-cell>
          <table:table-cell office:value-type="float" office:value="38022" calcext:value-type="float">
            <text:p>38022</text:p>
          </table:table-cell>
          <table:table-cell office:value-type="float" office:value="19542" calcext:value-type="float">
            <text:p>1954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85" table:formula="of:=IF(AND(ISNUMBER([.D485]);ISNUMBER([.H485]);[.D485]&gt;[.H485]);1;0)" office:value-type="float" office:value="0" calcext:value-type="float">
            <text:p>0</text:p>
          </table:table-cell>
          <table:table-cell table:style-name="ce1685" table:formula="of:=IF(AND(ISNUMBER([.D485]);ISNUMBER([.H485]);[.D485]&lt;[.H485]);1;0)" office:value-type="float" office:value="0" calcext:value-type="float">
            <text:p>0</text:p>
          </table:table-cell>
          <table:table-cell/>
          <table:table-cell table:formula="of:=IF(AND(ISNUMBER([.D485]);ISNUMBER([.H485]);[.D485]&gt;[.H485]);[.D485]-[.H485];0)" office:value-type="float" office:value="0" calcext:value-type="float">
            <text:p>0</text:p>
          </table:table-cell>
          <table:table-cell table:formula="of:=IF(AND(ISNUMBER([.D485]);ISNUMBER([.H485]);[.D485]&lt;[.H485]);[.H485]-[.D4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4.p</text:p>
          </table:table-cell>
          <table:table-cell office:value-type="float" office:value="1582141" calcext:value-type="float">
            <text:p>1582141</text:p>
          </table:table-cell>
          <table:table-cell office:value-type="float" office:value="41518" calcext:value-type="float">
            <text:p>41518</text:p>
          </table:table-cell>
          <table:table-cell office:value-type="float" office:value="21322" calcext:value-type="float">
            <text:p>2132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86" table:formula="of:=IF(AND(ISNUMBER([.D486]);ISNUMBER([.H486]);[.D486]&gt;[.H486]);1;0)" office:value-type="float" office:value="0" calcext:value-type="float">
            <text:p>0</text:p>
          </table:table-cell>
          <table:table-cell table:style-name="ce1686" table:formula="of:=IF(AND(ISNUMBER([.D486]);ISNUMBER([.H486]);[.D486]&lt;[.H486]);1;0)" office:value-type="float" office:value="0" calcext:value-type="float">
            <text:p>0</text:p>
          </table:table-cell>
          <table:table-cell/>
          <table:table-cell table:formula="of:=IF(AND(ISNUMBER([.D486]);ISNUMBER([.H486]);[.D486]&gt;[.H486]);[.D486]-[.H486];0)" office:value-type="float" office:value="0" calcext:value-type="float">
            <text:p>0</text:p>
          </table:table-cell>
          <table:table-cell table:formula="of:=IF(AND(ISNUMBER([.D486]);ISNUMBER([.H486]);[.D486]&lt;[.H486]);[.H486]-[.D4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5.p</text:p>
          </table:table-cell>
          <table:table-cell office:value-type="float" office:value="1768384" calcext:value-type="float">
            <text:p>1768384</text:p>
          </table:table-cell>
          <table:table-cell office:value-type="float" office:value="45222" calcext:value-type="float">
            <text:p>45222</text:p>
          </table:table-cell>
          <table:table-cell office:value-type="float" office:value="23207" calcext:value-type="float">
            <text:p>23207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87" table:formula="of:=IF(AND(ISNUMBER([.D487]);ISNUMBER([.H487]);[.D487]&gt;[.H487]);1;0)" office:value-type="float" office:value="0" calcext:value-type="float">
            <text:p>0</text:p>
          </table:table-cell>
          <table:table-cell table:style-name="ce1687" table:formula="of:=IF(AND(ISNUMBER([.D487]);ISNUMBER([.H487]);[.D487]&lt;[.H487]);1;0)" office:value-type="float" office:value="0" calcext:value-type="float">
            <text:p>0</text:p>
          </table:table-cell>
          <table:table-cell/>
          <table:table-cell table:formula="of:=IF(AND(ISNUMBER([.D487]);ISNUMBER([.H487]);[.D487]&gt;[.H487]);[.D487]-[.H487];0)" office:value-type="float" office:value="0" calcext:value-type="float">
            <text:p>0</text:p>
          </table:table-cell>
          <table:table-cell table:formula="of:=IF(AND(ISNUMBER([.D487]);ISNUMBER([.H487]);[.D487]&lt;[.H487]);[.H487]-[.D4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6.p</text:p>
          </table:table-cell>
          <table:table-cell office:value-type="float" office:value="1970603" calcext:value-type="float">
            <text:p>1970603</text:p>
          </table:table-cell>
          <table:table-cell office:value-type="float" office:value="49140" calcext:value-type="float">
            <text:p>49140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88" table:formula="of:=IF(AND(ISNUMBER([.D488]);ISNUMBER([.H488]);[.D488]&gt;[.H488]);1;0)" office:value-type="float" office:value="0" calcext:value-type="float">
            <text:p>0</text:p>
          </table:table-cell>
          <table:table-cell table:style-name="ce1688" table:formula="of:=IF(AND(ISNUMBER([.D488]);ISNUMBER([.H488]);[.D488]&lt;[.H488]);1;0)" office:value-type="float" office:value="0" calcext:value-type="float">
            <text:p>0</text:p>
          </table:table-cell>
          <table:table-cell/>
          <table:table-cell table:formula="of:=IF(AND(ISNUMBER([.D488]);ISNUMBER([.H488]);[.D488]&gt;[.H488]);[.D488]-[.H488];0)" office:value-type="float" office:value="0" calcext:value-type="float">
            <text:p>0</text:p>
          </table:table-cell>
          <table:table-cell table:formula="of:=IF(AND(ISNUMBER([.D488]);ISNUMBER([.H488]);[.D488]&lt;[.H488]);[.H488]-[.D4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7.p</text:p>
          </table:table-cell>
          <table:table-cell office:value-type="float" office:value="2189686" calcext:value-type="float">
            <text:p>2189686</text:p>
          </table:table-cell>
          <table:table-cell office:value-type="float" office:value="53278" calcext:value-type="float">
            <text:p>53278</text:p>
          </table:table-cell>
          <table:table-cell office:value-type="float" office:value="27304" calcext:value-type="float">
            <text:p>2730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89" table:formula="of:=IF(AND(ISNUMBER([.D489]);ISNUMBER([.H489]);[.D489]&gt;[.H489]);1;0)" office:value-type="float" office:value="0" calcext:value-type="float">
            <text:p>0</text:p>
          </table:table-cell>
          <table:table-cell table:style-name="ce1689" table:formula="of:=IF(AND(ISNUMBER([.D489]);ISNUMBER([.H489]);[.D489]&lt;[.H489]);1;0)" office:value-type="float" office:value="0" calcext:value-type="float">
            <text:p>0</text:p>
          </table:table-cell>
          <table:table-cell/>
          <table:table-cell table:formula="of:=IF(AND(ISNUMBER([.D489]);ISNUMBER([.H489]);[.D489]&gt;[.H489]);[.D489]-[.H489];0)" office:value-type="float" office:value="0" calcext:value-type="float">
            <text:p>0</text:p>
          </table:table-cell>
          <table:table-cell table:formula="of:=IF(AND(ISNUMBER([.D489]);ISNUMBER([.H489]);[.D489]&lt;[.H489]);[.H489]-[.D4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8.p</text:p>
          </table:table-cell>
          <table:table-cell office:value-type="float" office:value="2426545" calcext:value-type="float">
            <text:p>2426545</text:p>
          </table:table-cell>
          <table:table-cell office:value-type="float" office:value="57642" calcext:value-type="float">
            <text:p>57642</text:p>
          </table:table-cell>
          <table:table-cell office:value-type="float" office:value="29522" calcext:value-type="float">
            <text:p>2952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490" table:formula="of:=IF(AND(ISNUMBER([.D490]);ISNUMBER([.H490]);[.D490]&gt;[.H490]);1;0)" office:value-type="float" office:value="0" calcext:value-type="float">
            <text:p>0</text:p>
          </table:table-cell>
          <table:table-cell table:style-name="ce1690" table:formula="of:=IF(AND(ISNUMBER([.D490]);ISNUMBER([.H490]);[.D490]&lt;[.H490]);1;0)" office:value-type="float" office:value="0" calcext:value-type="float">
            <text:p>0</text:p>
          </table:table-cell>
          <table:table-cell/>
          <table:table-cell table:formula="of:=IF(AND(ISNUMBER([.D490]);ISNUMBER([.H490]);[.D490]&gt;[.H490]);[.D490]-[.H490];0)" office:value-type="float" office:value="0" calcext:value-type="float">
            <text:p>0</text:p>
          </table:table-cell>
          <table:table-cell table:formula="of:=IF(AND(ISNUMBER([.D490]);ISNUMBER([.H490]);[.D490]&lt;[.H490]);[.H490]-[.D4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0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491" table:formula="of:=IF(AND(ISNUMBER([.D491]);ISNUMBER([.H491]);[.D491]&gt;[.H491]);1;0)" office:value-type="float" office:value="0" calcext:value-type="float">
            <text:p>0</text:p>
          </table:table-cell>
          <table:table-cell table:style-name="ce1691" table:formula="of:=IF(AND(ISNUMBER([.D491]);ISNUMBER([.H491]);[.D491]&lt;[.H491]);1;0)" office:value-type="float" office:value="0" calcext:value-type="float">
            <text:p>0</text:p>
          </table:table-cell>
          <table:table-cell/>
          <table:table-cell table:formula="of:=IF(AND(ISNUMBER([.D491]);ISNUMBER([.H491]);[.D491]&gt;[.H491]);[.D491]-[.H491];0)" office:value-type="float" office:value="0" calcext:value-type="float">
            <text:p>0</text:p>
          </table:table-cell>
          <table:table-cell table:formula="of:=IF(AND(ISNUMBER([.D491]);ISNUMBER([.H491]);[.D491]&lt;[.H491]);[.H491]-[.D4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02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492" table:formula="of:=IF(AND(ISNUMBER([.D492]);ISNUMBER([.H492]);[.D492]&gt;[.H492]);1;0)" office:value-type="float" office:value="0" calcext:value-type="float">
            <text:p>0</text:p>
          </table:table-cell>
          <table:table-cell table:style-name="ce1692" table:formula="of:=IF(AND(ISNUMBER([.D492]);ISNUMBER([.H492]);[.D492]&lt;[.H492]);1;0)" office:value-type="float" office:value="0" calcext:value-type="float">
            <text:p>0</text:p>
          </table:table-cell>
          <table:table-cell/>
          <table:table-cell table:formula="of:=IF(AND(ISNUMBER([.D492]);ISNUMBER([.H492]);[.D492]&gt;[.H492]);[.D492]-[.H492];0)" office:value-type="float" office:value="0" calcext:value-type="float">
            <text:p>0</text:p>
          </table:table-cell>
          <table:table-cell table:formula="of:=IF(AND(ISNUMBER([.D492]);ISNUMBER([.H492]);[.D492]&lt;[.H492]);[.H492]-[.D4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03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493" table:formula="of:=IF(AND(ISNUMBER([.D493]);ISNUMBER([.H493]);[.D493]&gt;[.H493]);1;0)" office:value-type="float" office:value="0" calcext:value-type="float">
            <text:p>0</text:p>
          </table:table-cell>
          <table:table-cell table:style-name="ce1693" table:formula="of:=IF(AND(ISNUMBER([.D493]);ISNUMBER([.H493]);[.D493]&lt;[.H493]);1;0)" office:value-type="float" office:value="0" calcext:value-type="float">
            <text:p>0</text:p>
          </table:table-cell>
          <table:table-cell/>
          <table:table-cell table:formula="of:=IF(AND(ISNUMBER([.D493]);ISNUMBER([.H493]);[.D493]&gt;[.H493]);[.D493]-[.H493];0)" office:value-type="float" office:value="0" calcext:value-type="float">
            <text:p>0</text:p>
          </table:table-cell>
          <table:table-cell table:formula="of:=IF(AND(ISNUMBER([.D493]);ISNUMBER([.H493]);[.D493]&lt;[.H493]);[.H493]-[.D4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04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494" table:formula="of:=IF(AND(ISNUMBER([.D494]);ISNUMBER([.H494]);[.D494]&gt;[.H494]);1;0)" office:value-type="float" office:value="0" calcext:value-type="float">
            <text:p>0</text:p>
          </table:table-cell>
          <table:table-cell table:style-name="ce1694" table:formula="of:=IF(AND(ISNUMBER([.D494]);ISNUMBER([.H494]);[.D494]&lt;[.H494]);1;0)" office:value-type="float" office:value="0" calcext:value-type="float">
            <text:p>0</text:p>
          </table:table-cell>
          <table:table-cell/>
          <table:table-cell table:formula="of:=IF(AND(ISNUMBER([.D494]);ISNUMBER([.H494]);[.D494]&gt;[.H494]);[.D494]-[.H494];0)" office:value-type="float" office:value="0" calcext:value-type="float">
            <text:p>0</text:p>
          </table:table-cell>
          <table:table-cell table:formula="of:=IF(AND(ISNUMBER([.D494]);ISNUMBER([.H494]);[.D494]&lt;[.H494]);[.H494]-[.D4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05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495" table:formula="of:=IF(AND(ISNUMBER([.D495]);ISNUMBER([.H495]);[.D495]&gt;[.H495]);1;0)" office:value-type="float" office:value="0" calcext:value-type="float">
            <text:p>0</text:p>
          </table:table-cell>
          <table:table-cell table:style-name="ce1695" table:formula="of:=IF(AND(ISNUMBER([.D495]);ISNUMBER([.H495]);[.D495]&lt;[.H495]);1;0)" office:value-type="float" office:value="0" calcext:value-type="float">
            <text:p>0</text:p>
          </table:table-cell>
          <table:table-cell/>
          <table:table-cell table:formula="of:=IF(AND(ISNUMBER([.D495]);ISNUMBER([.H495]);[.D495]&gt;[.H495]);[.D495]-[.H495];0)" office:value-type="float" office:value="0" calcext:value-type="float">
            <text:p>0</text:p>
          </table:table-cell>
          <table:table-cell table:formula="of:=IF(AND(ISNUMBER([.D495]);ISNUMBER([.H495]);[.D495]&lt;[.H495]);[.H495]-[.D4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06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496" table:formula="of:=IF(AND(ISNUMBER([.D496]);ISNUMBER([.H496]);[.D496]&gt;[.H496]);1;0)" office:value-type="float" office:value="0" calcext:value-type="float">
            <text:p>0</text:p>
          </table:table-cell>
          <table:table-cell table:style-name="ce1696" table:formula="of:=IF(AND(ISNUMBER([.D496]);ISNUMBER([.H496]);[.D496]&lt;[.H496]);1;0)" office:value-type="float" office:value="0" calcext:value-type="float">
            <text:p>0</text:p>
          </table:table-cell>
          <table:table-cell/>
          <table:table-cell table:formula="of:=IF(AND(ISNUMBER([.D496]);ISNUMBER([.H496]);[.D496]&gt;[.H496]);[.D496]-[.H496];0)" office:value-type="float" office:value="0" calcext:value-type="float">
            <text:p>0</text:p>
          </table:table-cell>
          <table:table-cell table:formula="of:=IF(AND(ISNUMBER([.D496]);ISNUMBER([.H496]);[.D496]&lt;[.H496]);[.H496]-[.D4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07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497" table:formula="of:=IF(AND(ISNUMBER([.D497]);ISNUMBER([.H497]);[.D497]&gt;[.H497]);1;0)" office:value-type="float" office:value="0" calcext:value-type="float">
            <text:p>0</text:p>
          </table:table-cell>
          <table:table-cell table:style-name="ce1697" table:formula="of:=IF(AND(ISNUMBER([.D497]);ISNUMBER([.H497]);[.D497]&lt;[.H497]);1;0)" office:value-type="float" office:value="0" calcext:value-type="float">
            <text:p>0</text:p>
          </table:table-cell>
          <table:table-cell/>
          <table:table-cell table:formula="of:=IF(AND(ISNUMBER([.D497]);ISNUMBER([.H497]);[.D497]&gt;[.H497]);[.D497]-[.H497];0)" office:value-type="float" office:value="0" calcext:value-type="float">
            <text:p>0</text:p>
          </table:table-cell>
          <table:table-cell table:formula="of:=IF(AND(ISNUMBER([.D497]);ISNUMBER([.H497]);[.D497]&lt;[.H497]);[.H497]-[.D4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08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498" table:formula="of:=IF(AND(ISNUMBER([.D498]);ISNUMBER([.H498]);[.D498]&gt;[.H498]);1;0)" office:value-type="float" office:value="0" calcext:value-type="float">
            <text:p>0</text:p>
          </table:table-cell>
          <table:table-cell table:style-name="ce1698" table:formula="of:=IF(AND(ISNUMBER([.D498]);ISNUMBER([.H498]);[.D498]&lt;[.H498]);1;0)" office:value-type="float" office:value="0" calcext:value-type="float">
            <text:p>0</text:p>
          </table:table-cell>
          <table:table-cell/>
          <table:table-cell table:formula="of:=IF(AND(ISNUMBER([.D498]);ISNUMBER([.H498]);[.D498]&gt;[.H498]);[.D498]-[.H498];0)" office:value-type="float" office:value="0" calcext:value-type="float">
            <text:p>0</text:p>
          </table:table-cell>
          <table:table-cell table:formula="of:=IF(AND(ISNUMBER([.D498]);ISNUMBER([.H498]);[.D498]&lt;[.H498]);[.H498]-[.D4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09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499" table:formula="of:=IF(AND(ISNUMBER([.D499]);ISNUMBER([.H499]);[.D499]&gt;[.H499]);1;0)" office:value-type="float" office:value="0" calcext:value-type="float">
            <text:p>0</text:p>
          </table:table-cell>
          <table:table-cell table:style-name="ce1699" table:formula="of:=IF(AND(ISNUMBER([.D499]);ISNUMBER([.H499]);[.D499]&lt;[.H499]);1;0)" office:value-type="float" office:value="0" calcext:value-type="float">
            <text:p>0</text:p>
          </table:table-cell>
          <table:table-cell/>
          <table:table-cell table:formula="of:=IF(AND(ISNUMBER([.D499]);ISNUMBER([.H499]);[.D499]&gt;[.H499]);[.D499]-[.H499];0)" office:value-type="float" office:value="0" calcext:value-type="float">
            <text:p>0</text:p>
          </table:table-cell>
          <table:table-cell table:formula="of:=IF(AND(ISNUMBER([.D499]);ISNUMBER([.H499]);[.D499]&lt;[.H499]);[.H499]-[.D4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10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00" table:formula="of:=IF(AND(ISNUMBER([.D500]);ISNUMBER([.H500]);[.D500]&gt;[.H500]);1;0)" office:value-type="float" office:value="0" calcext:value-type="float">
            <text:p>0</text:p>
          </table:table-cell>
          <table:table-cell table:style-name="ce1700" table:formula="of:=IF(AND(ISNUMBER([.D500]);ISNUMBER([.H500]);[.D500]&lt;[.H500]);1;0)" office:value-type="float" office:value="0" calcext:value-type="float">
            <text:p>0</text:p>
          </table:table-cell>
          <table:table-cell/>
          <table:table-cell table:formula="of:=IF(AND(ISNUMBER([.D500]);ISNUMBER([.H500]);[.D500]&gt;[.H500]);[.D500]-[.H500];0)" office:value-type="float" office:value="0" calcext:value-type="float">
            <text:p>0</text:p>
          </table:table-cell>
          <table:table-cell table:formula="of:=IF(AND(ISNUMBER([.D500]);ISNUMBER([.H500]);[.D500]&lt;[.H500]);[.H500]-[.D5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1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01" table:formula="of:=IF(AND(ISNUMBER([.D501]);ISNUMBER([.H501]);[.D501]&gt;[.H501]);1;0)" office:value-type="float" office:value="0" calcext:value-type="float">
            <text:p>0</text:p>
          </table:table-cell>
          <table:table-cell table:style-name="ce1701" table:formula="of:=IF(AND(ISNUMBER([.D501]);ISNUMBER([.H501]);[.D501]&lt;[.H501]);1;0)" office:value-type="float" office:value="0" calcext:value-type="float">
            <text:p>0</text:p>
          </table:table-cell>
          <table:table-cell/>
          <table:table-cell table:formula="of:=IF(AND(ISNUMBER([.D501]);ISNUMBER([.H501]);[.D501]&gt;[.H501]);[.D501]-[.H501];0)" office:value-type="float" office:value="0" calcext:value-type="float">
            <text:p>0</text:p>
          </table:table-cell>
          <table:table-cell table:formula="of:=IF(AND(ISNUMBER([.D501]);ISNUMBER([.H501]);[.D501]&lt;[.H501]);[.H501]-[.D5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12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02" table:formula="of:=IF(AND(ISNUMBER([.D502]);ISNUMBER([.H502]);[.D502]&gt;[.H502]);1;0)" office:value-type="float" office:value="0" calcext:value-type="float">
            <text:p>0</text:p>
          </table:table-cell>
          <table:table-cell table:style-name="ce1702" table:formula="of:=IF(AND(ISNUMBER([.D502]);ISNUMBER([.H502]);[.D502]&lt;[.H502]);1;0)" office:value-type="float" office:value="0" calcext:value-type="float">
            <text:p>0</text:p>
          </table:table-cell>
          <table:table-cell/>
          <table:table-cell table:formula="of:=IF(AND(ISNUMBER([.D502]);ISNUMBER([.H502]);[.D502]&gt;[.H502]);[.D502]-[.H502];0)" office:value-type="float" office:value="0" calcext:value-type="float">
            <text:p>0</text:p>
          </table:table-cell>
          <table:table-cell table:formula="of:=IF(AND(ISNUMBER([.D502]);ISNUMBER([.H502]);[.D502]&lt;[.H502]);[.H502]-[.D5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13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03" table:formula="of:=IF(AND(ISNUMBER([.D503]);ISNUMBER([.H503]);[.D503]&gt;[.H503]);1;0)" office:value-type="float" office:value="0" calcext:value-type="float">
            <text:p>0</text:p>
          </table:table-cell>
          <table:table-cell table:style-name="ce1703" table:formula="of:=IF(AND(ISNUMBER([.D503]);ISNUMBER([.H503]);[.D503]&lt;[.H503]);1;0)" office:value-type="float" office:value="0" calcext:value-type="float">
            <text:p>0</text:p>
          </table:table-cell>
          <table:table-cell/>
          <table:table-cell table:formula="of:=IF(AND(ISNUMBER([.D503]);ISNUMBER([.H503]);[.D503]&gt;[.H503]);[.D503]-[.H503];0)" office:value-type="float" office:value="0" calcext:value-type="float">
            <text:p>0</text:p>
          </table:table-cell>
          <table:table-cell table:formula="of:=IF(AND(ISNUMBER([.D503]);ISNUMBER([.H503]);[.D503]&lt;[.H503]);[.H503]-[.D5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14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04" table:formula="of:=IF(AND(ISNUMBER([.D504]);ISNUMBER([.H504]);[.D504]&gt;[.H504]);1;0)" office:value-type="float" office:value="0" calcext:value-type="float">
            <text:p>0</text:p>
          </table:table-cell>
          <table:table-cell table:style-name="ce1704" table:formula="of:=IF(AND(ISNUMBER([.D504]);ISNUMBER([.H504]);[.D504]&lt;[.H504]);1;0)" office:value-type="float" office:value="0" calcext:value-type="float">
            <text:p>0</text:p>
          </table:table-cell>
          <table:table-cell/>
          <table:table-cell table:formula="of:=IF(AND(ISNUMBER([.D504]);ISNUMBER([.H504]);[.D504]&gt;[.H504]);[.D504]-[.H504];0)" office:value-type="float" office:value="0" calcext:value-type="float">
            <text:p>0</text:p>
          </table:table-cell>
          <table:table-cell table:formula="of:=IF(AND(ISNUMBER([.D504]);ISNUMBER([.H504]);[.D504]&lt;[.H504]);[.H504]-[.D5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15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05" table:formula="of:=IF(AND(ISNUMBER([.D505]);ISNUMBER([.H505]);[.D505]&gt;[.H505]);1;0)" office:value-type="float" office:value="0" calcext:value-type="float">
            <text:p>0</text:p>
          </table:table-cell>
          <table:table-cell table:style-name="ce1705" table:formula="of:=IF(AND(ISNUMBER([.D505]);ISNUMBER([.H505]);[.D505]&lt;[.H505]);1;0)" office:value-type="float" office:value="0" calcext:value-type="float">
            <text:p>0</text:p>
          </table:table-cell>
          <table:table-cell/>
          <table:table-cell table:formula="of:=IF(AND(ISNUMBER([.D505]);ISNUMBER([.H505]);[.D505]&gt;[.H505]);[.D505]-[.H505];0)" office:value-type="float" office:value="0" calcext:value-type="float">
            <text:p>0</text:p>
          </table:table-cell>
          <table:table-cell table:formula="of:=IF(AND(ISNUMBER([.D505]);ISNUMBER([.H505]);[.D505]&lt;[.H505]);[.H505]-[.D5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16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06" table:formula="of:=IF(AND(ISNUMBER([.D506]);ISNUMBER([.H506]);[.D506]&gt;[.H506]);1;0)" office:value-type="float" office:value="0" calcext:value-type="float">
            <text:p>0</text:p>
          </table:table-cell>
          <table:table-cell table:style-name="ce1706" table:formula="of:=IF(AND(ISNUMBER([.D506]);ISNUMBER([.H506]);[.D506]&lt;[.H506]);1;0)" office:value-type="float" office:value="0" calcext:value-type="float">
            <text:p>0</text:p>
          </table:table-cell>
          <table:table-cell/>
          <table:table-cell table:formula="of:=IF(AND(ISNUMBER([.D506]);ISNUMBER([.H506]);[.D506]&gt;[.H506]);[.D506]-[.H506];0)" office:value-type="float" office:value="0" calcext:value-type="float">
            <text:p>0</text:p>
          </table:table-cell>
          <table:table-cell table:formula="of:=IF(AND(ISNUMBER([.D506]);ISNUMBER([.H506]);[.D506]&lt;[.H506]);[.H506]-[.D5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17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07" table:formula="of:=IF(AND(ISNUMBER([.D507]);ISNUMBER([.H507]);[.D507]&gt;[.H507]);1;0)" office:value-type="float" office:value="0" calcext:value-type="float">
            <text:p>0</text:p>
          </table:table-cell>
          <table:table-cell table:style-name="ce1707" table:formula="of:=IF(AND(ISNUMBER([.D507]);ISNUMBER([.H507]);[.D507]&lt;[.H507]);1;0)" office:value-type="float" office:value="0" calcext:value-type="float">
            <text:p>0</text:p>
          </table:table-cell>
          <table:table-cell/>
          <table:table-cell table:formula="of:=IF(AND(ISNUMBER([.D507]);ISNUMBER([.H507]);[.D507]&gt;[.H507]);[.D507]-[.H507];0)" office:value-type="float" office:value="0" calcext:value-type="float">
            <text:p>0</text:p>
          </table:table-cell>
          <table:table-cell table:formula="of:=IF(AND(ISNUMBER([.D507]);ISNUMBER([.H507]);[.D507]&lt;[.H507]);[.H507]-[.D5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18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08" table:formula="of:=IF(AND(ISNUMBER([.D508]);ISNUMBER([.H508]);[.D508]&gt;[.H508]);1;0)" office:value-type="float" office:value="0" calcext:value-type="float">
            <text:p>0</text:p>
          </table:table-cell>
          <table:table-cell table:style-name="ce1708" table:formula="of:=IF(AND(ISNUMBER([.D508]);ISNUMBER([.H508]);[.D508]&lt;[.H508]);1;0)" office:value-type="float" office:value="0" calcext:value-type="float">
            <text:p>0</text:p>
          </table:table-cell>
          <table:table-cell/>
          <table:table-cell table:formula="of:=IF(AND(ISNUMBER([.D508]);ISNUMBER([.H508]);[.D508]&gt;[.H508]);[.D508]-[.H508];0)" office:value-type="float" office:value="0" calcext:value-type="float">
            <text:p>0</text:p>
          </table:table-cell>
          <table:table-cell table:formula="of:=IF(AND(ISNUMBER([.D508]);ISNUMBER([.H508]);[.D508]&lt;[.H508]);[.H508]-[.D5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19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09" table:formula="of:=IF(AND(ISNUMBER([.D509]);ISNUMBER([.H509]);[.D509]&gt;[.H509]);1;0)" office:value-type="float" office:value="0" calcext:value-type="float">
            <text:p>0</text:p>
          </table:table-cell>
          <table:table-cell table:style-name="ce1709" table:formula="of:=IF(AND(ISNUMBER([.D509]);ISNUMBER([.H509]);[.D509]&lt;[.H509]);1;0)" office:value-type="float" office:value="0" calcext:value-type="float">
            <text:p>0</text:p>
          </table:table-cell>
          <table:table-cell/>
          <table:table-cell table:formula="of:=IF(AND(ISNUMBER([.D509]);ISNUMBER([.H509]);[.D509]&gt;[.H509]);[.D509]-[.H509];0)" office:value-type="float" office:value="0" calcext:value-type="float">
            <text:p>0</text:p>
          </table:table-cell>
          <table:table-cell table:formula="of:=IF(AND(ISNUMBER([.D509]);ISNUMBER([.H509]);[.D509]&lt;[.H509]);[.H509]-[.D5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20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10" table:formula="of:=IF(AND(ISNUMBER([.D510]);ISNUMBER([.H510]);[.D510]&gt;[.H510]);1;0)" office:value-type="float" office:value="0" calcext:value-type="float">
            <text:p>0</text:p>
          </table:table-cell>
          <table:table-cell table:style-name="ce1710" table:formula="of:=IF(AND(ISNUMBER([.D510]);ISNUMBER([.H510]);[.D510]&lt;[.H510]);1;0)" office:value-type="float" office:value="0" calcext:value-type="float">
            <text:p>0</text:p>
          </table:table-cell>
          <table:table-cell/>
          <table:table-cell table:formula="of:=IF(AND(ISNUMBER([.D510]);ISNUMBER([.H510]);[.D510]&gt;[.H510]);[.D510]-[.H510];0)" office:value-type="float" office:value="0" calcext:value-type="float">
            <text:p>0</text:p>
          </table:table-cell>
          <table:table-cell table:formula="of:=IF(AND(ISNUMBER([.D510]);ISNUMBER([.H510]);[.D510]&lt;[.H510]);[.H510]-[.D5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2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11" table:formula="of:=IF(AND(ISNUMBER([.D511]);ISNUMBER([.H511]);[.D511]&gt;[.H511]);1;0)" office:value-type="float" office:value="0" calcext:value-type="float">
            <text:p>0</text:p>
          </table:table-cell>
          <table:table-cell table:style-name="ce1711" table:formula="of:=IF(AND(ISNUMBER([.D511]);ISNUMBER([.H511]);[.D511]&lt;[.H511]);1;0)" office:value-type="float" office:value="0" calcext:value-type="float">
            <text:p>0</text:p>
          </table:table-cell>
          <table:table-cell/>
          <table:table-cell table:formula="of:=IF(AND(ISNUMBER([.D511]);ISNUMBER([.H511]);[.D511]&gt;[.H511]);[.D511]-[.H511];0)" office:value-type="float" office:value="0" calcext:value-type="float">
            <text:p>0</text:p>
          </table:table-cell>
          <table:table-cell table:formula="of:=IF(AND(ISNUMBER([.D511]);ISNUMBER([.H511]);[.D511]&lt;[.H511]);[.H511]-[.D5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22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12" table:formula="of:=IF(AND(ISNUMBER([.D512]);ISNUMBER([.H512]);[.D512]&gt;[.H512]);1;0)" office:value-type="float" office:value="0" calcext:value-type="float">
            <text:p>0</text:p>
          </table:table-cell>
          <table:table-cell table:style-name="ce1712" table:formula="of:=IF(AND(ISNUMBER([.D512]);ISNUMBER([.H512]);[.D512]&lt;[.H512]);1;0)" office:value-type="float" office:value="0" calcext:value-type="float">
            <text:p>0</text:p>
          </table:table-cell>
          <table:table-cell/>
          <table:table-cell table:formula="of:=IF(AND(ISNUMBER([.D512]);ISNUMBER([.H512]);[.D512]&gt;[.H512]);[.D512]-[.H512];0)" office:value-type="float" office:value="0" calcext:value-type="float">
            <text:p>0</text:p>
          </table:table-cell>
          <table:table-cell table:formula="of:=IF(AND(ISNUMBER([.D512]);ISNUMBER([.H512]);[.D512]&lt;[.H512]);[.H512]-[.D5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23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13" table:formula="of:=IF(AND(ISNUMBER([.D513]);ISNUMBER([.H513]);[.D513]&gt;[.H513]);1;0)" office:value-type="float" office:value="0" calcext:value-type="float">
            <text:p>0</text:p>
          </table:table-cell>
          <table:table-cell table:style-name="ce1713" table:formula="of:=IF(AND(ISNUMBER([.D513]);ISNUMBER([.H513]);[.D513]&lt;[.H513]);1;0)" office:value-type="float" office:value="0" calcext:value-type="float">
            <text:p>0</text:p>
          </table:table-cell>
          <table:table-cell/>
          <table:table-cell table:formula="of:=IF(AND(ISNUMBER([.D513]);ISNUMBER([.H513]);[.D513]&gt;[.H513]);[.D513]-[.H513];0)" office:value-type="float" office:value="0" calcext:value-type="float">
            <text:p>0</text:p>
          </table:table-cell>
          <table:table-cell table:formula="of:=IF(AND(ISNUMBER([.D513]);ISNUMBER([.H513]);[.D513]&lt;[.H513]);[.H513]-[.D5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24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14" table:formula="of:=IF(AND(ISNUMBER([.D514]);ISNUMBER([.H514]);[.D514]&gt;[.H514]);1;0)" office:value-type="float" office:value="0" calcext:value-type="float">
            <text:p>0</text:p>
          </table:table-cell>
          <table:table-cell table:style-name="ce1714" table:formula="of:=IF(AND(ISNUMBER([.D514]);ISNUMBER([.H514]);[.D514]&lt;[.H514]);1;0)" office:value-type="float" office:value="0" calcext:value-type="float">
            <text:p>0</text:p>
          </table:table-cell>
          <table:table-cell/>
          <table:table-cell table:formula="of:=IF(AND(ISNUMBER([.D514]);ISNUMBER([.H514]);[.D514]&gt;[.H514]);[.D514]-[.H514];0)" office:value-type="float" office:value="0" calcext:value-type="float">
            <text:p>0</text:p>
          </table:table-cell>
          <table:table-cell table:formula="of:=IF(AND(ISNUMBER([.D514]);ISNUMBER([.H514]);[.D514]&lt;[.H514]);[.H514]-[.D5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25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15" table:formula="of:=IF(AND(ISNUMBER([.D515]);ISNUMBER([.H515]);[.D515]&gt;[.H515]);1;0)" office:value-type="float" office:value="0" calcext:value-type="float">
            <text:p>0</text:p>
          </table:table-cell>
          <table:table-cell table:style-name="ce1715" table:formula="of:=IF(AND(ISNUMBER([.D515]);ISNUMBER([.H515]);[.D515]&lt;[.H515]);1;0)" office:value-type="float" office:value="0" calcext:value-type="float">
            <text:p>0</text:p>
          </table:table-cell>
          <table:table-cell/>
          <table:table-cell table:formula="of:=IF(AND(ISNUMBER([.D515]);ISNUMBER([.H515]);[.D515]&gt;[.H515]);[.D515]-[.H515];0)" office:value-type="float" office:value="0" calcext:value-type="float">
            <text:p>0</text:p>
          </table:table-cell>
          <table:table-cell table:formula="of:=IF(AND(ISNUMBER([.D515]);ISNUMBER([.H515]);[.D515]&lt;[.H515]);[.H515]-[.D5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26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16" table:formula="of:=IF(AND(ISNUMBER([.D516]);ISNUMBER([.H516]);[.D516]&gt;[.H516]);1;0)" office:value-type="float" office:value="0" calcext:value-type="float">
            <text:p>0</text:p>
          </table:table-cell>
          <table:table-cell table:style-name="ce1716" table:formula="of:=IF(AND(ISNUMBER([.D516]);ISNUMBER([.H516]);[.D516]&lt;[.H516]);1;0)" office:value-type="float" office:value="0" calcext:value-type="float">
            <text:p>0</text:p>
          </table:table-cell>
          <table:table-cell/>
          <table:table-cell table:formula="of:=IF(AND(ISNUMBER([.D516]);ISNUMBER([.H516]);[.D516]&gt;[.H516]);[.D516]-[.H516];0)" office:value-type="float" office:value="0" calcext:value-type="float">
            <text:p>0</text:p>
          </table:table-cell>
          <table:table-cell table:formula="of:=IF(AND(ISNUMBER([.D516]);ISNUMBER([.H516]);[.D516]&lt;[.H516]);[.H516]-[.D5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27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17" table:formula="of:=IF(AND(ISNUMBER([.D517]);ISNUMBER([.H517]);[.D517]&gt;[.H517]);1;0)" office:value-type="float" office:value="0" calcext:value-type="float">
            <text:p>0</text:p>
          </table:table-cell>
          <table:table-cell table:style-name="ce1717" table:formula="of:=IF(AND(ISNUMBER([.D517]);ISNUMBER([.H517]);[.D517]&lt;[.H517]);1;0)" office:value-type="float" office:value="0" calcext:value-type="float">
            <text:p>0</text:p>
          </table:table-cell>
          <table:table-cell/>
          <table:table-cell table:formula="of:=IF(AND(ISNUMBER([.D517]);ISNUMBER([.H517]);[.D517]&gt;[.H517]);[.D517]-[.H517];0)" office:value-type="float" office:value="0" calcext:value-type="float">
            <text:p>0</text:p>
          </table:table-cell>
          <table:table-cell table:formula="of:=IF(AND(ISNUMBER([.D517]);ISNUMBER([.H517]);[.D517]&lt;[.H517]);[.H517]-[.D5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28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18" table:formula="of:=IF(AND(ISNUMBER([.D518]);ISNUMBER([.H518]);[.D518]&gt;[.H518]);1;0)" office:value-type="float" office:value="0" calcext:value-type="float">
            <text:p>0</text:p>
          </table:table-cell>
          <table:table-cell table:style-name="ce1718" table:formula="of:=IF(AND(ISNUMBER([.D518]);ISNUMBER([.H518]);[.D518]&lt;[.H518]);1;0)" office:value-type="float" office:value="0" calcext:value-type="float">
            <text:p>0</text:p>
          </table:table-cell>
          <table:table-cell/>
          <table:table-cell table:formula="of:=IF(AND(ISNUMBER([.D518]);ISNUMBER([.H518]);[.D518]&gt;[.H518]);[.D518]-[.H518];0)" office:value-type="float" office:value="0" calcext:value-type="float">
            <text:p>0</text:p>
          </table:table-cell>
          <table:table-cell table:formula="of:=IF(AND(ISNUMBER([.D518]);ISNUMBER([.H518]);[.D518]&lt;[.H518]);[.H518]-[.D5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29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19" table:formula="of:=IF(AND(ISNUMBER([.D519]);ISNUMBER([.H519]);[.D519]&gt;[.H519]);1;0)" office:value-type="float" office:value="0" calcext:value-type="float">
            <text:p>0</text:p>
          </table:table-cell>
          <table:table-cell table:style-name="ce1719" table:formula="of:=IF(AND(ISNUMBER([.D519]);ISNUMBER([.H519]);[.D519]&lt;[.H519]);1;0)" office:value-type="float" office:value="0" calcext:value-type="float">
            <text:p>0</text:p>
          </table:table-cell>
          <table:table-cell/>
          <table:table-cell table:formula="of:=IF(AND(ISNUMBER([.D519]);ISNUMBER([.H519]);[.D519]&gt;[.H519]);[.D519]-[.H519];0)" office:value-type="float" office:value="0" calcext:value-type="float">
            <text:p>0</text:p>
          </table:table-cell>
          <table:table-cell table:formula="of:=IF(AND(ISNUMBER([.D519]);ISNUMBER([.H519]);[.D519]&lt;[.H519]);[.H519]-[.D5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30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20" table:formula="of:=IF(AND(ISNUMBER([.D520]);ISNUMBER([.H520]);[.D520]&gt;[.H520]);1;0)" office:value-type="float" office:value="0" calcext:value-type="float">
            <text:p>0</text:p>
          </table:table-cell>
          <table:table-cell table:style-name="ce1720" table:formula="of:=IF(AND(ISNUMBER([.D520]);ISNUMBER([.H520]);[.D520]&lt;[.H520]);1;0)" office:value-type="float" office:value="0" calcext:value-type="float">
            <text:p>0</text:p>
          </table:table-cell>
          <table:table-cell/>
          <table:table-cell table:formula="of:=IF(AND(ISNUMBER([.D520]);ISNUMBER([.H520]);[.D520]&gt;[.H520]);[.D520]-[.H520];0)" office:value-type="float" office:value="0" calcext:value-type="float">
            <text:p>0</text:p>
          </table:table-cell>
          <table:table-cell table:formula="of:=IF(AND(ISNUMBER([.D520]);ISNUMBER([.H520]);[.D520]&lt;[.H520]);[.H520]-[.D5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3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21" table:formula="of:=IF(AND(ISNUMBER([.D521]);ISNUMBER([.H521]);[.D521]&gt;[.H521]);1;0)" office:value-type="float" office:value="0" calcext:value-type="float">
            <text:p>0</text:p>
          </table:table-cell>
          <table:table-cell table:style-name="ce1721" table:formula="of:=IF(AND(ISNUMBER([.D521]);ISNUMBER([.H521]);[.D521]&lt;[.H521]);1;0)" office:value-type="float" office:value="0" calcext:value-type="float">
            <text:p>0</text:p>
          </table:table-cell>
          <table:table-cell/>
          <table:table-cell table:formula="of:=IF(AND(ISNUMBER([.D521]);ISNUMBER([.H521]);[.D521]&gt;[.H521]);[.D521]-[.H521];0)" office:value-type="float" office:value="0" calcext:value-type="float">
            <text:p>0</text:p>
          </table:table-cell>
          <table:table-cell table:formula="of:=IF(AND(ISNUMBER([.D521]);ISNUMBER([.H521]);[.D521]&lt;[.H521]);[.H521]-[.D5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32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22" table:formula="of:=IF(AND(ISNUMBER([.D522]);ISNUMBER([.H522]);[.D522]&gt;[.H522]);1;0)" office:value-type="float" office:value="0" calcext:value-type="float">
            <text:p>0</text:p>
          </table:table-cell>
          <table:table-cell table:style-name="ce1722" table:formula="of:=IF(AND(ISNUMBER([.D522]);ISNUMBER([.H522]);[.D522]&lt;[.H522]);1;0)" office:value-type="float" office:value="0" calcext:value-type="float">
            <text:p>0</text:p>
          </table:table-cell>
          <table:table-cell/>
          <table:table-cell table:formula="of:=IF(AND(ISNUMBER([.D522]);ISNUMBER([.H522]);[.D522]&gt;[.H522]);[.D522]-[.H522];0)" office:value-type="float" office:value="0" calcext:value-type="float">
            <text:p>0</text:p>
          </table:table-cell>
          <table:table-cell table:formula="of:=IF(AND(ISNUMBER([.D522]);ISNUMBER([.H522]);[.D522]&lt;[.H522]);[.H522]-[.D5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33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23" table:formula="of:=IF(AND(ISNUMBER([.D523]);ISNUMBER([.H523]);[.D523]&gt;[.H523]);1;0)" office:value-type="float" office:value="0" calcext:value-type="float">
            <text:p>0</text:p>
          </table:table-cell>
          <table:table-cell table:style-name="ce1723" table:formula="of:=IF(AND(ISNUMBER([.D523]);ISNUMBER([.H523]);[.D523]&lt;[.H523]);1;0)" office:value-type="float" office:value="0" calcext:value-type="float">
            <text:p>0</text:p>
          </table:table-cell>
          <table:table-cell/>
          <table:table-cell table:formula="of:=IF(AND(ISNUMBER([.D523]);ISNUMBER([.H523]);[.D523]&gt;[.H523]);[.D523]-[.H523];0)" office:value-type="float" office:value="0" calcext:value-type="float">
            <text:p>0</text:p>
          </table:table-cell>
          <table:table-cell table:formula="of:=IF(AND(ISNUMBER([.D523]);ISNUMBER([.H523]);[.D523]&lt;[.H523]);[.H523]-[.D5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34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24" table:formula="of:=IF(AND(ISNUMBER([.D524]);ISNUMBER([.H524]);[.D524]&gt;[.H524]);1;0)" office:value-type="float" office:value="0" calcext:value-type="float">
            <text:p>0</text:p>
          </table:table-cell>
          <table:table-cell table:style-name="ce1724" table:formula="of:=IF(AND(ISNUMBER([.D524]);ISNUMBER([.H524]);[.D524]&lt;[.H524]);1;0)" office:value-type="float" office:value="0" calcext:value-type="float">
            <text:p>0</text:p>
          </table:table-cell>
          <table:table-cell/>
          <table:table-cell table:formula="of:=IF(AND(ISNUMBER([.D524]);ISNUMBER([.H524]);[.D524]&gt;[.H524]);[.D524]-[.H524];0)" office:value-type="float" office:value="0" calcext:value-type="float">
            <text:p>0</text:p>
          </table:table-cell>
          <table:table-cell table:formula="of:=IF(AND(ISNUMBER([.D524]);ISNUMBER([.H524]);[.D524]&lt;[.H524]);[.H524]-[.D5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35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25" table:formula="of:=IF(AND(ISNUMBER([.D525]);ISNUMBER([.H525]);[.D525]&gt;[.H525]);1;0)" office:value-type="float" office:value="0" calcext:value-type="float">
            <text:p>0</text:p>
          </table:table-cell>
          <table:table-cell table:style-name="ce1725" table:formula="of:=IF(AND(ISNUMBER([.D525]);ISNUMBER([.H525]);[.D525]&lt;[.H525]);1;0)" office:value-type="float" office:value="0" calcext:value-type="float">
            <text:p>0</text:p>
          </table:table-cell>
          <table:table-cell/>
          <table:table-cell table:formula="of:=IF(AND(ISNUMBER([.D525]);ISNUMBER([.H525]);[.D525]&gt;[.H525]);[.D525]-[.H525];0)" office:value-type="float" office:value="0" calcext:value-type="float">
            <text:p>0</text:p>
          </table:table-cell>
          <table:table-cell table:formula="of:=IF(AND(ISNUMBER([.D525]);ISNUMBER([.H525]);[.D525]&lt;[.H525]);[.H525]-[.D5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36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26" table:formula="of:=IF(AND(ISNUMBER([.D526]);ISNUMBER([.H526]);[.D526]&gt;[.H526]);1;0)" office:value-type="float" office:value="0" calcext:value-type="float">
            <text:p>0</text:p>
          </table:table-cell>
          <table:table-cell table:style-name="ce1726" table:formula="of:=IF(AND(ISNUMBER([.D526]);ISNUMBER([.H526]);[.D526]&lt;[.H526]);1;0)" office:value-type="float" office:value="0" calcext:value-type="float">
            <text:p>0</text:p>
          </table:table-cell>
          <table:table-cell/>
          <table:table-cell table:formula="of:=IF(AND(ISNUMBER([.D526]);ISNUMBER([.H526]);[.D526]&gt;[.H526]);[.D526]-[.H526];0)" office:value-type="float" office:value="0" calcext:value-type="float">
            <text:p>0</text:p>
          </table:table-cell>
          <table:table-cell table:formula="of:=IF(AND(ISNUMBER([.D526]);ISNUMBER([.H526]);[.D526]&lt;[.H526]);[.H526]-[.D5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37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27" table:formula="of:=IF(AND(ISNUMBER([.D527]);ISNUMBER([.H527]);[.D527]&gt;[.H527]);1;0)" office:value-type="float" office:value="0" calcext:value-type="float">
            <text:p>0</text:p>
          </table:table-cell>
          <table:table-cell table:style-name="ce1727" table:formula="of:=IF(AND(ISNUMBER([.D527]);ISNUMBER([.H527]);[.D527]&lt;[.H527]);1;0)" office:value-type="float" office:value="0" calcext:value-type="float">
            <text:p>0</text:p>
          </table:table-cell>
          <table:table-cell/>
          <table:table-cell table:formula="of:=IF(AND(ISNUMBER([.D527]);ISNUMBER([.H527]);[.D527]&gt;[.H527]);[.D527]-[.H527];0)" office:value-type="float" office:value="0" calcext:value-type="float">
            <text:p>0</text:p>
          </table:table-cell>
          <table:table-cell table:formula="of:=IF(AND(ISNUMBER([.D527]);ISNUMBER([.H527]);[.D527]&lt;[.H527]);[.H527]-[.D5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38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28" table:formula="of:=IF(AND(ISNUMBER([.D528]);ISNUMBER([.H528]);[.D528]&gt;[.H528]);1;0)" office:value-type="float" office:value="0" calcext:value-type="float">
            <text:p>0</text:p>
          </table:table-cell>
          <table:table-cell table:style-name="ce1728" table:formula="of:=IF(AND(ISNUMBER([.D528]);ISNUMBER([.H528]);[.D528]&lt;[.H528]);1;0)" office:value-type="float" office:value="0" calcext:value-type="float">
            <text:p>0</text:p>
          </table:table-cell>
          <table:table-cell/>
          <table:table-cell table:formula="of:=IF(AND(ISNUMBER([.D528]);ISNUMBER([.H528]);[.D528]&gt;[.H528]);[.D528]-[.H528];0)" office:value-type="float" office:value="0" calcext:value-type="float">
            <text:p>0</text:p>
          </table:table-cell>
          <table:table-cell table:formula="of:=IF(AND(ISNUMBER([.D528]);ISNUMBER([.H528]);[.D528]&lt;[.H528]);[.H528]-[.D5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39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29" table:formula="of:=IF(AND(ISNUMBER([.D529]);ISNUMBER([.H529]);[.D529]&gt;[.H529]);1;0)" office:value-type="float" office:value="0" calcext:value-type="float">
            <text:p>0</text:p>
          </table:table-cell>
          <table:table-cell table:style-name="ce1729" table:formula="of:=IF(AND(ISNUMBER([.D529]);ISNUMBER([.H529]);[.D529]&lt;[.H529]);1;0)" office:value-type="float" office:value="0" calcext:value-type="float">
            <text:p>0</text:p>
          </table:table-cell>
          <table:table-cell/>
          <table:table-cell table:formula="of:=IF(AND(ISNUMBER([.D529]);ISNUMBER([.H529]);[.D529]&gt;[.H529]);[.D529]-[.H529];0)" office:value-type="float" office:value="0" calcext:value-type="float">
            <text:p>0</text:p>
          </table:table-cell>
          <table:table-cell table:formula="of:=IF(AND(ISNUMBER([.D529]);ISNUMBER([.H529]);[.D529]&lt;[.H529]);[.H529]-[.D5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40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30" table:formula="of:=IF(AND(ISNUMBER([.D530]);ISNUMBER([.H530]);[.D530]&gt;[.H530]);1;0)" office:value-type="float" office:value="0" calcext:value-type="float">
            <text:p>0</text:p>
          </table:table-cell>
          <table:table-cell table:style-name="ce1730" table:formula="of:=IF(AND(ISNUMBER([.D530]);ISNUMBER([.H530]);[.D530]&lt;[.H530]);1;0)" office:value-type="float" office:value="0" calcext:value-type="float">
            <text:p>0</text:p>
          </table:table-cell>
          <table:table-cell/>
          <table:table-cell table:formula="of:=IF(AND(ISNUMBER([.D530]);ISNUMBER([.H530]);[.D530]&gt;[.H530]);[.D530]-[.H530];0)" office:value-type="float" office:value="0" calcext:value-type="float">
            <text:p>0</text:p>
          </table:table-cell>
          <table:table-cell table:formula="of:=IF(AND(ISNUMBER([.D530]);ISNUMBER([.H530]);[.D530]&lt;[.H530]);[.H530]-[.D5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4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31" table:formula="of:=IF(AND(ISNUMBER([.D531]);ISNUMBER([.H531]);[.D531]&gt;[.H531]);1;0)" office:value-type="float" office:value="0" calcext:value-type="float">
            <text:p>0</text:p>
          </table:table-cell>
          <table:table-cell table:style-name="ce1731" table:formula="of:=IF(AND(ISNUMBER([.D531]);ISNUMBER([.H531]);[.D531]&lt;[.H531]);1;0)" office:value-type="float" office:value="0" calcext:value-type="float">
            <text:p>0</text:p>
          </table:table-cell>
          <table:table-cell/>
          <table:table-cell table:formula="of:=IF(AND(ISNUMBER([.D531]);ISNUMBER([.H531]);[.D531]&gt;[.H531]);[.D531]-[.H531];0)" office:value-type="float" office:value="0" calcext:value-type="float">
            <text:p>0</text:p>
          </table:table-cell>
          <table:table-cell table:formula="of:=IF(AND(ISNUMBER([.D531]);ISNUMBER([.H531]);[.D531]&lt;[.H531]);[.H531]-[.D5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42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32" table:formula="of:=IF(AND(ISNUMBER([.D532]);ISNUMBER([.H532]);[.D532]&gt;[.H532]);1;0)" office:value-type="float" office:value="0" calcext:value-type="float">
            <text:p>0</text:p>
          </table:table-cell>
          <table:table-cell table:style-name="ce1732" table:formula="of:=IF(AND(ISNUMBER([.D532]);ISNUMBER([.H532]);[.D532]&lt;[.H532]);1;0)" office:value-type="float" office:value="0" calcext:value-type="float">
            <text:p>0</text:p>
          </table:table-cell>
          <table:table-cell/>
          <table:table-cell table:formula="of:=IF(AND(ISNUMBER([.D532]);ISNUMBER([.H532]);[.D532]&gt;[.H532]);[.D532]-[.H532];0)" office:value-type="float" office:value="0" calcext:value-type="float">
            <text:p>0</text:p>
          </table:table-cell>
          <table:table-cell table:formula="of:=IF(AND(ISNUMBER([.D532]);ISNUMBER([.H532]);[.D532]&lt;[.H532]);[.H532]-[.D5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43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33" table:formula="of:=IF(AND(ISNUMBER([.D533]);ISNUMBER([.H533]);[.D533]&gt;[.H533]);1;0)" office:value-type="float" office:value="0" calcext:value-type="float">
            <text:p>0</text:p>
          </table:table-cell>
          <table:table-cell table:style-name="ce1733" table:formula="of:=IF(AND(ISNUMBER([.D533]);ISNUMBER([.H533]);[.D533]&lt;[.H533]);1;0)" office:value-type="float" office:value="0" calcext:value-type="float">
            <text:p>0</text:p>
          </table:table-cell>
          <table:table-cell/>
          <table:table-cell table:formula="of:=IF(AND(ISNUMBER([.D533]);ISNUMBER([.H533]);[.D533]&gt;[.H533]);[.D533]-[.H533];0)" office:value-type="float" office:value="0" calcext:value-type="float">
            <text:p>0</text:p>
          </table:table-cell>
          <table:table-cell table:formula="of:=IF(AND(ISNUMBER([.D533]);ISNUMBER([.H533]);[.D533]&lt;[.H533]);[.H533]-[.D5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44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34" table:formula="of:=IF(AND(ISNUMBER([.D534]);ISNUMBER([.H534]);[.D534]&gt;[.H534]);1;0)" office:value-type="float" office:value="0" calcext:value-type="float">
            <text:p>0</text:p>
          </table:table-cell>
          <table:table-cell table:style-name="ce1734" table:formula="of:=IF(AND(ISNUMBER([.D534]);ISNUMBER([.H534]);[.D534]&lt;[.H534]);1;0)" office:value-type="float" office:value="0" calcext:value-type="float">
            <text:p>0</text:p>
          </table:table-cell>
          <table:table-cell/>
          <table:table-cell table:formula="of:=IF(AND(ISNUMBER([.D534]);ISNUMBER([.H534]);[.D534]&gt;[.H534]);[.D534]-[.H534];0)" office:value-type="float" office:value="0" calcext:value-type="float">
            <text:p>0</text:p>
          </table:table-cell>
          <table:table-cell table:formula="of:=IF(AND(ISNUMBER([.D534]);ISNUMBER([.H534]);[.D534]&lt;[.H534]);[.H534]-[.D5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45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35" table:formula="of:=IF(AND(ISNUMBER([.D535]);ISNUMBER([.H535]);[.D535]&gt;[.H535]);1;0)" office:value-type="float" office:value="0" calcext:value-type="float">
            <text:p>0</text:p>
          </table:table-cell>
          <table:table-cell table:style-name="ce1735" table:formula="of:=IF(AND(ISNUMBER([.D535]);ISNUMBER([.H535]);[.D535]&lt;[.H535]);1;0)" office:value-type="float" office:value="0" calcext:value-type="float">
            <text:p>0</text:p>
          </table:table-cell>
          <table:table-cell/>
          <table:table-cell table:formula="of:=IF(AND(ISNUMBER([.D535]);ISNUMBER([.H535]);[.D535]&gt;[.H535]);[.D535]-[.H535];0)" office:value-type="float" office:value="0" calcext:value-type="float">
            <text:p>0</text:p>
          </table:table-cell>
          <table:table-cell table:formula="of:=IF(AND(ISNUMBER([.D535]);ISNUMBER([.H535]);[.D535]&lt;[.H535]);[.H535]-[.D5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46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36" table:formula="of:=IF(AND(ISNUMBER([.D536]);ISNUMBER([.H536]);[.D536]&gt;[.H536]);1;0)" office:value-type="float" office:value="0" calcext:value-type="float">
            <text:p>0</text:p>
          </table:table-cell>
          <table:table-cell table:style-name="ce1736" table:formula="of:=IF(AND(ISNUMBER([.D536]);ISNUMBER([.H536]);[.D536]&lt;[.H536]);1;0)" office:value-type="float" office:value="0" calcext:value-type="float">
            <text:p>0</text:p>
          </table:table-cell>
          <table:table-cell/>
          <table:table-cell table:formula="of:=IF(AND(ISNUMBER([.D536]);ISNUMBER([.H536]);[.D536]&gt;[.H536]);[.D536]-[.H536];0)" office:value-type="float" office:value="0" calcext:value-type="float">
            <text:p>0</text:p>
          </table:table-cell>
          <table:table-cell table:formula="of:=IF(AND(ISNUMBER([.D536]);ISNUMBER([.H536]);[.D536]&lt;[.H536]);[.H536]-[.D5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47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37" table:formula="of:=IF(AND(ISNUMBER([.D537]);ISNUMBER([.H537]);[.D537]&gt;[.H537]);1;0)" office:value-type="float" office:value="0" calcext:value-type="float">
            <text:p>0</text:p>
          </table:table-cell>
          <table:table-cell table:style-name="ce1737" table:formula="of:=IF(AND(ISNUMBER([.D537]);ISNUMBER([.H537]);[.D537]&lt;[.H537]);1;0)" office:value-type="float" office:value="0" calcext:value-type="float">
            <text:p>0</text:p>
          </table:table-cell>
          <table:table-cell/>
          <table:table-cell table:formula="of:=IF(AND(ISNUMBER([.D537]);ISNUMBER([.H537]);[.D537]&gt;[.H537]);[.D537]-[.H537];0)" office:value-type="float" office:value="0" calcext:value-type="float">
            <text:p>0</text:p>
          </table:table-cell>
          <table:table-cell table:formula="of:=IF(AND(ISNUMBER([.D537]);ISNUMBER([.H537]);[.D537]&lt;[.H537]);[.H537]-[.D5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48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38" table:formula="of:=IF(AND(ISNUMBER([.D538]);ISNUMBER([.H538]);[.D538]&gt;[.H538]);1;0)" office:value-type="float" office:value="0" calcext:value-type="float">
            <text:p>0</text:p>
          </table:table-cell>
          <table:table-cell table:style-name="ce1738" table:formula="of:=IF(AND(ISNUMBER([.D538]);ISNUMBER([.H538]);[.D538]&lt;[.H538]);1;0)" office:value-type="float" office:value="0" calcext:value-type="float">
            <text:p>0</text:p>
          </table:table-cell>
          <table:table-cell/>
          <table:table-cell table:formula="of:=IF(AND(ISNUMBER([.D538]);ISNUMBER([.H538]);[.D538]&gt;[.H538]);[.D538]-[.H538];0)" office:value-type="float" office:value="0" calcext:value-type="float">
            <text:p>0</text:p>
          </table:table-cell>
          <table:table-cell table:formula="of:=IF(AND(ISNUMBER([.D538]);ISNUMBER([.H538]);[.D538]&lt;[.H538]);[.H538]-[.D5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49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39" table:formula="of:=IF(AND(ISNUMBER([.D539]);ISNUMBER([.H539]);[.D539]&gt;[.H539]);1;0)" office:value-type="float" office:value="0" calcext:value-type="float">
            <text:p>0</text:p>
          </table:table-cell>
          <table:table-cell table:style-name="ce1739" table:formula="of:=IF(AND(ISNUMBER([.D539]);ISNUMBER([.H539]);[.D539]&lt;[.H539]);1;0)" office:value-type="float" office:value="0" calcext:value-type="float">
            <text:p>0</text:p>
          </table:table-cell>
          <table:table-cell/>
          <table:table-cell table:formula="of:=IF(AND(ISNUMBER([.D539]);ISNUMBER([.H539]);[.D539]&gt;[.H539]);[.D539]-[.H539];0)" office:value-type="float" office:value="0" calcext:value-type="float">
            <text:p>0</text:p>
          </table:table-cell>
          <table:table-cell table:formula="of:=IF(AND(ISNUMBER([.D539]);ISNUMBER([.H539]);[.D539]&lt;[.H539]);[.H539]-[.D5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50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40" table:formula="of:=IF(AND(ISNUMBER([.D540]);ISNUMBER([.H540]);[.D540]&gt;[.H540]);1;0)" office:value-type="float" office:value="0" calcext:value-type="float">
            <text:p>0</text:p>
          </table:table-cell>
          <table:table-cell table:style-name="ce1740" table:formula="of:=IF(AND(ISNUMBER([.D540]);ISNUMBER([.H540]);[.D540]&lt;[.H540]);1;0)" office:value-type="float" office:value="0" calcext:value-type="float">
            <text:p>0</text:p>
          </table:table-cell>
          <table:table-cell/>
          <table:table-cell table:formula="of:=IF(AND(ISNUMBER([.D540]);ISNUMBER([.H540]);[.D540]&gt;[.H540]);[.D540]-[.H540];0)" office:value-type="float" office:value="0" calcext:value-type="float">
            <text:p>0</text:p>
          </table:table-cell>
          <table:table-cell table:formula="of:=IF(AND(ISNUMBER([.D540]);ISNUMBER([.H540]);[.D540]&lt;[.H540]);[.H540]-[.D5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0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41" table:formula="of:=IF(AND(ISNUMBER([.D541]);ISNUMBER([.H541]);[.D541]&gt;[.H541]);1;0)" office:value-type="float" office:value="0" calcext:value-type="float">
            <text:p>0</text:p>
          </table:table-cell>
          <table:table-cell table:style-name="ce1741" table:formula="of:=IF(AND(ISNUMBER([.D541]);ISNUMBER([.H541]);[.D541]&lt;[.H541]);1;0)" office:value-type="float" office:value="0" calcext:value-type="float">
            <text:p>0</text:p>
          </table:table-cell>
          <table:table-cell/>
          <table:table-cell table:formula="of:=IF(AND(ISNUMBER([.D541]);ISNUMBER([.H541]);[.D541]&gt;[.H541]);[.D541]-[.H541];0)" office:value-type="float" office:value="0" calcext:value-type="float">
            <text:p>0</text:p>
          </table:table-cell>
          <table:table-cell table:formula="of:=IF(AND(ISNUMBER([.D541]);ISNUMBER([.H541]);[.D541]&lt;[.H541]);[.H541]-[.D5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02.p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542" table:formula="of:=IF(AND(ISNUMBER([.D542]);ISNUMBER([.H542]);[.D542]&gt;[.H542]);1;0)" office:value-type="float" office:value="0" calcext:value-type="float">
            <text:p>0</text:p>
          </table:table-cell>
          <table:table-cell table:style-name="ce1742" table:formula="of:=IF(AND(ISNUMBER([.D542]);ISNUMBER([.H542]);[.D542]&lt;[.H542]);1;0)" office:value-type="float" office:value="0" calcext:value-type="float">
            <text:p>0</text:p>
          </table:table-cell>
          <table:table-cell/>
          <table:table-cell table:formula="of:=IF(AND(ISNUMBER([.D542]);ISNUMBER([.H542]);[.D542]&gt;[.H542]);[.D542]-[.H542];0)" office:value-type="float" office:value="0" calcext:value-type="float">
            <text:p>0</text:p>
          </table:table-cell>
          <table:table-cell table:formula="of:=IF(AND(ISNUMBER([.D542]);ISNUMBER([.H542]);[.D542]&lt;[.H542]);[.H542]-[.D5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03.p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543" table:formula="of:=IF(AND(ISNUMBER([.D543]);ISNUMBER([.H543]);[.D543]&gt;[.H543]);1;0)" office:value-type="float" office:value="0" calcext:value-type="float">
            <text:p>0</text:p>
          </table:table-cell>
          <table:table-cell table:style-name="ce1743" table:formula="of:=IF(AND(ISNUMBER([.D543]);ISNUMBER([.H543]);[.D543]&lt;[.H543]);1;0)" office:value-type="float" office:value="0" calcext:value-type="float">
            <text:p>0</text:p>
          </table:table-cell>
          <table:table-cell/>
          <table:table-cell table:formula="of:=IF(AND(ISNUMBER([.D543]);ISNUMBER([.H543]);[.D543]&gt;[.H543]);[.D543]-[.H543];0)" office:value-type="float" office:value="0" calcext:value-type="float">
            <text:p>0</text:p>
          </table:table-cell>
          <table:table-cell table:formula="of:=IF(AND(ISNUMBER([.D543]);ISNUMBER([.H543]);[.D543]&lt;[.H543]);[.H543]-[.D5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04.p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544" table:formula="of:=IF(AND(ISNUMBER([.D544]);ISNUMBER([.H544]);[.D544]&gt;[.H544]);1;0)" office:value-type="float" office:value="0" calcext:value-type="float">
            <text:p>0</text:p>
          </table:table-cell>
          <table:table-cell table:style-name="ce1744" table:formula="of:=IF(AND(ISNUMBER([.D544]);ISNUMBER([.H544]);[.D544]&lt;[.H544]);1;0)" office:value-type="float" office:value="0" calcext:value-type="float">
            <text:p>0</text:p>
          </table:table-cell>
          <table:table-cell/>
          <table:table-cell table:formula="of:=IF(AND(ISNUMBER([.D544]);ISNUMBER([.H544]);[.D544]&gt;[.H544]);[.D544]-[.H544];0)" office:value-type="float" office:value="0" calcext:value-type="float">
            <text:p>0</text:p>
          </table:table-cell>
          <table:table-cell table:formula="of:=IF(AND(ISNUMBER([.D544]);ISNUMBER([.H544]);[.D544]&lt;[.H544]);[.H544]-[.D5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05.p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545" table:formula="of:=IF(AND(ISNUMBER([.D545]);ISNUMBER([.H545]);[.D545]&gt;[.H545]);1;0)" office:value-type="float" office:value="0" calcext:value-type="float">
            <text:p>0</text:p>
          </table:table-cell>
          <table:table-cell table:style-name="ce1745" table:formula="of:=IF(AND(ISNUMBER([.D545]);ISNUMBER([.H545]);[.D545]&lt;[.H545]);1;0)" office:value-type="float" office:value="0" calcext:value-type="float">
            <text:p>0</text:p>
          </table:table-cell>
          <table:table-cell/>
          <table:table-cell table:formula="of:=IF(AND(ISNUMBER([.D545]);ISNUMBER([.H545]);[.D545]&gt;[.H545]);[.D545]-[.H545];0)" office:value-type="float" office:value="0" calcext:value-type="float">
            <text:p>0</text:p>
          </table:table-cell>
          <table:table-cell table:formula="of:=IF(AND(ISNUMBER([.D545]);ISNUMBER([.H545]);[.D545]&lt;[.H545]);[.H545]-[.D5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06.p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546" table:formula="of:=IF(AND(ISNUMBER([.D546]);ISNUMBER([.H546]);[.D546]&gt;[.H546]);1;0)" office:value-type="float" office:value="0" calcext:value-type="float">
            <text:p>0</text:p>
          </table:table-cell>
          <table:table-cell table:style-name="ce1746" table:formula="of:=IF(AND(ISNUMBER([.D546]);ISNUMBER([.H546]);[.D546]&lt;[.H546]);1;0)" office:value-type="float" office:value="0" calcext:value-type="float">
            <text:p>0</text:p>
          </table:table-cell>
          <table:table-cell/>
          <table:table-cell table:formula="of:=IF(AND(ISNUMBER([.D546]);ISNUMBER([.H546]);[.D546]&gt;[.H546]);[.D546]-[.H546];0)" office:value-type="float" office:value="0" calcext:value-type="float">
            <text:p>0</text:p>
          </table:table-cell>
          <table:table-cell table:formula="of:=IF(AND(ISNUMBER([.D546]);ISNUMBER([.H546]);[.D546]&lt;[.H546]);[.H546]-[.D5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07.p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547" table:formula="of:=IF(AND(ISNUMBER([.D547]);ISNUMBER([.H547]);[.D547]&gt;[.H547]);1;0)" office:value-type="float" office:value="0" calcext:value-type="float">
            <text:p>0</text:p>
          </table:table-cell>
          <table:table-cell table:style-name="ce1747" table:formula="of:=IF(AND(ISNUMBER([.D547]);ISNUMBER([.H547]);[.D547]&lt;[.H547]);1;0)" office:value-type="float" office:value="0" calcext:value-type="float">
            <text:p>0</text:p>
          </table:table-cell>
          <table:table-cell/>
          <table:table-cell table:formula="of:=IF(AND(ISNUMBER([.D547]);ISNUMBER([.H547]);[.D547]&gt;[.H547]);[.D547]-[.H547];0)" office:value-type="float" office:value="0" calcext:value-type="float">
            <text:p>0</text:p>
          </table:table-cell>
          <table:table-cell table:formula="of:=IF(AND(ISNUMBER([.D547]);ISNUMBER([.H547]);[.D547]&lt;[.H547]);[.H547]-[.D5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08.p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548" table:formula="of:=IF(AND(ISNUMBER([.D548]);ISNUMBER([.H548]);[.D548]&gt;[.H548]);1;0)" office:value-type="float" office:value="0" calcext:value-type="float">
            <text:p>0</text:p>
          </table:table-cell>
          <table:table-cell table:style-name="ce1748" table:formula="of:=IF(AND(ISNUMBER([.D548]);ISNUMBER([.H548]);[.D548]&lt;[.H548]);1;0)" office:value-type="float" office:value="0" calcext:value-type="float">
            <text:p>0</text:p>
          </table:table-cell>
          <table:table-cell/>
          <table:table-cell table:formula="of:=IF(AND(ISNUMBER([.D548]);ISNUMBER([.H548]);[.D548]&gt;[.H548]);[.D548]-[.H548];0)" office:value-type="float" office:value="0" calcext:value-type="float">
            <text:p>0</text:p>
          </table:table-cell>
          <table:table-cell table:formula="of:=IF(AND(ISNUMBER([.D548]);ISNUMBER([.H548]);[.D548]&lt;[.H548]);[.H548]-[.D5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09.p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549" table:formula="of:=IF(AND(ISNUMBER([.D549]);ISNUMBER([.H549]);[.D549]&gt;[.H549]);1;0)" office:value-type="float" office:value="0" calcext:value-type="float">
            <text:p>0</text:p>
          </table:table-cell>
          <table:table-cell table:style-name="ce1749" table:formula="of:=IF(AND(ISNUMBER([.D549]);ISNUMBER([.H549]);[.D549]&lt;[.H549]);1;0)" office:value-type="float" office:value="0" calcext:value-type="float">
            <text:p>0</text:p>
          </table:table-cell>
          <table:table-cell/>
          <table:table-cell table:formula="of:=IF(AND(ISNUMBER([.D549]);ISNUMBER([.H549]);[.D549]&gt;[.H549]);[.D549]-[.H549];0)" office:value-type="float" office:value="0" calcext:value-type="float">
            <text:p>0</text:p>
          </table:table-cell>
          <table:table-cell table:formula="of:=IF(AND(ISNUMBER([.D549]);ISNUMBER([.H549]);[.D549]&lt;[.H549]);[.H549]-[.D5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0.p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550" table:formula="of:=IF(AND(ISNUMBER([.D550]);ISNUMBER([.H550]);[.D550]&gt;[.H550]);1;0)" office:value-type="float" office:value="0" calcext:value-type="float">
            <text:p>0</text:p>
          </table:table-cell>
          <table:table-cell table:style-name="ce1750" table:formula="of:=IF(AND(ISNUMBER([.D550]);ISNUMBER([.H550]);[.D550]&lt;[.H550]);1;0)" office:value-type="float" office:value="0" calcext:value-type="float">
            <text:p>0</text:p>
          </table:table-cell>
          <table:table-cell/>
          <table:table-cell table:formula="of:=IF(AND(ISNUMBER([.D550]);ISNUMBER([.H550]);[.D550]&gt;[.H550]);[.D550]-[.H550];0)" office:value-type="float" office:value="0" calcext:value-type="float">
            <text:p>0</text:p>
          </table:table-cell>
          <table:table-cell table:formula="of:=IF(AND(ISNUMBER([.D550]);ISNUMBER([.H550]);[.D550]&lt;[.H550]);[.H550]-[.D5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1.p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551" table:formula="of:=IF(AND(ISNUMBER([.D551]);ISNUMBER([.H551]);[.D551]&gt;[.H551]);1;0)" office:value-type="float" office:value="0" calcext:value-type="float">
            <text:p>0</text:p>
          </table:table-cell>
          <table:table-cell table:style-name="ce1751" table:formula="of:=IF(AND(ISNUMBER([.D551]);ISNUMBER([.H551]);[.D551]&lt;[.H551]);1;0)" office:value-type="float" office:value="0" calcext:value-type="float">
            <text:p>0</text:p>
          </table:table-cell>
          <table:table-cell/>
          <table:table-cell table:formula="of:=IF(AND(ISNUMBER([.D551]);ISNUMBER([.H551]);[.D551]&gt;[.H551]);[.D551]-[.H551];0)" office:value-type="float" office:value="0" calcext:value-type="float">
            <text:p>0</text:p>
          </table:table-cell>
          <table:table-cell table:formula="of:=IF(AND(ISNUMBER([.D551]);ISNUMBER([.H551]);[.D551]&lt;[.H551]);[.H551]-[.D5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2.p</text:p>
          </table:table-cell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552" table:formula="of:=IF(AND(ISNUMBER([.D552]);ISNUMBER([.H552]);[.D552]&gt;[.H552]);1;0)" office:value-type="float" office:value="0" calcext:value-type="float">
            <text:p>0</text:p>
          </table:table-cell>
          <table:table-cell table:style-name="ce1752" table:formula="of:=IF(AND(ISNUMBER([.D552]);ISNUMBER([.H552]);[.D552]&lt;[.H552]);1;0)" office:value-type="float" office:value="0" calcext:value-type="float">
            <text:p>0</text:p>
          </table:table-cell>
          <table:table-cell/>
          <table:table-cell table:formula="of:=IF(AND(ISNUMBER([.D552]);ISNUMBER([.H552]);[.D552]&gt;[.H552]);[.D552]-[.H552];0)" office:value-type="float" office:value="0" calcext:value-type="float">
            <text:p>0</text:p>
          </table:table-cell>
          <table:table-cell table:formula="of:=IF(AND(ISNUMBER([.D552]);ISNUMBER([.H552]);[.D552]&lt;[.H552]);[.H552]-[.D5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3.p</text:p>
          </table:table-cell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553" table:formula="of:=IF(AND(ISNUMBER([.D553]);ISNUMBER([.H553]);[.D553]&gt;[.H553]);1;0)" office:value-type="float" office:value="0" calcext:value-type="float">
            <text:p>0</text:p>
          </table:table-cell>
          <table:table-cell table:style-name="ce1753" table:formula="of:=IF(AND(ISNUMBER([.D553]);ISNUMBER([.H553]);[.D553]&lt;[.H553]);1;0)" office:value-type="float" office:value="0" calcext:value-type="float">
            <text:p>0</text:p>
          </table:table-cell>
          <table:table-cell/>
          <table:table-cell table:formula="of:=IF(AND(ISNUMBER([.D553]);ISNUMBER([.H553]);[.D553]&gt;[.H553]);[.D553]-[.H553];0)" office:value-type="float" office:value="0" calcext:value-type="float">
            <text:p>0</text:p>
          </table:table-cell>
          <table:table-cell table:formula="of:=IF(AND(ISNUMBER([.D553]);ISNUMBER([.H553]);[.D553]&lt;[.H553]);[.H553]-[.D5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4.p</text:p>
          </table:table-cell>
          <table:table-cell office:value-type="float" office:value="176" calcext:value-type="float">
            <text:p>17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554" table:formula="of:=IF(AND(ISNUMBER([.D554]);ISNUMBER([.H554]);[.D554]&gt;[.H554]);1;0)" office:value-type="float" office:value="0" calcext:value-type="float">
            <text:p>0</text:p>
          </table:table-cell>
          <table:table-cell table:style-name="ce1754" table:formula="of:=IF(AND(ISNUMBER([.D554]);ISNUMBER([.H554]);[.D554]&lt;[.H554]);1;0)" office:value-type="float" office:value="0" calcext:value-type="float">
            <text:p>0</text:p>
          </table:table-cell>
          <table:table-cell/>
          <table:table-cell table:formula="of:=IF(AND(ISNUMBER([.D554]);ISNUMBER([.H554]);[.D554]&gt;[.H554]);[.D554]-[.H554];0)" office:value-type="float" office:value="0" calcext:value-type="float">
            <text:p>0</text:p>
          </table:table-cell>
          <table:table-cell table:formula="of:=IF(AND(ISNUMBER([.D554]);ISNUMBER([.H554]);[.D554]&lt;[.H554]);[.H554]-[.D5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5.p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555" table:formula="of:=IF(AND(ISNUMBER([.D555]);ISNUMBER([.H555]);[.D555]&gt;[.H555]);1;0)" office:value-type="float" office:value="1" calcext:value-type="float">
            <text:p>1</text:p>
          </table:table-cell>
          <table:table-cell table:style-name="ce1755" table:formula="of:=IF(AND(ISNUMBER([.D555]);ISNUMBER([.H555]);[.D555]&lt;[.H555]);1;0)" office:value-type="float" office:value="0" calcext:value-type="float">
            <text:p>0</text:p>
          </table:table-cell>
          <table:table-cell/>
          <table:table-cell table:formula="of:=IF(AND(ISNUMBER([.D555]);ISNUMBER([.H555]);[.D555]&gt;[.H555]);[.D555]-[.H555];0)" office:value-type="float" office:value="1" calcext:value-type="float">
            <text:p>1</text:p>
          </table:table-cell>
          <table:table-cell table:formula="of:=IF(AND(ISNUMBER([.D555]);ISNUMBER([.H555]);[.D555]&lt;[.H555]);[.H555]-[.D5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6.p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556" table:formula="of:=IF(AND(ISNUMBER([.D556]);ISNUMBER([.H556]);[.D556]&gt;[.H556]);1;0)" office:value-type="float" office:value="1" calcext:value-type="float">
            <text:p>1</text:p>
          </table:table-cell>
          <table:table-cell table:style-name="ce1756" table:formula="of:=IF(AND(ISNUMBER([.D556]);ISNUMBER([.H556]);[.D556]&lt;[.H556]);1;0)" office:value-type="float" office:value="0" calcext:value-type="float">
            <text:p>0</text:p>
          </table:table-cell>
          <table:table-cell/>
          <table:table-cell table:formula="of:=IF(AND(ISNUMBER([.D556]);ISNUMBER([.H556]);[.D556]&gt;[.H556]);[.D556]-[.H556];0)" office:value-type="float" office:value="1" calcext:value-type="float">
            <text:p>1</text:p>
          </table:table-cell>
          <table:table-cell table:formula="of:=IF(AND(ISNUMBER([.D556]);ISNUMBER([.H556]);[.D556]&lt;[.H556]);[.H556]-[.D5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7.p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34" calcext:value-type="float">
            <text:p>34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557" table:formula="of:=IF(AND(ISNUMBER([.D557]);ISNUMBER([.H557]);[.D557]&gt;[.H557]);1;0)" office:value-type="float" office:value="1" calcext:value-type="float">
            <text:p>1</text:p>
          </table:table-cell>
          <table:table-cell table:style-name="ce1757" table:formula="of:=IF(AND(ISNUMBER([.D557]);ISNUMBER([.H557]);[.D557]&lt;[.H557]);1;0)" office:value-type="float" office:value="0" calcext:value-type="float">
            <text:p>0</text:p>
          </table:table-cell>
          <table:table-cell/>
          <table:table-cell table:formula="of:=IF(AND(ISNUMBER([.D557]);ISNUMBER([.H557]);[.D557]&gt;[.H557]);[.D557]-[.H557];0)" office:value-type="float" office:value="1" calcext:value-type="float">
            <text:p>1</text:p>
          </table:table-cell>
          <table:table-cell table:formula="of:=IF(AND(ISNUMBER([.D557]);ISNUMBER([.H557]);[.D557]&lt;[.H557]);[.H557]-[.D5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8.p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558" table:formula="of:=IF(AND(ISNUMBER([.D558]);ISNUMBER([.H558]);[.D558]&gt;[.H558]);1;0)" office:value-type="float" office:value="1" calcext:value-type="float">
            <text:p>1</text:p>
          </table:table-cell>
          <table:table-cell table:style-name="ce1758" table:formula="of:=IF(AND(ISNUMBER([.D558]);ISNUMBER([.H558]);[.D558]&lt;[.H558]);1;0)" office:value-type="float" office:value="0" calcext:value-type="float">
            <text:p>0</text:p>
          </table:table-cell>
          <table:table-cell/>
          <table:table-cell table:formula="of:=IF(AND(ISNUMBER([.D558]);ISNUMBER([.H558]);[.D558]&gt;[.H558]);[.D558]-[.H558];0)" office:value-type="float" office:value="1" calcext:value-type="float">
            <text:p>1</text:p>
          </table:table-cell>
          <table:table-cell table:formula="of:=IF(AND(ISNUMBER([.D558]);ISNUMBER([.H558]);[.D558]&lt;[.H558]);[.H558]-[.D5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19.p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38" calcext:value-type="float">
            <text:p>38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559" table:formula="of:=IF(AND(ISNUMBER([.D559]);ISNUMBER([.H559]);[.D559]&gt;[.H559]);1;0)" office:value-type="float" office:value="1" calcext:value-type="float">
            <text:p>1</text:p>
          </table:table-cell>
          <table:table-cell table:style-name="ce1759" table:formula="of:=IF(AND(ISNUMBER([.D559]);ISNUMBER([.H559]);[.D559]&lt;[.H559]);1;0)" office:value-type="float" office:value="0" calcext:value-type="float">
            <text:p>0</text:p>
          </table:table-cell>
          <table:table-cell/>
          <table:table-cell table:formula="of:=IF(AND(ISNUMBER([.D559]);ISNUMBER([.H559]);[.D559]&gt;[.H559]);[.D559]-[.H559];0)" office:value-type="float" office:value="1" calcext:value-type="float">
            <text:p>1</text:p>
          </table:table-cell>
          <table:table-cell table:formula="of:=IF(AND(ISNUMBER([.D559]);ISNUMBER([.H559]);[.D559]&lt;[.H559]);[.H559]-[.D5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0.p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560" table:formula="of:=IF(AND(ISNUMBER([.D560]);ISNUMBER([.H560]);[.D560]&gt;[.H560]);1;0)" office:value-type="float" office:value="1" calcext:value-type="float">
            <text:p>1</text:p>
          </table:table-cell>
          <table:table-cell table:style-name="ce1760" table:formula="of:=IF(AND(ISNUMBER([.D560]);ISNUMBER([.H560]);[.D560]&lt;[.H560]);1;0)" office:value-type="float" office:value="0" calcext:value-type="float">
            <text:p>0</text:p>
          </table:table-cell>
          <table:table-cell/>
          <table:table-cell table:formula="of:=IF(AND(ISNUMBER([.D560]);ISNUMBER([.H560]);[.D560]&gt;[.H560]);[.D560]-[.H560];0)" office:value-type="float" office:value="1" calcext:value-type="float">
            <text:p>1</text:p>
          </table:table-cell>
          <table:table-cell table:formula="of:=IF(AND(ISNUMBER([.D560]);ISNUMBER([.H560]);[.D560]&lt;[.H560]);[.H560]-[.D5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1.p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561" table:formula="of:=IF(AND(ISNUMBER([.D561]);ISNUMBER([.H561]);[.D561]&gt;[.H561]);1;0)" office:value-type="float" office:value="1" calcext:value-type="float">
            <text:p>1</text:p>
          </table:table-cell>
          <table:table-cell table:style-name="ce1761" table:formula="of:=IF(AND(ISNUMBER([.D561]);ISNUMBER([.H561]);[.D561]&lt;[.H561]);1;0)" office:value-type="float" office:value="0" calcext:value-type="float">
            <text:p>0</text:p>
          </table:table-cell>
          <table:table-cell/>
          <table:table-cell table:formula="of:=IF(AND(ISNUMBER([.D561]);ISNUMBER([.H561]);[.D561]&gt;[.H561]);[.D561]-[.H561];0)" office:value-type="float" office:value="1" calcext:value-type="float">
            <text:p>1</text:p>
          </table:table-cell>
          <table:table-cell table:formula="of:=IF(AND(ISNUMBER([.D561]);ISNUMBER([.H561]);[.D561]&lt;[.H561]);[.H561]-[.D5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2.p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style-name="ce562" table:formula="of:=IF(AND(ISNUMBER([.D562]);ISNUMBER([.H562]);[.D562]&gt;[.H562]);1;0)" office:value-type="float" office:value="1" calcext:value-type="float">
            <text:p>1</text:p>
          </table:table-cell>
          <table:table-cell table:style-name="ce1762" table:formula="of:=IF(AND(ISNUMBER([.D562]);ISNUMBER([.H562]);[.D562]&lt;[.H562]);1;0)" office:value-type="float" office:value="0" calcext:value-type="float">
            <text:p>0</text:p>
          </table:table-cell>
          <table:table-cell/>
          <table:table-cell table:formula="of:=IF(AND(ISNUMBER([.D562]);ISNUMBER([.H562]);[.D562]&gt;[.H562]);[.D562]-[.H562];0)" office:value-type="float" office:value="1" calcext:value-type="float">
            <text:p>1</text:p>
          </table:table-cell>
          <table:table-cell table:formula="of:=IF(AND(ISNUMBER([.D562]);ISNUMBER([.H562]);[.D562]&lt;[.H562]);[.H562]-[.D5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3.p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46" calcext:value-type="float">
            <text:p>46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style-name="ce563" table:formula="of:=IF(AND(ISNUMBER([.D563]);ISNUMBER([.H563]);[.D563]&gt;[.H563]);1;0)" office:value-type="float" office:value="1" calcext:value-type="float">
            <text:p>1</text:p>
          </table:table-cell>
          <table:table-cell table:style-name="ce1763" table:formula="of:=IF(AND(ISNUMBER([.D563]);ISNUMBER([.H563]);[.D563]&lt;[.H563]);1;0)" office:value-type="float" office:value="0" calcext:value-type="float">
            <text:p>0</text:p>
          </table:table-cell>
          <table:table-cell/>
          <table:table-cell table:formula="of:=IF(AND(ISNUMBER([.D563]);ISNUMBER([.H563]);[.D563]&gt;[.H563]);[.D563]-[.H563];0)" office:value-type="float" office:value="1" calcext:value-type="float">
            <text:p>1</text:p>
          </table:table-cell>
          <table:table-cell table:formula="of:=IF(AND(ISNUMBER([.D563]);ISNUMBER([.H563]);[.D563]&lt;[.H563]);[.H563]-[.D5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4.p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564" table:formula="of:=IF(AND(ISNUMBER([.D564]);ISNUMBER([.H564]);[.D564]&gt;[.H564]);1;0)" office:value-type="float" office:value="1" calcext:value-type="float">
            <text:p>1</text:p>
          </table:table-cell>
          <table:table-cell table:style-name="ce1764" table:formula="of:=IF(AND(ISNUMBER([.D564]);ISNUMBER([.H564]);[.D564]&lt;[.H564]);1;0)" office:value-type="float" office:value="0" calcext:value-type="float">
            <text:p>0</text:p>
          </table:table-cell>
          <table:table-cell/>
          <table:table-cell table:formula="of:=IF(AND(ISNUMBER([.D564]);ISNUMBER([.H564]);[.D564]&gt;[.H564]);[.D564]-[.H564];0)" office:value-type="float" office:value="1" calcext:value-type="float">
            <text:p>1</text:p>
          </table:table-cell>
          <table:table-cell table:formula="of:=IF(AND(ISNUMBER([.D564]);ISNUMBER([.H564]);[.D564]&lt;[.H564]);[.H564]-[.D5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5.p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565" table:formula="of:=IF(AND(ISNUMBER([.D565]);ISNUMBER([.H565]);[.D565]&gt;[.H565]);1;0)" office:value-type="float" office:value="1" calcext:value-type="float">
            <text:p>1</text:p>
          </table:table-cell>
          <table:table-cell table:style-name="ce1765" table:formula="of:=IF(AND(ISNUMBER([.D565]);ISNUMBER([.H565]);[.D565]&lt;[.H565]);1;0)" office:value-type="float" office:value="0" calcext:value-type="float">
            <text:p>0</text:p>
          </table:table-cell>
          <table:table-cell/>
          <table:table-cell table:formula="of:=IF(AND(ISNUMBER([.D565]);ISNUMBER([.H565]);[.D565]&gt;[.H565]);[.D565]-[.H565];0)" office:value-type="float" office:value="1" calcext:value-type="float">
            <text:p>1</text:p>
          </table:table-cell>
          <table:table-cell table:formula="of:=IF(AND(ISNUMBER([.D565]);ISNUMBER([.H565]);[.D565]&lt;[.H565]);[.H565]-[.D5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6.p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52" calcext:value-type="float">
            <text:p>5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566" table:formula="of:=IF(AND(ISNUMBER([.D566]);ISNUMBER([.H566]);[.D566]&gt;[.H566]);1;0)" office:value-type="float" office:value="1" calcext:value-type="float">
            <text:p>1</text:p>
          </table:table-cell>
          <table:table-cell table:style-name="ce1766" table:formula="of:=IF(AND(ISNUMBER([.D566]);ISNUMBER([.H566]);[.D566]&lt;[.H566]);1;0)" office:value-type="float" office:value="0" calcext:value-type="float">
            <text:p>0</text:p>
          </table:table-cell>
          <table:table-cell/>
          <table:table-cell table:formula="of:=IF(AND(ISNUMBER([.D566]);ISNUMBER([.H566]);[.D566]&gt;[.H566]);[.D566]-[.H566];0)" office:value-type="float" office:value="1" calcext:value-type="float">
            <text:p>1</text:p>
          </table:table-cell>
          <table:table-cell table:formula="of:=IF(AND(ISNUMBER([.D566]);ISNUMBER([.H566]);[.D566]&lt;[.H566]);[.H566]-[.D5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7.p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54" calcext:value-type="float">
            <text:p>5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567" table:formula="of:=IF(AND(ISNUMBER([.D567]);ISNUMBER([.H567]);[.D567]&gt;[.H567]);1;0)" office:value-type="float" office:value="1" calcext:value-type="float">
            <text:p>1</text:p>
          </table:table-cell>
          <table:table-cell table:style-name="ce1767" table:formula="of:=IF(AND(ISNUMBER([.D567]);ISNUMBER([.H567]);[.D567]&lt;[.H567]);1;0)" office:value-type="float" office:value="0" calcext:value-type="float">
            <text:p>0</text:p>
          </table:table-cell>
          <table:table-cell/>
          <table:table-cell table:formula="of:=IF(AND(ISNUMBER([.D567]);ISNUMBER([.H567]);[.D567]&gt;[.H567]);[.D567]-[.H567];0)" office:value-type="float" office:value="1" calcext:value-type="float">
            <text:p>1</text:p>
          </table:table-cell>
          <table:table-cell table:formula="of:=IF(AND(ISNUMBER([.D567]);ISNUMBER([.H567]);[.D567]&lt;[.H567]);[.H567]-[.D5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8.p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ce568" table:formula="of:=IF(AND(ISNUMBER([.D568]);ISNUMBER([.H568]);[.D568]&gt;[.H568]);1;0)" office:value-type="float" office:value="1" calcext:value-type="float">
            <text:p>1</text:p>
          </table:table-cell>
          <table:table-cell table:style-name="ce1768" table:formula="of:=IF(AND(ISNUMBER([.D568]);ISNUMBER([.H568]);[.D568]&lt;[.H568]);1;0)" office:value-type="float" office:value="0" calcext:value-type="float">
            <text:p>0</text:p>
          </table:table-cell>
          <table:table-cell/>
          <table:table-cell table:formula="of:=IF(AND(ISNUMBER([.D568]);ISNUMBER([.H568]);[.D568]&gt;[.H568]);[.D568]-[.H568];0)" office:value-type="float" office:value="1" calcext:value-type="float">
            <text:p>1</text:p>
          </table:table-cell>
          <table:table-cell table:formula="of:=IF(AND(ISNUMBER([.D568]);ISNUMBER([.H568]);[.D568]&lt;[.H568]);[.H568]-[.D5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29.p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58" calcext:value-type="float">
            <text:p>58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style-name="ce569" table:formula="of:=IF(AND(ISNUMBER([.D569]);ISNUMBER([.H569]);[.D569]&gt;[.H569]);1;0)" office:value-type="float" office:value="1" calcext:value-type="float">
            <text:p>1</text:p>
          </table:table-cell>
          <table:table-cell table:style-name="ce1769" table:formula="of:=IF(AND(ISNUMBER([.D569]);ISNUMBER([.H569]);[.D569]&lt;[.H569]);1;0)" office:value-type="float" office:value="0" calcext:value-type="float">
            <text:p>0</text:p>
          </table:table-cell>
          <table:table-cell/>
          <table:table-cell table:formula="of:=IF(AND(ISNUMBER([.D569]);ISNUMBER([.H569]);[.D569]&gt;[.H569]);[.D569]-[.H569];0)" office:value-type="float" office:value="1" calcext:value-type="float">
            <text:p>1</text:p>
          </table:table-cell>
          <table:table-cell table:formula="of:=IF(AND(ISNUMBER([.D569]);ISNUMBER([.H569]);[.D569]&lt;[.H569]);[.H569]-[.D5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0.p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570" table:formula="of:=IF(AND(ISNUMBER([.D570]);ISNUMBER([.H570]);[.D570]&gt;[.H570]);1;0)" office:value-type="float" office:value="1" calcext:value-type="float">
            <text:p>1</text:p>
          </table:table-cell>
          <table:table-cell table:style-name="ce1770" table:formula="of:=IF(AND(ISNUMBER([.D570]);ISNUMBER([.H570]);[.D570]&lt;[.H570]);1;0)" office:value-type="float" office:value="0" calcext:value-type="float">
            <text:p>0</text:p>
          </table:table-cell>
          <table:table-cell/>
          <table:table-cell table:formula="of:=IF(AND(ISNUMBER([.D570]);ISNUMBER([.H570]);[.D570]&gt;[.H570]);[.D570]-[.H570];0)" office:value-type="float" office:value="1" calcext:value-type="float">
            <text:p>1</text:p>
          </table:table-cell>
          <table:table-cell table:formula="of:=IF(AND(ISNUMBER([.D570]);ISNUMBER([.H570]);[.D570]&lt;[.H570]);[.H570]-[.D5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1.p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62" calcext:value-type="float">
            <text:p>62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style-name="ce571" table:formula="of:=IF(AND(ISNUMBER([.D571]);ISNUMBER([.H571]);[.D571]&gt;[.H571]);1;0)" office:value-type="float" office:value="1" calcext:value-type="float">
            <text:p>1</text:p>
          </table:table-cell>
          <table:table-cell table:style-name="ce1771" table:formula="of:=IF(AND(ISNUMBER([.D571]);ISNUMBER([.H571]);[.D571]&lt;[.H571]);1;0)" office:value-type="float" office:value="0" calcext:value-type="float">
            <text:p>0</text:p>
          </table:table-cell>
          <table:table-cell/>
          <table:table-cell table:formula="of:=IF(AND(ISNUMBER([.D571]);ISNUMBER([.H571]);[.D571]&gt;[.H571]);[.D571]-[.H571];0)" office:value-type="float" office:value="1" calcext:value-type="float">
            <text:p>1</text:p>
          </table:table-cell>
          <table:table-cell table:formula="of:=IF(AND(ISNUMBER([.D571]);ISNUMBER([.H571]);[.D571]&lt;[.H571]);[.H571]-[.D5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2.p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572" table:formula="of:=IF(AND(ISNUMBER([.D572]);ISNUMBER([.H572]);[.D572]&gt;[.H572]);1;0)" office:value-type="float" office:value="1" calcext:value-type="float">
            <text:p>1</text:p>
          </table:table-cell>
          <table:table-cell table:style-name="ce1772" table:formula="of:=IF(AND(ISNUMBER([.D572]);ISNUMBER([.H572]);[.D572]&lt;[.H572]);1;0)" office:value-type="float" office:value="0" calcext:value-type="float">
            <text:p>0</text:p>
          </table:table-cell>
          <table:table-cell/>
          <table:table-cell table:formula="of:=IF(AND(ISNUMBER([.D572]);ISNUMBER([.H572]);[.D572]&gt;[.H572]);[.D572]-[.H572];0)" office:value-type="float" office:value="1" calcext:value-type="float">
            <text:p>1</text:p>
          </table:table-cell>
          <table:table-cell table:formula="of:=IF(AND(ISNUMBER([.D572]);ISNUMBER([.H572]);[.D572]&lt;[.H572]);[.H572]-[.D5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3.p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66" calcext:value-type="float">
            <text:p>66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style-name="ce573" table:formula="of:=IF(AND(ISNUMBER([.D573]);ISNUMBER([.H573]);[.D573]&gt;[.H573]);1;0)" office:value-type="float" office:value="1" calcext:value-type="float">
            <text:p>1</text:p>
          </table:table-cell>
          <table:table-cell table:style-name="ce1773" table:formula="of:=IF(AND(ISNUMBER([.D573]);ISNUMBER([.H573]);[.D573]&lt;[.H573]);1;0)" office:value-type="float" office:value="0" calcext:value-type="float">
            <text:p>0</text:p>
          </table:table-cell>
          <table:table-cell/>
          <table:table-cell table:formula="of:=IF(AND(ISNUMBER([.D573]);ISNUMBER([.H573]);[.D573]&gt;[.H573]);[.D573]-[.H573];0)" office:value-type="float" office:value="1" calcext:value-type="float">
            <text:p>1</text:p>
          </table:table-cell>
          <table:table-cell table:formula="of:=IF(AND(ISNUMBER([.D573]);ISNUMBER([.H573]);[.D573]&lt;[.H573]);[.H573]-[.D5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4.p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68" calcext:value-type="float">
            <text:p>68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style-name="ce574" table:formula="of:=IF(AND(ISNUMBER([.D574]);ISNUMBER([.H574]);[.D574]&gt;[.H574]);1;0)" office:value-type="float" office:value="1" calcext:value-type="float">
            <text:p>1</text:p>
          </table:table-cell>
          <table:table-cell table:style-name="ce1774" table:formula="of:=IF(AND(ISNUMBER([.D574]);ISNUMBER([.H574]);[.D574]&lt;[.H574]);1;0)" office:value-type="float" office:value="0" calcext:value-type="float">
            <text:p>0</text:p>
          </table:table-cell>
          <table:table-cell/>
          <table:table-cell table:formula="of:=IF(AND(ISNUMBER([.D574]);ISNUMBER([.H574]);[.D574]&gt;[.H574]);[.D574]-[.H574];0)" office:value-type="float" office:value="1" calcext:value-type="float">
            <text:p>1</text:p>
          </table:table-cell>
          <table:table-cell table:formula="of:=IF(AND(ISNUMBER([.D574]);ISNUMBER([.H574]);[.D574]&lt;[.H574]);[.H574]-[.D5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5.p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575" table:formula="of:=IF(AND(ISNUMBER([.D575]);ISNUMBER([.H575]);[.D575]&gt;[.H575]);1;0)" office:value-type="float" office:value="1" calcext:value-type="float">
            <text:p>1</text:p>
          </table:table-cell>
          <table:table-cell table:style-name="ce1775" table:formula="of:=IF(AND(ISNUMBER([.D575]);ISNUMBER([.H575]);[.D575]&lt;[.H575]);1;0)" office:value-type="float" office:value="0" calcext:value-type="float">
            <text:p>0</text:p>
          </table:table-cell>
          <table:table-cell/>
          <table:table-cell table:formula="of:=IF(AND(ISNUMBER([.D575]);ISNUMBER([.H575]);[.D575]&gt;[.H575]);[.D575]-[.H575];0)" office:value-type="float" office:value="1" calcext:value-type="float">
            <text:p>1</text:p>
          </table:table-cell>
          <table:table-cell table:formula="of:=IF(AND(ISNUMBER([.D575]);ISNUMBER([.H575]);[.D575]&lt;[.H575]);[.H575]-[.D5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6.p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style-name="ce576" table:formula="of:=IF(AND(ISNUMBER([.D576]);ISNUMBER([.H576]);[.D576]&gt;[.H576]);1;0)" office:value-type="float" office:value="1" calcext:value-type="float">
            <text:p>1</text:p>
          </table:table-cell>
          <table:table-cell table:style-name="ce1776" table:formula="of:=IF(AND(ISNUMBER([.D576]);ISNUMBER([.H576]);[.D576]&lt;[.H576]);1;0)" office:value-type="float" office:value="0" calcext:value-type="float">
            <text:p>0</text:p>
          </table:table-cell>
          <table:table-cell/>
          <table:table-cell table:formula="of:=IF(AND(ISNUMBER([.D576]);ISNUMBER([.H576]);[.D576]&gt;[.H576]);[.D576]-[.H576];0)" office:value-type="float" office:value="1" calcext:value-type="float">
            <text:p>1</text:p>
          </table:table-cell>
          <table:table-cell table:formula="of:=IF(AND(ISNUMBER([.D576]);ISNUMBER([.H576]);[.D576]&lt;[.H576]);[.H576]-[.D5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7.p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float" office:value="74" calcext:value-type="float">
            <text:p>7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style-name="ce577" table:formula="of:=IF(AND(ISNUMBER([.D577]);ISNUMBER([.H577]);[.D577]&gt;[.H577]);1;0)" office:value-type="float" office:value="1" calcext:value-type="float">
            <text:p>1</text:p>
          </table:table-cell>
          <table:table-cell table:style-name="ce1777" table:formula="of:=IF(AND(ISNUMBER([.D577]);ISNUMBER([.H577]);[.D577]&lt;[.H577]);1;0)" office:value-type="float" office:value="0" calcext:value-type="float">
            <text:p>0</text:p>
          </table:table-cell>
          <table:table-cell/>
          <table:table-cell table:formula="of:=IF(AND(ISNUMBER([.D577]);ISNUMBER([.H577]);[.D577]&gt;[.H577]);[.D577]-[.H577];0)" office:value-type="float" office:value="1" calcext:value-type="float">
            <text:p>1</text:p>
          </table:table-cell>
          <table:table-cell table:formula="of:=IF(AND(ISNUMBER([.D577]);ISNUMBER([.H577]);[.D577]&lt;[.H577]);[.H577]-[.D5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8.p</text:p>
          </table:table-cell>
          <table:table-cell office:value-type="float" office:value="569" calcext:value-type="float">
            <text:p>569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style-name="ce578" table:formula="of:=IF(AND(ISNUMBER([.D578]);ISNUMBER([.H578]);[.D578]&gt;[.H578]);1;0)" office:value-type="float" office:value="1" calcext:value-type="float">
            <text:p>1</text:p>
          </table:table-cell>
          <table:table-cell table:style-name="ce1778" table:formula="of:=IF(AND(ISNUMBER([.D578]);ISNUMBER([.H578]);[.D578]&lt;[.H578]);1;0)" office:value-type="float" office:value="0" calcext:value-type="float">
            <text:p>0</text:p>
          </table:table-cell>
          <table:table-cell/>
          <table:table-cell table:formula="of:=IF(AND(ISNUMBER([.D578]);ISNUMBER([.H578]);[.D578]&gt;[.H578]);[.D578]-[.H578];0)" office:value-type="float" office:value="1" calcext:value-type="float">
            <text:p>1</text:p>
          </table:table-cell>
          <table:table-cell table:formula="of:=IF(AND(ISNUMBER([.D578]);ISNUMBER([.H578]);[.D578]&lt;[.H578]);[.H578]-[.D5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39.p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78" calcext:value-type="float">
            <text:p>78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579" table:formula="of:=IF(AND(ISNUMBER([.D579]);ISNUMBER([.H579]);[.D579]&gt;[.H579]);1;0)" office:value-type="float" office:value="1" calcext:value-type="float">
            <text:p>1</text:p>
          </table:table-cell>
          <table:table-cell table:style-name="ce1779" table:formula="of:=IF(AND(ISNUMBER([.D579]);ISNUMBER([.H579]);[.D579]&lt;[.H579]);1;0)" office:value-type="float" office:value="0" calcext:value-type="float">
            <text:p>0</text:p>
          </table:table-cell>
          <table:table-cell/>
          <table:table-cell table:formula="of:=IF(AND(ISNUMBER([.D579]);ISNUMBER([.H579]);[.D579]&gt;[.H579]);[.D579]-[.H579];0)" office:value-type="float" office:value="1" calcext:value-type="float">
            <text:p>1</text:p>
          </table:table-cell>
          <table:table-cell table:formula="of:=IF(AND(ISNUMBER([.D579]);ISNUMBER([.H579]);[.D579]&lt;[.H579]);[.H579]-[.D5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0.p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580" table:formula="of:=IF(AND(ISNUMBER([.D580]);ISNUMBER([.H580]);[.D580]&gt;[.H580]);1;0)" office:value-type="float" office:value="1" calcext:value-type="float">
            <text:p>1</text:p>
          </table:table-cell>
          <table:table-cell table:style-name="ce1780" table:formula="of:=IF(AND(ISNUMBER([.D580]);ISNUMBER([.H580]);[.D580]&lt;[.H580]);1;0)" office:value-type="float" office:value="0" calcext:value-type="float">
            <text:p>0</text:p>
          </table:table-cell>
          <table:table-cell/>
          <table:table-cell table:formula="of:=IF(AND(ISNUMBER([.D580]);ISNUMBER([.H580]);[.D580]&gt;[.H580]);[.D580]-[.H580];0)" office:value-type="float" office:value="1" calcext:value-type="float">
            <text:p>1</text:p>
          </table:table-cell>
          <table:table-cell table:formula="of:=IF(AND(ISNUMBER([.D580]);ISNUMBER([.H580]);[.D580]&lt;[.H580]);[.H580]-[.D5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1.p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82" calcext:value-type="float">
            <text:p>82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581" table:formula="of:=IF(AND(ISNUMBER([.D581]);ISNUMBER([.H581]);[.D581]&gt;[.H581]);1;0)" office:value-type="float" office:value="1" calcext:value-type="float">
            <text:p>1</text:p>
          </table:table-cell>
          <table:table-cell table:style-name="ce1781" table:formula="of:=IF(AND(ISNUMBER([.D581]);ISNUMBER([.H581]);[.D581]&lt;[.H581]);1;0)" office:value-type="float" office:value="0" calcext:value-type="float">
            <text:p>0</text:p>
          </table:table-cell>
          <table:table-cell/>
          <table:table-cell table:formula="of:=IF(AND(ISNUMBER([.D581]);ISNUMBER([.H581]);[.D581]&gt;[.H581]);[.D581]-[.H581];0)" office:value-type="float" office:value="1" calcext:value-type="float">
            <text:p>1</text:p>
          </table:table-cell>
          <table:table-cell table:formula="of:=IF(AND(ISNUMBER([.D581]);ISNUMBER([.H581]);[.D581]&lt;[.H581]);[.H581]-[.D5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2.p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float" office:value="84" calcext:value-type="float">
            <text:p>84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582" table:formula="of:=IF(AND(ISNUMBER([.D582]);ISNUMBER([.H582]);[.D582]&gt;[.H582]);1;0)" office:value-type="float" office:value="1" calcext:value-type="float">
            <text:p>1</text:p>
          </table:table-cell>
          <table:table-cell table:style-name="ce1782" table:formula="of:=IF(AND(ISNUMBER([.D582]);ISNUMBER([.H582]);[.D582]&lt;[.H582]);1;0)" office:value-type="float" office:value="0" calcext:value-type="float">
            <text:p>0</text:p>
          </table:table-cell>
          <table:table-cell/>
          <table:table-cell table:formula="of:=IF(AND(ISNUMBER([.D582]);ISNUMBER([.H582]);[.D582]&gt;[.H582]);[.D582]-[.H582];0)" office:value-type="float" office:value="1" calcext:value-type="float">
            <text:p>1</text:p>
          </table:table-cell>
          <table:table-cell table:formula="of:=IF(AND(ISNUMBER([.D582]);ISNUMBER([.H582]);[.D582]&lt;[.H582]);[.H582]-[.D5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3.p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86" calcext:value-type="float">
            <text:p>86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ce583" table:formula="of:=IF(AND(ISNUMBER([.D583]);ISNUMBER([.H583]);[.D583]&gt;[.H583]);1;0)" office:value-type="float" office:value="1" calcext:value-type="float">
            <text:p>1</text:p>
          </table:table-cell>
          <table:table-cell table:style-name="ce1783" table:formula="of:=IF(AND(ISNUMBER([.D583]);ISNUMBER([.H583]);[.D583]&lt;[.H583]);1;0)" office:value-type="float" office:value="0" calcext:value-type="float">
            <text:p>0</text:p>
          </table:table-cell>
          <table:table-cell/>
          <table:table-cell table:formula="of:=IF(AND(ISNUMBER([.D583]);ISNUMBER([.H583]);[.D583]&gt;[.H583]);[.D583]-[.H583];0)" office:value-type="float" office:value="1" calcext:value-type="float">
            <text:p>1</text:p>
          </table:table-cell>
          <table:table-cell table:formula="of:=IF(AND(ISNUMBER([.D583]);ISNUMBER([.H583]);[.D583]&lt;[.H583]);[.H583]-[.D5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4.p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88" calcext:value-type="float">
            <text:p>88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ce584" table:formula="of:=IF(AND(ISNUMBER([.D584]);ISNUMBER([.H584]);[.D584]&gt;[.H584]);1;0)" office:value-type="float" office:value="1" calcext:value-type="float">
            <text:p>1</text:p>
          </table:table-cell>
          <table:table-cell table:style-name="ce1784" table:formula="of:=IF(AND(ISNUMBER([.D584]);ISNUMBER([.H584]);[.D584]&lt;[.H584]);1;0)" office:value-type="float" office:value="0" calcext:value-type="float">
            <text:p>0</text:p>
          </table:table-cell>
          <table:table-cell/>
          <table:table-cell table:formula="of:=IF(AND(ISNUMBER([.D584]);ISNUMBER([.H584]);[.D584]&gt;[.H584]);[.D584]-[.H584];0)" office:value-type="float" office:value="1" calcext:value-type="float">
            <text:p>1</text:p>
          </table:table-cell>
          <table:table-cell table:formula="of:=IF(AND(ISNUMBER([.D584]);ISNUMBER([.H584]);[.D584]&lt;[.H584]);[.H584]-[.D5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5.p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0" calcext:value-type="float">
            <text:p>90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585" table:formula="of:=IF(AND(ISNUMBER([.D585]);ISNUMBER([.H585]);[.D585]&gt;[.H585]);1;0)" office:value-type="float" office:value="1" calcext:value-type="float">
            <text:p>1</text:p>
          </table:table-cell>
          <table:table-cell table:style-name="ce1785" table:formula="of:=IF(AND(ISNUMBER([.D585]);ISNUMBER([.H585]);[.D585]&lt;[.H585]);1;0)" office:value-type="float" office:value="0" calcext:value-type="float">
            <text:p>0</text:p>
          </table:table-cell>
          <table:table-cell/>
          <table:table-cell table:formula="of:=IF(AND(ISNUMBER([.D585]);ISNUMBER([.H585]);[.D585]&gt;[.H585]);[.D585]-[.H585];0)" office:value-type="float" office:value="1" calcext:value-type="float">
            <text:p>1</text:p>
          </table:table-cell>
          <table:table-cell table:formula="of:=IF(AND(ISNUMBER([.D585]);ISNUMBER([.H585]);[.D585]&lt;[.H585]);[.H585]-[.D5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6.p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92" calcext:value-type="float">
            <text:p>92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style-name="ce586" table:formula="of:=IF(AND(ISNUMBER([.D586]);ISNUMBER([.H586]);[.D586]&gt;[.H586]);1;0)" office:value-type="float" office:value="1" calcext:value-type="float">
            <text:p>1</text:p>
          </table:table-cell>
          <table:table-cell table:style-name="ce1786" table:formula="of:=IF(AND(ISNUMBER([.D586]);ISNUMBER([.H586]);[.D586]&lt;[.H586]);1;0)" office:value-type="float" office:value="0" calcext:value-type="float">
            <text:p>0</text:p>
          </table:table-cell>
          <table:table-cell/>
          <table:table-cell table:formula="of:=IF(AND(ISNUMBER([.D586]);ISNUMBER([.H586]);[.D586]&gt;[.H586]);[.D586]-[.H586];0)" office:value-type="float" office:value="1" calcext:value-type="float">
            <text:p>1</text:p>
          </table:table-cell>
          <table:table-cell table:formula="of:=IF(AND(ISNUMBER([.D586]);ISNUMBER([.H586]);[.D586]&lt;[.H586]);[.H586]-[.D5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7.p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94" calcext:value-type="float">
            <text:p>94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587" table:formula="of:=IF(AND(ISNUMBER([.D587]);ISNUMBER([.H587]);[.D587]&gt;[.H587]);1;0)" office:value-type="float" office:value="1" calcext:value-type="float">
            <text:p>1</text:p>
          </table:table-cell>
          <table:table-cell table:style-name="ce1787" table:formula="of:=IF(AND(ISNUMBER([.D587]);ISNUMBER([.H587]);[.D587]&lt;[.H587]);1;0)" office:value-type="float" office:value="0" calcext:value-type="float">
            <text:p>0</text:p>
          </table:table-cell>
          <table:table-cell/>
          <table:table-cell table:formula="of:=IF(AND(ISNUMBER([.D587]);ISNUMBER([.H587]);[.D587]&gt;[.H587]);[.D587]-[.H587];0)" office:value-type="float" office:value="1" calcext:value-type="float">
            <text:p>1</text:p>
          </table:table-cell>
          <table:table-cell table:formula="of:=IF(AND(ISNUMBER([.D587]);ISNUMBER([.H587]);[.D587]&lt;[.H587]);[.H587]-[.D5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8.p</text:p>
          </table:table-cell>
          <table:table-cell office:value-type="float" office:value="719" calcext:value-type="float">
            <text:p>719</text:p>
          </table:table-cell>
          <table:table-cell table:number-columns-repeated="2" office:value-type="float" office:value="96" calcext:value-type="float">
            <text:p>96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style-name="ce588" table:formula="of:=IF(AND(ISNUMBER([.D588]);ISNUMBER([.H588]);[.D588]&gt;[.H588]);1;0)" office:value-type="float" office:value="1" calcext:value-type="float">
            <text:p>1</text:p>
          </table:table-cell>
          <table:table-cell table:style-name="ce1788" table:formula="of:=IF(AND(ISNUMBER([.D588]);ISNUMBER([.H588]);[.D588]&lt;[.H588]);1;0)" office:value-type="float" office:value="0" calcext:value-type="float">
            <text:p>0</text:p>
          </table:table-cell>
          <table:table-cell/>
          <table:table-cell table:formula="of:=IF(AND(ISNUMBER([.D588]);ISNUMBER([.H588]);[.D588]&gt;[.H588]);[.D588]-[.H588];0)" office:value-type="float" office:value="1" calcext:value-type="float">
            <text:p>1</text:p>
          </table:table-cell>
          <table:table-cell table:formula="of:=IF(AND(ISNUMBER([.D588]);ISNUMBER([.H588]);[.D588]&lt;[.H588]);[.H588]-[.D5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49.p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98" calcext:value-type="float">
            <text:p>98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style-name="ce589" table:formula="of:=IF(AND(ISNUMBER([.D589]);ISNUMBER([.H589]);[.D589]&gt;[.H589]);1;0)" office:value-type="float" office:value="1" calcext:value-type="float">
            <text:p>1</text:p>
          </table:table-cell>
          <table:table-cell table:style-name="ce1789" table:formula="of:=IF(AND(ISNUMBER([.D589]);ISNUMBER([.H589]);[.D589]&lt;[.H589]);1;0)" office:value-type="float" office:value="0" calcext:value-type="float">
            <text:p>0</text:p>
          </table:table-cell>
          <table:table-cell/>
          <table:table-cell table:formula="of:=IF(AND(ISNUMBER([.D589]);ISNUMBER([.H589]);[.D589]&gt;[.H589]);[.D589]-[.H589];0)" office:value-type="float" office:value="1" calcext:value-type="float">
            <text:p>1</text:p>
          </table:table-cell>
          <table:table-cell table:formula="of:=IF(AND(ISNUMBER([.D589]);ISNUMBER([.H589]);[.D589]&lt;[.H589]);[.H589]-[.D5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0+1.050.p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90" table:formula="of:=IF(AND(ISNUMBER([.D590]);ISNUMBER([.H590]);[.D590]&gt;[.H590]);1;0)" office:value-type="float" office:value="1" calcext:value-type="float">
            <text:p>1</text:p>
          </table:table-cell>
          <table:table-cell table:style-name="ce1790" table:formula="of:=IF(AND(ISNUMBER([.D590]);ISNUMBER([.H590]);[.D590]&lt;[.H590]);1;0)" office:value-type="float" office:value="0" calcext:value-type="float">
            <text:p>0</text:p>
          </table:table-cell>
          <table:table-cell/>
          <table:table-cell table:formula="of:=IF(AND(ISNUMBER([.D590]);ISNUMBER([.H590]);[.D590]&gt;[.H590]);[.D590]-[.H590];0)" office:value-type="float" office:value="1" calcext:value-type="float">
            <text:p>1</text:p>
          </table:table-cell>
          <table:table-cell table:formula="of:=IF(AND(ISNUMBER([.D590]);ISNUMBER([.H590]);[.D590]&lt;[.H590]);[.H590]-[.D5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01.p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591" table:formula="of:=IF(AND(ISNUMBER([.D591]);ISNUMBER([.H591]);[.D591]&gt;[.H591]);1;0)" office:value-type="float" office:value="0" calcext:value-type="float">
            <text:p>0</text:p>
          </table:table-cell>
          <table:table-cell table:style-name="ce1791" table:formula="of:=IF(AND(ISNUMBER([.D591]);ISNUMBER([.H591]);[.D591]&lt;[.H591]);1;0)" office:value-type="float" office:value="1" calcext:value-type="float">
            <text:p>1</text:p>
          </table:table-cell>
          <table:table-cell/>
          <table:table-cell table:formula="of:=IF(AND(ISNUMBER([.D591]);ISNUMBER([.H591]);[.D591]&gt;[.H591]);[.D591]-[.H591];0)" office:value-type="float" office:value="0" calcext:value-type="float">
            <text:p>0</text:p>
          </table:table-cell>
          <table:table-cell table:formula="of:=IF(AND(ISNUMBER([.D591]);ISNUMBER([.H591]);[.D591]&lt;[.H591]);[.H591]-[.D591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02.p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592" table:formula="of:=IF(AND(ISNUMBER([.D592]);ISNUMBER([.H592]);[.D592]&gt;[.H592]);1;0)" office:value-type="float" office:value="0" calcext:value-type="float">
            <text:p>0</text:p>
          </table:table-cell>
          <table:table-cell table:style-name="ce1792" table:formula="of:=IF(AND(ISNUMBER([.D592]);ISNUMBER([.H592]);[.D592]&lt;[.H592]);1;0)" office:value-type="float" office:value="0" calcext:value-type="float">
            <text:p>0</text:p>
          </table:table-cell>
          <table:table-cell/>
          <table:table-cell table:formula="of:=IF(AND(ISNUMBER([.D592]);ISNUMBER([.H592]);[.D592]&gt;[.H592]);[.D592]-[.H592];0)" office:value-type="float" office:value="0" calcext:value-type="float">
            <text:p>0</text:p>
          </table:table-cell>
          <table:table-cell table:formula="of:=IF(AND(ISNUMBER([.D592]);ISNUMBER([.H592]);[.D592]&lt;[.H592]);[.H592]-[.D5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03.p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593" table:formula="of:=IF(AND(ISNUMBER([.D593]);ISNUMBER([.H593]);[.D593]&gt;[.H593]);1;0)" office:value-type="float" office:value="0" calcext:value-type="float">
            <text:p>0</text:p>
          </table:table-cell>
          <table:table-cell table:style-name="ce1793" table:formula="of:=IF(AND(ISNUMBER([.D593]);ISNUMBER([.H593]);[.D593]&lt;[.H593]);1;0)" office:value-type="float" office:value="0" calcext:value-type="float">
            <text:p>0</text:p>
          </table:table-cell>
          <table:table-cell/>
          <table:table-cell table:formula="of:=IF(AND(ISNUMBER([.D593]);ISNUMBER([.H593]);[.D593]&gt;[.H593]);[.D593]-[.H593];0)" office:value-type="float" office:value="0" calcext:value-type="float">
            <text:p>0</text:p>
          </table:table-cell>
          <table:table-cell table:formula="of:=IF(AND(ISNUMBER([.D593]);ISNUMBER([.H593]);[.D593]&lt;[.H593]);[.H593]-[.D5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04.p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594" table:formula="of:=IF(AND(ISNUMBER([.D594]);ISNUMBER([.H594]);[.D594]&gt;[.H594]);1;0)" office:value-type="float" office:value="0" calcext:value-type="float">
            <text:p>0</text:p>
          </table:table-cell>
          <table:table-cell table:style-name="ce1794" table:formula="of:=IF(AND(ISNUMBER([.D594]);ISNUMBER([.H594]);[.D594]&lt;[.H594]);1;0)" office:value-type="float" office:value="0" calcext:value-type="float">
            <text:p>0</text:p>
          </table:table-cell>
          <table:table-cell/>
          <table:table-cell table:formula="of:=IF(AND(ISNUMBER([.D594]);ISNUMBER([.H594]);[.D594]&gt;[.H594]);[.D594]-[.H594];0)" office:value-type="float" office:value="0" calcext:value-type="float">
            <text:p>0</text:p>
          </table:table-cell>
          <table:table-cell table:formula="of:=IF(AND(ISNUMBER([.D594]);ISNUMBER([.H594]);[.D594]&lt;[.H594]);[.H594]-[.D5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05.p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595" table:formula="of:=IF(AND(ISNUMBER([.D595]);ISNUMBER([.H595]);[.D595]&gt;[.H595]);1;0)" office:value-type="float" office:value="0" calcext:value-type="float">
            <text:p>0</text:p>
          </table:table-cell>
          <table:table-cell table:style-name="ce1795" table:formula="of:=IF(AND(ISNUMBER([.D595]);ISNUMBER([.H595]);[.D595]&lt;[.H595]);1;0)" office:value-type="float" office:value="0" calcext:value-type="float">
            <text:p>0</text:p>
          </table:table-cell>
          <table:table-cell/>
          <table:table-cell table:formula="of:=IF(AND(ISNUMBER([.D595]);ISNUMBER([.H595]);[.D595]&gt;[.H595]);[.D595]-[.H595];0)" office:value-type="float" office:value="0" calcext:value-type="float">
            <text:p>0</text:p>
          </table:table-cell>
          <table:table-cell table:formula="of:=IF(AND(ISNUMBER([.D595]);ISNUMBER([.H595]);[.D595]&lt;[.H595]);[.H595]-[.D5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06.p</text:p>
          </table:table-cell>
          <table:table-cell office:value-type="float" office:value="146" calcext:value-type="float">
            <text:p>14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596" table:formula="of:=IF(AND(ISNUMBER([.D596]);ISNUMBER([.H596]);[.D596]&gt;[.H596]);1;0)" office:value-type="float" office:value="0" calcext:value-type="float">
            <text:p>0</text:p>
          </table:table-cell>
          <table:table-cell table:style-name="ce1796" table:formula="of:=IF(AND(ISNUMBER([.D596]);ISNUMBER([.H596]);[.D596]&lt;[.H596]);1;0)" office:value-type="float" office:value="0" calcext:value-type="float">
            <text:p>0</text:p>
          </table:table-cell>
          <table:table-cell/>
          <table:table-cell table:formula="of:=IF(AND(ISNUMBER([.D596]);ISNUMBER([.H596]);[.D596]&gt;[.H596]);[.D596]-[.H596];0)" office:value-type="float" office:value="0" calcext:value-type="float">
            <text:p>0</text:p>
          </table:table-cell>
          <table:table-cell table:formula="of:=IF(AND(ISNUMBER([.D596]);ISNUMBER([.H596]);[.D596]&lt;[.H596]);[.H596]-[.D5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07.p</text:p>
          </table:table-cell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597" table:formula="of:=IF(AND(ISNUMBER([.D597]);ISNUMBER([.H597]);[.D597]&gt;[.H597]);1;0)" office:value-type="float" office:value="0" calcext:value-type="float">
            <text:p>0</text:p>
          </table:table-cell>
          <table:table-cell table:style-name="ce1797" table:formula="of:=IF(AND(ISNUMBER([.D597]);ISNUMBER([.H597]);[.D597]&lt;[.H597]);1;0)" office:value-type="float" office:value="0" calcext:value-type="float">
            <text:p>0</text:p>
          </table:table-cell>
          <table:table-cell/>
          <table:table-cell table:formula="of:=IF(AND(ISNUMBER([.D597]);ISNUMBER([.H597]);[.D597]&gt;[.H597]);[.D597]-[.H597];0)" office:value-type="float" office:value="0" calcext:value-type="float">
            <text:p>0</text:p>
          </table:table-cell>
          <table:table-cell table:formula="of:=IF(AND(ISNUMBER([.D597]);ISNUMBER([.H597]);[.D597]&lt;[.H597]);[.H597]-[.D5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08.p</text:p>
          </table:table-cell>
          <table:table-cell office:value-type="float" office:value="186" calcext:value-type="float">
            <text:p>18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598" table:formula="of:=IF(AND(ISNUMBER([.D598]);ISNUMBER([.H598]);[.D598]&gt;[.H598]);1;0)" office:value-type="float" office:value="0" calcext:value-type="float">
            <text:p>0</text:p>
          </table:table-cell>
          <table:table-cell table:style-name="ce1798" table:formula="of:=IF(AND(ISNUMBER([.D598]);ISNUMBER([.H598]);[.D598]&lt;[.H598]);1;0)" office:value-type="float" office:value="0" calcext:value-type="float">
            <text:p>0</text:p>
          </table:table-cell>
          <table:table-cell/>
          <table:table-cell table:formula="of:=IF(AND(ISNUMBER([.D598]);ISNUMBER([.H598]);[.D598]&gt;[.H598]);[.D598]-[.H598];0)" office:value-type="float" office:value="0" calcext:value-type="float">
            <text:p>0</text:p>
          </table:table-cell>
          <table:table-cell table:formula="of:=IF(AND(ISNUMBER([.D598]);ISNUMBER([.H598]);[.D598]&lt;[.H598]);[.H598]-[.D5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09.p</text:p>
          </table:table-cell>
          <table:table-cell office:value-type="float" office:value="206" calcext:value-type="float">
            <text:p>20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599" table:formula="of:=IF(AND(ISNUMBER([.D599]);ISNUMBER([.H599]);[.D599]&gt;[.H599]);1;0)" office:value-type="float" office:value="0" calcext:value-type="float">
            <text:p>0</text:p>
          </table:table-cell>
          <table:table-cell table:style-name="ce1799" table:formula="of:=IF(AND(ISNUMBER([.D599]);ISNUMBER([.H599]);[.D599]&lt;[.H599]);1;0)" office:value-type="float" office:value="0" calcext:value-type="float">
            <text:p>0</text:p>
          </table:table-cell>
          <table:table-cell/>
          <table:table-cell table:formula="of:=IF(AND(ISNUMBER([.D599]);ISNUMBER([.H599]);[.D599]&gt;[.H599]);[.D599]-[.H599];0)" office:value-type="float" office:value="0" calcext:value-type="float">
            <text:p>0</text:p>
          </table:table-cell>
          <table:table-cell table:formula="of:=IF(AND(ISNUMBER([.D599]);ISNUMBER([.H599]);[.D599]&lt;[.H599]);[.H599]-[.D5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10.p</text:p>
          </table:table-cell>
          <table:table-cell office:value-type="float" office:value="226" calcext:value-type="float">
            <text:p>22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ce600" table:formula="of:=IF(AND(ISNUMBER([.D600]);ISNUMBER([.H600]);[.D600]&gt;[.H600]);1;0)" office:value-type="float" office:value="0" calcext:value-type="float">
            <text:p>0</text:p>
          </table:table-cell>
          <table:table-cell table:style-name="ce1800" table:formula="of:=IF(AND(ISNUMBER([.D600]);ISNUMBER([.H600]);[.D600]&lt;[.H600]);1;0)" office:value-type="float" office:value="0" calcext:value-type="float">
            <text:p>0</text:p>
          </table:table-cell>
          <table:table-cell/>
          <table:table-cell table:formula="of:=IF(AND(ISNUMBER([.D600]);ISNUMBER([.H600]);[.D600]&gt;[.H600]);[.D600]-[.H600];0)" office:value-type="float" office:value="0" calcext:value-type="float">
            <text:p>0</text:p>
          </table:table-cell>
          <table:table-cell table:formula="of:=IF(AND(ISNUMBER([.D600]);ISNUMBER([.H600]);[.D600]&lt;[.H600]);[.H600]-[.D6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11.p</text:p>
          </table:table-cell>
          <table:table-cell office:value-type="float" office:value="246" calcext:value-type="float">
            <text:p>24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601" table:formula="of:=IF(AND(ISNUMBER([.D601]);ISNUMBER([.H601]);[.D601]&gt;[.H601]);1;0)" office:value-type="float" office:value="0" calcext:value-type="float">
            <text:p>0</text:p>
          </table:table-cell>
          <table:table-cell table:style-name="ce1801" table:formula="of:=IF(AND(ISNUMBER([.D601]);ISNUMBER([.H601]);[.D601]&lt;[.H601]);1;0)" office:value-type="float" office:value="0" calcext:value-type="float">
            <text:p>0</text:p>
          </table:table-cell>
          <table:table-cell/>
          <table:table-cell table:formula="of:=IF(AND(ISNUMBER([.D601]);ISNUMBER([.H601]);[.D601]&gt;[.H601]);[.D601]-[.H601];0)" office:value-type="float" office:value="0" calcext:value-type="float">
            <text:p>0</text:p>
          </table:table-cell>
          <table:table-cell table:formula="of:=IF(AND(ISNUMBER([.D601]);ISNUMBER([.H601]);[.D601]&lt;[.H601]);[.H601]-[.D6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12.p</text:p>
          </table:table-cell>
          <table:table-cell office:value-type="float" office:value="266" calcext:value-type="float">
            <text:p>266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602" table:formula="of:=IF(AND(ISNUMBER([.D602]);ISNUMBER([.H602]);[.D602]&gt;[.H602]);1;0)" office:value-type="float" office:value="0" calcext:value-type="float">
            <text:p>0</text:p>
          </table:table-cell>
          <table:table-cell table:style-name="ce1802" table:formula="of:=IF(AND(ISNUMBER([.D602]);ISNUMBER([.H602]);[.D602]&lt;[.H602]);1;0)" office:value-type="float" office:value="0" calcext:value-type="float">
            <text:p>0</text:p>
          </table:table-cell>
          <table:table-cell/>
          <table:table-cell table:formula="of:=IF(AND(ISNUMBER([.D602]);ISNUMBER([.H602]);[.D602]&gt;[.H602]);[.D602]-[.H602];0)" office:value-type="float" office:value="0" calcext:value-type="float">
            <text:p>0</text:p>
          </table:table-cell>
          <table:table-cell table:formula="of:=IF(AND(ISNUMBER([.D602]);ISNUMBER([.H602]);[.D602]&lt;[.H602]);[.H602]-[.D6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13.p</text:p>
          </table:table-cell>
          <table:table-cell office:value-type="float" office:value="286" calcext:value-type="float">
            <text:p>28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603" table:formula="of:=IF(AND(ISNUMBER([.D603]);ISNUMBER([.H603]);[.D603]&gt;[.H603]);1;0)" office:value-type="float" office:value="0" calcext:value-type="float">
            <text:p>0</text:p>
          </table:table-cell>
          <table:table-cell table:style-name="ce1803" table:formula="of:=IF(AND(ISNUMBER([.D603]);ISNUMBER([.H603]);[.D603]&lt;[.H603]);1;0)" office:value-type="float" office:value="0" calcext:value-type="float">
            <text:p>0</text:p>
          </table:table-cell>
          <table:table-cell/>
          <table:table-cell table:formula="of:=IF(AND(ISNUMBER([.D603]);ISNUMBER([.H603]);[.D603]&gt;[.H603]);[.D603]-[.H603];0)" office:value-type="float" office:value="0" calcext:value-type="float">
            <text:p>0</text:p>
          </table:table-cell>
          <table:table-cell table:formula="of:=IF(AND(ISNUMBER([.D603]);ISNUMBER([.H603]);[.D603]&lt;[.H603]);[.H603]-[.D6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14.p</text:p>
          </table:table-cell>
          <table:table-cell office:value-type="float" office:value="306" calcext:value-type="float">
            <text:p>30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604" table:formula="of:=IF(AND(ISNUMBER([.D604]);ISNUMBER([.H604]);[.D604]&gt;[.H604]);1;0)" office:value-type="float" office:value="0" calcext:value-type="float">
            <text:p>0</text:p>
          </table:table-cell>
          <table:table-cell table:style-name="ce1804" table:formula="of:=IF(AND(ISNUMBER([.D604]);ISNUMBER([.H604]);[.D604]&lt;[.H604]);1;0)" office:value-type="float" office:value="0" calcext:value-type="float">
            <text:p>0</text:p>
          </table:table-cell>
          <table:table-cell/>
          <table:table-cell table:formula="of:=IF(AND(ISNUMBER([.D604]);ISNUMBER([.H604]);[.D604]&gt;[.H604]);[.D604]-[.H604];0)" office:value-type="float" office:value="0" calcext:value-type="float">
            <text:p>0</text:p>
          </table:table-cell>
          <table:table-cell table:formula="of:=IF(AND(ISNUMBER([.D604]);ISNUMBER([.H604]);[.D604]&lt;[.H604]);[.H604]-[.D6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15.p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605" table:formula="of:=IF(AND(ISNUMBER([.D605]);ISNUMBER([.H605]);[.D605]&gt;[.H605]);1;0)" office:value-type="float" office:value="0" calcext:value-type="float">
            <text:p>0</text:p>
          </table:table-cell>
          <table:table-cell table:style-name="ce1805" table:formula="of:=IF(AND(ISNUMBER([.D605]);ISNUMBER([.H605]);[.D605]&lt;[.H605]);1;0)" office:value-type="float" office:value="0" calcext:value-type="float">
            <text:p>0</text:p>
          </table:table-cell>
          <table:table-cell/>
          <table:table-cell table:formula="of:=IF(AND(ISNUMBER([.D605]);ISNUMBER([.H605]);[.D605]&gt;[.H605]);[.D605]-[.H605];0)" office:value-type="float" office:value="0" calcext:value-type="float">
            <text:p>0</text:p>
          </table:table-cell>
          <table:table-cell table:formula="of:=IF(AND(ISNUMBER([.D605]);ISNUMBER([.H605]);[.D605]&lt;[.H605]);[.H605]-[.D6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16.p</text:p>
          </table:table-cell>
          <table:table-cell office:value-type="float" office:value="346" calcext:value-type="float">
            <text:p>346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ce606" table:formula="of:=IF(AND(ISNUMBER([.D606]);ISNUMBER([.H606]);[.D606]&gt;[.H606]);1;0)" office:value-type="float" office:value="0" calcext:value-type="float">
            <text:p>0</text:p>
          </table:table-cell>
          <table:table-cell table:style-name="ce1806" table:formula="of:=IF(AND(ISNUMBER([.D606]);ISNUMBER([.H606]);[.D606]&lt;[.H606]);1;0)" office:value-type="float" office:value="0" calcext:value-type="float">
            <text:p>0</text:p>
          </table:table-cell>
          <table:table-cell/>
          <table:table-cell table:formula="of:=IF(AND(ISNUMBER([.D606]);ISNUMBER([.H606]);[.D606]&gt;[.H606]);[.D606]-[.H606];0)" office:value-type="float" office:value="0" calcext:value-type="float">
            <text:p>0</text:p>
          </table:table-cell>
          <table:table-cell table:formula="of:=IF(AND(ISNUMBER([.D606]);ISNUMBER([.H606]);[.D606]&lt;[.H606]);[.H606]-[.D6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17.p</text:p>
          </table:table-cell>
          <table:table-cell office:value-type="float" office:value="366" calcext:value-type="float">
            <text:p>366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607" table:formula="of:=IF(AND(ISNUMBER([.D607]);ISNUMBER([.H607]);[.D607]&gt;[.H607]);1;0)" office:value-type="float" office:value="0" calcext:value-type="float">
            <text:p>0</text:p>
          </table:table-cell>
          <table:table-cell table:style-name="ce1807" table:formula="of:=IF(AND(ISNUMBER([.D607]);ISNUMBER([.H607]);[.D607]&lt;[.H607]);1;0)" office:value-type="float" office:value="0" calcext:value-type="float">
            <text:p>0</text:p>
          </table:table-cell>
          <table:table-cell/>
          <table:table-cell table:formula="of:=IF(AND(ISNUMBER([.D607]);ISNUMBER([.H607]);[.D607]&gt;[.H607]);[.D607]-[.H607];0)" office:value-type="float" office:value="0" calcext:value-type="float">
            <text:p>0</text:p>
          </table:table-cell>
          <table:table-cell table:formula="of:=IF(AND(ISNUMBER([.D607]);ISNUMBER([.H607]);[.D607]&lt;[.H607]);[.H607]-[.D6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18.p</text:p>
          </table:table-cell>
          <table:table-cell office:value-type="float" office:value="386" calcext:value-type="float">
            <text:p>386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608" table:formula="of:=IF(AND(ISNUMBER([.D608]);ISNUMBER([.H608]);[.D608]&gt;[.H608]);1;0)" office:value-type="float" office:value="0" calcext:value-type="float">
            <text:p>0</text:p>
          </table:table-cell>
          <table:table-cell table:style-name="ce1808" table:formula="of:=IF(AND(ISNUMBER([.D608]);ISNUMBER([.H608]);[.D608]&lt;[.H608]);1;0)" office:value-type="float" office:value="0" calcext:value-type="float">
            <text:p>0</text:p>
          </table:table-cell>
          <table:table-cell/>
          <table:table-cell table:formula="of:=IF(AND(ISNUMBER([.D608]);ISNUMBER([.H608]);[.D608]&gt;[.H608]);[.D608]-[.H608];0)" office:value-type="float" office:value="0" calcext:value-type="float">
            <text:p>0</text:p>
          </table:table-cell>
          <table:table-cell table:formula="of:=IF(AND(ISNUMBER([.D608]);ISNUMBER([.H608]);[.D608]&lt;[.H608]);[.H608]-[.D6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19.p</text:p>
          </table:table-cell>
          <table:table-cell office:value-type="float" office:value="406" calcext:value-type="float">
            <text:p>406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609" table:formula="of:=IF(AND(ISNUMBER([.D609]);ISNUMBER([.H609]);[.D609]&gt;[.H609]);1;0)" office:value-type="float" office:value="0" calcext:value-type="float">
            <text:p>0</text:p>
          </table:table-cell>
          <table:table-cell table:style-name="ce1809" table:formula="of:=IF(AND(ISNUMBER([.D609]);ISNUMBER([.H609]);[.D609]&lt;[.H609]);1;0)" office:value-type="float" office:value="0" calcext:value-type="float">
            <text:p>0</text:p>
          </table:table-cell>
          <table:table-cell/>
          <table:table-cell table:formula="of:=IF(AND(ISNUMBER([.D609]);ISNUMBER([.H609]);[.D609]&gt;[.H609]);[.D609]-[.H609];0)" office:value-type="float" office:value="0" calcext:value-type="float">
            <text:p>0</text:p>
          </table:table-cell>
          <table:table-cell table:formula="of:=IF(AND(ISNUMBER([.D609]);ISNUMBER([.H609]);[.D609]&lt;[.H609]);[.H609]-[.D6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0.p</text:p>
          </table:table-cell>
          <table:table-cell office:value-type="float" office:value="426" calcext:value-type="float">
            <text:p>4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610" table:formula="of:=IF(AND(ISNUMBER([.D610]);ISNUMBER([.H610]);[.D610]&gt;[.H610]);1;0)" office:value-type="float" office:value="0" calcext:value-type="float">
            <text:p>0</text:p>
          </table:table-cell>
          <table:table-cell table:style-name="ce1810" table:formula="of:=IF(AND(ISNUMBER([.D610]);ISNUMBER([.H610]);[.D610]&lt;[.H610]);1;0)" office:value-type="float" office:value="0" calcext:value-type="float">
            <text:p>0</text:p>
          </table:table-cell>
          <table:table-cell/>
          <table:table-cell table:formula="of:=IF(AND(ISNUMBER([.D610]);ISNUMBER([.H610]);[.D610]&gt;[.H610]);[.D610]-[.H610];0)" office:value-type="float" office:value="0" calcext:value-type="float">
            <text:p>0</text:p>
          </table:table-cell>
          <table:table-cell table:formula="of:=IF(AND(ISNUMBER([.D610]);ISNUMBER([.H610]);[.D610]&lt;[.H610]);[.H610]-[.D6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1.p</text:p>
          </table:table-cell>
          <table:table-cell office:value-type="float" office:value="446" calcext:value-type="float">
            <text:p>446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style-name="ce611" table:formula="of:=IF(AND(ISNUMBER([.D611]);ISNUMBER([.H611]);[.D611]&gt;[.H611]);1;0)" office:value-type="float" office:value="0" calcext:value-type="float">
            <text:p>0</text:p>
          </table:table-cell>
          <table:table-cell table:style-name="ce1811" table:formula="of:=IF(AND(ISNUMBER([.D611]);ISNUMBER([.H611]);[.D611]&lt;[.H611]);1;0)" office:value-type="float" office:value="0" calcext:value-type="float">
            <text:p>0</text:p>
          </table:table-cell>
          <table:table-cell/>
          <table:table-cell table:formula="of:=IF(AND(ISNUMBER([.D611]);ISNUMBER([.H611]);[.D611]&gt;[.H611]);[.D611]-[.H611];0)" office:value-type="float" office:value="0" calcext:value-type="float">
            <text:p>0</text:p>
          </table:table-cell>
          <table:table-cell table:formula="of:=IF(AND(ISNUMBER([.D611]);ISNUMBER([.H611]);[.D611]&lt;[.H611]);[.H611]-[.D6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2.p</text:p>
          </table:table-cell>
          <table:table-cell office:value-type="float" office:value="466" calcext:value-type="float">
            <text:p>466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style-name="ce612" table:formula="of:=IF(AND(ISNUMBER([.D612]);ISNUMBER([.H612]);[.D612]&gt;[.H612]);1;0)" office:value-type="float" office:value="0" calcext:value-type="float">
            <text:p>0</text:p>
          </table:table-cell>
          <table:table-cell table:style-name="ce1812" table:formula="of:=IF(AND(ISNUMBER([.D612]);ISNUMBER([.H612]);[.D612]&lt;[.H612]);1;0)" office:value-type="float" office:value="0" calcext:value-type="float">
            <text:p>0</text:p>
          </table:table-cell>
          <table:table-cell/>
          <table:table-cell table:formula="of:=IF(AND(ISNUMBER([.D612]);ISNUMBER([.H612]);[.D612]&gt;[.H612]);[.D612]-[.H612];0)" office:value-type="float" office:value="0" calcext:value-type="float">
            <text:p>0</text:p>
          </table:table-cell>
          <table:table-cell table:formula="of:=IF(AND(ISNUMBER([.D612]);ISNUMBER([.H612]);[.D612]&lt;[.H612]);[.H612]-[.D6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3.p</text:p>
          </table:table-cell>
          <table:table-cell office:value-type="float" office:value="486" calcext:value-type="float">
            <text:p>486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style-name="ce613" table:formula="of:=IF(AND(ISNUMBER([.D613]);ISNUMBER([.H613]);[.D613]&gt;[.H613]);1;0)" office:value-type="float" office:value="0" calcext:value-type="float">
            <text:p>0</text:p>
          </table:table-cell>
          <table:table-cell table:style-name="ce1813" table:formula="of:=IF(AND(ISNUMBER([.D613]);ISNUMBER([.H613]);[.D613]&lt;[.H613]);1;0)" office:value-type="float" office:value="0" calcext:value-type="float">
            <text:p>0</text:p>
          </table:table-cell>
          <table:table-cell/>
          <table:table-cell table:formula="of:=IF(AND(ISNUMBER([.D613]);ISNUMBER([.H613]);[.D613]&gt;[.H613]);[.D613]-[.H613];0)" office:value-type="float" office:value="0" calcext:value-type="float">
            <text:p>0</text:p>
          </table:table-cell>
          <table:table-cell table:formula="of:=IF(AND(ISNUMBER([.D613]);ISNUMBER([.H613]);[.D613]&lt;[.H613]);[.H613]-[.D6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4.p</text:p>
          </table:table-cell>
          <table:table-cell office:value-type="float" office:value="506" calcext:value-type="float">
            <text:p>506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614" table:formula="of:=IF(AND(ISNUMBER([.D614]);ISNUMBER([.H614]);[.D614]&gt;[.H614]);1;0)" office:value-type="float" office:value="0" calcext:value-type="float">
            <text:p>0</text:p>
          </table:table-cell>
          <table:table-cell table:style-name="ce1814" table:formula="of:=IF(AND(ISNUMBER([.D614]);ISNUMBER([.H614]);[.D614]&lt;[.H614]);1;0)" office:value-type="float" office:value="0" calcext:value-type="float">
            <text:p>0</text:p>
          </table:table-cell>
          <table:table-cell/>
          <table:table-cell table:formula="of:=IF(AND(ISNUMBER([.D614]);ISNUMBER([.H614]);[.D614]&gt;[.H614]);[.D614]-[.H614];0)" office:value-type="float" office:value="0" calcext:value-type="float">
            <text:p>0</text:p>
          </table:table-cell>
          <table:table-cell table:formula="of:=IF(AND(ISNUMBER([.D614]);ISNUMBER([.H614]);[.D614]&lt;[.H614]);[.H614]-[.D6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5.p</text:p>
          </table:table-cell>
          <table:table-cell office:value-type="float" office:value="526" calcext:value-type="float">
            <text:p>52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615" table:formula="of:=IF(AND(ISNUMBER([.D615]);ISNUMBER([.H615]);[.D615]&gt;[.H615]);1;0)" office:value-type="float" office:value="0" calcext:value-type="float">
            <text:p>0</text:p>
          </table:table-cell>
          <table:table-cell table:style-name="ce1815" table:formula="of:=IF(AND(ISNUMBER([.D615]);ISNUMBER([.H615]);[.D615]&lt;[.H615]);1;0)" office:value-type="float" office:value="0" calcext:value-type="float">
            <text:p>0</text:p>
          </table:table-cell>
          <table:table-cell/>
          <table:table-cell table:formula="of:=IF(AND(ISNUMBER([.D615]);ISNUMBER([.H615]);[.D615]&gt;[.H615]);[.D615]-[.H615];0)" office:value-type="float" office:value="0" calcext:value-type="float">
            <text:p>0</text:p>
          </table:table-cell>
          <table:table-cell table:formula="of:=IF(AND(ISNUMBER([.D615]);ISNUMBER([.H615]);[.D615]&lt;[.H615]);[.H615]-[.D6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6.p</text:p>
          </table:table-cell>
          <table:table-cell office:value-type="float" office:value="546" calcext:value-type="float">
            <text:p>546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ce616" table:formula="of:=IF(AND(ISNUMBER([.D616]);ISNUMBER([.H616]);[.D616]&gt;[.H616]);1;0)" office:value-type="float" office:value="0" calcext:value-type="float">
            <text:p>0</text:p>
          </table:table-cell>
          <table:table-cell table:style-name="ce1816" table:formula="of:=IF(AND(ISNUMBER([.D616]);ISNUMBER([.H616]);[.D616]&lt;[.H616]);1;0)" office:value-type="float" office:value="0" calcext:value-type="float">
            <text:p>0</text:p>
          </table:table-cell>
          <table:table-cell/>
          <table:table-cell table:formula="of:=IF(AND(ISNUMBER([.D616]);ISNUMBER([.H616]);[.D616]&gt;[.H616]);[.D616]-[.H616];0)" office:value-type="float" office:value="0" calcext:value-type="float">
            <text:p>0</text:p>
          </table:table-cell>
          <table:table-cell table:formula="of:=IF(AND(ISNUMBER([.D616]);ISNUMBER([.H616]);[.D616]&lt;[.H616]);[.H616]-[.D6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7.p</text:p>
          </table:table-cell>
          <table:table-cell office:value-type="float" office:value="566" calcext:value-type="float">
            <text:p>566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617" table:formula="of:=IF(AND(ISNUMBER([.D617]);ISNUMBER([.H617]);[.D617]&gt;[.H617]);1;0)" office:value-type="float" office:value="0" calcext:value-type="float">
            <text:p>0</text:p>
          </table:table-cell>
          <table:table-cell table:style-name="ce1817" table:formula="of:=IF(AND(ISNUMBER([.D617]);ISNUMBER([.H617]);[.D617]&lt;[.H617]);1;0)" office:value-type="float" office:value="0" calcext:value-type="float">
            <text:p>0</text:p>
          </table:table-cell>
          <table:table-cell/>
          <table:table-cell table:formula="of:=IF(AND(ISNUMBER([.D617]);ISNUMBER([.H617]);[.D617]&gt;[.H617]);[.D617]-[.H617];0)" office:value-type="float" office:value="0" calcext:value-type="float">
            <text:p>0</text:p>
          </table:table-cell>
          <table:table-cell table:formula="of:=IF(AND(ISNUMBER([.D617]);ISNUMBER([.H617]);[.D617]&lt;[.H617]);[.H617]-[.D6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8.p</text:p>
          </table:table-cell>
          <table:table-cell office:value-type="float" office:value="586" calcext:value-type="float">
            <text:p>586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618" table:formula="of:=IF(AND(ISNUMBER([.D618]);ISNUMBER([.H618]);[.D618]&gt;[.H618]);1;0)" office:value-type="float" office:value="0" calcext:value-type="float">
            <text:p>0</text:p>
          </table:table-cell>
          <table:table-cell table:style-name="ce1818" table:formula="of:=IF(AND(ISNUMBER([.D618]);ISNUMBER([.H618]);[.D618]&lt;[.H618]);1;0)" office:value-type="float" office:value="0" calcext:value-type="float">
            <text:p>0</text:p>
          </table:table-cell>
          <table:table-cell/>
          <table:table-cell table:formula="of:=IF(AND(ISNUMBER([.D618]);ISNUMBER([.H618]);[.D618]&gt;[.H618]);[.D618]-[.H618];0)" office:value-type="float" office:value="0" calcext:value-type="float">
            <text:p>0</text:p>
          </table:table-cell>
          <table:table-cell table:formula="of:=IF(AND(ISNUMBER([.D618]);ISNUMBER([.H618]);[.D618]&lt;[.H618]);[.H618]-[.D6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29.p</text:p>
          </table:table-cell>
          <table:table-cell office:value-type="float" office:value="606" calcext:value-type="float">
            <text:p>606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619" table:formula="of:=IF(AND(ISNUMBER([.D619]);ISNUMBER([.H619]);[.D619]&gt;[.H619]);1;0)" office:value-type="float" office:value="0" calcext:value-type="float">
            <text:p>0</text:p>
          </table:table-cell>
          <table:table-cell table:style-name="ce1819" table:formula="of:=IF(AND(ISNUMBER([.D619]);ISNUMBER([.H619]);[.D619]&lt;[.H619]);1;0)" office:value-type="float" office:value="0" calcext:value-type="float">
            <text:p>0</text:p>
          </table:table-cell>
          <table:table-cell/>
          <table:table-cell table:formula="of:=IF(AND(ISNUMBER([.D619]);ISNUMBER([.H619]);[.D619]&gt;[.H619]);[.D619]-[.H619];0)" office:value-type="float" office:value="0" calcext:value-type="float">
            <text:p>0</text:p>
          </table:table-cell>
          <table:table-cell table:formula="of:=IF(AND(ISNUMBER([.D619]);ISNUMBER([.H619]);[.D619]&lt;[.H619]);[.H619]-[.D6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0.p</text:p>
          </table:table-cell>
          <table:table-cell office:value-type="float" office:value="626" calcext:value-type="float">
            <text:p>626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style-name="ce620" table:formula="of:=IF(AND(ISNUMBER([.D620]);ISNUMBER([.H620]);[.D620]&gt;[.H620]);1;0)" office:value-type="float" office:value="0" calcext:value-type="float">
            <text:p>0</text:p>
          </table:table-cell>
          <table:table-cell table:style-name="ce1820" table:formula="of:=IF(AND(ISNUMBER([.D620]);ISNUMBER([.H620]);[.D620]&lt;[.H620]);1;0)" office:value-type="float" office:value="0" calcext:value-type="float">
            <text:p>0</text:p>
          </table:table-cell>
          <table:table-cell/>
          <table:table-cell table:formula="of:=IF(AND(ISNUMBER([.D620]);ISNUMBER([.H620]);[.D620]&gt;[.H620]);[.D620]-[.H620];0)" office:value-type="float" office:value="0" calcext:value-type="float">
            <text:p>0</text:p>
          </table:table-cell>
          <table:table-cell table:formula="of:=IF(AND(ISNUMBER([.D620]);ISNUMBER([.H620]);[.D620]&lt;[.H620]);[.H620]-[.D6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1.p</text:p>
          </table:table-cell>
          <table:table-cell office:value-type="float" office:value="646" calcext:value-type="float">
            <text:p>646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style-name="ce621" table:formula="of:=IF(AND(ISNUMBER([.D621]);ISNUMBER([.H621]);[.D621]&gt;[.H621]);1;0)" office:value-type="float" office:value="0" calcext:value-type="float">
            <text:p>0</text:p>
          </table:table-cell>
          <table:table-cell table:style-name="ce1821" table:formula="of:=IF(AND(ISNUMBER([.D621]);ISNUMBER([.H621]);[.D621]&lt;[.H621]);1;0)" office:value-type="float" office:value="0" calcext:value-type="float">
            <text:p>0</text:p>
          </table:table-cell>
          <table:table-cell/>
          <table:table-cell table:formula="of:=IF(AND(ISNUMBER([.D621]);ISNUMBER([.H621]);[.D621]&gt;[.H621]);[.D621]-[.H621];0)" office:value-type="float" office:value="0" calcext:value-type="float">
            <text:p>0</text:p>
          </table:table-cell>
          <table:table-cell table:formula="of:=IF(AND(ISNUMBER([.D621]);ISNUMBER([.H621]);[.D621]&lt;[.H621]);[.H621]-[.D6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2.p</text:p>
          </table:table-cell>
          <table:table-cell office:value-type="float" office:value="666" calcext:value-type="float">
            <text:p>666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622" table:formula="of:=IF(AND(ISNUMBER([.D622]);ISNUMBER([.H622]);[.D622]&gt;[.H622]);1;0)" office:value-type="float" office:value="0" calcext:value-type="float">
            <text:p>0</text:p>
          </table:table-cell>
          <table:table-cell table:style-name="ce1822" table:formula="of:=IF(AND(ISNUMBER([.D622]);ISNUMBER([.H622]);[.D622]&lt;[.H622]);1;0)" office:value-type="float" office:value="0" calcext:value-type="float">
            <text:p>0</text:p>
          </table:table-cell>
          <table:table-cell/>
          <table:table-cell table:formula="of:=IF(AND(ISNUMBER([.D622]);ISNUMBER([.H622]);[.D622]&gt;[.H622]);[.D622]-[.H622];0)" office:value-type="float" office:value="0" calcext:value-type="float">
            <text:p>0</text:p>
          </table:table-cell>
          <table:table-cell table:formula="of:=IF(AND(ISNUMBER([.D622]);ISNUMBER([.H622]);[.D622]&lt;[.H622]);[.H622]-[.D6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3.p</text:p>
          </table:table-cell>
          <table:table-cell office:value-type="float" office:value="686" calcext:value-type="float">
            <text:p>686</text:p>
          </table:table-cell>
          <table:table-cell office:value-type="float" office:value="69" calcext:value-type="float">
            <text:p>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69" calcext:value-type="float">
            <text:p>69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ce623" table:formula="of:=IF(AND(ISNUMBER([.D623]);ISNUMBER([.H623]);[.D623]&gt;[.H623]);1;0)" office:value-type="float" office:value="0" calcext:value-type="float">
            <text:p>0</text:p>
          </table:table-cell>
          <table:table-cell table:style-name="ce1823" table:formula="of:=IF(AND(ISNUMBER([.D623]);ISNUMBER([.H623]);[.D623]&lt;[.H623]);1;0)" office:value-type="float" office:value="0" calcext:value-type="float">
            <text:p>0</text:p>
          </table:table-cell>
          <table:table-cell/>
          <table:table-cell table:formula="of:=IF(AND(ISNUMBER([.D623]);ISNUMBER([.H623]);[.D623]&gt;[.H623]);[.D623]-[.H623];0)" office:value-type="float" office:value="0" calcext:value-type="float">
            <text:p>0</text:p>
          </table:table-cell>
          <table:table-cell table:formula="of:=IF(AND(ISNUMBER([.D623]);ISNUMBER([.H623]);[.D623]&lt;[.H623]);[.H623]-[.D6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4.p</text:p>
          </table:table-cell>
          <table:table-cell office:value-type="float" office:value="706" calcext:value-type="float">
            <text:p>706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624" table:formula="of:=IF(AND(ISNUMBER([.D624]);ISNUMBER([.H624]);[.D624]&gt;[.H624]);1;0)" office:value-type="float" office:value="0" calcext:value-type="float">
            <text:p>0</text:p>
          </table:table-cell>
          <table:table-cell table:style-name="ce1824" table:formula="of:=IF(AND(ISNUMBER([.D624]);ISNUMBER([.H624]);[.D624]&lt;[.H624]);1;0)" office:value-type="float" office:value="0" calcext:value-type="float">
            <text:p>0</text:p>
          </table:table-cell>
          <table:table-cell/>
          <table:table-cell table:formula="of:=IF(AND(ISNUMBER([.D624]);ISNUMBER([.H624]);[.D624]&gt;[.H624]);[.D624]-[.H624];0)" office:value-type="float" office:value="0" calcext:value-type="float">
            <text:p>0</text:p>
          </table:table-cell>
          <table:table-cell table:formula="of:=IF(AND(ISNUMBER([.D624]);ISNUMBER([.H624]);[.D624]&lt;[.H624]);[.H624]-[.D6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5.p</text:p>
          </table:table-cell>
          <table:table-cell office:value-type="float" office:value="726" calcext:value-type="float">
            <text:p>726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625" table:formula="of:=IF(AND(ISNUMBER([.D625]);ISNUMBER([.H625]);[.D625]&gt;[.H625]);1;0)" office:value-type="float" office:value="0" calcext:value-type="float">
            <text:p>0</text:p>
          </table:table-cell>
          <table:table-cell table:style-name="ce1825" table:formula="of:=IF(AND(ISNUMBER([.D625]);ISNUMBER([.H625]);[.D625]&lt;[.H625]);1;0)" office:value-type="float" office:value="0" calcext:value-type="float">
            <text:p>0</text:p>
          </table:table-cell>
          <table:table-cell/>
          <table:table-cell table:formula="of:=IF(AND(ISNUMBER([.D625]);ISNUMBER([.H625]);[.D625]&gt;[.H625]);[.D625]-[.H625];0)" office:value-type="float" office:value="0" calcext:value-type="float">
            <text:p>0</text:p>
          </table:table-cell>
          <table:table-cell table:formula="of:=IF(AND(ISNUMBER([.D625]);ISNUMBER([.H625]);[.D625]&lt;[.H625]);[.H625]-[.D6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6.p</text:p>
          </table:table-cell>
          <table:table-cell office:value-type="float" office:value="746" calcext:value-type="float">
            <text:p>746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style-name="ce626" table:formula="of:=IF(AND(ISNUMBER([.D626]);ISNUMBER([.H626]);[.D626]&gt;[.H626]);1;0)" office:value-type="float" office:value="0" calcext:value-type="float">
            <text:p>0</text:p>
          </table:table-cell>
          <table:table-cell table:style-name="ce1826" table:formula="of:=IF(AND(ISNUMBER([.D626]);ISNUMBER([.H626]);[.D626]&lt;[.H626]);1;0)" office:value-type="float" office:value="0" calcext:value-type="float">
            <text:p>0</text:p>
          </table:table-cell>
          <table:table-cell/>
          <table:table-cell table:formula="of:=IF(AND(ISNUMBER([.D626]);ISNUMBER([.H626]);[.D626]&gt;[.H626]);[.D626]-[.H626];0)" office:value-type="float" office:value="0" calcext:value-type="float">
            <text:p>0</text:p>
          </table:table-cell>
          <table:table-cell table:formula="of:=IF(AND(ISNUMBER([.D626]);ISNUMBER([.H626]);[.D626]&lt;[.H626]);[.H626]-[.D6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7.p</text:p>
          </table:table-cell>
          <table:table-cell office:value-type="float" office:value="766" calcext:value-type="float">
            <text:p>766</text:p>
          </table:table-cell>
          <table:table-cell office:value-type="float" office:value="77" calcext:value-type="float">
            <text:p>7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77" calcext:value-type="float">
            <text:p>77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table:style-name="ce627" table:formula="of:=IF(AND(ISNUMBER([.D627]);ISNUMBER([.H627]);[.D627]&gt;[.H627]);1;0)" office:value-type="float" office:value="0" calcext:value-type="float">
            <text:p>0</text:p>
          </table:table-cell>
          <table:table-cell table:style-name="ce1827" table:formula="of:=IF(AND(ISNUMBER([.D627]);ISNUMBER([.H627]);[.D627]&lt;[.H627]);1;0)" office:value-type="float" office:value="0" calcext:value-type="float">
            <text:p>0</text:p>
          </table:table-cell>
          <table:table-cell/>
          <table:table-cell table:formula="of:=IF(AND(ISNUMBER([.D627]);ISNUMBER([.H627]);[.D627]&gt;[.H627]);[.D627]-[.H627];0)" office:value-type="float" office:value="0" calcext:value-type="float">
            <text:p>0</text:p>
          </table:table-cell>
          <table:table-cell table:formula="of:=IF(AND(ISNUMBER([.D627]);ISNUMBER([.H627]);[.D627]&lt;[.H627]);[.H627]-[.D6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8.p</text:p>
          </table:table-cell>
          <table:table-cell office:value-type="float" office:value="786" calcext:value-type="float">
            <text:p>786</text:p>
          </table:table-cell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style-name="ce628" table:formula="of:=IF(AND(ISNUMBER([.D628]);ISNUMBER([.H628]);[.D628]&gt;[.H628]);1;0)" office:value-type="float" office:value="0" calcext:value-type="float">
            <text:p>0</text:p>
          </table:table-cell>
          <table:table-cell table:style-name="ce1828" table:formula="of:=IF(AND(ISNUMBER([.D628]);ISNUMBER([.H628]);[.D628]&lt;[.H628]);1;0)" office:value-type="float" office:value="0" calcext:value-type="float">
            <text:p>0</text:p>
          </table:table-cell>
          <table:table-cell/>
          <table:table-cell table:formula="of:=IF(AND(ISNUMBER([.D628]);ISNUMBER([.H628]);[.D628]&gt;[.H628]);[.D628]-[.H628];0)" office:value-type="float" office:value="0" calcext:value-type="float">
            <text:p>0</text:p>
          </table:table-cell>
          <table:table-cell table:formula="of:=IF(AND(ISNUMBER([.D628]);ISNUMBER([.H628]);[.D628]&lt;[.H628]);[.H628]-[.D6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39.p</text:p>
          </table:table-cell>
          <table:table-cell office:value-type="float" office:value="806" calcext:value-type="float">
            <text:p>806</text:p>
          </table:table-cell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629" table:formula="of:=IF(AND(ISNUMBER([.D629]);ISNUMBER([.H629]);[.D629]&gt;[.H629]);1;0)" office:value-type="float" office:value="0" calcext:value-type="float">
            <text:p>0</text:p>
          </table:table-cell>
          <table:table-cell table:style-name="ce1829" table:formula="of:=IF(AND(ISNUMBER([.D629]);ISNUMBER([.H629]);[.D629]&lt;[.H629]);1;0)" office:value-type="float" office:value="0" calcext:value-type="float">
            <text:p>0</text:p>
          </table:table-cell>
          <table:table-cell/>
          <table:table-cell table:formula="of:=IF(AND(ISNUMBER([.D629]);ISNUMBER([.H629]);[.D629]&gt;[.H629]);[.D629]-[.H629];0)" office:value-type="float" office:value="0" calcext:value-type="float">
            <text:p>0</text:p>
          </table:table-cell>
          <table:table-cell table:formula="of:=IF(AND(ISNUMBER([.D629]);ISNUMBER([.H629]);[.D629]&lt;[.H629]);[.H629]-[.D6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0.p</text:p>
          </table:table-cell>
          <table:table-cell office:value-type="float" office:value="826" calcext:value-type="float">
            <text:p>826</text:p>
          </table:table-cell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style-name="ce630" table:formula="of:=IF(AND(ISNUMBER([.D630]);ISNUMBER([.H630]);[.D630]&gt;[.H630]);1;0)" office:value-type="float" office:value="0" calcext:value-type="float">
            <text:p>0</text:p>
          </table:table-cell>
          <table:table-cell table:style-name="ce1830" table:formula="of:=IF(AND(ISNUMBER([.D630]);ISNUMBER([.H630]);[.D630]&lt;[.H630]);1;0)" office:value-type="float" office:value="0" calcext:value-type="float">
            <text:p>0</text:p>
          </table:table-cell>
          <table:table-cell/>
          <table:table-cell table:formula="of:=IF(AND(ISNUMBER([.D630]);ISNUMBER([.H630]);[.D630]&gt;[.H630]);[.D630]-[.H630];0)" office:value-type="float" office:value="0" calcext:value-type="float">
            <text:p>0</text:p>
          </table:table-cell>
          <table:table-cell table:formula="of:=IF(AND(ISNUMBER([.D630]);ISNUMBER([.H630]);[.D630]&lt;[.H630]);[.H630]-[.D6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1.p</text:p>
          </table:table-cell>
          <table:table-cell office:value-type="float" office:value="846" calcext:value-type="float">
            <text:p>846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style-name="ce631" table:formula="of:=IF(AND(ISNUMBER([.D631]);ISNUMBER([.H631]);[.D631]&gt;[.H631]);1;0)" office:value-type="float" office:value="0" calcext:value-type="float">
            <text:p>0</text:p>
          </table:table-cell>
          <table:table-cell table:style-name="ce1831" table:formula="of:=IF(AND(ISNUMBER([.D631]);ISNUMBER([.H631]);[.D631]&lt;[.H631]);1;0)" office:value-type="float" office:value="0" calcext:value-type="float">
            <text:p>0</text:p>
          </table:table-cell>
          <table:table-cell/>
          <table:table-cell table:formula="of:=IF(AND(ISNUMBER([.D631]);ISNUMBER([.H631]);[.D631]&gt;[.H631]);[.D631]-[.H631];0)" office:value-type="float" office:value="0" calcext:value-type="float">
            <text:p>0</text:p>
          </table:table-cell>
          <table:table-cell table:formula="of:=IF(AND(ISNUMBER([.D631]);ISNUMBER([.H631]);[.D631]&lt;[.H631]);[.H631]-[.D6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2.p</text:p>
          </table:table-cell>
          <table:table-cell office:value-type="float" office:value="866" calcext:value-type="float">
            <text:p>866</text:p>
          </table:table-cell>
          <table:table-cell office:value-type="float" office:value="87" calcext:value-type="float">
            <text:p>87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87" calcext:value-type="float">
            <text:p>8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style-name="ce632" table:formula="of:=IF(AND(ISNUMBER([.D632]);ISNUMBER([.H632]);[.D632]&gt;[.H632]);1;0)" office:value-type="float" office:value="0" calcext:value-type="float">
            <text:p>0</text:p>
          </table:table-cell>
          <table:table-cell table:style-name="ce1832" table:formula="of:=IF(AND(ISNUMBER([.D632]);ISNUMBER([.H632]);[.D632]&lt;[.H632]);1;0)" office:value-type="float" office:value="0" calcext:value-type="float">
            <text:p>0</text:p>
          </table:table-cell>
          <table:table-cell/>
          <table:table-cell table:formula="of:=IF(AND(ISNUMBER([.D632]);ISNUMBER([.H632]);[.D632]&gt;[.H632]);[.D632]-[.H632];0)" office:value-type="float" office:value="0" calcext:value-type="float">
            <text:p>0</text:p>
          </table:table-cell>
          <table:table-cell table:formula="of:=IF(AND(ISNUMBER([.D632]);ISNUMBER([.H632]);[.D632]&lt;[.H632]);[.H632]-[.D6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3.p</text:p>
          </table:table-cell>
          <table:table-cell office:value-type="float" office:value="886" calcext:value-type="float">
            <text:p>886</text:p>
          </table:table-cell>
          <table:table-cell office:value-type="float" office:value="89" calcext:value-type="float">
            <text:p>89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89" calcext:value-type="float">
            <text:p>89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ce633" table:formula="of:=IF(AND(ISNUMBER([.D633]);ISNUMBER([.H633]);[.D633]&gt;[.H633]);1;0)" office:value-type="float" office:value="0" calcext:value-type="float">
            <text:p>0</text:p>
          </table:table-cell>
          <table:table-cell table:style-name="ce1833" table:formula="of:=IF(AND(ISNUMBER([.D633]);ISNUMBER([.H633]);[.D633]&lt;[.H633]);1;0)" office:value-type="float" office:value="0" calcext:value-type="float">
            <text:p>0</text:p>
          </table:table-cell>
          <table:table-cell/>
          <table:table-cell table:formula="of:=IF(AND(ISNUMBER([.D633]);ISNUMBER([.H633]);[.D633]&gt;[.H633]);[.D633]-[.H633];0)" office:value-type="float" office:value="0" calcext:value-type="float">
            <text:p>0</text:p>
          </table:table-cell>
          <table:table-cell table:formula="of:=IF(AND(ISNUMBER([.D633]);ISNUMBER([.H633]);[.D633]&lt;[.H633]);[.H633]-[.D6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4.p</text:p>
          </table:table-cell>
          <table:table-cell office:value-type="float" office:value="906" calcext:value-type="float">
            <text:p>906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style-name="ce634" table:formula="of:=IF(AND(ISNUMBER([.D634]);ISNUMBER([.H634]);[.D634]&gt;[.H634]);1;0)" office:value-type="float" office:value="0" calcext:value-type="float">
            <text:p>0</text:p>
          </table:table-cell>
          <table:table-cell table:style-name="ce1834" table:formula="of:=IF(AND(ISNUMBER([.D634]);ISNUMBER([.H634]);[.D634]&lt;[.H634]);1;0)" office:value-type="float" office:value="0" calcext:value-type="float">
            <text:p>0</text:p>
          </table:table-cell>
          <table:table-cell/>
          <table:table-cell table:formula="of:=IF(AND(ISNUMBER([.D634]);ISNUMBER([.H634]);[.D634]&gt;[.H634]);[.D634]-[.H634];0)" office:value-type="float" office:value="0" calcext:value-type="float">
            <text:p>0</text:p>
          </table:table-cell>
          <table:table-cell table:formula="of:=IF(AND(ISNUMBER([.D634]);ISNUMBER([.H634]);[.D634]&lt;[.H634]);[.H634]-[.D6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5.p</text:p>
          </table:table-cell>
          <table:table-cell office:value-type="float" office:value="926" calcext:value-type="float">
            <text:p>926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style-name="ce635" table:formula="of:=IF(AND(ISNUMBER([.D635]);ISNUMBER([.H635]);[.D635]&gt;[.H635]);1;0)" office:value-type="float" office:value="0" calcext:value-type="float">
            <text:p>0</text:p>
          </table:table-cell>
          <table:table-cell table:style-name="ce1835" table:formula="of:=IF(AND(ISNUMBER([.D635]);ISNUMBER([.H635]);[.D635]&lt;[.H635]);1;0)" office:value-type="float" office:value="0" calcext:value-type="float">
            <text:p>0</text:p>
          </table:table-cell>
          <table:table-cell/>
          <table:table-cell table:formula="of:=IF(AND(ISNUMBER([.D635]);ISNUMBER([.H635]);[.D635]&gt;[.H635]);[.D635]-[.H635];0)" office:value-type="float" office:value="0" calcext:value-type="float">
            <text:p>0</text:p>
          </table:table-cell>
          <table:table-cell table:formula="of:=IF(AND(ISNUMBER([.D635]);ISNUMBER([.H635]);[.D635]&lt;[.H635]);[.H635]-[.D6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6.p</text:p>
          </table:table-cell>
          <table:table-cell office:value-type="float" office:value="946" calcext:value-type="float">
            <text:p>946</text:p>
          </table:table-cell>
          <table:table-cell office:value-type="float" office:value="95" calcext:value-type="float">
            <text:p>95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95" calcext:value-type="float">
            <text:p>95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style-name="ce636" table:formula="of:=IF(AND(ISNUMBER([.D636]);ISNUMBER([.H636]);[.D636]&gt;[.H636]);1;0)" office:value-type="float" office:value="0" calcext:value-type="float">
            <text:p>0</text:p>
          </table:table-cell>
          <table:table-cell table:style-name="ce1836" table:formula="of:=IF(AND(ISNUMBER([.D636]);ISNUMBER([.H636]);[.D636]&lt;[.H636]);1;0)" office:value-type="float" office:value="0" calcext:value-type="float">
            <text:p>0</text:p>
          </table:table-cell>
          <table:table-cell/>
          <table:table-cell table:formula="of:=IF(AND(ISNUMBER([.D636]);ISNUMBER([.H636]);[.D636]&gt;[.H636]);[.D636]-[.H636];0)" office:value-type="float" office:value="0" calcext:value-type="float">
            <text:p>0</text:p>
          </table:table-cell>
          <table:table-cell table:formula="of:=IF(AND(ISNUMBER([.D636]);ISNUMBER([.H636]);[.D636]&lt;[.H636]);[.H636]-[.D6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7.p</text:p>
          </table:table-cell>
          <table:table-cell office:value-type="float" office:value="966" calcext:value-type="float">
            <text:p>966</text:p>
          </table:table-cell>
          <table:table-cell office:value-type="float" office:value="97" calcext:value-type="float">
            <text:p>97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97" calcext:value-type="float">
            <text:p>97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style-name="ce637" table:formula="of:=IF(AND(ISNUMBER([.D637]);ISNUMBER([.H637]);[.D637]&gt;[.H637]);1;0)" office:value-type="float" office:value="0" calcext:value-type="float">
            <text:p>0</text:p>
          </table:table-cell>
          <table:table-cell table:style-name="ce1837" table:formula="of:=IF(AND(ISNUMBER([.D637]);ISNUMBER([.H637]);[.D637]&lt;[.H637]);1;0)" office:value-type="float" office:value="0" calcext:value-type="float">
            <text:p>0</text:p>
          </table:table-cell>
          <table:table-cell/>
          <table:table-cell table:formula="of:=IF(AND(ISNUMBER([.D637]);ISNUMBER([.H637]);[.D637]&gt;[.H637]);[.D637]-[.H637];0)" office:value-type="float" office:value="0" calcext:value-type="float">
            <text:p>0</text:p>
          </table:table-cell>
          <table:table-cell table:formula="of:=IF(AND(ISNUMBER([.D637]);ISNUMBER([.H637]);[.D637]&lt;[.H637]);[.H637]-[.D6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8.p</text:p>
          </table:table-cell>
          <table:table-cell office:value-type="float" office:value="986" calcext:value-type="float">
            <text:p>986</text:p>
          </table:table-cell>
          <table:table-cell office:value-type="float" office:value="99" calcext:value-type="float">
            <text:p>9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99" calcext:value-type="float">
            <text:p>99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style-name="ce638" table:formula="of:=IF(AND(ISNUMBER([.D638]);ISNUMBER([.H638]);[.D638]&gt;[.H638]);1;0)" office:value-type="float" office:value="0" calcext:value-type="float">
            <text:p>0</text:p>
          </table:table-cell>
          <table:table-cell table:style-name="ce1838" table:formula="of:=IF(AND(ISNUMBER([.D638]);ISNUMBER([.H638]);[.D638]&lt;[.H638]);1;0)" office:value-type="float" office:value="0" calcext:value-type="float">
            <text:p>0</text:p>
          </table:table-cell>
          <table:table-cell/>
          <table:table-cell table:formula="of:=IF(AND(ISNUMBER([.D638]);ISNUMBER([.H638]);[.D638]&gt;[.H638]);[.D638]-[.H638];0)" office:value-type="float" office:value="0" calcext:value-type="float">
            <text:p>0</text:p>
          </table:table-cell>
          <table:table-cell table:formula="of:=IF(AND(ISNUMBER([.D638]);ISNUMBER([.H638]);[.D638]&lt;[.H638]);[.H638]-[.D6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49.p</text:p>
          </table:table-cell>
          <table:table-cell office:value-type="float" office:value="1006" calcext:value-type="float">
            <text:p>1006</text:p>
          </table:table-cell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ce639" table:formula="of:=IF(AND(ISNUMBER([.D639]);ISNUMBER([.H639]);[.D639]&gt;[.H639]);1;0)" office:value-type="float" office:value="0" calcext:value-type="float">
            <text:p>0</text:p>
          </table:table-cell>
          <table:table-cell table:style-name="ce1839" table:formula="of:=IF(AND(ISNUMBER([.D639]);ISNUMBER([.H639]);[.D639]&lt;[.H639]);1;0)" office:value-type="float" office:value="0" calcext:value-type="float">
            <text:p>0</text:p>
          </table:table-cell>
          <table:table-cell/>
          <table:table-cell table:formula="of:=IF(AND(ISNUMBER([.D639]);ISNUMBER([.H639]);[.D639]&gt;[.H639]);[.D639]-[.H639];0)" office:value-type="float" office:value="0" calcext:value-type="float">
            <text:p>0</text:p>
          </table:table-cell>
          <table:table-cell table:formula="of:=IF(AND(ISNUMBER([.D639]);ISNUMBER([.H639]);[.D639]&lt;[.H639]);[.H639]-[.D6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1+1.050.p</text:p>
          </table:table-cell>
          <table:table-cell office:value-type="float" office:value="1026" calcext:value-type="float">
            <text:p>1026</text:p>
          </table:table-cell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style-name="ce640" table:formula="of:=IF(AND(ISNUMBER([.D640]);ISNUMBER([.H640]);[.D640]&gt;[.H640]);1;0)" office:value-type="float" office:value="0" calcext:value-type="float">
            <text:p>0</text:p>
          </table:table-cell>
          <table:table-cell table:style-name="ce1840" table:formula="of:=IF(AND(ISNUMBER([.D640]);ISNUMBER([.H640]);[.D640]&lt;[.H640]);1;0)" office:value-type="float" office:value="0" calcext:value-type="float">
            <text:p>0</text:p>
          </table:table-cell>
          <table:table-cell/>
          <table:table-cell table:formula="of:=IF(AND(ISNUMBER([.D640]);ISNUMBER([.H640]);[.D640]&gt;[.H640]);[.D640]-[.H640];0)" office:value-type="float" office:value="0" calcext:value-type="float">
            <text:p>0</text:p>
          </table:table-cell>
          <table:table-cell table:formula="of:=IF(AND(ISNUMBER([.D640]);ISNUMBER([.H640]);[.D640]&lt;[.H640]);[.H640]-[.D6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0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641" table:formula="of:=IF(AND(ISNUMBER([.D641]);ISNUMBER([.H641]);[.D641]&gt;[.H641]);1;0)" office:value-type="float" office:value="0" calcext:value-type="float">
            <text:p>0</text:p>
          </table:table-cell>
          <table:table-cell table:style-name="ce1841" table:formula="of:=IF(AND(ISNUMBER([.D641]);ISNUMBER([.H641]);[.D641]&lt;[.H641]);1;0)" office:value-type="float" office:value="0" calcext:value-type="float">
            <text:p>0</text:p>
          </table:table-cell>
          <table:table-cell/>
          <table:table-cell table:formula="of:=IF(AND(ISNUMBER([.D641]);ISNUMBER([.H641]);[.D641]&gt;[.H641]);[.D641]-[.H641];0)" office:value-type="float" office:value="0" calcext:value-type="float">
            <text:p>0</text:p>
          </table:table-cell>
          <table:table-cell table:formula="of:=IF(AND(ISNUMBER([.D641]);ISNUMBER([.H641]);[.D641]&lt;[.H641]);[.H641]-[.D6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02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642" table:formula="of:=IF(AND(ISNUMBER([.D642]);ISNUMBER([.H642]);[.D642]&gt;[.H642]);1;0)" office:value-type="float" office:value="0" calcext:value-type="float">
            <text:p>0</text:p>
          </table:table-cell>
          <table:table-cell table:style-name="ce1842" table:formula="of:=IF(AND(ISNUMBER([.D642]);ISNUMBER([.H642]);[.D642]&lt;[.H642]);1;0)" office:value-type="float" office:value="1" calcext:value-type="float">
            <text:p>1</text:p>
          </table:table-cell>
          <table:table-cell/>
          <table:table-cell table:formula="of:=IF(AND(ISNUMBER([.D642]);ISNUMBER([.H642]);[.D642]&gt;[.H642]);[.D642]-[.H642];0)" office:value-type="float" office:value="0" calcext:value-type="float">
            <text:p>0</text:p>
          </table:table-cell>
          <table:table-cell table:formula="of:=IF(AND(ISNUMBER([.D642]);ISNUMBER([.H642]);[.D642]&lt;[.H642]);[.H642]-[.D642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2+1.003.p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43" table:formula="of:=IF(AND(ISNUMBER([.D643]);ISNUMBER([.H643]);[.D643]&gt;[.H643]);1;0)" office:value-type="float" office:value="0" calcext:value-type="float">
            <text:p>0</text:p>
          </table:table-cell>
          <table:table-cell table:style-name="ce1843" table:formula="of:=IF(AND(ISNUMBER([.D643]);ISNUMBER([.H643]);[.D643]&lt;[.H643]);1;0)" office:value-type="float" office:value="1" calcext:value-type="float">
            <text:p>1</text:p>
          </table:table-cell>
          <table:table-cell/>
          <table:table-cell table:formula="of:=IF(AND(ISNUMBER([.D643]);ISNUMBER([.H643]);[.D643]&gt;[.H643]);[.D643]-[.H643];0)" office:value-type="float" office:value="0" calcext:value-type="float">
            <text:p>0</text:p>
          </table:table-cell>
          <table:table-cell table:formula="of:=IF(AND(ISNUMBER([.D643]);ISNUMBER([.H643]);[.D643]&lt;[.H643]);[.H643]-[.D643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2+1.004.p</text:p>
          </table:table-cell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44" table:formula="of:=IF(AND(ISNUMBER([.D644]);ISNUMBER([.H644]);[.D644]&gt;[.H644]);1;0)" office:value-type="float" office:value="1" calcext:value-type="float">
            <text:p>1</text:p>
          </table:table-cell>
          <table:table-cell table:style-name="ce1844" table:formula="of:=IF(AND(ISNUMBER([.D644]);ISNUMBER([.H644]);[.D644]&lt;[.H644]);1;0)" office:value-type="float" office:value="0" calcext:value-type="float">
            <text:p>0</text:p>
          </table:table-cell>
          <table:table-cell/>
          <table:table-cell table:formula="of:=IF(AND(ISNUMBER([.D644]);ISNUMBER([.H644]);[.D644]&gt;[.H644]);[.D644]-[.H644];0)" office:value-type="float" office:value="3" calcext:value-type="float">
            <text:p>3</text:p>
          </table:table-cell>
          <table:table-cell table:formula="of:=IF(AND(ISNUMBER([.D644]);ISNUMBER([.H644]);[.D644]&lt;[.H644]);[.H644]-[.D6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05.p</text:p>
          </table:table-cell>
          <table:table-cell office:value-type="float" office:value="479" calcext:value-type="float">
            <text:p>479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645" table:formula="of:=IF(AND(ISNUMBER([.D645]);ISNUMBER([.H645]);[.D645]&gt;[.H645]);1;0)" office:value-type="float" office:value="1" calcext:value-type="float">
            <text:p>1</text:p>
          </table:table-cell>
          <table:table-cell table:style-name="ce1845" table:formula="of:=IF(AND(ISNUMBER([.D645]);ISNUMBER([.H645]);[.D645]&lt;[.H645]);1;0)" office:value-type="float" office:value="0" calcext:value-type="float">
            <text:p>0</text:p>
          </table:table-cell>
          <table:table-cell/>
          <table:table-cell table:formula="of:=IF(AND(ISNUMBER([.D645]);ISNUMBER([.H645]);[.D645]&gt;[.H645]);[.D645]-[.H645];0)" office:value-type="float" office:value="15" calcext:value-type="float">
            <text:p>15</text:p>
          </table:table-cell>
          <table:table-cell table:formula="of:=IF(AND(ISNUMBER([.D645]);ISNUMBER([.H645]);[.D645]&lt;[.H645]);[.H645]-[.D6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06.p</text:p>
          </table:table-cell>
          <table:table-cell office:value-type="float" office:value="1119" calcext:value-type="float">
            <text:p>1119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646" table:formula="of:=IF(AND(ISNUMBER([.D646]);ISNUMBER([.H646]);[.D646]&gt;[.H646]);1;0)" office:value-type="float" office:value="1" calcext:value-type="float">
            <text:p>1</text:p>
          </table:table-cell>
          <table:table-cell table:style-name="ce1846" table:formula="of:=IF(AND(ISNUMBER([.D646]);ISNUMBER([.H646]);[.D646]&lt;[.H646]);1;0)" office:value-type="float" office:value="0" calcext:value-type="float">
            <text:p>0</text:p>
          </table:table-cell>
          <table:table-cell/>
          <table:table-cell table:formula="of:=IF(AND(ISNUMBER([.D646]);ISNUMBER([.H646]);[.D646]&gt;[.H646]);[.D646]-[.H646];0)" office:value-type="float" office:value="43" calcext:value-type="float">
            <text:p>43</text:p>
          </table:table-cell>
          <table:table-cell table:formula="of:=IF(AND(ISNUMBER([.D646]);ISNUMBER([.H646]);[.D646]&lt;[.H646]);[.H646]-[.D6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07.p</text:p>
          </table:table-cell>
          <table:table-cell office:value-type="float" office:value="2559" calcext:value-type="float">
            <text:p>255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647" table:formula="of:=IF(AND(ISNUMBER([.D647]);ISNUMBER([.H647]);[.D647]&gt;[.H647]);1;0)" office:value-type="float" office:value="1" calcext:value-type="float">
            <text:p>1</text:p>
          </table:table-cell>
          <table:table-cell table:style-name="ce1847" table:formula="of:=IF(AND(ISNUMBER([.D647]);ISNUMBER([.H647]);[.D647]&lt;[.H647]);1;0)" office:value-type="float" office:value="0" calcext:value-type="float">
            <text:p>0</text:p>
          </table:table-cell>
          <table:table-cell/>
          <table:table-cell table:formula="of:=IF(AND(ISNUMBER([.D647]);ISNUMBER([.H647]);[.D647]&gt;[.H647]);[.D647]-[.H647];0)" office:value-type="float" office:value="103" calcext:value-type="float">
            <text:p>103</text:p>
          </table:table-cell>
          <table:table-cell table:formula="of:=IF(AND(ISNUMBER([.D647]);ISNUMBER([.H647]);[.D647]&lt;[.H647]);[.H647]-[.D6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08.p</text:p>
          </table:table-cell>
          <table:table-cell office:value-type="float" office:value="5759" calcext:value-type="float">
            <text:p>5759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648" table:formula="of:=IF(AND(ISNUMBER([.D648]);ISNUMBER([.H648]);[.D648]&gt;[.H648]);1;0)" office:value-type="float" office:value="1" calcext:value-type="float">
            <text:p>1</text:p>
          </table:table-cell>
          <table:table-cell table:style-name="ce1848" table:formula="of:=IF(AND(ISNUMBER([.D648]);ISNUMBER([.H648]);[.D648]&lt;[.H648]);1;0)" office:value-type="float" office:value="0" calcext:value-type="float">
            <text:p>0</text:p>
          </table:table-cell>
          <table:table-cell/>
          <table:table-cell table:formula="of:=IF(AND(ISNUMBER([.D648]);ISNUMBER([.H648]);[.D648]&gt;[.H648]);[.D648]-[.H648];0)" office:value-type="float" office:value="227" calcext:value-type="float">
            <text:p>227</text:p>
          </table:table-cell>
          <table:table-cell table:formula="of:=IF(AND(ISNUMBER([.D648]);ISNUMBER([.H648]);[.D648]&lt;[.H648]);[.H648]-[.D6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09.p</text:p>
          </table:table-cell>
          <table:table-cell office:value-type="float" office:value="12799" calcext:value-type="float">
            <text:p>12799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649" table:formula="of:=IF(AND(ISNUMBER([.D649]);ISNUMBER([.H649]);[.D649]&gt;[.H649]);1;0)" office:value-type="float" office:value="1" calcext:value-type="float">
            <text:p>1</text:p>
          </table:table-cell>
          <table:table-cell table:style-name="ce1849" table:formula="of:=IF(AND(ISNUMBER([.D649]);ISNUMBER([.H649]);[.D649]&lt;[.H649]);1;0)" office:value-type="float" office:value="0" calcext:value-type="float">
            <text:p>0</text:p>
          </table:table-cell>
          <table:table-cell/>
          <table:table-cell table:formula="of:=IF(AND(ISNUMBER([.D649]);ISNUMBER([.H649]);[.D649]&gt;[.H649]);[.D649]-[.H649];0)" office:value-type="float" office:value="479" calcext:value-type="float">
            <text:p>479</text:p>
          </table:table-cell>
          <table:table-cell table:formula="of:=IF(AND(ISNUMBER([.D649]);ISNUMBER([.H649]);[.D649]&lt;[.H649]);[.H649]-[.D6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0.p</text:p>
          </table:table-cell>
          <table:table-cell office:value-type="float" office:value="28159" calcext:value-type="float">
            <text:p>28159</text:p>
          </table:table-cell>
          <table:table-cell office:value-type="float" office:value="1024" calcext:value-type="float">
            <text:p>102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650" table:formula="of:=IF(AND(ISNUMBER([.D650]);ISNUMBER([.H650]);[.D650]&gt;[.H650]);1;0)" office:value-type="float" office:value="1" calcext:value-type="float">
            <text:p>1</text:p>
          </table:table-cell>
          <table:table-cell table:style-name="ce1850" table:formula="of:=IF(AND(ISNUMBER([.D650]);ISNUMBER([.H650]);[.D650]&lt;[.H650]);1;0)" office:value-type="float" office:value="0" calcext:value-type="float">
            <text:p>0</text:p>
          </table:table-cell>
          <table:table-cell/>
          <table:table-cell table:formula="of:=IF(AND(ISNUMBER([.D650]);ISNUMBER([.H650]);[.D650]&gt;[.H650]);[.D650]-[.H650];0)" office:value-type="float" office:value="987" calcext:value-type="float">
            <text:p>987</text:p>
          </table:table-cell>
          <table:table-cell table:formula="of:=IF(AND(ISNUMBER([.D650]);ISNUMBER([.H650]);[.D650]&lt;[.H650]);[.H650]-[.D6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1.p</text:p>
          </table:table-cell>
          <table:table-cell office:value-type="float" office:value="61439" calcext:value-type="float">
            <text:p>61439</text:p>
          </table:table-cell>
          <table:table-cell office:value-type="float" office:value="2048" calcext:value-type="float">
            <text:p>20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651" table:formula="of:=IF(AND(ISNUMBER([.D651]);ISNUMBER([.H651]);[.D651]&gt;[.H651]);1;0)" office:value-type="float" office:value="1" calcext:value-type="float">
            <text:p>1</text:p>
          </table:table-cell>
          <table:table-cell table:style-name="ce1851" table:formula="of:=IF(AND(ISNUMBER([.D651]);ISNUMBER([.H651]);[.D651]&lt;[.H651]);1;0)" office:value-type="float" office:value="0" calcext:value-type="float">
            <text:p>0</text:p>
          </table:table-cell>
          <table:table-cell/>
          <table:table-cell table:formula="of:=IF(AND(ISNUMBER([.D651]);ISNUMBER([.H651]);[.D651]&gt;[.H651]);[.D651]-[.H651];0)" office:value-type="float" office:value="2007" calcext:value-type="float">
            <text:p>2007</text:p>
          </table:table-cell>
          <table:table-cell table:formula="of:=IF(AND(ISNUMBER([.D651]);ISNUMBER([.H651]);[.D651]&lt;[.H651]);[.H651]-[.D6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2.p</text:p>
          </table:table-cell>
          <table:table-cell office:value-type="float" office:value="133119" calcext:value-type="float">
            <text:p>133119</text:p>
          </table:table-cell>
          <table:table-cell office:value-type="float" office:value="4096" calcext:value-type="float">
            <text:p>409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652" table:formula="of:=IF(AND(ISNUMBER([.D652]);ISNUMBER([.H652]);[.D652]&gt;[.H652]);1;0)" office:value-type="float" office:value="1" calcext:value-type="float">
            <text:p>1</text:p>
          </table:table-cell>
          <table:table-cell table:style-name="ce1852" table:formula="of:=IF(AND(ISNUMBER([.D652]);ISNUMBER([.H652]);[.D652]&lt;[.H652]);1;0)" office:value-type="float" office:value="0" calcext:value-type="float">
            <text:p>0</text:p>
          </table:table-cell>
          <table:table-cell/>
          <table:table-cell table:formula="of:=IF(AND(ISNUMBER([.D652]);ISNUMBER([.H652]);[.D652]&gt;[.H652]);[.D652]-[.H652];0)" office:value-type="float" office:value="4051" calcext:value-type="float">
            <text:p>4051</text:p>
          </table:table-cell>
          <table:table-cell table:formula="of:=IF(AND(ISNUMBER([.D652]);ISNUMBER([.H652]);[.D652]&lt;[.H652]);[.H652]-[.D6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3.p</text:p>
          </table:table-cell>
          <table:table-cell office:value-type="float" office:value="286719" calcext:value-type="float">
            <text:p>286719</text:p>
          </table:table-cell>
          <table:table-cell office:value-type="float" office:value="8192" calcext:value-type="float">
            <text:p>819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653" table:formula="of:=IF(AND(ISNUMBER([.D653]);ISNUMBER([.H653]);[.D653]&gt;[.H653]);1;0)" office:value-type="float" office:value="1" calcext:value-type="float">
            <text:p>1</text:p>
          </table:table-cell>
          <table:table-cell table:style-name="ce1853" table:formula="of:=IF(AND(ISNUMBER([.D653]);ISNUMBER([.H653]);[.D653]&lt;[.H653]);1;0)" office:value-type="float" office:value="0" calcext:value-type="float">
            <text:p>0</text:p>
          </table:table-cell>
          <table:table-cell/>
          <table:table-cell table:formula="of:=IF(AND(ISNUMBER([.D653]);ISNUMBER([.H653]);[.D653]&gt;[.H653]);[.D653]-[.H653];0)" office:value-type="float" office:value="8143" calcext:value-type="float">
            <text:p>8143</text:p>
          </table:table-cell>
          <table:table-cell table:formula="of:=IF(AND(ISNUMBER([.D653]);ISNUMBER([.H653]);[.D653]&lt;[.H653]);[.H653]-[.D6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4.p</text:p>
          </table:table-cell>
          <table:table-cell office:value-type="float" office:value="614399" calcext:value-type="float">
            <text:p>614399</text:p>
          </table:table-cell>
          <table:table-cell office:value-type="float" office:value="16384" calcext:value-type="float">
            <text:p>1638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654" table:formula="of:=IF(AND(ISNUMBER([.D654]);ISNUMBER([.H654]);[.D654]&gt;[.H654]);1;0)" office:value-type="float" office:value="1" calcext:value-type="float">
            <text:p>1</text:p>
          </table:table-cell>
          <table:table-cell table:style-name="ce1854" table:formula="of:=IF(AND(ISNUMBER([.D654]);ISNUMBER([.H654]);[.D654]&lt;[.H654]);1;0)" office:value-type="float" office:value="0" calcext:value-type="float">
            <text:p>0</text:p>
          </table:table-cell>
          <table:table-cell/>
          <table:table-cell table:formula="of:=IF(AND(ISNUMBER([.D654]);ISNUMBER([.H654]);[.D654]&gt;[.H654]);[.D654]-[.H654];0)" office:value-type="float" office:value="16331" calcext:value-type="float">
            <text:p>16331</text:p>
          </table:table-cell>
          <table:table-cell table:formula="of:=IF(AND(ISNUMBER([.D654]);ISNUMBER([.H654]);[.D654]&lt;[.H654]);[.H654]-[.D6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5.p</text:p>
          </table:table-cell>
          <table:table-cell office:value-type="float" office:value="1310719" calcext:value-type="float">
            <text:p>1310719</text:p>
          </table:table-cell>
          <table:table-cell office:value-type="float" office:value="32768" calcext:value-type="float">
            <text:p>3276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655" table:formula="of:=IF(AND(ISNUMBER([.D655]);ISNUMBER([.H655]);[.D655]&gt;[.H655]);1;0)" office:value-type="float" office:value="1" calcext:value-type="float">
            <text:p>1</text:p>
          </table:table-cell>
          <table:table-cell table:style-name="ce1855" table:formula="of:=IF(AND(ISNUMBER([.D655]);ISNUMBER([.H655]);[.D655]&lt;[.H655]);1;0)" office:value-type="float" office:value="0" calcext:value-type="float">
            <text:p>0</text:p>
          </table:table-cell>
          <table:table-cell/>
          <table:table-cell table:formula="of:=IF(AND(ISNUMBER([.D655]);ISNUMBER([.H655]);[.D655]&gt;[.H655]);[.D655]-[.H655];0)" office:value-type="float" office:value="32711" calcext:value-type="float">
            <text:p>32711</text:p>
          </table:table-cell>
          <table:table-cell table:formula="of:=IF(AND(ISNUMBER([.D655]);ISNUMBER([.H655]);[.D655]&lt;[.H655]);[.H655]-[.D6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6.p</text:p>
          </table:table-cell>
          <table:table-cell office:value-type="float" office:value="2785279" calcext:value-type="float">
            <text:p>2785279</text:p>
          </table:table-cell>
          <table:table-cell office:value-type="float" office:value="65536" calcext:value-type="float">
            <text:p>6553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style-name="ce656" table:formula="of:=IF(AND(ISNUMBER([.D656]);ISNUMBER([.H656]);[.D656]&gt;[.H656]);1;0)" office:value-type="float" office:value="1" calcext:value-type="float">
            <text:p>1</text:p>
          </table:table-cell>
          <table:table-cell table:style-name="ce1856" table:formula="of:=IF(AND(ISNUMBER([.D656]);ISNUMBER([.H656]);[.D656]&lt;[.H656]);1;0)" office:value-type="float" office:value="0" calcext:value-type="float">
            <text:p>0</text:p>
          </table:table-cell>
          <table:table-cell/>
          <table:table-cell table:formula="of:=IF(AND(ISNUMBER([.D656]);ISNUMBER([.H656]);[.D656]&gt;[.H656]);[.D656]-[.H656];0)" office:value-type="float" office:value="65475" calcext:value-type="float">
            <text:p>65475</text:p>
          </table:table-cell>
          <table:table-cell table:formula="of:=IF(AND(ISNUMBER([.D656]);ISNUMBER([.H656]);[.D656]&lt;[.H656]);[.H656]-[.D6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7.p</text:p>
          </table:table-cell>
          <table:table-cell office:value-type="float" office:value="5898239" calcext:value-type="float">
            <text:p>589823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657" table:formula="of:=IF(AND(ISNUMBER([.D657]);ISNUMBER([.H657]);[.D657]&gt;[.H657]);1;0)" office:value-type="float" office:value="1" calcext:value-type="float">
            <text:p>1</text:p>
          </table:table-cell>
          <table:table-cell table:style-name="ce1857" table:formula="of:=IF(AND(ISNUMBER([.D657]);ISNUMBER([.H657]);[.D657]&lt;[.H657]);1;0)" office:value-type="float" office:value="0" calcext:value-type="float">
            <text:p>0</text:p>
          </table:table-cell>
          <table:table-cell/>
          <table:table-cell table:formula="of:=IF(AND(ISNUMBER([.D657]);ISNUMBER([.H657]);[.D657]&gt;[.H657]);[.D657]-[.H657];0)" office:value-type="float" office:value="131007" calcext:value-type="float">
            <text:p>131007</text:p>
          </table:table-cell>
          <table:table-cell table:formula="of:=IF(AND(ISNUMBER([.D657]);ISNUMBER([.H657]);[.D657]&lt;[.H657]);[.H657]-[.D6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8.p</text:p>
          </table:table-cell>
          <table:table-cell office:value-type="float" office:value="12451839" calcext:value-type="float">
            <text:p>12451839</text:p>
          </table:table-cell>
          <table:table-cell office:value-type="float" office:value="262144" calcext:value-type="float">
            <text:p>26214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658" table:formula="of:=IF(AND(ISNUMBER([.D658]);ISNUMBER([.H658]);[.D658]&gt;[.H658]);1;0)" office:value-type="float" office:value="1" calcext:value-type="float">
            <text:p>1</text:p>
          </table:table-cell>
          <table:table-cell table:style-name="ce1858" table:formula="of:=IF(AND(ISNUMBER([.D658]);ISNUMBER([.H658]);[.D658]&lt;[.H658]);1;0)" office:value-type="float" office:value="0" calcext:value-type="float">
            <text:p>0</text:p>
          </table:table-cell>
          <table:table-cell/>
          <table:table-cell table:formula="of:=IF(AND(ISNUMBER([.D658]);ISNUMBER([.H658]);[.D658]&gt;[.H658]);[.D658]-[.H658];0)" office:value-type="float" office:value="262075" calcext:value-type="float">
            <text:p>262075</text:p>
          </table:table-cell>
          <table:table-cell table:formula="of:=IF(AND(ISNUMBER([.D658]);ISNUMBER([.H658]);[.D658]&lt;[.H658]);[.H658]-[.D6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9.p</text:p>
          </table:table-cell>
          <table:table-cell office:value-type="float" office:value="26214399" calcext:value-type="float">
            <text:p>26214399</text:p>
          </table:table-cell>
          <table:table-cell office:value-type="float" office:value="524288" calcext:value-type="float">
            <text:p>52428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style-name="ce659" table:formula="of:=IF(AND(ISNUMBER([.D659]);ISNUMBER([.H659]);[.D659]&gt;[.H659]);1;0)" office:value-type="float" office:value="1" calcext:value-type="float">
            <text:p>1</text:p>
          </table:table-cell>
          <table:table-cell table:style-name="ce1859" table:formula="of:=IF(AND(ISNUMBER([.D659]);ISNUMBER([.H659]);[.D659]&lt;[.H659]);1;0)" office:value-type="float" office:value="0" calcext:value-type="float">
            <text:p>0</text:p>
          </table:table-cell>
          <table:table-cell/>
          <table:table-cell table:formula="of:=IF(AND(ISNUMBER([.D659]);ISNUMBER([.H659]);[.D659]&gt;[.H659]);[.D659]-[.H659];0)" office:value-type="float" office:value="524215" calcext:value-type="float">
            <text:p>524215</text:p>
          </table:table-cell>
          <table:table-cell table:formula="of:=IF(AND(ISNUMBER([.D659]);ISNUMBER([.H659]);[.D659]&lt;[.H659]);[.H659]-[.D6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0.p</text:p>
          </table:table-cell>
          <table:table-cell office:value-type="float" office:value="55050239" calcext:value-type="float">
            <text:p>5505023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ce660" table:formula="of:=IF(AND(ISNUMBER([.D660]);ISNUMBER([.H660]);[.D660]&gt;[.H660]);1;0)" office:value-type="float" office:value="1" calcext:value-type="float">
            <text:p>1</text:p>
          </table:table-cell>
          <table:table-cell table:style-name="ce1860" table:formula="of:=IF(AND(ISNUMBER([.D660]);ISNUMBER([.H660]);[.D660]&lt;[.H660]);1;0)" office:value-type="float" office:value="0" calcext:value-type="float">
            <text:p>0</text:p>
          </table:table-cell>
          <table:table-cell/>
          <table:table-cell table:formula="of:=IF(AND(ISNUMBER([.D660]);ISNUMBER([.H660]);[.D660]&gt;[.H660]);[.D660]-[.H660];0)" office:value-type="float" office:value="1048499" calcext:value-type="float">
            <text:p>1048499</text:p>
          </table:table-cell>
          <table:table-cell table:formula="of:=IF(AND(ISNUMBER([.D660]);ISNUMBER([.H660]);[.D660]&lt;[.H660]);[.H660]-[.D6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1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61" table:formula="of:=IF(AND(ISNUMBER([.D661]);ISNUMBER([.H661]);[.D661]&gt;[.H661]);1;0)" office:value-type="float" office:value="0" calcext:value-type="float">
            <text:p>0</text:p>
          </table:table-cell>
          <table:table-cell table:style-name="ce1861" table:formula="of:=IF(AND(ISNUMBER([.D661]);ISNUMBER([.H661]);[.D661]&lt;[.H661]);1;0)" office:value-type="float" office:value="0" calcext:value-type="float">
            <text:p>0</text:p>
          </table:table-cell>
          <table:table-cell/>
          <table:table-cell table:formula="of:=IF(AND(ISNUMBER([.D661]);ISNUMBER([.H661]);[.D661]&gt;[.H661]);[.D661]-[.H661];0)" office:value-type="float" office:value="0" calcext:value-type="float">
            <text:p>0</text:p>
          </table:table-cell>
          <table:table-cell table:formula="of:=IF(AND(ISNUMBER([.D661]);ISNUMBER([.H661]);[.D661]&lt;[.H661]);[.H661]-[.D6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2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62" table:formula="of:=IF(AND(ISNUMBER([.D662]);ISNUMBER([.H662]);[.D662]&gt;[.H662]);1;0)" office:value-type="float" office:value="0" calcext:value-type="float">
            <text:p>0</text:p>
          </table:table-cell>
          <table:table-cell table:style-name="ce1862" table:formula="of:=IF(AND(ISNUMBER([.D662]);ISNUMBER([.H662]);[.D662]&lt;[.H662]);1;0)" office:value-type="float" office:value="0" calcext:value-type="float">
            <text:p>0</text:p>
          </table:table-cell>
          <table:table-cell/>
          <table:table-cell table:formula="of:=IF(AND(ISNUMBER([.D662]);ISNUMBER([.H662]);[.D662]&gt;[.H662]);[.D662]-[.H662];0)" office:value-type="float" office:value="0" calcext:value-type="float">
            <text:p>0</text:p>
          </table:table-cell>
          <table:table-cell table:formula="of:=IF(AND(ISNUMBER([.D662]);ISNUMBER([.H662]);[.D662]&lt;[.H662]);[.H662]-[.D6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3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63" table:formula="of:=IF(AND(ISNUMBER([.D663]);ISNUMBER([.H663]);[.D663]&gt;[.H663]);1;0)" office:value-type="float" office:value="0" calcext:value-type="float">
            <text:p>0</text:p>
          </table:table-cell>
          <table:table-cell table:style-name="ce1863" table:formula="of:=IF(AND(ISNUMBER([.D663]);ISNUMBER([.H663]);[.D663]&lt;[.H663]);1;0)" office:value-type="float" office:value="0" calcext:value-type="float">
            <text:p>0</text:p>
          </table:table-cell>
          <table:table-cell/>
          <table:table-cell table:formula="of:=IF(AND(ISNUMBER([.D663]);ISNUMBER([.H663]);[.D663]&gt;[.H663]);[.D663]-[.H663];0)" office:value-type="float" office:value="0" calcext:value-type="float">
            <text:p>0</text:p>
          </table:table-cell>
          <table:table-cell table:formula="of:=IF(AND(ISNUMBER([.D663]);ISNUMBER([.H663]);[.D663]&lt;[.H663]);[.H663]-[.D6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4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64" table:formula="of:=IF(AND(ISNUMBER([.D664]);ISNUMBER([.H664]);[.D664]&gt;[.H664]);1;0)" office:value-type="float" office:value="0" calcext:value-type="float">
            <text:p>0</text:p>
          </table:table-cell>
          <table:table-cell table:style-name="ce1864" table:formula="of:=IF(AND(ISNUMBER([.D664]);ISNUMBER([.H664]);[.D664]&lt;[.H664]);1;0)" office:value-type="float" office:value="0" calcext:value-type="float">
            <text:p>0</text:p>
          </table:table-cell>
          <table:table-cell/>
          <table:table-cell table:formula="of:=IF(AND(ISNUMBER([.D664]);ISNUMBER([.H664]);[.D664]&gt;[.H664]);[.D664]-[.H664];0)" office:value-type="float" office:value="0" calcext:value-type="float">
            <text:p>0</text:p>
          </table:table-cell>
          <table:table-cell table:formula="of:=IF(AND(ISNUMBER([.D664]);ISNUMBER([.H664]);[.D664]&lt;[.H664]);[.H664]-[.D6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5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65" table:formula="of:=IF(AND(ISNUMBER([.D665]);ISNUMBER([.H665]);[.D665]&gt;[.H665]);1;0)" office:value-type="float" office:value="0" calcext:value-type="float">
            <text:p>0</text:p>
          </table:table-cell>
          <table:table-cell table:style-name="ce1865" table:formula="of:=IF(AND(ISNUMBER([.D665]);ISNUMBER([.H665]);[.D665]&lt;[.H665]);1;0)" office:value-type="float" office:value="0" calcext:value-type="float">
            <text:p>0</text:p>
          </table:table-cell>
          <table:table-cell/>
          <table:table-cell table:formula="of:=IF(AND(ISNUMBER([.D665]);ISNUMBER([.H665]);[.D665]&gt;[.H665]);[.D665]-[.H665];0)" office:value-type="float" office:value="0" calcext:value-type="float">
            <text:p>0</text:p>
          </table:table-cell>
          <table:table-cell table:formula="of:=IF(AND(ISNUMBER([.D665]);ISNUMBER([.H665]);[.D665]&lt;[.H665]);[.H665]-[.D6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6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66" table:formula="of:=IF(AND(ISNUMBER([.D666]);ISNUMBER([.H666]);[.D666]&gt;[.H666]);1;0)" office:value-type="float" office:value="0" calcext:value-type="float">
            <text:p>0</text:p>
          </table:table-cell>
          <table:table-cell table:style-name="ce1866" table:formula="of:=IF(AND(ISNUMBER([.D666]);ISNUMBER([.H666]);[.D666]&lt;[.H666]);1;0)" office:value-type="float" office:value="0" calcext:value-type="float">
            <text:p>0</text:p>
          </table:table-cell>
          <table:table-cell/>
          <table:table-cell table:formula="of:=IF(AND(ISNUMBER([.D666]);ISNUMBER([.H666]);[.D666]&gt;[.H666]);[.D666]-[.H666];0)" office:value-type="float" office:value="0" calcext:value-type="float">
            <text:p>0</text:p>
          </table:table-cell>
          <table:table-cell table:formula="of:=IF(AND(ISNUMBER([.D666]);ISNUMBER([.H666]);[.D666]&lt;[.H666]);[.H666]-[.D6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7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67" table:formula="of:=IF(AND(ISNUMBER([.D667]);ISNUMBER([.H667]);[.D667]&gt;[.H667]);1;0)" office:value-type="float" office:value="0" calcext:value-type="float">
            <text:p>0</text:p>
          </table:table-cell>
          <table:table-cell table:style-name="ce1867" table:formula="of:=IF(AND(ISNUMBER([.D667]);ISNUMBER([.H667]);[.D667]&lt;[.H667]);1;0)" office:value-type="float" office:value="0" calcext:value-type="float">
            <text:p>0</text:p>
          </table:table-cell>
          <table:table-cell/>
          <table:table-cell table:formula="of:=IF(AND(ISNUMBER([.D667]);ISNUMBER([.H667]);[.D667]&gt;[.H667]);[.D667]-[.H667];0)" office:value-type="float" office:value="0" calcext:value-type="float">
            <text:p>0</text:p>
          </table:table-cell>
          <table:table-cell table:formula="of:=IF(AND(ISNUMBER([.D667]);ISNUMBER([.H667]);[.D667]&lt;[.H667]);[.H667]-[.D6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8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68" table:formula="of:=IF(AND(ISNUMBER([.D668]);ISNUMBER([.H668]);[.D668]&gt;[.H668]);1;0)" office:value-type="float" office:value="0" calcext:value-type="float">
            <text:p>0</text:p>
          </table:table-cell>
          <table:table-cell table:style-name="ce1868" table:formula="of:=IF(AND(ISNUMBER([.D668]);ISNUMBER([.H668]);[.D668]&lt;[.H668]);1;0)" office:value-type="float" office:value="0" calcext:value-type="float">
            <text:p>0</text:p>
          </table:table-cell>
          <table:table-cell/>
          <table:table-cell table:formula="of:=IF(AND(ISNUMBER([.D668]);ISNUMBER([.H668]);[.D668]&gt;[.H668]);[.D668]-[.H668];0)" office:value-type="float" office:value="0" calcext:value-type="float">
            <text:p>0</text:p>
          </table:table-cell>
          <table:table-cell table:formula="of:=IF(AND(ISNUMBER([.D668]);ISNUMBER([.H668]);[.D668]&lt;[.H668]);[.H668]-[.D6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9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69" table:formula="of:=IF(AND(ISNUMBER([.D669]);ISNUMBER([.H669]);[.D669]&gt;[.H669]);1;0)" office:value-type="float" office:value="0" calcext:value-type="float">
            <text:p>0</text:p>
          </table:table-cell>
          <table:table-cell table:style-name="ce1869" table:formula="of:=IF(AND(ISNUMBER([.D669]);ISNUMBER([.H669]);[.D669]&lt;[.H669]);1;0)" office:value-type="float" office:value="0" calcext:value-type="float">
            <text:p>0</text:p>
          </table:table-cell>
          <table:table-cell/>
          <table:table-cell table:formula="of:=IF(AND(ISNUMBER([.D669]);ISNUMBER([.H669]);[.D669]&gt;[.H669]);[.D669]-[.H669];0)" office:value-type="float" office:value="0" calcext:value-type="float">
            <text:p>0</text:p>
          </table:table-cell>
          <table:table-cell table:formula="of:=IF(AND(ISNUMBER([.D669]);ISNUMBER([.H669]);[.D669]&lt;[.H669]);[.H669]-[.D6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0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70" table:formula="of:=IF(AND(ISNUMBER([.D670]);ISNUMBER([.H670]);[.D670]&gt;[.H670]);1;0)" office:value-type="float" office:value="0" calcext:value-type="float">
            <text:p>0</text:p>
          </table:table-cell>
          <table:table-cell table:style-name="ce1870" table:formula="of:=IF(AND(ISNUMBER([.D670]);ISNUMBER([.H670]);[.D670]&lt;[.H670]);1;0)" office:value-type="float" office:value="0" calcext:value-type="float">
            <text:p>0</text:p>
          </table:table-cell>
          <table:table-cell/>
          <table:table-cell table:formula="of:=IF(AND(ISNUMBER([.D670]);ISNUMBER([.H670]);[.D670]&gt;[.H670]);[.D670]-[.H670];0)" office:value-type="float" office:value="0" calcext:value-type="float">
            <text:p>0</text:p>
          </table:table-cell>
          <table:table-cell table:formula="of:=IF(AND(ISNUMBER([.D670]);ISNUMBER([.H670]);[.D670]&lt;[.H670]);[.H670]-[.D6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1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71" table:formula="of:=IF(AND(ISNUMBER([.D671]);ISNUMBER([.H671]);[.D671]&gt;[.H671]);1;0)" office:value-type="float" office:value="0" calcext:value-type="float">
            <text:p>0</text:p>
          </table:table-cell>
          <table:table-cell table:style-name="ce1871" table:formula="of:=IF(AND(ISNUMBER([.D671]);ISNUMBER([.H671]);[.D671]&lt;[.H671]);1;0)" office:value-type="float" office:value="0" calcext:value-type="float">
            <text:p>0</text:p>
          </table:table-cell>
          <table:table-cell/>
          <table:table-cell table:formula="of:=IF(AND(ISNUMBER([.D671]);ISNUMBER([.H671]);[.D671]&gt;[.H671]);[.D671]-[.H671];0)" office:value-type="float" office:value="0" calcext:value-type="float">
            <text:p>0</text:p>
          </table:table-cell>
          <table:table-cell table:formula="of:=IF(AND(ISNUMBER([.D671]);ISNUMBER([.H671]);[.D671]&lt;[.H671]);[.H671]-[.D6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2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72" table:formula="of:=IF(AND(ISNUMBER([.D672]);ISNUMBER([.H672]);[.D672]&gt;[.H672]);1;0)" office:value-type="float" office:value="0" calcext:value-type="float">
            <text:p>0</text:p>
          </table:table-cell>
          <table:table-cell table:style-name="ce1872" table:formula="of:=IF(AND(ISNUMBER([.D672]);ISNUMBER([.H672]);[.D672]&lt;[.H672]);1;0)" office:value-type="float" office:value="0" calcext:value-type="float">
            <text:p>0</text:p>
          </table:table-cell>
          <table:table-cell/>
          <table:table-cell table:formula="of:=IF(AND(ISNUMBER([.D672]);ISNUMBER([.H672]);[.D672]&gt;[.H672]);[.D672]-[.H672];0)" office:value-type="float" office:value="0" calcext:value-type="float">
            <text:p>0</text:p>
          </table:table-cell>
          <table:table-cell table:formula="of:=IF(AND(ISNUMBER([.D672]);ISNUMBER([.H672]);[.D672]&lt;[.H672]);[.H672]-[.D6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3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73" table:formula="of:=IF(AND(ISNUMBER([.D673]);ISNUMBER([.H673]);[.D673]&gt;[.H673]);1;0)" office:value-type="float" office:value="0" calcext:value-type="float">
            <text:p>0</text:p>
          </table:table-cell>
          <table:table-cell table:style-name="ce1873" table:formula="of:=IF(AND(ISNUMBER([.D673]);ISNUMBER([.H673]);[.D673]&lt;[.H673]);1;0)" office:value-type="float" office:value="0" calcext:value-type="float">
            <text:p>0</text:p>
          </table:table-cell>
          <table:table-cell/>
          <table:table-cell table:formula="of:=IF(AND(ISNUMBER([.D673]);ISNUMBER([.H673]);[.D673]&gt;[.H673]);[.D673]-[.H673];0)" office:value-type="float" office:value="0" calcext:value-type="float">
            <text:p>0</text:p>
          </table:table-cell>
          <table:table-cell table:formula="of:=IF(AND(ISNUMBER([.D673]);ISNUMBER([.H673]);[.D673]&lt;[.H673]);[.H673]-[.D6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4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74" table:formula="of:=IF(AND(ISNUMBER([.D674]);ISNUMBER([.H674]);[.D674]&gt;[.H674]);1;0)" office:value-type="float" office:value="0" calcext:value-type="float">
            <text:p>0</text:p>
          </table:table-cell>
          <table:table-cell table:style-name="ce1874" table:formula="of:=IF(AND(ISNUMBER([.D674]);ISNUMBER([.H674]);[.D674]&lt;[.H674]);1;0)" office:value-type="float" office:value="0" calcext:value-type="float">
            <text:p>0</text:p>
          </table:table-cell>
          <table:table-cell/>
          <table:table-cell table:formula="of:=IF(AND(ISNUMBER([.D674]);ISNUMBER([.H674]);[.D674]&gt;[.H674]);[.D674]-[.H674];0)" office:value-type="float" office:value="0" calcext:value-type="float">
            <text:p>0</text:p>
          </table:table-cell>
          <table:table-cell table:formula="of:=IF(AND(ISNUMBER([.D674]);ISNUMBER([.H674]);[.D674]&lt;[.H674]);[.H674]-[.D6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5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75" table:formula="of:=IF(AND(ISNUMBER([.D675]);ISNUMBER([.H675]);[.D675]&gt;[.H675]);1;0)" office:value-type="float" office:value="0" calcext:value-type="float">
            <text:p>0</text:p>
          </table:table-cell>
          <table:table-cell table:style-name="ce1875" table:formula="of:=IF(AND(ISNUMBER([.D675]);ISNUMBER([.H675]);[.D675]&lt;[.H675]);1;0)" office:value-type="float" office:value="0" calcext:value-type="float">
            <text:p>0</text:p>
          </table:table-cell>
          <table:table-cell/>
          <table:table-cell table:formula="of:=IF(AND(ISNUMBER([.D675]);ISNUMBER([.H675]);[.D675]&gt;[.H675]);[.D675]-[.H675];0)" office:value-type="float" office:value="0" calcext:value-type="float">
            <text:p>0</text:p>
          </table:table-cell>
          <table:table-cell table:formula="of:=IF(AND(ISNUMBER([.D675]);ISNUMBER([.H675]);[.D675]&lt;[.H675]);[.H675]-[.D6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6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76" table:formula="of:=IF(AND(ISNUMBER([.D676]);ISNUMBER([.H676]);[.D676]&gt;[.H676]);1;0)" office:value-type="float" office:value="0" calcext:value-type="float">
            <text:p>0</text:p>
          </table:table-cell>
          <table:table-cell table:style-name="ce1876" table:formula="of:=IF(AND(ISNUMBER([.D676]);ISNUMBER([.H676]);[.D676]&lt;[.H676]);1;0)" office:value-type="float" office:value="0" calcext:value-type="float">
            <text:p>0</text:p>
          </table:table-cell>
          <table:table-cell/>
          <table:table-cell table:formula="of:=IF(AND(ISNUMBER([.D676]);ISNUMBER([.H676]);[.D676]&gt;[.H676]);[.D676]-[.H676];0)" office:value-type="float" office:value="0" calcext:value-type="float">
            <text:p>0</text:p>
          </table:table-cell>
          <table:table-cell table:formula="of:=IF(AND(ISNUMBER([.D676]);ISNUMBER([.H676]);[.D676]&lt;[.H676]);[.H676]-[.D6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7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77" table:formula="of:=IF(AND(ISNUMBER([.D677]);ISNUMBER([.H677]);[.D677]&gt;[.H677]);1;0)" office:value-type="float" office:value="0" calcext:value-type="float">
            <text:p>0</text:p>
          </table:table-cell>
          <table:table-cell table:style-name="ce1877" table:formula="of:=IF(AND(ISNUMBER([.D677]);ISNUMBER([.H677]);[.D677]&lt;[.H677]);1;0)" office:value-type="float" office:value="0" calcext:value-type="float">
            <text:p>0</text:p>
          </table:table-cell>
          <table:table-cell/>
          <table:table-cell table:formula="of:=IF(AND(ISNUMBER([.D677]);ISNUMBER([.H677]);[.D677]&gt;[.H677]);[.D677]-[.H677];0)" office:value-type="float" office:value="0" calcext:value-type="float">
            <text:p>0</text:p>
          </table:table-cell>
          <table:table-cell table:formula="of:=IF(AND(ISNUMBER([.D677]);ISNUMBER([.H677]);[.D677]&lt;[.H677]);[.H677]-[.D6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8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78" table:formula="of:=IF(AND(ISNUMBER([.D678]);ISNUMBER([.H678]);[.D678]&gt;[.H678]);1;0)" office:value-type="float" office:value="0" calcext:value-type="float">
            <text:p>0</text:p>
          </table:table-cell>
          <table:table-cell table:style-name="ce1878" table:formula="of:=IF(AND(ISNUMBER([.D678]);ISNUMBER([.H678]);[.D678]&lt;[.H678]);1;0)" office:value-type="float" office:value="0" calcext:value-type="float">
            <text:p>0</text:p>
          </table:table-cell>
          <table:table-cell/>
          <table:table-cell table:formula="of:=IF(AND(ISNUMBER([.D678]);ISNUMBER([.H678]);[.D678]&gt;[.H678]);[.D678]-[.H678];0)" office:value-type="float" office:value="0" calcext:value-type="float">
            <text:p>0</text:p>
          </table:table-cell>
          <table:table-cell table:formula="of:=IF(AND(ISNUMBER([.D678]);ISNUMBER([.H678]);[.D678]&lt;[.H678]);[.H678]-[.D6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9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79" table:formula="of:=IF(AND(ISNUMBER([.D679]);ISNUMBER([.H679]);[.D679]&gt;[.H679]);1;0)" office:value-type="float" office:value="0" calcext:value-type="float">
            <text:p>0</text:p>
          </table:table-cell>
          <table:table-cell table:style-name="ce1879" table:formula="of:=IF(AND(ISNUMBER([.D679]);ISNUMBER([.H679]);[.D679]&lt;[.H679]);1;0)" office:value-type="float" office:value="0" calcext:value-type="float">
            <text:p>0</text:p>
          </table:table-cell>
          <table:table-cell/>
          <table:table-cell table:formula="of:=IF(AND(ISNUMBER([.D679]);ISNUMBER([.H679]);[.D679]&gt;[.H679]);[.D679]-[.H679];0)" office:value-type="float" office:value="0" calcext:value-type="float">
            <text:p>0</text:p>
          </table:table-cell>
          <table:table-cell table:formula="of:=IF(AND(ISNUMBER([.D679]);ISNUMBER([.H679]);[.D679]&lt;[.H679]);[.H679]-[.D6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0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80" table:formula="of:=IF(AND(ISNUMBER([.D680]);ISNUMBER([.H680]);[.D680]&gt;[.H680]);1;0)" office:value-type="float" office:value="0" calcext:value-type="float">
            <text:p>0</text:p>
          </table:table-cell>
          <table:table-cell table:style-name="ce1880" table:formula="of:=IF(AND(ISNUMBER([.D680]);ISNUMBER([.H680]);[.D680]&lt;[.H680]);1;0)" office:value-type="float" office:value="0" calcext:value-type="float">
            <text:p>0</text:p>
          </table:table-cell>
          <table:table-cell/>
          <table:table-cell table:formula="of:=IF(AND(ISNUMBER([.D680]);ISNUMBER([.H680]);[.D680]&gt;[.H680]);[.D680]-[.H680];0)" office:value-type="float" office:value="0" calcext:value-type="float">
            <text:p>0</text:p>
          </table:table-cell>
          <table:table-cell table:formula="of:=IF(AND(ISNUMBER([.D680]);ISNUMBER([.H680]);[.D680]&lt;[.H680]);[.H680]-[.D6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1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81" table:formula="of:=IF(AND(ISNUMBER([.D681]);ISNUMBER([.H681]);[.D681]&gt;[.H681]);1;0)" office:value-type="float" office:value="0" calcext:value-type="float">
            <text:p>0</text:p>
          </table:table-cell>
          <table:table-cell table:style-name="ce1881" table:formula="of:=IF(AND(ISNUMBER([.D681]);ISNUMBER([.H681]);[.D681]&lt;[.H681]);1;0)" office:value-type="float" office:value="0" calcext:value-type="float">
            <text:p>0</text:p>
          </table:table-cell>
          <table:table-cell/>
          <table:table-cell table:formula="of:=IF(AND(ISNUMBER([.D681]);ISNUMBER([.H681]);[.D681]&gt;[.H681]);[.D681]-[.H681];0)" office:value-type="float" office:value="0" calcext:value-type="float">
            <text:p>0</text:p>
          </table:table-cell>
          <table:table-cell table:formula="of:=IF(AND(ISNUMBER([.D681]);ISNUMBER([.H681]);[.D681]&lt;[.H681]);[.H681]-[.D6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2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82" table:formula="of:=IF(AND(ISNUMBER([.D682]);ISNUMBER([.H682]);[.D682]&gt;[.H682]);1;0)" office:value-type="float" office:value="0" calcext:value-type="float">
            <text:p>0</text:p>
          </table:table-cell>
          <table:table-cell table:style-name="ce1882" table:formula="of:=IF(AND(ISNUMBER([.D682]);ISNUMBER([.H682]);[.D682]&lt;[.H682]);1;0)" office:value-type="float" office:value="0" calcext:value-type="float">
            <text:p>0</text:p>
          </table:table-cell>
          <table:table-cell/>
          <table:table-cell table:formula="of:=IF(AND(ISNUMBER([.D682]);ISNUMBER([.H682]);[.D682]&gt;[.H682]);[.D682]-[.H682];0)" office:value-type="float" office:value="0" calcext:value-type="float">
            <text:p>0</text:p>
          </table:table-cell>
          <table:table-cell table:formula="of:=IF(AND(ISNUMBER([.D682]);ISNUMBER([.H682]);[.D682]&lt;[.H682]);[.H682]-[.D6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3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83" table:formula="of:=IF(AND(ISNUMBER([.D683]);ISNUMBER([.H683]);[.D683]&gt;[.H683]);1;0)" office:value-type="float" office:value="0" calcext:value-type="float">
            <text:p>0</text:p>
          </table:table-cell>
          <table:table-cell table:style-name="ce1883" table:formula="of:=IF(AND(ISNUMBER([.D683]);ISNUMBER([.H683]);[.D683]&lt;[.H683]);1;0)" office:value-type="float" office:value="0" calcext:value-type="float">
            <text:p>0</text:p>
          </table:table-cell>
          <table:table-cell/>
          <table:table-cell table:formula="of:=IF(AND(ISNUMBER([.D683]);ISNUMBER([.H683]);[.D683]&gt;[.H683]);[.D683]-[.H683];0)" office:value-type="float" office:value="0" calcext:value-type="float">
            <text:p>0</text:p>
          </table:table-cell>
          <table:table-cell table:formula="of:=IF(AND(ISNUMBER([.D683]);ISNUMBER([.H683]);[.D683]&lt;[.H683]);[.H683]-[.D6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4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84" table:formula="of:=IF(AND(ISNUMBER([.D684]);ISNUMBER([.H684]);[.D684]&gt;[.H684]);1;0)" office:value-type="float" office:value="0" calcext:value-type="float">
            <text:p>0</text:p>
          </table:table-cell>
          <table:table-cell table:style-name="ce1884" table:formula="of:=IF(AND(ISNUMBER([.D684]);ISNUMBER([.H684]);[.D684]&lt;[.H684]);1;0)" office:value-type="float" office:value="0" calcext:value-type="float">
            <text:p>0</text:p>
          </table:table-cell>
          <table:table-cell/>
          <table:table-cell table:formula="of:=IF(AND(ISNUMBER([.D684]);ISNUMBER([.H684]);[.D684]&gt;[.H684]);[.D684]-[.H684];0)" office:value-type="float" office:value="0" calcext:value-type="float">
            <text:p>0</text:p>
          </table:table-cell>
          <table:table-cell table:formula="of:=IF(AND(ISNUMBER([.D684]);ISNUMBER([.H684]);[.D684]&lt;[.H684]);[.H684]-[.D6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5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85" table:formula="of:=IF(AND(ISNUMBER([.D685]);ISNUMBER([.H685]);[.D685]&gt;[.H685]);1;0)" office:value-type="float" office:value="0" calcext:value-type="float">
            <text:p>0</text:p>
          </table:table-cell>
          <table:table-cell table:style-name="ce1885" table:formula="of:=IF(AND(ISNUMBER([.D685]);ISNUMBER([.H685]);[.D685]&lt;[.H685]);1;0)" office:value-type="float" office:value="0" calcext:value-type="float">
            <text:p>0</text:p>
          </table:table-cell>
          <table:table-cell/>
          <table:table-cell table:formula="of:=IF(AND(ISNUMBER([.D685]);ISNUMBER([.H685]);[.D685]&gt;[.H685]);[.D685]-[.H685];0)" office:value-type="float" office:value="0" calcext:value-type="float">
            <text:p>0</text:p>
          </table:table-cell>
          <table:table-cell table:formula="of:=IF(AND(ISNUMBER([.D685]);ISNUMBER([.H685]);[.D685]&lt;[.H685]);[.H685]-[.D6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6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86" table:formula="of:=IF(AND(ISNUMBER([.D686]);ISNUMBER([.H686]);[.D686]&gt;[.H686]);1;0)" office:value-type="float" office:value="0" calcext:value-type="float">
            <text:p>0</text:p>
          </table:table-cell>
          <table:table-cell table:style-name="ce1886" table:formula="of:=IF(AND(ISNUMBER([.D686]);ISNUMBER([.H686]);[.D686]&lt;[.H686]);1;0)" office:value-type="float" office:value="0" calcext:value-type="float">
            <text:p>0</text:p>
          </table:table-cell>
          <table:table-cell/>
          <table:table-cell table:formula="of:=IF(AND(ISNUMBER([.D686]);ISNUMBER([.H686]);[.D686]&gt;[.H686]);[.D686]-[.H686];0)" office:value-type="float" office:value="0" calcext:value-type="float">
            <text:p>0</text:p>
          </table:table-cell>
          <table:table-cell table:formula="of:=IF(AND(ISNUMBER([.D686]);ISNUMBER([.H686]);[.D686]&lt;[.H686]);[.H686]-[.D6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7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87" table:formula="of:=IF(AND(ISNUMBER([.D687]);ISNUMBER([.H687]);[.D687]&gt;[.H687]);1;0)" office:value-type="float" office:value="0" calcext:value-type="float">
            <text:p>0</text:p>
          </table:table-cell>
          <table:table-cell table:style-name="ce1887" table:formula="of:=IF(AND(ISNUMBER([.D687]);ISNUMBER([.H687]);[.D687]&lt;[.H687]);1;0)" office:value-type="float" office:value="0" calcext:value-type="float">
            <text:p>0</text:p>
          </table:table-cell>
          <table:table-cell/>
          <table:table-cell table:formula="of:=IF(AND(ISNUMBER([.D687]);ISNUMBER([.H687]);[.D687]&gt;[.H687]);[.D687]-[.H687];0)" office:value-type="float" office:value="0" calcext:value-type="float">
            <text:p>0</text:p>
          </table:table-cell>
          <table:table-cell table:formula="of:=IF(AND(ISNUMBER([.D687]);ISNUMBER([.H687]);[.D687]&lt;[.H687]);[.H687]-[.D6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8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88" table:formula="of:=IF(AND(ISNUMBER([.D688]);ISNUMBER([.H688]);[.D688]&gt;[.H688]);1;0)" office:value-type="float" office:value="0" calcext:value-type="float">
            <text:p>0</text:p>
          </table:table-cell>
          <table:table-cell table:style-name="ce1888" table:formula="of:=IF(AND(ISNUMBER([.D688]);ISNUMBER([.H688]);[.D688]&lt;[.H688]);1;0)" office:value-type="float" office:value="0" calcext:value-type="float">
            <text:p>0</text:p>
          </table:table-cell>
          <table:table-cell/>
          <table:table-cell table:formula="of:=IF(AND(ISNUMBER([.D688]);ISNUMBER([.H688]);[.D688]&gt;[.H688]);[.D688]-[.H688];0)" office:value-type="float" office:value="0" calcext:value-type="float">
            <text:p>0</text:p>
          </table:table-cell>
          <table:table-cell table:formula="of:=IF(AND(ISNUMBER([.D688]);ISNUMBER([.H688]);[.D688]&lt;[.H688]);[.H688]-[.D6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9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89" table:formula="of:=IF(AND(ISNUMBER([.D689]);ISNUMBER([.H689]);[.D689]&gt;[.H689]);1;0)" office:value-type="float" office:value="0" calcext:value-type="float">
            <text:p>0</text:p>
          </table:table-cell>
          <table:table-cell table:style-name="ce1889" table:formula="of:=IF(AND(ISNUMBER([.D689]);ISNUMBER([.H689]);[.D689]&lt;[.H689]);1;0)" office:value-type="float" office:value="0" calcext:value-type="float">
            <text:p>0</text:p>
          </table:table-cell>
          <table:table-cell/>
          <table:table-cell table:formula="of:=IF(AND(ISNUMBER([.D689]);ISNUMBER([.H689]);[.D689]&gt;[.H689]);[.D689]-[.H689];0)" office:value-type="float" office:value="0" calcext:value-type="float">
            <text:p>0</text:p>
          </table:table-cell>
          <table:table-cell table:formula="of:=IF(AND(ISNUMBER([.D689]);ISNUMBER([.H689]);[.D689]&lt;[.H689]);[.H689]-[.D6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50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90" table:formula="of:=IF(AND(ISNUMBER([.D690]);ISNUMBER([.H690]);[.D690]&gt;[.H690]);1;0)" office:value-type="float" office:value="0" calcext:value-type="float">
            <text:p>0</text:p>
          </table:table-cell>
          <table:table-cell table:style-name="ce1890" table:formula="of:=IF(AND(ISNUMBER([.D690]);ISNUMBER([.H690]);[.D690]&lt;[.H690]);1;0)" office:value-type="float" office:value="0" calcext:value-type="float">
            <text:p>0</text:p>
          </table:table-cell>
          <table:table-cell/>
          <table:table-cell table:formula="of:=IF(AND(ISNUMBER([.D690]);ISNUMBER([.H690]);[.D690]&gt;[.H690]);[.D690]-[.H690];0)" office:value-type="float" office:value="0" calcext:value-type="float">
            <text:p>0</text:p>
          </table:table-cell>
          <table:table-cell table:formula="of:=IF(AND(ISNUMBER([.D690]);ISNUMBER([.H690]);[.D690]&lt;[.H690]);[.H690]-[.D6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001+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691" table:formula="of:=IF(AND(ISNUMBER([.D691]);ISNUMBER([.H691]);[.D691]&gt;[.H691]);1;0)" office:value-type="float" office:value="0" calcext:value-type="float">
            <text:p>0</text:p>
          </table:table-cell>
          <table:table-cell table:style-name="ce1891" table:formula="of:=IF(AND(ISNUMBER([.D691]);ISNUMBER([.H691]);[.D691]&lt;[.H691]);1;0)" office:value-type="float" office:value="0" calcext:value-type="float">
            <text:p>0</text:p>
          </table:table-cell>
          <table:table-cell/>
          <table:table-cell table:formula="of:=IF(AND(ISNUMBER([.D691]);ISNUMBER([.H691]);[.D691]&gt;[.H691]);[.D691]-[.H691];0)" office:value-type="float" office:value="0" calcext:value-type="float">
            <text:p>0</text:p>
          </table:table-cell>
          <table:table-cell table:formula="of:=IF(AND(ISNUMBER([.D691]);ISNUMBER([.H691]);[.D691]&lt;[.H691]);[.H691]-[.D6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007+1.014.p</text:p>
          </table:table-cell>
          <table:table-cell office:value-type="string" calcext:value-type="string">
            <text:p>memout</text:p>
          </table:table-cell>
          <table:table-cell table:number-columns-repeated="3"/>
          <table:table-cell office:value-type="string" calcext:value-type="string">
            <text:p>memout</text:p>
          </table:table-cell>
          <table:table-cell table:number-columns-repeated="4"/>
          <table:table-cell table:style-name="ce692" table:formula="of:=IF(AND(ISNUMBER([.D692]);ISNUMBER([.H692]);[.D692]&gt;[.H692]);1;0)" office:value-type="float" office:value="0" calcext:value-type="float">
            <text:p>0</text:p>
          </table:table-cell>
          <table:table-cell table:style-name="ce1892" table:formula="of:=IF(AND(ISNUMBER([.D692]);ISNUMBER([.H692]);[.D692]&lt;[.H692]);1;0)" office:value-type="float" office:value="0" calcext:value-type="float">
            <text:p>0</text:p>
          </table:table-cell>
          <table:table-cell/>
          <table:table-cell table:formula="of:=IF(AND(ISNUMBER([.D692]);ISNUMBER([.H692]);[.D692]&gt;[.H692]);[.D692]-[.H692];0)" office:value-type="float" office:value="0" calcext:value-type="float">
            <text:p>0</text:p>
          </table:table-cell>
          <table:table-cell table:formula="of:=IF(AND(ISNUMBER([.D692]);ISNUMBER([.H692]);[.D692]&lt;[.H692]);[.H692]-[.D6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040+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693" table:formula="of:=IF(AND(ISNUMBER([.D693]);ISNUMBER([.H693]);[.D693]&gt;[.H693]);1;0)" office:value-type="float" office:value="0" calcext:value-type="float">
            <text:p>0</text:p>
          </table:table-cell>
          <table:table-cell table:style-name="ce1893" table:formula="of:=IF(AND(ISNUMBER([.D693]);ISNUMBER([.H693]);[.D693]&lt;[.H693]);1;0)" office:value-type="float" office:value="0" calcext:value-type="float">
            <text:p>0</text:p>
          </table:table-cell>
          <table:table-cell/>
          <table:table-cell table:formula="of:=IF(AND(ISNUMBER([.D693]);ISNUMBER([.H693]);[.D693]&gt;[.H693]);[.D693]-[.H693];0)" office:value-type="float" office:value="0" calcext:value-type="float">
            <text:p>0</text:p>
          </table:table-cell>
          <table:table-cell table:formula="of:=IF(AND(ISNUMBER([.D693]);ISNUMBER([.H693]);[.D693]&lt;[.H693]);[.H693]-[.D6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041+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694" table:formula="of:=IF(AND(ISNUMBER([.D694]);ISNUMBER([.H694]);[.D694]&gt;[.H694]);1;0)" office:value-type="float" office:value="0" calcext:value-type="float">
            <text:p>0</text:p>
          </table:table-cell>
          <table:table-cell table:style-name="ce1894" table:formula="of:=IF(AND(ISNUMBER([.D694]);ISNUMBER([.H694]);[.D694]&lt;[.H694]);1;0)" office:value-type="float" office:value="0" calcext:value-type="float">
            <text:p>0</text:p>
          </table:table-cell>
          <table:table-cell/>
          <table:table-cell table:formula="of:=IF(AND(ISNUMBER([.D694]);ISNUMBER([.H694]);[.D694]&gt;[.H694]);[.D694]-[.H694];0)" office:value-type="float" office:value="0" calcext:value-type="float">
            <text:p>0</text:p>
          </table:table-cell>
          <table:table-cell table:formula="of:=IF(AND(ISNUMBER([.D694]);ISNUMBER([.H694]);[.D694]&lt;[.H694]);[.H694]-[.D6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044+1.p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95" table:formula="of:=IF(AND(ISNUMBER([.D695]);ISNUMBER([.H695]);[.D695]&gt;[.H695]);1;0)" office:value-type="float" office:value="0" calcext:value-type="float">
            <text:p>0</text:p>
          </table:table-cell>
          <table:table-cell table:style-name="ce1895" table:formula="of:=IF(AND(ISNUMBER([.D695]);ISNUMBER([.H695]);[.D695]&lt;[.H695]);1;0)" office:value-type="float" office:value="0" calcext:value-type="float">
            <text:p>0</text:p>
          </table:table-cell>
          <table:table-cell/>
          <table:table-cell table:formula="of:=IF(AND(ISNUMBER([.D695]);ISNUMBER([.H695]);[.D695]&gt;[.H695]);[.D695]-[.H695];0)" office:value-type="float" office:value="0" calcext:value-type="float">
            <text:p>0</text:p>
          </table:table-cell>
          <table:table-cell table:formula="of:=IF(AND(ISNUMBER([.D695]);ISNUMBER([.H695]);[.D695]&lt;[.H695]);[.H695]-[.D6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045+1.p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96" table:formula="of:=IF(AND(ISNUMBER([.D696]);ISNUMBER([.H696]);[.D696]&gt;[.H696]);1;0)" office:value-type="float" office:value="0" calcext:value-type="float">
            <text:p>0</text:p>
          </table:table-cell>
          <table:table-cell table:style-name="ce1896" table:formula="of:=IF(AND(ISNUMBER([.D696]);ISNUMBER([.H696]);[.D696]&lt;[.H696]);1;0)" office:value-type="float" office:value="0" calcext:value-type="float">
            <text:p>0</text:p>
          </table:table-cell>
          <table:table-cell/>
          <table:table-cell table:formula="of:=IF(AND(ISNUMBER([.D696]);ISNUMBER([.H696]);[.D696]&gt;[.H696]);[.D696]-[.H696];0)" office:value-type="float" office:value="0" calcext:value-type="float">
            <text:p>0</text:p>
          </table:table-cell>
          <table:table-cell table:formula="of:=IF(AND(ISNUMBER([.D696]);ISNUMBER([.H696]);[.D696]&lt;[.H696]);[.H696]-[.D6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046+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697" table:formula="of:=IF(AND(ISNUMBER([.D697]);ISNUMBER([.H697]);[.D697]&gt;[.H697]);1;0)" office:value-type="float" office:value="0" calcext:value-type="float">
            <text:p>0</text:p>
          </table:table-cell>
          <table:table-cell table:style-name="ce1897" table:formula="of:=IF(AND(ISNUMBER([.D697]);ISNUMBER([.H697]);[.D697]&lt;[.H697]);1;0)" office:value-type="float" office:value="0" calcext:value-type="float">
            <text:p>0</text:p>
          </table:table-cell>
          <table:table-cell/>
          <table:table-cell table:formula="of:=IF(AND(ISNUMBER([.D697]);ISNUMBER([.H697]);[.D697]&gt;[.H697]);[.D697]-[.H697];0)" office:value-type="float" office:value="0" calcext:value-type="float">
            <text:p>0</text:p>
          </table:table-cell>
          <table:table-cell table:formula="of:=IF(AND(ISNUMBER([.D697]);ISNUMBER([.H697]);[.D697]&lt;[.H697]);[.H697]-[.D6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047+1.p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98" table:formula="of:=IF(AND(ISNUMBER([.D698]);ISNUMBER([.H698]);[.D698]&gt;[.H698]);1;0)" office:value-type="float" office:value="0" calcext:value-type="float">
            <text:p>0</text:p>
          </table:table-cell>
          <table:table-cell table:style-name="ce1898" table:formula="of:=IF(AND(ISNUMBER([.D698]);ISNUMBER([.H698]);[.D698]&lt;[.H698]);1;0)" office:value-type="float" office:value="0" calcext:value-type="float">
            <text:p>0</text:p>
          </table:table-cell>
          <table:table-cell/>
          <table:table-cell table:formula="of:=IF(AND(ISNUMBER([.D698]);ISNUMBER([.H698]);[.D698]&gt;[.H698]);[.D698]-[.H698];0)" office:value-type="float" office:value="0" calcext:value-type="float">
            <text:p>0</text:p>
          </table:table-cell>
          <table:table-cell table:formula="of:=IF(AND(ISNUMBER([.D698]);ISNUMBER([.H698]);[.D698]&lt;[.H698]);[.H698]-[.D6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387+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699" table:formula="of:=IF(AND(ISNUMBER([.D699]);ISNUMBER([.H699]);[.D699]&gt;[.H699]);1;0)" office:value-type="float" office:value="0" calcext:value-type="float">
            <text:p>0</text:p>
          </table:table-cell>
          <table:table-cell table:style-name="ce1899" table:formula="of:=IF(AND(ISNUMBER([.D699]);ISNUMBER([.H699]);[.D699]&lt;[.H699]);1;0)" office:value-type="float" office:value="0" calcext:value-type="float">
            <text:p>0</text:p>
          </table:table-cell>
          <table:table-cell/>
          <table:table-cell table:formula="of:=IF(AND(ISNUMBER([.D699]);ISNUMBER([.H699]);[.D699]&gt;[.H699]);[.D699]-[.H699];0)" office:value-type="float" office:value="0" calcext:value-type="float">
            <text:p>0</text:p>
          </table:table-cell>
          <table:table-cell table:formula="of:=IF(AND(ISNUMBER([.D699]);ISNUMBER([.H699]);[.D699]&lt;[.H699]);[.H699]-[.D6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388+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700" table:formula="of:=IF(AND(ISNUMBER([.D700]);ISNUMBER([.H700]);[.D700]&gt;[.H700]);1;0)" office:value-type="float" office:value="0" calcext:value-type="float">
            <text:p>0</text:p>
          </table:table-cell>
          <table:table-cell table:style-name="ce1900" table:formula="of:=IF(AND(ISNUMBER([.D700]);ISNUMBER([.H700]);[.D700]&lt;[.H700]);1;0)" office:value-type="float" office:value="0" calcext:value-type="float">
            <text:p>0</text:p>
          </table:table-cell>
          <table:table-cell/>
          <table:table-cell table:formula="of:=IF(AND(ISNUMBER([.D700]);ISNUMBER([.H700]);[.D700]&gt;[.H700]);[.D700]-[.H700];0)" office:value-type="float" office:value="0" calcext:value-type="float">
            <text:p>0</text:p>
          </table:table-cell>
          <table:table-cell table:formula="of:=IF(AND(ISNUMBER([.D700]);ISNUMBER([.H700]);[.D700]&lt;[.H700]);[.H700]-[.D7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389+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701" table:formula="of:=IF(AND(ISNUMBER([.D701]);ISNUMBER([.H701]);[.D701]&gt;[.H701]);1;0)" office:value-type="float" office:value="0" calcext:value-type="float">
            <text:p>0</text:p>
          </table:table-cell>
          <table:table-cell table:style-name="ce1901" table:formula="of:=IF(AND(ISNUMBER([.D701]);ISNUMBER([.H701]);[.D701]&lt;[.H701]);1;0)" office:value-type="float" office:value="0" calcext:value-type="float">
            <text:p>0</text:p>
          </table:table-cell>
          <table:table-cell/>
          <table:table-cell table:formula="of:=IF(AND(ISNUMBER([.D701]);ISNUMBER([.H701]);[.D701]&gt;[.H701]);[.D701]-[.H701];0)" office:value-type="float" office:value="0" calcext:value-type="float">
            <text:p>0</text:p>
          </table:table-cell>
          <table:table-cell table:formula="of:=IF(AND(ISNUMBER([.D701]);ISNUMBER([.H701]);[.D701]&lt;[.H701]);[.H701]-[.D7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390+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702" table:formula="of:=IF(AND(ISNUMBER([.D702]);ISNUMBER([.H702]);[.D702]&gt;[.H702]);1;0)" office:value-type="float" office:value="0" calcext:value-type="float">
            <text:p>0</text:p>
          </table:table-cell>
          <table:table-cell table:style-name="ce1902" table:formula="of:=IF(AND(ISNUMBER([.D702]);ISNUMBER([.H702]);[.D702]&lt;[.H702]);1;0)" office:value-type="float" office:value="0" calcext:value-type="float">
            <text:p>0</text:p>
          </table:table-cell>
          <table:table-cell/>
          <table:table-cell table:formula="of:=IF(AND(ISNUMBER([.D702]);ISNUMBER([.H702]);[.D702]&gt;[.H702]);[.D702]-[.H702];0)" office:value-type="float" office:value="0" calcext:value-type="float">
            <text:p>0</text:p>
          </table:table-cell>
          <table:table-cell table:formula="of:=IF(AND(ISNUMBER([.D702]);ISNUMBER([.H702]);[.D702]&lt;[.H702]);[.H702]-[.D7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391+1.p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03" table:formula="of:=IF(AND(ISNUMBER([.D703]);ISNUMBER([.H703]);[.D703]&gt;[.H703]);1;0)" office:value-type="float" office:value="0" calcext:value-type="float">
            <text:p>0</text:p>
          </table:table-cell>
          <table:table-cell table:style-name="ce1903" table:formula="of:=IF(AND(ISNUMBER([.D703]);ISNUMBER([.H703]);[.D703]&lt;[.H703]);1;0)" office:value-type="float" office:value="0" calcext:value-type="float">
            <text:p>0</text:p>
          </table:table-cell>
          <table:table-cell/>
          <table:table-cell table:formula="of:=IF(AND(ISNUMBER([.D703]);ISNUMBER([.H703]);[.D703]&gt;[.H703]);[.D703]-[.H703];0)" office:value-type="float" office:value="0" calcext:value-type="float">
            <text:p>0</text:p>
          </table:table-cell>
          <table:table-cell table:formula="of:=IF(AND(ISNUMBER([.D703]);ISNUMBER([.H703]);[.D703]&lt;[.H703]);[.H703]-[.D7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392+1.p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704" table:formula="of:=IF(AND(ISNUMBER([.D704]);ISNUMBER([.H704]);[.D704]&gt;[.H704]);1;0)" office:value-type="float" office:value="0" calcext:value-type="float">
            <text:p>0</text:p>
          </table:table-cell>
          <table:table-cell table:style-name="ce1904" table:formula="of:=IF(AND(ISNUMBER([.D704]);ISNUMBER([.H704]);[.D704]&lt;[.H704]);1;0)" office:value-type="float" office:value="1" calcext:value-type="float">
            <text:p>1</text:p>
          </table:table-cell>
          <table:table-cell/>
          <table:table-cell table:formula="of:=IF(AND(ISNUMBER([.D704]);ISNUMBER([.H704]);[.D704]&gt;[.H704]);[.D704]-[.H704];0)" office:value-type="float" office:value="0" calcext:value-type="float">
            <text:p>0</text:p>
          </table:table-cell>
          <table:table-cell table:formula="of:=IF(AND(ISNUMBER([.D704]);ISNUMBER([.H704]);[.D704]&lt;[.H704]);[.H704]-[.D704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393+1.p</text:p>
          </table:table-cell>
          <table:table-cell office:value-type="float" office:value="159" calcext:value-type="float">
            <text:p>15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05" table:formula="of:=IF(AND(ISNUMBER([.D705]);ISNUMBER([.H705]);[.D705]&gt;[.H705]);1;0)" office:value-type="float" office:value="0" calcext:value-type="float">
            <text:p>0</text:p>
          </table:table-cell>
          <table:table-cell table:style-name="ce1905" table:formula="of:=IF(AND(ISNUMBER([.D705]);ISNUMBER([.H705]);[.D705]&lt;[.H705]);1;0)" office:value-type="float" office:value="0" calcext:value-type="float">
            <text:p>0</text:p>
          </table:table-cell>
          <table:table-cell/>
          <table:table-cell table:formula="of:=IF(AND(ISNUMBER([.D705]);ISNUMBER([.H705]);[.D705]&gt;[.H705]);[.D705]-[.H705];0)" office:value-type="float" office:value="0" calcext:value-type="float">
            <text:p>0</text:p>
          </table:table-cell>
          <table:table-cell table:formula="of:=IF(AND(ISNUMBER([.D705]);ISNUMBER([.H705]);[.D705]&lt;[.H705]);[.H705]-[.D7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416+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706" table:formula="of:=IF(AND(ISNUMBER([.D706]);ISNUMBER([.H706]);[.D706]&gt;[.H706]);1;0)" office:value-type="float" office:value="0" calcext:value-type="float">
            <text:p>0</text:p>
          </table:table-cell>
          <table:table-cell table:style-name="ce1906" table:formula="of:=IF(AND(ISNUMBER([.D706]);ISNUMBER([.H706]);[.D706]&lt;[.H706]);1;0)" office:value-type="float" office:value="0" calcext:value-type="float">
            <text:p>0</text:p>
          </table:table-cell>
          <table:table-cell/>
          <table:table-cell table:formula="of:=IF(AND(ISNUMBER([.D706]);ISNUMBER([.H706]);[.D706]&gt;[.H706]);[.D706]-[.H706];0)" office:value-type="float" office:value="0" calcext:value-type="float">
            <text:p>0</text:p>
          </table:table-cell>
          <table:table-cell table:formula="of:=IF(AND(ISNUMBER([.D706]);ISNUMBER([.H706]);[.D706]&lt;[.H706]);[.H706]-[.D7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915+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707" table:formula="of:=IF(AND(ISNUMBER([.D707]);ISNUMBER([.H707]);[.D707]&gt;[.H707]);1;0)" office:value-type="float" office:value="0" calcext:value-type="float">
            <text:p>0</text:p>
          </table:table-cell>
          <table:table-cell table:style-name="ce1907" table:formula="of:=IF(AND(ISNUMBER([.D707]);ISNUMBER([.H707]);[.D707]&lt;[.H707]);1;0)" office:value-type="float" office:value="0" calcext:value-type="float">
            <text:p>0</text:p>
          </table:table-cell>
          <table:table-cell/>
          <table:table-cell table:formula="of:=IF(AND(ISNUMBER([.D707]);ISNUMBER([.H707]);[.D707]&gt;[.H707]);[.D707]-[.H707];0)" office:value-type="float" office:value="0" calcext:value-type="float">
            <text:p>0</text:p>
          </table:table-cell>
          <table:table-cell table:formula="of:=IF(AND(ISNUMBER([.D707]);ISNUMBER([.H707]);[.D707]&lt;[.H707]);[.H707]-[.D7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916+1.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08" table:formula="of:=IF(AND(ISNUMBER([.D708]);ISNUMBER([.H708]);[.D708]&gt;[.H708]);1;0)" office:value-type="float" office:value="0" calcext:value-type="float">
            <text:p>0</text:p>
          </table:table-cell>
          <table:table-cell table:style-name="ce1908" table:formula="of:=IF(AND(ISNUMBER([.D708]);ISNUMBER([.H708]);[.D708]&lt;[.H708]);1;0)" office:value-type="float" office:value="0" calcext:value-type="float">
            <text:p>0</text:p>
          </table:table-cell>
          <table:table-cell/>
          <table:table-cell table:formula="of:=IF(AND(ISNUMBER([.D708]);ISNUMBER([.H708]);[.D708]&gt;[.H708]);[.D708]-[.H708];0)" office:value-type="float" office:value="0" calcext:value-type="float">
            <text:p>0</text:p>
          </table:table-cell>
          <table:table-cell table:formula="of:=IF(AND(ISNUMBER([.D708]);ISNUMBER([.H708]);[.D708]&lt;[.H708]);[.H708]-[.D7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977+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709" table:formula="of:=IF(AND(ISNUMBER([.D709]);ISNUMBER([.H709]);[.D709]&gt;[.H709]);1;0)" office:value-type="float" office:value="0" calcext:value-type="float">
            <text:p>0</text:p>
          </table:table-cell>
          <table:table-cell table:style-name="ce1909" table:formula="of:=IF(AND(ISNUMBER([.D709]);ISNUMBER([.H709]);[.D709]&lt;[.H709]);1;0)" office:value-type="float" office:value="0" calcext:value-type="float">
            <text:p>0</text:p>
          </table:table-cell>
          <table:table-cell/>
          <table:table-cell table:formula="of:=IF(AND(ISNUMBER([.D709]);ISNUMBER([.H709]);[.D709]&gt;[.H709]);[.D709]-[.H709];0)" office:value-type="float" office:value="0" calcext:value-type="float">
            <text:p>0</text:p>
          </table:table-cell>
          <table:table-cell table:formula="of:=IF(AND(ISNUMBER([.D709]);ISNUMBER([.H709]);[.D709]&lt;[.H709]);[.H709]-[.D7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978+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710" table:formula="of:=IF(AND(ISNUMBER([.D710]);ISNUMBER([.H710]);[.D710]&gt;[.H710]);1;0)" office:value-type="float" office:value="0" calcext:value-type="float">
            <text:p>0</text:p>
          </table:table-cell>
          <table:table-cell table:style-name="ce1910" table:formula="of:=IF(AND(ISNUMBER([.D710]);ISNUMBER([.H710]);[.D710]&lt;[.H710]);1;0)" office:value-type="float" office:value="0" calcext:value-type="float">
            <text:p>0</text:p>
          </table:table-cell>
          <table:table-cell/>
          <table:table-cell table:formula="of:=IF(AND(ISNUMBER([.D710]);ISNUMBER([.H710]);[.D710]&gt;[.H710]);[.D710]-[.H710];0)" office:value-type="float" office:value="0" calcext:value-type="float">
            <text:p>0</text:p>
          </table:table-cell>
          <table:table-cell table:formula="of:=IF(AND(ISNUMBER([.D710]);ISNUMBER([.H710]);[.D710]&lt;[.H710]);[.H710]-[.D7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ross0x.p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711" table:formula="of:=IF(AND(ISNUMBER([.D711]);ISNUMBER([.H711]);[.D711]&gt;[.H711]);1;0)" office:value-type="float" office:value="0" calcext:value-type="float">
            <text:p>0</text:p>
          </table:table-cell>
          <table:table-cell table:style-name="ce1911" table:formula="of:=IF(AND(ISNUMBER([.D711]);ISNUMBER([.H711]);[.D711]&lt;[.H711]);1;0)" office:value-type="float" office:value="0" calcext:value-type="float">
            <text:p>0</text:p>
          </table:table-cell>
          <table:table-cell/>
          <table:table-cell table:formula="of:=IF(AND(ISNUMBER([.D711]);ISNUMBER([.H711]);[.D711]&gt;[.H711]);[.D711]-[.H711];0)" office:value-type="float" office:value="0" calcext:value-type="float">
            <text:p>0</text:p>
          </table:table-cell>
          <table:table-cell table:formula="of:=IF(AND(ISNUMBER([.D711]);ISNUMBER([.H711]);[.D711]&lt;[.H711]);[.H711]-[.D7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ross1x.p</text:p>
          </table:table-cell>
          <table:table-cell office:value-type="float" office:value="358" calcext:value-type="float">
            <text:p>358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712" table:formula="of:=IF(AND(ISNUMBER([.D712]);ISNUMBER([.H712]);[.D712]&gt;[.H712]);1;0)" office:value-type="float" office:value="0" calcext:value-type="float">
            <text:p>0</text:p>
          </table:table-cell>
          <table:table-cell table:style-name="ce1912" table:formula="of:=IF(AND(ISNUMBER([.D712]);ISNUMBER([.H712]);[.D712]&lt;[.H712]);1;0)" office:value-type="float" office:value="1" calcext:value-type="float">
            <text:p>1</text:p>
          </table:table-cell>
          <table:table-cell/>
          <table:table-cell table:formula="of:=IF(AND(ISNUMBER([.D712]);ISNUMBER([.H712]);[.D712]&gt;[.H712]);[.D712]-[.H712];0)" office:value-type="float" office:value="0" calcext:value-type="float">
            <text:p>0</text:p>
          </table:table-cell>
          <table:table-cell table:formula="of:=IF(AND(ISNUMBER([.D712]);ISNUMBER([.H712]);[.D712]&lt;[.H712]);[.H712]-[.D712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ross2x.p</text:p>
          </table:table-cell>
          <table:table-cell office:value-type="float" office:value="10121" calcext:value-type="float">
            <text:p>10121</text:p>
          </table:table-cell>
          <table:table-cell office:value-type="float" office:value="1236" calcext:value-type="float">
            <text:p>123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713" table:formula="of:=IF(AND(ISNUMBER([.D713]);ISNUMBER([.H713]);[.D713]&gt;[.H713]);1;0)" office:value-type="float" office:value="0" calcext:value-type="float">
            <text:p>0</text:p>
          </table:table-cell>
          <table:table-cell table:style-name="ce1913" table:formula="of:=IF(AND(ISNUMBER([.D713]);ISNUMBER([.H713]);[.D713]&lt;[.H713]);1;0)" office:value-type="float" office:value="0" calcext:value-type="float">
            <text:p>0</text:p>
          </table:table-cell>
          <table:table-cell/>
          <table:table-cell table:formula="of:=IF(AND(ISNUMBER([.D713]);ISNUMBER([.H713]);[.D713]&gt;[.H713]);[.D713]-[.H713];0)" office:value-type="float" office:value="0" calcext:value-type="float">
            <text:p>0</text:p>
          </table:table-cell>
          <table:table-cell table:formula="of:=IF(AND(ISNUMBER([.D713]);ISNUMBER([.H713]);[.D713]&lt;[.H713]);[.H713]-[.D7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ross3x.p</text:p>
          </table:table-cell>
          <table:table-cell office:value-type="float" office:value="34949" calcext:value-type="float">
            <text:p>34949</text:p>
          </table:table-cell>
          <table:table-cell office:value-type="float" office:value="4449" calcext:value-type="float">
            <text:p>4449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714" table:formula="of:=IF(AND(ISNUMBER([.D714]);ISNUMBER([.H714]);[.D714]&gt;[.H714]);1;0)" office:value-type="float" office:value="0" calcext:value-type="float">
            <text:p>0</text:p>
          </table:table-cell>
          <table:table-cell table:style-name="ce1914" table:formula="of:=IF(AND(ISNUMBER([.D714]);ISNUMBER([.H714]);[.D714]&lt;[.H714]);1;0)" office:value-type="float" office:value="0" calcext:value-type="float">
            <text:p>0</text:p>
          </table:table-cell>
          <table:table-cell/>
          <table:table-cell table:formula="of:=IF(AND(ISNUMBER([.D714]);ISNUMBER([.H714]);[.D714]&gt;[.H714]);[.D714]-[.H714];0)" office:value-type="float" office:value="0" calcext:value-type="float">
            <text:p>0</text:p>
          </table:table-cell>
          <table:table-cell table:formula="of:=IF(AND(ISNUMBER([.D714]);ISNUMBER([.H714]);[.D714]&lt;[.H714]);[.H714]-[.D7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bind0x.p</text:p>
          </table:table-cell>
          <table:table-cell office:value-type="float" office:value="126" calcext:value-type="float">
            <text:p>1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715" table:formula="of:=IF(AND(ISNUMBER([.D715]);ISNUMBER([.H715]);[.D715]&gt;[.H715]);1;0)" office:value-type="float" office:value="0" calcext:value-type="float">
            <text:p>0</text:p>
          </table:table-cell>
          <table:table-cell table:style-name="ce1915" table:formula="of:=IF(AND(ISNUMBER([.D715]);ISNUMBER([.H715]);[.D715]&lt;[.H715]);1;0)" office:value-type="float" office:value="0" calcext:value-type="float">
            <text:p>0</text:p>
          </table:table-cell>
          <table:table-cell/>
          <table:table-cell table:formula="of:=IF(AND(ISNUMBER([.D715]);ISNUMBER([.H715]);[.D715]&gt;[.H715]);[.D715]-[.H715];0)" office:value-type="float" office:value="0" calcext:value-type="float">
            <text:p>0</text:p>
          </table:table-cell>
          <table:table-cell table:formula="of:=IF(AND(ISNUMBER([.D715]);ISNUMBER([.H715]);[.D715]&lt;[.H715]);[.H715]-[.D7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bind1x.p</text:p>
          </table:table-cell>
          <table:table-cell office:value-type="float" office:value="562" calcext:value-type="float">
            <text:p>562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716" table:formula="of:=IF(AND(ISNUMBER([.D716]);ISNUMBER([.H716]);[.D716]&gt;[.H716]);1;0)" office:value-type="float" office:value="1" calcext:value-type="float">
            <text:p>1</text:p>
          </table:table-cell>
          <table:table-cell table:style-name="ce1916" table:formula="of:=IF(AND(ISNUMBER([.D716]);ISNUMBER([.H716]);[.D716]&lt;[.H716]);1;0)" office:value-type="float" office:value="0" calcext:value-type="float">
            <text:p>0</text:p>
          </table:table-cell>
          <table:table-cell/>
          <table:table-cell table:formula="of:=IF(AND(ISNUMBER([.D716]);ISNUMBER([.H716]);[.D716]&gt;[.H716]);[.D716]-[.H716];0)" office:value-type="float" office:value="1" calcext:value-type="float">
            <text:p>1</text:p>
          </table:table-cell>
          <table:table-cell table:formula="of:=IF(AND(ISNUMBER([.D716]);ISNUMBER([.H716]);[.D716]&lt;[.H716]);[.H716]-[.D7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bind2x.p</text:p>
          </table:table-cell>
          <table:table-cell office:value-type="float" office:value="10364" calcext:value-type="float">
            <text:p>10364</text:p>
          </table:table-cell>
          <table:table-cell office:value-type="float" office:value="1289" calcext:value-type="float">
            <text:p>128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717" table:formula="of:=IF(AND(ISNUMBER([.D717]);ISNUMBER([.H717]);[.D717]&gt;[.H717]);1;0)" office:value-type="float" office:value="0" calcext:value-type="float">
            <text:p>0</text:p>
          </table:table-cell>
          <table:table-cell table:style-name="ce1917" table:formula="of:=IF(AND(ISNUMBER([.D717]);ISNUMBER([.H717]);[.D717]&lt;[.H717]);1;0)" office:value-type="float" office:value="0" calcext:value-type="float">
            <text:p>0</text:p>
          </table:table-cell>
          <table:table-cell/>
          <table:table-cell table:formula="of:=IF(AND(ISNUMBER([.D717]);ISNUMBER([.H717]);[.D717]&gt;[.H717]);[.D717]-[.H717];0)" office:value-type="float" office:value="0" calcext:value-type="float">
            <text:p>0</text:p>
          </table:table-cell>
          <table:table-cell table:formula="of:=IF(AND(ISNUMBER([.D717]);ISNUMBER([.H717]);[.D717]&lt;[.H717]);[.H717]-[.D7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cross0x.p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718" table:formula="of:=IF(AND(ISNUMBER([.D718]);ISNUMBER([.H718]);[.D718]&gt;[.H718]);1;0)" office:value-type="float" office:value="0" calcext:value-type="float">
            <text:p>0</text:p>
          </table:table-cell>
          <table:table-cell table:style-name="ce1918" table:formula="of:=IF(AND(ISNUMBER([.D718]);ISNUMBER([.H718]);[.D718]&lt;[.H718]);1;0)" office:value-type="float" office:value="0" calcext:value-type="float">
            <text:p>0</text:p>
          </table:table-cell>
          <table:table-cell/>
          <table:table-cell table:formula="of:=IF(AND(ISNUMBER([.D718]);ISNUMBER([.H718]);[.D718]&gt;[.H718]);[.D718]-[.H718];0)" office:value-type="float" office:value="0" calcext:value-type="float">
            <text:p>0</text:p>
          </table:table-cell>
          <table:table-cell table:formula="of:=IF(AND(ISNUMBER([.D718]);ISNUMBER([.H718]);[.D718]&lt;[.H718]);[.H718]-[.D7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cross1x.p</text:p>
          </table:table-cell>
          <table:table-cell office:value-type="float" office:value="553" calcext:value-type="float">
            <text:p>553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719" table:formula="of:=IF(AND(ISNUMBER([.D719]);ISNUMBER([.H719]);[.D719]&gt;[.H719]);1;0)" office:value-type="float" office:value="0" calcext:value-type="float">
            <text:p>0</text:p>
          </table:table-cell>
          <table:table-cell table:style-name="ce1919" table:formula="of:=IF(AND(ISNUMBER([.D719]);ISNUMBER([.H719]);[.D719]&lt;[.H719]);1;0)" office:value-type="float" office:value="0" calcext:value-type="float">
            <text:p>0</text:p>
          </table:table-cell>
          <table:table-cell/>
          <table:table-cell table:formula="of:=IF(AND(ISNUMBER([.D719]);ISNUMBER([.H719]);[.D719]&gt;[.H719]);[.D719]-[.H719];0)" office:value-type="float" office:value="0" calcext:value-type="float">
            <text:p>0</text:p>
          </table:table-cell>
          <table:table-cell table:formula="of:=IF(AND(ISNUMBER([.D719]);ISNUMBER([.H719]);[.D719]&lt;[.H719]);[.H719]-[.D7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cross2x.p</text:p>
          </table:table-cell>
          <table:table-cell office:value-type="float" office:value="10313" calcext:value-type="float">
            <text:p>10313</text:p>
          </table:table-cell>
          <table:table-cell office:value-type="float" office:value="1276" calcext:value-type="float">
            <text:p>1276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720" table:formula="of:=IF(AND(ISNUMBER([.D720]);ISNUMBER([.H720]);[.D720]&gt;[.H720]);1;0)" office:value-type="float" office:value="0" calcext:value-type="float">
            <text:p>0</text:p>
          </table:table-cell>
          <table:table-cell table:style-name="ce1920" table:formula="of:=IF(AND(ISNUMBER([.D720]);ISNUMBER([.H720]);[.D720]&lt;[.H720]);1;0)" office:value-type="float" office:value="0" calcext:value-type="float">
            <text:p>0</text:p>
          </table:table-cell>
          <table:table-cell/>
          <table:table-cell table:formula="of:=IF(AND(ISNUMBER([.D720]);ISNUMBER([.H720]);[.D720]&gt;[.H720]);[.D720]-[.H720];0)" office:value-type="float" office:value="0" calcext:value-type="float">
            <text:p>0</text:p>
          </table:table-cell>
          <table:table-cell table:formula="of:=IF(AND(ISNUMBER([.D720]);ISNUMBER([.H720]);[.D720]&lt;[.H720]);[.H720]-[.D7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cross3x.p</text:p>
          </table:table-cell>
          <table:table-cell office:value-type="float" office:value="34473" calcext:value-type="float">
            <text:p>34473</text:p>
          </table:table-cell>
          <table:table-cell office:value-type="float" office:value="4385" calcext:value-type="float">
            <text:p>4385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721" table:formula="of:=IF(AND(ISNUMBER([.D721]);ISNUMBER([.H721]);[.D721]&gt;[.H721]);1;0)" office:value-type="float" office:value="0" calcext:value-type="float">
            <text:p>0</text:p>
          </table:table-cell>
          <table:table-cell table:style-name="ce1921" table:formula="of:=IF(AND(ISNUMBER([.D721]);ISNUMBER([.H721]);[.D721]&lt;[.H721]);1;0)" office:value-type="float" office:value="0" calcext:value-type="float">
            <text:p>0</text:p>
          </table:table-cell>
          <table:table-cell/>
          <table:table-cell table:formula="of:=IF(AND(ISNUMBER([.D721]);ISNUMBER([.H721]);[.D721]&gt;[.H721]);[.D721]-[.H721];0)" office:value-type="float" office:value="0" calcext:value-type="float">
            <text:p>0</text:p>
          </table:table-cell>
          <table:table-cell table:formula="of:=IF(AND(ISNUMBER([.D721]);ISNUMBER([.H721]);[.D721]&lt;[.H721]);[.H721]-[.D7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lift0x.p</text:p>
          </table:table-cell>
          <table:table-cell office:value-type="float" office:value="257" calcext:value-type="float">
            <text:p>257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722" table:formula="of:=IF(AND(ISNUMBER([.D722]);ISNUMBER([.H722]);[.D722]&gt;[.H722]);1;0)" office:value-type="float" office:value="0" calcext:value-type="float">
            <text:p>0</text:p>
          </table:table-cell>
          <table:table-cell table:style-name="ce1922" table:formula="of:=IF(AND(ISNUMBER([.D722]);ISNUMBER([.H722]);[.D722]&lt;[.H722]);1;0)" office:value-type="float" office:value="1" calcext:value-type="float">
            <text:p>1</text:p>
          </table:table-cell>
          <table:table-cell/>
          <table:table-cell table:formula="of:=IF(AND(ISNUMBER([.D722]);ISNUMBER([.H722]);[.D722]&gt;[.H722]);[.D722]-[.H722];0)" office:value-type="float" office:value="0" calcext:value-type="float">
            <text:p>0</text:p>
          </table:table-cell>
          <table:table-cell table:formula="of:=IF(AND(ISNUMBER([.D722]);ISNUMBER([.H722]);[.D722]&lt;[.H722]);[.H722]-[.D722]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m_lift1x.p</text:p>
          </table:table-cell>
          <table:table-cell office:value-type="float" office:value="974" calcext:value-type="float">
            <text:p>974</text:p>
          </table:table-cell>
          <table:table-cell office:value-type="float" office:value="127" calcext:value-type="float">
            <text:p>12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723" table:formula="of:=IF(AND(ISNUMBER([.D723]);ISNUMBER([.H723]);[.D723]&gt;[.H723]);1;0)" office:value-type="float" office:value="0" calcext:value-type="float">
            <text:p>0</text:p>
          </table:table-cell>
          <table:table-cell table:style-name="ce1923" table:formula="of:=IF(AND(ISNUMBER([.D723]);ISNUMBER([.H723]);[.D723]&lt;[.H723]);1;0)" office:value-type="float" office:value="1" calcext:value-type="float">
            <text:p>1</text:p>
          </table:table-cell>
          <table:table-cell/>
          <table:table-cell table:formula="of:=IF(AND(ISNUMBER([.D723]);ISNUMBER([.H723]);[.D723]&gt;[.H723]);[.D723]-[.H723];0)" office:value-type="float" office:value="0" calcext:value-type="float">
            <text:p>0</text:p>
          </table:table-cell>
          <table:table-cell table:formula="of:=IF(AND(ISNUMBER([.D723]);ISNUMBER([.H723]);[.D723]&lt;[.H723]);[.H723]-[.D723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m_lift2x.p</text:p>
          </table:table-cell>
          <table:table-cell office:value-type="float" office:value="49544" calcext:value-type="float">
            <text:p>49544</text:p>
          </table:table-cell>
          <table:table-cell office:value-type="float" office:value="5965" calcext:value-type="float">
            <text:p>5965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724" table:formula="of:=IF(AND(ISNUMBER([.D724]);ISNUMBER([.H724]);[.D724]&gt;[.H724]);1;0)" office:value-type="float" office:value="0" calcext:value-type="float">
            <text:p>0</text:p>
          </table:table-cell>
          <table:table-cell table:style-name="ce1924" table:formula="of:=IF(AND(ISNUMBER([.D724]);ISNUMBER([.H724]);[.D724]&lt;[.H724]);1;0)" office:value-type="float" office:value="0" calcext:value-type="float">
            <text:p>0</text:p>
          </table:table-cell>
          <table:table-cell/>
          <table:table-cell table:formula="of:=IF(AND(ISNUMBER([.D724]);ISNUMBER([.H724]);[.D724]&gt;[.H724]);[.D724]-[.H724];0)" office:value-type="float" office:value="0" calcext:value-type="float">
            <text:p>0</text:p>
          </table:table-cell>
          <table:table-cell table:formula="of:=IF(AND(ISNUMBER([.D724]);ISNUMBER([.H724]);[.D724]&lt;[.H724]);[.H724]-[.D7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oin0x.p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725" table:formula="of:=IF(AND(ISNUMBER([.D725]);ISNUMBER([.H725]);[.D725]&gt;[.H725]);1;0)" office:value-type="float" office:value="0" calcext:value-type="float">
            <text:p>0</text:p>
          </table:table-cell>
          <table:table-cell table:style-name="ce1925" table:formula="of:=IF(AND(ISNUMBER([.D725]);ISNUMBER([.H725]);[.D725]&lt;[.H725]);1;0)" office:value-type="float" office:value="0" calcext:value-type="float">
            <text:p>0</text:p>
          </table:table-cell>
          <table:table-cell/>
          <table:table-cell table:formula="of:=IF(AND(ISNUMBER([.D725]);ISNUMBER([.H725]);[.D725]&gt;[.H725]);[.D725]-[.H725];0)" office:value-type="float" office:value="0" calcext:value-type="float">
            <text:p>0</text:p>
          </table:table-cell>
          <table:table-cell table:formula="of:=IF(AND(ISNUMBER([.D725]);ISNUMBER([.H725]);[.D725]&lt;[.H725]);[.H725]-[.D7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oin1x.p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26" table:formula="of:=IF(AND(ISNUMBER([.D726]);ISNUMBER([.H726]);[.D726]&gt;[.H726]);1;0)" office:value-type="float" office:value="0" calcext:value-type="float">
            <text:p>0</text:p>
          </table:table-cell>
          <table:table-cell table:style-name="ce1926" table:formula="of:=IF(AND(ISNUMBER([.D726]);ISNUMBER([.H726]);[.D726]&lt;[.H726]);1;0)" office:value-type="float" office:value="0" calcext:value-type="float">
            <text:p>0</text:p>
          </table:table-cell>
          <table:table-cell/>
          <table:table-cell table:formula="of:=IF(AND(ISNUMBER([.D726]);ISNUMBER([.H726]);[.D726]&gt;[.H726]);[.D726]-[.H726];0)" office:value-type="float" office:value="0" calcext:value-type="float">
            <text:p>0</text:p>
          </table:table-cell>
          <table:table-cell table:formula="of:=IF(AND(ISNUMBER([.D726]);ISNUMBER([.H726]);[.D726]&lt;[.H726]);[.H726]-[.D7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oin2x.p</text:p>
          </table:table-cell>
          <table:table-cell office:value-type="float" office:value="916" calcext:value-type="float">
            <text:p>916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23" calcext:value-type="float">
            <text:p>12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ce727" table:formula="of:=IF(AND(ISNUMBER([.D727]);ISNUMBER([.H727]);[.D727]&gt;[.H727]);1;0)" office:value-type="float" office:value="1" calcext:value-type="float">
            <text:p>1</text:p>
          </table:table-cell>
          <table:table-cell table:style-name="ce1927" table:formula="of:=IF(AND(ISNUMBER([.D727]);ISNUMBER([.H727]);[.D727]&lt;[.H727]);1;0)" office:value-type="float" office:value="0" calcext:value-type="float">
            <text:p>0</text:p>
          </table:table-cell>
          <table:table-cell/>
          <table:table-cell table:formula="of:=IF(AND(ISNUMBER([.D727]);ISNUMBER([.H727]);[.D727]&gt;[.H727]);[.D727]-[.H727];0)" office:value-type="float" office:value="9" calcext:value-type="float">
            <text:p>9</text:p>
          </table:table-cell>
          <table:table-cell table:formula="of:=IF(AND(ISNUMBER([.D727]);ISNUMBER([.H727]);[.D727]&lt;[.H727]);[.H727]-[.D7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ift0x.p</text:p>
          </table:table-cell>
          <table:table-cell office:value-type="float" office:value="306" calcext:value-type="float">
            <text:p>30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728" table:formula="of:=IF(AND(ISNUMBER([.D728]);ISNUMBER([.H728]);[.D728]&gt;[.H728]);1;0)" office:value-type="float" office:value="0" calcext:value-type="float">
            <text:p>0</text:p>
          </table:table-cell>
          <table:table-cell table:style-name="ce1928" table:formula="of:=IF(AND(ISNUMBER([.D728]);ISNUMBER([.H728]);[.D728]&lt;[.H728]);1;0)" office:value-type="float" office:value="0" calcext:value-type="float">
            <text:p>0</text:p>
          </table:table-cell>
          <table:table-cell/>
          <table:table-cell table:formula="of:=IF(AND(ISNUMBER([.D728]);ISNUMBER([.H728]);[.D728]&gt;[.H728]);[.D728]-[.H728];0)" office:value-type="float" office:value="0" calcext:value-type="float">
            <text:p>0</text:p>
          </table:table-cell>
          <table:table-cell table:formula="of:=IF(AND(ISNUMBER([.D728]);ISNUMBER([.H728]);[.D728]&lt;[.H728]);[.H728]-[.D7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ift1x.p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20" calcext:value-type="float">
            <text:p>12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ce729" table:formula="of:=IF(AND(ISNUMBER([.D729]);ISNUMBER([.H729]);[.D729]&gt;[.H729]);1;0)" office:value-type="float" office:value="0" calcext:value-type="float">
            <text:p>0</text:p>
          </table:table-cell>
          <table:table-cell table:style-name="ce1929" table:formula="of:=IF(AND(ISNUMBER([.D729]);ISNUMBER([.H729]);[.D729]&lt;[.H729]);1;0)" office:value-type="float" office:value="1" calcext:value-type="float">
            <text:p>1</text:p>
          </table:table-cell>
          <table:table-cell/>
          <table:table-cell table:formula="of:=IF(AND(ISNUMBER([.D729]);ISNUMBER([.H729]);[.D729]&gt;[.H729]);[.D729]-[.H729];0)" office:value-type="float" office:value="0" calcext:value-type="float">
            <text:p>0</text:p>
          </table:table-cell>
          <table:table-cell table:formula="of:=IF(AND(ISNUMBER([.D729]);ISNUMBER([.H729]);[.D729]&lt;[.H729]);[.H729]-[.D729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ift2x.p</text:p>
          </table:table-cell>
          <table:table-cell office:value-type="float" office:value="50672" calcext:value-type="float">
            <text:p>50672</text:p>
          </table:table-cell>
          <table:table-cell office:value-type="float" office:value="6739" calcext:value-type="float">
            <text:p>6739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730" table:formula="of:=IF(AND(ISNUMBER([.D730]);ISNUMBER([.H730]);[.D730]&gt;[.H730]);1;0)" office:value-type="float" office:value="0" calcext:value-type="float">
            <text:p>0</text:p>
          </table:table-cell>
          <table:table-cell table:style-name="ce1930" table:formula="of:=IF(AND(ISNUMBER([.D730]);ISNUMBER([.H730]);[.D730]&lt;[.H730]);1;0)" office:value-type="float" office:value="0" calcext:value-type="float">
            <text:p>0</text:p>
          </table:table-cell>
          <table:table-cell/>
          <table:table-cell table:formula="of:=IF(AND(ISNUMBER([.D730]);ISNUMBER([.H730]);[.D730]&gt;[.H730]);[.D730]-[.H730];0)" office:value-type="float" office:value="0" calcext:value-type="float">
            <text:p>0</text:p>
          </table:table-cell>
          <table:table-cell table:formula="of:=IF(AND(ISNUMBER([.D730]);ISNUMBER([.H730]);[.D730]&lt;[.H730]);[.H730]-[.D7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0x.p</text:p>
          </table:table-cell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731" table:formula="of:=IF(AND(ISNUMBER([.D731]);ISNUMBER([.H731]);[.D731]&gt;[.H731]);1;0)" office:value-type="float" office:value="0" calcext:value-type="float">
            <text:p>0</text:p>
          </table:table-cell>
          <table:table-cell table:style-name="ce1931" table:formula="of:=IF(AND(ISNUMBER([.D731]);ISNUMBER([.H731]);[.D731]&lt;[.H731]);1;0)" office:value-type="float" office:value="0" calcext:value-type="float">
            <text:p>0</text:p>
          </table:table-cell>
          <table:table-cell/>
          <table:table-cell table:formula="of:=IF(AND(ISNUMBER([.D731]);ISNUMBER([.H731]);[.D731]&gt;[.H731]);[.D731]-[.H731];0)" office:value-type="float" office:value="0" calcext:value-type="float">
            <text:p>0</text:p>
          </table:table-cell>
          <table:table-cell table:formula="of:=IF(AND(ISNUMBER([.D731]);ISNUMBER([.H731]);[.D731]&lt;[.H731]);[.H731]-[.D7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1x.p</text:p>
          </table:table-cell>
          <table:table-cell office:value-type="float" office:value="424" calcext:value-type="float">
            <text:p>424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732" table:formula="of:=IF(AND(ISNUMBER([.D732]);ISNUMBER([.H732]);[.D732]&gt;[.H732]);1;0)" office:value-type="float" office:value="0" calcext:value-type="float">
            <text:p>0</text:p>
          </table:table-cell>
          <table:table-cell table:style-name="ce1932" table:formula="of:=IF(AND(ISNUMBER([.D732]);ISNUMBER([.H732]);[.D732]&lt;[.H732]);1;0)" office:value-type="float" office:value="0" calcext:value-type="float">
            <text:p>0</text:p>
          </table:table-cell>
          <table:table-cell/>
          <table:table-cell table:formula="of:=IF(AND(ISNUMBER([.D732]);ISNUMBER([.H732]);[.D732]&gt;[.H732]);[.D732]-[.H732];0)" office:value-type="float" office:value="0" calcext:value-type="float">
            <text:p>0</text:p>
          </table:table-cell>
          <table:table-cell table:formula="of:=IF(AND(ISNUMBER([.D732]);ISNUMBER([.H732]);[.D732]&lt;[.H732]);[.H732]-[.D7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2x.p</text:p>
          </table:table-cell>
          <table:table-cell office:value-type="float" office:value="11204" calcext:value-type="float">
            <text:p>11204</text:p>
          </table:table-cell>
          <table:table-cell office:value-type="float" office:value="1489" calcext:value-type="float">
            <text:p>1489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733" table:formula="of:=IF(AND(ISNUMBER([.D733]);ISNUMBER([.H733]);[.D733]&gt;[.H733]);1;0)" office:value-type="float" office:value="0" calcext:value-type="float">
            <text:p>0</text:p>
          </table:table-cell>
          <table:table-cell table:style-name="ce1933" table:formula="of:=IF(AND(ISNUMBER([.D733]);ISNUMBER([.H733]);[.D733]&lt;[.H733]);1;0)" office:value-type="float" office:value="0" calcext:value-type="float">
            <text:p>0</text:p>
          </table:table-cell>
          <table:table-cell/>
          <table:table-cell table:formula="of:=IF(AND(ISNUMBER([.D733]);ISNUMBER([.H733]);[.D733]&gt;[.H733]);[.D733]-[.H733];0)" office:value-type="float" office:value="0" calcext:value-type="float">
            <text:p>0</text:p>
          </table:table-cell>
          <table:table-cell table:formula="of:=IF(AND(ISNUMBER([.D733]);ISNUMBER([.H733]);[.D733]&lt;[.H733]);[.H733]-[.D7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f0x.p</text:p>
          </table:table-cell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734" table:formula="of:=IF(AND(ISNUMBER([.D734]);ISNUMBER([.H734]);[.D734]&gt;[.H734]);1;0)" office:value-type="float" office:value="0" calcext:value-type="float">
            <text:p>0</text:p>
          </table:table-cell>
          <table:table-cell table:style-name="ce1934" table:formula="of:=IF(AND(ISNUMBER([.D734]);ISNUMBER([.H734]);[.D734]&lt;[.H734]);1;0)" office:value-type="float" office:value="0" calcext:value-type="float">
            <text:p>0</text:p>
          </table:table-cell>
          <table:table-cell/>
          <table:table-cell table:formula="of:=IF(AND(ISNUMBER([.D734]);ISNUMBER([.H734]);[.D734]&gt;[.H734]);[.D734]-[.H734];0)" office:value-type="float" office:value="0" calcext:value-type="float">
            <text:p>0</text:p>
          </table:table-cell>
          <table:table-cell table:formula="of:=IF(AND(ISNUMBER([.D734]);ISNUMBER([.H734]);[.D734]&lt;[.H734]);[.H734]-[.D7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f1x.p</text:p>
          </table:table-cell>
          <table:table-cell office:value-type="float" office:value="660" calcext:value-type="float">
            <text:p>660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style-name="ce735" table:formula="of:=IF(AND(ISNUMBER([.D735]);ISNUMBER([.H735]);[.D735]&gt;[.H735]);1;0)" office:value-type="float" office:value="0" calcext:value-type="float">
            <text:p>0</text:p>
          </table:table-cell>
          <table:table-cell table:style-name="ce1935" table:formula="of:=IF(AND(ISNUMBER([.D735]);ISNUMBER([.H735]);[.D735]&lt;[.H735]);1;0)" office:value-type="float" office:value="0" calcext:value-type="float">
            <text:p>0</text:p>
          </table:table-cell>
          <table:table-cell/>
          <table:table-cell table:formula="of:=IF(AND(ISNUMBER([.D735]);ISNUMBER([.H735]);[.D735]&gt;[.H735]);[.D735]-[.H735];0)" office:value-type="float" office:value="0" calcext:value-type="float">
            <text:p>0</text:p>
          </table:table-cell>
          <table:table-cell table:formula="of:=IF(AND(ISNUMBER([.D735]);ISNUMBER([.H735]);[.D735]&lt;[.H735]);[.H735]-[.D7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f2x.p</text:p>
          </table:table-cell>
          <table:table-cell office:value-type="float" office:value="20604" calcext:value-type="float">
            <text:p>20604</text:p>
          </table:table-cell>
          <table:table-cell office:value-type="float" office:value="2266" calcext:value-type="float">
            <text:p>2266</text:p>
          </table:table-cell>
          <table:table-cell office:value-type="float" office:value="1226" calcext:value-type="float">
            <text:p>122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736" table:formula="of:=IF(AND(ISNUMBER([.D736]);ISNUMBER([.H736]);[.D736]&gt;[.H736]);1;0)" office:value-type="float" office:value="0" calcext:value-type="float">
            <text:p>0</text:p>
          </table:table-cell>
          <table:table-cell table:style-name="ce1936" table:formula="of:=IF(AND(ISNUMBER([.D736]);ISNUMBER([.H736]);[.D736]&lt;[.H736]);1;0)" office:value-type="float" office:value="0" calcext:value-type="float">
            <text:p>0</text:p>
          </table:table-cell>
          <table:table-cell/>
          <table:table-cell table:formula="of:=IF(AND(ISNUMBER([.D736]);ISNUMBER([.H736]);[.D736]&gt;[.H736]);[.D736]-[.H736];0)" office:value-type="float" office:value="0" calcext:value-type="float">
            <text:p>0</text:p>
          </table:table-cell>
          <table:table-cell table:formula="of:=IF(AND(ISNUMBER([.D736]);ISNUMBER([.H736]);[.D736]&lt;[.H736]);[.H736]-[.D7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f3x.p</text:p>
          </table:table-cell>
          <table:table-cell office:value-type="float" office:value="56274" calcext:value-type="float">
            <text:p>56274</text:p>
          </table:table-cell>
          <table:table-cell office:value-type="float" office:value="7428" calcext:value-type="float">
            <text:p>7428</text:p>
          </table:table-cell>
          <table:table-cell office:value-type="float" office:value="3945" calcext:value-type="float">
            <text:p>3945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737" table:formula="of:=IF(AND(ISNUMBER([.D737]);ISNUMBER([.H737]);[.D737]&gt;[.H737]);1;0)" office:value-type="float" office:value="0" calcext:value-type="float">
            <text:p>0</text:p>
          </table:table-cell>
          <table:table-cell table:style-name="ce1937" table:formula="of:=IF(AND(ISNUMBER([.D737]);ISNUMBER([.H737]);[.D737]&lt;[.H737]);1;0)" office:value-type="float" office:value="0" calcext:value-type="float">
            <text:p>0</text:p>
          </table:table-cell>
          <table:table-cell/>
          <table:table-cell table:formula="of:=IF(AND(ISNUMBER([.D737]);ISNUMBER([.H737]);[.D737]&gt;[.H737]);[.D737]-[.H737];0)" office:value-type="float" office:value="0" calcext:value-type="float">
            <text:p>0</text:p>
          </table:table-cell>
          <table:table-cell table:formula="of:=IF(AND(ISNUMBER([.D737]);ISNUMBER([.H737]);[.D737]&lt;[.H737]);[.H737]-[.D7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738" table:formula="of:=IF(AND(ISNUMBER([.D738]);ISNUMBER([.H738]);[.D738]&gt;[.H738]);1;0)" office:value-type="float" office:value="0" calcext:value-type="float">
            <text:p>0</text:p>
          </table:table-cell>
          <table:table-cell table:style-name="ce1938" table:formula="of:=IF(AND(ISNUMBER([.D738]);ISNUMBER([.H738]);[.D738]&lt;[.H738]);1;0)" office:value-type="float" office:value="0" calcext:value-type="float">
            <text:p>0</text:p>
          </table:table-cell>
          <table:table-cell/>
          <table:table-cell table:formula="of:=IF(AND(ISNUMBER([.D738]);ISNUMBER([.H738]);[.D738]&gt;[.H738]);[.D738]-[.H738];0)" office:value-type="float" office:value="0" calcext:value-type="float">
            <text:p>0</text:p>
          </table:table-cell>
          <table:table-cell table:formula="of:=IF(AND(ISNUMBER([.D738]);ISNUMBER([.H738]);[.D738]&lt;[.H738]);[.H738]-[.D7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0.p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739" table:formula="of:=IF(AND(ISNUMBER([.D739]);ISNUMBER([.H739]);[.D739]&gt;[.H739]);1;0)" office:value-type="float" office:value="0" calcext:value-type="float">
            <text:p>0</text:p>
          </table:table-cell>
          <table:table-cell table:style-name="ce1939" table:formula="of:=IF(AND(ISNUMBER([.D739]);ISNUMBER([.H739]);[.D739]&lt;[.H739]);1;0)" office:value-type="float" office:value="0" calcext:value-type="float">
            <text:p>0</text:p>
          </table:table-cell>
          <table:table-cell/>
          <table:table-cell table:formula="of:=IF(AND(ISNUMBER([.D739]);ISNUMBER([.H739]);[.D739]&gt;[.H739]);[.D739]-[.H739];0)" office:value-type="float" office:value="0" calcext:value-type="float">
            <text:p>0</text:p>
          </table:table-cell>
          <table:table-cell table:formula="of:=IF(AND(ISNUMBER([.D739]);ISNUMBER([.H739]);[.D739]&lt;[.H739]);[.H739]-[.D7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00.p</text:p>
          </table:table-cell>
          <table:table-cell office:value-type="float" office:value="979" calcext:value-type="float">
            <text:p>97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table:style-name="ce740" table:formula="of:=IF(AND(ISNUMBER([.D740]);ISNUMBER([.H740]);[.D740]&gt;[.H740]);1;0)" office:value-type="float" office:value="0" calcext:value-type="float">
            <text:p>0</text:p>
          </table:table-cell>
          <table:table-cell table:style-name="ce1940" table:formula="of:=IF(AND(ISNUMBER([.D740]);ISNUMBER([.H740]);[.D740]&lt;[.H740]);1;0)" office:value-type="float" office:value="0" calcext:value-type="float">
            <text:p>0</text:p>
          </table:table-cell>
          <table:table-cell/>
          <table:table-cell table:formula="of:=IF(AND(ISNUMBER([.D740]);ISNUMBER([.H740]);[.D740]&gt;[.H740]);[.D740]-[.H740];0)" office:value-type="float" office:value="0" calcext:value-type="float">
            <text:p>0</text:p>
          </table:table-cell>
          <table:table-cell table:formula="of:=IF(AND(ISNUMBER([.D740]);ISNUMBER([.H740]);[.D740]&lt;[.H740]);[.H740]-[.D7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1.p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741" table:formula="of:=IF(AND(ISNUMBER([.D741]);ISNUMBER([.H741]);[.D741]&gt;[.H741]);1;0)" office:value-type="float" office:value="0" calcext:value-type="float">
            <text:p>0</text:p>
          </table:table-cell>
          <table:table-cell table:style-name="ce1941" table:formula="of:=IF(AND(ISNUMBER([.D741]);ISNUMBER([.H741]);[.D741]&lt;[.H741]);1;0)" office:value-type="float" office:value="0" calcext:value-type="float">
            <text:p>0</text:p>
          </table:table-cell>
          <table:table-cell/>
          <table:table-cell table:formula="of:=IF(AND(ISNUMBER([.D741]);ISNUMBER([.H741]);[.D741]&gt;[.H741]);[.D741]-[.H741];0)" office:value-type="float" office:value="0" calcext:value-type="float">
            <text:p>0</text:p>
          </table:table-cell>
          <table:table-cell table:formula="of:=IF(AND(ISNUMBER([.D741]);ISNUMBER([.H741]);[.D741]&lt;[.H741]);[.H741]-[.D7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2.p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742" table:formula="of:=IF(AND(ISNUMBER([.D742]);ISNUMBER([.H742]);[.D742]&gt;[.H742]);1;0)" office:value-type="float" office:value="0" calcext:value-type="float">
            <text:p>0</text:p>
          </table:table-cell>
          <table:table-cell table:style-name="ce1942" table:formula="of:=IF(AND(ISNUMBER([.D742]);ISNUMBER([.H742]);[.D742]&lt;[.H742]);1;0)" office:value-type="float" office:value="0" calcext:value-type="float">
            <text:p>0</text:p>
          </table:table-cell>
          <table:table-cell/>
          <table:table-cell table:formula="of:=IF(AND(ISNUMBER([.D742]);ISNUMBER([.H742]);[.D742]&gt;[.H742]);[.D742]-[.H742];0)" office:value-type="float" office:value="0" calcext:value-type="float">
            <text:p>0</text:p>
          </table:table-cell>
          <table:table-cell table:formula="of:=IF(AND(ISNUMBER([.D742]);ISNUMBER([.H742]);[.D742]&lt;[.H742]);[.H742]-[.D7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3.p</text:p>
          </table:table-cell>
          <table:table-cell office:value-type="float" office:value="109" calcext:value-type="float">
            <text:p>10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743" table:formula="of:=IF(AND(ISNUMBER([.D743]);ISNUMBER([.H743]);[.D743]&gt;[.H743]);1;0)" office:value-type="float" office:value="0" calcext:value-type="float">
            <text:p>0</text:p>
          </table:table-cell>
          <table:table-cell table:style-name="ce1943" table:formula="of:=IF(AND(ISNUMBER([.D743]);ISNUMBER([.H743]);[.D743]&lt;[.H743]);1;0)" office:value-type="float" office:value="0" calcext:value-type="float">
            <text:p>0</text:p>
          </table:table-cell>
          <table:table-cell/>
          <table:table-cell table:formula="of:=IF(AND(ISNUMBER([.D743]);ISNUMBER([.H743]);[.D743]&gt;[.H743]);[.D743]-[.H743];0)" office:value-type="float" office:value="0" calcext:value-type="float">
            <text:p>0</text:p>
          </table:table-cell>
          <table:table-cell table:formula="of:=IF(AND(ISNUMBER([.D743]);ISNUMBER([.H743]);[.D743]&lt;[.H743]);[.H743]-[.D7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4.p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744" table:formula="of:=IF(AND(ISNUMBER([.D744]);ISNUMBER([.H744]);[.D744]&gt;[.H744]);1;0)" office:value-type="float" office:value="0" calcext:value-type="float">
            <text:p>0</text:p>
          </table:table-cell>
          <table:table-cell table:style-name="ce1944" table:formula="of:=IF(AND(ISNUMBER([.D744]);ISNUMBER([.H744]);[.D744]&lt;[.H744]);1;0)" office:value-type="float" office:value="0" calcext:value-type="float">
            <text:p>0</text:p>
          </table:table-cell>
          <table:table-cell/>
          <table:table-cell table:formula="of:=IF(AND(ISNUMBER([.D744]);ISNUMBER([.H744]);[.D744]&gt;[.H744]);[.D744]-[.H744];0)" office:value-type="float" office:value="0" calcext:value-type="float">
            <text:p>0</text:p>
          </table:table-cell>
          <table:table-cell table:formula="of:=IF(AND(ISNUMBER([.D744]);ISNUMBER([.H744]);[.D744]&lt;[.H744]);[.H744]-[.D7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5.p</text:p>
          </table:table-cell>
          <table:table-cell office:value-type="float" office:value="129" calcext:value-type="float">
            <text:p>1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745" table:formula="of:=IF(AND(ISNUMBER([.D745]);ISNUMBER([.H745]);[.D745]&gt;[.H745]);1;0)" office:value-type="float" office:value="0" calcext:value-type="float">
            <text:p>0</text:p>
          </table:table-cell>
          <table:table-cell table:style-name="ce1945" table:formula="of:=IF(AND(ISNUMBER([.D745]);ISNUMBER([.H745]);[.D745]&lt;[.H745]);1;0)" office:value-type="float" office:value="0" calcext:value-type="float">
            <text:p>0</text:p>
          </table:table-cell>
          <table:table-cell/>
          <table:table-cell table:formula="of:=IF(AND(ISNUMBER([.D745]);ISNUMBER([.H745]);[.D745]&gt;[.H745]);[.D745]-[.H745];0)" office:value-type="float" office:value="0" calcext:value-type="float">
            <text:p>0</text:p>
          </table:table-cell>
          <table:table-cell table:formula="of:=IF(AND(ISNUMBER([.D745]);ISNUMBER([.H745]);[.D745]&lt;[.H745]);[.H745]-[.D7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6.p</text:p>
          </table:table-cell>
          <table:table-cell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746" table:formula="of:=IF(AND(ISNUMBER([.D746]);ISNUMBER([.H746]);[.D746]&gt;[.H746]);1;0)" office:value-type="float" office:value="0" calcext:value-type="float">
            <text:p>0</text:p>
          </table:table-cell>
          <table:table-cell table:style-name="ce1946" table:formula="of:=IF(AND(ISNUMBER([.D746]);ISNUMBER([.H746]);[.D746]&lt;[.H746]);1;0)" office:value-type="float" office:value="0" calcext:value-type="float">
            <text:p>0</text:p>
          </table:table-cell>
          <table:table-cell/>
          <table:table-cell table:formula="of:=IF(AND(ISNUMBER([.D746]);ISNUMBER([.H746]);[.D746]&gt;[.H746]);[.D746]-[.H746];0)" office:value-type="float" office:value="0" calcext:value-type="float">
            <text:p>0</text:p>
          </table:table-cell>
          <table:table-cell table:formula="of:=IF(AND(ISNUMBER([.D746]);ISNUMBER([.H746]);[.D746]&lt;[.H746]);[.H746]-[.D7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7.p</text:p>
          </table:table-cell>
          <table:table-cell office:value-type="float" office:value="149" calcext:value-type="float">
            <text:p>14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747" table:formula="of:=IF(AND(ISNUMBER([.D747]);ISNUMBER([.H747]);[.D747]&gt;[.H747]);1;0)" office:value-type="float" office:value="0" calcext:value-type="float">
            <text:p>0</text:p>
          </table:table-cell>
          <table:table-cell table:style-name="ce1947" table:formula="of:=IF(AND(ISNUMBER([.D747]);ISNUMBER([.H747]);[.D747]&lt;[.H747]);1;0)" office:value-type="float" office:value="0" calcext:value-type="float">
            <text:p>0</text:p>
          </table:table-cell>
          <table:table-cell/>
          <table:table-cell table:formula="of:=IF(AND(ISNUMBER([.D747]);ISNUMBER([.H747]);[.D747]&gt;[.H747]);[.D747]-[.H747];0)" office:value-type="float" office:value="0" calcext:value-type="float">
            <text:p>0</text:p>
          </table:table-cell>
          <table:table-cell table:formula="of:=IF(AND(ISNUMBER([.D747]);ISNUMBER([.H747]);[.D747]&lt;[.H747]);[.H747]-[.D7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8.p</text:p>
          </table:table-cell>
          <table:table-cell office:value-type="float" office:value="159" calcext:value-type="float">
            <text:p>15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ce748" table:formula="of:=IF(AND(ISNUMBER([.D748]);ISNUMBER([.H748]);[.D748]&gt;[.H748]);1;0)" office:value-type="float" office:value="0" calcext:value-type="float">
            <text:p>0</text:p>
          </table:table-cell>
          <table:table-cell table:style-name="ce1948" table:formula="of:=IF(AND(ISNUMBER([.D748]);ISNUMBER([.H748]);[.D748]&lt;[.H748]);1;0)" office:value-type="float" office:value="0" calcext:value-type="float">
            <text:p>0</text:p>
          </table:table-cell>
          <table:table-cell/>
          <table:table-cell table:formula="of:=IF(AND(ISNUMBER([.D748]);ISNUMBER([.H748]);[.D748]&gt;[.H748]);[.D748]-[.H748];0)" office:value-type="float" office:value="0" calcext:value-type="float">
            <text:p>0</text:p>
          </table:table-cell>
          <table:table-cell table:formula="of:=IF(AND(ISNUMBER([.D748]);ISNUMBER([.H748]);[.D748]&lt;[.H748]);[.H748]-[.D7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9.p</text:p>
          </table:table-cell>
          <table:table-cell office:value-type="float" office:value="169" calcext:value-type="float">
            <text:p>16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749" table:formula="of:=IF(AND(ISNUMBER([.D749]);ISNUMBER([.H749]);[.D749]&gt;[.H749]);1;0)" office:value-type="float" office:value="0" calcext:value-type="float">
            <text:p>0</text:p>
          </table:table-cell>
          <table:table-cell table:style-name="ce1949" table:formula="of:=IF(AND(ISNUMBER([.D749]);ISNUMBER([.H749]);[.D749]&lt;[.H749]);1;0)" office:value-type="float" office:value="0" calcext:value-type="float">
            <text:p>0</text:p>
          </table:table-cell>
          <table:table-cell/>
          <table:table-cell table:formula="of:=IF(AND(ISNUMBER([.D749]);ISNUMBER([.H749]);[.D749]&gt;[.H749]);[.D749]-[.H749];0)" office:value-type="float" office:value="0" calcext:value-type="float">
            <text:p>0</text:p>
          </table:table-cell>
          <table:table-cell table:formula="of:=IF(AND(ISNUMBER([.D749]);ISNUMBER([.H749]);[.D749]&lt;[.H749]);[.H749]-[.D7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750" table:formula="of:=IF(AND(ISNUMBER([.D750]);ISNUMBER([.H750]);[.D750]&gt;[.H750]);1;0)" office:value-type="float" office:value="0" calcext:value-type="float">
            <text:p>0</text:p>
          </table:table-cell>
          <table:table-cell table:style-name="ce1950" table:formula="of:=IF(AND(ISNUMBER([.D750]);ISNUMBER([.H750]);[.D750]&lt;[.H750]);1;0)" office:value-type="float" office:value="1" calcext:value-type="float">
            <text:p>1</text:p>
          </table:table-cell>
          <table:table-cell/>
          <table:table-cell table:formula="of:=IF(AND(ISNUMBER([.D750]);ISNUMBER([.H750]);[.D750]&gt;[.H750]);[.D750]-[.H750];0)" office:value-type="float" office:value="0" calcext:value-type="float">
            <text:p>0</text:p>
          </table:table-cell>
          <table:table-cell table:formula="of:=IF(AND(ISNUMBER([.D750]);ISNUMBER([.H750]);[.D750]&lt;[.H750]);[.H750]-[.D750];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egEC_20.p</text:p>
          </table:table-cell>
          <table:table-cell office:value-type="float" office:value="179" calcext:value-type="float">
            <text:p>17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751" table:formula="of:=IF(AND(ISNUMBER([.D751]);ISNUMBER([.H751]);[.D751]&gt;[.H751]);1;0)" office:value-type="float" office:value="0" calcext:value-type="float">
            <text:p>0</text:p>
          </table:table-cell>
          <table:table-cell table:style-name="ce1951" table:formula="of:=IF(AND(ISNUMBER([.D751]);ISNUMBER([.H751]);[.D751]&lt;[.H751]);1;0)" office:value-type="float" office:value="0" calcext:value-type="float">
            <text:p>0</text:p>
          </table:table-cell>
          <table:table-cell/>
          <table:table-cell table:formula="of:=IF(AND(ISNUMBER([.D751]);ISNUMBER([.H751]);[.D751]&gt;[.H751]);[.D751]-[.H751];0)" office:value-type="float" office:value="0" calcext:value-type="float">
            <text:p>0</text:p>
          </table:table-cell>
          <table:table-cell table:formula="of:=IF(AND(ISNUMBER([.D751]);ISNUMBER([.H751]);[.D751]&lt;[.H751]);[.H751]-[.D7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1.p</text:p>
          </table:table-cell>
          <table:table-cell office:value-type="float" office:value="189" calcext:value-type="float">
            <text:p>18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752" table:formula="of:=IF(AND(ISNUMBER([.D752]);ISNUMBER([.H752]);[.D752]&gt;[.H752]);1;0)" office:value-type="float" office:value="0" calcext:value-type="float">
            <text:p>0</text:p>
          </table:table-cell>
          <table:table-cell table:style-name="ce1952" table:formula="of:=IF(AND(ISNUMBER([.D752]);ISNUMBER([.H752]);[.D752]&lt;[.H752]);1;0)" office:value-type="float" office:value="0" calcext:value-type="float">
            <text:p>0</text:p>
          </table:table-cell>
          <table:table-cell/>
          <table:table-cell table:formula="of:=IF(AND(ISNUMBER([.D752]);ISNUMBER([.H752]);[.D752]&gt;[.H752]);[.D752]-[.H752];0)" office:value-type="float" office:value="0" calcext:value-type="float">
            <text:p>0</text:p>
          </table:table-cell>
          <table:table-cell table:formula="of:=IF(AND(ISNUMBER([.D752]);ISNUMBER([.H752]);[.D752]&lt;[.H752]);[.H752]-[.D7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2.p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753" table:formula="of:=IF(AND(ISNUMBER([.D753]);ISNUMBER([.H753]);[.D753]&gt;[.H753]);1;0)" office:value-type="float" office:value="0" calcext:value-type="float">
            <text:p>0</text:p>
          </table:table-cell>
          <table:table-cell table:style-name="ce1953" table:formula="of:=IF(AND(ISNUMBER([.D753]);ISNUMBER([.H753]);[.D753]&lt;[.H753]);1;0)" office:value-type="float" office:value="0" calcext:value-type="float">
            <text:p>0</text:p>
          </table:table-cell>
          <table:table-cell/>
          <table:table-cell table:formula="of:=IF(AND(ISNUMBER([.D753]);ISNUMBER([.H753]);[.D753]&gt;[.H753]);[.D753]-[.H753];0)" office:value-type="float" office:value="0" calcext:value-type="float">
            <text:p>0</text:p>
          </table:table-cell>
          <table:table-cell table:formula="of:=IF(AND(ISNUMBER([.D753]);ISNUMBER([.H753]);[.D753]&lt;[.H753]);[.H753]-[.D7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3.p</text:p>
          </table:table-cell>
          <table:table-cell office:value-type="float" office:value="209" calcext:value-type="float">
            <text:p>20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754" table:formula="of:=IF(AND(ISNUMBER([.D754]);ISNUMBER([.H754]);[.D754]&gt;[.H754]);1;0)" office:value-type="float" office:value="0" calcext:value-type="float">
            <text:p>0</text:p>
          </table:table-cell>
          <table:table-cell table:style-name="ce1954" table:formula="of:=IF(AND(ISNUMBER([.D754]);ISNUMBER([.H754]);[.D754]&lt;[.H754]);1;0)" office:value-type="float" office:value="0" calcext:value-type="float">
            <text:p>0</text:p>
          </table:table-cell>
          <table:table-cell/>
          <table:table-cell table:formula="of:=IF(AND(ISNUMBER([.D754]);ISNUMBER([.H754]);[.D754]&gt;[.H754]);[.D754]-[.H754];0)" office:value-type="float" office:value="0" calcext:value-type="float">
            <text:p>0</text:p>
          </table:table-cell>
          <table:table-cell table:formula="of:=IF(AND(ISNUMBER([.D754]);ISNUMBER([.H754]);[.D754]&lt;[.H754]);[.H754]-[.D7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4.p</text:p>
          </table:table-cell>
          <table:table-cell office:value-type="float" office:value="219" calcext:value-type="float">
            <text:p>21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755" table:formula="of:=IF(AND(ISNUMBER([.D755]);ISNUMBER([.H755]);[.D755]&gt;[.H755]);1;0)" office:value-type="float" office:value="0" calcext:value-type="float">
            <text:p>0</text:p>
          </table:table-cell>
          <table:table-cell table:style-name="ce1955" table:formula="of:=IF(AND(ISNUMBER([.D755]);ISNUMBER([.H755]);[.D755]&lt;[.H755]);1;0)" office:value-type="float" office:value="0" calcext:value-type="float">
            <text:p>0</text:p>
          </table:table-cell>
          <table:table-cell/>
          <table:table-cell table:formula="of:=IF(AND(ISNUMBER([.D755]);ISNUMBER([.H755]);[.D755]&gt;[.H755]);[.D755]-[.H755];0)" office:value-type="float" office:value="0" calcext:value-type="float">
            <text:p>0</text:p>
          </table:table-cell>
          <table:table-cell table:formula="of:=IF(AND(ISNUMBER([.D755]);ISNUMBER([.H755]);[.D755]&lt;[.H755]);[.H755]-[.D7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5.p</text:p>
          </table:table-cell>
          <table:table-cell office:value-type="float" office:value="229" calcext:value-type="float">
            <text:p>22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756" table:formula="of:=IF(AND(ISNUMBER([.D756]);ISNUMBER([.H756]);[.D756]&gt;[.H756]);1;0)" office:value-type="float" office:value="0" calcext:value-type="float">
            <text:p>0</text:p>
          </table:table-cell>
          <table:table-cell table:style-name="ce1956" table:formula="of:=IF(AND(ISNUMBER([.D756]);ISNUMBER([.H756]);[.D756]&lt;[.H756]);1;0)" office:value-type="float" office:value="0" calcext:value-type="float">
            <text:p>0</text:p>
          </table:table-cell>
          <table:table-cell/>
          <table:table-cell table:formula="of:=IF(AND(ISNUMBER([.D756]);ISNUMBER([.H756]);[.D756]&gt;[.H756]);[.D756]-[.H756];0)" office:value-type="float" office:value="0" calcext:value-type="float">
            <text:p>0</text:p>
          </table:table-cell>
          <table:table-cell table:formula="of:=IF(AND(ISNUMBER([.D756]);ISNUMBER([.H756]);[.D756]&lt;[.H756]);[.H756]-[.D7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6.p</text:p>
          </table:table-cell>
          <table:table-cell office:value-type="float" office:value="239" calcext:value-type="float">
            <text:p>23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757" table:formula="of:=IF(AND(ISNUMBER([.D757]);ISNUMBER([.H757]);[.D757]&gt;[.H757]);1;0)" office:value-type="float" office:value="0" calcext:value-type="float">
            <text:p>0</text:p>
          </table:table-cell>
          <table:table-cell table:style-name="ce1957" table:formula="of:=IF(AND(ISNUMBER([.D757]);ISNUMBER([.H757]);[.D757]&lt;[.H757]);1;0)" office:value-type="float" office:value="0" calcext:value-type="float">
            <text:p>0</text:p>
          </table:table-cell>
          <table:table-cell/>
          <table:table-cell table:formula="of:=IF(AND(ISNUMBER([.D757]);ISNUMBER([.H757]);[.D757]&gt;[.H757]);[.D757]-[.H757];0)" office:value-type="float" office:value="0" calcext:value-type="float">
            <text:p>0</text:p>
          </table:table-cell>
          <table:table-cell table:formula="of:=IF(AND(ISNUMBER([.D757]);ISNUMBER([.H757]);[.D757]&lt;[.H757]);[.H757]-[.D7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7.p</text:p>
          </table:table-cell>
          <table:table-cell office:value-type="float" office:value="249" calcext:value-type="float">
            <text:p>2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ce758" table:formula="of:=IF(AND(ISNUMBER([.D758]);ISNUMBER([.H758]);[.D758]&gt;[.H758]);1;0)" office:value-type="float" office:value="0" calcext:value-type="float">
            <text:p>0</text:p>
          </table:table-cell>
          <table:table-cell table:style-name="ce1958" table:formula="of:=IF(AND(ISNUMBER([.D758]);ISNUMBER([.H758]);[.D758]&lt;[.H758]);1;0)" office:value-type="float" office:value="0" calcext:value-type="float">
            <text:p>0</text:p>
          </table:table-cell>
          <table:table-cell/>
          <table:table-cell table:formula="of:=IF(AND(ISNUMBER([.D758]);ISNUMBER([.H758]);[.D758]&gt;[.H758]);[.D758]-[.H758];0)" office:value-type="float" office:value="0" calcext:value-type="float">
            <text:p>0</text:p>
          </table:table-cell>
          <table:table-cell table:formula="of:=IF(AND(ISNUMBER([.D758]);ISNUMBER([.H758]);[.D758]&lt;[.H758]);[.H758]-[.D7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8.p</text:p>
          </table:table-cell>
          <table:table-cell office:value-type="float" office:value="259" calcext:value-type="float">
            <text:p>25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style-name="ce759" table:formula="of:=IF(AND(ISNUMBER([.D759]);ISNUMBER([.H759]);[.D759]&gt;[.H759]);1;0)" office:value-type="float" office:value="0" calcext:value-type="float">
            <text:p>0</text:p>
          </table:table-cell>
          <table:table-cell table:style-name="ce1959" table:formula="of:=IF(AND(ISNUMBER([.D759]);ISNUMBER([.H759]);[.D759]&lt;[.H759]);1;0)" office:value-type="float" office:value="0" calcext:value-type="float">
            <text:p>0</text:p>
          </table:table-cell>
          <table:table-cell/>
          <table:table-cell table:formula="of:=IF(AND(ISNUMBER([.D759]);ISNUMBER([.H759]);[.D759]&gt;[.H759]);[.D759]-[.H759];0)" office:value-type="float" office:value="0" calcext:value-type="float">
            <text:p>0</text:p>
          </table:table-cell>
          <table:table-cell table:formula="of:=IF(AND(ISNUMBER([.D759]);ISNUMBER([.H759]);[.D759]&lt;[.H759]);[.H759]-[.D7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29.p</text:p>
          </table:table-cell>
          <table:table-cell office:value-type="float" office:value="269" calcext:value-type="float">
            <text:p>26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ce760" table:formula="of:=IF(AND(ISNUMBER([.D760]);ISNUMBER([.H760]);[.D760]&gt;[.H760]);1;0)" office:value-type="float" office:value="0" calcext:value-type="float">
            <text:p>0</text:p>
          </table:table-cell>
          <table:table-cell table:style-name="ce1960" table:formula="of:=IF(AND(ISNUMBER([.D760]);ISNUMBER([.H760]);[.D760]&lt;[.H760]);1;0)" office:value-type="float" office:value="0" calcext:value-type="float">
            <text:p>0</text:p>
          </table:table-cell>
          <table:table-cell/>
          <table:table-cell table:formula="of:=IF(AND(ISNUMBER([.D760]);ISNUMBER([.H760]);[.D760]&gt;[.H760]);[.D760]-[.H760];0)" office:value-type="float" office:value="0" calcext:value-type="float">
            <text:p>0</text:p>
          </table:table-cell>
          <table:table-cell table:formula="of:=IF(AND(ISNUMBER([.D760]);ISNUMBER([.H760]);[.D760]&lt;[.H760]);[.H760]-[.D7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.p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761" table:formula="of:=IF(AND(ISNUMBER([.D761]);ISNUMBER([.H761]);[.D761]&gt;[.H761]);1;0)" office:value-type="float" office:value="0" calcext:value-type="float">
            <text:p>0</text:p>
          </table:table-cell>
          <table:table-cell table:style-name="ce1961" table:formula="of:=IF(AND(ISNUMBER([.D761]);ISNUMBER([.H761]);[.D761]&lt;[.H761]);1;0)" office:value-type="float" office:value="0" calcext:value-type="float">
            <text:p>0</text:p>
          </table:table-cell>
          <table:table-cell/>
          <table:table-cell table:formula="of:=IF(AND(ISNUMBER([.D761]);ISNUMBER([.H761]);[.D761]&gt;[.H761]);[.D761]-[.H761];0)" office:value-type="float" office:value="0" calcext:value-type="float">
            <text:p>0</text:p>
          </table:table-cell>
          <table:table-cell table:formula="of:=IF(AND(ISNUMBER([.D761]);ISNUMBER([.H761]);[.D761]&lt;[.H761]);[.H761]-[.D7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0.p</text:p>
          </table:table-cell>
          <table:table-cell office:value-type="float" office:value="279" calcext:value-type="float">
            <text:p>27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762" table:formula="of:=IF(AND(ISNUMBER([.D762]);ISNUMBER([.H762]);[.D762]&gt;[.H762]);1;0)" office:value-type="float" office:value="0" calcext:value-type="float">
            <text:p>0</text:p>
          </table:table-cell>
          <table:table-cell table:style-name="ce1962" table:formula="of:=IF(AND(ISNUMBER([.D762]);ISNUMBER([.H762]);[.D762]&lt;[.H762]);1;0)" office:value-type="float" office:value="0" calcext:value-type="float">
            <text:p>0</text:p>
          </table:table-cell>
          <table:table-cell/>
          <table:table-cell table:formula="of:=IF(AND(ISNUMBER([.D762]);ISNUMBER([.H762]);[.D762]&gt;[.H762]);[.D762]-[.H762];0)" office:value-type="float" office:value="0" calcext:value-type="float">
            <text:p>0</text:p>
          </table:table-cell>
          <table:table-cell table:formula="of:=IF(AND(ISNUMBER([.D762]);ISNUMBER([.H762]);[.D762]&lt;[.H762]);[.H762]-[.D7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1.p</text:p>
          </table:table-cell>
          <table:table-cell office:value-type="float" office:value="289" calcext:value-type="float">
            <text:p>28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style-name="ce763" table:formula="of:=IF(AND(ISNUMBER([.D763]);ISNUMBER([.H763]);[.D763]&gt;[.H763]);1;0)" office:value-type="float" office:value="0" calcext:value-type="float">
            <text:p>0</text:p>
          </table:table-cell>
          <table:table-cell table:style-name="ce1963" table:formula="of:=IF(AND(ISNUMBER([.D763]);ISNUMBER([.H763]);[.D763]&lt;[.H763]);1;0)" office:value-type="float" office:value="0" calcext:value-type="float">
            <text:p>0</text:p>
          </table:table-cell>
          <table:table-cell/>
          <table:table-cell table:formula="of:=IF(AND(ISNUMBER([.D763]);ISNUMBER([.H763]);[.D763]&gt;[.H763]);[.D763]-[.H763];0)" office:value-type="float" office:value="0" calcext:value-type="float">
            <text:p>0</text:p>
          </table:table-cell>
          <table:table-cell table:formula="of:=IF(AND(ISNUMBER([.D763]);ISNUMBER([.H763]);[.D763]&lt;[.H763]);[.H763]-[.D7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2.p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style-name="ce764" table:formula="of:=IF(AND(ISNUMBER([.D764]);ISNUMBER([.H764]);[.D764]&gt;[.H764]);1;0)" office:value-type="float" office:value="0" calcext:value-type="float">
            <text:p>0</text:p>
          </table:table-cell>
          <table:table-cell table:style-name="ce1964" table:formula="of:=IF(AND(ISNUMBER([.D764]);ISNUMBER([.H764]);[.D764]&lt;[.H764]);1;0)" office:value-type="float" office:value="0" calcext:value-type="float">
            <text:p>0</text:p>
          </table:table-cell>
          <table:table-cell/>
          <table:table-cell table:formula="of:=IF(AND(ISNUMBER([.D764]);ISNUMBER([.H764]);[.D764]&gt;[.H764]);[.D764]-[.H764];0)" office:value-type="float" office:value="0" calcext:value-type="float">
            <text:p>0</text:p>
          </table:table-cell>
          <table:table-cell table:formula="of:=IF(AND(ISNUMBER([.D764]);ISNUMBER([.H764]);[.D764]&lt;[.H764]);[.H764]-[.D7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3.p</text:p>
          </table:table-cell>
          <table:table-cell office:value-type="float" office:value="309" calcext:value-type="float">
            <text:p>30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765" table:formula="of:=IF(AND(ISNUMBER([.D765]);ISNUMBER([.H765]);[.D765]&gt;[.H765]);1;0)" office:value-type="float" office:value="0" calcext:value-type="float">
            <text:p>0</text:p>
          </table:table-cell>
          <table:table-cell table:style-name="ce1965" table:formula="of:=IF(AND(ISNUMBER([.D765]);ISNUMBER([.H765]);[.D765]&lt;[.H765]);1;0)" office:value-type="float" office:value="0" calcext:value-type="float">
            <text:p>0</text:p>
          </table:table-cell>
          <table:table-cell/>
          <table:table-cell table:formula="of:=IF(AND(ISNUMBER([.D765]);ISNUMBER([.H765]);[.D765]&gt;[.H765]);[.D765]-[.H765];0)" office:value-type="float" office:value="0" calcext:value-type="float">
            <text:p>0</text:p>
          </table:table-cell>
          <table:table-cell table:formula="of:=IF(AND(ISNUMBER([.D765]);ISNUMBER([.H765]);[.D765]&lt;[.H765]);[.H765]-[.D7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4.p</text:p>
          </table:table-cell>
          <table:table-cell office:value-type="float" office:value="319" calcext:value-type="float">
            <text:p>31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766" table:formula="of:=IF(AND(ISNUMBER([.D766]);ISNUMBER([.H766]);[.D766]&gt;[.H766]);1;0)" office:value-type="float" office:value="0" calcext:value-type="float">
            <text:p>0</text:p>
          </table:table-cell>
          <table:table-cell table:style-name="ce1966" table:formula="of:=IF(AND(ISNUMBER([.D766]);ISNUMBER([.H766]);[.D766]&lt;[.H766]);1;0)" office:value-type="float" office:value="0" calcext:value-type="float">
            <text:p>0</text:p>
          </table:table-cell>
          <table:table-cell/>
          <table:table-cell table:formula="of:=IF(AND(ISNUMBER([.D766]);ISNUMBER([.H766]);[.D766]&gt;[.H766]);[.D766]-[.H766];0)" office:value-type="float" office:value="0" calcext:value-type="float">
            <text:p>0</text:p>
          </table:table-cell>
          <table:table-cell table:formula="of:=IF(AND(ISNUMBER([.D766]);ISNUMBER([.H766]);[.D766]&lt;[.H766]);[.H766]-[.D7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5.p</text:p>
          </table:table-cell>
          <table:table-cell office:value-type="float" office:value="329" calcext:value-type="float">
            <text:p>32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767" table:formula="of:=IF(AND(ISNUMBER([.D767]);ISNUMBER([.H767]);[.D767]&gt;[.H767]);1;0)" office:value-type="float" office:value="0" calcext:value-type="float">
            <text:p>0</text:p>
          </table:table-cell>
          <table:table-cell table:style-name="ce1967" table:formula="of:=IF(AND(ISNUMBER([.D767]);ISNUMBER([.H767]);[.D767]&lt;[.H767]);1;0)" office:value-type="float" office:value="0" calcext:value-type="float">
            <text:p>0</text:p>
          </table:table-cell>
          <table:table-cell/>
          <table:table-cell table:formula="of:=IF(AND(ISNUMBER([.D767]);ISNUMBER([.H767]);[.D767]&gt;[.H767]);[.D767]-[.H767];0)" office:value-type="float" office:value="0" calcext:value-type="float">
            <text:p>0</text:p>
          </table:table-cell>
          <table:table-cell table:formula="of:=IF(AND(ISNUMBER([.D767]);ISNUMBER([.H767]);[.D767]&lt;[.H767]);[.H767]-[.D7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6.p</text:p>
          </table:table-cell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style-name="ce768" table:formula="of:=IF(AND(ISNUMBER([.D768]);ISNUMBER([.H768]);[.D768]&gt;[.H768]);1;0)" office:value-type="float" office:value="0" calcext:value-type="float">
            <text:p>0</text:p>
          </table:table-cell>
          <table:table-cell table:style-name="ce1968" table:formula="of:=IF(AND(ISNUMBER([.D768]);ISNUMBER([.H768]);[.D768]&lt;[.H768]);1;0)" office:value-type="float" office:value="0" calcext:value-type="float">
            <text:p>0</text:p>
          </table:table-cell>
          <table:table-cell/>
          <table:table-cell table:formula="of:=IF(AND(ISNUMBER([.D768]);ISNUMBER([.H768]);[.D768]&gt;[.H768]);[.D768]-[.H768];0)" office:value-type="float" office:value="0" calcext:value-type="float">
            <text:p>0</text:p>
          </table:table-cell>
          <table:table-cell table:formula="of:=IF(AND(ISNUMBER([.D768]);ISNUMBER([.H768]);[.D768]&lt;[.H768]);[.H768]-[.D7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7.p</text:p>
          </table:table-cell>
          <table:table-cell office:value-type="float" office:value="349" calcext:value-type="float">
            <text:p>34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769" table:formula="of:=IF(AND(ISNUMBER([.D769]);ISNUMBER([.H769]);[.D769]&gt;[.H769]);1;0)" office:value-type="float" office:value="0" calcext:value-type="float">
            <text:p>0</text:p>
          </table:table-cell>
          <table:table-cell table:style-name="ce1969" table:formula="of:=IF(AND(ISNUMBER([.D769]);ISNUMBER([.H769]);[.D769]&lt;[.H769]);1;0)" office:value-type="float" office:value="0" calcext:value-type="float">
            <text:p>0</text:p>
          </table:table-cell>
          <table:table-cell/>
          <table:table-cell table:formula="of:=IF(AND(ISNUMBER([.D769]);ISNUMBER([.H769]);[.D769]&gt;[.H769]);[.D769]-[.H769];0)" office:value-type="float" office:value="0" calcext:value-type="float">
            <text:p>0</text:p>
          </table:table-cell>
          <table:table-cell table:formula="of:=IF(AND(ISNUMBER([.D769]);ISNUMBER([.H769]);[.D769]&lt;[.H769]);[.H769]-[.D7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8.p</text:p>
          </table:table-cell>
          <table:table-cell office:value-type="float" office:value="359" calcext:value-type="float">
            <text:p>35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style-name="ce770" table:formula="of:=IF(AND(ISNUMBER([.D770]);ISNUMBER([.H770]);[.D770]&gt;[.H770]);1;0)" office:value-type="float" office:value="0" calcext:value-type="float">
            <text:p>0</text:p>
          </table:table-cell>
          <table:table-cell table:style-name="ce1970" table:formula="of:=IF(AND(ISNUMBER([.D770]);ISNUMBER([.H770]);[.D770]&lt;[.H770]);1;0)" office:value-type="float" office:value="0" calcext:value-type="float">
            <text:p>0</text:p>
          </table:table-cell>
          <table:table-cell/>
          <table:table-cell table:formula="of:=IF(AND(ISNUMBER([.D770]);ISNUMBER([.H770]);[.D770]&gt;[.H770]);[.D770]-[.H770];0)" office:value-type="float" office:value="0" calcext:value-type="float">
            <text:p>0</text:p>
          </table:table-cell>
          <table:table-cell table:formula="of:=IF(AND(ISNUMBER([.D770]);ISNUMBER([.H770]);[.D770]&lt;[.H770]);[.H770]-[.D7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39.p</text:p>
          </table:table-cell>
          <table:table-cell office:value-type="float" office:value="369" calcext:value-type="float">
            <text:p>36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771" table:formula="of:=IF(AND(ISNUMBER([.D771]);ISNUMBER([.H771]);[.D771]&gt;[.H771]);1;0)" office:value-type="float" office:value="0" calcext:value-type="float">
            <text:p>0</text:p>
          </table:table-cell>
          <table:table-cell table:style-name="ce1971" table:formula="of:=IF(AND(ISNUMBER([.D771]);ISNUMBER([.H771]);[.D771]&lt;[.H771]);1;0)" office:value-type="float" office:value="0" calcext:value-type="float">
            <text:p>0</text:p>
          </table:table-cell>
          <table:table-cell/>
          <table:table-cell table:formula="of:=IF(AND(ISNUMBER([.D771]);ISNUMBER([.H771]);[.D771]&gt;[.H771]);[.D771]-[.H771];0)" office:value-type="float" office:value="0" calcext:value-type="float">
            <text:p>0</text:p>
          </table:table-cell>
          <table:table-cell table:formula="of:=IF(AND(ISNUMBER([.D771]);ISNUMBER([.H771]);[.D771]&lt;[.H771]);[.H771]-[.D7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.p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72" table:formula="of:=IF(AND(ISNUMBER([.D772]);ISNUMBER([.H772]);[.D772]&gt;[.H772]);1;0)" office:value-type="float" office:value="0" calcext:value-type="float">
            <text:p>0</text:p>
          </table:table-cell>
          <table:table-cell table:style-name="ce1972" table:formula="of:=IF(AND(ISNUMBER([.D772]);ISNUMBER([.H772]);[.D772]&lt;[.H772]);1;0)" office:value-type="float" office:value="0" calcext:value-type="float">
            <text:p>0</text:p>
          </table:table-cell>
          <table:table-cell/>
          <table:table-cell table:formula="of:=IF(AND(ISNUMBER([.D772]);ISNUMBER([.H772]);[.D772]&gt;[.H772]);[.D772]-[.H772];0)" office:value-type="float" office:value="0" calcext:value-type="float">
            <text:p>0</text:p>
          </table:table-cell>
          <table:table-cell table:formula="of:=IF(AND(ISNUMBER([.D772]);ISNUMBER([.H772]);[.D772]&lt;[.H772]);[.H772]-[.D7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0.p</text:p>
          </table:table-cell>
          <table:table-cell office:value-type="float" office:value="379" calcext:value-type="float">
            <text:p>379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style-name="ce773" table:formula="of:=IF(AND(ISNUMBER([.D773]);ISNUMBER([.H773]);[.D773]&gt;[.H773]);1;0)" office:value-type="float" office:value="0" calcext:value-type="float">
            <text:p>0</text:p>
          </table:table-cell>
          <table:table-cell table:style-name="ce1973" table:formula="of:=IF(AND(ISNUMBER([.D773]);ISNUMBER([.H773]);[.D773]&lt;[.H773]);1;0)" office:value-type="float" office:value="0" calcext:value-type="float">
            <text:p>0</text:p>
          </table:table-cell>
          <table:table-cell/>
          <table:table-cell table:formula="of:=IF(AND(ISNUMBER([.D773]);ISNUMBER([.H773]);[.D773]&gt;[.H773]);[.D773]-[.H773];0)" office:value-type="float" office:value="0" calcext:value-type="float">
            <text:p>0</text:p>
          </table:table-cell>
          <table:table-cell table:formula="of:=IF(AND(ISNUMBER([.D773]);ISNUMBER([.H773]);[.D773]&lt;[.H773]);[.H773]-[.D7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1.p</text:p>
          </table:table-cell>
          <table:table-cell office:value-type="float" office:value="389" calcext:value-type="float">
            <text:p>389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ce774" table:formula="of:=IF(AND(ISNUMBER([.D774]);ISNUMBER([.H774]);[.D774]&gt;[.H774]);1;0)" office:value-type="float" office:value="0" calcext:value-type="float">
            <text:p>0</text:p>
          </table:table-cell>
          <table:table-cell table:style-name="ce1974" table:formula="of:=IF(AND(ISNUMBER([.D774]);ISNUMBER([.H774]);[.D774]&lt;[.H774]);1;0)" office:value-type="float" office:value="0" calcext:value-type="float">
            <text:p>0</text:p>
          </table:table-cell>
          <table:table-cell/>
          <table:table-cell table:formula="of:=IF(AND(ISNUMBER([.D774]);ISNUMBER([.H774]);[.D774]&gt;[.H774]);[.D774]-[.H774];0)" office:value-type="float" office:value="0" calcext:value-type="float">
            <text:p>0</text:p>
          </table:table-cell>
          <table:table-cell table:formula="of:=IF(AND(ISNUMBER([.D774]);ISNUMBER([.H774]);[.D774]&lt;[.H774]);[.H774]-[.D7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2.p</text:p>
          </table:table-cell>
          <table:table-cell office:value-type="float" office:value="399" calcext:value-type="float">
            <text:p>39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ce775" table:formula="of:=IF(AND(ISNUMBER([.D775]);ISNUMBER([.H775]);[.D775]&gt;[.H775]);1;0)" office:value-type="float" office:value="0" calcext:value-type="float">
            <text:p>0</text:p>
          </table:table-cell>
          <table:table-cell table:style-name="ce1975" table:formula="of:=IF(AND(ISNUMBER([.D775]);ISNUMBER([.H775]);[.D775]&lt;[.H775]);1;0)" office:value-type="float" office:value="0" calcext:value-type="float">
            <text:p>0</text:p>
          </table:table-cell>
          <table:table-cell/>
          <table:table-cell table:formula="of:=IF(AND(ISNUMBER([.D775]);ISNUMBER([.H775]);[.D775]&gt;[.H775]);[.D775]-[.H775];0)" office:value-type="float" office:value="0" calcext:value-type="float">
            <text:p>0</text:p>
          </table:table-cell>
          <table:table-cell table:formula="of:=IF(AND(ISNUMBER([.D775]);ISNUMBER([.H775]);[.D775]&lt;[.H775]);[.H775]-[.D7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3.p</text:p>
          </table:table-cell>
          <table:table-cell office:value-type="float" office:value="409" calcext:value-type="float">
            <text:p>40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776" table:formula="of:=IF(AND(ISNUMBER([.D776]);ISNUMBER([.H776]);[.D776]&gt;[.H776]);1;0)" office:value-type="float" office:value="0" calcext:value-type="float">
            <text:p>0</text:p>
          </table:table-cell>
          <table:table-cell table:style-name="ce1976" table:formula="of:=IF(AND(ISNUMBER([.D776]);ISNUMBER([.H776]);[.D776]&lt;[.H776]);1;0)" office:value-type="float" office:value="0" calcext:value-type="float">
            <text:p>0</text:p>
          </table:table-cell>
          <table:table-cell/>
          <table:table-cell table:formula="of:=IF(AND(ISNUMBER([.D776]);ISNUMBER([.H776]);[.D776]&gt;[.H776]);[.D776]-[.H776];0)" office:value-type="float" office:value="0" calcext:value-type="float">
            <text:p>0</text:p>
          </table:table-cell>
          <table:table-cell table:formula="of:=IF(AND(ISNUMBER([.D776]);ISNUMBER([.H776]);[.D776]&lt;[.H776]);[.H776]-[.D7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4.p</text:p>
          </table:table-cell>
          <table:table-cell office:value-type="float" office:value="419" calcext:value-type="float">
            <text:p>419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ce777" table:formula="of:=IF(AND(ISNUMBER([.D777]);ISNUMBER([.H777]);[.D777]&gt;[.H777]);1;0)" office:value-type="float" office:value="0" calcext:value-type="float">
            <text:p>0</text:p>
          </table:table-cell>
          <table:table-cell table:style-name="ce1977" table:formula="of:=IF(AND(ISNUMBER([.D777]);ISNUMBER([.H777]);[.D777]&lt;[.H777]);1;0)" office:value-type="float" office:value="0" calcext:value-type="float">
            <text:p>0</text:p>
          </table:table-cell>
          <table:table-cell/>
          <table:table-cell table:formula="of:=IF(AND(ISNUMBER([.D777]);ISNUMBER([.H777]);[.D777]&gt;[.H777]);[.D777]-[.H777];0)" office:value-type="float" office:value="0" calcext:value-type="float">
            <text:p>0</text:p>
          </table:table-cell>
          <table:table-cell table:formula="of:=IF(AND(ISNUMBER([.D777]);ISNUMBER([.H777]);[.D777]&lt;[.H777]);[.H777]-[.D7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5.p</text:p>
          </table:table-cell>
          <table:table-cell office:value-type="float" office:value="429" calcext:value-type="float">
            <text:p>429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778" table:formula="of:=IF(AND(ISNUMBER([.D778]);ISNUMBER([.H778]);[.D778]&gt;[.H778]);1;0)" office:value-type="float" office:value="0" calcext:value-type="float">
            <text:p>0</text:p>
          </table:table-cell>
          <table:table-cell table:style-name="ce1978" table:formula="of:=IF(AND(ISNUMBER([.D778]);ISNUMBER([.H778]);[.D778]&lt;[.H778]);1;0)" office:value-type="float" office:value="0" calcext:value-type="float">
            <text:p>0</text:p>
          </table:table-cell>
          <table:table-cell/>
          <table:table-cell table:formula="of:=IF(AND(ISNUMBER([.D778]);ISNUMBER([.H778]);[.D778]&gt;[.H778]);[.D778]-[.H778];0)" office:value-type="float" office:value="0" calcext:value-type="float">
            <text:p>0</text:p>
          </table:table-cell>
          <table:table-cell table:formula="of:=IF(AND(ISNUMBER([.D778]);ISNUMBER([.H778]);[.D778]&lt;[.H778]);[.H778]-[.D7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6.p</text:p>
          </table:table-cell>
          <table:table-cell office:value-type="float" office:value="439" calcext:value-type="float">
            <text:p>43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779" table:formula="of:=IF(AND(ISNUMBER([.D779]);ISNUMBER([.H779]);[.D779]&gt;[.H779]);1;0)" office:value-type="float" office:value="0" calcext:value-type="float">
            <text:p>0</text:p>
          </table:table-cell>
          <table:table-cell table:style-name="ce1979" table:formula="of:=IF(AND(ISNUMBER([.D779]);ISNUMBER([.H779]);[.D779]&lt;[.H779]);1;0)" office:value-type="float" office:value="0" calcext:value-type="float">
            <text:p>0</text:p>
          </table:table-cell>
          <table:table-cell/>
          <table:table-cell table:formula="of:=IF(AND(ISNUMBER([.D779]);ISNUMBER([.H779]);[.D779]&gt;[.H779]);[.D779]-[.H779];0)" office:value-type="float" office:value="0" calcext:value-type="float">
            <text:p>0</text:p>
          </table:table-cell>
          <table:table-cell table:formula="of:=IF(AND(ISNUMBER([.D779]);ISNUMBER([.H779]);[.D779]&lt;[.H779]);[.H779]-[.D7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7.p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style-name="ce780" table:formula="of:=IF(AND(ISNUMBER([.D780]);ISNUMBER([.H780]);[.D780]&gt;[.H780]);1;0)" office:value-type="float" office:value="0" calcext:value-type="float">
            <text:p>0</text:p>
          </table:table-cell>
          <table:table-cell table:style-name="ce1980" table:formula="of:=IF(AND(ISNUMBER([.D780]);ISNUMBER([.H780]);[.D780]&lt;[.H780]);1;0)" office:value-type="float" office:value="0" calcext:value-type="float">
            <text:p>0</text:p>
          </table:table-cell>
          <table:table-cell/>
          <table:table-cell table:formula="of:=IF(AND(ISNUMBER([.D780]);ISNUMBER([.H780]);[.D780]&gt;[.H780]);[.D780]-[.H780];0)" office:value-type="float" office:value="0" calcext:value-type="float">
            <text:p>0</text:p>
          </table:table-cell>
          <table:table-cell table:formula="of:=IF(AND(ISNUMBER([.D780]);ISNUMBER([.H780]);[.D780]&lt;[.H780]);[.H780]-[.D7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8.p</text:p>
          </table:table-cell>
          <table:table-cell office:value-type="float" office:value="459" calcext:value-type="float">
            <text:p>459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style-name="ce781" table:formula="of:=IF(AND(ISNUMBER([.D781]);ISNUMBER([.H781]);[.D781]&gt;[.H781]);1;0)" office:value-type="float" office:value="0" calcext:value-type="float">
            <text:p>0</text:p>
          </table:table-cell>
          <table:table-cell table:style-name="ce1981" table:formula="of:=IF(AND(ISNUMBER([.D781]);ISNUMBER([.H781]);[.D781]&lt;[.H781]);1;0)" office:value-type="float" office:value="0" calcext:value-type="float">
            <text:p>0</text:p>
          </table:table-cell>
          <table:table-cell/>
          <table:table-cell table:formula="of:=IF(AND(ISNUMBER([.D781]);ISNUMBER([.H781]);[.D781]&gt;[.H781]);[.D781]-[.H781];0)" office:value-type="float" office:value="0" calcext:value-type="float">
            <text:p>0</text:p>
          </table:table-cell>
          <table:table-cell table:formula="of:=IF(AND(ISNUMBER([.D781]);ISNUMBER([.H781]);[.D781]&lt;[.H781]);[.H781]-[.D7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49.p</text:p>
          </table:table-cell>
          <table:table-cell office:value-type="float" office:value="469" calcext:value-type="float">
            <text:p>469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782" table:formula="of:=IF(AND(ISNUMBER([.D782]);ISNUMBER([.H782]);[.D782]&gt;[.H782]);1;0)" office:value-type="float" office:value="0" calcext:value-type="float">
            <text:p>0</text:p>
          </table:table-cell>
          <table:table-cell table:style-name="ce1982" table:formula="of:=IF(AND(ISNUMBER([.D782]);ISNUMBER([.H782]);[.D782]&lt;[.H782]);1;0)" office:value-type="float" office:value="0" calcext:value-type="float">
            <text:p>0</text:p>
          </table:table-cell>
          <table:table-cell/>
          <table:table-cell table:formula="of:=IF(AND(ISNUMBER([.D782]);ISNUMBER([.H782]);[.D782]&gt;[.H782]);[.D782]-[.H782];0)" office:value-type="float" office:value="0" calcext:value-type="float">
            <text:p>0</text:p>
          </table:table-cell>
          <table:table-cell table:formula="of:=IF(AND(ISNUMBER([.D782]);ISNUMBER([.H782]);[.D782]&lt;[.H782]);[.H782]-[.D7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.p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83" table:formula="of:=IF(AND(ISNUMBER([.D783]);ISNUMBER([.H783]);[.D783]&gt;[.H783]);1;0)" office:value-type="float" office:value="0" calcext:value-type="float">
            <text:p>0</text:p>
          </table:table-cell>
          <table:table-cell table:style-name="ce1983" table:formula="of:=IF(AND(ISNUMBER([.D783]);ISNUMBER([.H783]);[.D783]&lt;[.H783]);1;0)" office:value-type="float" office:value="0" calcext:value-type="float">
            <text:p>0</text:p>
          </table:table-cell>
          <table:table-cell/>
          <table:table-cell table:formula="of:=IF(AND(ISNUMBER([.D783]);ISNUMBER([.H783]);[.D783]&gt;[.H783]);[.D783]-[.H783];0)" office:value-type="float" office:value="0" calcext:value-type="float">
            <text:p>0</text:p>
          </table:table-cell>
          <table:table-cell table:formula="of:=IF(AND(ISNUMBER([.D783]);ISNUMBER([.H783]);[.D783]&lt;[.H783]);[.H783]-[.D7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0.p</text:p>
          </table:table-cell>
          <table:table-cell office:value-type="float" office:value="479" calcext:value-type="float">
            <text:p>47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ce784" table:formula="of:=IF(AND(ISNUMBER([.D784]);ISNUMBER([.H784]);[.D784]&gt;[.H784]);1;0)" office:value-type="float" office:value="0" calcext:value-type="float">
            <text:p>0</text:p>
          </table:table-cell>
          <table:table-cell table:style-name="ce1984" table:formula="of:=IF(AND(ISNUMBER([.D784]);ISNUMBER([.H784]);[.D784]&lt;[.H784]);1;0)" office:value-type="float" office:value="0" calcext:value-type="float">
            <text:p>0</text:p>
          </table:table-cell>
          <table:table-cell/>
          <table:table-cell table:formula="of:=IF(AND(ISNUMBER([.D784]);ISNUMBER([.H784]);[.D784]&gt;[.H784]);[.D784]-[.H784];0)" office:value-type="float" office:value="0" calcext:value-type="float">
            <text:p>0</text:p>
          </table:table-cell>
          <table:table-cell table:formula="of:=IF(AND(ISNUMBER([.D784]);ISNUMBER([.H784]);[.D784]&lt;[.H784]);[.H784]-[.D7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1.p</text:p>
          </table:table-cell>
          <table:table-cell office:value-type="float" office:value="489" calcext:value-type="float">
            <text:p>48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785" table:formula="of:=IF(AND(ISNUMBER([.D785]);ISNUMBER([.H785]);[.D785]&gt;[.H785]);1;0)" office:value-type="float" office:value="0" calcext:value-type="float">
            <text:p>0</text:p>
          </table:table-cell>
          <table:table-cell table:style-name="ce1985" table:formula="of:=IF(AND(ISNUMBER([.D785]);ISNUMBER([.H785]);[.D785]&lt;[.H785]);1;0)" office:value-type="float" office:value="0" calcext:value-type="float">
            <text:p>0</text:p>
          </table:table-cell>
          <table:table-cell/>
          <table:table-cell table:formula="of:=IF(AND(ISNUMBER([.D785]);ISNUMBER([.H785]);[.D785]&gt;[.H785]);[.D785]-[.H785];0)" office:value-type="float" office:value="0" calcext:value-type="float">
            <text:p>0</text:p>
          </table:table-cell>
          <table:table-cell table:formula="of:=IF(AND(ISNUMBER([.D785]);ISNUMBER([.H785]);[.D785]&lt;[.H785]);[.H785]-[.D7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2.p</text:p>
          </table:table-cell>
          <table:table-cell office:value-type="float" office:value="499" calcext:value-type="float">
            <text:p>4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ce786" table:formula="of:=IF(AND(ISNUMBER([.D786]);ISNUMBER([.H786]);[.D786]&gt;[.H786]);1;0)" office:value-type="float" office:value="0" calcext:value-type="float">
            <text:p>0</text:p>
          </table:table-cell>
          <table:table-cell table:style-name="ce1986" table:formula="of:=IF(AND(ISNUMBER([.D786]);ISNUMBER([.H786]);[.D786]&lt;[.H786]);1;0)" office:value-type="float" office:value="0" calcext:value-type="float">
            <text:p>0</text:p>
          </table:table-cell>
          <table:table-cell/>
          <table:table-cell table:formula="of:=IF(AND(ISNUMBER([.D786]);ISNUMBER([.H786]);[.D786]&gt;[.H786]);[.D786]-[.H786];0)" office:value-type="float" office:value="0" calcext:value-type="float">
            <text:p>0</text:p>
          </table:table-cell>
          <table:table-cell table:formula="of:=IF(AND(ISNUMBER([.D786]);ISNUMBER([.H786]);[.D786]&lt;[.H786]);[.H786]-[.D7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3.p</text:p>
          </table:table-cell>
          <table:table-cell office:value-type="float" office:value="509" calcext:value-type="float">
            <text:p>50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style-name="ce787" table:formula="of:=IF(AND(ISNUMBER([.D787]);ISNUMBER([.H787]);[.D787]&gt;[.H787]);1;0)" office:value-type="float" office:value="0" calcext:value-type="float">
            <text:p>0</text:p>
          </table:table-cell>
          <table:table-cell table:style-name="ce1987" table:formula="of:=IF(AND(ISNUMBER([.D787]);ISNUMBER([.H787]);[.D787]&lt;[.H787]);1;0)" office:value-type="float" office:value="0" calcext:value-type="float">
            <text:p>0</text:p>
          </table:table-cell>
          <table:table-cell/>
          <table:table-cell table:formula="of:=IF(AND(ISNUMBER([.D787]);ISNUMBER([.H787]);[.D787]&gt;[.H787]);[.D787]-[.H787];0)" office:value-type="float" office:value="0" calcext:value-type="float">
            <text:p>0</text:p>
          </table:table-cell>
          <table:table-cell table:formula="of:=IF(AND(ISNUMBER([.D787]);ISNUMBER([.H787]);[.D787]&lt;[.H787]);[.H787]-[.D7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4.p</text:p>
          </table:table-cell>
          <table:table-cell office:value-type="float" office:value="519" calcext:value-type="float">
            <text:p>519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788" table:formula="of:=IF(AND(ISNUMBER([.D788]);ISNUMBER([.H788]);[.D788]&gt;[.H788]);1;0)" office:value-type="float" office:value="0" calcext:value-type="float">
            <text:p>0</text:p>
          </table:table-cell>
          <table:table-cell table:style-name="ce1988" table:formula="of:=IF(AND(ISNUMBER([.D788]);ISNUMBER([.H788]);[.D788]&lt;[.H788]);1;0)" office:value-type="float" office:value="0" calcext:value-type="float">
            <text:p>0</text:p>
          </table:table-cell>
          <table:table-cell/>
          <table:table-cell table:formula="of:=IF(AND(ISNUMBER([.D788]);ISNUMBER([.H788]);[.D788]&gt;[.H788]);[.D788]-[.H788];0)" office:value-type="float" office:value="0" calcext:value-type="float">
            <text:p>0</text:p>
          </table:table-cell>
          <table:table-cell table:formula="of:=IF(AND(ISNUMBER([.D788]);ISNUMBER([.H788]);[.D788]&lt;[.H788]);[.H788]-[.D7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5.p</text:p>
          </table:table-cell>
          <table:table-cell office:value-type="float" office:value="529" calcext:value-type="float">
            <text:p>529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789" table:formula="of:=IF(AND(ISNUMBER([.D789]);ISNUMBER([.H789]);[.D789]&gt;[.H789]);1;0)" office:value-type="float" office:value="0" calcext:value-type="float">
            <text:p>0</text:p>
          </table:table-cell>
          <table:table-cell table:style-name="ce1989" table:formula="of:=IF(AND(ISNUMBER([.D789]);ISNUMBER([.H789]);[.D789]&lt;[.H789]);1;0)" office:value-type="float" office:value="0" calcext:value-type="float">
            <text:p>0</text:p>
          </table:table-cell>
          <table:table-cell/>
          <table:table-cell table:formula="of:=IF(AND(ISNUMBER([.D789]);ISNUMBER([.H789]);[.D789]&gt;[.H789]);[.D789]-[.H789];0)" office:value-type="float" office:value="0" calcext:value-type="float">
            <text:p>0</text:p>
          </table:table-cell>
          <table:table-cell table:formula="of:=IF(AND(ISNUMBER([.D789]);ISNUMBER([.H789]);[.D789]&lt;[.H789]);[.H789]-[.D7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6.p</text:p>
          </table:table-cell>
          <table:table-cell office:value-type="float" office:value="539" calcext:value-type="float">
            <text:p>53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style-name="ce790" table:formula="of:=IF(AND(ISNUMBER([.D790]);ISNUMBER([.H790]);[.D790]&gt;[.H790]);1;0)" office:value-type="float" office:value="0" calcext:value-type="float">
            <text:p>0</text:p>
          </table:table-cell>
          <table:table-cell table:style-name="ce1990" table:formula="of:=IF(AND(ISNUMBER([.D790]);ISNUMBER([.H790]);[.D790]&lt;[.H790]);1;0)" office:value-type="float" office:value="0" calcext:value-type="float">
            <text:p>0</text:p>
          </table:table-cell>
          <table:table-cell/>
          <table:table-cell table:formula="of:=IF(AND(ISNUMBER([.D790]);ISNUMBER([.H790]);[.D790]&gt;[.H790]);[.D790]-[.H790];0)" office:value-type="float" office:value="0" calcext:value-type="float">
            <text:p>0</text:p>
          </table:table-cell>
          <table:table-cell table:formula="of:=IF(AND(ISNUMBER([.D790]);ISNUMBER([.H790]);[.D790]&lt;[.H790]);[.H790]-[.D7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7.p</text:p>
          </table:table-cell>
          <table:table-cell office:value-type="float" office:value="549" calcext:value-type="float">
            <text:p>54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style-name="ce791" table:formula="of:=IF(AND(ISNUMBER([.D791]);ISNUMBER([.H791]);[.D791]&gt;[.H791]);1;0)" office:value-type="float" office:value="0" calcext:value-type="float">
            <text:p>0</text:p>
          </table:table-cell>
          <table:table-cell table:style-name="ce1991" table:formula="of:=IF(AND(ISNUMBER([.D791]);ISNUMBER([.H791]);[.D791]&lt;[.H791]);1;0)" office:value-type="float" office:value="0" calcext:value-type="float">
            <text:p>0</text:p>
          </table:table-cell>
          <table:table-cell/>
          <table:table-cell table:formula="of:=IF(AND(ISNUMBER([.D791]);ISNUMBER([.H791]);[.D791]&gt;[.H791]);[.D791]-[.H791];0)" office:value-type="float" office:value="0" calcext:value-type="float">
            <text:p>0</text:p>
          </table:table-cell>
          <table:table-cell table:formula="of:=IF(AND(ISNUMBER([.D791]);ISNUMBER([.H791]);[.D791]&lt;[.H791]);[.H791]-[.D7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8.p</text:p>
          </table:table-cell>
          <table:table-cell office:value-type="float" office:value="559" calcext:value-type="float">
            <text:p>559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ce792" table:formula="of:=IF(AND(ISNUMBER([.D792]);ISNUMBER([.H792]);[.D792]&gt;[.H792]);1;0)" office:value-type="float" office:value="0" calcext:value-type="float">
            <text:p>0</text:p>
          </table:table-cell>
          <table:table-cell table:style-name="ce1992" table:formula="of:=IF(AND(ISNUMBER([.D792]);ISNUMBER([.H792]);[.D792]&lt;[.H792]);1;0)" office:value-type="float" office:value="0" calcext:value-type="float">
            <text:p>0</text:p>
          </table:table-cell>
          <table:table-cell/>
          <table:table-cell table:formula="of:=IF(AND(ISNUMBER([.D792]);ISNUMBER([.H792]);[.D792]&gt;[.H792]);[.D792]-[.H792];0)" office:value-type="float" office:value="0" calcext:value-type="float">
            <text:p>0</text:p>
          </table:table-cell>
          <table:table-cell table:formula="of:=IF(AND(ISNUMBER([.D792]);ISNUMBER([.H792]);[.D792]&lt;[.H792]);[.H792]-[.D7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59.p</text:p>
          </table:table-cell>
          <table:table-cell office:value-type="float" office:value="569" calcext:value-type="float">
            <text:p>569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style-name="ce793" table:formula="of:=IF(AND(ISNUMBER([.D793]);ISNUMBER([.H793]);[.D793]&gt;[.H793]);1;0)" office:value-type="float" office:value="0" calcext:value-type="float">
            <text:p>0</text:p>
          </table:table-cell>
          <table:table-cell table:style-name="ce1993" table:formula="of:=IF(AND(ISNUMBER([.D793]);ISNUMBER([.H793]);[.D793]&lt;[.H793]);1;0)" office:value-type="float" office:value="0" calcext:value-type="float">
            <text:p>0</text:p>
          </table:table-cell>
          <table:table-cell/>
          <table:table-cell table:formula="of:=IF(AND(ISNUMBER([.D793]);ISNUMBER([.H793]);[.D793]&gt;[.H793]);[.D793]-[.H793];0)" office:value-type="float" office:value="0" calcext:value-type="float">
            <text:p>0</text:p>
          </table:table-cell>
          <table:table-cell table:formula="of:=IF(AND(ISNUMBER([.D793]);ISNUMBER([.H793]);[.D793]&lt;[.H793]);[.H793]-[.D7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.p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794" table:formula="of:=IF(AND(ISNUMBER([.D794]);ISNUMBER([.H794]);[.D794]&gt;[.H794]);1;0)" office:value-type="float" office:value="0" calcext:value-type="float">
            <text:p>0</text:p>
          </table:table-cell>
          <table:table-cell table:style-name="ce1994" table:formula="of:=IF(AND(ISNUMBER([.D794]);ISNUMBER([.H794]);[.D794]&lt;[.H794]);1;0)" office:value-type="float" office:value="0" calcext:value-type="float">
            <text:p>0</text:p>
          </table:table-cell>
          <table:table-cell/>
          <table:table-cell table:formula="of:=IF(AND(ISNUMBER([.D794]);ISNUMBER([.H794]);[.D794]&gt;[.H794]);[.D794]-[.H794];0)" office:value-type="float" office:value="0" calcext:value-type="float">
            <text:p>0</text:p>
          </table:table-cell>
          <table:table-cell table:formula="of:=IF(AND(ISNUMBER([.D794]);ISNUMBER([.H794]);[.D794]&lt;[.H794]);[.H794]-[.D7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0.p</text:p>
          </table:table-cell>
          <table:table-cell office:value-type="float" office:value="579" calcext:value-type="float">
            <text:p>579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style-name="ce795" table:formula="of:=IF(AND(ISNUMBER([.D795]);ISNUMBER([.H795]);[.D795]&gt;[.H795]);1;0)" office:value-type="float" office:value="0" calcext:value-type="float">
            <text:p>0</text:p>
          </table:table-cell>
          <table:table-cell table:style-name="ce1995" table:formula="of:=IF(AND(ISNUMBER([.D795]);ISNUMBER([.H795]);[.D795]&lt;[.H795]);1;0)" office:value-type="float" office:value="0" calcext:value-type="float">
            <text:p>0</text:p>
          </table:table-cell>
          <table:table-cell/>
          <table:table-cell table:formula="of:=IF(AND(ISNUMBER([.D795]);ISNUMBER([.H795]);[.D795]&gt;[.H795]);[.D795]-[.H795];0)" office:value-type="float" office:value="0" calcext:value-type="float">
            <text:p>0</text:p>
          </table:table-cell>
          <table:table-cell table:formula="of:=IF(AND(ISNUMBER([.D795]);ISNUMBER([.H795]);[.D795]&lt;[.H795]);[.H795]-[.D7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1.p</text:p>
          </table:table-cell>
          <table:table-cell office:value-type="float" office:value="589" calcext:value-type="float">
            <text:p>589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style-name="ce796" table:formula="of:=IF(AND(ISNUMBER([.D796]);ISNUMBER([.H796]);[.D796]&gt;[.H796]);1;0)" office:value-type="float" office:value="0" calcext:value-type="float">
            <text:p>0</text:p>
          </table:table-cell>
          <table:table-cell table:style-name="ce1996" table:formula="of:=IF(AND(ISNUMBER([.D796]);ISNUMBER([.H796]);[.D796]&lt;[.H796]);1;0)" office:value-type="float" office:value="0" calcext:value-type="float">
            <text:p>0</text:p>
          </table:table-cell>
          <table:table-cell/>
          <table:table-cell table:formula="of:=IF(AND(ISNUMBER([.D796]);ISNUMBER([.H796]);[.D796]&gt;[.H796]);[.D796]-[.H796];0)" office:value-type="float" office:value="0" calcext:value-type="float">
            <text:p>0</text:p>
          </table:table-cell>
          <table:table-cell table:formula="of:=IF(AND(ISNUMBER([.D796]);ISNUMBER([.H796]);[.D796]&lt;[.H796]);[.H796]-[.D7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2.p</text:p>
          </table:table-cell>
          <table:table-cell office:value-type="float" office:value="599" calcext:value-type="float">
            <text:p>59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style-name="ce797" table:formula="of:=IF(AND(ISNUMBER([.D797]);ISNUMBER([.H797]);[.D797]&gt;[.H797]);1;0)" office:value-type="float" office:value="0" calcext:value-type="float">
            <text:p>0</text:p>
          </table:table-cell>
          <table:table-cell table:style-name="ce1997" table:formula="of:=IF(AND(ISNUMBER([.D797]);ISNUMBER([.H797]);[.D797]&lt;[.H797]);1;0)" office:value-type="float" office:value="0" calcext:value-type="float">
            <text:p>0</text:p>
          </table:table-cell>
          <table:table-cell/>
          <table:table-cell table:formula="of:=IF(AND(ISNUMBER([.D797]);ISNUMBER([.H797]);[.D797]&gt;[.H797]);[.D797]-[.H797];0)" office:value-type="float" office:value="0" calcext:value-type="float">
            <text:p>0</text:p>
          </table:table-cell>
          <table:table-cell table:formula="of:=IF(AND(ISNUMBER([.D797]);ISNUMBER([.H797]);[.D797]&lt;[.H797]);[.H797]-[.D7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3.p</text:p>
          </table:table-cell>
          <table:table-cell office:value-type="float" office:value="609" calcext:value-type="float">
            <text:p>609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style-name="ce798" table:formula="of:=IF(AND(ISNUMBER([.D798]);ISNUMBER([.H798]);[.D798]&gt;[.H798]);1;0)" office:value-type="float" office:value="0" calcext:value-type="float">
            <text:p>0</text:p>
          </table:table-cell>
          <table:table-cell table:style-name="ce1998" table:formula="of:=IF(AND(ISNUMBER([.D798]);ISNUMBER([.H798]);[.D798]&lt;[.H798]);1;0)" office:value-type="float" office:value="0" calcext:value-type="float">
            <text:p>0</text:p>
          </table:table-cell>
          <table:table-cell/>
          <table:table-cell table:formula="of:=IF(AND(ISNUMBER([.D798]);ISNUMBER([.H798]);[.D798]&gt;[.H798]);[.D798]-[.H798];0)" office:value-type="float" office:value="0" calcext:value-type="float">
            <text:p>0</text:p>
          </table:table-cell>
          <table:table-cell table:formula="of:=IF(AND(ISNUMBER([.D798]);ISNUMBER([.H798]);[.D798]&lt;[.H798]);[.H798]-[.D7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4.p</text:p>
          </table:table-cell>
          <table:table-cell office:value-type="float" office:value="619" calcext:value-type="float">
            <text:p>619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style-name="ce799" table:formula="of:=IF(AND(ISNUMBER([.D799]);ISNUMBER([.H799]);[.D799]&gt;[.H799]);1;0)" office:value-type="float" office:value="0" calcext:value-type="float">
            <text:p>0</text:p>
          </table:table-cell>
          <table:table-cell table:style-name="ce1999" table:formula="of:=IF(AND(ISNUMBER([.D799]);ISNUMBER([.H799]);[.D799]&lt;[.H799]);1;0)" office:value-type="float" office:value="0" calcext:value-type="float">
            <text:p>0</text:p>
          </table:table-cell>
          <table:table-cell/>
          <table:table-cell table:formula="of:=IF(AND(ISNUMBER([.D799]);ISNUMBER([.H799]);[.D799]&gt;[.H799]);[.D799]-[.H799];0)" office:value-type="float" office:value="0" calcext:value-type="float">
            <text:p>0</text:p>
          </table:table-cell>
          <table:table-cell table:formula="of:=IF(AND(ISNUMBER([.D799]);ISNUMBER([.H799]);[.D799]&lt;[.H799]);[.H799]-[.D7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5.p</text:p>
          </table:table-cell>
          <table:table-cell office:value-type="float" office:value="629" calcext:value-type="float">
            <text:p>629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ce800" table:formula="of:=IF(AND(ISNUMBER([.D800]);ISNUMBER([.H800]);[.D800]&gt;[.H800]);1;0)" office:value-type="float" office:value="0" calcext:value-type="float">
            <text:p>0</text:p>
          </table:table-cell>
          <table:table-cell table:style-name="ce2000" table:formula="of:=IF(AND(ISNUMBER([.D800]);ISNUMBER([.H800]);[.D800]&lt;[.H800]);1;0)" office:value-type="float" office:value="0" calcext:value-type="float">
            <text:p>0</text:p>
          </table:table-cell>
          <table:table-cell/>
          <table:table-cell table:formula="of:=IF(AND(ISNUMBER([.D800]);ISNUMBER([.H800]);[.D800]&gt;[.H800]);[.D800]-[.H800];0)" office:value-type="float" office:value="0" calcext:value-type="float">
            <text:p>0</text:p>
          </table:table-cell>
          <table:table-cell table:formula="of:=IF(AND(ISNUMBER([.D800]);ISNUMBER([.H800]);[.D800]&lt;[.H800]);[.H800]-[.D8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6.p</text:p>
          </table:table-cell>
          <table:table-cell office:value-type="float" office:value="639" calcext:value-type="float">
            <text:p>639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style-name="ce801" table:formula="of:=IF(AND(ISNUMBER([.D801]);ISNUMBER([.H801]);[.D801]&gt;[.H801]);1;0)" office:value-type="float" office:value="0" calcext:value-type="float">
            <text:p>0</text:p>
          </table:table-cell>
          <table:table-cell table:style-name="ce2001" table:formula="of:=IF(AND(ISNUMBER([.D801]);ISNUMBER([.H801]);[.D801]&lt;[.H801]);1;0)" office:value-type="float" office:value="0" calcext:value-type="float">
            <text:p>0</text:p>
          </table:table-cell>
          <table:table-cell/>
          <table:table-cell table:formula="of:=IF(AND(ISNUMBER([.D801]);ISNUMBER([.H801]);[.D801]&gt;[.H801]);[.D801]-[.H801];0)" office:value-type="float" office:value="0" calcext:value-type="float">
            <text:p>0</text:p>
          </table:table-cell>
          <table:table-cell table:formula="of:=IF(AND(ISNUMBER([.D801]);ISNUMBER([.H801]);[.D801]&lt;[.H801]);[.H801]-[.D8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7.p</text:p>
          </table:table-cell>
          <table:table-cell office:value-type="float" office:value="649" calcext:value-type="float">
            <text:p>64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style-name="ce802" table:formula="of:=IF(AND(ISNUMBER([.D802]);ISNUMBER([.H802]);[.D802]&gt;[.H802]);1;0)" office:value-type="float" office:value="0" calcext:value-type="float">
            <text:p>0</text:p>
          </table:table-cell>
          <table:table-cell table:style-name="ce2002" table:formula="of:=IF(AND(ISNUMBER([.D802]);ISNUMBER([.H802]);[.D802]&lt;[.H802]);1;0)" office:value-type="float" office:value="0" calcext:value-type="float">
            <text:p>0</text:p>
          </table:table-cell>
          <table:table-cell/>
          <table:table-cell table:formula="of:=IF(AND(ISNUMBER([.D802]);ISNUMBER([.H802]);[.D802]&gt;[.H802]);[.D802]-[.H802];0)" office:value-type="float" office:value="0" calcext:value-type="float">
            <text:p>0</text:p>
          </table:table-cell>
          <table:table-cell table:formula="of:=IF(AND(ISNUMBER([.D802]);ISNUMBER([.H802]);[.D802]&lt;[.H802]);[.H802]-[.D8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8.p</text:p>
          </table:table-cell>
          <table:table-cell office:value-type="float" office:value="659" calcext:value-type="float">
            <text:p>659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803" table:formula="of:=IF(AND(ISNUMBER([.D803]);ISNUMBER([.H803]);[.D803]&gt;[.H803]);1;0)" office:value-type="float" office:value="0" calcext:value-type="float">
            <text:p>0</text:p>
          </table:table-cell>
          <table:table-cell table:style-name="ce2003" table:formula="of:=IF(AND(ISNUMBER([.D803]);ISNUMBER([.H803]);[.D803]&lt;[.H803]);1;0)" office:value-type="float" office:value="0" calcext:value-type="float">
            <text:p>0</text:p>
          </table:table-cell>
          <table:table-cell/>
          <table:table-cell table:formula="of:=IF(AND(ISNUMBER([.D803]);ISNUMBER([.H803]);[.D803]&gt;[.H803]);[.D803]-[.H803];0)" office:value-type="float" office:value="0" calcext:value-type="float">
            <text:p>0</text:p>
          </table:table-cell>
          <table:table-cell table:formula="of:=IF(AND(ISNUMBER([.D803]);ISNUMBER([.H803]);[.D803]&lt;[.H803]);[.H803]-[.D8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9.p</text:p>
          </table:table-cell>
          <table:table-cell office:value-type="float" office:value="669" calcext:value-type="float">
            <text:p>669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style-name="ce804" table:formula="of:=IF(AND(ISNUMBER([.D804]);ISNUMBER([.H804]);[.D804]&gt;[.H804]);1;0)" office:value-type="float" office:value="0" calcext:value-type="float">
            <text:p>0</text:p>
          </table:table-cell>
          <table:table-cell table:style-name="ce2004" table:formula="of:=IF(AND(ISNUMBER([.D804]);ISNUMBER([.H804]);[.D804]&lt;[.H804]);1;0)" office:value-type="float" office:value="0" calcext:value-type="float">
            <text:p>0</text:p>
          </table:table-cell>
          <table:table-cell/>
          <table:table-cell table:formula="of:=IF(AND(ISNUMBER([.D804]);ISNUMBER([.H804]);[.D804]&gt;[.H804]);[.D804]-[.H804];0)" office:value-type="float" office:value="0" calcext:value-type="float">
            <text:p>0</text:p>
          </table:table-cell>
          <table:table-cell table:formula="of:=IF(AND(ISNUMBER([.D804]);ISNUMBER([.H804]);[.D804]&lt;[.H804]);[.H804]-[.D8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.p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805" table:formula="of:=IF(AND(ISNUMBER([.D805]);ISNUMBER([.H805]);[.D805]&gt;[.H805]);1;0)" office:value-type="float" office:value="0" calcext:value-type="float">
            <text:p>0</text:p>
          </table:table-cell>
          <table:table-cell table:style-name="ce2005" table:formula="of:=IF(AND(ISNUMBER([.D805]);ISNUMBER([.H805]);[.D805]&lt;[.H805]);1;0)" office:value-type="float" office:value="0" calcext:value-type="float">
            <text:p>0</text:p>
          </table:table-cell>
          <table:table-cell/>
          <table:table-cell table:formula="of:=IF(AND(ISNUMBER([.D805]);ISNUMBER([.H805]);[.D805]&gt;[.H805]);[.D805]-[.H805];0)" office:value-type="float" office:value="0" calcext:value-type="float">
            <text:p>0</text:p>
          </table:table-cell>
          <table:table-cell table:formula="of:=IF(AND(ISNUMBER([.D805]);ISNUMBER([.H805]);[.D805]&lt;[.H805]);[.H805]-[.D8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0.p</text:p>
          </table:table-cell>
          <table:table-cell office:value-type="float" office:value="679" calcext:value-type="float">
            <text:p>679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style-name="ce806" table:formula="of:=IF(AND(ISNUMBER([.D806]);ISNUMBER([.H806]);[.D806]&gt;[.H806]);1;0)" office:value-type="float" office:value="0" calcext:value-type="float">
            <text:p>0</text:p>
          </table:table-cell>
          <table:table-cell table:style-name="ce2006" table:formula="of:=IF(AND(ISNUMBER([.D806]);ISNUMBER([.H806]);[.D806]&lt;[.H806]);1;0)" office:value-type="float" office:value="0" calcext:value-type="float">
            <text:p>0</text:p>
          </table:table-cell>
          <table:table-cell/>
          <table:table-cell table:formula="of:=IF(AND(ISNUMBER([.D806]);ISNUMBER([.H806]);[.D806]&gt;[.H806]);[.D806]-[.H806];0)" office:value-type="float" office:value="0" calcext:value-type="float">
            <text:p>0</text:p>
          </table:table-cell>
          <table:table-cell table:formula="of:=IF(AND(ISNUMBER([.D806]);ISNUMBER([.H806]);[.D806]&lt;[.H806]);[.H806]-[.D8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1.p</text:p>
          </table:table-cell>
          <table:table-cell office:value-type="float" office:value="689" calcext:value-type="float">
            <text:p>689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style-name="ce807" table:formula="of:=IF(AND(ISNUMBER([.D807]);ISNUMBER([.H807]);[.D807]&gt;[.H807]);1;0)" office:value-type="float" office:value="0" calcext:value-type="float">
            <text:p>0</text:p>
          </table:table-cell>
          <table:table-cell table:style-name="ce2007" table:formula="of:=IF(AND(ISNUMBER([.D807]);ISNUMBER([.H807]);[.D807]&lt;[.H807]);1;0)" office:value-type="float" office:value="0" calcext:value-type="float">
            <text:p>0</text:p>
          </table:table-cell>
          <table:table-cell/>
          <table:table-cell table:formula="of:=IF(AND(ISNUMBER([.D807]);ISNUMBER([.H807]);[.D807]&gt;[.H807]);[.D807]-[.H807];0)" office:value-type="float" office:value="0" calcext:value-type="float">
            <text:p>0</text:p>
          </table:table-cell>
          <table:table-cell table:formula="of:=IF(AND(ISNUMBER([.D807]);ISNUMBER([.H807]);[.D807]&lt;[.H807]);[.H807]-[.D8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2.p</text:p>
          </table:table-cell>
          <table:table-cell office:value-type="float" office:value="699" calcext:value-type="float">
            <text:p>69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style-name="ce808" table:formula="of:=IF(AND(ISNUMBER([.D808]);ISNUMBER([.H808]);[.D808]&gt;[.H808]);1;0)" office:value-type="float" office:value="0" calcext:value-type="float">
            <text:p>0</text:p>
          </table:table-cell>
          <table:table-cell table:style-name="ce2008" table:formula="of:=IF(AND(ISNUMBER([.D808]);ISNUMBER([.H808]);[.D808]&lt;[.H808]);1;0)" office:value-type="float" office:value="0" calcext:value-type="float">
            <text:p>0</text:p>
          </table:table-cell>
          <table:table-cell/>
          <table:table-cell table:formula="of:=IF(AND(ISNUMBER([.D808]);ISNUMBER([.H808]);[.D808]&gt;[.H808]);[.D808]-[.H808];0)" office:value-type="float" office:value="0" calcext:value-type="float">
            <text:p>0</text:p>
          </table:table-cell>
          <table:table-cell table:formula="of:=IF(AND(ISNUMBER([.D808]);ISNUMBER([.H808]);[.D808]&lt;[.H808]);[.H808]-[.D8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3.p</text:p>
          </table:table-cell>
          <table:table-cell office:value-type="float" office:value="709" calcext:value-type="float">
            <text:p>709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table:style-name="ce809" table:formula="of:=IF(AND(ISNUMBER([.D809]);ISNUMBER([.H809]);[.D809]&gt;[.H809]);1;0)" office:value-type="float" office:value="0" calcext:value-type="float">
            <text:p>0</text:p>
          </table:table-cell>
          <table:table-cell table:style-name="ce2009" table:formula="of:=IF(AND(ISNUMBER([.D809]);ISNUMBER([.H809]);[.D809]&lt;[.H809]);1;0)" office:value-type="float" office:value="0" calcext:value-type="float">
            <text:p>0</text:p>
          </table:table-cell>
          <table:table-cell/>
          <table:table-cell table:formula="of:=IF(AND(ISNUMBER([.D809]);ISNUMBER([.H809]);[.D809]&gt;[.H809]);[.D809]-[.H809];0)" office:value-type="float" office:value="0" calcext:value-type="float">
            <text:p>0</text:p>
          </table:table-cell>
          <table:table-cell table:formula="of:=IF(AND(ISNUMBER([.D809]);ISNUMBER([.H809]);[.D809]&lt;[.H809]);[.H809]-[.D8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4.p</text:p>
          </table:table-cell>
          <table:table-cell office:value-type="float" office:value="719" calcext:value-type="float">
            <text:p>71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style-name="ce810" table:formula="of:=IF(AND(ISNUMBER([.D810]);ISNUMBER([.H810]);[.D810]&gt;[.H810]);1;0)" office:value-type="float" office:value="0" calcext:value-type="float">
            <text:p>0</text:p>
          </table:table-cell>
          <table:table-cell table:style-name="ce2010" table:formula="of:=IF(AND(ISNUMBER([.D810]);ISNUMBER([.H810]);[.D810]&lt;[.H810]);1;0)" office:value-type="float" office:value="0" calcext:value-type="float">
            <text:p>0</text:p>
          </table:table-cell>
          <table:table-cell/>
          <table:table-cell table:formula="of:=IF(AND(ISNUMBER([.D810]);ISNUMBER([.H810]);[.D810]&gt;[.H810]);[.D810]-[.H810];0)" office:value-type="float" office:value="0" calcext:value-type="float">
            <text:p>0</text:p>
          </table:table-cell>
          <table:table-cell table:formula="of:=IF(AND(ISNUMBER([.D810]);ISNUMBER([.H810]);[.D810]&lt;[.H810]);[.H810]-[.D8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5.p</text:p>
          </table:table-cell>
          <table:table-cell office:value-type="float" office:value="729" calcext:value-type="float">
            <text:p>729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style-name="ce811" table:formula="of:=IF(AND(ISNUMBER([.D811]);ISNUMBER([.H811]);[.D811]&gt;[.H811]);1;0)" office:value-type="float" office:value="0" calcext:value-type="float">
            <text:p>0</text:p>
          </table:table-cell>
          <table:table-cell table:style-name="ce2011" table:formula="of:=IF(AND(ISNUMBER([.D811]);ISNUMBER([.H811]);[.D811]&lt;[.H811]);1;0)" office:value-type="float" office:value="0" calcext:value-type="float">
            <text:p>0</text:p>
          </table:table-cell>
          <table:table-cell/>
          <table:table-cell table:formula="of:=IF(AND(ISNUMBER([.D811]);ISNUMBER([.H811]);[.D811]&gt;[.H811]);[.D811]-[.H811];0)" office:value-type="float" office:value="0" calcext:value-type="float">
            <text:p>0</text:p>
          </table:table-cell>
          <table:table-cell table:formula="of:=IF(AND(ISNUMBER([.D811]);ISNUMBER([.H811]);[.D811]&lt;[.H811]);[.H811]-[.D8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6.p</text:p>
          </table:table-cell>
          <table:table-cell office:value-type="float" office:value="739" calcext:value-type="float">
            <text:p>739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style-name="ce812" table:formula="of:=IF(AND(ISNUMBER([.D812]);ISNUMBER([.H812]);[.D812]&gt;[.H812]);1;0)" office:value-type="float" office:value="0" calcext:value-type="float">
            <text:p>0</text:p>
          </table:table-cell>
          <table:table-cell table:style-name="ce2012" table:formula="of:=IF(AND(ISNUMBER([.D812]);ISNUMBER([.H812]);[.D812]&lt;[.H812]);1;0)" office:value-type="float" office:value="0" calcext:value-type="float">
            <text:p>0</text:p>
          </table:table-cell>
          <table:table-cell/>
          <table:table-cell table:formula="of:=IF(AND(ISNUMBER([.D812]);ISNUMBER([.H812]);[.D812]&gt;[.H812]);[.D812]-[.H812];0)" office:value-type="float" office:value="0" calcext:value-type="float">
            <text:p>0</text:p>
          </table:table-cell>
          <table:table-cell table:formula="of:=IF(AND(ISNUMBER([.D812]);ISNUMBER([.H812]);[.D812]&lt;[.H812]);[.H812]-[.D8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7.p</text:p>
          </table:table-cell>
          <table:table-cell office:value-type="float" office:value="749" calcext:value-type="float">
            <text:p>7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style-name="ce813" table:formula="of:=IF(AND(ISNUMBER([.D813]);ISNUMBER([.H813]);[.D813]&gt;[.H813]);1;0)" office:value-type="float" office:value="0" calcext:value-type="float">
            <text:p>0</text:p>
          </table:table-cell>
          <table:table-cell table:style-name="ce2013" table:formula="of:=IF(AND(ISNUMBER([.D813]);ISNUMBER([.H813]);[.D813]&lt;[.H813]);1;0)" office:value-type="float" office:value="0" calcext:value-type="float">
            <text:p>0</text:p>
          </table:table-cell>
          <table:table-cell/>
          <table:table-cell table:formula="of:=IF(AND(ISNUMBER([.D813]);ISNUMBER([.H813]);[.D813]&gt;[.H813]);[.D813]-[.H813];0)" office:value-type="float" office:value="0" calcext:value-type="float">
            <text:p>0</text:p>
          </table:table-cell>
          <table:table-cell table:formula="of:=IF(AND(ISNUMBER([.D813]);ISNUMBER([.H813]);[.D813]&lt;[.H813]);[.H813]-[.D8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8.p</text:p>
          </table:table-cell>
          <table:table-cell office:value-type="float" office:value="759" calcext:value-type="float">
            <text:p>759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style-name="ce814" table:formula="of:=IF(AND(ISNUMBER([.D814]);ISNUMBER([.H814]);[.D814]&gt;[.H814]);1;0)" office:value-type="float" office:value="0" calcext:value-type="float">
            <text:p>0</text:p>
          </table:table-cell>
          <table:table-cell table:style-name="ce2014" table:formula="of:=IF(AND(ISNUMBER([.D814]);ISNUMBER([.H814]);[.D814]&lt;[.H814]);1;0)" office:value-type="float" office:value="0" calcext:value-type="float">
            <text:p>0</text:p>
          </table:table-cell>
          <table:table-cell/>
          <table:table-cell table:formula="of:=IF(AND(ISNUMBER([.D814]);ISNUMBER([.H814]);[.D814]&gt;[.H814]);[.D814]-[.H814];0)" office:value-type="float" office:value="0" calcext:value-type="float">
            <text:p>0</text:p>
          </table:table-cell>
          <table:table-cell table:formula="of:=IF(AND(ISNUMBER([.D814]);ISNUMBER([.H814]);[.D814]&lt;[.H814]);[.H814]-[.D8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9.p</text:p>
          </table:table-cell>
          <table:table-cell office:value-type="float" office:value="769" calcext:value-type="float">
            <text:p>769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style-name="ce815" table:formula="of:=IF(AND(ISNUMBER([.D815]);ISNUMBER([.H815]);[.D815]&gt;[.H815]);1;0)" office:value-type="float" office:value="0" calcext:value-type="float">
            <text:p>0</text:p>
          </table:table-cell>
          <table:table-cell table:style-name="ce2015" table:formula="of:=IF(AND(ISNUMBER([.D815]);ISNUMBER([.H815]);[.D815]&lt;[.H815]);1;0)" office:value-type="float" office:value="0" calcext:value-type="float">
            <text:p>0</text:p>
          </table:table-cell>
          <table:table-cell/>
          <table:table-cell table:formula="of:=IF(AND(ISNUMBER([.D815]);ISNUMBER([.H815]);[.D815]&gt;[.H815]);[.D815]-[.H815];0)" office:value-type="float" office:value="0" calcext:value-type="float">
            <text:p>0</text:p>
          </table:table-cell>
          <table:table-cell table:formula="of:=IF(AND(ISNUMBER([.D815]);ISNUMBER([.H815]);[.D815]&lt;[.H815]);[.H815]-[.D8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.p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816" table:formula="of:=IF(AND(ISNUMBER([.D816]);ISNUMBER([.H816]);[.D816]&gt;[.H816]);1;0)" office:value-type="float" office:value="0" calcext:value-type="float">
            <text:p>0</text:p>
          </table:table-cell>
          <table:table-cell table:style-name="ce2016" table:formula="of:=IF(AND(ISNUMBER([.D816]);ISNUMBER([.H816]);[.D816]&lt;[.H816]);1;0)" office:value-type="float" office:value="0" calcext:value-type="float">
            <text:p>0</text:p>
          </table:table-cell>
          <table:table-cell/>
          <table:table-cell table:formula="of:=IF(AND(ISNUMBER([.D816]);ISNUMBER([.H816]);[.D816]&gt;[.H816]);[.D816]-[.H816];0)" office:value-type="float" office:value="0" calcext:value-type="float">
            <text:p>0</text:p>
          </table:table-cell>
          <table:table-cell table:formula="of:=IF(AND(ISNUMBER([.D816]);ISNUMBER([.H816]);[.D816]&lt;[.H816]);[.H816]-[.D8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0.p</text:p>
          </table:table-cell>
          <table:table-cell office:value-type="float" office:value="779" calcext:value-type="float">
            <text:p>779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style-name="ce817" table:formula="of:=IF(AND(ISNUMBER([.D817]);ISNUMBER([.H817]);[.D817]&gt;[.H817]);1;0)" office:value-type="float" office:value="0" calcext:value-type="float">
            <text:p>0</text:p>
          </table:table-cell>
          <table:table-cell table:style-name="ce2017" table:formula="of:=IF(AND(ISNUMBER([.D817]);ISNUMBER([.H817]);[.D817]&lt;[.H817]);1;0)" office:value-type="float" office:value="0" calcext:value-type="float">
            <text:p>0</text:p>
          </table:table-cell>
          <table:table-cell/>
          <table:table-cell table:formula="of:=IF(AND(ISNUMBER([.D817]);ISNUMBER([.H817]);[.D817]&gt;[.H817]);[.D817]-[.H817];0)" office:value-type="float" office:value="0" calcext:value-type="float">
            <text:p>0</text:p>
          </table:table-cell>
          <table:table-cell table:formula="of:=IF(AND(ISNUMBER([.D817]);ISNUMBER([.H817]);[.D817]&lt;[.H817]);[.H817]-[.D8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1.p</text:p>
          </table:table-cell>
          <table:table-cell office:value-type="float" office:value="789" calcext:value-type="float">
            <text:p>789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style-name="ce818" table:formula="of:=IF(AND(ISNUMBER([.D818]);ISNUMBER([.H818]);[.D818]&gt;[.H818]);1;0)" office:value-type="float" office:value="0" calcext:value-type="float">
            <text:p>0</text:p>
          </table:table-cell>
          <table:table-cell table:style-name="ce2018" table:formula="of:=IF(AND(ISNUMBER([.D818]);ISNUMBER([.H818]);[.D818]&lt;[.H818]);1;0)" office:value-type="float" office:value="0" calcext:value-type="float">
            <text:p>0</text:p>
          </table:table-cell>
          <table:table-cell/>
          <table:table-cell table:formula="of:=IF(AND(ISNUMBER([.D818]);ISNUMBER([.H818]);[.D818]&gt;[.H818]);[.D818]-[.H818];0)" office:value-type="float" office:value="0" calcext:value-type="float">
            <text:p>0</text:p>
          </table:table-cell>
          <table:table-cell table:formula="of:=IF(AND(ISNUMBER([.D818]);ISNUMBER([.H818]);[.D818]&lt;[.H818]);[.H818]-[.D8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2.p</text:p>
          </table:table-cell>
          <table:table-cell office:value-type="float" office:value="799" calcext:value-type="float">
            <text:p>79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style-name="ce819" table:formula="of:=IF(AND(ISNUMBER([.D819]);ISNUMBER([.H819]);[.D819]&gt;[.H819]);1;0)" office:value-type="float" office:value="0" calcext:value-type="float">
            <text:p>0</text:p>
          </table:table-cell>
          <table:table-cell table:style-name="ce2019" table:formula="of:=IF(AND(ISNUMBER([.D819]);ISNUMBER([.H819]);[.D819]&lt;[.H819]);1;0)" office:value-type="float" office:value="0" calcext:value-type="float">
            <text:p>0</text:p>
          </table:table-cell>
          <table:table-cell/>
          <table:table-cell table:formula="of:=IF(AND(ISNUMBER([.D819]);ISNUMBER([.H819]);[.D819]&gt;[.H819]);[.D819]-[.H819];0)" office:value-type="float" office:value="0" calcext:value-type="float">
            <text:p>0</text:p>
          </table:table-cell>
          <table:table-cell table:formula="of:=IF(AND(ISNUMBER([.D819]);ISNUMBER([.H819]);[.D819]&lt;[.H819]);[.H819]-[.D8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3.p</text:p>
          </table:table-cell>
          <table:table-cell office:value-type="float" office:value="809" calcext:value-type="float">
            <text:p>809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style-name="ce820" table:formula="of:=IF(AND(ISNUMBER([.D820]);ISNUMBER([.H820]);[.D820]&gt;[.H820]);1;0)" office:value-type="float" office:value="0" calcext:value-type="float">
            <text:p>0</text:p>
          </table:table-cell>
          <table:table-cell table:style-name="ce2020" table:formula="of:=IF(AND(ISNUMBER([.D820]);ISNUMBER([.H820]);[.D820]&lt;[.H820]);1;0)" office:value-type="float" office:value="0" calcext:value-type="float">
            <text:p>0</text:p>
          </table:table-cell>
          <table:table-cell/>
          <table:table-cell table:formula="of:=IF(AND(ISNUMBER([.D820]);ISNUMBER([.H820]);[.D820]&gt;[.H820]);[.D820]-[.H820];0)" office:value-type="float" office:value="0" calcext:value-type="float">
            <text:p>0</text:p>
          </table:table-cell>
          <table:table-cell table:formula="of:=IF(AND(ISNUMBER([.D820]);ISNUMBER([.H820]);[.D820]&lt;[.H820]);[.H820]-[.D8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4.p</text:p>
          </table:table-cell>
          <table:table-cell office:value-type="float" office:value="819" calcext:value-type="float">
            <text:p>819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style-name="ce821" table:formula="of:=IF(AND(ISNUMBER([.D821]);ISNUMBER([.H821]);[.D821]&gt;[.H821]);1;0)" office:value-type="float" office:value="0" calcext:value-type="float">
            <text:p>0</text:p>
          </table:table-cell>
          <table:table-cell table:style-name="ce2021" table:formula="of:=IF(AND(ISNUMBER([.D821]);ISNUMBER([.H821]);[.D821]&lt;[.H821]);1;0)" office:value-type="float" office:value="0" calcext:value-type="float">
            <text:p>0</text:p>
          </table:table-cell>
          <table:table-cell/>
          <table:table-cell table:formula="of:=IF(AND(ISNUMBER([.D821]);ISNUMBER([.H821]);[.D821]&gt;[.H821]);[.D821]-[.H821];0)" office:value-type="float" office:value="0" calcext:value-type="float">
            <text:p>0</text:p>
          </table:table-cell>
          <table:table-cell table:formula="of:=IF(AND(ISNUMBER([.D821]);ISNUMBER([.H821]);[.D821]&lt;[.H821]);[.H821]-[.D8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5.p</text:p>
          </table:table-cell>
          <table:table-cell office:value-type="float" office:value="829" calcext:value-type="float">
            <text:p>829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style-name="ce822" table:formula="of:=IF(AND(ISNUMBER([.D822]);ISNUMBER([.H822]);[.D822]&gt;[.H822]);1;0)" office:value-type="float" office:value="0" calcext:value-type="float">
            <text:p>0</text:p>
          </table:table-cell>
          <table:table-cell table:style-name="ce2022" table:formula="of:=IF(AND(ISNUMBER([.D822]);ISNUMBER([.H822]);[.D822]&lt;[.H822]);1;0)" office:value-type="float" office:value="0" calcext:value-type="float">
            <text:p>0</text:p>
          </table:table-cell>
          <table:table-cell/>
          <table:table-cell table:formula="of:=IF(AND(ISNUMBER([.D822]);ISNUMBER([.H822]);[.D822]&gt;[.H822]);[.D822]-[.H822];0)" office:value-type="float" office:value="0" calcext:value-type="float">
            <text:p>0</text:p>
          </table:table-cell>
          <table:table-cell table:formula="of:=IF(AND(ISNUMBER([.D822]);ISNUMBER([.H822]);[.D822]&lt;[.H822]);[.H822]-[.D8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6.p</text:p>
          </table:table-cell>
          <table:table-cell office:value-type="float" office:value="839" calcext:value-type="float">
            <text:p>839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table:style-name="ce823" table:formula="of:=IF(AND(ISNUMBER([.D823]);ISNUMBER([.H823]);[.D823]&gt;[.H823]);1;0)" office:value-type="float" office:value="0" calcext:value-type="float">
            <text:p>0</text:p>
          </table:table-cell>
          <table:table-cell table:style-name="ce2023" table:formula="of:=IF(AND(ISNUMBER([.D823]);ISNUMBER([.H823]);[.D823]&lt;[.H823]);1;0)" office:value-type="float" office:value="0" calcext:value-type="float">
            <text:p>0</text:p>
          </table:table-cell>
          <table:table-cell/>
          <table:table-cell table:formula="of:=IF(AND(ISNUMBER([.D823]);ISNUMBER([.H823]);[.D823]&gt;[.H823]);[.D823]-[.H823];0)" office:value-type="float" office:value="0" calcext:value-type="float">
            <text:p>0</text:p>
          </table:table-cell>
          <table:table-cell table:formula="of:=IF(AND(ISNUMBER([.D823]);ISNUMBER([.H823]);[.D823]&lt;[.H823]);[.H823]-[.D8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7.p</text:p>
          </table:table-cell>
          <table:table-cell office:value-type="float" office:value="849" calcext:value-type="float">
            <text:p>84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style-name="ce824" table:formula="of:=IF(AND(ISNUMBER([.D824]);ISNUMBER([.H824]);[.D824]&gt;[.H824]);1;0)" office:value-type="float" office:value="0" calcext:value-type="float">
            <text:p>0</text:p>
          </table:table-cell>
          <table:table-cell table:style-name="ce2024" table:formula="of:=IF(AND(ISNUMBER([.D824]);ISNUMBER([.H824]);[.D824]&lt;[.H824]);1;0)" office:value-type="float" office:value="0" calcext:value-type="float">
            <text:p>0</text:p>
          </table:table-cell>
          <table:table-cell/>
          <table:table-cell table:formula="of:=IF(AND(ISNUMBER([.D824]);ISNUMBER([.H824]);[.D824]&gt;[.H824]);[.D824]-[.H824];0)" office:value-type="float" office:value="0" calcext:value-type="float">
            <text:p>0</text:p>
          </table:table-cell>
          <table:table-cell table:formula="of:=IF(AND(ISNUMBER([.D824]);ISNUMBER([.H824]);[.D824]&lt;[.H824]);[.H824]-[.D8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8.p</text:p>
          </table:table-cell>
          <table:table-cell office:value-type="float" office:value="859" calcext:value-type="float">
            <text:p>859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style-name="ce825" table:formula="of:=IF(AND(ISNUMBER([.D825]);ISNUMBER([.H825]);[.D825]&gt;[.H825]);1;0)" office:value-type="float" office:value="0" calcext:value-type="float">
            <text:p>0</text:p>
          </table:table-cell>
          <table:table-cell table:style-name="ce2025" table:formula="of:=IF(AND(ISNUMBER([.D825]);ISNUMBER([.H825]);[.D825]&lt;[.H825]);1;0)" office:value-type="float" office:value="0" calcext:value-type="float">
            <text:p>0</text:p>
          </table:table-cell>
          <table:table-cell/>
          <table:table-cell table:formula="of:=IF(AND(ISNUMBER([.D825]);ISNUMBER([.H825]);[.D825]&gt;[.H825]);[.D825]-[.H825];0)" office:value-type="float" office:value="0" calcext:value-type="float">
            <text:p>0</text:p>
          </table:table-cell>
          <table:table-cell table:formula="of:=IF(AND(ISNUMBER([.D825]);ISNUMBER([.H825]);[.D825]&lt;[.H825]);[.H825]-[.D8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9.p</text:p>
          </table:table-cell>
          <table:table-cell office:value-type="float" office:value="869" calcext:value-type="float">
            <text:p>869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style-name="ce826" table:formula="of:=IF(AND(ISNUMBER([.D826]);ISNUMBER([.H826]);[.D826]&gt;[.H826]);1;0)" office:value-type="float" office:value="0" calcext:value-type="float">
            <text:p>0</text:p>
          </table:table-cell>
          <table:table-cell table:style-name="ce2026" table:formula="of:=IF(AND(ISNUMBER([.D826]);ISNUMBER([.H826]);[.D826]&lt;[.H826]);1;0)" office:value-type="float" office:value="0" calcext:value-type="float">
            <text:p>0</text:p>
          </table:table-cell>
          <table:table-cell/>
          <table:table-cell table:formula="of:=IF(AND(ISNUMBER([.D826]);ISNUMBER([.H826]);[.D826]&gt;[.H826]);[.D826]-[.H826];0)" office:value-type="float" office:value="0" calcext:value-type="float">
            <text:p>0</text:p>
          </table:table-cell>
          <table:table-cell table:formula="of:=IF(AND(ISNUMBER([.D826]);ISNUMBER([.H826]);[.D826]&lt;[.H826]);[.H826]-[.D8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.p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27" table:formula="of:=IF(AND(ISNUMBER([.D827]);ISNUMBER([.H827]);[.D827]&gt;[.H827]);1;0)" office:value-type="float" office:value="0" calcext:value-type="float">
            <text:p>0</text:p>
          </table:table-cell>
          <table:table-cell table:style-name="ce2027" table:formula="of:=IF(AND(ISNUMBER([.D827]);ISNUMBER([.H827]);[.D827]&lt;[.H827]);1;0)" office:value-type="float" office:value="0" calcext:value-type="float">
            <text:p>0</text:p>
          </table:table-cell>
          <table:table-cell/>
          <table:table-cell table:formula="of:=IF(AND(ISNUMBER([.D827]);ISNUMBER([.H827]);[.D827]&gt;[.H827]);[.D827]-[.H827];0)" office:value-type="float" office:value="0" calcext:value-type="float">
            <text:p>0</text:p>
          </table:table-cell>
          <table:table-cell table:formula="of:=IF(AND(ISNUMBER([.D827]);ISNUMBER([.H827]);[.D827]&lt;[.H827]);[.H827]-[.D8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0.p</text:p>
          </table:table-cell>
          <table:table-cell office:value-type="float" office:value="879" calcext:value-type="float">
            <text:p>879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style-name="ce828" table:formula="of:=IF(AND(ISNUMBER([.D828]);ISNUMBER([.H828]);[.D828]&gt;[.H828]);1;0)" office:value-type="float" office:value="0" calcext:value-type="float">
            <text:p>0</text:p>
          </table:table-cell>
          <table:table-cell table:style-name="ce2028" table:formula="of:=IF(AND(ISNUMBER([.D828]);ISNUMBER([.H828]);[.D828]&lt;[.H828]);1;0)" office:value-type="float" office:value="0" calcext:value-type="float">
            <text:p>0</text:p>
          </table:table-cell>
          <table:table-cell/>
          <table:table-cell table:formula="of:=IF(AND(ISNUMBER([.D828]);ISNUMBER([.H828]);[.D828]&gt;[.H828]);[.D828]-[.H828];0)" office:value-type="float" office:value="0" calcext:value-type="float">
            <text:p>0</text:p>
          </table:table-cell>
          <table:table-cell table:formula="of:=IF(AND(ISNUMBER([.D828]);ISNUMBER([.H828]);[.D828]&lt;[.H828]);[.H828]-[.D8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1.p</text:p>
          </table:table-cell>
          <table:table-cell office:value-type="float" office:value="889" calcext:value-type="float">
            <text:p>889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table:style-name="ce829" table:formula="of:=IF(AND(ISNUMBER([.D829]);ISNUMBER([.H829]);[.D829]&gt;[.H829]);1;0)" office:value-type="float" office:value="0" calcext:value-type="float">
            <text:p>0</text:p>
          </table:table-cell>
          <table:table-cell table:style-name="ce2029" table:formula="of:=IF(AND(ISNUMBER([.D829]);ISNUMBER([.H829]);[.D829]&lt;[.H829]);1;0)" office:value-type="float" office:value="0" calcext:value-type="float">
            <text:p>0</text:p>
          </table:table-cell>
          <table:table-cell/>
          <table:table-cell table:formula="of:=IF(AND(ISNUMBER([.D829]);ISNUMBER([.H829]);[.D829]&gt;[.H829]);[.D829]-[.H829];0)" office:value-type="float" office:value="0" calcext:value-type="float">
            <text:p>0</text:p>
          </table:table-cell>
          <table:table-cell table:formula="of:=IF(AND(ISNUMBER([.D829]);ISNUMBER([.H829]);[.D829]&lt;[.H829]);[.H829]-[.D8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2.p</text:p>
          </table:table-cell>
          <table:table-cell office:value-type="float" office:value="899" calcext:value-type="float">
            <text:p>89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table:style-name="ce830" table:formula="of:=IF(AND(ISNUMBER([.D830]);ISNUMBER([.H830]);[.D830]&gt;[.H830]);1;0)" office:value-type="float" office:value="0" calcext:value-type="float">
            <text:p>0</text:p>
          </table:table-cell>
          <table:table-cell table:style-name="ce2030" table:formula="of:=IF(AND(ISNUMBER([.D830]);ISNUMBER([.H830]);[.D830]&lt;[.H830]);1;0)" office:value-type="float" office:value="0" calcext:value-type="float">
            <text:p>0</text:p>
          </table:table-cell>
          <table:table-cell/>
          <table:table-cell table:formula="of:=IF(AND(ISNUMBER([.D830]);ISNUMBER([.H830]);[.D830]&gt;[.H830]);[.D830]-[.H830];0)" office:value-type="float" office:value="0" calcext:value-type="float">
            <text:p>0</text:p>
          </table:table-cell>
          <table:table-cell table:formula="of:=IF(AND(ISNUMBER([.D830]);ISNUMBER([.H830]);[.D830]&lt;[.H830]);[.H830]-[.D8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3.p</text:p>
          </table:table-cell>
          <table:table-cell office:value-type="float" office:value="909" calcext:value-type="float">
            <text:p>909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table:style-name="ce831" table:formula="of:=IF(AND(ISNUMBER([.D831]);ISNUMBER([.H831]);[.D831]&gt;[.H831]);1;0)" office:value-type="float" office:value="0" calcext:value-type="float">
            <text:p>0</text:p>
          </table:table-cell>
          <table:table-cell table:style-name="ce2031" table:formula="of:=IF(AND(ISNUMBER([.D831]);ISNUMBER([.H831]);[.D831]&lt;[.H831]);1;0)" office:value-type="float" office:value="0" calcext:value-type="float">
            <text:p>0</text:p>
          </table:table-cell>
          <table:table-cell/>
          <table:table-cell table:formula="of:=IF(AND(ISNUMBER([.D831]);ISNUMBER([.H831]);[.D831]&gt;[.H831]);[.D831]-[.H831];0)" office:value-type="float" office:value="0" calcext:value-type="float">
            <text:p>0</text:p>
          </table:table-cell>
          <table:table-cell table:formula="of:=IF(AND(ISNUMBER([.D831]);ISNUMBER([.H831]);[.D831]&lt;[.H831]);[.H831]-[.D8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4.p</text:p>
          </table:table-cell>
          <table:table-cell office:value-type="float" office:value="919" calcext:value-type="float">
            <text:p>919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style-name="ce832" table:formula="of:=IF(AND(ISNUMBER([.D832]);ISNUMBER([.H832]);[.D832]&gt;[.H832]);1;0)" office:value-type="float" office:value="0" calcext:value-type="float">
            <text:p>0</text:p>
          </table:table-cell>
          <table:table-cell table:style-name="ce2032" table:formula="of:=IF(AND(ISNUMBER([.D832]);ISNUMBER([.H832]);[.D832]&lt;[.H832]);1;0)" office:value-type="float" office:value="0" calcext:value-type="float">
            <text:p>0</text:p>
          </table:table-cell>
          <table:table-cell/>
          <table:table-cell table:formula="of:=IF(AND(ISNUMBER([.D832]);ISNUMBER([.H832]);[.D832]&gt;[.H832]);[.D832]-[.H832];0)" office:value-type="float" office:value="0" calcext:value-type="float">
            <text:p>0</text:p>
          </table:table-cell>
          <table:table-cell table:formula="of:=IF(AND(ISNUMBER([.D832]);ISNUMBER([.H832]);[.D832]&lt;[.H832]);[.H832]-[.D8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5.p</text:p>
          </table:table-cell>
          <table:table-cell office:value-type="float" office:value="929" calcext:value-type="float">
            <text:p>929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style-name="ce833" table:formula="of:=IF(AND(ISNUMBER([.D833]);ISNUMBER([.H833]);[.D833]&gt;[.H833]);1;0)" office:value-type="float" office:value="0" calcext:value-type="float">
            <text:p>0</text:p>
          </table:table-cell>
          <table:table-cell table:style-name="ce2033" table:formula="of:=IF(AND(ISNUMBER([.D833]);ISNUMBER([.H833]);[.D833]&lt;[.H833]);1;0)" office:value-type="float" office:value="0" calcext:value-type="float">
            <text:p>0</text:p>
          </table:table-cell>
          <table:table-cell/>
          <table:table-cell table:formula="of:=IF(AND(ISNUMBER([.D833]);ISNUMBER([.H833]);[.D833]&gt;[.H833]);[.D833]-[.H833];0)" office:value-type="float" office:value="0" calcext:value-type="float">
            <text:p>0</text:p>
          </table:table-cell>
          <table:table-cell table:formula="of:=IF(AND(ISNUMBER([.D833]);ISNUMBER([.H833]);[.D833]&lt;[.H833]);[.H833]-[.D8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6.p</text:p>
          </table:table-cell>
          <table:table-cell office:value-type="float" office:value="939" calcext:value-type="float">
            <text:p>939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table:style-name="ce834" table:formula="of:=IF(AND(ISNUMBER([.D834]);ISNUMBER([.H834]);[.D834]&gt;[.H834]);1;0)" office:value-type="float" office:value="0" calcext:value-type="float">
            <text:p>0</text:p>
          </table:table-cell>
          <table:table-cell table:style-name="ce2034" table:formula="of:=IF(AND(ISNUMBER([.D834]);ISNUMBER([.H834]);[.D834]&lt;[.H834]);1;0)" office:value-type="float" office:value="0" calcext:value-type="float">
            <text:p>0</text:p>
          </table:table-cell>
          <table:table-cell/>
          <table:table-cell table:formula="of:=IF(AND(ISNUMBER([.D834]);ISNUMBER([.H834]);[.D834]&gt;[.H834]);[.D834]-[.H834];0)" office:value-type="float" office:value="0" calcext:value-type="float">
            <text:p>0</text:p>
          </table:table-cell>
          <table:table-cell table:formula="of:=IF(AND(ISNUMBER([.D834]);ISNUMBER([.H834]);[.D834]&lt;[.H834]);[.H834]-[.D8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7.p</text:p>
          </table:table-cell>
          <table:table-cell office:value-type="float" office:value="949" calcext:value-type="float">
            <text:p>94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style-name="ce835" table:formula="of:=IF(AND(ISNUMBER([.D835]);ISNUMBER([.H835]);[.D835]&gt;[.H835]);1;0)" office:value-type="float" office:value="0" calcext:value-type="float">
            <text:p>0</text:p>
          </table:table-cell>
          <table:table-cell table:style-name="ce2035" table:formula="of:=IF(AND(ISNUMBER([.D835]);ISNUMBER([.H835]);[.D835]&lt;[.H835]);1;0)" office:value-type="float" office:value="0" calcext:value-type="float">
            <text:p>0</text:p>
          </table:table-cell>
          <table:table-cell/>
          <table:table-cell table:formula="of:=IF(AND(ISNUMBER([.D835]);ISNUMBER([.H835]);[.D835]&gt;[.H835]);[.D835]-[.H835];0)" office:value-type="float" office:value="0" calcext:value-type="float">
            <text:p>0</text:p>
          </table:table-cell>
          <table:table-cell table:formula="of:=IF(AND(ISNUMBER([.D835]);ISNUMBER([.H835]);[.D835]&lt;[.H835]);[.H835]-[.D8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8.p</text:p>
          </table:table-cell>
          <table:table-cell office:value-type="float" office:value="959" calcext:value-type="float">
            <text:p>959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style-name="ce836" table:formula="of:=IF(AND(ISNUMBER([.D836]);ISNUMBER([.H836]);[.D836]&gt;[.H836]);1;0)" office:value-type="float" office:value="0" calcext:value-type="float">
            <text:p>0</text:p>
          </table:table-cell>
          <table:table-cell table:style-name="ce2036" table:formula="of:=IF(AND(ISNUMBER([.D836]);ISNUMBER([.H836]);[.D836]&lt;[.H836]);1;0)" office:value-type="float" office:value="0" calcext:value-type="float">
            <text:p>0</text:p>
          </table:table-cell>
          <table:table-cell/>
          <table:table-cell table:formula="of:=IF(AND(ISNUMBER([.D836]);ISNUMBER([.H836]);[.D836]&gt;[.H836]);[.D836]-[.H836];0)" office:value-type="float" office:value="0" calcext:value-type="float">
            <text:p>0</text:p>
          </table:table-cell>
          <table:table-cell table:formula="of:=IF(AND(ISNUMBER([.D836]);ISNUMBER([.H836]);[.D836]&lt;[.H836]);[.H836]-[.D8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9.p</text:p>
          </table:table-cell>
          <table:table-cell office:value-type="float" office:value="969" calcext:value-type="float">
            <text:p>969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style-name="ce837" table:formula="of:=IF(AND(ISNUMBER([.D837]);ISNUMBER([.H837]);[.D837]&gt;[.H837]);1;0)" office:value-type="float" office:value="0" calcext:value-type="float">
            <text:p>0</text:p>
          </table:table-cell>
          <table:table-cell table:style-name="ce2037" table:formula="of:=IF(AND(ISNUMBER([.D837]);ISNUMBER([.H837]);[.D837]&lt;[.H837]);1;0)" office:value-type="float" office:value="0" calcext:value-type="float">
            <text:p>0</text:p>
          </table:table-cell>
          <table:table-cell/>
          <table:table-cell table:formula="of:=IF(AND(ISNUMBER([.D837]);ISNUMBER([.H837]);[.D837]&gt;[.H837]);[.D837]-[.H837];0)" office:value-type="float" office:value="0" calcext:value-type="float">
            <text:p>0</text:p>
          </table:table-cell>
          <table:table-cell table:formula="of:=IF(AND(ISNUMBER([.D837]);ISNUMBER([.H837]);[.D837]&lt;[.H837]);[.H837]-[.D8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838" table:formula="of:=IF(AND(ISNUMBER([.D838]);ISNUMBER([.H838]);[.D838]&gt;[.H838]);1;0)" office:value-type="float" office:value="0" calcext:value-type="float">
            <text:p>0</text:p>
          </table:table-cell>
          <table:table-cell table:style-name="ce2038" table:formula="of:=IF(AND(ISNUMBER([.D838]);ISNUMBER([.H838]);[.D838]&lt;[.H838]);1;0)" office:value-type="float" office:value="0" calcext:value-type="float">
            <text:p>0</text:p>
          </table:table-cell>
          <table:table-cell/>
          <table:table-cell table:formula="of:=IF(AND(ISNUMBER([.D838]);ISNUMBER([.H838]);[.D838]&gt;[.H838]);[.D838]-[.H838];0)" office:value-type="float" office:value="0" calcext:value-type="float">
            <text:p>0</text:p>
          </table:table-cell>
          <table:table-cell table:formula="of:=IF(AND(ISNUMBER([.D838]);ISNUMBER([.H838]);[.D838]&lt;[.H838]);[.H838]-[.D8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0.p</text:p>
          </table:table-cell>
          <table:table-cell office:value-type="float" office:value="1404" calcext:value-type="float">
            <text:p>1404</text:p>
          </table:table-cell>
          <table:table-cell office:value-type="float" office:value="129" calcext:value-type="float">
            <text:p>12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404" calcext:value-type="float">
            <text:p>1404</text:p>
          </table:table-cell>
          <table:table-cell office:value-type="float" office:value="129" calcext:value-type="float">
            <text:p>12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839" table:formula="of:=IF(AND(ISNUMBER([.D839]);ISNUMBER([.H839]);[.D839]&gt;[.H839]);1;0)" office:value-type="float" office:value="0" calcext:value-type="float">
            <text:p>0</text:p>
          </table:table-cell>
          <table:table-cell table:style-name="ce2039" table:formula="of:=IF(AND(ISNUMBER([.D839]);ISNUMBER([.H839]);[.D839]&lt;[.H839]);1;0)" office:value-type="float" office:value="0" calcext:value-type="float">
            <text:p>0</text:p>
          </table:table-cell>
          <table:table-cell/>
          <table:table-cell table:formula="of:=IF(AND(ISNUMBER([.D839]);ISNUMBER([.H839]);[.D839]&gt;[.H839]);[.D839]-[.H839];0)" office:value-type="float" office:value="0" calcext:value-type="float">
            <text:p>0</text:p>
          </table:table-cell>
          <table:table-cell table:formula="of:=IF(AND(ISNUMBER([.D839]);ISNUMBER([.H839]);[.D839]&lt;[.H839]);[.H839]-[.D8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00.p</text:p>
          </table:table-cell>
          <table:table-cell office:value-type="float" office:value="102893" calcext:value-type="float">
            <text:p>102893</text:p>
          </table:table-cell>
          <table:table-cell office:value-type="float" office:value="10299" calcext:value-type="float">
            <text:p>10299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40" table:formula="of:=IF(AND(ISNUMBER([.D840]);ISNUMBER([.H840]);[.D840]&gt;[.H840]);1;0)" office:value-type="float" office:value="0" calcext:value-type="float">
            <text:p>0</text:p>
          </table:table-cell>
          <table:table-cell table:style-name="ce2040" table:formula="of:=IF(AND(ISNUMBER([.D840]);ISNUMBER([.H840]);[.D840]&lt;[.H840]);1;0)" office:value-type="float" office:value="0" calcext:value-type="float">
            <text:p>0</text:p>
          </table:table-cell>
          <table:table-cell/>
          <table:table-cell table:formula="of:=IF(AND(ISNUMBER([.D840]);ISNUMBER([.H840]);[.D840]&gt;[.H840]);[.D840]-[.H840];0)" office:value-type="float" office:value="0" calcext:value-type="float">
            <text:p>0</text:p>
          </table:table-cell>
          <table:table-cell table:formula="of:=IF(AND(ISNUMBER([.D840]);ISNUMBER([.H840]);[.D840]&lt;[.H840]);[.H840]-[.D8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1.p</text:p>
          </table:table-cell>
          <table:table-cell office:value-type="float" office:value="1678" calcext:value-type="float">
            <text:p>1678</text:p>
          </table:table-cell>
          <table:table-cell office:value-type="float" office:value="153" calcext:value-type="float">
            <text:p>15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153" calcext:value-type="float">
            <text:p>15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841" table:formula="of:=IF(AND(ISNUMBER([.D841]);ISNUMBER([.H841]);[.D841]&gt;[.H841]);1;0)" office:value-type="float" office:value="0" calcext:value-type="float">
            <text:p>0</text:p>
          </table:table-cell>
          <table:table-cell table:style-name="ce2041" table:formula="of:=IF(AND(ISNUMBER([.D841]);ISNUMBER([.H841]);[.D841]&lt;[.H841]);1;0)" office:value-type="float" office:value="0" calcext:value-type="float">
            <text:p>0</text:p>
          </table:table-cell>
          <table:table-cell/>
          <table:table-cell table:formula="of:=IF(AND(ISNUMBER([.D841]);ISNUMBER([.H841]);[.D841]&gt;[.H841]);[.D841]-[.H841];0)" office:value-type="float" office:value="0" calcext:value-type="float">
            <text:p>0</text:p>
          </table:table-cell>
          <table:table-cell table:formula="of:=IF(AND(ISNUMBER([.D841]);ISNUMBER([.H841]);[.D841]&lt;[.H841]);[.H841]-[.D8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2.p</text:p>
          </table:table-cell>
          <table:table-cell office:value-type="float" office:value="1976" calcext:value-type="float">
            <text:p>1976</text:p>
          </table:table-cell>
          <table:table-cell office:value-type="float" office:value="179" calcext:value-type="float">
            <text:p>17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79" calcext:value-type="float">
            <text:p>17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842" table:formula="of:=IF(AND(ISNUMBER([.D842]);ISNUMBER([.H842]);[.D842]&gt;[.H842]);1;0)" office:value-type="float" office:value="0" calcext:value-type="float">
            <text:p>0</text:p>
          </table:table-cell>
          <table:table-cell table:style-name="ce2042" table:formula="of:=IF(AND(ISNUMBER([.D842]);ISNUMBER([.H842]);[.D842]&lt;[.H842]);1;0)" office:value-type="float" office:value="0" calcext:value-type="float">
            <text:p>0</text:p>
          </table:table-cell>
          <table:table-cell/>
          <table:table-cell table:formula="of:=IF(AND(ISNUMBER([.D842]);ISNUMBER([.H842]);[.D842]&gt;[.H842]);[.D842]-[.H842];0)" office:value-type="float" office:value="0" calcext:value-type="float">
            <text:p>0</text:p>
          </table:table-cell>
          <table:table-cell table:formula="of:=IF(AND(ISNUMBER([.D842]);ISNUMBER([.H842]);[.D842]&lt;[.H842]);[.H842]-[.D8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3.p</text:p>
          </table:table-cell>
          <table:table-cell office:value-type="float" office:value="2298" calcext:value-type="float">
            <text:p>2298</text:p>
          </table:table-cell>
          <table:table-cell office:value-type="float" office:value="207" calcext:value-type="float">
            <text:p>20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298" calcext:value-type="float">
            <text:p>2298</text:p>
          </table:table-cell>
          <table:table-cell office:value-type="float" office:value="207" calcext:value-type="float">
            <text:p>207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ce843" table:formula="of:=IF(AND(ISNUMBER([.D843]);ISNUMBER([.H843]);[.D843]&gt;[.H843]);1;0)" office:value-type="float" office:value="0" calcext:value-type="float">
            <text:p>0</text:p>
          </table:table-cell>
          <table:table-cell table:style-name="ce2043" table:formula="of:=IF(AND(ISNUMBER([.D843]);ISNUMBER([.H843]);[.D843]&lt;[.H843]);1;0)" office:value-type="float" office:value="0" calcext:value-type="float">
            <text:p>0</text:p>
          </table:table-cell>
          <table:table-cell/>
          <table:table-cell table:formula="of:=IF(AND(ISNUMBER([.D843]);ISNUMBER([.H843]);[.D843]&gt;[.H843]);[.D843]-[.H843];0)" office:value-type="float" office:value="0" calcext:value-type="float">
            <text:p>0</text:p>
          </table:table-cell>
          <table:table-cell table:formula="of:=IF(AND(ISNUMBER([.D843]);ISNUMBER([.H843]);[.D843]&lt;[.H843]);[.H843]-[.D8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4.p</text:p>
          </table:table-cell>
          <table:table-cell office:value-type="float" office:value="2644" calcext:value-type="float">
            <text:p>2644</text:p>
          </table:table-cell>
          <table:table-cell office:value-type="float" office:value="237" calcext:value-type="float">
            <text:p>23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644" calcext:value-type="float">
            <text:p>2644</text:p>
          </table:table-cell>
          <table:table-cell office:value-type="float" office:value="237" calcext:value-type="float">
            <text:p>23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ce844" table:formula="of:=IF(AND(ISNUMBER([.D844]);ISNUMBER([.H844]);[.D844]&gt;[.H844]);1;0)" office:value-type="float" office:value="0" calcext:value-type="float">
            <text:p>0</text:p>
          </table:table-cell>
          <table:table-cell table:style-name="ce2044" table:formula="of:=IF(AND(ISNUMBER([.D844]);ISNUMBER([.H844]);[.D844]&lt;[.H844]);1;0)" office:value-type="float" office:value="0" calcext:value-type="float">
            <text:p>0</text:p>
          </table:table-cell>
          <table:table-cell/>
          <table:table-cell table:formula="of:=IF(AND(ISNUMBER([.D844]);ISNUMBER([.H844]);[.D844]&gt;[.H844]);[.D844]-[.H844];0)" office:value-type="float" office:value="0" calcext:value-type="float">
            <text:p>0</text:p>
          </table:table-cell>
          <table:table-cell table:formula="of:=IF(AND(ISNUMBER([.D844]);ISNUMBER([.H844]);[.D844]&lt;[.H844]);[.H844]-[.D8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5.p</text:p>
          </table:table-cell>
          <table:table-cell office:value-type="float" office:value="2678" calcext:value-type="float">
            <text:p>2678</text:p>
          </table:table-cell>
          <table:table-cell office:value-type="float" office:value="269" calcext:value-type="float">
            <text:p>26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014" calcext:value-type="float">
            <text:p>3014</text:p>
          </table:table-cell>
          <table:table-cell office:value-type="float" office:value="269" calcext:value-type="float">
            <text:p>269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style-name="ce845" table:formula="of:=IF(AND(ISNUMBER([.D845]);ISNUMBER([.H845]);[.D845]&gt;[.H845]);1;0)" office:value-type="float" office:value="0" calcext:value-type="float">
            <text:p>0</text:p>
          </table:table-cell>
          <table:table-cell table:style-name="ce2045" table:formula="of:=IF(AND(ISNUMBER([.D845]);ISNUMBER([.H845]);[.D845]&lt;[.H845]);1;0)" office:value-type="float" office:value="0" calcext:value-type="float">
            <text:p>0</text:p>
          </table:table-cell>
          <table:table-cell/>
          <table:table-cell table:formula="of:=IF(AND(ISNUMBER([.D845]);ISNUMBER([.H845]);[.D845]&gt;[.H845]);[.D845]-[.H845];0)" office:value-type="float" office:value="0" calcext:value-type="float">
            <text:p>0</text:p>
          </table:table-cell>
          <table:table-cell table:formula="of:=IF(AND(ISNUMBER([.D845]);ISNUMBER([.H845]);[.D845]&lt;[.H845]);[.H845]-[.D8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6.p</text:p>
          </table:table-cell>
          <table:table-cell office:value-type="float" office:value="3017" calcext:value-type="float">
            <text:p>3017</text:p>
          </table:table-cell>
          <table:table-cell office:value-type="float" office:value="303" calcext:value-type="float">
            <text:p>30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408" calcext:value-type="float">
            <text:p>3408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846" table:formula="of:=IF(AND(ISNUMBER([.D846]);ISNUMBER([.H846]);[.D846]&gt;[.H846]);1;0)" office:value-type="float" office:value="0" calcext:value-type="float">
            <text:p>0</text:p>
          </table:table-cell>
          <table:table-cell table:style-name="ce2046" table:formula="of:=IF(AND(ISNUMBER([.D846]);ISNUMBER([.H846]);[.D846]&lt;[.H846]);1;0)" office:value-type="float" office:value="0" calcext:value-type="float">
            <text:p>0</text:p>
          </table:table-cell>
          <table:table-cell/>
          <table:table-cell table:formula="of:=IF(AND(ISNUMBER([.D846]);ISNUMBER([.H846]);[.D846]&gt;[.H846]);[.D846]-[.H846];0)" office:value-type="float" office:value="0" calcext:value-type="float">
            <text:p>0</text:p>
          </table:table-cell>
          <table:table-cell table:formula="of:=IF(AND(ISNUMBER([.D846]);ISNUMBER([.H846]);[.D846]&lt;[.H846]);[.H846]-[.D8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7.p</text:p>
          </table:table-cell>
          <table:table-cell office:value-type="float" office:value="3376" calcext:value-type="float">
            <text:p>3376</text:p>
          </table:table-cell>
          <table:table-cell office:value-type="float" office:value="339" calcext:value-type="float">
            <text:p>33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826" calcext:value-type="float">
            <text:p>3826</text:p>
          </table:table-cell>
          <table:table-cell office:value-type="float" office:value="339" calcext:value-type="float">
            <text:p>33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847" table:formula="of:=IF(AND(ISNUMBER([.D847]);ISNUMBER([.H847]);[.D847]&gt;[.H847]);1;0)" office:value-type="float" office:value="0" calcext:value-type="float">
            <text:p>0</text:p>
          </table:table-cell>
          <table:table-cell table:style-name="ce2047" table:formula="of:=IF(AND(ISNUMBER([.D847]);ISNUMBER([.H847]);[.D847]&lt;[.H847]);1;0)" office:value-type="float" office:value="0" calcext:value-type="float">
            <text:p>0</text:p>
          </table:table-cell>
          <table:table-cell/>
          <table:table-cell table:formula="of:=IF(AND(ISNUMBER([.D847]);ISNUMBER([.H847]);[.D847]&gt;[.H847]);[.D847]-[.H847];0)" office:value-type="float" office:value="0" calcext:value-type="float">
            <text:p>0</text:p>
          </table:table-cell>
          <table:table-cell table:formula="of:=IF(AND(ISNUMBER([.D847]);ISNUMBER([.H847]);[.D847]&lt;[.H847]);[.H847]-[.D8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8.p</text:p>
          </table:table-cell>
          <table:table-cell office:value-type="float" office:value="3755" calcext:value-type="float">
            <text:p>3755</text:p>
          </table:table-cell>
          <table:table-cell office:value-type="float" office:value="377" calcext:value-type="float">
            <text:p>37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268" calcext:value-type="float">
            <text:p>4268</text:p>
          </table:table-cell>
          <table:table-cell office:value-type="float" office:value="377" calcext:value-type="float">
            <text:p>377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848" table:formula="of:=IF(AND(ISNUMBER([.D848]);ISNUMBER([.H848]);[.D848]&gt;[.H848]);1;0)" office:value-type="float" office:value="0" calcext:value-type="float">
            <text:p>0</text:p>
          </table:table-cell>
          <table:table-cell table:style-name="ce2048" table:formula="of:=IF(AND(ISNUMBER([.D848]);ISNUMBER([.H848]);[.D848]&lt;[.H848]);1;0)" office:value-type="float" office:value="0" calcext:value-type="float">
            <text:p>0</text:p>
          </table:table-cell>
          <table:table-cell/>
          <table:table-cell table:formula="of:=IF(AND(ISNUMBER([.D848]);ISNUMBER([.H848]);[.D848]&gt;[.H848]);[.D848]-[.H848];0)" office:value-type="float" office:value="0" calcext:value-type="float">
            <text:p>0</text:p>
          </table:table-cell>
          <table:table-cell table:formula="of:=IF(AND(ISNUMBER([.D848]);ISNUMBER([.H848]);[.D848]&lt;[.H848]);[.H848]-[.D8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9.p</text:p>
          </table:table-cell>
          <table:table-cell office:value-type="float" office:value="4154" calcext:value-type="float">
            <text:p>4154</text:p>
          </table:table-cell>
          <table:table-cell office:value-type="float" office:value="417" calcext:value-type="float">
            <text:p>417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4734" calcext:value-type="float">
            <text:p>4734</text:p>
          </table:table-cell>
          <table:table-cell office:value-type="float" office:value="417" calcext:value-type="float">
            <text:p>417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849" table:formula="of:=IF(AND(ISNUMBER([.D849]);ISNUMBER([.H849]);[.D849]&gt;[.H849]);1;0)" office:value-type="float" office:value="0" calcext:value-type="float">
            <text:p>0</text:p>
          </table:table-cell>
          <table:table-cell table:style-name="ce2049" table:formula="of:=IF(AND(ISNUMBER([.D849]);ISNUMBER([.H849]);[.D849]&lt;[.H849]);1;0)" office:value-type="float" office:value="0" calcext:value-type="float">
            <text:p>0</text:p>
          </table:table-cell>
          <table:table-cell/>
          <table:table-cell table:formula="of:=IF(AND(ISNUMBER([.D849]);ISNUMBER([.H849]);[.D849]&gt;[.H849]);[.D849]-[.H849];0)" office:value-type="float" office:value="0" calcext:value-type="float">
            <text:p>0</text:p>
          </table:table-cell>
          <table:table-cell table:formula="of:=IF(AND(ISNUMBER([.D849]);ISNUMBER([.H849]);[.D849]&lt;[.H849]);[.H849]-[.D8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.p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850" table:formula="of:=IF(AND(ISNUMBER([.D850]);ISNUMBER([.H850]);[.D850]&gt;[.H850]);1;0)" office:value-type="float" office:value="0" calcext:value-type="float">
            <text:p>0</text:p>
          </table:table-cell>
          <table:table-cell table:style-name="ce2050" table:formula="of:=IF(AND(ISNUMBER([.D850]);ISNUMBER([.H850]);[.D850]&lt;[.H850]);1;0)" office:value-type="float" office:value="0" calcext:value-type="float">
            <text:p>0</text:p>
          </table:table-cell>
          <table:table-cell/>
          <table:table-cell table:formula="of:=IF(AND(ISNUMBER([.D850]);ISNUMBER([.H850]);[.D850]&gt;[.H850]);[.D850]-[.H850];0)" office:value-type="float" office:value="0" calcext:value-type="float">
            <text:p>0</text:p>
          </table:table-cell>
          <table:table-cell table:formula="of:=IF(AND(ISNUMBER([.D850]);ISNUMBER([.H850]);[.D850]&lt;[.H850]);[.H850]-[.D8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0.p</text:p>
          </table:table-cell>
          <table:table-cell office:value-type="float" office:value="4573" calcext:value-type="float">
            <text:p>4573</text:p>
          </table:table-cell>
          <table:table-cell office:value-type="float" office:value="459" calcext:value-type="float">
            <text:p>45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224" calcext:value-type="float">
            <text:p>5224</text:p>
          </table:table-cell>
          <table:table-cell office:value-type="float" office:value="459" calcext:value-type="float">
            <text:p>45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ce851" table:formula="of:=IF(AND(ISNUMBER([.D851]);ISNUMBER([.H851]);[.D851]&gt;[.H851]);1;0)" office:value-type="float" office:value="0" calcext:value-type="float">
            <text:p>0</text:p>
          </table:table-cell>
          <table:table-cell table:style-name="ce2051" table:formula="of:=IF(AND(ISNUMBER([.D851]);ISNUMBER([.H851]);[.D851]&lt;[.H851]);1;0)" office:value-type="float" office:value="0" calcext:value-type="float">
            <text:p>0</text:p>
          </table:table-cell>
          <table:table-cell/>
          <table:table-cell table:formula="of:=IF(AND(ISNUMBER([.D851]);ISNUMBER([.H851]);[.D851]&gt;[.H851]);[.D851]-[.H851];0)" office:value-type="float" office:value="0" calcext:value-type="float">
            <text:p>0</text:p>
          </table:table-cell>
          <table:table-cell table:formula="of:=IF(AND(ISNUMBER([.D851]);ISNUMBER([.H851]);[.D851]&lt;[.H851]);[.H851]-[.D8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1.p</text:p>
          </table:table-cell>
          <table:table-cell office:value-type="float" office:value="5012" calcext:value-type="float">
            <text:p>5012</text:p>
          </table:table-cell>
          <table:table-cell office:value-type="float" office:value="503" calcext:value-type="float">
            <text:p>50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738" calcext:value-type="float">
            <text:p>5738</text:p>
          </table:table-cell>
          <table:table-cell office:value-type="float" office:value="503" calcext:value-type="float">
            <text:p>50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852" table:formula="of:=IF(AND(ISNUMBER([.D852]);ISNUMBER([.H852]);[.D852]&gt;[.H852]);1;0)" office:value-type="float" office:value="0" calcext:value-type="float">
            <text:p>0</text:p>
          </table:table-cell>
          <table:table-cell table:style-name="ce2052" table:formula="of:=IF(AND(ISNUMBER([.D852]);ISNUMBER([.H852]);[.D852]&lt;[.H852]);1;0)" office:value-type="float" office:value="0" calcext:value-type="float">
            <text:p>0</text:p>
          </table:table-cell>
          <table:table-cell/>
          <table:table-cell table:formula="of:=IF(AND(ISNUMBER([.D852]);ISNUMBER([.H852]);[.D852]&gt;[.H852]);[.D852]-[.H852];0)" office:value-type="float" office:value="0" calcext:value-type="float">
            <text:p>0</text:p>
          </table:table-cell>
          <table:table-cell table:formula="of:=IF(AND(ISNUMBER([.D852]);ISNUMBER([.H852]);[.D852]&lt;[.H852]);[.H852]-[.D8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2.p</text:p>
          </table:table-cell>
          <table:table-cell office:value-type="float" office:value="5471" calcext:value-type="float">
            <text:p>5471</text:p>
          </table:table-cell>
          <table:table-cell office:value-type="float" office:value="549" calcext:value-type="float">
            <text:p>54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6276" calcext:value-type="float">
            <text:p>6276</text:p>
          </table:table-cell>
          <table:table-cell office:value-type="float" office:value="549" calcext:value-type="float">
            <text:p>549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853" table:formula="of:=IF(AND(ISNUMBER([.D853]);ISNUMBER([.H853]);[.D853]&gt;[.H853]);1;0)" office:value-type="float" office:value="0" calcext:value-type="float">
            <text:p>0</text:p>
          </table:table-cell>
          <table:table-cell table:style-name="ce2053" table:formula="of:=IF(AND(ISNUMBER([.D853]);ISNUMBER([.H853]);[.D853]&lt;[.H853]);1;0)" office:value-type="float" office:value="0" calcext:value-type="float">
            <text:p>0</text:p>
          </table:table-cell>
          <table:table-cell/>
          <table:table-cell table:formula="of:=IF(AND(ISNUMBER([.D853]);ISNUMBER([.H853]);[.D853]&gt;[.H853]);[.D853]-[.H853];0)" office:value-type="float" office:value="0" calcext:value-type="float">
            <text:p>0</text:p>
          </table:table-cell>
          <table:table-cell table:formula="of:=IF(AND(ISNUMBER([.D853]);ISNUMBER([.H853]);[.D853]&lt;[.H853]);[.H853]-[.D8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3.p</text:p>
          </table:table-cell>
          <table:table-cell office:value-type="float" office:value="5950" calcext:value-type="float">
            <text:p>5950</text:p>
          </table:table-cell>
          <table:table-cell office:value-type="float" office:value="597" calcext:value-type="float">
            <text:p>59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838" calcext:value-type="float">
            <text:p>6838</text:p>
          </table:table-cell>
          <table:table-cell office:value-type="float" office:value="597" calcext:value-type="float">
            <text:p>597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style-name="ce854" table:formula="of:=IF(AND(ISNUMBER([.D854]);ISNUMBER([.H854]);[.D854]&gt;[.H854]);1;0)" office:value-type="float" office:value="0" calcext:value-type="float">
            <text:p>0</text:p>
          </table:table-cell>
          <table:table-cell table:style-name="ce2054" table:formula="of:=IF(AND(ISNUMBER([.D854]);ISNUMBER([.H854]);[.D854]&lt;[.H854]);1;0)" office:value-type="float" office:value="0" calcext:value-type="float">
            <text:p>0</text:p>
          </table:table-cell>
          <table:table-cell/>
          <table:table-cell table:formula="of:=IF(AND(ISNUMBER([.D854]);ISNUMBER([.H854]);[.D854]&gt;[.H854]);[.D854]-[.H854];0)" office:value-type="float" office:value="0" calcext:value-type="float">
            <text:p>0</text:p>
          </table:table-cell>
          <table:table-cell table:formula="of:=IF(AND(ISNUMBER([.D854]);ISNUMBER([.H854]);[.D854]&lt;[.H854]);[.H854]-[.D8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4.p</text:p>
          </table:table-cell>
          <table:table-cell office:value-type="float" office:value="6449" calcext:value-type="float">
            <text:p>6449</text:p>
          </table:table-cell>
          <table:table-cell office:value-type="float" office:value="647" calcext:value-type="float">
            <text:p>647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47" calcext:value-type="float">
            <text:p>64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855" table:formula="of:=IF(AND(ISNUMBER([.D855]);ISNUMBER([.H855]);[.D855]&gt;[.H855]);1;0)" office:value-type="float" office:value="0" calcext:value-type="float">
            <text:p>0</text:p>
          </table:table-cell>
          <table:table-cell table:style-name="ce2055" table:formula="of:=IF(AND(ISNUMBER([.D855]);ISNUMBER([.H855]);[.D855]&lt;[.H855]);1;0)" office:value-type="float" office:value="0" calcext:value-type="float">
            <text:p>0</text:p>
          </table:table-cell>
          <table:table-cell/>
          <table:table-cell table:formula="of:=IF(AND(ISNUMBER([.D855]);ISNUMBER([.H855]);[.D855]&gt;[.H855]);[.D855]-[.H855];0)" office:value-type="float" office:value="0" calcext:value-type="float">
            <text:p>0</text:p>
          </table:table-cell>
          <table:table-cell table:formula="of:=IF(AND(ISNUMBER([.D855]);ISNUMBER([.H855]);[.D855]&lt;[.H855]);[.H855]-[.D8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5.p</text:p>
          </table:table-cell>
          <table:table-cell office:value-type="float" office:value="6968" calcext:value-type="float">
            <text:p>6968</text:p>
          </table:table-cell>
          <table:table-cell office:value-type="float" office:value="699" calcext:value-type="float">
            <text:p>69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8034" calcext:value-type="float">
            <text:p>8034</text:p>
          </table:table-cell>
          <table:table-cell office:value-type="float" office:value="699" calcext:value-type="float">
            <text:p>699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856" table:formula="of:=IF(AND(ISNUMBER([.D856]);ISNUMBER([.H856]);[.D856]&gt;[.H856]);1;0)" office:value-type="float" office:value="0" calcext:value-type="float">
            <text:p>0</text:p>
          </table:table-cell>
          <table:table-cell table:style-name="ce2056" table:formula="of:=IF(AND(ISNUMBER([.D856]);ISNUMBER([.H856]);[.D856]&lt;[.H856]);1;0)" office:value-type="float" office:value="0" calcext:value-type="float">
            <text:p>0</text:p>
          </table:table-cell>
          <table:table-cell/>
          <table:table-cell table:formula="of:=IF(AND(ISNUMBER([.D856]);ISNUMBER([.H856]);[.D856]&gt;[.H856]);[.D856]-[.H856];0)" office:value-type="float" office:value="0" calcext:value-type="float">
            <text:p>0</text:p>
          </table:table-cell>
          <table:table-cell table:formula="of:=IF(AND(ISNUMBER([.D856]);ISNUMBER([.H856]);[.D856]&lt;[.H856]);[.H856]-[.D8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6.p</text:p>
          </table:table-cell>
          <table:table-cell office:value-type="float" office:value="7507" calcext:value-type="float">
            <text:p>7507</text:p>
          </table:table-cell>
          <table:table-cell office:value-type="float" office:value="753" calcext:value-type="float">
            <text:p>75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753" calcext:value-type="float">
            <text:p>753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style-name="ce857" table:formula="of:=IF(AND(ISNUMBER([.D857]);ISNUMBER([.H857]);[.D857]&gt;[.H857]);1;0)" office:value-type="float" office:value="0" calcext:value-type="float">
            <text:p>0</text:p>
          </table:table-cell>
          <table:table-cell table:style-name="ce2057" table:formula="of:=IF(AND(ISNUMBER([.D857]);ISNUMBER([.H857]);[.D857]&lt;[.H857]);1;0)" office:value-type="float" office:value="0" calcext:value-type="float">
            <text:p>0</text:p>
          </table:table-cell>
          <table:table-cell/>
          <table:table-cell table:formula="of:=IF(AND(ISNUMBER([.D857]);ISNUMBER([.H857]);[.D857]&gt;[.H857]);[.D857]-[.H857];0)" office:value-type="float" office:value="0" calcext:value-type="float">
            <text:p>0</text:p>
          </table:table-cell>
          <table:table-cell table:formula="of:=IF(AND(ISNUMBER([.D857]);ISNUMBER([.H857]);[.D857]&lt;[.H857]);[.H857]-[.D8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7.p</text:p>
          </table:table-cell>
          <table:table-cell office:value-type="float" office:value="8066" calcext:value-type="float">
            <text:p>8066</text:p>
          </table:table-cell>
          <table:table-cell office:value-type="float" office:value="809" calcext:value-type="float">
            <text:p>809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9326" calcext:value-type="float">
            <text:p>9326</text:p>
          </table:table-cell>
          <table:table-cell office:value-type="float" office:value="809" calcext:value-type="float">
            <text:p>809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858" table:formula="of:=IF(AND(ISNUMBER([.D858]);ISNUMBER([.H858]);[.D858]&gt;[.H858]);1;0)" office:value-type="float" office:value="0" calcext:value-type="float">
            <text:p>0</text:p>
          </table:table-cell>
          <table:table-cell table:style-name="ce2058" table:formula="of:=IF(AND(ISNUMBER([.D858]);ISNUMBER([.H858]);[.D858]&lt;[.H858]);1;0)" office:value-type="float" office:value="0" calcext:value-type="float">
            <text:p>0</text:p>
          </table:table-cell>
          <table:table-cell/>
          <table:table-cell table:formula="of:=IF(AND(ISNUMBER([.D858]);ISNUMBER([.H858]);[.D858]&gt;[.H858]);[.D858]-[.H858];0)" office:value-type="float" office:value="0" calcext:value-type="float">
            <text:p>0</text:p>
          </table:table-cell>
          <table:table-cell table:formula="of:=IF(AND(ISNUMBER([.D858]);ISNUMBER([.H858]);[.D858]&lt;[.H858]);[.H858]-[.D8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8.p</text:p>
          </table:table-cell>
          <table:table-cell office:value-type="float" office:value="8645" calcext:value-type="float">
            <text:p>8645</text:p>
          </table:table-cell>
          <table:table-cell office:value-type="float" office:value="867" calcext:value-type="float">
            <text:p>8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08" calcext:value-type="float">
            <text:p>10008</text:p>
          </table:table-cell>
          <table:table-cell office:value-type="float" office:value="867" calcext:value-type="float">
            <text:p>867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style-name="ce859" table:formula="of:=IF(AND(ISNUMBER([.D859]);ISNUMBER([.H859]);[.D859]&gt;[.H859]);1;0)" office:value-type="float" office:value="0" calcext:value-type="float">
            <text:p>0</text:p>
          </table:table-cell>
          <table:table-cell table:style-name="ce2059" table:formula="of:=IF(AND(ISNUMBER([.D859]);ISNUMBER([.H859]);[.D859]&lt;[.H859]);1;0)" office:value-type="float" office:value="0" calcext:value-type="float">
            <text:p>0</text:p>
          </table:table-cell>
          <table:table-cell/>
          <table:table-cell table:formula="of:=IF(AND(ISNUMBER([.D859]);ISNUMBER([.H859]);[.D859]&gt;[.H859]);[.D859]-[.H859];0)" office:value-type="float" office:value="0" calcext:value-type="float">
            <text:p>0</text:p>
          </table:table-cell>
          <table:table-cell table:formula="of:=IF(AND(ISNUMBER([.D859]);ISNUMBER([.H859]);[.D859]&lt;[.H859]);[.H859]-[.D8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9.p</text:p>
          </table:table-cell>
          <table:table-cell office:value-type="float" office:value="9244" calcext:value-type="float">
            <text:p>9244</text:p>
          </table:table-cell>
          <table:table-cell office:value-type="float" office:value="927" calcext:value-type="float">
            <text:p>9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714" calcext:value-type="float">
            <text:p>10714</text:p>
          </table:table-cell>
          <table:table-cell office:value-type="float" office:value="927" calcext:value-type="float">
            <text:p>927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style-name="ce860" table:formula="of:=IF(AND(ISNUMBER([.D860]);ISNUMBER([.H860]);[.D860]&gt;[.H860]);1;0)" office:value-type="float" office:value="0" calcext:value-type="float">
            <text:p>0</text:p>
          </table:table-cell>
          <table:table-cell table:style-name="ce2060" table:formula="of:=IF(AND(ISNUMBER([.D860]);ISNUMBER([.H860]);[.D860]&lt;[.H860]);1;0)" office:value-type="float" office:value="0" calcext:value-type="float">
            <text:p>0</text:p>
          </table:table-cell>
          <table:table-cell/>
          <table:table-cell table:formula="of:=IF(AND(ISNUMBER([.D860]);ISNUMBER([.H860]);[.D860]&gt;[.H860]);[.D860]-[.H860];0)" office:value-type="float" office:value="0" calcext:value-type="float">
            <text:p>0</text:p>
          </table:table-cell>
          <table:table-cell table:formula="of:=IF(AND(ISNUMBER([.D860]);ISNUMBER([.H860]);[.D860]&lt;[.H860]);[.H860]-[.D8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.p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861" table:formula="of:=IF(AND(ISNUMBER([.D861]);ISNUMBER([.H861]);[.D861]&gt;[.H861]);1;0)" office:value-type="float" office:value="0" calcext:value-type="float">
            <text:p>0</text:p>
          </table:table-cell>
          <table:table-cell table:style-name="ce2061" table:formula="of:=IF(AND(ISNUMBER([.D861]);ISNUMBER([.H861]);[.D861]&lt;[.H861]);1;0)" office:value-type="float" office:value="0" calcext:value-type="float">
            <text:p>0</text:p>
          </table:table-cell>
          <table:table-cell/>
          <table:table-cell table:formula="of:=IF(AND(ISNUMBER([.D861]);ISNUMBER([.H861]);[.D861]&gt;[.H861]);[.D861]-[.H861];0)" office:value-type="float" office:value="0" calcext:value-type="float">
            <text:p>0</text:p>
          </table:table-cell>
          <table:table-cell table:formula="of:=IF(AND(ISNUMBER([.D861]);ISNUMBER([.H861]);[.D861]&lt;[.H861]);[.H861]-[.D8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0.p</text:p>
          </table:table-cell>
          <table:table-cell office:value-type="float" office:value="9863" calcext:value-type="float">
            <text:p>9863</text:p>
          </table:table-cell>
          <table:table-cell office:value-type="float" office:value="989" calcext:value-type="float">
            <text:p>989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444" calcext:value-type="float">
            <text:p>11444</text:p>
          </table:table-cell>
          <table:table-cell office:value-type="float" office:value="989" calcext:value-type="float">
            <text:p>989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style-name="ce862" table:formula="of:=IF(AND(ISNUMBER([.D862]);ISNUMBER([.H862]);[.D862]&gt;[.H862]);1;0)" office:value-type="float" office:value="0" calcext:value-type="float">
            <text:p>0</text:p>
          </table:table-cell>
          <table:table-cell table:style-name="ce2062" table:formula="of:=IF(AND(ISNUMBER([.D862]);ISNUMBER([.H862]);[.D862]&lt;[.H862]);1;0)" office:value-type="float" office:value="0" calcext:value-type="float">
            <text:p>0</text:p>
          </table:table-cell>
          <table:table-cell/>
          <table:table-cell table:formula="of:=IF(AND(ISNUMBER([.D862]);ISNUMBER([.H862]);[.D862]&gt;[.H862]);[.D862]-[.H862];0)" office:value-type="float" office:value="0" calcext:value-type="float">
            <text:p>0</text:p>
          </table:table-cell>
          <table:table-cell table:formula="of:=IF(AND(ISNUMBER([.D862]);ISNUMBER([.H862]);[.D862]&lt;[.H862]);[.H862]-[.D8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1.p</text:p>
          </table:table-cell>
          <table:table-cell office:value-type="float" office:value="10502" calcext:value-type="float">
            <text:p>10502</text:p>
          </table:table-cell>
          <table:table-cell office:value-type="float" office:value="1053" calcext:value-type="float">
            <text:p>1053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2198" calcext:value-type="float">
            <text:p>12198</text:p>
          </table:table-cell>
          <table:table-cell office:value-type="float" office:value="1053" calcext:value-type="float">
            <text:p>1053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style-name="ce863" table:formula="of:=IF(AND(ISNUMBER([.D863]);ISNUMBER([.H863]);[.D863]&gt;[.H863]);1;0)" office:value-type="float" office:value="0" calcext:value-type="float">
            <text:p>0</text:p>
          </table:table-cell>
          <table:table-cell table:style-name="ce2063" table:formula="of:=IF(AND(ISNUMBER([.D863]);ISNUMBER([.H863]);[.D863]&lt;[.H863]);1;0)" office:value-type="float" office:value="0" calcext:value-type="float">
            <text:p>0</text:p>
          </table:table-cell>
          <table:table-cell/>
          <table:table-cell table:formula="of:=IF(AND(ISNUMBER([.D863]);ISNUMBER([.H863]);[.D863]&gt;[.H863]);[.D863]-[.H863];0)" office:value-type="float" office:value="0" calcext:value-type="float">
            <text:p>0</text:p>
          </table:table-cell>
          <table:table-cell table:formula="of:=IF(AND(ISNUMBER([.D863]);ISNUMBER([.H863]);[.D863]&lt;[.H863]);[.H863]-[.D8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2.p</text:p>
          </table:table-cell>
          <table:table-cell office:value-type="float" office:value="11161" calcext:value-type="float">
            <text:p>11161</text:p>
          </table:table-cell>
          <table:table-cell office:value-type="float" office:value="1119" calcext:value-type="float">
            <text:p>1119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976" calcext:value-type="float">
            <text:p>12976</text:p>
          </table:table-cell>
          <table:table-cell office:value-type="float" office:value="1119" calcext:value-type="float">
            <text:p>1119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ce864" table:formula="of:=IF(AND(ISNUMBER([.D864]);ISNUMBER([.H864]);[.D864]&gt;[.H864]);1;0)" office:value-type="float" office:value="0" calcext:value-type="float">
            <text:p>0</text:p>
          </table:table-cell>
          <table:table-cell table:style-name="ce2064" table:formula="of:=IF(AND(ISNUMBER([.D864]);ISNUMBER([.H864]);[.D864]&lt;[.H864]);1;0)" office:value-type="float" office:value="0" calcext:value-type="float">
            <text:p>0</text:p>
          </table:table-cell>
          <table:table-cell/>
          <table:table-cell table:formula="of:=IF(AND(ISNUMBER([.D864]);ISNUMBER([.H864]);[.D864]&gt;[.H864]);[.D864]-[.H864];0)" office:value-type="float" office:value="0" calcext:value-type="float">
            <text:p>0</text:p>
          </table:table-cell>
          <table:table-cell table:formula="of:=IF(AND(ISNUMBER([.D864]);ISNUMBER([.H864]);[.D864]&lt;[.H864]);[.H864]-[.D8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3.p</text:p>
          </table:table-cell>
          <table:table-cell office:value-type="float" office:value="11840" calcext:value-type="float">
            <text:p>11840</text:p>
          </table:table-cell>
          <table:table-cell office:value-type="float" office:value="1187" calcext:value-type="float">
            <text:p>1187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3778" calcext:value-type="float">
            <text:p>13778</text:p>
          </table:table-cell>
          <table:table-cell office:value-type="float" office:value="1187" calcext:value-type="float">
            <text:p>1187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style-name="ce865" table:formula="of:=IF(AND(ISNUMBER([.D865]);ISNUMBER([.H865]);[.D865]&gt;[.H865]);1;0)" office:value-type="float" office:value="0" calcext:value-type="float">
            <text:p>0</text:p>
          </table:table-cell>
          <table:table-cell table:style-name="ce2065" table:formula="of:=IF(AND(ISNUMBER([.D865]);ISNUMBER([.H865]);[.D865]&lt;[.H865]);1;0)" office:value-type="float" office:value="0" calcext:value-type="float">
            <text:p>0</text:p>
          </table:table-cell>
          <table:table-cell/>
          <table:table-cell table:formula="of:=IF(AND(ISNUMBER([.D865]);ISNUMBER([.H865]);[.D865]&gt;[.H865]);[.D865]-[.H865];0)" office:value-type="float" office:value="0" calcext:value-type="float">
            <text:p>0</text:p>
          </table:table-cell>
          <table:table-cell table:formula="of:=IF(AND(ISNUMBER([.D865]);ISNUMBER([.H865]);[.D865]&lt;[.H865]);[.H865]-[.D8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4.p</text:p>
          </table:table-cell>
          <table:table-cell office:value-type="float" office:value="12539" calcext:value-type="float">
            <text:p>12539</text:p>
          </table:table-cell>
          <table:table-cell office:value-type="float" office:value="1257" calcext:value-type="float">
            <text:p>1257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4604" calcext:value-type="float">
            <text:p>14604</text:p>
          </table:table-cell>
          <table:table-cell office:value-type="float" office:value="1257" calcext:value-type="float">
            <text:p>1257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style-name="ce866" table:formula="of:=IF(AND(ISNUMBER([.D866]);ISNUMBER([.H866]);[.D866]&gt;[.H866]);1;0)" office:value-type="float" office:value="0" calcext:value-type="float">
            <text:p>0</text:p>
          </table:table-cell>
          <table:table-cell table:style-name="ce2066" table:formula="of:=IF(AND(ISNUMBER([.D866]);ISNUMBER([.H866]);[.D866]&lt;[.H866]);1;0)" office:value-type="float" office:value="0" calcext:value-type="float">
            <text:p>0</text:p>
          </table:table-cell>
          <table:table-cell/>
          <table:table-cell table:formula="of:=IF(AND(ISNUMBER([.D866]);ISNUMBER([.H866]);[.D866]&gt;[.H866]);[.D866]-[.H866];0)" office:value-type="float" office:value="0" calcext:value-type="float">
            <text:p>0</text:p>
          </table:table-cell>
          <table:table-cell table:formula="of:=IF(AND(ISNUMBER([.D866]);ISNUMBER([.H866]);[.D866]&lt;[.H866]);[.H866]-[.D8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5.p</text:p>
          </table:table-cell>
          <table:table-cell office:value-type="float" office:value="13258" calcext:value-type="float">
            <text:p>13258</text:p>
          </table:table-cell>
          <table:table-cell office:value-type="float" office:value="1329" calcext:value-type="float">
            <text:p>1329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5454" calcext:value-type="float">
            <text:p>15454</text:p>
          </table:table-cell>
          <table:table-cell office:value-type="float" office:value="1329" calcext:value-type="float">
            <text:p>1329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style-name="ce867" table:formula="of:=IF(AND(ISNUMBER([.D867]);ISNUMBER([.H867]);[.D867]&gt;[.H867]);1;0)" office:value-type="float" office:value="0" calcext:value-type="float">
            <text:p>0</text:p>
          </table:table-cell>
          <table:table-cell table:style-name="ce2067" table:formula="of:=IF(AND(ISNUMBER([.D867]);ISNUMBER([.H867]);[.D867]&lt;[.H867]);1;0)" office:value-type="float" office:value="0" calcext:value-type="float">
            <text:p>0</text:p>
          </table:table-cell>
          <table:table-cell/>
          <table:table-cell table:formula="of:=IF(AND(ISNUMBER([.D867]);ISNUMBER([.H867]);[.D867]&gt;[.H867]);[.D867]-[.H867];0)" office:value-type="float" office:value="0" calcext:value-type="float">
            <text:p>0</text:p>
          </table:table-cell>
          <table:table-cell table:formula="of:=IF(AND(ISNUMBER([.D867]);ISNUMBER([.H867]);[.D867]&lt;[.H867]);[.H867]-[.D8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6.p</text:p>
          </table:table-cell>
          <table:table-cell office:value-type="float" office:value="13997" calcext:value-type="float">
            <text:p>13997</text:p>
          </table:table-cell>
          <table:table-cell office:value-type="float" office:value="1403" calcext:value-type="float">
            <text:p>140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328" calcext:value-type="float">
            <text:p>16328</text:p>
          </table:table-cell>
          <table:table-cell office:value-type="float" office:value="1403" calcext:value-type="float">
            <text:p>1403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table:style-name="ce868" table:formula="of:=IF(AND(ISNUMBER([.D868]);ISNUMBER([.H868]);[.D868]&gt;[.H868]);1;0)" office:value-type="float" office:value="0" calcext:value-type="float">
            <text:p>0</text:p>
          </table:table-cell>
          <table:table-cell table:style-name="ce2068" table:formula="of:=IF(AND(ISNUMBER([.D868]);ISNUMBER([.H868]);[.D868]&lt;[.H868]);1;0)" office:value-type="float" office:value="0" calcext:value-type="float">
            <text:p>0</text:p>
          </table:table-cell>
          <table:table-cell/>
          <table:table-cell table:formula="of:=IF(AND(ISNUMBER([.D868]);ISNUMBER([.H868]);[.D868]&gt;[.H868]);[.D868]-[.H868];0)" office:value-type="float" office:value="0" calcext:value-type="float">
            <text:p>0</text:p>
          </table:table-cell>
          <table:table-cell table:formula="of:=IF(AND(ISNUMBER([.D868]);ISNUMBER([.H868]);[.D868]&lt;[.H868]);[.H868]-[.D8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7.p</text:p>
          </table:table-cell>
          <table:table-cell office:value-type="float" office:value="14756" calcext:value-type="float">
            <text:p>14756</text:p>
          </table:table-cell>
          <table:table-cell office:value-type="float" office:value="1479" calcext:value-type="float">
            <text:p>1479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7226" calcext:value-type="float">
            <text:p>17226</text:p>
          </table:table-cell>
          <table:table-cell office:value-type="float" office:value="1479" calcext:value-type="float">
            <text:p>1479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style-name="ce869" table:formula="of:=IF(AND(ISNUMBER([.D869]);ISNUMBER([.H869]);[.D869]&gt;[.H869]);1;0)" office:value-type="float" office:value="0" calcext:value-type="float">
            <text:p>0</text:p>
          </table:table-cell>
          <table:table-cell table:style-name="ce2069" table:formula="of:=IF(AND(ISNUMBER([.D869]);ISNUMBER([.H869]);[.D869]&lt;[.H869]);1;0)" office:value-type="float" office:value="0" calcext:value-type="float">
            <text:p>0</text:p>
          </table:table-cell>
          <table:table-cell/>
          <table:table-cell table:formula="of:=IF(AND(ISNUMBER([.D869]);ISNUMBER([.H869]);[.D869]&gt;[.H869]);[.D869]-[.H869];0)" office:value-type="float" office:value="0" calcext:value-type="float">
            <text:p>0</text:p>
          </table:table-cell>
          <table:table-cell table:formula="of:=IF(AND(ISNUMBER([.D869]);ISNUMBER([.H869]);[.D869]&lt;[.H869]);[.H869]-[.D8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8.p</text:p>
          </table:table-cell>
          <table:table-cell office:value-type="float" office:value="15535" calcext:value-type="float">
            <text:p>15535</text:p>
          </table:table-cell>
          <table:table-cell office:value-type="float" office:value="1557" calcext:value-type="float">
            <text:p>155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70" table:formula="of:=IF(AND(ISNUMBER([.D870]);ISNUMBER([.H870]);[.D870]&gt;[.H870]);1;0)" office:value-type="float" office:value="0" calcext:value-type="float">
            <text:p>0</text:p>
          </table:table-cell>
          <table:table-cell table:style-name="ce2070" table:formula="of:=IF(AND(ISNUMBER([.D870]);ISNUMBER([.H870]);[.D870]&lt;[.H870]);1;0)" office:value-type="float" office:value="0" calcext:value-type="float">
            <text:p>0</text:p>
          </table:table-cell>
          <table:table-cell/>
          <table:table-cell table:formula="of:=IF(AND(ISNUMBER([.D870]);ISNUMBER([.H870]);[.D870]&gt;[.H870]);[.D870]-[.H870];0)" office:value-type="float" office:value="0" calcext:value-type="float">
            <text:p>0</text:p>
          </table:table-cell>
          <table:table-cell table:formula="of:=IF(AND(ISNUMBER([.D870]);ISNUMBER([.H870]);[.D870]&lt;[.H870]);[.H870]-[.D8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9.p</text:p>
          </table:table-cell>
          <table:table-cell office:value-type="float" office:value="16334" calcext:value-type="float">
            <text:p>16334</text:p>
          </table:table-cell>
          <table:table-cell office:value-type="float" office:value="1637" calcext:value-type="float">
            <text:p>163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71" table:formula="of:=IF(AND(ISNUMBER([.D871]);ISNUMBER([.H871]);[.D871]&gt;[.H871]);1;0)" office:value-type="float" office:value="0" calcext:value-type="float">
            <text:p>0</text:p>
          </table:table-cell>
          <table:table-cell table:style-name="ce2071" table:formula="of:=IF(AND(ISNUMBER([.D871]);ISNUMBER([.H871]);[.D871]&lt;[.H871]);1;0)" office:value-type="float" office:value="0" calcext:value-type="float">
            <text:p>0</text:p>
          </table:table-cell>
          <table:table-cell/>
          <table:table-cell table:formula="of:=IF(AND(ISNUMBER([.D871]);ISNUMBER([.H871]);[.D871]&gt;[.H871]);[.D871]-[.H871];0)" office:value-type="float" office:value="0" calcext:value-type="float">
            <text:p>0</text:p>
          </table:table-cell>
          <table:table-cell table:formula="of:=IF(AND(ISNUMBER([.D871]);ISNUMBER([.H871]);[.D871]&lt;[.H871]);[.H871]-[.D8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.p</text:p>
          </table:table-cell>
          <table:table-cell office:value-type="float" office:value="264" calcext:value-type="float">
            <text:p>26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72" table:formula="of:=IF(AND(ISNUMBER([.D872]);ISNUMBER([.H872]);[.D872]&gt;[.H872]);1;0)" office:value-type="float" office:value="0" calcext:value-type="float">
            <text:p>0</text:p>
          </table:table-cell>
          <table:table-cell table:style-name="ce2072" table:formula="of:=IF(AND(ISNUMBER([.D872]);ISNUMBER([.H872]);[.D872]&lt;[.H872]);1;0)" office:value-type="float" office:value="0" calcext:value-type="float">
            <text:p>0</text:p>
          </table:table-cell>
          <table:table-cell/>
          <table:table-cell table:formula="of:=IF(AND(ISNUMBER([.D872]);ISNUMBER([.H872]);[.D872]&gt;[.H872]);[.D872]-[.H872];0)" office:value-type="float" office:value="0" calcext:value-type="float">
            <text:p>0</text:p>
          </table:table-cell>
          <table:table-cell table:formula="of:=IF(AND(ISNUMBER([.D872]);ISNUMBER([.H872]);[.D872]&lt;[.H872]);[.H872]-[.D8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0.p</text:p>
          </table:table-cell>
          <table:table-cell office:value-type="float" office:value="17153" calcext:value-type="float">
            <text:p>17153</text:p>
          </table:table-cell>
          <table:table-cell office:value-type="float" office:value="1719" calcext:value-type="float">
            <text:p>1719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73" table:formula="of:=IF(AND(ISNUMBER([.D873]);ISNUMBER([.H873]);[.D873]&gt;[.H873]);1;0)" office:value-type="float" office:value="0" calcext:value-type="float">
            <text:p>0</text:p>
          </table:table-cell>
          <table:table-cell table:style-name="ce2073" table:formula="of:=IF(AND(ISNUMBER([.D873]);ISNUMBER([.H873]);[.D873]&lt;[.H873]);1;0)" office:value-type="float" office:value="0" calcext:value-type="float">
            <text:p>0</text:p>
          </table:table-cell>
          <table:table-cell/>
          <table:table-cell table:formula="of:=IF(AND(ISNUMBER([.D873]);ISNUMBER([.H873]);[.D873]&gt;[.H873]);[.D873]-[.H873];0)" office:value-type="float" office:value="0" calcext:value-type="float">
            <text:p>0</text:p>
          </table:table-cell>
          <table:table-cell table:formula="of:=IF(AND(ISNUMBER([.D873]);ISNUMBER([.H873]);[.D873]&lt;[.H873]);[.H873]-[.D8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1.p</text:p>
          </table:table-cell>
          <table:table-cell office:value-type="float" office:value="17992" calcext:value-type="float">
            <text:p>17992</text:p>
          </table:table-cell>
          <table:table-cell office:value-type="float" office:value="1803" calcext:value-type="float">
            <text:p>1803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74" table:formula="of:=IF(AND(ISNUMBER([.D874]);ISNUMBER([.H874]);[.D874]&gt;[.H874]);1;0)" office:value-type="float" office:value="0" calcext:value-type="float">
            <text:p>0</text:p>
          </table:table-cell>
          <table:table-cell table:style-name="ce2074" table:formula="of:=IF(AND(ISNUMBER([.D874]);ISNUMBER([.H874]);[.D874]&lt;[.H874]);1;0)" office:value-type="float" office:value="0" calcext:value-type="float">
            <text:p>0</text:p>
          </table:table-cell>
          <table:table-cell/>
          <table:table-cell table:formula="of:=IF(AND(ISNUMBER([.D874]);ISNUMBER([.H874]);[.D874]&gt;[.H874]);[.D874]-[.H874];0)" office:value-type="float" office:value="0" calcext:value-type="float">
            <text:p>0</text:p>
          </table:table-cell>
          <table:table-cell table:formula="of:=IF(AND(ISNUMBER([.D874]);ISNUMBER([.H874]);[.D874]&lt;[.H874]);[.H874]-[.D8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2.p</text:p>
          </table:table-cell>
          <table:table-cell office:value-type="float" office:value="18851" calcext:value-type="float">
            <text:p>18851</text:p>
          </table:table-cell>
          <table:table-cell office:value-type="float" office:value="1889" calcext:value-type="float">
            <text:p>1889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75" table:formula="of:=IF(AND(ISNUMBER([.D875]);ISNUMBER([.H875]);[.D875]&gt;[.H875]);1;0)" office:value-type="float" office:value="0" calcext:value-type="float">
            <text:p>0</text:p>
          </table:table-cell>
          <table:table-cell table:style-name="ce2075" table:formula="of:=IF(AND(ISNUMBER([.D875]);ISNUMBER([.H875]);[.D875]&lt;[.H875]);1;0)" office:value-type="float" office:value="0" calcext:value-type="float">
            <text:p>0</text:p>
          </table:table-cell>
          <table:table-cell/>
          <table:table-cell table:formula="of:=IF(AND(ISNUMBER([.D875]);ISNUMBER([.H875]);[.D875]&gt;[.H875]);[.D875]-[.H875];0)" office:value-type="float" office:value="0" calcext:value-type="float">
            <text:p>0</text:p>
          </table:table-cell>
          <table:table-cell table:formula="of:=IF(AND(ISNUMBER([.D875]);ISNUMBER([.H875]);[.D875]&lt;[.H875]);[.H875]-[.D8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3.p</text:p>
          </table:table-cell>
          <table:table-cell office:value-type="float" office:value="19730" calcext:value-type="float">
            <text:p>19730</text:p>
          </table:table-cell>
          <table:table-cell office:value-type="float" office:value="1977" calcext:value-type="float">
            <text:p>1977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76" table:formula="of:=IF(AND(ISNUMBER([.D876]);ISNUMBER([.H876]);[.D876]&gt;[.H876]);1;0)" office:value-type="float" office:value="0" calcext:value-type="float">
            <text:p>0</text:p>
          </table:table-cell>
          <table:table-cell table:style-name="ce2076" table:formula="of:=IF(AND(ISNUMBER([.D876]);ISNUMBER([.H876]);[.D876]&lt;[.H876]);1;0)" office:value-type="float" office:value="0" calcext:value-type="float">
            <text:p>0</text:p>
          </table:table-cell>
          <table:table-cell/>
          <table:table-cell table:formula="of:=IF(AND(ISNUMBER([.D876]);ISNUMBER([.H876]);[.D876]&gt;[.H876]);[.D876]-[.H876];0)" office:value-type="float" office:value="0" calcext:value-type="float">
            <text:p>0</text:p>
          </table:table-cell>
          <table:table-cell table:formula="of:=IF(AND(ISNUMBER([.D876]);ISNUMBER([.H876]);[.D876]&lt;[.H876]);[.H876]-[.D8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4.p</text:p>
          </table:table-cell>
          <table:table-cell office:value-type="float" office:value="20629" calcext:value-type="float">
            <text:p>20629</text:p>
          </table:table-cell>
          <table:table-cell office:value-type="float" office:value="2067" calcext:value-type="float">
            <text:p>2067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77" table:formula="of:=IF(AND(ISNUMBER([.D877]);ISNUMBER([.H877]);[.D877]&gt;[.H877]);1;0)" office:value-type="float" office:value="0" calcext:value-type="float">
            <text:p>0</text:p>
          </table:table-cell>
          <table:table-cell table:style-name="ce2077" table:formula="of:=IF(AND(ISNUMBER([.D877]);ISNUMBER([.H877]);[.D877]&lt;[.H877]);1;0)" office:value-type="float" office:value="0" calcext:value-type="float">
            <text:p>0</text:p>
          </table:table-cell>
          <table:table-cell/>
          <table:table-cell table:formula="of:=IF(AND(ISNUMBER([.D877]);ISNUMBER([.H877]);[.D877]&gt;[.H877]);[.D877]-[.H877];0)" office:value-type="float" office:value="0" calcext:value-type="float">
            <text:p>0</text:p>
          </table:table-cell>
          <table:table-cell table:formula="of:=IF(AND(ISNUMBER([.D877]);ISNUMBER([.H877]);[.D877]&lt;[.H877]);[.H877]-[.D8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5.p</text:p>
          </table:table-cell>
          <table:table-cell office:value-type="float" office:value="21548" calcext:value-type="float">
            <text:p>21548</text:p>
          </table:table-cell>
          <table:table-cell office:value-type="float" office:value="2159" calcext:value-type="float">
            <text:p>2159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78" table:formula="of:=IF(AND(ISNUMBER([.D878]);ISNUMBER([.H878]);[.D878]&gt;[.H878]);1;0)" office:value-type="float" office:value="0" calcext:value-type="float">
            <text:p>0</text:p>
          </table:table-cell>
          <table:table-cell table:style-name="ce2078" table:formula="of:=IF(AND(ISNUMBER([.D878]);ISNUMBER([.H878]);[.D878]&lt;[.H878]);1;0)" office:value-type="float" office:value="0" calcext:value-type="float">
            <text:p>0</text:p>
          </table:table-cell>
          <table:table-cell/>
          <table:table-cell table:formula="of:=IF(AND(ISNUMBER([.D878]);ISNUMBER([.H878]);[.D878]&gt;[.H878]);[.D878]-[.H878];0)" office:value-type="float" office:value="0" calcext:value-type="float">
            <text:p>0</text:p>
          </table:table-cell>
          <table:table-cell table:formula="of:=IF(AND(ISNUMBER([.D878]);ISNUMBER([.H878]);[.D878]&lt;[.H878]);[.H878]-[.D8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6.p</text:p>
          </table:table-cell>
          <table:table-cell office:value-type="float" office:value="22487" calcext:value-type="float">
            <text:p>22487</text:p>
          </table:table-cell>
          <table:table-cell office:value-type="float" office:value="2253" calcext:value-type="float">
            <text:p>2253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79" table:formula="of:=IF(AND(ISNUMBER([.D879]);ISNUMBER([.H879]);[.D879]&gt;[.H879]);1;0)" office:value-type="float" office:value="0" calcext:value-type="float">
            <text:p>0</text:p>
          </table:table-cell>
          <table:table-cell table:style-name="ce2079" table:formula="of:=IF(AND(ISNUMBER([.D879]);ISNUMBER([.H879]);[.D879]&lt;[.H879]);1;0)" office:value-type="float" office:value="0" calcext:value-type="float">
            <text:p>0</text:p>
          </table:table-cell>
          <table:table-cell/>
          <table:table-cell table:formula="of:=IF(AND(ISNUMBER([.D879]);ISNUMBER([.H879]);[.D879]&gt;[.H879]);[.D879]-[.H879];0)" office:value-type="float" office:value="0" calcext:value-type="float">
            <text:p>0</text:p>
          </table:table-cell>
          <table:table-cell table:formula="of:=IF(AND(ISNUMBER([.D879]);ISNUMBER([.H879]);[.D879]&lt;[.H879]);[.H879]-[.D8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7.p</text:p>
          </table:table-cell>
          <table:table-cell office:value-type="float" office:value="23446" calcext:value-type="float">
            <text:p>23446</text:p>
          </table:table-cell>
          <table:table-cell office:value-type="float" office:value="2349" calcext:value-type="float">
            <text:p>2349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80" table:formula="of:=IF(AND(ISNUMBER([.D880]);ISNUMBER([.H880]);[.D880]&gt;[.H880]);1;0)" office:value-type="float" office:value="0" calcext:value-type="float">
            <text:p>0</text:p>
          </table:table-cell>
          <table:table-cell table:style-name="ce2080" table:formula="of:=IF(AND(ISNUMBER([.D880]);ISNUMBER([.H880]);[.D880]&lt;[.H880]);1;0)" office:value-type="float" office:value="0" calcext:value-type="float">
            <text:p>0</text:p>
          </table:table-cell>
          <table:table-cell/>
          <table:table-cell table:formula="of:=IF(AND(ISNUMBER([.D880]);ISNUMBER([.H880]);[.D880]&gt;[.H880]);[.D880]-[.H880];0)" office:value-type="float" office:value="0" calcext:value-type="float">
            <text:p>0</text:p>
          </table:table-cell>
          <table:table-cell table:formula="of:=IF(AND(ISNUMBER([.D880]);ISNUMBER([.H880]);[.D880]&lt;[.H880]);[.H880]-[.D8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8.p</text:p>
          </table:table-cell>
          <table:table-cell office:value-type="float" office:value="24425" calcext:value-type="float">
            <text:p>24425</text:p>
          </table:table-cell>
          <table:table-cell office:value-type="float" office:value="2447" calcext:value-type="float">
            <text:p>244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81" table:formula="of:=IF(AND(ISNUMBER([.D881]);ISNUMBER([.H881]);[.D881]&gt;[.H881]);1;0)" office:value-type="float" office:value="0" calcext:value-type="float">
            <text:p>0</text:p>
          </table:table-cell>
          <table:table-cell table:style-name="ce2081" table:formula="of:=IF(AND(ISNUMBER([.D881]);ISNUMBER([.H881]);[.D881]&lt;[.H881]);1;0)" office:value-type="float" office:value="0" calcext:value-type="float">
            <text:p>0</text:p>
          </table:table-cell>
          <table:table-cell/>
          <table:table-cell table:formula="of:=IF(AND(ISNUMBER([.D881]);ISNUMBER([.H881]);[.D881]&gt;[.H881]);[.D881]-[.H881];0)" office:value-type="float" office:value="0" calcext:value-type="float">
            <text:p>0</text:p>
          </table:table-cell>
          <table:table-cell table:formula="of:=IF(AND(ISNUMBER([.D881]);ISNUMBER([.H881]);[.D881]&lt;[.H881]);[.H881]-[.D8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9.p</text:p>
          </table:table-cell>
          <table:table-cell office:value-type="float" office:value="25424" calcext:value-type="float">
            <text:p>25424</text:p>
          </table:table-cell>
          <table:table-cell office:value-type="float" office:value="2547" calcext:value-type="float">
            <text:p>2547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82" table:formula="of:=IF(AND(ISNUMBER([.D882]);ISNUMBER([.H882]);[.D882]&gt;[.H882]);1;0)" office:value-type="float" office:value="0" calcext:value-type="float">
            <text:p>0</text:p>
          </table:table-cell>
          <table:table-cell table:style-name="ce2082" table:formula="of:=IF(AND(ISNUMBER([.D882]);ISNUMBER([.H882]);[.D882]&lt;[.H882]);1;0)" office:value-type="float" office:value="0" calcext:value-type="float">
            <text:p>0</text:p>
          </table:table-cell>
          <table:table-cell/>
          <table:table-cell table:formula="of:=IF(AND(ISNUMBER([.D882]);ISNUMBER([.H882]);[.D882]&gt;[.H882]);[.D882]-[.H882];0)" office:value-type="float" office:value="0" calcext:value-type="float">
            <text:p>0</text:p>
          </table:table-cell>
          <table:table-cell table:formula="of:=IF(AND(ISNUMBER([.D882]);ISNUMBER([.H882]);[.D882]&lt;[.H882]);[.H882]-[.D8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.p</text:p>
          </table:table-cell>
          <table:table-cell office:value-type="float" office:value="394" calcext:value-type="float">
            <text:p>394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883" table:formula="of:=IF(AND(ISNUMBER([.D883]);ISNUMBER([.H883]);[.D883]&gt;[.H883]);1;0)" office:value-type="float" office:value="0" calcext:value-type="float">
            <text:p>0</text:p>
          </table:table-cell>
          <table:table-cell table:style-name="ce2083" table:formula="of:=IF(AND(ISNUMBER([.D883]);ISNUMBER([.H883]);[.D883]&lt;[.H883]);1;0)" office:value-type="float" office:value="0" calcext:value-type="float">
            <text:p>0</text:p>
          </table:table-cell>
          <table:table-cell/>
          <table:table-cell table:formula="of:=IF(AND(ISNUMBER([.D883]);ISNUMBER([.H883]);[.D883]&gt;[.H883]);[.D883]-[.H883];0)" office:value-type="float" office:value="0" calcext:value-type="float">
            <text:p>0</text:p>
          </table:table-cell>
          <table:table-cell table:formula="of:=IF(AND(ISNUMBER([.D883]);ISNUMBER([.H883]);[.D883]&lt;[.H883]);[.H883]-[.D8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0.p</text:p>
          </table:table-cell>
          <table:table-cell office:value-type="float" office:value="26443" calcext:value-type="float">
            <text:p>26443</text:p>
          </table:table-cell>
          <table:table-cell office:value-type="float" office:value="2649" calcext:value-type="float">
            <text:p>264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84" table:formula="of:=IF(AND(ISNUMBER([.D884]);ISNUMBER([.H884]);[.D884]&gt;[.H884]);1;0)" office:value-type="float" office:value="0" calcext:value-type="float">
            <text:p>0</text:p>
          </table:table-cell>
          <table:table-cell table:style-name="ce2084" table:formula="of:=IF(AND(ISNUMBER([.D884]);ISNUMBER([.H884]);[.D884]&lt;[.H884]);1;0)" office:value-type="float" office:value="0" calcext:value-type="float">
            <text:p>0</text:p>
          </table:table-cell>
          <table:table-cell/>
          <table:table-cell table:formula="of:=IF(AND(ISNUMBER([.D884]);ISNUMBER([.H884]);[.D884]&gt;[.H884]);[.D884]-[.H884];0)" office:value-type="float" office:value="0" calcext:value-type="float">
            <text:p>0</text:p>
          </table:table-cell>
          <table:table-cell table:formula="of:=IF(AND(ISNUMBER([.D884]);ISNUMBER([.H884]);[.D884]&lt;[.H884]);[.H884]-[.D8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1.p</text:p>
          </table:table-cell>
          <table:table-cell office:value-type="float" office:value="27482" calcext:value-type="float">
            <text:p>27482</text:p>
          </table:table-cell>
          <table:table-cell office:value-type="float" office:value="2753" calcext:value-type="float">
            <text:p>2753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85" table:formula="of:=IF(AND(ISNUMBER([.D885]);ISNUMBER([.H885]);[.D885]&gt;[.H885]);1;0)" office:value-type="float" office:value="0" calcext:value-type="float">
            <text:p>0</text:p>
          </table:table-cell>
          <table:table-cell table:style-name="ce2085" table:formula="of:=IF(AND(ISNUMBER([.D885]);ISNUMBER([.H885]);[.D885]&lt;[.H885]);1;0)" office:value-type="float" office:value="0" calcext:value-type="float">
            <text:p>0</text:p>
          </table:table-cell>
          <table:table-cell/>
          <table:table-cell table:formula="of:=IF(AND(ISNUMBER([.D885]);ISNUMBER([.H885]);[.D885]&gt;[.H885]);[.D885]-[.H885];0)" office:value-type="float" office:value="0" calcext:value-type="float">
            <text:p>0</text:p>
          </table:table-cell>
          <table:table-cell table:formula="of:=IF(AND(ISNUMBER([.D885]);ISNUMBER([.H885]);[.D885]&lt;[.H885]);[.H885]-[.D8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2.p</text:p>
          </table:table-cell>
          <table:table-cell office:value-type="float" office:value="28541" calcext:value-type="float">
            <text:p>28541</text:p>
          </table:table-cell>
          <table:table-cell office:value-type="float" office:value="2859" calcext:value-type="float">
            <text:p>2859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86" table:formula="of:=IF(AND(ISNUMBER([.D886]);ISNUMBER([.H886]);[.D886]&gt;[.H886]);1;0)" office:value-type="float" office:value="0" calcext:value-type="float">
            <text:p>0</text:p>
          </table:table-cell>
          <table:table-cell table:style-name="ce2086" table:formula="of:=IF(AND(ISNUMBER([.D886]);ISNUMBER([.H886]);[.D886]&lt;[.H886]);1;0)" office:value-type="float" office:value="0" calcext:value-type="float">
            <text:p>0</text:p>
          </table:table-cell>
          <table:table-cell/>
          <table:table-cell table:formula="of:=IF(AND(ISNUMBER([.D886]);ISNUMBER([.H886]);[.D886]&gt;[.H886]);[.D886]-[.H886];0)" office:value-type="float" office:value="0" calcext:value-type="float">
            <text:p>0</text:p>
          </table:table-cell>
          <table:table-cell table:formula="of:=IF(AND(ISNUMBER([.D886]);ISNUMBER([.H886]);[.D886]&lt;[.H886]);[.H886]-[.D8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3.p</text:p>
          </table:table-cell>
          <table:table-cell office:value-type="float" office:value="29620" calcext:value-type="float">
            <text:p>29620</text:p>
          </table:table-cell>
          <table:table-cell office:value-type="float" office:value="2967" calcext:value-type="float">
            <text:p>2967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87" table:formula="of:=IF(AND(ISNUMBER([.D887]);ISNUMBER([.H887]);[.D887]&gt;[.H887]);1;0)" office:value-type="float" office:value="0" calcext:value-type="float">
            <text:p>0</text:p>
          </table:table-cell>
          <table:table-cell table:style-name="ce2087" table:formula="of:=IF(AND(ISNUMBER([.D887]);ISNUMBER([.H887]);[.D887]&lt;[.H887]);1;0)" office:value-type="float" office:value="0" calcext:value-type="float">
            <text:p>0</text:p>
          </table:table-cell>
          <table:table-cell/>
          <table:table-cell table:formula="of:=IF(AND(ISNUMBER([.D887]);ISNUMBER([.H887]);[.D887]&gt;[.H887]);[.D887]-[.H887];0)" office:value-type="float" office:value="0" calcext:value-type="float">
            <text:p>0</text:p>
          </table:table-cell>
          <table:table-cell table:formula="of:=IF(AND(ISNUMBER([.D887]);ISNUMBER([.H887]);[.D887]&lt;[.H887]);[.H887]-[.D8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4.p</text:p>
          </table:table-cell>
          <table:table-cell office:value-type="float" office:value="30719" calcext:value-type="float">
            <text:p>30719</text:p>
          </table:table-cell>
          <table:table-cell office:value-type="float" office:value="3077" calcext:value-type="float">
            <text:p>3077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88" table:formula="of:=IF(AND(ISNUMBER([.D888]);ISNUMBER([.H888]);[.D888]&gt;[.H888]);1;0)" office:value-type="float" office:value="0" calcext:value-type="float">
            <text:p>0</text:p>
          </table:table-cell>
          <table:table-cell table:style-name="ce2088" table:formula="of:=IF(AND(ISNUMBER([.D888]);ISNUMBER([.H888]);[.D888]&lt;[.H888]);1;0)" office:value-type="float" office:value="0" calcext:value-type="float">
            <text:p>0</text:p>
          </table:table-cell>
          <table:table-cell/>
          <table:table-cell table:formula="of:=IF(AND(ISNUMBER([.D888]);ISNUMBER([.H888]);[.D888]&gt;[.H888]);[.D888]-[.H888];0)" office:value-type="float" office:value="0" calcext:value-type="float">
            <text:p>0</text:p>
          </table:table-cell>
          <table:table-cell table:formula="of:=IF(AND(ISNUMBER([.D888]);ISNUMBER([.H888]);[.D888]&lt;[.H888]);[.H888]-[.D8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5.p</text:p>
          </table:table-cell>
          <table:table-cell office:value-type="float" office:value="31838" calcext:value-type="float">
            <text:p>31838</text:p>
          </table:table-cell>
          <table:table-cell office:value-type="float" office:value="3189" calcext:value-type="float">
            <text:p>3189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89" table:formula="of:=IF(AND(ISNUMBER([.D889]);ISNUMBER([.H889]);[.D889]&gt;[.H889]);1;0)" office:value-type="float" office:value="0" calcext:value-type="float">
            <text:p>0</text:p>
          </table:table-cell>
          <table:table-cell table:style-name="ce2089" table:formula="of:=IF(AND(ISNUMBER([.D889]);ISNUMBER([.H889]);[.D889]&lt;[.H889]);1;0)" office:value-type="float" office:value="0" calcext:value-type="float">
            <text:p>0</text:p>
          </table:table-cell>
          <table:table-cell/>
          <table:table-cell table:formula="of:=IF(AND(ISNUMBER([.D889]);ISNUMBER([.H889]);[.D889]&gt;[.H889]);[.D889]-[.H889];0)" office:value-type="float" office:value="0" calcext:value-type="float">
            <text:p>0</text:p>
          </table:table-cell>
          <table:table-cell table:formula="of:=IF(AND(ISNUMBER([.D889]);ISNUMBER([.H889]);[.D889]&lt;[.H889]);[.H889]-[.D8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6.p</text:p>
          </table:table-cell>
          <table:table-cell office:value-type="float" office:value="32977" calcext:value-type="float">
            <text:p>32977</text:p>
          </table:table-cell>
          <table:table-cell office:value-type="float" office:value="3303" calcext:value-type="float">
            <text:p>3303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90" table:formula="of:=IF(AND(ISNUMBER([.D890]);ISNUMBER([.H890]);[.D890]&gt;[.H890]);1;0)" office:value-type="float" office:value="0" calcext:value-type="float">
            <text:p>0</text:p>
          </table:table-cell>
          <table:table-cell table:style-name="ce2090" table:formula="of:=IF(AND(ISNUMBER([.D890]);ISNUMBER([.H890]);[.D890]&lt;[.H890]);1;0)" office:value-type="float" office:value="0" calcext:value-type="float">
            <text:p>0</text:p>
          </table:table-cell>
          <table:table-cell/>
          <table:table-cell table:formula="of:=IF(AND(ISNUMBER([.D890]);ISNUMBER([.H890]);[.D890]&gt;[.H890]);[.D890]-[.H890];0)" office:value-type="float" office:value="0" calcext:value-type="float">
            <text:p>0</text:p>
          </table:table-cell>
          <table:table-cell table:formula="of:=IF(AND(ISNUMBER([.D890]);ISNUMBER([.H890]);[.D890]&lt;[.H890]);[.H890]-[.D8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7.p</text:p>
          </table:table-cell>
          <table:table-cell office:value-type="float" office:value="34136" calcext:value-type="float">
            <text:p>34136</text:p>
          </table:table-cell>
          <table:table-cell office:value-type="float" office:value="3419" calcext:value-type="float">
            <text:p>3419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91" table:formula="of:=IF(AND(ISNUMBER([.D891]);ISNUMBER([.H891]);[.D891]&gt;[.H891]);1;0)" office:value-type="float" office:value="0" calcext:value-type="float">
            <text:p>0</text:p>
          </table:table-cell>
          <table:table-cell table:style-name="ce2091" table:formula="of:=IF(AND(ISNUMBER([.D891]);ISNUMBER([.H891]);[.D891]&lt;[.H891]);1;0)" office:value-type="float" office:value="0" calcext:value-type="float">
            <text:p>0</text:p>
          </table:table-cell>
          <table:table-cell/>
          <table:table-cell table:formula="of:=IF(AND(ISNUMBER([.D891]);ISNUMBER([.H891]);[.D891]&gt;[.H891]);[.D891]-[.H891];0)" office:value-type="float" office:value="0" calcext:value-type="float">
            <text:p>0</text:p>
          </table:table-cell>
          <table:table-cell table:formula="of:=IF(AND(ISNUMBER([.D891]);ISNUMBER([.H891]);[.D891]&lt;[.H891]);[.H891]-[.D8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8.p</text:p>
          </table:table-cell>
          <table:table-cell office:value-type="float" office:value="35315" calcext:value-type="float">
            <text:p>35315</text:p>
          </table:table-cell>
          <table:table-cell office:value-type="float" office:value="3537" calcext:value-type="float">
            <text:p>3537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92" table:formula="of:=IF(AND(ISNUMBER([.D892]);ISNUMBER([.H892]);[.D892]&gt;[.H892]);1;0)" office:value-type="float" office:value="0" calcext:value-type="float">
            <text:p>0</text:p>
          </table:table-cell>
          <table:table-cell table:style-name="ce2092" table:formula="of:=IF(AND(ISNUMBER([.D892]);ISNUMBER([.H892]);[.D892]&lt;[.H892]);1;0)" office:value-type="float" office:value="0" calcext:value-type="float">
            <text:p>0</text:p>
          </table:table-cell>
          <table:table-cell/>
          <table:table-cell table:formula="of:=IF(AND(ISNUMBER([.D892]);ISNUMBER([.H892]);[.D892]&gt;[.H892]);[.D892]-[.H892];0)" office:value-type="float" office:value="0" calcext:value-type="float">
            <text:p>0</text:p>
          </table:table-cell>
          <table:table-cell table:formula="of:=IF(AND(ISNUMBER([.D892]);ISNUMBER([.H892]);[.D892]&lt;[.H892]);[.H892]-[.D8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9.p</text:p>
          </table:table-cell>
          <table:table-cell office:value-type="float" office:value="36514" calcext:value-type="float">
            <text:p>36514</text:p>
          </table:table-cell>
          <table:table-cell office:value-type="float" office:value="3657" calcext:value-type="float">
            <text:p>3657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93" table:formula="of:=IF(AND(ISNUMBER([.D893]);ISNUMBER([.H893]);[.D893]&gt;[.H893]);1;0)" office:value-type="float" office:value="0" calcext:value-type="float">
            <text:p>0</text:p>
          </table:table-cell>
          <table:table-cell table:style-name="ce2093" table:formula="of:=IF(AND(ISNUMBER([.D893]);ISNUMBER([.H893]);[.D893]&lt;[.H893]);1;0)" office:value-type="float" office:value="0" calcext:value-type="float">
            <text:p>0</text:p>
          </table:table-cell>
          <table:table-cell/>
          <table:table-cell table:formula="of:=IF(AND(ISNUMBER([.D893]);ISNUMBER([.H893]);[.D893]&gt;[.H893]);[.D893]-[.H893];0)" office:value-type="float" office:value="0" calcext:value-type="float">
            <text:p>0</text:p>
          </table:table-cell>
          <table:table-cell table:formula="of:=IF(AND(ISNUMBER([.D893]);ISNUMBER([.H893]);[.D893]&lt;[.H893]);[.H893]-[.D8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.p</text:p>
          </table:table-cell>
          <table:table-cell office:value-type="float" office:value="548" calcext:value-type="float">
            <text:p>548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894" table:formula="of:=IF(AND(ISNUMBER([.D894]);ISNUMBER([.H894]);[.D894]&gt;[.H894]);1;0)" office:value-type="float" office:value="0" calcext:value-type="float">
            <text:p>0</text:p>
          </table:table-cell>
          <table:table-cell table:style-name="ce2094" table:formula="of:=IF(AND(ISNUMBER([.D894]);ISNUMBER([.H894]);[.D894]&lt;[.H894]);1;0)" office:value-type="float" office:value="0" calcext:value-type="float">
            <text:p>0</text:p>
          </table:table-cell>
          <table:table-cell/>
          <table:table-cell table:formula="of:=IF(AND(ISNUMBER([.D894]);ISNUMBER([.H894]);[.D894]&gt;[.H894]);[.D894]-[.H894];0)" office:value-type="float" office:value="0" calcext:value-type="float">
            <text:p>0</text:p>
          </table:table-cell>
          <table:table-cell table:formula="of:=IF(AND(ISNUMBER([.D894]);ISNUMBER([.H894]);[.D894]&lt;[.H894]);[.H894]-[.D8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0.p</text:p>
          </table:table-cell>
          <table:table-cell office:value-type="float" office:value="37733" calcext:value-type="float">
            <text:p>37733</text:p>
          </table:table-cell>
          <table:table-cell office:value-type="float" office:value="3779" calcext:value-type="float">
            <text:p>3779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95" table:formula="of:=IF(AND(ISNUMBER([.D895]);ISNUMBER([.H895]);[.D895]&gt;[.H895]);1;0)" office:value-type="float" office:value="0" calcext:value-type="float">
            <text:p>0</text:p>
          </table:table-cell>
          <table:table-cell table:style-name="ce2095" table:formula="of:=IF(AND(ISNUMBER([.D895]);ISNUMBER([.H895]);[.D895]&lt;[.H895]);1;0)" office:value-type="float" office:value="0" calcext:value-type="float">
            <text:p>0</text:p>
          </table:table-cell>
          <table:table-cell/>
          <table:table-cell table:formula="of:=IF(AND(ISNUMBER([.D895]);ISNUMBER([.H895]);[.D895]&gt;[.H895]);[.D895]-[.H895];0)" office:value-type="float" office:value="0" calcext:value-type="float">
            <text:p>0</text:p>
          </table:table-cell>
          <table:table-cell table:formula="of:=IF(AND(ISNUMBER([.D895]);ISNUMBER([.H895]);[.D895]&lt;[.H895]);[.H895]-[.D8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1.p</text:p>
          </table:table-cell>
          <table:table-cell office:value-type="float" office:value="38972" calcext:value-type="float">
            <text:p>38972</text:p>
          </table:table-cell>
          <table:table-cell office:value-type="float" office:value="3903" calcext:value-type="float">
            <text:p>3903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96" table:formula="of:=IF(AND(ISNUMBER([.D896]);ISNUMBER([.H896]);[.D896]&gt;[.H896]);1;0)" office:value-type="float" office:value="0" calcext:value-type="float">
            <text:p>0</text:p>
          </table:table-cell>
          <table:table-cell table:style-name="ce2096" table:formula="of:=IF(AND(ISNUMBER([.D896]);ISNUMBER([.H896]);[.D896]&lt;[.H896]);1;0)" office:value-type="float" office:value="0" calcext:value-type="float">
            <text:p>0</text:p>
          </table:table-cell>
          <table:table-cell/>
          <table:table-cell table:formula="of:=IF(AND(ISNUMBER([.D896]);ISNUMBER([.H896]);[.D896]&gt;[.H896]);[.D896]-[.H896];0)" office:value-type="float" office:value="0" calcext:value-type="float">
            <text:p>0</text:p>
          </table:table-cell>
          <table:table-cell table:formula="of:=IF(AND(ISNUMBER([.D896]);ISNUMBER([.H896]);[.D896]&lt;[.H896]);[.H896]-[.D8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2.p</text:p>
          </table:table-cell>
          <table:table-cell office:value-type="float" office:value="40231" calcext:value-type="float">
            <text:p>40231</text:p>
          </table:table-cell>
          <table:table-cell office:value-type="float" office:value="4029" calcext:value-type="float">
            <text:p>4029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97" table:formula="of:=IF(AND(ISNUMBER([.D897]);ISNUMBER([.H897]);[.D897]&gt;[.H897]);1;0)" office:value-type="float" office:value="0" calcext:value-type="float">
            <text:p>0</text:p>
          </table:table-cell>
          <table:table-cell table:style-name="ce2097" table:formula="of:=IF(AND(ISNUMBER([.D897]);ISNUMBER([.H897]);[.D897]&lt;[.H897]);1;0)" office:value-type="float" office:value="0" calcext:value-type="float">
            <text:p>0</text:p>
          </table:table-cell>
          <table:table-cell/>
          <table:table-cell table:formula="of:=IF(AND(ISNUMBER([.D897]);ISNUMBER([.H897]);[.D897]&gt;[.H897]);[.D897]-[.H897];0)" office:value-type="float" office:value="0" calcext:value-type="float">
            <text:p>0</text:p>
          </table:table-cell>
          <table:table-cell table:formula="of:=IF(AND(ISNUMBER([.D897]);ISNUMBER([.H897]);[.D897]&lt;[.H897]);[.H897]-[.D8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3.p</text:p>
          </table:table-cell>
          <table:table-cell office:value-type="float" office:value="41510" calcext:value-type="float">
            <text:p>41510</text:p>
          </table:table-cell>
          <table:table-cell office:value-type="float" office:value="4157" calcext:value-type="float">
            <text:p>4157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98" table:formula="of:=IF(AND(ISNUMBER([.D898]);ISNUMBER([.H898]);[.D898]&gt;[.H898]);1;0)" office:value-type="float" office:value="0" calcext:value-type="float">
            <text:p>0</text:p>
          </table:table-cell>
          <table:table-cell table:style-name="ce2098" table:formula="of:=IF(AND(ISNUMBER([.D898]);ISNUMBER([.H898]);[.D898]&lt;[.H898]);1;0)" office:value-type="float" office:value="0" calcext:value-type="float">
            <text:p>0</text:p>
          </table:table-cell>
          <table:table-cell/>
          <table:table-cell table:formula="of:=IF(AND(ISNUMBER([.D898]);ISNUMBER([.H898]);[.D898]&gt;[.H898]);[.D898]-[.H898];0)" office:value-type="float" office:value="0" calcext:value-type="float">
            <text:p>0</text:p>
          </table:table-cell>
          <table:table-cell table:formula="of:=IF(AND(ISNUMBER([.D898]);ISNUMBER([.H898]);[.D898]&lt;[.H898]);[.H898]-[.D8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4.p</text:p>
          </table:table-cell>
          <table:table-cell office:value-type="float" office:value="42809" calcext:value-type="float">
            <text:p>42809</text:p>
          </table:table-cell>
          <table:table-cell office:value-type="float" office:value="4287" calcext:value-type="float">
            <text:p>4287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899" table:formula="of:=IF(AND(ISNUMBER([.D899]);ISNUMBER([.H899]);[.D899]&gt;[.H899]);1;0)" office:value-type="float" office:value="0" calcext:value-type="float">
            <text:p>0</text:p>
          </table:table-cell>
          <table:table-cell table:style-name="ce2099" table:formula="of:=IF(AND(ISNUMBER([.D899]);ISNUMBER([.H899]);[.D899]&lt;[.H899]);1;0)" office:value-type="float" office:value="0" calcext:value-type="float">
            <text:p>0</text:p>
          </table:table-cell>
          <table:table-cell/>
          <table:table-cell table:formula="of:=IF(AND(ISNUMBER([.D899]);ISNUMBER([.H899]);[.D899]&gt;[.H899]);[.D899]-[.H899];0)" office:value-type="float" office:value="0" calcext:value-type="float">
            <text:p>0</text:p>
          </table:table-cell>
          <table:table-cell table:formula="of:=IF(AND(ISNUMBER([.D899]);ISNUMBER([.H899]);[.D899]&lt;[.H899]);[.H899]-[.D8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5.p</text:p>
          </table:table-cell>
          <table:table-cell office:value-type="float" office:value="44128" calcext:value-type="float">
            <text:p>44128</text:p>
          </table:table-cell>
          <table:table-cell office:value-type="float" office:value="4419" calcext:value-type="float">
            <text:p>44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00" table:formula="of:=IF(AND(ISNUMBER([.D900]);ISNUMBER([.H900]);[.D900]&gt;[.H900]);1;0)" office:value-type="float" office:value="0" calcext:value-type="float">
            <text:p>0</text:p>
          </table:table-cell>
          <table:table-cell table:style-name="ce2100" table:formula="of:=IF(AND(ISNUMBER([.D900]);ISNUMBER([.H900]);[.D900]&lt;[.H900]);1;0)" office:value-type="float" office:value="0" calcext:value-type="float">
            <text:p>0</text:p>
          </table:table-cell>
          <table:table-cell/>
          <table:table-cell table:formula="of:=IF(AND(ISNUMBER([.D900]);ISNUMBER([.H900]);[.D900]&gt;[.H900]);[.D900]-[.H900];0)" office:value-type="float" office:value="0" calcext:value-type="float">
            <text:p>0</text:p>
          </table:table-cell>
          <table:table-cell table:formula="of:=IF(AND(ISNUMBER([.D900]);ISNUMBER([.H900]);[.D900]&lt;[.H900]);[.H900]-[.D9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6.p</text:p>
          </table:table-cell>
          <table:table-cell office:value-type="float" office:value="45467" calcext:value-type="float">
            <text:p>45467</text:p>
          </table:table-cell>
          <table:table-cell office:value-type="float" office:value="4553" calcext:value-type="float">
            <text:p>45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01" table:formula="of:=IF(AND(ISNUMBER([.D901]);ISNUMBER([.H901]);[.D901]&gt;[.H901]);1;0)" office:value-type="float" office:value="0" calcext:value-type="float">
            <text:p>0</text:p>
          </table:table-cell>
          <table:table-cell table:style-name="ce2101" table:formula="of:=IF(AND(ISNUMBER([.D901]);ISNUMBER([.H901]);[.D901]&lt;[.H901]);1;0)" office:value-type="float" office:value="0" calcext:value-type="float">
            <text:p>0</text:p>
          </table:table-cell>
          <table:table-cell/>
          <table:table-cell table:formula="of:=IF(AND(ISNUMBER([.D901]);ISNUMBER([.H901]);[.D901]&gt;[.H901]);[.D901]-[.H901];0)" office:value-type="float" office:value="0" calcext:value-type="float">
            <text:p>0</text:p>
          </table:table-cell>
          <table:table-cell table:formula="of:=IF(AND(ISNUMBER([.D901]);ISNUMBER([.H901]);[.D901]&lt;[.H901]);[.H901]-[.D9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7.p</text:p>
          </table:table-cell>
          <table:table-cell office:value-type="float" office:value="46826" calcext:value-type="float">
            <text:p>46826</text:p>
          </table:table-cell>
          <table:table-cell office:value-type="float" office:value="4689" calcext:value-type="float">
            <text:p>4689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02" table:formula="of:=IF(AND(ISNUMBER([.D902]);ISNUMBER([.H902]);[.D902]&gt;[.H902]);1;0)" office:value-type="float" office:value="0" calcext:value-type="float">
            <text:p>0</text:p>
          </table:table-cell>
          <table:table-cell table:style-name="ce2102" table:formula="of:=IF(AND(ISNUMBER([.D902]);ISNUMBER([.H902]);[.D902]&lt;[.H902]);1;0)" office:value-type="float" office:value="0" calcext:value-type="float">
            <text:p>0</text:p>
          </table:table-cell>
          <table:table-cell/>
          <table:table-cell table:formula="of:=IF(AND(ISNUMBER([.D902]);ISNUMBER([.H902]);[.D902]&gt;[.H902]);[.D902]-[.H902];0)" office:value-type="float" office:value="0" calcext:value-type="float">
            <text:p>0</text:p>
          </table:table-cell>
          <table:table-cell table:formula="of:=IF(AND(ISNUMBER([.D902]);ISNUMBER([.H902]);[.D902]&lt;[.H902]);[.H902]-[.D9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8.p</text:p>
          </table:table-cell>
          <table:table-cell office:value-type="float" office:value="48205" calcext:value-type="float">
            <text:p>48205</text:p>
          </table:table-cell>
          <table:table-cell office:value-type="float" office:value="4827" calcext:value-type="float">
            <text:p>4827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03" table:formula="of:=IF(AND(ISNUMBER([.D903]);ISNUMBER([.H903]);[.D903]&gt;[.H903]);1;0)" office:value-type="float" office:value="0" calcext:value-type="float">
            <text:p>0</text:p>
          </table:table-cell>
          <table:table-cell table:style-name="ce2103" table:formula="of:=IF(AND(ISNUMBER([.D903]);ISNUMBER([.H903]);[.D903]&lt;[.H903]);1;0)" office:value-type="float" office:value="0" calcext:value-type="float">
            <text:p>0</text:p>
          </table:table-cell>
          <table:table-cell/>
          <table:table-cell table:formula="of:=IF(AND(ISNUMBER([.D903]);ISNUMBER([.H903]);[.D903]&gt;[.H903]);[.D903]-[.H903];0)" office:value-type="float" office:value="0" calcext:value-type="float">
            <text:p>0</text:p>
          </table:table-cell>
          <table:table-cell table:formula="of:=IF(AND(ISNUMBER([.D903]);ISNUMBER([.H903]);[.D903]&lt;[.H903]);[.H903]-[.D9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9.p</text:p>
          </table:table-cell>
          <table:table-cell office:value-type="float" office:value="49604" calcext:value-type="float">
            <text:p>49604</text:p>
          </table:table-cell>
          <table:table-cell office:value-type="float" office:value="4967" calcext:value-type="float">
            <text:p>4967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04" table:formula="of:=IF(AND(ISNUMBER([.D904]);ISNUMBER([.H904]);[.D904]&gt;[.H904]);1;0)" office:value-type="float" office:value="0" calcext:value-type="float">
            <text:p>0</text:p>
          </table:table-cell>
          <table:table-cell table:style-name="ce2104" table:formula="of:=IF(AND(ISNUMBER([.D904]);ISNUMBER([.H904]);[.D904]&lt;[.H904]);1;0)" office:value-type="float" office:value="0" calcext:value-type="float">
            <text:p>0</text:p>
          </table:table-cell>
          <table:table-cell/>
          <table:table-cell table:formula="of:=IF(AND(ISNUMBER([.D904]);ISNUMBER([.H904]);[.D904]&gt;[.H904]);[.D904]-[.H904];0)" office:value-type="float" office:value="0" calcext:value-type="float">
            <text:p>0</text:p>
          </table:table-cell>
          <table:table-cell table:formula="of:=IF(AND(ISNUMBER([.D904]);ISNUMBER([.H904]);[.D904]&lt;[.H904]);[.H904]-[.D9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.p</text:p>
          </table:table-cell>
          <table:table-cell office:value-type="float" office:value="726" calcext:value-type="float">
            <text:p>726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905" table:formula="of:=IF(AND(ISNUMBER([.D905]);ISNUMBER([.H905]);[.D905]&gt;[.H905]);1;0)" office:value-type="float" office:value="0" calcext:value-type="float">
            <text:p>0</text:p>
          </table:table-cell>
          <table:table-cell table:style-name="ce2105" table:formula="of:=IF(AND(ISNUMBER([.D905]);ISNUMBER([.H905]);[.D905]&lt;[.H905]);1;0)" office:value-type="float" office:value="0" calcext:value-type="float">
            <text:p>0</text:p>
          </table:table-cell>
          <table:table-cell/>
          <table:table-cell table:formula="of:=IF(AND(ISNUMBER([.D905]);ISNUMBER([.H905]);[.D905]&gt;[.H905]);[.D905]-[.H905];0)" office:value-type="float" office:value="0" calcext:value-type="float">
            <text:p>0</text:p>
          </table:table-cell>
          <table:table-cell table:formula="of:=IF(AND(ISNUMBER([.D905]);ISNUMBER([.H905]);[.D905]&lt;[.H905]);[.H905]-[.D9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0.p</text:p>
          </table:table-cell>
          <table:table-cell office:value-type="float" office:value="51023" calcext:value-type="float">
            <text:p>51023</text:p>
          </table:table-cell>
          <table:table-cell office:value-type="float" office:value="5109" calcext:value-type="float">
            <text:p>5109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06" table:formula="of:=IF(AND(ISNUMBER([.D906]);ISNUMBER([.H906]);[.D906]&gt;[.H906]);1;0)" office:value-type="float" office:value="0" calcext:value-type="float">
            <text:p>0</text:p>
          </table:table-cell>
          <table:table-cell table:style-name="ce2106" table:formula="of:=IF(AND(ISNUMBER([.D906]);ISNUMBER([.H906]);[.D906]&lt;[.H906]);1;0)" office:value-type="float" office:value="0" calcext:value-type="float">
            <text:p>0</text:p>
          </table:table-cell>
          <table:table-cell/>
          <table:table-cell table:formula="of:=IF(AND(ISNUMBER([.D906]);ISNUMBER([.H906]);[.D906]&gt;[.H906]);[.D906]-[.H906];0)" office:value-type="float" office:value="0" calcext:value-type="float">
            <text:p>0</text:p>
          </table:table-cell>
          <table:table-cell table:formula="of:=IF(AND(ISNUMBER([.D906]);ISNUMBER([.H906]);[.D906]&lt;[.H906]);[.H906]-[.D9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1.p</text:p>
          </table:table-cell>
          <table:table-cell office:value-type="float" office:value="52462" calcext:value-type="float">
            <text:p>52462</text:p>
          </table:table-cell>
          <table:table-cell office:value-type="float" office:value="5253" calcext:value-type="float">
            <text:p>5253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07" table:formula="of:=IF(AND(ISNUMBER([.D907]);ISNUMBER([.H907]);[.D907]&gt;[.H907]);1;0)" office:value-type="float" office:value="0" calcext:value-type="float">
            <text:p>0</text:p>
          </table:table-cell>
          <table:table-cell table:style-name="ce2107" table:formula="of:=IF(AND(ISNUMBER([.D907]);ISNUMBER([.H907]);[.D907]&lt;[.H907]);1;0)" office:value-type="float" office:value="0" calcext:value-type="float">
            <text:p>0</text:p>
          </table:table-cell>
          <table:table-cell/>
          <table:table-cell table:formula="of:=IF(AND(ISNUMBER([.D907]);ISNUMBER([.H907]);[.D907]&gt;[.H907]);[.D907]-[.H907];0)" office:value-type="float" office:value="0" calcext:value-type="float">
            <text:p>0</text:p>
          </table:table-cell>
          <table:table-cell table:formula="of:=IF(AND(ISNUMBER([.D907]);ISNUMBER([.H907]);[.D907]&lt;[.H907]);[.H907]-[.D9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2.p</text:p>
          </table:table-cell>
          <table:table-cell office:value-type="float" office:value="53921" calcext:value-type="float">
            <text:p>53921</text:p>
          </table:table-cell>
          <table:table-cell office:value-type="float" office:value="5399" calcext:value-type="float">
            <text:p>5399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08" table:formula="of:=IF(AND(ISNUMBER([.D908]);ISNUMBER([.H908]);[.D908]&gt;[.H908]);1;0)" office:value-type="float" office:value="0" calcext:value-type="float">
            <text:p>0</text:p>
          </table:table-cell>
          <table:table-cell table:style-name="ce2108" table:formula="of:=IF(AND(ISNUMBER([.D908]);ISNUMBER([.H908]);[.D908]&lt;[.H908]);1;0)" office:value-type="float" office:value="0" calcext:value-type="float">
            <text:p>0</text:p>
          </table:table-cell>
          <table:table-cell/>
          <table:table-cell table:formula="of:=IF(AND(ISNUMBER([.D908]);ISNUMBER([.H908]);[.D908]&gt;[.H908]);[.D908]-[.H908];0)" office:value-type="float" office:value="0" calcext:value-type="float">
            <text:p>0</text:p>
          </table:table-cell>
          <table:table-cell table:formula="of:=IF(AND(ISNUMBER([.D908]);ISNUMBER([.H908]);[.D908]&lt;[.H908]);[.H908]-[.D9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3.p</text:p>
          </table:table-cell>
          <table:table-cell office:value-type="float" office:value="55400" calcext:value-type="float">
            <text:p>55400</text:p>
          </table:table-cell>
          <table:table-cell office:value-type="float" office:value="5547" calcext:value-type="float">
            <text:p>5547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09" table:formula="of:=IF(AND(ISNUMBER([.D909]);ISNUMBER([.H909]);[.D909]&gt;[.H909]);1;0)" office:value-type="float" office:value="0" calcext:value-type="float">
            <text:p>0</text:p>
          </table:table-cell>
          <table:table-cell table:style-name="ce2109" table:formula="of:=IF(AND(ISNUMBER([.D909]);ISNUMBER([.H909]);[.D909]&lt;[.H909]);1;0)" office:value-type="float" office:value="0" calcext:value-type="float">
            <text:p>0</text:p>
          </table:table-cell>
          <table:table-cell/>
          <table:table-cell table:formula="of:=IF(AND(ISNUMBER([.D909]);ISNUMBER([.H909]);[.D909]&gt;[.H909]);[.D909]-[.H909];0)" office:value-type="float" office:value="0" calcext:value-type="float">
            <text:p>0</text:p>
          </table:table-cell>
          <table:table-cell table:formula="of:=IF(AND(ISNUMBER([.D909]);ISNUMBER([.H909]);[.D909]&lt;[.H909]);[.H909]-[.D9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4.p</text:p>
          </table:table-cell>
          <table:table-cell office:value-type="float" office:value="56899" calcext:value-type="float">
            <text:p>56899</text:p>
          </table:table-cell>
          <table:table-cell office:value-type="float" office:value="5697" calcext:value-type="float">
            <text:p>5697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10" table:formula="of:=IF(AND(ISNUMBER([.D910]);ISNUMBER([.H910]);[.D910]&gt;[.H910]);1;0)" office:value-type="float" office:value="0" calcext:value-type="float">
            <text:p>0</text:p>
          </table:table-cell>
          <table:table-cell table:style-name="ce2110" table:formula="of:=IF(AND(ISNUMBER([.D910]);ISNUMBER([.H910]);[.D910]&lt;[.H910]);1;0)" office:value-type="float" office:value="0" calcext:value-type="float">
            <text:p>0</text:p>
          </table:table-cell>
          <table:table-cell/>
          <table:table-cell table:formula="of:=IF(AND(ISNUMBER([.D910]);ISNUMBER([.H910]);[.D910]&gt;[.H910]);[.D910]-[.H910];0)" office:value-type="float" office:value="0" calcext:value-type="float">
            <text:p>0</text:p>
          </table:table-cell>
          <table:table-cell table:formula="of:=IF(AND(ISNUMBER([.D910]);ISNUMBER([.H910]);[.D910]&lt;[.H910]);[.H910]-[.D9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5.p</text:p>
          </table:table-cell>
          <table:table-cell office:value-type="float" office:value="58418" calcext:value-type="float">
            <text:p>58418</text:p>
          </table:table-cell>
          <table:table-cell office:value-type="float" office:value="5849" calcext:value-type="float">
            <text:p>5849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11" table:formula="of:=IF(AND(ISNUMBER([.D911]);ISNUMBER([.H911]);[.D911]&gt;[.H911]);1;0)" office:value-type="float" office:value="0" calcext:value-type="float">
            <text:p>0</text:p>
          </table:table-cell>
          <table:table-cell table:style-name="ce2111" table:formula="of:=IF(AND(ISNUMBER([.D911]);ISNUMBER([.H911]);[.D911]&lt;[.H911]);1;0)" office:value-type="float" office:value="0" calcext:value-type="float">
            <text:p>0</text:p>
          </table:table-cell>
          <table:table-cell/>
          <table:table-cell table:formula="of:=IF(AND(ISNUMBER([.D911]);ISNUMBER([.H911]);[.D911]&gt;[.H911]);[.D911]-[.H911];0)" office:value-type="float" office:value="0" calcext:value-type="float">
            <text:p>0</text:p>
          </table:table-cell>
          <table:table-cell table:formula="of:=IF(AND(ISNUMBER([.D911]);ISNUMBER([.H911]);[.D911]&lt;[.H911]);[.H911]-[.D9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6.p</text:p>
          </table:table-cell>
          <table:table-cell office:value-type="float" office:value="59957" calcext:value-type="float">
            <text:p>59957</text:p>
          </table:table-cell>
          <table:table-cell office:value-type="float" office:value="6003" calcext:value-type="float">
            <text:p>6003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12" table:formula="of:=IF(AND(ISNUMBER([.D912]);ISNUMBER([.H912]);[.D912]&gt;[.H912]);1;0)" office:value-type="float" office:value="0" calcext:value-type="float">
            <text:p>0</text:p>
          </table:table-cell>
          <table:table-cell table:style-name="ce2112" table:formula="of:=IF(AND(ISNUMBER([.D912]);ISNUMBER([.H912]);[.D912]&lt;[.H912]);1;0)" office:value-type="float" office:value="0" calcext:value-type="float">
            <text:p>0</text:p>
          </table:table-cell>
          <table:table-cell/>
          <table:table-cell table:formula="of:=IF(AND(ISNUMBER([.D912]);ISNUMBER([.H912]);[.D912]&gt;[.H912]);[.D912]-[.H912];0)" office:value-type="float" office:value="0" calcext:value-type="float">
            <text:p>0</text:p>
          </table:table-cell>
          <table:table-cell table:formula="of:=IF(AND(ISNUMBER([.D912]);ISNUMBER([.H912]);[.D912]&lt;[.H912]);[.H912]-[.D9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7.p</text:p>
          </table:table-cell>
          <table:table-cell office:value-type="float" office:value="61516" calcext:value-type="float">
            <text:p>61516</text:p>
          </table:table-cell>
          <table:table-cell office:value-type="float" office:value="6159" calcext:value-type="float">
            <text:p>6159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13" table:formula="of:=IF(AND(ISNUMBER([.D913]);ISNUMBER([.H913]);[.D913]&gt;[.H913]);1;0)" office:value-type="float" office:value="0" calcext:value-type="float">
            <text:p>0</text:p>
          </table:table-cell>
          <table:table-cell table:style-name="ce2113" table:formula="of:=IF(AND(ISNUMBER([.D913]);ISNUMBER([.H913]);[.D913]&lt;[.H913]);1;0)" office:value-type="float" office:value="0" calcext:value-type="float">
            <text:p>0</text:p>
          </table:table-cell>
          <table:table-cell/>
          <table:table-cell table:formula="of:=IF(AND(ISNUMBER([.D913]);ISNUMBER([.H913]);[.D913]&gt;[.H913]);[.D913]-[.H913];0)" office:value-type="float" office:value="0" calcext:value-type="float">
            <text:p>0</text:p>
          </table:table-cell>
          <table:table-cell table:formula="of:=IF(AND(ISNUMBER([.D913]);ISNUMBER([.H913]);[.D913]&lt;[.H913]);[.H913]-[.D9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8.p</text:p>
          </table:table-cell>
          <table:table-cell office:value-type="float" office:value="63095" calcext:value-type="float">
            <text:p>63095</text:p>
          </table:table-cell>
          <table:table-cell office:value-type="float" office:value="6317" calcext:value-type="float">
            <text:p>6317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14" table:formula="of:=IF(AND(ISNUMBER([.D914]);ISNUMBER([.H914]);[.D914]&gt;[.H914]);1;0)" office:value-type="float" office:value="0" calcext:value-type="float">
            <text:p>0</text:p>
          </table:table-cell>
          <table:table-cell table:style-name="ce2114" table:formula="of:=IF(AND(ISNUMBER([.D914]);ISNUMBER([.H914]);[.D914]&lt;[.H914]);1;0)" office:value-type="float" office:value="0" calcext:value-type="float">
            <text:p>0</text:p>
          </table:table-cell>
          <table:table-cell/>
          <table:table-cell table:formula="of:=IF(AND(ISNUMBER([.D914]);ISNUMBER([.H914]);[.D914]&gt;[.H914]);[.D914]-[.H914];0)" office:value-type="float" office:value="0" calcext:value-type="float">
            <text:p>0</text:p>
          </table:table-cell>
          <table:table-cell table:formula="of:=IF(AND(ISNUMBER([.D914]);ISNUMBER([.H914]);[.D914]&lt;[.H914]);[.H914]-[.D9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9.p</text:p>
          </table:table-cell>
          <table:table-cell office:value-type="float" office:value="64694" calcext:value-type="float">
            <text:p>64694</text:p>
          </table:table-cell>
          <table:table-cell office:value-type="float" office:value="6477" calcext:value-type="float">
            <text:p>6477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15" table:formula="of:=IF(AND(ISNUMBER([.D915]);ISNUMBER([.H915]);[.D915]&gt;[.H915]);1;0)" office:value-type="float" office:value="0" calcext:value-type="float">
            <text:p>0</text:p>
          </table:table-cell>
          <table:table-cell table:style-name="ce2115" table:formula="of:=IF(AND(ISNUMBER([.D915]);ISNUMBER([.H915]);[.D915]&lt;[.H915]);1;0)" office:value-type="float" office:value="0" calcext:value-type="float">
            <text:p>0</text:p>
          </table:table-cell>
          <table:table-cell/>
          <table:table-cell table:formula="of:=IF(AND(ISNUMBER([.D915]);ISNUMBER([.H915]);[.D915]&gt;[.H915]);[.D915]-[.H915];0)" office:value-type="float" office:value="0" calcext:value-type="float">
            <text:p>0</text:p>
          </table:table-cell>
          <table:table-cell table:formula="of:=IF(AND(ISNUMBER([.D915]);ISNUMBER([.H915]);[.D915]&lt;[.H915]);[.H915]-[.D9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.p</text:p>
          </table:table-cell>
          <table:table-cell office:value-type="float" office:value="928" calcext:value-type="float">
            <text:p>928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916" table:formula="of:=IF(AND(ISNUMBER([.D916]);ISNUMBER([.H916]);[.D916]&gt;[.H916]);1;0)" office:value-type="float" office:value="0" calcext:value-type="float">
            <text:p>0</text:p>
          </table:table-cell>
          <table:table-cell table:style-name="ce2116" table:formula="of:=IF(AND(ISNUMBER([.D916]);ISNUMBER([.H916]);[.D916]&lt;[.H916]);1;0)" office:value-type="float" office:value="0" calcext:value-type="float">
            <text:p>0</text:p>
          </table:table-cell>
          <table:table-cell/>
          <table:table-cell table:formula="of:=IF(AND(ISNUMBER([.D916]);ISNUMBER([.H916]);[.D916]&gt;[.H916]);[.D916]-[.H916];0)" office:value-type="float" office:value="0" calcext:value-type="float">
            <text:p>0</text:p>
          </table:table-cell>
          <table:table-cell table:formula="of:=IF(AND(ISNUMBER([.D916]);ISNUMBER([.H916]);[.D916]&lt;[.H916]);[.H916]-[.D9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0.p</text:p>
          </table:table-cell>
          <table:table-cell office:value-type="float" office:value="66313" calcext:value-type="float">
            <text:p>66313</text:p>
          </table:table-cell>
          <table:table-cell office:value-type="float" office:value="6639" calcext:value-type="float">
            <text:p>6639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17" table:formula="of:=IF(AND(ISNUMBER([.D917]);ISNUMBER([.H917]);[.D917]&gt;[.H917]);1;0)" office:value-type="float" office:value="0" calcext:value-type="float">
            <text:p>0</text:p>
          </table:table-cell>
          <table:table-cell table:style-name="ce2117" table:formula="of:=IF(AND(ISNUMBER([.D917]);ISNUMBER([.H917]);[.D917]&lt;[.H917]);1;0)" office:value-type="float" office:value="0" calcext:value-type="float">
            <text:p>0</text:p>
          </table:table-cell>
          <table:table-cell/>
          <table:table-cell table:formula="of:=IF(AND(ISNUMBER([.D917]);ISNUMBER([.H917]);[.D917]&gt;[.H917]);[.D917]-[.H917];0)" office:value-type="float" office:value="0" calcext:value-type="float">
            <text:p>0</text:p>
          </table:table-cell>
          <table:table-cell table:formula="of:=IF(AND(ISNUMBER([.D917]);ISNUMBER([.H917]);[.D917]&lt;[.H917]);[.H917]-[.D9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1.p</text:p>
          </table:table-cell>
          <table:table-cell office:value-type="float" office:value="67952" calcext:value-type="float">
            <text:p>67952</text:p>
          </table:table-cell>
          <table:table-cell office:value-type="float" office:value="6803" calcext:value-type="float">
            <text:p>6803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18" table:formula="of:=IF(AND(ISNUMBER([.D918]);ISNUMBER([.H918]);[.D918]&gt;[.H918]);1;0)" office:value-type="float" office:value="0" calcext:value-type="float">
            <text:p>0</text:p>
          </table:table-cell>
          <table:table-cell table:style-name="ce2118" table:formula="of:=IF(AND(ISNUMBER([.D918]);ISNUMBER([.H918]);[.D918]&lt;[.H918]);1;0)" office:value-type="float" office:value="0" calcext:value-type="float">
            <text:p>0</text:p>
          </table:table-cell>
          <table:table-cell/>
          <table:table-cell table:formula="of:=IF(AND(ISNUMBER([.D918]);ISNUMBER([.H918]);[.D918]&gt;[.H918]);[.D918]-[.H918];0)" office:value-type="float" office:value="0" calcext:value-type="float">
            <text:p>0</text:p>
          </table:table-cell>
          <table:table-cell table:formula="of:=IF(AND(ISNUMBER([.D918]);ISNUMBER([.H918]);[.D918]&lt;[.H918]);[.H918]-[.D9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2.p</text:p>
          </table:table-cell>
          <table:table-cell office:value-type="float" office:value="69611" calcext:value-type="float">
            <text:p>69611</text:p>
          </table:table-cell>
          <table:table-cell office:value-type="float" office:value="6969" calcext:value-type="float">
            <text:p>6969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19" table:formula="of:=IF(AND(ISNUMBER([.D919]);ISNUMBER([.H919]);[.D919]&gt;[.H919]);1;0)" office:value-type="float" office:value="0" calcext:value-type="float">
            <text:p>0</text:p>
          </table:table-cell>
          <table:table-cell table:style-name="ce2119" table:formula="of:=IF(AND(ISNUMBER([.D919]);ISNUMBER([.H919]);[.D919]&lt;[.H919]);1;0)" office:value-type="float" office:value="0" calcext:value-type="float">
            <text:p>0</text:p>
          </table:table-cell>
          <table:table-cell/>
          <table:table-cell table:formula="of:=IF(AND(ISNUMBER([.D919]);ISNUMBER([.H919]);[.D919]&gt;[.H919]);[.D919]-[.H919];0)" office:value-type="float" office:value="0" calcext:value-type="float">
            <text:p>0</text:p>
          </table:table-cell>
          <table:table-cell table:formula="of:=IF(AND(ISNUMBER([.D919]);ISNUMBER([.H919]);[.D919]&lt;[.H919]);[.H919]-[.D9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3.p</text:p>
          </table:table-cell>
          <table:table-cell office:value-type="float" office:value="71290" calcext:value-type="float">
            <text:p>71290</text:p>
          </table:table-cell>
          <table:table-cell office:value-type="float" office:value="7137" calcext:value-type="float">
            <text:p>7137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20" table:formula="of:=IF(AND(ISNUMBER([.D920]);ISNUMBER([.H920]);[.D920]&gt;[.H920]);1;0)" office:value-type="float" office:value="0" calcext:value-type="float">
            <text:p>0</text:p>
          </table:table-cell>
          <table:table-cell table:style-name="ce2120" table:formula="of:=IF(AND(ISNUMBER([.D920]);ISNUMBER([.H920]);[.D920]&lt;[.H920]);1;0)" office:value-type="float" office:value="0" calcext:value-type="float">
            <text:p>0</text:p>
          </table:table-cell>
          <table:table-cell/>
          <table:table-cell table:formula="of:=IF(AND(ISNUMBER([.D920]);ISNUMBER([.H920]);[.D920]&gt;[.H920]);[.D920]-[.H920];0)" office:value-type="float" office:value="0" calcext:value-type="float">
            <text:p>0</text:p>
          </table:table-cell>
          <table:table-cell table:formula="of:=IF(AND(ISNUMBER([.D920]);ISNUMBER([.H920]);[.D920]&lt;[.H920]);[.H920]-[.D9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4.p</text:p>
          </table:table-cell>
          <table:table-cell office:value-type="float" office:value="72989" calcext:value-type="float">
            <text:p>72989</text:p>
          </table:table-cell>
          <table:table-cell office:value-type="float" office:value="7307" calcext:value-type="float">
            <text:p>7307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21" table:formula="of:=IF(AND(ISNUMBER([.D921]);ISNUMBER([.H921]);[.D921]&gt;[.H921]);1;0)" office:value-type="float" office:value="0" calcext:value-type="float">
            <text:p>0</text:p>
          </table:table-cell>
          <table:table-cell table:style-name="ce2121" table:formula="of:=IF(AND(ISNUMBER([.D921]);ISNUMBER([.H921]);[.D921]&lt;[.H921]);1;0)" office:value-type="float" office:value="0" calcext:value-type="float">
            <text:p>0</text:p>
          </table:table-cell>
          <table:table-cell/>
          <table:table-cell table:formula="of:=IF(AND(ISNUMBER([.D921]);ISNUMBER([.H921]);[.D921]&gt;[.H921]);[.D921]-[.H921];0)" office:value-type="float" office:value="0" calcext:value-type="float">
            <text:p>0</text:p>
          </table:table-cell>
          <table:table-cell table:formula="of:=IF(AND(ISNUMBER([.D921]);ISNUMBER([.H921]);[.D921]&lt;[.H921]);[.H921]-[.D9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5.p</text:p>
          </table:table-cell>
          <table:table-cell office:value-type="float" office:value="74708" calcext:value-type="float">
            <text:p>74708</text:p>
          </table:table-cell>
          <table:table-cell office:value-type="float" office:value="7479" calcext:value-type="float">
            <text:p>7479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22" table:formula="of:=IF(AND(ISNUMBER([.D922]);ISNUMBER([.H922]);[.D922]&gt;[.H922]);1;0)" office:value-type="float" office:value="0" calcext:value-type="float">
            <text:p>0</text:p>
          </table:table-cell>
          <table:table-cell table:style-name="ce2122" table:formula="of:=IF(AND(ISNUMBER([.D922]);ISNUMBER([.H922]);[.D922]&lt;[.H922]);1;0)" office:value-type="float" office:value="0" calcext:value-type="float">
            <text:p>0</text:p>
          </table:table-cell>
          <table:table-cell/>
          <table:table-cell table:formula="of:=IF(AND(ISNUMBER([.D922]);ISNUMBER([.H922]);[.D922]&gt;[.H922]);[.D922]-[.H922];0)" office:value-type="float" office:value="0" calcext:value-type="float">
            <text:p>0</text:p>
          </table:table-cell>
          <table:table-cell table:formula="of:=IF(AND(ISNUMBER([.D922]);ISNUMBER([.H922]);[.D922]&lt;[.H922]);[.H922]-[.D9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6.p</text:p>
          </table:table-cell>
          <table:table-cell office:value-type="float" office:value="76447" calcext:value-type="float">
            <text:p>76447</text:p>
          </table:table-cell>
          <table:table-cell office:value-type="float" office:value="7653" calcext:value-type="float">
            <text:p>7653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23" table:formula="of:=IF(AND(ISNUMBER([.D923]);ISNUMBER([.H923]);[.D923]&gt;[.H923]);1;0)" office:value-type="float" office:value="0" calcext:value-type="float">
            <text:p>0</text:p>
          </table:table-cell>
          <table:table-cell table:style-name="ce2123" table:formula="of:=IF(AND(ISNUMBER([.D923]);ISNUMBER([.H923]);[.D923]&lt;[.H923]);1;0)" office:value-type="float" office:value="0" calcext:value-type="float">
            <text:p>0</text:p>
          </table:table-cell>
          <table:table-cell/>
          <table:table-cell table:formula="of:=IF(AND(ISNUMBER([.D923]);ISNUMBER([.H923]);[.D923]&gt;[.H923]);[.D923]-[.H923];0)" office:value-type="float" office:value="0" calcext:value-type="float">
            <text:p>0</text:p>
          </table:table-cell>
          <table:table-cell table:formula="of:=IF(AND(ISNUMBER([.D923]);ISNUMBER([.H923]);[.D923]&lt;[.H923]);[.H923]-[.D9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7.p</text:p>
          </table:table-cell>
          <table:table-cell office:value-type="float" office:value="78206" calcext:value-type="float">
            <text:p>78206</text:p>
          </table:table-cell>
          <table:table-cell office:value-type="float" office:value="7829" calcext:value-type="float">
            <text:p>7829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24" table:formula="of:=IF(AND(ISNUMBER([.D924]);ISNUMBER([.H924]);[.D924]&gt;[.H924]);1;0)" office:value-type="float" office:value="0" calcext:value-type="float">
            <text:p>0</text:p>
          </table:table-cell>
          <table:table-cell table:style-name="ce2124" table:formula="of:=IF(AND(ISNUMBER([.D924]);ISNUMBER([.H924]);[.D924]&lt;[.H924]);1;0)" office:value-type="float" office:value="0" calcext:value-type="float">
            <text:p>0</text:p>
          </table:table-cell>
          <table:table-cell/>
          <table:table-cell table:formula="of:=IF(AND(ISNUMBER([.D924]);ISNUMBER([.H924]);[.D924]&gt;[.H924]);[.D924]-[.H924];0)" office:value-type="float" office:value="0" calcext:value-type="float">
            <text:p>0</text:p>
          </table:table-cell>
          <table:table-cell table:formula="of:=IF(AND(ISNUMBER([.D924]);ISNUMBER([.H924]);[.D924]&lt;[.H924]);[.H924]-[.D9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8.p</text:p>
          </table:table-cell>
          <table:table-cell office:value-type="float" office:value="79985" calcext:value-type="float">
            <text:p>79985</text:p>
          </table:table-cell>
          <table:table-cell office:value-type="float" office:value="8007" calcext:value-type="float">
            <text:p>8007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25" table:formula="of:=IF(AND(ISNUMBER([.D925]);ISNUMBER([.H925]);[.D925]&gt;[.H925]);1;0)" office:value-type="float" office:value="0" calcext:value-type="float">
            <text:p>0</text:p>
          </table:table-cell>
          <table:table-cell table:style-name="ce2125" table:formula="of:=IF(AND(ISNUMBER([.D925]);ISNUMBER([.H925]);[.D925]&lt;[.H925]);1;0)" office:value-type="float" office:value="0" calcext:value-type="float">
            <text:p>0</text:p>
          </table:table-cell>
          <table:table-cell/>
          <table:table-cell table:formula="of:=IF(AND(ISNUMBER([.D925]);ISNUMBER([.H925]);[.D925]&gt;[.H925]);[.D925]-[.H925];0)" office:value-type="float" office:value="0" calcext:value-type="float">
            <text:p>0</text:p>
          </table:table-cell>
          <table:table-cell table:formula="of:=IF(AND(ISNUMBER([.D925]);ISNUMBER([.H925]);[.D925]&lt;[.H925]);[.H925]-[.D9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9.p</text:p>
          </table:table-cell>
          <table:table-cell office:value-type="float" office:value="81784" calcext:value-type="float">
            <text:p>81784</text:p>
          </table:table-cell>
          <table:table-cell office:value-type="float" office:value="8187" calcext:value-type="float">
            <text:p>8187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26" table:formula="of:=IF(AND(ISNUMBER([.D926]);ISNUMBER([.H926]);[.D926]&gt;[.H926]);1;0)" office:value-type="float" office:value="0" calcext:value-type="float">
            <text:p>0</text:p>
          </table:table-cell>
          <table:table-cell table:style-name="ce2126" table:formula="of:=IF(AND(ISNUMBER([.D926]);ISNUMBER([.H926]);[.D926]&lt;[.H926]);1;0)" office:value-type="float" office:value="0" calcext:value-type="float">
            <text:p>0</text:p>
          </table:table-cell>
          <table:table-cell/>
          <table:table-cell table:formula="of:=IF(AND(ISNUMBER([.D926]);ISNUMBER([.H926]);[.D926]&gt;[.H926]);[.D926]-[.H926];0)" office:value-type="float" office:value="0" calcext:value-type="float">
            <text:p>0</text:p>
          </table:table-cell>
          <table:table-cell table:formula="of:=IF(AND(ISNUMBER([.D926]);ISNUMBER([.H926]);[.D926]&lt;[.H926]);[.H926]-[.D9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.p</text:p>
          </table:table-cell>
          <table:table-cell office:value-type="float" office:value="1154" calcext:value-type="float">
            <text:p>1154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154" calcext:value-type="float">
            <text:p>1154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927" table:formula="of:=IF(AND(ISNUMBER([.D927]);ISNUMBER([.H927]);[.D927]&gt;[.H927]);1;0)" office:value-type="float" office:value="0" calcext:value-type="float">
            <text:p>0</text:p>
          </table:table-cell>
          <table:table-cell table:style-name="ce2127" table:formula="of:=IF(AND(ISNUMBER([.D927]);ISNUMBER([.H927]);[.D927]&lt;[.H927]);1;0)" office:value-type="float" office:value="0" calcext:value-type="float">
            <text:p>0</text:p>
          </table:table-cell>
          <table:table-cell/>
          <table:table-cell table:formula="of:=IF(AND(ISNUMBER([.D927]);ISNUMBER([.H927]);[.D927]&gt;[.H927]);[.D927]-[.H927];0)" office:value-type="float" office:value="0" calcext:value-type="float">
            <text:p>0</text:p>
          </table:table-cell>
          <table:table-cell table:formula="of:=IF(AND(ISNUMBER([.D927]);ISNUMBER([.H927]);[.D927]&lt;[.H927]);[.H927]-[.D9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0.p</text:p>
          </table:table-cell>
          <table:table-cell office:value-type="float" office:value="83603" calcext:value-type="float">
            <text:p>83603</text:p>
          </table:table-cell>
          <table:table-cell office:value-type="float" office:value="8369" calcext:value-type="float">
            <text:p>8369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28" table:formula="of:=IF(AND(ISNUMBER([.D928]);ISNUMBER([.H928]);[.D928]&gt;[.H928]);1;0)" office:value-type="float" office:value="0" calcext:value-type="float">
            <text:p>0</text:p>
          </table:table-cell>
          <table:table-cell table:style-name="ce2128" table:formula="of:=IF(AND(ISNUMBER([.D928]);ISNUMBER([.H928]);[.D928]&lt;[.H928]);1;0)" office:value-type="float" office:value="0" calcext:value-type="float">
            <text:p>0</text:p>
          </table:table-cell>
          <table:table-cell/>
          <table:table-cell table:formula="of:=IF(AND(ISNUMBER([.D928]);ISNUMBER([.H928]);[.D928]&gt;[.H928]);[.D928]-[.H928];0)" office:value-type="float" office:value="0" calcext:value-type="float">
            <text:p>0</text:p>
          </table:table-cell>
          <table:table-cell table:formula="of:=IF(AND(ISNUMBER([.D928]);ISNUMBER([.H928]);[.D928]&lt;[.H928]);[.H928]-[.D9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1.p</text:p>
          </table:table-cell>
          <table:table-cell office:value-type="float" office:value="85442" calcext:value-type="float">
            <text:p>85442</text:p>
          </table:table-cell>
          <table:table-cell office:value-type="float" office:value="8553" calcext:value-type="float">
            <text:p>855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29" table:formula="of:=IF(AND(ISNUMBER([.D929]);ISNUMBER([.H929]);[.D929]&gt;[.H929]);1;0)" office:value-type="float" office:value="0" calcext:value-type="float">
            <text:p>0</text:p>
          </table:table-cell>
          <table:table-cell table:style-name="ce2129" table:formula="of:=IF(AND(ISNUMBER([.D929]);ISNUMBER([.H929]);[.D929]&lt;[.H929]);1;0)" office:value-type="float" office:value="0" calcext:value-type="float">
            <text:p>0</text:p>
          </table:table-cell>
          <table:table-cell/>
          <table:table-cell table:formula="of:=IF(AND(ISNUMBER([.D929]);ISNUMBER([.H929]);[.D929]&gt;[.H929]);[.D929]-[.H929];0)" office:value-type="float" office:value="0" calcext:value-type="float">
            <text:p>0</text:p>
          </table:table-cell>
          <table:table-cell table:formula="of:=IF(AND(ISNUMBER([.D929]);ISNUMBER([.H929]);[.D929]&lt;[.H929]);[.H929]-[.D9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2.p</text:p>
          </table:table-cell>
          <table:table-cell office:value-type="float" office:value="87301" calcext:value-type="float">
            <text:p>87301</text:p>
          </table:table-cell>
          <table:table-cell office:value-type="float" office:value="8739" calcext:value-type="float">
            <text:p>8739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30" table:formula="of:=IF(AND(ISNUMBER([.D930]);ISNUMBER([.H930]);[.D930]&gt;[.H930]);1;0)" office:value-type="float" office:value="0" calcext:value-type="float">
            <text:p>0</text:p>
          </table:table-cell>
          <table:table-cell table:style-name="ce2130" table:formula="of:=IF(AND(ISNUMBER([.D930]);ISNUMBER([.H930]);[.D930]&lt;[.H930]);1;0)" office:value-type="float" office:value="0" calcext:value-type="float">
            <text:p>0</text:p>
          </table:table-cell>
          <table:table-cell/>
          <table:table-cell table:formula="of:=IF(AND(ISNUMBER([.D930]);ISNUMBER([.H930]);[.D930]&gt;[.H930]);[.D930]-[.H930];0)" office:value-type="float" office:value="0" calcext:value-type="float">
            <text:p>0</text:p>
          </table:table-cell>
          <table:table-cell table:formula="of:=IF(AND(ISNUMBER([.D930]);ISNUMBER([.H930]);[.D930]&lt;[.H930]);[.H930]-[.D9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3.p</text:p>
          </table:table-cell>
          <table:table-cell office:value-type="float" office:value="89180" calcext:value-type="float">
            <text:p>89180</text:p>
          </table:table-cell>
          <table:table-cell office:value-type="float" office:value="8927" calcext:value-type="float">
            <text:p>892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31" table:formula="of:=IF(AND(ISNUMBER([.D931]);ISNUMBER([.H931]);[.D931]&gt;[.H931]);1;0)" office:value-type="float" office:value="0" calcext:value-type="float">
            <text:p>0</text:p>
          </table:table-cell>
          <table:table-cell table:style-name="ce2131" table:formula="of:=IF(AND(ISNUMBER([.D931]);ISNUMBER([.H931]);[.D931]&lt;[.H931]);1;0)" office:value-type="float" office:value="0" calcext:value-type="float">
            <text:p>0</text:p>
          </table:table-cell>
          <table:table-cell/>
          <table:table-cell table:formula="of:=IF(AND(ISNUMBER([.D931]);ISNUMBER([.H931]);[.D931]&gt;[.H931]);[.D931]-[.H931];0)" office:value-type="float" office:value="0" calcext:value-type="float">
            <text:p>0</text:p>
          </table:table-cell>
          <table:table-cell table:formula="of:=IF(AND(ISNUMBER([.D931]);ISNUMBER([.H931]);[.D931]&lt;[.H931]);[.H931]-[.D9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4.p</text:p>
          </table:table-cell>
          <table:table-cell office:value-type="float" office:value="91079" calcext:value-type="float">
            <text:p>91079</text:p>
          </table:table-cell>
          <table:table-cell office:value-type="float" office:value="9117" calcext:value-type="float">
            <text:p>9117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32" table:formula="of:=IF(AND(ISNUMBER([.D932]);ISNUMBER([.H932]);[.D932]&gt;[.H932]);1;0)" office:value-type="float" office:value="0" calcext:value-type="float">
            <text:p>0</text:p>
          </table:table-cell>
          <table:table-cell table:style-name="ce2132" table:formula="of:=IF(AND(ISNUMBER([.D932]);ISNUMBER([.H932]);[.D932]&lt;[.H932]);1;0)" office:value-type="float" office:value="0" calcext:value-type="float">
            <text:p>0</text:p>
          </table:table-cell>
          <table:table-cell/>
          <table:table-cell table:formula="of:=IF(AND(ISNUMBER([.D932]);ISNUMBER([.H932]);[.D932]&gt;[.H932]);[.D932]-[.H932];0)" office:value-type="float" office:value="0" calcext:value-type="float">
            <text:p>0</text:p>
          </table:table-cell>
          <table:table-cell table:formula="of:=IF(AND(ISNUMBER([.D932]);ISNUMBER([.H932]);[.D932]&lt;[.H932]);[.H932]-[.D9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5.p</text:p>
          </table:table-cell>
          <table:table-cell office:value-type="float" office:value="92998" calcext:value-type="float">
            <text:p>92998</text:p>
          </table:table-cell>
          <table:table-cell office:value-type="float" office:value="9309" calcext:value-type="float">
            <text:p>9309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33" table:formula="of:=IF(AND(ISNUMBER([.D933]);ISNUMBER([.H933]);[.D933]&gt;[.H933]);1;0)" office:value-type="float" office:value="0" calcext:value-type="float">
            <text:p>0</text:p>
          </table:table-cell>
          <table:table-cell table:style-name="ce2133" table:formula="of:=IF(AND(ISNUMBER([.D933]);ISNUMBER([.H933]);[.D933]&lt;[.H933]);1;0)" office:value-type="float" office:value="0" calcext:value-type="float">
            <text:p>0</text:p>
          </table:table-cell>
          <table:table-cell/>
          <table:table-cell table:formula="of:=IF(AND(ISNUMBER([.D933]);ISNUMBER([.H933]);[.D933]&gt;[.H933]);[.D933]-[.H933];0)" office:value-type="float" office:value="0" calcext:value-type="float">
            <text:p>0</text:p>
          </table:table-cell>
          <table:table-cell table:formula="of:=IF(AND(ISNUMBER([.D933]);ISNUMBER([.H933]);[.D933]&lt;[.H933]);[.H933]-[.D9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6.p</text:p>
          </table:table-cell>
          <table:table-cell office:value-type="float" office:value="94937" calcext:value-type="float">
            <text:p>94937</text:p>
          </table:table-cell>
          <table:table-cell office:value-type="float" office:value="9503" calcext:value-type="float">
            <text:p>9503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34" table:formula="of:=IF(AND(ISNUMBER([.D934]);ISNUMBER([.H934]);[.D934]&gt;[.H934]);1;0)" office:value-type="float" office:value="0" calcext:value-type="float">
            <text:p>0</text:p>
          </table:table-cell>
          <table:table-cell table:style-name="ce2134" table:formula="of:=IF(AND(ISNUMBER([.D934]);ISNUMBER([.H934]);[.D934]&lt;[.H934]);1;0)" office:value-type="float" office:value="0" calcext:value-type="float">
            <text:p>0</text:p>
          </table:table-cell>
          <table:table-cell/>
          <table:table-cell table:formula="of:=IF(AND(ISNUMBER([.D934]);ISNUMBER([.H934]);[.D934]&gt;[.H934]);[.D934]-[.H934];0)" office:value-type="float" office:value="0" calcext:value-type="float">
            <text:p>0</text:p>
          </table:table-cell>
          <table:table-cell table:formula="of:=IF(AND(ISNUMBER([.D934]);ISNUMBER([.H934]);[.D934]&lt;[.H934]);[.H934]-[.D9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7.p</text:p>
          </table:table-cell>
          <table:table-cell office:value-type="float" office:value="96896" calcext:value-type="float">
            <text:p>96896</text:p>
          </table:table-cell>
          <table:table-cell office:value-type="float" office:value="9699" calcext:value-type="float">
            <text:p>9699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35" table:formula="of:=IF(AND(ISNUMBER([.D935]);ISNUMBER([.H935]);[.D935]&gt;[.H935]);1;0)" office:value-type="float" office:value="0" calcext:value-type="float">
            <text:p>0</text:p>
          </table:table-cell>
          <table:table-cell table:style-name="ce2135" table:formula="of:=IF(AND(ISNUMBER([.D935]);ISNUMBER([.H935]);[.D935]&lt;[.H935]);1;0)" office:value-type="float" office:value="0" calcext:value-type="float">
            <text:p>0</text:p>
          </table:table-cell>
          <table:table-cell/>
          <table:table-cell table:formula="of:=IF(AND(ISNUMBER([.D935]);ISNUMBER([.H935]);[.D935]&gt;[.H935]);[.D935]-[.H935];0)" office:value-type="float" office:value="0" calcext:value-type="float">
            <text:p>0</text:p>
          </table:table-cell>
          <table:table-cell table:formula="of:=IF(AND(ISNUMBER([.D935]);ISNUMBER([.H935]);[.D935]&lt;[.H935]);[.H935]-[.D9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8.p</text:p>
          </table:table-cell>
          <table:table-cell office:value-type="float" office:value="98875" calcext:value-type="float">
            <text:p>98875</text:p>
          </table:table-cell>
          <table:table-cell office:value-type="float" office:value="9897" calcext:value-type="float">
            <text:p>9897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36" table:formula="of:=IF(AND(ISNUMBER([.D936]);ISNUMBER([.H936]);[.D936]&gt;[.H936]);1;0)" office:value-type="float" office:value="0" calcext:value-type="float">
            <text:p>0</text:p>
          </table:table-cell>
          <table:table-cell table:style-name="ce2136" table:formula="of:=IF(AND(ISNUMBER([.D936]);ISNUMBER([.H936]);[.D936]&lt;[.H936]);1;0)" office:value-type="float" office:value="0" calcext:value-type="float">
            <text:p>0</text:p>
          </table:table-cell>
          <table:table-cell/>
          <table:table-cell table:formula="of:=IF(AND(ISNUMBER([.D936]);ISNUMBER([.H936]);[.D936]&gt;[.H936]);[.D936]-[.H936];0)" office:value-type="float" office:value="0" calcext:value-type="float">
            <text:p>0</text:p>
          </table:table-cell>
          <table:table-cell table:formula="of:=IF(AND(ISNUMBER([.D936]);ISNUMBER([.H936]);[.D936]&lt;[.H936]);[.H936]-[.D9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9.p</text:p>
          </table:table-cell>
          <table:table-cell office:value-type="float" office:value="100874" calcext:value-type="float">
            <text:p>100874</text:p>
          </table:table-cell>
          <table:table-cell office:value-type="float" office:value="10097" calcext:value-type="float">
            <text:p>10097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37" table:formula="of:=IF(AND(ISNUMBER([.D937]);ISNUMBER([.H937]);[.D937]&gt;[.H937]);1;0)" office:value-type="float" office:value="0" calcext:value-type="float">
            <text:p>0</text:p>
          </table:table-cell>
          <table:table-cell table:style-name="ce2137" table:formula="of:=IF(AND(ISNUMBER([.D937]);ISNUMBER([.H937]);[.D937]&lt;[.H937]);1;0)" office:value-type="float" office:value="0" calcext:value-type="float">
            <text:p>0</text:p>
          </table:table-cell>
          <table:table-cell/>
          <table:table-cell table:formula="of:=IF(AND(ISNUMBER([.D937]);ISNUMBER([.H937]);[.D937]&gt;[.H937]);[.D937]-[.H937];0)" office:value-type="float" office:value="0" calcext:value-type="float">
            <text:p>0</text:p>
          </table:table-cell>
          <table:table-cell table:formula="of:=IF(AND(ISNUMBER([.D937]);ISNUMBER([.H937]);[.D937]&lt;[.H937]);[.H937]-[.D9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938" table:formula="of:=IF(AND(ISNUMBER([.D938]);ISNUMBER([.H938]);[.D938]&gt;[.H938]);1;0)" office:value-type="float" office:value="0" calcext:value-type="float">
            <text:p>0</text:p>
          </table:table-cell>
          <table:table-cell table:style-name="ce2138" table:formula="of:=IF(AND(ISNUMBER([.D938]);ISNUMBER([.H938]);[.D938]&lt;[.H938]);1;0)" office:value-type="float" office:value="0" calcext:value-type="float">
            <text:p>0</text:p>
          </table:table-cell>
          <table:table-cell/>
          <table:table-cell table:formula="of:=IF(AND(ISNUMBER([.D938]);ISNUMBER([.H938]);[.D938]&gt;[.H938]);[.D938]-[.H938];0)" office:value-type="float" office:value="0" calcext:value-type="float">
            <text:p>0</text:p>
          </table:table-cell>
          <table:table-cell table:formula="of:=IF(AND(ISNUMBER([.D938]);ISNUMBER([.H938]);[.D938]&lt;[.H938]);[.H938]-[.D9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0.p</text:p>
          </table:table-cell>
          <table:table-cell office:value-type="float" office:value="1404" calcext:value-type="float">
            <text:p>1404</text:p>
          </table:table-cell>
          <table:table-cell office:value-type="float" office:value="129" calcext:value-type="float">
            <text:p>12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404" calcext:value-type="float">
            <text:p>1404</text:p>
          </table:table-cell>
          <table:table-cell office:value-type="float" office:value="129" calcext:value-type="float">
            <text:p>12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939" table:formula="of:=IF(AND(ISNUMBER([.D939]);ISNUMBER([.H939]);[.D939]&gt;[.H939]);1;0)" office:value-type="float" office:value="0" calcext:value-type="float">
            <text:p>0</text:p>
          </table:table-cell>
          <table:table-cell table:style-name="ce2139" table:formula="of:=IF(AND(ISNUMBER([.D939]);ISNUMBER([.H939]);[.D939]&lt;[.H939]);1;0)" office:value-type="float" office:value="0" calcext:value-type="float">
            <text:p>0</text:p>
          </table:table-cell>
          <table:table-cell/>
          <table:table-cell table:formula="of:=IF(AND(ISNUMBER([.D939]);ISNUMBER([.H939]);[.D939]&gt;[.H939]);[.D939]-[.H939];0)" office:value-type="float" office:value="0" calcext:value-type="float">
            <text:p>0</text:p>
          </table:table-cell>
          <table:table-cell table:formula="of:=IF(AND(ISNUMBER([.D939]);ISNUMBER([.H939]);[.D939]&lt;[.H939]);[.H939]-[.D9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00.p</text:p>
          </table:table-cell>
          <table:table-cell office:value-type="float" office:value="102893" calcext:value-type="float">
            <text:p>102893</text:p>
          </table:table-cell>
          <table:table-cell office:value-type="float" office:value="10299" calcext:value-type="float">
            <text:p>10299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40" table:formula="of:=IF(AND(ISNUMBER([.D940]);ISNUMBER([.H940]);[.D940]&gt;[.H940]);1;0)" office:value-type="float" office:value="0" calcext:value-type="float">
            <text:p>0</text:p>
          </table:table-cell>
          <table:table-cell table:style-name="ce2140" table:formula="of:=IF(AND(ISNUMBER([.D940]);ISNUMBER([.H940]);[.D940]&lt;[.H940]);1;0)" office:value-type="float" office:value="0" calcext:value-type="float">
            <text:p>0</text:p>
          </table:table-cell>
          <table:table-cell/>
          <table:table-cell table:formula="of:=IF(AND(ISNUMBER([.D940]);ISNUMBER([.H940]);[.D940]&gt;[.H940]);[.D940]-[.H940];0)" office:value-type="float" office:value="0" calcext:value-type="float">
            <text:p>0</text:p>
          </table:table-cell>
          <table:table-cell table:formula="of:=IF(AND(ISNUMBER([.D940]);ISNUMBER([.H940]);[.D940]&lt;[.H940]);[.H940]-[.D9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1.p</text:p>
          </table:table-cell>
          <table:table-cell office:value-type="float" office:value="1678" calcext:value-type="float">
            <text:p>1678</text:p>
          </table:table-cell>
          <table:table-cell office:value-type="float" office:value="153" calcext:value-type="float">
            <text:p>15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153" calcext:value-type="float">
            <text:p>15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941" table:formula="of:=IF(AND(ISNUMBER([.D941]);ISNUMBER([.H941]);[.D941]&gt;[.H941]);1;0)" office:value-type="float" office:value="0" calcext:value-type="float">
            <text:p>0</text:p>
          </table:table-cell>
          <table:table-cell table:style-name="ce2141" table:formula="of:=IF(AND(ISNUMBER([.D941]);ISNUMBER([.H941]);[.D941]&lt;[.H941]);1;0)" office:value-type="float" office:value="0" calcext:value-type="float">
            <text:p>0</text:p>
          </table:table-cell>
          <table:table-cell/>
          <table:table-cell table:formula="of:=IF(AND(ISNUMBER([.D941]);ISNUMBER([.H941]);[.D941]&gt;[.H941]);[.D941]-[.H941];0)" office:value-type="float" office:value="0" calcext:value-type="float">
            <text:p>0</text:p>
          </table:table-cell>
          <table:table-cell table:formula="of:=IF(AND(ISNUMBER([.D941]);ISNUMBER([.H941]);[.D941]&lt;[.H941]);[.H941]-[.D9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2.p</text:p>
          </table:table-cell>
          <table:table-cell office:value-type="float" office:value="1976" calcext:value-type="float">
            <text:p>1976</text:p>
          </table:table-cell>
          <table:table-cell office:value-type="float" office:value="179" calcext:value-type="float">
            <text:p>17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79" calcext:value-type="float">
            <text:p>17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942" table:formula="of:=IF(AND(ISNUMBER([.D942]);ISNUMBER([.H942]);[.D942]&gt;[.H942]);1;0)" office:value-type="float" office:value="0" calcext:value-type="float">
            <text:p>0</text:p>
          </table:table-cell>
          <table:table-cell table:style-name="ce2142" table:formula="of:=IF(AND(ISNUMBER([.D942]);ISNUMBER([.H942]);[.D942]&lt;[.H942]);1;0)" office:value-type="float" office:value="0" calcext:value-type="float">
            <text:p>0</text:p>
          </table:table-cell>
          <table:table-cell/>
          <table:table-cell table:formula="of:=IF(AND(ISNUMBER([.D942]);ISNUMBER([.H942]);[.D942]&gt;[.H942]);[.D942]-[.H942];0)" office:value-type="float" office:value="0" calcext:value-type="float">
            <text:p>0</text:p>
          </table:table-cell>
          <table:table-cell table:formula="of:=IF(AND(ISNUMBER([.D942]);ISNUMBER([.H942]);[.D942]&lt;[.H942]);[.H942]-[.D9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3.p</text:p>
          </table:table-cell>
          <table:table-cell office:value-type="float" office:value="2298" calcext:value-type="float">
            <text:p>2298</text:p>
          </table:table-cell>
          <table:table-cell office:value-type="float" office:value="207" calcext:value-type="float">
            <text:p>20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298" calcext:value-type="float">
            <text:p>2298</text:p>
          </table:table-cell>
          <table:table-cell office:value-type="float" office:value="207" calcext:value-type="float">
            <text:p>207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ce943" table:formula="of:=IF(AND(ISNUMBER([.D943]);ISNUMBER([.H943]);[.D943]&gt;[.H943]);1;0)" office:value-type="float" office:value="0" calcext:value-type="float">
            <text:p>0</text:p>
          </table:table-cell>
          <table:table-cell table:style-name="ce2143" table:formula="of:=IF(AND(ISNUMBER([.D943]);ISNUMBER([.H943]);[.D943]&lt;[.H943]);1;0)" office:value-type="float" office:value="0" calcext:value-type="float">
            <text:p>0</text:p>
          </table:table-cell>
          <table:table-cell/>
          <table:table-cell table:formula="of:=IF(AND(ISNUMBER([.D943]);ISNUMBER([.H943]);[.D943]&gt;[.H943]);[.D943]-[.H943];0)" office:value-type="float" office:value="0" calcext:value-type="float">
            <text:p>0</text:p>
          </table:table-cell>
          <table:table-cell table:formula="of:=IF(AND(ISNUMBER([.D943]);ISNUMBER([.H943]);[.D943]&lt;[.H943]);[.H943]-[.D9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4.p</text:p>
          </table:table-cell>
          <table:table-cell office:value-type="float" office:value="2644" calcext:value-type="float">
            <text:p>2644</text:p>
          </table:table-cell>
          <table:table-cell office:value-type="float" office:value="237" calcext:value-type="float">
            <text:p>23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644" calcext:value-type="float">
            <text:p>2644</text:p>
          </table:table-cell>
          <table:table-cell office:value-type="float" office:value="237" calcext:value-type="float">
            <text:p>23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ce944" table:formula="of:=IF(AND(ISNUMBER([.D944]);ISNUMBER([.H944]);[.D944]&gt;[.H944]);1;0)" office:value-type="float" office:value="0" calcext:value-type="float">
            <text:p>0</text:p>
          </table:table-cell>
          <table:table-cell table:style-name="ce2144" table:formula="of:=IF(AND(ISNUMBER([.D944]);ISNUMBER([.H944]);[.D944]&lt;[.H944]);1;0)" office:value-type="float" office:value="0" calcext:value-type="float">
            <text:p>0</text:p>
          </table:table-cell>
          <table:table-cell/>
          <table:table-cell table:formula="of:=IF(AND(ISNUMBER([.D944]);ISNUMBER([.H944]);[.D944]&gt;[.H944]);[.D944]-[.H944];0)" office:value-type="float" office:value="0" calcext:value-type="float">
            <text:p>0</text:p>
          </table:table-cell>
          <table:table-cell table:formula="of:=IF(AND(ISNUMBER([.D944]);ISNUMBER([.H944]);[.D944]&lt;[.H944]);[.H944]-[.D9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5.p</text:p>
          </table:table-cell>
          <table:table-cell office:value-type="float" office:value="2678" calcext:value-type="float">
            <text:p>2678</text:p>
          </table:table-cell>
          <table:table-cell office:value-type="float" office:value="269" calcext:value-type="float">
            <text:p>26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014" calcext:value-type="float">
            <text:p>3014</text:p>
          </table:table-cell>
          <table:table-cell office:value-type="float" office:value="269" calcext:value-type="float">
            <text:p>269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style-name="ce945" table:formula="of:=IF(AND(ISNUMBER([.D945]);ISNUMBER([.H945]);[.D945]&gt;[.H945]);1;0)" office:value-type="float" office:value="0" calcext:value-type="float">
            <text:p>0</text:p>
          </table:table-cell>
          <table:table-cell table:style-name="ce2145" table:formula="of:=IF(AND(ISNUMBER([.D945]);ISNUMBER([.H945]);[.D945]&lt;[.H945]);1;0)" office:value-type="float" office:value="0" calcext:value-type="float">
            <text:p>0</text:p>
          </table:table-cell>
          <table:table-cell/>
          <table:table-cell table:formula="of:=IF(AND(ISNUMBER([.D945]);ISNUMBER([.H945]);[.D945]&gt;[.H945]);[.D945]-[.H945];0)" office:value-type="float" office:value="0" calcext:value-type="float">
            <text:p>0</text:p>
          </table:table-cell>
          <table:table-cell table:formula="of:=IF(AND(ISNUMBER([.D945]);ISNUMBER([.H945]);[.D945]&lt;[.H945]);[.H945]-[.D9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6.p</text:p>
          </table:table-cell>
          <table:table-cell office:value-type="float" office:value="3017" calcext:value-type="float">
            <text:p>3017</text:p>
          </table:table-cell>
          <table:table-cell office:value-type="float" office:value="303" calcext:value-type="float">
            <text:p>30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408" calcext:value-type="float">
            <text:p>3408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946" table:formula="of:=IF(AND(ISNUMBER([.D946]);ISNUMBER([.H946]);[.D946]&gt;[.H946]);1;0)" office:value-type="float" office:value="0" calcext:value-type="float">
            <text:p>0</text:p>
          </table:table-cell>
          <table:table-cell table:style-name="ce2146" table:formula="of:=IF(AND(ISNUMBER([.D946]);ISNUMBER([.H946]);[.D946]&lt;[.H946]);1;0)" office:value-type="float" office:value="0" calcext:value-type="float">
            <text:p>0</text:p>
          </table:table-cell>
          <table:table-cell/>
          <table:table-cell table:formula="of:=IF(AND(ISNUMBER([.D946]);ISNUMBER([.H946]);[.D946]&gt;[.H946]);[.D946]-[.H946];0)" office:value-type="float" office:value="0" calcext:value-type="float">
            <text:p>0</text:p>
          </table:table-cell>
          <table:table-cell table:formula="of:=IF(AND(ISNUMBER([.D946]);ISNUMBER([.H946]);[.D946]&lt;[.H946]);[.H946]-[.D9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7.p</text:p>
          </table:table-cell>
          <table:table-cell office:value-type="float" office:value="3376" calcext:value-type="float">
            <text:p>3376</text:p>
          </table:table-cell>
          <table:table-cell office:value-type="float" office:value="339" calcext:value-type="float">
            <text:p>33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826" calcext:value-type="float">
            <text:p>3826</text:p>
          </table:table-cell>
          <table:table-cell office:value-type="float" office:value="339" calcext:value-type="float">
            <text:p>33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947" table:formula="of:=IF(AND(ISNUMBER([.D947]);ISNUMBER([.H947]);[.D947]&gt;[.H947]);1;0)" office:value-type="float" office:value="0" calcext:value-type="float">
            <text:p>0</text:p>
          </table:table-cell>
          <table:table-cell table:style-name="ce2147" table:formula="of:=IF(AND(ISNUMBER([.D947]);ISNUMBER([.H947]);[.D947]&lt;[.H947]);1;0)" office:value-type="float" office:value="0" calcext:value-type="float">
            <text:p>0</text:p>
          </table:table-cell>
          <table:table-cell/>
          <table:table-cell table:formula="of:=IF(AND(ISNUMBER([.D947]);ISNUMBER([.H947]);[.D947]&gt;[.H947]);[.D947]-[.H947];0)" office:value-type="float" office:value="0" calcext:value-type="float">
            <text:p>0</text:p>
          </table:table-cell>
          <table:table-cell table:formula="of:=IF(AND(ISNUMBER([.D947]);ISNUMBER([.H947]);[.D947]&lt;[.H947]);[.H947]-[.D9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8.p</text:p>
          </table:table-cell>
          <table:table-cell office:value-type="float" office:value="3755" calcext:value-type="float">
            <text:p>3755</text:p>
          </table:table-cell>
          <table:table-cell office:value-type="float" office:value="377" calcext:value-type="float">
            <text:p>37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268" calcext:value-type="float">
            <text:p>4268</text:p>
          </table:table-cell>
          <table:table-cell office:value-type="float" office:value="377" calcext:value-type="float">
            <text:p>377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948" table:formula="of:=IF(AND(ISNUMBER([.D948]);ISNUMBER([.H948]);[.D948]&gt;[.H948]);1;0)" office:value-type="float" office:value="0" calcext:value-type="float">
            <text:p>0</text:p>
          </table:table-cell>
          <table:table-cell table:style-name="ce2148" table:formula="of:=IF(AND(ISNUMBER([.D948]);ISNUMBER([.H948]);[.D948]&lt;[.H948]);1;0)" office:value-type="float" office:value="0" calcext:value-type="float">
            <text:p>0</text:p>
          </table:table-cell>
          <table:table-cell/>
          <table:table-cell table:formula="of:=IF(AND(ISNUMBER([.D948]);ISNUMBER([.H948]);[.D948]&gt;[.H948]);[.D948]-[.H948];0)" office:value-type="float" office:value="0" calcext:value-type="float">
            <text:p>0</text:p>
          </table:table-cell>
          <table:table-cell table:formula="of:=IF(AND(ISNUMBER([.D948]);ISNUMBER([.H948]);[.D948]&lt;[.H948]);[.H948]-[.D9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9.p</text:p>
          </table:table-cell>
          <table:table-cell office:value-type="float" office:value="4154" calcext:value-type="float">
            <text:p>4154</text:p>
          </table:table-cell>
          <table:table-cell office:value-type="float" office:value="417" calcext:value-type="float">
            <text:p>417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4734" calcext:value-type="float">
            <text:p>4734</text:p>
          </table:table-cell>
          <table:table-cell office:value-type="float" office:value="417" calcext:value-type="float">
            <text:p>417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949" table:formula="of:=IF(AND(ISNUMBER([.D949]);ISNUMBER([.H949]);[.D949]&gt;[.H949]);1;0)" office:value-type="float" office:value="0" calcext:value-type="float">
            <text:p>0</text:p>
          </table:table-cell>
          <table:table-cell table:style-name="ce2149" table:formula="of:=IF(AND(ISNUMBER([.D949]);ISNUMBER([.H949]);[.D949]&lt;[.H949]);1;0)" office:value-type="float" office:value="0" calcext:value-type="float">
            <text:p>0</text:p>
          </table:table-cell>
          <table:table-cell/>
          <table:table-cell table:formula="of:=IF(AND(ISNUMBER([.D949]);ISNUMBER([.H949]);[.D949]&gt;[.H949]);[.D949]-[.H949];0)" office:value-type="float" office:value="0" calcext:value-type="float">
            <text:p>0</text:p>
          </table:table-cell>
          <table:table-cell table:formula="of:=IF(AND(ISNUMBER([.D949]);ISNUMBER([.H949]);[.D949]&lt;[.H949]);[.H949]-[.D9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.p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950" table:formula="of:=IF(AND(ISNUMBER([.D950]);ISNUMBER([.H950]);[.D950]&gt;[.H950]);1;0)" office:value-type="float" office:value="0" calcext:value-type="float">
            <text:p>0</text:p>
          </table:table-cell>
          <table:table-cell table:style-name="ce2150" table:formula="of:=IF(AND(ISNUMBER([.D950]);ISNUMBER([.H950]);[.D950]&lt;[.H950]);1;0)" office:value-type="float" office:value="0" calcext:value-type="float">
            <text:p>0</text:p>
          </table:table-cell>
          <table:table-cell/>
          <table:table-cell table:formula="of:=IF(AND(ISNUMBER([.D950]);ISNUMBER([.H950]);[.D950]&gt;[.H950]);[.D950]-[.H950];0)" office:value-type="float" office:value="0" calcext:value-type="float">
            <text:p>0</text:p>
          </table:table-cell>
          <table:table-cell table:formula="of:=IF(AND(ISNUMBER([.D950]);ISNUMBER([.H950]);[.D950]&lt;[.H950]);[.H950]-[.D9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0.p</text:p>
          </table:table-cell>
          <table:table-cell office:value-type="float" office:value="4573" calcext:value-type="float">
            <text:p>4573</text:p>
          </table:table-cell>
          <table:table-cell office:value-type="float" office:value="459" calcext:value-type="float">
            <text:p>45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224" calcext:value-type="float">
            <text:p>5224</text:p>
          </table:table-cell>
          <table:table-cell office:value-type="float" office:value="459" calcext:value-type="float">
            <text:p>45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ce951" table:formula="of:=IF(AND(ISNUMBER([.D951]);ISNUMBER([.H951]);[.D951]&gt;[.H951]);1;0)" office:value-type="float" office:value="0" calcext:value-type="float">
            <text:p>0</text:p>
          </table:table-cell>
          <table:table-cell table:style-name="ce2151" table:formula="of:=IF(AND(ISNUMBER([.D951]);ISNUMBER([.H951]);[.D951]&lt;[.H951]);1;0)" office:value-type="float" office:value="0" calcext:value-type="float">
            <text:p>0</text:p>
          </table:table-cell>
          <table:table-cell/>
          <table:table-cell table:formula="of:=IF(AND(ISNUMBER([.D951]);ISNUMBER([.H951]);[.D951]&gt;[.H951]);[.D951]-[.H951];0)" office:value-type="float" office:value="0" calcext:value-type="float">
            <text:p>0</text:p>
          </table:table-cell>
          <table:table-cell table:formula="of:=IF(AND(ISNUMBER([.D951]);ISNUMBER([.H951]);[.D951]&lt;[.H951]);[.H951]-[.D9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1.p</text:p>
          </table:table-cell>
          <table:table-cell office:value-type="float" office:value="5012" calcext:value-type="float">
            <text:p>5012</text:p>
          </table:table-cell>
          <table:table-cell office:value-type="float" office:value="503" calcext:value-type="float">
            <text:p>50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738" calcext:value-type="float">
            <text:p>5738</text:p>
          </table:table-cell>
          <table:table-cell office:value-type="float" office:value="503" calcext:value-type="float">
            <text:p>50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952" table:formula="of:=IF(AND(ISNUMBER([.D952]);ISNUMBER([.H952]);[.D952]&gt;[.H952]);1;0)" office:value-type="float" office:value="0" calcext:value-type="float">
            <text:p>0</text:p>
          </table:table-cell>
          <table:table-cell table:style-name="ce2152" table:formula="of:=IF(AND(ISNUMBER([.D952]);ISNUMBER([.H952]);[.D952]&lt;[.H952]);1;0)" office:value-type="float" office:value="0" calcext:value-type="float">
            <text:p>0</text:p>
          </table:table-cell>
          <table:table-cell/>
          <table:table-cell table:formula="of:=IF(AND(ISNUMBER([.D952]);ISNUMBER([.H952]);[.D952]&gt;[.H952]);[.D952]-[.H952];0)" office:value-type="float" office:value="0" calcext:value-type="float">
            <text:p>0</text:p>
          </table:table-cell>
          <table:table-cell table:formula="of:=IF(AND(ISNUMBER([.D952]);ISNUMBER([.H952]);[.D952]&lt;[.H952]);[.H952]-[.D9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2.p</text:p>
          </table:table-cell>
          <table:table-cell office:value-type="float" office:value="5471" calcext:value-type="float">
            <text:p>5471</text:p>
          </table:table-cell>
          <table:table-cell office:value-type="float" office:value="549" calcext:value-type="float">
            <text:p>54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6276" calcext:value-type="float">
            <text:p>6276</text:p>
          </table:table-cell>
          <table:table-cell office:value-type="float" office:value="549" calcext:value-type="float">
            <text:p>549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953" table:formula="of:=IF(AND(ISNUMBER([.D953]);ISNUMBER([.H953]);[.D953]&gt;[.H953]);1;0)" office:value-type="float" office:value="0" calcext:value-type="float">
            <text:p>0</text:p>
          </table:table-cell>
          <table:table-cell table:style-name="ce2153" table:formula="of:=IF(AND(ISNUMBER([.D953]);ISNUMBER([.H953]);[.D953]&lt;[.H953]);1;0)" office:value-type="float" office:value="0" calcext:value-type="float">
            <text:p>0</text:p>
          </table:table-cell>
          <table:table-cell/>
          <table:table-cell table:formula="of:=IF(AND(ISNUMBER([.D953]);ISNUMBER([.H953]);[.D953]&gt;[.H953]);[.D953]-[.H953];0)" office:value-type="float" office:value="0" calcext:value-type="float">
            <text:p>0</text:p>
          </table:table-cell>
          <table:table-cell table:formula="of:=IF(AND(ISNUMBER([.D953]);ISNUMBER([.H953]);[.D953]&lt;[.H953]);[.H953]-[.D9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3.p</text:p>
          </table:table-cell>
          <table:table-cell office:value-type="float" office:value="5950" calcext:value-type="float">
            <text:p>5950</text:p>
          </table:table-cell>
          <table:table-cell office:value-type="float" office:value="597" calcext:value-type="float">
            <text:p>59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838" calcext:value-type="float">
            <text:p>6838</text:p>
          </table:table-cell>
          <table:table-cell office:value-type="float" office:value="597" calcext:value-type="float">
            <text:p>597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style-name="ce954" table:formula="of:=IF(AND(ISNUMBER([.D954]);ISNUMBER([.H954]);[.D954]&gt;[.H954]);1;0)" office:value-type="float" office:value="0" calcext:value-type="float">
            <text:p>0</text:p>
          </table:table-cell>
          <table:table-cell table:style-name="ce2154" table:formula="of:=IF(AND(ISNUMBER([.D954]);ISNUMBER([.H954]);[.D954]&lt;[.H954]);1;0)" office:value-type="float" office:value="0" calcext:value-type="float">
            <text:p>0</text:p>
          </table:table-cell>
          <table:table-cell/>
          <table:table-cell table:formula="of:=IF(AND(ISNUMBER([.D954]);ISNUMBER([.H954]);[.D954]&gt;[.H954]);[.D954]-[.H954];0)" office:value-type="float" office:value="0" calcext:value-type="float">
            <text:p>0</text:p>
          </table:table-cell>
          <table:table-cell table:formula="of:=IF(AND(ISNUMBER([.D954]);ISNUMBER([.H954]);[.D954]&lt;[.H954]);[.H954]-[.D9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4.p</text:p>
          </table:table-cell>
          <table:table-cell office:value-type="float" office:value="6449" calcext:value-type="float">
            <text:p>6449</text:p>
          </table:table-cell>
          <table:table-cell office:value-type="float" office:value="647" calcext:value-type="float">
            <text:p>647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47" calcext:value-type="float">
            <text:p>64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955" table:formula="of:=IF(AND(ISNUMBER([.D955]);ISNUMBER([.H955]);[.D955]&gt;[.H955]);1;0)" office:value-type="float" office:value="0" calcext:value-type="float">
            <text:p>0</text:p>
          </table:table-cell>
          <table:table-cell table:style-name="ce2155" table:formula="of:=IF(AND(ISNUMBER([.D955]);ISNUMBER([.H955]);[.D955]&lt;[.H955]);1;0)" office:value-type="float" office:value="0" calcext:value-type="float">
            <text:p>0</text:p>
          </table:table-cell>
          <table:table-cell/>
          <table:table-cell table:formula="of:=IF(AND(ISNUMBER([.D955]);ISNUMBER([.H955]);[.D955]&gt;[.H955]);[.D955]-[.H955];0)" office:value-type="float" office:value="0" calcext:value-type="float">
            <text:p>0</text:p>
          </table:table-cell>
          <table:table-cell table:formula="of:=IF(AND(ISNUMBER([.D955]);ISNUMBER([.H955]);[.D955]&lt;[.H955]);[.H955]-[.D9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5.p</text:p>
          </table:table-cell>
          <table:table-cell office:value-type="float" office:value="6968" calcext:value-type="float">
            <text:p>6968</text:p>
          </table:table-cell>
          <table:table-cell office:value-type="float" office:value="699" calcext:value-type="float">
            <text:p>69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8034" calcext:value-type="float">
            <text:p>8034</text:p>
          </table:table-cell>
          <table:table-cell office:value-type="float" office:value="699" calcext:value-type="float">
            <text:p>699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956" table:formula="of:=IF(AND(ISNUMBER([.D956]);ISNUMBER([.H956]);[.D956]&gt;[.H956]);1;0)" office:value-type="float" office:value="0" calcext:value-type="float">
            <text:p>0</text:p>
          </table:table-cell>
          <table:table-cell table:style-name="ce2156" table:formula="of:=IF(AND(ISNUMBER([.D956]);ISNUMBER([.H956]);[.D956]&lt;[.H956]);1;0)" office:value-type="float" office:value="0" calcext:value-type="float">
            <text:p>0</text:p>
          </table:table-cell>
          <table:table-cell/>
          <table:table-cell table:formula="of:=IF(AND(ISNUMBER([.D956]);ISNUMBER([.H956]);[.D956]&gt;[.H956]);[.D956]-[.H956];0)" office:value-type="float" office:value="0" calcext:value-type="float">
            <text:p>0</text:p>
          </table:table-cell>
          <table:table-cell table:formula="of:=IF(AND(ISNUMBER([.D956]);ISNUMBER([.H956]);[.D956]&lt;[.H956]);[.H956]-[.D9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6.p</text:p>
          </table:table-cell>
          <table:table-cell office:value-type="float" office:value="7507" calcext:value-type="float">
            <text:p>7507</text:p>
          </table:table-cell>
          <table:table-cell office:value-type="float" office:value="753" calcext:value-type="float">
            <text:p>75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753" calcext:value-type="float">
            <text:p>753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style-name="ce957" table:formula="of:=IF(AND(ISNUMBER([.D957]);ISNUMBER([.H957]);[.D957]&gt;[.H957]);1;0)" office:value-type="float" office:value="0" calcext:value-type="float">
            <text:p>0</text:p>
          </table:table-cell>
          <table:table-cell table:style-name="ce2157" table:formula="of:=IF(AND(ISNUMBER([.D957]);ISNUMBER([.H957]);[.D957]&lt;[.H957]);1;0)" office:value-type="float" office:value="0" calcext:value-type="float">
            <text:p>0</text:p>
          </table:table-cell>
          <table:table-cell/>
          <table:table-cell table:formula="of:=IF(AND(ISNUMBER([.D957]);ISNUMBER([.H957]);[.D957]&gt;[.H957]);[.D957]-[.H957];0)" office:value-type="float" office:value="0" calcext:value-type="float">
            <text:p>0</text:p>
          </table:table-cell>
          <table:table-cell table:formula="of:=IF(AND(ISNUMBER([.D957]);ISNUMBER([.H957]);[.D957]&lt;[.H957]);[.H957]-[.D9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7.p</text:p>
          </table:table-cell>
          <table:table-cell office:value-type="float" office:value="8066" calcext:value-type="float">
            <text:p>8066</text:p>
          </table:table-cell>
          <table:table-cell office:value-type="float" office:value="809" calcext:value-type="float">
            <text:p>809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9326" calcext:value-type="float">
            <text:p>9326</text:p>
          </table:table-cell>
          <table:table-cell office:value-type="float" office:value="809" calcext:value-type="float">
            <text:p>809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958" table:formula="of:=IF(AND(ISNUMBER([.D958]);ISNUMBER([.H958]);[.D958]&gt;[.H958]);1;0)" office:value-type="float" office:value="0" calcext:value-type="float">
            <text:p>0</text:p>
          </table:table-cell>
          <table:table-cell table:style-name="ce2158" table:formula="of:=IF(AND(ISNUMBER([.D958]);ISNUMBER([.H958]);[.D958]&lt;[.H958]);1;0)" office:value-type="float" office:value="0" calcext:value-type="float">
            <text:p>0</text:p>
          </table:table-cell>
          <table:table-cell/>
          <table:table-cell table:formula="of:=IF(AND(ISNUMBER([.D958]);ISNUMBER([.H958]);[.D958]&gt;[.H958]);[.D958]-[.H958];0)" office:value-type="float" office:value="0" calcext:value-type="float">
            <text:p>0</text:p>
          </table:table-cell>
          <table:table-cell table:formula="of:=IF(AND(ISNUMBER([.D958]);ISNUMBER([.H958]);[.D958]&lt;[.H958]);[.H958]-[.D9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8.p</text:p>
          </table:table-cell>
          <table:table-cell office:value-type="float" office:value="8645" calcext:value-type="float">
            <text:p>8645</text:p>
          </table:table-cell>
          <table:table-cell office:value-type="float" office:value="867" calcext:value-type="float">
            <text:p>8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08" calcext:value-type="float">
            <text:p>10008</text:p>
          </table:table-cell>
          <table:table-cell office:value-type="float" office:value="867" calcext:value-type="float">
            <text:p>867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style-name="ce959" table:formula="of:=IF(AND(ISNUMBER([.D959]);ISNUMBER([.H959]);[.D959]&gt;[.H959]);1;0)" office:value-type="float" office:value="0" calcext:value-type="float">
            <text:p>0</text:p>
          </table:table-cell>
          <table:table-cell table:style-name="ce2159" table:formula="of:=IF(AND(ISNUMBER([.D959]);ISNUMBER([.H959]);[.D959]&lt;[.H959]);1;0)" office:value-type="float" office:value="0" calcext:value-type="float">
            <text:p>0</text:p>
          </table:table-cell>
          <table:table-cell/>
          <table:table-cell table:formula="of:=IF(AND(ISNUMBER([.D959]);ISNUMBER([.H959]);[.D959]&gt;[.H959]);[.D959]-[.H959];0)" office:value-type="float" office:value="0" calcext:value-type="float">
            <text:p>0</text:p>
          </table:table-cell>
          <table:table-cell table:formula="of:=IF(AND(ISNUMBER([.D959]);ISNUMBER([.H959]);[.D959]&lt;[.H959]);[.H959]-[.D9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9.p</text:p>
          </table:table-cell>
          <table:table-cell office:value-type="float" office:value="9244" calcext:value-type="float">
            <text:p>9244</text:p>
          </table:table-cell>
          <table:table-cell office:value-type="float" office:value="927" calcext:value-type="float">
            <text:p>9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714" calcext:value-type="float">
            <text:p>10714</text:p>
          </table:table-cell>
          <table:table-cell office:value-type="float" office:value="927" calcext:value-type="float">
            <text:p>927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style-name="ce960" table:formula="of:=IF(AND(ISNUMBER([.D960]);ISNUMBER([.H960]);[.D960]&gt;[.H960]);1;0)" office:value-type="float" office:value="0" calcext:value-type="float">
            <text:p>0</text:p>
          </table:table-cell>
          <table:table-cell table:style-name="ce2160" table:formula="of:=IF(AND(ISNUMBER([.D960]);ISNUMBER([.H960]);[.D960]&lt;[.H960]);1;0)" office:value-type="float" office:value="0" calcext:value-type="float">
            <text:p>0</text:p>
          </table:table-cell>
          <table:table-cell/>
          <table:table-cell table:formula="of:=IF(AND(ISNUMBER([.D960]);ISNUMBER([.H960]);[.D960]&gt;[.H960]);[.D960]-[.H960];0)" office:value-type="float" office:value="0" calcext:value-type="float">
            <text:p>0</text:p>
          </table:table-cell>
          <table:table-cell table:formula="of:=IF(AND(ISNUMBER([.D960]);ISNUMBER([.H960]);[.D960]&lt;[.H960]);[.H960]-[.D9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.p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961" table:formula="of:=IF(AND(ISNUMBER([.D961]);ISNUMBER([.H961]);[.D961]&gt;[.H961]);1;0)" office:value-type="float" office:value="0" calcext:value-type="float">
            <text:p>0</text:p>
          </table:table-cell>
          <table:table-cell table:style-name="ce2161" table:formula="of:=IF(AND(ISNUMBER([.D961]);ISNUMBER([.H961]);[.D961]&lt;[.H961]);1;0)" office:value-type="float" office:value="0" calcext:value-type="float">
            <text:p>0</text:p>
          </table:table-cell>
          <table:table-cell/>
          <table:table-cell table:formula="of:=IF(AND(ISNUMBER([.D961]);ISNUMBER([.H961]);[.D961]&gt;[.H961]);[.D961]-[.H961];0)" office:value-type="float" office:value="0" calcext:value-type="float">
            <text:p>0</text:p>
          </table:table-cell>
          <table:table-cell table:formula="of:=IF(AND(ISNUMBER([.D961]);ISNUMBER([.H961]);[.D961]&lt;[.H961]);[.H961]-[.D9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0.p</text:p>
          </table:table-cell>
          <table:table-cell office:value-type="float" office:value="9863" calcext:value-type="float">
            <text:p>9863</text:p>
          </table:table-cell>
          <table:table-cell office:value-type="float" office:value="989" calcext:value-type="float">
            <text:p>989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444" calcext:value-type="float">
            <text:p>11444</text:p>
          </table:table-cell>
          <table:table-cell office:value-type="float" office:value="989" calcext:value-type="float">
            <text:p>989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style-name="ce962" table:formula="of:=IF(AND(ISNUMBER([.D962]);ISNUMBER([.H962]);[.D962]&gt;[.H962]);1;0)" office:value-type="float" office:value="0" calcext:value-type="float">
            <text:p>0</text:p>
          </table:table-cell>
          <table:table-cell table:style-name="ce2162" table:formula="of:=IF(AND(ISNUMBER([.D962]);ISNUMBER([.H962]);[.D962]&lt;[.H962]);1;0)" office:value-type="float" office:value="0" calcext:value-type="float">
            <text:p>0</text:p>
          </table:table-cell>
          <table:table-cell/>
          <table:table-cell table:formula="of:=IF(AND(ISNUMBER([.D962]);ISNUMBER([.H962]);[.D962]&gt;[.H962]);[.D962]-[.H962];0)" office:value-type="float" office:value="0" calcext:value-type="float">
            <text:p>0</text:p>
          </table:table-cell>
          <table:table-cell table:formula="of:=IF(AND(ISNUMBER([.D962]);ISNUMBER([.H962]);[.D962]&lt;[.H962]);[.H962]-[.D9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1.p</text:p>
          </table:table-cell>
          <table:table-cell office:value-type="float" office:value="10502" calcext:value-type="float">
            <text:p>10502</text:p>
          </table:table-cell>
          <table:table-cell office:value-type="float" office:value="1053" calcext:value-type="float">
            <text:p>1053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2198" calcext:value-type="float">
            <text:p>12198</text:p>
          </table:table-cell>
          <table:table-cell office:value-type="float" office:value="1053" calcext:value-type="float">
            <text:p>1053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style-name="ce963" table:formula="of:=IF(AND(ISNUMBER([.D963]);ISNUMBER([.H963]);[.D963]&gt;[.H963]);1;0)" office:value-type="float" office:value="0" calcext:value-type="float">
            <text:p>0</text:p>
          </table:table-cell>
          <table:table-cell table:style-name="ce2163" table:formula="of:=IF(AND(ISNUMBER([.D963]);ISNUMBER([.H963]);[.D963]&lt;[.H963]);1;0)" office:value-type="float" office:value="0" calcext:value-type="float">
            <text:p>0</text:p>
          </table:table-cell>
          <table:table-cell/>
          <table:table-cell table:formula="of:=IF(AND(ISNUMBER([.D963]);ISNUMBER([.H963]);[.D963]&gt;[.H963]);[.D963]-[.H963];0)" office:value-type="float" office:value="0" calcext:value-type="float">
            <text:p>0</text:p>
          </table:table-cell>
          <table:table-cell table:formula="of:=IF(AND(ISNUMBER([.D963]);ISNUMBER([.H963]);[.D963]&lt;[.H963]);[.H963]-[.D9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2.p</text:p>
          </table:table-cell>
          <table:table-cell office:value-type="float" office:value="11161" calcext:value-type="float">
            <text:p>11161</text:p>
          </table:table-cell>
          <table:table-cell office:value-type="float" office:value="1119" calcext:value-type="float">
            <text:p>1119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976" calcext:value-type="float">
            <text:p>12976</text:p>
          </table:table-cell>
          <table:table-cell office:value-type="float" office:value="1119" calcext:value-type="float">
            <text:p>1119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ce964" table:formula="of:=IF(AND(ISNUMBER([.D964]);ISNUMBER([.H964]);[.D964]&gt;[.H964]);1;0)" office:value-type="float" office:value="0" calcext:value-type="float">
            <text:p>0</text:p>
          </table:table-cell>
          <table:table-cell table:style-name="ce2164" table:formula="of:=IF(AND(ISNUMBER([.D964]);ISNUMBER([.H964]);[.D964]&lt;[.H964]);1;0)" office:value-type="float" office:value="0" calcext:value-type="float">
            <text:p>0</text:p>
          </table:table-cell>
          <table:table-cell/>
          <table:table-cell table:formula="of:=IF(AND(ISNUMBER([.D964]);ISNUMBER([.H964]);[.D964]&gt;[.H964]);[.D964]-[.H964];0)" office:value-type="float" office:value="0" calcext:value-type="float">
            <text:p>0</text:p>
          </table:table-cell>
          <table:table-cell table:formula="of:=IF(AND(ISNUMBER([.D964]);ISNUMBER([.H964]);[.D964]&lt;[.H964]);[.H964]-[.D9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3.p</text:p>
          </table:table-cell>
          <table:table-cell office:value-type="float" office:value="11840" calcext:value-type="float">
            <text:p>11840</text:p>
          </table:table-cell>
          <table:table-cell office:value-type="float" office:value="1187" calcext:value-type="float">
            <text:p>1187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3778" calcext:value-type="float">
            <text:p>13778</text:p>
          </table:table-cell>
          <table:table-cell office:value-type="float" office:value="1187" calcext:value-type="float">
            <text:p>1187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style-name="ce965" table:formula="of:=IF(AND(ISNUMBER([.D965]);ISNUMBER([.H965]);[.D965]&gt;[.H965]);1;0)" office:value-type="float" office:value="0" calcext:value-type="float">
            <text:p>0</text:p>
          </table:table-cell>
          <table:table-cell table:style-name="ce2165" table:formula="of:=IF(AND(ISNUMBER([.D965]);ISNUMBER([.H965]);[.D965]&lt;[.H965]);1;0)" office:value-type="float" office:value="0" calcext:value-type="float">
            <text:p>0</text:p>
          </table:table-cell>
          <table:table-cell/>
          <table:table-cell table:formula="of:=IF(AND(ISNUMBER([.D965]);ISNUMBER([.H965]);[.D965]&gt;[.H965]);[.D965]-[.H965];0)" office:value-type="float" office:value="0" calcext:value-type="float">
            <text:p>0</text:p>
          </table:table-cell>
          <table:table-cell table:formula="of:=IF(AND(ISNUMBER([.D965]);ISNUMBER([.H965]);[.D965]&lt;[.H965]);[.H965]-[.D9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4.p</text:p>
          </table:table-cell>
          <table:table-cell office:value-type="float" office:value="12539" calcext:value-type="float">
            <text:p>12539</text:p>
          </table:table-cell>
          <table:table-cell office:value-type="float" office:value="1257" calcext:value-type="float">
            <text:p>1257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4604" calcext:value-type="float">
            <text:p>14604</text:p>
          </table:table-cell>
          <table:table-cell office:value-type="float" office:value="1257" calcext:value-type="float">
            <text:p>1257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style-name="ce966" table:formula="of:=IF(AND(ISNUMBER([.D966]);ISNUMBER([.H966]);[.D966]&gt;[.H966]);1;0)" office:value-type="float" office:value="0" calcext:value-type="float">
            <text:p>0</text:p>
          </table:table-cell>
          <table:table-cell table:style-name="ce2166" table:formula="of:=IF(AND(ISNUMBER([.D966]);ISNUMBER([.H966]);[.D966]&lt;[.H966]);1;0)" office:value-type="float" office:value="0" calcext:value-type="float">
            <text:p>0</text:p>
          </table:table-cell>
          <table:table-cell/>
          <table:table-cell table:formula="of:=IF(AND(ISNUMBER([.D966]);ISNUMBER([.H966]);[.D966]&gt;[.H966]);[.D966]-[.H966];0)" office:value-type="float" office:value="0" calcext:value-type="float">
            <text:p>0</text:p>
          </table:table-cell>
          <table:table-cell table:formula="of:=IF(AND(ISNUMBER([.D966]);ISNUMBER([.H966]);[.D966]&lt;[.H966]);[.H966]-[.D9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5.p</text:p>
          </table:table-cell>
          <table:table-cell office:value-type="float" office:value="13258" calcext:value-type="float">
            <text:p>13258</text:p>
          </table:table-cell>
          <table:table-cell office:value-type="float" office:value="1329" calcext:value-type="float">
            <text:p>1329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5454" calcext:value-type="float">
            <text:p>15454</text:p>
          </table:table-cell>
          <table:table-cell office:value-type="float" office:value="1329" calcext:value-type="float">
            <text:p>1329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style-name="ce967" table:formula="of:=IF(AND(ISNUMBER([.D967]);ISNUMBER([.H967]);[.D967]&gt;[.H967]);1;0)" office:value-type="float" office:value="0" calcext:value-type="float">
            <text:p>0</text:p>
          </table:table-cell>
          <table:table-cell table:style-name="ce2167" table:formula="of:=IF(AND(ISNUMBER([.D967]);ISNUMBER([.H967]);[.D967]&lt;[.H967]);1;0)" office:value-type="float" office:value="0" calcext:value-type="float">
            <text:p>0</text:p>
          </table:table-cell>
          <table:table-cell/>
          <table:table-cell table:formula="of:=IF(AND(ISNUMBER([.D967]);ISNUMBER([.H967]);[.D967]&gt;[.H967]);[.D967]-[.H967];0)" office:value-type="float" office:value="0" calcext:value-type="float">
            <text:p>0</text:p>
          </table:table-cell>
          <table:table-cell table:formula="of:=IF(AND(ISNUMBER([.D967]);ISNUMBER([.H967]);[.D967]&lt;[.H967]);[.H967]-[.D9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6.p</text:p>
          </table:table-cell>
          <table:table-cell office:value-type="float" office:value="13997" calcext:value-type="float">
            <text:p>13997</text:p>
          </table:table-cell>
          <table:table-cell office:value-type="float" office:value="1403" calcext:value-type="float">
            <text:p>140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328" calcext:value-type="float">
            <text:p>16328</text:p>
          </table:table-cell>
          <table:table-cell office:value-type="float" office:value="1403" calcext:value-type="float">
            <text:p>1403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table:style-name="ce968" table:formula="of:=IF(AND(ISNUMBER([.D968]);ISNUMBER([.H968]);[.D968]&gt;[.H968]);1;0)" office:value-type="float" office:value="0" calcext:value-type="float">
            <text:p>0</text:p>
          </table:table-cell>
          <table:table-cell table:style-name="ce2168" table:formula="of:=IF(AND(ISNUMBER([.D968]);ISNUMBER([.H968]);[.D968]&lt;[.H968]);1;0)" office:value-type="float" office:value="0" calcext:value-type="float">
            <text:p>0</text:p>
          </table:table-cell>
          <table:table-cell/>
          <table:table-cell table:formula="of:=IF(AND(ISNUMBER([.D968]);ISNUMBER([.H968]);[.D968]&gt;[.H968]);[.D968]-[.H968];0)" office:value-type="float" office:value="0" calcext:value-type="float">
            <text:p>0</text:p>
          </table:table-cell>
          <table:table-cell table:formula="of:=IF(AND(ISNUMBER([.D968]);ISNUMBER([.H968]);[.D968]&lt;[.H968]);[.H968]-[.D9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7.p</text:p>
          </table:table-cell>
          <table:table-cell office:value-type="float" office:value="14756" calcext:value-type="float">
            <text:p>14756</text:p>
          </table:table-cell>
          <table:table-cell office:value-type="float" office:value="1479" calcext:value-type="float">
            <text:p>1479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7226" calcext:value-type="float">
            <text:p>17226</text:p>
          </table:table-cell>
          <table:table-cell office:value-type="float" office:value="1479" calcext:value-type="float">
            <text:p>1479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style-name="ce969" table:formula="of:=IF(AND(ISNUMBER([.D969]);ISNUMBER([.H969]);[.D969]&gt;[.H969]);1;0)" office:value-type="float" office:value="0" calcext:value-type="float">
            <text:p>0</text:p>
          </table:table-cell>
          <table:table-cell table:style-name="ce2169" table:formula="of:=IF(AND(ISNUMBER([.D969]);ISNUMBER([.H969]);[.D969]&lt;[.H969]);1;0)" office:value-type="float" office:value="0" calcext:value-type="float">
            <text:p>0</text:p>
          </table:table-cell>
          <table:table-cell/>
          <table:table-cell table:formula="of:=IF(AND(ISNUMBER([.D969]);ISNUMBER([.H969]);[.D969]&gt;[.H969]);[.D969]-[.H969];0)" office:value-type="float" office:value="0" calcext:value-type="float">
            <text:p>0</text:p>
          </table:table-cell>
          <table:table-cell table:formula="of:=IF(AND(ISNUMBER([.D969]);ISNUMBER([.H969]);[.D969]&lt;[.H969]);[.H969]-[.D9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8.p</text:p>
          </table:table-cell>
          <table:table-cell office:value-type="float" office:value="15535" calcext:value-type="float">
            <text:p>15535</text:p>
          </table:table-cell>
          <table:table-cell office:value-type="float" office:value="1557" calcext:value-type="float">
            <text:p>155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70" table:formula="of:=IF(AND(ISNUMBER([.D970]);ISNUMBER([.H970]);[.D970]&gt;[.H970]);1;0)" office:value-type="float" office:value="0" calcext:value-type="float">
            <text:p>0</text:p>
          </table:table-cell>
          <table:table-cell table:style-name="ce2170" table:formula="of:=IF(AND(ISNUMBER([.D970]);ISNUMBER([.H970]);[.D970]&lt;[.H970]);1;0)" office:value-type="float" office:value="0" calcext:value-type="float">
            <text:p>0</text:p>
          </table:table-cell>
          <table:table-cell/>
          <table:table-cell table:formula="of:=IF(AND(ISNUMBER([.D970]);ISNUMBER([.H970]);[.D970]&gt;[.H970]);[.D970]-[.H970];0)" office:value-type="float" office:value="0" calcext:value-type="float">
            <text:p>0</text:p>
          </table:table-cell>
          <table:table-cell table:formula="of:=IF(AND(ISNUMBER([.D970]);ISNUMBER([.H970]);[.D970]&lt;[.H970]);[.H970]-[.D9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9.p</text:p>
          </table:table-cell>
          <table:table-cell office:value-type="float" office:value="16334" calcext:value-type="float">
            <text:p>16334</text:p>
          </table:table-cell>
          <table:table-cell office:value-type="float" office:value="1637" calcext:value-type="float">
            <text:p>163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71" table:formula="of:=IF(AND(ISNUMBER([.D971]);ISNUMBER([.H971]);[.D971]&gt;[.H971]);1;0)" office:value-type="float" office:value="0" calcext:value-type="float">
            <text:p>0</text:p>
          </table:table-cell>
          <table:table-cell table:style-name="ce2171" table:formula="of:=IF(AND(ISNUMBER([.D971]);ISNUMBER([.H971]);[.D971]&lt;[.H971]);1;0)" office:value-type="float" office:value="0" calcext:value-type="float">
            <text:p>0</text:p>
          </table:table-cell>
          <table:table-cell/>
          <table:table-cell table:formula="of:=IF(AND(ISNUMBER([.D971]);ISNUMBER([.H971]);[.D971]&gt;[.H971]);[.D971]-[.H971];0)" office:value-type="float" office:value="0" calcext:value-type="float">
            <text:p>0</text:p>
          </table:table-cell>
          <table:table-cell table:formula="of:=IF(AND(ISNUMBER([.D971]);ISNUMBER([.H971]);[.D971]&lt;[.H971]);[.H971]-[.D9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.p</text:p>
          </table:table-cell>
          <table:table-cell office:value-type="float" office:value="264" calcext:value-type="float">
            <text:p>26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972" table:formula="of:=IF(AND(ISNUMBER([.D972]);ISNUMBER([.H972]);[.D972]&gt;[.H972]);1;0)" office:value-type="float" office:value="0" calcext:value-type="float">
            <text:p>0</text:p>
          </table:table-cell>
          <table:table-cell table:style-name="ce2172" table:formula="of:=IF(AND(ISNUMBER([.D972]);ISNUMBER([.H972]);[.D972]&lt;[.H972]);1;0)" office:value-type="float" office:value="0" calcext:value-type="float">
            <text:p>0</text:p>
          </table:table-cell>
          <table:table-cell/>
          <table:table-cell table:formula="of:=IF(AND(ISNUMBER([.D972]);ISNUMBER([.H972]);[.D972]&gt;[.H972]);[.D972]-[.H972];0)" office:value-type="float" office:value="0" calcext:value-type="float">
            <text:p>0</text:p>
          </table:table-cell>
          <table:table-cell table:formula="of:=IF(AND(ISNUMBER([.D972]);ISNUMBER([.H972]);[.D972]&lt;[.H972]);[.H972]-[.D9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0.p</text:p>
          </table:table-cell>
          <table:table-cell office:value-type="float" office:value="17153" calcext:value-type="float">
            <text:p>17153</text:p>
          </table:table-cell>
          <table:table-cell office:value-type="float" office:value="1719" calcext:value-type="float">
            <text:p>1719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73" table:formula="of:=IF(AND(ISNUMBER([.D973]);ISNUMBER([.H973]);[.D973]&gt;[.H973]);1;0)" office:value-type="float" office:value="0" calcext:value-type="float">
            <text:p>0</text:p>
          </table:table-cell>
          <table:table-cell table:style-name="ce2173" table:formula="of:=IF(AND(ISNUMBER([.D973]);ISNUMBER([.H973]);[.D973]&lt;[.H973]);1;0)" office:value-type="float" office:value="0" calcext:value-type="float">
            <text:p>0</text:p>
          </table:table-cell>
          <table:table-cell/>
          <table:table-cell table:formula="of:=IF(AND(ISNUMBER([.D973]);ISNUMBER([.H973]);[.D973]&gt;[.H973]);[.D973]-[.H973];0)" office:value-type="float" office:value="0" calcext:value-type="float">
            <text:p>0</text:p>
          </table:table-cell>
          <table:table-cell table:formula="of:=IF(AND(ISNUMBER([.D973]);ISNUMBER([.H973]);[.D973]&lt;[.H973]);[.H973]-[.D9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1.p</text:p>
          </table:table-cell>
          <table:table-cell office:value-type="float" office:value="17992" calcext:value-type="float">
            <text:p>17992</text:p>
          </table:table-cell>
          <table:table-cell office:value-type="float" office:value="1803" calcext:value-type="float">
            <text:p>1803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74" table:formula="of:=IF(AND(ISNUMBER([.D974]);ISNUMBER([.H974]);[.D974]&gt;[.H974]);1;0)" office:value-type="float" office:value="0" calcext:value-type="float">
            <text:p>0</text:p>
          </table:table-cell>
          <table:table-cell table:style-name="ce2174" table:formula="of:=IF(AND(ISNUMBER([.D974]);ISNUMBER([.H974]);[.D974]&lt;[.H974]);1;0)" office:value-type="float" office:value="0" calcext:value-type="float">
            <text:p>0</text:p>
          </table:table-cell>
          <table:table-cell/>
          <table:table-cell table:formula="of:=IF(AND(ISNUMBER([.D974]);ISNUMBER([.H974]);[.D974]&gt;[.H974]);[.D974]-[.H974];0)" office:value-type="float" office:value="0" calcext:value-type="float">
            <text:p>0</text:p>
          </table:table-cell>
          <table:table-cell table:formula="of:=IF(AND(ISNUMBER([.D974]);ISNUMBER([.H974]);[.D974]&lt;[.H974]);[.H974]-[.D9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2.p</text:p>
          </table:table-cell>
          <table:table-cell office:value-type="float" office:value="18851" calcext:value-type="float">
            <text:p>18851</text:p>
          </table:table-cell>
          <table:table-cell office:value-type="float" office:value="1889" calcext:value-type="float">
            <text:p>1889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75" table:formula="of:=IF(AND(ISNUMBER([.D975]);ISNUMBER([.H975]);[.D975]&gt;[.H975]);1;0)" office:value-type="float" office:value="0" calcext:value-type="float">
            <text:p>0</text:p>
          </table:table-cell>
          <table:table-cell table:style-name="ce2175" table:formula="of:=IF(AND(ISNUMBER([.D975]);ISNUMBER([.H975]);[.D975]&lt;[.H975]);1;0)" office:value-type="float" office:value="0" calcext:value-type="float">
            <text:p>0</text:p>
          </table:table-cell>
          <table:table-cell/>
          <table:table-cell table:formula="of:=IF(AND(ISNUMBER([.D975]);ISNUMBER([.H975]);[.D975]&gt;[.H975]);[.D975]-[.H975];0)" office:value-type="float" office:value="0" calcext:value-type="float">
            <text:p>0</text:p>
          </table:table-cell>
          <table:table-cell table:formula="of:=IF(AND(ISNUMBER([.D975]);ISNUMBER([.H975]);[.D975]&lt;[.H975]);[.H975]-[.D9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3.p</text:p>
          </table:table-cell>
          <table:table-cell office:value-type="float" office:value="19730" calcext:value-type="float">
            <text:p>19730</text:p>
          </table:table-cell>
          <table:table-cell office:value-type="float" office:value="1977" calcext:value-type="float">
            <text:p>1977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76" table:formula="of:=IF(AND(ISNUMBER([.D976]);ISNUMBER([.H976]);[.D976]&gt;[.H976]);1;0)" office:value-type="float" office:value="0" calcext:value-type="float">
            <text:p>0</text:p>
          </table:table-cell>
          <table:table-cell table:style-name="ce2176" table:formula="of:=IF(AND(ISNUMBER([.D976]);ISNUMBER([.H976]);[.D976]&lt;[.H976]);1;0)" office:value-type="float" office:value="0" calcext:value-type="float">
            <text:p>0</text:p>
          </table:table-cell>
          <table:table-cell/>
          <table:table-cell table:formula="of:=IF(AND(ISNUMBER([.D976]);ISNUMBER([.H976]);[.D976]&gt;[.H976]);[.D976]-[.H976];0)" office:value-type="float" office:value="0" calcext:value-type="float">
            <text:p>0</text:p>
          </table:table-cell>
          <table:table-cell table:formula="of:=IF(AND(ISNUMBER([.D976]);ISNUMBER([.H976]);[.D976]&lt;[.H976]);[.H976]-[.D9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4.p</text:p>
          </table:table-cell>
          <table:table-cell office:value-type="float" office:value="20629" calcext:value-type="float">
            <text:p>20629</text:p>
          </table:table-cell>
          <table:table-cell office:value-type="float" office:value="2067" calcext:value-type="float">
            <text:p>2067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77" table:formula="of:=IF(AND(ISNUMBER([.D977]);ISNUMBER([.H977]);[.D977]&gt;[.H977]);1;0)" office:value-type="float" office:value="0" calcext:value-type="float">
            <text:p>0</text:p>
          </table:table-cell>
          <table:table-cell table:style-name="ce2177" table:formula="of:=IF(AND(ISNUMBER([.D977]);ISNUMBER([.H977]);[.D977]&lt;[.H977]);1;0)" office:value-type="float" office:value="0" calcext:value-type="float">
            <text:p>0</text:p>
          </table:table-cell>
          <table:table-cell/>
          <table:table-cell table:formula="of:=IF(AND(ISNUMBER([.D977]);ISNUMBER([.H977]);[.D977]&gt;[.H977]);[.D977]-[.H977];0)" office:value-type="float" office:value="0" calcext:value-type="float">
            <text:p>0</text:p>
          </table:table-cell>
          <table:table-cell table:formula="of:=IF(AND(ISNUMBER([.D977]);ISNUMBER([.H977]);[.D977]&lt;[.H977]);[.H977]-[.D9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5.p</text:p>
          </table:table-cell>
          <table:table-cell office:value-type="float" office:value="21548" calcext:value-type="float">
            <text:p>21548</text:p>
          </table:table-cell>
          <table:table-cell office:value-type="float" office:value="2159" calcext:value-type="float">
            <text:p>2159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78" table:formula="of:=IF(AND(ISNUMBER([.D978]);ISNUMBER([.H978]);[.D978]&gt;[.H978]);1;0)" office:value-type="float" office:value="0" calcext:value-type="float">
            <text:p>0</text:p>
          </table:table-cell>
          <table:table-cell table:style-name="ce2178" table:formula="of:=IF(AND(ISNUMBER([.D978]);ISNUMBER([.H978]);[.D978]&lt;[.H978]);1;0)" office:value-type="float" office:value="0" calcext:value-type="float">
            <text:p>0</text:p>
          </table:table-cell>
          <table:table-cell/>
          <table:table-cell table:formula="of:=IF(AND(ISNUMBER([.D978]);ISNUMBER([.H978]);[.D978]&gt;[.H978]);[.D978]-[.H978];0)" office:value-type="float" office:value="0" calcext:value-type="float">
            <text:p>0</text:p>
          </table:table-cell>
          <table:table-cell table:formula="of:=IF(AND(ISNUMBER([.D978]);ISNUMBER([.H978]);[.D978]&lt;[.H978]);[.H978]-[.D9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6.p</text:p>
          </table:table-cell>
          <table:table-cell office:value-type="float" office:value="22487" calcext:value-type="float">
            <text:p>22487</text:p>
          </table:table-cell>
          <table:table-cell office:value-type="float" office:value="2253" calcext:value-type="float">
            <text:p>2253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79" table:formula="of:=IF(AND(ISNUMBER([.D979]);ISNUMBER([.H979]);[.D979]&gt;[.H979]);1;0)" office:value-type="float" office:value="0" calcext:value-type="float">
            <text:p>0</text:p>
          </table:table-cell>
          <table:table-cell table:style-name="ce2179" table:formula="of:=IF(AND(ISNUMBER([.D979]);ISNUMBER([.H979]);[.D979]&lt;[.H979]);1;0)" office:value-type="float" office:value="0" calcext:value-type="float">
            <text:p>0</text:p>
          </table:table-cell>
          <table:table-cell/>
          <table:table-cell table:formula="of:=IF(AND(ISNUMBER([.D979]);ISNUMBER([.H979]);[.D979]&gt;[.H979]);[.D979]-[.H979];0)" office:value-type="float" office:value="0" calcext:value-type="float">
            <text:p>0</text:p>
          </table:table-cell>
          <table:table-cell table:formula="of:=IF(AND(ISNUMBER([.D979]);ISNUMBER([.H979]);[.D979]&lt;[.H979]);[.H979]-[.D9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7.p</text:p>
          </table:table-cell>
          <table:table-cell office:value-type="float" office:value="23446" calcext:value-type="float">
            <text:p>23446</text:p>
          </table:table-cell>
          <table:table-cell office:value-type="float" office:value="2349" calcext:value-type="float">
            <text:p>2349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80" table:formula="of:=IF(AND(ISNUMBER([.D980]);ISNUMBER([.H980]);[.D980]&gt;[.H980]);1;0)" office:value-type="float" office:value="0" calcext:value-type="float">
            <text:p>0</text:p>
          </table:table-cell>
          <table:table-cell table:style-name="ce2180" table:formula="of:=IF(AND(ISNUMBER([.D980]);ISNUMBER([.H980]);[.D980]&lt;[.H980]);1;0)" office:value-type="float" office:value="0" calcext:value-type="float">
            <text:p>0</text:p>
          </table:table-cell>
          <table:table-cell/>
          <table:table-cell table:formula="of:=IF(AND(ISNUMBER([.D980]);ISNUMBER([.H980]);[.D980]&gt;[.H980]);[.D980]-[.H980];0)" office:value-type="float" office:value="0" calcext:value-type="float">
            <text:p>0</text:p>
          </table:table-cell>
          <table:table-cell table:formula="of:=IF(AND(ISNUMBER([.D980]);ISNUMBER([.H980]);[.D980]&lt;[.H980]);[.H980]-[.D9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8.p</text:p>
          </table:table-cell>
          <table:table-cell office:value-type="float" office:value="24425" calcext:value-type="float">
            <text:p>24425</text:p>
          </table:table-cell>
          <table:table-cell office:value-type="float" office:value="2447" calcext:value-type="float">
            <text:p>244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81" table:formula="of:=IF(AND(ISNUMBER([.D981]);ISNUMBER([.H981]);[.D981]&gt;[.H981]);1;0)" office:value-type="float" office:value="0" calcext:value-type="float">
            <text:p>0</text:p>
          </table:table-cell>
          <table:table-cell table:style-name="ce2181" table:formula="of:=IF(AND(ISNUMBER([.D981]);ISNUMBER([.H981]);[.D981]&lt;[.H981]);1;0)" office:value-type="float" office:value="0" calcext:value-type="float">
            <text:p>0</text:p>
          </table:table-cell>
          <table:table-cell/>
          <table:table-cell table:formula="of:=IF(AND(ISNUMBER([.D981]);ISNUMBER([.H981]);[.D981]&gt;[.H981]);[.D981]-[.H981];0)" office:value-type="float" office:value="0" calcext:value-type="float">
            <text:p>0</text:p>
          </table:table-cell>
          <table:table-cell table:formula="of:=IF(AND(ISNUMBER([.D981]);ISNUMBER([.H981]);[.D981]&lt;[.H981]);[.H981]-[.D9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9.p</text:p>
          </table:table-cell>
          <table:table-cell office:value-type="float" office:value="25424" calcext:value-type="float">
            <text:p>25424</text:p>
          </table:table-cell>
          <table:table-cell office:value-type="float" office:value="2547" calcext:value-type="float">
            <text:p>2547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82" table:formula="of:=IF(AND(ISNUMBER([.D982]);ISNUMBER([.H982]);[.D982]&gt;[.H982]);1;0)" office:value-type="float" office:value="0" calcext:value-type="float">
            <text:p>0</text:p>
          </table:table-cell>
          <table:table-cell table:style-name="ce2182" table:formula="of:=IF(AND(ISNUMBER([.D982]);ISNUMBER([.H982]);[.D982]&lt;[.H982]);1;0)" office:value-type="float" office:value="0" calcext:value-type="float">
            <text:p>0</text:p>
          </table:table-cell>
          <table:table-cell/>
          <table:table-cell table:formula="of:=IF(AND(ISNUMBER([.D982]);ISNUMBER([.H982]);[.D982]&gt;[.H982]);[.D982]-[.H982];0)" office:value-type="float" office:value="0" calcext:value-type="float">
            <text:p>0</text:p>
          </table:table-cell>
          <table:table-cell table:formula="of:=IF(AND(ISNUMBER([.D982]);ISNUMBER([.H982]);[.D982]&lt;[.H982]);[.H982]-[.D9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.p</text:p>
          </table:table-cell>
          <table:table-cell office:value-type="float" office:value="394" calcext:value-type="float">
            <text:p>394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983" table:formula="of:=IF(AND(ISNUMBER([.D983]);ISNUMBER([.H983]);[.D983]&gt;[.H983]);1;0)" office:value-type="float" office:value="0" calcext:value-type="float">
            <text:p>0</text:p>
          </table:table-cell>
          <table:table-cell table:style-name="ce2183" table:formula="of:=IF(AND(ISNUMBER([.D983]);ISNUMBER([.H983]);[.D983]&lt;[.H983]);1;0)" office:value-type="float" office:value="0" calcext:value-type="float">
            <text:p>0</text:p>
          </table:table-cell>
          <table:table-cell/>
          <table:table-cell table:formula="of:=IF(AND(ISNUMBER([.D983]);ISNUMBER([.H983]);[.D983]&gt;[.H983]);[.D983]-[.H983];0)" office:value-type="float" office:value="0" calcext:value-type="float">
            <text:p>0</text:p>
          </table:table-cell>
          <table:table-cell table:formula="of:=IF(AND(ISNUMBER([.D983]);ISNUMBER([.H983]);[.D983]&lt;[.H983]);[.H983]-[.D9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0.p</text:p>
          </table:table-cell>
          <table:table-cell office:value-type="float" office:value="26443" calcext:value-type="float">
            <text:p>26443</text:p>
          </table:table-cell>
          <table:table-cell office:value-type="float" office:value="2649" calcext:value-type="float">
            <text:p>264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84" table:formula="of:=IF(AND(ISNUMBER([.D984]);ISNUMBER([.H984]);[.D984]&gt;[.H984]);1;0)" office:value-type="float" office:value="0" calcext:value-type="float">
            <text:p>0</text:p>
          </table:table-cell>
          <table:table-cell table:style-name="ce2184" table:formula="of:=IF(AND(ISNUMBER([.D984]);ISNUMBER([.H984]);[.D984]&lt;[.H984]);1;0)" office:value-type="float" office:value="0" calcext:value-type="float">
            <text:p>0</text:p>
          </table:table-cell>
          <table:table-cell/>
          <table:table-cell table:formula="of:=IF(AND(ISNUMBER([.D984]);ISNUMBER([.H984]);[.D984]&gt;[.H984]);[.D984]-[.H984];0)" office:value-type="float" office:value="0" calcext:value-type="float">
            <text:p>0</text:p>
          </table:table-cell>
          <table:table-cell table:formula="of:=IF(AND(ISNUMBER([.D984]);ISNUMBER([.H984]);[.D984]&lt;[.H984]);[.H984]-[.D9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1.p</text:p>
          </table:table-cell>
          <table:table-cell office:value-type="float" office:value="27482" calcext:value-type="float">
            <text:p>27482</text:p>
          </table:table-cell>
          <table:table-cell office:value-type="float" office:value="2753" calcext:value-type="float">
            <text:p>2753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85" table:formula="of:=IF(AND(ISNUMBER([.D985]);ISNUMBER([.H985]);[.D985]&gt;[.H985]);1;0)" office:value-type="float" office:value="0" calcext:value-type="float">
            <text:p>0</text:p>
          </table:table-cell>
          <table:table-cell table:style-name="ce2185" table:formula="of:=IF(AND(ISNUMBER([.D985]);ISNUMBER([.H985]);[.D985]&lt;[.H985]);1;0)" office:value-type="float" office:value="0" calcext:value-type="float">
            <text:p>0</text:p>
          </table:table-cell>
          <table:table-cell/>
          <table:table-cell table:formula="of:=IF(AND(ISNUMBER([.D985]);ISNUMBER([.H985]);[.D985]&gt;[.H985]);[.D985]-[.H985];0)" office:value-type="float" office:value="0" calcext:value-type="float">
            <text:p>0</text:p>
          </table:table-cell>
          <table:table-cell table:formula="of:=IF(AND(ISNUMBER([.D985]);ISNUMBER([.H985]);[.D985]&lt;[.H985]);[.H985]-[.D9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2.p</text:p>
          </table:table-cell>
          <table:table-cell office:value-type="float" office:value="28541" calcext:value-type="float">
            <text:p>28541</text:p>
          </table:table-cell>
          <table:table-cell office:value-type="float" office:value="2859" calcext:value-type="float">
            <text:p>2859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86" table:formula="of:=IF(AND(ISNUMBER([.D986]);ISNUMBER([.H986]);[.D986]&gt;[.H986]);1;0)" office:value-type="float" office:value="0" calcext:value-type="float">
            <text:p>0</text:p>
          </table:table-cell>
          <table:table-cell table:style-name="ce2186" table:formula="of:=IF(AND(ISNUMBER([.D986]);ISNUMBER([.H986]);[.D986]&lt;[.H986]);1;0)" office:value-type="float" office:value="0" calcext:value-type="float">
            <text:p>0</text:p>
          </table:table-cell>
          <table:table-cell/>
          <table:table-cell table:formula="of:=IF(AND(ISNUMBER([.D986]);ISNUMBER([.H986]);[.D986]&gt;[.H986]);[.D986]-[.H986];0)" office:value-type="float" office:value="0" calcext:value-type="float">
            <text:p>0</text:p>
          </table:table-cell>
          <table:table-cell table:formula="of:=IF(AND(ISNUMBER([.D986]);ISNUMBER([.H986]);[.D986]&lt;[.H986]);[.H986]-[.D9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3.p</text:p>
          </table:table-cell>
          <table:table-cell office:value-type="float" office:value="29620" calcext:value-type="float">
            <text:p>29620</text:p>
          </table:table-cell>
          <table:table-cell office:value-type="float" office:value="2967" calcext:value-type="float">
            <text:p>2967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87" table:formula="of:=IF(AND(ISNUMBER([.D987]);ISNUMBER([.H987]);[.D987]&gt;[.H987]);1;0)" office:value-type="float" office:value="0" calcext:value-type="float">
            <text:p>0</text:p>
          </table:table-cell>
          <table:table-cell table:style-name="ce2187" table:formula="of:=IF(AND(ISNUMBER([.D987]);ISNUMBER([.H987]);[.D987]&lt;[.H987]);1;0)" office:value-type="float" office:value="0" calcext:value-type="float">
            <text:p>0</text:p>
          </table:table-cell>
          <table:table-cell/>
          <table:table-cell table:formula="of:=IF(AND(ISNUMBER([.D987]);ISNUMBER([.H987]);[.D987]&gt;[.H987]);[.D987]-[.H987];0)" office:value-type="float" office:value="0" calcext:value-type="float">
            <text:p>0</text:p>
          </table:table-cell>
          <table:table-cell table:formula="of:=IF(AND(ISNUMBER([.D987]);ISNUMBER([.H987]);[.D987]&lt;[.H987]);[.H987]-[.D9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4.p</text:p>
          </table:table-cell>
          <table:table-cell office:value-type="float" office:value="30719" calcext:value-type="float">
            <text:p>30719</text:p>
          </table:table-cell>
          <table:table-cell office:value-type="float" office:value="3077" calcext:value-type="float">
            <text:p>3077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88" table:formula="of:=IF(AND(ISNUMBER([.D988]);ISNUMBER([.H988]);[.D988]&gt;[.H988]);1;0)" office:value-type="float" office:value="0" calcext:value-type="float">
            <text:p>0</text:p>
          </table:table-cell>
          <table:table-cell table:style-name="ce2188" table:formula="of:=IF(AND(ISNUMBER([.D988]);ISNUMBER([.H988]);[.D988]&lt;[.H988]);1;0)" office:value-type="float" office:value="0" calcext:value-type="float">
            <text:p>0</text:p>
          </table:table-cell>
          <table:table-cell/>
          <table:table-cell table:formula="of:=IF(AND(ISNUMBER([.D988]);ISNUMBER([.H988]);[.D988]&gt;[.H988]);[.D988]-[.H988];0)" office:value-type="float" office:value="0" calcext:value-type="float">
            <text:p>0</text:p>
          </table:table-cell>
          <table:table-cell table:formula="of:=IF(AND(ISNUMBER([.D988]);ISNUMBER([.H988]);[.D988]&lt;[.H988]);[.H988]-[.D9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5.p</text:p>
          </table:table-cell>
          <table:table-cell office:value-type="float" office:value="31838" calcext:value-type="float">
            <text:p>31838</text:p>
          </table:table-cell>
          <table:table-cell office:value-type="float" office:value="3189" calcext:value-type="float">
            <text:p>3189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89" table:formula="of:=IF(AND(ISNUMBER([.D989]);ISNUMBER([.H989]);[.D989]&gt;[.H989]);1;0)" office:value-type="float" office:value="0" calcext:value-type="float">
            <text:p>0</text:p>
          </table:table-cell>
          <table:table-cell table:style-name="ce2189" table:formula="of:=IF(AND(ISNUMBER([.D989]);ISNUMBER([.H989]);[.D989]&lt;[.H989]);1;0)" office:value-type="float" office:value="0" calcext:value-type="float">
            <text:p>0</text:p>
          </table:table-cell>
          <table:table-cell/>
          <table:table-cell table:formula="of:=IF(AND(ISNUMBER([.D989]);ISNUMBER([.H989]);[.D989]&gt;[.H989]);[.D989]-[.H989];0)" office:value-type="float" office:value="0" calcext:value-type="float">
            <text:p>0</text:p>
          </table:table-cell>
          <table:table-cell table:formula="of:=IF(AND(ISNUMBER([.D989]);ISNUMBER([.H989]);[.D989]&lt;[.H989]);[.H989]-[.D9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6.p</text:p>
          </table:table-cell>
          <table:table-cell office:value-type="float" office:value="32977" calcext:value-type="float">
            <text:p>32977</text:p>
          </table:table-cell>
          <table:table-cell office:value-type="float" office:value="3303" calcext:value-type="float">
            <text:p>3303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90" table:formula="of:=IF(AND(ISNUMBER([.D990]);ISNUMBER([.H990]);[.D990]&gt;[.H990]);1;0)" office:value-type="float" office:value="0" calcext:value-type="float">
            <text:p>0</text:p>
          </table:table-cell>
          <table:table-cell table:style-name="ce2190" table:formula="of:=IF(AND(ISNUMBER([.D990]);ISNUMBER([.H990]);[.D990]&lt;[.H990]);1;0)" office:value-type="float" office:value="0" calcext:value-type="float">
            <text:p>0</text:p>
          </table:table-cell>
          <table:table-cell/>
          <table:table-cell table:formula="of:=IF(AND(ISNUMBER([.D990]);ISNUMBER([.H990]);[.D990]&gt;[.H990]);[.D990]-[.H990];0)" office:value-type="float" office:value="0" calcext:value-type="float">
            <text:p>0</text:p>
          </table:table-cell>
          <table:table-cell table:formula="of:=IF(AND(ISNUMBER([.D990]);ISNUMBER([.H990]);[.D990]&lt;[.H990]);[.H990]-[.D9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7.p</text:p>
          </table:table-cell>
          <table:table-cell office:value-type="float" office:value="34136" calcext:value-type="float">
            <text:p>34136</text:p>
          </table:table-cell>
          <table:table-cell office:value-type="float" office:value="3419" calcext:value-type="float">
            <text:p>3419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91" table:formula="of:=IF(AND(ISNUMBER([.D991]);ISNUMBER([.H991]);[.D991]&gt;[.H991]);1;0)" office:value-type="float" office:value="0" calcext:value-type="float">
            <text:p>0</text:p>
          </table:table-cell>
          <table:table-cell table:style-name="ce2191" table:formula="of:=IF(AND(ISNUMBER([.D991]);ISNUMBER([.H991]);[.D991]&lt;[.H991]);1;0)" office:value-type="float" office:value="0" calcext:value-type="float">
            <text:p>0</text:p>
          </table:table-cell>
          <table:table-cell/>
          <table:table-cell table:formula="of:=IF(AND(ISNUMBER([.D991]);ISNUMBER([.H991]);[.D991]&gt;[.H991]);[.D991]-[.H991];0)" office:value-type="float" office:value="0" calcext:value-type="float">
            <text:p>0</text:p>
          </table:table-cell>
          <table:table-cell table:formula="of:=IF(AND(ISNUMBER([.D991]);ISNUMBER([.H991]);[.D991]&lt;[.H991]);[.H991]-[.D9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8.p</text:p>
          </table:table-cell>
          <table:table-cell office:value-type="float" office:value="35315" calcext:value-type="float">
            <text:p>35315</text:p>
          </table:table-cell>
          <table:table-cell office:value-type="float" office:value="3537" calcext:value-type="float">
            <text:p>3537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92" table:formula="of:=IF(AND(ISNUMBER([.D992]);ISNUMBER([.H992]);[.D992]&gt;[.H992]);1;0)" office:value-type="float" office:value="0" calcext:value-type="float">
            <text:p>0</text:p>
          </table:table-cell>
          <table:table-cell table:style-name="ce2192" table:formula="of:=IF(AND(ISNUMBER([.D992]);ISNUMBER([.H992]);[.D992]&lt;[.H992]);1;0)" office:value-type="float" office:value="0" calcext:value-type="float">
            <text:p>0</text:p>
          </table:table-cell>
          <table:table-cell/>
          <table:table-cell table:formula="of:=IF(AND(ISNUMBER([.D992]);ISNUMBER([.H992]);[.D992]&gt;[.H992]);[.D992]-[.H992];0)" office:value-type="float" office:value="0" calcext:value-type="float">
            <text:p>0</text:p>
          </table:table-cell>
          <table:table-cell table:formula="of:=IF(AND(ISNUMBER([.D992]);ISNUMBER([.H992]);[.D992]&lt;[.H992]);[.H992]-[.D9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9.p</text:p>
          </table:table-cell>
          <table:table-cell office:value-type="float" office:value="36514" calcext:value-type="float">
            <text:p>36514</text:p>
          </table:table-cell>
          <table:table-cell office:value-type="float" office:value="3657" calcext:value-type="float">
            <text:p>3657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93" table:formula="of:=IF(AND(ISNUMBER([.D993]);ISNUMBER([.H993]);[.D993]&gt;[.H993]);1;0)" office:value-type="float" office:value="0" calcext:value-type="float">
            <text:p>0</text:p>
          </table:table-cell>
          <table:table-cell table:style-name="ce2193" table:formula="of:=IF(AND(ISNUMBER([.D993]);ISNUMBER([.H993]);[.D993]&lt;[.H993]);1;0)" office:value-type="float" office:value="0" calcext:value-type="float">
            <text:p>0</text:p>
          </table:table-cell>
          <table:table-cell/>
          <table:table-cell table:formula="of:=IF(AND(ISNUMBER([.D993]);ISNUMBER([.H993]);[.D993]&gt;[.H993]);[.D993]-[.H993];0)" office:value-type="float" office:value="0" calcext:value-type="float">
            <text:p>0</text:p>
          </table:table-cell>
          <table:table-cell table:formula="of:=IF(AND(ISNUMBER([.D993]);ISNUMBER([.H993]);[.D993]&lt;[.H993]);[.H993]-[.D9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.p</text:p>
          </table:table-cell>
          <table:table-cell office:value-type="float" office:value="548" calcext:value-type="float">
            <text:p>548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994" table:formula="of:=IF(AND(ISNUMBER([.D994]);ISNUMBER([.H994]);[.D994]&gt;[.H994]);1;0)" office:value-type="float" office:value="0" calcext:value-type="float">
            <text:p>0</text:p>
          </table:table-cell>
          <table:table-cell table:style-name="ce2194" table:formula="of:=IF(AND(ISNUMBER([.D994]);ISNUMBER([.H994]);[.D994]&lt;[.H994]);1;0)" office:value-type="float" office:value="0" calcext:value-type="float">
            <text:p>0</text:p>
          </table:table-cell>
          <table:table-cell/>
          <table:table-cell table:formula="of:=IF(AND(ISNUMBER([.D994]);ISNUMBER([.H994]);[.D994]&gt;[.H994]);[.D994]-[.H994];0)" office:value-type="float" office:value="0" calcext:value-type="float">
            <text:p>0</text:p>
          </table:table-cell>
          <table:table-cell table:formula="of:=IF(AND(ISNUMBER([.D994]);ISNUMBER([.H994]);[.D994]&lt;[.H994]);[.H994]-[.D9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0.p</text:p>
          </table:table-cell>
          <table:table-cell office:value-type="float" office:value="37733" calcext:value-type="float">
            <text:p>37733</text:p>
          </table:table-cell>
          <table:table-cell office:value-type="float" office:value="3779" calcext:value-type="float">
            <text:p>3779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95" table:formula="of:=IF(AND(ISNUMBER([.D995]);ISNUMBER([.H995]);[.D995]&gt;[.H995]);1;0)" office:value-type="float" office:value="0" calcext:value-type="float">
            <text:p>0</text:p>
          </table:table-cell>
          <table:table-cell table:style-name="ce2195" table:formula="of:=IF(AND(ISNUMBER([.D995]);ISNUMBER([.H995]);[.D995]&lt;[.H995]);1;0)" office:value-type="float" office:value="0" calcext:value-type="float">
            <text:p>0</text:p>
          </table:table-cell>
          <table:table-cell/>
          <table:table-cell table:formula="of:=IF(AND(ISNUMBER([.D995]);ISNUMBER([.H995]);[.D995]&gt;[.H995]);[.D995]-[.H995];0)" office:value-type="float" office:value="0" calcext:value-type="float">
            <text:p>0</text:p>
          </table:table-cell>
          <table:table-cell table:formula="of:=IF(AND(ISNUMBER([.D995]);ISNUMBER([.H995]);[.D995]&lt;[.H995]);[.H995]-[.D9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1.p</text:p>
          </table:table-cell>
          <table:table-cell office:value-type="float" office:value="38972" calcext:value-type="float">
            <text:p>38972</text:p>
          </table:table-cell>
          <table:table-cell office:value-type="float" office:value="3903" calcext:value-type="float">
            <text:p>3903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96" table:formula="of:=IF(AND(ISNUMBER([.D996]);ISNUMBER([.H996]);[.D996]&gt;[.H996]);1;0)" office:value-type="float" office:value="0" calcext:value-type="float">
            <text:p>0</text:p>
          </table:table-cell>
          <table:table-cell table:style-name="ce2196" table:formula="of:=IF(AND(ISNUMBER([.D996]);ISNUMBER([.H996]);[.D996]&lt;[.H996]);1;0)" office:value-type="float" office:value="0" calcext:value-type="float">
            <text:p>0</text:p>
          </table:table-cell>
          <table:table-cell/>
          <table:table-cell table:formula="of:=IF(AND(ISNUMBER([.D996]);ISNUMBER([.H996]);[.D996]&gt;[.H996]);[.D996]-[.H996];0)" office:value-type="float" office:value="0" calcext:value-type="float">
            <text:p>0</text:p>
          </table:table-cell>
          <table:table-cell table:formula="of:=IF(AND(ISNUMBER([.D996]);ISNUMBER([.H996]);[.D996]&lt;[.H996]);[.H996]-[.D9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2.p</text:p>
          </table:table-cell>
          <table:table-cell office:value-type="float" office:value="40231" calcext:value-type="float">
            <text:p>40231</text:p>
          </table:table-cell>
          <table:table-cell office:value-type="float" office:value="4029" calcext:value-type="float">
            <text:p>4029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97" table:formula="of:=IF(AND(ISNUMBER([.D997]);ISNUMBER([.H997]);[.D997]&gt;[.H997]);1;0)" office:value-type="float" office:value="0" calcext:value-type="float">
            <text:p>0</text:p>
          </table:table-cell>
          <table:table-cell table:style-name="ce2197" table:formula="of:=IF(AND(ISNUMBER([.D997]);ISNUMBER([.H997]);[.D997]&lt;[.H997]);1;0)" office:value-type="float" office:value="0" calcext:value-type="float">
            <text:p>0</text:p>
          </table:table-cell>
          <table:table-cell/>
          <table:table-cell table:formula="of:=IF(AND(ISNUMBER([.D997]);ISNUMBER([.H997]);[.D997]&gt;[.H997]);[.D997]-[.H997];0)" office:value-type="float" office:value="0" calcext:value-type="float">
            <text:p>0</text:p>
          </table:table-cell>
          <table:table-cell table:formula="of:=IF(AND(ISNUMBER([.D997]);ISNUMBER([.H997]);[.D997]&lt;[.H997]);[.H997]-[.D9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3.p</text:p>
          </table:table-cell>
          <table:table-cell office:value-type="float" office:value="41510" calcext:value-type="float">
            <text:p>41510</text:p>
          </table:table-cell>
          <table:table-cell office:value-type="float" office:value="4157" calcext:value-type="float">
            <text:p>4157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98" table:formula="of:=IF(AND(ISNUMBER([.D998]);ISNUMBER([.H998]);[.D998]&gt;[.H998]);1;0)" office:value-type="float" office:value="0" calcext:value-type="float">
            <text:p>0</text:p>
          </table:table-cell>
          <table:table-cell table:style-name="ce2198" table:formula="of:=IF(AND(ISNUMBER([.D998]);ISNUMBER([.H998]);[.D998]&lt;[.H998]);1;0)" office:value-type="float" office:value="0" calcext:value-type="float">
            <text:p>0</text:p>
          </table:table-cell>
          <table:table-cell/>
          <table:table-cell table:formula="of:=IF(AND(ISNUMBER([.D998]);ISNUMBER([.H998]);[.D998]&gt;[.H998]);[.D998]-[.H998];0)" office:value-type="float" office:value="0" calcext:value-type="float">
            <text:p>0</text:p>
          </table:table-cell>
          <table:table-cell table:formula="of:=IF(AND(ISNUMBER([.D998]);ISNUMBER([.H998]);[.D998]&lt;[.H998]);[.H998]-[.D9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4.p</text:p>
          </table:table-cell>
          <table:table-cell office:value-type="float" office:value="42809" calcext:value-type="float">
            <text:p>42809</text:p>
          </table:table-cell>
          <table:table-cell office:value-type="float" office:value="4287" calcext:value-type="float">
            <text:p>4287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999" table:formula="of:=IF(AND(ISNUMBER([.D999]);ISNUMBER([.H999]);[.D999]&gt;[.H999]);1;0)" office:value-type="float" office:value="0" calcext:value-type="float">
            <text:p>0</text:p>
          </table:table-cell>
          <table:table-cell table:style-name="ce2199" table:formula="of:=IF(AND(ISNUMBER([.D999]);ISNUMBER([.H999]);[.D999]&lt;[.H999]);1;0)" office:value-type="float" office:value="0" calcext:value-type="float">
            <text:p>0</text:p>
          </table:table-cell>
          <table:table-cell/>
          <table:table-cell table:formula="of:=IF(AND(ISNUMBER([.D999]);ISNUMBER([.H999]);[.D999]&gt;[.H999]);[.D999]-[.H999];0)" office:value-type="float" office:value="0" calcext:value-type="float">
            <text:p>0</text:p>
          </table:table-cell>
          <table:table-cell table:formula="of:=IF(AND(ISNUMBER([.D999]);ISNUMBER([.H999]);[.D999]&lt;[.H999]);[.H999]-[.D9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5.p</text:p>
          </table:table-cell>
          <table:table-cell office:value-type="float" office:value="44128" calcext:value-type="float">
            <text:p>44128</text:p>
          </table:table-cell>
          <table:table-cell office:value-type="float" office:value="4419" calcext:value-type="float">
            <text:p>44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00" table:formula="of:=IF(AND(ISNUMBER([.D1000]);ISNUMBER([.H1000]);[.D1000]&gt;[.H1000]);1;0)" office:value-type="float" office:value="0" calcext:value-type="float">
            <text:p>0</text:p>
          </table:table-cell>
          <table:table-cell table:style-name="ce2200" table:formula="of:=IF(AND(ISNUMBER([.D1000]);ISNUMBER([.H1000]);[.D1000]&lt;[.H1000]);1;0)" office:value-type="float" office:value="0" calcext:value-type="float">
            <text:p>0</text:p>
          </table:table-cell>
          <table:table-cell/>
          <table:table-cell table:formula="of:=IF(AND(ISNUMBER([.D1000]);ISNUMBER([.H1000]);[.D1000]&gt;[.H1000]);[.D1000]-[.H1000];0)" office:value-type="float" office:value="0" calcext:value-type="float">
            <text:p>0</text:p>
          </table:table-cell>
          <table:table-cell table:formula="of:=IF(AND(ISNUMBER([.D1000]);ISNUMBER([.H1000]);[.D1000]&lt;[.H1000]);[.H1000]-[.D10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6.p</text:p>
          </table:table-cell>
          <table:table-cell office:value-type="float" office:value="45467" calcext:value-type="float">
            <text:p>45467</text:p>
          </table:table-cell>
          <table:table-cell office:value-type="float" office:value="4553" calcext:value-type="float">
            <text:p>45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01" table:formula="of:=IF(AND(ISNUMBER([.D1001]);ISNUMBER([.H1001]);[.D1001]&gt;[.H1001]);1;0)" office:value-type="float" office:value="0" calcext:value-type="float">
            <text:p>0</text:p>
          </table:table-cell>
          <table:table-cell table:style-name="ce2201" table:formula="of:=IF(AND(ISNUMBER([.D1001]);ISNUMBER([.H1001]);[.D1001]&lt;[.H1001]);1;0)" office:value-type="float" office:value="0" calcext:value-type="float">
            <text:p>0</text:p>
          </table:table-cell>
          <table:table-cell/>
          <table:table-cell table:formula="of:=IF(AND(ISNUMBER([.D1001]);ISNUMBER([.H1001]);[.D1001]&gt;[.H1001]);[.D1001]-[.H1001];0)" office:value-type="float" office:value="0" calcext:value-type="float">
            <text:p>0</text:p>
          </table:table-cell>
          <table:table-cell table:formula="of:=IF(AND(ISNUMBER([.D1001]);ISNUMBER([.H1001]);[.D1001]&lt;[.H1001]);[.H1001]-[.D10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7.p</text:p>
          </table:table-cell>
          <table:table-cell office:value-type="float" office:value="46826" calcext:value-type="float">
            <text:p>46826</text:p>
          </table:table-cell>
          <table:table-cell office:value-type="float" office:value="4689" calcext:value-type="float">
            <text:p>4689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02" table:formula="of:=IF(AND(ISNUMBER([.D1002]);ISNUMBER([.H1002]);[.D1002]&gt;[.H1002]);1;0)" office:value-type="float" office:value="0" calcext:value-type="float">
            <text:p>0</text:p>
          </table:table-cell>
          <table:table-cell table:style-name="ce2202" table:formula="of:=IF(AND(ISNUMBER([.D1002]);ISNUMBER([.H1002]);[.D1002]&lt;[.H1002]);1;0)" office:value-type="float" office:value="0" calcext:value-type="float">
            <text:p>0</text:p>
          </table:table-cell>
          <table:table-cell/>
          <table:table-cell table:formula="of:=IF(AND(ISNUMBER([.D1002]);ISNUMBER([.H1002]);[.D1002]&gt;[.H1002]);[.D1002]-[.H1002];0)" office:value-type="float" office:value="0" calcext:value-type="float">
            <text:p>0</text:p>
          </table:table-cell>
          <table:table-cell table:formula="of:=IF(AND(ISNUMBER([.D1002]);ISNUMBER([.H1002]);[.D1002]&lt;[.H1002]);[.H1002]-[.D10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8.p</text:p>
          </table:table-cell>
          <table:table-cell office:value-type="float" office:value="48205" calcext:value-type="float">
            <text:p>48205</text:p>
          </table:table-cell>
          <table:table-cell office:value-type="float" office:value="4827" calcext:value-type="float">
            <text:p>4827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03" table:formula="of:=IF(AND(ISNUMBER([.D1003]);ISNUMBER([.H1003]);[.D1003]&gt;[.H1003]);1;0)" office:value-type="float" office:value="0" calcext:value-type="float">
            <text:p>0</text:p>
          </table:table-cell>
          <table:table-cell table:style-name="ce2203" table:formula="of:=IF(AND(ISNUMBER([.D1003]);ISNUMBER([.H1003]);[.D1003]&lt;[.H1003]);1;0)" office:value-type="float" office:value="0" calcext:value-type="float">
            <text:p>0</text:p>
          </table:table-cell>
          <table:table-cell/>
          <table:table-cell table:formula="of:=IF(AND(ISNUMBER([.D1003]);ISNUMBER([.H1003]);[.D1003]&gt;[.H1003]);[.D1003]-[.H1003];0)" office:value-type="float" office:value="0" calcext:value-type="float">
            <text:p>0</text:p>
          </table:table-cell>
          <table:table-cell table:formula="of:=IF(AND(ISNUMBER([.D1003]);ISNUMBER([.H1003]);[.D1003]&lt;[.H1003]);[.H1003]-[.D10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9.p</text:p>
          </table:table-cell>
          <table:table-cell office:value-type="float" office:value="49604" calcext:value-type="float">
            <text:p>49604</text:p>
          </table:table-cell>
          <table:table-cell office:value-type="float" office:value="4967" calcext:value-type="float">
            <text:p>4967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04" table:formula="of:=IF(AND(ISNUMBER([.D1004]);ISNUMBER([.H1004]);[.D1004]&gt;[.H1004]);1;0)" office:value-type="float" office:value="0" calcext:value-type="float">
            <text:p>0</text:p>
          </table:table-cell>
          <table:table-cell table:style-name="ce2204" table:formula="of:=IF(AND(ISNUMBER([.D1004]);ISNUMBER([.H1004]);[.D1004]&lt;[.H1004]);1;0)" office:value-type="float" office:value="0" calcext:value-type="float">
            <text:p>0</text:p>
          </table:table-cell>
          <table:table-cell/>
          <table:table-cell table:formula="of:=IF(AND(ISNUMBER([.D1004]);ISNUMBER([.H1004]);[.D1004]&gt;[.H1004]);[.D1004]-[.H1004];0)" office:value-type="float" office:value="0" calcext:value-type="float">
            <text:p>0</text:p>
          </table:table-cell>
          <table:table-cell table:formula="of:=IF(AND(ISNUMBER([.D1004]);ISNUMBER([.H1004]);[.D1004]&lt;[.H1004]);[.H1004]-[.D10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.p</text:p>
          </table:table-cell>
          <table:table-cell office:value-type="float" office:value="726" calcext:value-type="float">
            <text:p>726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1005" table:formula="of:=IF(AND(ISNUMBER([.D1005]);ISNUMBER([.H1005]);[.D1005]&gt;[.H1005]);1;0)" office:value-type="float" office:value="0" calcext:value-type="float">
            <text:p>0</text:p>
          </table:table-cell>
          <table:table-cell table:style-name="ce2205" table:formula="of:=IF(AND(ISNUMBER([.D1005]);ISNUMBER([.H1005]);[.D1005]&lt;[.H1005]);1;0)" office:value-type="float" office:value="0" calcext:value-type="float">
            <text:p>0</text:p>
          </table:table-cell>
          <table:table-cell/>
          <table:table-cell table:formula="of:=IF(AND(ISNUMBER([.D1005]);ISNUMBER([.H1005]);[.D1005]&gt;[.H1005]);[.D1005]-[.H1005];0)" office:value-type="float" office:value="0" calcext:value-type="float">
            <text:p>0</text:p>
          </table:table-cell>
          <table:table-cell table:formula="of:=IF(AND(ISNUMBER([.D1005]);ISNUMBER([.H1005]);[.D1005]&lt;[.H1005]);[.H1005]-[.D10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0.p</text:p>
          </table:table-cell>
          <table:table-cell office:value-type="float" office:value="51023" calcext:value-type="float">
            <text:p>51023</text:p>
          </table:table-cell>
          <table:table-cell office:value-type="float" office:value="5109" calcext:value-type="float">
            <text:p>5109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06" table:formula="of:=IF(AND(ISNUMBER([.D1006]);ISNUMBER([.H1006]);[.D1006]&gt;[.H1006]);1;0)" office:value-type="float" office:value="0" calcext:value-type="float">
            <text:p>0</text:p>
          </table:table-cell>
          <table:table-cell table:style-name="ce2206" table:formula="of:=IF(AND(ISNUMBER([.D1006]);ISNUMBER([.H1006]);[.D1006]&lt;[.H1006]);1;0)" office:value-type="float" office:value="0" calcext:value-type="float">
            <text:p>0</text:p>
          </table:table-cell>
          <table:table-cell/>
          <table:table-cell table:formula="of:=IF(AND(ISNUMBER([.D1006]);ISNUMBER([.H1006]);[.D1006]&gt;[.H1006]);[.D1006]-[.H1006];0)" office:value-type="float" office:value="0" calcext:value-type="float">
            <text:p>0</text:p>
          </table:table-cell>
          <table:table-cell table:formula="of:=IF(AND(ISNUMBER([.D1006]);ISNUMBER([.H1006]);[.D1006]&lt;[.H1006]);[.H1006]-[.D10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1.p</text:p>
          </table:table-cell>
          <table:table-cell office:value-type="float" office:value="52462" calcext:value-type="float">
            <text:p>52462</text:p>
          </table:table-cell>
          <table:table-cell office:value-type="float" office:value="5253" calcext:value-type="float">
            <text:p>5253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07" table:formula="of:=IF(AND(ISNUMBER([.D1007]);ISNUMBER([.H1007]);[.D1007]&gt;[.H1007]);1;0)" office:value-type="float" office:value="0" calcext:value-type="float">
            <text:p>0</text:p>
          </table:table-cell>
          <table:table-cell table:style-name="ce2207" table:formula="of:=IF(AND(ISNUMBER([.D1007]);ISNUMBER([.H1007]);[.D1007]&lt;[.H1007]);1;0)" office:value-type="float" office:value="0" calcext:value-type="float">
            <text:p>0</text:p>
          </table:table-cell>
          <table:table-cell/>
          <table:table-cell table:formula="of:=IF(AND(ISNUMBER([.D1007]);ISNUMBER([.H1007]);[.D1007]&gt;[.H1007]);[.D1007]-[.H1007];0)" office:value-type="float" office:value="0" calcext:value-type="float">
            <text:p>0</text:p>
          </table:table-cell>
          <table:table-cell table:formula="of:=IF(AND(ISNUMBER([.D1007]);ISNUMBER([.H1007]);[.D1007]&lt;[.H1007]);[.H1007]-[.D10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2.p</text:p>
          </table:table-cell>
          <table:table-cell office:value-type="float" office:value="53921" calcext:value-type="float">
            <text:p>53921</text:p>
          </table:table-cell>
          <table:table-cell office:value-type="float" office:value="5399" calcext:value-type="float">
            <text:p>5399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08" table:formula="of:=IF(AND(ISNUMBER([.D1008]);ISNUMBER([.H1008]);[.D1008]&gt;[.H1008]);1;0)" office:value-type="float" office:value="0" calcext:value-type="float">
            <text:p>0</text:p>
          </table:table-cell>
          <table:table-cell table:style-name="ce2208" table:formula="of:=IF(AND(ISNUMBER([.D1008]);ISNUMBER([.H1008]);[.D1008]&lt;[.H1008]);1;0)" office:value-type="float" office:value="0" calcext:value-type="float">
            <text:p>0</text:p>
          </table:table-cell>
          <table:table-cell/>
          <table:table-cell table:formula="of:=IF(AND(ISNUMBER([.D1008]);ISNUMBER([.H1008]);[.D1008]&gt;[.H1008]);[.D1008]-[.H1008];0)" office:value-type="float" office:value="0" calcext:value-type="float">
            <text:p>0</text:p>
          </table:table-cell>
          <table:table-cell table:formula="of:=IF(AND(ISNUMBER([.D1008]);ISNUMBER([.H1008]);[.D1008]&lt;[.H1008]);[.H1008]-[.D10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3.p</text:p>
          </table:table-cell>
          <table:table-cell office:value-type="float" office:value="55400" calcext:value-type="float">
            <text:p>55400</text:p>
          </table:table-cell>
          <table:table-cell office:value-type="float" office:value="5547" calcext:value-type="float">
            <text:p>5547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09" table:formula="of:=IF(AND(ISNUMBER([.D1009]);ISNUMBER([.H1009]);[.D1009]&gt;[.H1009]);1;0)" office:value-type="float" office:value="0" calcext:value-type="float">
            <text:p>0</text:p>
          </table:table-cell>
          <table:table-cell table:style-name="ce2209" table:formula="of:=IF(AND(ISNUMBER([.D1009]);ISNUMBER([.H1009]);[.D1009]&lt;[.H1009]);1;0)" office:value-type="float" office:value="0" calcext:value-type="float">
            <text:p>0</text:p>
          </table:table-cell>
          <table:table-cell/>
          <table:table-cell table:formula="of:=IF(AND(ISNUMBER([.D1009]);ISNUMBER([.H1009]);[.D1009]&gt;[.H1009]);[.D1009]-[.H1009];0)" office:value-type="float" office:value="0" calcext:value-type="float">
            <text:p>0</text:p>
          </table:table-cell>
          <table:table-cell table:formula="of:=IF(AND(ISNUMBER([.D1009]);ISNUMBER([.H1009]);[.D1009]&lt;[.H1009]);[.H1009]-[.D10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4.p</text:p>
          </table:table-cell>
          <table:table-cell office:value-type="float" office:value="56899" calcext:value-type="float">
            <text:p>56899</text:p>
          </table:table-cell>
          <table:table-cell office:value-type="float" office:value="5697" calcext:value-type="float">
            <text:p>5697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10" table:formula="of:=IF(AND(ISNUMBER([.D1010]);ISNUMBER([.H1010]);[.D1010]&gt;[.H1010]);1;0)" office:value-type="float" office:value="0" calcext:value-type="float">
            <text:p>0</text:p>
          </table:table-cell>
          <table:table-cell table:style-name="ce2210" table:formula="of:=IF(AND(ISNUMBER([.D1010]);ISNUMBER([.H1010]);[.D1010]&lt;[.H1010]);1;0)" office:value-type="float" office:value="0" calcext:value-type="float">
            <text:p>0</text:p>
          </table:table-cell>
          <table:table-cell/>
          <table:table-cell table:formula="of:=IF(AND(ISNUMBER([.D1010]);ISNUMBER([.H1010]);[.D1010]&gt;[.H1010]);[.D1010]-[.H1010];0)" office:value-type="float" office:value="0" calcext:value-type="float">
            <text:p>0</text:p>
          </table:table-cell>
          <table:table-cell table:formula="of:=IF(AND(ISNUMBER([.D1010]);ISNUMBER([.H1010]);[.D1010]&lt;[.H1010]);[.H1010]-[.D10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5.p</text:p>
          </table:table-cell>
          <table:table-cell office:value-type="float" office:value="58418" calcext:value-type="float">
            <text:p>58418</text:p>
          </table:table-cell>
          <table:table-cell office:value-type="float" office:value="5849" calcext:value-type="float">
            <text:p>5849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11" table:formula="of:=IF(AND(ISNUMBER([.D1011]);ISNUMBER([.H1011]);[.D1011]&gt;[.H1011]);1;0)" office:value-type="float" office:value="0" calcext:value-type="float">
            <text:p>0</text:p>
          </table:table-cell>
          <table:table-cell table:style-name="ce2211" table:formula="of:=IF(AND(ISNUMBER([.D1011]);ISNUMBER([.H1011]);[.D1011]&lt;[.H1011]);1;0)" office:value-type="float" office:value="0" calcext:value-type="float">
            <text:p>0</text:p>
          </table:table-cell>
          <table:table-cell/>
          <table:table-cell table:formula="of:=IF(AND(ISNUMBER([.D1011]);ISNUMBER([.H1011]);[.D1011]&gt;[.H1011]);[.D1011]-[.H1011];0)" office:value-type="float" office:value="0" calcext:value-type="float">
            <text:p>0</text:p>
          </table:table-cell>
          <table:table-cell table:formula="of:=IF(AND(ISNUMBER([.D1011]);ISNUMBER([.H1011]);[.D1011]&lt;[.H1011]);[.H1011]-[.D10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6.p</text:p>
          </table:table-cell>
          <table:table-cell office:value-type="float" office:value="59957" calcext:value-type="float">
            <text:p>59957</text:p>
          </table:table-cell>
          <table:table-cell office:value-type="float" office:value="6003" calcext:value-type="float">
            <text:p>6003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12" table:formula="of:=IF(AND(ISNUMBER([.D1012]);ISNUMBER([.H1012]);[.D1012]&gt;[.H1012]);1;0)" office:value-type="float" office:value="0" calcext:value-type="float">
            <text:p>0</text:p>
          </table:table-cell>
          <table:table-cell table:style-name="ce2212" table:formula="of:=IF(AND(ISNUMBER([.D1012]);ISNUMBER([.H1012]);[.D1012]&lt;[.H1012]);1;0)" office:value-type="float" office:value="0" calcext:value-type="float">
            <text:p>0</text:p>
          </table:table-cell>
          <table:table-cell/>
          <table:table-cell table:formula="of:=IF(AND(ISNUMBER([.D1012]);ISNUMBER([.H1012]);[.D1012]&gt;[.H1012]);[.D1012]-[.H1012];0)" office:value-type="float" office:value="0" calcext:value-type="float">
            <text:p>0</text:p>
          </table:table-cell>
          <table:table-cell table:formula="of:=IF(AND(ISNUMBER([.D1012]);ISNUMBER([.H1012]);[.D1012]&lt;[.H1012]);[.H1012]-[.D10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7.p</text:p>
          </table:table-cell>
          <table:table-cell office:value-type="float" office:value="61516" calcext:value-type="float">
            <text:p>61516</text:p>
          </table:table-cell>
          <table:table-cell office:value-type="float" office:value="6159" calcext:value-type="float">
            <text:p>6159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13" table:formula="of:=IF(AND(ISNUMBER([.D1013]);ISNUMBER([.H1013]);[.D1013]&gt;[.H1013]);1;0)" office:value-type="float" office:value="0" calcext:value-type="float">
            <text:p>0</text:p>
          </table:table-cell>
          <table:table-cell table:style-name="ce2213" table:formula="of:=IF(AND(ISNUMBER([.D1013]);ISNUMBER([.H1013]);[.D1013]&lt;[.H1013]);1;0)" office:value-type="float" office:value="0" calcext:value-type="float">
            <text:p>0</text:p>
          </table:table-cell>
          <table:table-cell/>
          <table:table-cell table:formula="of:=IF(AND(ISNUMBER([.D1013]);ISNUMBER([.H1013]);[.D1013]&gt;[.H1013]);[.D1013]-[.H1013];0)" office:value-type="float" office:value="0" calcext:value-type="float">
            <text:p>0</text:p>
          </table:table-cell>
          <table:table-cell table:formula="of:=IF(AND(ISNUMBER([.D1013]);ISNUMBER([.H1013]);[.D1013]&lt;[.H1013]);[.H1013]-[.D10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8.p</text:p>
          </table:table-cell>
          <table:table-cell office:value-type="float" office:value="63095" calcext:value-type="float">
            <text:p>63095</text:p>
          </table:table-cell>
          <table:table-cell office:value-type="float" office:value="6317" calcext:value-type="float">
            <text:p>6317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14" table:formula="of:=IF(AND(ISNUMBER([.D1014]);ISNUMBER([.H1014]);[.D1014]&gt;[.H1014]);1;0)" office:value-type="float" office:value="0" calcext:value-type="float">
            <text:p>0</text:p>
          </table:table-cell>
          <table:table-cell table:style-name="ce2214" table:formula="of:=IF(AND(ISNUMBER([.D1014]);ISNUMBER([.H1014]);[.D1014]&lt;[.H1014]);1;0)" office:value-type="float" office:value="0" calcext:value-type="float">
            <text:p>0</text:p>
          </table:table-cell>
          <table:table-cell/>
          <table:table-cell table:formula="of:=IF(AND(ISNUMBER([.D1014]);ISNUMBER([.H1014]);[.D1014]&gt;[.H1014]);[.D1014]-[.H1014];0)" office:value-type="float" office:value="0" calcext:value-type="float">
            <text:p>0</text:p>
          </table:table-cell>
          <table:table-cell table:formula="of:=IF(AND(ISNUMBER([.D1014]);ISNUMBER([.H1014]);[.D1014]&lt;[.H1014]);[.H1014]-[.D10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9.p</text:p>
          </table:table-cell>
          <table:table-cell office:value-type="float" office:value="64694" calcext:value-type="float">
            <text:p>64694</text:p>
          </table:table-cell>
          <table:table-cell office:value-type="float" office:value="6477" calcext:value-type="float">
            <text:p>6477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15" table:formula="of:=IF(AND(ISNUMBER([.D1015]);ISNUMBER([.H1015]);[.D1015]&gt;[.H1015]);1;0)" office:value-type="float" office:value="0" calcext:value-type="float">
            <text:p>0</text:p>
          </table:table-cell>
          <table:table-cell table:style-name="ce2215" table:formula="of:=IF(AND(ISNUMBER([.D1015]);ISNUMBER([.H1015]);[.D1015]&lt;[.H1015]);1;0)" office:value-type="float" office:value="0" calcext:value-type="float">
            <text:p>0</text:p>
          </table:table-cell>
          <table:table-cell/>
          <table:table-cell table:formula="of:=IF(AND(ISNUMBER([.D1015]);ISNUMBER([.H1015]);[.D1015]&gt;[.H1015]);[.D1015]-[.H1015];0)" office:value-type="float" office:value="0" calcext:value-type="float">
            <text:p>0</text:p>
          </table:table-cell>
          <table:table-cell table:formula="of:=IF(AND(ISNUMBER([.D1015]);ISNUMBER([.H1015]);[.D1015]&lt;[.H1015]);[.H1015]-[.D10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.p</text:p>
          </table:table-cell>
          <table:table-cell office:value-type="float" office:value="928" calcext:value-type="float">
            <text:p>928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1016" table:formula="of:=IF(AND(ISNUMBER([.D1016]);ISNUMBER([.H1016]);[.D1016]&gt;[.H1016]);1;0)" office:value-type="float" office:value="0" calcext:value-type="float">
            <text:p>0</text:p>
          </table:table-cell>
          <table:table-cell table:style-name="ce2216" table:formula="of:=IF(AND(ISNUMBER([.D1016]);ISNUMBER([.H1016]);[.D1016]&lt;[.H1016]);1;0)" office:value-type="float" office:value="0" calcext:value-type="float">
            <text:p>0</text:p>
          </table:table-cell>
          <table:table-cell/>
          <table:table-cell table:formula="of:=IF(AND(ISNUMBER([.D1016]);ISNUMBER([.H1016]);[.D1016]&gt;[.H1016]);[.D1016]-[.H1016];0)" office:value-type="float" office:value="0" calcext:value-type="float">
            <text:p>0</text:p>
          </table:table-cell>
          <table:table-cell table:formula="of:=IF(AND(ISNUMBER([.D1016]);ISNUMBER([.H1016]);[.D1016]&lt;[.H1016]);[.H1016]-[.D10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0.p</text:p>
          </table:table-cell>
          <table:table-cell office:value-type="float" office:value="66313" calcext:value-type="float">
            <text:p>66313</text:p>
          </table:table-cell>
          <table:table-cell office:value-type="float" office:value="6639" calcext:value-type="float">
            <text:p>6639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17" table:formula="of:=IF(AND(ISNUMBER([.D1017]);ISNUMBER([.H1017]);[.D1017]&gt;[.H1017]);1;0)" office:value-type="float" office:value="0" calcext:value-type="float">
            <text:p>0</text:p>
          </table:table-cell>
          <table:table-cell table:style-name="ce2217" table:formula="of:=IF(AND(ISNUMBER([.D1017]);ISNUMBER([.H1017]);[.D1017]&lt;[.H1017]);1;0)" office:value-type="float" office:value="0" calcext:value-type="float">
            <text:p>0</text:p>
          </table:table-cell>
          <table:table-cell/>
          <table:table-cell table:formula="of:=IF(AND(ISNUMBER([.D1017]);ISNUMBER([.H1017]);[.D1017]&gt;[.H1017]);[.D1017]-[.H1017];0)" office:value-type="float" office:value="0" calcext:value-type="float">
            <text:p>0</text:p>
          </table:table-cell>
          <table:table-cell table:formula="of:=IF(AND(ISNUMBER([.D1017]);ISNUMBER([.H1017]);[.D1017]&lt;[.H1017]);[.H1017]-[.D10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1.p</text:p>
          </table:table-cell>
          <table:table-cell office:value-type="float" office:value="67952" calcext:value-type="float">
            <text:p>67952</text:p>
          </table:table-cell>
          <table:table-cell office:value-type="float" office:value="6803" calcext:value-type="float">
            <text:p>6803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18" table:formula="of:=IF(AND(ISNUMBER([.D1018]);ISNUMBER([.H1018]);[.D1018]&gt;[.H1018]);1;0)" office:value-type="float" office:value="0" calcext:value-type="float">
            <text:p>0</text:p>
          </table:table-cell>
          <table:table-cell table:style-name="ce2218" table:formula="of:=IF(AND(ISNUMBER([.D1018]);ISNUMBER([.H1018]);[.D1018]&lt;[.H1018]);1;0)" office:value-type="float" office:value="0" calcext:value-type="float">
            <text:p>0</text:p>
          </table:table-cell>
          <table:table-cell/>
          <table:table-cell table:formula="of:=IF(AND(ISNUMBER([.D1018]);ISNUMBER([.H1018]);[.D1018]&gt;[.H1018]);[.D1018]-[.H1018];0)" office:value-type="float" office:value="0" calcext:value-type="float">
            <text:p>0</text:p>
          </table:table-cell>
          <table:table-cell table:formula="of:=IF(AND(ISNUMBER([.D1018]);ISNUMBER([.H1018]);[.D1018]&lt;[.H1018]);[.H1018]-[.D10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2.p</text:p>
          </table:table-cell>
          <table:table-cell office:value-type="float" office:value="69611" calcext:value-type="float">
            <text:p>69611</text:p>
          </table:table-cell>
          <table:table-cell office:value-type="float" office:value="6969" calcext:value-type="float">
            <text:p>6969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19" table:formula="of:=IF(AND(ISNUMBER([.D1019]);ISNUMBER([.H1019]);[.D1019]&gt;[.H1019]);1;0)" office:value-type="float" office:value="0" calcext:value-type="float">
            <text:p>0</text:p>
          </table:table-cell>
          <table:table-cell table:style-name="ce2219" table:formula="of:=IF(AND(ISNUMBER([.D1019]);ISNUMBER([.H1019]);[.D1019]&lt;[.H1019]);1;0)" office:value-type="float" office:value="0" calcext:value-type="float">
            <text:p>0</text:p>
          </table:table-cell>
          <table:table-cell/>
          <table:table-cell table:formula="of:=IF(AND(ISNUMBER([.D1019]);ISNUMBER([.H1019]);[.D1019]&gt;[.H1019]);[.D1019]-[.H1019];0)" office:value-type="float" office:value="0" calcext:value-type="float">
            <text:p>0</text:p>
          </table:table-cell>
          <table:table-cell table:formula="of:=IF(AND(ISNUMBER([.D1019]);ISNUMBER([.H1019]);[.D1019]&lt;[.H1019]);[.H1019]-[.D10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3.p</text:p>
          </table:table-cell>
          <table:table-cell office:value-type="float" office:value="71290" calcext:value-type="float">
            <text:p>71290</text:p>
          </table:table-cell>
          <table:table-cell office:value-type="float" office:value="7137" calcext:value-type="float">
            <text:p>7137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20" table:formula="of:=IF(AND(ISNUMBER([.D1020]);ISNUMBER([.H1020]);[.D1020]&gt;[.H1020]);1;0)" office:value-type="float" office:value="0" calcext:value-type="float">
            <text:p>0</text:p>
          </table:table-cell>
          <table:table-cell table:style-name="ce2220" table:formula="of:=IF(AND(ISNUMBER([.D1020]);ISNUMBER([.H1020]);[.D1020]&lt;[.H1020]);1;0)" office:value-type="float" office:value="0" calcext:value-type="float">
            <text:p>0</text:p>
          </table:table-cell>
          <table:table-cell/>
          <table:table-cell table:formula="of:=IF(AND(ISNUMBER([.D1020]);ISNUMBER([.H1020]);[.D1020]&gt;[.H1020]);[.D1020]-[.H1020];0)" office:value-type="float" office:value="0" calcext:value-type="float">
            <text:p>0</text:p>
          </table:table-cell>
          <table:table-cell table:formula="of:=IF(AND(ISNUMBER([.D1020]);ISNUMBER([.H1020]);[.D1020]&lt;[.H1020]);[.H1020]-[.D10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4.p</text:p>
          </table:table-cell>
          <table:table-cell office:value-type="float" office:value="72989" calcext:value-type="float">
            <text:p>72989</text:p>
          </table:table-cell>
          <table:table-cell office:value-type="float" office:value="7307" calcext:value-type="float">
            <text:p>7307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21" table:formula="of:=IF(AND(ISNUMBER([.D1021]);ISNUMBER([.H1021]);[.D1021]&gt;[.H1021]);1;0)" office:value-type="float" office:value="0" calcext:value-type="float">
            <text:p>0</text:p>
          </table:table-cell>
          <table:table-cell table:style-name="ce2221" table:formula="of:=IF(AND(ISNUMBER([.D1021]);ISNUMBER([.H1021]);[.D1021]&lt;[.H1021]);1;0)" office:value-type="float" office:value="0" calcext:value-type="float">
            <text:p>0</text:p>
          </table:table-cell>
          <table:table-cell/>
          <table:table-cell table:formula="of:=IF(AND(ISNUMBER([.D1021]);ISNUMBER([.H1021]);[.D1021]&gt;[.H1021]);[.D1021]-[.H1021];0)" office:value-type="float" office:value="0" calcext:value-type="float">
            <text:p>0</text:p>
          </table:table-cell>
          <table:table-cell table:formula="of:=IF(AND(ISNUMBER([.D1021]);ISNUMBER([.H1021]);[.D1021]&lt;[.H1021]);[.H1021]-[.D10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5.p</text:p>
          </table:table-cell>
          <table:table-cell office:value-type="float" office:value="74708" calcext:value-type="float">
            <text:p>74708</text:p>
          </table:table-cell>
          <table:table-cell office:value-type="float" office:value="7479" calcext:value-type="float">
            <text:p>7479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22" table:formula="of:=IF(AND(ISNUMBER([.D1022]);ISNUMBER([.H1022]);[.D1022]&gt;[.H1022]);1;0)" office:value-type="float" office:value="0" calcext:value-type="float">
            <text:p>0</text:p>
          </table:table-cell>
          <table:table-cell table:style-name="ce2222" table:formula="of:=IF(AND(ISNUMBER([.D1022]);ISNUMBER([.H1022]);[.D1022]&lt;[.H1022]);1;0)" office:value-type="float" office:value="0" calcext:value-type="float">
            <text:p>0</text:p>
          </table:table-cell>
          <table:table-cell/>
          <table:table-cell table:formula="of:=IF(AND(ISNUMBER([.D1022]);ISNUMBER([.H1022]);[.D1022]&gt;[.H1022]);[.D1022]-[.H1022];0)" office:value-type="float" office:value="0" calcext:value-type="float">
            <text:p>0</text:p>
          </table:table-cell>
          <table:table-cell table:formula="of:=IF(AND(ISNUMBER([.D1022]);ISNUMBER([.H1022]);[.D1022]&lt;[.H1022]);[.H1022]-[.D10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6.p</text:p>
          </table:table-cell>
          <table:table-cell office:value-type="float" office:value="76447" calcext:value-type="float">
            <text:p>76447</text:p>
          </table:table-cell>
          <table:table-cell office:value-type="float" office:value="7653" calcext:value-type="float">
            <text:p>7653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23" table:formula="of:=IF(AND(ISNUMBER([.D1023]);ISNUMBER([.H1023]);[.D1023]&gt;[.H1023]);1;0)" office:value-type="float" office:value="0" calcext:value-type="float">
            <text:p>0</text:p>
          </table:table-cell>
          <table:table-cell table:style-name="ce2223" table:formula="of:=IF(AND(ISNUMBER([.D1023]);ISNUMBER([.H1023]);[.D1023]&lt;[.H1023]);1;0)" office:value-type="float" office:value="0" calcext:value-type="float">
            <text:p>0</text:p>
          </table:table-cell>
          <table:table-cell/>
          <table:table-cell table:formula="of:=IF(AND(ISNUMBER([.D1023]);ISNUMBER([.H1023]);[.D1023]&gt;[.H1023]);[.D1023]-[.H1023];0)" office:value-type="float" office:value="0" calcext:value-type="float">
            <text:p>0</text:p>
          </table:table-cell>
          <table:table-cell table:formula="of:=IF(AND(ISNUMBER([.D1023]);ISNUMBER([.H1023]);[.D1023]&lt;[.H1023]);[.H1023]-[.D10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7.p</text:p>
          </table:table-cell>
          <table:table-cell office:value-type="float" office:value="78206" calcext:value-type="float">
            <text:p>78206</text:p>
          </table:table-cell>
          <table:table-cell office:value-type="float" office:value="7829" calcext:value-type="float">
            <text:p>7829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24" table:formula="of:=IF(AND(ISNUMBER([.D1024]);ISNUMBER([.H1024]);[.D1024]&gt;[.H1024]);1;0)" office:value-type="float" office:value="0" calcext:value-type="float">
            <text:p>0</text:p>
          </table:table-cell>
          <table:table-cell table:style-name="ce2224" table:formula="of:=IF(AND(ISNUMBER([.D1024]);ISNUMBER([.H1024]);[.D1024]&lt;[.H1024]);1;0)" office:value-type="float" office:value="0" calcext:value-type="float">
            <text:p>0</text:p>
          </table:table-cell>
          <table:table-cell/>
          <table:table-cell table:formula="of:=IF(AND(ISNUMBER([.D1024]);ISNUMBER([.H1024]);[.D1024]&gt;[.H1024]);[.D1024]-[.H1024];0)" office:value-type="float" office:value="0" calcext:value-type="float">
            <text:p>0</text:p>
          </table:table-cell>
          <table:table-cell table:formula="of:=IF(AND(ISNUMBER([.D1024]);ISNUMBER([.H1024]);[.D1024]&lt;[.H1024]);[.H1024]-[.D10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8.p</text:p>
          </table:table-cell>
          <table:table-cell office:value-type="float" office:value="79985" calcext:value-type="float">
            <text:p>79985</text:p>
          </table:table-cell>
          <table:table-cell office:value-type="float" office:value="8007" calcext:value-type="float">
            <text:p>8007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25" table:formula="of:=IF(AND(ISNUMBER([.D1025]);ISNUMBER([.H1025]);[.D1025]&gt;[.H1025]);1;0)" office:value-type="float" office:value="0" calcext:value-type="float">
            <text:p>0</text:p>
          </table:table-cell>
          <table:table-cell table:style-name="ce2225" table:formula="of:=IF(AND(ISNUMBER([.D1025]);ISNUMBER([.H1025]);[.D1025]&lt;[.H1025]);1;0)" office:value-type="float" office:value="0" calcext:value-type="float">
            <text:p>0</text:p>
          </table:table-cell>
          <table:table-cell/>
          <table:table-cell table:formula="of:=IF(AND(ISNUMBER([.D1025]);ISNUMBER([.H1025]);[.D1025]&gt;[.H1025]);[.D1025]-[.H1025];0)" office:value-type="float" office:value="0" calcext:value-type="float">
            <text:p>0</text:p>
          </table:table-cell>
          <table:table-cell table:formula="of:=IF(AND(ISNUMBER([.D1025]);ISNUMBER([.H1025]);[.D1025]&lt;[.H1025]);[.H1025]-[.D10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9.p</text:p>
          </table:table-cell>
          <table:table-cell office:value-type="float" office:value="81784" calcext:value-type="float">
            <text:p>81784</text:p>
          </table:table-cell>
          <table:table-cell office:value-type="float" office:value="8187" calcext:value-type="float">
            <text:p>8187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26" table:formula="of:=IF(AND(ISNUMBER([.D1026]);ISNUMBER([.H1026]);[.D1026]&gt;[.H1026]);1;0)" office:value-type="float" office:value="0" calcext:value-type="float">
            <text:p>0</text:p>
          </table:table-cell>
          <table:table-cell table:style-name="ce2226" table:formula="of:=IF(AND(ISNUMBER([.D1026]);ISNUMBER([.H1026]);[.D1026]&lt;[.H1026]);1;0)" office:value-type="float" office:value="0" calcext:value-type="float">
            <text:p>0</text:p>
          </table:table-cell>
          <table:table-cell/>
          <table:table-cell table:formula="of:=IF(AND(ISNUMBER([.D1026]);ISNUMBER([.H1026]);[.D1026]&gt;[.H1026]);[.D1026]-[.H1026];0)" office:value-type="float" office:value="0" calcext:value-type="float">
            <text:p>0</text:p>
          </table:table-cell>
          <table:table-cell table:formula="of:=IF(AND(ISNUMBER([.D1026]);ISNUMBER([.H1026]);[.D1026]&lt;[.H1026]);[.H1026]-[.D10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.p</text:p>
          </table:table-cell>
          <table:table-cell office:value-type="float" office:value="1154" calcext:value-type="float">
            <text:p>1154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154" calcext:value-type="float">
            <text:p>1154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1027" table:formula="of:=IF(AND(ISNUMBER([.D1027]);ISNUMBER([.H1027]);[.D1027]&gt;[.H1027]);1;0)" office:value-type="float" office:value="0" calcext:value-type="float">
            <text:p>0</text:p>
          </table:table-cell>
          <table:table-cell table:style-name="ce2227" table:formula="of:=IF(AND(ISNUMBER([.D1027]);ISNUMBER([.H1027]);[.D1027]&lt;[.H1027]);1;0)" office:value-type="float" office:value="0" calcext:value-type="float">
            <text:p>0</text:p>
          </table:table-cell>
          <table:table-cell/>
          <table:table-cell table:formula="of:=IF(AND(ISNUMBER([.D1027]);ISNUMBER([.H1027]);[.D1027]&gt;[.H1027]);[.D1027]-[.H1027];0)" office:value-type="float" office:value="0" calcext:value-type="float">
            <text:p>0</text:p>
          </table:table-cell>
          <table:table-cell table:formula="of:=IF(AND(ISNUMBER([.D1027]);ISNUMBER([.H1027]);[.D1027]&lt;[.H1027]);[.H1027]-[.D10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0.p</text:p>
          </table:table-cell>
          <table:table-cell office:value-type="float" office:value="83603" calcext:value-type="float">
            <text:p>83603</text:p>
          </table:table-cell>
          <table:table-cell office:value-type="float" office:value="8369" calcext:value-type="float">
            <text:p>8369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28" table:formula="of:=IF(AND(ISNUMBER([.D1028]);ISNUMBER([.H1028]);[.D1028]&gt;[.H1028]);1;0)" office:value-type="float" office:value="0" calcext:value-type="float">
            <text:p>0</text:p>
          </table:table-cell>
          <table:table-cell table:style-name="ce2228" table:formula="of:=IF(AND(ISNUMBER([.D1028]);ISNUMBER([.H1028]);[.D1028]&lt;[.H1028]);1;0)" office:value-type="float" office:value="0" calcext:value-type="float">
            <text:p>0</text:p>
          </table:table-cell>
          <table:table-cell/>
          <table:table-cell table:formula="of:=IF(AND(ISNUMBER([.D1028]);ISNUMBER([.H1028]);[.D1028]&gt;[.H1028]);[.D1028]-[.H1028];0)" office:value-type="float" office:value="0" calcext:value-type="float">
            <text:p>0</text:p>
          </table:table-cell>
          <table:table-cell table:formula="of:=IF(AND(ISNUMBER([.D1028]);ISNUMBER([.H1028]);[.D1028]&lt;[.H1028]);[.H1028]-[.D10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1.p</text:p>
          </table:table-cell>
          <table:table-cell office:value-type="float" office:value="85442" calcext:value-type="float">
            <text:p>85442</text:p>
          </table:table-cell>
          <table:table-cell office:value-type="float" office:value="8553" calcext:value-type="float">
            <text:p>855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29" table:formula="of:=IF(AND(ISNUMBER([.D1029]);ISNUMBER([.H1029]);[.D1029]&gt;[.H1029]);1;0)" office:value-type="float" office:value="0" calcext:value-type="float">
            <text:p>0</text:p>
          </table:table-cell>
          <table:table-cell table:style-name="ce2229" table:formula="of:=IF(AND(ISNUMBER([.D1029]);ISNUMBER([.H1029]);[.D1029]&lt;[.H1029]);1;0)" office:value-type="float" office:value="0" calcext:value-type="float">
            <text:p>0</text:p>
          </table:table-cell>
          <table:table-cell/>
          <table:table-cell table:formula="of:=IF(AND(ISNUMBER([.D1029]);ISNUMBER([.H1029]);[.D1029]&gt;[.H1029]);[.D1029]-[.H1029];0)" office:value-type="float" office:value="0" calcext:value-type="float">
            <text:p>0</text:p>
          </table:table-cell>
          <table:table-cell table:formula="of:=IF(AND(ISNUMBER([.D1029]);ISNUMBER([.H1029]);[.D1029]&lt;[.H1029]);[.H1029]-[.D10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2.p</text:p>
          </table:table-cell>
          <table:table-cell office:value-type="float" office:value="87301" calcext:value-type="float">
            <text:p>87301</text:p>
          </table:table-cell>
          <table:table-cell office:value-type="float" office:value="8739" calcext:value-type="float">
            <text:p>8739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30" table:formula="of:=IF(AND(ISNUMBER([.D1030]);ISNUMBER([.H1030]);[.D1030]&gt;[.H1030]);1;0)" office:value-type="float" office:value="0" calcext:value-type="float">
            <text:p>0</text:p>
          </table:table-cell>
          <table:table-cell table:style-name="ce2230" table:formula="of:=IF(AND(ISNUMBER([.D1030]);ISNUMBER([.H1030]);[.D1030]&lt;[.H1030]);1;0)" office:value-type="float" office:value="0" calcext:value-type="float">
            <text:p>0</text:p>
          </table:table-cell>
          <table:table-cell/>
          <table:table-cell table:formula="of:=IF(AND(ISNUMBER([.D1030]);ISNUMBER([.H1030]);[.D1030]&gt;[.H1030]);[.D1030]-[.H1030];0)" office:value-type="float" office:value="0" calcext:value-type="float">
            <text:p>0</text:p>
          </table:table-cell>
          <table:table-cell table:formula="of:=IF(AND(ISNUMBER([.D1030]);ISNUMBER([.H1030]);[.D1030]&lt;[.H1030]);[.H1030]-[.D10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3.p</text:p>
          </table:table-cell>
          <table:table-cell office:value-type="float" office:value="89180" calcext:value-type="float">
            <text:p>89180</text:p>
          </table:table-cell>
          <table:table-cell office:value-type="float" office:value="8927" calcext:value-type="float">
            <text:p>892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31" table:formula="of:=IF(AND(ISNUMBER([.D1031]);ISNUMBER([.H1031]);[.D1031]&gt;[.H1031]);1;0)" office:value-type="float" office:value="0" calcext:value-type="float">
            <text:p>0</text:p>
          </table:table-cell>
          <table:table-cell table:style-name="ce2231" table:formula="of:=IF(AND(ISNUMBER([.D1031]);ISNUMBER([.H1031]);[.D1031]&lt;[.H1031]);1;0)" office:value-type="float" office:value="0" calcext:value-type="float">
            <text:p>0</text:p>
          </table:table-cell>
          <table:table-cell/>
          <table:table-cell table:formula="of:=IF(AND(ISNUMBER([.D1031]);ISNUMBER([.H1031]);[.D1031]&gt;[.H1031]);[.D1031]-[.H1031];0)" office:value-type="float" office:value="0" calcext:value-type="float">
            <text:p>0</text:p>
          </table:table-cell>
          <table:table-cell table:formula="of:=IF(AND(ISNUMBER([.D1031]);ISNUMBER([.H1031]);[.D1031]&lt;[.H1031]);[.H1031]-[.D10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4.p</text:p>
          </table:table-cell>
          <table:table-cell office:value-type="float" office:value="91079" calcext:value-type="float">
            <text:p>91079</text:p>
          </table:table-cell>
          <table:table-cell office:value-type="float" office:value="9117" calcext:value-type="float">
            <text:p>9117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32" table:formula="of:=IF(AND(ISNUMBER([.D1032]);ISNUMBER([.H1032]);[.D1032]&gt;[.H1032]);1;0)" office:value-type="float" office:value="0" calcext:value-type="float">
            <text:p>0</text:p>
          </table:table-cell>
          <table:table-cell table:style-name="ce2232" table:formula="of:=IF(AND(ISNUMBER([.D1032]);ISNUMBER([.H1032]);[.D1032]&lt;[.H1032]);1;0)" office:value-type="float" office:value="0" calcext:value-type="float">
            <text:p>0</text:p>
          </table:table-cell>
          <table:table-cell/>
          <table:table-cell table:formula="of:=IF(AND(ISNUMBER([.D1032]);ISNUMBER([.H1032]);[.D1032]&gt;[.H1032]);[.D1032]-[.H1032];0)" office:value-type="float" office:value="0" calcext:value-type="float">
            <text:p>0</text:p>
          </table:table-cell>
          <table:table-cell table:formula="of:=IF(AND(ISNUMBER([.D1032]);ISNUMBER([.H1032]);[.D1032]&lt;[.H1032]);[.H1032]-[.D10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5.p</text:p>
          </table:table-cell>
          <table:table-cell office:value-type="float" office:value="92998" calcext:value-type="float">
            <text:p>92998</text:p>
          </table:table-cell>
          <table:table-cell office:value-type="float" office:value="9309" calcext:value-type="float">
            <text:p>9309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33" table:formula="of:=IF(AND(ISNUMBER([.D1033]);ISNUMBER([.H1033]);[.D1033]&gt;[.H1033]);1;0)" office:value-type="float" office:value="0" calcext:value-type="float">
            <text:p>0</text:p>
          </table:table-cell>
          <table:table-cell table:style-name="ce2233" table:formula="of:=IF(AND(ISNUMBER([.D1033]);ISNUMBER([.H1033]);[.D1033]&lt;[.H1033]);1;0)" office:value-type="float" office:value="0" calcext:value-type="float">
            <text:p>0</text:p>
          </table:table-cell>
          <table:table-cell/>
          <table:table-cell table:formula="of:=IF(AND(ISNUMBER([.D1033]);ISNUMBER([.H1033]);[.D1033]&gt;[.H1033]);[.D1033]-[.H1033];0)" office:value-type="float" office:value="0" calcext:value-type="float">
            <text:p>0</text:p>
          </table:table-cell>
          <table:table-cell table:formula="of:=IF(AND(ISNUMBER([.D1033]);ISNUMBER([.H1033]);[.D1033]&lt;[.H1033]);[.H1033]-[.D10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6.p</text:p>
          </table:table-cell>
          <table:table-cell office:value-type="float" office:value="94937" calcext:value-type="float">
            <text:p>94937</text:p>
          </table:table-cell>
          <table:table-cell office:value-type="float" office:value="9503" calcext:value-type="float">
            <text:p>9503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34" table:formula="of:=IF(AND(ISNUMBER([.D1034]);ISNUMBER([.H1034]);[.D1034]&gt;[.H1034]);1;0)" office:value-type="float" office:value="0" calcext:value-type="float">
            <text:p>0</text:p>
          </table:table-cell>
          <table:table-cell table:style-name="ce2234" table:formula="of:=IF(AND(ISNUMBER([.D1034]);ISNUMBER([.H1034]);[.D1034]&lt;[.H1034]);1;0)" office:value-type="float" office:value="0" calcext:value-type="float">
            <text:p>0</text:p>
          </table:table-cell>
          <table:table-cell/>
          <table:table-cell table:formula="of:=IF(AND(ISNUMBER([.D1034]);ISNUMBER([.H1034]);[.D1034]&gt;[.H1034]);[.D1034]-[.H1034];0)" office:value-type="float" office:value="0" calcext:value-type="float">
            <text:p>0</text:p>
          </table:table-cell>
          <table:table-cell table:formula="of:=IF(AND(ISNUMBER([.D1034]);ISNUMBER([.H1034]);[.D1034]&lt;[.H1034]);[.H1034]-[.D10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7.p</text:p>
          </table:table-cell>
          <table:table-cell office:value-type="float" office:value="96896" calcext:value-type="float">
            <text:p>96896</text:p>
          </table:table-cell>
          <table:table-cell office:value-type="float" office:value="9699" calcext:value-type="float">
            <text:p>9699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35" table:formula="of:=IF(AND(ISNUMBER([.D1035]);ISNUMBER([.H1035]);[.D1035]&gt;[.H1035]);1;0)" office:value-type="float" office:value="0" calcext:value-type="float">
            <text:p>0</text:p>
          </table:table-cell>
          <table:table-cell table:style-name="ce2235" table:formula="of:=IF(AND(ISNUMBER([.D1035]);ISNUMBER([.H1035]);[.D1035]&lt;[.H1035]);1;0)" office:value-type="float" office:value="0" calcext:value-type="float">
            <text:p>0</text:p>
          </table:table-cell>
          <table:table-cell/>
          <table:table-cell table:formula="of:=IF(AND(ISNUMBER([.D1035]);ISNUMBER([.H1035]);[.D1035]&gt;[.H1035]);[.D1035]-[.H1035];0)" office:value-type="float" office:value="0" calcext:value-type="float">
            <text:p>0</text:p>
          </table:table-cell>
          <table:table-cell table:formula="of:=IF(AND(ISNUMBER([.D1035]);ISNUMBER([.H1035]);[.D1035]&lt;[.H1035]);[.H1035]-[.D10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8.p</text:p>
          </table:table-cell>
          <table:table-cell office:value-type="float" office:value="98875" calcext:value-type="float">
            <text:p>98875</text:p>
          </table:table-cell>
          <table:table-cell office:value-type="float" office:value="9897" calcext:value-type="float">
            <text:p>9897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36" table:formula="of:=IF(AND(ISNUMBER([.D1036]);ISNUMBER([.H1036]);[.D1036]&gt;[.H1036]);1;0)" office:value-type="float" office:value="0" calcext:value-type="float">
            <text:p>0</text:p>
          </table:table-cell>
          <table:table-cell table:style-name="ce2236" table:formula="of:=IF(AND(ISNUMBER([.D1036]);ISNUMBER([.H1036]);[.D1036]&lt;[.H1036]);1;0)" office:value-type="float" office:value="0" calcext:value-type="float">
            <text:p>0</text:p>
          </table:table-cell>
          <table:table-cell/>
          <table:table-cell table:formula="of:=IF(AND(ISNUMBER([.D1036]);ISNUMBER([.H1036]);[.D1036]&gt;[.H1036]);[.D1036]-[.H1036];0)" office:value-type="float" office:value="0" calcext:value-type="float">
            <text:p>0</text:p>
          </table:table-cell>
          <table:table-cell table:formula="of:=IF(AND(ISNUMBER([.D1036]);ISNUMBER([.H1036]);[.D1036]&lt;[.H1036]);[.H1036]-[.D10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9.p</text:p>
          </table:table-cell>
          <table:table-cell office:value-type="float" office:value="100874" calcext:value-type="float">
            <text:p>100874</text:p>
          </table:table-cell>
          <table:table-cell office:value-type="float" office:value="10097" calcext:value-type="float">
            <text:p>10097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37" table:formula="of:=IF(AND(ISNUMBER([.D1037]);ISNUMBER([.H1037]);[.D1037]&gt;[.H1037]);1;0)" office:value-type="float" office:value="0" calcext:value-type="float">
            <text:p>0</text:p>
          </table:table-cell>
          <table:table-cell table:style-name="ce2237" table:formula="of:=IF(AND(ISNUMBER([.D1037]);ISNUMBER([.H1037]);[.D1037]&lt;[.H1037]);1;0)" office:value-type="float" office:value="0" calcext:value-type="float">
            <text:p>0</text:p>
          </table:table-cell>
          <table:table-cell/>
          <table:table-cell table:formula="of:=IF(AND(ISNUMBER([.D1037]);ISNUMBER([.H1037]);[.D1037]&gt;[.H1037]);[.D1037]-[.H1037];0)" office:value-type="float" office:value="0" calcext:value-type="float">
            <text:p>0</text:p>
          </table:table-cell>
          <table:table-cell table:formula="of:=IF(AND(ISNUMBER([.D1037]);ISNUMBER([.H1037]);[.D1037]&lt;[.H1037]);[.H1037]-[.D10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1.p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1038" table:formula="of:=IF(AND(ISNUMBER([.D1038]);ISNUMBER([.H1038]);[.D1038]&gt;[.H1038]);1;0)" office:value-type="float" office:value="0" calcext:value-type="float">
            <text:p>0</text:p>
          </table:table-cell>
          <table:table-cell table:style-name="ce2238" table:formula="of:=IF(AND(ISNUMBER([.D1038]);ISNUMBER([.H1038]);[.D1038]&lt;[.H1038]);1;0)" office:value-type="float" office:value="0" calcext:value-type="float">
            <text:p>0</text:p>
          </table:table-cell>
          <table:table-cell/>
          <table:table-cell table:formula="of:=IF(AND(ISNUMBER([.D1038]);ISNUMBER([.H1038]);[.D1038]&gt;[.H1038]);[.D1038]-[.H1038];0)" office:value-type="float" office:value="0" calcext:value-type="float">
            <text:p>0</text:p>
          </table:table-cell>
          <table:table-cell table:formula="of:=IF(AND(ISNUMBER([.D1038]);ISNUMBER([.H1038]);[.D1038]&lt;[.H1038]);[.H1038]-[.D10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10.p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039" table:formula="of:=IF(AND(ISNUMBER([.D1039]);ISNUMBER([.H1039]);[.D1039]&gt;[.H1039]);1;0)" office:value-type="float" office:value="0" calcext:value-type="float">
            <text:p>0</text:p>
          </table:table-cell>
          <table:table-cell table:style-name="ce2239" table:formula="of:=IF(AND(ISNUMBER([.D1039]);ISNUMBER([.H1039]);[.D1039]&lt;[.H1039]);1;0)" office:value-type="float" office:value="1" calcext:value-type="float">
            <text:p>1</text:p>
          </table:table-cell>
          <table:table-cell/>
          <table:table-cell table:formula="of:=IF(AND(ISNUMBER([.D1039]);ISNUMBER([.H1039]);[.D1039]&gt;[.H1039]);[.D1039]-[.H1039];0)" office:value-type="float" office:value="0" calcext:value-type="float">
            <text:p>0</text:p>
          </table:table-cell>
          <table:table-cell table:formula="of:=IF(AND(ISNUMBER([.D1039]);ISNUMBER([.H1039]);[.D1039]&lt;[.H1039]);[.H1039]-[.D1039];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nishimura2_11.p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040" table:formula="of:=IF(AND(ISNUMBER([.D1040]);ISNUMBER([.H1040]);[.D1040]&gt;[.H1040]);1;0)" office:value-type="float" office:value="0" calcext:value-type="float">
            <text:p>0</text:p>
          </table:table-cell>
          <table:table-cell table:style-name="ce2240" table:formula="of:=IF(AND(ISNUMBER([.D1040]);ISNUMBER([.H1040]);[.D1040]&lt;[.H1040]);1;0)" office:value-type="float" office:value="1" calcext:value-type="float">
            <text:p>1</text:p>
          </table:table-cell>
          <table:table-cell/>
          <table:table-cell table:formula="of:=IF(AND(ISNUMBER([.D1040]);ISNUMBER([.H1040]);[.D1040]&gt;[.H1040]);[.D1040]-[.H1040];0)" office:value-type="float" office:value="0" calcext:value-type="float">
            <text:p>0</text:p>
          </table:table-cell>
          <table:table-cell table:formula="of:=IF(AND(ISNUMBER([.D1040]);ISNUMBER([.H1040]);[.D1040]&lt;[.H1040]);[.H1040]-[.D1040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nishimura2_12.p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041" table:formula="of:=IF(AND(ISNUMBER([.D1041]);ISNUMBER([.H1041]);[.D1041]&gt;[.H1041]);1;0)" office:value-type="float" office:value="0" calcext:value-type="float">
            <text:p>0</text:p>
          </table:table-cell>
          <table:table-cell table:style-name="ce2241" table:formula="of:=IF(AND(ISNUMBER([.D1041]);ISNUMBER([.H1041]);[.D1041]&lt;[.H1041]);1;0)" office:value-type="float" office:value="1" calcext:value-type="float">
            <text:p>1</text:p>
          </table:table-cell>
          <table:table-cell/>
          <table:table-cell table:formula="of:=IF(AND(ISNUMBER([.D1041]);ISNUMBER([.H1041]);[.D1041]&gt;[.H1041]);[.D1041]-[.H1041];0)" office:value-type="float" office:value="0" calcext:value-type="float">
            <text:p>0</text:p>
          </table:table-cell>
          <table:table-cell table:formula="of:=IF(AND(ISNUMBER([.D1041]);ISNUMBER([.H1041]);[.D1041]&lt;[.H1041]);[.H1041]-[.D1041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nishimura2_13.p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042" table:formula="of:=IF(AND(ISNUMBER([.D1042]);ISNUMBER([.H1042]);[.D1042]&gt;[.H1042]);1;0)" office:value-type="float" office:value="0" calcext:value-type="float">
            <text:p>0</text:p>
          </table:table-cell>
          <table:table-cell table:style-name="ce2242" table:formula="of:=IF(AND(ISNUMBER([.D1042]);ISNUMBER([.H1042]);[.D1042]&lt;[.H1042]);1;0)" office:value-type="float" office:value="1" calcext:value-type="float">
            <text:p>1</text:p>
          </table:table-cell>
          <table:table-cell/>
          <table:table-cell table:formula="of:=IF(AND(ISNUMBER([.D1042]);ISNUMBER([.H1042]);[.D1042]&gt;[.H1042]);[.D1042]-[.H1042];0)" office:value-type="float" office:value="0" calcext:value-type="float">
            <text:p>0</text:p>
          </table:table-cell>
          <table:table-cell table:formula="of:=IF(AND(ISNUMBER([.D1042]);ISNUMBER([.H1042]);[.D1042]&lt;[.H1042]);[.H1042]-[.D1042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nishimura2_14.p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1043" table:formula="of:=IF(AND(ISNUMBER([.D1043]);ISNUMBER([.H1043]);[.D1043]&gt;[.H1043]);1;0)" office:value-type="float" office:value="0" calcext:value-type="float">
            <text:p>0</text:p>
          </table:table-cell>
          <table:table-cell table:style-name="ce2243" table:formula="of:=IF(AND(ISNUMBER([.D1043]);ISNUMBER([.H1043]);[.D1043]&lt;[.H1043]);1;0)" office:value-type="float" office:value="1" calcext:value-type="float">
            <text:p>1</text:p>
          </table:table-cell>
          <table:table-cell/>
          <table:table-cell table:formula="of:=IF(AND(ISNUMBER([.D1043]);ISNUMBER([.H1043]);[.D1043]&gt;[.H1043]);[.D1043]-[.H1043];0)" office:value-type="float" office:value="0" calcext:value-type="float">
            <text:p>0</text:p>
          </table:table-cell>
          <table:table-cell table:formula="of:=IF(AND(ISNUMBER([.D1043]);ISNUMBER([.H1043]);[.D1043]&lt;[.H1043]);[.H1043]-[.D1043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nishimura2_15.p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044" table:formula="of:=IF(AND(ISNUMBER([.D1044]);ISNUMBER([.H1044]);[.D1044]&gt;[.H1044]);1;0)" office:value-type="float" office:value="0" calcext:value-type="float">
            <text:p>0</text:p>
          </table:table-cell>
          <table:table-cell table:style-name="ce2244" table:formula="of:=IF(AND(ISNUMBER([.D1044]);ISNUMBER([.H1044]);[.D1044]&lt;[.H1044]);1;0)" office:value-type="float" office:value="1" calcext:value-type="float">
            <text:p>1</text:p>
          </table:table-cell>
          <table:table-cell/>
          <table:table-cell table:formula="of:=IF(AND(ISNUMBER([.D1044]);ISNUMBER([.H1044]);[.D1044]&gt;[.H1044]);[.D1044]-[.H1044];0)" office:value-type="float" office:value="0" calcext:value-type="float">
            <text:p>0</text:p>
          </table:table-cell>
          <table:table-cell table:formula="of:=IF(AND(ISNUMBER([.D1044]);ISNUMBER([.H1044]);[.D1044]&lt;[.H1044]);[.H1044]-[.D1044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nishimura2_16.p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1045" table:formula="of:=IF(AND(ISNUMBER([.D1045]);ISNUMBER([.H1045]);[.D1045]&gt;[.H1045]);1;0)" office:value-type="float" office:value="0" calcext:value-type="float">
            <text:p>0</text:p>
          </table:table-cell>
          <table:table-cell table:style-name="ce2245" table:formula="of:=IF(AND(ISNUMBER([.D1045]);ISNUMBER([.H1045]);[.D1045]&lt;[.H1045]);1;0)" office:value-type="float" office:value="1" calcext:value-type="float">
            <text:p>1</text:p>
          </table:table-cell>
          <table:table-cell/>
          <table:table-cell table:formula="of:=IF(AND(ISNUMBER([.D1045]);ISNUMBER([.H1045]);[.D1045]&gt;[.H1045]);[.D1045]-[.H1045];0)" office:value-type="float" office:value="0" calcext:value-type="float">
            <text:p>0</text:p>
          </table:table-cell>
          <table:table-cell table:formula="of:=IF(AND(ISNUMBER([.D1045]);ISNUMBER([.H1045]);[.D1045]&lt;[.H1045]);[.H1045]-[.D1045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nishimura2_17.p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1046" table:formula="of:=IF(AND(ISNUMBER([.D1046]);ISNUMBER([.H1046]);[.D1046]&gt;[.H1046]);1;0)" office:value-type="float" office:value="0" calcext:value-type="float">
            <text:p>0</text:p>
          </table:table-cell>
          <table:table-cell table:style-name="ce2246" table:formula="of:=IF(AND(ISNUMBER([.D1046]);ISNUMBER([.H1046]);[.D1046]&lt;[.H1046]);1;0)" office:value-type="float" office:value="1" calcext:value-type="float">
            <text:p>1</text:p>
          </table:table-cell>
          <table:table-cell/>
          <table:table-cell table:formula="of:=IF(AND(ISNUMBER([.D1046]);ISNUMBER([.H1046]);[.D1046]&gt;[.H1046]);[.D1046]-[.H1046];0)" office:value-type="float" office:value="0" calcext:value-type="float">
            <text:p>0</text:p>
          </table:table-cell>
          <table:table-cell table:formula="of:=IF(AND(ISNUMBER([.D1046]);ISNUMBER([.H1046]);[.D1046]&lt;[.H1046]);[.H1046]-[.D1046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nishimura2_18.p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1047" table:formula="of:=IF(AND(ISNUMBER([.D1047]);ISNUMBER([.H1047]);[.D1047]&gt;[.H1047]);1;0)" office:value-type="float" office:value="0" calcext:value-type="float">
            <text:p>0</text:p>
          </table:table-cell>
          <table:table-cell table:style-name="ce2247" table:formula="of:=IF(AND(ISNUMBER([.D1047]);ISNUMBER([.H1047]);[.D1047]&lt;[.H1047]);1;0)" office:value-type="float" office:value="1" calcext:value-type="float">
            <text:p>1</text:p>
          </table:table-cell>
          <table:table-cell/>
          <table:table-cell table:formula="of:=IF(AND(ISNUMBER([.D1047]);ISNUMBER([.H1047]);[.D1047]&gt;[.H1047]);[.D1047]-[.H1047];0)" office:value-type="float" office:value="0" calcext:value-type="float">
            <text:p>0</text:p>
          </table:table-cell>
          <table:table-cell table:formula="of:=IF(AND(ISNUMBER([.D1047]);ISNUMBER([.H1047]);[.D1047]&lt;[.H1047]);[.H1047]-[.D1047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nishimura2_19.p</text:p>
          </table:table-cell>
          <table:table-cell office:value-type="float" office:value="131" calcext:value-type="float">
            <text:p>13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048" table:formula="of:=IF(AND(ISNUMBER([.D1048]);ISNUMBER([.H1048]);[.D1048]&gt;[.H1048]);1;0)" office:value-type="float" office:value="0" calcext:value-type="float">
            <text:p>0</text:p>
          </table:table-cell>
          <table:table-cell table:style-name="ce2248" table:formula="of:=IF(AND(ISNUMBER([.D1048]);ISNUMBER([.H1048]);[.D1048]&lt;[.H1048]);1;0)" office:value-type="float" office:value="1" calcext:value-type="float">
            <text:p>1</text:p>
          </table:table-cell>
          <table:table-cell/>
          <table:table-cell table:formula="of:=IF(AND(ISNUMBER([.D1048]);ISNUMBER([.H1048]);[.D1048]&gt;[.H1048]);[.D1048]-[.H1048];0)" office:value-type="float" office:value="0" calcext:value-type="float">
            <text:p>0</text:p>
          </table:table-cell>
          <table:table-cell table:formula="of:=IF(AND(ISNUMBER([.D1048]);ISNUMBER([.H1048]);[.D1048]&lt;[.H1048]);[.H1048]-[.D1048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nishimura2_2.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049" table:formula="of:=IF(AND(ISNUMBER([.D1049]);ISNUMBER([.H1049]);[.D1049]&gt;[.H1049]);1;0)" office:value-type="float" office:value="0" calcext:value-type="float">
            <text:p>0</text:p>
          </table:table-cell>
          <table:table-cell table:style-name="ce2249" table:formula="of:=IF(AND(ISNUMBER([.D1049]);ISNUMBER([.H1049]);[.D1049]&lt;[.H1049]);1;0)" office:value-type="float" office:value="0" calcext:value-type="float">
            <text:p>0</text:p>
          </table:table-cell>
          <table:table-cell/>
          <table:table-cell table:formula="of:=IF(AND(ISNUMBER([.D1049]);ISNUMBER([.H1049]);[.D1049]&gt;[.H1049]);[.D1049]-[.H1049];0)" office:value-type="float" office:value="0" calcext:value-type="float">
            <text:p>0</text:p>
          </table:table-cell>
          <table:table-cell table:formula="of:=IF(AND(ISNUMBER([.D1049]);ISNUMBER([.H1049]);[.D1049]&lt;[.H1049]);[.H1049]-[.D10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0.p</text:p>
          </table:table-cell>
          <table:table-cell office:value-type="float" office:value="142" calcext:value-type="float">
            <text:p>14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1050" table:formula="of:=IF(AND(ISNUMBER([.D1050]);ISNUMBER([.H1050]);[.D1050]&gt;[.H1050]);1;0)" office:value-type="float" office:value="0" calcext:value-type="float">
            <text:p>0</text:p>
          </table:table-cell>
          <table:table-cell table:style-name="ce2250" table:formula="of:=IF(AND(ISNUMBER([.D1050]);ISNUMBER([.H1050]);[.D1050]&lt;[.H1050]);1;0)" office:value-type="float" office:value="1" calcext:value-type="float">
            <text:p>1</text:p>
          </table:table-cell>
          <table:table-cell/>
          <table:table-cell table:formula="of:=IF(AND(ISNUMBER([.D1050]);ISNUMBER([.H1050]);[.D1050]&gt;[.H1050]);[.D1050]-[.H1050];0)" office:value-type="float" office:value="0" calcext:value-type="float">
            <text:p>0</text:p>
          </table:table-cell>
          <table:table-cell table:formula="of:=IF(AND(ISNUMBER([.D1050]);ISNUMBER([.H1050]);[.D1050]&lt;[.H1050]);[.H1050]-[.D1050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nishimura2_21.p</text:p>
          </table:table-cell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051" table:formula="of:=IF(AND(ISNUMBER([.D1051]);ISNUMBER([.H1051]);[.D1051]&gt;[.H1051]);1;0)" office:value-type="float" office:value="0" calcext:value-type="float">
            <text:p>0</text:p>
          </table:table-cell>
          <table:table-cell table:style-name="ce2251" table:formula="of:=IF(AND(ISNUMBER([.D1051]);ISNUMBER([.H1051]);[.D1051]&lt;[.H1051]);1;0)" office:value-type="float" office:value="1" calcext:value-type="float">
            <text:p>1</text:p>
          </table:table-cell>
          <table:table-cell/>
          <table:table-cell table:formula="of:=IF(AND(ISNUMBER([.D1051]);ISNUMBER([.H1051]);[.D1051]&gt;[.H1051]);[.D1051]-[.H1051];0)" office:value-type="float" office:value="0" calcext:value-type="float">
            <text:p>0</text:p>
          </table:table-cell>
          <table:table-cell table:formula="of:=IF(AND(ISNUMBER([.D1051]);ISNUMBER([.H1051]);[.D1051]&lt;[.H1051]);[.H1051]-[.D1051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nishimura2_22.p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1052" table:formula="of:=IF(AND(ISNUMBER([.D1052]);ISNUMBER([.H1052]);[.D1052]&gt;[.H1052]);1;0)" office:value-type="float" office:value="0" calcext:value-type="float">
            <text:p>0</text:p>
          </table:table-cell>
          <table:table-cell table:style-name="ce2252" table:formula="of:=IF(AND(ISNUMBER([.D1052]);ISNUMBER([.H1052]);[.D1052]&lt;[.H1052]);1;0)" office:value-type="float" office:value="1" calcext:value-type="float">
            <text:p>1</text:p>
          </table:table-cell>
          <table:table-cell/>
          <table:table-cell table:formula="of:=IF(AND(ISNUMBER([.D1052]);ISNUMBER([.H1052]);[.D1052]&gt;[.H1052]);[.D1052]-[.H1052];0)" office:value-type="float" office:value="0" calcext:value-type="float">
            <text:p>0</text:p>
          </table:table-cell>
          <table:table-cell table:formula="of:=IF(AND(ISNUMBER([.D1052]);ISNUMBER([.H1052]);[.D1052]&lt;[.H1052]);[.H1052]-[.D1052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nishimura2_23.p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053" table:formula="of:=IF(AND(ISNUMBER([.D1053]);ISNUMBER([.H1053]);[.D1053]&gt;[.H1053]);1;0)" office:value-type="float" office:value="0" calcext:value-type="float">
            <text:p>0</text:p>
          </table:table-cell>
          <table:table-cell table:style-name="ce2253" table:formula="of:=IF(AND(ISNUMBER([.D1053]);ISNUMBER([.H1053]);[.D1053]&lt;[.H1053]);1;0)" office:value-type="float" office:value="1" calcext:value-type="float">
            <text:p>1</text:p>
          </table:table-cell>
          <table:table-cell/>
          <table:table-cell table:formula="of:=IF(AND(ISNUMBER([.D1053]);ISNUMBER([.H1053]);[.D1053]&gt;[.H1053]);[.D1053]-[.H1053];0)" office:value-type="float" office:value="0" calcext:value-type="float">
            <text:p>0</text:p>
          </table:table-cell>
          <table:table-cell table:formula="of:=IF(AND(ISNUMBER([.D1053]);ISNUMBER([.H1053]);[.D1053]&lt;[.H1053]);[.H1053]-[.D1053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nishimura2_24.p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1054" table:formula="of:=IF(AND(ISNUMBER([.D1054]);ISNUMBER([.H1054]);[.D1054]&gt;[.H1054]);1;0)" office:value-type="float" office:value="0" calcext:value-type="float">
            <text:p>0</text:p>
          </table:table-cell>
          <table:table-cell table:style-name="ce2254" table:formula="of:=IF(AND(ISNUMBER([.D1054]);ISNUMBER([.H1054]);[.D1054]&lt;[.H1054]);1;0)" office:value-type="float" office:value="1" calcext:value-type="float">
            <text:p>1</text:p>
          </table:table-cell>
          <table:table-cell/>
          <table:table-cell table:formula="of:=IF(AND(ISNUMBER([.D1054]);ISNUMBER([.H1054]);[.D1054]&gt;[.H1054]);[.D1054]-[.H1054];0)" office:value-type="float" office:value="0" calcext:value-type="float">
            <text:p>0</text:p>
          </table:table-cell>
          <table:table-cell table:formula="of:=IF(AND(ISNUMBER([.D1054]);ISNUMBER([.H1054]);[.D1054]&lt;[.H1054]);[.H1054]-[.D1054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nishimura2_25.p</text:p>
          </table:table-cell>
          <table:table-cell office:value-type="float" office:value="197" calcext:value-type="float">
            <text:p>197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1055" table:formula="of:=IF(AND(ISNUMBER([.D1055]);ISNUMBER([.H1055]);[.D1055]&gt;[.H1055]);1;0)" office:value-type="float" office:value="0" calcext:value-type="float">
            <text:p>0</text:p>
          </table:table-cell>
          <table:table-cell table:style-name="ce2255" table:formula="of:=IF(AND(ISNUMBER([.D1055]);ISNUMBER([.H1055]);[.D1055]&lt;[.H1055]);1;0)" office:value-type="float" office:value="1" calcext:value-type="float">
            <text:p>1</text:p>
          </table:table-cell>
          <table:table-cell/>
          <table:table-cell table:formula="of:=IF(AND(ISNUMBER([.D1055]);ISNUMBER([.H1055]);[.D1055]&gt;[.H1055]);[.D1055]-[.H1055];0)" office:value-type="float" office:value="0" calcext:value-type="float">
            <text:p>0</text:p>
          </table:table-cell>
          <table:table-cell table:formula="of:=IF(AND(ISNUMBER([.D1055]);ISNUMBER([.H1055]);[.D1055]&lt;[.H1055]);[.H1055]-[.D1055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nishimura2_26.p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056" table:formula="of:=IF(AND(ISNUMBER([.D1056]);ISNUMBER([.H1056]);[.D1056]&gt;[.H1056]);1;0)" office:value-type="float" office:value="0" calcext:value-type="float">
            <text:p>0</text:p>
          </table:table-cell>
          <table:table-cell table:style-name="ce2256" table:formula="of:=IF(AND(ISNUMBER([.D1056]);ISNUMBER([.H1056]);[.D1056]&lt;[.H1056]);1;0)" office:value-type="float" office:value="1" calcext:value-type="float">
            <text:p>1</text:p>
          </table:table-cell>
          <table:table-cell/>
          <table:table-cell table:formula="of:=IF(AND(ISNUMBER([.D1056]);ISNUMBER([.H1056]);[.D1056]&gt;[.H1056]);[.D1056]-[.H1056];0)" office:value-type="float" office:value="0" calcext:value-type="float">
            <text:p>0</text:p>
          </table:table-cell>
          <table:table-cell table:formula="of:=IF(AND(ISNUMBER([.D1056]);ISNUMBER([.H1056]);[.D1056]&lt;[.H1056]);[.H1056]-[.D1056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nishimura2_27.p</text:p>
          </table:table-cell>
          <table:table-cell office:value-type="float" office:value="219" calcext:value-type="float">
            <text:p>219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1057" table:formula="of:=IF(AND(ISNUMBER([.D1057]);ISNUMBER([.H1057]);[.D1057]&gt;[.H1057]);1;0)" office:value-type="float" office:value="0" calcext:value-type="float">
            <text:p>0</text:p>
          </table:table-cell>
          <table:table-cell table:style-name="ce2257" table:formula="of:=IF(AND(ISNUMBER([.D1057]);ISNUMBER([.H1057]);[.D1057]&lt;[.H1057]);1;0)" office:value-type="float" office:value="1" calcext:value-type="float">
            <text:p>1</text:p>
          </table:table-cell>
          <table:table-cell/>
          <table:table-cell table:formula="of:=IF(AND(ISNUMBER([.D1057]);ISNUMBER([.H1057]);[.D1057]&gt;[.H1057]);[.D1057]-[.H1057];0)" office:value-type="float" office:value="0" calcext:value-type="float">
            <text:p>0</text:p>
          </table:table-cell>
          <table:table-cell table:formula="of:=IF(AND(ISNUMBER([.D1057]);ISNUMBER([.H1057]);[.D1057]&lt;[.H1057]);[.H1057]-[.D1057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nishimura2_28.p</text:p>
          </table:table-cell>
          <table:table-cell office:value-type="float" office:value="230" calcext:value-type="float">
            <text:p>23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058" table:formula="of:=IF(AND(ISNUMBER([.D1058]);ISNUMBER([.H1058]);[.D1058]&gt;[.H1058]);1;0)" office:value-type="float" office:value="0" calcext:value-type="float">
            <text:p>0</text:p>
          </table:table-cell>
          <table:table-cell table:style-name="ce2258" table:formula="of:=IF(AND(ISNUMBER([.D1058]);ISNUMBER([.H1058]);[.D1058]&lt;[.H1058]);1;0)" office:value-type="float" office:value="1" calcext:value-type="float">
            <text:p>1</text:p>
          </table:table-cell>
          <table:table-cell/>
          <table:table-cell table:formula="of:=IF(AND(ISNUMBER([.D1058]);ISNUMBER([.H1058]);[.D1058]&gt;[.H1058]);[.D1058]-[.H1058];0)" office:value-type="float" office:value="0" calcext:value-type="float">
            <text:p>0</text:p>
          </table:table-cell>
          <table:table-cell table:formula="of:=IF(AND(ISNUMBER([.D1058]);ISNUMBER([.H1058]);[.D1058]&lt;[.H1058]);[.H1058]-[.D1058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nishimura2_29.p</text:p>
          </table:table-cell>
          <table:table-cell office:value-type="float" office:value="241" calcext:value-type="float">
            <text:p>241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1059" table:formula="of:=IF(AND(ISNUMBER([.D1059]);ISNUMBER([.H1059]);[.D1059]&gt;[.H1059]);1;0)" office:value-type="float" office:value="0" calcext:value-type="float">
            <text:p>0</text:p>
          </table:table-cell>
          <table:table-cell table:style-name="ce2259" table:formula="of:=IF(AND(ISNUMBER([.D1059]);ISNUMBER([.H1059]);[.D1059]&lt;[.H1059]);1;0)" office:value-type="float" office:value="1" calcext:value-type="float">
            <text:p>1</text:p>
          </table:table-cell>
          <table:table-cell/>
          <table:table-cell table:formula="of:=IF(AND(ISNUMBER([.D1059]);ISNUMBER([.H1059]);[.D1059]&gt;[.H1059]);[.D1059]-[.H1059];0)" office:value-type="float" office:value="0" calcext:value-type="float">
            <text:p>0</text:p>
          </table:table-cell>
          <table:table-cell table:formula="of:=IF(AND(ISNUMBER([.D1059]);ISNUMBER([.H1059]);[.D1059]&lt;[.H1059]);[.H1059]-[.D1059];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nishimura2_4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060" table:formula="of:=IF(AND(ISNUMBER([.D1060]);ISNUMBER([.H1060]);[.D1060]&gt;[.H1060]);1;0)" office:value-type="float" office:value="0" calcext:value-type="float">
            <text:p>0</text:p>
          </table:table-cell>
          <table:table-cell table:style-name="ce2260" table:formula="of:=IF(AND(ISNUMBER([.D1060]);ISNUMBER([.H1060]);[.D1060]&lt;[.H1060]);1;0)" office:value-type="float" office:value="0" calcext:value-type="float">
            <text:p>0</text:p>
          </table:table-cell>
          <table:table-cell/>
          <table:table-cell table:formula="of:=IF(AND(ISNUMBER([.D1060]);ISNUMBER([.H1060]);[.D1060]&gt;[.H1060]);[.D1060]-[.H1060];0)" office:value-type="float" office:value="0" calcext:value-type="float">
            <text:p>0</text:p>
          </table:table-cell>
          <table:table-cell table:formula="of:=IF(AND(ISNUMBER([.D1060]);ISNUMBER([.H1060]);[.D1060]&lt;[.H1060]);[.H1060]-[.D10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5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061" table:formula="of:=IF(AND(ISNUMBER([.D1061]);ISNUMBER([.H1061]);[.D1061]&gt;[.H1061]);1;0)" office:value-type="float" office:value="0" calcext:value-type="float">
            <text:p>0</text:p>
          </table:table-cell>
          <table:table-cell table:style-name="ce2261" table:formula="of:=IF(AND(ISNUMBER([.D1061]);ISNUMBER([.H1061]);[.D1061]&lt;[.H1061]);1;0)" office:value-type="float" office:value="0" calcext:value-type="float">
            <text:p>0</text:p>
          </table:table-cell>
          <table:table-cell/>
          <table:table-cell table:formula="of:=IF(AND(ISNUMBER([.D1061]);ISNUMBER([.H1061]);[.D1061]&gt;[.H1061]);[.D1061]-[.H1061];0)" office:value-type="float" office:value="0" calcext:value-type="float">
            <text:p>0</text:p>
          </table:table-cell>
          <table:table-cell table:formula="of:=IF(AND(ISNUMBER([.D1061]);ISNUMBER([.H1061]);[.D1061]&lt;[.H1061]);[.H1061]-[.D10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6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062" table:formula="of:=IF(AND(ISNUMBER([.D1062]);ISNUMBER([.H1062]);[.D1062]&gt;[.H1062]);1;0)" office:value-type="float" office:value="0" calcext:value-type="float">
            <text:p>0</text:p>
          </table:table-cell>
          <table:table-cell table:style-name="ce2262" table:formula="of:=IF(AND(ISNUMBER([.D1062]);ISNUMBER([.H1062]);[.D1062]&lt;[.H1062]);1;0)" office:value-type="float" office:value="0" calcext:value-type="float">
            <text:p>0</text:p>
          </table:table-cell>
          <table:table-cell/>
          <table:table-cell table:formula="of:=IF(AND(ISNUMBER([.D1062]);ISNUMBER([.H1062]);[.D1062]&gt;[.H1062]);[.D1062]-[.H1062];0)" office:value-type="float" office:value="0" calcext:value-type="float">
            <text:p>0</text:p>
          </table:table-cell>
          <table:table-cell table:formula="of:=IF(AND(ISNUMBER([.D1062]);ISNUMBER([.H1062]);[.D1062]&lt;[.H1062]);[.H1062]-[.D10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7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063" table:formula="of:=IF(AND(ISNUMBER([.D1063]);ISNUMBER([.H1063]);[.D1063]&gt;[.H1063]);1;0)" office:value-type="float" office:value="0" calcext:value-type="float">
            <text:p>0</text:p>
          </table:table-cell>
          <table:table-cell table:style-name="ce2263" table:formula="of:=IF(AND(ISNUMBER([.D1063]);ISNUMBER([.H1063]);[.D1063]&lt;[.H1063]);1;0)" office:value-type="float" office:value="0" calcext:value-type="float">
            <text:p>0</text:p>
          </table:table-cell>
          <table:table-cell/>
          <table:table-cell table:formula="of:=IF(AND(ISNUMBER([.D1063]);ISNUMBER([.H1063]);[.D1063]&gt;[.H1063]);[.D1063]-[.H1063];0)" office:value-type="float" office:value="0" calcext:value-type="float">
            <text:p>0</text:p>
          </table:table-cell>
          <table:table-cell table:formula="of:=IF(AND(ISNUMBER([.D1063]);ISNUMBER([.H1063]);[.D1063]&lt;[.H1063]);[.H1063]-[.D10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8.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1064" table:formula="of:=IF(AND(ISNUMBER([.D1064]);ISNUMBER([.H1064]);[.D1064]&gt;[.H1064]);1;0)" office:value-type="float" office:value="0" calcext:value-type="float">
            <text:p>0</text:p>
          </table:table-cell>
          <table:table-cell table:style-name="ce2264" table:formula="of:=IF(AND(ISNUMBER([.D1064]);ISNUMBER([.H1064]);[.D1064]&lt;[.H1064]);1;0)" office:value-type="float" office:value="0" calcext:value-type="float">
            <text:p>0</text:p>
          </table:table-cell>
          <table:table-cell/>
          <table:table-cell table:formula="of:=IF(AND(ISNUMBER([.D1064]);ISNUMBER([.H1064]);[.D1064]&gt;[.H1064]);[.D1064]-[.H1064];0)" office:value-type="float" office:value="0" calcext:value-type="float">
            <text:p>0</text:p>
          </table:table-cell>
          <table:table-cell table:formula="of:=IF(AND(ISNUMBER([.D1064]);ISNUMBER([.H1064]);[.D1064]&lt;[.H1064]);[.H1064]-[.D10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9.p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65" table:formula="of:=IF(AND(ISNUMBER([.D1065]);ISNUMBER([.H1065]);[.D1065]&gt;[.H1065]);1;0)" office:value-type="float" office:value="0" calcext:value-type="float">
            <text:p>0</text:p>
          </table:table-cell>
          <table:table-cell table:style-name="ce2265" table:formula="of:=IF(AND(ISNUMBER([.D1065]);ISNUMBER([.H1065]);[.D1065]&lt;[.H1065]);1;0)" office:value-type="float" office:value="0" calcext:value-type="float">
            <text:p>0</text:p>
          </table:table-cell>
          <table:table-cell/>
          <table:table-cell table:formula="of:=IF(AND(ISNUMBER([.D1065]);ISNUMBER([.H1065]);[.D1065]&gt;[.H1065]);[.D1065]-[.H1065];0)" office:value-type="float" office:value="0" calcext:value-type="float">
            <text:p>0</text:p>
          </table:table-cell>
          <table:table-cell table:formula="of:=IF(AND(ISNUMBER([.D1065]);ISNUMBER([.H1065]);[.D1065]&lt;[.H1065]);[.H1065]-[.D10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.p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1066" table:formula="of:=IF(AND(ISNUMBER([.D1066]);ISNUMBER([.H1066]);[.D1066]&gt;[.H1066]);1;0)" office:value-type="float" office:value="0" calcext:value-type="float">
            <text:p>0</text:p>
          </table:table-cell>
          <table:table-cell table:style-name="ce2266" table:formula="of:=IF(AND(ISNUMBER([.D1066]);ISNUMBER([.H1066]);[.D1066]&lt;[.H1066]);1;0)" office:value-type="float" office:value="0" calcext:value-type="float">
            <text:p>0</text:p>
          </table:table-cell>
          <table:table-cell/>
          <table:table-cell table:formula="of:=IF(AND(ISNUMBER([.D1066]);ISNUMBER([.H1066]);[.D1066]&gt;[.H1066]);[.D1066]-[.H1066];0)" office:value-type="float" office:value="0" calcext:value-type="float">
            <text:p>0</text:p>
          </table:table-cell>
          <table:table-cell table:formula="of:=IF(AND(ISNUMBER([.D1066]);ISNUMBER([.H1066]);[.D1066]&lt;[.H1066]);[.H1066]-[.D10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0.p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067" table:formula="of:=IF(AND(ISNUMBER([.D1067]);ISNUMBER([.H1067]);[.D1067]&gt;[.H1067]);1;0)" office:value-type="float" office:value="0" calcext:value-type="float">
            <text:p>0</text:p>
          </table:table-cell>
          <table:table-cell table:style-name="ce2267" table:formula="of:=IF(AND(ISNUMBER([.D1067]);ISNUMBER([.H1067]);[.D1067]&lt;[.H1067]);1;0)" office:value-type="float" office:value="1" calcext:value-type="float">
            <text:p>1</text:p>
          </table:table-cell>
          <table:table-cell/>
          <table:table-cell table:formula="of:=IF(AND(ISNUMBER([.D1067]);ISNUMBER([.H1067]);[.D1067]&gt;[.H1067]);[.D1067]-[.H1067];0)" office:value-type="float" office:value="0" calcext:value-type="float">
            <text:p>0</text:p>
          </table:table-cell>
          <table:table-cell table:formula="of:=IF(AND(ISNUMBER([.D1067]);ISNUMBER([.H1067]);[.D1067]&lt;[.H1067]);[.H1067]-[.D1067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ishimura_11.p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068" table:formula="of:=IF(AND(ISNUMBER([.D1068]);ISNUMBER([.H1068]);[.D1068]&gt;[.H1068]);1;0)" office:value-type="float" office:value="0" calcext:value-type="float">
            <text:p>0</text:p>
          </table:table-cell>
          <table:table-cell table:style-name="ce2268" table:formula="of:=IF(AND(ISNUMBER([.D1068]);ISNUMBER([.H1068]);[.D1068]&lt;[.H1068]);1;0)" office:value-type="float" office:value="0" calcext:value-type="float">
            <text:p>0</text:p>
          </table:table-cell>
          <table:table-cell/>
          <table:table-cell table:formula="of:=IF(AND(ISNUMBER([.D1068]);ISNUMBER([.H1068]);[.D1068]&gt;[.H1068]);[.D1068]-[.H1068];0)" office:value-type="float" office:value="0" calcext:value-type="float">
            <text:p>0</text:p>
          </table:table-cell>
          <table:table-cell table:formula="of:=IF(AND(ISNUMBER([.D1068]);ISNUMBER([.H1068]);[.D1068]&lt;[.H1068]);[.H1068]-[.D10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2.p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069" table:formula="of:=IF(AND(ISNUMBER([.D1069]);ISNUMBER([.H1069]);[.D1069]&gt;[.H1069]);1;0)" office:value-type="float" office:value="0" calcext:value-type="float">
            <text:p>0</text:p>
          </table:table-cell>
          <table:table-cell table:style-name="ce2269" table:formula="of:=IF(AND(ISNUMBER([.D1069]);ISNUMBER([.H1069]);[.D1069]&lt;[.H1069]);1;0)" office:value-type="float" office:value="1" calcext:value-type="float">
            <text:p>1</text:p>
          </table:table-cell>
          <table:table-cell/>
          <table:table-cell table:formula="of:=IF(AND(ISNUMBER([.D1069]);ISNUMBER([.H1069]);[.D1069]&gt;[.H1069]);[.D1069]-[.H1069];0)" office:value-type="float" office:value="0" calcext:value-type="float">
            <text:p>0</text:p>
          </table:table-cell>
          <table:table-cell table:formula="of:=IF(AND(ISNUMBER([.D1069]);ISNUMBER([.H1069]);[.D1069]&lt;[.H1069]);[.H1069]-[.D1069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ishimura_13.p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070" table:formula="of:=IF(AND(ISNUMBER([.D1070]);ISNUMBER([.H1070]);[.D1070]&gt;[.H1070]);1;0)" office:value-type="float" office:value="0" calcext:value-type="float">
            <text:p>0</text:p>
          </table:table-cell>
          <table:table-cell table:style-name="ce2270" table:formula="of:=IF(AND(ISNUMBER([.D1070]);ISNUMBER([.H1070]);[.D1070]&lt;[.H1070]);1;0)" office:value-type="float" office:value="0" calcext:value-type="float">
            <text:p>0</text:p>
          </table:table-cell>
          <table:table-cell/>
          <table:table-cell table:formula="of:=IF(AND(ISNUMBER([.D1070]);ISNUMBER([.H1070]);[.D1070]&gt;[.H1070]);[.D1070]-[.H1070];0)" office:value-type="float" office:value="0" calcext:value-type="float">
            <text:p>0</text:p>
          </table:table-cell>
          <table:table-cell table:formula="of:=IF(AND(ISNUMBER([.D1070]);ISNUMBER([.H1070]);[.D1070]&lt;[.H1070]);[.H1070]-[.D10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4.p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071" table:formula="of:=IF(AND(ISNUMBER([.D1071]);ISNUMBER([.H1071]);[.D1071]&gt;[.H1071]);1;0)" office:value-type="float" office:value="0" calcext:value-type="float">
            <text:p>0</text:p>
          </table:table-cell>
          <table:table-cell table:style-name="ce2271" table:formula="of:=IF(AND(ISNUMBER([.D1071]);ISNUMBER([.H1071]);[.D1071]&lt;[.H1071]);1;0)" office:value-type="float" office:value="1" calcext:value-type="float">
            <text:p>1</text:p>
          </table:table-cell>
          <table:table-cell/>
          <table:table-cell table:formula="of:=IF(AND(ISNUMBER([.D1071]);ISNUMBER([.H1071]);[.D1071]&gt;[.H1071]);[.D1071]-[.H1071];0)" office:value-type="float" office:value="0" calcext:value-type="float">
            <text:p>0</text:p>
          </table:table-cell>
          <table:table-cell table:formula="of:=IF(AND(ISNUMBER([.D1071]);ISNUMBER([.H1071]);[.D1071]&lt;[.H1071]);[.H1071]-[.D1071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ishimura_15.p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072" table:formula="of:=IF(AND(ISNUMBER([.D1072]);ISNUMBER([.H1072]);[.D1072]&gt;[.H1072]);1;0)" office:value-type="float" office:value="0" calcext:value-type="float">
            <text:p>0</text:p>
          </table:table-cell>
          <table:table-cell table:style-name="ce2272" table:formula="of:=IF(AND(ISNUMBER([.D1072]);ISNUMBER([.H1072]);[.D1072]&lt;[.H1072]);1;0)" office:value-type="float" office:value="0" calcext:value-type="float">
            <text:p>0</text:p>
          </table:table-cell>
          <table:table-cell/>
          <table:table-cell table:formula="of:=IF(AND(ISNUMBER([.D1072]);ISNUMBER([.H1072]);[.D1072]&gt;[.H1072]);[.D1072]-[.H1072];0)" office:value-type="float" office:value="0" calcext:value-type="float">
            <text:p>0</text:p>
          </table:table-cell>
          <table:table-cell table:formula="of:=IF(AND(ISNUMBER([.D1072]);ISNUMBER([.H1072]);[.D1072]&lt;[.H1072]);[.H1072]-[.D10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6.p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073" table:formula="of:=IF(AND(ISNUMBER([.D1073]);ISNUMBER([.H1073]);[.D1073]&gt;[.H1073]);1;0)" office:value-type="float" office:value="0" calcext:value-type="float">
            <text:p>0</text:p>
          </table:table-cell>
          <table:table-cell table:style-name="ce2273" table:formula="of:=IF(AND(ISNUMBER([.D1073]);ISNUMBER([.H1073]);[.D1073]&lt;[.H1073]);1;0)" office:value-type="float" office:value="1" calcext:value-type="float">
            <text:p>1</text:p>
          </table:table-cell>
          <table:table-cell/>
          <table:table-cell table:formula="of:=IF(AND(ISNUMBER([.D1073]);ISNUMBER([.H1073]);[.D1073]&gt;[.H1073]);[.D1073]-[.H1073];0)" office:value-type="float" office:value="0" calcext:value-type="float">
            <text:p>0</text:p>
          </table:table-cell>
          <table:table-cell table:formula="of:=IF(AND(ISNUMBER([.D1073]);ISNUMBER([.H1073]);[.D1073]&lt;[.H1073]);[.H1073]-[.D1073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ishimura_17.p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074" table:formula="of:=IF(AND(ISNUMBER([.D1074]);ISNUMBER([.H1074]);[.D1074]&gt;[.H1074]);1;0)" office:value-type="float" office:value="0" calcext:value-type="float">
            <text:p>0</text:p>
          </table:table-cell>
          <table:table-cell table:style-name="ce2274" table:formula="of:=IF(AND(ISNUMBER([.D1074]);ISNUMBER([.H1074]);[.D1074]&lt;[.H1074]);1;0)" office:value-type="float" office:value="0" calcext:value-type="float">
            <text:p>0</text:p>
          </table:table-cell>
          <table:table-cell/>
          <table:table-cell table:formula="of:=IF(AND(ISNUMBER([.D1074]);ISNUMBER([.H1074]);[.D1074]&gt;[.H1074]);[.D1074]-[.H1074];0)" office:value-type="float" office:value="0" calcext:value-type="float">
            <text:p>0</text:p>
          </table:table-cell>
          <table:table-cell table:formula="of:=IF(AND(ISNUMBER([.D1074]);ISNUMBER([.H1074]);[.D1074]&lt;[.H1074]);[.H1074]-[.D10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8.p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075" table:formula="of:=IF(AND(ISNUMBER([.D1075]);ISNUMBER([.H1075]);[.D1075]&gt;[.H1075]);1;0)" office:value-type="float" office:value="0" calcext:value-type="float">
            <text:p>0</text:p>
          </table:table-cell>
          <table:table-cell table:style-name="ce2275" table:formula="of:=IF(AND(ISNUMBER([.D1075]);ISNUMBER([.H1075]);[.D1075]&lt;[.H1075]);1;0)" office:value-type="float" office:value="1" calcext:value-type="float">
            <text:p>1</text:p>
          </table:table-cell>
          <table:table-cell/>
          <table:table-cell table:formula="of:=IF(AND(ISNUMBER([.D1075]);ISNUMBER([.H1075]);[.D1075]&gt;[.H1075]);[.D1075]-[.H1075];0)" office:value-type="float" office:value="0" calcext:value-type="float">
            <text:p>0</text:p>
          </table:table-cell>
          <table:table-cell table:formula="of:=IF(AND(ISNUMBER([.D1075]);ISNUMBER([.H1075]);[.D1075]&lt;[.H1075]);[.H1075]-[.D1075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ishimura_19.p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076" table:formula="of:=IF(AND(ISNUMBER([.D1076]);ISNUMBER([.H1076]);[.D1076]&gt;[.H1076]);1;0)" office:value-type="float" office:value="0" calcext:value-type="float">
            <text:p>0</text:p>
          </table:table-cell>
          <table:table-cell table:style-name="ce2276" table:formula="of:=IF(AND(ISNUMBER([.D1076]);ISNUMBER([.H1076]);[.D1076]&lt;[.H1076]);1;0)" office:value-type="float" office:value="0" calcext:value-type="float">
            <text:p>0</text:p>
          </table:table-cell>
          <table:table-cell/>
          <table:table-cell table:formula="of:=IF(AND(ISNUMBER([.D1076]);ISNUMBER([.H1076]);[.D1076]&gt;[.H1076]);[.D1076]-[.H1076];0)" office:value-type="float" office:value="0" calcext:value-type="float">
            <text:p>0</text:p>
          </table:table-cell>
          <table:table-cell table:formula="of:=IF(AND(ISNUMBER([.D1076]);ISNUMBER([.H1076]);[.D1076]&lt;[.H1076]);[.H1076]-[.D10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.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077" table:formula="of:=IF(AND(ISNUMBER([.D1077]);ISNUMBER([.H1077]);[.D1077]&gt;[.H1077]);1;0)" office:value-type="float" office:value="0" calcext:value-type="float">
            <text:p>0</text:p>
          </table:table-cell>
          <table:table-cell table:style-name="ce2277" table:formula="of:=IF(AND(ISNUMBER([.D1077]);ISNUMBER([.H1077]);[.D1077]&lt;[.H1077]);1;0)" office:value-type="float" office:value="0" calcext:value-type="float">
            <text:p>0</text:p>
          </table:table-cell>
          <table:table-cell/>
          <table:table-cell table:formula="of:=IF(AND(ISNUMBER([.D1077]);ISNUMBER([.H1077]);[.D1077]&gt;[.H1077]);[.D1077]-[.H1077];0)" office:value-type="float" office:value="0" calcext:value-type="float">
            <text:p>0</text:p>
          </table:table-cell>
          <table:table-cell table:formula="of:=IF(AND(ISNUMBER([.D1077]);ISNUMBER([.H1077]);[.D1077]&lt;[.H1077]);[.H1077]-[.D10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0.p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078" table:formula="of:=IF(AND(ISNUMBER([.D1078]);ISNUMBER([.H1078]);[.D1078]&gt;[.H1078]);1;0)" office:value-type="float" office:value="0" calcext:value-type="float">
            <text:p>0</text:p>
          </table:table-cell>
          <table:table-cell table:style-name="ce2278" table:formula="of:=IF(AND(ISNUMBER([.D1078]);ISNUMBER([.H1078]);[.D1078]&lt;[.H1078]);1;0)" office:value-type="float" office:value="1" calcext:value-type="float">
            <text:p>1</text:p>
          </table:table-cell>
          <table:table-cell/>
          <table:table-cell table:formula="of:=IF(AND(ISNUMBER([.D1078]);ISNUMBER([.H1078]);[.D1078]&gt;[.H1078]);[.D1078]-[.H1078];0)" office:value-type="float" office:value="0" calcext:value-type="float">
            <text:p>0</text:p>
          </table:table-cell>
          <table:table-cell table:formula="of:=IF(AND(ISNUMBER([.D1078]);ISNUMBER([.H1078]);[.D1078]&lt;[.H1078]);[.H1078]-[.D1078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ishimura_21.p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079" table:formula="of:=IF(AND(ISNUMBER([.D1079]);ISNUMBER([.H1079]);[.D1079]&gt;[.H1079]);1;0)" office:value-type="float" office:value="0" calcext:value-type="float">
            <text:p>0</text:p>
          </table:table-cell>
          <table:table-cell table:style-name="ce2279" table:formula="of:=IF(AND(ISNUMBER([.D1079]);ISNUMBER([.H1079]);[.D1079]&lt;[.H1079]);1;0)" office:value-type="float" office:value="0" calcext:value-type="float">
            <text:p>0</text:p>
          </table:table-cell>
          <table:table-cell/>
          <table:table-cell table:formula="of:=IF(AND(ISNUMBER([.D1079]);ISNUMBER([.H1079]);[.D1079]&gt;[.H1079]);[.D1079]-[.H1079];0)" office:value-type="float" office:value="0" calcext:value-type="float">
            <text:p>0</text:p>
          </table:table-cell>
          <table:table-cell table:formula="of:=IF(AND(ISNUMBER([.D1079]);ISNUMBER([.H1079]);[.D1079]&lt;[.H1079]);[.H1079]-[.D10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2.p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080" table:formula="of:=IF(AND(ISNUMBER([.D1080]);ISNUMBER([.H1080]);[.D1080]&gt;[.H1080]);1;0)" office:value-type="float" office:value="0" calcext:value-type="float">
            <text:p>0</text:p>
          </table:table-cell>
          <table:table-cell table:style-name="ce2280" table:formula="of:=IF(AND(ISNUMBER([.D1080]);ISNUMBER([.H1080]);[.D1080]&lt;[.H1080]);1;0)" office:value-type="float" office:value="1" calcext:value-type="float">
            <text:p>1</text:p>
          </table:table-cell>
          <table:table-cell/>
          <table:table-cell table:formula="of:=IF(AND(ISNUMBER([.D1080]);ISNUMBER([.H1080]);[.D1080]&gt;[.H1080]);[.D1080]-[.H1080];0)" office:value-type="float" office:value="0" calcext:value-type="float">
            <text:p>0</text:p>
          </table:table-cell>
          <table:table-cell table:formula="of:=IF(AND(ISNUMBER([.D1080]);ISNUMBER([.H1080]);[.D1080]&lt;[.H1080]);[.H1080]-[.D1080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ishimura_23.p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081" table:formula="of:=IF(AND(ISNUMBER([.D1081]);ISNUMBER([.H1081]);[.D1081]&gt;[.H1081]);1;0)" office:value-type="float" office:value="0" calcext:value-type="float">
            <text:p>0</text:p>
          </table:table-cell>
          <table:table-cell table:style-name="ce2281" table:formula="of:=IF(AND(ISNUMBER([.D1081]);ISNUMBER([.H1081]);[.D1081]&lt;[.H1081]);1;0)" office:value-type="float" office:value="0" calcext:value-type="float">
            <text:p>0</text:p>
          </table:table-cell>
          <table:table-cell/>
          <table:table-cell table:formula="of:=IF(AND(ISNUMBER([.D1081]);ISNUMBER([.H1081]);[.D1081]&gt;[.H1081]);[.D1081]-[.H1081];0)" office:value-type="float" office:value="0" calcext:value-type="float">
            <text:p>0</text:p>
          </table:table-cell>
          <table:table-cell table:formula="of:=IF(AND(ISNUMBER([.D1081]);ISNUMBER([.H1081]);[.D1081]&lt;[.H1081]);[.H1081]-[.D10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4.p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1082" table:formula="of:=IF(AND(ISNUMBER([.D1082]);ISNUMBER([.H1082]);[.D1082]&gt;[.H1082]);1;0)" office:value-type="float" office:value="0" calcext:value-type="float">
            <text:p>0</text:p>
          </table:table-cell>
          <table:table-cell table:style-name="ce2282" table:formula="of:=IF(AND(ISNUMBER([.D1082]);ISNUMBER([.H1082]);[.D1082]&lt;[.H1082]);1;0)" office:value-type="float" office:value="1" calcext:value-type="float">
            <text:p>1</text:p>
          </table:table-cell>
          <table:table-cell/>
          <table:table-cell table:formula="of:=IF(AND(ISNUMBER([.D1082]);ISNUMBER([.H1082]);[.D1082]&gt;[.H1082]);[.D1082]-[.H1082];0)" office:value-type="float" office:value="0" calcext:value-type="float">
            <text:p>0</text:p>
          </table:table-cell>
          <table:table-cell table:formula="of:=IF(AND(ISNUMBER([.D1082]);ISNUMBER([.H1082]);[.D1082]&lt;[.H1082]);[.H1082]-[.D1082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ishimura_25.p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1083" table:formula="of:=IF(AND(ISNUMBER([.D1083]);ISNUMBER([.H1083]);[.D1083]&gt;[.H1083]);1;0)" office:value-type="float" office:value="0" calcext:value-type="float">
            <text:p>0</text:p>
          </table:table-cell>
          <table:table-cell table:style-name="ce2283" table:formula="of:=IF(AND(ISNUMBER([.D1083]);ISNUMBER([.H1083]);[.D1083]&lt;[.H1083]);1;0)" office:value-type="float" office:value="0" calcext:value-type="float">
            <text:p>0</text:p>
          </table:table-cell>
          <table:table-cell/>
          <table:table-cell table:formula="of:=IF(AND(ISNUMBER([.D1083]);ISNUMBER([.H1083]);[.D1083]&gt;[.H1083]);[.D1083]-[.H1083];0)" office:value-type="float" office:value="0" calcext:value-type="float">
            <text:p>0</text:p>
          </table:table-cell>
          <table:table-cell table:formula="of:=IF(AND(ISNUMBER([.D1083]);ISNUMBER([.H1083]);[.D1083]&lt;[.H1083]);[.H1083]-[.D10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6.p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084" table:formula="of:=IF(AND(ISNUMBER([.D1084]);ISNUMBER([.H1084]);[.D1084]&gt;[.H1084]);1;0)" office:value-type="float" office:value="0" calcext:value-type="float">
            <text:p>0</text:p>
          </table:table-cell>
          <table:table-cell table:style-name="ce2284" table:formula="of:=IF(AND(ISNUMBER([.D1084]);ISNUMBER([.H1084]);[.D1084]&lt;[.H1084]);1;0)" office:value-type="float" office:value="1" calcext:value-type="float">
            <text:p>1</text:p>
          </table:table-cell>
          <table:table-cell/>
          <table:table-cell table:formula="of:=IF(AND(ISNUMBER([.D1084]);ISNUMBER([.H1084]);[.D1084]&gt;[.H1084]);[.D1084]-[.H1084];0)" office:value-type="float" office:value="0" calcext:value-type="float">
            <text:p>0</text:p>
          </table:table-cell>
          <table:table-cell table:formula="of:=IF(AND(ISNUMBER([.D1084]);ISNUMBER([.H1084]);[.D1084]&lt;[.H1084]);[.H1084]-[.D1084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ishimura_27.p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085" table:formula="of:=IF(AND(ISNUMBER([.D1085]);ISNUMBER([.H1085]);[.D1085]&gt;[.H1085]);1;0)" office:value-type="float" office:value="0" calcext:value-type="float">
            <text:p>0</text:p>
          </table:table-cell>
          <table:table-cell table:style-name="ce2285" table:formula="of:=IF(AND(ISNUMBER([.D1085]);ISNUMBER([.H1085]);[.D1085]&lt;[.H1085]);1;0)" office:value-type="float" office:value="0" calcext:value-type="float">
            <text:p>0</text:p>
          </table:table-cell>
          <table:table-cell/>
          <table:table-cell table:formula="of:=IF(AND(ISNUMBER([.D1085]);ISNUMBER([.H1085]);[.D1085]&gt;[.H1085]);[.D1085]-[.H1085];0)" office:value-type="float" office:value="0" calcext:value-type="float">
            <text:p>0</text:p>
          </table:table-cell>
          <table:table-cell table:formula="of:=IF(AND(ISNUMBER([.D1085]);ISNUMBER([.H1085]);[.D1085]&lt;[.H1085]);[.H1085]-[.D10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8.p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1086" table:formula="of:=IF(AND(ISNUMBER([.D1086]);ISNUMBER([.H1086]);[.D1086]&gt;[.H1086]);1;0)" office:value-type="float" office:value="0" calcext:value-type="float">
            <text:p>0</text:p>
          </table:table-cell>
          <table:table-cell table:style-name="ce2286" table:formula="of:=IF(AND(ISNUMBER([.D1086]);ISNUMBER([.H1086]);[.D1086]&lt;[.H1086]);1;0)" office:value-type="float" office:value="1" calcext:value-type="float">
            <text:p>1</text:p>
          </table:table-cell>
          <table:table-cell/>
          <table:table-cell table:formula="of:=IF(AND(ISNUMBER([.D1086]);ISNUMBER([.H1086]);[.D1086]&gt;[.H1086]);[.D1086]-[.H1086];0)" office:value-type="float" office:value="0" calcext:value-type="float">
            <text:p>0</text:p>
          </table:table-cell>
          <table:table-cell table:formula="of:=IF(AND(ISNUMBER([.D1086]);ISNUMBER([.H1086]);[.D1086]&lt;[.H1086]);[.H1086]-[.D1086];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ishimura_29.p</text:p>
          </table:table-cell>
          <table:table-cell office:value-type="float" office:value="131" calcext:value-type="float">
            <text:p>13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1087" table:formula="of:=IF(AND(ISNUMBER([.D1087]);ISNUMBER([.H1087]);[.D1087]&gt;[.H1087]);1;0)" office:value-type="float" office:value="0" calcext:value-type="float">
            <text:p>0</text:p>
          </table:table-cell>
          <table:table-cell table:style-name="ce2287" table:formula="of:=IF(AND(ISNUMBER([.D1087]);ISNUMBER([.H1087]);[.D1087]&lt;[.H1087]);1;0)" office:value-type="float" office:value="0" calcext:value-type="float">
            <text:p>0</text:p>
          </table:table-cell>
          <table:table-cell/>
          <table:table-cell table:formula="of:=IF(AND(ISNUMBER([.D1087]);ISNUMBER([.H1087]);[.D1087]&gt;[.H1087]);[.D1087]-[.H1087];0)" office:value-type="float" office:value="0" calcext:value-type="float">
            <text:p>0</text:p>
          </table:table-cell>
          <table:table-cell table:formula="of:=IF(AND(ISNUMBER([.D1087]);ISNUMBER([.H1087]);[.D1087]&lt;[.H1087]);[.H1087]-[.D10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5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088" table:formula="of:=IF(AND(ISNUMBER([.D1088]);ISNUMBER([.H1088]);[.D1088]&gt;[.H1088]);1;0)" office:value-type="float" office:value="0" calcext:value-type="float">
            <text:p>0</text:p>
          </table:table-cell>
          <table:table-cell table:style-name="ce2288" table:formula="of:=IF(AND(ISNUMBER([.D1088]);ISNUMBER([.H1088]);[.D1088]&lt;[.H1088]);1;0)" office:value-type="float" office:value="0" calcext:value-type="float">
            <text:p>0</text:p>
          </table:table-cell>
          <table:table-cell/>
          <table:table-cell table:formula="of:=IF(AND(ISNUMBER([.D1088]);ISNUMBER([.H1088]);[.D1088]&gt;[.H1088]);[.D1088]-[.H1088];0)" office:value-type="float" office:value="0" calcext:value-type="float">
            <text:p>0</text:p>
          </table:table-cell>
          <table:table-cell table:formula="of:=IF(AND(ISNUMBER([.D1088]);ISNUMBER([.H1088]);[.D1088]&lt;[.H1088]);[.H1088]-[.D10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6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089" table:formula="of:=IF(AND(ISNUMBER([.D1089]);ISNUMBER([.H1089]);[.D1089]&gt;[.H1089]);1;0)" office:value-type="float" office:value="0" calcext:value-type="float">
            <text:p>0</text:p>
          </table:table-cell>
          <table:table-cell table:style-name="ce2289" table:formula="of:=IF(AND(ISNUMBER([.D1089]);ISNUMBER([.H1089]);[.D1089]&lt;[.H1089]);1;0)" office:value-type="float" office:value="0" calcext:value-type="float">
            <text:p>0</text:p>
          </table:table-cell>
          <table:table-cell/>
          <table:table-cell table:formula="of:=IF(AND(ISNUMBER([.D1089]);ISNUMBER([.H1089]);[.D1089]&gt;[.H1089]);[.D1089]-[.H1089];0)" office:value-type="float" office:value="0" calcext:value-type="float">
            <text:p>0</text:p>
          </table:table-cell>
          <table:table-cell table:formula="of:=IF(AND(ISNUMBER([.D1089]);ISNUMBER([.H1089]);[.D1089]&lt;[.H1089]);[.H1089]-[.D10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7.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1090" table:formula="of:=IF(AND(ISNUMBER([.D1090]);ISNUMBER([.H1090]);[.D1090]&gt;[.H1090]);1;0)" office:value-type="float" office:value="0" calcext:value-type="float">
            <text:p>0</text:p>
          </table:table-cell>
          <table:table-cell table:style-name="ce2290" table:formula="of:=IF(AND(ISNUMBER([.D1090]);ISNUMBER([.H1090]);[.D1090]&lt;[.H1090]);1;0)" office:value-type="float" office:value="0" calcext:value-type="float">
            <text:p>0</text:p>
          </table:table-cell>
          <table:table-cell/>
          <table:table-cell table:formula="of:=IF(AND(ISNUMBER([.D1090]);ISNUMBER([.H1090]);[.D1090]&gt;[.H1090]);[.D1090]-[.H1090];0)" office:value-type="float" office:value="0" calcext:value-type="float">
            <text:p>0</text:p>
          </table:table-cell>
          <table:table-cell table:formula="of:=IF(AND(ISNUMBER([.D1090]);ISNUMBER([.H1090]);[.D1090]&lt;[.H1090]);[.H1090]-[.D10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8.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1091" table:formula="of:=IF(AND(ISNUMBER([.D1091]);ISNUMBER([.H1091]);[.D1091]&gt;[.H1091]);1;0)" office:value-type="float" office:value="0" calcext:value-type="float">
            <text:p>0</text:p>
          </table:table-cell>
          <table:table-cell table:style-name="ce2291" table:formula="of:=IF(AND(ISNUMBER([.D1091]);ISNUMBER([.H1091]);[.D1091]&lt;[.H1091]);1;0)" office:value-type="float" office:value="0" calcext:value-type="float">
            <text:p>0</text:p>
          </table:table-cell>
          <table:table-cell/>
          <table:table-cell table:formula="of:=IF(AND(ISNUMBER([.D1091]);ISNUMBER([.H1091]);[.D1091]&gt;[.H1091]);[.D1091]-[.H1091];0)" office:value-type="float" office:value="0" calcext:value-type="float">
            <text:p>0</text:p>
          </table:table-cell>
          <table:table-cell table:formula="of:=IF(AND(ISNUMBER([.D1091]);ISNUMBER([.H1091]);[.D1091]&lt;[.H1091]);[.H1091]-[.D10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9.p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92" table:formula="of:=IF(AND(ISNUMBER([.D1092]);ISNUMBER([.H1092]);[.D1092]&gt;[.H1092]);1;0)" office:value-type="float" office:value="0" calcext:value-type="float">
            <text:p>0</text:p>
          </table:table-cell>
          <table:table-cell table:style-name="ce2292" table:formula="of:=IF(AND(ISNUMBER([.D1092]);ISNUMBER([.H1092]);[.D1092]&lt;[.H1092]);1;0)" office:value-type="float" office:value="0" calcext:value-type="float">
            <text:p>0</text:p>
          </table:table-cell>
          <table:table-cell/>
          <table:table-cell table:formula="of:=IF(AND(ISNUMBER([.D1092]);ISNUMBER([.H1092]);[.D1092]&gt;[.H1092]);[.D1092]-[.H1092];0)" office:value-type="float" office:value="0" calcext:value-type="float">
            <text:p>0</text:p>
          </table:table-cell>
          <table:table-cell table:formula="of:=IF(AND(ISNUMBER([.D1092]);ISNUMBER([.H1092]);[.D1092]&lt;[.H1092]);[.H1092]-[.D10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.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093" table:formula="of:=IF(AND(ISNUMBER([.D1093]);ISNUMBER([.H1093]);[.D1093]&gt;[.H1093]);1;0)" office:value-type="float" office:value="0" calcext:value-type="float">
            <text:p>0</text:p>
          </table:table-cell>
          <table:table-cell table:style-name="ce2293" table:formula="of:=IF(AND(ISNUMBER([.D1093]);ISNUMBER([.H1093]);[.D1093]&lt;[.H1093]);1;0)" office:value-type="float" office:value="0" calcext:value-type="float">
            <text:p>0</text:p>
          </table:table-cell>
          <table:table-cell/>
          <table:table-cell table:formula="of:=IF(AND(ISNUMBER([.D1093]);ISNUMBER([.H1093]);[.D1093]&gt;[.H1093]);[.D1093]-[.H1093];0)" office:value-type="float" office:value="0" calcext:value-type="float">
            <text:p>0</text:p>
          </table:table-cell>
          <table:table-cell table:formula="of:=IF(AND(ISNUMBER([.D1093]);ISNUMBER([.H1093]);[.D1093]&lt;[.H1093]);[.H1093]-[.D10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0.p</text:p>
          </table:table-cell>
          <table:table-cell office:value-type="float" office:value="1404" calcext:value-type="float">
            <text:p>1404</text:p>
          </table:table-cell>
          <table:table-cell office:value-type="float" office:value="129" calcext:value-type="float">
            <text:p>12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404" calcext:value-type="float">
            <text:p>1404</text:p>
          </table:table-cell>
          <table:table-cell office:value-type="float" office:value="129" calcext:value-type="float">
            <text:p>12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1094" table:formula="of:=IF(AND(ISNUMBER([.D1094]);ISNUMBER([.H1094]);[.D1094]&gt;[.H1094]);1;0)" office:value-type="float" office:value="0" calcext:value-type="float">
            <text:p>0</text:p>
          </table:table-cell>
          <table:table-cell table:style-name="ce2294" table:formula="of:=IF(AND(ISNUMBER([.D1094]);ISNUMBER([.H1094]);[.D1094]&lt;[.H1094]);1;0)" office:value-type="float" office:value="0" calcext:value-type="float">
            <text:p>0</text:p>
          </table:table-cell>
          <table:table-cell/>
          <table:table-cell table:formula="of:=IF(AND(ISNUMBER([.D1094]);ISNUMBER([.H1094]);[.D1094]&gt;[.H1094]);[.D1094]-[.H1094];0)" office:value-type="float" office:value="0" calcext:value-type="float">
            <text:p>0</text:p>
          </table:table-cell>
          <table:table-cell table:formula="of:=IF(AND(ISNUMBER([.D1094]);ISNUMBER([.H1094]);[.D1094]&lt;[.H1094]);[.H1094]-[.D10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00.p</text:p>
          </table:table-cell>
          <table:table-cell office:value-type="float" office:value="102893" calcext:value-type="float">
            <text:p>102893</text:p>
          </table:table-cell>
          <table:table-cell office:value-type="float" office:value="10299" calcext:value-type="float">
            <text:p>10299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095" table:formula="of:=IF(AND(ISNUMBER([.D1095]);ISNUMBER([.H1095]);[.D1095]&gt;[.H1095]);1;0)" office:value-type="float" office:value="0" calcext:value-type="float">
            <text:p>0</text:p>
          </table:table-cell>
          <table:table-cell table:style-name="ce2295" table:formula="of:=IF(AND(ISNUMBER([.D1095]);ISNUMBER([.H1095]);[.D1095]&lt;[.H1095]);1;0)" office:value-type="float" office:value="0" calcext:value-type="float">
            <text:p>0</text:p>
          </table:table-cell>
          <table:table-cell/>
          <table:table-cell table:formula="of:=IF(AND(ISNUMBER([.D1095]);ISNUMBER([.H1095]);[.D1095]&gt;[.H1095]);[.D1095]-[.H1095];0)" office:value-type="float" office:value="0" calcext:value-type="float">
            <text:p>0</text:p>
          </table:table-cell>
          <table:table-cell table:formula="of:=IF(AND(ISNUMBER([.D1095]);ISNUMBER([.H1095]);[.D1095]&lt;[.H1095]);[.H1095]-[.D10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1.p</text:p>
          </table:table-cell>
          <table:table-cell office:value-type="float" office:value="1678" calcext:value-type="float">
            <text:p>1678</text:p>
          </table:table-cell>
          <table:table-cell office:value-type="float" office:value="153" calcext:value-type="float">
            <text:p>15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153" calcext:value-type="float">
            <text:p>15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1096" table:formula="of:=IF(AND(ISNUMBER([.D1096]);ISNUMBER([.H1096]);[.D1096]&gt;[.H1096]);1;0)" office:value-type="float" office:value="0" calcext:value-type="float">
            <text:p>0</text:p>
          </table:table-cell>
          <table:table-cell table:style-name="ce2296" table:formula="of:=IF(AND(ISNUMBER([.D1096]);ISNUMBER([.H1096]);[.D1096]&lt;[.H1096]);1;0)" office:value-type="float" office:value="0" calcext:value-type="float">
            <text:p>0</text:p>
          </table:table-cell>
          <table:table-cell/>
          <table:table-cell table:formula="of:=IF(AND(ISNUMBER([.D1096]);ISNUMBER([.H1096]);[.D1096]&gt;[.H1096]);[.D1096]-[.H1096];0)" office:value-type="float" office:value="0" calcext:value-type="float">
            <text:p>0</text:p>
          </table:table-cell>
          <table:table-cell table:formula="of:=IF(AND(ISNUMBER([.D1096]);ISNUMBER([.H1096]);[.D1096]&lt;[.H1096]);[.H1096]-[.D10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2.p</text:p>
          </table:table-cell>
          <table:table-cell office:value-type="float" office:value="1976" calcext:value-type="float">
            <text:p>1976</text:p>
          </table:table-cell>
          <table:table-cell office:value-type="float" office:value="179" calcext:value-type="float">
            <text:p>17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79" calcext:value-type="float">
            <text:p>17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1097" table:formula="of:=IF(AND(ISNUMBER([.D1097]);ISNUMBER([.H1097]);[.D1097]&gt;[.H1097]);1;0)" office:value-type="float" office:value="0" calcext:value-type="float">
            <text:p>0</text:p>
          </table:table-cell>
          <table:table-cell table:style-name="ce2297" table:formula="of:=IF(AND(ISNUMBER([.D1097]);ISNUMBER([.H1097]);[.D1097]&lt;[.H1097]);1;0)" office:value-type="float" office:value="0" calcext:value-type="float">
            <text:p>0</text:p>
          </table:table-cell>
          <table:table-cell/>
          <table:table-cell table:formula="of:=IF(AND(ISNUMBER([.D1097]);ISNUMBER([.H1097]);[.D1097]&gt;[.H1097]);[.D1097]-[.H1097];0)" office:value-type="float" office:value="0" calcext:value-type="float">
            <text:p>0</text:p>
          </table:table-cell>
          <table:table-cell table:formula="of:=IF(AND(ISNUMBER([.D1097]);ISNUMBER([.H1097]);[.D1097]&lt;[.H1097]);[.H1097]-[.D10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3.p</text:p>
          </table:table-cell>
          <table:table-cell office:value-type="float" office:value="2298" calcext:value-type="float">
            <text:p>2298</text:p>
          </table:table-cell>
          <table:table-cell office:value-type="float" office:value="207" calcext:value-type="float">
            <text:p>20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298" calcext:value-type="float">
            <text:p>2298</text:p>
          </table:table-cell>
          <table:table-cell office:value-type="float" office:value="207" calcext:value-type="float">
            <text:p>207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ce1098" table:formula="of:=IF(AND(ISNUMBER([.D1098]);ISNUMBER([.H1098]);[.D1098]&gt;[.H1098]);1;0)" office:value-type="float" office:value="0" calcext:value-type="float">
            <text:p>0</text:p>
          </table:table-cell>
          <table:table-cell table:style-name="ce2298" table:formula="of:=IF(AND(ISNUMBER([.D1098]);ISNUMBER([.H1098]);[.D1098]&lt;[.H1098]);1;0)" office:value-type="float" office:value="0" calcext:value-type="float">
            <text:p>0</text:p>
          </table:table-cell>
          <table:table-cell/>
          <table:table-cell table:formula="of:=IF(AND(ISNUMBER([.D1098]);ISNUMBER([.H1098]);[.D1098]&gt;[.H1098]);[.D1098]-[.H1098];0)" office:value-type="float" office:value="0" calcext:value-type="float">
            <text:p>0</text:p>
          </table:table-cell>
          <table:table-cell table:formula="of:=IF(AND(ISNUMBER([.D1098]);ISNUMBER([.H1098]);[.D1098]&lt;[.H1098]);[.H1098]-[.D10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4.p</text:p>
          </table:table-cell>
          <table:table-cell office:value-type="float" office:value="2644" calcext:value-type="float">
            <text:p>2644</text:p>
          </table:table-cell>
          <table:table-cell office:value-type="float" office:value="237" calcext:value-type="float">
            <text:p>23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644" calcext:value-type="float">
            <text:p>2644</text:p>
          </table:table-cell>
          <table:table-cell office:value-type="float" office:value="237" calcext:value-type="float">
            <text:p>23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ce1099" table:formula="of:=IF(AND(ISNUMBER([.D1099]);ISNUMBER([.H1099]);[.D1099]&gt;[.H1099]);1;0)" office:value-type="float" office:value="0" calcext:value-type="float">
            <text:p>0</text:p>
          </table:table-cell>
          <table:table-cell table:style-name="ce2299" table:formula="of:=IF(AND(ISNUMBER([.D1099]);ISNUMBER([.H1099]);[.D1099]&lt;[.H1099]);1;0)" office:value-type="float" office:value="0" calcext:value-type="float">
            <text:p>0</text:p>
          </table:table-cell>
          <table:table-cell/>
          <table:table-cell table:formula="of:=IF(AND(ISNUMBER([.D1099]);ISNUMBER([.H1099]);[.D1099]&gt;[.H1099]);[.D1099]-[.H1099];0)" office:value-type="float" office:value="0" calcext:value-type="float">
            <text:p>0</text:p>
          </table:table-cell>
          <table:table-cell table:formula="of:=IF(AND(ISNUMBER([.D1099]);ISNUMBER([.H1099]);[.D1099]&lt;[.H1099]);[.H1099]-[.D10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5.p</text:p>
          </table:table-cell>
          <table:table-cell office:value-type="float" office:value="2678" calcext:value-type="float">
            <text:p>2678</text:p>
          </table:table-cell>
          <table:table-cell office:value-type="float" office:value="269" calcext:value-type="float">
            <text:p>26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014" calcext:value-type="float">
            <text:p>3014</text:p>
          </table:table-cell>
          <table:table-cell office:value-type="float" office:value="269" calcext:value-type="float">
            <text:p>269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style-name="ce1100" table:formula="of:=IF(AND(ISNUMBER([.D1100]);ISNUMBER([.H1100]);[.D1100]&gt;[.H1100]);1;0)" office:value-type="float" office:value="0" calcext:value-type="float">
            <text:p>0</text:p>
          </table:table-cell>
          <table:table-cell table:style-name="ce2300" table:formula="of:=IF(AND(ISNUMBER([.D1100]);ISNUMBER([.H1100]);[.D1100]&lt;[.H1100]);1;0)" office:value-type="float" office:value="0" calcext:value-type="float">
            <text:p>0</text:p>
          </table:table-cell>
          <table:table-cell/>
          <table:table-cell table:formula="of:=IF(AND(ISNUMBER([.D1100]);ISNUMBER([.H1100]);[.D1100]&gt;[.H1100]);[.D1100]-[.H1100];0)" office:value-type="float" office:value="0" calcext:value-type="float">
            <text:p>0</text:p>
          </table:table-cell>
          <table:table-cell table:formula="of:=IF(AND(ISNUMBER([.D1100]);ISNUMBER([.H1100]);[.D1100]&lt;[.H1100]);[.H1100]-[.D110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6.p</text:p>
          </table:table-cell>
          <table:table-cell office:value-type="float" office:value="3017" calcext:value-type="float">
            <text:p>3017</text:p>
          </table:table-cell>
          <table:table-cell office:value-type="float" office:value="303" calcext:value-type="float">
            <text:p>30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408" calcext:value-type="float">
            <text:p>3408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1101" table:formula="of:=IF(AND(ISNUMBER([.D1101]);ISNUMBER([.H1101]);[.D1101]&gt;[.H1101]);1;0)" office:value-type="float" office:value="0" calcext:value-type="float">
            <text:p>0</text:p>
          </table:table-cell>
          <table:table-cell table:style-name="ce2301" table:formula="of:=IF(AND(ISNUMBER([.D1101]);ISNUMBER([.H1101]);[.D1101]&lt;[.H1101]);1;0)" office:value-type="float" office:value="0" calcext:value-type="float">
            <text:p>0</text:p>
          </table:table-cell>
          <table:table-cell/>
          <table:table-cell table:formula="of:=IF(AND(ISNUMBER([.D1101]);ISNUMBER([.H1101]);[.D1101]&gt;[.H1101]);[.D1101]-[.H1101];0)" office:value-type="float" office:value="0" calcext:value-type="float">
            <text:p>0</text:p>
          </table:table-cell>
          <table:table-cell table:formula="of:=IF(AND(ISNUMBER([.D1101]);ISNUMBER([.H1101]);[.D1101]&lt;[.H1101]);[.H1101]-[.D110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7.p</text:p>
          </table:table-cell>
          <table:table-cell office:value-type="float" office:value="3376" calcext:value-type="float">
            <text:p>3376</text:p>
          </table:table-cell>
          <table:table-cell office:value-type="float" office:value="339" calcext:value-type="float">
            <text:p>33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826" calcext:value-type="float">
            <text:p>3826</text:p>
          </table:table-cell>
          <table:table-cell office:value-type="float" office:value="339" calcext:value-type="float">
            <text:p>33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1102" table:formula="of:=IF(AND(ISNUMBER([.D1102]);ISNUMBER([.H1102]);[.D1102]&gt;[.H1102]);1;0)" office:value-type="float" office:value="0" calcext:value-type="float">
            <text:p>0</text:p>
          </table:table-cell>
          <table:table-cell table:style-name="ce2302" table:formula="of:=IF(AND(ISNUMBER([.D1102]);ISNUMBER([.H1102]);[.D1102]&lt;[.H1102]);1;0)" office:value-type="float" office:value="0" calcext:value-type="float">
            <text:p>0</text:p>
          </table:table-cell>
          <table:table-cell/>
          <table:table-cell table:formula="of:=IF(AND(ISNUMBER([.D1102]);ISNUMBER([.H1102]);[.D1102]&gt;[.H1102]);[.D1102]-[.H1102];0)" office:value-type="float" office:value="0" calcext:value-type="float">
            <text:p>0</text:p>
          </table:table-cell>
          <table:table-cell table:formula="of:=IF(AND(ISNUMBER([.D1102]);ISNUMBER([.H1102]);[.D1102]&lt;[.H1102]);[.H1102]-[.D110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8.p</text:p>
          </table:table-cell>
          <table:table-cell office:value-type="float" office:value="3755" calcext:value-type="float">
            <text:p>3755</text:p>
          </table:table-cell>
          <table:table-cell office:value-type="float" office:value="377" calcext:value-type="float">
            <text:p>37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268" calcext:value-type="float">
            <text:p>4268</text:p>
          </table:table-cell>
          <table:table-cell office:value-type="float" office:value="377" calcext:value-type="float">
            <text:p>377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1103" table:formula="of:=IF(AND(ISNUMBER([.D1103]);ISNUMBER([.H1103]);[.D1103]&gt;[.H1103]);1;0)" office:value-type="float" office:value="0" calcext:value-type="float">
            <text:p>0</text:p>
          </table:table-cell>
          <table:table-cell table:style-name="ce2303" table:formula="of:=IF(AND(ISNUMBER([.D1103]);ISNUMBER([.H1103]);[.D1103]&lt;[.H1103]);1;0)" office:value-type="float" office:value="0" calcext:value-type="float">
            <text:p>0</text:p>
          </table:table-cell>
          <table:table-cell/>
          <table:table-cell table:formula="of:=IF(AND(ISNUMBER([.D1103]);ISNUMBER([.H1103]);[.D1103]&gt;[.H1103]);[.D1103]-[.H1103];0)" office:value-type="float" office:value="0" calcext:value-type="float">
            <text:p>0</text:p>
          </table:table-cell>
          <table:table-cell table:formula="of:=IF(AND(ISNUMBER([.D1103]);ISNUMBER([.H1103]);[.D1103]&lt;[.H1103]);[.H1103]-[.D110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9.p</text:p>
          </table:table-cell>
          <table:table-cell office:value-type="float" office:value="4154" calcext:value-type="float">
            <text:p>4154</text:p>
          </table:table-cell>
          <table:table-cell office:value-type="float" office:value="417" calcext:value-type="float">
            <text:p>417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4734" calcext:value-type="float">
            <text:p>4734</text:p>
          </table:table-cell>
          <table:table-cell office:value-type="float" office:value="417" calcext:value-type="float">
            <text:p>417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1104" table:formula="of:=IF(AND(ISNUMBER([.D1104]);ISNUMBER([.H1104]);[.D1104]&gt;[.H1104]);1;0)" office:value-type="float" office:value="0" calcext:value-type="float">
            <text:p>0</text:p>
          </table:table-cell>
          <table:table-cell table:style-name="ce2304" table:formula="of:=IF(AND(ISNUMBER([.D1104]);ISNUMBER([.H1104]);[.D1104]&lt;[.H1104]);1;0)" office:value-type="float" office:value="0" calcext:value-type="float">
            <text:p>0</text:p>
          </table:table-cell>
          <table:table-cell/>
          <table:table-cell table:formula="of:=IF(AND(ISNUMBER([.D1104]);ISNUMBER([.H1104]);[.D1104]&gt;[.H1104]);[.D1104]-[.H1104];0)" office:value-type="float" office:value="0" calcext:value-type="float">
            <text:p>0</text:p>
          </table:table-cell>
          <table:table-cell table:formula="of:=IF(AND(ISNUMBER([.D1104]);ISNUMBER([.H1104]);[.D1104]&lt;[.H1104]);[.H1104]-[.D110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.p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1105" table:formula="of:=IF(AND(ISNUMBER([.D1105]);ISNUMBER([.H1105]);[.D1105]&gt;[.H1105]);1;0)" office:value-type="float" office:value="0" calcext:value-type="float">
            <text:p>0</text:p>
          </table:table-cell>
          <table:table-cell table:style-name="ce2305" table:formula="of:=IF(AND(ISNUMBER([.D1105]);ISNUMBER([.H1105]);[.D1105]&lt;[.H1105]);1;0)" office:value-type="float" office:value="0" calcext:value-type="float">
            <text:p>0</text:p>
          </table:table-cell>
          <table:table-cell/>
          <table:table-cell table:formula="of:=IF(AND(ISNUMBER([.D1105]);ISNUMBER([.H1105]);[.D1105]&gt;[.H1105]);[.D1105]-[.H1105];0)" office:value-type="float" office:value="0" calcext:value-type="float">
            <text:p>0</text:p>
          </table:table-cell>
          <table:table-cell table:formula="of:=IF(AND(ISNUMBER([.D1105]);ISNUMBER([.H1105]);[.D1105]&lt;[.H1105]);[.H1105]-[.D110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0.p</text:p>
          </table:table-cell>
          <table:table-cell office:value-type="float" office:value="4573" calcext:value-type="float">
            <text:p>4573</text:p>
          </table:table-cell>
          <table:table-cell office:value-type="float" office:value="459" calcext:value-type="float">
            <text:p>45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224" calcext:value-type="float">
            <text:p>5224</text:p>
          </table:table-cell>
          <table:table-cell office:value-type="float" office:value="459" calcext:value-type="float">
            <text:p>45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ce1106" table:formula="of:=IF(AND(ISNUMBER([.D1106]);ISNUMBER([.H1106]);[.D1106]&gt;[.H1106]);1;0)" office:value-type="float" office:value="0" calcext:value-type="float">
            <text:p>0</text:p>
          </table:table-cell>
          <table:table-cell table:style-name="ce2306" table:formula="of:=IF(AND(ISNUMBER([.D1106]);ISNUMBER([.H1106]);[.D1106]&lt;[.H1106]);1;0)" office:value-type="float" office:value="0" calcext:value-type="float">
            <text:p>0</text:p>
          </table:table-cell>
          <table:table-cell/>
          <table:table-cell table:formula="of:=IF(AND(ISNUMBER([.D1106]);ISNUMBER([.H1106]);[.D1106]&gt;[.H1106]);[.D1106]-[.H1106];0)" office:value-type="float" office:value="0" calcext:value-type="float">
            <text:p>0</text:p>
          </table:table-cell>
          <table:table-cell table:formula="of:=IF(AND(ISNUMBER([.D1106]);ISNUMBER([.H1106]);[.D1106]&lt;[.H1106]);[.H1106]-[.D110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1.p</text:p>
          </table:table-cell>
          <table:table-cell office:value-type="float" office:value="5012" calcext:value-type="float">
            <text:p>5012</text:p>
          </table:table-cell>
          <table:table-cell office:value-type="float" office:value="503" calcext:value-type="float">
            <text:p>50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738" calcext:value-type="float">
            <text:p>5738</text:p>
          </table:table-cell>
          <table:table-cell office:value-type="float" office:value="503" calcext:value-type="float">
            <text:p>50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1107" table:formula="of:=IF(AND(ISNUMBER([.D1107]);ISNUMBER([.H1107]);[.D1107]&gt;[.H1107]);1;0)" office:value-type="float" office:value="0" calcext:value-type="float">
            <text:p>0</text:p>
          </table:table-cell>
          <table:table-cell table:style-name="ce2307" table:formula="of:=IF(AND(ISNUMBER([.D1107]);ISNUMBER([.H1107]);[.D1107]&lt;[.H1107]);1;0)" office:value-type="float" office:value="0" calcext:value-type="float">
            <text:p>0</text:p>
          </table:table-cell>
          <table:table-cell/>
          <table:table-cell table:formula="of:=IF(AND(ISNUMBER([.D1107]);ISNUMBER([.H1107]);[.D1107]&gt;[.H1107]);[.D1107]-[.H1107];0)" office:value-type="float" office:value="0" calcext:value-type="float">
            <text:p>0</text:p>
          </table:table-cell>
          <table:table-cell table:formula="of:=IF(AND(ISNUMBER([.D1107]);ISNUMBER([.H1107]);[.D1107]&lt;[.H1107]);[.H1107]-[.D110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2.p</text:p>
          </table:table-cell>
          <table:table-cell office:value-type="float" office:value="5471" calcext:value-type="float">
            <text:p>5471</text:p>
          </table:table-cell>
          <table:table-cell office:value-type="float" office:value="549" calcext:value-type="float">
            <text:p>54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6276" calcext:value-type="float">
            <text:p>6276</text:p>
          </table:table-cell>
          <table:table-cell office:value-type="float" office:value="549" calcext:value-type="float">
            <text:p>549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1108" table:formula="of:=IF(AND(ISNUMBER([.D1108]);ISNUMBER([.H1108]);[.D1108]&gt;[.H1108]);1;0)" office:value-type="float" office:value="0" calcext:value-type="float">
            <text:p>0</text:p>
          </table:table-cell>
          <table:table-cell table:style-name="ce2308" table:formula="of:=IF(AND(ISNUMBER([.D1108]);ISNUMBER([.H1108]);[.D1108]&lt;[.H1108]);1;0)" office:value-type="float" office:value="0" calcext:value-type="float">
            <text:p>0</text:p>
          </table:table-cell>
          <table:table-cell/>
          <table:table-cell table:formula="of:=IF(AND(ISNUMBER([.D1108]);ISNUMBER([.H1108]);[.D1108]&gt;[.H1108]);[.D1108]-[.H1108];0)" office:value-type="float" office:value="0" calcext:value-type="float">
            <text:p>0</text:p>
          </table:table-cell>
          <table:table-cell table:formula="of:=IF(AND(ISNUMBER([.D1108]);ISNUMBER([.H1108]);[.D1108]&lt;[.H1108]);[.H1108]-[.D110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3.p</text:p>
          </table:table-cell>
          <table:table-cell office:value-type="float" office:value="5950" calcext:value-type="float">
            <text:p>5950</text:p>
          </table:table-cell>
          <table:table-cell office:value-type="float" office:value="597" calcext:value-type="float">
            <text:p>59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838" calcext:value-type="float">
            <text:p>6838</text:p>
          </table:table-cell>
          <table:table-cell office:value-type="float" office:value="597" calcext:value-type="float">
            <text:p>597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style-name="ce1109" table:formula="of:=IF(AND(ISNUMBER([.D1109]);ISNUMBER([.H1109]);[.D1109]&gt;[.H1109]);1;0)" office:value-type="float" office:value="0" calcext:value-type="float">
            <text:p>0</text:p>
          </table:table-cell>
          <table:table-cell table:style-name="ce2309" table:formula="of:=IF(AND(ISNUMBER([.D1109]);ISNUMBER([.H1109]);[.D1109]&lt;[.H1109]);1;0)" office:value-type="float" office:value="0" calcext:value-type="float">
            <text:p>0</text:p>
          </table:table-cell>
          <table:table-cell/>
          <table:table-cell table:formula="of:=IF(AND(ISNUMBER([.D1109]);ISNUMBER([.H1109]);[.D1109]&gt;[.H1109]);[.D1109]-[.H1109];0)" office:value-type="float" office:value="0" calcext:value-type="float">
            <text:p>0</text:p>
          </table:table-cell>
          <table:table-cell table:formula="of:=IF(AND(ISNUMBER([.D1109]);ISNUMBER([.H1109]);[.D1109]&lt;[.H1109]);[.H1109]-[.D110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4.p</text:p>
          </table:table-cell>
          <table:table-cell office:value-type="float" office:value="6449" calcext:value-type="float">
            <text:p>6449</text:p>
          </table:table-cell>
          <table:table-cell office:value-type="float" office:value="647" calcext:value-type="float">
            <text:p>647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47" calcext:value-type="float">
            <text:p>64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1110" table:formula="of:=IF(AND(ISNUMBER([.D1110]);ISNUMBER([.H1110]);[.D1110]&gt;[.H1110]);1;0)" office:value-type="float" office:value="0" calcext:value-type="float">
            <text:p>0</text:p>
          </table:table-cell>
          <table:table-cell table:style-name="ce2310" table:formula="of:=IF(AND(ISNUMBER([.D1110]);ISNUMBER([.H1110]);[.D1110]&lt;[.H1110]);1;0)" office:value-type="float" office:value="0" calcext:value-type="float">
            <text:p>0</text:p>
          </table:table-cell>
          <table:table-cell/>
          <table:table-cell table:formula="of:=IF(AND(ISNUMBER([.D1110]);ISNUMBER([.H1110]);[.D1110]&gt;[.H1110]);[.D1110]-[.H1110];0)" office:value-type="float" office:value="0" calcext:value-type="float">
            <text:p>0</text:p>
          </table:table-cell>
          <table:table-cell table:formula="of:=IF(AND(ISNUMBER([.D1110]);ISNUMBER([.H1110]);[.D1110]&lt;[.H1110]);[.H1110]-[.D111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5.p</text:p>
          </table:table-cell>
          <table:table-cell office:value-type="float" office:value="6968" calcext:value-type="float">
            <text:p>6968</text:p>
          </table:table-cell>
          <table:table-cell office:value-type="float" office:value="699" calcext:value-type="float">
            <text:p>69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8034" calcext:value-type="float">
            <text:p>8034</text:p>
          </table:table-cell>
          <table:table-cell office:value-type="float" office:value="699" calcext:value-type="float">
            <text:p>699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1111" table:formula="of:=IF(AND(ISNUMBER([.D1111]);ISNUMBER([.H1111]);[.D1111]&gt;[.H1111]);1;0)" office:value-type="float" office:value="0" calcext:value-type="float">
            <text:p>0</text:p>
          </table:table-cell>
          <table:table-cell table:style-name="ce2311" table:formula="of:=IF(AND(ISNUMBER([.D1111]);ISNUMBER([.H1111]);[.D1111]&lt;[.H1111]);1;0)" office:value-type="float" office:value="0" calcext:value-type="float">
            <text:p>0</text:p>
          </table:table-cell>
          <table:table-cell/>
          <table:table-cell table:formula="of:=IF(AND(ISNUMBER([.D1111]);ISNUMBER([.H1111]);[.D1111]&gt;[.H1111]);[.D1111]-[.H1111];0)" office:value-type="float" office:value="0" calcext:value-type="float">
            <text:p>0</text:p>
          </table:table-cell>
          <table:table-cell table:formula="of:=IF(AND(ISNUMBER([.D1111]);ISNUMBER([.H1111]);[.D1111]&lt;[.H1111]);[.H1111]-[.D111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6.p</text:p>
          </table:table-cell>
          <table:table-cell office:value-type="float" office:value="7507" calcext:value-type="float">
            <text:p>7507</text:p>
          </table:table-cell>
          <table:table-cell office:value-type="float" office:value="753" calcext:value-type="float">
            <text:p>75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753" calcext:value-type="float">
            <text:p>753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style-name="ce1112" table:formula="of:=IF(AND(ISNUMBER([.D1112]);ISNUMBER([.H1112]);[.D1112]&gt;[.H1112]);1;0)" office:value-type="float" office:value="0" calcext:value-type="float">
            <text:p>0</text:p>
          </table:table-cell>
          <table:table-cell table:style-name="ce2312" table:formula="of:=IF(AND(ISNUMBER([.D1112]);ISNUMBER([.H1112]);[.D1112]&lt;[.H1112]);1;0)" office:value-type="float" office:value="0" calcext:value-type="float">
            <text:p>0</text:p>
          </table:table-cell>
          <table:table-cell/>
          <table:table-cell table:formula="of:=IF(AND(ISNUMBER([.D1112]);ISNUMBER([.H1112]);[.D1112]&gt;[.H1112]);[.D1112]-[.H1112];0)" office:value-type="float" office:value="0" calcext:value-type="float">
            <text:p>0</text:p>
          </table:table-cell>
          <table:table-cell table:formula="of:=IF(AND(ISNUMBER([.D1112]);ISNUMBER([.H1112]);[.D1112]&lt;[.H1112]);[.H1112]-[.D11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7.p</text:p>
          </table:table-cell>
          <table:table-cell office:value-type="float" office:value="8066" calcext:value-type="float">
            <text:p>8066</text:p>
          </table:table-cell>
          <table:table-cell office:value-type="float" office:value="809" calcext:value-type="float">
            <text:p>809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9326" calcext:value-type="float">
            <text:p>9326</text:p>
          </table:table-cell>
          <table:table-cell office:value-type="float" office:value="809" calcext:value-type="float">
            <text:p>809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1113" table:formula="of:=IF(AND(ISNUMBER([.D1113]);ISNUMBER([.H1113]);[.D1113]&gt;[.H1113]);1;0)" office:value-type="float" office:value="0" calcext:value-type="float">
            <text:p>0</text:p>
          </table:table-cell>
          <table:table-cell table:style-name="ce2313" table:formula="of:=IF(AND(ISNUMBER([.D1113]);ISNUMBER([.H1113]);[.D1113]&lt;[.H1113]);1;0)" office:value-type="float" office:value="0" calcext:value-type="float">
            <text:p>0</text:p>
          </table:table-cell>
          <table:table-cell/>
          <table:table-cell table:formula="of:=IF(AND(ISNUMBER([.D1113]);ISNUMBER([.H1113]);[.D1113]&gt;[.H1113]);[.D1113]-[.H1113];0)" office:value-type="float" office:value="0" calcext:value-type="float">
            <text:p>0</text:p>
          </table:table-cell>
          <table:table-cell table:formula="of:=IF(AND(ISNUMBER([.D1113]);ISNUMBER([.H1113]);[.D1113]&lt;[.H1113]);[.H1113]-[.D11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8.p</text:p>
          </table:table-cell>
          <table:table-cell office:value-type="float" office:value="8645" calcext:value-type="float">
            <text:p>8645</text:p>
          </table:table-cell>
          <table:table-cell office:value-type="float" office:value="867" calcext:value-type="float">
            <text:p>8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08" calcext:value-type="float">
            <text:p>10008</text:p>
          </table:table-cell>
          <table:table-cell office:value-type="float" office:value="867" calcext:value-type="float">
            <text:p>867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style-name="ce1114" table:formula="of:=IF(AND(ISNUMBER([.D1114]);ISNUMBER([.H1114]);[.D1114]&gt;[.H1114]);1;0)" office:value-type="float" office:value="0" calcext:value-type="float">
            <text:p>0</text:p>
          </table:table-cell>
          <table:table-cell table:style-name="ce2314" table:formula="of:=IF(AND(ISNUMBER([.D1114]);ISNUMBER([.H1114]);[.D1114]&lt;[.H1114]);1;0)" office:value-type="float" office:value="0" calcext:value-type="float">
            <text:p>0</text:p>
          </table:table-cell>
          <table:table-cell/>
          <table:table-cell table:formula="of:=IF(AND(ISNUMBER([.D1114]);ISNUMBER([.H1114]);[.D1114]&gt;[.H1114]);[.D1114]-[.H1114];0)" office:value-type="float" office:value="0" calcext:value-type="float">
            <text:p>0</text:p>
          </table:table-cell>
          <table:table-cell table:formula="of:=IF(AND(ISNUMBER([.D1114]);ISNUMBER([.H1114]);[.D1114]&lt;[.H1114]);[.H1114]-[.D111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9.p</text:p>
          </table:table-cell>
          <table:table-cell office:value-type="float" office:value="9244" calcext:value-type="float">
            <text:p>9244</text:p>
          </table:table-cell>
          <table:table-cell office:value-type="float" office:value="927" calcext:value-type="float">
            <text:p>9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714" calcext:value-type="float">
            <text:p>10714</text:p>
          </table:table-cell>
          <table:table-cell office:value-type="float" office:value="927" calcext:value-type="float">
            <text:p>927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style-name="ce1115" table:formula="of:=IF(AND(ISNUMBER([.D1115]);ISNUMBER([.H1115]);[.D1115]&gt;[.H1115]);1;0)" office:value-type="float" office:value="0" calcext:value-type="float">
            <text:p>0</text:p>
          </table:table-cell>
          <table:table-cell table:style-name="ce2315" table:formula="of:=IF(AND(ISNUMBER([.D1115]);ISNUMBER([.H1115]);[.D1115]&lt;[.H1115]);1;0)" office:value-type="float" office:value="0" calcext:value-type="float">
            <text:p>0</text:p>
          </table:table-cell>
          <table:table-cell/>
          <table:table-cell table:formula="of:=IF(AND(ISNUMBER([.D1115]);ISNUMBER([.H1115]);[.D1115]&gt;[.H1115]);[.D1115]-[.H1115];0)" office:value-type="float" office:value="0" calcext:value-type="float">
            <text:p>0</text:p>
          </table:table-cell>
          <table:table-cell table:formula="of:=IF(AND(ISNUMBER([.D1115]);ISNUMBER([.H1115]);[.D1115]&lt;[.H1115]);[.H1115]-[.D111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.p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1116" table:formula="of:=IF(AND(ISNUMBER([.D1116]);ISNUMBER([.H1116]);[.D1116]&gt;[.H1116]);1;0)" office:value-type="float" office:value="0" calcext:value-type="float">
            <text:p>0</text:p>
          </table:table-cell>
          <table:table-cell table:style-name="ce2316" table:formula="of:=IF(AND(ISNUMBER([.D1116]);ISNUMBER([.H1116]);[.D1116]&lt;[.H1116]);1;0)" office:value-type="float" office:value="0" calcext:value-type="float">
            <text:p>0</text:p>
          </table:table-cell>
          <table:table-cell/>
          <table:table-cell table:formula="of:=IF(AND(ISNUMBER([.D1116]);ISNUMBER([.H1116]);[.D1116]&gt;[.H1116]);[.D1116]-[.H1116];0)" office:value-type="float" office:value="0" calcext:value-type="float">
            <text:p>0</text:p>
          </table:table-cell>
          <table:table-cell table:formula="of:=IF(AND(ISNUMBER([.D1116]);ISNUMBER([.H1116]);[.D1116]&lt;[.H1116]);[.H1116]-[.D111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0.p</text:p>
          </table:table-cell>
          <table:table-cell office:value-type="float" office:value="9863" calcext:value-type="float">
            <text:p>9863</text:p>
          </table:table-cell>
          <table:table-cell office:value-type="float" office:value="989" calcext:value-type="float">
            <text:p>989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444" calcext:value-type="float">
            <text:p>11444</text:p>
          </table:table-cell>
          <table:table-cell office:value-type="float" office:value="989" calcext:value-type="float">
            <text:p>989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style-name="ce1117" table:formula="of:=IF(AND(ISNUMBER([.D1117]);ISNUMBER([.H1117]);[.D1117]&gt;[.H1117]);1;0)" office:value-type="float" office:value="0" calcext:value-type="float">
            <text:p>0</text:p>
          </table:table-cell>
          <table:table-cell table:style-name="ce2317" table:formula="of:=IF(AND(ISNUMBER([.D1117]);ISNUMBER([.H1117]);[.D1117]&lt;[.H1117]);1;0)" office:value-type="float" office:value="0" calcext:value-type="float">
            <text:p>0</text:p>
          </table:table-cell>
          <table:table-cell/>
          <table:table-cell table:formula="of:=IF(AND(ISNUMBER([.D1117]);ISNUMBER([.H1117]);[.D1117]&gt;[.H1117]);[.D1117]-[.H1117];0)" office:value-type="float" office:value="0" calcext:value-type="float">
            <text:p>0</text:p>
          </table:table-cell>
          <table:table-cell table:formula="of:=IF(AND(ISNUMBER([.D1117]);ISNUMBER([.H1117]);[.D1117]&lt;[.H1117]);[.H1117]-[.D111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1.p</text:p>
          </table:table-cell>
          <table:table-cell office:value-type="float" office:value="10502" calcext:value-type="float">
            <text:p>10502</text:p>
          </table:table-cell>
          <table:table-cell office:value-type="float" office:value="1053" calcext:value-type="float">
            <text:p>1053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2198" calcext:value-type="float">
            <text:p>12198</text:p>
          </table:table-cell>
          <table:table-cell office:value-type="float" office:value="1053" calcext:value-type="float">
            <text:p>1053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style-name="ce1118" table:formula="of:=IF(AND(ISNUMBER([.D1118]);ISNUMBER([.H1118]);[.D1118]&gt;[.H1118]);1;0)" office:value-type="float" office:value="0" calcext:value-type="float">
            <text:p>0</text:p>
          </table:table-cell>
          <table:table-cell table:style-name="ce2318" table:formula="of:=IF(AND(ISNUMBER([.D1118]);ISNUMBER([.H1118]);[.D1118]&lt;[.H1118]);1;0)" office:value-type="float" office:value="0" calcext:value-type="float">
            <text:p>0</text:p>
          </table:table-cell>
          <table:table-cell/>
          <table:table-cell table:formula="of:=IF(AND(ISNUMBER([.D1118]);ISNUMBER([.H1118]);[.D1118]&gt;[.H1118]);[.D1118]-[.H1118];0)" office:value-type="float" office:value="0" calcext:value-type="float">
            <text:p>0</text:p>
          </table:table-cell>
          <table:table-cell table:formula="of:=IF(AND(ISNUMBER([.D1118]);ISNUMBER([.H1118]);[.D1118]&lt;[.H1118]);[.H1118]-[.D111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2.p</text:p>
          </table:table-cell>
          <table:table-cell office:value-type="float" office:value="11161" calcext:value-type="float">
            <text:p>11161</text:p>
          </table:table-cell>
          <table:table-cell office:value-type="float" office:value="1119" calcext:value-type="float">
            <text:p>1119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976" calcext:value-type="float">
            <text:p>12976</text:p>
          </table:table-cell>
          <table:table-cell office:value-type="float" office:value="1119" calcext:value-type="float">
            <text:p>1119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ce1119" table:formula="of:=IF(AND(ISNUMBER([.D1119]);ISNUMBER([.H1119]);[.D1119]&gt;[.H1119]);1;0)" office:value-type="float" office:value="0" calcext:value-type="float">
            <text:p>0</text:p>
          </table:table-cell>
          <table:table-cell table:style-name="ce2319" table:formula="of:=IF(AND(ISNUMBER([.D1119]);ISNUMBER([.H1119]);[.D1119]&lt;[.H1119]);1;0)" office:value-type="float" office:value="0" calcext:value-type="float">
            <text:p>0</text:p>
          </table:table-cell>
          <table:table-cell/>
          <table:table-cell table:formula="of:=IF(AND(ISNUMBER([.D1119]);ISNUMBER([.H1119]);[.D1119]&gt;[.H1119]);[.D1119]-[.H1119];0)" office:value-type="float" office:value="0" calcext:value-type="float">
            <text:p>0</text:p>
          </table:table-cell>
          <table:table-cell table:formula="of:=IF(AND(ISNUMBER([.D1119]);ISNUMBER([.H1119]);[.D1119]&lt;[.H1119]);[.H1119]-[.D11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3.p</text:p>
          </table:table-cell>
          <table:table-cell office:value-type="float" office:value="11840" calcext:value-type="float">
            <text:p>11840</text:p>
          </table:table-cell>
          <table:table-cell office:value-type="float" office:value="1187" calcext:value-type="float">
            <text:p>1187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3778" calcext:value-type="float">
            <text:p>13778</text:p>
          </table:table-cell>
          <table:table-cell office:value-type="float" office:value="1187" calcext:value-type="float">
            <text:p>1187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style-name="ce1120" table:formula="of:=IF(AND(ISNUMBER([.D1120]);ISNUMBER([.H1120]);[.D1120]&gt;[.H1120]);1;0)" office:value-type="float" office:value="0" calcext:value-type="float">
            <text:p>0</text:p>
          </table:table-cell>
          <table:table-cell table:style-name="ce2320" table:formula="of:=IF(AND(ISNUMBER([.D1120]);ISNUMBER([.H1120]);[.D1120]&lt;[.H1120]);1;0)" office:value-type="float" office:value="0" calcext:value-type="float">
            <text:p>0</text:p>
          </table:table-cell>
          <table:table-cell/>
          <table:table-cell table:formula="of:=IF(AND(ISNUMBER([.D1120]);ISNUMBER([.H1120]);[.D1120]&gt;[.H1120]);[.D1120]-[.H1120];0)" office:value-type="float" office:value="0" calcext:value-type="float">
            <text:p>0</text:p>
          </table:table-cell>
          <table:table-cell table:formula="of:=IF(AND(ISNUMBER([.D1120]);ISNUMBER([.H1120]);[.D1120]&lt;[.H1120]);[.H1120]-[.D112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4.p</text:p>
          </table:table-cell>
          <table:table-cell office:value-type="float" office:value="12539" calcext:value-type="float">
            <text:p>12539</text:p>
          </table:table-cell>
          <table:table-cell office:value-type="float" office:value="1257" calcext:value-type="float">
            <text:p>1257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4604" calcext:value-type="float">
            <text:p>14604</text:p>
          </table:table-cell>
          <table:table-cell office:value-type="float" office:value="1257" calcext:value-type="float">
            <text:p>1257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style-name="ce1121" table:formula="of:=IF(AND(ISNUMBER([.D1121]);ISNUMBER([.H1121]);[.D1121]&gt;[.H1121]);1;0)" office:value-type="float" office:value="0" calcext:value-type="float">
            <text:p>0</text:p>
          </table:table-cell>
          <table:table-cell table:style-name="ce2321" table:formula="of:=IF(AND(ISNUMBER([.D1121]);ISNUMBER([.H1121]);[.D1121]&lt;[.H1121]);1;0)" office:value-type="float" office:value="0" calcext:value-type="float">
            <text:p>0</text:p>
          </table:table-cell>
          <table:table-cell/>
          <table:table-cell table:formula="of:=IF(AND(ISNUMBER([.D1121]);ISNUMBER([.H1121]);[.D1121]&gt;[.H1121]);[.D1121]-[.H1121];0)" office:value-type="float" office:value="0" calcext:value-type="float">
            <text:p>0</text:p>
          </table:table-cell>
          <table:table-cell table:formula="of:=IF(AND(ISNUMBER([.D1121]);ISNUMBER([.H1121]);[.D1121]&lt;[.H1121]);[.H1121]-[.D11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5.p</text:p>
          </table:table-cell>
          <table:table-cell office:value-type="float" office:value="13258" calcext:value-type="float">
            <text:p>13258</text:p>
          </table:table-cell>
          <table:table-cell office:value-type="float" office:value="1329" calcext:value-type="float">
            <text:p>1329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5454" calcext:value-type="float">
            <text:p>15454</text:p>
          </table:table-cell>
          <table:table-cell office:value-type="float" office:value="1329" calcext:value-type="float">
            <text:p>1329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style-name="ce1122" table:formula="of:=IF(AND(ISNUMBER([.D1122]);ISNUMBER([.H1122]);[.D1122]&gt;[.H1122]);1;0)" office:value-type="float" office:value="0" calcext:value-type="float">
            <text:p>0</text:p>
          </table:table-cell>
          <table:table-cell table:style-name="ce2322" table:formula="of:=IF(AND(ISNUMBER([.D1122]);ISNUMBER([.H1122]);[.D1122]&lt;[.H1122]);1;0)" office:value-type="float" office:value="0" calcext:value-type="float">
            <text:p>0</text:p>
          </table:table-cell>
          <table:table-cell/>
          <table:table-cell table:formula="of:=IF(AND(ISNUMBER([.D1122]);ISNUMBER([.H1122]);[.D1122]&gt;[.H1122]);[.D1122]-[.H1122];0)" office:value-type="float" office:value="0" calcext:value-type="float">
            <text:p>0</text:p>
          </table:table-cell>
          <table:table-cell table:formula="of:=IF(AND(ISNUMBER([.D1122]);ISNUMBER([.H1122]);[.D1122]&lt;[.H1122]);[.H1122]-[.D112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6.p</text:p>
          </table:table-cell>
          <table:table-cell office:value-type="float" office:value="13997" calcext:value-type="float">
            <text:p>13997</text:p>
          </table:table-cell>
          <table:table-cell office:value-type="float" office:value="1403" calcext:value-type="float">
            <text:p>140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328" calcext:value-type="float">
            <text:p>16328</text:p>
          </table:table-cell>
          <table:table-cell office:value-type="float" office:value="1403" calcext:value-type="float">
            <text:p>1403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table:style-name="ce1123" table:formula="of:=IF(AND(ISNUMBER([.D1123]);ISNUMBER([.H1123]);[.D1123]&gt;[.H1123]);1;0)" office:value-type="float" office:value="0" calcext:value-type="float">
            <text:p>0</text:p>
          </table:table-cell>
          <table:table-cell table:style-name="ce2323" table:formula="of:=IF(AND(ISNUMBER([.D1123]);ISNUMBER([.H1123]);[.D1123]&lt;[.H1123]);1;0)" office:value-type="float" office:value="0" calcext:value-type="float">
            <text:p>0</text:p>
          </table:table-cell>
          <table:table-cell/>
          <table:table-cell table:formula="of:=IF(AND(ISNUMBER([.D1123]);ISNUMBER([.H1123]);[.D1123]&gt;[.H1123]);[.D1123]-[.H1123];0)" office:value-type="float" office:value="0" calcext:value-type="float">
            <text:p>0</text:p>
          </table:table-cell>
          <table:table-cell table:formula="of:=IF(AND(ISNUMBER([.D1123]);ISNUMBER([.H1123]);[.D1123]&lt;[.H1123]);[.H1123]-[.D112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7.p</text:p>
          </table:table-cell>
          <table:table-cell office:value-type="float" office:value="14756" calcext:value-type="float">
            <text:p>14756</text:p>
          </table:table-cell>
          <table:table-cell office:value-type="float" office:value="1479" calcext:value-type="float">
            <text:p>1479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7226" calcext:value-type="float">
            <text:p>17226</text:p>
          </table:table-cell>
          <table:table-cell office:value-type="float" office:value="1479" calcext:value-type="float">
            <text:p>1479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style-name="ce1124" table:formula="of:=IF(AND(ISNUMBER([.D1124]);ISNUMBER([.H1124]);[.D1124]&gt;[.H1124]);1;0)" office:value-type="float" office:value="0" calcext:value-type="float">
            <text:p>0</text:p>
          </table:table-cell>
          <table:table-cell table:style-name="ce2324" table:formula="of:=IF(AND(ISNUMBER([.D1124]);ISNUMBER([.H1124]);[.D1124]&lt;[.H1124]);1;0)" office:value-type="float" office:value="0" calcext:value-type="float">
            <text:p>0</text:p>
          </table:table-cell>
          <table:table-cell/>
          <table:table-cell table:formula="of:=IF(AND(ISNUMBER([.D1124]);ISNUMBER([.H1124]);[.D1124]&gt;[.H1124]);[.D1124]-[.H1124];0)" office:value-type="float" office:value="0" calcext:value-type="float">
            <text:p>0</text:p>
          </table:table-cell>
          <table:table-cell table:formula="of:=IF(AND(ISNUMBER([.D1124]);ISNUMBER([.H1124]);[.D1124]&lt;[.H1124]);[.H1124]-[.D112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8.p</text:p>
          </table:table-cell>
          <table:table-cell office:value-type="float" office:value="15535" calcext:value-type="float">
            <text:p>15535</text:p>
          </table:table-cell>
          <table:table-cell office:value-type="float" office:value="1557" calcext:value-type="float">
            <text:p>155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25" table:formula="of:=IF(AND(ISNUMBER([.D1125]);ISNUMBER([.H1125]);[.D1125]&gt;[.H1125]);1;0)" office:value-type="float" office:value="0" calcext:value-type="float">
            <text:p>0</text:p>
          </table:table-cell>
          <table:table-cell table:style-name="ce2325" table:formula="of:=IF(AND(ISNUMBER([.D1125]);ISNUMBER([.H1125]);[.D1125]&lt;[.H1125]);1;0)" office:value-type="float" office:value="0" calcext:value-type="float">
            <text:p>0</text:p>
          </table:table-cell>
          <table:table-cell/>
          <table:table-cell table:formula="of:=IF(AND(ISNUMBER([.D1125]);ISNUMBER([.H1125]);[.D1125]&gt;[.H1125]);[.D1125]-[.H1125];0)" office:value-type="float" office:value="0" calcext:value-type="float">
            <text:p>0</text:p>
          </table:table-cell>
          <table:table-cell table:formula="of:=IF(AND(ISNUMBER([.D1125]);ISNUMBER([.H1125]);[.D1125]&lt;[.H1125]);[.H1125]-[.D112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9.p</text:p>
          </table:table-cell>
          <table:table-cell office:value-type="float" office:value="16334" calcext:value-type="float">
            <text:p>16334</text:p>
          </table:table-cell>
          <table:table-cell office:value-type="float" office:value="1637" calcext:value-type="float">
            <text:p>163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26" table:formula="of:=IF(AND(ISNUMBER([.D1126]);ISNUMBER([.H1126]);[.D1126]&gt;[.H1126]);1;0)" office:value-type="float" office:value="0" calcext:value-type="float">
            <text:p>0</text:p>
          </table:table-cell>
          <table:table-cell table:style-name="ce2326" table:formula="of:=IF(AND(ISNUMBER([.D1126]);ISNUMBER([.H1126]);[.D1126]&lt;[.H1126]);1;0)" office:value-type="float" office:value="0" calcext:value-type="float">
            <text:p>0</text:p>
          </table:table-cell>
          <table:table-cell/>
          <table:table-cell table:formula="of:=IF(AND(ISNUMBER([.D1126]);ISNUMBER([.H1126]);[.D1126]&gt;[.H1126]);[.D1126]-[.H1126];0)" office:value-type="float" office:value="0" calcext:value-type="float">
            <text:p>0</text:p>
          </table:table-cell>
          <table:table-cell table:formula="of:=IF(AND(ISNUMBER([.D1126]);ISNUMBER([.H1126]);[.D1126]&lt;[.H1126]);[.H1126]-[.D112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.p</text:p>
          </table:table-cell>
          <table:table-cell office:value-type="float" office:value="264" calcext:value-type="float">
            <text:p>26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1127" table:formula="of:=IF(AND(ISNUMBER([.D1127]);ISNUMBER([.H1127]);[.D1127]&gt;[.H1127]);1;0)" office:value-type="float" office:value="0" calcext:value-type="float">
            <text:p>0</text:p>
          </table:table-cell>
          <table:table-cell table:style-name="ce2327" table:formula="of:=IF(AND(ISNUMBER([.D1127]);ISNUMBER([.H1127]);[.D1127]&lt;[.H1127]);1;0)" office:value-type="float" office:value="0" calcext:value-type="float">
            <text:p>0</text:p>
          </table:table-cell>
          <table:table-cell/>
          <table:table-cell table:formula="of:=IF(AND(ISNUMBER([.D1127]);ISNUMBER([.H1127]);[.D1127]&gt;[.H1127]);[.D1127]-[.H1127];0)" office:value-type="float" office:value="0" calcext:value-type="float">
            <text:p>0</text:p>
          </table:table-cell>
          <table:table-cell table:formula="of:=IF(AND(ISNUMBER([.D1127]);ISNUMBER([.H1127]);[.D1127]&lt;[.H1127]);[.H1127]-[.D112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0.p</text:p>
          </table:table-cell>
          <table:table-cell office:value-type="float" office:value="17153" calcext:value-type="float">
            <text:p>17153</text:p>
          </table:table-cell>
          <table:table-cell office:value-type="float" office:value="1719" calcext:value-type="float">
            <text:p>1719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28" table:formula="of:=IF(AND(ISNUMBER([.D1128]);ISNUMBER([.H1128]);[.D1128]&gt;[.H1128]);1;0)" office:value-type="float" office:value="0" calcext:value-type="float">
            <text:p>0</text:p>
          </table:table-cell>
          <table:table-cell table:style-name="ce2328" table:formula="of:=IF(AND(ISNUMBER([.D1128]);ISNUMBER([.H1128]);[.D1128]&lt;[.H1128]);1;0)" office:value-type="float" office:value="0" calcext:value-type="float">
            <text:p>0</text:p>
          </table:table-cell>
          <table:table-cell/>
          <table:table-cell table:formula="of:=IF(AND(ISNUMBER([.D1128]);ISNUMBER([.H1128]);[.D1128]&gt;[.H1128]);[.D1128]-[.H1128];0)" office:value-type="float" office:value="0" calcext:value-type="float">
            <text:p>0</text:p>
          </table:table-cell>
          <table:table-cell table:formula="of:=IF(AND(ISNUMBER([.D1128]);ISNUMBER([.H1128]);[.D1128]&lt;[.H1128]);[.H1128]-[.D112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1.p</text:p>
          </table:table-cell>
          <table:table-cell office:value-type="float" office:value="17992" calcext:value-type="float">
            <text:p>17992</text:p>
          </table:table-cell>
          <table:table-cell office:value-type="float" office:value="1803" calcext:value-type="float">
            <text:p>1803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29" table:formula="of:=IF(AND(ISNUMBER([.D1129]);ISNUMBER([.H1129]);[.D1129]&gt;[.H1129]);1;0)" office:value-type="float" office:value="0" calcext:value-type="float">
            <text:p>0</text:p>
          </table:table-cell>
          <table:table-cell table:style-name="ce2329" table:formula="of:=IF(AND(ISNUMBER([.D1129]);ISNUMBER([.H1129]);[.D1129]&lt;[.H1129]);1;0)" office:value-type="float" office:value="0" calcext:value-type="float">
            <text:p>0</text:p>
          </table:table-cell>
          <table:table-cell/>
          <table:table-cell table:formula="of:=IF(AND(ISNUMBER([.D1129]);ISNUMBER([.H1129]);[.D1129]&gt;[.H1129]);[.D1129]-[.H1129];0)" office:value-type="float" office:value="0" calcext:value-type="float">
            <text:p>0</text:p>
          </table:table-cell>
          <table:table-cell table:formula="of:=IF(AND(ISNUMBER([.D1129]);ISNUMBER([.H1129]);[.D1129]&lt;[.H1129]);[.H1129]-[.D112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2.p</text:p>
          </table:table-cell>
          <table:table-cell office:value-type="float" office:value="18851" calcext:value-type="float">
            <text:p>18851</text:p>
          </table:table-cell>
          <table:table-cell office:value-type="float" office:value="1889" calcext:value-type="float">
            <text:p>1889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30" table:formula="of:=IF(AND(ISNUMBER([.D1130]);ISNUMBER([.H1130]);[.D1130]&gt;[.H1130]);1;0)" office:value-type="float" office:value="0" calcext:value-type="float">
            <text:p>0</text:p>
          </table:table-cell>
          <table:table-cell table:style-name="ce2330" table:formula="of:=IF(AND(ISNUMBER([.D1130]);ISNUMBER([.H1130]);[.D1130]&lt;[.H1130]);1;0)" office:value-type="float" office:value="0" calcext:value-type="float">
            <text:p>0</text:p>
          </table:table-cell>
          <table:table-cell/>
          <table:table-cell table:formula="of:=IF(AND(ISNUMBER([.D1130]);ISNUMBER([.H1130]);[.D1130]&gt;[.H1130]);[.D1130]-[.H1130];0)" office:value-type="float" office:value="0" calcext:value-type="float">
            <text:p>0</text:p>
          </table:table-cell>
          <table:table-cell table:formula="of:=IF(AND(ISNUMBER([.D1130]);ISNUMBER([.H1130]);[.D1130]&lt;[.H1130]);[.H1130]-[.D113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3.p</text:p>
          </table:table-cell>
          <table:table-cell office:value-type="float" office:value="19730" calcext:value-type="float">
            <text:p>19730</text:p>
          </table:table-cell>
          <table:table-cell office:value-type="float" office:value="1977" calcext:value-type="float">
            <text:p>1977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31" table:formula="of:=IF(AND(ISNUMBER([.D1131]);ISNUMBER([.H1131]);[.D1131]&gt;[.H1131]);1;0)" office:value-type="float" office:value="0" calcext:value-type="float">
            <text:p>0</text:p>
          </table:table-cell>
          <table:table-cell table:style-name="ce2331" table:formula="of:=IF(AND(ISNUMBER([.D1131]);ISNUMBER([.H1131]);[.D1131]&lt;[.H1131]);1;0)" office:value-type="float" office:value="0" calcext:value-type="float">
            <text:p>0</text:p>
          </table:table-cell>
          <table:table-cell/>
          <table:table-cell table:formula="of:=IF(AND(ISNUMBER([.D1131]);ISNUMBER([.H1131]);[.D1131]&gt;[.H1131]);[.D1131]-[.H1131];0)" office:value-type="float" office:value="0" calcext:value-type="float">
            <text:p>0</text:p>
          </table:table-cell>
          <table:table-cell table:formula="of:=IF(AND(ISNUMBER([.D1131]);ISNUMBER([.H1131]);[.D1131]&lt;[.H1131]);[.H1131]-[.D11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4.p</text:p>
          </table:table-cell>
          <table:table-cell office:value-type="float" office:value="20629" calcext:value-type="float">
            <text:p>20629</text:p>
          </table:table-cell>
          <table:table-cell office:value-type="float" office:value="2067" calcext:value-type="float">
            <text:p>2067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32" table:formula="of:=IF(AND(ISNUMBER([.D1132]);ISNUMBER([.H1132]);[.D1132]&gt;[.H1132]);1;0)" office:value-type="float" office:value="0" calcext:value-type="float">
            <text:p>0</text:p>
          </table:table-cell>
          <table:table-cell table:style-name="ce2332" table:formula="of:=IF(AND(ISNUMBER([.D1132]);ISNUMBER([.H1132]);[.D1132]&lt;[.H1132]);1;0)" office:value-type="float" office:value="0" calcext:value-type="float">
            <text:p>0</text:p>
          </table:table-cell>
          <table:table-cell/>
          <table:table-cell table:formula="of:=IF(AND(ISNUMBER([.D1132]);ISNUMBER([.H1132]);[.D1132]&gt;[.H1132]);[.D1132]-[.H1132];0)" office:value-type="float" office:value="0" calcext:value-type="float">
            <text:p>0</text:p>
          </table:table-cell>
          <table:table-cell table:formula="of:=IF(AND(ISNUMBER([.D1132]);ISNUMBER([.H1132]);[.D1132]&lt;[.H1132]);[.H1132]-[.D113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5.p</text:p>
          </table:table-cell>
          <table:table-cell office:value-type="float" office:value="21548" calcext:value-type="float">
            <text:p>21548</text:p>
          </table:table-cell>
          <table:table-cell office:value-type="float" office:value="2159" calcext:value-type="float">
            <text:p>2159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33" table:formula="of:=IF(AND(ISNUMBER([.D1133]);ISNUMBER([.H1133]);[.D1133]&gt;[.H1133]);1;0)" office:value-type="float" office:value="0" calcext:value-type="float">
            <text:p>0</text:p>
          </table:table-cell>
          <table:table-cell table:style-name="ce2333" table:formula="of:=IF(AND(ISNUMBER([.D1133]);ISNUMBER([.H1133]);[.D1133]&lt;[.H1133]);1;0)" office:value-type="float" office:value="0" calcext:value-type="float">
            <text:p>0</text:p>
          </table:table-cell>
          <table:table-cell/>
          <table:table-cell table:formula="of:=IF(AND(ISNUMBER([.D1133]);ISNUMBER([.H1133]);[.D1133]&gt;[.H1133]);[.D1133]-[.H1133];0)" office:value-type="float" office:value="0" calcext:value-type="float">
            <text:p>0</text:p>
          </table:table-cell>
          <table:table-cell table:formula="of:=IF(AND(ISNUMBER([.D1133]);ISNUMBER([.H1133]);[.D1133]&lt;[.H1133]);[.H1133]-[.D113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6.p</text:p>
          </table:table-cell>
          <table:table-cell office:value-type="float" office:value="22487" calcext:value-type="float">
            <text:p>22487</text:p>
          </table:table-cell>
          <table:table-cell office:value-type="float" office:value="2253" calcext:value-type="float">
            <text:p>2253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34" table:formula="of:=IF(AND(ISNUMBER([.D1134]);ISNUMBER([.H1134]);[.D1134]&gt;[.H1134]);1;0)" office:value-type="float" office:value="0" calcext:value-type="float">
            <text:p>0</text:p>
          </table:table-cell>
          <table:table-cell table:style-name="ce2334" table:formula="of:=IF(AND(ISNUMBER([.D1134]);ISNUMBER([.H1134]);[.D1134]&lt;[.H1134]);1;0)" office:value-type="float" office:value="0" calcext:value-type="float">
            <text:p>0</text:p>
          </table:table-cell>
          <table:table-cell/>
          <table:table-cell table:formula="of:=IF(AND(ISNUMBER([.D1134]);ISNUMBER([.H1134]);[.D1134]&gt;[.H1134]);[.D1134]-[.H1134];0)" office:value-type="float" office:value="0" calcext:value-type="float">
            <text:p>0</text:p>
          </table:table-cell>
          <table:table-cell table:formula="of:=IF(AND(ISNUMBER([.D1134]);ISNUMBER([.H1134]);[.D1134]&lt;[.H1134]);[.H1134]-[.D113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7.p</text:p>
          </table:table-cell>
          <table:table-cell office:value-type="float" office:value="23446" calcext:value-type="float">
            <text:p>23446</text:p>
          </table:table-cell>
          <table:table-cell office:value-type="float" office:value="2349" calcext:value-type="float">
            <text:p>2349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35" table:formula="of:=IF(AND(ISNUMBER([.D1135]);ISNUMBER([.H1135]);[.D1135]&gt;[.H1135]);1;0)" office:value-type="float" office:value="0" calcext:value-type="float">
            <text:p>0</text:p>
          </table:table-cell>
          <table:table-cell table:style-name="ce2335" table:formula="of:=IF(AND(ISNUMBER([.D1135]);ISNUMBER([.H1135]);[.D1135]&lt;[.H1135]);1;0)" office:value-type="float" office:value="0" calcext:value-type="float">
            <text:p>0</text:p>
          </table:table-cell>
          <table:table-cell/>
          <table:table-cell table:formula="of:=IF(AND(ISNUMBER([.D1135]);ISNUMBER([.H1135]);[.D1135]&gt;[.H1135]);[.D1135]-[.H1135];0)" office:value-type="float" office:value="0" calcext:value-type="float">
            <text:p>0</text:p>
          </table:table-cell>
          <table:table-cell table:formula="of:=IF(AND(ISNUMBER([.D1135]);ISNUMBER([.H1135]);[.D1135]&lt;[.H1135]);[.H1135]-[.D113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8.p</text:p>
          </table:table-cell>
          <table:table-cell office:value-type="float" office:value="24425" calcext:value-type="float">
            <text:p>24425</text:p>
          </table:table-cell>
          <table:table-cell office:value-type="float" office:value="2447" calcext:value-type="float">
            <text:p>244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36" table:formula="of:=IF(AND(ISNUMBER([.D1136]);ISNUMBER([.H1136]);[.D1136]&gt;[.H1136]);1;0)" office:value-type="float" office:value="0" calcext:value-type="float">
            <text:p>0</text:p>
          </table:table-cell>
          <table:table-cell table:style-name="ce2336" table:formula="of:=IF(AND(ISNUMBER([.D1136]);ISNUMBER([.H1136]);[.D1136]&lt;[.H1136]);1;0)" office:value-type="float" office:value="0" calcext:value-type="float">
            <text:p>0</text:p>
          </table:table-cell>
          <table:table-cell/>
          <table:table-cell table:formula="of:=IF(AND(ISNUMBER([.D1136]);ISNUMBER([.H1136]);[.D1136]&gt;[.H1136]);[.D1136]-[.H1136];0)" office:value-type="float" office:value="0" calcext:value-type="float">
            <text:p>0</text:p>
          </table:table-cell>
          <table:table-cell table:formula="of:=IF(AND(ISNUMBER([.D1136]);ISNUMBER([.H1136]);[.D1136]&lt;[.H1136]);[.H1136]-[.D113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9.p</text:p>
          </table:table-cell>
          <table:table-cell office:value-type="float" office:value="25424" calcext:value-type="float">
            <text:p>25424</text:p>
          </table:table-cell>
          <table:table-cell office:value-type="float" office:value="2547" calcext:value-type="float">
            <text:p>2547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37" table:formula="of:=IF(AND(ISNUMBER([.D1137]);ISNUMBER([.H1137]);[.D1137]&gt;[.H1137]);1;0)" office:value-type="float" office:value="0" calcext:value-type="float">
            <text:p>0</text:p>
          </table:table-cell>
          <table:table-cell table:style-name="ce2337" table:formula="of:=IF(AND(ISNUMBER([.D1137]);ISNUMBER([.H1137]);[.D1137]&lt;[.H1137]);1;0)" office:value-type="float" office:value="0" calcext:value-type="float">
            <text:p>0</text:p>
          </table:table-cell>
          <table:table-cell/>
          <table:table-cell table:formula="of:=IF(AND(ISNUMBER([.D1137]);ISNUMBER([.H1137]);[.D1137]&gt;[.H1137]);[.D1137]-[.H1137];0)" office:value-type="float" office:value="0" calcext:value-type="float">
            <text:p>0</text:p>
          </table:table-cell>
          <table:table-cell table:formula="of:=IF(AND(ISNUMBER([.D1137]);ISNUMBER([.H1137]);[.D1137]&lt;[.H1137]);[.H1137]-[.D113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.p</text:p>
          </table:table-cell>
          <table:table-cell office:value-type="float" office:value="394" calcext:value-type="float">
            <text:p>394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1138" table:formula="of:=IF(AND(ISNUMBER([.D1138]);ISNUMBER([.H1138]);[.D1138]&gt;[.H1138]);1;0)" office:value-type="float" office:value="0" calcext:value-type="float">
            <text:p>0</text:p>
          </table:table-cell>
          <table:table-cell table:style-name="ce2338" table:formula="of:=IF(AND(ISNUMBER([.D1138]);ISNUMBER([.H1138]);[.D1138]&lt;[.H1138]);1;0)" office:value-type="float" office:value="0" calcext:value-type="float">
            <text:p>0</text:p>
          </table:table-cell>
          <table:table-cell/>
          <table:table-cell table:formula="of:=IF(AND(ISNUMBER([.D1138]);ISNUMBER([.H1138]);[.D1138]&gt;[.H1138]);[.D1138]-[.H1138];0)" office:value-type="float" office:value="0" calcext:value-type="float">
            <text:p>0</text:p>
          </table:table-cell>
          <table:table-cell table:formula="of:=IF(AND(ISNUMBER([.D1138]);ISNUMBER([.H1138]);[.D1138]&lt;[.H1138]);[.H1138]-[.D113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0.p</text:p>
          </table:table-cell>
          <table:table-cell office:value-type="float" office:value="26443" calcext:value-type="float">
            <text:p>26443</text:p>
          </table:table-cell>
          <table:table-cell office:value-type="float" office:value="2649" calcext:value-type="float">
            <text:p>264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39" table:formula="of:=IF(AND(ISNUMBER([.D1139]);ISNUMBER([.H1139]);[.D1139]&gt;[.H1139]);1;0)" office:value-type="float" office:value="0" calcext:value-type="float">
            <text:p>0</text:p>
          </table:table-cell>
          <table:table-cell table:style-name="ce2339" table:formula="of:=IF(AND(ISNUMBER([.D1139]);ISNUMBER([.H1139]);[.D1139]&lt;[.H1139]);1;0)" office:value-type="float" office:value="0" calcext:value-type="float">
            <text:p>0</text:p>
          </table:table-cell>
          <table:table-cell/>
          <table:table-cell table:formula="of:=IF(AND(ISNUMBER([.D1139]);ISNUMBER([.H1139]);[.D1139]&gt;[.H1139]);[.D1139]-[.H1139];0)" office:value-type="float" office:value="0" calcext:value-type="float">
            <text:p>0</text:p>
          </table:table-cell>
          <table:table-cell table:formula="of:=IF(AND(ISNUMBER([.D1139]);ISNUMBER([.H1139]);[.D1139]&lt;[.H1139]);[.H1139]-[.D113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1.p</text:p>
          </table:table-cell>
          <table:table-cell office:value-type="float" office:value="27482" calcext:value-type="float">
            <text:p>27482</text:p>
          </table:table-cell>
          <table:table-cell office:value-type="float" office:value="2753" calcext:value-type="float">
            <text:p>2753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40" table:formula="of:=IF(AND(ISNUMBER([.D1140]);ISNUMBER([.H1140]);[.D1140]&gt;[.H1140]);1;0)" office:value-type="float" office:value="0" calcext:value-type="float">
            <text:p>0</text:p>
          </table:table-cell>
          <table:table-cell table:style-name="ce2340" table:formula="of:=IF(AND(ISNUMBER([.D1140]);ISNUMBER([.H1140]);[.D1140]&lt;[.H1140]);1;0)" office:value-type="float" office:value="0" calcext:value-type="float">
            <text:p>0</text:p>
          </table:table-cell>
          <table:table-cell/>
          <table:table-cell table:formula="of:=IF(AND(ISNUMBER([.D1140]);ISNUMBER([.H1140]);[.D1140]&gt;[.H1140]);[.D1140]-[.H1140];0)" office:value-type="float" office:value="0" calcext:value-type="float">
            <text:p>0</text:p>
          </table:table-cell>
          <table:table-cell table:formula="of:=IF(AND(ISNUMBER([.D1140]);ISNUMBER([.H1140]);[.D1140]&lt;[.H1140]);[.H1140]-[.D114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2.p</text:p>
          </table:table-cell>
          <table:table-cell office:value-type="float" office:value="28541" calcext:value-type="float">
            <text:p>28541</text:p>
          </table:table-cell>
          <table:table-cell office:value-type="float" office:value="2859" calcext:value-type="float">
            <text:p>2859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41" table:formula="of:=IF(AND(ISNUMBER([.D1141]);ISNUMBER([.H1141]);[.D1141]&gt;[.H1141]);1;0)" office:value-type="float" office:value="0" calcext:value-type="float">
            <text:p>0</text:p>
          </table:table-cell>
          <table:table-cell table:style-name="ce2341" table:formula="of:=IF(AND(ISNUMBER([.D1141]);ISNUMBER([.H1141]);[.D1141]&lt;[.H1141]);1;0)" office:value-type="float" office:value="0" calcext:value-type="float">
            <text:p>0</text:p>
          </table:table-cell>
          <table:table-cell/>
          <table:table-cell table:formula="of:=IF(AND(ISNUMBER([.D1141]);ISNUMBER([.H1141]);[.D1141]&gt;[.H1141]);[.D1141]-[.H1141];0)" office:value-type="float" office:value="0" calcext:value-type="float">
            <text:p>0</text:p>
          </table:table-cell>
          <table:table-cell table:formula="of:=IF(AND(ISNUMBER([.D1141]);ISNUMBER([.H1141]);[.D1141]&lt;[.H1141]);[.H1141]-[.D114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3.p</text:p>
          </table:table-cell>
          <table:table-cell office:value-type="float" office:value="29620" calcext:value-type="float">
            <text:p>29620</text:p>
          </table:table-cell>
          <table:table-cell office:value-type="float" office:value="2967" calcext:value-type="float">
            <text:p>2967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42" table:formula="of:=IF(AND(ISNUMBER([.D1142]);ISNUMBER([.H1142]);[.D1142]&gt;[.H1142]);1;0)" office:value-type="float" office:value="0" calcext:value-type="float">
            <text:p>0</text:p>
          </table:table-cell>
          <table:table-cell table:style-name="ce2342" table:formula="of:=IF(AND(ISNUMBER([.D1142]);ISNUMBER([.H1142]);[.D1142]&lt;[.H1142]);1;0)" office:value-type="float" office:value="0" calcext:value-type="float">
            <text:p>0</text:p>
          </table:table-cell>
          <table:table-cell/>
          <table:table-cell table:formula="of:=IF(AND(ISNUMBER([.D1142]);ISNUMBER([.H1142]);[.D1142]&gt;[.H1142]);[.D1142]-[.H1142];0)" office:value-type="float" office:value="0" calcext:value-type="float">
            <text:p>0</text:p>
          </table:table-cell>
          <table:table-cell table:formula="of:=IF(AND(ISNUMBER([.D1142]);ISNUMBER([.H1142]);[.D1142]&lt;[.H1142]);[.H1142]-[.D114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4.p</text:p>
          </table:table-cell>
          <table:table-cell office:value-type="float" office:value="30719" calcext:value-type="float">
            <text:p>30719</text:p>
          </table:table-cell>
          <table:table-cell office:value-type="float" office:value="3077" calcext:value-type="float">
            <text:p>3077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43" table:formula="of:=IF(AND(ISNUMBER([.D1143]);ISNUMBER([.H1143]);[.D1143]&gt;[.H1143]);1;0)" office:value-type="float" office:value="0" calcext:value-type="float">
            <text:p>0</text:p>
          </table:table-cell>
          <table:table-cell table:style-name="ce2343" table:formula="of:=IF(AND(ISNUMBER([.D1143]);ISNUMBER([.H1143]);[.D1143]&lt;[.H1143]);1;0)" office:value-type="float" office:value="0" calcext:value-type="float">
            <text:p>0</text:p>
          </table:table-cell>
          <table:table-cell/>
          <table:table-cell table:formula="of:=IF(AND(ISNUMBER([.D1143]);ISNUMBER([.H1143]);[.D1143]&gt;[.H1143]);[.D1143]-[.H1143];0)" office:value-type="float" office:value="0" calcext:value-type="float">
            <text:p>0</text:p>
          </table:table-cell>
          <table:table-cell table:formula="of:=IF(AND(ISNUMBER([.D1143]);ISNUMBER([.H1143]);[.D1143]&lt;[.H1143]);[.H1143]-[.D114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5.p</text:p>
          </table:table-cell>
          <table:table-cell office:value-type="float" office:value="31838" calcext:value-type="float">
            <text:p>31838</text:p>
          </table:table-cell>
          <table:table-cell office:value-type="float" office:value="3189" calcext:value-type="float">
            <text:p>3189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44" table:formula="of:=IF(AND(ISNUMBER([.D1144]);ISNUMBER([.H1144]);[.D1144]&gt;[.H1144]);1;0)" office:value-type="float" office:value="0" calcext:value-type="float">
            <text:p>0</text:p>
          </table:table-cell>
          <table:table-cell table:style-name="ce2344" table:formula="of:=IF(AND(ISNUMBER([.D1144]);ISNUMBER([.H1144]);[.D1144]&lt;[.H1144]);1;0)" office:value-type="float" office:value="0" calcext:value-type="float">
            <text:p>0</text:p>
          </table:table-cell>
          <table:table-cell/>
          <table:table-cell table:formula="of:=IF(AND(ISNUMBER([.D1144]);ISNUMBER([.H1144]);[.D1144]&gt;[.H1144]);[.D1144]-[.H1144];0)" office:value-type="float" office:value="0" calcext:value-type="float">
            <text:p>0</text:p>
          </table:table-cell>
          <table:table-cell table:formula="of:=IF(AND(ISNUMBER([.D1144]);ISNUMBER([.H1144]);[.D1144]&lt;[.H1144]);[.H1144]-[.D114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6.p</text:p>
          </table:table-cell>
          <table:table-cell office:value-type="float" office:value="32977" calcext:value-type="float">
            <text:p>32977</text:p>
          </table:table-cell>
          <table:table-cell office:value-type="float" office:value="3303" calcext:value-type="float">
            <text:p>3303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45" table:formula="of:=IF(AND(ISNUMBER([.D1145]);ISNUMBER([.H1145]);[.D1145]&gt;[.H1145]);1;0)" office:value-type="float" office:value="0" calcext:value-type="float">
            <text:p>0</text:p>
          </table:table-cell>
          <table:table-cell table:style-name="ce2345" table:formula="of:=IF(AND(ISNUMBER([.D1145]);ISNUMBER([.H1145]);[.D1145]&lt;[.H1145]);1;0)" office:value-type="float" office:value="0" calcext:value-type="float">
            <text:p>0</text:p>
          </table:table-cell>
          <table:table-cell/>
          <table:table-cell table:formula="of:=IF(AND(ISNUMBER([.D1145]);ISNUMBER([.H1145]);[.D1145]&gt;[.H1145]);[.D1145]-[.H1145];0)" office:value-type="float" office:value="0" calcext:value-type="float">
            <text:p>0</text:p>
          </table:table-cell>
          <table:table-cell table:formula="of:=IF(AND(ISNUMBER([.D1145]);ISNUMBER([.H1145]);[.D1145]&lt;[.H1145]);[.H1145]-[.D114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7.p</text:p>
          </table:table-cell>
          <table:table-cell office:value-type="float" office:value="34136" calcext:value-type="float">
            <text:p>34136</text:p>
          </table:table-cell>
          <table:table-cell office:value-type="float" office:value="3419" calcext:value-type="float">
            <text:p>3419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46" table:formula="of:=IF(AND(ISNUMBER([.D1146]);ISNUMBER([.H1146]);[.D1146]&gt;[.H1146]);1;0)" office:value-type="float" office:value="0" calcext:value-type="float">
            <text:p>0</text:p>
          </table:table-cell>
          <table:table-cell table:style-name="ce2346" table:formula="of:=IF(AND(ISNUMBER([.D1146]);ISNUMBER([.H1146]);[.D1146]&lt;[.H1146]);1;0)" office:value-type="float" office:value="0" calcext:value-type="float">
            <text:p>0</text:p>
          </table:table-cell>
          <table:table-cell/>
          <table:table-cell table:formula="of:=IF(AND(ISNUMBER([.D1146]);ISNUMBER([.H1146]);[.D1146]&gt;[.H1146]);[.D1146]-[.H1146];0)" office:value-type="float" office:value="0" calcext:value-type="float">
            <text:p>0</text:p>
          </table:table-cell>
          <table:table-cell table:formula="of:=IF(AND(ISNUMBER([.D1146]);ISNUMBER([.H1146]);[.D1146]&lt;[.H1146]);[.H1146]-[.D114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8.p</text:p>
          </table:table-cell>
          <table:table-cell office:value-type="float" office:value="35315" calcext:value-type="float">
            <text:p>35315</text:p>
          </table:table-cell>
          <table:table-cell office:value-type="float" office:value="3537" calcext:value-type="float">
            <text:p>3537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47" table:formula="of:=IF(AND(ISNUMBER([.D1147]);ISNUMBER([.H1147]);[.D1147]&gt;[.H1147]);1;0)" office:value-type="float" office:value="0" calcext:value-type="float">
            <text:p>0</text:p>
          </table:table-cell>
          <table:table-cell table:style-name="ce2347" table:formula="of:=IF(AND(ISNUMBER([.D1147]);ISNUMBER([.H1147]);[.D1147]&lt;[.H1147]);1;0)" office:value-type="float" office:value="0" calcext:value-type="float">
            <text:p>0</text:p>
          </table:table-cell>
          <table:table-cell/>
          <table:table-cell table:formula="of:=IF(AND(ISNUMBER([.D1147]);ISNUMBER([.H1147]);[.D1147]&gt;[.H1147]);[.D1147]-[.H1147];0)" office:value-type="float" office:value="0" calcext:value-type="float">
            <text:p>0</text:p>
          </table:table-cell>
          <table:table-cell table:formula="of:=IF(AND(ISNUMBER([.D1147]);ISNUMBER([.H1147]);[.D1147]&lt;[.H1147]);[.H1147]-[.D114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9.p</text:p>
          </table:table-cell>
          <table:table-cell office:value-type="float" office:value="36514" calcext:value-type="float">
            <text:p>36514</text:p>
          </table:table-cell>
          <table:table-cell office:value-type="float" office:value="3657" calcext:value-type="float">
            <text:p>3657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48" table:formula="of:=IF(AND(ISNUMBER([.D1148]);ISNUMBER([.H1148]);[.D1148]&gt;[.H1148]);1;0)" office:value-type="float" office:value="0" calcext:value-type="float">
            <text:p>0</text:p>
          </table:table-cell>
          <table:table-cell table:style-name="ce2348" table:formula="of:=IF(AND(ISNUMBER([.D1148]);ISNUMBER([.H1148]);[.D1148]&lt;[.H1148]);1;0)" office:value-type="float" office:value="0" calcext:value-type="float">
            <text:p>0</text:p>
          </table:table-cell>
          <table:table-cell/>
          <table:table-cell table:formula="of:=IF(AND(ISNUMBER([.D1148]);ISNUMBER([.H1148]);[.D1148]&gt;[.H1148]);[.D1148]-[.H1148];0)" office:value-type="float" office:value="0" calcext:value-type="float">
            <text:p>0</text:p>
          </table:table-cell>
          <table:table-cell table:formula="of:=IF(AND(ISNUMBER([.D1148]);ISNUMBER([.H1148]);[.D1148]&lt;[.H1148]);[.H1148]-[.D114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.p</text:p>
          </table:table-cell>
          <table:table-cell office:value-type="float" office:value="548" calcext:value-type="float">
            <text:p>548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149" table:formula="of:=IF(AND(ISNUMBER([.D1149]);ISNUMBER([.H1149]);[.D1149]&gt;[.H1149]);1;0)" office:value-type="float" office:value="0" calcext:value-type="float">
            <text:p>0</text:p>
          </table:table-cell>
          <table:table-cell table:style-name="ce2349" table:formula="of:=IF(AND(ISNUMBER([.D1149]);ISNUMBER([.H1149]);[.D1149]&lt;[.H1149]);1;0)" office:value-type="float" office:value="0" calcext:value-type="float">
            <text:p>0</text:p>
          </table:table-cell>
          <table:table-cell/>
          <table:table-cell table:formula="of:=IF(AND(ISNUMBER([.D1149]);ISNUMBER([.H1149]);[.D1149]&gt;[.H1149]);[.D1149]-[.H1149];0)" office:value-type="float" office:value="0" calcext:value-type="float">
            <text:p>0</text:p>
          </table:table-cell>
          <table:table-cell table:formula="of:=IF(AND(ISNUMBER([.D1149]);ISNUMBER([.H1149]);[.D1149]&lt;[.H1149]);[.H1149]-[.D114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0.p</text:p>
          </table:table-cell>
          <table:table-cell office:value-type="float" office:value="37733" calcext:value-type="float">
            <text:p>37733</text:p>
          </table:table-cell>
          <table:table-cell office:value-type="float" office:value="3779" calcext:value-type="float">
            <text:p>3779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50" table:formula="of:=IF(AND(ISNUMBER([.D1150]);ISNUMBER([.H1150]);[.D1150]&gt;[.H1150]);1;0)" office:value-type="float" office:value="0" calcext:value-type="float">
            <text:p>0</text:p>
          </table:table-cell>
          <table:table-cell table:style-name="ce2350" table:formula="of:=IF(AND(ISNUMBER([.D1150]);ISNUMBER([.H1150]);[.D1150]&lt;[.H1150]);1;0)" office:value-type="float" office:value="0" calcext:value-type="float">
            <text:p>0</text:p>
          </table:table-cell>
          <table:table-cell/>
          <table:table-cell table:formula="of:=IF(AND(ISNUMBER([.D1150]);ISNUMBER([.H1150]);[.D1150]&gt;[.H1150]);[.D1150]-[.H1150];0)" office:value-type="float" office:value="0" calcext:value-type="float">
            <text:p>0</text:p>
          </table:table-cell>
          <table:table-cell table:formula="of:=IF(AND(ISNUMBER([.D1150]);ISNUMBER([.H1150]);[.D1150]&lt;[.H1150]);[.H1150]-[.D115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1.p</text:p>
          </table:table-cell>
          <table:table-cell office:value-type="float" office:value="38972" calcext:value-type="float">
            <text:p>38972</text:p>
          </table:table-cell>
          <table:table-cell office:value-type="float" office:value="3903" calcext:value-type="float">
            <text:p>3903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51" table:formula="of:=IF(AND(ISNUMBER([.D1151]);ISNUMBER([.H1151]);[.D1151]&gt;[.H1151]);1;0)" office:value-type="float" office:value="0" calcext:value-type="float">
            <text:p>0</text:p>
          </table:table-cell>
          <table:table-cell table:style-name="ce2351" table:formula="of:=IF(AND(ISNUMBER([.D1151]);ISNUMBER([.H1151]);[.D1151]&lt;[.H1151]);1;0)" office:value-type="float" office:value="0" calcext:value-type="float">
            <text:p>0</text:p>
          </table:table-cell>
          <table:table-cell/>
          <table:table-cell table:formula="of:=IF(AND(ISNUMBER([.D1151]);ISNUMBER([.H1151]);[.D1151]&gt;[.H1151]);[.D1151]-[.H1151];0)" office:value-type="float" office:value="0" calcext:value-type="float">
            <text:p>0</text:p>
          </table:table-cell>
          <table:table-cell table:formula="of:=IF(AND(ISNUMBER([.D1151]);ISNUMBER([.H1151]);[.D1151]&lt;[.H1151]);[.H1151]-[.D115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2.p</text:p>
          </table:table-cell>
          <table:table-cell office:value-type="float" office:value="40231" calcext:value-type="float">
            <text:p>40231</text:p>
          </table:table-cell>
          <table:table-cell office:value-type="float" office:value="4029" calcext:value-type="float">
            <text:p>4029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52" table:formula="of:=IF(AND(ISNUMBER([.D1152]);ISNUMBER([.H1152]);[.D1152]&gt;[.H1152]);1;0)" office:value-type="float" office:value="0" calcext:value-type="float">
            <text:p>0</text:p>
          </table:table-cell>
          <table:table-cell table:style-name="ce2352" table:formula="of:=IF(AND(ISNUMBER([.D1152]);ISNUMBER([.H1152]);[.D1152]&lt;[.H1152]);1;0)" office:value-type="float" office:value="0" calcext:value-type="float">
            <text:p>0</text:p>
          </table:table-cell>
          <table:table-cell/>
          <table:table-cell table:formula="of:=IF(AND(ISNUMBER([.D1152]);ISNUMBER([.H1152]);[.D1152]&gt;[.H1152]);[.D1152]-[.H1152];0)" office:value-type="float" office:value="0" calcext:value-type="float">
            <text:p>0</text:p>
          </table:table-cell>
          <table:table-cell table:formula="of:=IF(AND(ISNUMBER([.D1152]);ISNUMBER([.H1152]);[.D1152]&lt;[.H1152]);[.H1152]-[.D115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3.p</text:p>
          </table:table-cell>
          <table:table-cell office:value-type="float" office:value="41510" calcext:value-type="float">
            <text:p>41510</text:p>
          </table:table-cell>
          <table:table-cell office:value-type="float" office:value="4157" calcext:value-type="float">
            <text:p>4157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53" table:formula="of:=IF(AND(ISNUMBER([.D1153]);ISNUMBER([.H1153]);[.D1153]&gt;[.H1153]);1;0)" office:value-type="float" office:value="0" calcext:value-type="float">
            <text:p>0</text:p>
          </table:table-cell>
          <table:table-cell table:style-name="ce2353" table:formula="of:=IF(AND(ISNUMBER([.D1153]);ISNUMBER([.H1153]);[.D1153]&lt;[.H1153]);1;0)" office:value-type="float" office:value="0" calcext:value-type="float">
            <text:p>0</text:p>
          </table:table-cell>
          <table:table-cell/>
          <table:table-cell table:formula="of:=IF(AND(ISNUMBER([.D1153]);ISNUMBER([.H1153]);[.D1153]&gt;[.H1153]);[.D1153]-[.H1153];0)" office:value-type="float" office:value="0" calcext:value-type="float">
            <text:p>0</text:p>
          </table:table-cell>
          <table:table-cell table:formula="of:=IF(AND(ISNUMBER([.D1153]);ISNUMBER([.H1153]);[.D1153]&lt;[.H1153]);[.H1153]-[.D115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4.p</text:p>
          </table:table-cell>
          <table:table-cell office:value-type="float" office:value="42809" calcext:value-type="float">
            <text:p>42809</text:p>
          </table:table-cell>
          <table:table-cell office:value-type="float" office:value="4287" calcext:value-type="float">
            <text:p>4287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54" table:formula="of:=IF(AND(ISNUMBER([.D1154]);ISNUMBER([.H1154]);[.D1154]&gt;[.H1154]);1;0)" office:value-type="float" office:value="0" calcext:value-type="float">
            <text:p>0</text:p>
          </table:table-cell>
          <table:table-cell table:style-name="ce2354" table:formula="of:=IF(AND(ISNUMBER([.D1154]);ISNUMBER([.H1154]);[.D1154]&lt;[.H1154]);1;0)" office:value-type="float" office:value="0" calcext:value-type="float">
            <text:p>0</text:p>
          </table:table-cell>
          <table:table-cell/>
          <table:table-cell table:formula="of:=IF(AND(ISNUMBER([.D1154]);ISNUMBER([.H1154]);[.D1154]&gt;[.H1154]);[.D1154]-[.H1154];0)" office:value-type="float" office:value="0" calcext:value-type="float">
            <text:p>0</text:p>
          </table:table-cell>
          <table:table-cell table:formula="of:=IF(AND(ISNUMBER([.D1154]);ISNUMBER([.H1154]);[.D1154]&lt;[.H1154]);[.H1154]-[.D115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5.p</text:p>
          </table:table-cell>
          <table:table-cell office:value-type="float" office:value="44128" calcext:value-type="float">
            <text:p>44128</text:p>
          </table:table-cell>
          <table:table-cell office:value-type="float" office:value="4419" calcext:value-type="float">
            <text:p>44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55" table:formula="of:=IF(AND(ISNUMBER([.D1155]);ISNUMBER([.H1155]);[.D1155]&gt;[.H1155]);1;0)" office:value-type="float" office:value="0" calcext:value-type="float">
            <text:p>0</text:p>
          </table:table-cell>
          <table:table-cell table:style-name="ce2355" table:formula="of:=IF(AND(ISNUMBER([.D1155]);ISNUMBER([.H1155]);[.D1155]&lt;[.H1155]);1;0)" office:value-type="float" office:value="0" calcext:value-type="float">
            <text:p>0</text:p>
          </table:table-cell>
          <table:table-cell/>
          <table:table-cell table:formula="of:=IF(AND(ISNUMBER([.D1155]);ISNUMBER([.H1155]);[.D1155]&gt;[.H1155]);[.D1155]-[.H1155];0)" office:value-type="float" office:value="0" calcext:value-type="float">
            <text:p>0</text:p>
          </table:table-cell>
          <table:table-cell table:formula="of:=IF(AND(ISNUMBER([.D1155]);ISNUMBER([.H1155]);[.D1155]&lt;[.H1155]);[.H1155]-[.D115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6.p</text:p>
          </table:table-cell>
          <table:table-cell office:value-type="float" office:value="45467" calcext:value-type="float">
            <text:p>45467</text:p>
          </table:table-cell>
          <table:table-cell office:value-type="float" office:value="4553" calcext:value-type="float">
            <text:p>45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56" table:formula="of:=IF(AND(ISNUMBER([.D1156]);ISNUMBER([.H1156]);[.D1156]&gt;[.H1156]);1;0)" office:value-type="float" office:value="0" calcext:value-type="float">
            <text:p>0</text:p>
          </table:table-cell>
          <table:table-cell table:style-name="ce2356" table:formula="of:=IF(AND(ISNUMBER([.D1156]);ISNUMBER([.H1156]);[.D1156]&lt;[.H1156]);1;0)" office:value-type="float" office:value="0" calcext:value-type="float">
            <text:p>0</text:p>
          </table:table-cell>
          <table:table-cell/>
          <table:table-cell table:formula="of:=IF(AND(ISNUMBER([.D1156]);ISNUMBER([.H1156]);[.D1156]&gt;[.H1156]);[.D1156]-[.H1156];0)" office:value-type="float" office:value="0" calcext:value-type="float">
            <text:p>0</text:p>
          </table:table-cell>
          <table:table-cell table:formula="of:=IF(AND(ISNUMBER([.D1156]);ISNUMBER([.H1156]);[.D1156]&lt;[.H1156]);[.H1156]-[.D115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7.p</text:p>
          </table:table-cell>
          <table:table-cell office:value-type="float" office:value="46826" calcext:value-type="float">
            <text:p>46826</text:p>
          </table:table-cell>
          <table:table-cell office:value-type="float" office:value="4689" calcext:value-type="float">
            <text:p>4689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57" table:formula="of:=IF(AND(ISNUMBER([.D1157]);ISNUMBER([.H1157]);[.D1157]&gt;[.H1157]);1;0)" office:value-type="float" office:value="0" calcext:value-type="float">
            <text:p>0</text:p>
          </table:table-cell>
          <table:table-cell table:style-name="ce2357" table:formula="of:=IF(AND(ISNUMBER([.D1157]);ISNUMBER([.H1157]);[.D1157]&lt;[.H1157]);1;0)" office:value-type="float" office:value="0" calcext:value-type="float">
            <text:p>0</text:p>
          </table:table-cell>
          <table:table-cell/>
          <table:table-cell table:formula="of:=IF(AND(ISNUMBER([.D1157]);ISNUMBER([.H1157]);[.D1157]&gt;[.H1157]);[.D1157]-[.H1157];0)" office:value-type="float" office:value="0" calcext:value-type="float">
            <text:p>0</text:p>
          </table:table-cell>
          <table:table-cell table:formula="of:=IF(AND(ISNUMBER([.D1157]);ISNUMBER([.H1157]);[.D1157]&lt;[.H1157]);[.H1157]-[.D115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8.p</text:p>
          </table:table-cell>
          <table:table-cell office:value-type="float" office:value="48205" calcext:value-type="float">
            <text:p>48205</text:p>
          </table:table-cell>
          <table:table-cell office:value-type="float" office:value="4827" calcext:value-type="float">
            <text:p>4827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58" table:formula="of:=IF(AND(ISNUMBER([.D1158]);ISNUMBER([.H1158]);[.D1158]&gt;[.H1158]);1;0)" office:value-type="float" office:value="0" calcext:value-type="float">
            <text:p>0</text:p>
          </table:table-cell>
          <table:table-cell table:style-name="ce2358" table:formula="of:=IF(AND(ISNUMBER([.D1158]);ISNUMBER([.H1158]);[.D1158]&lt;[.H1158]);1;0)" office:value-type="float" office:value="0" calcext:value-type="float">
            <text:p>0</text:p>
          </table:table-cell>
          <table:table-cell/>
          <table:table-cell table:formula="of:=IF(AND(ISNUMBER([.D1158]);ISNUMBER([.H1158]);[.D1158]&gt;[.H1158]);[.D1158]-[.H1158];0)" office:value-type="float" office:value="0" calcext:value-type="float">
            <text:p>0</text:p>
          </table:table-cell>
          <table:table-cell table:formula="of:=IF(AND(ISNUMBER([.D1158]);ISNUMBER([.H1158]);[.D1158]&lt;[.H1158]);[.H1158]-[.D115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9.p</text:p>
          </table:table-cell>
          <table:table-cell office:value-type="float" office:value="49604" calcext:value-type="float">
            <text:p>49604</text:p>
          </table:table-cell>
          <table:table-cell office:value-type="float" office:value="4967" calcext:value-type="float">
            <text:p>4967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59" table:formula="of:=IF(AND(ISNUMBER([.D1159]);ISNUMBER([.H1159]);[.D1159]&gt;[.H1159]);1;0)" office:value-type="float" office:value="0" calcext:value-type="float">
            <text:p>0</text:p>
          </table:table-cell>
          <table:table-cell table:style-name="ce2359" table:formula="of:=IF(AND(ISNUMBER([.D1159]);ISNUMBER([.H1159]);[.D1159]&lt;[.H1159]);1;0)" office:value-type="float" office:value="0" calcext:value-type="float">
            <text:p>0</text:p>
          </table:table-cell>
          <table:table-cell/>
          <table:table-cell table:formula="of:=IF(AND(ISNUMBER([.D1159]);ISNUMBER([.H1159]);[.D1159]&gt;[.H1159]);[.D1159]-[.H1159];0)" office:value-type="float" office:value="0" calcext:value-type="float">
            <text:p>0</text:p>
          </table:table-cell>
          <table:table-cell table:formula="of:=IF(AND(ISNUMBER([.D1159]);ISNUMBER([.H1159]);[.D1159]&lt;[.H1159]);[.H1159]-[.D115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.p</text:p>
          </table:table-cell>
          <table:table-cell office:value-type="float" office:value="726" calcext:value-type="float">
            <text:p>726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1160" table:formula="of:=IF(AND(ISNUMBER([.D1160]);ISNUMBER([.H1160]);[.D1160]&gt;[.H1160]);1;0)" office:value-type="float" office:value="0" calcext:value-type="float">
            <text:p>0</text:p>
          </table:table-cell>
          <table:table-cell table:style-name="ce2360" table:formula="of:=IF(AND(ISNUMBER([.D1160]);ISNUMBER([.H1160]);[.D1160]&lt;[.H1160]);1;0)" office:value-type="float" office:value="0" calcext:value-type="float">
            <text:p>0</text:p>
          </table:table-cell>
          <table:table-cell/>
          <table:table-cell table:formula="of:=IF(AND(ISNUMBER([.D1160]);ISNUMBER([.H1160]);[.D1160]&gt;[.H1160]);[.D1160]-[.H1160];0)" office:value-type="float" office:value="0" calcext:value-type="float">
            <text:p>0</text:p>
          </table:table-cell>
          <table:table-cell table:formula="of:=IF(AND(ISNUMBER([.D1160]);ISNUMBER([.H1160]);[.D1160]&lt;[.H1160]);[.H1160]-[.D116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0.p</text:p>
          </table:table-cell>
          <table:table-cell office:value-type="float" office:value="51023" calcext:value-type="float">
            <text:p>51023</text:p>
          </table:table-cell>
          <table:table-cell office:value-type="float" office:value="5109" calcext:value-type="float">
            <text:p>5109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61" table:formula="of:=IF(AND(ISNUMBER([.D1161]);ISNUMBER([.H1161]);[.D1161]&gt;[.H1161]);1;0)" office:value-type="float" office:value="0" calcext:value-type="float">
            <text:p>0</text:p>
          </table:table-cell>
          <table:table-cell table:style-name="ce2361" table:formula="of:=IF(AND(ISNUMBER([.D1161]);ISNUMBER([.H1161]);[.D1161]&lt;[.H1161]);1;0)" office:value-type="float" office:value="0" calcext:value-type="float">
            <text:p>0</text:p>
          </table:table-cell>
          <table:table-cell/>
          <table:table-cell table:formula="of:=IF(AND(ISNUMBER([.D1161]);ISNUMBER([.H1161]);[.D1161]&gt;[.H1161]);[.D1161]-[.H1161];0)" office:value-type="float" office:value="0" calcext:value-type="float">
            <text:p>0</text:p>
          </table:table-cell>
          <table:table-cell table:formula="of:=IF(AND(ISNUMBER([.D1161]);ISNUMBER([.H1161]);[.D1161]&lt;[.H1161]);[.H1161]-[.D116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1.p</text:p>
          </table:table-cell>
          <table:table-cell office:value-type="float" office:value="52462" calcext:value-type="float">
            <text:p>52462</text:p>
          </table:table-cell>
          <table:table-cell office:value-type="float" office:value="5253" calcext:value-type="float">
            <text:p>5253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62" table:formula="of:=IF(AND(ISNUMBER([.D1162]);ISNUMBER([.H1162]);[.D1162]&gt;[.H1162]);1;0)" office:value-type="float" office:value="0" calcext:value-type="float">
            <text:p>0</text:p>
          </table:table-cell>
          <table:table-cell table:style-name="ce2362" table:formula="of:=IF(AND(ISNUMBER([.D1162]);ISNUMBER([.H1162]);[.D1162]&lt;[.H1162]);1;0)" office:value-type="float" office:value="0" calcext:value-type="float">
            <text:p>0</text:p>
          </table:table-cell>
          <table:table-cell/>
          <table:table-cell table:formula="of:=IF(AND(ISNUMBER([.D1162]);ISNUMBER([.H1162]);[.D1162]&gt;[.H1162]);[.D1162]-[.H1162];0)" office:value-type="float" office:value="0" calcext:value-type="float">
            <text:p>0</text:p>
          </table:table-cell>
          <table:table-cell table:formula="of:=IF(AND(ISNUMBER([.D1162]);ISNUMBER([.H1162]);[.D1162]&lt;[.H1162]);[.H1162]-[.D116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2.p</text:p>
          </table:table-cell>
          <table:table-cell office:value-type="float" office:value="53921" calcext:value-type="float">
            <text:p>53921</text:p>
          </table:table-cell>
          <table:table-cell office:value-type="float" office:value="5399" calcext:value-type="float">
            <text:p>5399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63" table:formula="of:=IF(AND(ISNUMBER([.D1163]);ISNUMBER([.H1163]);[.D1163]&gt;[.H1163]);1;0)" office:value-type="float" office:value="0" calcext:value-type="float">
            <text:p>0</text:p>
          </table:table-cell>
          <table:table-cell table:style-name="ce2363" table:formula="of:=IF(AND(ISNUMBER([.D1163]);ISNUMBER([.H1163]);[.D1163]&lt;[.H1163]);1;0)" office:value-type="float" office:value="0" calcext:value-type="float">
            <text:p>0</text:p>
          </table:table-cell>
          <table:table-cell/>
          <table:table-cell table:formula="of:=IF(AND(ISNUMBER([.D1163]);ISNUMBER([.H1163]);[.D1163]&gt;[.H1163]);[.D1163]-[.H1163];0)" office:value-type="float" office:value="0" calcext:value-type="float">
            <text:p>0</text:p>
          </table:table-cell>
          <table:table-cell table:formula="of:=IF(AND(ISNUMBER([.D1163]);ISNUMBER([.H1163]);[.D1163]&lt;[.H1163]);[.H1163]-[.D116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3.p</text:p>
          </table:table-cell>
          <table:table-cell office:value-type="float" office:value="55400" calcext:value-type="float">
            <text:p>55400</text:p>
          </table:table-cell>
          <table:table-cell office:value-type="float" office:value="5547" calcext:value-type="float">
            <text:p>5547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64" table:formula="of:=IF(AND(ISNUMBER([.D1164]);ISNUMBER([.H1164]);[.D1164]&gt;[.H1164]);1;0)" office:value-type="float" office:value="0" calcext:value-type="float">
            <text:p>0</text:p>
          </table:table-cell>
          <table:table-cell table:style-name="ce2364" table:formula="of:=IF(AND(ISNUMBER([.D1164]);ISNUMBER([.H1164]);[.D1164]&lt;[.H1164]);1;0)" office:value-type="float" office:value="0" calcext:value-type="float">
            <text:p>0</text:p>
          </table:table-cell>
          <table:table-cell/>
          <table:table-cell table:formula="of:=IF(AND(ISNUMBER([.D1164]);ISNUMBER([.H1164]);[.D1164]&gt;[.H1164]);[.D1164]-[.H1164];0)" office:value-type="float" office:value="0" calcext:value-type="float">
            <text:p>0</text:p>
          </table:table-cell>
          <table:table-cell table:formula="of:=IF(AND(ISNUMBER([.D1164]);ISNUMBER([.H1164]);[.D1164]&lt;[.H1164]);[.H1164]-[.D116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4.p</text:p>
          </table:table-cell>
          <table:table-cell office:value-type="float" office:value="56899" calcext:value-type="float">
            <text:p>56899</text:p>
          </table:table-cell>
          <table:table-cell office:value-type="float" office:value="5697" calcext:value-type="float">
            <text:p>5697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65" table:formula="of:=IF(AND(ISNUMBER([.D1165]);ISNUMBER([.H1165]);[.D1165]&gt;[.H1165]);1;0)" office:value-type="float" office:value="0" calcext:value-type="float">
            <text:p>0</text:p>
          </table:table-cell>
          <table:table-cell table:style-name="ce2365" table:formula="of:=IF(AND(ISNUMBER([.D1165]);ISNUMBER([.H1165]);[.D1165]&lt;[.H1165]);1;0)" office:value-type="float" office:value="0" calcext:value-type="float">
            <text:p>0</text:p>
          </table:table-cell>
          <table:table-cell/>
          <table:table-cell table:formula="of:=IF(AND(ISNUMBER([.D1165]);ISNUMBER([.H1165]);[.D1165]&gt;[.H1165]);[.D1165]-[.H1165];0)" office:value-type="float" office:value="0" calcext:value-type="float">
            <text:p>0</text:p>
          </table:table-cell>
          <table:table-cell table:formula="of:=IF(AND(ISNUMBER([.D1165]);ISNUMBER([.H1165]);[.D1165]&lt;[.H1165]);[.H1165]-[.D116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5.p</text:p>
          </table:table-cell>
          <table:table-cell office:value-type="float" office:value="58418" calcext:value-type="float">
            <text:p>58418</text:p>
          </table:table-cell>
          <table:table-cell office:value-type="float" office:value="5849" calcext:value-type="float">
            <text:p>5849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66" table:formula="of:=IF(AND(ISNUMBER([.D1166]);ISNUMBER([.H1166]);[.D1166]&gt;[.H1166]);1;0)" office:value-type="float" office:value="0" calcext:value-type="float">
            <text:p>0</text:p>
          </table:table-cell>
          <table:table-cell table:style-name="ce2366" table:formula="of:=IF(AND(ISNUMBER([.D1166]);ISNUMBER([.H1166]);[.D1166]&lt;[.H1166]);1;0)" office:value-type="float" office:value="0" calcext:value-type="float">
            <text:p>0</text:p>
          </table:table-cell>
          <table:table-cell/>
          <table:table-cell table:formula="of:=IF(AND(ISNUMBER([.D1166]);ISNUMBER([.H1166]);[.D1166]&gt;[.H1166]);[.D1166]-[.H1166];0)" office:value-type="float" office:value="0" calcext:value-type="float">
            <text:p>0</text:p>
          </table:table-cell>
          <table:table-cell table:formula="of:=IF(AND(ISNUMBER([.D1166]);ISNUMBER([.H1166]);[.D1166]&lt;[.H1166]);[.H1166]-[.D116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6.p</text:p>
          </table:table-cell>
          <table:table-cell office:value-type="float" office:value="59957" calcext:value-type="float">
            <text:p>59957</text:p>
          </table:table-cell>
          <table:table-cell office:value-type="float" office:value="6003" calcext:value-type="float">
            <text:p>6003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67" table:formula="of:=IF(AND(ISNUMBER([.D1167]);ISNUMBER([.H1167]);[.D1167]&gt;[.H1167]);1;0)" office:value-type="float" office:value="0" calcext:value-type="float">
            <text:p>0</text:p>
          </table:table-cell>
          <table:table-cell table:style-name="ce2367" table:formula="of:=IF(AND(ISNUMBER([.D1167]);ISNUMBER([.H1167]);[.D1167]&lt;[.H1167]);1;0)" office:value-type="float" office:value="0" calcext:value-type="float">
            <text:p>0</text:p>
          </table:table-cell>
          <table:table-cell/>
          <table:table-cell table:formula="of:=IF(AND(ISNUMBER([.D1167]);ISNUMBER([.H1167]);[.D1167]&gt;[.H1167]);[.D1167]-[.H1167];0)" office:value-type="float" office:value="0" calcext:value-type="float">
            <text:p>0</text:p>
          </table:table-cell>
          <table:table-cell table:formula="of:=IF(AND(ISNUMBER([.D1167]);ISNUMBER([.H1167]);[.D1167]&lt;[.H1167]);[.H1167]-[.D116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7.p</text:p>
          </table:table-cell>
          <table:table-cell office:value-type="float" office:value="61516" calcext:value-type="float">
            <text:p>61516</text:p>
          </table:table-cell>
          <table:table-cell office:value-type="float" office:value="6159" calcext:value-type="float">
            <text:p>6159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68" table:formula="of:=IF(AND(ISNUMBER([.D1168]);ISNUMBER([.H1168]);[.D1168]&gt;[.H1168]);1;0)" office:value-type="float" office:value="0" calcext:value-type="float">
            <text:p>0</text:p>
          </table:table-cell>
          <table:table-cell table:style-name="ce2368" table:formula="of:=IF(AND(ISNUMBER([.D1168]);ISNUMBER([.H1168]);[.D1168]&lt;[.H1168]);1;0)" office:value-type="float" office:value="0" calcext:value-type="float">
            <text:p>0</text:p>
          </table:table-cell>
          <table:table-cell/>
          <table:table-cell table:formula="of:=IF(AND(ISNUMBER([.D1168]);ISNUMBER([.H1168]);[.D1168]&gt;[.H1168]);[.D1168]-[.H1168];0)" office:value-type="float" office:value="0" calcext:value-type="float">
            <text:p>0</text:p>
          </table:table-cell>
          <table:table-cell table:formula="of:=IF(AND(ISNUMBER([.D1168]);ISNUMBER([.H1168]);[.D1168]&lt;[.H1168]);[.H1168]-[.D116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8.p</text:p>
          </table:table-cell>
          <table:table-cell office:value-type="float" office:value="63095" calcext:value-type="float">
            <text:p>63095</text:p>
          </table:table-cell>
          <table:table-cell office:value-type="float" office:value="6317" calcext:value-type="float">
            <text:p>6317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69" table:formula="of:=IF(AND(ISNUMBER([.D1169]);ISNUMBER([.H1169]);[.D1169]&gt;[.H1169]);1;0)" office:value-type="float" office:value="0" calcext:value-type="float">
            <text:p>0</text:p>
          </table:table-cell>
          <table:table-cell table:style-name="ce2369" table:formula="of:=IF(AND(ISNUMBER([.D1169]);ISNUMBER([.H1169]);[.D1169]&lt;[.H1169]);1;0)" office:value-type="float" office:value="0" calcext:value-type="float">
            <text:p>0</text:p>
          </table:table-cell>
          <table:table-cell/>
          <table:table-cell table:formula="of:=IF(AND(ISNUMBER([.D1169]);ISNUMBER([.H1169]);[.D1169]&gt;[.H1169]);[.D1169]-[.H1169];0)" office:value-type="float" office:value="0" calcext:value-type="float">
            <text:p>0</text:p>
          </table:table-cell>
          <table:table-cell table:formula="of:=IF(AND(ISNUMBER([.D1169]);ISNUMBER([.H1169]);[.D1169]&lt;[.H1169]);[.H1169]-[.D116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9.p</text:p>
          </table:table-cell>
          <table:table-cell office:value-type="float" office:value="64694" calcext:value-type="float">
            <text:p>64694</text:p>
          </table:table-cell>
          <table:table-cell office:value-type="float" office:value="6477" calcext:value-type="float">
            <text:p>6477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70" table:formula="of:=IF(AND(ISNUMBER([.D1170]);ISNUMBER([.H1170]);[.D1170]&gt;[.H1170]);1;0)" office:value-type="float" office:value="0" calcext:value-type="float">
            <text:p>0</text:p>
          </table:table-cell>
          <table:table-cell table:style-name="ce2370" table:formula="of:=IF(AND(ISNUMBER([.D1170]);ISNUMBER([.H1170]);[.D1170]&lt;[.H1170]);1;0)" office:value-type="float" office:value="0" calcext:value-type="float">
            <text:p>0</text:p>
          </table:table-cell>
          <table:table-cell/>
          <table:table-cell table:formula="of:=IF(AND(ISNUMBER([.D1170]);ISNUMBER([.H1170]);[.D1170]&gt;[.H1170]);[.D1170]-[.H1170];0)" office:value-type="float" office:value="0" calcext:value-type="float">
            <text:p>0</text:p>
          </table:table-cell>
          <table:table-cell table:formula="of:=IF(AND(ISNUMBER([.D1170]);ISNUMBER([.H1170]);[.D1170]&lt;[.H1170]);[.H1170]-[.D117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.p</text:p>
          </table:table-cell>
          <table:table-cell office:value-type="float" office:value="928" calcext:value-type="float">
            <text:p>928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1171" table:formula="of:=IF(AND(ISNUMBER([.D1171]);ISNUMBER([.H1171]);[.D1171]&gt;[.H1171]);1;0)" office:value-type="float" office:value="0" calcext:value-type="float">
            <text:p>0</text:p>
          </table:table-cell>
          <table:table-cell table:style-name="ce2371" table:formula="of:=IF(AND(ISNUMBER([.D1171]);ISNUMBER([.H1171]);[.D1171]&lt;[.H1171]);1;0)" office:value-type="float" office:value="0" calcext:value-type="float">
            <text:p>0</text:p>
          </table:table-cell>
          <table:table-cell/>
          <table:table-cell table:formula="of:=IF(AND(ISNUMBER([.D1171]);ISNUMBER([.H1171]);[.D1171]&gt;[.H1171]);[.D1171]-[.H1171];0)" office:value-type="float" office:value="0" calcext:value-type="float">
            <text:p>0</text:p>
          </table:table-cell>
          <table:table-cell table:formula="of:=IF(AND(ISNUMBER([.D1171]);ISNUMBER([.H1171]);[.D1171]&lt;[.H1171]);[.H1171]-[.D117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0.p</text:p>
          </table:table-cell>
          <table:table-cell office:value-type="float" office:value="66313" calcext:value-type="float">
            <text:p>66313</text:p>
          </table:table-cell>
          <table:table-cell office:value-type="float" office:value="6639" calcext:value-type="float">
            <text:p>6639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72" table:formula="of:=IF(AND(ISNUMBER([.D1172]);ISNUMBER([.H1172]);[.D1172]&gt;[.H1172]);1;0)" office:value-type="float" office:value="0" calcext:value-type="float">
            <text:p>0</text:p>
          </table:table-cell>
          <table:table-cell table:style-name="ce2372" table:formula="of:=IF(AND(ISNUMBER([.D1172]);ISNUMBER([.H1172]);[.D1172]&lt;[.H1172]);1;0)" office:value-type="float" office:value="0" calcext:value-type="float">
            <text:p>0</text:p>
          </table:table-cell>
          <table:table-cell/>
          <table:table-cell table:formula="of:=IF(AND(ISNUMBER([.D1172]);ISNUMBER([.H1172]);[.D1172]&gt;[.H1172]);[.D1172]-[.H1172];0)" office:value-type="float" office:value="0" calcext:value-type="float">
            <text:p>0</text:p>
          </table:table-cell>
          <table:table-cell table:formula="of:=IF(AND(ISNUMBER([.D1172]);ISNUMBER([.H1172]);[.D1172]&lt;[.H1172]);[.H1172]-[.D117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1.p</text:p>
          </table:table-cell>
          <table:table-cell office:value-type="float" office:value="67952" calcext:value-type="float">
            <text:p>67952</text:p>
          </table:table-cell>
          <table:table-cell office:value-type="float" office:value="6803" calcext:value-type="float">
            <text:p>6803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73" table:formula="of:=IF(AND(ISNUMBER([.D1173]);ISNUMBER([.H1173]);[.D1173]&gt;[.H1173]);1;0)" office:value-type="float" office:value="0" calcext:value-type="float">
            <text:p>0</text:p>
          </table:table-cell>
          <table:table-cell table:style-name="ce2373" table:formula="of:=IF(AND(ISNUMBER([.D1173]);ISNUMBER([.H1173]);[.D1173]&lt;[.H1173]);1;0)" office:value-type="float" office:value="0" calcext:value-type="float">
            <text:p>0</text:p>
          </table:table-cell>
          <table:table-cell/>
          <table:table-cell table:formula="of:=IF(AND(ISNUMBER([.D1173]);ISNUMBER([.H1173]);[.D1173]&gt;[.H1173]);[.D1173]-[.H1173];0)" office:value-type="float" office:value="0" calcext:value-type="float">
            <text:p>0</text:p>
          </table:table-cell>
          <table:table-cell table:formula="of:=IF(AND(ISNUMBER([.D1173]);ISNUMBER([.H1173]);[.D1173]&lt;[.H1173]);[.H1173]-[.D117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2.p</text:p>
          </table:table-cell>
          <table:table-cell office:value-type="float" office:value="69611" calcext:value-type="float">
            <text:p>69611</text:p>
          </table:table-cell>
          <table:table-cell office:value-type="float" office:value="6969" calcext:value-type="float">
            <text:p>6969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74" table:formula="of:=IF(AND(ISNUMBER([.D1174]);ISNUMBER([.H1174]);[.D1174]&gt;[.H1174]);1;0)" office:value-type="float" office:value="0" calcext:value-type="float">
            <text:p>0</text:p>
          </table:table-cell>
          <table:table-cell table:style-name="ce2374" table:formula="of:=IF(AND(ISNUMBER([.D1174]);ISNUMBER([.H1174]);[.D1174]&lt;[.H1174]);1;0)" office:value-type="float" office:value="0" calcext:value-type="float">
            <text:p>0</text:p>
          </table:table-cell>
          <table:table-cell/>
          <table:table-cell table:formula="of:=IF(AND(ISNUMBER([.D1174]);ISNUMBER([.H1174]);[.D1174]&gt;[.H1174]);[.D1174]-[.H1174];0)" office:value-type="float" office:value="0" calcext:value-type="float">
            <text:p>0</text:p>
          </table:table-cell>
          <table:table-cell table:formula="of:=IF(AND(ISNUMBER([.D1174]);ISNUMBER([.H1174]);[.D1174]&lt;[.H1174]);[.H1174]-[.D117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3.p</text:p>
          </table:table-cell>
          <table:table-cell office:value-type="float" office:value="71290" calcext:value-type="float">
            <text:p>71290</text:p>
          </table:table-cell>
          <table:table-cell office:value-type="float" office:value="7137" calcext:value-type="float">
            <text:p>7137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75" table:formula="of:=IF(AND(ISNUMBER([.D1175]);ISNUMBER([.H1175]);[.D1175]&gt;[.H1175]);1;0)" office:value-type="float" office:value="0" calcext:value-type="float">
            <text:p>0</text:p>
          </table:table-cell>
          <table:table-cell table:style-name="ce2375" table:formula="of:=IF(AND(ISNUMBER([.D1175]);ISNUMBER([.H1175]);[.D1175]&lt;[.H1175]);1;0)" office:value-type="float" office:value="0" calcext:value-type="float">
            <text:p>0</text:p>
          </table:table-cell>
          <table:table-cell/>
          <table:table-cell table:formula="of:=IF(AND(ISNUMBER([.D1175]);ISNUMBER([.H1175]);[.D1175]&gt;[.H1175]);[.D1175]-[.H1175];0)" office:value-type="float" office:value="0" calcext:value-type="float">
            <text:p>0</text:p>
          </table:table-cell>
          <table:table-cell table:formula="of:=IF(AND(ISNUMBER([.D1175]);ISNUMBER([.H1175]);[.D1175]&lt;[.H1175]);[.H1175]-[.D117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4.p</text:p>
          </table:table-cell>
          <table:table-cell office:value-type="float" office:value="72989" calcext:value-type="float">
            <text:p>72989</text:p>
          </table:table-cell>
          <table:table-cell office:value-type="float" office:value="7307" calcext:value-type="float">
            <text:p>7307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76" table:formula="of:=IF(AND(ISNUMBER([.D1176]);ISNUMBER([.H1176]);[.D1176]&gt;[.H1176]);1;0)" office:value-type="float" office:value="0" calcext:value-type="float">
            <text:p>0</text:p>
          </table:table-cell>
          <table:table-cell table:style-name="ce2376" table:formula="of:=IF(AND(ISNUMBER([.D1176]);ISNUMBER([.H1176]);[.D1176]&lt;[.H1176]);1;0)" office:value-type="float" office:value="0" calcext:value-type="float">
            <text:p>0</text:p>
          </table:table-cell>
          <table:table-cell/>
          <table:table-cell table:formula="of:=IF(AND(ISNUMBER([.D1176]);ISNUMBER([.H1176]);[.D1176]&gt;[.H1176]);[.D1176]-[.H1176];0)" office:value-type="float" office:value="0" calcext:value-type="float">
            <text:p>0</text:p>
          </table:table-cell>
          <table:table-cell table:formula="of:=IF(AND(ISNUMBER([.D1176]);ISNUMBER([.H1176]);[.D1176]&lt;[.H1176]);[.H1176]-[.D117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5.p</text:p>
          </table:table-cell>
          <table:table-cell office:value-type="float" office:value="74708" calcext:value-type="float">
            <text:p>74708</text:p>
          </table:table-cell>
          <table:table-cell office:value-type="float" office:value="7479" calcext:value-type="float">
            <text:p>7479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77" table:formula="of:=IF(AND(ISNUMBER([.D1177]);ISNUMBER([.H1177]);[.D1177]&gt;[.H1177]);1;0)" office:value-type="float" office:value="0" calcext:value-type="float">
            <text:p>0</text:p>
          </table:table-cell>
          <table:table-cell table:style-name="ce2377" table:formula="of:=IF(AND(ISNUMBER([.D1177]);ISNUMBER([.H1177]);[.D1177]&lt;[.H1177]);1;0)" office:value-type="float" office:value="0" calcext:value-type="float">
            <text:p>0</text:p>
          </table:table-cell>
          <table:table-cell/>
          <table:table-cell table:formula="of:=IF(AND(ISNUMBER([.D1177]);ISNUMBER([.H1177]);[.D1177]&gt;[.H1177]);[.D1177]-[.H1177];0)" office:value-type="float" office:value="0" calcext:value-type="float">
            <text:p>0</text:p>
          </table:table-cell>
          <table:table-cell table:formula="of:=IF(AND(ISNUMBER([.D1177]);ISNUMBER([.H1177]);[.D1177]&lt;[.H1177]);[.H1177]-[.D117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6.p</text:p>
          </table:table-cell>
          <table:table-cell office:value-type="float" office:value="76447" calcext:value-type="float">
            <text:p>76447</text:p>
          </table:table-cell>
          <table:table-cell office:value-type="float" office:value="7653" calcext:value-type="float">
            <text:p>7653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78" table:formula="of:=IF(AND(ISNUMBER([.D1178]);ISNUMBER([.H1178]);[.D1178]&gt;[.H1178]);1;0)" office:value-type="float" office:value="0" calcext:value-type="float">
            <text:p>0</text:p>
          </table:table-cell>
          <table:table-cell table:style-name="ce2378" table:formula="of:=IF(AND(ISNUMBER([.D1178]);ISNUMBER([.H1178]);[.D1178]&lt;[.H1178]);1;0)" office:value-type="float" office:value="0" calcext:value-type="float">
            <text:p>0</text:p>
          </table:table-cell>
          <table:table-cell/>
          <table:table-cell table:formula="of:=IF(AND(ISNUMBER([.D1178]);ISNUMBER([.H1178]);[.D1178]&gt;[.H1178]);[.D1178]-[.H1178];0)" office:value-type="float" office:value="0" calcext:value-type="float">
            <text:p>0</text:p>
          </table:table-cell>
          <table:table-cell table:formula="of:=IF(AND(ISNUMBER([.D1178]);ISNUMBER([.H1178]);[.D1178]&lt;[.H1178]);[.H1178]-[.D117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7.p</text:p>
          </table:table-cell>
          <table:table-cell office:value-type="float" office:value="78206" calcext:value-type="float">
            <text:p>78206</text:p>
          </table:table-cell>
          <table:table-cell office:value-type="float" office:value="7829" calcext:value-type="float">
            <text:p>7829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79" table:formula="of:=IF(AND(ISNUMBER([.D1179]);ISNUMBER([.H1179]);[.D1179]&gt;[.H1179]);1;0)" office:value-type="float" office:value="0" calcext:value-type="float">
            <text:p>0</text:p>
          </table:table-cell>
          <table:table-cell table:style-name="ce2379" table:formula="of:=IF(AND(ISNUMBER([.D1179]);ISNUMBER([.H1179]);[.D1179]&lt;[.H1179]);1;0)" office:value-type="float" office:value="0" calcext:value-type="float">
            <text:p>0</text:p>
          </table:table-cell>
          <table:table-cell/>
          <table:table-cell table:formula="of:=IF(AND(ISNUMBER([.D1179]);ISNUMBER([.H1179]);[.D1179]&gt;[.H1179]);[.D1179]-[.H1179];0)" office:value-type="float" office:value="0" calcext:value-type="float">
            <text:p>0</text:p>
          </table:table-cell>
          <table:table-cell table:formula="of:=IF(AND(ISNUMBER([.D1179]);ISNUMBER([.H1179]);[.D1179]&lt;[.H1179]);[.H1179]-[.D117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8.p</text:p>
          </table:table-cell>
          <table:table-cell office:value-type="float" office:value="79985" calcext:value-type="float">
            <text:p>79985</text:p>
          </table:table-cell>
          <table:table-cell office:value-type="float" office:value="8007" calcext:value-type="float">
            <text:p>8007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80" table:formula="of:=IF(AND(ISNUMBER([.D1180]);ISNUMBER([.H1180]);[.D1180]&gt;[.H1180]);1;0)" office:value-type="float" office:value="0" calcext:value-type="float">
            <text:p>0</text:p>
          </table:table-cell>
          <table:table-cell table:style-name="ce2380" table:formula="of:=IF(AND(ISNUMBER([.D1180]);ISNUMBER([.H1180]);[.D1180]&lt;[.H1180]);1;0)" office:value-type="float" office:value="0" calcext:value-type="float">
            <text:p>0</text:p>
          </table:table-cell>
          <table:table-cell/>
          <table:table-cell table:formula="of:=IF(AND(ISNUMBER([.D1180]);ISNUMBER([.H1180]);[.D1180]&gt;[.H1180]);[.D1180]-[.H1180];0)" office:value-type="float" office:value="0" calcext:value-type="float">
            <text:p>0</text:p>
          </table:table-cell>
          <table:table-cell table:formula="of:=IF(AND(ISNUMBER([.D1180]);ISNUMBER([.H1180]);[.D1180]&lt;[.H1180]);[.H1180]-[.D118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9.p</text:p>
          </table:table-cell>
          <table:table-cell office:value-type="float" office:value="81784" calcext:value-type="float">
            <text:p>81784</text:p>
          </table:table-cell>
          <table:table-cell office:value-type="float" office:value="8187" calcext:value-type="float">
            <text:p>8187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81" table:formula="of:=IF(AND(ISNUMBER([.D1181]);ISNUMBER([.H1181]);[.D1181]&gt;[.H1181]);1;0)" office:value-type="float" office:value="0" calcext:value-type="float">
            <text:p>0</text:p>
          </table:table-cell>
          <table:table-cell table:style-name="ce2381" table:formula="of:=IF(AND(ISNUMBER([.D1181]);ISNUMBER([.H1181]);[.D1181]&lt;[.H1181]);1;0)" office:value-type="float" office:value="0" calcext:value-type="float">
            <text:p>0</text:p>
          </table:table-cell>
          <table:table-cell/>
          <table:table-cell table:formula="of:=IF(AND(ISNUMBER([.D1181]);ISNUMBER([.H1181]);[.D1181]&gt;[.H1181]);[.D1181]-[.H1181];0)" office:value-type="float" office:value="0" calcext:value-type="float">
            <text:p>0</text:p>
          </table:table-cell>
          <table:table-cell table:formula="of:=IF(AND(ISNUMBER([.D1181]);ISNUMBER([.H1181]);[.D1181]&lt;[.H1181]);[.H1181]-[.D118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.p</text:p>
          </table:table-cell>
          <table:table-cell office:value-type="float" office:value="1154" calcext:value-type="float">
            <text:p>1154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154" calcext:value-type="float">
            <text:p>1154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1182" table:formula="of:=IF(AND(ISNUMBER([.D1182]);ISNUMBER([.H1182]);[.D1182]&gt;[.H1182]);1;0)" office:value-type="float" office:value="0" calcext:value-type="float">
            <text:p>0</text:p>
          </table:table-cell>
          <table:table-cell table:style-name="ce2382" table:formula="of:=IF(AND(ISNUMBER([.D1182]);ISNUMBER([.H1182]);[.D1182]&lt;[.H1182]);1;0)" office:value-type="float" office:value="0" calcext:value-type="float">
            <text:p>0</text:p>
          </table:table-cell>
          <table:table-cell/>
          <table:table-cell table:formula="of:=IF(AND(ISNUMBER([.D1182]);ISNUMBER([.H1182]);[.D1182]&gt;[.H1182]);[.D1182]-[.H1182];0)" office:value-type="float" office:value="0" calcext:value-type="float">
            <text:p>0</text:p>
          </table:table-cell>
          <table:table-cell table:formula="of:=IF(AND(ISNUMBER([.D1182]);ISNUMBER([.H1182]);[.D1182]&lt;[.H1182]);[.H1182]-[.D118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0.p</text:p>
          </table:table-cell>
          <table:table-cell office:value-type="float" office:value="83603" calcext:value-type="float">
            <text:p>83603</text:p>
          </table:table-cell>
          <table:table-cell office:value-type="float" office:value="8369" calcext:value-type="float">
            <text:p>8369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83" table:formula="of:=IF(AND(ISNUMBER([.D1183]);ISNUMBER([.H1183]);[.D1183]&gt;[.H1183]);1;0)" office:value-type="float" office:value="0" calcext:value-type="float">
            <text:p>0</text:p>
          </table:table-cell>
          <table:table-cell table:style-name="ce2383" table:formula="of:=IF(AND(ISNUMBER([.D1183]);ISNUMBER([.H1183]);[.D1183]&lt;[.H1183]);1;0)" office:value-type="float" office:value="0" calcext:value-type="float">
            <text:p>0</text:p>
          </table:table-cell>
          <table:table-cell/>
          <table:table-cell table:formula="of:=IF(AND(ISNUMBER([.D1183]);ISNUMBER([.H1183]);[.D1183]&gt;[.H1183]);[.D1183]-[.H1183];0)" office:value-type="float" office:value="0" calcext:value-type="float">
            <text:p>0</text:p>
          </table:table-cell>
          <table:table-cell table:formula="of:=IF(AND(ISNUMBER([.D1183]);ISNUMBER([.H1183]);[.D1183]&lt;[.H1183]);[.H1183]-[.D118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1.p</text:p>
          </table:table-cell>
          <table:table-cell office:value-type="float" office:value="85442" calcext:value-type="float">
            <text:p>85442</text:p>
          </table:table-cell>
          <table:table-cell office:value-type="float" office:value="8553" calcext:value-type="float">
            <text:p>855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84" table:formula="of:=IF(AND(ISNUMBER([.D1184]);ISNUMBER([.H1184]);[.D1184]&gt;[.H1184]);1;0)" office:value-type="float" office:value="0" calcext:value-type="float">
            <text:p>0</text:p>
          </table:table-cell>
          <table:table-cell table:style-name="ce2384" table:formula="of:=IF(AND(ISNUMBER([.D1184]);ISNUMBER([.H1184]);[.D1184]&lt;[.H1184]);1;0)" office:value-type="float" office:value="0" calcext:value-type="float">
            <text:p>0</text:p>
          </table:table-cell>
          <table:table-cell/>
          <table:table-cell table:formula="of:=IF(AND(ISNUMBER([.D1184]);ISNUMBER([.H1184]);[.D1184]&gt;[.H1184]);[.D1184]-[.H1184];0)" office:value-type="float" office:value="0" calcext:value-type="float">
            <text:p>0</text:p>
          </table:table-cell>
          <table:table-cell table:formula="of:=IF(AND(ISNUMBER([.D1184]);ISNUMBER([.H1184]);[.D1184]&lt;[.H1184]);[.H1184]-[.D118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2.p</text:p>
          </table:table-cell>
          <table:table-cell office:value-type="float" office:value="87301" calcext:value-type="float">
            <text:p>87301</text:p>
          </table:table-cell>
          <table:table-cell office:value-type="float" office:value="8739" calcext:value-type="float">
            <text:p>8739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85" table:formula="of:=IF(AND(ISNUMBER([.D1185]);ISNUMBER([.H1185]);[.D1185]&gt;[.H1185]);1;0)" office:value-type="float" office:value="0" calcext:value-type="float">
            <text:p>0</text:p>
          </table:table-cell>
          <table:table-cell table:style-name="ce2385" table:formula="of:=IF(AND(ISNUMBER([.D1185]);ISNUMBER([.H1185]);[.D1185]&lt;[.H1185]);1;0)" office:value-type="float" office:value="0" calcext:value-type="float">
            <text:p>0</text:p>
          </table:table-cell>
          <table:table-cell/>
          <table:table-cell table:formula="of:=IF(AND(ISNUMBER([.D1185]);ISNUMBER([.H1185]);[.D1185]&gt;[.H1185]);[.D1185]-[.H1185];0)" office:value-type="float" office:value="0" calcext:value-type="float">
            <text:p>0</text:p>
          </table:table-cell>
          <table:table-cell table:formula="of:=IF(AND(ISNUMBER([.D1185]);ISNUMBER([.H1185]);[.D1185]&lt;[.H1185]);[.H1185]-[.D118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3.p</text:p>
          </table:table-cell>
          <table:table-cell office:value-type="float" office:value="89180" calcext:value-type="float">
            <text:p>89180</text:p>
          </table:table-cell>
          <table:table-cell office:value-type="float" office:value="8927" calcext:value-type="float">
            <text:p>892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86" table:formula="of:=IF(AND(ISNUMBER([.D1186]);ISNUMBER([.H1186]);[.D1186]&gt;[.H1186]);1;0)" office:value-type="float" office:value="0" calcext:value-type="float">
            <text:p>0</text:p>
          </table:table-cell>
          <table:table-cell table:style-name="ce2386" table:formula="of:=IF(AND(ISNUMBER([.D1186]);ISNUMBER([.H1186]);[.D1186]&lt;[.H1186]);1;0)" office:value-type="float" office:value="0" calcext:value-type="float">
            <text:p>0</text:p>
          </table:table-cell>
          <table:table-cell/>
          <table:table-cell table:formula="of:=IF(AND(ISNUMBER([.D1186]);ISNUMBER([.H1186]);[.D1186]&gt;[.H1186]);[.D1186]-[.H1186];0)" office:value-type="float" office:value="0" calcext:value-type="float">
            <text:p>0</text:p>
          </table:table-cell>
          <table:table-cell table:formula="of:=IF(AND(ISNUMBER([.D1186]);ISNUMBER([.H1186]);[.D1186]&lt;[.H1186]);[.H1186]-[.D118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4.p</text:p>
          </table:table-cell>
          <table:table-cell office:value-type="float" office:value="91079" calcext:value-type="float">
            <text:p>91079</text:p>
          </table:table-cell>
          <table:table-cell office:value-type="float" office:value="9117" calcext:value-type="float">
            <text:p>9117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87" table:formula="of:=IF(AND(ISNUMBER([.D1187]);ISNUMBER([.H1187]);[.D1187]&gt;[.H1187]);1;0)" office:value-type="float" office:value="0" calcext:value-type="float">
            <text:p>0</text:p>
          </table:table-cell>
          <table:table-cell table:style-name="ce2387" table:formula="of:=IF(AND(ISNUMBER([.D1187]);ISNUMBER([.H1187]);[.D1187]&lt;[.H1187]);1;0)" office:value-type="float" office:value="0" calcext:value-type="float">
            <text:p>0</text:p>
          </table:table-cell>
          <table:table-cell/>
          <table:table-cell table:formula="of:=IF(AND(ISNUMBER([.D1187]);ISNUMBER([.H1187]);[.D1187]&gt;[.H1187]);[.D1187]-[.H1187];0)" office:value-type="float" office:value="0" calcext:value-type="float">
            <text:p>0</text:p>
          </table:table-cell>
          <table:table-cell table:formula="of:=IF(AND(ISNUMBER([.D1187]);ISNUMBER([.H1187]);[.D1187]&lt;[.H1187]);[.H1187]-[.D118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5.p</text:p>
          </table:table-cell>
          <table:table-cell office:value-type="float" office:value="92998" calcext:value-type="float">
            <text:p>92998</text:p>
          </table:table-cell>
          <table:table-cell office:value-type="float" office:value="9309" calcext:value-type="float">
            <text:p>9309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88" table:formula="of:=IF(AND(ISNUMBER([.D1188]);ISNUMBER([.H1188]);[.D1188]&gt;[.H1188]);1;0)" office:value-type="float" office:value="0" calcext:value-type="float">
            <text:p>0</text:p>
          </table:table-cell>
          <table:table-cell table:style-name="ce2388" table:formula="of:=IF(AND(ISNUMBER([.D1188]);ISNUMBER([.H1188]);[.D1188]&lt;[.H1188]);1;0)" office:value-type="float" office:value="0" calcext:value-type="float">
            <text:p>0</text:p>
          </table:table-cell>
          <table:table-cell/>
          <table:table-cell table:formula="of:=IF(AND(ISNUMBER([.D1188]);ISNUMBER([.H1188]);[.D1188]&gt;[.H1188]);[.D1188]-[.H1188];0)" office:value-type="float" office:value="0" calcext:value-type="float">
            <text:p>0</text:p>
          </table:table-cell>
          <table:table-cell table:formula="of:=IF(AND(ISNUMBER([.D1188]);ISNUMBER([.H1188]);[.D1188]&lt;[.H1188]);[.H1188]-[.D118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6.p</text:p>
          </table:table-cell>
          <table:table-cell office:value-type="float" office:value="94937" calcext:value-type="float">
            <text:p>94937</text:p>
          </table:table-cell>
          <table:table-cell office:value-type="float" office:value="9503" calcext:value-type="float">
            <text:p>9503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89" table:formula="of:=IF(AND(ISNUMBER([.D1189]);ISNUMBER([.H1189]);[.D1189]&gt;[.H1189]);1;0)" office:value-type="float" office:value="0" calcext:value-type="float">
            <text:p>0</text:p>
          </table:table-cell>
          <table:table-cell table:style-name="ce2389" table:formula="of:=IF(AND(ISNUMBER([.D1189]);ISNUMBER([.H1189]);[.D1189]&lt;[.H1189]);1;0)" office:value-type="float" office:value="0" calcext:value-type="float">
            <text:p>0</text:p>
          </table:table-cell>
          <table:table-cell/>
          <table:table-cell table:formula="of:=IF(AND(ISNUMBER([.D1189]);ISNUMBER([.H1189]);[.D1189]&gt;[.H1189]);[.D1189]-[.H1189];0)" office:value-type="float" office:value="0" calcext:value-type="float">
            <text:p>0</text:p>
          </table:table-cell>
          <table:table-cell table:formula="of:=IF(AND(ISNUMBER([.D1189]);ISNUMBER([.H1189]);[.D1189]&lt;[.H1189]);[.H1189]-[.D118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7.p</text:p>
          </table:table-cell>
          <table:table-cell office:value-type="float" office:value="96896" calcext:value-type="float">
            <text:p>96896</text:p>
          </table:table-cell>
          <table:table-cell office:value-type="float" office:value="9699" calcext:value-type="float">
            <text:p>9699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90" table:formula="of:=IF(AND(ISNUMBER([.D1190]);ISNUMBER([.H1190]);[.D1190]&gt;[.H1190]);1;0)" office:value-type="float" office:value="0" calcext:value-type="float">
            <text:p>0</text:p>
          </table:table-cell>
          <table:table-cell table:style-name="ce2390" table:formula="of:=IF(AND(ISNUMBER([.D1190]);ISNUMBER([.H1190]);[.D1190]&lt;[.H1190]);1;0)" office:value-type="float" office:value="0" calcext:value-type="float">
            <text:p>0</text:p>
          </table:table-cell>
          <table:table-cell/>
          <table:table-cell table:formula="of:=IF(AND(ISNUMBER([.D1190]);ISNUMBER([.H1190]);[.D1190]&gt;[.H1190]);[.D1190]-[.H1190];0)" office:value-type="float" office:value="0" calcext:value-type="float">
            <text:p>0</text:p>
          </table:table-cell>
          <table:table-cell table:formula="of:=IF(AND(ISNUMBER([.D1190]);ISNUMBER([.H1190]);[.D1190]&lt;[.H1190]);[.H1190]-[.D1190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8.p</text:p>
          </table:table-cell>
          <table:table-cell office:value-type="float" office:value="98875" calcext:value-type="float">
            <text:p>98875</text:p>
          </table:table-cell>
          <table:table-cell office:value-type="float" office:value="9897" calcext:value-type="float">
            <text:p>9897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91" table:formula="of:=IF(AND(ISNUMBER([.D1191]);ISNUMBER([.H1191]);[.D1191]&gt;[.H1191]);1;0)" office:value-type="float" office:value="0" calcext:value-type="float">
            <text:p>0</text:p>
          </table:table-cell>
          <table:table-cell table:style-name="ce2391" table:formula="of:=IF(AND(ISNUMBER([.D1191]);ISNUMBER([.H1191]);[.D1191]&lt;[.H1191]);1;0)" office:value-type="float" office:value="0" calcext:value-type="float">
            <text:p>0</text:p>
          </table:table-cell>
          <table:table-cell/>
          <table:table-cell table:formula="of:=IF(AND(ISNUMBER([.D1191]);ISNUMBER([.H1191]);[.D1191]&gt;[.H1191]);[.D1191]-[.H1191];0)" office:value-type="float" office:value="0" calcext:value-type="float">
            <text:p>0</text:p>
          </table:table-cell>
          <table:table-cell table:formula="of:=IF(AND(ISNUMBER([.D1191]);ISNUMBER([.H1191]);[.D1191]&lt;[.H1191]);[.H1191]-[.D119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9.p</text:p>
          </table:table-cell>
          <table:table-cell office:value-type="float" office:value="100874" calcext:value-type="float">
            <text:p>100874</text:p>
          </table:table-cell>
          <table:table-cell office:value-type="float" office:value="10097" calcext:value-type="float">
            <text:p>10097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92" table:formula="of:=IF(AND(ISNUMBER([.D1192]);ISNUMBER([.H1192]);[.D1192]&gt;[.H1192]);1;0)" office:value-type="float" office:value="0" calcext:value-type="float">
            <text:p>0</text:p>
          </table:table-cell>
          <table:table-cell table:style-name="ce2392" table:formula="of:=IF(AND(ISNUMBER([.D1192]);ISNUMBER([.H1192]);[.D1192]&lt;[.H1192]);1;0)" office:value-type="float" office:value="0" calcext:value-type="float">
            <text:p>0</text:p>
          </table:table-cell>
          <table:table-cell/>
          <table:table-cell table:formula="of:=IF(AND(ISNUMBER([.D1192]);ISNUMBER([.H1192]);[.D1192]&gt;[.H1192]);[.D1192]-[.H1192];0)" office:value-type="float" office:value="0" calcext:value-type="float">
            <text:p>0</text:p>
          </table:table-cell>
          <table:table-cell table:formula="of:=IF(AND(ISNUMBER([.D1192]);ISNUMBER([.H1192]);[.D1192]&lt;[.H1192]);[.H1192]-[.D119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ights0x.p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193" table:formula="of:=IF(AND(ISNUMBER([.D1193]);ISNUMBER([.H1193]);[.D1193]&gt;[.H1193]);1;0)" office:value-type="float" office:value="0" calcext:value-type="float">
            <text:p>0</text:p>
          </table:table-cell>
          <table:table-cell table:style-name="ce2393" table:formula="of:=IF(AND(ISNUMBER([.D1193]);ISNUMBER([.H1193]);[.D1193]&lt;[.H1193]);1;0)" office:value-type="float" office:value="0" calcext:value-type="float">
            <text:p>0</text:p>
          </table:table-cell>
          <table:table-cell/>
          <table:table-cell table:formula="of:=IF(AND(ISNUMBER([.D1193]);ISNUMBER([.H1193]);[.D1193]&gt;[.H1193]);[.D1193]-[.H1193];0)" office:value-type="float" office:value="0" calcext:value-type="float">
            <text:p>0</text:p>
          </table:table-cell>
          <table:table-cell table:formula="of:=IF(AND(ISNUMBER([.D1193]);ISNUMBER([.H1193]);[.D1193]&lt;[.H1193]);[.H1193]-[.D119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ights1x.p</text:p>
          </table:table-cell>
          <table:table-cell office:value-type="float" office:value="649" calcext:value-type="float">
            <text:p>649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ce1194" table:formula="of:=IF(AND(ISNUMBER([.D1194]);ISNUMBER([.H1194]);[.D1194]&gt;[.H1194]);1;0)" office:value-type="float" office:value="0" calcext:value-type="float">
            <text:p>0</text:p>
          </table:table-cell>
          <table:table-cell table:style-name="ce2394" table:formula="of:=IF(AND(ISNUMBER([.D1194]);ISNUMBER([.H1194]);[.D1194]&lt;[.H1194]);1;0)" office:value-type="float" office:value="0" calcext:value-type="float">
            <text:p>0</text:p>
          </table:table-cell>
          <table:table-cell/>
          <table:table-cell table:formula="of:=IF(AND(ISNUMBER([.D1194]);ISNUMBER([.H1194]);[.D1194]&gt;[.H1194]);[.D1194]-[.H1194];0)" office:value-type="float" office:value="0" calcext:value-type="float">
            <text:p>0</text:p>
          </table:table-cell>
          <table:table-cell table:formula="of:=IF(AND(ISNUMBER([.D1194]);ISNUMBER([.H1194]);[.D1194]&lt;[.H1194]);[.H1194]-[.D1194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ights2x.p</text:p>
          </table:table-cell>
          <table:table-cell office:value-type="float" office:value="20593" calcext:value-type="float">
            <text:p>20593</text:p>
          </table:table-cell>
          <table:table-cell office:value-type="float" office:value="2264" calcext:value-type="float">
            <text:p>2264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95" table:formula="of:=IF(AND(ISNUMBER([.D1195]);ISNUMBER([.H1195]);[.D1195]&gt;[.H1195]);1;0)" office:value-type="float" office:value="0" calcext:value-type="float">
            <text:p>0</text:p>
          </table:table-cell>
          <table:table-cell table:style-name="ce2395" table:formula="of:=IF(AND(ISNUMBER([.D1195]);ISNUMBER([.H1195]);[.D1195]&lt;[.H1195]);1;0)" office:value-type="float" office:value="0" calcext:value-type="float">
            <text:p>0</text:p>
          </table:table-cell>
          <table:table-cell/>
          <table:table-cell table:formula="of:=IF(AND(ISNUMBER([.D1195]);ISNUMBER([.H1195]);[.D1195]&gt;[.H1195]);[.D1195]-[.H1195];0)" office:value-type="float" office:value="0" calcext:value-type="float">
            <text:p>0</text:p>
          </table:table-cell>
          <table:table-cell table:formula="of:=IF(AND(ISNUMBER([.D1195]);ISNUMBER([.H1195]);[.D1195]&lt;[.H1195]);[.H1195]-[.D1195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ights3x.p</text:p>
          </table:table-cell>
          <table:table-cell office:value-type="float" office:value="56541" calcext:value-type="float">
            <text:p>56541</text:p>
          </table:table-cell>
          <table:table-cell office:value-type="float" office:value="7461" calcext:value-type="float">
            <text:p>7461</text:p>
          </table:table-cell>
          <table:table-cell office:value-type="float" office:value="3944" calcext:value-type="float">
            <text:p>3944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196" table:formula="of:=IF(AND(ISNUMBER([.D1196]);ISNUMBER([.H1196]);[.D1196]&gt;[.H1196]);1;0)" office:value-type="float" office:value="0" calcext:value-type="float">
            <text:p>0</text:p>
          </table:table-cell>
          <table:table-cell table:style-name="ce2396" table:formula="of:=IF(AND(ISNUMBER([.D1196]);ISNUMBER([.H1196]);[.D1196]&lt;[.H1196]);1;0)" office:value-type="float" office:value="0" calcext:value-type="float">
            <text:p>0</text:p>
          </table:table-cell>
          <table:table-cell/>
          <table:table-cell table:formula="of:=IF(AND(ISNUMBER([.D1196]);ISNUMBER([.H1196]);[.D1196]&gt;[.H1196]);[.D1196]-[.H1196];0)" office:value-type="float" office:value="0" calcext:value-type="float">
            <text:p>0</text:p>
          </table:table-cell>
          <table:table-cell table:formula="of:=IF(AND(ISNUMBER([.D1196]);ISNUMBER([.H1196]);[.D1196]&lt;[.H1196]);[.H1196]-[.D1196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nsec0x.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197" table:formula="of:=IF(AND(ISNUMBER([.D1197]);ISNUMBER([.H1197]);[.D1197]&gt;[.H1197]);1;0)" office:value-type="float" office:value="0" calcext:value-type="float">
            <text:p>0</text:p>
          </table:table-cell>
          <table:table-cell table:style-name="ce2397" table:formula="of:=IF(AND(ISNUMBER([.D1197]);ISNUMBER([.H1197]);[.D1197]&lt;[.H1197]);1;0)" office:value-type="float" office:value="0" calcext:value-type="float">
            <text:p>0</text:p>
          </table:table-cell>
          <table:table-cell/>
          <table:table-cell table:formula="of:=IF(AND(ISNUMBER([.D1197]);ISNUMBER([.H1197]);[.D1197]&gt;[.H1197]);[.D1197]-[.H1197];0)" office:value-type="float" office:value="0" calcext:value-type="float">
            <text:p>0</text:p>
          </table:table-cell>
          <table:table-cell table:formula="of:=IF(AND(ISNUMBER([.D1197]);ISNUMBER([.H1197]);[.D1197]&lt;[.H1197]);[.H1197]-[.D1197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nsec1x.p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198" table:formula="of:=IF(AND(ISNUMBER([.D1198]);ISNUMBER([.H1198]);[.D1198]&gt;[.H1198]);1;0)" office:value-type="float" office:value="0" calcext:value-type="float">
            <text:p>0</text:p>
          </table:table-cell>
          <table:table-cell table:style-name="ce2398" table:formula="of:=IF(AND(ISNUMBER([.D1198]);ISNUMBER([.H1198]);[.D1198]&lt;[.H1198]);1;0)" office:value-type="float" office:value="0" calcext:value-type="float">
            <text:p>0</text:p>
          </table:table-cell>
          <table:table-cell/>
          <table:table-cell table:formula="of:=IF(AND(ISNUMBER([.D1198]);ISNUMBER([.H1198]);[.D1198]&gt;[.H1198]);[.D1198]-[.H1198];0)" office:value-type="float" office:value="0" calcext:value-type="float">
            <text:p>0</text:p>
          </table:table-cell>
          <table:table-cell table:formula="of:=IF(AND(ISNUMBER([.D1198]);ISNUMBER([.H1198]);[.D1198]&lt;[.H1198]);[.H1198]-[.D1198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nsec2x.p</text:p>
          </table:table-cell>
          <table:table-cell office:value-type="float" office:value="426" calcext:value-type="float">
            <text:p>42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1199" table:formula="of:=IF(AND(ISNUMBER([.D1199]);ISNUMBER([.H1199]);[.D1199]&gt;[.H1199]);1;0)" office:value-type="float" office:value="1" calcext:value-type="float">
            <text:p>1</text:p>
          </table:table-cell>
          <table:table-cell table:style-name="ce2399" table:formula="of:=IF(AND(ISNUMBER([.D1199]);ISNUMBER([.H1199]);[.D1199]&lt;[.H1199]);1;0)" office:value-type="float" office:value="0" calcext:value-type="float">
            <text:p>0</text:p>
          </table:table-cell>
          <table:table-cell/>
          <table:table-cell table:formula="of:=IF(AND(ISNUMBER([.D1199]);ISNUMBER([.H1199]);[.D1199]&gt;[.H1199]);[.D1199]-[.H1199];0)" office:value-type="float" office:value="1" calcext:value-type="float">
            <text:p>1</text:p>
          </table:table-cell>
          <table:table-cell table:formula="of:=IF(AND(ISNUMBER([.D1199]);ISNUMBER([.H1199]);[.D1199]&lt;[.H1199]);[.H1199]-[.D119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nsec3x.p</text:p>
          </table:table-cell>
          <table:table-cell office:value-type="float" office:value="11206" calcext:value-type="float">
            <text:p>11206</text:p>
          </table:table-cell>
          <table:table-cell office:value-type="float" office:value="1489" calcext:value-type="float">
            <text:p>1489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4"/>
          <table:table-cell table:style-name="ce1200" table:formula="of:=IF(AND(ISNUMBER([.D1200]);ISNUMBER([.H1200]);[.D1200]&gt;[.H1200]);1;0)" office:value-type="float" office:value="0" calcext:value-type="float">
            <text:p>0</text:p>
          </table:table-cell>
          <table:table-cell table:style-name="ce2400" table:formula="of:=IF(AND(ISNUMBER([.D1200]);ISNUMBER([.H1200]);[.D1200]&lt;[.H1200]);1;0)" office:value-type="float" office:value="0" calcext:value-type="float">
            <text:p>0</text:p>
          </table:table-cell>
          <table:table-cell/>
          <table:table-cell table:style-name="ce2401" table:formula="of:=IF(AND(ISNUMBER([.D1200]);ISNUMBER([.H1200]);[.D1200]&gt;[.H1200]);[.D1200]-[.H1200];0)" office:value-type="float" office:value="0" calcext:value-type="float">
            <text:p>0</text:p>
          </table:table-cell>
          <table:table-cell table:style-name="ce2401" table:formula="of:=IF(AND(ISNUMBER([.D1200]);ISNUMBER([.H1200]);[.D1200]&lt;[.H1200]);[.H1200]-[.D1200];0)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table:formula="of:=SUM([.L1:.L1200])" office:value-type="float" office:value="153" calcext:value-type="float">
            <text:p>153</text:p>
          </table:table-cell>
          <table:table-cell table:formula="of:=SUM([.M1:.M1200])" office:value-type="float" office:value="91" calcext:value-type="float">
            <text:p>91</text:p>
          </table:table-cell>
          <table:table-cell/>
          <table:table-cell table:formula="of:=MAX([.O1:.O1200])" office:value-type="float" office:value="1048499" calcext:value-type="float">
            <text:p>1048499</text:p>
          </table:table-cell>
          <table:table-cell table:formula="of:=MAX([.P1:.P1200])"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  <table:table-cell table:formula="of:=ROUND([.L1202]/12;0)" office:value-type="float" office:value="13" calcext:value-type="float">
            <text:p>13</text:p>
          </table:table-cell>
          <table:table-cell table:formula="of:=ROUND([.M1202]/12;0)" office:value-type="float" office:value="8" calcext:value-type="float">
            <text:p>8</text:p>
          </table:table-cell>
          <table:table-cell table:number-columns-repeated="3"/>
        </table:table-row>
        <calcext:conditional-formats>
          <calcext:conditional-format calcext:target-range-address="Sheet1.L1200:Sheet1.L1200">
            <calcext:condition calcext:apply-style-name="Untitled1" calcext:value="=1" calcext:base-cell-address="Sheet1.L1200"/>
          </calcext:conditional-format>
          <calcext:conditional-format calcext:target-range-address="Sheet1.L1:Sheet1.L1">
            <calcext:condition calcext:apply-style-name="Untitled1" calcext:value="=1" calcext:base-cell-address="Sheet1.L1"/>
          </calcext:conditional-format>
          <calcext:conditional-format calcext:target-range-address="Sheet1.L2:Sheet1.L2">
            <calcext:condition calcext:apply-style-name="Untitled1" calcext:value="=1" calcext:base-cell-address="Sheet1.L2"/>
          </calcext:conditional-format>
          <calcext:conditional-format calcext:target-range-address="Sheet1.L3:Sheet1.L3">
            <calcext:condition calcext:apply-style-name="Untitled1" calcext:value="=1" calcext:base-cell-address="Sheet1.L3"/>
          </calcext:conditional-format>
          <calcext:conditional-format calcext:target-range-address="Sheet1.L4:Sheet1.L4">
            <calcext:condition calcext:apply-style-name="Untitled1" calcext:value="=1" calcext:base-cell-address="Sheet1.L4"/>
          </calcext:conditional-format>
          <calcext:conditional-format calcext:target-range-address="Sheet1.L5:Sheet1.L5">
            <calcext:condition calcext:apply-style-name="Untitled1" calcext:value="=1" calcext:base-cell-address="Sheet1.L5"/>
          </calcext:conditional-format>
          <calcext:conditional-format calcext:target-range-address="Sheet1.L6:Sheet1.L6">
            <calcext:condition calcext:apply-style-name="Untitled1" calcext:value="=1" calcext:base-cell-address="Sheet1.L6"/>
          </calcext:conditional-format>
          <calcext:conditional-format calcext:target-range-address="Sheet1.L7:Sheet1.L7">
            <calcext:condition calcext:apply-style-name="Untitled1" calcext:value="=1" calcext:base-cell-address="Sheet1.L7"/>
          </calcext:conditional-format>
          <calcext:conditional-format calcext:target-range-address="Sheet1.L8:Sheet1.L8">
            <calcext:condition calcext:apply-style-name="Untitled1" calcext:value="=1" calcext:base-cell-address="Sheet1.L8"/>
          </calcext:conditional-format>
          <calcext:conditional-format calcext:target-range-address="Sheet1.L9:Sheet1.L9">
            <calcext:condition calcext:apply-style-name="Untitled1" calcext:value="=1" calcext:base-cell-address="Sheet1.L9"/>
          </calcext:conditional-format>
          <calcext:conditional-format calcext:target-range-address="Sheet1.L10:Sheet1.L10">
            <calcext:condition calcext:apply-style-name="Untitled1" calcext:value="=1" calcext:base-cell-address="Sheet1.L10"/>
          </calcext:conditional-format>
          <calcext:conditional-format calcext:target-range-address="Sheet1.L11:Sheet1.L11">
            <calcext:condition calcext:apply-style-name="Untitled1" calcext:value="=1" calcext:base-cell-address="Sheet1.L11"/>
          </calcext:conditional-format>
          <calcext:conditional-format calcext:target-range-address="Sheet1.L12:Sheet1.L12">
            <calcext:condition calcext:apply-style-name="Untitled1" calcext:value="=1" calcext:base-cell-address="Sheet1.L12"/>
          </calcext:conditional-format>
          <calcext:conditional-format calcext:target-range-address="Sheet1.L13:Sheet1.L13">
            <calcext:condition calcext:apply-style-name="Untitled1" calcext:value="=1" calcext:base-cell-address="Sheet1.L13"/>
          </calcext:conditional-format>
          <calcext:conditional-format calcext:target-range-address="Sheet1.L14:Sheet1.L14">
            <calcext:condition calcext:apply-style-name="Untitled1" calcext:value="=1" calcext:base-cell-address="Sheet1.L14"/>
          </calcext:conditional-format>
          <calcext:conditional-format calcext:target-range-address="Sheet1.L15:Sheet1.L15">
            <calcext:condition calcext:apply-style-name="Untitled1" calcext:value="=1" calcext:base-cell-address="Sheet1.L15"/>
          </calcext:conditional-format>
          <calcext:conditional-format calcext:target-range-address="Sheet1.L16:Sheet1.L16">
            <calcext:condition calcext:apply-style-name="Untitled1" calcext:value="=1" calcext:base-cell-address="Sheet1.L16"/>
          </calcext:conditional-format>
          <calcext:conditional-format calcext:target-range-address="Sheet1.L17:Sheet1.L17">
            <calcext:condition calcext:apply-style-name="Untitled1" calcext:value="=1" calcext:base-cell-address="Sheet1.L17"/>
          </calcext:conditional-format>
          <calcext:conditional-format calcext:target-range-address="Sheet1.L18:Sheet1.L18">
            <calcext:condition calcext:apply-style-name="Untitled1" calcext:value="=1" calcext:base-cell-address="Sheet1.L18"/>
          </calcext:conditional-format>
          <calcext:conditional-format calcext:target-range-address="Sheet1.L19:Sheet1.L19">
            <calcext:condition calcext:apply-style-name="Untitled1" calcext:value="=1" calcext:base-cell-address="Sheet1.L19"/>
          </calcext:conditional-format>
          <calcext:conditional-format calcext:target-range-address="Sheet1.L20:Sheet1.L20">
            <calcext:condition calcext:apply-style-name="Untitled1" calcext:value="=1" calcext:base-cell-address="Sheet1.L20"/>
          </calcext:conditional-format>
          <calcext:conditional-format calcext:target-range-address="Sheet1.L21:Sheet1.L21">
            <calcext:condition calcext:apply-style-name="Untitled1" calcext:value="=1" calcext:base-cell-address="Sheet1.L21"/>
          </calcext:conditional-format>
          <calcext:conditional-format calcext:target-range-address="Sheet1.L22:Sheet1.L22">
            <calcext:condition calcext:apply-style-name="Untitled1" calcext:value="=1" calcext:base-cell-address="Sheet1.L22"/>
          </calcext:conditional-format>
          <calcext:conditional-format calcext:target-range-address="Sheet1.L23:Sheet1.L23">
            <calcext:condition calcext:apply-style-name="Untitled1" calcext:value="=1" calcext:base-cell-address="Sheet1.L23"/>
          </calcext:conditional-format>
          <calcext:conditional-format calcext:target-range-address="Sheet1.L24:Sheet1.L24">
            <calcext:condition calcext:apply-style-name="Untitled1" calcext:value="=1" calcext:base-cell-address="Sheet1.L24"/>
          </calcext:conditional-format>
          <calcext:conditional-format calcext:target-range-address="Sheet1.L25:Sheet1.L25">
            <calcext:condition calcext:apply-style-name="Untitled1" calcext:value="=1" calcext:base-cell-address="Sheet1.L25"/>
          </calcext:conditional-format>
          <calcext:conditional-format calcext:target-range-address="Sheet1.L26:Sheet1.L26">
            <calcext:condition calcext:apply-style-name="Untitled1" calcext:value="=1" calcext:base-cell-address="Sheet1.L26"/>
          </calcext:conditional-format>
          <calcext:conditional-format calcext:target-range-address="Sheet1.L27:Sheet1.L27">
            <calcext:condition calcext:apply-style-name="Untitled1" calcext:value="=1" calcext:base-cell-address="Sheet1.L27"/>
          </calcext:conditional-format>
          <calcext:conditional-format calcext:target-range-address="Sheet1.L28:Sheet1.L28">
            <calcext:condition calcext:apply-style-name="Untitled1" calcext:value="=1" calcext:base-cell-address="Sheet1.L28"/>
          </calcext:conditional-format>
          <calcext:conditional-format calcext:target-range-address="Sheet1.L29:Sheet1.L29">
            <calcext:condition calcext:apply-style-name="Untitled1" calcext:value="=1" calcext:base-cell-address="Sheet1.L29"/>
          </calcext:conditional-format>
          <calcext:conditional-format calcext:target-range-address="Sheet1.L30:Sheet1.L30">
            <calcext:condition calcext:apply-style-name="Untitled1" calcext:value="=1" calcext:base-cell-address="Sheet1.L30"/>
          </calcext:conditional-format>
          <calcext:conditional-format calcext:target-range-address="Sheet1.L31:Sheet1.L31">
            <calcext:condition calcext:apply-style-name="Untitled1" calcext:value="=1" calcext:base-cell-address="Sheet1.L31"/>
          </calcext:conditional-format>
          <calcext:conditional-format calcext:target-range-address="Sheet1.L32:Sheet1.L32">
            <calcext:condition calcext:apply-style-name="Untitled1" calcext:value="=1" calcext:base-cell-address="Sheet1.L32"/>
          </calcext:conditional-format>
          <calcext:conditional-format calcext:target-range-address="Sheet1.L33:Sheet1.L33">
            <calcext:condition calcext:apply-style-name="Untitled1" calcext:value="=1" calcext:base-cell-address="Sheet1.L33"/>
          </calcext:conditional-format>
          <calcext:conditional-format calcext:target-range-address="Sheet1.L34:Sheet1.L34">
            <calcext:condition calcext:apply-style-name="Untitled1" calcext:value="=1" calcext:base-cell-address="Sheet1.L34"/>
          </calcext:conditional-format>
          <calcext:conditional-format calcext:target-range-address="Sheet1.L35:Sheet1.L35">
            <calcext:condition calcext:apply-style-name="Untitled1" calcext:value="=1" calcext:base-cell-address="Sheet1.L35"/>
          </calcext:conditional-format>
          <calcext:conditional-format calcext:target-range-address="Sheet1.L36:Sheet1.L36">
            <calcext:condition calcext:apply-style-name="Untitled1" calcext:value="=1" calcext:base-cell-address="Sheet1.L36"/>
          </calcext:conditional-format>
          <calcext:conditional-format calcext:target-range-address="Sheet1.L37:Sheet1.L37">
            <calcext:condition calcext:apply-style-name="Untitled1" calcext:value="=1" calcext:base-cell-address="Sheet1.L37"/>
          </calcext:conditional-format>
          <calcext:conditional-format calcext:target-range-address="Sheet1.L38:Sheet1.L38">
            <calcext:condition calcext:apply-style-name="Untitled1" calcext:value="=1" calcext:base-cell-address="Sheet1.L38"/>
          </calcext:conditional-format>
          <calcext:conditional-format calcext:target-range-address="Sheet1.L39:Sheet1.L39">
            <calcext:condition calcext:apply-style-name="Untitled1" calcext:value="=1" calcext:base-cell-address="Sheet1.L39"/>
          </calcext:conditional-format>
          <calcext:conditional-format calcext:target-range-address="Sheet1.L40:Sheet1.L40">
            <calcext:condition calcext:apply-style-name="Untitled1" calcext:value="=1" calcext:base-cell-address="Sheet1.L40"/>
          </calcext:conditional-format>
          <calcext:conditional-format calcext:target-range-address="Sheet1.L41:Sheet1.L41">
            <calcext:condition calcext:apply-style-name="Untitled1" calcext:value="=1" calcext:base-cell-address="Sheet1.L41"/>
          </calcext:conditional-format>
          <calcext:conditional-format calcext:target-range-address="Sheet1.L42:Sheet1.L42">
            <calcext:condition calcext:apply-style-name="Untitled1" calcext:value="=1" calcext:base-cell-address="Sheet1.L42"/>
          </calcext:conditional-format>
          <calcext:conditional-format calcext:target-range-address="Sheet1.L43:Sheet1.L43">
            <calcext:condition calcext:apply-style-name="Untitled1" calcext:value="=1" calcext:base-cell-address="Sheet1.L43"/>
          </calcext:conditional-format>
          <calcext:conditional-format calcext:target-range-address="Sheet1.L44:Sheet1.L44">
            <calcext:condition calcext:apply-style-name="Untitled1" calcext:value="=1" calcext:base-cell-address="Sheet1.L44"/>
          </calcext:conditional-format>
          <calcext:conditional-format calcext:target-range-address="Sheet1.L45:Sheet1.L45">
            <calcext:condition calcext:apply-style-name="Untitled1" calcext:value="=1" calcext:base-cell-address="Sheet1.L45"/>
          </calcext:conditional-format>
          <calcext:conditional-format calcext:target-range-address="Sheet1.L46:Sheet1.L46">
            <calcext:condition calcext:apply-style-name="Untitled1" calcext:value="=1" calcext:base-cell-address="Sheet1.L46"/>
          </calcext:conditional-format>
          <calcext:conditional-format calcext:target-range-address="Sheet1.L47:Sheet1.L47">
            <calcext:condition calcext:apply-style-name="Untitled1" calcext:value="=1" calcext:base-cell-address="Sheet1.L47"/>
          </calcext:conditional-format>
          <calcext:conditional-format calcext:target-range-address="Sheet1.L48:Sheet1.L48">
            <calcext:condition calcext:apply-style-name="Untitled1" calcext:value="=1" calcext:base-cell-address="Sheet1.L48"/>
          </calcext:conditional-format>
          <calcext:conditional-format calcext:target-range-address="Sheet1.L49:Sheet1.L49">
            <calcext:condition calcext:apply-style-name="Untitled1" calcext:value="=1" calcext:base-cell-address="Sheet1.L49"/>
          </calcext:conditional-format>
          <calcext:conditional-format calcext:target-range-address="Sheet1.L50:Sheet1.L50">
            <calcext:condition calcext:apply-style-name="Untitled1" calcext:value="=1" calcext:base-cell-address="Sheet1.L50"/>
          </calcext:conditional-format>
          <calcext:conditional-format calcext:target-range-address="Sheet1.L51:Sheet1.L51">
            <calcext:condition calcext:apply-style-name="Untitled1" calcext:value="=1" calcext:base-cell-address="Sheet1.L51"/>
          </calcext:conditional-format>
          <calcext:conditional-format calcext:target-range-address="Sheet1.L52:Sheet1.L52">
            <calcext:condition calcext:apply-style-name="Untitled1" calcext:value="=1" calcext:base-cell-address="Sheet1.L52"/>
          </calcext:conditional-format>
          <calcext:conditional-format calcext:target-range-address="Sheet1.L53:Sheet1.L53">
            <calcext:condition calcext:apply-style-name="Untitled1" calcext:value="=1" calcext:base-cell-address="Sheet1.L53"/>
          </calcext:conditional-format>
          <calcext:conditional-format calcext:target-range-address="Sheet1.L54:Sheet1.L54">
            <calcext:condition calcext:apply-style-name="Untitled1" calcext:value="=1" calcext:base-cell-address="Sheet1.L54"/>
          </calcext:conditional-format>
          <calcext:conditional-format calcext:target-range-address="Sheet1.L55:Sheet1.L55">
            <calcext:condition calcext:apply-style-name="Untitled1" calcext:value="=1" calcext:base-cell-address="Sheet1.L55"/>
          </calcext:conditional-format>
          <calcext:conditional-format calcext:target-range-address="Sheet1.L56:Sheet1.L56">
            <calcext:condition calcext:apply-style-name="Untitled1" calcext:value="=1" calcext:base-cell-address="Sheet1.L56"/>
          </calcext:conditional-format>
          <calcext:conditional-format calcext:target-range-address="Sheet1.L57:Sheet1.L57">
            <calcext:condition calcext:apply-style-name="Untitled1" calcext:value="=1" calcext:base-cell-address="Sheet1.L57"/>
          </calcext:conditional-format>
          <calcext:conditional-format calcext:target-range-address="Sheet1.L58:Sheet1.L58">
            <calcext:condition calcext:apply-style-name="Untitled1" calcext:value="=1" calcext:base-cell-address="Sheet1.L58"/>
          </calcext:conditional-format>
          <calcext:conditional-format calcext:target-range-address="Sheet1.L59:Sheet1.L59">
            <calcext:condition calcext:apply-style-name="Untitled1" calcext:value="=1" calcext:base-cell-address="Sheet1.L59"/>
          </calcext:conditional-format>
          <calcext:conditional-format calcext:target-range-address="Sheet1.L60:Sheet1.L60">
            <calcext:condition calcext:apply-style-name="Untitled1" calcext:value="=1" calcext:base-cell-address="Sheet1.L60"/>
          </calcext:conditional-format>
          <calcext:conditional-format calcext:target-range-address="Sheet1.L61:Sheet1.L61">
            <calcext:condition calcext:apply-style-name="Untitled1" calcext:value="=1" calcext:base-cell-address="Sheet1.L61"/>
          </calcext:conditional-format>
          <calcext:conditional-format calcext:target-range-address="Sheet1.L62:Sheet1.L62">
            <calcext:condition calcext:apply-style-name="Untitled1" calcext:value="=1" calcext:base-cell-address="Sheet1.L62"/>
          </calcext:conditional-format>
          <calcext:conditional-format calcext:target-range-address="Sheet1.L63:Sheet1.L63">
            <calcext:condition calcext:apply-style-name="Untitled1" calcext:value="=1" calcext:base-cell-address="Sheet1.L63"/>
          </calcext:conditional-format>
          <calcext:conditional-format calcext:target-range-address="Sheet1.L64:Sheet1.L64">
            <calcext:condition calcext:apply-style-name="Untitled1" calcext:value="=1" calcext:base-cell-address="Sheet1.L64"/>
          </calcext:conditional-format>
          <calcext:conditional-format calcext:target-range-address="Sheet1.L65:Sheet1.L65">
            <calcext:condition calcext:apply-style-name="Untitled1" calcext:value="=1" calcext:base-cell-address="Sheet1.L65"/>
          </calcext:conditional-format>
          <calcext:conditional-format calcext:target-range-address="Sheet1.L66:Sheet1.L66">
            <calcext:condition calcext:apply-style-name="Untitled1" calcext:value="=1" calcext:base-cell-address="Sheet1.L66"/>
          </calcext:conditional-format>
          <calcext:conditional-format calcext:target-range-address="Sheet1.L67:Sheet1.L67">
            <calcext:condition calcext:apply-style-name="Untitled1" calcext:value="=1" calcext:base-cell-address="Sheet1.L67"/>
          </calcext:conditional-format>
          <calcext:conditional-format calcext:target-range-address="Sheet1.L68:Sheet1.L68">
            <calcext:condition calcext:apply-style-name="Untitled1" calcext:value="=1" calcext:base-cell-address="Sheet1.L68"/>
          </calcext:conditional-format>
          <calcext:conditional-format calcext:target-range-address="Sheet1.L69:Sheet1.L69">
            <calcext:condition calcext:apply-style-name="Untitled1" calcext:value="=1" calcext:base-cell-address="Sheet1.L69"/>
          </calcext:conditional-format>
          <calcext:conditional-format calcext:target-range-address="Sheet1.L70:Sheet1.L70">
            <calcext:condition calcext:apply-style-name="Untitled1" calcext:value="=1" calcext:base-cell-address="Sheet1.L70"/>
          </calcext:conditional-format>
          <calcext:conditional-format calcext:target-range-address="Sheet1.L71:Sheet1.L71">
            <calcext:condition calcext:apply-style-name="Untitled1" calcext:value="=1" calcext:base-cell-address="Sheet1.L71"/>
          </calcext:conditional-format>
          <calcext:conditional-format calcext:target-range-address="Sheet1.L72:Sheet1.L72">
            <calcext:condition calcext:apply-style-name="Untitled1" calcext:value="=1" calcext:base-cell-address="Sheet1.L72"/>
          </calcext:conditional-format>
          <calcext:conditional-format calcext:target-range-address="Sheet1.L73:Sheet1.L73">
            <calcext:condition calcext:apply-style-name="Untitled1" calcext:value="=1" calcext:base-cell-address="Sheet1.L73"/>
          </calcext:conditional-format>
          <calcext:conditional-format calcext:target-range-address="Sheet1.L74:Sheet1.L74">
            <calcext:condition calcext:apply-style-name="Untitled1" calcext:value="=1" calcext:base-cell-address="Sheet1.L74"/>
          </calcext:conditional-format>
          <calcext:conditional-format calcext:target-range-address="Sheet1.L75:Sheet1.L75">
            <calcext:condition calcext:apply-style-name="Untitled1" calcext:value="=1" calcext:base-cell-address="Sheet1.L75"/>
          </calcext:conditional-format>
          <calcext:conditional-format calcext:target-range-address="Sheet1.L76:Sheet1.L76">
            <calcext:condition calcext:apply-style-name="Untitled1" calcext:value="=1" calcext:base-cell-address="Sheet1.L76"/>
          </calcext:conditional-format>
          <calcext:conditional-format calcext:target-range-address="Sheet1.L77:Sheet1.L77">
            <calcext:condition calcext:apply-style-name="Untitled1" calcext:value="=1" calcext:base-cell-address="Sheet1.L77"/>
          </calcext:conditional-format>
          <calcext:conditional-format calcext:target-range-address="Sheet1.L78:Sheet1.L78">
            <calcext:condition calcext:apply-style-name="Untitled1" calcext:value="=1" calcext:base-cell-address="Sheet1.L78"/>
          </calcext:conditional-format>
          <calcext:conditional-format calcext:target-range-address="Sheet1.L79:Sheet1.L79">
            <calcext:condition calcext:apply-style-name="Untitled1" calcext:value="=1" calcext:base-cell-address="Sheet1.L79"/>
          </calcext:conditional-format>
          <calcext:conditional-format calcext:target-range-address="Sheet1.L80:Sheet1.L80">
            <calcext:condition calcext:apply-style-name="Untitled1" calcext:value="=1" calcext:base-cell-address="Sheet1.L80"/>
          </calcext:conditional-format>
          <calcext:conditional-format calcext:target-range-address="Sheet1.L81:Sheet1.L81">
            <calcext:condition calcext:apply-style-name="Untitled1" calcext:value="=1" calcext:base-cell-address="Sheet1.L81"/>
          </calcext:conditional-format>
          <calcext:conditional-format calcext:target-range-address="Sheet1.L82:Sheet1.L82">
            <calcext:condition calcext:apply-style-name="Untitled1" calcext:value="=1" calcext:base-cell-address="Sheet1.L82"/>
          </calcext:conditional-format>
          <calcext:conditional-format calcext:target-range-address="Sheet1.L83:Sheet1.L83">
            <calcext:condition calcext:apply-style-name="Untitled1" calcext:value="=1" calcext:base-cell-address="Sheet1.L83"/>
          </calcext:conditional-format>
          <calcext:conditional-format calcext:target-range-address="Sheet1.L84:Sheet1.L84">
            <calcext:condition calcext:apply-style-name="Untitled1" calcext:value="=1" calcext:base-cell-address="Sheet1.L84"/>
          </calcext:conditional-format>
          <calcext:conditional-format calcext:target-range-address="Sheet1.L85:Sheet1.L85">
            <calcext:condition calcext:apply-style-name="Untitled1" calcext:value="=1" calcext:base-cell-address="Sheet1.L85"/>
          </calcext:conditional-format>
          <calcext:conditional-format calcext:target-range-address="Sheet1.L86:Sheet1.L86">
            <calcext:condition calcext:apply-style-name="Untitled1" calcext:value="=1" calcext:base-cell-address="Sheet1.L86"/>
          </calcext:conditional-format>
          <calcext:conditional-format calcext:target-range-address="Sheet1.L87:Sheet1.L87">
            <calcext:condition calcext:apply-style-name="Untitled1" calcext:value="=1" calcext:base-cell-address="Sheet1.L87"/>
          </calcext:conditional-format>
          <calcext:conditional-format calcext:target-range-address="Sheet1.L88:Sheet1.L88">
            <calcext:condition calcext:apply-style-name="Untitled1" calcext:value="=1" calcext:base-cell-address="Sheet1.L88"/>
          </calcext:conditional-format>
          <calcext:conditional-format calcext:target-range-address="Sheet1.L89:Sheet1.L89">
            <calcext:condition calcext:apply-style-name="Untitled1" calcext:value="=1" calcext:base-cell-address="Sheet1.L89"/>
          </calcext:conditional-format>
          <calcext:conditional-format calcext:target-range-address="Sheet1.L90:Sheet1.L90">
            <calcext:condition calcext:apply-style-name="Untitled1" calcext:value="=1" calcext:base-cell-address="Sheet1.L90"/>
          </calcext:conditional-format>
          <calcext:conditional-format calcext:target-range-address="Sheet1.L91:Sheet1.L91">
            <calcext:condition calcext:apply-style-name="Untitled1" calcext:value="=1" calcext:base-cell-address="Sheet1.L91"/>
          </calcext:conditional-format>
          <calcext:conditional-format calcext:target-range-address="Sheet1.L92:Sheet1.L92">
            <calcext:condition calcext:apply-style-name="Untitled1" calcext:value="=1" calcext:base-cell-address="Sheet1.L92"/>
          </calcext:conditional-format>
          <calcext:conditional-format calcext:target-range-address="Sheet1.L93:Sheet1.L93">
            <calcext:condition calcext:apply-style-name="Untitled1" calcext:value="=1" calcext:base-cell-address="Sheet1.L93"/>
          </calcext:conditional-format>
          <calcext:conditional-format calcext:target-range-address="Sheet1.L94:Sheet1.L94">
            <calcext:condition calcext:apply-style-name="Untitled1" calcext:value="=1" calcext:base-cell-address="Sheet1.L94"/>
          </calcext:conditional-format>
          <calcext:conditional-format calcext:target-range-address="Sheet1.L95:Sheet1.L95">
            <calcext:condition calcext:apply-style-name="Untitled1" calcext:value="=1" calcext:base-cell-address="Sheet1.L95"/>
          </calcext:conditional-format>
          <calcext:conditional-format calcext:target-range-address="Sheet1.L96:Sheet1.L96">
            <calcext:condition calcext:apply-style-name="Untitled1" calcext:value="=1" calcext:base-cell-address="Sheet1.L96"/>
          </calcext:conditional-format>
          <calcext:conditional-format calcext:target-range-address="Sheet1.L97:Sheet1.L97">
            <calcext:condition calcext:apply-style-name="Untitled1" calcext:value="=1" calcext:base-cell-address="Sheet1.L97"/>
          </calcext:conditional-format>
          <calcext:conditional-format calcext:target-range-address="Sheet1.L98:Sheet1.L98">
            <calcext:condition calcext:apply-style-name="Untitled1" calcext:value="=1" calcext:base-cell-address="Sheet1.L98"/>
          </calcext:conditional-format>
          <calcext:conditional-format calcext:target-range-address="Sheet1.L99:Sheet1.L99">
            <calcext:condition calcext:apply-style-name="Untitled1" calcext:value="=1" calcext:base-cell-address="Sheet1.L99"/>
          </calcext:conditional-format>
          <calcext:conditional-format calcext:target-range-address="Sheet1.L100:Sheet1.L100">
            <calcext:condition calcext:apply-style-name="Untitled1" calcext:value="=1" calcext:base-cell-address="Sheet1.L100"/>
          </calcext:conditional-format>
          <calcext:conditional-format calcext:target-range-address="Sheet1.L101:Sheet1.L101">
            <calcext:condition calcext:apply-style-name="Untitled1" calcext:value="=1" calcext:base-cell-address="Sheet1.L101"/>
          </calcext:conditional-format>
          <calcext:conditional-format calcext:target-range-address="Sheet1.L102:Sheet1.L102">
            <calcext:condition calcext:apply-style-name="Untitled1" calcext:value="=1" calcext:base-cell-address="Sheet1.L102"/>
          </calcext:conditional-format>
          <calcext:conditional-format calcext:target-range-address="Sheet1.L103:Sheet1.L103">
            <calcext:condition calcext:apply-style-name="Untitled1" calcext:value="=1" calcext:base-cell-address="Sheet1.L103"/>
          </calcext:conditional-format>
          <calcext:conditional-format calcext:target-range-address="Sheet1.L104:Sheet1.L104">
            <calcext:condition calcext:apply-style-name="Untitled1" calcext:value="=1" calcext:base-cell-address="Sheet1.L104"/>
          </calcext:conditional-format>
          <calcext:conditional-format calcext:target-range-address="Sheet1.L105:Sheet1.L105">
            <calcext:condition calcext:apply-style-name="Untitled1" calcext:value="=1" calcext:base-cell-address="Sheet1.L105"/>
          </calcext:conditional-format>
          <calcext:conditional-format calcext:target-range-address="Sheet1.L106:Sheet1.L106">
            <calcext:condition calcext:apply-style-name="Untitled1" calcext:value="=1" calcext:base-cell-address="Sheet1.L106"/>
          </calcext:conditional-format>
          <calcext:conditional-format calcext:target-range-address="Sheet1.L107:Sheet1.L107">
            <calcext:condition calcext:apply-style-name="Untitled1" calcext:value="=1" calcext:base-cell-address="Sheet1.L107"/>
          </calcext:conditional-format>
          <calcext:conditional-format calcext:target-range-address="Sheet1.L108:Sheet1.L108">
            <calcext:condition calcext:apply-style-name="Untitled1" calcext:value="=1" calcext:base-cell-address="Sheet1.L108"/>
          </calcext:conditional-format>
          <calcext:conditional-format calcext:target-range-address="Sheet1.L109:Sheet1.L109">
            <calcext:condition calcext:apply-style-name="Untitled1" calcext:value="=1" calcext:base-cell-address="Sheet1.L109"/>
          </calcext:conditional-format>
          <calcext:conditional-format calcext:target-range-address="Sheet1.L110:Sheet1.L110">
            <calcext:condition calcext:apply-style-name="Untitled1" calcext:value="=1" calcext:base-cell-address="Sheet1.L110"/>
          </calcext:conditional-format>
          <calcext:conditional-format calcext:target-range-address="Sheet1.L111:Sheet1.L111">
            <calcext:condition calcext:apply-style-name="Untitled1" calcext:value="=1" calcext:base-cell-address="Sheet1.L111"/>
          </calcext:conditional-format>
          <calcext:conditional-format calcext:target-range-address="Sheet1.L112:Sheet1.L112">
            <calcext:condition calcext:apply-style-name="Untitled1" calcext:value="=1" calcext:base-cell-address="Sheet1.L112"/>
          </calcext:conditional-format>
          <calcext:conditional-format calcext:target-range-address="Sheet1.L113:Sheet1.L113">
            <calcext:condition calcext:apply-style-name="Untitled1" calcext:value="=1" calcext:base-cell-address="Sheet1.L113"/>
          </calcext:conditional-format>
          <calcext:conditional-format calcext:target-range-address="Sheet1.L114:Sheet1.L114">
            <calcext:condition calcext:apply-style-name="Untitled1" calcext:value="=1" calcext:base-cell-address="Sheet1.L114"/>
          </calcext:conditional-format>
          <calcext:conditional-format calcext:target-range-address="Sheet1.L115:Sheet1.L115">
            <calcext:condition calcext:apply-style-name="Untitled1" calcext:value="=1" calcext:base-cell-address="Sheet1.L115"/>
          </calcext:conditional-format>
          <calcext:conditional-format calcext:target-range-address="Sheet1.L116:Sheet1.L116">
            <calcext:condition calcext:apply-style-name="Untitled1" calcext:value="=1" calcext:base-cell-address="Sheet1.L116"/>
          </calcext:conditional-format>
          <calcext:conditional-format calcext:target-range-address="Sheet1.L117:Sheet1.L117">
            <calcext:condition calcext:apply-style-name="Untitled1" calcext:value="=1" calcext:base-cell-address="Sheet1.L117"/>
          </calcext:conditional-format>
          <calcext:conditional-format calcext:target-range-address="Sheet1.L118:Sheet1.L118">
            <calcext:condition calcext:apply-style-name="Untitled1" calcext:value="=1" calcext:base-cell-address="Sheet1.L118"/>
          </calcext:conditional-format>
          <calcext:conditional-format calcext:target-range-address="Sheet1.L119:Sheet1.L119">
            <calcext:condition calcext:apply-style-name="Untitled1" calcext:value="=1" calcext:base-cell-address="Sheet1.L119"/>
          </calcext:conditional-format>
          <calcext:conditional-format calcext:target-range-address="Sheet1.L120:Sheet1.L120">
            <calcext:condition calcext:apply-style-name="Untitled1" calcext:value="=1" calcext:base-cell-address="Sheet1.L120"/>
          </calcext:conditional-format>
          <calcext:conditional-format calcext:target-range-address="Sheet1.L121:Sheet1.L121">
            <calcext:condition calcext:apply-style-name="Untitled1" calcext:value="=1" calcext:base-cell-address="Sheet1.L121"/>
          </calcext:conditional-format>
          <calcext:conditional-format calcext:target-range-address="Sheet1.L122:Sheet1.L122">
            <calcext:condition calcext:apply-style-name="Untitled1" calcext:value="=1" calcext:base-cell-address="Sheet1.L122"/>
          </calcext:conditional-format>
          <calcext:conditional-format calcext:target-range-address="Sheet1.L123:Sheet1.L123">
            <calcext:condition calcext:apply-style-name="Untitled1" calcext:value="=1" calcext:base-cell-address="Sheet1.L123"/>
          </calcext:conditional-format>
          <calcext:conditional-format calcext:target-range-address="Sheet1.L124:Sheet1.L124">
            <calcext:condition calcext:apply-style-name="Untitled1" calcext:value="=1" calcext:base-cell-address="Sheet1.L124"/>
          </calcext:conditional-format>
          <calcext:conditional-format calcext:target-range-address="Sheet1.L125:Sheet1.L125">
            <calcext:condition calcext:apply-style-name="Untitled1" calcext:value="=1" calcext:base-cell-address="Sheet1.L125"/>
          </calcext:conditional-format>
          <calcext:conditional-format calcext:target-range-address="Sheet1.L126:Sheet1.L126">
            <calcext:condition calcext:apply-style-name="Untitled1" calcext:value="=1" calcext:base-cell-address="Sheet1.L126"/>
          </calcext:conditional-format>
          <calcext:conditional-format calcext:target-range-address="Sheet1.L127:Sheet1.L127">
            <calcext:condition calcext:apply-style-name="Untitled1" calcext:value="=1" calcext:base-cell-address="Sheet1.L127"/>
          </calcext:conditional-format>
          <calcext:conditional-format calcext:target-range-address="Sheet1.L128:Sheet1.L128">
            <calcext:condition calcext:apply-style-name="Untitled1" calcext:value="=1" calcext:base-cell-address="Sheet1.L128"/>
          </calcext:conditional-format>
          <calcext:conditional-format calcext:target-range-address="Sheet1.L129:Sheet1.L129">
            <calcext:condition calcext:apply-style-name="Untitled1" calcext:value="=1" calcext:base-cell-address="Sheet1.L129"/>
          </calcext:conditional-format>
          <calcext:conditional-format calcext:target-range-address="Sheet1.L130:Sheet1.L130">
            <calcext:condition calcext:apply-style-name="Untitled1" calcext:value="=1" calcext:base-cell-address="Sheet1.L130"/>
          </calcext:conditional-format>
          <calcext:conditional-format calcext:target-range-address="Sheet1.L131:Sheet1.L131">
            <calcext:condition calcext:apply-style-name="Untitled1" calcext:value="=1" calcext:base-cell-address="Sheet1.L131"/>
          </calcext:conditional-format>
          <calcext:conditional-format calcext:target-range-address="Sheet1.L132:Sheet1.L132">
            <calcext:condition calcext:apply-style-name="Untitled1" calcext:value="=1" calcext:base-cell-address="Sheet1.L132"/>
          </calcext:conditional-format>
          <calcext:conditional-format calcext:target-range-address="Sheet1.L133:Sheet1.L133">
            <calcext:condition calcext:apply-style-name="Untitled1" calcext:value="=1" calcext:base-cell-address="Sheet1.L133"/>
          </calcext:conditional-format>
          <calcext:conditional-format calcext:target-range-address="Sheet1.L134:Sheet1.L134">
            <calcext:condition calcext:apply-style-name="Untitled1" calcext:value="=1" calcext:base-cell-address="Sheet1.L134"/>
          </calcext:conditional-format>
          <calcext:conditional-format calcext:target-range-address="Sheet1.L135:Sheet1.L135">
            <calcext:condition calcext:apply-style-name="Untitled1" calcext:value="=1" calcext:base-cell-address="Sheet1.L135"/>
          </calcext:conditional-format>
          <calcext:conditional-format calcext:target-range-address="Sheet1.L136:Sheet1.L136">
            <calcext:condition calcext:apply-style-name="Untitled1" calcext:value="=1" calcext:base-cell-address="Sheet1.L136"/>
          </calcext:conditional-format>
          <calcext:conditional-format calcext:target-range-address="Sheet1.L137:Sheet1.L137">
            <calcext:condition calcext:apply-style-name="Untitled1" calcext:value="=1" calcext:base-cell-address="Sheet1.L137"/>
          </calcext:conditional-format>
          <calcext:conditional-format calcext:target-range-address="Sheet1.L138:Sheet1.L138">
            <calcext:condition calcext:apply-style-name="Untitled1" calcext:value="=1" calcext:base-cell-address="Sheet1.L138"/>
          </calcext:conditional-format>
          <calcext:conditional-format calcext:target-range-address="Sheet1.L139:Sheet1.L139">
            <calcext:condition calcext:apply-style-name="Untitled1" calcext:value="=1" calcext:base-cell-address="Sheet1.L139"/>
          </calcext:conditional-format>
          <calcext:conditional-format calcext:target-range-address="Sheet1.L140:Sheet1.L140">
            <calcext:condition calcext:apply-style-name="Untitled1" calcext:value="=1" calcext:base-cell-address="Sheet1.L140"/>
          </calcext:conditional-format>
          <calcext:conditional-format calcext:target-range-address="Sheet1.L141:Sheet1.L141">
            <calcext:condition calcext:apply-style-name="Untitled1" calcext:value="=1" calcext:base-cell-address="Sheet1.L141"/>
          </calcext:conditional-format>
          <calcext:conditional-format calcext:target-range-address="Sheet1.L142:Sheet1.L142">
            <calcext:condition calcext:apply-style-name="Untitled1" calcext:value="=1" calcext:base-cell-address="Sheet1.L142"/>
          </calcext:conditional-format>
          <calcext:conditional-format calcext:target-range-address="Sheet1.L143:Sheet1.L143">
            <calcext:condition calcext:apply-style-name="Untitled1" calcext:value="=1" calcext:base-cell-address="Sheet1.L143"/>
          </calcext:conditional-format>
          <calcext:conditional-format calcext:target-range-address="Sheet1.L144:Sheet1.L144">
            <calcext:condition calcext:apply-style-name="Untitled1" calcext:value="=1" calcext:base-cell-address="Sheet1.L144"/>
          </calcext:conditional-format>
          <calcext:conditional-format calcext:target-range-address="Sheet1.L145:Sheet1.L145">
            <calcext:condition calcext:apply-style-name="Untitled1" calcext:value="=1" calcext:base-cell-address="Sheet1.L145"/>
          </calcext:conditional-format>
          <calcext:conditional-format calcext:target-range-address="Sheet1.L146:Sheet1.L146">
            <calcext:condition calcext:apply-style-name="Untitled1" calcext:value="=1" calcext:base-cell-address="Sheet1.L146"/>
          </calcext:conditional-format>
          <calcext:conditional-format calcext:target-range-address="Sheet1.L147:Sheet1.L147">
            <calcext:condition calcext:apply-style-name="Untitled1" calcext:value="=1" calcext:base-cell-address="Sheet1.L147"/>
          </calcext:conditional-format>
          <calcext:conditional-format calcext:target-range-address="Sheet1.L148:Sheet1.L148">
            <calcext:condition calcext:apply-style-name="Untitled1" calcext:value="=1" calcext:base-cell-address="Sheet1.L148"/>
          </calcext:conditional-format>
          <calcext:conditional-format calcext:target-range-address="Sheet1.L149:Sheet1.L149">
            <calcext:condition calcext:apply-style-name="Untitled1" calcext:value="=1" calcext:base-cell-address="Sheet1.L149"/>
          </calcext:conditional-format>
          <calcext:conditional-format calcext:target-range-address="Sheet1.L150:Sheet1.L150">
            <calcext:condition calcext:apply-style-name="Untitled1" calcext:value="=1" calcext:base-cell-address="Sheet1.L150"/>
          </calcext:conditional-format>
          <calcext:conditional-format calcext:target-range-address="Sheet1.L151:Sheet1.L151">
            <calcext:condition calcext:apply-style-name="Untitled1" calcext:value="=1" calcext:base-cell-address="Sheet1.L151"/>
          </calcext:conditional-format>
          <calcext:conditional-format calcext:target-range-address="Sheet1.L152:Sheet1.L152">
            <calcext:condition calcext:apply-style-name="Untitled1" calcext:value="=1" calcext:base-cell-address="Sheet1.L152"/>
          </calcext:conditional-format>
          <calcext:conditional-format calcext:target-range-address="Sheet1.L153:Sheet1.L153">
            <calcext:condition calcext:apply-style-name="Untitled1" calcext:value="=1" calcext:base-cell-address="Sheet1.L153"/>
          </calcext:conditional-format>
          <calcext:conditional-format calcext:target-range-address="Sheet1.L154:Sheet1.L154">
            <calcext:condition calcext:apply-style-name="Untitled1" calcext:value="=1" calcext:base-cell-address="Sheet1.L154"/>
          </calcext:conditional-format>
          <calcext:conditional-format calcext:target-range-address="Sheet1.L155:Sheet1.L155">
            <calcext:condition calcext:apply-style-name="Untitled1" calcext:value="=1" calcext:base-cell-address="Sheet1.L155"/>
          </calcext:conditional-format>
          <calcext:conditional-format calcext:target-range-address="Sheet1.L156:Sheet1.L156">
            <calcext:condition calcext:apply-style-name="Untitled1" calcext:value="=1" calcext:base-cell-address="Sheet1.L156"/>
          </calcext:conditional-format>
          <calcext:conditional-format calcext:target-range-address="Sheet1.L157:Sheet1.L157">
            <calcext:condition calcext:apply-style-name="Untitled1" calcext:value="=1" calcext:base-cell-address="Sheet1.L157"/>
          </calcext:conditional-format>
          <calcext:conditional-format calcext:target-range-address="Sheet1.L158:Sheet1.L158">
            <calcext:condition calcext:apply-style-name="Untitled1" calcext:value="=1" calcext:base-cell-address="Sheet1.L158"/>
          </calcext:conditional-format>
          <calcext:conditional-format calcext:target-range-address="Sheet1.L159:Sheet1.L159">
            <calcext:condition calcext:apply-style-name="Untitled1" calcext:value="=1" calcext:base-cell-address="Sheet1.L159"/>
          </calcext:conditional-format>
          <calcext:conditional-format calcext:target-range-address="Sheet1.L160:Sheet1.L160">
            <calcext:condition calcext:apply-style-name="Untitled1" calcext:value="=1" calcext:base-cell-address="Sheet1.L160"/>
          </calcext:conditional-format>
          <calcext:conditional-format calcext:target-range-address="Sheet1.L161:Sheet1.L161">
            <calcext:condition calcext:apply-style-name="Untitled1" calcext:value="=1" calcext:base-cell-address="Sheet1.L161"/>
          </calcext:conditional-format>
          <calcext:conditional-format calcext:target-range-address="Sheet1.L162:Sheet1.L162">
            <calcext:condition calcext:apply-style-name="Untitled1" calcext:value="=1" calcext:base-cell-address="Sheet1.L162"/>
          </calcext:conditional-format>
          <calcext:conditional-format calcext:target-range-address="Sheet1.L163:Sheet1.L163">
            <calcext:condition calcext:apply-style-name="Untitled1" calcext:value="=1" calcext:base-cell-address="Sheet1.L163"/>
          </calcext:conditional-format>
          <calcext:conditional-format calcext:target-range-address="Sheet1.L164:Sheet1.L164">
            <calcext:condition calcext:apply-style-name="Untitled1" calcext:value="=1" calcext:base-cell-address="Sheet1.L164"/>
          </calcext:conditional-format>
          <calcext:conditional-format calcext:target-range-address="Sheet1.L165:Sheet1.L165">
            <calcext:condition calcext:apply-style-name="Untitled1" calcext:value="=1" calcext:base-cell-address="Sheet1.L165"/>
          </calcext:conditional-format>
          <calcext:conditional-format calcext:target-range-address="Sheet1.L166:Sheet1.L166">
            <calcext:condition calcext:apply-style-name="Untitled1" calcext:value="=1" calcext:base-cell-address="Sheet1.L166"/>
          </calcext:conditional-format>
          <calcext:conditional-format calcext:target-range-address="Sheet1.L167:Sheet1.L167">
            <calcext:condition calcext:apply-style-name="Untitled1" calcext:value="=1" calcext:base-cell-address="Sheet1.L167"/>
          </calcext:conditional-format>
          <calcext:conditional-format calcext:target-range-address="Sheet1.L168:Sheet1.L168">
            <calcext:condition calcext:apply-style-name="Untitled1" calcext:value="=1" calcext:base-cell-address="Sheet1.L168"/>
          </calcext:conditional-format>
          <calcext:conditional-format calcext:target-range-address="Sheet1.L169:Sheet1.L169">
            <calcext:condition calcext:apply-style-name="Untitled1" calcext:value="=1" calcext:base-cell-address="Sheet1.L169"/>
          </calcext:conditional-format>
          <calcext:conditional-format calcext:target-range-address="Sheet1.L170:Sheet1.L170">
            <calcext:condition calcext:apply-style-name="Untitled1" calcext:value="=1" calcext:base-cell-address="Sheet1.L170"/>
          </calcext:conditional-format>
          <calcext:conditional-format calcext:target-range-address="Sheet1.L171:Sheet1.L171">
            <calcext:condition calcext:apply-style-name="Untitled1" calcext:value="=1" calcext:base-cell-address="Sheet1.L171"/>
          </calcext:conditional-format>
          <calcext:conditional-format calcext:target-range-address="Sheet1.L172:Sheet1.L172">
            <calcext:condition calcext:apply-style-name="Untitled1" calcext:value="=1" calcext:base-cell-address="Sheet1.L172"/>
          </calcext:conditional-format>
          <calcext:conditional-format calcext:target-range-address="Sheet1.L173:Sheet1.L173">
            <calcext:condition calcext:apply-style-name="Untitled1" calcext:value="=1" calcext:base-cell-address="Sheet1.L173"/>
          </calcext:conditional-format>
          <calcext:conditional-format calcext:target-range-address="Sheet1.L174:Sheet1.L174">
            <calcext:condition calcext:apply-style-name="Untitled1" calcext:value="=1" calcext:base-cell-address="Sheet1.L174"/>
          </calcext:conditional-format>
          <calcext:conditional-format calcext:target-range-address="Sheet1.L175:Sheet1.L175">
            <calcext:condition calcext:apply-style-name="Untitled1" calcext:value="=1" calcext:base-cell-address="Sheet1.L175"/>
          </calcext:conditional-format>
          <calcext:conditional-format calcext:target-range-address="Sheet1.L176:Sheet1.L176">
            <calcext:condition calcext:apply-style-name="Untitled1" calcext:value="=1" calcext:base-cell-address="Sheet1.L176"/>
          </calcext:conditional-format>
          <calcext:conditional-format calcext:target-range-address="Sheet1.L177:Sheet1.L177">
            <calcext:condition calcext:apply-style-name="Untitled1" calcext:value="=1" calcext:base-cell-address="Sheet1.L177"/>
          </calcext:conditional-format>
          <calcext:conditional-format calcext:target-range-address="Sheet1.L178:Sheet1.L178">
            <calcext:condition calcext:apply-style-name="Untitled1" calcext:value="=1" calcext:base-cell-address="Sheet1.L178"/>
          </calcext:conditional-format>
          <calcext:conditional-format calcext:target-range-address="Sheet1.L179:Sheet1.L179">
            <calcext:condition calcext:apply-style-name="Untitled1" calcext:value="=1" calcext:base-cell-address="Sheet1.L179"/>
          </calcext:conditional-format>
          <calcext:conditional-format calcext:target-range-address="Sheet1.L180:Sheet1.L180">
            <calcext:condition calcext:apply-style-name="Untitled1" calcext:value="=1" calcext:base-cell-address="Sheet1.L180"/>
          </calcext:conditional-format>
          <calcext:conditional-format calcext:target-range-address="Sheet1.L181:Sheet1.L181">
            <calcext:condition calcext:apply-style-name="Untitled1" calcext:value="=1" calcext:base-cell-address="Sheet1.L181"/>
          </calcext:conditional-format>
          <calcext:conditional-format calcext:target-range-address="Sheet1.L182:Sheet1.L182">
            <calcext:condition calcext:apply-style-name="Untitled1" calcext:value="=1" calcext:base-cell-address="Sheet1.L182"/>
          </calcext:conditional-format>
          <calcext:conditional-format calcext:target-range-address="Sheet1.L183:Sheet1.L183">
            <calcext:condition calcext:apply-style-name="Untitled1" calcext:value="=1" calcext:base-cell-address="Sheet1.L183"/>
          </calcext:conditional-format>
          <calcext:conditional-format calcext:target-range-address="Sheet1.L184:Sheet1.L184">
            <calcext:condition calcext:apply-style-name="Untitled1" calcext:value="=1" calcext:base-cell-address="Sheet1.L184"/>
          </calcext:conditional-format>
          <calcext:conditional-format calcext:target-range-address="Sheet1.L185:Sheet1.L185">
            <calcext:condition calcext:apply-style-name="Untitled1" calcext:value="=1" calcext:base-cell-address="Sheet1.L185"/>
          </calcext:conditional-format>
          <calcext:conditional-format calcext:target-range-address="Sheet1.L186:Sheet1.L186">
            <calcext:condition calcext:apply-style-name="Untitled1" calcext:value="=1" calcext:base-cell-address="Sheet1.L186"/>
          </calcext:conditional-format>
          <calcext:conditional-format calcext:target-range-address="Sheet1.L187:Sheet1.L187">
            <calcext:condition calcext:apply-style-name="Untitled1" calcext:value="=1" calcext:base-cell-address="Sheet1.L187"/>
          </calcext:conditional-format>
          <calcext:conditional-format calcext:target-range-address="Sheet1.L188:Sheet1.L188">
            <calcext:condition calcext:apply-style-name="Untitled1" calcext:value="=1" calcext:base-cell-address="Sheet1.L188"/>
          </calcext:conditional-format>
          <calcext:conditional-format calcext:target-range-address="Sheet1.L189:Sheet1.L189">
            <calcext:condition calcext:apply-style-name="Untitled1" calcext:value="=1" calcext:base-cell-address="Sheet1.L189"/>
          </calcext:conditional-format>
          <calcext:conditional-format calcext:target-range-address="Sheet1.L190:Sheet1.L190">
            <calcext:condition calcext:apply-style-name="Untitled1" calcext:value="=1" calcext:base-cell-address="Sheet1.L190"/>
          </calcext:conditional-format>
          <calcext:conditional-format calcext:target-range-address="Sheet1.L191:Sheet1.L191">
            <calcext:condition calcext:apply-style-name="Untitled1" calcext:value="=1" calcext:base-cell-address="Sheet1.L191"/>
          </calcext:conditional-format>
          <calcext:conditional-format calcext:target-range-address="Sheet1.L192:Sheet1.L192">
            <calcext:condition calcext:apply-style-name="Untitled1" calcext:value="=1" calcext:base-cell-address="Sheet1.L192"/>
          </calcext:conditional-format>
          <calcext:conditional-format calcext:target-range-address="Sheet1.L193:Sheet1.L193">
            <calcext:condition calcext:apply-style-name="Untitled1" calcext:value="=1" calcext:base-cell-address="Sheet1.L193"/>
          </calcext:conditional-format>
          <calcext:conditional-format calcext:target-range-address="Sheet1.L194:Sheet1.L194">
            <calcext:condition calcext:apply-style-name="Untitled1" calcext:value="=1" calcext:base-cell-address="Sheet1.L194"/>
          </calcext:conditional-format>
          <calcext:conditional-format calcext:target-range-address="Sheet1.L195:Sheet1.L195">
            <calcext:condition calcext:apply-style-name="Untitled1" calcext:value="=1" calcext:base-cell-address="Sheet1.L195"/>
          </calcext:conditional-format>
          <calcext:conditional-format calcext:target-range-address="Sheet1.L196:Sheet1.L196">
            <calcext:condition calcext:apply-style-name="Untitled1" calcext:value="=1" calcext:base-cell-address="Sheet1.L196"/>
          </calcext:conditional-format>
          <calcext:conditional-format calcext:target-range-address="Sheet1.L197:Sheet1.L197">
            <calcext:condition calcext:apply-style-name="Untitled1" calcext:value="=1" calcext:base-cell-address="Sheet1.L197"/>
          </calcext:conditional-format>
          <calcext:conditional-format calcext:target-range-address="Sheet1.L198:Sheet1.L198">
            <calcext:condition calcext:apply-style-name="Untitled1" calcext:value="=1" calcext:base-cell-address="Sheet1.L198"/>
          </calcext:conditional-format>
          <calcext:conditional-format calcext:target-range-address="Sheet1.L199:Sheet1.L199">
            <calcext:condition calcext:apply-style-name="Untitled1" calcext:value="=1" calcext:base-cell-address="Sheet1.L199"/>
          </calcext:conditional-format>
          <calcext:conditional-format calcext:target-range-address="Sheet1.L200:Sheet1.L200">
            <calcext:condition calcext:apply-style-name="Untitled1" calcext:value="=1" calcext:base-cell-address="Sheet1.L200"/>
          </calcext:conditional-format>
          <calcext:conditional-format calcext:target-range-address="Sheet1.L201:Sheet1.L201">
            <calcext:condition calcext:apply-style-name="Untitled1" calcext:value="=1" calcext:base-cell-address="Sheet1.L201"/>
          </calcext:conditional-format>
          <calcext:conditional-format calcext:target-range-address="Sheet1.L202:Sheet1.L202">
            <calcext:condition calcext:apply-style-name="Untitled1" calcext:value="=1" calcext:base-cell-address="Sheet1.L202"/>
          </calcext:conditional-format>
          <calcext:conditional-format calcext:target-range-address="Sheet1.L203:Sheet1.L203">
            <calcext:condition calcext:apply-style-name="Untitled1" calcext:value="=1" calcext:base-cell-address="Sheet1.L203"/>
          </calcext:conditional-format>
          <calcext:conditional-format calcext:target-range-address="Sheet1.L204:Sheet1.L204">
            <calcext:condition calcext:apply-style-name="Untitled1" calcext:value="=1" calcext:base-cell-address="Sheet1.L204"/>
          </calcext:conditional-format>
          <calcext:conditional-format calcext:target-range-address="Sheet1.L205:Sheet1.L205">
            <calcext:condition calcext:apply-style-name="Untitled1" calcext:value="=1" calcext:base-cell-address="Sheet1.L205"/>
          </calcext:conditional-format>
          <calcext:conditional-format calcext:target-range-address="Sheet1.L206:Sheet1.L206">
            <calcext:condition calcext:apply-style-name="Untitled1" calcext:value="=1" calcext:base-cell-address="Sheet1.L206"/>
          </calcext:conditional-format>
          <calcext:conditional-format calcext:target-range-address="Sheet1.L207:Sheet1.L207">
            <calcext:condition calcext:apply-style-name="Untitled1" calcext:value="=1" calcext:base-cell-address="Sheet1.L207"/>
          </calcext:conditional-format>
          <calcext:conditional-format calcext:target-range-address="Sheet1.L208:Sheet1.L208">
            <calcext:condition calcext:apply-style-name="Untitled1" calcext:value="=1" calcext:base-cell-address="Sheet1.L208"/>
          </calcext:conditional-format>
          <calcext:conditional-format calcext:target-range-address="Sheet1.L209:Sheet1.L209">
            <calcext:condition calcext:apply-style-name="Untitled1" calcext:value="=1" calcext:base-cell-address="Sheet1.L209"/>
          </calcext:conditional-format>
          <calcext:conditional-format calcext:target-range-address="Sheet1.L210:Sheet1.L210">
            <calcext:condition calcext:apply-style-name="Untitled1" calcext:value="=1" calcext:base-cell-address="Sheet1.L210"/>
          </calcext:conditional-format>
          <calcext:conditional-format calcext:target-range-address="Sheet1.L211:Sheet1.L211">
            <calcext:condition calcext:apply-style-name="Untitled1" calcext:value="=1" calcext:base-cell-address="Sheet1.L211"/>
          </calcext:conditional-format>
          <calcext:conditional-format calcext:target-range-address="Sheet1.L212:Sheet1.L212">
            <calcext:condition calcext:apply-style-name="Untitled1" calcext:value="=1" calcext:base-cell-address="Sheet1.L212"/>
          </calcext:conditional-format>
          <calcext:conditional-format calcext:target-range-address="Sheet1.L213:Sheet1.L213">
            <calcext:condition calcext:apply-style-name="Untitled1" calcext:value="=1" calcext:base-cell-address="Sheet1.L213"/>
          </calcext:conditional-format>
          <calcext:conditional-format calcext:target-range-address="Sheet1.L214:Sheet1.L214">
            <calcext:condition calcext:apply-style-name="Untitled1" calcext:value="=1" calcext:base-cell-address="Sheet1.L214"/>
          </calcext:conditional-format>
          <calcext:conditional-format calcext:target-range-address="Sheet1.L215:Sheet1.L215">
            <calcext:condition calcext:apply-style-name="Untitled1" calcext:value="=1" calcext:base-cell-address="Sheet1.L215"/>
          </calcext:conditional-format>
          <calcext:conditional-format calcext:target-range-address="Sheet1.L216:Sheet1.L216">
            <calcext:condition calcext:apply-style-name="Untitled1" calcext:value="=1" calcext:base-cell-address="Sheet1.L216"/>
          </calcext:conditional-format>
          <calcext:conditional-format calcext:target-range-address="Sheet1.L217:Sheet1.L217">
            <calcext:condition calcext:apply-style-name="Untitled1" calcext:value="=1" calcext:base-cell-address="Sheet1.L217"/>
          </calcext:conditional-format>
          <calcext:conditional-format calcext:target-range-address="Sheet1.L218:Sheet1.L218">
            <calcext:condition calcext:apply-style-name="Untitled1" calcext:value="=1" calcext:base-cell-address="Sheet1.L218"/>
          </calcext:conditional-format>
          <calcext:conditional-format calcext:target-range-address="Sheet1.L219:Sheet1.L219">
            <calcext:condition calcext:apply-style-name="Untitled1" calcext:value="=1" calcext:base-cell-address="Sheet1.L219"/>
          </calcext:conditional-format>
          <calcext:conditional-format calcext:target-range-address="Sheet1.L220:Sheet1.L220">
            <calcext:condition calcext:apply-style-name="Untitled1" calcext:value="=1" calcext:base-cell-address="Sheet1.L220"/>
          </calcext:conditional-format>
          <calcext:conditional-format calcext:target-range-address="Sheet1.L221:Sheet1.L221">
            <calcext:condition calcext:apply-style-name="Untitled1" calcext:value="=1" calcext:base-cell-address="Sheet1.L221"/>
          </calcext:conditional-format>
          <calcext:conditional-format calcext:target-range-address="Sheet1.L222:Sheet1.L222">
            <calcext:condition calcext:apply-style-name="Untitled1" calcext:value="=1" calcext:base-cell-address="Sheet1.L222"/>
          </calcext:conditional-format>
          <calcext:conditional-format calcext:target-range-address="Sheet1.L223:Sheet1.L223">
            <calcext:condition calcext:apply-style-name="Untitled1" calcext:value="=1" calcext:base-cell-address="Sheet1.L223"/>
          </calcext:conditional-format>
          <calcext:conditional-format calcext:target-range-address="Sheet1.L224:Sheet1.L224">
            <calcext:condition calcext:apply-style-name="Untitled1" calcext:value="=1" calcext:base-cell-address="Sheet1.L224"/>
          </calcext:conditional-format>
          <calcext:conditional-format calcext:target-range-address="Sheet1.L225:Sheet1.L225">
            <calcext:condition calcext:apply-style-name="Untitled1" calcext:value="=1" calcext:base-cell-address="Sheet1.L225"/>
          </calcext:conditional-format>
          <calcext:conditional-format calcext:target-range-address="Sheet1.L226:Sheet1.L226">
            <calcext:condition calcext:apply-style-name="Untitled1" calcext:value="=1" calcext:base-cell-address="Sheet1.L226"/>
          </calcext:conditional-format>
          <calcext:conditional-format calcext:target-range-address="Sheet1.L227:Sheet1.L227">
            <calcext:condition calcext:apply-style-name="Untitled1" calcext:value="=1" calcext:base-cell-address="Sheet1.L227"/>
          </calcext:conditional-format>
          <calcext:conditional-format calcext:target-range-address="Sheet1.L228:Sheet1.L228">
            <calcext:condition calcext:apply-style-name="Untitled1" calcext:value="=1" calcext:base-cell-address="Sheet1.L228"/>
          </calcext:conditional-format>
          <calcext:conditional-format calcext:target-range-address="Sheet1.L229:Sheet1.L229">
            <calcext:condition calcext:apply-style-name="Untitled1" calcext:value="=1" calcext:base-cell-address="Sheet1.L229"/>
          </calcext:conditional-format>
          <calcext:conditional-format calcext:target-range-address="Sheet1.L230:Sheet1.L230">
            <calcext:condition calcext:apply-style-name="Untitled1" calcext:value="=1" calcext:base-cell-address="Sheet1.L230"/>
          </calcext:conditional-format>
          <calcext:conditional-format calcext:target-range-address="Sheet1.L231:Sheet1.L231">
            <calcext:condition calcext:apply-style-name="Untitled1" calcext:value="=1" calcext:base-cell-address="Sheet1.L231"/>
          </calcext:conditional-format>
          <calcext:conditional-format calcext:target-range-address="Sheet1.L232:Sheet1.L232">
            <calcext:condition calcext:apply-style-name="Untitled1" calcext:value="=1" calcext:base-cell-address="Sheet1.L232"/>
          </calcext:conditional-format>
          <calcext:conditional-format calcext:target-range-address="Sheet1.L233:Sheet1.L233">
            <calcext:condition calcext:apply-style-name="Untitled1" calcext:value="=1" calcext:base-cell-address="Sheet1.L233"/>
          </calcext:conditional-format>
          <calcext:conditional-format calcext:target-range-address="Sheet1.L234:Sheet1.L234">
            <calcext:condition calcext:apply-style-name="Untitled1" calcext:value="=1" calcext:base-cell-address="Sheet1.L234"/>
          </calcext:conditional-format>
          <calcext:conditional-format calcext:target-range-address="Sheet1.L235:Sheet1.L235">
            <calcext:condition calcext:apply-style-name="Untitled1" calcext:value="=1" calcext:base-cell-address="Sheet1.L235"/>
          </calcext:conditional-format>
          <calcext:conditional-format calcext:target-range-address="Sheet1.L236:Sheet1.L236">
            <calcext:condition calcext:apply-style-name="Untitled1" calcext:value="=1" calcext:base-cell-address="Sheet1.L236"/>
          </calcext:conditional-format>
          <calcext:conditional-format calcext:target-range-address="Sheet1.L237:Sheet1.L237">
            <calcext:condition calcext:apply-style-name="Untitled1" calcext:value="=1" calcext:base-cell-address="Sheet1.L237"/>
          </calcext:conditional-format>
          <calcext:conditional-format calcext:target-range-address="Sheet1.L238:Sheet1.L238">
            <calcext:condition calcext:apply-style-name="Untitled1" calcext:value="=1" calcext:base-cell-address="Sheet1.L238"/>
          </calcext:conditional-format>
          <calcext:conditional-format calcext:target-range-address="Sheet1.L239:Sheet1.L239">
            <calcext:condition calcext:apply-style-name="Untitled1" calcext:value="=1" calcext:base-cell-address="Sheet1.L239"/>
          </calcext:conditional-format>
          <calcext:conditional-format calcext:target-range-address="Sheet1.L240:Sheet1.L240">
            <calcext:condition calcext:apply-style-name="Untitled1" calcext:value="=1" calcext:base-cell-address="Sheet1.L240"/>
          </calcext:conditional-format>
          <calcext:conditional-format calcext:target-range-address="Sheet1.L241:Sheet1.L241">
            <calcext:condition calcext:apply-style-name="Untitled1" calcext:value="=1" calcext:base-cell-address="Sheet1.L241"/>
          </calcext:conditional-format>
          <calcext:conditional-format calcext:target-range-address="Sheet1.L242:Sheet1.L242">
            <calcext:condition calcext:apply-style-name="Untitled1" calcext:value="=1" calcext:base-cell-address="Sheet1.L242"/>
          </calcext:conditional-format>
          <calcext:conditional-format calcext:target-range-address="Sheet1.L243:Sheet1.L243">
            <calcext:condition calcext:apply-style-name="Untitled1" calcext:value="=1" calcext:base-cell-address="Sheet1.L243"/>
          </calcext:conditional-format>
          <calcext:conditional-format calcext:target-range-address="Sheet1.L244:Sheet1.L244">
            <calcext:condition calcext:apply-style-name="Untitled1" calcext:value="=1" calcext:base-cell-address="Sheet1.L244"/>
          </calcext:conditional-format>
          <calcext:conditional-format calcext:target-range-address="Sheet1.L245:Sheet1.L245">
            <calcext:condition calcext:apply-style-name="Untitled1" calcext:value="=1" calcext:base-cell-address="Sheet1.L245"/>
          </calcext:conditional-format>
          <calcext:conditional-format calcext:target-range-address="Sheet1.L246:Sheet1.L246">
            <calcext:condition calcext:apply-style-name="Untitled1" calcext:value="=1" calcext:base-cell-address="Sheet1.L246"/>
          </calcext:conditional-format>
          <calcext:conditional-format calcext:target-range-address="Sheet1.L247:Sheet1.L247">
            <calcext:condition calcext:apply-style-name="Untitled1" calcext:value="=1" calcext:base-cell-address="Sheet1.L247"/>
          </calcext:conditional-format>
          <calcext:conditional-format calcext:target-range-address="Sheet1.L248:Sheet1.L248">
            <calcext:condition calcext:apply-style-name="Untitled1" calcext:value="=1" calcext:base-cell-address="Sheet1.L248"/>
          </calcext:conditional-format>
          <calcext:conditional-format calcext:target-range-address="Sheet1.L249:Sheet1.L249">
            <calcext:condition calcext:apply-style-name="Untitled1" calcext:value="=1" calcext:base-cell-address="Sheet1.L249"/>
          </calcext:conditional-format>
          <calcext:conditional-format calcext:target-range-address="Sheet1.L250:Sheet1.L250">
            <calcext:condition calcext:apply-style-name="Untitled1" calcext:value="=1" calcext:base-cell-address="Sheet1.L250"/>
          </calcext:conditional-format>
          <calcext:conditional-format calcext:target-range-address="Sheet1.L251:Sheet1.L251">
            <calcext:condition calcext:apply-style-name="Untitled1" calcext:value="=1" calcext:base-cell-address="Sheet1.L251"/>
          </calcext:conditional-format>
          <calcext:conditional-format calcext:target-range-address="Sheet1.L252:Sheet1.L252">
            <calcext:condition calcext:apply-style-name="Untitled1" calcext:value="=1" calcext:base-cell-address="Sheet1.L252"/>
          </calcext:conditional-format>
          <calcext:conditional-format calcext:target-range-address="Sheet1.L253:Sheet1.L253">
            <calcext:condition calcext:apply-style-name="Untitled1" calcext:value="=1" calcext:base-cell-address="Sheet1.L253"/>
          </calcext:conditional-format>
          <calcext:conditional-format calcext:target-range-address="Sheet1.L254:Sheet1.L254">
            <calcext:condition calcext:apply-style-name="Untitled1" calcext:value="=1" calcext:base-cell-address="Sheet1.L254"/>
          </calcext:conditional-format>
          <calcext:conditional-format calcext:target-range-address="Sheet1.L255:Sheet1.L255">
            <calcext:condition calcext:apply-style-name="Untitled1" calcext:value="=1" calcext:base-cell-address="Sheet1.L255"/>
          </calcext:conditional-format>
          <calcext:conditional-format calcext:target-range-address="Sheet1.L256:Sheet1.L256">
            <calcext:condition calcext:apply-style-name="Untitled1" calcext:value="=1" calcext:base-cell-address="Sheet1.L256"/>
          </calcext:conditional-format>
          <calcext:conditional-format calcext:target-range-address="Sheet1.L257:Sheet1.L257">
            <calcext:condition calcext:apply-style-name="Untitled1" calcext:value="=1" calcext:base-cell-address="Sheet1.L257"/>
          </calcext:conditional-format>
          <calcext:conditional-format calcext:target-range-address="Sheet1.L258:Sheet1.L258">
            <calcext:condition calcext:apply-style-name="Untitled1" calcext:value="=1" calcext:base-cell-address="Sheet1.L258"/>
          </calcext:conditional-format>
          <calcext:conditional-format calcext:target-range-address="Sheet1.L259:Sheet1.L259">
            <calcext:condition calcext:apply-style-name="Untitled1" calcext:value="=1" calcext:base-cell-address="Sheet1.L259"/>
          </calcext:conditional-format>
          <calcext:conditional-format calcext:target-range-address="Sheet1.L260:Sheet1.L260">
            <calcext:condition calcext:apply-style-name="Untitled1" calcext:value="=1" calcext:base-cell-address="Sheet1.L260"/>
          </calcext:conditional-format>
          <calcext:conditional-format calcext:target-range-address="Sheet1.L261:Sheet1.L261">
            <calcext:condition calcext:apply-style-name="Untitled1" calcext:value="=1" calcext:base-cell-address="Sheet1.L261"/>
          </calcext:conditional-format>
          <calcext:conditional-format calcext:target-range-address="Sheet1.L262:Sheet1.L262">
            <calcext:condition calcext:apply-style-name="Untitled1" calcext:value="=1" calcext:base-cell-address="Sheet1.L262"/>
          </calcext:conditional-format>
          <calcext:conditional-format calcext:target-range-address="Sheet1.L263:Sheet1.L263">
            <calcext:condition calcext:apply-style-name="Untitled1" calcext:value="=1" calcext:base-cell-address="Sheet1.L263"/>
          </calcext:conditional-format>
          <calcext:conditional-format calcext:target-range-address="Sheet1.L264:Sheet1.L264">
            <calcext:condition calcext:apply-style-name="Untitled1" calcext:value="=1" calcext:base-cell-address="Sheet1.L264"/>
          </calcext:conditional-format>
          <calcext:conditional-format calcext:target-range-address="Sheet1.L265:Sheet1.L265">
            <calcext:condition calcext:apply-style-name="Untitled1" calcext:value="=1" calcext:base-cell-address="Sheet1.L265"/>
          </calcext:conditional-format>
          <calcext:conditional-format calcext:target-range-address="Sheet1.L266:Sheet1.L266">
            <calcext:condition calcext:apply-style-name="Untitled1" calcext:value="=1" calcext:base-cell-address="Sheet1.L266"/>
          </calcext:conditional-format>
          <calcext:conditional-format calcext:target-range-address="Sheet1.L267:Sheet1.L267">
            <calcext:condition calcext:apply-style-name="Untitled1" calcext:value="=1" calcext:base-cell-address="Sheet1.L267"/>
          </calcext:conditional-format>
          <calcext:conditional-format calcext:target-range-address="Sheet1.L268:Sheet1.L268">
            <calcext:condition calcext:apply-style-name="Untitled1" calcext:value="=1" calcext:base-cell-address="Sheet1.L268"/>
          </calcext:conditional-format>
          <calcext:conditional-format calcext:target-range-address="Sheet1.L269:Sheet1.L269">
            <calcext:condition calcext:apply-style-name="Untitled1" calcext:value="=1" calcext:base-cell-address="Sheet1.L269"/>
          </calcext:conditional-format>
          <calcext:conditional-format calcext:target-range-address="Sheet1.L270:Sheet1.L270">
            <calcext:condition calcext:apply-style-name="Untitled1" calcext:value="=1" calcext:base-cell-address="Sheet1.L270"/>
          </calcext:conditional-format>
          <calcext:conditional-format calcext:target-range-address="Sheet1.L271:Sheet1.L271">
            <calcext:condition calcext:apply-style-name="Untitled1" calcext:value="=1" calcext:base-cell-address="Sheet1.L271"/>
          </calcext:conditional-format>
          <calcext:conditional-format calcext:target-range-address="Sheet1.L272:Sheet1.L272">
            <calcext:condition calcext:apply-style-name="Untitled1" calcext:value="=1" calcext:base-cell-address="Sheet1.L272"/>
          </calcext:conditional-format>
          <calcext:conditional-format calcext:target-range-address="Sheet1.L273:Sheet1.L273">
            <calcext:condition calcext:apply-style-name="Untitled1" calcext:value="=1" calcext:base-cell-address="Sheet1.L273"/>
          </calcext:conditional-format>
          <calcext:conditional-format calcext:target-range-address="Sheet1.L274:Sheet1.L274">
            <calcext:condition calcext:apply-style-name="Untitled1" calcext:value="=1" calcext:base-cell-address="Sheet1.L274"/>
          </calcext:conditional-format>
          <calcext:conditional-format calcext:target-range-address="Sheet1.L275:Sheet1.L275">
            <calcext:condition calcext:apply-style-name="Untitled1" calcext:value="=1" calcext:base-cell-address="Sheet1.L275"/>
          </calcext:conditional-format>
          <calcext:conditional-format calcext:target-range-address="Sheet1.L276:Sheet1.L276">
            <calcext:condition calcext:apply-style-name="Untitled1" calcext:value="=1" calcext:base-cell-address="Sheet1.L276"/>
          </calcext:conditional-format>
          <calcext:conditional-format calcext:target-range-address="Sheet1.L277:Sheet1.L277">
            <calcext:condition calcext:apply-style-name="Untitled1" calcext:value="=1" calcext:base-cell-address="Sheet1.L277"/>
          </calcext:conditional-format>
          <calcext:conditional-format calcext:target-range-address="Sheet1.L278:Sheet1.L278">
            <calcext:condition calcext:apply-style-name="Untitled1" calcext:value="=1" calcext:base-cell-address="Sheet1.L278"/>
          </calcext:conditional-format>
          <calcext:conditional-format calcext:target-range-address="Sheet1.L279:Sheet1.L279">
            <calcext:condition calcext:apply-style-name="Untitled1" calcext:value="=1" calcext:base-cell-address="Sheet1.L279"/>
          </calcext:conditional-format>
          <calcext:conditional-format calcext:target-range-address="Sheet1.L280:Sheet1.L280">
            <calcext:condition calcext:apply-style-name="Untitled1" calcext:value="=1" calcext:base-cell-address="Sheet1.L280"/>
          </calcext:conditional-format>
          <calcext:conditional-format calcext:target-range-address="Sheet1.L281:Sheet1.L281">
            <calcext:condition calcext:apply-style-name="Untitled1" calcext:value="=1" calcext:base-cell-address="Sheet1.L281"/>
          </calcext:conditional-format>
          <calcext:conditional-format calcext:target-range-address="Sheet1.L282:Sheet1.L282">
            <calcext:condition calcext:apply-style-name="Untitled1" calcext:value="=1" calcext:base-cell-address="Sheet1.L282"/>
          </calcext:conditional-format>
          <calcext:conditional-format calcext:target-range-address="Sheet1.L283:Sheet1.L283">
            <calcext:condition calcext:apply-style-name="Untitled1" calcext:value="=1" calcext:base-cell-address="Sheet1.L283"/>
          </calcext:conditional-format>
          <calcext:conditional-format calcext:target-range-address="Sheet1.L284:Sheet1.L284">
            <calcext:condition calcext:apply-style-name="Untitled1" calcext:value="=1" calcext:base-cell-address="Sheet1.L284"/>
          </calcext:conditional-format>
          <calcext:conditional-format calcext:target-range-address="Sheet1.L285:Sheet1.L285">
            <calcext:condition calcext:apply-style-name="Untitled1" calcext:value="=1" calcext:base-cell-address="Sheet1.L285"/>
          </calcext:conditional-format>
          <calcext:conditional-format calcext:target-range-address="Sheet1.L286:Sheet1.L286">
            <calcext:condition calcext:apply-style-name="Untitled1" calcext:value="=1" calcext:base-cell-address="Sheet1.L286"/>
          </calcext:conditional-format>
          <calcext:conditional-format calcext:target-range-address="Sheet1.L287:Sheet1.L287">
            <calcext:condition calcext:apply-style-name="Untitled1" calcext:value="=1" calcext:base-cell-address="Sheet1.L287"/>
          </calcext:conditional-format>
          <calcext:conditional-format calcext:target-range-address="Sheet1.L288:Sheet1.L288">
            <calcext:condition calcext:apply-style-name="Untitled1" calcext:value="=1" calcext:base-cell-address="Sheet1.L288"/>
          </calcext:conditional-format>
          <calcext:conditional-format calcext:target-range-address="Sheet1.L289:Sheet1.L289">
            <calcext:condition calcext:apply-style-name="Untitled1" calcext:value="=1" calcext:base-cell-address="Sheet1.L289"/>
          </calcext:conditional-format>
          <calcext:conditional-format calcext:target-range-address="Sheet1.L290:Sheet1.L290">
            <calcext:condition calcext:apply-style-name="Untitled1" calcext:value="=1" calcext:base-cell-address="Sheet1.L290"/>
          </calcext:conditional-format>
          <calcext:conditional-format calcext:target-range-address="Sheet1.L291:Sheet1.L291">
            <calcext:condition calcext:apply-style-name="Untitled1" calcext:value="=1" calcext:base-cell-address="Sheet1.L291"/>
          </calcext:conditional-format>
          <calcext:conditional-format calcext:target-range-address="Sheet1.L292:Sheet1.L292">
            <calcext:condition calcext:apply-style-name="Untitled1" calcext:value="=1" calcext:base-cell-address="Sheet1.L292"/>
          </calcext:conditional-format>
          <calcext:conditional-format calcext:target-range-address="Sheet1.L293:Sheet1.L293">
            <calcext:condition calcext:apply-style-name="Untitled1" calcext:value="=1" calcext:base-cell-address="Sheet1.L293"/>
          </calcext:conditional-format>
          <calcext:conditional-format calcext:target-range-address="Sheet1.L294:Sheet1.L294">
            <calcext:condition calcext:apply-style-name="Untitled1" calcext:value="=1" calcext:base-cell-address="Sheet1.L294"/>
          </calcext:conditional-format>
          <calcext:conditional-format calcext:target-range-address="Sheet1.L295:Sheet1.L295">
            <calcext:condition calcext:apply-style-name="Untitled1" calcext:value="=1" calcext:base-cell-address="Sheet1.L295"/>
          </calcext:conditional-format>
          <calcext:conditional-format calcext:target-range-address="Sheet1.L296:Sheet1.L296">
            <calcext:condition calcext:apply-style-name="Untitled1" calcext:value="=1" calcext:base-cell-address="Sheet1.L296"/>
          </calcext:conditional-format>
          <calcext:conditional-format calcext:target-range-address="Sheet1.L297:Sheet1.L297">
            <calcext:condition calcext:apply-style-name="Untitled1" calcext:value="=1" calcext:base-cell-address="Sheet1.L297"/>
          </calcext:conditional-format>
          <calcext:conditional-format calcext:target-range-address="Sheet1.L298:Sheet1.L298">
            <calcext:condition calcext:apply-style-name="Untitled1" calcext:value="=1" calcext:base-cell-address="Sheet1.L298"/>
          </calcext:conditional-format>
          <calcext:conditional-format calcext:target-range-address="Sheet1.L299:Sheet1.L299">
            <calcext:condition calcext:apply-style-name="Untitled1" calcext:value="=1" calcext:base-cell-address="Sheet1.L299"/>
          </calcext:conditional-format>
          <calcext:conditional-format calcext:target-range-address="Sheet1.L300:Sheet1.L300">
            <calcext:condition calcext:apply-style-name="Untitled1" calcext:value="=1" calcext:base-cell-address="Sheet1.L300"/>
          </calcext:conditional-format>
          <calcext:conditional-format calcext:target-range-address="Sheet1.L301:Sheet1.L301">
            <calcext:condition calcext:apply-style-name="Untitled1" calcext:value="=1" calcext:base-cell-address="Sheet1.L301"/>
          </calcext:conditional-format>
          <calcext:conditional-format calcext:target-range-address="Sheet1.L302:Sheet1.L302">
            <calcext:condition calcext:apply-style-name="Untitled1" calcext:value="=1" calcext:base-cell-address="Sheet1.L302"/>
          </calcext:conditional-format>
          <calcext:conditional-format calcext:target-range-address="Sheet1.L303:Sheet1.L303">
            <calcext:condition calcext:apply-style-name="Untitled1" calcext:value="=1" calcext:base-cell-address="Sheet1.L303"/>
          </calcext:conditional-format>
          <calcext:conditional-format calcext:target-range-address="Sheet1.L304:Sheet1.L304">
            <calcext:condition calcext:apply-style-name="Untitled1" calcext:value="=1" calcext:base-cell-address="Sheet1.L304"/>
          </calcext:conditional-format>
          <calcext:conditional-format calcext:target-range-address="Sheet1.L305:Sheet1.L305">
            <calcext:condition calcext:apply-style-name="Untitled1" calcext:value="=1" calcext:base-cell-address="Sheet1.L305"/>
          </calcext:conditional-format>
          <calcext:conditional-format calcext:target-range-address="Sheet1.L306:Sheet1.L306">
            <calcext:condition calcext:apply-style-name="Untitled1" calcext:value="=1" calcext:base-cell-address="Sheet1.L306"/>
          </calcext:conditional-format>
          <calcext:conditional-format calcext:target-range-address="Sheet1.L307:Sheet1.L307">
            <calcext:condition calcext:apply-style-name="Untitled1" calcext:value="=1" calcext:base-cell-address="Sheet1.L307"/>
          </calcext:conditional-format>
          <calcext:conditional-format calcext:target-range-address="Sheet1.L308:Sheet1.L308">
            <calcext:condition calcext:apply-style-name="Untitled1" calcext:value="=1" calcext:base-cell-address="Sheet1.L308"/>
          </calcext:conditional-format>
          <calcext:conditional-format calcext:target-range-address="Sheet1.L309:Sheet1.L309">
            <calcext:condition calcext:apply-style-name="Untitled1" calcext:value="=1" calcext:base-cell-address="Sheet1.L309"/>
          </calcext:conditional-format>
          <calcext:conditional-format calcext:target-range-address="Sheet1.L310:Sheet1.L310">
            <calcext:condition calcext:apply-style-name="Untitled1" calcext:value="=1" calcext:base-cell-address="Sheet1.L310"/>
          </calcext:conditional-format>
          <calcext:conditional-format calcext:target-range-address="Sheet1.L311:Sheet1.L311">
            <calcext:condition calcext:apply-style-name="Untitled1" calcext:value="=1" calcext:base-cell-address="Sheet1.L311"/>
          </calcext:conditional-format>
          <calcext:conditional-format calcext:target-range-address="Sheet1.L312:Sheet1.L312">
            <calcext:condition calcext:apply-style-name="Untitled1" calcext:value="=1" calcext:base-cell-address="Sheet1.L312"/>
          </calcext:conditional-format>
          <calcext:conditional-format calcext:target-range-address="Sheet1.L313:Sheet1.L313">
            <calcext:condition calcext:apply-style-name="Untitled1" calcext:value="=1" calcext:base-cell-address="Sheet1.L313"/>
          </calcext:conditional-format>
          <calcext:conditional-format calcext:target-range-address="Sheet1.L314:Sheet1.L314">
            <calcext:condition calcext:apply-style-name="Untitled1" calcext:value="=1" calcext:base-cell-address="Sheet1.L314"/>
          </calcext:conditional-format>
          <calcext:conditional-format calcext:target-range-address="Sheet1.L315:Sheet1.L315">
            <calcext:condition calcext:apply-style-name="Untitled1" calcext:value="=1" calcext:base-cell-address="Sheet1.L315"/>
          </calcext:conditional-format>
          <calcext:conditional-format calcext:target-range-address="Sheet1.L316:Sheet1.L316">
            <calcext:condition calcext:apply-style-name="Untitled1" calcext:value="=1" calcext:base-cell-address="Sheet1.L316"/>
          </calcext:conditional-format>
          <calcext:conditional-format calcext:target-range-address="Sheet1.L317:Sheet1.L317">
            <calcext:condition calcext:apply-style-name="Untitled1" calcext:value="=1" calcext:base-cell-address="Sheet1.L317"/>
          </calcext:conditional-format>
          <calcext:conditional-format calcext:target-range-address="Sheet1.L318:Sheet1.L318">
            <calcext:condition calcext:apply-style-name="Untitled1" calcext:value="=1" calcext:base-cell-address="Sheet1.L318"/>
          </calcext:conditional-format>
          <calcext:conditional-format calcext:target-range-address="Sheet1.L319:Sheet1.L319">
            <calcext:condition calcext:apply-style-name="Untitled1" calcext:value="=1" calcext:base-cell-address="Sheet1.L319"/>
          </calcext:conditional-format>
          <calcext:conditional-format calcext:target-range-address="Sheet1.L320:Sheet1.L320">
            <calcext:condition calcext:apply-style-name="Untitled1" calcext:value="=1" calcext:base-cell-address="Sheet1.L320"/>
          </calcext:conditional-format>
          <calcext:conditional-format calcext:target-range-address="Sheet1.L321:Sheet1.L321">
            <calcext:condition calcext:apply-style-name="Untitled1" calcext:value="=1" calcext:base-cell-address="Sheet1.L321"/>
          </calcext:conditional-format>
          <calcext:conditional-format calcext:target-range-address="Sheet1.L322:Sheet1.L322">
            <calcext:condition calcext:apply-style-name="Untitled1" calcext:value="=1" calcext:base-cell-address="Sheet1.L322"/>
          </calcext:conditional-format>
          <calcext:conditional-format calcext:target-range-address="Sheet1.L323:Sheet1.L323">
            <calcext:condition calcext:apply-style-name="Untitled1" calcext:value="=1" calcext:base-cell-address="Sheet1.L323"/>
          </calcext:conditional-format>
          <calcext:conditional-format calcext:target-range-address="Sheet1.L324:Sheet1.L324">
            <calcext:condition calcext:apply-style-name="Untitled1" calcext:value="=1" calcext:base-cell-address="Sheet1.L324"/>
          </calcext:conditional-format>
          <calcext:conditional-format calcext:target-range-address="Sheet1.L325:Sheet1.L325">
            <calcext:condition calcext:apply-style-name="Untitled1" calcext:value="=1" calcext:base-cell-address="Sheet1.L325"/>
          </calcext:conditional-format>
          <calcext:conditional-format calcext:target-range-address="Sheet1.L326:Sheet1.L326">
            <calcext:condition calcext:apply-style-name="Untitled1" calcext:value="=1" calcext:base-cell-address="Sheet1.L326"/>
          </calcext:conditional-format>
          <calcext:conditional-format calcext:target-range-address="Sheet1.L327:Sheet1.L327">
            <calcext:condition calcext:apply-style-name="Untitled1" calcext:value="=1" calcext:base-cell-address="Sheet1.L327"/>
          </calcext:conditional-format>
          <calcext:conditional-format calcext:target-range-address="Sheet1.L328:Sheet1.L328">
            <calcext:condition calcext:apply-style-name="Untitled1" calcext:value="=1" calcext:base-cell-address="Sheet1.L328"/>
          </calcext:conditional-format>
          <calcext:conditional-format calcext:target-range-address="Sheet1.L329:Sheet1.L329">
            <calcext:condition calcext:apply-style-name="Untitled1" calcext:value="=1" calcext:base-cell-address="Sheet1.L329"/>
          </calcext:conditional-format>
          <calcext:conditional-format calcext:target-range-address="Sheet1.L330:Sheet1.L330">
            <calcext:condition calcext:apply-style-name="Untitled1" calcext:value="=1" calcext:base-cell-address="Sheet1.L330"/>
          </calcext:conditional-format>
          <calcext:conditional-format calcext:target-range-address="Sheet1.L331:Sheet1.L331">
            <calcext:condition calcext:apply-style-name="Untitled1" calcext:value="=1" calcext:base-cell-address="Sheet1.L331"/>
          </calcext:conditional-format>
          <calcext:conditional-format calcext:target-range-address="Sheet1.L332:Sheet1.L332">
            <calcext:condition calcext:apply-style-name="Untitled1" calcext:value="=1" calcext:base-cell-address="Sheet1.L332"/>
          </calcext:conditional-format>
          <calcext:conditional-format calcext:target-range-address="Sheet1.L333:Sheet1.L333">
            <calcext:condition calcext:apply-style-name="Untitled1" calcext:value="=1" calcext:base-cell-address="Sheet1.L333"/>
          </calcext:conditional-format>
          <calcext:conditional-format calcext:target-range-address="Sheet1.L334:Sheet1.L334">
            <calcext:condition calcext:apply-style-name="Untitled1" calcext:value="=1" calcext:base-cell-address="Sheet1.L334"/>
          </calcext:conditional-format>
          <calcext:conditional-format calcext:target-range-address="Sheet1.L335:Sheet1.L335">
            <calcext:condition calcext:apply-style-name="Untitled1" calcext:value="=1" calcext:base-cell-address="Sheet1.L335"/>
          </calcext:conditional-format>
          <calcext:conditional-format calcext:target-range-address="Sheet1.L336:Sheet1.L336">
            <calcext:condition calcext:apply-style-name="Untitled1" calcext:value="=1" calcext:base-cell-address="Sheet1.L336"/>
          </calcext:conditional-format>
          <calcext:conditional-format calcext:target-range-address="Sheet1.L337:Sheet1.L337">
            <calcext:condition calcext:apply-style-name="Untitled1" calcext:value="=1" calcext:base-cell-address="Sheet1.L337"/>
          </calcext:conditional-format>
          <calcext:conditional-format calcext:target-range-address="Sheet1.L338:Sheet1.L338">
            <calcext:condition calcext:apply-style-name="Untitled1" calcext:value="=1" calcext:base-cell-address="Sheet1.L338"/>
          </calcext:conditional-format>
          <calcext:conditional-format calcext:target-range-address="Sheet1.L339:Sheet1.L339">
            <calcext:condition calcext:apply-style-name="Untitled1" calcext:value="=1" calcext:base-cell-address="Sheet1.L339"/>
          </calcext:conditional-format>
          <calcext:conditional-format calcext:target-range-address="Sheet1.L340:Sheet1.L340">
            <calcext:condition calcext:apply-style-name="Untitled1" calcext:value="=1" calcext:base-cell-address="Sheet1.L340"/>
          </calcext:conditional-format>
          <calcext:conditional-format calcext:target-range-address="Sheet1.L341:Sheet1.L341">
            <calcext:condition calcext:apply-style-name="Untitled1" calcext:value="=1" calcext:base-cell-address="Sheet1.L341"/>
          </calcext:conditional-format>
          <calcext:conditional-format calcext:target-range-address="Sheet1.L342:Sheet1.L342">
            <calcext:condition calcext:apply-style-name="Untitled1" calcext:value="=1" calcext:base-cell-address="Sheet1.L342"/>
          </calcext:conditional-format>
          <calcext:conditional-format calcext:target-range-address="Sheet1.L343:Sheet1.L343">
            <calcext:condition calcext:apply-style-name="Untitled1" calcext:value="=1" calcext:base-cell-address="Sheet1.L343"/>
          </calcext:conditional-format>
          <calcext:conditional-format calcext:target-range-address="Sheet1.L344:Sheet1.L344">
            <calcext:condition calcext:apply-style-name="Untitled1" calcext:value="=1" calcext:base-cell-address="Sheet1.L344"/>
          </calcext:conditional-format>
          <calcext:conditional-format calcext:target-range-address="Sheet1.L345:Sheet1.L345">
            <calcext:condition calcext:apply-style-name="Untitled1" calcext:value="=1" calcext:base-cell-address="Sheet1.L345"/>
          </calcext:conditional-format>
          <calcext:conditional-format calcext:target-range-address="Sheet1.L346:Sheet1.L346">
            <calcext:condition calcext:apply-style-name="Untitled1" calcext:value="=1" calcext:base-cell-address="Sheet1.L346"/>
          </calcext:conditional-format>
          <calcext:conditional-format calcext:target-range-address="Sheet1.L347:Sheet1.L347">
            <calcext:condition calcext:apply-style-name="Untitled1" calcext:value="=1" calcext:base-cell-address="Sheet1.L347"/>
          </calcext:conditional-format>
          <calcext:conditional-format calcext:target-range-address="Sheet1.L348:Sheet1.L348">
            <calcext:condition calcext:apply-style-name="Untitled1" calcext:value="=1" calcext:base-cell-address="Sheet1.L348"/>
          </calcext:conditional-format>
          <calcext:conditional-format calcext:target-range-address="Sheet1.L349:Sheet1.L349">
            <calcext:condition calcext:apply-style-name="Untitled1" calcext:value="=1" calcext:base-cell-address="Sheet1.L349"/>
          </calcext:conditional-format>
          <calcext:conditional-format calcext:target-range-address="Sheet1.L350:Sheet1.L350">
            <calcext:condition calcext:apply-style-name="Untitled1" calcext:value="=1" calcext:base-cell-address="Sheet1.L350"/>
          </calcext:conditional-format>
          <calcext:conditional-format calcext:target-range-address="Sheet1.L351:Sheet1.L351">
            <calcext:condition calcext:apply-style-name="Untitled1" calcext:value="=1" calcext:base-cell-address="Sheet1.L351"/>
          </calcext:conditional-format>
          <calcext:conditional-format calcext:target-range-address="Sheet1.L352:Sheet1.L352">
            <calcext:condition calcext:apply-style-name="Untitled1" calcext:value="=1" calcext:base-cell-address="Sheet1.L352"/>
          </calcext:conditional-format>
          <calcext:conditional-format calcext:target-range-address="Sheet1.L353:Sheet1.L353">
            <calcext:condition calcext:apply-style-name="Untitled1" calcext:value="=1" calcext:base-cell-address="Sheet1.L353"/>
          </calcext:conditional-format>
          <calcext:conditional-format calcext:target-range-address="Sheet1.L354:Sheet1.L354">
            <calcext:condition calcext:apply-style-name="Untitled1" calcext:value="=1" calcext:base-cell-address="Sheet1.L354"/>
          </calcext:conditional-format>
          <calcext:conditional-format calcext:target-range-address="Sheet1.L355:Sheet1.L355">
            <calcext:condition calcext:apply-style-name="Untitled1" calcext:value="=1" calcext:base-cell-address="Sheet1.L355"/>
          </calcext:conditional-format>
          <calcext:conditional-format calcext:target-range-address="Sheet1.L356:Sheet1.L356">
            <calcext:condition calcext:apply-style-name="Untitled1" calcext:value="=1" calcext:base-cell-address="Sheet1.L356"/>
          </calcext:conditional-format>
          <calcext:conditional-format calcext:target-range-address="Sheet1.L357:Sheet1.L357">
            <calcext:condition calcext:apply-style-name="Untitled1" calcext:value="=1" calcext:base-cell-address="Sheet1.L357"/>
          </calcext:conditional-format>
          <calcext:conditional-format calcext:target-range-address="Sheet1.L358:Sheet1.L358">
            <calcext:condition calcext:apply-style-name="Untitled1" calcext:value="=1" calcext:base-cell-address="Sheet1.L358"/>
          </calcext:conditional-format>
          <calcext:conditional-format calcext:target-range-address="Sheet1.L359:Sheet1.L359">
            <calcext:condition calcext:apply-style-name="Untitled1" calcext:value="=1" calcext:base-cell-address="Sheet1.L359"/>
          </calcext:conditional-format>
          <calcext:conditional-format calcext:target-range-address="Sheet1.L360:Sheet1.L360">
            <calcext:condition calcext:apply-style-name="Untitled1" calcext:value="=1" calcext:base-cell-address="Sheet1.L360"/>
          </calcext:conditional-format>
          <calcext:conditional-format calcext:target-range-address="Sheet1.L361:Sheet1.L361">
            <calcext:condition calcext:apply-style-name="Untitled1" calcext:value="=1" calcext:base-cell-address="Sheet1.L361"/>
          </calcext:conditional-format>
          <calcext:conditional-format calcext:target-range-address="Sheet1.L362:Sheet1.L362">
            <calcext:condition calcext:apply-style-name="Untitled1" calcext:value="=1" calcext:base-cell-address="Sheet1.L362"/>
          </calcext:conditional-format>
          <calcext:conditional-format calcext:target-range-address="Sheet1.L363:Sheet1.L363">
            <calcext:condition calcext:apply-style-name="Untitled1" calcext:value="=1" calcext:base-cell-address="Sheet1.L363"/>
          </calcext:conditional-format>
          <calcext:conditional-format calcext:target-range-address="Sheet1.L364:Sheet1.L364">
            <calcext:condition calcext:apply-style-name="Untitled1" calcext:value="=1" calcext:base-cell-address="Sheet1.L364"/>
          </calcext:conditional-format>
          <calcext:conditional-format calcext:target-range-address="Sheet1.L365:Sheet1.L365">
            <calcext:condition calcext:apply-style-name="Untitled1" calcext:value="=1" calcext:base-cell-address="Sheet1.L365"/>
          </calcext:conditional-format>
          <calcext:conditional-format calcext:target-range-address="Sheet1.L366:Sheet1.L366">
            <calcext:condition calcext:apply-style-name="Untitled1" calcext:value="=1" calcext:base-cell-address="Sheet1.L366"/>
          </calcext:conditional-format>
          <calcext:conditional-format calcext:target-range-address="Sheet1.L367:Sheet1.L367">
            <calcext:condition calcext:apply-style-name="Untitled1" calcext:value="=1" calcext:base-cell-address="Sheet1.L367"/>
          </calcext:conditional-format>
          <calcext:conditional-format calcext:target-range-address="Sheet1.L368:Sheet1.L368">
            <calcext:condition calcext:apply-style-name="Untitled1" calcext:value="=1" calcext:base-cell-address="Sheet1.L368"/>
          </calcext:conditional-format>
          <calcext:conditional-format calcext:target-range-address="Sheet1.L369:Sheet1.L369">
            <calcext:condition calcext:apply-style-name="Untitled1" calcext:value="=1" calcext:base-cell-address="Sheet1.L369"/>
          </calcext:conditional-format>
          <calcext:conditional-format calcext:target-range-address="Sheet1.L370:Sheet1.L370">
            <calcext:condition calcext:apply-style-name="Untitled1" calcext:value="=1" calcext:base-cell-address="Sheet1.L370"/>
          </calcext:conditional-format>
          <calcext:conditional-format calcext:target-range-address="Sheet1.L371:Sheet1.L371">
            <calcext:condition calcext:apply-style-name="Untitled1" calcext:value="=1" calcext:base-cell-address="Sheet1.L371"/>
          </calcext:conditional-format>
          <calcext:conditional-format calcext:target-range-address="Sheet1.L372:Sheet1.L372">
            <calcext:condition calcext:apply-style-name="Untitled1" calcext:value="=1" calcext:base-cell-address="Sheet1.L372"/>
          </calcext:conditional-format>
          <calcext:conditional-format calcext:target-range-address="Sheet1.L373:Sheet1.L373">
            <calcext:condition calcext:apply-style-name="Untitled1" calcext:value="=1" calcext:base-cell-address="Sheet1.L373"/>
          </calcext:conditional-format>
          <calcext:conditional-format calcext:target-range-address="Sheet1.L374:Sheet1.L374">
            <calcext:condition calcext:apply-style-name="Untitled1" calcext:value="=1" calcext:base-cell-address="Sheet1.L374"/>
          </calcext:conditional-format>
          <calcext:conditional-format calcext:target-range-address="Sheet1.L375:Sheet1.L375">
            <calcext:condition calcext:apply-style-name="Untitled1" calcext:value="=1" calcext:base-cell-address="Sheet1.L375"/>
          </calcext:conditional-format>
          <calcext:conditional-format calcext:target-range-address="Sheet1.L376:Sheet1.L376">
            <calcext:condition calcext:apply-style-name="Untitled1" calcext:value="=1" calcext:base-cell-address="Sheet1.L376"/>
          </calcext:conditional-format>
          <calcext:conditional-format calcext:target-range-address="Sheet1.L377:Sheet1.L377">
            <calcext:condition calcext:apply-style-name="Untitled1" calcext:value="=1" calcext:base-cell-address="Sheet1.L377"/>
          </calcext:conditional-format>
          <calcext:conditional-format calcext:target-range-address="Sheet1.L378:Sheet1.L378">
            <calcext:condition calcext:apply-style-name="Untitled1" calcext:value="=1" calcext:base-cell-address="Sheet1.L378"/>
          </calcext:conditional-format>
          <calcext:conditional-format calcext:target-range-address="Sheet1.L379:Sheet1.L379">
            <calcext:condition calcext:apply-style-name="Untitled1" calcext:value="=1" calcext:base-cell-address="Sheet1.L379"/>
          </calcext:conditional-format>
          <calcext:conditional-format calcext:target-range-address="Sheet1.L380:Sheet1.L380">
            <calcext:condition calcext:apply-style-name="Untitled1" calcext:value="=1" calcext:base-cell-address="Sheet1.L380"/>
          </calcext:conditional-format>
          <calcext:conditional-format calcext:target-range-address="Sheet1.L381:Sheet1.L381">
            <calcext:condition calcext:apply-style-name="Untitled1" calcext:value="=1" calcext:base-cell-address="Sheet1.L381"/>
          </calcext:conditional-format>
          <calcext:conditional-format calcext:target-range-address="Sheet1.L382:Sheet1.L382">
            <calcext:condition calcext:apply-style-name="Untitled1" calcext:value="=1" calcext:base-cell-address="Sheet1.L382"/>
          </calcext:conditional-format>
          <calcext:conditional-format calcext:target-range-address="Sheet1.L383:Sheet1.L383">
            <calcext:condition calcext:apply-style-name="Untitled1" calcext:value="=1" calcext:base-cell-address="Sheet1.L383"/>
          </calcext:conditional-format>
          <calcext:conditional-format calcext:target-range-address="Sheet1.L384:Sheet1.L384">
            <calcext:condition calcext:apply-style-name="Untitled1" calcext:value="=1" calcext:base-cell-address="Sheet1.L384"/>
          </calcext:conditional-format>
          <calcext:conditional-format calcext:target-range-address="Sheet1.L385:Sheet1.L385">
            <calcext:condition calcext:apply-style-name="Untitled1" calcext:value="=1" calcext:base-cell-address="Sheet1.L385"/>
          </calcext:conditional-format>
          <calcext:conditional-format calcext:target-range-address="Sheet1.L386:Sheet1.L386">
            <calcext:condition calcext:apply-style-name="Untitled1" calcext:value="=1" calcext:base-cell-address="Sheet1.L386"/>
          </calcext:conditional-format>
          <calcext:conditional-format calcext:target-range-address="Sheet1.L387:Sheet1.L387">
            <calcext:condition calcext:apply-style-name="Untitled1" calcext:value="=1" calcext:base-cell-address="Sheet1.L387"/>
          </calcext:conditional-format>
          <calcext:conditional-format calcext:target-range-address="Sheet1.L388:Sheet1.L388">
            <calcext:condition calcext:apply-style-name="Untitled1" calcext:value="=1" calcext:base-cell-address="Sheet1.L388"/>
          </calcext:conditional-format>
          <calcext:conditional-format calcext:target-range-address="Sheet1.L389:Sheet1.L389">
            <calcext:condition calcext:apply-style-name="Untitled1" calcext:value="=1" calcext:base-cell-address="Sheet1.L389"/>
          </calcext:conditional-format>
          <calcext:conditional-format calcext:target-range-address="Sheet1.L390:Sheet1.L390">
            <calcext:condition calcext:apply-style-name="Untitled1" calcext:value="=1" calcext:base-cell-address="Sheet1.L390"/>
          </calcext:conditional-format>
          <calcext:conditional-format calcext:target-range-address="Sheet1.L391:Sheet1.L391">
            <calcext:condition calcext:apply-style-name="Untitled1" calcext:value="=1" calcext:base-cell-address="Sheet1.L391"/>
          </calcext:conditional-format>
          <calcext:conditional-format calcext:target-range-address="Sheet1.L392:Sheet1.L392">
            <calcext:condition calcext:apply-style-name="Untitled1" calcext:value="=1" calcext:base-cell-address="Sheet1.L392"/>
          </calcext:conditional-format>
          <calcext:conditional-format calcext:target-range-address="Sheet1.L393:Sheet1.L393">
            <calcext:condition calcext:apply-style-name="Untitled1" calcext:value="=1" calcext:base-cell-address="Sheet1.L393"/>
          </calcext:conditional-format>
          <calcext:conditional-format calcext:target-range-address="Sheet1.L394:Sheet1.L394">
            <calcext:condition calcext:apply-style-name="Untitled1" calcext:value="=1" calcext:base-cell-address="Sheet1.L394"/>
          </calcext:conditional-format>
          <calcext:conditional-format calcext:target-range-address="Sheet1.L395:Sheet1.L395">
            <calcext:condition calcext:apply-style-name="Untitled1" calcext:value="=1" calcext:base-cell-address="Sheet1.L395"/>
          </calcext:conditional-format>
          <calcext:conditional-format calcext:target-range-address="Sheet1.L396:Sheet1.L396">
            <calcext:condition calcext:apply-style-name="Untitled1" calcext:value="=1" calcext:base-cell-address="Sheet1.L396"/>
          </calcext:conditional-format>
          <calcext:conditional-format calcext:target-range-address="Sheet1.L397:Sheet1.L397">
            <calcext:condition calcext:apply-style-name="Untitled1" calcext:value="=1" calcext:base-cell-address="Sheet1.L397"/>
          </calcext:conditional-format>
          <calcext:conditional-format calcext:target-range-address="Sheet1.L398:Sheet1.L398">
            <calcext:condition calcext:apply-style-name="Untitled1" calcext:value="=1" calcext:base-cell-address="Sheet1.L398"/>
          </calcext:conditional-format>
          <calcext:conditional-format calcext:target-range-address="Sheet1.L399:Sheet1.L399">
            <calcext:condition calcext:apply-style-name="Untitled1" calcext:value="=1" calcext:base-cell-address="Sheet1.L399"/>
          </calcext:conditional-format>
          <calcext:conditional-format calcext:target-range-address="Sheet1.L400:Sheet1.L400">
            <calcext:condition calcext:apply-style-name="Untitled1" calcext:value="=1" calcext:base-cell-address="Sheet1.L400"/>
          </calcext:conditional-format>
          <calcext:conditional-format calcext:target-range-address="Sheet1.L401:Sheet1.L401">
            <calcext:condition calcext:apply-style-name="Untitled1" calcext:value="=1" calcext:base-cell-address="Sheet1.L401"/>
          </calcext:conditional-format>
          <calcext:conditional-format calcext:target-range-address="Sheet1.L402:Sheet1.L402">
            <calcext:condition calcext:apply-style-name="Untitled1" calcext:value="=1" calcext:base-cell-address="Sheet1.L402"/>
          </calcext:conditional-format>
          <calcext:conditional-format calcext:target-range-address="Sheet1.L403:Sheet1.L403">
            <calcext:condition calcext:apply-style-name="Untitled1" calcext:value="=1" calcext:base-cell-address="Sheet1.L403"/>
          </calcext:conditional-format>
          <calcext:conditional-format calcext:target-range-address="Sheet1.L404:Sheet1.L404">
            <calcext:condition calcext:apply-style-name="Untitled1" calcext:value="=1" calcext:base-cell-address="Sheet1.L404"/>
          </calcext:conditional-format>
          <calcext:conditional-format calcext:target-range-address="Sheet1.L405:Sheet1.L405">
            <calcext:condition calcext:apply-style-name="Untitled1" calcext:value="=1" calcext:base-cell-address="Sheet1.L405"/>
          </calcext:conditional-format>
          <calcext:conditional-format calcext:target-range-address="Sheet1.L406:Sheet1.L406">
            <calcext:condition calcext:apply-style-name="Untitled1" calcext:value="=1" calcext:base-cell-address="Sheet1.L406"/>
          </calcext:conditional-format>
          <calcext:conditional-format calcext:target-range-address="Sheet1.L407:Sheet1.L407">
            <calcext:condition calcext:apply-style-name="Untitled1" calcext:value="=1" calcext:base-cell-address="Sheet1.L407"/>
          </calcext:conditional-format>
          <calcext:conditional-format calcext:target-range-address="Sheet1.L408:Sheet1.L408">
            <calcext:condition calcext:apply-style-name="Untitled1" calcext:value="=1" calcext:base-cell-address="Sheet1.L408"/>
          </calcext:conditional-format>
          <calcext:conditional-format calcext:target-range-address="Sheet1.L409:Sheet1.L409">
            <calcext:condition calcext:apply-style-name="Untitled1" calcext:value="=1" calcext:base-cell-address="Sheet1.L409"/>
          </calcext:conditional-format>
          <calcext:conditional-format calcext:target-range-address="Sheet1.L410:Sheet1.L410">
            <calcext:condition calcext:apply-style-name="Untitled1" calcext:value="=1" calcext:base-cell-address="Sheet1.L410"/>
          </calcext:conditional-format>
          <calcext:conditional-format calcext:target-range-address="Sheet1.L411:Sheet1.L411">
            <calcext:condition calcext:apply-style-name="Untitled1" calcext:value="=1" calcext:base-cell-address="Sheet1.L411"/>
          </calcext:conditional-format>
          <calcext:conditional-format calcext:target-range-address="Sheet1.L412:Sheet1.L412">
            <calcext:condition calcext:apply-style-name="Untitled1" calcext:value="=1" calcext:base-cell-address="Sheet1.L412"/>
          </calcext:conditional-format>
          <calcext:conditional-format calcext:target-range-address="Sheet1.L413:Sheet1.L413">
            <calcext:condition calcext:apply-style-name="Untitled1" calcext:value="=1" calcext:base-cell-address="Sheet1.L413"/>
          </calcext:conditional-format>
          <calcext:conditional-format calcext:target-range-address="Sheet1.L414:Sheet1.L414">
            <calcext:condition calcext:apply-style-name="Untitled1" calcext:value="=1" calcext:base-cell-address="Sheet1.L414"/>
          </calcext:conditional-format>
          <calcext:conditional-format calcext:target-range-address="Sheet1.L415:Sheet1.L415">
            <calcext:condition calcext:apply-style-name="Untitled1" calcext:value="=1" calcext:base-cell-address="Sheet1.L415"/>
          </calcext:conditional-format>
          <calcext:conditional-format calcext:target-range-address="Sheet1.L416:Sheet1.L416">
            <calcext:condition calcext:apply-style-name="Untitled1" calcext:value="=1" calcext:base-cell-address="Sheet1.L416"/>
          </calcext:conditional-format>
          <calcext:conditional-format calcext:target-range-address="Sheet1.L417:Sheet1.L417">
            <calcext:condition calcext:apply-style-name="Untitled1" calcext:value="=1" calcext:base-cell-address="Sheet1.L417"/>
          </calcext:conditional-format>
          <calcext:conditional-format calcext:target-range-address="Sheet1.L418:Sheet1.L418">
            <calcext:condition calcext:apply-style-name="Untitled1" calcext:value="=1" calcext:base-cell-address="Sheet1.L418"/>
          </calcext:conditional-format>
          <calcext:conditional-format calcext:target-range-address="Sheet1.L419:Sheet1.L419">
            <calcext:condition calcext:apply-style-name="Untitled1" calcext:value="=1" calcext:base-cell-address="Sheet1.L419"/>
          </calcext:conditional-format>
          <calcext:conditional-format calcext:target-range-address="Sheet1.L420:Sheet1.L420">
            <calcext:condition calcext:apply-style-name="Untitled1" calcext:value="=1" calcext:base-cell-address="Sheet1.L420"/>
          </calcext:conditional-format>
          <calcext:conditional-format calcext:target-range-address="Sheet1.L421:Sheet1.L421">
            <calcext:condition calcext:apply-style-name="Untitled1" calcext:value="=1" calcext:base-cell-address="Sheet1.L421"/>
          </calcext:conditional-format>
          <calcext:conditional-format calcext:target-range-address="Sheet1.L422:Sheet1.L422">
            <calcext:condition calcext:apply-style-name="Untitled1" calcext:value="=1" calcext:base-cell-address="Sheet1.L422"/>
          </calcext:conditional-format>
          <calcext:conditional-format calcext:target-range-address="Sheet1.L423:Sheet1.L423">
            <calcext:condition calcext:apply-style-name="Untitled1" calcext:value="=1" calcext:base-cell-address="Sheet1.L423"/>
          </calcext:conditional-format>
          <calcext:conditional-format calcext:target-range-address="Sheet1.L424:Sheet1.L424">
            <calcext:condition calcext:apply-style-name="Untitled1" calcext:value="=1" calcext:base-cell-address="Sheet1.L424"/>
          </calcext:conditional-format>
          <calcext:conditional-format calcext:target-range-address="Sheet1.L425:Sheet1.L425">
            <calcext:condition calcext:apply-style-name="Untitled1" calcext:value="=1" calcext:base-cell-address="Sheet1.L425"/>
          </calcext:conditional-format>
          <calcext:conditional-format calcext:target-range-address="Sheet1.L426:Sheet1.L426">
            <calcext:condition calcext:apply-style-name="Untitled1" calcext:value="=1" calcext:base-cell-address="Sheet1.L426"/>
          </calcext:conditional-format>
          <calcext:conditional-format calcext:target-range-address="Sheet1.L427:Sheet1.L427">
            <calcext:condition calcext:apply-style-name="Untitled1" calcext:value="=1" calcext:base-cell-address="Sheet1.L427"/>
          </calcext:conditional-format>
          <calcext:conditional-format calcext:target-range-address="Sheet1.L428:Sheet1.L428">
            <calcext:condition calcext:apply-style-name="Untitled1" calcext:value="=1" calcext:base-cell-address="Sheet1.L428"/>
          </calcext:conditional-format>
          <calcext:conditional-format calcext:target-range-address="Sheet1.L429:Sheet1.L429">
            <calcext:condition calcext:apply-style-name="Untitled1" calcext:value="=1" calcext:base-cell-address="Sheet1.L429"/>
          </calcext:conditional-format>
          <calcext:conditional-format calcext:target-range-address="Sheet1.L430:Sheet1.L430">
            <calcext:condition calcext:apply-style-name="Untitled1" calcext:value="=1" calcext:base-cell-address="Sheet1.L430"/>
          </calcext:conditional-format>
          <calcext:conditional-format calcext:target-range-address="Sheet1.L431:Sheet1.L431">
            <calcext:condition calcext:apply-style-name="Untitled1" calcext:value="=1" calcext:base-cell-address="Sheet1.L431"/>
          </calcext:conditional-format>
          <calcext:conditional-format calcext:target-range-address="Sheet1.L432:Sheet1.L432">
            <calcext:condition calcext:apply-style-name="Untitled1" calcext:value="=1" calcext:base-cell-address="Sheet1.L432"/>
          </calcext:conditional-format>
          <calcext:conditional-format calcext:target-range-address="Sheet1.L433:Sheet1.L433">
            <calcext:condition calcext:apply-style-name="Untitled1" calcext:value="=1" calcext:base-cell-address="Sheet1.L433"/>
          </calcext:conditional-format>
          <calcext:conditional-format calcext:target-range-address="Sheet1.L434:Sheet1.L434">
            <calcext:condition calcext:apply-style-name="Untitled1" calcext:value="=1" calcext:base-cell-address="Sheet1.L434"/>
          </calcext:conditional-format>
          <calcext:conditional-format calcext:target-range-address="Sheet1.L435:Sheet1.L435">
            <calcext:condition calcext:apply-style-name="Untitled1" calcext:value="=1" calcext:base-cell-address="Sheet1.L435"/>
          </calcext:conditional-format>
          <calcext:conditional-format calcext:target-range-address="Sheet1.L436:Sheet1.L436">
            <calcext:condition calcext:apply-style-name="Untitled1" calcext:value="=1" calcext:base-cell-address="Sheet1.L436"/>
          </calcext:conditional-format>
          <calcext:conditional-format calcext:target-range-address="Sheet1.L437:Sheet1.L437">
            <calcext:condition calcext:apply-style-name="Untitled1" calcext:value="=1" calcext:base-cell-address="Sheet1.L437"/>
          </calcext:conditional-format>
          <calcext:conditional-format calcext:target-range-address="Sheet1.L438:Sheet1.L438">
            <calcext:condition calcext:apply-style-name="Untitled1" calcext:value="=1" calcext:base-cell-address="Sheet1.L438"/>
          </calcext:conditional-format>
          <calcext:conditional-format calcext:target-range-address="Sheet1.L439:Sheet1.L439">
            <calcext:condition calcext:apply-style-name="Untitled1" calcext:value="=1" calcext:base-cell-address="Sheet1.L439"/>
          </calcext:conditional-format>
          <calcext:conditional-format calcext:target-range-address="Sheet1.L440:Sheet1.L440">
            <calcext:condition calcext:apply-style-name="Untitled1" calcext:value="=1" calcext:base-cell-address="Sheet1.L440"/>
          </calcext:conditional-format>
          <calcext:conditional-format calcext:target-range-address="Sheet1.L441:Sheet1.L441">
            <calcext:condition calcext:apply-style-name="Untitled1" calcext:value="=1" calcext:base-cell-address="Sheet1.L441"/>
          </calcext:conditional-format>
          <calcext:conditional-format calcext:target-range-address="Sheet1.L442:Sheet1.L442">
            <calcext:condition calcext:apply-style-name="Untitled1" calcext:value="=1" calcext:base-cell-address="Sheet1.L442"/>
          </calcext:conditional-format>
          <calcext:conditional-format calcext:target-range-address="Sheet1.L443:Sheet1.L443">
            <calcext:condition calcext:apply-style-name="Untitled1" calcext:value="=1" calcext:base-cell-address="Sheet1.L443"/>
          </calcext:conditional-format>
          <calcext:conditional-format calcext:target-range-address="Sheet1.L444:Sheet1.L444">
            <calcext:condition calcext:apply-style-name="Untitled1" calcext:value="=1" calcext:base-cell-address="Sheet1.L444"/>
          </calcext:conditional-format>
          <calcext:conditional-format calcext:target-range-address="Sheet1.L445:Sheet1.L445">
            <calcext:condition calcext:apply-style-name="Untitled1" calcext:value="=1" calcext:base-cell-address="Sheet1.L445"/>
          </calcext:conditional-format>
          <calcext:conditional-format calcext:target-range-address="Sheet1.L446:Sheet1.L446">
            <calcext:condition calcext:apply-style-name="Untitled1" calcext:value="=1" calcext:base-cell-address="Sheet1.L446"/>
          </calcext:conditional-format>
          <calcext:conditional-format calcext:target-range-address="Sheet1.L447:Sheet1.L447">
            <calcext:condition calcext:apply-style-name="Untitled1" calcext:value="=1" calcext:base-cell-address="Sheet1.L447"/>
          </calcext:conditional-format>
          <calcext:conditional-format calcext:target-range-address="Sheet1.L448:Sheet1.L448">
            <calcext:condition calcext:apply-style-name="Untitled1" calcext:value="=1" calcext:base-cell-address="Sheet1.L448"/>
          </calcext:conditional-format>
          <calcext:conditional-format calcext:target-range-address="Sheet1.L449:Sheet1.L449">
            <calcext:condition calcext:apply-style-name="Untitled1" calcext:value="=1" calcext:base-cell-address="Sheet1.L449"/>
          </calcext:conditional-format>
          <calcext:conditional-format calcext:target-range-address="Sheet1.L450:Sheet1.L450">
            <calcext:condition calcext:apply-style-name="Untitled1" calcext:value="=1" calcext:base-cell-address="Sheet1.L450"/>
          </calcext:conditional-format>
          <calcext:conditional-format calcext:target-range-address="Sheet1.L451:Sheet1.L451">
            <calcext:condition calcext:apply-style-name="Untitled1" calcext:value="=1" calcext:base-cell-address="Sheet1.L451"/>
          </calcext:conditional-format>
          <calcext:conditional-format calcext:target-range-address="Sheet1.L452:Sheet1.L452">
            <calcext:condition calcext:apply-style-name="Untitled1" calcext:value="=1" calcext:base-cell-address="Sheet1.L452"/>
          </calcext:conditional-format>
          <calcext:conditional-format calcext:target-range-address="Sheet1.L453:Sheet1.L453">
            <calcext:condition calcext:apply-style-name="Untitled1" calcext:value="=1" calcext:base-cell-address="Sheet1.L453"/>
          </calcext:conditional-format>
          <calcext:conditional-format calcext:target-range-address="Sheet1.L454:Sheet1.L454">
            <calcext:condition calcext:apply-style-name="Untitled1" calcext:value="=1" calcext:base-cell-address="Sheet1.L454"/>
          </calcext:conditional-format>
          <calcext:conditional-format calcext:target-range-address="Sheet1.L455:Sheet1.L455">
            <calcext:condition calcext:apply-style-name="Untitled1" calcext:value="=1" calcext:base-cell-address="Sheet1.L455"/>
          </calcext:conditional-format>
          <calcext:conditional-format calcext:target-range-address="Sheet1.L456:Sheet1.L456">
            <calcext:condition calcext:apply-style-name="Untitled1" calcext:value="=1" calcext:base-cell-address="Sheet1.L456"/>
          </calcext:conditional-format>
          <calcext:conditional-format calcext:target-range-address="Sheet1.L457:Sheet1.L457">
            <calcext:condition calcext:apply-style-name="Untitled1" calcext:value="=1" calcext:base-cell-address="Sheet1.L457"/>
          </calcext:conditional-format>
          <calcext:conditional-format calcext:target-range-address="Sheet1.L458:Sheet1.L458">
            <calcext:condition calcext:apply-style-name="Untitled1" calcext:value="=1" calcext:base-cell-address="Sheet1.L458"/>
          </calcext:conditional-format>
          <calcext:conditional-format calcext:target-range-address="Sheet1.L459:Sheet1.L459">
            <calcext:condition calcext:apply-style-name="Untitled1" calcext:value="=1" calcext:base-cell-address="Sheet1.L459"/>
          </calcext:conditional-format>
          <calcext:conditional-format calcext:target-range-address="Sheet1.L460:Sheet1.L460">
            <calcext:condition calcext:apply-style-name="Untitled1" calcext:value="=1" calcext:base-cell-address="Sheet1.L460"/>
          </calcext:conditional-format>
          <calcext:conditional-format calcext:target-range-address="Sheet1.L461:Sheet1.L461">
            <calcext:condition calcext:apply-style-name="Untitled1" calcext:value="=1" calcext:base-cell-address="Sheet1.L461"/>
          </calcext:conditional-format>
          <calcext:conditional-format calcext:target-range-address="Sheet1.L462:Sheet1.L462">
            <calcext:condition calcext:apply-style-name="Untitled1" calcext:value="=1" calcext:base-cell-address="Sheet1.L462"/>
          </calcext:conditional-format>
          <calcext:conditional-format calcext:target-range-address="Sheet1.L463:Sheet1.L463">
            <calcext:condition calcext:apply-style-name="Untitled1" calcext:value="=1" calcext:base-cell-address="Sheet1.L463"/>
          </calcext:conditional-format>
          <calcext:conditional-format calcext:target-range-address="Sheet1.L464:Sheet1.L464">
            <calcext:condition calcext:apply-style-name="Untitled1" calcext:value="=1" calcext:base-cell-address="Sheet1.L464"/>
          </calcext:conditional-format>
          <calcext:conditional-format calcext:target-range-address="Sheet1.L465:Sheet1.L465">
            <calcext:condition calcext:apply-style-name="Untitled1" calcext:value="=1" calcext:base-cell-address="Sheet1.L465"/>
          </calcext:conditional-format>
          <calcext:conditional-format calcext:target-range-address="Sheet1.L466:Sheet1.L466">
            <calcext:condition calcext:apply-style-name="Untitled1" calcext:value="=1" calcext:base-cell-address="Sheet1.L466"/>
          </calcext:conditional-format>
          <calcext:conditional-format calcext:target-range-address="Sheet1.L467:Sheet1.L467">
            <calcext:condition calcext:apply-style-name="Untitled1" calcext:value="=1" calcext:base-cell-address="Sheet1.L467"/>
          </calcext:conditional-format>
          <calcext:conditional-format calcext:target-range-address="Sheet1.L468:Sheet1.L468">
            <calcext:condition calcext:apply-style-name="Untitled1" calcext:value="=1" calcext:base-cell-address="Sheet1.L468"/>
          </calcext:conditional-format>
          <calcext:conditional-format calcext:target-range-address="Sheet1.L469:Sheet1.L469">
            <calcext:condition calcext:apply-style-name="Untitled1" calcext:value="=1" calcext:base-cell-address="Sheet1.L469"/>
          </calcext:conditional-format>
          <calcext:conditional-format calcext:target-range-address="Sheet1.L470:Sheet1.L470">
            <calcext:condition calcext:apply-style-name="Untitled1" calcext:value="=1" calcext:base-cell-address="Sheet1.L470"/>
          </calcext:conditional-format>
          <calcext:conditional-format calcext:target-range-address="Sheet1.L471:Sheet1.L471">
            <calcext:condition calcext:apply-style-name="Untitled1" calcext:value="=1" calcext:base-cell-address="Sheet1.L471"/>
          </calcext:conditional-format>
          <calcext:conditional-format calcext:target-range-address="Sheet1.L472:Sheet1.L472">
            <calcext:condition calcext:apply-style-name="Untitled1" calcext:value="=1" calcext:base-cell-address="Sheet1.L472"/>
          </calcext:conditional-format>
          <calcext:conditional-format calcext:target-range-address="Sheet1.L473:Sheet1.L473">
            <calcext:condition calcext:apply-style-name="Untitled1" calcext:value="=1" calcext:base-cell-address="Sheet1.L473"/>
          </calcext:conditional-format>
          <calcext:conditional-format calcext:target-range-address="Sheet1.L474:Sheet1.L474">
            <calcext:condition calcext:apply-style-name="Untitled1" calcext:value="=1" calcext:base-cell-address="Sheet1.L474"/>
          </calcext:conditional-format>
          <calcext:conditional-format calcext:target-range-address="Sheet1.L475:Sheet1.L475">
            <calcext:condition calcext:apply-style-name="Untitled1" calcext:value="=1" calcext:base-cell-address="Sheet1.L475"/>
          </calcext:conditional-format>
          <calcext:conditional-format calcext:target-range-address="Sheet1.L476:Sheet1.L476">
            <calcext:condition calcext:apply-style-name="Untitled1" calcext:value="=1" calcext:base-cell-address="Sheet1.L476"/>
          </calcext:conditional-format>
          <calcext:conditional-format calcext:target-range-address="Sheet1.L477:Sheet1.L477">
            <calcext:condition calcext:apply-style-name="Untitled1" calcext:value="=1" calcext:base-cell-address="Sheet1.L477"/>
          </calcext:conditional-format>
          <calcext:conditional-format calcext:target-range-address="Sheet1.L478:Sheet1.L478">
            <calcext:condition calcext:apply-style-name="Untitled1" calcext:value="=1" calcext:base-cell-address="Sheet1.L478"/>
          </calcext:conditional-format>
          <calcext:conditional-format calcext:target-range-address="Sheet1.L479:Sheet1.L479">
            <calcext:condition calcext:apply-style-name="Untitled1" calcext:value="=1" calcext:base-cell-address="Sheet1.L479"/>
          </calcext:conditional-format>
          <calcext:conditional-format calcext:target-range-address="Sheet1.L480:Sheet1.L480">
            <calcext:condition calcext:apply-style-name="Untitled1" calcext:value="=1" calcext:base-cell-address="Sheet1.L480"/>
          </calcext:conditional-format>
          <calcext:conditional-format calcext:target-range-address="Sheet1.L481:Sheet1.L481">
            <calcext:condition calcext:apply-style-name="Untitled1" calcext:value="=1" calcext:base-cell-address="Sheet1.L481"/>
          </calcext:conditional-format>
          <calcext:conditional-format calcext:target-range-address="Sheet1.L482:Sheet1.L482">
            <calcext:condition calcext:apply-style-name="Untitled1" calcext:value="=1" calcext:base-cell-address="Sheet1.L482"/>
          </calcext:conditional-format>
          <calcext:conditional-format calcext:target-range-address="Sheet1.L483:Sheet1.L483">
            <calcext:condition calcext:apply-style-name="Untitled1" calcext:value="=1" calcext:base-cell-address="Sheet1.L483"/>
          </calcext:conditional-format>
          <calcext:conditional-format calcext:target-range-address="Sheet1.L484:Sheet1.L484">
            <calcext:condition calcext:apply-style-name="Untitled1" calcext:value="=1" calcext:base-cell-address="Sheet1.L484"/>
          </calcext:conditional-format>
          <calcext:conditional-format calcext:target-range-address="Sheet1.L485:Sheet1.L485">
            <calcext:condition calcext:apply-style-name="Untitled1" calcext:value="=1" calcext:base-cell-address="Sheet1.L485"/>
          </calcext:conditional-format>
          <calcext:conditional-format calcext:target-range-address="Sheet1.L486:Sheet1.L486">
            <calcext:condition calcext:apply-style-name="Untitled1" calcext:value="=1" calcext:base-cell-address="Sheet1.L486"/>
          </calcext:conditional-format>
          <calcext:conditional-format calcext:target-range-address="Sheet1.L487:Sheet1.L487">
            <calcext:condition calcext:apply-style-name="Untitled1" calcext:value="=1" calcext:base-cell-address="Sheet1.L487"/>
          </calcext:conditional-format>
          <calcext:conditional-format calcext:target-range-address="Sheet1.L488:Sheet1.L488">
            <calcext:condition calcext:apply-style-name="Untitled1" calcext:value="=1" calcext:base-cell-address="Sheet1.L488"/>
          </calcext:conditional-format>
          <calcext:conditional-format calcext:target-range-address="Sheet1.L489:Sheet1.L489">
            <calcext:condition calcext:apply-style-name="Untitled1" calcext:value="=1" calcext:base-cell-address="Sheet1.L489"/>
          </calcext:conditional-format>
          <calcext:conditional-format calcext:target-range-address="Sheet1.L490:Sheet1.L490">
            <calcext:condition calcext:apply-style-name="Untitled1" calcext:value="=1" calcext:base-cell-address="Sheet1.L490"/>
          </calcext:conditional-format>
          <calcext:conditional-format calcext:target-range-address="Sheet1.L491:Sheet1.L491">
            <calcext:condition calcext:apply-style-name="Untitled1" calcext:value="=1" calcext:base-cell-address="Sheet1.L491"/>
          </calcext:conditional-format>
          <calcext:conditional-format calcext:target-range-address="Sheet1.L492:Sheet1.L492">
            <calcext:condition calcext:apply-style-name="Untitled1" calcext:value="=1" calcext:base-cell-address="Sheet1.L492"/>
          </calcext:conditional-format>
          <calcext:conditional-format calcext:target-range-address="Sheet1.L493:Sheet1.L493">
            <calcext:condition calcext:apply-style-name="Untitled1" calcext:value="=1" calcext:base-cell-address="Sheet1.L493"/>
          </calcext:conditional-format>
          <calcext:conditional-format calcext:target-range-address="Sheet1.L494:Sheet1.L494">
            <calcext:condition calcext:apply-style-name="Untitled1" calcext:value="=1" calcext:base-cell-address="Sheet1.L494"/>
          </calcext:conditional-format>
          <calcext:conditional-format calcext:target-range-address="Sheet1.L495:Sheet1.L495">
            <calcext:condition calcext:apply-style-name="Untitled1" calcext:value="=1" calcext:base-cell-address="Sheet1.L495"/>
          </calcext:conditional-format>
          <calcext:conditional-format calcext:target-range-address="Sheet1.L496:Sheet1.L496">
            <calcext:condition calcext:apply-style-name="Untitled1" calcext:value="=1" calcext:base-cell-address="Sheet1.L496"/>
          </calcext:conditional-format>
          <calcext:conditional-format calcext:target-range-address="Sheet1.L497:Sheet1.L497">
            <calcext:condition calcext:apply-style-name="Untitled1" calcext:value="=1" calcext:base-cell-address="Sheet1.L497"/>
          </calcext:conditional-format>
          <calcext:conditional-format calcext:target-range-address="Sheet1.L498:Sheet1.L498">
            <calcext:condition calcext:apply-style-name="Untitled1" calcext:value="=1" calcext:base-cell-address="Sheet1.L498"/>
          </calcext:conditional-format>
          <calcext:conditional-format calcext:target-range-address="Sheet1.L499:Sheet1.L499">
            <calcext:condition calcext:apply-style-name="Untitled1" calcext:value="=1" calcext:base-cell-address="Sheet1.L499"/>
          </calcext:conditional-format>
          <calcext:conditional-format calcext:target-range-address="Sheet1.L500:Sheet1.L500">
            <calcext:condition calcext:apply-style-name="Untitled1" calcext:value="=1" calcext:base-cell-address="Sheet1.L500"/>
          </calcext:conditional-format>
          <calcext:conditional-format calcext:target-range-address="Sheet1.L501:Sheet1.L501">
            <calcext:condition calcext:apply-style-name="Untitled1" calcext:value="=1" calcext:base-cell-address="Sheet1.L501"/>
          </calcext:conditional-format>
          <calcext:conditional-format calcext:target-range-address="Sheet1.L502:Sheet1.L502">
            <calcext:condition calcext:apply-style-name="Untitled1" calcext:value="=1" calcext:base-cell-address="Sheet1.L502"/>
          </calcext:conditional-format>
          <calcext:conditional-format calcext:target-range-address="Sheet1.L503:Sheet1.L503">
            <calcext:condition calcext:apply-style-name="Untitled1" calcext:value="=1" calcext:base-cell-address="Sheet1.L503"/>
          </calcext:conditional-format>
          <calcext:conditional-format calcext:target-range-address="Sheet1.L504:Sheet1.L504">
            <calcext:condition calcext:apply-style-name="Untitled1" calcext:value="=1" calcext:base-cell-address="Sheet1.L504"/>
          </calcext:conditional-format>
          <calcext:conditional-format calcext:target-range-address="Sheet1.L505:Sheet1.L505">
            <calcext:condition calcext:apply-style-name="Untitled1" calcext:value="=1" calcext:base-cell-address="Sheet1.L505"/>
          </calcext:conditional-format>
          <calcext:conditional-format calcext:target-range-address="Sheet1.L506:Sheet1.L506">
            <calcext:condition calcext:apply-style-name="Untitled1" calcext:value="=1" calcext:base-cell-address="Sheet1.L506"/>
          </calcext:conditional-format>
          <calcext:conditional-format calcext:target-range-address="Sheet1.L507:Sheet1.L507">
            <calcext:condition calcext:apply-style-name="Untitled1" calcext:value="=1" calcext:base-cell-address="Sheet1.L507"/>
          </calcext:conditional-format>
          <calcext:conditional-format calcext:target-range-address="Sheet1.L508:Sheet1.L508">
            <calcext:condition calcext:apply-style-name="Untitled1" calcext:value="=1" calcext:base-cell-address="Sheet1.L508"/>
          </calcext:conditional-format>
          <calcext:conditional-format calcext:target-range-address="Sheet1.L509:Sheet1.L509">
            <calcext:condition calcext:apply-style-name="Untitled1" calcext:value="=1" calcext:base-cell-address="Sheet1.L509"/>
          </calcext:conditional-format>
          <calcext:conditional-format calcext:target-range-address="Sheet1.L510:Sheet1.L510">
            <calcext:condition calcext:apply-style-name="Untitled1" calcext:value="=1" calcext:base-cell-address="Sheet1.L510"/>
          </calcext:conditional-format>
          <calcext:conditional-format calcext:target-range-address="Sheet1.L511:Sheet1.L511">
            <calcext:condition calcext:apply-style-name="Untitled1" calcext:value="=1" calcext:base-cell-address="Sheet1.L511"/>
          </calcext:conditional-format>
          <calcext:conditional-format calcext:target-range-address="Sheet1.L512:Sheet1.L512">
            <calcext:condition calcext:apply-style-name="Untitled1" calcext:value="=1" calcext:base-cell-address="Sheet1.L512"/>
          </calcext:conditional-format>
          <calcext:conditional-format calcext:target-range-address="Sheet1.L513:Sheet1.L513">
            <calcext:condition calcext:apply-style-name="Untitled1" calcext:value="=1" calcext:base-cell-address="Sheet1.L513"/>
          </calcext:conditional-format>
          <calcext:conditional-format calcext:target-range-address="Sheet1.L514:Sheet1.L514">
            <calcext:condition calcext:apply-style-name="Untitled1" calcext:value="=1" calcext:base-cell-address="Sheet1.L514"/>
          </calcext:conditional-format>
          <calcext:conditional-format calcext:target-range-address="Sheet1.L515:Sheet1.L515">
            <calcext:condition calcext:apply-style-name="Untitled1" calcext:value="=1" calcext:base-cell-address="Sheet1.L515"/>
          </calcext:conditional-format>
          <calcext:conditional-format calcext:target-range-address="Sheet1.L516:Sheet1.L516">
            <calcext:condition calcext:apply-style-name="Untitled1" calcext:value="=1" calcext:base-cell-address="Sheet1.L516"/>
          </calcext:conditional-format>
          <calcext:conditional-format calcext:target-range-address="Sheet1.L517:Sheet1.L517">
            <calcext:condition calcext:apply-style-name="Untitled1" calcext:value="=1" calcext:base-cell-address="Sheet1.L517"/>
          </calcext:conditional-format>
          <calcext:conditional-format calcext:target-range-address="Sheet1.L518:Sheet1.L518">
            <calcext:condition calcext:apply-style-name="Untitled1" calcext:value="=1" calcext:base-cell-address="Sheet1.L518"/>
          </calcext:conditional-format>
          <calcext:conditional-format calcext:target-range-address="Sheet1.L519:Sheet1.L519">
            <calcext:condition calcext:apply-style-name="Untitled1" calcext:value="=1" calcext:base-cell-address="Sheet1.L519"/>
          </calcext:conditional-format>
          <calcext:conditional-format calcext:target-range-address="Sheet1.L520:Sheet1.L520">
            <calcext:condition calcext:apply-style-name="Untitled1" calcext:value="=1" calcext:base-cell-address="Sheet1.L520"/>
          </calcext:conditional-format>
          <calcext:conditional-format calcext:target-range-address="Sheet1.L521:Sheet1.L521">
            <calcext:condition calcext:apply-style-name="Untitled1" calcext:value="=1" calcext:base-cell-address="Sheet1.L521"/>
          </calcext:conditional-format>
          <calcext:conditional-format calcext:target-range-address="Sheet1.L522:Sheet1.L522">
            <calcext:condition calcext:apply-style-name="Untitled1" calcext:value="=1" calcext:base-cell-address="Sheet1.L522"/>
          </calcext:conditional-format>
          <calcext:conditional-format calcext:target-range-address="Sheet1.L523:Sheet1.L523">
            <calcext:condition calcext:apply-style-name="Untitled1" calcext:value="=1" calcext:base-cell-address="Sheet1.L523"/>
          </calcext:conditional-format>
          <calcext:conditional-format calcext:target-range-address="Sheet1.L524:Sheet1.L524">
            <calcext:condition calcext:apply-style-name="Untitled1" calcext:value="=1" calcext:base-cell-address="Sheet1.L524"/>
          </calcext:conditional-format>
          <calcext:conditional-format calcext:target-range-address="Sheet1.L525:Sheet1.L525">
            <calcext:condition calcext:apply-style-name="Untitled1" calcext:value="=1" calcext:base-cell-address="Sheet1.L525"/>
          </calcext:conditional-format>
          <calcext:conditional-format calcext:target-range-address="Sheet1.L526:Sheet1.L526">
            <calcext:condition calcext:apply-style-name="Untitled1" calcext:value="=1" calcext:base-cell-address="Sheet1.L526"/>
          </calcext:conditional-format>
          <calcext:conditional-format calcext:target-range-address="Sheet1.L527:Sheet1.L527">
            <calcext:condition calcext:apply-style-name="Untitled1" calcext:value="=1" calcext:base-cell-address="Sheet1.L527"/>
          </calcext:conditional-format>
          <calcext:conditional-format calcext:target-range-address="Sheet1.L528:Sheet1.L528">
            <calcext:condition calcext:apply-style-name="Untitled1" calcext:value="=1" calcext:base-cell-address="Sheet1.L528"/>
          </calcext:conditional-format>
          <calcext:conditional-format calcext:target-range-address="Sheet1.L529:Sheet1.L529">
            <calcext:condition calcext:apply-style-name="Untitled1" calcext:value="=1" calcext:base-cell-address="Sheet1.L529"/>
          </calcext:conditional-format>
          <calcext:conditional-format calcext:target-range-address="Sheet1.L530:Sheet1.L530">
            <calcext:condition calcext:apply-style-name="Untitled1" calcext:value="=1" calcext:base-cell-address="Sheet1.L530"/>
          </calcext:conditional-format>
          <calcext:conditional-format calcext:target-range-address="Sheet1.L531:Sheet1.L531">
            <calcext:condition calcext:apply-style-name="Untitled1" calcext:value="=1" calcext:base-cell-address="Sheet1.L531"/>
          </calcext:conditional-format>
          <calcext:conditional-format calcext:target-range-address="Sheet1.L532:Sheet1.L532">
            <calcext:condition calcext:apply-style-name="Untitled1" calcext:value="=1" calcext:base-cell-address="Sheet1.L532"/>
          </calcext:conditional-format>
          <calcext:conditional-format calcext:target-range-address="Sheet1.L533:Sheet1.L533">
            <calcext:condition calcext:apply-style-name="Untitled1" calcext:value="=1" calcext:base-cell-address="Sheet1.L533"/>
          </calcext:conditional-format>
          <calcext:conditional-format calcext:target-range-address="Sheet1.L534:Sheet1.L534">
            <calcext:condition calcext:apply-style-name="Untitled1" calcext:value="=1" calcext:base-cell-address="Sheet1.L534"/>
          </calcext:conditional-format>
          <calcext:conditional-format calcext:target-range-address="Sheet1.L535:Sheet1.L535">
            <calcext:condition calcext:apply-style-name="Untitled1" calcext:value="=1" calcext:base-cell-address="Sheet1.L535"/>
          </calcext:conditional-format>
          <calcext:conditional-format calcext:target-range-address="Sheet1.L536:Sheet1.L536">
            <calcext:condition calcext:apply-style-name="Untitled1" calcext:value="=1" calcext:base-cell-address="Sheet1.L536"/>
          </calcext:conditional-format>
          <calcext:conditional-format calcext:target-range-address="Sheet1.L537:Sheet1.L537">
            <calcext:condition calcext:apply-style-name="Untitled1" calcext:value="=1" calcext:base-cell-address="Sheet1.L537"/>
          </calcext:conditional-format>
          <calcext:conditional-format calcext:target-range-address="Sheet1.L538:Sheet1.L538">
            <calcext:condition calcext:apply-style-name="Untitled1" calcext:value="=1" calcext:base-cell-address="Sheet1.L538"/>
          </calcext:conditional-format>
          <calcext:conditional-format calcext:target-range-address="Sheet1.L539:Sheet1.L539">
            <calcext:condition calcext:apply-style-name="Untitled1" calcext:value="=1" calcext:base-cell-address="Sheet1.L539"/>
          </calcext:conditional-format>
          <calcext:conditional-format calcext:target-range-address="Sheet1.L540:Sheet1.L540">
            <calcext:condition calcext:apply-style-name="Untitled1" calcext:value="=1" calcext:base-cell-address="Sheet1.L540"/>
          </calcext:conditional-format>
          <calcext:conditional-format calcext:target-range-address="Sheet1.L541:Sheet1.L541">
            <calcext:condition calcext:apply-style-name="Untitled1" calcext:value="=1" calcext:base-cell-address="Sheet1.L541"/>
          </calcext:conditional-format>
          <calcext:conditional-format calcext:target-range-address="Sheet1.L542:Sheet1.L542">
            <calcext:condition calcext:apply-style-name="Untitled1" calcext:value="=1" calcext:base-cell-address="Sheet1.L542"/>
          </calcext:conditional-format>
          <calcext:conditional-format calcext:target-range-address="Sheet1.L543:Sheet1.L543">
            <calcext:condition calcext:apply-style-name="Untitled1" calcext:value="=1" calcext:base-cell-address="Sheet1.L543"/>
          </calcext:conditional-format>
          <calcext:conditional-format calcext:target-range-address="Sheet1.L544:Sheet1.L544">
            <calcext:condition calcext:apply-style-name="Untitled1" calcext:value="=1" calcext:base-cell-address="Sheet1.L544"/>
          </calcext:conditional-format>
          <calcext:conditional-format calcext:target-range-address="Sheet1.L545:Sheet1.L545">
            <calcext:condition calcext:apply-style-name="Untitled1" calcext:value="=1" calcext:base-cell-address="Sheet1.L545"/>
          </calcext:conditional-format>
          <calcext:conditional-format calcext:target-range-address="Sheet1.L546:Sheet1.L546">
            <calcext:condition calcext:apply-style-name="Untitled1" calcext:value="=1" calcext:base-cell-address="Sheet1.L546"/>
          </calcext:conditional-format>
          <calcext:conditional-format calcext:target-range-address="Sheet1.L547:Sheet1.L547">
            <calcext:condition calcext:apply-style-name="Untitled1" calcext:value="=1" calcext:base-cell-address="Sheet1.L547"/>
          </calcext:conditional-format>
          <calcext:conditional-format calcext:target-range-address="Sheet1.L548:Sheet1.L548">
            <calcext:condition calcext:apply-style-name="Untitled1" calcext:value="=1" calcext:base-cell-address="Sheet1.L548"/>
          </calcext:conditional-format>
          <calcext:conditional-format calcext:target-range-address="Sheet1.L549:Sheet1.L549">
            <calcext:condition calcext:apply-style-name="Untitled1" calcext:value="=1" calcext:base-cell-address="Sheet1.L549"/>
          </calcext:conditional-format>
          <calcext:conditional-format calcext:target-range-address="Sheet1.L550:Sheet1.L550">
            <calcext:condition calcext:apply-style-name="Untitled1" calcext:value="=1" calcext:base-cell-address="Sheet1.L550"/>
          </calcext:conditional-format>
          <calcext:conditional-format calcext:target-range-address="Sheet1.L551:Sheet1.L551">
            <calcext:condition calcext:apply-style-name="Untitled1" calcext:value="=1" calcext:base-cell-address="Sheet1.L551"/>
          </calcext:conditional-format>
          <calcext:conditional-format calcext:target-range-address="Sheet1.L552:Sheet1.L552">
            <calcext:condition calcext:apply-style-name="Untitled1" calcext:value="=1" calcext:base-cell-address="Sheet1.L552"/>
          </calcext:conditional-format>
          <calcext:conditional-format calcext:target-range-address="Sheet1.L553:Sheet1.L553">
            <calcext:condition calcext:apply-style-name="Untitled1" calcext:value="=1" calcext:base-cell-address="Sheet1.L553"/>
          </calcext:conditional-format>
          <calcext:conditional-format calcext:target-range-address="Sheet1.L554:Sheet1.L554">
            <calcext:condition calcext:apply-style-name="Untitled1" calcext:value="=1" calcext:base-cell-address="Sheet1.L554"/>
          </calcext:conditional-format>
          <calcext:conditional-format calcext:target-range-address="Sheet1.L555:Sheet1.L555">
            <calcext:condition calcext:apply-style-name="Untitled1" calcext:value="=1" calcext:base-cell-address="Sheet1.L555"/>
          </calcext:conditional-format>
          <calcext:conditional-format calcext:target-range-address="Sheet1.L556:Sheet1.L556">
            <calcext:condition calcext:apply-style-name="Untitled1" calcext:value="=1" calcext:base-cell-address="Sheet1.L556"/>
          </calcext:conditional-format>
          <calcext:conditional-format calcext:target-range-address="Sheet1.L557:Sheet1.L557">
            <calcext:condition calcext:apply-style-name="Untitled1" calcext:value="=1" calcext:base-cell-address="Sheet1.L557"/>
          </calcext:conditional-format>
          <calcext:conditional-format calcext:target-range-address="Sheet1.L558:Sheet1.L558">
            <calcext:condition calcext:apply-style-name="Untitled1" calcext:value="=1" calcext:base-cell-address="Sheet1.L558"/>
          </calcext:conditional-format>
          <calcext:conditional-format calcext:target-range-address="Sheet1.L559:Sheet1.L559">
            <calcext:condition calcext:apply-style-name="Untitled1" calcext:value="=1" calcext:base-cell-address="Sheet1.L559"/>
          </calcext:conditional-format>
          <calcext:conditional-format calcext:target-range-address="Sheet1.L560:Sheet1.L560">
            <calcext:condition calcext:apply-style-name="Untitled1" calcext:value="=1" calcext:base-cell-address="Sheet1.L560"/>
          </calcext:conditional-format>
          <calcext:conditional-format calcext:target-range-address="Sheet1.L561:Sheet1.L561">
            <calcext:condition calcext:apply-style-name="Untitled1" calcext:value="=1" calcext:base-cell-address="Sheet1.L561"/>
          </calcext:conditional-format>
          <calcext:conditional-format calcext:target-range-address="Sheet1.L562:Sheet1.L562">
            <calcext:condition calcext:apply-style-name="Untitled1" calcext:value="=1" calcext:base-cell-address="Sheet1.L562"/>
          </calcext:conditional-format>
          <calcext:conditional-format calcext:target-range-address="Sheet1.L563:Sheet1.L563">
            <calcext:condition calcext:apply-style-name="Untitled1" calcext:value="=1" calcext:base-cell-address="Sheet1.L563"/>
          </calcext:conditional-format>
          <calcext:conditional-format calcext:target-range-address="Sheet1.L564:Sheet1.L564">
            <calcext:condition calcext:apply-style-name="Untitled1" calcext:value="=1" calcext:base-cell-address="Sheet1.L564"/>
          </calcext:conditional-format>
          <calcext:conditional-format calcext:target-range-address="Sheet1.L565:Sheet1.L565">
            <calcext:condition calcext:apply-style-name="Untitled1" calcext:value="=1" calcext:base-cell-address="Sheet1.L565"/>
          </calcext:conditional-format>
          <calcext:conditional-format calcext:target-range-address="Sheet1.L566:Sheet1.L566">
            <calcext:condition calcext:apply-style-name="Untitled1" calcext:value="=1" calcext:base-cell-address="Sheet1.L566"/>
          </calcext:conditional-format>
          <calcext:conditional-format calcext:target-range-address="Sheet1.L567:Sheet1.L567">
            <calcext:condition calcext:apply-style-name="Untitled1" calcext:value="=1" calcext:base-cell-address="Sheet1.L567"/>
          </calcext:conditional-format>
          <calcext:conditional-format calcext:target-range-address="Sheet1.L568:Sheet1.L568">
            <calcext:condition calcext:apply-style-name="Untitled1" calcext:value="=1" calcext:base-cell-address="Sheet1.L568"/>
          </calcext:conditional-format>
          <calcext:conditional-format calcext:target-range-address="Sheet1.L569:Sheet1.L569">
            <calcext:condition calcext:apply-style-name="Untitled1" calcext:value="=1" calcext:base-cell-address="Sheet1.L569"/>
          </calcext:conditional-format>
          <calcext:conditional-format calcext:target-range-address="Sheet1.L570:Sheet1.L570">
            <calcext:condition calcext:apply-style-name="Untitled1" calcext:value="=1" calcext:base-cell-address="Sheet1.L570"/>
          </calcext:conditional-format>
          <calcext:conditional-format calcext:target-range-address="Sheet1.L571:Sheet1.L571">
            <calcext:condition calcext:apply-style-name="Untitled1" calcext:value="=1" calcext:base-cell-address="Sheet1.L571"/>
          </calcext:conditional-format>
          <calcext:conditional-format calcext:target-range-address="Sheet1.L572:Sheet1.L572">
            <calcext:condition calcext:apply-style-name="Untitled1" calcext:value="=1" calcext:base-cell-address="Sheet1.L572"/>
          </calcext:conditional-format>
          <calcext:conditional-format calcext:target-range-address="Sheet1.L573:Sheet1.L573">
            <calcext:condition calcext:apply-style-name="Untitled1" calcext:value="=1" calcext:base-cell-address="Sheet1.L573"/>
          </calcext:conditional-format>
          <calcext:conditional-format calcext:target-range-address="Sheet1.L574:Sheet1.L574">
            <calcext:condition calcext:apply-style-name="Untitled1" calcext:value="=1" calcext:base-cell-address="Sheet1.L574"/>
          </calcext:conditional-format>
          <calcext:conditional-format calcext:target-range-address="Sheet1.L575:Sheet1.L575">
            <calcext:condition calcext:apply-style-name="Untitled1" calcext:value="=1" calcext:base-cell-address="Sheet1.L575"/>
          </calcext:conditional-format>
          <calcext:conditional-format calcext:target-range-address="Sheet1.L576:Sheet1.L576">
            <calcext:condition calcext:apply-style-name="Untitled1" calcext:value="=1" calcext:base-cell-address="Sheet1.L576"/>
          </calcext:conditional-format>
          <calcext:conditional-format calcext:target-range-address="Sheet1.L577:Sheet1.L577">
            <calcext:condition calcext:apply-style-name="Untitled1" calcext:value="=1" calcext:base-cell-address="Sheet1.L577"/>
          </calcext:conditional-format>
          <calcext:conditional-format calcext:target-range-address="Sheet1.L578:Sheet1.L578">
            <calcext:condition calcext:apply-style-name="Untitled1" calcext:value="=1" calcext:base-cell-address="Sheet1.L578"/>
          </calcext:conditional-format>
          <calcext:conditional-format calcext:target-range-address="Sheet1.L579:Sheet1.L579">
            <calcext:condition calcext:apply-style-name="Untitled1" calcext:value="=1" calcext:base-cell-address="Sheet1.L579"/>
          </calcext:conditional-format>
          <calcext:conditional-format calcext:target-range-address="Sheet1.L580:Sheet1.L580">
            <calcext:condition calcext:apply-style-name="Untitled1" calcext:value="=1" calcext:base-cell-address="Sheet1.L580"/>
          </calcext:conditional-format>
          <calcext:conditional-format calcext:target-range-address="Sheet1.L581:Sheet1.L581">
            <calcext:condition calcext:apply-style-name="Untitled1" calcext:value="=1" calcext:base-cell-address="Sheet1.L581"/>
          </calcext:conditional-format>
          <calcext:conditional-format calcext:target-range-address="Sheet1.L582:Sheet1.L582">
            <calcext:condition calcext:apply-style-name="Untitled1" calcext:value="=1" calcext:base-cell-address="Sheet1.L582"/>
          </calcext:conditional-format>
          <calcext:conditional-format calcext:target-range-address="Sheet1.L583:Sheet1.L583">
            <calcext:condition calcext:apply-style-name="Untitled1" calcext:value="=1" calcext:base-cell-address="Sheet1.L583"/>
          </calcext:conditional-format>
          <calcext:conditional-format calcext:target-range-address="Sheet1.L584:Sheet1.L584">
            <calcext:condition calcext:apply-style-name="Untitled1" calcext:value="=1" calcext:base-cell-address="Sheet1.L584"/>
          </calcext:conditional-format>
          <calcext:conditional-format calcext:target-range-address="Sheet1.L585:Sheet1.L585">
            <calcext:condition calcext:apply-style-name="Untitled1" calcext:value="=1" calcext:base-cell-address="Sheet1.L585"/>
          </calcext:conditional-format>
          <calcext:conditional-format calcext:target-range-address="Sheet1.L586:Sheet1.L586">
            <calcext:condition calcext:apply-style-name="Untitled1" calcext:value="=1" calcext:base-cell-address="Sheet1.L586"/>
          </calcext:conditional-format>
          <calcext:conditional-format calcext:target-range-address="Sheet1.L587:Sheet1.L587">
            <calcext:condition calcext:apply-style-name="Untitled1" calcext:value="=1" calcext:base-cell-address="Sheet1.L587"/>
          </calcext:conditional-format>
          <calcext:conditional-format calcext:target-range-address="Sheet1.L588:Sheet1.L588">
            <calcext:condition calcext:apply-style-name="Untitled1" calcext:value="=1" calcext:base-cell-address="Sheet1.L588"/>
          </calcext:conditional-format>
          <calcext:conditional-format calcext:target-range-address="Sheet1.L589:Sheet1.L589">
            <calcext:condition calcext:apply-style-name="Untitled1" calcext:value="=1" calcext:base-cell-address="Sheet1.L589"/>
          </calcext:conditional-format>
          <calcext:conditional-format calcext:target-range-address="Sheet1.L590:Sheet1.L590">
            <calcext:condition calcext:apply-style-name="Untitled1" calcext:value="=1" calcext:base-cell-address="Sheet1.L590"/>
          </calcext:conditional-format>
          <calcext:conditional-format calcext:target-range-address="Sheet1.L591:Sheet1.L591">
            <calcext:condition calcext:apply-style-name="Untitled1" calcext:value="=1" calcext:base-cell-address="Sheet1.L591"/>
          </calcext:conditional-format>
          <calcext:conditional-format calcext:target-range-address="Sheet1.L592:Sheet1.L592">
            <calcext:condition calcext:apply-style-name="Untitled1" calcext:value="=1" calcext:base-cell-address="Sheet1.L592"/>
          </calcext:conditional-format>
          <calcext:conditional-format calcext:target-range-address="Sheet1.L593:Sheet1.L593">
            <calcext:condition calcext:apply-style-name="Untitled1" calcext:value="=1" calcext:base-cell-address="Sheet1.L593"/>
          </calcext:conditional-format>
          <calcext:conditional-format calcext:target-range-address="Sheet1.L594:Sheet1.L594">
            <calcext:condition calcext:apply-style-name="Untitled1" calcext:value="=1" calcext:base-cell-address="Sheet1.L594"/>
          </calcext:conditional-format>
          <calcext:conditional-format calcext:target-range-address="Sheet1.L595:Sheet1.L595">
            <calcext:condition calcext:apply-style-name="Untitled1" calcext:value="=1" calcext:base-cell-address="Sheet1.L595"/>
          </calcext:conditional-format>
          <calcext:conditional-format calcext:target-range-address="Sheet1.L596:Sheet1.L596">
            <calcext:condition calcext:apply-style-name="Untitled1" calcext:value="=1" calcext:base-cell-address="Sheet1.L596"/>
          </calcext:conditional-format>
          <calcext:conditional-format calcext:target-range-address="Sheet1.L597:Sheet1.L597">
            <calcext:condition calcext:apply-style-name="Untitled1" calcext:value="=1" calcext:base-cell-address="Sheet1.L597"/>
          </calcext:conditional-format>
          <calcext:conditional-format calcext:target-range-address="Sheet1.L598:Sheet1.L598">
            <calcext:condition calcext:apply-style-name="Untitled1" calcext:value="=1" calcext:base-cell-address="Sheet1.L598"/>
          </calcext:conditional-format>
          <calcext:conditional-format calcext:target-range-address="Sheet1.L599:Sheet1.L599">
            <calcext:condition calcext:apply-style-name="Untitled1" calcext:value="=1" calcext:base-cell-address="Sheet1.L599"/>
          </calcext:conditional-format>
          <calcext:conditional-format calcext:target-range-address="Sheet1.L600:Sheet1.L600">
            <calcext:condition calcext:apply-style-name="Untitled1" calcext:value="=1" calcext:base-cell-address="Sheet1.L600"/>
          </calcext:conditional-format>
          <calcext:conditional-format calcext:target-range-address="Sheet1.L601:Sheet1.L601">
            <calcext:condition calcext:apply-style-name="Untitled1" calcext:value="=1" calcext:base-cell-address="Sheet1.L601"/>
          </calcext:conditional-format>
          <calcext:conditional-format calcext:target-range-address="Sheet1.L602:Sheet1.L602">
            <calcext:condition calcext:apply-style-name="Untitled1" calcext:value="=1" calcext:base-cell-address="Sheet1.L602"/>
          </calcext:conditional-format>
          <calcext:conditional-format calcext:target-range-address="Sheet1.L603:Sheet1.L603">
            <calcext:condition calcext:apply-style-name="Untitled1" calcext:value="=1" calcext:base-cell-address="Sheet1.L603"/>
          </calcext:conditional-format>
          <calcext:conditional-format calcext:target-range-address="Sheet1.L604:Sheet1.L604">
            <calcext:condition calcext:apply-style-name="Untitled1" calcext:value="=1" calcext:base-cell-address="Sheet1.L604"/>
          </calcext:conditional-format>
          <calcext:conditional-format calcext:target-range-address="Sheet1.L605:Sheet1.L605">
            <calcext:condition calcext:apply-style-name="Untitled1" calcext:value="=1" calcext:base-cell-address="Sheet1.L605"/>
          </calcext:conditional-format>
          <calcext:conditional-format calcext:target-range-address="Sheet1.L606:Sheet1.L606">
            <calcext:condition calcext:apply-style-name="Untitled1" calcext:value="=1" calcext:base-cell-address="Sheet1.L606"/>
          </calcext:conditional-format>
          <calcext:conditional-format calcext:target-range-address="Sheet1.L607:Sheet1.L607">
            <calcext:condition calcext:apply-style-name="Untitled1" calcext:value="=1" calcext:base-cell-address="Sheet1.L607"/>
          </calcext:conditional-format>
          <calcext:conditional-format calcext:target-range-address="Sheet1.L608:Sheet1.L608">
            <calcext:condition calcext:apply-style-name="Untitled1" calcext:value="=1" calcext:base-cell-address="Sheet1.L608"/>
          </calcext:conditional-format>
          <calcext:conditional-format calcext:target-range-address="Sheet1.L609:Sheet1.L609">
            <calcext:condition calcext:apply-style-name="Untitled1" calcext:value="=1" calcext:base-cell-address="Sheet1.L609"/>
          </calcext:conditional-format>
          <calcext:conditional-format calcext:target-range-address="Sheet1.L610:Sheet1.L610">
            <calcext:condition calcext:apply-style-name="Untitled1" calcext:value="=1" calcext:base-cell-address="Sheet1.L610"/>
          </calcext:conditional-format>
          <calcext:conditional-format calcext:target-range-address="Sheet1.L611:Sheet1.L611">
            <calcext:condition calcext:apply-style-name="Untitled1" calcext:value="=1" calcext:base-cell-address="Sheet1.L611"/>
          </calcext:conditional-format>
          <calcext:conditional-format calcext:target-range-address="Sheet1.L612:Sheet1.L612">
            <calcext:condition calcext:apply-style-name="Untitled1" calcext:value="=1" calcext:base-cell-address="Sheet1.L612"/>
          </calcext:conditional-format>
          <calcext:conditional-format calcext:target-range-address="Sheet1.L613:Sheet1.L613">
            <calcext:condition calcext:apply-style-name="Untitled1" calcext:value="=1" calcext:base-cell-address="Sheet1.L613"/>
          </calcext:conditional-format>
          <calcext:conditional-format calcext:target-range-address="Sheet1.L614:Sheet1.L614">
            <calcext:condition calcext:apply-style-name="Untitled1" calcext:value="=1" calcext:base-cell-address="Sheet1.L614"/>
          </calcext:conditional-format>
          <calcext:conditional-format calcext:target-range-address="Sheet1.L615:Sheet1.L615">
            <calcext:condition calcext:apply-style-name="Untitled1" calcext:value="=1" calcext:base-cell-address="Sheet1.L615"/>
          </calcext:conditional-format>
          <calcext:conditional-format calcext:target-range-address="Sheet1.L616:Sheet1.L616">
            <calcext:condition calcext:apply-style-name="Untitled1" calcext:value="=1" calcext:base-cell-address="Sheet1.L616"/>
          </calcext:conditional-format>
          <calcext:conditional-format calcext:target-range-address="Sheet1.L617:Sheet1.L617">
            <calcext:condition calcext:apply-style-name="Untitled1" calcext:value="=1" calcext:base-cell-address="Sheet1.L617"/>
          </calcext:conditional-format>
          <calcext:conditional-format calcext:target-range-address="Sheet1.L618:Sheet1.L618">
            <calcext:condition calcext:apply-style-name="Untitled1" calcext:value="=1" calcext:base-cell-address="Sheet1.L618"/>
          </calcext:conditional-format>
          <calcext:conditional-format calcext:target-range-address="Sheet1.L619:Sheet1.L619">
            <calcext:condition calcext:apply-style-name="Untitled1" calcext:value="=1" calcext:base-cell-address="Sheet1.L619"/>
          </calcext:conditional-format>
          <calcext:conditional-format calcext:target-range-address="Sheet1.L620:Sheet1.L620">
            <calcext:condition calcext:apply-style-name="Untitled1" calcext:value="=1" calcext:base-cell-address="Sheet1.L620"/>
          </calcext:conditional-format>
          <calcext:conditional-format calcext:target-range-address="Sheet1.L621:Sheet1.L621">
            <calcext:condition calcext:apply-style-name="Untitled1" calcext:value="=1" calcext:base-cell-address="Sheet1.L621"/>
          </calcext:conditional-format>
          <calcext:conditional-format calcext:target-range-address="Sheet1.L622:Sheet1.L622">
            <calcext:condition calcext:apply-style-name="Untitled1" calcext:value="=1" calcext:base-cell-address="Sheet1.L622"/>
          </calcext:conditional-format>
          <calcext:conditional-format calcext:target-range-address="Sheet1.L623:Sheet1.L623">
            <calcext:condition calcext:apply-style-name="Untitled1" calcext:value="=1" calcext:base-cell-address="Sheet1.L623"/>
          </calcext:conditional-format>
          <calcext:conditional-format calcext:target-range-address="Sheet1.L624:Sheet1.L624">
            <calcext:condition calcext:apply-style-name="Untitled1" calcext:value="=1" calcext:base-cell-address="Sheet1.L624"/>
          </calcext:conditional-format>
          <calcext:conditional-format calcext:target-range-address="Sheet1.L625:Sheet1.L625">
            <calcext:condition calcext:apply-style-name="Untitled1" calcext:value="=1" calcext:base-cell-address="Sheet1.L625"/>
          </calcext:conditional-format>
          <calcext:conditional-format calcext:target-range-address="Sheet1.L626:Sheet1.L626">
            <calcext:condition calcext:apply-style-name="Untitled1" calcext:value="=1" calcext:base-cell-address="Sheet1.L626"/>
          </calcext:conditional-format>
          <calcext:conditional-format calcext:target-range-address="Sheet1.L627:Sheet1.L627">
            <calcext:condition calcext:apply-style-name="Untitled1" calcext:value="=1" calcext:base-cell-address="Sheet1.L627"/>
          </calcext:conditional-format>
          <calcext:conditional-format calcext:target-range-address="Sheet1.L628:Sheet1.L628">
            <calcext:condition calcext:apply-style-name="Untitled1" calcext:value="=1" calcext:base-cell-address="Sheet1.L628"/>
          </calcext:conditional-format>
          <calcext:conditional-format calcext:target-range-address="Sheet1.L629:Sheet1.L629">
            <calcext:condition calcext:apply-style-name="Untitled1" calcext:value="=1" calcext:base-cell-address="Sheet1.L629"/>
          </calcext:conditional-format>
          <calcext:conditional-format calcext:target-range-address="Sheet1.L630:Sheet1.L630">
            <calcext:condition calcext:apply-style-name="Untitled1" calcext:value="=1" calcext:base-cell-address="Sheet1.L630"/>
          </calcext:conditional-format>
          <calcext:conditional-format calcext:target-range-address="Sheet1.L631:Sheet1.L631">
            <calcext:condition calcext:apply-style-name="Untitled1" calcext:value="=1" calcext:base-cell-address="Sheet1.L631"/>
          </calcext:conditional-format>
          <calcext:conditional-format calcext:target-range-address="Sheet1.L632:Sheet1.L632">
            <calcext:condition calcext:apply-style-name="Untitled1" calcext:value="=1" calcext:base-cell-address="Sheet1.L632"/>
          </calcext:conditional-format>
          <calcext:conditional-format calcext:target-range-address="Sheet1.L633:Sheet1.L633">
            <calcext:condition calcext:apply-style-name="Untitled1" calcext:value="=1" calcext:base-cell-address="Sheet1.L633"/>
          </calcext:conditional-format>
          <calcext:conditional-format calcext:target-range-address="Sheet1.L634:Sheet1.L634">
            <calcext:condition calcext:apply-style-name="Untitled1" calcext:value="=1" calcext:base-cell-address="Sheet1.L634"/>
          </calcext:conditional-format>
          <calcext:conditional-format calcext:target-range-address="Sheet1.L635:Sheet1.L635">
            <calcext:condition calcext:apply-style-name="Untitled1" calcext:value="=1" calcext:base-cell-address="Sheet1.L635"/>
          </calcext:conditional-format>
          <calcext:conditional-format calcext:target-range-address="Sheet1.L636:Sheet1.L636">
            <calcext:condition calcext:apply-style-name="Untitled1" calcext:value="=1" calcext:base-cell-address="Sheet1.L636"/>
          </calcext:conditional-format>
          <calcext:conditional-format calcext:target-range-address="Sheet1.L637:Sheet1.L637">
            <calcext:condition calcext:apply-style-name="Untitled1" calcext:value="=1" calcext:base-cell-address="Sheet1.L637"/>
          </calcext:conditional-format>
          <calcext:conditional-format calcext:target-range-address="Sheet1.L638:Sheet1.L638">
            <calcext:condition calcext:apply-style-name="Untitled1" calcext:value="=1" calcext:base-cell-address="Sheet1.L638"/>
          </calcext:conditional-format>
          <calcext:conditional-format calcext:target-range-address="Sheet1.L639:Sheet1.L639">
            <calcext:condition calcext:apply-style-name="Untitled1" calcext:value="=1" calcext:base-cell-address="Sheet1.L639"/>
          </calcext:conditional-format>
          <calcext:conditional-format calcext:target-range-address="Sheet1.L640:Sheet1.L640">
            <calcext:condition calcext:apply-style-name="Untitled1" calcext:value="=1" calcext:base-cell-address="Sheet1.L640"/>
          </calcext:conditional-format>
          <calcext:conditional-format calcext:target-range-address="Sheet1.L641:Sheet1.L641">
            <calcext:condition calcext:apply-style-name="Untitled1" calcext:value="=1" calcext:base-cell-address="Sheet1.L641"/>
          </calcext:conditional-format>
          <calcext:conditional-format calcext:target-range-address="Sheet1.L642:Sheet1.L642">
            <calcext:condition calcext:apply-style-name="Untitled1" calcext:value="=1" calcext:base-cell-address="Sheet1.L642"/>
          </calcext:conditional-format>
          <calcext:conditional-format calcext:target-range-address="Sheet1.L643:Sheet1.L643">
            <calcext:condition calcext:apply-style-name="Untitled1" calcext:value="=1" calcext:base-cell-address="Sheet1.L643"/>
          </calcext:conditional-format>
          <calcext:conditional-format calcext:target-range-address="Sheet1.L644:Sheet1.L644">
            <calcext:condition calcext:apply-style-name="Untitled1" calcext:value="=1" calcext:base-cell-address="Sheet1.L644"/>
          </calcext:conditional-format>
          <calcext:conditional-format calcext:target-range-address="Sheet1.L645:Sheet1.L645">
            <calcext:condition calcext:apply-style-name="Untitled1" calcext:value="=1" calcext:base-cell-address="Sheet1.L645"/>
          </calcext:conditional-format>
          <calcext:conditional-format calcext:target-range-address="Sheet1.L646:Sheet1.L646">
            <calcext:condition calcext:apply-style-name="Untitled1" calcext:value="=1" calcext:base-cell-address="Sheet1.L646"/>
          </calcext:conditional-format>
          <calcext:conditional-format calcext:target-range-address="Sheet1.L647:Sheet1.L647">
            <calcext:condition calcext:apply-style-name="Untitled1" calcext:value="=1" calcext:base-cell-address="Sheet1.L647"/>
          </calcext:conditional-format>
          <calcext:conditional-format calcext:target-range-address="Sheet1.L648:Sheet1.L648">
            <calcext:condition calcext:apply-style-name="Untitled1" calcext:value="=1" calcext:base-cell-address="Sheet1.L648"/>
          </calcext:conditional-format>
          <calcext:conditional-format calcext:target-range-address="Sheet1.L649:Sheet1.L649">
            <calcext:condition calcext:apply-style-name="Untitled1" calcext:value="=1" calcext:base-cell-address="Sheet1.L649"/>
          </calcext:conditional-format>
          <calcext:conditional-format calcext:target-range-address="Sheet1.L650:Sheet1.L650">
            <calcext:condition calcext:apply-style-name="Untitled1" calcext:value="=1" calcext:base-cell-address="Sheet1.L650"/>
          </calcext:conditional-format>
          <calcext:conditional-format calcext:target-range-address="Sheet1.L651:Sheet1.L651">
            <calcext:condition calcext:apply-style-name="Untitled1" calcext:value="=1" calcext:base-cell-address="Sheet1.L651"/>
          </calcext:conditional-format>
          <calcext:conditional-format calcext:target-range-address="Sheet1.L652:Sheet1.L652">
            <calcext:condition calcext:apply-style-name="Untitled1" calcext:value="=1" calcext:base-cell-address="Sheet1.L652"/>
          </calcext:conditional-format>
          <calcext:conditional-format calcext:target-range-address="Sheet1.L653:Sheet1.L653">
            <calcext:condition calcext:apply-style-name="Untitled1" calcext:value="=1" calcext:base-cell-address="Sheet1.L653"/>
          </calcext:conditional-format>
          <calcext:conditional-format calcext:target-range-address="Sheet1.L654:Sheet1.L654">
            <calcext:condition calcext:apply-style-name="Untitled1" calcext:value="=1" calcext:base-cell-address="Sheet1.L654"/>
          </calcext:conditional-format>
          <calcext:conditional-format calcext:target-range-address="Sheet1.L655:Sheet1.L655">
            <calcext:condition calcext:apply-style-name="Untitled1" calcext:value="=1" calcext:base-cell-address="Sheet1.L655"/>
          </calcext:conditional-format>
          <calcext:conditional-format calcext:target-range-address="Sheet1.L656:Sheet1.L656">
            <calcext:condition calcext:apply-style-name="Untitled1" calcext:value="=1" calcext:base-cell-address="Sheet1.L656"/>
          </calcext:conditional-format>
          <calcext:conditional-format calcext:target-range-address="Sheet1.L657:Sheet1.L657">
            <calcext:condition calcext:apply-style-name="Untitled1" calcext:value="=1" calcext:base-cell-address="Sheet1.L657"/>
          </calcext:conditional-format>
          <calcext:conditional-format calcext:target-range-address="Sheet1.L658:Sheet1.L658">
            <calcext:condition calcext:apply-style-name="Untitled1" calcext:value="=1" calcext:base-cell-address="Sheet1.L658"/>
          </calcext:conditional-format>
          <calcext:conditional-format calcext:target-range-address="Sheet1.L659:Sheet1.L659">
            <calcext:condition calcext:apply-style-name="Untitled1" calcext:value="=1" calcext:base-cell-address="Sheet1.L659"/>
          </calcext:conditional-format>
          <calcext:conditional-format calcext:target-range-address="Sheet1.L660:Sheet1.L660">
            <calcext:condition calcext:apply-style-name="Untitled1" calcext:value="=1" calcext:base-cell-address="Sheet1.L660"/>
          </calcext:conditional-format>
          <calcext:conditional-format calcext:target-range-address="Sheet1.L661:Sheet1.L661">
            <calcext:condition calcext:apply-style-name="Untitled1" calcext:value="=1" calcext:base-cell-address="Sheet1.L661"/>
          </calcext:conditional-format>
          <calcext:conditional-format calcext:target-range-address="Sheet1.L662:Sheet1.L662">
            <calcext:condition calcext:apply-style-name="Untitled1" calcext:value="=1" calcext:base-cell-address="Sheet1.L662"/>
          </calcext:conditional-format>
          <calcext:conditional-format calcext:target-range-address="Sheet1.L663:Sheet1.L663">
            <calcext:condition calcext:apply-style-name="Untitled1" calcext:value="=1" calcext:base-cell-address="Sheet1.L663"/>
          </calcext:conditional-format>
          <calcext:conditional-format calcext:target-range-address="Sheet1.L664:Sheet1.L664">
            <calcext:condition calcext:apply-style-name="Untitled1" calcext:value="=1" calcext:base-cell-address="Sheet1.L664"/>
          </calcext:conditional-format>
          <calcext:conditional-format calcext:target-range-address="Sheet1.L665:Sheet1.L665">
            <calcext:condition calcext:apply-style-name="Untitled1" calcext:value="=1" calcext:base-cell-address="Sheet1.L665"/>
          </calcext:conditional-format>
          <calcext:conditional-format calcext:target-range-address="Sheet1.L666:Sheet1.L666">
            <calcext:condition calcext:apply-style-name="Untitled1" calcext:value="=1" calcext:base-cell-address="Sheet1.L666"/>
          </calcext:conditional-format>
          <calcext:conditional-format calcext:target-range-address="Sheet1.L667:Sheet1.L667">
            <calcext:condition calcext:apply-style-name="Untitled1" calcext:value="=1" calcext:base-cell-address="Sheet1.L667"/>
          </calcext:conditional-format>
          <calcext:conditional-format calcext:target-range-address="Sheet1.L668:Sheet1.L668">
            <calcext:condition calcext:apply-style-name="Untitled1" calcext:value="=1" calcext:base-cell-address="Sheet1.L668"/>
          </calcext:conditional-format>
          <calcext:conditional-format calcext:target-range-address="Sheet1.L669:Sheet1.L669">
            <calcext:condition calcext:apply-style-name="Untitled1" calcext:value="=1" calcext:base-cell-address="Sheet1.L669"/>
          </calcext:conditional-format>
          <calcext:conditional-format calcext:target-range-address="Sheet1.L670:Sheet1.L670">
            <calcext:condition calcext:apply-style-name="Untitled1" calcext:value="=1" calcext:base-cell-address="Sheet1.L670"/>
          </calcext:conditional-format>
          <calcext:conditional-format calcext:target-range-address="Sheet1.L671:Sheet1.L671">
            <calcext:condition calcext:apply-style-name="Untitled1" calcext:value="=1" calcext:base-cell-address="Sheet1.L671"/>
          </calcext:conditional-format>
          <calcext:conditional-format calcext:target-range-address="Sheet1.L672:Sheet1.L672">
            <calcext:condition calcext:apply-style-name="Untitled1" calcext:value="=1" calcext:base-cell-address="Sheet1.L672"/>
          </calcext:conditional-format>
          <calcext:conditional-format calcext:target-range-address="Sheet1.L673:Sheet1.L673">
            <calcext:condition calcext:apply-style-name="Untitled1" calcext:value="=1" calcext:base-cell-address="Sheet1.L673"/>
          </calcext:conditional-format>
          <calcext:conditional-format calcext:target-range-address="Sheet1.L674:Sheet1.L674">
            <calcext:condition calcext:apply-style-name="Untitled1" calcext:value="=1" calcext:base-cell-address="Sheet1.L674"/>
          </calcext:conditional-format>
          <calcext:conditional-format calcext:target-range-address="Sheet1.L675:Sheet1.L675">
            <calcext:condition calcext:apply-style-name="Untitled1" calcext:value="=1" calcext:base-cell-address="Sheet1.L675"/>
          </calcext:conditional-format>
          <calcext:conditional-format calcext:target-range-address="Sheet1.L676:Sheet1.L676">
            <calcext:condition calcext:apply-style-name="Untitled1" calcext:value="=1" calcext:base-cell-address="Sheet1.L676"/>
          </calcext:conditional-format>
          <calcext:conditional-format calcext:target-range-address="Sheet1.L677:Sheet1.L677">
            <calcext:condition calcext:apply-style-name="Untitled1" calcext:value="=1" calcext:base-cell-address="Sheet1.L677"/>
          </calcext:conditional-format>
          <calcext:conditional-format calcext:target-range-address="Sheet1.L678:Sheet1.L678">
            <calcext:condition calcext:apply-style-name="Untitled1" calcext:value="=1" calcext:base-cell-address="Sheet1.L678"/>
          </calcext:conditional-format>
          <calcext:conditional-format calcext:target-range-address="Sheet1.L679:Sheet1.L679">
            <calcext:condition calcext:apply-style-name="Untitled1" calcext:value="=1" calcext:base-cell-address="Sheet1.L679"/>
          </calcext:conditional-format>
          <calcext:conditional-format calcext:target-range-address="Sheet1.L680:Sheet1.L680">
            <calcext:condition calcext:apply-style-name="Untitled1" calcext:value="=1" calcext:base-cell-address="Sheet1.L680"/>
          </calcext:conditional-format>
          <calcext:conditional-format calcext:target-range-address="Sheet1.L681:Sheet1.L681">
            <calcext:condition calcext:apply-style-name="Untitled1" calcext:value="=1" calcext:base-cell-address="Sheet1.L681"/>
          </calcext:conditional-format>
          <calcext:conditional-format calcext:target-range-address="Sheet1.L682:Sheet1.L682">
            <calcext:condition calcext:apply-style-name="Untitled1" calcext:value="=1" calcext:base-cell-address="Sheet1.L682"/>
          </calcext:conditional-format>
          <calcext:conditional-format calcext:target-range-address="Sheet1.L683:Sheet1.L683">
            <calcext:condition calcext:apply-style-name="Untitled1" calcext:value="=1" calcext:base-cell-address="Sheet1.L683"/>
          </calcext:conditional-format>
          <calcext:conditional-format calcext:target-range-address="Sheet1.L684:Sheet1.L684">
            <calcext:condition calcext:apply-style-name="Untitled1" calcext:value="=1" calcext:base-cell-address="Sheet1.L684"/>
          </calcext:conditional-format>
          <calcext:conditional-format calcext:target-range-address="Sheet1.L685:Sheet1.L685">
            <calcext:condition calcext:apply-style-name="Untitled1" calcext:value="=1" calcext:base-cell-address="Sheet1.L685"/>
          </calcext:conditional-format>
          <calcext:conditional-format calcext:target-range-address="Sheet1.L686:Sheet1.L686">
            <calcext:condition calcext:apply-style-name="Untitled1" calcext:value="=1" calcext:base-cell-address="Sheet1.L686"/>
          </calcext:conditional-format>
          <calcext:conditional-format calcext:target-range-address="Sheet1.L687:Sheet1.L687">
            <calcext:condition calcext:apply-style-name="Untitled1" calcext:value="=1" calcext:base-cell-address="Sheet1.L687"/>
          </calcext:conditional-format>
          <calcext:conditional-format calcext:target-range-address="Sheet1.L688:Sheet1.L688">
            <calcext:condition calcext:apply-style-name="Untitled1" calcext:value="=1" calcext:base-cell-address="Sheet1.L688"/>
          </calcext:conditional-format>
          <calcext:conditional-format calcext:target-range-address="Sheet1.L689:Sheet1.L689">
            <calcext:condition calcext:apply-style-name="Untitled1" calcext:value="=1" calcext:base-cell-address="Sheet1.L689"/>
          </calcext:conditional-format>
          <calcext:conditional-format calcext:target-range-address="Sheet1.L690:Sheet1.L690">
            <calcext:condition calcext:apply-style-name="Untitled1" calcext:value="=1" calcext:base-cell-address="Sheet1.L690"/>
          </calcext:conditional-format>
          <calcext:conditional-format calcext:target-range-address="Sheet1.L691:Sheet1.L691">
            <calcext:condition calcext:apply-style-name="Untitled1" calcext:value="=1" calcext:base-cell-address="Sheet1.L691"/>
          </calcext:conditional-format>
          <calcext:conditional-format calcext:target-range-address="Sheet1.L692:Sheet1.L692">
            <calcext:condition calcext:apply-style-name="Untitled1" calcext:value="=1" calcext:base-cell-address="Sheet1.L692"/>
          </calcext:conditional-format>
          <calcext:conditional-format calcext:target-range-address="Sheet1.L693:Sheet1.L693">
            <calcext:condition calcext:apply-style-name="Untitled1" calcext:value="=1" calcext:base-cell-address="Sheet1.L693"/>
          </calcext:conditional-format>
          <calcext:conditional-format calcext:target-range-address="Sheet1.L694:Sheet1.L694">
            <calcext:condition calcext:apply-style-name="Untitled1" calcext:value="=1" calcext:base-cell-address="Sheet1.L694"/>
          </calcext:conditional-format>
          <calcext:conditional-format calcext:target-range-address="Sheet1.L695:Sheet1.L695">
            <calcext:condition calcext:apply-style-name="Untitled1" calcext:value="=1" calcext:base-cell-address="Sheet1.L695"/>
          </calcext:conditional-format>
          <calcext:conditional-format calcext:target-range-address="Sheet1.L696:Sheet1.L696">
            <calcext:condition calcext:apply-style-name="Untitled1" calcext:value="=1" calcext:base-cell-address="Sheet1.L696"/>
          </calcext:conditional-format>
          <calcext:conditional-format calcext:target-range-address="Sheet1.L697:Sheet1.L697">
            <calcext:condition calcext:apply-style-name="Untitled1" calcext:value="=1" calcext:base-cell-address="Sheet1.L697"/>
          </calcext:conditional-format>
          <calcext:conditional-format calcext:target-range-address="Sheet1.L698:Sheet1.L698">
            <calcext:condition calcext:apply-style-name="Untitled1" calcext:value="=1" calcext:base-cell-address="Sheet1.L698"/>
          </calcext:conditional-format>
          <calcext:conditional-format calcext:target-range-address="Sheet1.L699:Sheet1.L699">
            <calcext:condition calcext:apply-style-name="Untitled1" calcext:value="=1" calcext:base-cell-address="Sheet1.L699"/>
          </calcext:conditional-format>
          <calcext:conditional-format calcext:target-range-address="Sheet1.L700:Sheet1.L700">
            <calcext:condition calcext:apply-style-name="Untitled1" calcext:value="=1" calcext:base-cell-address="Sheet1.L700"/>
          </calcext:conditional-format>
          <calcext:conditional-format calcext:target-range-address="Sheet1.L701:Sheet1.L701">
            <calcext:condition calcext:apply-style-name="Untitled1" calcext:value="=1" calcext:base-cell-address="Sheet1.L701"/>
          </calcext:conditional-format>
          <calcext:conditional-format calcext:target-range-address="Sheet1.L702:Sheet1.L702">
            <calcext:condition calcext:apply-style-name="Untitled1" calcext:value="=1" calcext:base-cell-address="Sheet1.L702"/>
          </calcext:conditional-format>
          <calcext:conditional-format calcext:target-range-address="Sheet1.L703:Sheet1.L703">
            <calcext:condition calcext:apply-style-name="Untitled1" calcext:value="=1" calcext:base-cell-address="Sheet1.L703"/>
          </calcext:conditional-format>
          <calcext:conditional-format calcext:target-range-address="Sheet1.L704:Sheet1.L704">
            <calcext:condition calcext:apply-style-name="Untitled1" calcext:value="=1" calcext:base-cell-address="Sheet1.L704"/>
          </calcext:conditional-format>
          <calcext:conditional-format calcext:target-range-address="Sheet1.L705:Sheet1.L705">
            <calcext:condition calcext:apply-style-name="Untitled1" calcext:value="=1" calcext:base-cell-address="Sheet1.L705"/>
          </calcext:conditional-format>
          <calcext:conditional-format calcext:target-range-address="Sheet1.L706:Sheet1.L706">
            <calcext:condition calcext:apply-style-name="Untitled1" calcext:value="=1" calcext:base-cell-address="Sheet1.L706"/>
          </calcext:conditional-format>
          <calcext:conditional-format calcext:target-range-address="Sheet1.L707:Sheet1.L707">
            <calcext:condition calcext:apply-style-name="Untitled1" calcext:value="=1" calcext:base-cell-address="Sheet1.L707"/>
          </calcext:conditional-format>
          <calcext:conditional-format calcext:target-range-address="Sheet1.L708:Sheet1.L708">
            <calcext:condition calcext:apply-style-name="Untitled1" calcext:value="=1" calcext:base-cell-address="Sheet1.L708"/>
          </calcext:conditional-format>
          <calcext:conditional-format calcext:target-range-address="Sheet1.L709:Sheet1.L709">
            <calcext:condition calcext:apply-style-name="Untitled1" calcext:value="=1" calcext:base-cell-address="Sheet1.L709"/>
          </calcext:conditional-format>
          <calcext:conditional-format calcext:target-range-address="Sheet1.L710:Sheet1.L710">
            <calcext:condition calcext:apply-style-name="Untitled1" calcext:value="=1" calcext:base-cell-address="Sheet1.L710"/>
          </calcext:conditional-format>
          <calcext:conditional-format calcext:target-range-address="Sheet1.L711:Sheet1.L711">
            <calcext:condition calcext:apply-style-name="Untitled1" calcext:value="=1" calcext:base-cell-address="Sheet1.L711"/>
          </calcext:conditional-format>
          <calcext:conditional-format calcext:target-range-address="Sheet1.L712:Sheet1.L712">
            <calcext:condition calcext:apply-style-name="Untitled1" calcext:value="=1" calcext:base-cell-address="Sheet1.L712"/>
          </calcext:conditional-format>
          <calcext:conditional-format calcext:target-range-address="Sheet1.L713:Sheet1.L713">
            <calcext:condition calcext:apply-style-name="Untitled1" calcext:value="=1" calcext:base-cell-address="Sheet1.L713"/>
          </calcext:conditional-format>
          <calcext:conditional-format calcext:target-range-address="Sheet1.L714:Sheet1.L714">
            <calcext:condition calcext:apply-style-name="Untitled1" calcext:value="=1" calcext:base-cell-address="Sheet1.L714"/>
          </calcext:conditional-format>
          <calcext:conditional-format calcext:target-range-address="Sheet1.L715:Sheet1.L715">
            <calcext:condition calcext:apply-style-name="Untitled1" calcext:value="=1" calcext:base-cell-address="Sheet1.L715"/>
          </calcext:conditional-format>
          <calcext:conditional-format calcext:target-range-address="Sheet1.L716:Sheet1.L716">
            <calcext:condition calcext:apply-style-name="Untitled1" calcext:value="=1" calcext:base-cell-address="Sheet1.L716"/>
          </calcext:conditional-format>
          <calcext:conditional-format calcext:target-range-address="Sheet1.L717:Sheet1.L717">
            <calcext:condition calcext:apply-style-name="Untitled1" calcext:value="=1" calcext:base-cell-address="Sheet1.L717"/>
          </calcext:conditional-format>
          <calcext:conditional-format calcext:target-range-address="Sheet1.L718:Sheet1.L718">
            <calcext:condition calcext:apply-style-name="Untitled1" calcext:value="=1" calcext:base-cell-address="Sheet1.L718"/>
          </calcext:conditional-format>
          <calcext:conditional-format calcext:target-range-address="Sheet1.L719:Sheet1.L719">
            <calcext:condition calcext:apply-style-name="Untitled1" calcext:value="=1" calcext:base-cell-address="Sheet1.L719"/>
          </calcext:conditional-format>
          <calcext:conditional-format calcext:target-range-address="Sheet1.L720:Sheet1.L720">
            <calcext:condition calcext:apply-style-name="Untitled1" calcext:value="=1" calcext:base-cell-address="Sheet1.L720"/>
          </calcext:conditional-format>
          <calcext:conditional-format calcext:target-range-address="Sheet1.L721:Sheet1.L721">
            <calcext:condition calcext:apply-style-name="Untitled1" calcext:value="=1" calcext:base-cell-address="Sheet1.L721"/>
          </calcext:conditional-format>
          <calcext:conditional-format calcext:target-range-address="Sheet1.L722:Sheet1.L722">
            <calcext:condition calcext:apply-style-name="Untitled1" calcext:value="=1" calcext:base-cell-address="Sheet1.L722"/>
          </calcext:conditional-format>
          <calcext:conditional-format calcext:target-range-address="Sheet1.L723:Sheet1.L723">
            <calcext:condition calcext:apply-style-name="Untitled1" calcext:value="=1" calcext:base-cell-address="Sheet1.L723"/>
          </calcext:conditional-format>
          <calcext:conditional-format calcext:target-range-address="Sheet1.L724:Sheet1.L724">
            <calcext:condition calcext:apply-style-name="Untitled1" calcext:value="=1" calcext:base-cell-address="Sheet1.L724"/>
          </calcext:conditional-format>
          <calcext:conditional-format calcext:target-range-address="Sheet1.L725:Sheet1.L725">
            <calcext:condition calcext:apply-style-name="Untitled1" calcext:value="=1" calcext:base-cell-address="Sheet1.L725"/>
          </calcext:conditional-format>
          <calcext:conditional-format calcext:target-range-address="Sheet1.L726:Sheet1.L726">
            <calcext:condition calcext:apply-style-name="Untitled1" calcext:value="=1" calcext:base-cell-address="Sheet1.L726"/>
          </calcext:conditional-format>
          <calcext:conditional-format calcext:target-range-address="Sheet1.L727:Sheet1.L727">
            <calcext:condition calcext:apply-style-name="Untitled1" calcext:value="=1" calcext:base-cell-address="Sheet1.L727"/>
          </calcext:conditional-format>
          <calcext:conditional-format calcext:target-range-address="Sheet1.L728:Sheet1.L728">
            <calcext:condition calcext:apply-style-name="Untitled1" calcext:value="=1" calcext:base-cell-address="Sheet1.L728"/>
          </calcext:conditional-format>
          <calcext:conditional-format calcext:target-range-address="Sheet1.L729:Sheet1.L729">
            <calcext:condition calcext:apply-style-name="Untitled1" calcext:value="=1" calcext:base-cell-address="Sheet1.L729"/>
          </calcext:conditional-format>
          <calcext:conditional-format calcext:target-range-address="Sheet1.L730:Sheet1.L730">
            <calcext:condition calcext:apply-style-name="Untitled1" calcext:value="=1" calcext:base-cell-address="Sheet1.L730"/>
          </calcext:conditional-format>
          <calcext:conditional-format calcext:target-range-address="Sheet1.L731:Sheet1.L731">
            <calcext:condition calcext:apply-style-name="Untitled1" calcext:value="=1" calcext:base-cell-address="Sheet1.L731"/>
          </calcext:conditional-format>
          <calcext:conditional-format calcext:target-range-address="Sheet1.L732:Sheet1.L732">
            <calcext:condition calcext:apply-style-name="Untitled1" calcext:value="=1" calcext:base-cell-address="Sheet1.L732"/>
          </calcext:conditional-format>
          <calcext:conditional-format calcext:target-range-address="Sheet1.L733:Sheet1.L733">
            <calcext:condition calcext:apply-style-name="Untitled1" calcext:value="=1" calcext:base-cell-address="Sheet1.L733"/>
          </calcext:conditional-format>
          <calcext:conditional-format calcext:target-range-address="Sheet1.L734:Sheet1.L734">
            <calcext:condition calcext:apply-style-name="Untitled1" calcext:value="=1" calcext:base-cell-address="Sheet1.L734"/>
          </calcext:conditional-format>
          <calcext:conditional-format calcext:target-range-address="Sheet1.L735:Sheet1.L735">
            <calcext:condition calcext:apply-style-name="Untitled1" calcext:value="=1" calcext:base-cell-address="Sheet1.L735"/>
          </calcext:conditional-format>
          <calcext:conditional-format calcext:target-range-address="Sheet1.L736:Sheet1.L736">
            <calcext:condition calcext:apply-style-name="Untitled1" calcext:value="=1" calcext:base-cell-address="Sheet1.L736"/>
          </calcext:conditional-format>
          <calcext:conditional-format calcext:target-range-address="Sheet1.L737:Sheet1.L737">
            <calcext:condition calcext:apply-style-name="Untitled1" calcext:value="=1" calcext:base-cell-address="Sheet1.L737"/>
          </calcext:conditional-format>
          <calcext:conditional-format calcext:target-range-address="Sheet1.L738:Sheet1.L738">
            <calcext:condition calcext:apply-style-name="Untitled1" calcext:value="=1" calcext:base-cell-address="Sheet1.L738"/>
          </calcext:conditional-format>
          <calcext:conditional-format calcext:target-range-address="Sheet1.L739:Sheet1.L739">
            <calcext:condition calcext:apply-style-name="Untitled1" calcext:value="=1" calcext:base-cell-address="Sheet1.L739"/>
          </calcext:conditional-format>
          <calcext:conditional-format calcext:target-range-address="Sheet1.L740:Sheet1.L740">
            <calcext:condition calcext:apply-style-name="Untitled1" calcext:value="=1" calcext:base-cell-address="Sheet1.L740"/>
          </calcext:conditional-format>
          <calcext:conditional-format calcext:target-range-address="Sheet1.L741:Sheet1.L741">
            <calcext:condition calcext:apply-style-name="Untitled1" calcext:value="=1" calcext:base-cell-address="Sheet1.L741"/>
          </calcext:conditional-format>
          <calcext:conditional-format calcext:target-range-address="Sheet1.L742:Sheet1.L742">
            <calcext:condition calcext:apply-style-name="Untitled1" calcext:value="=1" calcext:base-cell-address="Sheet1.L742"/>
          </calcext:conditional-format>
          <calcext:conditional-format calcext:target-range-address="Sheet1.L743:Sheet1.L743">
            <calcext:condition calcext:apply-style-name="Untitled1" calcext:value="=1" calcext:base-cell-address="Sheet1.L743"/>
          </calcext:conditional-format>
          <calcext:conditional-format calcext:target-range-address="Sheet1.L744:Sheet1.L744">
            <calcext:condition calcext:apply-style-name="Untitled1" calcext:value="=1" calcext:base-cell-address="Sheet1.L744"/>
          </calcext:conditional-format>
          <calcext:conditional-format calcext:target-range-address="Sheet1.L745:Sheet1.L745">
            <calcext:condition calcext:apply-style-name="Untitled1" calcext:value="=1" calcext:base-cell-address="Sheet1.L745"/>
          </calcext:conditional-format>
          <calcext:conditional-format calcext:target-range-address="Sheet1.L746:Sheet1.L746">
            <calcext:condition calcext:apply-style-name="Untitled1" calcext:value="=1" calcext:base-cell-address="Sheet1.L746"/>
          </calcext:conditional-format>
          <calcext:conditional-format calcext:target-range-address="Sheet1.L747:Sheet1.L747">
            <calcext:condition calcext:apply-style-name="Untitled1" calcext:value="=1" calcext:base-cell-address="Sheet1.L747"/>
          </calcext:conditional-format>
          <calcext:conditional-format calcext:target-range-address="Sheet1.L748:Sheet1.L748">
            <calcext:condition calcext:apply-style-name="Untitled1" calcext:value="=1" calcext:base-cell-address="Sheet1.L748"/>
          </calcext:conditional-format>
          <calcext:conditional-format calcext:target-range-address="Sheet1.L749:Sheet1.L749">
            <calcext:condition calcext:apply-style-name="Untitled1" calcext:value="=1" calcext:base-cell-address="Sheet1.L749"/>
          </calcext:conditional-format>
          <calcext:conditional-format calcext:target-range-address="Sheet1.L750:Sheet1.L750">
            <calcext:condition calcext:apply-style-name="Untitled1" calcext:value="=1" calcext:base-cell-address="Sheet1.L750"/>
          </calcext:conditional-format>
          <calcext:conditional-format calcext:target-range-address="Sheet1.L751:Sheet1.L751">
            <calcext:condition calcext:apply-style-name="Untitled1" calcext:value="=1" calcext:base-cell-address="Sheet1.L751"/>
          </calcext:conditional-format>
          <calcext:conditional-format calcext:target-range-address="Sheet1.L752:Sheet1.L752">
            <calcext:condition calcext:apply-style-name="Untitled1" calcext:value="=1" calcext:base-cell-address="Sheet1.L752"/>
          </calcext:conditional-format>
          <calcext:conditional-format calcext:target-range-address="Sheet1.L753:Sheet1.L753">
            <calcext:condition calcext:apply-style-name="Untitled1" calcext:value="=1" calcext:base-cell-address="Sheet1.L753"/>
          </calcext:conditional-format>
          <calcext:conditional-format calcext:target-range-address="Sheet1.L754:Sheet1.L754">
            <calcext:condition calcext:apply-style-name="Untitled1" calcext:value="=1" calcext:base-cell-address="Sheet1.L754"/>
          </calcext:conditional-format>
          <calcext:conditional-format calcext:target-range-address="Sheet1.L755:Sheet1.L755">
            <calcext:condition calcext:apply-style-name="Untitled1" calcext:value="=1" calcext:base-cell-address="Sheet1.L755"/>
          </calcext:conditional-format>
          <calcext:conditional-format calcext:target-range-address="Sheet1.L756:Sheet1.L756">
            <calcext:condition calcext:apply-style-name="Untitled1" calcext:value="=1" calcext:base-cell-address="Sheet1.L756"/>
          </calcext:conditional-format>
          <calcext:conditional-format calcext:target-range-address="Sheet1.L757:Sheet1.L757">
            <calcext:condition calcext:apply-style-name="Untitled1" calcext:value="=1" calcext:base-cell-address="Sheet1.L757"/>
          </calcext:conditional-format>
          <calcext:conditional-format calcext:target-range-address="Sheet1.L758:Sheet1.L758">
            <calcext:condition calcext:apply-style-name="Untitled1" calcext:value="=1" calcext:base-cell-address="Sheet1.L758"/>
          </calcext:conditional-format>
          <calcext:conditional-format calcext:target-range-address="Sheet1.L759:Sheet1.L759">
            <calcext:condition calcext:apply-style-name="Untitled1" calcext:value="=1" calcext:base-cell-address="Sheet1.L759"/>
          </calcext:conditional-format>
          <calcext:conditional-format calcext:target-range-address="Sheet1.L760:Sheet1.L760">
            <calcext:condition calcext:apply-style-name="Untitled1" calcext:value="=1" calcext:base-cell-address="Sheet1.L760"/>
          </calcext:conditional-format>
          <calcext:conditional-format calcext:target-range-address="Sheet1.L761:Sheet1.L761">
            <calcext:condition calcext:apply-style-name="Untitled1" calcext:value="=1" calcext:base-cell-address="Sheet1.L761"/>
          </calcext:conditional-format>
          <calcext:conditional-format calcext:target-range-address="Sheet1.L762:Sheet1.L762">
            <calcext:condition calcext:apply-style-name="Untitled1" calcext:value="=1" calcext:base-cell-address="Sheet1.L762"/>
          </calcext:conditional-format>
          <calcext:conditional-format calcext:target-range-address="Sheet1.L763:Sheet1.L763">
            <calcext:condition calcext:apply-style-name="Untitled1" calcext:value="=1" calcext:base-cell-address="Sheet1.L763"/>
          </calcext:conditional-format>
          <calcext:conditional-format calcext:target-range-address="Sheet1.L764:Sheet1.L764">
            <calcext:condition calcext:apply-style-name="Untitled1" calcext:value="=1" calcext:base-cell-address="Sheet1.L764"/>
          </calcext:conditional-format>
          <calcext:conditional-format calcext:target-range-address="Sheet1.L765:Sheet1.L765">
            <calcext:condition calcext:apply-style-name="Untitled1" calcext:value="=1" calcext:base-cell-address="Sheet1.L765"/>
          </calcext:conditional-format>
          <calcext:conditional-format calcext:target-range-address="Sheet1.L766:Sheet1.L766">
            <calcext:condition calcext:apply-style-name="Untitled1" calcext:value="=1" calcext:base-cell-address="Sheet1.L766"/>
          </calcext:conditional-format>
          <calcext:conditional-format calcext:target-range-address="Sheet1.L767:Sheet1.L767">
            <calcext:condition calcext:apply-style-name="Untitled1" calcext:value="=1" calcext:base-cell-address="Sheet1.L767"/>
          </calcext:conditional-format>
          <calcext:conditional-format calcext:target-range-address="Sheet1.L768:Sheet1.L768">
            <calcext:condition calcext:apply-style-name="Untitled1" calcext:value="=1" calcext:base-cell-address="Sheet1.L768"/>
          </calcext:conditional-format>
          <calcext:conditional-format calcext:target-range-address="Sheet1.L769:Sheet1.L769">
            <calcext:condition calcext:apply-style-name="Untitled1" calcext:value="=1" calcext:base-cell-address="Sheet1.L769"/>
          </calcext:conditional-format>
          <calcext:conditional-format calcext:target-range-address="Sheet1.L770:Sheet1.L770">
            <calcext:condition calcext:apply-style-name="Untitled1" calcext:value="=1" calcext:base-cell-address="Sheet1.L770"/>
          </calcext:conditional-format>
          <calcext:conditional-format calcext:target-range-address="Sheet1.L771:Sheet1.L771">
            <calcext:condition calcext:apply-style-name="Untitled1" calcext:value="=1" calcext:base-cell-address="Sheet1.L771"/>
          </calcext:conditional-format>
          <calcext:conditional-format calcext:target-range-address="Sheet1.L772:Sheet1.L772">
            <calcext:condition calcext:apply-style-name="Untitled1" calcext:value="=1" calcext:base-cell-address="Sheet1.L772"/>
          </calcext:conditional-format>
          <calcext:conditional-format calcext:target-range-address="Sheet1.L773:Sheet1.L773">
            <calcext:condition calcext:apply-style-name="Untitled1" calcext:value="=1" calcext:base-cell-address="Sheet1.L773"/>
          </calcext:conditional-format>
          <calcext:conditional-format calcext:target-range-address="Sheet1.L774:Sheet1.L774">
            <calcext:condition calcext:apply-style-name="Untitled1" calcext:value="=1" calcext:base-cell-address="Sheet1.L774"/>
          </calcext:conditional-format>
          <calcext:conditional-format calcext:target-range-address="Sheet1.L775:Sheet1.L775">
            <calcext:condition calcext:apply-style-name="Untitled1" calcext:value="=1" calcext:base-cell-address="Sheet1.L775"/>
          </calcext:conditional-format>
          <calcext:conditional-format calcext:target-range-address="Sheet1.L776:Sheet1.L776">
            <calcext:condition calcext:apply-style-name="Untitled1" calcext:value="=1" calcext:base-cell-address="Sheet1.L776"/>
          </calcext:conditional-format>
          <calcext:conditional-format calcext:target-range-address="Sheet1.L777:Sheet1.L777">
            <calcext:condition calcext:apply-style-name="Untitled1" calcext:value="=1" calcext:base-cell-address="Sheet1.L777"/>
          </calcext:conditional-format>
          <calcext:conditional-format calcext:target-range-address="Sheet1.L778:Sheet1.L778">
            <calcext:condition calcext:apply-style-name="Untitled1" calcext:value="=1" calcext:base-cell-address="Sheet1.L778"/>
          </calcext:conditional-format>
          <calcext:conditional-format calcext:target-range-address="Sheet1.L779:Sheet1.L779">
            <calcext:condition calcext:apply-style-name="Untitled1" calcext:value="=1" calcext:base-cell-address="Sheet1.L779"/>
          </calcext:conditional-format>
          <calcext:conditional-format calcext:target-range-address="Sheet1.L780:Sheet1.L780">
            <calcext:condition calcext:apply-style-name="Untitled1" calcext:value="=1" calcext:base-cell-address="Sheet1.L780"/>
          </calcext:conditional-format>
          <calcext:conditional-format calcext:target-range-address="Sheet1.L781:Sheet1.L781">
            <calcext:condition calcext:apply-style-name="Untitled1" calcext:value="=1" calcext:base-cell-address="Sheet1.L781"/>
          </calcext:conditional-format>
          <calcext:conditional-format calcext:target-range-address="Sheet1.L782:Sheet1.L782">
            <calcext:condition calcext:apply-style-name="Untitled1" calcext:value="=1" calcext:base-cell-address="Sheet1.L782"/>
          </calcext:conditional-format>
          <calcext:conditional-format calcext:target-range-address="Sheet1.L783:Sheet1.L783">
            <calcext:condition calcext:apply-style-name="Untitled1" calcext:value="=1" calcext:base-cell-address="Sheet1.L783"/>
          </calcext:conditional-format>
          <calcext:conditional-format calcext:target-range-address="Sheet1.L784:Sheet1.L784">
            <calcext:condition calcext:apply-style-name="Untitled1" calcext:value="=1" calcext:base-cell-address="Sheet1.L784"/>
          </calcext:conditional-format>
          <calcext:conditional-format calcext:target-range-address="Sheet1.L785:Sheet1.L785">
            <calcext:condition calcext:apply-style-name="Untitled1" calcext:value="=1" calcext:base-cell-address="Sheet1.L785"/>
          </calcext:conditional-format>
          <calcext:conditional-format calcext:target-range-address="Sheet1.L786:Sheet1.L786">
            <calcext:condition calcext:apply-style-name="Untitled1" calcext:value="=1" calcext:base-cell-address="Sheet1.L786"/>
          </calcext:conditional-format>
          <calcext:conditional-format calcext:target-range-address="Sheet1.L787:Sheet1.L787">
            <calcext:condition calcext:apply-style-name="Untitled1" calcext:value="=1" calcext:base-cell-address="Sheet1.L787"/>
          </calcext:conditional-format>
          <calcext:conditional-format calcext:target-range-address="Sheet1.L788:Sheet1.L788">
            <calcext:condition calcext:apply-style-name="Untitled1" calcext:value="=1" calcext:base-cell-address="Sheet1.L788"/>
          </calcext:conditional-format>
          <calcext:conditional-format calcext:target-range-address="Sheet1.L789:Sheet1.L789">
            <calcext:condition calcext:apply-style-name="Untitled1" calcext:value="=1" calcext:base-cell-address="Sheet1.L789"/>
          </calcext:conditional-format>
          <calcext:conditional-format calcext:target-range-address="Sheet1.L790:Sheet1.L790">
            <calcext:condition calcext:apply-style-name="Untitled1" calcext:value="=1" calcext:base-cell-address="Sheet1.L790"/>
          </calcext:conditional-format>
          <calcext:conditional-format calcext:target-range-address="Sheet1.L791:Sheet1.L791">
            <calcext:condition calcext:apply-style-name="Untitled1" calcext:value="=1" calcext:base-cell-address="Sheet1.L791"/>
          </calcext:conditional-format>
          <calcext:conditional-format calcext:target-range-address="Sheet1.L792:Sheet1.L792">
            <calcext:condition calcext:apply-style-name="Untitled1" calcext:value="=1" calcext:base-cell-address="Sheet1.L792"/>
          </calcext:conditional-format>
          <calcext:conditional-format calcext:target-range-address="Sheet1.L793:Sheet1.L793">
            <calcext:condition calcext:apply-style-name="Untitled1" calcext:value="=1" calcext:base-cell-address="Sheet1.L793"/>
          </calcext:conditional-format>
          <calcext:conditional-format calcext:target-range-address="Sheet1.L794:Sheet1.L794">
            <calcext:condition calcext:apply-style-name="Untitled1" calcext:value="=1" calcext:base-cell-address="Sheet1.L794"/>
          </calcext:conditional-format>
          <calcext:conditional-format calcext:target-range-address="Sheet1.L795:Sheet1.L795">
            <calcext:condition calcext:apply-style-name="Untitled1" calcext:value="=1" calcext:base-cell-address="Sheet1.L795"/>
          </calcext:conditional-format>
          <calcext:conditional-format calcext:target-range-address="Sheet1.L796:Sheet1.L796">
            <calcext:condition calcext:apply-style-name="Untitled1" calcext:value="=1" calcext:base-cell-address="Sheet1.L796"/>
          </calcext:conditional-format>
          <calcext:conditional-format calcext:target-range-address="Sheet1.L797:Sheet1.L797">
            <calcext:condition calcext:apply-style-name="Untitled1" calcext:value="=1" calcext:base-cell-address="Sheet1.L797"/>
          </calcext:conditional-format>
          <calcext:conditional-format calcext:target-range-address="Sheet1.L798:Sheet1.L798">
            <calcext:condition calcext:apply-style-name="Untitled1" calcext:value="=1" calcext:base-cell-address="Sheet1.L798"/>
          </calcext:conditional-format>
          <calcext:conditional-format calcext:target-range-address="Sheet1.L799:Sheet1.L799">
            <calcext:condition calcext:apply-style-name="Untitled1" calcext:value="=1" calcext:base-cell-address="Sheet1.L799"/>
          </calcext:conditional-format>
          <calcext:conditional-format calcext:target-range-address="Sheet1.L800:Sheet1.L800">
            <calcext:condition calcext:apply-style-name="Untitled1" calcext:value="=1" calcext:base-cell-address="Sheet1.L800"/>
          </calcext:conditional-format>
          <calcext:conditional-format calcext:target-range-address="Sheet1.L801:Sheet1.L801">
            <calcext:condition calcext:apply-style-name="Untitled1" calcext:value="=1" calcext:base-cell-address="Sheet1.L801"/>
          </calcext:conditional-format>
          <calcext:conditional-format calcext:target-range-address="Sheet1.L802:Sheet1.L802">
            <calcext:condition calcext:apply-style-name="Untitled1" calcext:value="=1" calcext:base-cell-address="Sheet1.L802"/>
          </calcext:conditional-format>
          <calcext:conditional-format calcext:target-range-address="Sheet1.L803:Sheet1.L803">
            <calcext:condition calcext:apply-style-name="Untitled1" calcext:value="=1" calcext:base-cell-address="Sheet1.L803"/>
          </calcext:conditional-format>
          <calcext:conditional-format calcext:target-range-address="Sheet1.L804:Sheet1.L804">
            <calcext:condition calcext:apply-style-name="Untitled1" calcext:value="=1" calcext:base-cell-address="Sheet1.L804"/>
          </calcext:conditional-format>
          <calcext:conditional-format calcext:target-range-address="Sheet1.L805:Sheet1.L805">
            <calcext:condition calcext:apply-style-name="Untitled1" calcext:value="=1" calcext:base-cell-address="Sheet1.L805"/>
          </calcext:conditional-format>
          <calcext:conditional-format calcext:target-range-address="Sheet1.L806:Sheet1.L806">
            <calcext:condition calcext:apply-style-name="Untitled1" calcext:value="=1" calcext:base-cell-address="Sheet1.L806"/>
          </calcext:conditional-format>
          <calcext:conditional-format calcext:target-range-address="Sheet1.L807:Sheet1.L807">
            <calcext:condition calcext:apply-style-name="Untitled1" calcext:value="=1" calcext:base-cell-address="Sheet1.L807"/>
          </calcext:conditional-format>
          <calcext:conditional-format calcext:target-range-address="Sheet1.L808:Sheet1.L808">
            <calcext:condition calcext:apply-style-name="Untitled1" calcext:value="=1" calcext:base-cell-address="Sheet1.L808"/>
          </calcext:conditional-format>
          <calcext:conditional-format calcext:target-range-address="Sheet1.L809:Sheet1.L809">
            <calcext:condition calcext:apply-style-name="Untitled1" calcext:value="=1" calcext:base-cell-address="Sheet1.L809"/>
          </calcext:conditional-format>
          <calcext:conditional-format calcext:target-range-address="Sheet1.L810:Sheet1.L810">
            <calcext:condition calcext:apply-style-name="Untitled1" calcext:value="=1" calcext:base-cell-address="Sheet1.L810"/>
          </calcext:conditional-format>
          <calcext:conditional-format calcext:target-range-address="Sheet1.L811:Sheet1.L811">
            <calcext:condition calcext:apply-style-name="Untitled1" calcext:value="=1" calcext:base-cell-address="Sheet1.L811"/>
          </calcext:conditional-format>
          <calcext:conditional-format calcext:target-range-address="Sheet1.L812:Sheet1.L812">
            <calcext:condition calcext:apply-style-name="Untitled1" calcext:value="=1" calcext:base-cell-address="Sheet1.L812"/>
          </calcext:conditional-format>
          <calcext:conditional-format calcext:target-range-address="Sheet1.L813:Sheet1.L813">
            <calcext:condition calcext:apply-style-name="Untitled1" calcext:value="=1" calcext:base-cell-address="Sheet1.L813"/>
          </calcext:conditional-format>
          <calcext:conditional-format calcext:target-range-address="Sheet1.L814:Sheet1.L814">
            <calcext:condition calcext:apply-style-name="Untitled1" calcext:value="=1" calcext:base-cell-address="Sheet1.L814"/>
          </calcext:conditional-format>
          <calcext:conditional-format calcext:target-range-address="Sheet1.L815:Sheet1.L815">
            <calcext:condition calcext:apply-style-name="Untitled1" calcext:value="=1" calcext:base-cell-address="Sheet1.L815"/>
          </calcext:conditional-format>
          <calcext:conditional-format calcext:target-range-address="Sheet1.L816:Sheet1.L816">
            <calcext:condition calcext:apply-style-name="Untitled1" calcext:value="=1" calcext:base-cell-address="Sheet1.L816"/>
          </calcext:conditional-format>
          <calcext:conditional-format calcext:target-range-address="Sheet1.L817:Sheet1.L817">
            <calcext:condition calcext:apply-style-name="Untitled1" calcext:value="=1" calcext:base-cell-address="Sheet1.L817"/>
          </calcext:conditional-format>
          <calcext:conditional-format calcext:target-range-address="Sheet1.L818:Sheet1.L818">
            <calcext:condition calcext:apply-style-name="Untitled1" calcext:value="=1" calcext:base-cell-address="Sheet1.L818"/>
          </calcext:conditional-format>
          <calcext:conditional-format calcext:target-range-address="Sheet1.L819:Sheet1.L819">
            <calcext:condition calcext:apply-style-name="Untitled1" calcext:value="=1" calcext:base-cell-address="Sheet1.L819"/>
          </calcext:conditional-format>
          <calcext:conditional-format calcext:target-range-address="Sheet1.L820:Sheet1.L820">
            <calcext:condition calcext:apply-style-name="Untitled1" calcext:value="=1" calcext:base-cell-address="Sheet1.L820"/>
          </calcext:conditional-format>
          <calcext:conditional-format calcext:target-range-address="Sheet1.L821:Sheet1.L821">
            <calcext:condition calcext:apply-style-name="Untitled1" calcext:value="=1" calcext:base-cell-address="Sheet1.L821"/>
          </calcext:conditional-format>
          <calcext:conditional-format calcext:target-range-address="Sheet1.L822:Sheet1.L822">
            <calcext:condition calcext:apply-style-name="Untitled1" calcext:value="=1" calcext:base-cell-address="Sheet1.L822"/>
          </calcext:conditional-format>
          <calcext:conditional-format calcext:target-range-address="Sheet1.L823:Sheet1.L823">
            <calcext:condition calcext:apply-style-name="Untitled1" calcext:value="=1" calcext:base-cell-address="Sheet1.L823"/>
          </calcext:conditional-format>
          <calcext:conditional-format calcext:target-range-address="Sheet1.L824:Sheet1.L824">
            <calcext:condition calcext:apply-style-name="Untitled1" calcext:value="=1" calcext:base-cell-address="Sheet1.L824"/>
          </calcext:conditional-format>
          <calcext:conditional-format calcext:target-range-address="Sheet1.L825:Sheet1.L825">
            <calcext:condition calcext:apply-style-name="Untitled1" calcext:value="=1" calcext:base-cell-address="Sheet1.L825"/>
          </calcext:conditional-format>
          <calcext:conditional-format calcext:target-range-address="Sheet1.L826:Sheet1.L826">
            <calcext:condition calcext:apply-style-name="Untitled1" calcext:value="=1" calcext:base-cell-address="Sheet1.L826"/>
          </calcext:conditional-format>
          <calcext:conditional-format calcext:target-range-address="Sheet1.L827:Sheet1.L827">
            <calcext:condition calcext:apply-style-name="Untitled1" calcext:value="=1" calcext:base-cell-address="Sheet1.L827"/>
          </calcext:conditional-format>
          <calcext:conditional-format calcext:target-range-address="Sheet1.L828:Sheet1.L828">
            <calcext:condition calcext:apply-style-name="Untitled1" calcext:value="=1" calcext:base-cell-address="Sheet1.L828"/>
          </calcext:conditional-format>
          <calcext:conditional-format calcext:target-range-address="Sheet1.L829:Sheet1.L829">
            <calcext:condition calcext:apply-style-name="Untitled1" calcext:value="=1" calcext:base-cell-address="Sheet1.L829"/>
          </calcext:conditional-format>
          <calcext:conditional-format calcext:target-range-address="Sheet1.L830:Sheet1.L830">
            <calcext:condition calcext:apply-style-name="Untitled1" calcext:value="=1" calcext:base-cell-address="Sheet1.L830"/>
          </calcext:conditional-format>
          <calcext:conditional-format calcext:target-range-address="Sheet1.L831:Sheet1.L831">
            <calcext:condition calcext:apply-style-name="Untitled1" calcext:value="=1" calcext:base-cell-address="Sheet1.L831"/>
          </calcext:conditional-format>
          <calcext:conditional-format calcext:target-range-address="Sheet1.L832:Sheet1.L832">
            <calcext:condition calcext:apply-style-name="Untitled1" calcext:value="=1" calcext:base-cell-address="Sheet1.L832"/>
          </calcext:conditional-format>
          <calcext:conditional-format calcext:target-range-address="Sheet1.L833:Sheet1.L833">
            <calcext:condition calcext:apply-style-name="Untitled1" calcext:value="=1" calcext:base-cell-address="Sheet1.L833"/>
          </calcext:conditional-format>
          <calcext:conditional-format calcext:target-range-address="Sheet1.L834:Sheet1.L834">
            <calcext:condition calcext:apply-style-name="Untitled1" calcext:value="=1" calcext:base-cell-address="Sheet1.L834"/>
          </calcext:conditional-format>
          <calcext:conditional-format calcext:target-range-address="Sheet1.L835:Sheet1.L835">
            <calcext:condition calcext:apply-style-name="Untitled1" calcext:value="=1" calcext:base-cell-address="Sheet1.L835"/>
          </calcext:conditional-format>
          <calcext:conditional-format calcext:target-range-address="Sheet1.L836:Sheet1.L836">
            <calcext:condition calcext:apply-style-name="Untitled1" calcext:value="=1" calcext:base-cell-address="Sheet1.L836"/>
          </calcext:conditional-format>
          <calcext:conditional-format calcext:target-range-address="Sheet1.L837:Sheet1.L837">
            <calcext:condition calcext:apply-style-name="Untitled1" calcext:value="=1" calcext:base-cell-address="Sheet1.L837"/>
          </calcext:conditional-format>
          <calcext:conditional-format calcext:target-range-address="Sheet1.L838:Sheet1.L838">
            <calcext:condition calcext:apply-style-name="Untitled1" calcext:value="=1" calcext:base-cell-address="Sheet1.L838"/>
          </calcext:conditional-format>
          <calcext:conditional-format calcext:target-range-address="Sheet1.L839:Sheet1.L839">
            <calcext:condition calcext:apply-style-name="Untitled1" calcext:value="=1" calcext:base-cell-address="Sheet1.L839"/>
          </calcext:conditional-format>
          <calcext:conditional-format calcext:target-range-address="Sheet1.L840:Sheet1.L840">
            <calcext:condition calcext:apply-style-name="Untitled1" calcext:value="=1" calcext:base-cell-address="Sheet1.L840"/>
          </calcext:conditional-format>
          <calcext:conditional-format calcext:target-range-address="Sheet1.L841:Sheet1.L841">
            <calcext:condition calcext:apply-style-name="Untitled1" calcext:value="=1" calcext:base-cell-address="Sheet1.L841"/>
          </calcext:conditional-format>
          <calcext:conditional-format calcext:target-range-address="Sheet1.L842:Sheet1.L842">
            <calcext:condition calcext:apply-style-name="Untitled1" calcext:value="=1" calcext:base-cell-address="Sheet1.L842"/>
          </calcext:conditional-format>
          <calcext:conditional-format calcext:target-range-address="Sheet1.L843:Sheet1.L843">
            <calcext:condition calcext:apply-style-name="Untitled1" calcext:value="=1" calcext:base-cell-address="Sheet1.L843"/>
          </calcext:conditional-format>
          <calcext:conditional-format calcext:target-range-address="Sheet1.L844:Sheet1.L844">
            <calcext:condition calcext:apply-style-name="Untitled1" calcext:value="=1" calcext:base-cell-address="Sheet1.L844"/>
          </calcext:conditional-format>
          <calcext:conditional-format calcext:target-range-address="Sheet1.L845:Sheet1.L845">
            <calcext:condition calcext:apply-style-name="Untitled1" calcext:value="=1" calcext:base-cell-address="Sheet1.L845"/>
          </calcext:conditional-format>
          <calcext:conditional-format calcext:target-range-address="Sheet1.L846:Sheet1.L846">
            <calcext:condition calcext:apply-style-name="Untitled1" calcext:value="=1" calcext:base-cell-address="Sheet1.L846"/>
          </calcext:conditional-format>
          <calcext:conditional-format calcext:target-range-address="Sheet1.L847:Sheet1.L847">
            <calcext:condition calcext:apply-style-name="Untitled1" calcext:value="=1" calcext:base-cell-address="Sheet1.L847"/>
          </calcext:conditional-format>
          <calcext:conditional-format calcext:target-range-address="Sheet1.L848:Sheet1.L848">
            <calcext:condition calcext:apply-style-name="Untitled1" calcext:value="=1" calcext:base-cell-address="Sheet1.L848"/>
          </calcext:conditional-format>
          <calcext:conditional-format calcext:target-range-address="Sheet1.L849:Sheet1.L849">
            <calcext:condition calcext:apply-style-name="Untitled1" calcext:value="=1" calcext:base-cell-address="Sheet1.L849"/>
          </calcext:conditional-format>
          <calcext:conditional-format calcext:target-range-address="Sheet1.L850:Sheet1.L850">
            <calcext:condition calcext:apply-style-name="Untitled1" calcext:value="=1" calcext:base-cell-address="Sheet1.L850"/>
          </calcext:conditional-format>
          <calcext:conditional-format calcext:target-range-address="Sheet1.L851:Sheet1.L851">
            <calcext:condition calcext:apply-style-name="Untitled1" calcext:value="=1" calcext:base-cell-address="Sheet1.L851"/>
          </calcext:conditional-format>
          <calcext:conditional-format calcext:target-range-address="Sheet1.L852:Sheet1.L852">
            <calcext:condition calcext:apply-style-name="Untitled1" calcext:value="=1" calcext:base-cell-address="Sheet1.L852"/>
          </calcext:conditional-format>
          <calcext:conditional-format calcext:target-range-address="Sheet1.L853:Sheet1.L853">
            <calcext:condition calcext:apply-style-name="Untitled1" calcext:value="=1" calcext:base-cell-address="Sheet1.L853"/>
          </calcext:conditional-format>
          <calcext:conditional-format calcext:target-range-address="Sheet1.L854:Sheet1.L854">
            <calcext:condition calcext:apply-style-name="Untitled1" calcext:value="=1" calcext:base-cell-address="Sheet1.L854"/>
          </calcext:conditional-format>
          <calcext:conditional-format calcext:target-range-address="Sheet1.L855:Sheet1.L855">
            <calcext:condition calcext:apply-style-name="Untitled1" calcext:value="=1" calcext:base-cell-address="Sheet1.L855"/>
          </calcext:conditional-format>
          <calcext:conditional-format calcext:target-range-address="Sheet1.L856:Sheet1.L856">
            <calcext:condition calcext:apply-style-name="Untitled1" calcext:value="=1" calcext:base-cell-address="Sheet1.L856"/>
          </calcext:conditional-format>
          <calcext:conditional-format calcext:target-range-address="Sheet1.L857:Sheet1.L857">
            <calcext:condition calcext:apply-style-name="Untitled1" calcext:value="=1" calcext:base-cell-address="Sheet1.L857"/>
          </calcext:conditional-format>
          <calcext:conditional-format calcext:target-range-address="Sheet1.L858:Sheet1.L858">
            <calcext:condition calcext:apply-style-name="Untitled1" calcext:value="=1" calcext:base-cell-address="Sheet1.L858"/>
          </calcext:conditional-format>
          <calcext:conditional-format calcext:target-range-address="Sheet1.L859:Sheet1.L859">
            <calcext:condition calcext:apply-style-name="Untitled1" calcext:value="=1" calcext:base-cell-address="Sheet1.L859"/>
          </calcext:conditional-format>
          <calcext:conditional-format calcext:target-range-address="Sheet1.L860:Sheet1.L860">
            <calcext:condition calcext:apply-style-name="Untitled1" calcext:value="=1" calcext:base-cell-address="Sheet1.L860"/>
          </calcext:conditional-format>
          <calcext:conditional-format calcext:target-range-address="Sheet1.L861:Sheet1.L861">
            <calcext:condition calcext:apply-style-name="Untitled1" calcext:value="=1" calcext:base-cell-address="Sheet1.L861"/>
          </calcext:conditional-format>
          <calcext:conditional-format calcext:target-range-address="Sheet1.L862:Sheet1.L862">
            <calcext:condition calcext:apply-style-name="Untitled1" calcext:value="=1" calcext:base-cell-address="Sheet1.L862"/>
          </calcext:conditional-format>
          <calcext:conditional-format calcext:target-range-address="Sheet1.L863:Sheet1.L863">
            <calcext:condition calcext:apply-style-name="Untitled1" calcext:value="=1" calcext:base-cell-address="Sheet1.L863"/>
          </calcext:conditional-format>
          <calcext:conditional-format calcext:target-range-address="Sheet1.L864:Sheet1.L864">
            <calcext:condition calcext:apply-style-name="Untitled1" calcext:value="=1" calcext:base-cell-address="Sheet1.L864"/>
          </calcext:conditional-format>
          <calcext:conditional-format calcext:target-range-address="Sheet1.L865:Sheet1.L865">
            <calcext:condition calcext:apply-style-name="Untitled1" calcext:value="=1" calcext:base-cell-address="Sheet1.L865"/>
          </calcext:conditional-format>
          <calcext:conditional-format calcext:target-range-address="Sheet1.L866:Sheet1.L866">
            <calcext:condition calcext:apply-style-name="Untitled1" calcext:value="=1" calcext:base-cell-address="Sheet1.L866"/>
          </calcext:conditional-format>
          <calcext:conditional-format calcext:target-range-address="Sheet1.L867:Sheet1.L867">
            <calcext:condition calcext:apply-style-name="Untitled1" calcext:value="=1" calcext:base-cell-address="Sheet1.L867"/>
          </calcext:conditional-format>
          <calcext:conditional-format calcext:target-range-address="Sheet1.L868:Sheet1.L868">
            <calcext:condition calcext:apply-style-name="Untitled1" calcext:value="=1" calcext:base-cell-address="Sheet1.L868"/>
          </calcext:conditional-format>
          <calcext:conditional-format calcext:target-range-address="Sheet1.L869:Sheet1.L869">
            <calcext:condition calcext:apply-style-name="Untitled1" calcext:value="=1" calcext:base-cell-address="Sheet1.L869"/>
          </calcext:conditional-format>
          <calcext:conditional-format calcext:target-range-address="Sheet1.L870:Sheet1.L870">
            <calcext:condition calcext:apply-style-name="Untitled1" calcext:value="=1" calcext:base-cell-address="Sheet1.L870"/>
          </calcext:conditional-format>
          <calcext:conditional-format calcext:target-range-address="Sheet1.L871:Sheet1.L871">
            <calcext:condition calcext:apply-style-name="Untitled1" calcext:value="=1" calcext:base-cell-address="Sheet1.L871"/>
          </calcext:conditional-format>
          <calcext:conditional-format calcext:target-range-address="Sheet1.L872:Sheet1.L872">
            <calcext:condition calcext:apply-style-name="Untitled1" calcext:value="=1" calcext:base-cell-address="Sheet1.L872"/>
          </calcext:conditional-format>
          <calcext:conditional-format calcext:target-range-address="Sheet1.L873:Sheet1.L873">
            <calcext:condition calcext:apply-style-name="Untitled1" calcext:value="=1" calcext:base-cell-address="Sheet1.L873"/>
          </calcext:conditional-format>
          <calcext:conditional-format calcext:target-range-address="Sheet1.L874:Sheet1.L874">
            <calcext:condition calcext:apply-style-name="Untitled1" calcext:value="=1" calcext:base-cell-address="Sheet1.L874"/>
          </calcext:conditional-format>
          <calcext:conditional-format calcext:target-range-address="Sheet1.L875:Sheet1.L875">
            <calcext:condition calcext:apply-style-name="Untitled1" calcext:value="=1" calcext:base-cell-address="Sheet1.L875"/>
          </calcext:conditional-format>
          <calcext:conditional-format calcext:target-range-address="Sheet1.L876:Sheet1.L876">
            <calcext:condition calcext:apply-style-name="Untitled1" calcext:value="=1" calcext:base-cell-address="Sheet1.L876"/>
          </calcext:conditional-format>
          <calcext:conditional-format calcext:target-range-address="Sheet1.L877:Sheet1.L877">
            <calcext:condition calcext:apply-style-name="Untitled1" calcext:value="=1" calcext:base-cell-address="Sheet1.L877"/>
          </calcext:conditional-format>
          <calcext:conditional-format calcext:target-range-address="Sheet1.L878:Sheet1.L878">
            <calcext:condition calcext:apply-style-name="Untitled1" calcext:value="=1" calcext:base-cell-address="Sheet1.L878"/>
          </calcext:conditional-format>
          <calcext:conditional-format calcext:target-range-address="Sheet1.L879:Sheet1.L879">
            <calcext:condition calcext:apply-style-name="Untitled1" calcext:value="=1" calcext:base-cell-address="Sheet1.L879"/>
          </calcext:conditional-format>
          <calcext:conditional-format calcext:target-range-address="Sheet1.L880:Sheet1.L880">
            <calcext:condition calcext:apply-style-name="Untitled1" calcext:value="=1" calcext:base-cell-address="Sheet1.L880"/>
          </calcext:conditional-format>
          <calcext:conditional-format calcext:target-range-address="Sheet1.L881:Sheet1.L881">
            <calcext:condition calcext:apply-style-name="Untitled1" calcext:value="=1" calcext:base-cell-address="Sheet1.L881"/>
          </calcext:conditional-format>
          <calcext:conditional-format calcext:target-range-address="Sheet1.L882:Sheet1.L882">
            <calcext:condition calcext:apply-style-name="Untitled1" calcext:value="=1" calcext:base-cell-address="Sheet1.L882"/>
          </calcext:conditional-format>
          <calcext:conditional-format calcext:target-range-address="Sheet1.L883:Sheet1.L883">
            <calcext:condition calcext:apply-style-name="Untitled1" calcext:value="=1" calcext:base-cell-address="Sheet1.L883"/>
          </calcext:conditional-format>
          <calcext:conditional-format calcext:target-range-address="Sheet1.L884:Sheet1.L884">
            <calcext:condition calcext:apply-style-name="Untitled1" calcext:value="=1" calcext:base-cell-address="Sheet1.L884"/>
          </calcext:conditional-format>
          <calcext:conditional-format calcext:target-range-address="Sheet1.L885:Sheet1.L885">
            <calcext:condition calcext:apply-style-name="Untitled1" calcext:value="=1" calcext:base-cell-address="Sheet1.L885"/>
          </calcext:conditional-format>
          <calcext:conditional-format calcext:target-range-address="Sheet1.L886:Sheet1.L886">
            <calcext:condition calcext:apply-style-name="Untitled1" calcext:value="=1" calcext:base-cell-address="Sheet1.L886"/>
          </calcext:conditional-format>
          <calcext:conditional-format calcext:target-range-address="Sheet1.L887:Sheet1.L887">
            <calcext:condition calcext:apply-style-name="Untitled1" calcext:value="=1" calcext:base-cell-address="Sheet1.L887"/>
          </calcext:conditional-format>
          <calcext:conditional-format calcext:target-range-address="Sheet1.L888:Sheet1.L888">
            <calcext:condition calcext:apply-style-name="Untitled1" calcext:value="=1" calcext:base-cell-address="Sheet1.L888"/>
          </calcext:conditional-format>
          <calcext:conditional-format calcext:target-range-address="Sheet1.L889:Sheet1.L889">
            <calcext:condition calcext:apply-style-name="Untitled1" calcext:value="=1" calcext:base-cell-address="Sheet1.L889"/>
          </calcext:conditional-format>
          <calcext:conditional-format calcext:target-range-address="Sheet1.L890:Sheet1.L890">
            <calcext:condition calcext:apply-style-name="Untitled1" calcext:value="=1" calcext:base-cell-address="Sheet1.L890"/>
          </calcext:conditional-format>
          <calcext:conditional-format calcext:target-range-address="Sheet1.L891:Sheet1.L891">
            <calcext:condition calcext:apply-style-name="Untitled1" calcext:value="=1" calcext:base-cell-address="Sheet1.L891"/>
          </calcext:conditional-format>
          <calcext:conditional-format calcext:target-range-address="Sheet1.L892:Sheet1.L892">
            <calcext:condition calcext:apply-style-name="Untitled1" calcext:value="=1" calcext:base-cell-address="Sheet1.L892"/>
          </calcext:conditional-format>
          <calcext:conditional-format calcext:target-range-address="Sheet1.L893:Sheet1.L893">
            <calcext:condition calcext:apply-style-name="Untitled1" calcext:value="=1" calcext:base-cell-address="Sheet1.L893"/>
          </calcext:conditional-format>
          <calcext:conditional-format calcext:target-range-address="Sheet1.L894:Sheet1.L894">
            <calcext:condition calcext:apply-style-name="Untitled1" calcext:value="=1" calcext:base-cell-address="Sheet1.L894"/>
          </calcext:conditional-format>
          <calcext:conditional-format calcext:target-range-address="Sheet1.L895:Sheet1.L895">
            <calcext:condition calcext:apply-style-name="Untitled1" calcext:value="=1" calcext:base-cell-address="Sheet1.L895"/>
          </calcext:conditional-format>
          <calcext:conditional-format calcext:target-range-address="Sheet1.L896:Sheet1.L896">
            <calcext:condition calcext:apply-style-name="Untitled1" calcext:value="=1" calcext:base-cell-address="Sheet1.L896"/>
          </calcext:conditional-format>
          <calcext:conditional-format calcext:target-range-address="Sheet1.L897:Sheet1.L897">
            <calcext:condition calcext:apply-style-name="Untitled1" calcext:value="=1" calcext:base-cell-address="Sheet1.L897"/>
          </calcext:conditional-format>
          <calcext:conditional-format calcext:target-range-address="Sheet1.L898:Sheet1.L898">
            <calcext:condition calcext:apply-style-name="Untitled1" calcext:value="=1" calcext:base-cell-address="Sheet1.L898"/>
          </calcext:conditional-format>
          <calcext:conditional-format calcext:target-range-address="Sheet1.L899:Sheet1.L899">
            <calcext:condition calcext:apply-style-name="Untitled1" calcext:value="=1" calcext:base-cell-address="Sheet1.L899"/>
          </calcext:conditional-format>
          <calcext:conditional-format calcext:target-range-address="Sheet1.L900:Sheet1.L900">
            <calcext:condition calcext:apply-style-name="Untitled1" calcext:value="=1" calcext:base-cell-address="Sheet1.L900"/>
          </calcext:conditional-format>
          <calcext:conditional-format calcext:target-range-address="Sheet1.L901:Sheet1.L901">
            <calcext:condition calcext:apply-style-name="Untitled1" calcext:value="=1" calcext:base-cell-address="Sheet1.L901"/>
          </calcext:conditional-format>
          <calcext:conditional-format calcext:target-range-address="Sheet1.L902:Sheet1.L902">
            <calcext:condition calcext:apply-style-name="Untitled1" calcext:value="=1" calcext:base-cell-address="Sheet1.L902"/>
          </calcext:conditional-format>
          <calcext:conditional-format calcext:target-range-address="Sheet1.L903:Sheet1.L903">
            <calcext:condition calcext:apply-style-name="Untitled1" calcext:value="=1" calcext:base-cell-address="Sheet1.L903"/>
          </calcext:conditional-format>
          <calcext:conditional-format calcext:target-range-address="Sheet1.L904:Sheet1.L904">
            <calcext:condition calcext:apply-style-name="Untitled1" calcext:value="=1" calcext:base-cell-address="Sheet1.L904"/>
          </calcext:conditional-format>
          <calcext:conditional-format calcext:target-range-address="Sheet1.L905:Sheet1.L905">
            <calcext:condition calcext:apply-style-name="Untitled1" calcext:value="=1" calcext:base-cell-address="Sheet1.L905"/>
          </calcext:conditional-format>
          <calcext:conditional-format calcext:target-range-address="Sheet1.L906:Sheet1.L906">
            <calcext:condition calcext:apply-style-name="Untitled1" calcext:value="=1" calcext:base-cell-address="Sheet1.L906"/>
          </calcext:conditional-format>
          <calcext:conditional-format calcext:target-range-address="Sheet1.L907:Sheet1.L907">
            <calcext:condition calcext:apply-style-name="Untitled1" calcext:value="=1" calcext:base-cell-address="Sheet1.L907"/>
          </calcext:conditional-format>
          <calcext:conditional-format calcext:target-range-address="Sheet1.L908:Sheet1.L908">
            <calcext:condition calcext:apply-style-name="Untitled1" calcext:value="=1" calcext:base-cell-address="Sheet1.L908"/>
          </calcext:conditional-format>
          <calcext:conditional-format calcext:target-range-address="Sheet1.L909:Sheet1.L909">
            <calcext:condition calcext:apply-style-name="Untitled1" calcext:value="=1" calcext:base-cell-address="Sheet1.L909"/>
          </calcext:conditional-format>
          <calcext:conditional-format calcext:target-range-address="Sheet1.L910:Sheet1.L910">
            <calcext:condition calcext:apply-style-name="Untitled1" calcext:value="=1" calcext:base-cell-address="Sheet1.L910"/>
          </calcext:conditional-format>
          <calcext:conditional-format calcext:target-range-address="Sheet1.L911:Sheet1.L911">
            <calcext:condition calcext:apply-style-name="Untitled1" calcext:value="=1" calcext:base-cell-address="Sheet1.L911"/>
          </calcext:conditional-format>
          <calcext:conditional-format calcext:target-range-address="Sheet1.L912:Sheet1.L912">
            <calcext:condition calcext:apply-style-name="Untitled1" calcext:value="=1" calcext:base-cell-address="Sheet1.L912"/>
          </calcext:conditional-format>
          <calcext:conditional-format calcext:target-range-address="Sheet1.L913:Sheet1.L913">
            <calcext:condition calcext:apply-style-name="Untitled1" calcext:value="=1" calcext:base-cell-address="Sheet1.L913"/>
          </calcext:conditional-format>
          <calcext:conditional-format calcext:target-range-address="Sheet1.L914:Sheet1.L914">
            <calcext:condition calcext:apply-style-name="Untitled1" calcext:value="=1" calcext:base-cell-address="Sheet1.L914"/>
          </calcext:conditional-format>
          <calcext:conditional-format calcext:target-range-address="Sheet1.L915:Sheet1.L915">
            <calcext:condition calcext:apply-style-name="Untitled1" calcext:value="=1" calcext:base-cell-address="Sheet1.L915"/>
          </calcext:conditional-format>
          <calcext:conditional-format calcext:target-range-address="Sheet1.L916:Sheet1.L916">
            <calcext:condition calcext:apply-style-name="Untitled1" calcext:value="=1" calcext:base-cell-address="Sheet1.L916"/>
          </calcext:conditional-format>
          <calcext:conditional-format calcext:target-range-address="Sheet1.L917:Sheet1.L917">
            <calcext:condition calcext:apply-style-name="Untitled1" calcext:value="=1" calcext:base-cell-address="Sheet1.L917"/>
          </calcext:conditional-format>
          <calcext:conditional-format calcext:target-range-address="Sheet1.L918:Sheet1.L918">
            <calcext:condition calcext:apply-style-name="Untitled1" calcext:value="=1" calcext:base-cell-address="Sheet1.L918"/>
          </calcext:conditional-format>
          <calcext:conditional-format calcext:target-range-address="Sheet1.L919:Sheet1.L919">
            <calcext:condition calcext:apply-style-name="Untitled1" calcext:value="=1" calcext:base-cell-address="Sheet1.L919"/>
          </calcext:conditional-format>
          <calcext:conditional-format calcext:target-range-address="Sheet1.L920:Sheet1.L920">
            <calcext:condition calcext:apply-style-name="Untitled1" calcext:value="=1" calcext:base-cell-address="Sheet1.L920"/>
          </calcext:conditional-format>
          <calcext:conditional-format calcext:target-range-address="Sheet1.L921:Sheet1.L921">
            <calcext:condition calcext:apply-style-name="Untitled1" calcext:value="=1" calcext:base-cell-address="Sheet1.L921"/>
          </calcext:conditional-format>
          <calcext:conditional-format calcext:target-range-address="Sheet1.L922:Sheet1.L922">
            <calcext:condition calcext:apply-style-name="Untitled1" calcext:value="=1" calcext:base-cell-address="Sheet1.L922"/>
          </calcext:conditional-format>
          <calcext:conditional-format calcext:target-range-address="Sheet1.L923:Sheet1.L923">
            <calcext:condition calcext:apply-style-name="Untitled1" calcext:value="=1" calcext:base-cell-address="Sheet1.L923"/>
          </calcext:conditional-format>
          <calcext:conditional-format calcext:target-range-address="Sheet1.L924:Sheet1.L924">
            <calcext:condition calcext:apply-style-name="Untitled1" calcext:value="=1" calcext:base-cell-address="Sheet1.L924"/>
          </calcext:conditional-format>
          <calcext:conditional-format calcext:target-range-address="Sheet1.L925:Sheet1.L925">
            <calcext:condition calcext:apply-style-name="Untitled1" calcext:value="=1" calcext:base-cell-address="Sheet1.L925"/>
          </calcext:conditional-format>
          <calcext:conditional-format calcext:target-range-address="Sheet1.L926:Sheet1.L926">
            <calcext:condition calcext:apply-style-name="Untitled1" calcext:value="=1" calcext:base-cell-address="Sheet1.L926"/>
          </calcext:conditional-format>
          <calcext:conditional-format calcext:target-range-address="Sheet1.L927:Sheet1.L927">
            <calcext:condition calcext:apply-style-name="Untitled1" calcext:value="=1" calcext:base-cell-address="Sheet1.L927"/>
          </calcext:conditional-format>
          <calcext:conditional-format calcext:target-range-address="Sheet1.L928:Sheet1.L928">
            <calcext:condition calcext:apply-style-name="Untitled1" calcext:value="=1" calcext:base-cell-address="Sheet1.L928"/>
          </calcext:conditional-format>
          <calcext:conditional-format calcext:target-range-address="Sheet1.L929:Sheet1.L929">
            <calcext:condition calcext:apply-style-name="Untitled1" calcext:value="=1" calcext:base-cell-address="Sheet1.L929"/>
          </calcext:conditional-format>
          <calcext:conditional-format calcext:target-range-address="Sheet1.L930:Sheet1.L930">
            <calcext:condition calcext:apply-style-name="Untitled1" calcext:value="=1" calcext:base-cell-address="Sheet1.L930"/>
          </calcext:conditional-format>
          <calcext:conditional-format calcext:target-range-address="Sheet1.L931:Sheet1.L931">
            <calcext:condition calcext:apply-style-name="Untitled1" calcext:value="=1" calcext:base-cell-address="Sheet1.L931"/>
          </calcext:conditional-format>
          <calcext:conditional-format calcext:target-range-address="Sheet1.L932:Sheet1.L932">
            <calcext:condition calcext:apply-style-name="Untitled1" calcext:value="=1" calcext:base-cell-address="Sheet1.L932"/>
          </calcext:conditional-format>
          <calcext:conditional-format calcext:target-range-address="Sheet1.L933:Sheet1.L933">
            <calcext:condition calcext:apply-style-name="Untitled1" calcext:value="=1" calcext:base-cell-address="Sheet1.L933"/>
          </calcext:conditional-format>
          <calcext:conditional-format calcext:target-range-address="Sheet1.L934:Sheet1.L934">
            <calcext:condition calcext:apply-style-name="Untitled1" calcext:value="=1" calcext:base-cell-address="Sheet1.L934"/>
          </calcext:conditional-format>
          <calcext:conditional-format calcext:target-range-address="Sheet1.L935:Sheet1.L935">
            <calcext:condition calcext:apply-style-name="Untitled1" calcext:value="=1" calcext:base-cell-address="Sheet1.L935"/>
          </calcext:conditional-format>
          <calcext:conditional-format calcext:target-range-address="Sheet1.L936:Sheet1.L936">
            <calcext:condition calcext:apply-style-name="Untitled1" calcext:value="=1" calcext:base-cell-address="Sheet1.L936"/>
          </calcext:conditional-format>
          <calcext:conditional-format calcext:target-range-address="Sheet1.L937:Sheet1.L937">
            <calcext:condition calcext:apply-style-name="Untitled1" calcext:value="=1" calcext:base-cell-address="Sheet1.L937"/>
          </calcext:conditional-format>
          <calcext:conditional-format calcext:target-range-address="Sheet1.L938:Sheet1.L938">
            <calcext:condition calcext:apply-style-name="Untitled1" calcext:value="=1" calcext:base-cell-address="Sheet1.L938"/>
          </calcext:conditional-format>
          <calcext:conditional-format calcext:target-range-address="Sheet1.L939:Sheet1.L939">
            <calcext:condition calcext:apply-style-name="Untitled1" calcext:value="=1" calcext:base-cell-address="Sheet1.L939"/>
          </calcext:conditional-format>
          <calcext:conditional-format calcext:target-range-address="Sheet1.L940:Sheet1.L940">
            <calcext:condition calcext:apply-style-name="Untitled1" calcext:value="=1" calcext:base-cell-address="Sheet1.L940"/>
          </calcext:conditional-format>
          <calcext:conditional-format calcext:target-range-address="Sheet1.L941:Sheet1.L941">
            <calcext:condition calcext:apply-style-name="Untitled1" calcext:value="=1" calcext:base-cell-address="Sheet1.L941"/>
          </calcext:conditional-format>
          <calcext:conditional-format calcext:target-range-address="Sheet1.L942:Sheet1.L942">
            <calcext:condition calcext:apply-style-name="Untitled1" calcext:value="=1" calcext:base-cell-address="Sheet1.L942"/>
          </calcext:conditional-format>
          <calcext:conditional-format calcext:target-range-address="Sheet1.L943:Sheet1.L943">
            <calcext:condition calcext:apply-style-name="Untitled1" calcext:value="=1" calcext:base-cell-address="Sheet1.L943"/>
          </calcext:conditional-format>
          <calcext:conditional-format calcext:target-range-address="Sheet1.L944:Sheet1.L944">
            <calcext:condition calcext:apply-style-name="Untitled1" calcext:value="=1" calcext:base-cell-address="Sheet1.L944"/>
          </calcext:conditional-format>
          <calcext:conditional-format calcext:target-range-address="Sheet1.L945:Sheet1.L945">
            <calcext:condition calcext:apply-style-name="Untitled1" calcext:value="=1" calcext:base-cell-address="Sheet1.L945"/>
          </calcext:conditional-format>
          <calcext:conditional-format calcext:target-range-address="Sheet1.L946:Sheet1.L946">
            <calcext:condition calcext:apply-style-name="Untitled1" calcext:value="=1" calcext:base-cell-address="Sheet1.L946"/>
          </calcext:conditional-format>
          <calcext:conditional-format calcext:target-range-address="Sheet1.L947:Sheet1.L947">
            <calcext:condition calcext:apply-style-name="Untitled1" calcext:value="=1" calcext:base-cell-address="Sheet1.L947"/>
          </calcext:conditional-format>
          <calcext:conditional-format calcext:target-range-address="Sheet1.L948:Sheet1.L948">
            <calcext:condition calcext:apply-style-name="Untitled1" calcext:value="=1" calcext:base-cell-address="Sheet1.L948"/>
          </calcext:conditional-format>
          <calcext:conditional-format calcext:target-range-address="Sheet1.L949:Sheet1.L949">
            <calcext:condition calcext:apply-style-name="Untitled1" calcext:value="=1" calcext:base-cell-address="Sheet1.L949"/>
          </calcext:conditional-format>
          <calcext:conditional-format calcext:target-range-address="Sheet1.L950:Sheet1.L950">
            <calcext:condition calcext:apply-style-name="Untitled1" calcext:value="=1" calcext:base-cell-address="Sheet1.L950"/>
          </calcext:conditional-format>
          <calcext:conditional-format calcext:target-range-address="Sheet1.L951:Sheet1.L951">
            <calcext:condition calcext:apply-style-name="Untitled1" calcext:value="=1" calcext:base-cell-address="Sheet1.L951"/>
          </calcext:conditional-format>
          <calcext:conditional-format calcext:target-range-address="Sheet1.L952:Sheet1.L952">
            <calcext:condition calcext:apply-style-name="Untitled1" calcext:value="=1" calcext:base-cell-address="Sheet1.L952"/>
          </calcext:conditional-format>
          <calcext:conditional-format calcext:target-range-address="Sheet1.L953:Sheet1.L953">
            <calcext:condition calcext:apply-style-name="Untitled1" calcext:value="=1" calcext:base-cell-address="Sheet1.L953"/>
          </calcext:conditional-format>
          <calcext:conditional-format calcext:target-range-address="Sheet1.L954:Sheet1.L954">
            <calcext:condition calcext:apply-style-name="Untitled1" calcext:value="=1" calcext:base-cell-address="Sheet1.L954"/>
          </calcext:conditional-format>
          <calcext:conditional-format calcext:target-range-address="Sheet1.L955:Sheet1.L955">
            <calcext:condition calcext:apply-style-name="Untitled1" calcext:value="=1" calcext:base-cell-address="Sheet1.L955"/>
          </calcext:conditional-format>
          <calcext:conditional-format calcext:target-range-address="Sheet1.L956:Sheet1.L956">
            <calcext:condition calcext:apply-style-name="Untitled1" calcext:value="=1" calcext:base-cell-address="Sheet1.L956"/>
          </calcext:conditional-format>
          <calcext:conditional-format calcext:target-range-address="Sheet1.L957:Sheet1.L957">
            <calcext:condition calcext:apply-style-name="Untitled1" calcext:value="=1" calcext:base-cell-address="Sheet1.L957"/>
          </calcext:conditional-format>
          <calcext:conditional-format calcext:target-range-address="Sheet1.L958:Sheet1.L958">
            <calcext:condition calcext:apply-style-name="Untitled1" calcext:value="=1" calcext:base-cell-address="Sheet1.L958"/>
          </calcext:conditional-format>
          <calcext:conditional-format calcext:target-range-address="Sheet1.L959:Sheet1.L959">
            <calcext:condition calcext:apply-style-name="Untitled1" calcext:value="=1" calcext:base-cell-address="Sheet1.L959"/>
          </calcext:conditional-format>
          <calcext:conditional-format calcext:target-range-address="Sheet1.L960:Sheet1.L960">
            <calcext:condition calcext:apply-style-name="Untitled1" calcext:value="=1" calcext:base-cell-address="Sheet1.L960"/>
          </calcext:conditional-format>
          <calcext:conditional-format calcext:target-range-address="Sheet1.L961:Sheet1.L961">
            <calcext:condition calcext:apply-style-name="Untitled1" calcext:value="=1" calcext:base-cell-address="Sheet1.L961"/>
          </calcext:conditional-format>
          <calcext:conditional-format calcext:target-range-address="Sheet1.L962:Sheet1.L962">
            <calcext:condition calcext:apply-style-name="Untitled1" calcext:value="=1" calcext:base-cell-address="Sheet1.L962"/>
          </calcext:conditional-format>
          <calcext:conditional-format calcext:target-range-address="Sheet1.L963:Sheet1.L963">
            <calcext:condition calcext:apply-style-name="Untitled1" calcext:value="=1" calcext:base-cell-address="Sheet1.L963"/>
          </calcext:conditional-format>
          <calcext:conditional-format calcext:target-range-address="Sheet1.L964:Sheet1.L964">
            <calcext:condition calcext:apply-style-name="Untitled1" calcext:value="=1" calcext:base-cell-address="Sheet1.L964"/>
          </calcext:conditional-format>
          <calcext:conditional-format calcext:target-range-address="Sheet1.L965:Sheet1.L965">
            <calcext:condition calcext:apply-style-name="Untitled1" calcext:value="=1" calcext:base-cell-address="Sheet1.L965"/>
          </calcext:conditional-format>
          <calcext:conditional-format calcext:target-range-address="Sheet1.L966:Sheet1.L966">
            <calcext:condition calcext:apply-style-name="Untitled1" calcext:value="=1" calcext:base-cell-address="Sheet1.L966"/>
          </calcext:conditional-format>
          <calcext:conditional-format calcext:target-range-address="Sheet1.L967:Sheet1.L967">
            <calcext:condition calcext:apply-style-name="Untitled1" calcext:value="=1" calcext:base-cell-address="Sheet1.L967"/>
          </calcext:conditional-format>
          <calcext:conditional-format calcext:target-range-address="Sheet1.L968:Sheet1.L968">
            <calcext:condition calcext:apply-style-name="Untitled1" calcext:value="=1" calcext:base-cell-address="Sheet1.L968"/>
          </calcext:conditional-format>
          <calcext:conditional-format calcext:target-range-address="Sheet1.L969:Sheet1.L969">
            <calcext:condition calcext:apply-style-name="Untitled1" calcext:value="=1" calcext:base-cell-address="Sheet1.L969"/>
          </calcext:conditional-format>
          <calcext:conditional-format calcext:target-range-address="Sheet1.L970:Sheet1.L970">
            <calcext:condition calcext:apply-style-name="Untitled1" calcext:value="=1" calcext:base-cell-address="Sheet1.L970"/>
          </calcext:conditional-format>
          <calcext:conditional-format calcext:target-range-address="Sheet1.L971:Sheet1.L971">
            <calcext:condition calcext:apply-style-name="Untitled1" calcext:value="=1" calcext:base-cell-address="Sheet1.L971"/>
          </calcext:conditional-format>
          <calcext:conditional-format calcext:target-range-address="Sheet1.L972:Sheet1.L972">
            <calcext:condition calcext:apply-style-name="Untitled1" calcext:value="=1" calcext:base-cell-address="Sheet1.L972"/>
          </calcext:conditional-format>
          <calcext:conditional-format calcext:target-range-address="Sheet1.L973:Sheet1.L973">
            <calcext:condition calcext:apply-style-name="Untitled1" calcext:value="=1" calcext:base-cell-address="Sheet1.L973"/>
          </calcext:conditional-format>
          <calcext:conditional-format calcext:target-range-address="Sheet1.L974:Sheet1.L974">
            <calcext:condition calcext:apply-style-name="Untitled1" calcext:value="=1" calcext:base-cell-address="Sheet1.L974"/>
          </calcext:conditional-format>
          <calcext:conditional-format calcext:target-range-address="Sheet1.L975:Sheet1.L975">
            <calcext:condition calcext:apply-style-name="Untitled1" calcext:value="=1" calcext:base-cell-address="Sheet1.L975"/>
          </calcext:conditional-format>
          <calcext:conditional-format calcext:target-range-address="Sheet1.L976:Sheet1.L976">
            <calcext:condition calcext:apply-style-name="Untitled1" calcext:value="=1" calcext:base-cell-address="Sheet1.L976"/>
          </calcext:conditional-format>
          <calcext:conditional-format calcext:target-range-address="Sheet1.L977:Sheet1.L977">
            <calcext:condition calcext:apply-style-name="Untitled1" calcext:value="=1" calcext:base-cell-address="Sheet1.L977"/>
          </calcext:conditional-format>
          <calcext:conditional-format calcext:target-range-address="Sheet1.L978:Sheet1.L978">
            <calcext:condition calcext:apply-style-name="Untitled1" calcext:value="=1" calcext:base-cell-address="Sheet1.L978"/>
          </calcext:conditional-format>
          <calcext:conditional-format calcext:target-range-address="Sheet1.L979:Sheet1.L979">
            <calcext:condition calcext:apply-style-name="Untitled1" calcext:value="=1" calcext:base-cell-address="Sheet1.L979"/>
          </calcext:conditional-format>
          <calcext:conditional-format calcext:target-range-address="Sheet1.L980:Sheet1.L980">
            <calcext:condition calcext:apply-style-name="Untitled1" calcext:value="=1" calcext:base-cell-address="Sheet1.L980"/>
          </calcext:conditional-format>
          <calcext:conditional-format calcext:target-range-address="Sheet1.L981:Sheet1.L981">
            <calcext:condition calcext:apply-style-name="Untitled1" calcext:value="=1" calcext:base-cell-address="Sheet1.L981"/>
          </calcext:conditional-format>
          <calcext:conditional-format calcext:target-range-address="Sheet1.L982:Sheet1.L982">
            <calcext:condition calcext:apply-style-name="Untitled1" calcext:value="=1" calcext:base-cell-address="Sheet1.L982"/>
          </calcext:conditional-format>
          <calcext:conditional-format calcext:target-range-address="Sheet1.L983:Sheet1.L983">
            <calcext:condition calcext:apply-style-name="Untitled1" calcext:value="=1" calcext:base-cell-address="Sheet1.L983"/>
          </calcext:conditional-format>
          <calcext:conditional-format calcext:target-range-address="Sheet1.L984:Sheet1.L984">
            <calcext:condition calcext:apply-style-name="Untitled1" calcext:value="=1" calcext:base-cell-address="Sheet1.L984"/>
          </calcext:conditional-format>
          <calcext:conditional-format calcext:target-range-address="Sheet1.L985:Sheet1.L985">
            <calcext:condition calcext:apply-style-name="Untitled1" calcext:value="=1" calcext:base-cell-address="Sheet1.L985"/>
          </calcext:conditional-format>
          <calcext:conditional-format calcext:target-range-address="Sheet1.L986:Sheet1.L986">
            <calcext:condition calcext:apply-style-name="Untitled1" calcext:value="=1" calcext:base-cell-address="Sheet1.L986"/>
          </calcext:conditional-format>
          <calcext:conditional-format calcext:target-range-address="Sheet1.L987:Sheet1.L987">
            <calcext:condition calcext:apply-style-name="Untitled1" calcext:value="=1" calcext:base-cell-address="Sheet1.L987"/>
          </calcext:conditional-format>
          <calcext:conditional-format calcext:target-range-address="Sheet1.L988:Sheet1.L988">
            <calcext:condition calcext:apply-style-name="Untitled1" calcext:value="=1" calcext:base-cell-address="Sheet1.L988"/>
          </calcext:conditional-format>
          <calcext:conditional-format calcext:target-range-address="Sheet1.L989:Sheet1.L989">
            <calcext:condition calcext:apply-style-name="Untitled1" calcext:value="=1" calcext:base-cell-address="Sheet1.L989"/>
          </calcext:conditional-format>
          <calcext:conditional-format calcext:target-range-address="Sheet1.L990:Sheet1.L990">
            <calcext:condition calcext:apply-style-name="Untitled1" calcext:value="=1" calcext:base-cell-address="Sheet1.L990"/>
          </calcext:conditional-format>
          <calcext:conditional-format calcext:target-range-address="Sheet1.L991:Sheet1.L991">
            <calcext:condition calcext:apply-style-name="Untitled1" calcext:value="=1" calcext:base-cell-address="Sheet1.L991"/>
          </calcext:conditional-format>
          <calcext:conditional-format calcext:target-range-address="Sheet1.L992:Sheet1.L992">
            <calcext:condition calcext:apply-style-name="Untitled1" calcext:value="=1" calcext:base-cell-address="Sheet1.L992"/>
          </calcext:conditional-format>
          <calcext:conditional-format calcext:target-range-address="Sheet1.L993:Sheet1.L993">
            <calcext:condition calcext:apply-style-name="Untitled1" calcext:value="=1" calcext:base-cell-address="Sheet1.L993"/>
          </calcext:conditional-format>
          <calcext:conditional-format calcext:target-range-address="Sheet1.L994:Sheet1.L994">
            <calcext:condition calcext:apply-style-name="Untitled1" calcext:value="=1" calcext:base-cell-address="Sheet1.L994"/>
          </calcext:conditional-format>
          <calcext:conditional-format calcext:target-range-address="Sheet1.L995:Sheet1.L995">
            <calcext:condition calcext:apply-style-name="Untitled1" calcext:value="=1" calcext:base-cell-address="Sheet1.L995"/>
          </calcext:conditional-format>
          <calcext:conditional-format calcext:target-range-address="Sheet1.L996:Sheet1.L996">
            <calcext:condition calcext:apply-style-name="Untitled1" calcext:value="=1" calcext:base-cell-address="Sheet1.L996"/>
          </calcext:conditional-format>
          <calcext:conditional-format calcext:target-range-address="Sheet1.L997:Sheet1.L997">
            <calcext:condition calcext:apply-style-name="Untitled1" calcext:value="=1" calcext:base-cell-address="Sheet1.L997"/>
          </calcext:conditional-format>
          <calcext:conditional-format calcext:target-range-address="Sheet1.L998:Sheet1.L998">
            <calcext:condition calcext:apply-style-name="Untitled1" calcext:value="=1" calcext:base-cell-address="Sheet1.L998"/>
          </calcext:conditional-format>
          <calcext:conditional-format calcext:target-range-address="Sheet1.L999:Sheet1.L999">
            <calcext:condition calcext:apply-style-name="Untitled1" calcext:value="=1" calcext:base-cell-address="Sheet1.L999"/>
          </calcext:conditional-format>
          <calcext:conditional-format calcext:target-range-address="Sheet1.L1000:Sheet1.L1000">
            <calcext:condition calcext:apply-style-name="Untitled1" calcext:value="=1" calcext:base-cell-address="Sheet1.L1000"/>
          </calcext:conditional-format>
          <calcext:conditional-format calcext:target-range-address="Sheet1.L1001:Sheet1.L1001">
            <calcext:condition calcext:apply-style-name="Untitled1" calcext:value="=1" calcext:base-cell-address="Sheet1.L1001"/>
          </calcext:conditional-format>
          <calcext:conditional-format calcext:target-range-address="Sheet1.L1002:Sheet1.L1002">
            <calcext:condition calcext:apply-style-name="Untitled1" calcext:value="=1" calcext:base-cell-address="Sheet1.L1002"/>
          </calcext:conditional-format>
          <calcext:conditional-format calcext:target-range-address="Sheet1.L1003:Sheet1.L1003">
            <calcext:condition calcext:apply-style-name="Untitled1" calcext:value="=1" calcext:base-cell-address="Sheet1.L1003"/>
          </calcext:conditional-format>
          <calcext:conditional-format calcext:target-range-address="Sheet1.L1004:Sheet1.L1004">
            <calcext:condition calcext:apply-style-name="Untitled1" calcext:value="=1" calcext:base-cell-address="Sheet1.L1004"/>
          </calcext:conditional-format>
          <calcext:conditional-format calcext:target-range-address="Sheet1.L1005:Sheet1.L1005">
            <calcext:condition calcext:apply-style-name="Untitled1" calcext:value="=1" calcext:base-cell-address="Sheet1.L1005"/>
          </calcext:conditional-format>
          <calcext:conditional-format calcext:target-range-address="Sheet1.L1006:Sheet1.L1006">
            <calcext:condition calcext:apply-style-name="Untitled1" calcext:value="=1" calcext:base-cell-address="Sheet1.L1006"/>
          </calcext:conditional-format>
          <calcext:conditional-format calcext:target-range-address="Sheet1.L1007:Sheet1.L1007">
            <calcext:condition calcext:apply-style-name="Untitled1" calcext:value="=1" calcext:base-cell-address="Sheet1.L1007"/>
          </calcext:conditional-format>
          <calcext:conditional-format calcext:target-range-address="Sheet1.L1008:Sheet1.L1008">
            <calcext:condition calcext:apply-style-name="Untitled1" calcext:value="=1" calcext:base-cell-address="Sheet1.L1008"/>
          </calcext:conditional-format>
          <calcext:conditional-format calcext:target-range-address="Sheet1.L1009:Sheet1.L1009">
            <calcext:condition calcext:apply-style-name="Untitled1" calcext:value="=1" calcext:base-cell-address="Sheet1.L1009"/>
          </calcext:conditional-format>
          <calcext:conditional-format calcext:target-range-address="Sheet1.L1010:Sheet1.L1010">
            <calcext:condition calcext:apply-style-name="Untitled1" calcext:value="=1" calcext:base-cell-address="Sheet1.L1010"/>
          </calcext:conditional-format>
          <calcext:conditional-format calcext:target-range-address="Sheet1.L1011:Sheet1.L1011">
            <calcext:condition calcext:apply-style-name="Untitled1" calcext:value="=1" calcext:base-cell-address="Sheet1.L1011"/>
          </calcext:conditional-format>
          <calcext:conditional-format calcext:target-range-address="Sheet1.L1012:Sheet1.L1012">
            <calcext:condition calcext:apply-style-name="Untitled1" calcext:value="=1" calcext:base-cell-address="Sheet1.L1012"/>
          </calcext:conditional-format>
          <calcext:conditional-format calcext:target-range-address="Sheet1.L1013:Sheet1.L1013">
            <calcext:condition calcext:apply-style-name="Untitled1" calcext:value="=1" calcext:base-cell-address="Sheet1.L1013"/>
          </calcext:conditional-format>
          <calcext:conditional-format calcext:target-range-address="Sheet1.L1014:Sheet1.L1014">
            <calcext:condition calcext:apply-style-name="Untitled1" calcext:value="=1" calcext:base-cell-address="Sheet1.L1014"/>
          </calcext:conditional-format>
          <calcext:conditional-format calcext:target-range-address="Sheet1.L1015:Sheet1.L1015">
            <calcext:condition calcext:apply-style-name="Untitled1" calcext:value="=1" calcext:base-cell-address="Sheet1.L1015"/>
          </calcext:conditional-format>
          <calcext:conditional-format calcext:target-range-address="Sheet1.L1016:Sheet1.L1016">
            <calcext:condition calcext:apply-style-name="Untitled1" calcext:value="=1" calcext:base-cell-address="Sheet1.L1016"/>
          </calcext:conditional-format>
          <calcext:conditional-format calcext:target-range-address="Sheet1.L1017:Sheet1.L1017">
            <calcext:condition calcext:apply-style-name="Untitled1" calcext:value="=1" calcext:base-cell-address="Sheet1.L1017"/>
          </calcext:conditional-format>
          <calcext:conditional-format calcext:target-range-address="Sheet1.L1018:Sheet1.L1018">
            <calcext:condition calcext:apply-style-name="Untitled1" calcext:value="=1" calcext:base-cell-address="Sheet1.L1018"/>
          </calcext:conditional-format>
          <calcext:conditional-format calcext:target-range-address="Sheet1.L1019:Sheet1.L1019">
            <calcext:condition calcext:apply-style-name="Untitled1" calcext:value="=1" calcext:base-cell-address="Sheet1.L1019"/>
          </calcext:conditional-format>
          <calcext:conditional-format calcext:target-range-address="Sheet1.L1020:Sheet1.L1020">
            <calcext:condition calcext:apply-style-name="Untitled1" calcext:value="=1" calcext:base-cell-address="Sheet1.L1020"/>
          </calcext:conditional-format>
          <calcext:conditional-format calcext:target-range-address="Sheet1.L1021:Sheet1.L1021">
            <calcext:condition calcext:apply-style-name="Untitled1" calcext:value="=1" calcext:base-cell-address="Sheet1.L1021"/>
          </calcext:conditional-format>
          <calcext:conditional-format calcext:target-range-address="Sheet1.L1022:Sheet1.L1022">
            <calcext:condition calcext:apply-style-name="Untitled1" calcext:value="=1" calcext:base-cell-address="Sheet1.L1022"/>
          </calcext:conditional-format>
          <calcext:conditional-format calcext:target-range-address="Sheet1.L1023:Sheet1.L1023">
            <calcext:condition calcext:apply-style-name="Untitled1" calcext:value="=1" calcext:base-cell-address="Sheet1.L1023"/>
          </calcext:conditional-format>
          <calcext:conditional-format calcext:target-range-address="Sheet1.L1024:Sheet1.L1024">
            <calcext:condition calcext:apply-style-name="Untitled1" calcext:value="=1" calcext:base-cell-address="Sheet1.L1024"/>
          </calcext:conditional-format>
          <calcext:conditional-format calcext:target-range-address="Sheet1.L1025:Sheet1.L1025">
            <calcext:condition calcext:apply-style-name="Untitled1" calcext:value="=1" calcext:base-cell-address="Sheet1.L1025"/>
          </calcext:conditional-format>
          <calcext:conditional-format calcext:target-range-address="Sheet1.L1026:Sheet1.L1026">
            <calcext:condition calcext:apply-style-name="Untitled1" calcext:value="=1" calcext:base-cell-address="Sheet1.L1026"/>
          </calcext:conditional-format>
          <calcext:conditional-format calcext:target-range-address="Sheet1.L1027:Sheet1.L1027">
            <calcext:condition calcext:apply-style-name="Untitled1" calcext:value="=1" calcext:base-cell-address="Sheet1.L1027"/>
          </calcext:conditional-format>
          <calcext:conditional-format calcext:target-range-address="Sheet1.L1028:Sheet1.L1028">
            <calcext:condition calcext:apply-style-name="Untitled1" calcext:value="=1" calcext:base-cell-address="Sheet1.L1028"/>
          </calcext:conditional-format>
          <calcext:conditional-format calcext:target-range-address="Sheet1.L1029:Sheet1.L1029">
            <calcext:condition calcext:apply-style-name="Untitled1" calcext:value="=1" calcext:base-cell-address="Sheet1.L1029"/>
          </calcext:conditional-format>
          <calcext:conditional-format calcext:target-range-address="Sheet1.L1030:Sheet1.L1030">
            <calcext:condition calcext:apply-style-name="Untitled1" calcext:value="=1" calcext:base-cell-address="Sheet1.L1030"/>
          </calcext:conditional-format>
          <calcext:conditional-format calcext:target-range-address="Sheet1.L1031:Sheet1.L1031">
            <calcext:condition calcext:apply-style-name="Untitled1" calcext:value="=1" calcext:base-cell-address="Sheet1.L1031"/>
          </calcext:conditional-format>
          <calcext:conditional-format calcext:target-range-address="Sheet1.L1032:Sheet1.L1032">
            <calcext:condition calcext:apply-style-name="Untitled1" calcext:value="=1" calcext:base-cell-address="Sheet1.L1032"/>
          </calcext:conditional-format>
          <calcext:conditional-format calcext:target-range-address="Sheet1.L1033:Sheet1.L1033">
            <calcext:condition calcext:apply-style-name="Untitled1" calcext:value="=1" calcext:base-cell-address="Sheet1.L1033"/>
          </calcext:conditional-format>
          <calcext:conditional-format calcext:target-range-address="Sheet1.L1034:Sheet1.L1034">
            <calcext:condition calcext:apply-style-name="Untitled1" calcext:value="=1" calcext:base-cell-address="Sheet1.L1034"/>
          </calcext:conditional-format>
          <calcext:conditional-format calcext:target-range-address="Sheet1.L1035:Sheet1.L1035">
            <calcext:condition calcext:apply-style-name="Untitled1" calcext:value="=1" calcext:base-cell-address="Sheet1.L1035"/>
          </calcext:conditional-format>
          <calcext:conditional-format calcext:target-range-address="Sheet1.L1036:Sheet1.L1036">
            <calcext:condition calcext:apply-style-name="Untitled1" calcext:value="=1" calcext:base-cell-address="Sheet1.L1036"/>
          </calcext:conditional-format>
          <calcext:conditional-format calcext:target-range-address="Sheet1.L1037:Sheet1.L1037">
            <calcext:condition calcext:apply-style-name="Untitled1" calcext:value="=1" calcext:base-cell-address="Sheet1.L1037"/>
          </calcext:conditional-format>
          <calcext:conditional-format calcext:target-range-address="Sheet1.L1038:Sheet1.L1038">
            <calcext:condition calcext:apply-style-name="Untitled1" calcext:value="=1" calcext:base-cell-address="Sheet1.L1038"/>
          </calcext:conditional-format>
          <calcext:conditional-format calcext:target-range-address="Sheet1.L1039:Sheet1.L1039">
            <calcext:condition calcext:apply-style-name="Untitled1" calcext:value="=1" calcext:base-cell-address="Sheet1.L1039"/>
          </calcext:conditional-format>
          <calcext:conditional-format calcext:target-range-address="Sheet1.L1040:Sheet1.L1040">
            <calcext:condition calcext:apply-style-name="Untitled1" calcext:value="=1" calcext:base-cell-address="Sheet1.L1040"/>
          </calcext:conditional-format>
          <calcext:conditional-format calcext:target-range-address="Sheet1.L1041:Sheet1.L1041">
            <calcext:condition calcext:apply-style-name="Untitled1" calcext:value="=1" calcext:base-cell-address="Sheet1.L1041"/>
          </calcext:conditional-format>
          <calcext:conditional-format calcext:target-range-address="Sheet1.L1042:Sheet1.L1042">
            <calcext:condition calcext:apply-style-name="Untitled1" calcext:value="=1" calcext:base-cell-address="Sheet1.L1042"/>
          </calcext:conditional-format>
          <calcext:conditional-format calcext:target-range-address="Sheet1.L1043:Sheet1.L1043">
            <calcext:condition calcext:apply-style-name="Untitled1" calcext:value="=1" calcext:base-cell-address="Sheet1.L1043"/>
          </calcext:conditional-format>
          <calcext:conditional-format calcext:target-range-address="Sheet1.L1044:Sheet1.L1044">
            <calcext:condition calcext:apply-style-name="Untitled1" calcext:value="=1" calcext:base-cell-address="Sheet1.L1044"/>
          </calcext:conditional-format>
          <calcext:conditional-format calcext:target-range-address="Sheet1.L1045:Sheet1.L1045">
            <calcext:condition calcext:apply-style-name="Untitled1" calcext:value="=1" calcext:base-cell-address="Sheet1.L1045"/>
          </calcext:conditional-format>
          <calcext:conditional-format calcext:target-range-address="Sheet1.L1046:Sheet1.L1046">
            <calcext:condition calcext:apply-style-name="Untitled1" calcext:value="=1" calcext:base-cell-address="Sheet1.L1046"/>
          </calcext:conditional-format>
          <calcext:conditional-format calcext:target-range-address="Sheet1.L1047:Sheet1.L1047">
            <calcext:condition calcext:apply-style-name="Untitled1" calcext:value="=1" calcext:base-cell-address="Sheet1.L1047"/>
          </calcext:conditional-format>
          <calcext:conditional-format calcext:target-range-address="Sheet1.L1048:Sheet1.L1048">
            <calcext:condition calcext:apply-style-name="Untitled1" calcext:value="=1" calcext:base-cell-address="Sheet1.L1048"/>
          </calcext:conditional-format>
          <calcext:conditional-format calcext:target-range-address="Sheet1.L1049:Sheet1.L1049">
            <calcext:condition calcext:apply-style-name="Untitled1" calcext:value="=1" calcext:base-cell-address="Sheet1.L1049"/>
          </calcext:conditional-format>
          <calcext:conditional-format calcext:target-range-address="Sheet1.L1050:Sheet1.L1050">
            <calcext:condition calcext:apply-style-name="Untitled1" calcext:value="=1" calcext:base-cell-address="Sheet1.L1050"/>
          </calcext:conditional-format>
          <calcext:conditional-format calcext:target-range-address="Sheet1.L1051:Sheet1.L1051">
            <calcext:condition calcext:apply-style-name="Untitled1" calcext:value="=1" calcext:base-cell-address="Sheet1.L1051"/>
          </calcext:conditional-format>
          <calcext:conditional-format calcext:target-range-address="Sheet1.L1052:Sheet1.L1052">
            <calcext:condition calcext:apply-style-name="Untitled1" calcext:value="=1" calcext:base-cell-address="Sheet1.L1052"/>
          </calcext:conditional-format>
          <calcext:conditional-format calcext:target-range-address="Sheet1.L1053:Sheet1.L1053">
            <calcext:condition calcext:apply-style-name="Untitled1" calcext:value="=1" calcext:base-cell-address="Sheet1.L1053"/>
          </calcext:conditional-format>
          <calcext:conditional-format calcext:target-range-address="Sheet1.L1054:Sheet1.L1054">
            <calcext:condition calcext:apply-style-name="Untitled1" calcext:value="=1" calcext:base-cell-address="Sheet1.L1054"/>
          </calcext:conditional-format>
          <calcext:conditional-format calcext:target-range-address="Sheet1.L1055:Sheet1.L1055">
            <calcext:condition calcext:apply-style-name="Untitled1" calcext:value="=1" calcext:base-cell-address="Sheet1.L1055"/>
          </calcext:conditional-format>
          <calcext:conditional-format calcext:target-range-address="Sheet1.L1056:Sheet1.L1056">
            <calcext:condition calcext:apply-style-name="Untitled1" calcext:value="=1" calcext:base-cell-address="Sheet1.L1056"/>
          </calcext:conditional-format>
          <calcext:conditional-format calcext:target-range-address="Sheet1.L1057:Sheet1.L1057">
            <calcext:condition calcext:apply-style-name="Untitled1" calcext:value="=1" calcext:base-cell-address="Sheet1.L1057"/>
          </calcext:conditional-format>
          <calcext:conditional-format calcext:target-range-address="Sheet1.L1058:Sheet1.L1058">
            <calcext:condition calcext:apply-style-name="Untitled1" calcext:value="=1" calcext:base-cell-address="Sheet1.L1058"/>
          </calcext:conditional-format>
          <calcext:conditional-format calcext:target-range-address="Sheet1.L1059:Sheet1.L1059">
            <calcext:condition calcext:apply-style-name="Untitled1" calcext:value="=1" calcext:base-cell-address="Sheet1.L1059"/>
          </calcext:conditional-format>
          <calcext:conditional-format calcext:target-range-address="Sheet1.L1060:Sheet1.L1060">
            <calcext:condition calcext:apply-style-name="Untitled1" calcext:value="=1" calcext:base-cell-address="Sheet1.L1060"/>
          </calcext:conditional-format>
          <calcext:conditional-format calcext:target-range-address="Sheet1.L1061:Sheet1.L1061">
            <calcext:condition calcext:apply-style-name="Untitled1" calcext:value="=1" calcext:base-cell-address="Sheet1.L1061"/>
          </calcext:conditional-format>
          <calcext:conditional-format calcext:target-range-address="Sheet1.L1062:Sheet1.L1062">
            <calcext:condition calcext:apply-style-name="Untitled1" calcext:value="=1" calcext:base-cell-address="Sheet1.L1062"/>
          </calcext:conditional-format>
          <calcext:conditional-format calcext:target-range-address="Sheet1.L1063:Sheet1.L1063">
            <calcext:condition calcext:apply-style-name="Untitled1" calcext:value="=1" calcext:base-cell-address="Sheet1.L1063"/>
          </calcext:conditional-format>
          <calcext:conditional-format calcext:target-range-address="Sheet1.L1064:Sheet1.L1064">
            <calcext:condition calcext:apply-style-name="Untitled1" calcext:value="=1" calcext:base-cell-address="Sheet1.L1064"/>
          </calcext:conditional-format>
          <calcext:conditional-format calcext:target-range-address="Sheet1.L1065:Sheet1.L1065">
            <calcext:condition calcext:apply-style-name="Untitled1" calcext:value="=1" calcext:base-cell-address="Sheet1.L1065"/>
          </calcext:conditional-format>
          <calcext:conditional-format calcext:target-range-address="Sheet1.L1066:Sheet1.L1066">
            <calcext:condition calcext:apply-style-name="Untitled1" calcext:value="=1" calcext:base-cell-address="Sheet1.L1066"/>
          </calcext:conditional-format>
          <calcext:conditional-format calcext:target-range-address="Sheet1.L1067:Sheet1.L1067">
            <calcext:condition calcext:apply-style-name="Untitled1" calcext:value="=1" calcext:base-cell-address="Sheet1.L1067"/>
          </calcext:conditional-format>
          <calcext:conditional-format calcext:target-range-address="Sheet1.L1068:Sheet1.L1068">
            <calcext:condition calcext:apply-style-name="Untitled1" calcext:value="=1" calcext:base-cell-address="Sheet1.L1068"/>
          </calcext:conditional-format>
          <calcext:conditional-format calcext:target-range-address="Sheet1.L1069:Sheet1.L1069">
            <calcext:condition calcext:apply-style-name="Untitled1" calcext:value="=1" calcext:base-cell-address="Sheet1.L1069"/>
          </calcext:conditional-format>
          <calcext:conditional-format calcext:target-range-address="Sheet1.L1070:Sheet1.L1070">
            <calcext:condition calcext:apply-style-name="Untitled1" calcext:value="=1" calcext:base-cell-address="Sheet1.L1070"/>
          </calcext:conditional-format>
          <calcext:conditional-format calcext:target-range-address="Sheet1.L1071:Sheet1.L1071">
            <calcext:condition calcext:apply-style-name="Untitled1" calcext:value="=1" calcext:base-cell-address="Sheet1.L1071"/>
          </calcext:conditional-format>
          <calcext:conditional-format calcext:target-range-address="Sheet1.L1072:Sheet1.L1072">
            <calcext:condition calcext:apply-style-name="Untitled1" calcext:value="=1" calcext:base-cell-address="Sheet1.L1072"/>
          </calcext:conditional-format>
          <calcext:conditional-format calcext:target-range-address="Sheet1.L1073:Sheet1.L1073">
            <calcext:condition calcext:apply-style-name="Untitled1" calcext:value="=1" calcext:base-cell-address="Sheet1.L1073"/>
          </calcext:conditional-format>
          <calcext:conditional-format calcext:target-range-address="Sheet1.L1074:Sheet1.L1074">
            <calcext:condition calcext:apply-style-name="Untitled1" calcext:value="=1" calcext:base-cell-address="Sheet1.L1074"/>
          </calcext:conditional-format>
          <calcext:conditional-format calcext:target-range-address="Sheet1.L1075:Sheet1.L1075">
            <calcext:condition calcext:apply-style-name="Untitled1" calcext:value="=1" calcext:base-cell-address="Sheet1.L1075"/>
          </calcext:conditional-format>
          <calcext:conditional-format calcext:target-range-address="Sheet1.L1076:Sheet1.L1076">
            <calcext:condition calcext:apply-style-name="Untitled1" calcext:value="=1" calcext:base-cell-address="Sheet1.L1076"/>
          </calcext:conditional-format>
          <calcext:conditional-format calcext:target-range-address="Sheet1.L1077:Sheet1.L1077">
            <calcext:condition calcext:apply-style-name="Untitled1" calcext:value="=1" calcext:base-cell-address="Sheet1.L1077"/>
          </calcext:conditional-format>
          <calcext:conditional-format calcext:target-range-address="Sheet1.L1078:Sheet1.L1078">
            <calcext:condition calcext:apply-style-name="Untitled1" calcext:value="=1" calcext:base-cell-address="Sheet1.L1078"/>
          </calcext:conditional-format>
          <calcext:conditional-format calcext:target-range-address="Sheet1.L1079:Sheet1.L1079">
            <calcext:condition calcext:apply-style-name="Untitled1" calcext:value="=1" calcext:base-cell-address="Sheet1.L1079"/>
          </calcext:conditional-format>
          <calcext:conditional-format calcext:target-range-address="Sheet1.L1080:Sheet1.L1080">
            <calcext:condition calcext:apply-style-name="Untitled1" calcext:value="=1" calcext:base-cell-address="Sheet1.L1080"/>
          </calcext:conditional-format>
          <calcext:conditional-format calcext:target-range-address="Sheet1.L1081:Sheet1.L1081">
            <calcext:condition calcext:apply-style-name="Untitled1" calcext:value="=1" calcext:base-cell-address="Sheet1.L1081"/>
          </calcext:conditional-format>
          <calcext:conditional-format calcext:target-range-address="Sheet1.L1082:Sheet1.L1082">
            <calcext:condition calcext:apply-style-name="Untitled1" calcext:value="=1" calcext:base-cell-address="Sheet1.L1082"/>
          </calcext:conditional-format>
          <calcext:conditional-format calcext:target-range-address="Sheet1.L1083:Sheet1.L1083">
            <calcext:condition calcext:apply-style-name="Untitled1" calcext:value="=1" calcext:base-cell-address="Sheet1.L1083"/>
          </calcext:conditional-format>
          <calcext:conditional-format calcext:target-range-address="Sheet1.L1084:Sheet1.L1084">
            <calcext:condition calcext:apply-style-name="Untitled1" calcext:value="=1" calcext:base-cell-address="Sheet1.L1084"/>
          </calcext:conditional-format>
          <calcext:conditional-format calcext:target-range-address="Sheet1.L1085:Sheet1.L1085">
            <calcext:condition calcext:apply-style-name="Untitled1" calcext:value="=1" calcext:base-cell-address="Sheet1.L1085"/>
          </calcext:conditional-format>
          <calcext:conditional-format calcext:target-range-address="Sheet1.L1086:Sheet1.L1086">
            <calcext:condition calcext:apply-style-name="Untitled1" calcext:value="=1" calcext:base-cell-address="Sheet1.L1086"/>
          </calcext:conditional-format>
          <calcext:conditional-format calcext:target-range-address="Sheet1.L1087:Sheet1.L1087">
            <calcext:condition calcext:apply-style-name="Untitled1" calcext:value="=1" calcext:base-cell-address="Sheet1.L1087"/>
          </calcext:conditional-format>
          <calcext:conditional-format calcext:target-range-address="Sheet1.L1088:Sheet1.L1088">
            <calcext:condition calcext:apply-style-name="Untitled1" calcext:value="=1" calcext:base-cell-address="Sheet1.L1088"/>
          </calcext:conditional-format>
          <calcext:conditional-format calcext:target-range-address="Sheet1.L1089:Sheet1.L1089">
            <calcext:condition calcext:apply-style-name="Untitled1" calcext:value="=1" calcext:base-cell-address="Sheet1.L1089"/>
          </calcext:conditional-format>
          <calcext:conditional-format calcext:target-range-address="Sheet1.L1090:Sheet1.L1090">
            <calcext:condition calcext:apply-style-name="Untitled1" calcext:value="=1" calcext:base-cell-address="Sheet1.L1090"/>
          </calcext:conditional-format>
          <calcext:conditional-format calcext:target-range-address="Sheet1.L1091:Sheet1.L1091">
            <calcext:condition calcext:apply-style-name="Untitled1" calcext:value="=1" calcext:base-cell-address="Sheet1.L1091"/>
          </calcext:conditional-format>
          <calcext:conditional-format calcext:target-range-address="Sheet1.L1092:Sheet1.L1092">
            <calcext:condition calcext:apply-style-name="Untitled1" calcext:value="=1" calcext:base-cell-address="Sheet1.L1092"/>
          </calcext:conditional-format>
          <calcext:conditional-format calcext:target-range-address="Sheet1.L1093:Sheet1.L1093">
            <calcext:condition calcext:apply-style-name="Untitled1" calcext:value="=1" calcext:base-cell-address="Sheet1.L1093"/>
          </calcext:conditional-format>
          <calcext:conditional-format calcext:target-range-address="Sheet1.L1094:Sheet1.L1094">
            <calcext:condition calcext:apply-style-name="Untitled1" calcext:value="=1" calcext:base-cell-address="Sheet1.L1094"/>
          </calcext:conditional-format>
          <calcext:conditional-format calcext:target-range-address="Sheet1.L1095:Sheet1.L1095">
            <calcext:condition calcext:apply-style-name="Untitled1" calcext:value="=1" calcext:base-cell-address="Sheet1.L1095"/>
          </calcext:conditional-format>
          <calcext:conditional-format calcext:target-range-address="Sheet1.L1096:Sheet1.L1096">
            <calcext:condition calcext:apply-style-name="Untitled1" calcext:value="=1" calcext:base-cell-address="Sheet1.L1096"/>
          </calcext:conditional-format>
          <calcext:conditional-format calcext:target-range-address="Sheet1.L1097:Sheet1.L1097">
            <calcext:condition calcext:apply-style-name="Untitled1" calcext:value="=1" calcext:base-cell-address="Sheet1.L1097"/>
          </calcext:conditional-format>
          <calcext:conditional-format calcext:target-range-address="Sheet1.L1098:Sheet1.L1098">
            <calcext:condition calcext:apply-style-name="Untitled1" calcext:value="=1" calcext:base-cell-address="Sheet1.L1098"/>
          </calcext:conditional-format>
          <calcext:conditional-format calcext:target-range-address="Sheet1.L1099:Sheet1.L1099">
            <calcext:condition calcext:apply-style-name="Untitled1" calcext:value="=1" calcext:base-cell-address="Sheet1.L1099"/>
          </calcext:conditional-format>
          <calcext:conditional-format calcext:target-range-address="Sheet1.L1100:Sheet1.L1100">
            <calcext:condition calcext:apply-style-name="Untitled1" calcext:value="=1" calcext:base-cell-address="Sheet1.L1100"/>
          </calcext:conditional-format>
          <calcext:conditional-format calcext:target-range-address="Sheet1.L1101:Sheet1.L1101">
            <calcext:condition calcext:apply-style-name="Untitled1" calcext:value="=1" calcext:base-cell-address="Sheet1.L1101"/>
          </calcext:conditional-format>
          <calcext:conditional-format calcext:target-range-address="Sheet1.L1102:Sheet1.L1102">
            <calcext:condition calcext:apply-style-name="Untitled1" calcext:value="=1" calcext:base-cell-address="Sheet1.L1102"/>
          </calcext:conditional-format>
          <calcext:conditional-format calcext:target-range-address="Sheet1.L1103:Sheet1.L1103">
            <calcext:condition calcext:apply-style-name="Untitled1" calcext:value="=1" calcext:base-cell-address="Sheet1.L1103"/>
          </calcext:conditional-format>
          <calcext:conditional-format calcext:target-range-address="Sheet1.L1104:Sheet1.L1104">
            <calcext:condition calcext:apply-style-name="Untitled1" calcext:value="=1" calcext:base-cell-address="Sheet1.L1104"/>
          </calcext:conditional-format>
          <calcext:conditional-format calcext:target-range-address="Sheet1.L1105:Sheet1.L1105">
            <calcext:condition calcext:apply-style-name="Untitled1" calcext:value="=1" calcext:base-cell-address="Sheet1.L1105"/>
          </calcext:conditional-format>
          <calcext:conditional-format calcext:target-range-address="Sheet1.L1106:Sheet1.L1106">
            <calcext:condition calcext:apply-style-name="Untitled1" calcext:value="=1" calcext:base-cell-address="Sheet1.L1106"/>
          </calcext:conditional-format>
          <calcext:conditional-format calcext:target-range-address="Sheet1.L1107:Sheet1.L1107">
            <calcext:condition calcext:apply-style-name="Untitled1" calcext:value="=1" calcext:base-cell-address="Sheet1.L1107"/>
          </calcext:conditional-format>
          <calcext:conditional-format calcext:target-range-address="Sheet1.L1108:Sheet1.L1108">
            <calcext:condition calcext:apply-style-name="Untitled1" calcext:value="=1" calcext:base-cell-address="Sheet1.L1108"/>
          </calcext:conditional-format>
          <calcext:conditional-format calcext:target-range-address="Sheet1.L1109:Sheet1.L1109">
            <calcext:condition calcext:apply-style-name="Untitled1" calcext:value="=1" calcext:base-cell-address="Sheet1.L1109"/>
          </calcext:conditional-format>
          <calcext:conditional-format calcext:target-range-address="Sheet1.L1110:Sheet1.L1110">
            <calcext:condition calcext:apply-style-name="Untitled1" calcext:value="=1" calcext:base-cell-address="Sheet1.L1110"/>
          </calcext:conditional-format>
          <calcext:conditional-format calcext:target-range-address="Sheet1.L1111:Sheet1.L1111">
            <calcext:condition calcext:apply-style-name="Untitled1" calcext:value="=1" calcext:base-cell-address="Sheet1.L1111"/>
          </calcext:conditional-format>
          <calcext:conditional-format calcext:target-range-address="Sheet1.L1112:Sheet1.L1112">
            <calcext:condition calcext:apply-style-name="Untitled1" calcext:value="=1" calcext:base-cell-address="Sheet1.L1112"/>
          </calcext:conditional-format>
          <calcext:conditional-format calcext:target-range-address="Sheet1.L1113:Sheet1.L1113">
            <calcext:condition calcext:apply-style-name="Untitled1" calcext:value="=1" calcext:base-cell-address="Sheet1.L1113"/>
          </calcext:conditional-format>
          <calcext:conditional-format calcext:target-range-address="Sheet1.L1114:Sheet1.L1114">
            <calcext:condition calcext:apply-style-name="Untitled1" calcext:value="=1" calcext:base-cell-address="Sheet1.L1114"/>
          </calcext:conditional-format>
          <calcext:conditional-format calcext:target-range-address="Sheet1.L1115:Sheet1.L1115">
            <calcext:condition calcext:apply-style-name="Untitled1" calcext:value="=1" calcext:base-cell-address="Sheet1.L1115"/>
          </calcext:conditional-format>
          <calcext:conditional-format calcext:target-range-address="Sheet1.L1116:Sheet1.L1116">
            <calcext:condition calcext:apply-style-name="Untitled1" calcext:value="=1" calcext:base-cell-address="Sheet1.L1116"/>
          </calcext:conditional-format>
          <calcext:conditional-format calcext:target-range-address="Sheet1.L1117:Sheet1.L1117">
            <calcext:condition calcext:apply-style-name="Untitled1" calcext:value="=1" calcext:base-cell-address="Sheet1.L1117"/>
          </calcext:conditional-format>
          <calcext:conditional-format calcext:target-range-address="Sheet1.L1118:Sheet1.L1118">
            <calcext:condition calcext:apply-style-name="Untitled1" calcext:value="=1" calcext:base-cell-address="Sheet1.L1118"/>
          </calcext:conditional-format>
          <calcext:conditional-format calcext:target-range-address="Sheet1.L1119:Sheet1.L1119">
            <calcext:condition calcext:apply-style-name="Untitled1" calcext:value="=1" calcext:base-cell-address="Sheet1.L1119"/>
          </calcext:conditional-format>
          <calcext:conditional-format calcext:target-range-address="Sheet1.L1120:Sheet1.L1120">
            <calcext:condition calcext:apply-style-name="Untitled1" calcext:value="=1" calcext:base-cell-address="Sheet1.L1120"/>
          </calcext:conditional-format>
          <calcext:conditional-format calcext:target-range-address="Sheet1.L1121:Sheet1.L1121">
            <calcext:condition calcext:apply-style-name="Untitled1" calcext:value="=1" calcext:base-cell-address="Sheet1.L1121"/>
          </calcext:conditional-format>
          <calcext:conditional-format calcext:target-range-address="Sheet1.L1122:Sheet1.L1122">
            <calcext:condition calcext:apply-style-name="Untitled1" calcext:value="=1" calcext:base-cell-address="Sheet1.L1122"/>
          </calcext:conditional-format>
          <calcext:conditional-format calcext:target-range-address="Sheet1.L1123:Sheet1.L1123">
            <calcext:condition calcext:apply-style-name="Untitled1" calcext:value="=1" calcext:base-cell-address="Sheet1.L1123"/>
          </calcext:conditional-format>
          <calcext:conditional-format calcext:target-range-address="Sheet1.L1124:Sheet1.L1124">
            <calcext:condition calcext:apply-style-name="Untitled1" calcext:value="=1" calcext:base-cell-address="Sheet1.L1124"/>
          </calcext:conditional-format>
          <calcext:conditional-format calcext:target-range-address="Sheet1.L1125:Sheet1.L1125">
            <calcext:condition calcext:apply-style-name="Untitled1" calcext:value="=1" calcext:base-cell-address="Sheet1.L1125"/>
          </calcext:conditional-format>
          <calcext:conditional-format calcext:target-range-address="Sheet1.L1126:Sheet1.L1126">
            <calcext:condition calcext:apply-style-name="Untitled1" calcext:value="=1" calcext:base-cell-address="Sheet1.L1126"/>
          </calcext:conditional-format>
          <calcext:conditional-format calcext:target-range-address="Sheet1.L1127:Sheet1.L1127">
            <calcext:condition calcext:apply-style-name="Untitled1" calcext:value="=1" calcext:base-cell-address="Sheet1.L1127"/>
          </calcext:conditional-format>
          <calcext:conditional-format calcext:target-range-address="Sheet1.L1128:Sheet1.L1128">
            <calcext:condition calcext:apply-style-name="Untitled1" calcext:value="=1" calcext:base-cell-address="Sheet1.L1128"/>
          </calcext:conditional-format>
          <calcext:conditional-format calcext:target-range-address="Sheet1.L1129:Sheet1.L1129">
            <calcext:condition calcext:apply-style-name="Untitled1" calcext:value="=1" calcext:base-cell-address="Sheet1.L1129"/>
          </calcext:conditional-format>
          <calcext:conditional-format calcext:target-range-address="Sheet1.L1130:Sheet1.L1130">
            <calcext:condition calcext:apply-style-name="Untitled1" calcext:value="=1" calcext:base-cell-address="Sheet1.L1130"/>
          </calcext:conditional-format>
          <calcext:conditional-format calcext:target-range-address="Sheet1.L1131:Sheet1.L1131">
            <calcext:condition calcext:apply-style-name="Untitled1" calcext:value="=1" calcext:base-cell-address="Sheet1.L1131"/>
          </calcext:conditional-format>
          <calcext:conditional-format calcext:target-range-address="Sheet1.L1132:Sheet1.L1132">
            <calcext:condition calcext:apply-style-name="Untitled1" calcext:value="=1" calcext:base-cell-address="Sheet1.L1132"/>
          </calcext:conditional-format>
          <calcext:conditional-format calcext:target-range-address="Sheet1.L1133:Sheet1.L1133">
            <calcext:condition calcext:apply-style-name="Untitled1" calcext:value="=1" calcext:base-cell-address="Sheet1.L1133"/>
          </calcext:conditional-format>
          <calcext:conditional-format calcext:target-range-address="Sheet1.L1134:Sheet1.L1134">
            <calcext:condition calcext:apply-style-name="Untitled1" calcext:value="=1" calcext:base-cell-address="Sheet1.L1134"/>
          </calcext:conditional-format>
          <calcext:conditional-format calcext:target-range-address="Sheet1.L1135:Sheet1.L1135">
            <calcext:condition calcext:apply-style-name="Untitled1" calcext:value="=1" calcext:base-cell-address="Sheet1.L1135"/>
          </calcext:conditional-format>
          <calcext:conditional-format calcext:target-range-address="Sheet1.L1136:Sheet1.L1136">
            <calcext:condition calcext:apply-style-name="Untitled1" calcext:value="=1" calcext:base-cell-address="Sheet1.L1136"/>
          </calcext:conditional-format>
          <calcext:conditional-format calcext:target-range-address="Sheet1.L1137:Sheet1.L1137">
            <calcext:condition calcext:apply-style-name="Untitled1" calcext:value="=1" calcext:base-cell-address="Sheet1.L1137"/>
          </calcext:conditional-format>
          <calcext:conditional-format calcext:target-range-address="Sheet1.L1138:Sheet1.L1138">
            <calcext:condition calcext:apply-style-name="Untitled1" calcext:value="=1" calcext:base-cell-address="Sheet1.L1138"/>
          </calcext:conditional-format>
          <calcext:conditional-format calcext:target-range-address="Sheet1.L1139:Sheet1.L1139">
            <calcext:condition calcext:apply-style-name="Untitled1" calcext:value="=1" calcext:base-cell-address="Sheet1.L1139"/>
          </calcext:conditional-format>
          <calcext:conditional-format calcext:target-range-address="Sheet1.L1140:Sheet1.L1140">
            <calcext:condition calcext:apply-style-name="Untitled1" calcext:value="=1" calcext:base-cell-address="Sheet1.L1140"/>
          </calcext:conditional-format>
          <calcext:conditional-format calcext:target-range-address="Sheet1.L1141:Sheet1.L1141">
            <calcext:condition calcext:apply-style-name="Untitled1" calcext:value="=1" calcext:base-cell-address="Sheet1.L1141"/>
          </calcext:conditional-format>
          <calcext:conditional-format calcext:target-range-address="Sheet1.L1142:Sheet1.L1142">
            <calcext:condition calcext:apply-style-name="Untitled1" calcext:value="=1" calcext:base-cell-address="Sheet1.L1142"/>
          </calcext:conditional-format>
          <calcext:conditional-format calcext:target-range-address="Sheet1.L1143:Sheet1.L1143">
            <calcext:condition calcext:apply-style-name="Untitled1" calcext:value="=1" calcext:base-cell-address="Sheet1.L1143"/>
          </calcext:conditional-format>
          <calcext:conditional-format calcext:target-range-address="Sheet1.L1144:Sheet1.L1144">
            <calcext:condition calcext:apply-style-name="Untitled1" calcext:value="=1" calcext:base-cell-address="Sheet1.L1144"/>
          </calcext:conditional-format>
          <calcext:conditional-format calcext:target-range-address="Sheet1.L1145:Sheet1.L1145">
            <calcext:condition calcext:apply-style-name="Untitled1" calcext:value="=1" calcext:base-cell-address="Sheet1.L1145"/>
          </calcext:conditional-format>
          <calcext:conditional-format calcext:target-range-address="Sheet1.L1146:Sheet1.L1146">
            <calcext:condition calcext:apply-style-name="Untitled1" calcext:value="=1" calcext:base-cell-address="Sheet1.L1146"/>
          </calcext:conditional-format>
          <calcext:conditional-format calcext:target-range-address="Sheet1.L1147:Sheet1.L1147">
            <calcext:condition calcext:apply-style-name="Untitled1" calcext:value="=1" calcext:base-cell-address="Sheet1.L1147"/>
          </calcext:conditional-format>
          <calcext:conditional-format calcext:target-range-address="Sheet1.L1148:Sheet1.L1148">
            <calcext:condition calcext:apply-style-name="Untitled1" calcext:value="=1" calcext:base-cell-address="Sheet1.L1148"/>
          </calcext:conditional-format>
          <calcext:conditional-format calcext:target-range-address="Sheet1.L1149:Sheet1.L1149">
            <calcext:condition calcext:apply-style-name="Untitled1" calcext:value="=1" calcext:base-cell-address="Sheet1.L1149"/>
          </calcext:conditional-format>
          <calcext:conditional-format calcext:target-range-address="Sheet1.L1150:Sheet1.L1150">
            <calcext:condition calcext:apply-style-name="Untitled1" calcext:value="=1" calcext:base-cell-address="Sheet1.L1150"/>
          </calcext:conditional-format>
          <calcext:conditional-format calcext:target-range-address="Sheet1.L1151:Sheet1.L1151">
            <calcext:condition calcext:apply-style-name="Untitled1" calcext:value="=1" calcext:base-cell-address="Sheet1.L1151"/>
          </calcext:conditional-format>
          <calcext:conditional-format calcext:target-range-address="Sheet1.L1152:Sheet1.L1152">
            <calcext:condition calcext:apply-style-name="Untitled1" calcext:value="=1" calcext:base-cell-address="Sheet1.L1152"/>
          </calcext:conditional-format>
          <calcext:conditional-format calcext:target-range-address="Sheet1.L1153:Sheet1.L1153">
            <calcext:condition calcext:apply-style-name="Untitled1" calcext:value="=1" calcext:base-cell-address="Sheet1.L1153"/>
          </calcext:conditional-format>
          <calcext:conditional-format calcext:target-range-address="Sheet1.L1154:Sheet1.L1154">
            <calcext:condition calcext:apply-style-name="Untitled1" calcext:value="=1" calcext:base-cell-address="Sheet1.L1154"/>
          </calcext:conditional-format>
          <calcext:conditional-format calcext:target-range-address="Sheet1.L1155:Sheet1.L1155">
            <calcext:condition calcext:apply-style-name="Untitled1" calcext:value="=1" calcext:base-cell-address="Sheet1.L1155"/>
          </calcext:conditional-format>
          <calcext:conditional-format calcext:target-range-address="Sheet1.L1156:Sheet1.L1156">
            <calcext:condition calcext:apply-style-name="Untitled1" calcext:value="=1" calcext:base-cell-address="Sheet1.L1156"/>
          </calcext:conditional-format>
          <calcext:conditional-format calcext:target-range-address="Sheet1.L1157:Sheet1.L1157">
            <calcext:condition calcext:apply-style-name="Untitled1" calcext:value="=1" calcext:base-cell-address="Sheet1.L1157"/>
          </calcext:conditional-format>
          <calcext:conditional-format calcext:target-range-address="Sheet1.L1158:Sheet1.L1158">
            <calcext:condition calcext:apply-style-name="Untitled1" calcext:value="=1" calcext:base-cell-address="Sheet1.L1158"/>
          </calcext:conditional-format>
          <calcext:conditional-format calcext:target-range-address="Sheet1.L1159:Sheet1.L1159">
            <calcext:condition calcext:apply-style-name="Untitled1" calcext:value="=1" calcext:base-cell-address="Sheet1.L1159"/>
          </calcext:conditional-format>
          <calcext:conditional-format calcext:target-range-address="Sheet1.L1160:Sheet1.L1160">
            <calcext:condition calcext:apply-style-name="Untitled1" calcext:value="=1" calcext:base-cell-address="Sheet1.L1160"/>
          </calcext:conditional-format>
          <calcext:conditional-format calcext:target-range-address="Sheet1.L1161:Sheet1.L1161">
            <calcext:condition calcext:apply-style-name="Untitled1" calcext:value="=1" calcext:base-cell-address="Sheet1.L1161"/>
          </calcext:conditional-format>
          <calcext:conditional-format calcext:target-range-address="Sheet1.L1162:Sheet1.L1162">
            <calcext:condition calcext:apply-style-name="Untitled1" calcext:value="=1" calcext:base-cell-address="Sheet1.L1162"/>
          </calcext:conditional-format>
          <calcext:conditional-format calcext:target-range-address="Sheet1.L1163:Sheet1.L1163">
            <calcext:condition calcext:apply-style-name="Untitled1" calcext:value="=1" calcext:base-cell-address="Sheet1.L1163"/>
          </calcext:conditional-format>
          <calcext:conditional-format calcext:target-range-address="Sheet1.L1164:Sheet1.L1164">
            <calcext:condition calcext:apply-style-name="Untitled1" calcext:value="=1" calcext:base-cell-address="Sheet1.L1164"/>
          </calcext:conditional-format>
          <calcext:conditional-format calcext:target-range-address="Sheet1.L1165:Sheet1.L1165">
            <calcext:condition calcext:apply-style-name="Untitled1" calcext:value="=1" calcext:base-cell-address="Sheet1.L1165"/>
          </calcext:conditional-format>
          <calcext:conditional-format calcext:target-range-address="Sheet1.L1166:Sheet1.L1166">
            <calcext:condition calcext:apply-style-name="Untitled1" calcext:value="=1" calcext:base-cell-address="Sheet1.L1166"/>
          </calcext:conditional-format>
          <calcext:conditional-format calcext:target-range-address="Sheet1.L1167:Sheet1.L1167">
            <calcext:condition calcext:apply-style-name="Untitled1" calcext:value="=1" calcext:base-cell-address="Sheet1.L1167"/>
          </calcext:conditional-format>
          <calcext:conditional-format calcext:target-range-address="Sheet1.L1168:Sheet1.L1168">
            <calcext:condition calcext:apply-style-name="Untitled1" calcext:value="=1" calcext:base-cell-address="Sheet1.L1168"/>
          </calcext:conditional-format>
          <calcext:conditional-format calcext:target-range-address="Sheet1.L1169:Sheet1.L1169">
            <calcext:condition calcext:apply-style-name="Untitled1" calcext:value="=1" calcext:base-cell-address="Sheet1.L1169"/>
          </calcext:conditional-format>
          <calcext:conditional-format calcext:target-range-address="Sheet1.L1170:Sheet1.L1170">
            <calcext:condition calcext:apply-style-name="Untitled1" calcext:value="=1" calcext:base-cell-address="Sheet1.L1170"/>
          </calcext:conditional-format>
          <calcext:conditional-format calcext:target-range-address="Sheet1.L1171:Sheet1.L1171">
            <calcext:condition calcext:apply-style-name="Untitled1" calcext:value="=1" calcext:base-cell-address="Sheet1.L1171"/>
          </calcext:conditional-format>
          <calcext:conditional-format calcext:target-range-address="Sheet1.L1172:Sheet1.L1172">
            <calcext:condition calcext:apply-style-name="Untitled1" calcext:value="=1" calcext:base-cell-address="Sheet1.L1172"/>
          </calcext:conditional-format>
          <calcext:conditional-format calcext:target-range-address="Sheet1.L1173:Sheet1.L1173">
            <calcext:condition calcext:apply-style-name="Untitled1" calcext:value="=1" calcext:base-cell-address="Sheet1.L1173"/>
          </calcext:conditional-format>
          <calcext:conditional-format calcext:target-range-address="Sheet1.L1174:Sheet1.L1174">
            <calcext:condition calcext:apply-style-name="Untitled1" calcext:value="=1" calcext:base-cell-address="Sheet1.L1174"/>
          </calcext:conditional-format>
          <calcext:conditional-format calcext:target-range-address="Sheet1.L1175:Sheet1.L1175">
            <calcext:condition calcext:apply-style-name="Untitled1" calcext:value="=1" calcext:base-cell-address="Sheet1.L1175"/>
          </calcext:conditional-format>
          <calcext:conditional-format calcext:target-range-address="Sheet1.L1176:Sheet1.L1176">
            <calcext:condition calcext:apply-style-name="Untitled1" calcext:value="=1" calcext:base-cell-address="Sheet1.L1176"/>
          </calcext:conditional-format>
          <calcext:conditional-format calcext:target-range-address="Sheet1.L1177:Sheet1.L1177">
            <calcext:condition calcext:apply-style-name="Untitled1" calcext:value="=1" calcext:base-cell-address="Sheet1.L1177"/>
          </calcext:conditional-format>
          <calcext:conditional-format calcext:target-range-address="Sheet1.L1178:Sheet1.L1178">
            <calcext:condition calcext:apply-style-name="Untitled1" calcext:value="=1" calcext:base-cell-address="Sheet1.L1178"/>
          </calcext:conditional-format>
          <calcext:conditional-format calcext:target-range-address="Sheet1.L1179:Sheet1.L1179">
            <calcext:condition calcext:apply-style-name="Untitled1" calcext:value="=1" calcext:base-cell-address="Sheet1.L1179"/>
          </calcext:conditional-format>
          <calcext:conditional-format calcext:target-range-address="Sheet1.L1180:Sheet1.L1180">
            <calcext:condition calcext:apply-style-name="Untitled1" calcext:value="=1" calcext:base-cell-address="Sheet1.L1180"/>
          </calcext:conditional-format>
          <calcext:conditional-format calcext:target-range-address="Sheet1.L1181:Sheet1.L1181">
            <calcext:condition calcext:apply-style-name="Untitled1" calcext:value="=1" calcext:base-cell-address="Sheet1.L1181"/>
          </calcext:conditional-format>
          <calcext:conditional-format calcext:target-range-address="Sheet1.L1182:Sheet1.L1182">
            <calcext:condition calcext:apply-style-name="Untitled1" calcext:value="=1" calcext:base-cell-address="Sheet1.L1182"/>
          </calcext:conditional-format>
          <calcext:conditional-format calcext:target-range-address="Sheet1.L1183:Sheet1.L1183">
            <calcext:condition calcext:apply-style-name="Untitled1" calcext:value="=1" calcext:base-cell-address="Sheet1.L1183"/>
          </calcext:conditional-format>
          <calcext:conditional-format calcext:target-range-address="Sheet1.L1184:Sheet1.L1184">
            <calcext:condition calcext:apply-style-name="Untitled1" calcext:value="=1" calcext:base-cell-address="Sheet1.L1184"/>
          </calcext:conditional-format>
          <calcext:conditional-format calcext:target-range-address="Sheet1.L1185:Sheet1.L1185">
            <calcext:condition calcext:apply-style-name="Untitled1" calcext:value="=1" calcext:base-cell-address="Sheet1.L1185"/>
          </calcext:conditional-format>
          <calcext:conditional-format calcext:target-range-address="Sheet1.L1186:Sheet1.L1186">
            <calcext:condition calcext:apply-style-name="Untitled1" calcext:value="=1" calcext:base-cell-address="Sheet1.L1186"/>
          </calcext:conditional-format>
          <calcext:conditional-format calcext:target-range-address="Sheet1.L1187:Sheet1.L1187">
            <calcext:condition calcext:apply-style-name="Untitled1" calcext:value="=1" calcext:base-cell-address="Sheet1.L1187"/>
          </calcext:conditional-format>
          <calcext:conditional-format calcext:target-range-address="Sheet1.L1188:Sheet1.L1188">
            <calcext:condition calcext:apply-style-name="Untitled1" calcext:value="=1" calcext:base-cell-address="Sheet1.L1188"/>
          </calcext:conditional-format>
          <calcext:conditional-format calcext:target-range-address="Sheet1.L1189:Sheet1.L1189">
            <calcext:condition calcext:apply-style-name="Untitled1" calcext:value="=1" calcext:base-cell-address="Sheet1.L1189"/>
          </calcext:conditional-format>
          <calcext:conditional-format calcext:target-range-address="Sheet1.L1190:Sheet1.L1190">
            <calcext:condition calcext:apply-style-name="Untitled1" calcext:value="=1" calcext:base-cell-address="Sheet1.L1190"/>
          </calcext:conditional-format>
          <calcext:conditional-format calcext:target-range-address="Sheet1.L1191:Sheet1.L1191">
            <calcext:condition calcext:apply-style-name="Untitled1" calcext:value="=1" calcext:base-cell-address="Sheet1.L1191"/>
          </calcext:conditional-format>
          <calcext:conditional-format calcext:target-range-address="Sheet1.L1192:Sheet1.L1192">
            <calcext:condition calcext:apply-style-name="Untitled1" calcext:value="=1" calcext:base-cell-address="Sheet1.L1192"/>
          </calcext:conditional-format>
          <calcext:conditional-format calcext:target-range-address="Sheet1.L1193:Sheet1.L1193">
            <calcext:condition calcext:apply-style-name="Untitled1" calcext:value="=1" calcext:base-cell-address="Sheet1.L1193"/>
          </calcext:conditional-format>
          <calcext:conditional-format calcext:target-range-address="Sheet1.L1194:Sheet1.L1194">
            <calcext:condition calcext:apply-style-name="Untitled1" calcext:value="=1" calcext:base-cell-address="Sheet1.L1194"/>
          </calcext:conditional-format>
          <calcext:conditional-format calcext:target-range-address="Sheet1.L1195:Sheet1.L1195">
            <calcext:condition calcext:apply-style-name="Untitled1" calcext:value="=1" calcext:base-cell-address="Sheet1.L1195"/>
          </calcext:conditional-format>
          <calcext:conditional-format calcext:target-range-address="Sheet1.L1196:Sheet1.L1196">
            <calcext:condition calcext:apply-style-name="Untitled1" calcext:value="=1" calcext:base-cell-address="Sheet1.L1196"/>
          </calcext:conditional-format>
          <calcext:conditional-format calcext:target-range-address="Sheet1.L1197:Sheet1.L1197">
            <calcext:condition calcext:apply-style-name="Untitled1" calcext:value="=1" calcext:base-cell-address="Sheet1.L1197"/>
          </calcext:conditional-format>
          <calcext:conditional-format calcext:target-range-address="Sheet1.L1198:Sheet1.L1198">
            <calcext:condition calcext:apply-style-name="Untitled1" calcext:value="=1" calcext:base-cell-address="Sheet1.L1198"/>
          </calcext:conditional-format>
          <calcext:conditional-format calcext:target-range-address="Sheet1.L1199:Sheet1.L1199">
            <calcext:condition calcext:apply-style-name="Untitled1" calcext:value="=1" calcext:base-cell-address="Sheet1.L1199"/>
          </calcext:conditional-format>
          <calcext:conditional-format calcext:target-range-address="Sheet1.M1200:Sheet1.M1200">
            <calcext:condition calcext:apply-style-name="Untitled2" calcext:value="=1" calcext:base-cell-address="Sheet1.M1200"/>
          </calcext:conditional-format>
          <calcext:conditional-format calcext:target-range-address="Sheet1.M1:Sheet1.M1">
            <calcext:condition calcext:apply-style-name="Untitled2" calcext:value="=1" calcext:base-cell-address="Sheet1.M1"/>
          </calcext:conditional-format>
          <calcext:conditional-format calcext:target-range-address="Sheet1.M2:Sheet1.M2">
            <calcext:condition calcext:apply-style-name="Untitled2" calcext:value="=1" calcext:base-cell-address="Sheet1.M2"/>
          </calcext:conditional-format>
          <calcext:conditional-format calcext:target-range-address="Sheet1.M3:Sheet1.M3">
            <calcext:condition calcext:apply-style-name="Untitled2" calcext:value="=1" calcext:base-cell-address="Sheet1.M3"/>
          </calcext:conditional-format>
          <calcext:conditional-format calcext:target-range-address="Sheet1.M4:Sheet1.M4">
            <calcext:condition calcext:apply-style-name="Untitled2" calcext:value="=1" calcext:base-cell-address="Sheet1.M4"/>
          </calcext:conditional-format>
          <calcext:conditional-format calcext:target-range-address="Sheet1.M5:Sheet1.M5">
            <calcext:condition calcext:apply-style-name="Untitled2" calcext:value="=1" calcext:base-cell-address="Sheet1.M5"/>
          </calcext:conditional-format>
          <calcext:conditional-format calcext:target-range-address="Sheet1.M6:Sheet1.M6">
            <calcext:condition calcext:apply-style-name="Untitled2" calcext:value="=1" calcext:base-cell-address="Sheet1.M6"/>
          </calcext:conditional-format>
          <calcext:conditional-format calcext:target-range-address="Sheet1.M7:Sheet1.M7">
            <calcext:condition calcext:apply-style-name="Untitled2" calcext:value="=1" calcext:base-cell-address="Sheet1.M7"/>
          </calcext:conditional-format>
          <calcext:conditional-format calcext:target-range-address="Sheet1.M8:Sheet1.M8">
            <calcext:condition calcext:apply-style-name="Untitled2" calcext:value="=1" calcext:base-cell-address="Sheet1.M8"/>
          </calcext:conditional-format>
          <calcext:conditional-format calcext:target-range-address="Sheet1.M9:Sheet1.M9">
            <calcext:condition calcext:apply-style-name="Untitled2" calcext:value="=1" calcext:base-cell-address="Sheet1.M9"/>
          </calcext:conditional-format>
          <calcext:conditional-format calcext:target-range-address="Sheet1.M10:Sheet1.M10">
            <calcext:condition calcext:apply-style-name="Untitled2" calcext:value="=1" calcext:base-cell-address="Sheet1.M10"/>
          </calcext:conditional-format>
          <calcext:conditional-format calcext:target-range-address="Sheet1.M11:Sheet1.M11">
            <calcext:condition calcext:apply-style-name="Untitled2" calcext:value="=1" calcext:base-cell-address="Sheet1.M11"/>
          </calcext:conditional-format>
          <calcext:conditional-format calcext:target-range-address="Sheet1.M12:Sheet1.M12">
            <calcext:condition calcext:apply-style-name="Untitled2" calcext:value="=1" calcext:base-cell-address="Sheet1.M12"/>
          </calcext:conditional-format>
          <calcext:conditional-format calcext:target-range-address="Sheet1.M13:Sheet1.M13">
            <calcext:condition calcext:apply-style-name="Untitled2" calcext:value="=1" calcext:base-cell-address="Sheet1.M13"/>
          </calcext:conditional-format>
          <calcext:conditional-format calcext:target-range-address="Sheet1.M14:Sheet1.M14">
            <calcext:condition calcext:apply-style-name="Untitled2" calcext:value="=1" calcext:base-cell-address="Sheet1.M14"/>
          </calcext:conditional-format>
          <calcext:conditional-format calcext:target-range-address="Sheet1.M15:Sheet1.M15">
            <calcext:condition calcext:apply-style-name="Untitled2" calcext:value="=1" calcext:base-cell-address="Sheet1.M15"/>
          </calcext:conditional-format>
          <calcext:conditional-format calcext:target-range-address="Sheet1.M16:Sheet1.M16">
            <calcext:condition calcext:apply-style-name="Untitled2" calcext:value="=1" calcext:base-cell-address="Sheet1.M16"/>
          </calcext:conditional-format>
          <calcext:conditional-format calcext:target-range-address="Sheet1.M17:Sheet1.M17">
            <calcext:condition calcext:apply-style-name="Untitled2" calcext:value="=1" calcext:base-cell-address="Sheet1.M17"/>
          </calcext:conditional-format>
          <calcext:conditional-format calcext:target-range-address="Sheet1.M18:Sheet1.M18">
            <calcext:condition calcext:apply-style-name="Untitled2" calcext:value="=1" calcext:base-cell-address="Sheet1.M18"/>
          </calcext:conditional-format>
          <calcext:conditional-format calcext:target-range-address="Sheet1.M19:Sheet1.M19">
            <calcext:condition calcext:apply-style-name="Untitled2" calcext:value="=1" calcext:base-cell-address="Sheet1.M19"/>
          </calcext:conditional-format>
          <calcext:conditional-format calcext:target-range-address="Sheet1.M20:Sheet1.M20">
            <calcext:condition calcext:apply-style-name="Untitled2" calcext:value="=1" calcext:base-cell-address="Sheet1.M20"/>
          </calcext:conditional-format>
          <calcext:conditional-format calcext:target-range-address="Sheet1.M21:Sheet1.M21">
            <calcext:condition calcext:apply-style-name="Untitled2" calcext:value="=1" calcext:base-cell-address="Sheet1.M21"/>
          </calcext:conditional-format>
          <calcext:conditional-format calcext:target-range-address="Sheet1.M22:Sheet1.M22">
            <calcext:condition calcext:apply-style-name="Untitled2" calcext:value="=1" calcext:base-cell-address="Sheet1.M22"/>
          </calcext:conditional-format>
          <calcext:conditional-format calcext:target-range-address="Sheet1.M23:Sheet1.M23">
            <calcext:condition calcext:apply-style-name="Untitled2" calcext:value="=1" calcext:base-cell-address="Sheet1.M23"/>
          </calcext:conditional-format>
          <calcext:conditional-format calcext:target-range-address="Sheet1.M24:Sheet1.M24">
            <calcext:condition calcext:apply-style-name="Untitled2" calcext:value="=1" calcext:base-cell-address="Sheet1.M24"/>
          </calcext:conditional-format>
          <calcext:conditional-format calcext:target-range-address="Sheet1.M25:Sheet1.M25">
            <calcext:condition calcext:apply-style-name="Untitled2" calcext:value="=1" calcext:base-cell-address="Sheet1.M25"/>
          </calcext:conditional-format>
          <calcext:conditional-format calcext:target-range-address="Sheet1.M26:Sheet1.M26">
            <calcext:condition calcext:apply-style-name="Untitled2" calcext:value="=1" calcext:base-cell-address="Sheet1.M26"/>
          </calcext:conditional-format>
          <calcext:conditional-format calcext:target-range-address="Sheet1.M27:Sheet1.M27">
            <calcext:condition calcext:apply-style-name="Untitled2" calcext:value="=1" calcext:base-cell-address="Sheet1.M27"/>
          </calcext:conditional-format>
          <calcext:conditional-format calcext:target-range-address="Sheet1.M28:Sheet1.M28">
            <calcext:condition calcext:apply-style-name="Untitled2" calcext:value="=1" calcext:base-cell-address="Sheet1.M28"/>
          </calcext:conditional-format>
          <calcext:conditional-format calcext:target-range-address="Sheet1.M29:Sheet1.M29">
            <calcext:condition calcext:apply-style-name="Untitled2" calcext:value="=1" calcext:base-cell-address="Sheet1.M29"/>
          </calcext:conditional-format>
          <calcext:conditional-format calcext:target-range-address="Sheet1.M30:Sheet1.M30">
            <calcext:condition calcext:apply-style-name="Untitled2" calcext:value="=1" calcext:base-cell-address="Sheet1.M30"/>
          </calcext:conditional-format>
          <calcext:conditional-format calcext:target-range-address="Sheet1.M31:Sheet1.M31">
            <calcext:condition calcext:apply-style-name="Untitled2" calcext:value="=1" calcext:base-cell-address="Sheet1.M31"/>
          </calcext:conditional-format>
          <calcext:conditional-format calcext:target-range-address="Sheet1.M32:Sheet1.M32">
            <calcext:condition calcext:apply-style-name="Untitled2" calcext:value="=1" calcext:base-cell-address="Sheet1.M32"/>
          </calcext:conditional-format>
          <calcext:conditional-format calcext:target-range-address="Sheet1.M33:Sheet1.M33">
            <calcext:condition calcext:apply-style-name="Untitled2" calcext:value="=1" calcext:base-cell-address="Sheet1.M33"/>
          </calcext:conditional-format>
          <calcext:conditional-format calcext:target-range-address="Sheet1.M34:Sheet1.M34">
            <calcext:condition calcext:apply-style-name="Untitled2" calcext:value="=1" calcext:base-cell-address="Sheet1.M34"/>
          </calcext:conditional-format>
          <calcext:conditional-format calcext:target-range-address="Sheet1.M35:Sheet1.M35">
            <calcext:condition calcext:apply-style-name="Untitled2" calcext:value="=1" calcext:base-cell-address="Sheet1.M35"/>
          </calcext:conditional-format>
          <calcext:conditional-format calcext:target-range-address="Sheet1.M36:Sheet1.M36">
            <calcext:condition calcext:apply-style-name="Untitled2" calcext:value="=1" calcext:base-cell-address="Sheet1.M36"/>
          </calcext:conditional-format>
          <calcext:conditional-format calcext:target-range-address="Sheet1.M37:Sheet1.M37">
            <calcext:condition calcext:apply-style-name="Untitled2" calcext:value="=1" calcext:base-cell-address="Sheet1.M37"/>
          </calcext:conditional-format>
          <calcext:conditional-format calcext:target-range-address="Sheet1.M38:Sheet1.M38">
            <calcext:condition calcext:apply-style-name="Untitled2" calcext:value="=1" calcext:base-cell-address="Sheet1.M38"/>
          </calcext:conditional-format>
          <calcext:conditional-format calcext:target-range-address="Sheet1.M39:Sheet1.M39">
            <calcext:condition calcext:apply-style-name="Untitled2" calcext:value="=1" calcext:base-cell-address="Sheet1.M39"/>
          </calcext:conditional-format>
          <calcext:conditional-format calcext:target-range-address="Sheet1.M40:Sheet1.M40">
            <calcext:condition calcext:apply-style-name="Untitled2" calcext:value="=1" calcext:base-cell-address="Sheet1.M40"/>
          </calcext:conditional-format>
          <calcext:conditional-format calcext:target-range-address="Sheet1.M41:Sheet1.M41">
            <calcext:condition calcext:apply-style-name="Untitled2" calcext:value="=1" calcext:base-cell-address="Sheet1.M41"/>
          </calcext:conditional-format>
          <calcext:conditional-format calcext:target-range-address="Sheet1.M42:Sheet1.M42">
            <calcext:condition calcext:apply-style-name="Untitled2" calcext:value="=1" calcext:base-cell-address="Sheet1.M42"/>
          </calcext:conditional-format>
          <calcext:conditional-format calcext:target-range-address="Sheet1.M43:Sheet1.M43">
            <calcext:condition calcext:apply-style-name="Untitled2" calcext:value="=1" calcext:base-cell-address="Sheet1.M43"/>
          </calcext:conditional-format>
          <calcext:conditional-format calcext:target-range-address="Sheet1.M44:Sheet1.M44">
            <calcext:condition calcext:apply-style-name="Untitled2" calcext:value="=1" calcext:base-cell-address="Sheet1.M44"/>
          </calcext:conditional-format>
          <calcext:conditional-format calcext:target-range-address="Sheet1.M45:Sheet1.M45">
            <calcext:condition calcext:apply-style-name="Untitled2" calcext:value="=1" calcext:base-cell-address="Sheet1.M45"/>
          </calcext:conditional-format>
          <calcext:conditional-format calcext:target-range-address="Sheet1.M46:Sheet1.M46">
            <calcext:condition calcext:apply-style-name="Untitled2" calcext:value="=1" calcext:base-cell-address="Sheet1.M46"/>
          </calcext:conditional-format>
          <calcext:conditional-format calcext:target-range-address="Sheet1.M47:Sheet1.M47">
            <calcext:condition calcext:apply-style-name="Untitled2" calcext:value="=1" calcext:base-cell-address="Sheet1.M47"/>
          </calcext:conditional-format>
          <calcext:conditional-format calcext:target-range-address="Sheet1.M48:Sheet1.M48">
            <calcext:condition calcext:apply-style-name="Untitled2" calcext:value="=1" calcext:base-cell-address="Sheet1.M48"/>
          </calcext:conditional-format>
          <calcext:conditional-format calcext:target-range-address="Sheet1.M49:Sheet1.M49">
            <calcext:condition calcext:apply-style-name="Untitled2" calcext:value="=1" calcext:base-cell-address="Sheet1.M49"/>
          </calcext:conditional-format>
          <calcext:conditional-format calcext:target-range-address="Sheet1.M50:Sheet1.M50">
            <calcext:condition calcext:apply-style-name="Untitled2" calcext:value="=1" calcext:base-cell-address="Sheet1.M50"/>
          </calcext:conditional-format>
          <calcext:conditional-format calcext:target-range-address="Sheet1.M51:Sheet1.M51">
            <calcext:condition calcext:apply-style-name="Untitled2" calcext:value="=1" calcext:base-cell-address="Sheet1.M51"/>
          </calcext:conditional-format>
          <calcext:conditional-format calcext:target-range-address="Sheet1.M52:Sheet1.M52">
            <calcext:condition calcext:apply-style-name="Untitled2" calcext:value="=1" calcext:base-cell-address="Sheet1.M52"/>
          </calcext:conditional-format>
          <calcext:conditional-format calcext:target-range-address="Sheet1.M53:Sheet1.M53">
            <calcext:condition calcext:apply-style-name="Untitled2" calcext:value="=1" calcext:base-cell-address="Sheet1.M53"/>
          </calcext:conditional-format>
          <calcext:conditional-format calcext:target-range-address="Sheet1.M54:Sheet1.M54">
            <calcext:condition calcext:apply-style-name="Untitled2" calcext:value="=1" calcext:base-cell-address="Sheet1.M54"/>
          </calcext:conditional-format>
          <calcext:conditional-format calcext:target-range-address="Sheet1.M55:Sheet1.M55">
            <calcext:condition calcext:apply-style-name="Untitled2" calcext:value="=1" calcext:base-cell-address="Sheet1.M55"/>
          </calcext:conditional-format>
          <calcext:conditional-format calcext:target-range-address="Sheet1.M56:Sheet1.M56">
            <calcext:condition calcext:apply-style-name="Untitled2" calcext:value="=1" calcext:base-cell-address="Sheet1.M56"/>
          </calcext:conditional-format>
          <calcext:conditional-format calcext:target-range-address="Sheet1.M57:Sheet1.M57">
            <calcext:condition calcext:apply-style-name="Untitled2" calcext:value="=1" calcext:base-cell-address="Sheet1.M57"/>
          </calcext:conditional-format>
          <calcext:conditional-format calcext:target-range-address="Sheet1.M58:Sheet1.M58">
            <calcext:condition calcext:apply-style-name="Untitled2" calcext:value="=1" calcext:base-cell-address="Sheet1.M58"/>
          </calcext:conditional-format>
          <calcext:conditional-format calcext:target-range-address="Sheet1.M59:Sheet1.M59">
            <calcext:condition calcext:apply-style-name="Untitled2" calcext:value="=1" calcext:base-cell-address="Sheet1.M59"/>
          </calcext:conditional-format>
          <calcext:conditional-format calcext:target-range-address="Sheet1.M60:Sheet1.M60">
            <calcext:condition calcext:apply-style-name="Untitled2" calcext:value="=1" calcext:base-cell-address="Sheet1.M60"/>
          </calcext:conditional-format>
          <calcext:conditional-format calcext:target-range-address="Sheet1.M61:Sheet1.M61">
            <calcext:condition calcext:apply-style-name="Untitled2" calcext:value="=1" calcext:base-cell-address="Sheet1.M61"/>
          </calcext:conditional-format>
          <calcext:conditional-format calcext:target-range-address="Sheet1.M62:Sheet1.M62">
            <calcext:condition calcext:apply-style-name="Untitled2" calcext:value="=1" calcext:base-cell-address="Sheet1.M62"/>
          </calcext:conditional-format>
          <calcext:conditional-format calcext:target-range-address="Sheet1.M63:Sheet1.M63">
            <calcext:condition calcext:apply-style-name="Untitled2" calcext:value="=1" calcext:base-cell-address="Sheet1.M63"/>
          </calcext:conditional-format>
          <calcext:conditional-format calcext:target-range-address="Sheet1.M64:Sheet1.M64">
            <calcext:condition calcext:apply-style-name="Untitled2" calcext:value="=1" calcext:base-cell-address="Sheet1.M64"/>
          </calcext:conditional-format>
          <calcext:conditional-format calcext:target-range-address="Sheet1.M65:Sheet1.M65">
            <calcext:condition calcext:apply-style-name="Untitled2" calcext:value="=1" calcext:base-cell-address="Sheet1.M65"/>
          </calcext:conditional-format>
          <calcext:conditional-format calcext:target-range-address="Sheet1.M66:Sheet1.M66">
            <calcext:condition calcext:apply-style-name="Untitled2" calcext:value="=1" calcext:base-cell-address="Sheet1.M66"/>
          </calcext:conditional-format>
          <calcext:conditional-format calcext:target-range-address="Sheet1.M67:Sheet1.M67">
            <calcext:condition calcext:apply-style-name="Untitled2" calcext:value="=1" calcext:base-cell-address="Sheet1.M67"/>
          </calcext:conditional-format>
          <calcext:conditional-format calcext:target-range-address="Sheet1.M68:Sheet1.M68">
            <calcext:condition calcext:apply-style-name="Untitled2" calcext:value="=1" calcext:base-cell-address="Sheet1.M68"/>
          </calcext:conditional-format>
          <calcext:conditional-format calcext:target-range-address="Sheet1.M69:Sheet1.M69">
            <calcext:condition calcext:apply-style-name="Untitled2" calcext:value="=1" calcext:base-cell-address="Sheet1.M69"/>
          </calcext:conditional-format>
          <calcext:conditional-format calcext:target-range-address="Sheet1.M70:Sheet1.M70">
            <calcext:condition calcext:apply-style-name="Untitled2" calcext:value="=1" calcext:base-cell-address="Sheet1.M70"/>
          </calcext:conditional-format>
          <calcext:conditional-format calcext:target-range-address="Sheet1.M71:Sheet1.M71">
            <calcext:condition calcext:apply-style-name="Untitled2" calcext:value="=1" calcext:base-cell-address="Sheet1.M71"/>
          </calcext:conditional-format>
          <calcext:conditional-format calcext:target-range-address="Sheet1.M72:Sheet1.M72">
            <calcext:condition calcext:apply-style-name="Untitled2" calcext:value="=1" calcext:base-cell-address="Sheet1.M72"/>
          </calcext:conditional-format>
          <calcext:conditional-format calcext:target-range-address="Sheet1.M73:Sheet1.M73">
            <calcext:condition calcext:apply-style-name="Untitled2" calcext:value="=1" calcext:base-cell-address="Sheet1.M73"/>
          </calcext:conditional-format>
          <calcext:conditional-format calcext:target-range-address="Sheet1.M74:Sheet1.M74">
            <calcext:condition calcext:apply-style-name="Untitled2" calcext:value="=1" calcext:base-cell-address="Sheet1.M74"/>
          </calcext:conditional-format>
          <calcext:conditional-format calcext:target-range-address="Sheet1.M75:Sheet1.M75">
            <calcext:condition calcext:apply-style-name="Untitled2" calcext:value="=1" calcext:base-cell-address="Sheet1.M75"/>
          </calcext:conditional-format>
          <calcext:conditional-format calcext:target-range-address="Sheet1.M76:Sheet1.M76">
            <calcext:condition calcext:apply-style-name="Untitled2" calcext:value="=1" calcext:base-cell-address="Sheet1.M76"/>
          </calcext:conditional-format>
          <calcext:conditional-format calcext:target-range-address="Sheet1.M77:Sheet1.M77">
            <calcext:condition calcext:apply-style-name="Untitled2" calcext:value="=1" calcext:base-cell-address="Sheet1.M77"/>
          </calcext:conditional-format>
          <calcext:conditional-format calcext:target-range-address="Sheet1.M78:Sheet1.M78">
            <calcext:condition calcext:apply-style-name="Untitled2" calcext:value="=1" calcext:base-cell-address="Sheet1.M78"/>
          </calcext:conditional-format>
          <calcext:conditional-format calcext:target-range-address="Sheet1.M79:Sheet1.M79">
            <calcext:condition calcext:apply-style-name="Untitled2" calcext:value="=1" calcext:base-cell-address="Sheet1.M79"/>
          </calcext:conditional-format>
          <calcext:conditional-format calcext:target-range-address="Sheet1.M80:Sheet1.M80">
            <calcext:condition calcext:apply-style-name="Untitled2" calcext:value="=1" calcext:base-cell-address="Sheet1.M80"/>
          </calcext:conditional-format>
          <calcext:conditional-format calcext:target-range-address="Sheet1.M81:Sheet1.M81">
            <calcext:condition calcext:apply-style-name="Untitled2" calcext:value="=1" calcext:base-cell-address="Sheet1.M81"/>
          </calcext:conditional-format>
          <calcext:conditional-format calcext:target-range-address="Sheet1.M82:Sheet1.M82">
            <calcext:condition calcext:apply-style-name="Untitled2" calcext:value="=1" calcext:base-cell-address="Sheet1.M82"/>
          </calcext:conditional-format>
          <calcext:conditional-format calcext:target-range-address="Sheet1.M83:Sheet1.M83">
            <calcext:condition calcext:apply-style-name="Untitled2" calcext:value="=1" calcext:base-cell-address="Sheet1.M83"/>
          </calcext:conditional-format>
          <calcext:conditional-format calcext:target-range-address="Sheet1.M84:Sheet1.M84">
            <calcext:condition calcext:apply-style-name="Untitled2" calcext:value="=1" calcext:base-cell-address="Sheet1.M84"/>
          </calcext:conditional-format>
          <calcext:conditional-format calcext:target-range-address="Sheet1.M85:Sheet1.M85">
            <calcext:condition calcext:apply-style-name="Untitled2" calcext:value="=1" calcext:base-cell-address="Sheet1.M85"/>
          </calcext:conditional-format>
          <calcext:conditional-format calcext:target-range-address="Sheet1.M86:Sheet1.M86">
            <calcext:condition calcext:apply-style-name="Untitled2" calcext:value="=1" calcext:base-cell-address="Sheet1.M86"/>
          </calcext:conditional-format>
          <calcext:conditional-format calcext:target-range-address="Sheet1.M87:Sheet1.M87">
            <calcext:condition calcext:apply-style-name="Untitled2" calcext:value="=1" calcext:base-cell-address="Sheet1.M87"/>
          </calcext:conditional-format>
          <calcext:conditional-format calcext:target-range-address="Sheet1.M88:Sheet1.M88">
            <calcext:condition calcext:apply-style-name="Untitled2" calcext:value="=1" calcext:base-cell-address="Sheet1.M88"/>
          </calcext:conditional-format>
          <calcext:conditional-format calcext:target-range-address="Sheet1.M89:Sheet1.M89">
            <calcext:condition calcext:apply-style-name="Untitled2" calcext:value="=1" calcext:base-cell-address="Sheet1.M89"/>
          </calcext:conditional-format>
          <calcext:conditional-format calcext:target-range-address="Sheet1.M90:Sheet1.M90">
            <calcext:condition calcext:apply-style-name="Untitled2" calcext:value="=1" calcext:base-cell-address="Sheet1.M90"/>
          </calcext:conditional-format>
          <calcext:conditional-format calcext:target-range-address="Sheet1.M91:Sheet1.M91">
            <calcext:condition calcext:apply-style-name="Untitled2" calcext:value="=1" calcext:base-cell-address="Sheet1.M91"/>
          </calcext:conditional-format>
          <calcext:conditional-format calcext:target-range-address="Sheet1.M92:Sheet1.M92">
            <calcext:condition calcext:apply-style-name="Untitled2" calcext:value="=1" calcext:base-cell-address="Sheet1.M92"/>
          </calcext:conditional-format>
          <calcext:conditional-format calcext:target-range-address="Sheet1.M93:Sheet1.M93">
            <calcext:condition calcext:apply-style-name="Untitled2" calcext:value="=1" calcext:base-cell-address="Sheet1.M93"/>
          </calcext:conditional-format>
          <calcext:conditional-format calcext:target-range-address="Sheet1.M94:Sheet1.M94">
            <calcext:condition calcext:apply-style-name="Untitled2" calcext:value="=1" calcext:base-cell-address="Sheet1.M94"/>
          </calcext:conditional-format>
          <calcext:conditional-format calcext:target-range-address="Sheet1.M95:Sheet1.M95">
            <calcext:condition calcext:apply-style-name="Untitled2" calcext:value="=1" calcext:base-cell-address="Sheet1.M95"/>
          </calcext:conditional-format>
          <calcext:conditional-format calcext:target-range-address="Sheet1.M96:Sheet1.M96">
            <calcext:condition calcext:apply-style-name="Untitled2" calcext:value="=1" calcext:base-cell-address="Sheet1.M96"/>
          </calcext:conditional-format>
          <calcext:conditional-format calcext:target-range-address="Sheet1.M97:Sheet1.M97">
            <calcext:condition calcext:apply-style-name="Untitled2" calcext:value="=1" calcext:base-cell-address="Sheet1.M97"/>
          </calcext:conditional-format>
          <calcext:conditional-format calcext:target-range-address="Sheet1.M98:Sheet1.M98">
            <calcext:condition calcext:apply-style-name="Untitled2" calcext:value="=1" calcext:base-cell-address="Sheet1.M98"/>
          </calcext:conditional-format>
          <calcext:conditional-format calcext:target-range-address="Sheet1.M99:Sheet1.M99">
            <calcext:condition calcext:apply-style-name="Untitled2" calcext:value="=1" calcext:base-cell-address="Sheet1.M99"/>
          </calcext:conditional-format>
          <calcext:conditional-format calcext:target-range-address="Sheet1.M100:Sheet1.M100">
            <calcext:condition calcext:apply-style-name="Untitled2" calcext:value="=1" calcext:base-cell-address="Sheet1.M100"/>
          </calcext:conditional-format>
          <calcext:conditional-format calcext:target-range-address="Sheet1.M101:Sheet1.M101">
            <calcext:condition calcext:apply-style-name="Untitled2" calcext:value="=1" calcext:base-cell-address="Sheet1.M101"/>
          </calcext:conditional-format>
          <calcext:conditional-format calcext:target-range-address="Sheet1.M102:Sheet1.M102">
            <calcext:condition calcext:apply-style-name="Untitled2" calcext:value="=1" calcext:base-cell-address="Sheet1.M102"/>
          </calcext:conditional-format>
          <calcext:conditional-format calcext:target-range-address="Sheet1.M103:Sheet1.M103">
            <calcext:condition calcext:apply-style-name="Untitled2" calcext:value="=1" calcext:base-cell-address="Sheet1.M103"/>
          </calcext:conditional-format>
          <calcext:conditional-format calcext:target-range-address="Sheet1.M104:Sheet1.M104">
            <calcext:condition calcext:apply-style-name="Untitled2" calcext:value="=1" calcext:base-cell-address="Sheet1.M104"/>
          </calcext:conditional-format>
          <calcext:conditional-format calcext:target-range-address="Sheet1.M105:Sheet1.M105">
            <calcext:condition calcext:apply-style-name="Untitled2" calcext:value="=1" calcext:base-cell-address="Sheet1.M105"/>
          </calcext:conditional-format>
          <calcext:conditional-format calcext:target-range-address="Sheet1.M106:Sheet1.M106">
            <calcext:condition calcext:apply-style-name="Untitled2" calcext:value="=1" calcext:base-cell-address="Sheet1.M106"/>
          </calcext:conditional-format>
          <calcext:conditional-format calcext:target-range-address="Sheet1.M107:Sheet1.M107">
            <calcext:condition calcext:apply-style-name="Untitled2" calcext:value="=1" calcext:base-cell-address="Sheet1.M107"/>
          </calcext:conditional-format>
          <calcext:conditional-format calcext:target-range-address="Sheet1.M108:Sheet1.M108">
            <calcext:condition calcext:apply-style-name="Untitled2" calcext:value="=1" calcext:base-cell-address="Sheet1.M108"/>
          </calcext:conditional-format>
          <calcext:conditional-format calcext:target-range-address="Sheet1.M109:Sheet1.M109">
            <calcext:condition calcext:apply-style-name="Untitled2" calcext:value="=1" calcext:base-cell-address="Sheet1.M109"/>
          </calcext:conditional-format>
          <calcext:conditional-format calcext:target-range-address="Sheet1.M110:Sheet1.M110">
            <calcext:condition calcext:apply-style-name="Untitled2" calcext:value="=1" calcext:base-cell-address="Sheet1.M110"/>
          </calcext:conditional-format>
          <calcext:conditional-format calcext:target-range-address="Sheet1.M111:Sheet1.M111">
            <calcext:condition calcext:apply-style-name="Untitled2" calcext:value="=1" calcext:base-cell-address="Sheet1.M111"/>
          </calcext:conditional-format>
          <calcext:conditional-format calcext:target-range-address="Sheet1.M112:Sheet1.M112">
            <calcext:condition calcext:apply-style-name="Untitled2" calcext:value="=1" calcext:base-cell-address="Sheet1.M112"/>
          </calcext:conditional-format>
          <calcext:conditional-format calcext:target-range-address="Sheet1.M113:Sheet1.M113">
            <calcext:condition calcext:apply-style-name="Untitled2" calcext:value="=1" calcext:base-cell-address="Sheet1.M113"/>
          </calcext:conditional-format>
          <calcext:conditional-format calcext:target-range-address="Sheet1.M114:Sheet1.M114">
            <calcext:condition calcext:apply-style-name="Untitled2" calcext:value="=1" calcext:base-cell-address="Sheet1.M114"/>
          </calcext:conditional-format>
          <calcext:conditional-format calcext:target-range-address="Sheet1.M115:Sheet1.M115">
            <calcext:condition calcext:apply-style-name="Untitled2" calcext:value="=1" calcext:base-cell-address="Sheet1.M115"/>
          </calcext:conditional-format>
          <calcext:conditional-format calcext:target-range-address="Sheet1.M116:Sheet1.M116">
            <calcext:condition calcext:apply-style-name="Untitled2" calcext:value="=1" calcext:base-cell-address="Sheet1.M116"/>
          </calcext:conditional-format>
          <calcext:conditional-format calcext:target-range-address="Sheet1.M117:Sheet1.M117">
            <calcext:condition calcext:apply-style-name="Untitled2" calcext:value="=1" calcext:base-cell-address="Sheet1.M117"/>
          </calcext:conditional-format>
          <calcext:conditional-format calcext:target-range-address="Sheet1.M118:Sheet1.M118">
            <calcext:condition calcext:apply-style-name="Untitled2" calcext:value="=1" calcext:base-cell-address="Sheet1.M118"/>
          </calcext:conditional-format>
          <calcext:conditional-format calcext:target-range-address="Sheet1.M119:Sheet1.M119">
            <calcext:condition calcext:apply-style-name="Untitled2" calcext:value="=1" calcext:base-cell-address="Sheet1.M119"/>
          </calcext:conditional-format>
          <calcext:conditional-format calcext:target-range-address="Sheet1.M120:Sheet1.M120">
            <calcext:condition calcext:apply-style-name="Untitled2" calcext:value="=1" calcext:base-cell-address="Sheet1.M120"/>
          </calcext:conditional-format>
          <calcext:conditional-format calcext:target-range-address="Sheet1.M121:Sheet1.M121">
            <calcext:condition calcext:apply-style-name="Untitled2" calcext:value="=1" calcext:base-cell-address="Sheet1.M121"/>
          </calcext:conditional-format>
          <calcext:conditional-format calcext:target-range-address="Sheet1.M122:Sheet1.M122">
            <calcext:condition calcext:apply-style-name="Untitled2" calcext:value="=1" calcext:base-cell-address="Sheet1.M122"/>
          </calcext:conditional-format>
          <calcext:conditional-format calcext:target-range-address="Sheet1.M123:Sheet1.M123">
            <calcext:condition calcext:apply-style-name="Untitled2" calcext:value="=1" calcext:base-cell-address="Sheet1.M123"/>
          </calcext:conditional-format>
          <calcext:conditional-format calcext:target-range-address="Sheet1.M124:Sheet1.M124">
            <calcext:condition calcext:apply-style-name="Untitled2" calcext:value="=1" calcext:base-cell-address="Sheet1.M124"/>
          </calcext:conditional-format>
          <calcext:conditional-format calcext:target-range-address="Sheet1.M125:Sheet1.M125">
            <calcext:condition calcext:apply-style-name="Untitled2" calcext:value="=1" calcext:base-cell-address="Sheet1.M125"/>
          </calcext:conditional-format>
          <calcext:conditional-format calcext:target-range-address="Sheet1.M126:Sheet1.M126">
            <calcext:condition calcext:apply-style-name="Untitled2" calcext:value="=1" calcext:base-cell-address="Sheet1.M126"/>
          </calcext:conditional-format>
          <calcext:conditional-format calcext:target-range-address="Sheet1.M127:Sheet1.M127">
            <calcext:condition calcext:apply-style-name="Untitled2" calcext:value="=1" calcext:base-cell-address="Sheet1.M127"/>
          </calcext:conditional-format>
          <calcext:conditional-format calcext:target-range-address="Sheet1.M128:Sheet1.M128">
            <calcext:condition calcext:apply-style-name="Untitled2" calcext:value="=1" calcext:base-cell-address="Sheet1.M128"/>
          </calcext:conditional-format>
          <calcext:conditional-format calcext:target-range-address="Sheet1.M129:Sheet1.M129">
            <calcext:condition calcext:apply-style-name="Untitled2" calcext:value="=1" calcext:base-cell-address="Sheet1.M129"/>
          </calcext:conditional-format>
          <calcext:conditional-format calcext:target-range-address="Sheet1.M130:Sheet1.M130">
            <calcext:condition calcext:apply-style-name="Untitled2" calcext:value="=1" calcext:base-cell-address="Sheet1.M130"/>
          </calcext:conditional-format>
          <calcext:conditional-format calcext:target-range-address="Sheet1.M131:Sheet1.M131">
            <calcext:condition calcext:apply-style-name="Untitled2" calcext:value="=1" calcext:base-cell-address="Sheet1.M131"/>
          </calcext:conditional-format>
          <calcext:conditional-format calcext:target-range-address="Sheet1.M132:Sheet1.M132">
            <calcext:condition calcext:apply-style-name="Untitled2" calcext:value="=1" calcext:base-cell-address="Sheet1.M132"/>
          </calcext:conditional-format>
          <calcext:conditional-format calcext:target-range-address="Sheet1.M133:Sheet1.M133">
            <calcext:condition calcext:apply-style-name="Untitled2" calcext:value="=1" calcext:base-cell-address="Sheet1.M133"/>
          </calcext:conditional-format>
          <calcext:conditional-format calcext:target-range-address="Sheet1.M134:Sheet1.M134">
            <calcext:condition calcext:apply-style-name="Untitled2" calcext:value="=1" calcext:base-cell-address="Sheet1.M134"/>
          </calcext:conditional-format>
          <calcext:conditional-format calcext:target-range-address="Sheet1.M135:Sheet1.M135">
            <calcext:condition calcext:apply-style-name="Untitled2" calcext:value="=1" calcext:base-cell-address="Sheet1.M135"/>
          </calcext:conditional-format>
          <calcext:conditional-format calcext:target-range-address="Sheet1.M136:Sheet1.M136">
            <calcext:condition calcext:apply-style-name="Untitled2" calcext:value="=1" calcext:base-cell-address="Sheet1.M136"/>
          </calcext:conditional-format>
          <calcext:conditional-format calcext:target-range-address="Sheet1.M137:Sheet1.M137">
            <calcext:condition calcext:apply-style-name="Untitled2" calcext:value="=1" calcext:base-cell-address="Sheet1.M137"/>
          </calcext:conditional-format>
          <calcext:conditional-format calcext:target-range-address="Sheet1.M138:Sheet1.M138">
            <calcext:condition calcext:apply-style-name="Untitled2" calcext:value="=1" calcext:base-cell-address="Sheet1.M138"/>
          </calcext:conditional-format>
          <calcext:conditional-format calcext:target-range-address="Sheet1.M139:Sheet1.M139">
            <calcext:condition calcext:apply-style-name="Untitled2" calcext:value="=1" calcext:base-cell-address="Sheet1.M139"/>
          </calcext:conditional-format>
          <calcext:conditional-format calcext:target-range-address="Sheet1.M140:Sheet1.M140">
            <calcext:condition calcext:apply-style-name="Untitled2" calcext:value="=1" calcext:base-cell-address="Sheet1.M140"/>
          </calcext:conditional-format>
          <calcext:conditional-format calcext:target-range-address="Sheet1.M141:Sheet1.M141">
            <calcext:condition calcext:apply-style-name="Untitled2" calcext:value="=1" calcext:base-cell-address="Sheet1.M141"/>
          </calcext:conditional-format>
          <calcext:conditional-format calcext:target-range-address="Sheet1.M142:Sheet1.M142">
            <calcext:condition calcext:apply-style-name="Untitled2" calcext:value="=1" calcext:base-cell-address="Sheet1.M142"/>
          </calcext:conditional-format>
          <calcext:conditional-format calcext:target-range-address="Sheet1.M143:Sheet1.M143">
            <calcext:condition calcext:apply-style-name="Untitled2" calcext:value="=1" calcext:base-cell-address="Sheet1.M143"/>
          </calcext:conditional-format>
          <calcext:conditional-format calcext:target-range-address="Sheet1.M144:Sheet1.M144">
            <calcext:condition calcext:apply-style-name="Untitled2" calcext:value="=1" calcext:base-cell-address="Sheet1.M144"/>
          </calcext:conditional-format>
          <calcext:conditional-format calcext:target-range-address="Sheet1.M145:Sheet1.M145">
            <calcext:condition calcext:apply-style-name="Untitled2" calcext:value="=1" calcext:base-cell-address="Sheet1.M145"/>
          </calcext:conditional-format>
          <calcext:conditional-format calcext:target-range-address="Sheet1.M146:Sheet1.M146">
            <calcext:condition calcext:apply-style-name="Untitled2" calcext:value="=1" calcext:base-cell-address="Sheet1.M146"/>
          </calcext:conditional-format>
          <calcext:conditional-format calcext:target-range-address="Sheet1.M147:Sheet1.M147">
            <calcext:condition calcext:apply-style-name="Untitled2" calcext:value="=1" calcext:base-cell-address="Sheet1.M147"/>
          </calcext:conditional-format>
          <calcext:conditional-format calcext:target-range-address="Sheet1.M148:Sheet1.M148">
            <calcext:condition calcext:apply-style-name="Untitled2" calcext:value="=1" calcext:base-cell-address="Sheet1.M148"/>
          </calcext:conditional-format>
          <calcext:conditional-format calcext:target-range-address="Sheet1.M149:Sheet1.M149">
            <calcext:condition calcext:apply-style-name="Untitled2" calcext:value="=1" calcext:base-cell-address="Sheet1.M149"/>
          </calcext:conditional-format>
          <calcext:conditional-format calcext:target-range-address="Sheet1.M150:Sheet1.M150">
            <calcext:condition calcext:apply-style-name="Untitled2" calcext:value="=1" calcext:base-cell-address="Sheet1.M150"/>
          </calcext:conditional-format>
          <calcext:conditional-format calcext:target-range-address="Sheet1.M151:Sheet1.M151">
            <calcext:condition calcext:apply-style-name="Untitled2" calcext:value="=1" calcext:base-cell-address="Sheet1.M151"/>
          </calcext:conditional-format>
          <calcext:conditional-format calcext:target-range-address="Sheet1.M152:Sheet1.M152">
            <calcext:condition calcext:apply-style-name="Untitled2" calcext:value="=1" calcext:base-cell-address="Sheet1.M152"/>
          </calcext:conditional-format>
          <calcext:conditional-format calcext:target-range-address="Sheet1.M153:Sheet1.M153">
            <calcext:condition calcext:apply-style-name="Untitled2" calcext:value="=1" calcext:base-cell-address="Sheet1.M153"/>
          </calcext:conditional-format>
          <calcext:conditional-format calcext:target-range-address="Sheet1.M154:Sheet1.M154">
            <calcext:condition calcext:apply-style-name="Untitled2" calcext:value="=1" calcext:base-cell-address="Sheet1.M154"/>
          </calcext:conditional-format>
          <calcext:conditional-format calcext:target-range-address="Sheet1.M155:Sheet1.M155">
            <calcext:condition calcext:apply-style-name="Untitled2" calcext:value="=1" calcext:base-cell-address="Sheet1.M155"/>
          </calcext:conditional-format>
          <calcext:conditional-format calcext:target-range-address="Sheet1.M156:Sheet1.M156">
            <calcext:condition calcext:apply-style-name="Untitled2" calcext:value="=1" calcext:base-cell-address="Sheet1.M156"/>
          </calcext:conditional-format>
          <calcext:conditional-format calcext:target-range-address="Sheet1.M157:Sheet1.M157">
            <calcext:condition calcext:apply-style-name="Untitled2" calcext:value="=1" calcext:base-cell-address="Sheet1.M157"/>
          </calcext:conditional-format>
          <calcext:conditional-format calcext:target-range-address="Sheet1.M158:Sheet1.M158">
            <calcext:condition calcext:apply-style-name="Untitled2" calcext:value="=1" calcext:base-cell-address="Sheet1.M158"/>
          </calcext:conditional-format>
          <calcext:conditional-format calcext:target-range-address="Sheet1.M159:Sheet1.M159">
            <calcext:condition calcext:apply-style-name="Untitled2" calcext:value="=1" calcext:base-cell-address="Sheet1.M159"/>
          </calcext:conditional-format>
          <calcext:conditional-format calcext:target-range-address="Sheet1.M160:Sheet1.M160">
            <calcext:condition calcext:apply-style-name="Untitled2" calcext:value="=1" calcext:base-cell-address="Sheet1.M160"/>
          </calcext:conditional-format>
          <calcext:conditional-format calcext:target-range-address="Sheet1.M161:Sheet1.M161">
            <calcext:condition calcext:apply-style-name="Untitled2" calcext:value="=1" calcext:base-cell-address="Sheet1.M161"/>
          </calcext:conditional-format>
          <calcext:conditional-format calcext:target-range-address="Sheet1.M162:Sheet1.M162">
            <calcext:condition calcext:apply-style-name="Untitled2" calcext:value="=1" calcext:base-cell-address="Sheet1.M162"/>
          </calcext:conditional-format>
          <calcext:conditional-format calcext:target-range-address="Sheet1.M163:Sheet1.M163">
            <calcext:condition calcext:apply-style-name="Untitled2" calcext:value="=1" calcext:base-cell-address="Sheet1.M163"/>
          </calcext:conditional-format>
          <calcext:conditional-format calcext:target-range-address="Sheet1.M164:Sheet1.M164">
            <calcext:condition calcext:apply-style-name="Untitled2" calcext:value="=1" calcext:base-cell-address="Sheet1.M164"/>
          </calcext:conditional-format>
          <calcext:conditional-format calcext:target-range-address="Sheet1.M165:Sheet1.M165">
            <calcext:condition calcext:apply-style-name="Untitled2" calcext:value="=1" calcext:base-cell-address="Sheet1.M165"/>
          </calcext:conditional-format>
          <calcext:conditional-format calcext:target-range-address="Sheet1.M166:Sheet1.M166">
            <calcext:condition calcext:apply-style-name="Untitled2" calcext:value="=1" calcext:base-cell-address="Sheet1.M166"/>
          </calcext:conditional-format>
          <calcext:conditional-format calcext:target-range-address="Sheet1.M167:Sheet1.M167">
            <calcext:condition calcext:apply-style-name="Untitled2" calcext:value="=1" calcext:base-cell-address="Sheet1.M167"/>
          </calcext:conditional-format>
          <calcext:conditional-format calcext:target-range-address="Sheet1.M168:Sheet1.M168">
            <calcext:condition calcext:apply-style-name="Untitled2" calcext:value="=1" calcext:base-cell-address="Sheet1.M168"/>
          </calcext:conditional-format>
          <calcext:conditional-format calcext:target-range-address="Sheet1.M169:Sheet1.M169">
            <calcext:condition calcext:apply-style-name="Untitled2" calcext:value="=1" calcext:base-cell-address="Sheet1.M169"/>
          </calcext:conditional-format>
          <calcext:conditional-format calcext:target-range-address="Sheet1.M170:Sheet1.M170">
            <calcext:condition calcext:apply-style-name="Untitled2" calcext:value="=1" calcext:base-cell-address="Sheet1.M170"/>
          </calcext:conditional-format>
          <calcext:conditional-format calcext:target-range-address="Sheet1.M171:Sheet1.M171">
            <calcext:condition calcext:apply-style-name="Untitled2" calcext:value="=1" calcext:base-cell-address="Sheet1.M171"/>
          </calcext:conditional-format>
          <calcext:conditional-format calcext:target-range-address="Sheet1.M172:Sheet1.M172">
            <calcext:condition calcext:apply-style-name="Untitled2" calcext:value="=1" calcext:base-cell-address="Sheet1.M172"/>
          </calcext:conditional-format>
          <calcext:conditional-format calcext:target-range-address="Sheet1.M173:Sheet1.M173">
            <calcext:condition calcext:apply-style-name="Untitled2" calcext:value="=1" calcext:base-cell-address="Sheet1.M173"/>
          </calcext:conditional-format>
          <calcext:conditional-format calcext:target-range-address="Sheet1.M174:Sheet1.M174">
            <calcext:condition calcext:apply-style-name="Untitled2" calcext:value="=1" calcext:base-cell-address="Sheet1.M174"/>
          </calcext:conditional-format>
          <calcext:conditional-format calcext:target-range-address="Sheet1.M175:Sheet1.M175">
            <calcext:condition calcext:apply-style-name="Untitled2" calcext:value="=1" calcext:base-cell-address="Sheet1.M175"/>
          </calcext:conditional-format>
          <calcext:conditional-format calcext:target-range-address="Sheet1.M176:Sheet1.M176">
            <calcext:condition calcext:apply-style-name="Untitled2" calcext:value="=1" calcext:base-cell-address="Sheet1.M176"/>
          </calcext:conditional-format>
          <calcext:conditional-format calcext:target-range-address="Sheet1.M177:Sheet1.M177">
            <calcext:condition calcext:apply-style-name="Untitled2" calcext:value="=1" calcext:base-cell-address="Sheet1.M177"/>
          </calcext:conditional-format>
          <calcext:conditional-format calcext:target-range-address="Sheet1.M178:Sheet1.M178">
            <calcext:condition calcext:apply-style-name="Untitled2" calcext:value="=1" calcext:base-cell-address="Sheet1.M178"/>
          </calcext:conditional-format>
          <calcext:conditional-format calcext:target-range-address="Sheet1.M179:Sheet1.M179">
            <calcext:condition calcext:apply-style-name="Untitled2" calcext:value="=1" calcext:base-cell-address="Sheet1.M179"/>
          </calcext:conditional-format>
          <calcext:conditional-format calcext:target-range-address="Sheet1.M180:Sheet1.M180">
            <calcext:condition calcext:apply-style-name="Untitled2" calcext:value="=1" calcext:base-cell-address="Sheet1.M180"/>
          </calcext:conditional-format>
          <calcext:conditional-format calcext:target-range-address="Sheet1.M181:Sheet1.M181">
            <calcext:condition calcext:apply-style-name="Untitled2" calcext:value="=1" calcext:base-cell-address="Sheet1.M181"/>
          </calcext:conditional-format>
          <calcext:conditional-format calcext:target-range-address="Sheet1.M182:Sheet1.M182">
            <calcext:condition calcext:apply-style-name="Untitled2" calcext:value="=1" calcext:base-cell-address="Sheet1.M182"/>
          </calcext:conditional-format>
          <calcext:conditional-format calcext:target-range-address="Sheet1.M183:Sheet1.M183">
            <calcext:condition calcext:apply-style-name="Untitled2" calcext:value="=1" calcext:base-cell-address="Sheet1.M183"/>
          </calcext:conditional-format>
          <calcext:conditional-format calcext:target-range-address="Sheet1.M184:Sheet1.M184">
            <calcext:condition calcext:apply-style-name="Untitled2" calcext:value="=1" calcext:base-cell-address="Sheet1.M184"/>
          </calcext:conditional-format>
          <calcext:conditional-format calcext:target-range-address="Sheet1.M185:Sheet1.M185">
            <calcext:condition calcext:apply-style-name="Untitled2" calcext:value="=1" calcext:base-cell-address="Sheet1.M185"/>
          </calcext:conditional-format>
          <calcext:conditional-format calcext:target-range-address="Sheet1.M186:Sheet1.M186">
            <calcext:condition calcext:apply-style-name="Untitled2" calcext:value="=1" calcext:base-cell-address="Sheet1.M186"/>
          </calcext:conditional-format>
          <calcext:conditional-format calcext:target-range-address="Sheet1.M187:Sheet1.M187">
            <calcext:condition calcext:apply-style-name="Untitled2" calcext:value="=1" calcext:base-cell-address="Sheet1.M187"/>
          </calcext:conditional-format>
          <calcext:conditional-format calcext:target-range-address="Sheet1.M188:Sheet1.M188">
            <calcext:condition calcext:apply-style-name="Untitled2" calcext:value="=1" calcext:base-cell-address="Sheet1.M188"/>
          </calcext:conditional-format>
          <calcext:conditional-format calcext:target-range-address="Sheet1.M189:Sheet1.M189">
            <calcext:condition calcext:apply-style-name="Untitled2" calcext:value="=1" calcext:base-cell-address="Sheet1.M189"/>
          </calcext:conditional-format>
          <calcext:conditional-format calcext:target-range-address="Sheet1.M190:Sheet1.M190">
            <calcext:condition calcext:apply-style-name="Untitled2" calcext:value="=1" calcext:base-cell-address="Sheet1.M190"/>
          </calcext:conditional-format>
          <calcext:conditional-format calcext:target-range-address="Sheet1.M191:Sheet1.M191">
            <calcext:condition calcext:apply-style-name="Untitled2" calcext:value="=1" calcext:base-cell-address="Sheet1.M191"/>
          </calcext:conditional-format>
          <calcext:conditional-format calcext:target-range-address="Sheet1.M192:Sheet1.M192">
            <calcext:condition calcext:apply-style-name="Untitled2" calcext:value="=1" calcext:base-cell-address="Sheet1.M192"/>
          </calcext:conditional-format>
          <calcext:conditional-format calcext:target-range-address="Sheet1.M193:Sheet1.M193">
            <calcext:condition calcext:apply-style-name="Untitled2" calcext:value="=1" calcext:base-cell-address="Sheet1.M193"/>
          </calcext:conditional-format>
          <calcext:conditional-format calcext:target-range-address="Sheet1.M194:Sheet1.M194">
            <calcext:condition calcext:apply-style-name="Untitled2" calcext:value="=1" calcext:base-cell-address="Sheet1.M194"/>
          </calcext:conditional-format>
          <calcext:conditional-format calcext:target-range-address="Sheet1.M195:Sheet1.M195">
            <calcext:condition calcext:apply-style-name="Untitled2" calcext:value="=1" calcext:base-cell-address="Sheet1.M195"/>
          </calcext:conditional-format>
          <calcext:conditional-format calcext:target-range-address="Sheet1.M196:Sheet1.M196">
            <calcext:condition calcext:apply-style-name="Untitled2" calcext:value="=1" calcext:base-cell-address="Sheet1.M196"/>
          </calcext:conditional-format>
          <calcext:conditional-format calcext:target-range-address="Sheet1.M197:Sheet1.M197">
            <calcext:condition calcext:apply-style-name="Untitled2" calcext:value="=1" calcext:base-cell-address="Sheet1.M197"/>
          </calcext:conditional-format>
          <calcext:conditional-format calcext:target-range-address="Sheet1.M198:Sheet1.M198">
            <calcext:condition calcext:apply-style-name="Untitled2" calcext:value="=1" calcext:base-cell-address="Sheet1.M198"/>
          </calcext:conditional-format>
          <calcext:conditional-format calcext:target-range-address="Sheet1.M199:Sheet1.M199">
            <calcext:condition calcext:apply-style-name="Untitled2" calcext:value="=1" calcext:base-cell-address="Sheet1.M199"/>
          </calcext:conditional-format>
          <calcext:conditional-format calcext:target-range-address="Sheet1.M200:Sheet1.M200">
            <calcext:condition calcext:apply-style-name="Untitled2" calcext:value="=1" calcext:base-cell-address="Sheet1.M200"/>
          </calcext:conditional-format>
          <calcext:conditional-format calcext:target-range-address="Sheet1.M201:Sheet1.M201">
            <calcext:condition calcext:apply-style-name="Untitled2" calcext:value="=1" calcext:base-cell-address="Sheet1.M201"/>
          </calcext:conditional-format>
          <calcext:conditional-format calcext:target-range-address="Sheet1.M202:Sheet1.M202">
            <calcext:condition calcext:apply-style-name="Untitled2" calcext:value="=1" calcext:base-cell-address="Sheet1.M202"/>
          </calcext:conditional-format>
          <calcext:conditional-format calcext:target-range-address="Sheet1.M203:Sheet1.M203">
            <calcext:condition calcext:apply-style-name="Untitled2" calcext:value="=1" calcext:base-cell-address="Sheet1.M203"/>
          </calcext:conditional-format>
          <calcext:conditional-format calcext:target-range-address="Sheet1.M204:Sheet1.M204">
            <calcext:condition calcext:apply-style-name="Untitled2" calcext:value="=1" calcext:base-cell-address="Sheet1.M204"/>
          </calcext:conditional-format>
          <calcext:conditional-format calcext:target-range-address="Sheet1.M205:Sheet1.M205">
            <calcext:condition calcext:apply-style-name="Untitled2" calcext:value="=1" calcext:base-cell-address="Sheet1.M205"/>
          </calcext:conditional-format>
          <calcext:conditional-format calcext:target-range-address="Sheet1.M206:Sheet1.M206">
            <calcext:condition calcext:apply-style-name="Untitled2" calcext:value="=1" calcext:base-cell-address="Sheet1.M206"/>
          </calcext:conditional-format>
          <calcext:conditional-format calcext:target-range-address="Sheet1.M207:Sheet1.M207">
            <calcext:condition calcext:apply-style-name="Untitled2" calcext:value="=1" calcext:base-cell-address="Sheet1.M207"/>
          </calcext:conditional-format>
          <calcext:conditional-format calcext:target-range-address="Sheet1.M208:Sheet1.M208">
            <calcext:condition calcext:apply-style-name="Untitled2" calcext:value="=1" calcext:base-cell-address="Sheet1.M208"/>
          </calcext:conditional-format>
          <calcext:conditional-format calcext:target-range-address="Sheet1.M209:Sheet1.M209">
            <calcext:condition calcext:apply-style-name="Untitled2" calcext:value="=1" calcext:base-cell-address="Sheet1.M209"/>
          </calcext:conditional-format>
          <calcext:conditional-format calcext:target-range-address="Sheet1.M210:Sheet1.M210">
            <calcext:condition calcext:apply-style-name="Untitled2" calcext:value="=1" calcext:base-cell-address="Sheet1.M210"/>
          </calcext:conditional-format>
          <calcext:conditional-format calcext:target-range-address="Sheet1.M211:Sheet1.M211">
            <calcext:condition calcext:apply-style-name="Untitled2" calcext:value="=1" calcext:base-cell-address="Sheet1.M211"/>
          </calcext:conditional-format>
          <calcext:conditional-format calcext:target-range-address="Sheet1.M212:Sheet1.M212">
            <calcext:condition calcext:apply-style-name="Untitled2" calcext:value="=1" calcext:base-cell-address="Sheet1.M212"/>
          </calcext:conditional-format>
          <calcext:conditional-format calcext:target-range-address="Sheet1.M213:Sheet1.M213">
            <calcext:condition calcext:apply-style-name="Untitled2" calcext:value="=1" calcext:base-cell-address="Sheet1.M213"/>
          </calcext:conditional-format>
          <calcext:conditional-format calcext:target-range-address="Sheet1.M214:Sheet1.M214">
            <calcext:condition calcext:apply-style-name="Untitled2" calcext:value="=1" calcext:base-cell-address="Sheet1.M214"/>
          </calcext:conditional-format>
          <calcext:conditional-format calcext:target-range-address="Sheet1.M215:Sheet1.M215">
            <calcext:condition calcext:apply-style-name="Untitled2" calcext:value="=1" calcext:base-cell-address="Sheet1.M215"/>
          </calcext:conditional-format>
          <calcext:conditional-format calcext:target-range-address="Sheet1.M216:Sheet1.M216">
            <calcext:condition calcext:apply-style-name="Untitled2" calcext:value="=1" calcext:base-cell-address="Sheet1.M216"/>
          </calcext:conditional-format>
          <calcext:conditional-format calcext:target-range-address="Sheet1.M217:Sheet1.M217">
            <calcext:condition calcext:apply-style-name="Untitled2" calcext:value="=1" calcext:base-cell-address="Sheet1.M217"/>
          </calcext:conditional-format>
          <calcext:conditional-format calcext:target-range-address="Sheet1.M218:Sheet1.M218">
            <calcext:condition calcext:apply-style-name="Untitled2" calcext:value="=1" calcext:base-cell-address="Sheet1.M218"/>
          </calcext:conditional-format>
          <calcext:conditional-format calcext:target-range-address="Sheet1.M219:Sheet1.M219">
            <calcext:condition calcext:apply-style-name="Untitled2" calcext:value="=1" calcext:base-cell-address="Sheet1.M219"/>
          </calcext:conditional-format>
          <calcext:conditional-format calcext:target-range-address="Sheet1.M220:Sheet1.M220">
            <calcext:condition calcext:apply-style-name="Untitled2" calcext:value="=1" calcext:base-cell-address="Sheet1.M220"/>
          </calcext:conditional-format>
          <calcext:conditional-format calcext:target-range-address="Sheet1.M221:Sheet1.M221">
            <calcext:condition calcext:apply-style-name="Untitled2" calcext:value="=1" calcext:base-cell-address="Sheet1.M221"/>
          </calcext:conditional-format>
          <calcext:conditional-format calcext:target-range-address="Sheet1.M222:Sheet1.M222">
            <calcext:condition calcext:apply-style-name="Untitled2" calcext:value="=1" calcext:base-cell-address="Sheet1.M222"/>
          </calcext:conditional-format>
          <calcext:conditional-format calcext:target-range-address="Sheet1.M223:Sheet1.M223">
            <calcext:condition calcext:apply-style-name="Untitled2" calcext:value="=1" calcext:base-cell-address="Sheet1.M223"/>
          </calcext:conditional-format>
          <calcext:conditional-format calcext:target-range-address="Sheet1.M224:Sheet1.M224">
            <calcext:condition calcext:apply-style-name="Untitled2" calcext:value="=1" calcext:base-cell-address="Sheet1.M224"/>
          </calcext:conditional-format>
          <calcext:conditional-format calcext:target-range-address="Sheet1.M225:Sheet1.M225">
            <calcext:condition calcext:apply-style-name="Untitled2" calcext:value="=1" calcext:base-cell-address="Sheet1.M225"/>
          </calcext:conditional-format>
          <calcext:conditional-format calcext:target-range-address="Sheet1.M226:Sheet1.M226">
            <calcext:condition calcext:apply-style-name="Untitled2" calcext:value="=1" calcext:base-cell-address="Sheet1.M226"/>
          </calcext:conditional-format>
          <calcext:conditional-format calcext:target-range-address="Sheet1.M227:Sheet1.M227">
            <calcext:condition calcext:apply-style-name="Untitled2" calcext:value="=1" calcext:base-cell-address="Sheet1.M227"/>
          </calcext:conditional-format>
          <calcext:conditional-format calcext:target-range-address="Sheet1.M228:Sheet1.M228">
            <calcext:condition calcext:apply-style-name="Untitled2" calcext:value="=1" calcext:base-cell-address="Sheet1.M228"/>
          </calcext:conditional-format>
          <calcext:conditional-format calcext:target-range-address="Sheet1.M229:Sheet1.M229">
            <calcext:condition calcext:apply-style-name="Untitled2" calcext:value="=1" calcext:base-cell-address="Sheet1.M229"/>
          </calcext:conditional-format>
          <calcext:conditional-format calcext:target-range-address="Sheet1.M230:Sheet1.M230">
            <calcext:condition calcext:apply-style-name="Untitled2" calcext:value="=1" calcext:base-cell-address="Sheet1.M230"/>
          </calcext:conditional-format>
          <calcext:conditional-format calcext:target-range-address="Sheet1.M231:Sheet1.M231">
            <calcext:condition calcext:apply-style-name="Untitled2" calcext:value="=1" calcext:base-cell-address="Sheet1.M231"/>
          </calcext:conditional-format>
          <calcext:conditional-format calcext:target-range-address="Sheet1.M232:Sheet1.M232">
            <calcext:condition calcext:apply-style-name="Untitled2" calcext:value="=1" calcext:base-cell-address="Sheet1.M232"/>
          </calcext:conditional-format>
          <calcext:conditional-format calcext:target-range-address="Sheet1.M233:Sheet1.M233">
            <calcext:condition calcext:apply-style-name="Untitled2" calcext:value="=1" calcext:base-cell-address="Sheet1.M233"/>
          </calcext:conditional-format>
          <calcext:conditional-format calcext:target-range-address="Sheet1.M234:Sheet1.M234">
            <calcext:condition calcext:apply-style-name="Untitled2" calcext:value="=1" calcext:base-cell-address="Sheet1.M234"/>
          </calcext:conditional-format>
          <calcext:conditional-format calcext:target-range-address="Sheet1.M235:Sheet1.M235">
            <calcext:condition calcext:apply-style-name="Untitled2" calcext:value="=1" calcext:base-cell-address="Sheet1.M235"/>
          </calcext:conditional-format>
          <calcext:conditional-format calcext:target-range-address="Sheet1.M236:Sheet1.M236">
            <calcext:condition calcext:apply-style-name="Untitled2" calcext:value="=1" calcext:base-cell-address="Sheet1.M236"/>
          </calcext:conditional-format>
          <calcext:conditional-format calcext:target-range-address="Sheet1.M237:Sheet1.M237">
            <calcext:condition calcext:apply-style-name="Untitled2" calcext:value="=1" calcext:base-cell-address="Sheet1.M237"/>
          </calcext:conditional-format>
          <calcext:conditional-format calcext:target-range-address="Sheet1.M238:Sheet1.M238">
            <calcext:condition calcext:apply-style-name="Untitled2" calcext:value="=1" calcext:base-cell-address="Sheet1.M238"/>
          </calcext:conditional-format>
          <calcext:conditional-format calcext:target-range-address="Sheet1.M239:Sheet1.M239">
            <calcext:condition calcext:apply-style-name="Untitled2" calcext:value="=1" calcext:base-cell-address="Sheet1.M239"/>
          </calcext:conditional-format>
          <calcext:conditional-format calcext:target-range-address="Sheet1.M240:Sheet1.M240">
            <calcext:condition calcext:apply-style-name="Untitled2" calcext:value="=1" calcext:base-cell-address="Sheet1.M240"/>
          </calcext:conditional-format>
          <calcext:conditional-format calcext:target-range-address="Sheet1.M241:Sheet1.M241">
            <calcext:condition calcext:apply-style-name="Untitled2" calcext:value="=1" calcext:base-cell-address="Sheet1.M241"/>
          </calcext:conditional-format>
          <calcext:conditional-format calcext:target-range-address="Sheet1.M242:Sheet1.M242">
            <calcext:condition calcext:apply-style-name="Untitled2" calcext:value="=1" calcext:base-cell-address="Sheet1.M242"/>
          </calcext:conditional-format>
          <calcext:conditional-format calcext:target-range-address="Sheet1.M243:Sheet1.M243">
            <calcext:condition calcext:apply-style-name="Untitled2" calcext:value="=1" calcext:base-cell-address="Sheet1.M243"/>
          </calcext:conditional-format>
          <calcext:conditional-format calcext:target-range-address="Sheet1.M244:Sheet1.M244">
            <calcext:condition calcext:apply-style-name="Untitled2" calcext:value="=1" calcext:base-cell-address="Sheet1.M244"/>
          </calcext:conditional-format>
          <calcext:conditional-format calcext:target-range-address="Sheet1.M245:Sheet1.M245">
            <calcext:condition calcext:apply-style-name="Untitled2" calcext:value="=1" calcext:base-cell-address="Sheet1.M245"/>
          </calcext:conditional-format>
          <calcext:conditional-format calcext:target-range-address="Sheet1.M246:Sheet1.M246">
            <calcext:condition calcext:apply-style-name="Untitled2" calcext:value="=1" calcext:base-cell-address="Sheet1.M246"/>
          </calcext:conditional-format>
          <calcext:conditional-format calcext:target-range-address="Sheet1.M247:Sheet1.M247">
            <calcext:condition calcext:apply-style-name="Untitled2" calcext:value="=1" calcext:base-cell-address="Sheet1.M247"/>
          </calcext:conditional-format>
          <calcext:conditional-format calcext:target-range-address="Sheet1.M248:Sheet1.M248">
            <calcext:condition calcext:apply-style-name="Untitled2" calcext:value="=1" calcext:base-cell-address="Sheet1.M248"/>
          </calcext:conditional-format>
          <calcext:conditional-format calcext:target-range-address="Sheet1.M249:Sheet1.M249">
            <calcext:condition calcext:apply-style-name="Untitled2" calcext:value="=1" calcext:base-cell-address="Sheet1.M249"/>
          </calcext:conditional-format>
          <calcext:conditional-format calcext:target-range-address="Sheet1.M250:Sheet1.M250">
            <calcext:condition calcext:apply-style-name="Untitled2" calcext:value="=1" calcext:base-cell-address="Sheet1.M250"/>
          </calcext:conditional-format>
          <calcext:conditional-format calcext:target-range-address="Sheet1.M251:Sheet1.M251">
            <calcext:condition calcext:apply-style-name="Untitled2" calcext:value="=1" calcext:base-cell-address="Sheet1.M251"/>
          </calcext:conditional-format>
          <calcext:conditional-format calcext:target-range-address="Sheet1.M252:Sheet1.M252">
            <calcext:condition calcext:apply-style-name="Untitled2" calcext:value="=1" calcext:base-cell-address="Sheet1.M252"/>
          </calcext:conditional-format>
          <calcext:conditional-format calcext:target-range-address="Sheet1.M253:Sheet1.M253">
            <calcext:condition calcext:apply-style-name="Untitled2" calcext:value="=1" calcext:base-cell-address="Sheet1.M253"/>
          </calcext:conditional-format>
          <calcext:conditional-format calcext:target-range-address="Sheet1.M254:Sheet1.M254">
            <calcext:condition calcext:apply-style-name="Untitled2" calcext:value="=1" calcext:base-cell-address="Sheet1.M254"/>
          </calcext:conditional-format>
          <calcext:conditional-format calcext:target-range-address="Sheet1.M255:Sheet1.M255">
            <calcext:condition calcext:apply-style-name="Untitled2" calcext:value="=1" calcext:base-cell-address="Sheet1.M255"/>
          </calcext:conditional-format>
          <calcext:conditional-format calcext:target-range-address="Sheet1.M256:Sheet1.M256">
            <calcext:condition calcext:apply-style-name="Untitled2" calcext:value="=1" calcext:base-cell-address="Sheet1.M256"/>
          </calcext:conditional-format>
          <calcext:conditional-format calcext:target-range-address="Sheet1.M257:Sheet1.M257">
            <calcext:condition calcext:apply-style-name="Untitled2" calcext:value="=1" calcext:base-cell-address="Sheet1.M257"/>
          </calcext:conditional-format>
          <calcext:conditional-format calcext:target-range-address="Sheet1.M258:Sheet1.M258">
            <calcext:condition calcext:apply-style-name="Untitled2" calcext:value="=1" calcext:base-cell-address="Sheet1.M258"/>
          </calcext:conditional-format>
          <calcext:conditional-format calcext:target-range-address="Sheet1.M259:Sheet1.M259">
            <calcext:condition calcext:apply-style-name="Untitled2" calcext:value="=1" calcext:base-cell-address="Sheet1.M259"/>
          </calcext:conditional-format>
          <calcext:conditional-format calcext:target-range-address="Sheet1.M260:Sheet1.M260">
            <calcext:condition calcext:apply-style-name="Untitled2" calcext:value="=1" calcext:base-cell-address="Sheet1.M260"/>
          </calcext:conditional-format>
          <calcext:conditional-format calcext:target-range-address="Sheet1.M261:Sheet1.M261">
            <calcext:condition calcext:apply-style-name="Untitled2" calcext:value="=1" calcext:base-cell-address="Sheet1.M261"/>
          </calcext:conditional-format>
          <calcext:conditional-format calcext:target-range-address="Sheet1.M262:Sheet1.M262">
            <calcext:condition calcext:apply-style-name="Untitled2" calcext:value="=1" calcext:base-cell-address="Sheet1.M262"/>
          </calcext:conditional-format>
          <calcext:conditional-format calcext:target-range-address="Sheet1.M263:Sheet1.M263">
            <calcext:condition calcext:apply-style-name="Untitled2" calcext:value="=1" calcext:base-cell-address="Sheet1.M263"/>
          </calcext:conditional-format>
          <calcext:conditional-format calcext:target-range-address="Sheet1.M264:Sheet1.M264">
            <calcext:condition calcext:apply-style-name="Untitled2" calcext:value="=1" calcext:base-cell-address="Sheet1.M264"/>
          </calcext:conditional-format>
          <calcext:conditional-format calcext:target-range-address="Sheet1.M265:Sheet1.M265">
            <calcext:condition calcext:apply-style-name="Untitled2" calcext:value="=1" calcext:base-cell-address="Sheet1.M265"/>
          </calcext:conditional-format>
          <calcext:conditional-format calcext:target-range-address="Sheet1.M266:Sheet1.M266">
            <calcext:condition calcext:apply-style-name="Untitled2" calcext:value="=1" calcext:base-cell-address="Sheet1.M266"/>
          </calcext:conditional-format>
          <calcext:conditional-format calcext:target-range-address="Sheet1.M267:Sheet1.M267">
            <calcext:condition calcext:apply-style-name="Untitled2" calcext:value="=1" calcext:base-cell-address="Sheet1.M267"/>
          </calcext:conditional-format>
          <calcext:conditional-format calcext:target-range-address="Sheet1.M268:Sheet1.M268">
            <calcext:condition calcext:apply-style-name="Untitled2" calcext:value="=1" calcext:base-cell-address="Sheet1.M268"/>
          </calcext:conditional-format>
          <calcext:conditional-format calcext:target-range-address="Sheet1.M269:Sheet1.M269">
            <calcext:condition calcext:apply-style-name="Untitled2" calcext:value="=1" calcext:base-cell-address="Sheet1.M269"/>
          </calcext:conditional-format>
          <calcext:conditional-format calcext:target-range-address="Sheet1.M270:Sheet1.M270">
            <calcext:condition calcext:apply-style-name="Untitled2" calcext:value="=1" calcext:base-cell-address="Sheet1.M270"/>
          </calcext:conditional-format>
          <calcext:conditional-format calcext:target-range-address="Sheet1.M271:Sheet1.M271">
            <calcext:condition calcext:apply-style-name="Untitled2" calcext:value="=1" calcext:base-cell-address="Sheet1.M271"/>
          </calcext:conditional-format>
          <calcext:conditional-format calcext:target-range-address="Sheet1.M272:Sheet1.M272">
            <calcext:condition calcext:apply-style-name="Untitled2" calcext:value="=1" calcext:base-cell-address="Sheet1.M272"/>
          </calcext:conditional-format>
          <calcext:conditional-format calcext:target-range-address="Sheet1.M273:Sheet1.M273">
            <calcext:condition calcext:apply-style-name="Untitled2" calcext:value="=1" calcext:base-cell-address="Sheet1.M273"/>
          </calcext:conditional-format>
          <calcext:conditional-format calcext:target-range-address="Sheet1.M274:Sheet1.M274">
            <calcext:condition calcext:apply-style-name="Untitled2" calcext:value="=1" calcext:base-cell-address="Sheet1.M274"/>
          </calcext:conditional-format>
          <calcext:conditional-format calcext:target-range-address="Sheet1.M275:Sheet1.M275">
            <calcext:condition calcext:apply-style-name="Untitled2" calcext:value="=1" calcext:base-cell-address="Sheet1.M275"/>
          </calcext:conditional-format>
          <calcext:conditional-format calcext:target-range-address="Sheet1.M276:Sheet1.M276">
            <calcext:condition calcext:apply-style-name="Untitled2" calcext:value="=1" calcext:base-cell-address="Sheet1.M276"/>
          </calcext:conditional-format>
          <calcext:conditional-format calcext:target-range-address="Sheet1.M277:Sheet1.M277">
            <calcext:condition calcext:apply-style-name="Untitled2" calcext:value="=1" calcext:base-cell-address="Sheet1.M277"/>
          </calcext:conditional-format>
          <calcext:conditional-format calcext:target-range-address="Sheet1.M278:Sheet1.M278">
            <calcext:condition calcext:apply-style-name="Untitled2" calcext:value="=1" calcext:base-cell-address="Sheet1.M278"/>
          </calcext:conditional-format>
          <calcext:conditional-format calcext:target-range-address="Sheet1.M279:Sheet1.M279">
            <calcext:condition calcext:apply-style-name="Untitled2" calcext:value="=1" calcext:base-cell-address="Sheet1.M279"/>
          </calcext:conditional-format>
          <calcext:conditional-format calcext:target-range-address="Sheet1.M280:Sheet1.M280">
            <calcext:condition calcext:apply-style-name="Untitled2" calcext:value="=1" calcext:base-cell-address="Sheet1.M280"/>
          </calcext:conditional-format>
          <calcext:conditional-format calcext:target-range-address="Sheet1.M281:Sheet1.M281">
            <calcext:condition calcext:apply-style-name="Untitled2" calcext:value="=1" calcext:base-cell-address="Sheet1.M281"/>
          </calcext:conditional-format>
          <calcext:conditional-format calcext:target-range-address="Sheet1.M282:Sheet1.M282">
            <calcext:condition calcext:apply-style-name="Untitled2" calcext:value="=1" calcext:base-cell-address="Sheet1.M282"/>
          </calcext:conditional-format>
          <calcext:conditional-format calcext:target-range-address="Sheet1.M283:Sheet1.M283">
            <calcext:condition calcext:apply-style-name="Untitled2" calcext:value="=1" calcext:base-cell-address="Sheet1.M283"/>
          </calcext:conditional-format>
          <calcext:conditional-format calcext:target-range-address="Sheet1.M284:Sheet1.M284">
            <calcext:condition calcext:apply-style-name="Untitled2" calcext:value="=1" calcext:base-cell-address="Sheet1.M284"/>
          </calcext:conditional-format>
          <calcext:conditional-format calcext:target-range-address="Sheet1.M285:Sheet1.M285">
            <calcext:condition calcext:apply-style-name="Untitled2" calcext:value="=1" calcext:base-cell-address="Sheet1.M285"/>
          </calcext:conditional-format>
          <calcext:conditional-format calcext:target-range-address="Sheet1.M286:Sheet1.M286">
            <calcext:condition calcext:apply-style-name="Untitled2" calcext:value="=1" calcext:base-cell-address="Sheet1.M286"/>
          </calcext:conditional-format>
          <calcext:conditional-format calcext:target-range-address="Sheet1.M287:Sheet1.M287">
            <calcext:condition calcext:apply-style-name="Untitled2" calcext:value="=1" calcext:base-cell-address="Sheet1.M287"/>
          </calcext:conditional-format>
          <calcext:conditional-format calcext:target-range-address="Sheet1.M288:Sheet1.M288">
            <calcext:condition calcext:apply-style-name="Untitled2" calcext:value="=1" calcext:base-cell-address="Sheet1.M288"/>
          </calcext:conditional-format>
          <calcext:conditional-format calcext:target-range-address="Sheet1.M289:Sheet1.M289">
            <calcext:condition calcext:apply-style-name="Untitled2" calcext:value="=1" calcext:base-cell-address="Sheet1.M289"/>
          </calcext:conditional-format>
          <calcext:conditional-format calcext:target-range-address="Sheet1.M290:Sheet1.M290">
            <calcext:condition calcext:apply-style-name="Untitled2" calcext:value="=1" calcext:base-cell-address="Sheet1.M290"/>
          </calcext:conditional-format>
          <calcext:conditional-format calcext:target-range-address="Sheet1.M291:Sheet1.M291">
            <calcext:condition calcext:apply-style-name="Untitled2" calcext:value="=1" calcext:base-cell-address="Sheet1.M291"/>
          </calcext:conditional-format>
          <calcext:conditional-format calcext:target-range-address="Sheet1.M292:Sheet1.M292">
            <calcext:condition calcext:apply-style-name="Untitled2" calcext:value="=1" calcext:base-cell-address="Sheet1.M292"/>
          </calcext:conditional-format>
          <calcext:conditional-format calcext:target-range-address="Sheet1.M293:Sheet1.M293">
            <calcext:condition calcext:apply-style-name="Untitled2" calcext:value="=1" calcext:base-cell-address="Sheet1.M293"/>
          </calcext:conditional-format>
          <calcext:conditional-format calcext:target-range-address="Sheet1.M294:Sheet1.M294">
            <calcext:condition calcext:apply-style-name="Untitled2" calcext:value="=1" calcext:base-cell-address="Sheet1.M294"/>
          </calcext:conditional-format>
          <calcext:conditional-format calcext:target-range-address="Sheet1.M295:Sheet1.M295">
            <calcext:condition calcext:apply-style-name="Untitled2" calcext:value="=1" calcext:base-cell-address="Sheet1.M295"/>
          </calcext:conditional-format>
          <calcext:conditional-format calcext:target-range-address="Sheet1.M296:Sheet1.M296">
            <calcext:condition calcext:apply-style-name="Untitled2" calcext:value="=1" calcext:base-cell-address="Sheet1.M296"/>
          </calcext:conditional-format>
          <calcext:conditional-format calcext:target-range-address="Sheet1.M297:Sheet1.M297">
            <calcext:condition calcext:apply-style-name="Untitled2" calcext:value="=1" calcext:base-cell-address="Sheet1.M297"/>
          </calcext:conditional-format>
          <calcext:conditional-format calcext:target-range-address="Sheet1.M298:Sheet1.M298">
            <calcext:condition calcext:apply-style-name="Untitled2" calcext:value="=1" calcext:base-cell-address="Sheet1.M298"/>
          </calcext:conditional-format>
          <calcext:conditional-format calcext:target-range-address="Sheet1.M299:Sheet1.M299">
            <calcext:condition calcext:apply-style-name="Untitled2" calcext:value="=1" calcext:base-cell-address="Sheet1.M299"/>
          </calcext:conditional-format>
          <calcext:conditional-format calcext:target-range-address="Sheet1.M300:Sheet1.M300">
            <calcext:condition calcext:apply-style-name="Untitled2" calcext:value="=1" calcext:base-cell-address="Sheet1.M300"/>
          </calcext:conditional-format>
          <calcext:conditional-format calcext:target-range-address="Sheet1.M301:Sheet1.M301">
            <calcext:condition calcext:apply-style-name="Untitled2" calcext:value="=1" calcext:base-cell-address="Sheet1.M301"/>
          </calcext:conditional-format>
          <calcext:conditional-format calcext:target-range-address="Sheet1.M302:Sheet1.M302">
            <calcext:condition calcext:apply-style-name="Untitled2" calcext:value="=1" calcext:base-cell-address="Sheet1.M302"/>
          </calcext:conditional-format>
          <calcext:conditional-format calcext:target-range-address="Sheet1.M303:Sheet1.M303">
            <calcext:condition calcext:apply-style-name="Untitled2" calcext:value="=1" calcext:base-cell-address="Sheet1.M303"/>
          </calcext:conditional-format>
          <calcext:conditional-format calcext:target-range-address="Sheet1.M304:Sheet1.M304">
            <calcext:condition calcext:apply-style-name="Untitled2" calcext:value="=1" calcext:base-cell-address="Sheet1.M304"/>
          </calcext:conditional-format>
          <calcext:conditional-format calcext:target-range-address="Sheet1.M305:Sheet1.M305">
            <calcext:condition calcext:apply-style-name="Untitled2" calcext:value="=1" calcext:base-cell-address="Sheet1.M305"/>
          </calcext:conditional-format>
          <calcext:conditional-format calcext:target-range-address="Sheet1.M306:Sheet1.M306">
            <calcext:condition calcext:apply-style-name="Untitled2" calcext:value="=1" calcext:base-cell-address="Sheet1.M306"/>
          </calcext:conditional-format>
          <calcext:conditional-format calcext:target-range-address="Sheet1.M307:Sheet1.M307">
            <calcext:condition calcext:apply-style-name="Untitled2" calcext:value="=1" calcext:base-cell-address="Sheet1.M307"/>
          </calcext:conditional-format>
          <calcext:conditional-format calcext:target-range-address="Sheet1.M308:Sheet1.M308">
            <calcext:condition calcext:apply-style-name="Untitled2" calcext:value="=1" calcext:base-cell-address="Sheet1.M308"/>
          </calcext:conditional-format>
          <calcext:conditional-format calcext:target-range-address="Sheet1.M309:Sheet1.M309">
            <calcext:condition calcext:apply-style-name="Untitled2" calcext:value="=1" calcext:base-cell-address="Sheet1.M309"/>
          </calcext:conditional-format>
          <calcext:conditional-format calcext:target-range-address="Sheet1.M310:Sheet1.M310">
            <calcext:condition calcext:apply-style-name="Untitled2" calcext:value="=1" calcext:base-cell-address="Sheet1.M310"/>
          </calcext:conditional-format>
          <calcext:conditional-format calcext:target-range-address="Sheet1.M311:Sheet1.M311">
            <calcext:condition calcext:apply-style-name="Untitled2" calcext:value="=1" calcext:base-cell-address="Sheet1.M311"/>
          </calcext:conditional-format>
          <calcext:conditional-format calcext:target-range-address="Sheet1.M312:Sheet1.M312">
            <calcext:condition calcext:apply-style-name="Untitled2" calcext:value="=1" calcext:base-cell-address="Sheet1.M312"/>
          </calcext:conditional-format>
          <calcext:conditional-format calcext:target-range-address="Sheet1.M313:Sheet1.M313">
            <calcext:condition calcext:apply-style-name="Untitled2" calcext:value="=1" calcext:base-cell-address="Sheet1.M313"/>
          </calcext:conditional-format>
          <calcext:conditional-format calcext:target-range-address="Sheet1.M314:Sheet1.M314">
            <calcext:condition calcext:apply-style-name="Untitled2" calcext:value="=1" calcext:base-cell-address="Sheet1.M314"/>
          </calcext:conditional-format>
          <calcext:conditional-format calcext:target-range-address="Sheet1.M315:Sheet1.M315">
            <calcext:condition calcext:apply-style-name="Untitled2" calcext:value="=1" calcext:base-cell-address="Sheet1.M315"/>
          </calcext:conditional-format>
          <calcext:conditional-format calcext:target-range-address="Sheet1.M316:Sheet1.M316">
            <calcext:condition calcext:apply-style-name="Untitled2" calcext:value="=1" calcext:base-cell-address="Sheet1.M316"/>
          </calcext:conditional-format>
          <calcext:conditional-format calcext:target-range-address="Sheet1.M317:Sheet1.M317">
            <calcext:condition calcext:apply-style-name="Untitled2" calcext:value="=1" calcext:base-cell-address="Sheet1.M317"/>
          </calcext:conditional-format>
          <calcext:conditional-format calcext:target-range-address="Sheet1.M318:Sheet1.M318">
            <calcext:condition calcext:apply-style-name="Untitled2" calcext:value="=1" calcext:base-cell-address="Sheet1.M318"/>
          </calcext:conditional-format>
          <calcext:conditional-format calcext:target-range-address="Sheet1.M319:Sheet1.M319">
            <calcext:condition calcext:apply-style-name="Untitled2" calcext:value="=1" calcext:base-cell-address="Sheet1.M319"/>
          </calcext:conditional-format>
          <calcext:conditional-format calcext:target-range-address="Sheet1.M320:Sheet1.M320">
            <calcext:condition calcext:apply-style-name="Untitled2" calcext:value="=1" calcext:base-cell-address="Sheet1.M320"/>
          </calcext:conditional-format>
          <calcext:conditional-format calcext:target-range-address="Sheet1.M321:Sheet1.M321">
            <calcext:condition calcext:apply-style-name="Untitled2" calcext:value="=1" calcext:base-cell-address="Sheet1.M321"/>
          </calcext:conditional-format>
          <calcext:conditional-format calcext:target-range-address="Sheet1.M322:Sheet1.M322">
            <calcext:condition calcext:apply-style-name="Untitled2" calcext:value="=1" calcext:base-cell-address="Sheet1.M322"/>
          </calcext:conditional-format>
          <calcext:conditional-format calcext:target-range-address="Sheet1.M323:Sheet1.M323">
            <calcext:condition calcext:apply-style-name="Untitled2" calcext:value="=1" calcext:base-cell-address="Sheet1.M323"/>
          </calcext:conditional-format>
          <calcext:conditional-format calcext:target-range-address="Sheet1.M324:Sheet1.M324">
            <calcext:condition calcext:apply-style-name="Untitled2" calcext:value="=1" calcext:base-cell-address="Sheet1.M324"/>
          </calcext:conditional-format>
          <calcext:conditional-format calcext:target-range-address="Sheet1.M325:Sheet1.M325">
            <calcext:condition calcext:apply-style-name="Untitled2" calcext:value="=1" calcext:base-cell-address="Sheet1.M325"/>
          </calcext:conditional-format>
          <calcext:conditional-format calcext:target-range-address="Sheet1.M326:Sheet1.M326">
            <calcext:condition calcext:apply-style-name="Untitled2" calcext:value="=1" calcext:base-cell-address="Sheet1.M326"/>
          </calcext:conditional-format>
          <calcext:conditional-format calcext:target-range-address="Sheet1.M327:Sheet1.M327">
            <calcext:condition calcext:apply-style-name="Untitled2" calcext:value="=1" calcext:base-cell-address="Sheet1.M327"/>
          </calcext:conditional-format>
          <calcext:conditional-format calcext:target-range-address="Sheet1.M328:Sheet1.M328">
            <calcext:condition calcext:apply-style-name="Untitled2" calcext:value="=1" calcext:base-cell-address="Sheet1.M328"/>
          </calcext:conditional-format>
          <calcext:conditional-format calcext:target-range-address="Sheet1.M329:Sheet1.M329">
            <calcext:condition calcext:apply-style-name="Untitled2" calcext:value="=1" calcext:base-cell-address="Sheet1.M329"/>
          </calcext:conditional-format>
          <calcext:conditional-format calcext:target-range-address="Sheet1.M330:Sheet1.M330">
            <calcext:condition calcext:apply-style-name="Untitled2" calcext:value="=1" calcext:base-cell-address="Sheet1.M330"/>
          </calcext:conditional-format>
          <calcext:conditional-format calcext:target-range-address="Sheet1.M331:Sheet1.M331">
            <calcext:condition calcext:apply-style-name="Untitled2" calcext:value="=1" calcext:base-cell-address="Sheet1.M331"/>
          </calcext:conditional-format>
          <calcext:conditional-format calcext:target-range-address="Sheet1.M332:Sheet1.M332">
            <calcext:condition calcext:apply-style-name="Untitled2" calcext:value="=1" calcext:base-cell-address="Sheet1.M332"/>
          </calcext:conditional-format>
          <calcext:conditional-format calcext:target-range-address="Sheet1.M333:Sheet1.M333">
            <calcext:condition calcext:apply-style-name="Untitled2" calcext:value="=1" calcext:base-cell-address="Sheet1.M333"/>
          </calcext:conditional-format>
          <calcext:conditional-format calcext:target-range-address="Sheet1.M334:Sheet1.M334">
            <calcext:condition calcext:apply-style-name="Untitled2" calcext:value="=1" calcext:base-cell-address="Sheet1.M334"/>
          </calcext:conditional-format>
          <calcext:conditional-format calcext:target-range-address="Sheet1.M335:Sheet1.M335">
            <calcext:condition calcext:apply-style-name="Untitled2" calcext:value="=1" calcext:base-cell-address="Sheet1.M335"/>
          </calcext:conditional-format>
          <calcext:conditional-format calcext:target-range-address="Sheet1.M336:Sheet1.M336">
            <calcext:condition calcext:apply-style-name="Untitled2" calcext:value="=1" calcext:base-cell-address="Sheet1.M336"/>
          </calcext:conditional-format>
          <calcext:conditional-format calcext:target-range-address="Sheet1.M337:Sheet1.M337">
            <calcext:condition calcext:apply-style-name="Untitled2" calcext:value="=1" calcext:base-cell-address="Sheet1.M337"/>
          </calcext:conditional-format>
          <calcext:conditional-format calcext:target-range-address="Sheet1.M338:Sheet1.M338">
            <calcext:condition calcext:apply-style-name="Untitled2" calcext:value="=1" calcext:base-cell-address="Sheet1.M338"/>
          </calcext:conditional-format>
          <calcext:conditional-format calcext:target-range-address="Sheet1.M339:Sheet1.M339">
            <calcext:condition calcext:apply-style-name="Untitled2" calcext:value="=1" calcext:base-cell-address="Sheet1.M339"/>
          </calcext:conditional-format>
          <calcext:conditional-format calcext:target-range-address="Sheet1.M340:Sheet1.M340">
            <calcext:condition calcext:apply-style-name="Untitled2" calcext:value="=1" calcext:base-cell-address="Sheet1.M340"/>
          </calcext:conditional-format>
          <calcext:conditional-format calcext:target-range-address="Sheet1.M341:Sheet1.M341">
            <calcext:condition calcext:apply-style-name="Untitled2" calcext:value="=1" calcext:base-cell-address="Sheet1.M341"/>
          </calcext:conditional-format>
          <calcext:conditional-format calcext:target-range-address="Sheet1.M342:Sheet1.M342">
            <calcext:condition calcext:apply-style-name="Untitled2" calcext:value="=1" calcext:base-cell-address="Sheet1.M342"/>
          </calcext:conditional-format>
          <calcext:conditional-format calcext:target-range-address="Sheet1.M343:Sheet1.M343">
            <calcext:condition calcext:apply-style-name="Untitled2" calcext:value="=1" calcext:base-cell-address="Sheet1.M343"/>
          </calcext:conditional-format>
          <calcext:conditional-format calcext:target-range-address="Sheet1.M344:Sheet1.M344">
            <calcext:condition calcext:apply-style-name="Untitled2" calcext:value="=1" calcext:base-cell-address="Sheet1.M344"/>
          </calcext:conditional-format>
          <calcext:conditional-format calcext:target-range-address="Sheet1.M345:Sheet1.M345">
            <calcext:condition calcext:apply-style-name="Untitled2" calcext:value="=1" calcext:base-cell-address="Sheet1.M345"/>
          </calcext:conditional-format>
          <calcext:conditional-format calcext:target-range-address="Sheet1.M346:Sheet1.M346">
            <calcext:condition calcext:apply-style-name="Untitled2" calcext:value="=1" calcext:base-cell-address="Sheet1.M346"/>
          </calcext:conditional-format>
          <calcext:conditional-format calcext:target-range-address="Sheet1.M347:Sheet1.M347">
            <calcext:condition calcext:apply-style-name="Untitled2" calcext:value="=1" calcext:base-cell-address="Sheet1.M347"/>
          </calcext:conditional-format>
          <calcext:conditional-format calcext:target-range-address="Sheet1.M348:Sheet1.M348">
            <calcext:condition calcext:apply-style-name="Untitled2" calcext:value="=1" calcext:base-cell-address="Sheet1.M348"/>
          </calcext:conditional-format>
          <calcext:conditional-format calcext:target-range-address="Sheet1.M349:Sheet1.M349">
            <calcext:condition calcext:apply-style-name="Untitled2" calcext:value="=1" calcext:base-cell-address="Sheet1.M349"/>
          </calcext:conditional-format>
          <calcext:conditional-format calcext:target-range-address="Sheet1.M350:Sheet1.M350">
            <calcext:condition calcext:apply-style-name="Untitled2" calcext:value="=1" calcext:base-cell-address="Sheet1.M350"/>
          </calcext:conditional-format>
          <calcext:conditional-format calcext:target-range-address="Sheet1.M351:Sheet1.M351">
            <calcext:condition calcext:apply-style-name="Untitled2" calcext:value="=1" calcext:base-cell-address="Sheet1.M351"/>
          </calcext:conditional-format>
          <calcext:conditional-format calcext:target-range-address="Sheet1.M352:Sheet1.M352">
            <calcext:condition calcext:apply-style-name="Untitled2" calcext:value="=1" calcext:base-cell-address="Sheet1.M352"/>
          </calcext:conditional-format>
          <calcext:conditional-format calcext:target-range-address="Sheet1.M353:Sheet1.M353">
            <calcext:condition calcext:apply-style-name="Untitled2" calcext:value="=1" calcext:base-cell-address="Sheet1.M353"/>
          </calcext:conditional-format>
          <calcext:conditional-format calcext:target-range-address="Sheet1.M354:Sheet1.M354">
            <calcext:condition calcext:apply-style-name="Untitled2" calcext:value="=1" calcext:base-cell-address="Sheet1.M354"/>
          </calcext:conditional-format>
          <calcext:conditional-format calcext:target-range-address="Sheet1.M355:Sheet1.M355">
            <calcext:condition calcext:apply-style-name="Untitled2" calcext:value="=1" calcext:base-cell-address="Sheet1.M355"/>
          </calcext:conditional-format>
          <calcext:conditional-format calcext:target-range-address="Sheet1.M356:Sheet1.M356">
            <calcext:condition calcext:apply-style-name="Untitled2" calcext:value="=1" calcext:base-cell-address="Sheet1.M356"/>
          </calcext:conditional-format>
          <calcext:conditional-format calcext:target-range-address="Sheet1.M357:Sheet1.M357">
            <calcext:condition calcext:apply-style-name="Untitled2" calcext:value="=1" calcext:base-cell-address="Sheet1.M357"/>
          </calcext:conditional-format>
          <calcext:conditional-format calcext:target-range-address="Sheet1.M358:Sheet1.M358">
            <calcext:condition calcext:apply-style-name="Untitled2" calcext:value="=1" calcext:base-cell-address="Sheet1.M358"/>
          </calcext:conditional-format>
          <calcext:conditional-format calcext:target-range-address="Sheet1.M359:Sheet1.M359">
            <calcext:condition calcext:apply-style-name="Untitled2" calcext:value="=1" calcext:base-cell-address="Sheet1.M359"/>
          </calcext:conditional-format>
          <calcext:conditional-format calcext:target-range-address="Sheet1.M360:Sheet1.M360">
            <calcext:condition calcext:apply-style-name="Untitled2" calcext:value="=1" calcext:base-cell-address="Sheet1.M360"/>
          </calcext:conditional-format>
          <calcext:conditional-format calcext:target-range-address="Sheet1.M361:Sheet1.M361">
            <calcext:condition calcext:apply-style-name="Untitled2" calcext:value="=1" calcext:base-cell-address="Sheet1.M361"/>
          </calcext:conditional-format>
          <calcext:conditional-format calcext:target-range-address="Sheet1.M362:Sheet1.M362">
            <calcext:condition calcext:apply-style-name="Untitled2" calcext:value="=1" calcext:base-cell-address="Sheet1.M362"/>
          </calcext:conditional-format>
          <calcext:conditional-format calcext:target-range-address="Sheet1.M363:Sheet1.M363">
            <calcext:condition calcext:apply-style-name="Untitled2" calcext:value="=1" calcext:base-cell-address="Sheet1.M363"/>
          </calcext:conditional-format>
          <calcext:conditional-format calcext:target-range-address="Sheet1.M364:Sheet1.M364">
            <calcext:condition calcext:apply-style-name="Untitled2" calcext:value="=1" calcext:base-cell-address="Sheet1.M364"/>
          </calcext:conditional-format>
          <calcext:conditional-format calcext:target-range-address="Sheet1.M365:Sheet1.M365">
            <calcext:condition calcext:apply-style-name="Untitled2" calcext:value="=1" calcext:base-cell-address="Sheet1.M365"/>
          </calcext:conditional-format>
          <calcext:conditional-format calcext:target-range-address="Sheet1.M366:Sheet1.M366">
            <calcext:condition calcext:apply-style-name="Untitled2" calcext:value="=1" calcext:base-cell-address="Sheet1.M366"/>
          </calcext:conditional-format>
          <calcext:conditional-format calcext:target-range-address="Sheet1.M367:Sheet1.M367">
            <calcext:condition calcext:apply-style-name="Untitled2" calcext:value="=1" calcext:base-cell-address="Sheet1.M367"/>
          </calcext:conditional-format>
          <calcext:conditional-format calcext:target-range-address="Sheet1.M368:Sheet1.M368">
            <calcext:condition calcext:apply-style-name="Untitled2" calcext:value="=1" calcext:base-cell-address="Sheet1.M368"/>
          </calcext:conditional-format>
          <calcext:conditional-format calcext:target-range-address="Sheet1.M369:Sheet1.M369">
            <calcext:condition calcext:apply-style-name="Untitled2" calcext:value="=1" calcext:base-cell-address="Sheet1.M369"/>
          </calcext:conditional-format>
          <calcext:conditional-format calcext:target-range-address="Sheet1.M370:Sheet1.M370">
            <calcext:condition calcext:apply-style-name="Untitled2" calcext:value="=1" calcext:base-cell-address="Sheet1.M370"/>
          </calcext:conditional-format>
          <calcext:conditional-format calcext:target-range-address="Sheet1.M371:Sheet1.M371">
            <calcext:condition calcext:apply-style-name="Untitled2" calcext:value="=1" calcext:base-cell-address="Sheet1.M371"/>
          </calcext:conditional-format>
          <calcext:conditional-format calcext:target-range-address="Sheet1.M372:Sheet1.M372">
            <calcext:condition calcext:apply-style-name="Untitled2" calcext:value="=1" calcext:base-cell-address="Sheet1.M372"/>
          </calcext:conditional-format>
          <calcext:conditional-format calcext:target-range-address="Sheet1.M373:Sheet1.M373">
            <calcext:condition calcext:apply-style-name="Untitled2" calcext:value="=1" calcext:base-cell-address="Sheet1.M373"/>
          </calcext:conditional-format>
          <calcext:conditional-format calcext:target-range-address="Sheet1.M374:Sheet1.M374">
            <calcext:condition calcext:apply-style-name="Untitled2" calcext:value="=1" calcext:base-cell-address="Sheet1.M374"/>
          </calcext:conditional-format>
          <calcext:conditional-format calcext:target-range-address="Sheet1.M375:Sheet1.M375">
            <calcext:condition calcext:apply-style-name="Untitled2" calcext:value="=1" calcext:base-cell-address="Sheet1.M375"/>
          </calcext:conditional-format>
          <calcext:conditional-format calcext:target-range-address="Sheet1.M376:Sheet1.M376">
            <calcext:condition calcext:apply-style-name="Untitled2" calcext:value="=1" calcext:base-cell-address="Sheet1.M376"/>
          </calcext:conditional-format>
          <calcext:conditional-format calcext:target-range-address="Sheet1.M377:Sheet1.M377">
            <calcext:condition calcext:apply-style-name="Untitled2" calcext:value="=1" calcext:base-cell-address="Sheet1.M377"/>
          </calcext:conditional-format>
          <calcext:conditional-format calcext:target-range-address="Sheet1.M378:Sheet1.M378">
            <calcext:condition calcext:apply-style-name="Untitled2" calcext:value="=1" calcext:base-cell-address="Sheet1.M378"/>
          </calcext:conditional-format>
          <calcext:conditional-format calcext:target-range-address="Sheet1.M379:Sheet1.M379">
            <calcext:condition calcext:apply-style-name="Untitled2" calcext:value="=1" calcext:base-cell-address="Sheet1.M379"/>
          </calcext:conditional-format>
          <calcext:conditional-format calcext:target-range-address="Sheet1.M380:Sheet1.M380">
            <calcext:condition calcext:apply-style-name="Untitled2" calcext:value="=1" calcext:base-cell-address="Sheet1.M380"/>
          </calcext:conditional-format>
          <calcext:conditional-format calcext:target-range-address="Sheet1.M381:Sheet1.M381">
            <calcext:condition calcext:apply-style-name="Untitled2" calcext:value="=1" calcext:base-cell-address="Sheet1.M381"/>
          </calcext:conditional-format>
          <calcext:conditional-format calcext:target-range-address="Sheet1.M382:Sheet1.M382">
            <calcext:condition calcext:apply-style-name="Untitled2" calcext:value="=1" calcext:base-cell-address="Sheet1.M382"/>
          </calcext:conditional-format>
          <calcext:conditional-format calcext:target-range-address="Sheet1.M383:Sheet1.M383">
            <calcext:condition calcext:apply-style-name="Untitled2" calcext:value="=1" calcext:base-cell-address="Sheet1.M383"/>
          </calcext:conditional-format>
          <calcext:conditional-format calcext:target-range-address="Sheet1.M384:Sheet1.M384">
            <calcext:condition calcext:apply-style-name="Untitled2" calcext:value="=1" calcext:base-cell-address="Sheet1.M384"/>
          </calcext:conditional-format>
          <calcext:conditional-format calcext:target-range-address="Sheet1.M385:Sheet1.M385">
            <calcext:condition calcext:apply-style-name="Untitled2" calcext:value="=1" calcext:base-cell-address="Sheet1.M385"/>
          </calcext:conditional-format>
          <calcext:conditional-format calcext:target-range-address="Sheet1.M386:Sheet1.M386">
            <calcext:condition calcext:apply-style-name="Untitled2" calcext:value="=1" calcext:base-cell-address="Sheet1.M386"/>
          </calcext:conditional-format>
          <calcext:conditional-format calcext:target-range-address="Sheet1.M387:Sheet1.M387">
            <calcext:condition calcext:apply-style-name="Untitled2" calcext:value="=1" calcext:base-cell-address="Sheet1.M387"/>
          </calcext:conditional-format>
          <calcext:conditional-format calcext:target-range-address="Sheet1.M388:Sheet1.M388">
            <calcext:condition calcext:apply-style-name="Untitled2" calcext:value="=1" calcext:base-cell-address="Sheet1.M388"/>
          </calcext:conditional-format>
          <calcext:conditional-format calcext:target-range-address="Sheet1.M389:Sheet1.M389">
            <calcext:condition calcext:apply-style-name="Untitled2" calcext:value="=1" calcext:base-cell-address="Sheet1.M389"/>
          </calcext:conditional-format>
          <calcext:conditional-format calcext:target-range-address="Sheet1.M390:Sheet1.M390">
            <calcext:condition calcext:apply-style-name="Untitled2" calcext:value="=1" calcext:base-cell-address="Sheet1.M390"/>
          </calcext:conditional-format>
          <calcext:conditional-format calcext:target-range-address="Sheet1.M391:Sheet1.M391">
            <calcext:condition calcext:apply-style-name="Untitled2" calcext:value="=1" calcext:base-cell-address="Sheet1.M391"/>
          </calcext:conditional-format>
          <calcext:conditional-format calcext:target-range-address="Sheet1.M392:Sheet1.M392">
            <calcext:condition calcext:apply-style-name="Untitled2" calcext:value="=1" calcext:base-cell-address="Sheet1.M392"/>
          </calcext:conditional-format>
          <calcext:conditional-format calcext:target-range-address="Sheet1.M393:Sheet1.M393">
            <calcext:condition calcext:apply-style-name="Untitled2" calcext:value="=1" calcext:base-cell-address="Sheet1.M393"/>
          </calcext:conditional-format>
          <calcext:conditional-format calcext:target-range-address="Sheet1.M394:Sheet1.M394">
            <calcext:condition calcext:apply-style-name="Untitled2" calcext:value="=1" calcext:base-cell-address="Sheet1.M394"/>
          </calcext:conditional-format>
          <calcext:conditional-format calcext:target-range-address="Sheet1.M395:Sheet1.M395">
            <calcext:condition calcext:apply-style-name="Untitled2" calcext:value="=1" calcext:base-cell-address="Sheet1.M395"/>
          </calcext:conditional-format>
          <calcext:conditional-format calcext:target-range-address="Sheet1.M396:Sheet1.M396">
            <calcext:condition calcext:apply-style-name="Untitled2" calcext:value="=1" calcext:base-cell-address="Sheet1.M396"/>
          </calcext:conditional-format>
          <calcext:conditional-format calcext:target-range-address="Sheet1.M397:Sheet1.M397">
            <calcext:condition calcext:apply-style-name="Untitled2" calcext:value="=1" calcext:base-cell-address="Sheet1.M397"/>
          </calcext:conditional-format>
          <calcext:conditional-format calcext:target-range-address="Sheet1.M398:Sheet1.M398">
            <calcext:condition calcext:apply-style-name="Untitled2" calcext:value="=1" calcext:base-cell-address="Sheet1.M398"/>
          </calcext:conditional-format>
          <calcext:conditional-format calcext:target-range-address="Sheet1.M399:Sheet1.M399">
            <calcext:condition calcext:apply-style-name="Untitled2" calcext:value="=1" calcext:base-cell-address="Sheet1.M399"/>
          </calcext:conditional-format>
          <calcext:conditional-format calcext:target-range-address="Sheet1.M400:Sheet1.M400">
            <calcext:condition calcext:apply-style-name="Untitled2" calcext:value="=1" calcext:base-cell-address="Sheet1.M400"/>
          </calcext:conditional-format>
          <calcext:conditional-format calcext:target-range-address="Sheet1.M401:Sheet1.M401">
            <calcext:condition calcext:apply-style-name="Untitled2" calcext:value="=1" calcext:base-cell-address="Sheet1.M401"/>
          </calcext:conditional-format>
          <calcext:conditional-format calcext:target-range-address="Sheet1.M402:Sheet1.M402">
            <calcext:condition calcext:apply-style-name="Untitled2" calcext:value="=1" calcext:base-cell-address="Sheet1.M402"/>
          </calcext:conditional-format>
          <calcext:conditional-format calcext:target-range-address="Sheet1.M403:Sheet1.M403">
            <calcext:condition calcext:apply-style-name="Untitled2" calcext:value="=1" calcext:base-cell-address="Sheet1.M403"/>
          </calcext:conditional-format>
          <calcext:conditional-format calcext:target-range-address="Sheet1.M404:Sheet1.M404">
            <calcext:condition calcext:apply-style-name="Untitled2" calcext:value="=1" calcext:base-cell-address="Sheet1.M404"/>
          </calcext:conditional-format>
          <calcext:conditional-format calcext:target-range-address="Sheet1.M405:Sheet1.M405">
            <calcext:condition calcext:apply-style-name="Untitled2" calcext:value="=1" calcext:base-cell-address="Sheet1.M405"/>
          </calcext:conditional-format>
          <calcext:conditional-format calcext:target-range-address="Sheet1.M406:Sheet1.M406">
            <calcext:condition calcext:apply-style-name="Untitled2" calcext:value="=1" calcext:base-cell-address="Sheet1.M406"/>
          </calcext:conditional-format>
          <calcext:conditional-format calcext:target-range-address="Sheet1.M407:Sheet1.M407">
            <calcext:condition calcext:apply-style-name="Untitled2" calcext:value="=1" calcext:base-cell-address="Sheet1.M407"/>
          </calcext:conditional-format>
          <calcext:conditional-format calcext:target-range-address="Sheet1.M408:Sheet1.M408">
            <calcext:condition calcext:apply-style-name="Untitled2" calcext:value="=1" calcext:base-cell-address="Sheet1.M408"/>
          </calcext:conditional-format>
          <calcext:conditional-format calcext:target-range-address="Sheet1.M409:Sheet1.M409">
            <calcext:condition calcext:apply-style-name="Untitled2" calcext:value="=1" calcext:base-cell-address="Sheet1.M409"/>
          </calcext:conditional-format>
          <calcext:conditional-format calcext:target-range-address="Sheet1.M410:Sheet1.M410">
            <calcext:condition calcext:apply-style-name="Untitled2" calcext:value="=1" calcext:base-cell-address="Sheet1.M410"/>
          </calcext:conditional-format>
          <calcext:conditional-format calcext:target-range-address="Sheet1.M411:Sheet1.M411">
            <calcext:condition calcext:apply-style-name="Untitled2" calcext:value="=1" calcext:base-cell-address="Sheet1.M411"/>
          </calcext:conditional-format>
          <calcext:conditional-format calcext:target-range-address="Sheet1.M412:Sheet1.M412">
            <calcext:condition calcext:apply-style-name="Untitled2" calcext:value="=1" calcext:base-cell-address="Sheet1.M412"/>
          </calcext:conditional-format>
          <calcext:conditional-format calcext:target-range-address="Sheet1.M413:Sheet1.M413">
            <calcext:condition calcext:apply-style-name="Untitled2" calcext:value="=1" calcext:base-cell-address="Sheet1.M413"/>
          </calcext:conditional-format>
          <calcext:conditional-format calcext:target-range-address="Sheet1.M414:Sheet1.M414">
            <calcext:condition calcext:apply-style-name="Untitled2" calcext:value="=1" calcext:base-cell-address="Sheet1.M414"/>
          </calcext:conditional-format>
          <calcext:conditional-format calcext:target-range-address="Sheet1.M415:Sheet1.M415">
            <calcext:condition calcext:apply-style-name="Untitled2" calcext:value="=1" calcext:base-cell-address="Sheet1.M415"/>
          </calcext:conditional-format>
          <calcext:conditional-format calcext:target-range-address="Sheet1.M416:Sheet1.M416">
            <calcext:condition calcext:apply-style-name="Untitled2" calcext:value="=1" calcext:base-cell-address="Sheet1.M416"/>
          </calcext:conditional-format>
          <calcext:conditional-format calcext:target-range-address="Sheet1.M417:Sheet1.M417">
            <calcext:condition calcext:apply-style-name="Untitled2" calcext:value="=1" calcext:base-cell-address="Sheet1.M417"/>
          </calcext:conditional-format>
          <calcext:conditional-format calcext:target-range-address="Sheet1.M418:Sheet1.M418">
            <calcext:condition calcext:apply-style-name="Untitled2" calcext:value="=1" calcext:base-cell-address="Sheet1.M418"/>
          </calcext:conditional-format>
          <calcext:conditional-format calcext:target-range-address="Sheet1.M419:Sheet1.M419">
            <calcext:condition calcext:apply-style-name="Untitled2" calcext:value="=1" calcext:base-cell-address="Sheet1.M419"/>
          </calcext:conditional-format>
          <calcext:conditional-format calcext:target-range-address="Sheet1.M420:Sheet1.M420">
            <calcext:condition calcext:apply-style-name="Untitled2" calcext:value="=1" calcext:base-cell-address="Sheet1.M420"/>
          </calcext:conditional-format>
          <calcext:conditional-format calcext:target-range-address="Sheet1.M421:Sheet1.M421">
            <calcext:condition calcext:apply-style-name="Untitled2" calcext:value="=1" calcext:base-cell-address="Sheet1.M421"/>
          </calcext:conditional-format>
          <calcext:conditional-format calcext:target-range-address="Sheet1.M422:Sheet1.M422">
            <calcext:condition calcext:apply-style-name="Untitled2" calcext:value="=1" calcext:base-cell-address="Sheet1.M422"/>
          </calcext:conditional-format>
          <calcext:conditional-format calcext:target-range-address="Sheet1.M423:Sheet1.M423">
            <calcext:condition calcext:apply-style-name="Untitled2" calcext:value="=1" calcext:base-cell-address="Sheet1.M423"/>
          </calcext:conditional-format>
          <calcext:conditional-format calcext:target-range-address="Sheet1.M424:Sheet1.M424">
            <calcext:condition calcext:apply-style-name="Untitled2" calcext:value="=1" calcext:base-cell-address="Sheet1.M424"/>
          </calcext:conditional-format>
          <calcext:conditional-format calcext:target-range-address="Sheet1.M425:Sheet1.M425">
            <calcext:condition calcext:apply-style-name="Untitled2" calcext:value="=1" calcext:base-cell-address="Sheet1.M425"/>
          </calcext:conditional-format>
          <calcext:conditional-format calcext:target-range-address="Sheet1.M426:Sheet1.M426">
            <calcext:condition calcext:apply-style-name="Untitled2" calcext:value="=1" calcext:base-cell-address="Sheet1.M426"/>
          </calcext:conditional-format>
          <calcext:conditional-format calcext:target-range-address="Sheet1.M427:Sheet1.M427">
            <calcext:condition calcext:apply-style-name="Untitled2" calcext:value="=1" calcext:base-cell-address="Sheet1.M427"/>
          </calcext:conditional-format>
          <calcext:conditional-format calcext:target-range-address="Sheet1.M428:Sheet1.M428">
            <calcext:condition calcext:apply-style-name="Untitled2" calcext:value="=1" calcext:base-cell-address="Sheet1.M428"/>
          </calcext:conditional-format>
          <calcext:conditional-format calcext:target-range-address="Sheet1.M429:Sheet1.M429">
            <calcext:condition calcext:apply-style-name="Untitled2" calcext:value="=1" calcext:base-cell-address="Sheet1.M429"/>
          </calcext:conditional-format>
          <calcext:conditional-format calcext:target-range-address="Sheet1.M430:Sheet1.M430">
            <calcext:condition calcext:apply-style-name="Untitled2" calcext:value="=1" calcext:base-cell-address="Sheet1.M430"/>
          </calcext:conditional-format>
          <calcext:conditional-format calcext:target-range-address="Sheet1.M431:Sheet1.M431">
            <calcext:condition calcext:apply-style-name="Untitled2" calcext:value="=1" calcext:base-cell-address="Sheet1.M431"/>
          </calcext:conditional-format>
          <calcext:conditional-format calcext:target-range-address="Sheet1.M432:Sheet1.M432">
            <calcext:condition calcext:apply-style-name="Untitled2" calcext:value="=1" calcext:base-cell-address="Sheet1.M432"/>
          </calcext:conditional-format>
          <calcext:conditional-format calcext:target-range-address="Sheet1.M433:Sheet1.M433">
            <calcext:condition calcext:apply-style-name="Untitled2" calcext:value="=1" calcext:base-cell-address="Sheet1.M433"/>
          </calcext:conditional-format>
          <calcext:conditional-format calcext:target-range-address="Sheet1.M434:Sheet1.M434">
            <calcext:condition calcext:apply-style-name="Untitled2" calcext:value="=1" calcext:base-cell-address="Sheet1.M434"/>
          </calcext:conditional-format>
          <calcext:conditional-format calcext:target-range-address="Sheet1.M435:Sheet1.M435">
            <calcext:condition calcext:apply-style-name="Untitled2" calcext:value="=1" calcext:base-cell-address="Sheet1.M435"/>
          </calcext:conditional-format>
          <calcext:conditional-format calcext:target-range-address="Sheet1.M436:Sheet1.M436">
            <calcext:condition calcext:apply-style-name="Untitled2" calcext:value="=1" calcext:base-cell-address="Sheet1.M436"/>
          </calcext:conditional-format>
          <calcext:conditional-format calcext:target-range-address="Sheet1.M437:Sheet1.M437">
            <calcext:condition calcext:apply-style-name="Untitled2" calcext:value="=1" calcext:base-cell-address="Sheet1.M437"/>
          </calcext:conditional-format>
          <calcext:conditional-format calcext:target-range-address="Sheet1.M438:Sheet1.M438">
            <calcext:condition calcext:apply-style-name="Untitled2" calcext:value="=1" calcext:base-cell-address="Sheet1.M438"/>
          </calcext:conditional-format>
          <calcext:conditional-format calcext:target-range-address="Sheet1.M439:Sheet1.M439">
            <calcext:condition calcext:apply-style-name="Untitled2" calcext:value="=1" calcext:base-cell-address="Sheet1.M439"/>
          </calcext:conditional-format>
          <calcext:conditional-format calcext:target-range-address="Sheet1.M440:Sheet1.M440">
            <calcext:condition calcext:apply-style-name="Untitled2" calcext:value="=1" calcext:base-cell-address="Sheet1.M440"/>
          </calcext:conditional-format>
          <calcext:conditional-format calcext:target-range-address="Sheet1.M441:Sheet1.M441">
            <calcext:condition calcext:apply-style-name="Untitled2" calcext:value="=1" calcext:base-cell-address="Sheet1.M441"/>
          </calcext:conditional-format>
          <calcext:conditional-format calcext:target-range-address="Sheet1.M442:Sheet1.M442">
            <calcext:condition calcext:apply-style-name="Untitled2" calcext:value="=1" calcext:base-cell-address="Sheet1.M442"/>
          </calcext:conditional-format>
          <calcext:conditional-format calcext:target-range-address="Sheet1.M443:Sheet1.M443">
            <calcext:condition calcext:apply-style-name="Untitled2" calcext:value="=1" calcext:base-cell-address="Sheet1.M443"/>
          </calcext:conditional-format>
          <calcext:conditional-format calcext:target-range-address="Sheet1.M444:Sheet1.M444">
            <calcext:condition calcext:apply-style-name="Untitled2" calcext:value="=1" calcext:base-cell-address="Sheet1.M444"/>
          </calcext:conditional-format>
          <calcext:conditional-format calcext:target-range-address="Sheet1.M445:Sheet1.M445">
            <calcext:condition calcext:apply-style-name="Untitled2" calcext:value="=1" calcext:base-cell-address="Sheet1.M445"/>
          </calcext:conditional-format>
          <calcext:conditional-format calcext:target-range-address="Sheet1.M446:Sheet1.M446">
            <calcext:condition calcext:apply-style-name="Untitled2" calcext:value="=1" calcext:base-cell-address="Sheet1.M446"/>
          </calcext:conditional-format>
          <calcext:conditional-format calcext:target-range-address="Sheet1.M447:Sheet1.M447">
            <calcext:condition calcext:apply-style-name="Untitled2" calcext:value="=1" calcext:base-cell-address="Sheet1.M447"/>
          </calcext:conditional-format>
          <calcext:conditional-format calcext:target-range-address="Sheet1.M448:Sheet1.M448">
            <calcext:condition calcext:apply-style-name="Untitled2" calcext:value="=1" calcext:base-cell-address="Sheet1.M448"/>
          </calcext:conditional-format>
          <calcext:conditional-format calcext:target-range-address="Sheet1.M449:Sheet1.M449">
            <calcext:condition calcext:apply-style-name="Untitled2" calcext:value="=1" calcext:base-cell-address="Sheet1.M449"/>
          </calcext:conditional-format>
          <calcext:conditional-format calcext:target-range-address="Sheet1.M450:Sheet1.M450">
            <calcext:condition calcext:apply-style-name="Untitled2" calcext:value="=1" calcext:base-cell-address="Sheet1.M450"/>
          </calcext:conditional-format>
          <calcext:conditional-format calcext:target-range-address="Sheet1.M451:Sheet1.M451">
            <calcext:condition calcext:apply-style-name="Untitled2" calcext:value="=1" calcext:base-cell-address="Sheet1.M451"/>
          </calcext:conditional-format>
          <calcext:conditional-format calcext:target-range-address="Sheet1.M452:Sheet1.M452">
            <calcext:condition calcext:apply-style-name="Untitled2" calcext:value="=1" calcext:base-cell-address="Sheet1.M452"/>
          </calcext:conditional-format>
          <calcext:conditional-format calcext:target-range-address="Sheet1.M453:Sheet1.M453">
            <calcext:condition calcext:apply-style-name="Untitled2" calcext:value="=1" calcext:base-cell-address="Sheet1.M453"/>
          </calcext:conditional-format>
          <calcext:conditional-format calcext:target-range-address="Sheet1.M454:Sheet1.M454">
            <calcext:condition calcext:apply-style-name="Untitled2" calcext:value="=1" calcext:base-cell-address="Sheet1.M454"/>
          </calcext:conditional-format>
          <calcext:conditional-format calcext:target-range-address="Sheet1.M455:Sheet1.M455">
            <calcext:condition calcext:apply-style-name="Untitled2" calcext:value="=1" calcext:base-cell-address="Sheet1.M455"/>
          </calcext:conditional-format>
          <calcext:conditional-format calcext:target-range-address="Sheet1.M456:Sheet1.M456">
            <calcext:condition calcext:apply-style-name="Untitled2" calcext:value="=1" calcext:base-cell-address="Sheet1.M456"/>
          </calcext:conditional-format>
          <calcext:conditional-format calcext:target-range-address="Sheet1.M457:Sheet1.M457">
            <calcext:condition calcext:apply-style-name="Untitled2" calcext:value="=1" calcext:base-cell-address="Sheet1.M457"/>
          </calcext:conditional-format>
          <calcext:conditional-format calcext:target-range-address="Sheet1.M458:Sheet1.M458">
            <calcext:condition calcext:apply-style-name="Untitled2" calcext:value="=1" calcext:base-cell-address="Sheet1.M458"/>
          </calcext:conditional-format>
          <calcext:conditional-format calcext:target-range-address="Sheet1.M459:Sheet1.M459">
            <calcext:condition calcext:apply-style-name="Untitled2" calcext:value="=1" calcext:base-cell-address="Sheet1.M459"/>
          </calcext:conditional-format>
          <calcext:conditional-format calcext:target-range-address="Sheet1.M460:Sheet1.M460">
            <calcext:condition calcext:apply-style-name="Untitled2" calcext:value="=1" calcext:base-cell-address="Sheet1.M460"/>
          </calcext:conditional-format>
          <calcext:conditional-format calcext:target-range-address="Sheet1.M461:Sheet1.M461">
            <calcext:condition calcext:apply-style-name="Untitled2" calcext:value="=1" calcext:base-cell-address="Sheet1.M461"/>
          </calcext:conditional-format>
          <calcext:conditional-format calcext:target-range-address="Sheet1.M462:Sheet1.M462">
            <calcext:condition calcext:apply-style-name="Untitled2" calcext:value="=1" calcext:base-cell-address="Sheet1.M462"/>
          </calcext:conditional-format>
          <calcext:conditional-format calcext:target-range-address="Sheet1.M463:Sheet1.M463">
            <calcext:condition calcext:apply-style-name="Untitled2" calcext:value="=1" calcext:base-cell-address="Sheet1.M463"/>
          </calcext:conditional-format>
          <calcext:conditional-format calcext:target-range-address="Sheet1.M464:Sheet1.M464">
            <calcext:condition calcext:apply-style-name="Untitled2" calcext:value="=1" calcext:base-cell-address="Sheet1.M464"/>
          </calcext:conditional-format>
          <calcext:conditional-format calcext:target-range-address="Sheet1.M465:Sheet1.M465">
            <calcext:condition calcext:apply-style-name="Untitled2" calcext:value="=1" calcext:base-cell-address="Sheet1.M465"/>
          </calcext:conditional-format>
          <calcext:conditional-format calcext:target-range-address="Sheet1.M466:Sheet1.M466">
            <calcext:condition calcext:apply-style-name="Untitled2" calcext:value="=1" calcext:base-cell-address="Sheet1.M466"/>
          </calcext:conditional-format>
          <calcext:conditional-format calcext:target-range-address="Sheet1.M467:Sheet1.M467">
            <calcext:condition calcext:apply-style-name="Untitled2" calcext:value="=1" calcext:base-cell-address="Sheet1.M467"/>
          </calcext:conditional-format>
          <calcext:conditional-format calcext:target-range-address="Sheet1.M468:Sheet1.M468">
            <calcext:condition calcext:apply-style-name="Untitled2" calcext:value="=1" calcext:base-cell-address="Sheet1.M468"/>
          </calcext:conditional-format>
          <calcext:conditional-format calcext:target-range-address="Sheet1.M469:Sheet1.M469">
            <calcext:condition calcext:apply-style-name="Untitled2" calcext:value="=1" calcext:base-cell-address="Sheet1.M469"/>
          </calcext:conditional-format>
          <calcext:conditional-format calcext:target-range-address="Sheet1.M470:Sheet1.M470">
            <calcext:condition calcext:apply-style-name="Untitled2" calcext:value="=1" calcext:base-cell-address="Sheet1.M470"/>
          </calcext:conditional-format>
          <calcext:conditional-format calcext:target-range-address="Sheet1.M471:Sheet1.M471">
            <calcext:condition calcext:apply-style-name="Untitled2" calcext:value="=1" calcext:base-cell-address="Sheet1.M471"/>
          </calcext:conditional-format>
          <calcext:conditional-format calcext:target-range-address="Sheet1.M472:Sheet1.M472">
            <calcext:condition calcext:apply-style-name="Untitled2" calcext:value="=1" calcext:base-cell-address="Sheet1.M472"/>
          </calcext:conditional-format>
          <calcext:conditional-format calcext:target-range-address="Sheet1.M473:Sheet1.M473">
            <calcext:condition calcext:apply-style-name="Untitled2" calcext:value="=1" calcext:base-cell-address="Sheet1.M473"/>
          </calcext:conditional-format>
          <calcext:conditional-format calcext:target-range-address="Sheet1.M474:Sheet1.M474">
            <calcext:condition calcext:apply-style-name="Untitled2" calcext:value="=1" calcext:base-cell-address="Sheet1.M474"/>
          </calcext:conditional-format>
          <calcext:conditional-format calcext:target-range-address="Sheet1.M475:Sheet1.M475">
            <calcext:condition calcext:apply-style-name="Untitled2" calcext:value="=1" calcext:base-cell-address="Sheet1.M475"/>
          </calcext:conditional-format>
          <calcext:conditional-format calcext:target-range-address="Sheet1.M476:Sheet1.M476">
            <calcext:condition calcext:apply-style-name="Untitled2" calcext:value="=1" calcext:base-cell-address="Sheet1.M476"/>
          </calcext:conditional-format>
          <calcext:conditional-format calcext:target-range-address="Sheet1.M477:Sheet1.M477">
            <calcext:condition calcext:apply-style-name="Untitled2" calcext:value="=1" calcext:base-cell-address="Sheet1.M477"/>
          </calcext:conditional-format>
          <calcext:conditional-format calcext:target-range-address="Sheet1.M478:Sheet1.M478">
            <calcext:condition calcext:apply-style-name="Untitled2" calcext:value="=1" calcext:base-cell-address="Sheet1.M478"/>
          </calcext:conditional-format>
          <calcext:conditional-format calcext:target-range-address="Sheet1.M479:Sheet1.M479">
            <calcext:condition calcext:apply-style-name="Untitled2" calcext:value="=1" calcext:base-cell-address="Sheet1.M479"/>
          </calcext:conditional-format>
          <calcext:conditional-format calcext:target-range-address="Sheet1.M480:Sheet1.M480">
            <calcext:condition calcext:apply-style-name="Untitled2" calcext:value="=1" calcext:base-cell-address="Sheet1.M480"/>
          </calcext:conditional-format>
          <calcext:conditional-format calcext:target-range-address="Sheet1.M481:Sheet1.M481">
            <calcext:condition calcext:apply-style-name="Untitled2" calcext:value="=1" calcext:base-cell-address="Sheet1.M481"/>
          </calcext:conditional-format>
          <calcext:conditional-format calcext:target-range-address="Sheet1.M482:Sheet1.M482">
            <calcext:condition calcext:apply-style-name="Untitled2" calcext:value="=1" calcext:base-cell-address="Sheet1.M482"/>
          </calcext:conditional-format>
          <calcext:conditional-format calcext:target-range-address="Sheet1.M483:Sheet1.M483">
            <calcext:condition calcext:apply-style-name="Untitled2" calcext:value="=1" calcext:base-cell-address="Sheet1.M483"/>
          </calcext:conditional-format>
          <calcext:conditional-format calcext:target-range-address="Sheet1.M484:Sheet1.M484">
            <calcext:condition calcext:apply-style-name="Untitled2" calcext:value="=1" calcext:base-cell-address="Sheet1.M484"/>
          </calcext:conditional-format>
          <calcext:conditional-format calcext:target-range-address="Sheet1.M485:Sheet1.M485">
            <calcext:condition calcext:apply-style-name="Untitled2" calcext:value="=1" calcext:base-cell-address="Sheet1.M485"/>
          </calcext:conditional-format>
          <calcext:conditional-format calcext:target-range-address="Sheet1.M486:Sheet1.M486">
            <calcext:condition calcext:apply-style-name="Untitled2" calcext:value="=1" calcext:base-cell-address="Sheet1.M486"/>
          </calcext:conditional-format>
          <calcext:conditional-format calcext:target-range-address="Sheet1.M487:Sheet1.M487">
            <calcext:condition calcext:apply-style-name="Untitled2" calcext:value="=1" calcext:base-cell-address="Sheet1.M487"/>
          </calcext:conditional-format>
          <calcext:conditional-format calcext:target-range-address="Sheet1.M488:Sheet1.M488">
            <calcext:condition calcext:apply-style-name="Untitled2" calcext:value="=1" calcext:base-cell-address="Sheet1.M488"/>
          </calcext:conditional-format>
          <calcext:conditional-format calcext:target-range-address="Sheet1.M489:Sheet1.M489">
            <calcext:condition calcext:apply-style-name="Untitled2" calcext:value="=1" calcext:base-cell-address="Sheet1.M489"/>
          </calcext:conditional-format>
          <calcext:conditional-format calcext:target-range-address="Sheet1.M490:Sheet1.M490">
            <calcext:condition calcext:apply-style-name="Untitled2" calcext:value="=1" calcext:base-cell-address="Sheet1.M490"/>
          </calcext:conditional-format>
          <calcext:conditional-format calcext:target-range-address="Sheet1.M491:Sheet1.M491">
            <calcext:condition calcext:apply-style-name="Untitled2" calcext:value="=1" calcext:base-cell-address="Sheet1.M491"/>
          </calcext:conditional-format>
          <calcext:conditional-format calcext:target-range-address="Sheet1.M492:Sheet1.M492">
            <calcext:condition calcext:apply-style-name="Untitled2" calcext:value="=1" calcext:base-cell-address="Sheet1.M492"/>
          </calcext:conditional-format>
          <calcext:conditional-format calcext:target-range-address="Sheet1.M493:Sheet1.M493">
            <calcext:condition calcext:apply-style-name="Untitled2" calcext:value="=1" calcext:base-cell-address="Sheet1.M493"/>
          </calcext:conditional-format>
          <calcext:conditional-format calcext:target-range-address="Sheet1.M494:Sheet1.M494">
            <calcext:condition calcext:apply-style-name="Untitled2" calcext:value="=1" calcext:base-cell-address="Sheet1.M494"/>
          </calcext:conditional-format>
          <calcext:conditional-format calcext:target-range-address="Sheet1.M495:Sheet1.M495">
            <calcext:condition calcext:apply-style-name="Untitled2" calcext:value="=1" calcext:base-cell-address="Sheet1.M495"/>
          </calcext:conditional-format>
          <calcext:conditional-format calcext:target-range-address="Sheet1.M496:Sheet1.M496">
            <calcext:condition calcext:apply-style-name="Untitled2" calcext:value="=1" calcext:base-cell-address="Sheet1.M496"/>
          </calcext:conditional-format>
          <calcext:conditional-format calcext:target-range-address="Sheet1.M497:Sheet1.M497">
            <calcext:condition calcext:apply-style-name="Untitled2" calcext:value="=1" calcext:base-cell-address="Sheet1.M497"/>
          </calcext:conditional-format>
          <calcext:conditional-format calcext:target-range-address="Sheet1.M498:Sheet1.M498">
            <calcext:condition calcext:apply-style-name="Untitled2" calcext:value="=1" calcext:base-cell-address="Sheet1.M498"/>
          </calcext:conditional-format>
          <calcext:conditional-format calcext:target-range-address="Sheet1.M499:Sheet1.M499">
            <calcext:condition calcext:apply-style-name="Untitled2" calcext:value="=1" calcext:base-cell-address="Sheet1.M499"/>
          </calcext:conditional-format>
          <calcext:conditional-format calcext:target-range-address="Sheet1.M500:Sheet1.M500">
            <calcext:condition calcext:apply-style-name="Untitled2" calcext:value="=1" calcext:base-cell-address="Sheet1.M500"/>
          </calcext:conditional-format>
          <calcext:conditional-format calcext:target-range-address="Sheet1.M501:Sheet1.M501">
            <calcext:condition calcext:apply-style-name="Untitled2" calcext:value="=1" calcext:base-cell-address="Sheet1.M501"/>
          </calcext:conditional-format>
          <calcext:conditional-format calcext:target-range-address="Sheet1.M502:Sheet1.M502">
            <calcext:condition calcext:apply-style-name="Untitled2" calcext:value="=1" calcext:base-cell-address="Sheet1.M502"/>
          </calcext:conditional-format>
          <calcext:conditional-format calcext:target-range-address="Sheet1.M503:Sheet1.M503">
            <calcext:condition calcext:apply-style-name="Untitled2" calcext:value="=1" calcext:base-cell-address="Sheet1.M503"/>
          </calcext:conditional-format>
          <calcext:conditional-format calcext:target-range-address="Sheet1.M504:Sheet1.M504">
            <calcext:condition calcext:apply-style-name="Untitled2" calcext:value="=1" calcext:base-cell-address="Sheet1.M504"/>
          </calcext:conditional-format>
          <calcext:conditional-format calcext:target-range-address="Sheet1.M505:Sheet1.M505">
            <calcext:condition calcext:apply-style-name="Untitled2" calcext:value="=1" calcext:base-cell-address="Sheet1.M505"/>
          </calcext:conditional-format>
          <calcext:conditional-format calcext:target-range-address="Sheet1.M506:Sheet1.M506">
            <calcext:condition calcext:apply-style-name="Untitled2" calcext:value="=1" calcext:base-cell-address="Sheet1.M506"/>
          </calcext:conditional-format>
          <calcext:conditional-format calcext:target-range-address="Sheet1.M507:Sheet1.M507">
            <calcext:condition calcext:apply-style-name="Untitled2" calcext:value="=1" calcext:base-cell-address="Sheet1.M507"/>
          </calcext:conditional-format>
          <calcext:conditional-format calcext:target-range-address="Sheet1.M508:Sheet1.M508">
            <calcext:condition calcext:apply-style-name="Untitled2" calcext:value="=1" calcext:base-cell-address="Sheet1.M508"/>
          </calcext:conditional-format>
          <calcext:conditional-format calcext:target-range-address="Sheet1.M509:Sheet1.M509">
            <calcext:condition calcext:apply-style-name="Untitled2" calcext:value="=1" calcext:base-cell-address="Sheet1.M509"/>
          </calcext:conditional-format>
          <calcext:conditional-format calcext:target-range-address="Sheet1.M510:Sheet1.M510">
            <calcext:condition calcext:apply-style-name="Untitled2" calcext:value="=1" calcext:base-cell-address="Sheet1.M510"/>
          </calcext:conditional-format>
          <calcext:conditional-format calcext:target-range-address="Sheet1.M511:Sheet1.M511">
            <calcext:condition calcext:apply-style-name="Untitled2" calcext:value="=1" calcext:base-cell-address="Sheet1.M511"/>
          </calcext:conditional-format>
          <calcext:conditional-format calcext:target-range-address="Sheet1.M512:Sheet1.M512">
            <calcext:condition calcext:apply-style-name="Untitled2" calcext:value="=1" calcext:base-cell-address="Sheet1.M512"/>
          </calcext:conditional-format>
          <calcext:conditional-format calcext:target-range-address="Sheet1.M513:Sheet1.M513">
            <calcext:condition calcext:apply-style-name="Untitled2" calcext:value="=1" calcext:base-cell-address="Sheet1.M513"/>
          </calcext:conditional-format>
          <calcext:conditional-format calcext:target-range-address="Sheet1.M514:Sheet1.M514">
            <calcext:condition calcext:apply-style-name="Untitled2" calcext:value="=1" calcext:base-cell-address="Sheet1.M514"/>
          </calcext:conditional-format>
          <calcext:conditional-format calcext:target-range-address="Sheet1.M515:Sheet1.M515">
            <calcext:condition calcext:apply-style-name="Untitled2" calcext:value="=1" calcext:base-cell-address="Sheet1.M515"/>
          </calcext:conditional-format>
          <calcext:conditional-format calcext:target-range-address="Sheet1.M516:Sheet1.M516">
            <calcext:condition calcext:apply-style-name="Untitled2" calcext:value="=1" calcext:base-cell-address="Sheet1.M516"/>
          </calcext:conditional-format>
          <calcext:conditional-format calcext:target-range-address="Sheet1.M517:Sheet1.M517">
            <calcext:condition calcext:apply-style-name="Untitled2" calcext:value="=1" calcext:base-cell-address="Sheet1.M517"/>
          </calcext:conditional-format>
          <calcext:conditional-format calcext:target-range-address="Sheet1.M518:Sheet1.M518">
            <calcext:condition calcext:apply-style-name="Untitled2" calcext:value="=1" calcext:base-cell-address="Sheet1.M518"/>
          </calcext:conditional-format>
          <calcext:conditional-format calcext:target-range-address="Sheet1.M519:Sheet1.M519">
            <calcext:condition calcext:apply-style-name="Untitled2" calcext:value="=1" calcext:base-cell-address="Sheet1.M519"/>
          </calcext:conditional-format>
          <calcext:conditional-format calcext:target-range-address="Sheet1.M520:Sheet1.M520">
            <calcext:condition calcext:apply-style-name="Untitled2" calcext:value="=1" calcext:base-cell-address="Sheet1.M520"/>
          </calcext:conditional-format>
          <calcext:conditional-format calcext:target-range-address="Sheet1.M521:Sheet1.M521">
            <calcext:condition calcext:apply-style-name="Untitled2" calcext:value="=1" calcext:base-cell-address="Sheet1.M521"/>
          </calcext:conditional-format>
          <calcext:conditional-format calcext:target-range-address="Sheet1.M522:Sheet1.M522">
            <calcext:condition calcext:apply-style-name="Untitled2" calcext:value="=1" calcext:base-cell-address="Sheet1.M522"/>
          </calcext:conditional-format>
          <calcext:conditional-format calcext:target-range-address="Sheet1.M523:Sheet1.M523">
            <calcext:condition calcext:apply-style-name="Untitled2" calcext:value="=1" calcext:base-cell-address="Sheet1.M523"/>
          </calcext:conditional-format>
          <calcext:conditional-format calcext:target-range-address="Sheet1.M524:Sheet1.M524">
            <calcext:condition calcext:apply-style-name="Untitled2" calcext:value="=1" calcext:base-cell-address="Sheet1.M524"/>
          </calcext:conditional-format>
          <calcext:conditional-format calcext:target-range-address="Sheet1.M525:Sheet1.M525">
            <calcext:condition calcext:apply-style-name="Untitled2" calcext:value="=1" calcext:base-cell-address="Sheet1.M525"/>
          </calcext:conditional-format>
          <calcext:conditional-format calcext:target-range-address="Sheet1.M526:Sheet1.M526">
            <calcext:condition calcext:apply-style-name="Untitled2" calcext:value="=1" calcext:base-cell-address="Sheet1.M526"/>
          </calcext:conditional-format>
          <calcext:conditional-format calcext:target-range-address="Sheet1.M527:Sheet1.M527">
            <calcext:condition calcext:apply-style-name="Untitled2" calcext:value="=1" calcext:base-cell-address="Sheet1.M527"/>
          </calcext:conditional-format>
          <calcext:conditional-format calcext:target-range-address="Sheet1.M528:Sheet1.M528">
            <calcext:condition calcext:apply-style-name="Untitled2" calcext:value="=1" calcext:base-cell-address="Sheet1.M528"/>
          </calcext:conditional-format>
          <calcext:conditional-format calcext:target-range-address="Sheet1.M529:Sheet1.M529">
            <calcext:condition calcext:apply-style-name="Untitled2" calcext:value="=1" calcext:base-cell-address="Sheet1.M529"/>
          </calcext:conditional-format>
          <calcext:conditional-format calcext:target-range-address="Sheet1.M530:Sheet1.M530">
            <calcext:condition calcext:apply-style-name="Untitled2" calcext:value="=1" calcext:base-cell-address="Sheet1.M530"/>
          </calcext:conditional-format>
          <calcext:conditional-format calcext:target-range-address="Sheet1.M531:Sheet1.M531">
            <calcext:condition calcext:apply-style-name="Untitled2" calcext:value="=1" calcext:base-cell-address="Sheet1.M531"/>
          </calcext:conditional-format>
          <calcext:conditional-format calcext:target-range-address="Sheet1.M532:Sheet1.M532">
            <calcext:condition calcext:apply-style-name="Untitled2" calcext:value="=1" calcext:base-cell-address="Sheet1.M532"/>
          </calcext:conditional-format>
          <calcext:conditional-format calcext:target-range-address="Sheet1.M533:Sheet1.M533">
            <calcext:condition calcext:apply-style-name="Untitled2" calcext:value="=1" calcext:base-cell-address="Sheet1.M533"/>
          </calcext:conditional-format>
          <calcext:conditional-format calcext:target-range-address="Sheet1.M534:Sheet1.M534">
            <calcext:condition calcext:apply-style-name="Untitled2" calcext:value="=1" calcext:base-cell-address="Sheet1.M534"/>
          </calcext:conditional-format>
          <calcext:conditional-format calcext:target-range-address="Sheet1.M535:Sheet1.M535">
            <calcext:condition calcext:apply-style-name="Untitled2" calcext:value="=1" calcext:base-cell-address="Sheet1.M535"/>
          </calcext:conditional-format>
          <calcext:conditional-format calcext:target-range-address="Sheet1.M536:Sheet1.M536">
            <calcext:condition calcext:apply-style-name="Untitled2" calcext:value="=1" calcext:base-cell-address="Sheet1.M536"/>
          </calcext:conditional-format>
          <calcext:conditional-format calcext:target-range-address="Sheet1.M537:Sheet1.M537">
            <calcext:condition calcext:apply-style-name="Untitled2" calcext:value="=1" calcext:base-cell-address="Sheet1.M537"/>
          </calcext:conditional-format>
          <calcext:conditional-format calcext:target-range-address="Sheet1.M538:Sheet1.M538">
            <calcext:condition calcext:apply-style-name="Untitled2" calcext:value="=1" calcext:base-cell-address="Sheet1.M538"/>
          </calcext:conditional-format>
          <calcext:conditional-format calcext:target-range-address="Sheet1.M539:Sheet1.M539">
            <calcext:condition calcext:apply-style-name="Untitled2" calcext:value="=1" calcext:base-cell-address="Sheet1.M539"/>
          </calcext:conditional-format>
          <calcext:conditional-format calcext:target-range-address="Sheet1.M540:Sheet1.M540">
            <calcext:condition calcext:apply-style-name="Untitled2" calcext:value="=1" calcext:base-cell-address="Sheet1.M540"/>
          </calcext:conditional-format>
          <calcext:conditional-format calcext:target-range-address="Sheet1.M541:Sheet1.M541">
            <calcext:condition calcext:apply-style-name="Untitled2" calcext:value="=1" calcext:base-cell-address="Sheet1.M541"/>
          </calcext:conditional-format>
          <calcext:conditional-format calcext:target-range-address="Sheet1.M542:Sheet1.M542">
            <calcext:condition calcext:apply-style-name="Untitled2" calcext:value="=1" calcext:base-cell-address="Sheet1.M542"/>
          </calcext:conditional-format>
          <calcext:conditional-format calcext:target-range-address="Sheet1.M543:Sheet1.M543">
            <calcext:condition calcext:apply-style-name="Untitled2" calcext:value="=1" calcext:base-cell-address="Sheet1.M543"/>
          </calcext:conditional-format>
          <calcext:conditional-format calcext:target-range-address="Sheet1.M544:Sheet1.M544">
            <calcext:condition calcext:apply-style-name="Untitled2" calcext:value="=1" calcext:base-cell-address="Sheet1.M544"/>
          </calcext:conditional-format>
          <calcext:conditional-format calcext:target-range-address="Sheet1.M545:Sheet1.M545">
            <calcext:condition calcext:apply-style-name="Untitled2" calcext:value="=1" calcext:base-cell-address="Sheet1.M545"/>
          </calcext:conditional-format>
          <calcext:conditional-format calcext:target-range-address="Sheet1.M546:Sheet1.M546">
            <calcext:condition calcext:apply-style-name="Untitled2" calcext:value="=1" calcext:base-cell-address="Sheet1.M546"/>
          </calcext:conditional-format>
          <calcext:conditional-format calcext:target-range-address="Sheet1.M547:Sheet1.M547">
            <calcext:condition calcext:apply-style-name="Untitled2" calcext:value="=1" calcext:base-cell-address="Sheet1.M547"/>
          </calcext:conditional-format>
          <calcext:conditional-format calcext:target-range-address="Sheet1.M548:Sheet1.M548">
            <calcext:condition calcext:apply-style-name="Untitled2" calcext:value="=1" calcext:base-cell-address="Sheet1.M548"/>
          </calcext:conditional-format>
          <calcext:conditional-format calcext:target-range-address="Sheet1.M549:Sheet1.M549">
            <calcext:condition calcext:apply-style-name="Untitled2" calcext:value="=1" calcext:base-cell-address="Sheet1.M549"/>
          </calcext:conditional-format>
          <calcext:conditional-format calcext:target-range-address="Sheet1.M550:Sheet1.M550">
            <calcext:condition calcext:apply-style-name="Untitled2" calcext:value="=1" calcext:base-cell-address="Sheet1.M550"/>
          </calcext:conditional-format>
          <calcext:conditional-format calcext:target-range-address="Sheet1.M551:Sheet1.M551">
            <calcext:condition calcext:apply-style-name="Untitled2" calcext:value="=1" calcext:base-cell-address="Sheet1.M551"/>
          </calcext:conditional-format>
          <calcext:conditional-format calcext:target-range-address="Sheet1.M552:Sheet1.M552">
            <calcext:condition calcext:apply-style-name="Untitled2" calcext:value="=1" calcext:base-cell-address="Sheet1.M552"/>
          </calcext:conditional-format>
          <calcext:conditional-format calcext:target-range-address="Sheet1.M553:Sheet1.M553">
            <calcext:condition calcext:apply-style-name="Untitled2" calcext:value="=1" calcext:base-cell-address="Sheet1.M553"/>
          </calcext:conditional-format>
          <calcext:conditional-format calcext:target-range-address="Sheet1.M554:Sheet1.M554">
            <calcext:condition calcext:apply-style-name="Untitled2" calcext:value="=1" calcext:base-cell-address="Sheet1.M554"/>
          </calcext:conditional-format>
          <calcext:conditional-format calcext:target-range-address="Sheet1.M555:Sheet1.M555">
            <calcext:condition calcext:apply-style-name="Untitled2" calcext:value="=1" calcext:base-cell-address="Sheet1.M555"/>
          </calcext:conditional-format>
          <calcext:conditional-format calcext:target-range-address="Sheet1.M556:Sheet1.M556">
            <calcext:condition calcext:apply-style-name="Untitled2" calcext:value="=1" calcext:base-cell-address="Sheet1.M556"/>
          </calcext:conditional-format>
          <calcext:conditional-format calcext:target-range-address="Sheet1.M557:Sheet1.M557">
            <calcext:condition calcext:apply-style-name="Untitled2" calcext:value="=1" calcext:base-cell-address="Sheet1.M557"/>
          </calcext:conditional-format>
          <calcext:conditional-format calcext:target-range-address="Sheet1.M558:Sheet1.M558">
            <calcext:condition calcext:apply-style-name="Untitled2" calcext:value="=1" calcext:base-cell-address="Sheet1.M558"/>
          </calcext:conditional-format>
          <calcext:conditional-format calcext:target-range-address="Sheet1.M559:Sheet1.M559">
            <calcext:condition calcext:apply-style-name="Untitled2" calcext:value="=1" calcext:base-cell-address="Sheet1.M559"/>
          </calcext:conditional-format>
          <calcext:conditional-format calcext:target-range-address="Sheet1.M560:Sheet1.M560">
            <calcext:condition calcext:apply-style-name="Untitled2" calcext:value="=1" calcext:base-cell-address="Sheet1.M560"/>
          </calcext:conditional-format>
          <calcext:conditional-format calcext:target-range-address="Sheet1.M561:Sheet1.M561">
            <calcext:condition calcext:apply-style-name="Untitled2" calcext:value="=1" calcext:base-cell-address="Sheet1.M561"/>
          </calcext:conditional-format>
          <calcext:conditional-format calcext:target-range-address="Sheet1.M562:Sheet1.M562">
            <calcext:condition calcext:apply-style-name="Untitled2" calcext:value="=1" calcext:base-cell-address="Sheet1.M562"/>
          </calcext:conditional-format>
          <calcext:conditional-format calcext:target-range-address="Sheet1.M563:Sheet1.M563">
            <calcext:condition calcext:apply-style-name="Untitled2" calcext:value="=1" calcext:base-cell-address="Sheet1.M563"/>
          </calcext:conditional-format>
          <calcext:conditional-format calcext:target-range-address="Sheet1.M564:Sheet1.M564">
            <calcext:condition calcext:apply-style-name="Untitled2" calcext:value="=1" calcext:base-cell-address="Sheet1.M564"/>
          </calcext:conditional-format>
          <calcext:conditional-format calcext:target-range-address="Sheet1.M565:Sheet1.M565">
            <calcext:condition calcext:apply-style-name="Untitled2" calcext:value="=1" calcext:base-cell-address="Sheet1.M565"/>
          </calcext:conditional-format>
          <calcext:conditional-format calcext:target-range-address="Sheet1.M566:Sheet1.M566">
            <calcext:condition calcext:apply-style-name="Untitled2" calcext:value="=1" calcext:base-cell-address="Sheet1.M566"/>
          </calcext:conditional-format>
          <calcext:conditional-format calcext:target-range-address="Sheet1.M567:Sheet1.M567">
            <calcext:condition calcext:apply-style-name="Untitled2" calcext:value="=1" calcext:base-cell-address="Sheet1.M567"/>
          </calcext:conditional-format>
          <calcext:conditional-format calcext:target-range-address="Sheet1.M568:Sheet1.M568">
            <calcext:condition calcext:apply-style-name="Untitled2" calcext:value="=1" calcext:base-cell-address="Sheet1.M568"/>
          </calcext:conditional-format>
          <calcext:conditional-format calcext:target-range-address="Sheet1.M569:Sheet1.M569">
            <calcext:condition calcext:apply-style-name="Untitled2" calcext:value="=1" calcext:base-cell-address="Sheet1.M569"/>
          </calcext:conditional-format>
          <calcext:conditional-format calcext:target-range-address="Sheet1.M570:Sheet1.M570">
            <calcext:condition calcext:apply-style-name="Untitled2" calcext:value="=1" calcext:base-cell-address="Sheet1.M570"/>
          </calcext:conditional-format>
          <calcext:conditional-format calcext:target-range-address="Sheet1.M571:Sheet1.M571">
            <calcext:condition calcext:apply-style-name="Untitled2" calcext:value="=1" calcext:base-cell-address="Sheet1.M571"/>
          </calcext:conditional-format>
          <calcext:conditional-format calcext:target-range-address="Sheet1.M572:Sheet1.M572">
            <calcext:condition calcext:apply-style-name="Untitled2" calcext:value="=1" calcext:base-cell-address="Sheet1.M572"/>
          </calcext:conditional-format>
          <calcext:conditional-format calcext:target-range-address="Sheet1.M573:Sheet1.M573">
            <calcext:condition calcext:apply-style-name="Untitled2" calcext:value="=1" calcext:base-cell-address="Sheet1.M573"/>
          </calcext:conditional-format>
          <calcext:conditional-format calcext:target-range-address="Sheet1.M574:Sheet1.M574">
            <calcext:condition calcext:apply-style-name="Untitled2" calcext:value="=1" calcext:base-cell-address="Sheet1.M574"/>
          </calcext:conditional-format>
          <calcext:conditional-format calcext:target-range-address="Sheet1.M575:Sheet1.M575">
            <calcext:condition calcext:apply-style-name="Untitled2" calcext:value="=1" calcext:base-cell-address="Sheet1.M575"/>
          </calcext:conditional-format>
          <calcext:conditional-format calcext:target-range-address="Sheet1.M576:Sheet1.M576">
            <calcext:condition calcext:apply-style-name="Untitled2" calcext:value="=1" calcext:base-cell-address="Sheet1.M576"/>
          </calcext:conditional-format>
          <calcext:conditional-format calcext:target-range-address="Sheet1.M577:Sheet1.M577">
            <calcext:condition calcext:apply-style-name="Untitled2" calcext:value="=1" calcext:base-cell-address="Sheet1.M577"/>
          </calcext:conditional-format>
          <calcext:conditional-format calcext:target-range-address="Sheet1.M578:Sheet1.M578">
            <calcext:condition calcext:apply-style-name="Untitled2" calcext:value="=1" calcext:base-cell-address="Sheet1.M578"/>
          </calcext:conditional-format>
          <calcext:conditional-format calcext:target-range-address="Sheet1.M579:Sheet1.M579">
            <calcext:condition calcext:apply-style-name="Untitled2" calcext:value="=1" calcext:base-cell-address="Sheet1.M579"/>
          </calcext:conditional-format>
          <calcext:conditional-format calcext:target-range-address="Sheet1.M580:Sheet1.M580">
            <calcext:condition calcext:apply-style-name="Untitled2" calcext:value="=1" calcext:base-cell-address="Sheet1.M580"/>
          </calcext:conditional-format>
          <calcext:conditional-format calcext:target-range-address="Sheet1.M581:Sheet1.M581">
            <calcext:condition calcext:apply-style-name="Untitled2" calcext:value="=1" calcext:base-cell-address="Sheet1.M581"/>
          </calcext:conditional-format>
          <calcext:conditional-format calcext:target-range-address="Sheet1.M582:Sheet1.M582">
            <calcext:condition calcext:apply-style-name="Untitled2" calcext:value="=1" calcext:base-cell-address="Sheet1.M582"/>
          </calcext:conditional-format>
          <calcext:conditional-format calcext:target-range-address="Sheet1.M583:Sheet1.M583">
            <calcext:condition calcext:apply-style-name="Untitled2" calcext:value="=1" calcext:base-cell-address="Sheet1.M583"/>
          </calcext:conditional-format>
          <calcext:conditional-format calcext:target-range-address="Sheet1.M584:Sheet1.M584">
            <calcext:condition calcext:apply-style-name="Untitled2" calcext:value="=1" calcext:base-cell-address="Sheet1.M584"/>
          </calcext:conditional-format>
          <calcext:conditional-format calcext:target-range-address="Sheet1.M585:Sheet1.M585">
            <calcext:condition calcext:apply-style-name="Untitled2" calcext:value="=1" calcext:base-cell-address="Sheet1.M585"/>
          </calcext:conditional-format>
          <calcext:conditional-format calcext:target-range-address="Sheet1.M586:Sheet1.M586">
            <calcext:condition calcext:apply-style-name="Untitled2" calcext:value="=1" calcext:base-cell-address="Sheet1.M586"/>
          </calcext:conditional-format>
          <calcext:conditional-format calcext:target-range-address="Sheet1.M587:Sheet1.M587">
            <calcext:condition calcext:apply-style-name="Untitled2" calcext:value="=1" calcext:base-cell-address="Sheet1.M587"/>
          </calcext:conditional-format>
          <calcext:conditional-format calcext:target-range-address="Sheet1.M588:Sheet1.M588">
            <calcext:condition calcext:apply-style-name="Untitled2" calcext:value="=1" calcext:base-cell-address="Sheet1.M588"/>
          </calcext:conditional-format>
          <calcext:conditional-format calcext:target-range-address="Sheet1.M589:Sheet1.M589">
            <calcext:condition calcext:apply-style-name="Untitled2" calcext:value="=1" calcext:base-cell-address="Sheet1.M589"/>
          </calcext:conditional-format>
          <calcext:conditional-format calcext:target-range-address="Sheet1.M590:Sheet1.M590">
            <calcext:condition calcext:apply-style-name="Untitled2" calcext:value="=1" calcext:base-cell-address="Sheet1.M590"/>
          </calcext:conditional-format>
          <calcext:conditional-format calcext:target-range-address="Sheet1.M591:Sheet1.M591">
            <calcext:condition calcext:apply-style-name="Untitled2" calcext:value="=1" calcext:base-cell-address="Sheet1.M591"/>
          </calcext:conditional-format>
          <calcext:conditional-format calcext:target-range-address="Sheet1.M592:Sheet1.M592">
            <calcext:condition calcext:apply-style-name="Untitled2" calcext:value="=1" calcext:base-cell-address="Sheet1.M592"/>
          </calcext:conditional-format>
          <calcext:conditional-format calcext:target-range-address="Sheet1.M593:Sheet1.M593">
            <calcext:condition calcext:apply-style-name="Untitled2" calcext:value="=1" calcext:base-cell-address="Sheet1.M593"/>
          </calcext:conditional-format>
          <calcext:conditional-format calcext:target-range-address="Sheet1.M594:Sheet1.M594">
            <calcext:condition calcext:apply-style-name="Untitled2" calcext:value="=1" calcext:base-cell-address="Sheet1.M594"/>
          </calcext:conditional-format>
          <calcext:conditional-format calcext:target-range-address="Sheet1.M595:Sheet1.M595">
            <calcext:condition calcext:apply-style-name="Untitled2" calcext:value="=1" calcext:base-cell-address="Sheet1.M595"/>
          </calcext:conditional-format>
          <calcext:conditional-format calcext:target-range-address="Sheet1.M596:Sheet1.M596">
            <calcext:condition calcext:apply-style-name="Untitled2" calcext:value="=1" calcext:base-cell-address="Sheet1.M596"/>
          </calcext:conditional-format>
          <calcext:conditional-format calcext:target-range-address="Sheet1.M597:Sheet1.M597">
            <calcext:condition calcext:apply-style-name="Untitled2" calcext:value="=1" calcext:base-cell-address="Sheet1.M597"/>
          </calcext:conditional-format>
          <calcext:conditional-format calcext:target-range-address="Sheet1.M598:Sheet1.M598">
            <calcext:condition calcext:apply-style-name="Untitled2" calcext:value="=1" calcext:base-cell-address="Sheet1.M598"/>
          </calcext:conditional-format>
          <calcext:conditional-format calcext:target-range-address="Sheet1.M599:Sheet1.M599">
            <calcext:condition calcext:apply-style-name="Untitled2" calcext:value="=1" calcext:base-cell-address="Sheet1.M599"/>
          </calcext:conditional-format>
          <calcext:conditional-format calcext:target-range-address="Sheet1.M600:Sheet1.M600">
            <calcext:condition calcext:apply-style-name="Untitled2" calcext:value="=1" calcext:base-cell-address="Sheet1.M600"/>
          </calcext:conditional-format>
          <calcext:conditional-format calcext:target-range-address="Sheet1.M601:Sheet1.M601">
            <calcext:condition calcext:apply-style-name="Untitled2" calcext:value="=1" calcext:base-cell-address="Sheet1.M601"/>
          </calcext:conditional-format>
          <calcext:conditional-format calcext:target-range-address="Sheet1.M602:Sheet1.M602">
            <calcext:condition calcext:apply-style-name="Untitled2" calcext:value="=1" calcext:base-cell-address="Sheet1.M602"/>
          </calcext:conditional-format>
          <calcext:conditional-format calcext:target-range-address="Sheet1.M603:Sheet1.M603">
            <calcext:condition calcext:apply-style-name="Untitled2" calcext:value="=1" calcext:base-cell-address="Sheet1.M603"/>
          </calcext:conditional-format>
          <calcext:conditional-format calcext:target-range-address="Sheet1.M604:Sheet1.M604">
            <calcext:condition calcext:apply-style-name="Untitled2" calcext:value="=1" calcext:base-cell-address="Sheet1.M604"/>
          </calcext:conditional-format>
          <calcext:conditional-format calcext:target-range-address="Sheet1.M605:Sheet1.M605">
            <calcext:condition calcext:apply-style-name="Untitled2" calcext:value="=1" calcext:base-cell-address="Sheet1.M605"/>
          </calcext:conditional-format>
          <calcext:conditional-format calcext:target-range-address="Sheet1.M606:Sheet1.M606">
            <calcext:condition calcext:apply-style-name="Untitled2" calcext:value="=1" calcext:base-cell-address="Sheet1.M606"/>
          </calcext:conditional-format>
          <calcext:conditional-format calcext:target-range-address="Sheet1.M607:Sheet1.M607">
            <calcext:condition calcext:apply-style-name="Untitled2" calcext:value="=1" calcext:base-cell-address="Sheet1.M607"/>
          </calcext:conditional-format>
          <calcext:conditional-format calcext:target-range-address="Sheet1.M608:Sheet1.M608">
            <calcext:condition calcext:apply-style-name="Untitled2" calcext:value="=1" calcext:base-cell-address="Sheet1.M608"/>
          </calcext:conditional-format>
          <calcext:conditional-format calcext:target-range-address="Sheet1.M609:Sheet1.M609">
            <calcext:condition calcext:apply-style-name="Untitled2" calcext:value="=1" calcext:base-cell-address="Sheet1.M609"/>
          </calcext:conditional-format>
          <calcext:conditional-format calcext:target-range-address="Sheet1.M610:Sheet1.M610">
            <calcext:condition calcext:apply-style-name="Untitled2" calcext:value="=1" calcext:base-cell-address="Sheet1.M610"/>
          </calcext:conditional-format>
          <calcext:conditional-format calcext:target-range-address="Sheet1.M611:Sheet1.M611">
            <calcext:condition calcext:apply-style-name="Untitled2" calcext:value="=1" calcext:base-cell-address="Sheet1.M611"/>
          </calcext:conditional-format>
          <calcext:conditional-format calcext:target-range-address="Sheet1.M612:Sheet1.M612">
            <calcext:condition calcext:apply-style-name="Untitled2" calcext:value="=1" calcext:base-cell-address="Sheet1.M612"/>
          </calcext:conditional-format>
          <calcext:conditional-format calcext:target-range-address="Sheet1.M613:Sheet1.M613">
            <calcext:condition calcext:apply-style-name="Untitled2" calcext:value="=1" calcext:base-cell-address="Sheet1.M613"/>
          </calcext:conditional-format>
          <calcext:conditional-format calcext:target-range-address="Sheet1.M614:Sheet1.M614">
            <calcext:condition calcext:apply-style-name="Untitled2" calcext:value="=1" calcext:base-cell-address="Sheet1.M614"/>
          </calcext:conditional-format>
          <calcext:conditional-format calcext:target-range-address="Sheet1.M615:Sheet1.M615">
            <calcext:condition calcext:apply-style-name="Untitled2" calcext:value="=1" calcext:base-cell-address="Sheet1.M615"/>
          </calcext:conditional-format>
          <calcext:conditional-format calcext:target-range-address="Sheet1.M616:Sheet1.M616">
            <calcext:condition calcext:apply-style-name="Untitled2" calcext:value="=1" calcext:base-cell-address="Sheet1.M616"/>
          </calcext:conditional-format>
          <calcext:conditional-format calcext:target-range-address="Sheet1.M617:Sheet1.M617">
            <calcext:condition calcext:apply-style-name="Untitled2" calcext:value="=1" calcext:base-cell-address="Sheet1.M617"/>
          </calcext:conditional-format>
          <calcext:conditional-format calcext:target-range-address="Sheet1.M618:Sheet1.M618">
            <calcext:condition calcext:apply-style-name="Untitled2" calcext:value="=1" calcext:base-cell-address="Sheet1.M618"/>
          </calcext:conditional-format>
          <calcext:conditional-format calcext:target-range-address="Sheet1.M619:Sheet1.M619">
            <calcext:condition calcext:apply-style-name="Untitled2" calcext:value="=1" calcext:base-cell-address="Sheet1.M619"/>
          </calcext:conditional-format>
          <calcext:conditional-format calcext:target-range-address="Sheet1.M620:Sheet1.M620">
            <calcext:condition calcext:apply-style-name="Untitled2" calcext:value="=1" calcext:base-cell-address="Sheet1.M620"/>
          </calcext:conditional-format>
          <calcext:conditional-format calcext:target-range-address="Sheet1.M621:Sheet1.M621">
            <calcext:condition calcext:apply-style-name="Untitled2" calcext:value="=1" calcext:base-cell-address="Sheet1.M621"/>
          </calcext:conditional-format>
          <calcext:conditional-format calcext:target-range-address="Sheet1.M622:Sheet1.M622">
            <calcext:condition calcext:apply-style-name="Untitled2" calcext:value="=1" calcext:base-cell-address="Sheet1.M622"/>
          </calcext:conditional-format>
          <calcext:conditional-format calcext:target-range-address="Sheet1.M623:Sheet1.M623">
            <calcext:condition calcext:apply-style-name="Untitled2" calcext:value="=1" calcext:base-cell-address="Sheet1.M623"/>
          </calcext:conditional-format>
          <calcext:conditional-format calcext:target-range-address="Sheet1.M624:Sheet1.M624">
            <calcext:condition calcext:apply-style-name="Untitled2" calcext:value="=1" calcext:base-cell-address="Sheet1.M624"/>
          </calcext:conditional-format>
          <calcext:conditional-format calcext:target-range-address="Sheet1.M625:Sheet1.M625">
            <calcext:condition calcext:apply-style-name="Untitled2" calcext:value="=1" calcext:base-cell-address="Sheet1.M625"/>
          </calcext:conditional-format>
          <calcext:conditional-format calcext:target-range-address="Sheet1.M626:Sheet1.M626">
            <calcext:condition calcext:apply-style-name="Untitled2" calcext:value="=1" calcext:base-cell-address="Sheet1.M626"/>
          </calcext:conditional-format>
          <calcext:conditional-format calcext:target-range-address="Sheet1.M627:Sheet1.M627">
            <calcext:condition calcext:apply-style-name="Untitled2" calcext:value="=1" calcext:base-cell-address="Sheet1.M627"/>
          </calcext:conditional-format>
          <calcext:conditional-format calcext:target-range-address="Sheet1.M628:Sheet1.M628">
            <calcext:condition calcext:apply-style-name="Untitled2" calcext:value="=1" calcext:base-cell-address="Sheet1.M628"/>
          </calcext:conditional-format>
          <calcext:conditional-format calcext:target-range-address="Sheet1.M629:Sheet1.M629">
            <calcext:condition calcext:apply-style-name="Untitled2" calcext:value="=1" calcext:base-cell-address="Sheet1.M629"/>
          </calcext:conditional-format>
          <calcext:conditional-format calcext:target-range-address="Sheet1.M630:Sheet1.M630">
            <calcext:condition calcext:apply-style-name="Untitled2" calcext:value="=1" calcext:base-cell-address="Sheet1.M630"/>
          </calcext:conditional-format>
          <calcext:conditional-format calcext:target-range-address="Sheet1.M631:Sheet1.M631">
            <calcext:condition calcext:apply-style-name="Untitled2" calcext:value="=1" calcext:base-cell-address="Sheet1.M631"/>
          </calcext:conditional-format>
          <calcext:conditional-format calcext:target-range-address="Sheet1.M632:Sheet1.M632">
            <calcext:condition calcext:apply-style-name="Untitled2" calcext:value="=1" calcext:base-cell-address="Sheet1.M632"/>
          </calcext:conditional-format>
          <calcext:conditional-format calcext:target-range-address="Sheet1.M633:Sheet1.M633">
            <calcext:condition calcext:apply-style-name="Untitled2" calcext:value="=1" calcext:base-cell-address="Sheet1.M633"/>
          </calcext:conditional-format>
          <calcext:conditional-format calcext:target-range-address="Sheet1.M634:Sheet1.M634">
            <calcext:condition calcext:apply-style-name="Untitled2" calcext:value="=1" calcext:base-cell-address="Sheet1.M634"/>
          </calcext:conditional-format>
          <calcext:conditional-format calcext:target-range-address="Sheet1.M635:Sheet1.M635">
            <calcext:condition calcext:apply-style-name="Untitled2" calcext:value="=1" calcext:base-cell-address="Sheet1.M635"/>
          </calcext:conditional-format>
          <calcext:conditional-format calcext:target-range-address="Sheet1.M636:Sheet1.M636">
            <calcext:condition calcext:apply-style-name="Untitled2" calcext:value="=1" calcext:base-cell-address="Sheet1.M636"/>
          </calcext:conditional-format>
          <calcext:conditional-format calcext:target-range-address="Sheet1.M637:Sheet1.M637">
            <calcext:condition calcext:apply-style-name="Untitled2" calcext:value="=1" calcext:base-cell-address="Sheet1.M637"/>
          </calcext:conditional-format>
          <calcext:conditional-format calcext:target-range-address="Sheet1.M638:Sheet1.M638">
            <calcext:condition calcext:apply-style-name="Untitled2" calcext:value="=1" calcext:base-cell-address="Sheet1.M638"/>
          </calcext:conditional-format>
          <calcext:conditional-format calcext:target-range-address="Sheet1.M639:Sheet1.M639">
            <calcext:condition calcext:apply-style-name="Untitled2" calcext:value="=1" calcext:base-cell-address="Sheet1.M639"/>
          </calcext:conditional-format>
          <calcext:conditional-format calcext:target-range-address="Sheet1.M640:Sheet1.M640">
            <calcext:condition calcext:apply-style-name="Untitled2" calcext:value="=1" calcext:base-cell-address="Sheet1.M640"/>
          </calcext:conditional-format>
          <calcext:conditional-format calcext:target-range-address="Sheet1.M641:Sheet1.M641">
            <calcext:condition calcext:apply-style-name="Untitled2" calcext:value="=1" calcext:base-cell-address="Sheet1.M641"/>
          </calcext:conditional-format>
          <calcext:conditional-format calcext:target-range-address="Sheet1.M642:Sheet1.M642">
            <calcext:condition calcext:apply-style-name="Untitled2" calcext:value="=1" calcext:base-cell-address="Sheet1.M642"/>
          </calcext:conditional-format>
          <calcext:conditional-format calcext:target-range-address="Sheet1.M643:Sheet1.M643">
            <calcext:condition calcext:apply-style-name="Untitled2" calcext:value="=1" calcext:base-cell-address="Sheet1.M643"/>
          </calcext:conditional-format>
          <calcext:conditional-format calcext:target-range-address="Sheet1.M644:Sheet1.M644">
            <calcext:condition calcext:apply-style-name="Untitled2" calcext:value="=1" calcext:base-cell-address="Sheet1.M644"/>
          </calcext:conditional-format>
          <calcext:conditional-format calcext:target-range-address="Sheet1.M645:Sheet1.M645">
            <calcext:condition calcext:apply-style-name="Untitled2" calcext:value="=1" calcext:base-cell-address="Sheet1.M645"/>
          </calcext:conditional-format>
          <calcext:conditional-format calcext:target-range-address="Sheet1.M646:Sheet1.M646">
            <calcext:condition calcext:apply-style-name="Untitled2" calcext:value="=1" calcext:base-cell-address="Sheet1.M646"/>
          </calcext:conditional-format>
          <calcext:conditional-format calcext:target-range-address="Sheet1.M647:Sheet1.M647">
            <calcext:condition calcext:apply-style-name="Untitled2" calcext:value="=1" calcext:base-cell-address="Sheet1.M647"/>
          </calcext:conditional-format>
          <calcext:conditional-format calcext:target-range-address="Sheet1.M648:Sheet1.M648">
            <calcext:condition calcext:apply-style-name="Untitled2" calcext:value="=1" calcext:base-cell-address="Sheet1.M648"/>
          </calcext:conditional-format>
          <calcext:conditional-format calcext:target-range-address="Sheet1.M649:Sheet1.M649">
            <calcext:condition calcext:apply-style-name="Untitled2" calcext:value="=1" calcext:base-cell-address="Sheet1.M649"/>
          </calcext:conditional-format>
          <calcext:conditional-format calcext:target-range-address="Sheet1.M650:Sheet1.M650">
            <calcext:condition calcext:apply-style-name="Untitled2" calcext:value="=1" calcext:base-cell-address="Sheet1.M650"/>
          </calcext:conditional-format>
          <calcext:conditional-format calcext:target-range-address="Sheet1.M651:Sheet1.M651">
            <calcext:condition calcext:apply-style-name="Untitled2" calcext:value="=1" calcext:base-cell-address="Sheet1.M651"/>
          </calcext:conditional-format>
          <calcext:conditional-format calcext:target-range-address="Sheet1.M652:Sheet1.M652">
            <calcext:condition calcext:apply-style-name="Untitled2" calcext:value="=1" calcext:base-cell-address="Sheet1.M652"/>
          </calcext:conditional-format>
          <calcext:conditional-format calcext:target-range-address="Sheet1.M653:Sheet1.M653">
            <calcext:condition calcext:apply-style-name="Untitled2" calcext:value="=1" calcext:base-cell-address="Sheet1.M653"/>
          </calcext:conditional-format>
          <calcext:conditional-format calcext:target-range-address="Sheet1.M654:Sheet1.M654">
            <calcext:condition calcext:apply-style-name="Untitled2" calcext:value="=1" calcext:base-cell-address="Sheet1.M654"/>
          </calcext:conditional-format>
          <calcext:conditional-format calcext:target-range-address="Sheet1.M655:Sheet1.M655">
            <calcext:condition calcext:apply-style-name="Untitled2" calcext:value="=1" calcext:base-cell-address="Sheet1.M655"/>
          </calcext:conditional-format>
          <calcext:conditional-format calcext:target-range-address="Sheet1.M656:Sheet1.M656">
            <calcext:condition calcext:apply-style-name="Untitled2" calcext:value="=1" calcext:base-cell-address="Sheet1.M656"/>
          </calcext:conditional-format>
          <calcext:conditional-format calcext:target-range-address="Sheet1.M657:Sheet1.M657">
            <calcext:condition calcext:apply-style-name="Untitled2" calcext:value="=1" calcext:base-cell-address="Sheet1.M657"/>
          </calcext:conditional-format>
          <calcext:conditional-format calcext:target-range-address="Sheet1.M658:Sheet1.M658">
            <calcext:condition calcext:apply-style-name="Untitled2" calcext:value="=1" calcext:base-cell-address="Sheet1.M658"/>
          </calcext:conditional-format>
          <calcext:conditional-format calcext:target-range-address="Sheet1.M659:Sheet1.M659">
            <calcext:condition calcext:apply-style-name="Untitled2" calcext:value="=1" calcext:base-cell-address="Sheet1.M659"/>
          </calcext:conditional-format>
          <calcext:conditional-format calcext:target-range-address="Sheet1.M660:Sheet1.M660">
            <calcext:condition calcext:apply-style-name="Untitled2" calcext:value="=1" calcext:base-cell-address="Sheet1.M660"/>
          </calcext:conditional-format>
          <calcext:conditional-format calcext:target-range-address="Sheet1.M661:Sheet1.M661">
            <calcext:condition calcext:apply-style-name="Untitled2" calcext:value="=1" calcext:base-cell-address="Sheet1.M661"/>
          </calcext:conditional-format>
          <calcext:conditional-format calcext:target-range-address="Sheet1.M662:Sheet1.M662">
            <calcext:condition calcext:apply-style-name="Untitled2" calcext:value="=1" calcext:base-cell-address="Sheet1.M662"/>
          </calcext:conditional-format>
          <calcext:conditional-format calcext:target-range-address="Sheet1.M663:Sheet1.M663">
            <calcext:condition calcext:apply-style-name="Untitled2" calcext:value="=1" calcext:base-cell-address="Sheet1.M663"/>
          </calcext:conditional-format>
          <calcext:conditional-format calcext:target-range-address="Sheet1.M664:Sheet1.M664">
            <calcext:condition calcext:apply-style-name="Untitled2" calcext:value="=1" calcext:base-cell-address="Sheet1.M664"/>
          </calcext:conditional-format>
          <calcext:conditional-format calcext:target-range-address="Sheet1.M665:Sheet1.M665">
            <calcext:condition calcext:apply-style-name="Untitled2" calcext:value="=1" calcext:base-cell-address="Sheet1.M665"/>
          </calcext:conditional-format>
          <calcext:conditional-format calcext:target-range-address="Sheet1.M666:Sheet1.M666">
            <calcext:condition calcext:apply-style-name="Untitled2" calcext:value="=1" calcext:base-cell-address="Sheet1.M666"/>
          </calcext:conditional-format>
          <calcext:conditional-format calcext:target-range-address="Sheet1.M667:Sheet1.M667">
            <calcext:condition calcext:apply-style-name="Untitled2" calcext:value="=1" calcext:base-cell-address="Sheet1.M667"/>
          </calcext:conditional-format>
          <calcext:conditional-format calcext:target-range-address="Sheet1.M668:Sheet1.M668">
            <calcext:condition calcext:apply-style-name="Untitled2" calcext:value="=1" calcext:base-cell-address="Sheet1.M668"/>
          </calcext:conditional-format>
          <calcext:conditional-format calcext:target-range-address="Sheet1.M669:Sheet1.M669">
            <calcext:condition calcext:apply-style-name="Untitled2" calcext:value="=1" calcext:base-cell-address="Sheet1.M669"/>
          </calcext:conditional-format>
          <calcext:conditional-format calcext:target-range-address="Sheet1.M670:Sheet1.M670">
            <calcext:condition calcext:apply-style-name="Untitled2" calcext:value="=1" calcext:base-cell-address="Sheet1.M670"/>
          </calcext:conditional-format>
          <calcext:conditional-format calcext:target-range-address="Sheet1.M671:Sheet1.M671">
            <calcext:condition calcext:apply-style-name="Untitled2" calcext:value="=1" calcext:base-cell-address="Sheet1.M671"/>
          </calcext:conditional-format>
          <calcext:conditional-format calcext:target-range-address="Sheet1.M672:Sheet1.M672">
            <calcext:condition calcext:apply-style-name="Untitled2" calcext:value="=1" calcext:base-cell-address="Sheet1.M672"/>
          </calcext:conditional-format>
          <calcext:conditional-format calcext:target-range-address="Sheet1.M673:Sheet1.M673">
            <calcext:condition calcext:apply-style-name="Untitled2" calcext:value="=1" calcext:base-cell-address="Sheet1.M673"/>
          </calcext:conditional-format>
          <calcext:conditional-format calcext:target-range-address="Sheet1.M674:Sheet1.M674">
            <calcext:condition calcext:apply-style-name="Untitled2" calcext:value="=1" calcext:base-cell-address="Sheet1.M674"/>
          </calcext:conditional-format>
          <calcext:conditional-format calcext:target-range-address="Sheet1.M675:Sheet1.M675">
            <calcext:condition calcext:apply-style-name="Untitled2" calcext:value="=1" calcext:base-cell-address="Sheet1.M675"/>
          </calcext:conditional-format>
          <calcext:conditional-format calcext:target-range-address="Sheet1.M676:Sheet1.M676">
            <calcext:condition calcext:apply-style-name="Untitled2" calcext:value="=1" calcext:base-cell-address="Sheet1.M676"/>
          </calcext:conditional-format>
          <calcext:conditional-format calcext:target-range-address="Sheet1.M677:Sheet1.M677">
            <calcext:condition calcext:apply-style-name="Untitled2" calcext:value="=1" calcext:base-cell-address="Sheet1.M677"/>
          </calcext:conditional-format>
          <calcext:conditional-format calcext:target-range-address="Sheet1.M678:Sheet1.M678">
            <calcext:condition calcext:apply-style-name="Untitled2" calcext:value="=1" calcext:base-cell-address="Sheet1.M678"/>
          </calcext:conditional-format>
          <calcext:conditional-format calcext:target-range-address="Sheet1.M679:Sheet1.M679">
            <calcext:condition calcext:apply-style-name="Untitled2" calcext:value="=1" calcext:base-cell-address="Sheet1.M679"/>
          </calcext:conditional-format>
          <calcext:conditional-format calcext:target-range-address="Sheet1.M680:Sheet1.M680">
            <calcext:condition calcext:apply-style-name="Untitled2" calcext:value="=1" calcext:base-cell-address="Sheet1.M680"/>
          </calcext:conditional-format>
          <calcext:conditional-format calcext:target-range-address="Sheet1.M681:Sheet1.M681">
            <calcext:condition calcext:apply-style-name="Untitled2" calcext:value="=1" calcext:base-cell-address="Sheet1.M681"/>
          </calcext:conditional-format>
          <calcext:conditional-format calcext:target-range-address="Sheet1.M682:Sheet1.M682">
            <calcext:condition calcext:apply-style-name="Untitled2" calcext:value="=1" calcext:base-cell-address="Sheet1.M682"/>
          </calcext:conditional-format>
          <calcext:conditional-format calcext:target-range-address="Sheet1.M683:Sheet1.M683">
            <calcext:condition calcext:apply-style-name="Untitled2" calcext:value="=1" calcext:base-cell-address="Sheet1.M683"/>
          </calcext:conditional-format>
          <calcext:conditional-format calcext:target-range-address="Sheet1.M684:Sheet1.M684">
            <calcext:condition calcext:apply-style-name="Untitled2" calcext:value="=1" calcext:base-cell-address="Sheet1.M684"/>
          </calcext:conditional-format>
          <calcext:conditional-format calcext:target-range-address="Sheet1.M685:Sheet1.M685">
            <calcext:condition calcext:apply-style-name="Untitled2" calcext:value="=1" calcext:base-cell-address="Sheet1.M685"/>
          </calcext:conditional-format>
          <calcext:conditional-format calcext:target-range-address="Sheet1.M686:Sheet1.M686">
            <calcext:condition calcext:apply-style-name="Untitled2" calcext:value="=1" calcext:base-cell-address="Sheet1.M686"/>
          </calcext:conditional-format>
          <calcext:conditional-format calcext:target-range-address="Sheet1.M687:Sheet1.M687">
            <calcext:condition calcext:apply-style-name="Untitled2" calcext:value="=1" calcext:base-cell-address="Sheet1.M687"/>
          </calcext:conditional-format>
          <calcext:conditional-format calcext:target-range-address="Sheet1.M688:Sheet1.M688">
            <calcext:condition calcext:apply-style-name="Untitled2" calcext:value="=1" calcext:base-cell-address="Sheet1.M688"/>
          </calcext:conditional-format>
          <calcext:conditional-format calcext:target-range-address="Sheet1.M689:Sheet1.M689">
            <calcext:condition calcext:apply-style-name="Untitled2" calcext:value="=1" calcext:base-cell-address="Sheet1.M689"/>
          </calcext:conditional-format>
          <calcext:conditional-format calcext:target-range-address="Sheet1.M690:Sheet1.M690">
            <calcext:condition calcext:apply-style-name="Untitled2" calcext:value="=1" calcext:base-cell-address="Sheet1.M690"/>
          </calcext:conditional-format>
          <calcext:conditional-format calcext:target-range-address="Sheet1.M691:Sheet1.M691">
            <calcext:condition calcext:apply-style-name="Untitled2" calcext:value="=1" calcext:base-cell-address="Sheet1.M691"/>
          </calcext:conditional-format>
          <calcext:conditional-format calcext:target-range-address="Sheet1.M692:Sheet1.M692">
            <calcext:condition calcext:apply-style-name="Untitled2" calcext:value="=1" calcext:base-cell-address="Sheet1.M692"/>
          </calcext:conditional-format>
          <calcext:conditional-format calcext:target-range-address="Sheet1.M693:Sheet1.M693">
            <calcext:condition calcext:apply-style-name="Untitled2" calcext:value="=1" calcext:base-cell-address="Sheet1.M693"/>
          </calcext:conditional-format>
          <calcext:conditional-format calcext:target-range-address="Sheet1.M694:Sheet1.M694">
            <calcext:condition calcext:apply-style-name="Untitled2" calcext:value="=1" calcext:base-cell-address="Sheet1.M694"/>
          </calcext:conditional-format>
          <calcext:conditional-format calcext:target-range-address="Sheet1.M695:Sheet1.M695">
            <calcext:condition calcext:apply-style-name="Untitled2" calcext:value="=1" calcext:base-cell-address="Sheet1.M695"/>
          </calcext:conditional-format>
          <calcext:conditional-format calcext:target-range-address="Sheet1.M696:Sheet1.M696">
            <calcext:condition calcext:apply-style-name="Untitled2" calcext:value="=1" calcext:base-cell-address="Sheet1.M696"/>
          </calcext:conditional-format>
          <calcext:conditional-format calcext:target-range-address="Sheet1.M697:Sheet1.M697">
            <calcext:condition calcext:apply-style-name="Untitled2" calcext:value="=1" calcext:base-cell-address="Sheet1.M697"/>
          </calcext:conditional-format>
          <calcext:conditional-format calcext:target-range-address="Sheet1.M698:Sheet1.M698">
            <calcext:condition calcext:apply-style-name="Untitled2" calcext:value="=1" calcext:base-cell-address="Sheet1.M698"/>
          </calcext:conditional-format>
          <calcext:conditional-format calcext:target-range-address="Sheet1.M699:Sheet1.M699">
            <calcext:condition calcext:apply-style-name="Untitled2" calcext:value="=1" calcext:base-cell-address="Sheet1.M699"/>
          </calcext:conditional-format>
          <calcext:conditional-format calcext:target-range-address="Sheet1.M700:Sheet1.M700">
            <calcext:condition calcext:apply-style-name="Untitled2" calcext:value="=1" calcext:base-cell-address="Sheet1.M700"/>
          </calcext:conditional-format>
          <calcext:conditional-format calcext:target-range-address="Sheet1.M701:Sheet1.M701">
            <calcext:condition calcext:apply-style-name="Untitled2" calcext:value="=1" calcext:base-cell-address="Sheet1.M701"/>
          </calcext:conditional-format>
          <calcext:conditional-format calcext:target-range-address="Sheet1.M702:Sheet1.M702">
            <calcext:condition calcext:apply-style-name="Untitled2" calcext:value="=1" calcext:base-cell-address="Sheet1.M702"/>
          </calcext:conditional-format>
          <calcext:conditional-format calcext:target-range-address="Sheet1.M703:Sheet1.M703">
            <calcext:condition calcext:apply-style-name="Untitled2" calcext:value="=1" calcext:base-cell-address="Sheet1.M703"/>
          </calcext:conditional-format>
          <calcext:conditional-format calcext:target-range-address="Sheet1.M704:Sheet1.M704">
            <calcext:condition calcext:apply-style-name="Untitled2" calcext:value="=1" calcext:base-cell-address="Sheet1.M704"/>
          </calcext:conditional-format>
          <calcext:conditional-format calcext:target-range-address="Sheet1.M705:Sheet1.M705">
            <calcext:condition calcext:apply-style-name="Untitled2" calcext:value="=1" calcext:base-cell-address="Sheet1.M705"/>
          </calcext:conditional-format>
          <calcext:conditional-format calcext:target-range-address="Sheet1.M706:Sheet1.M706">
            <calcext:condition calcext:apply-style-name="Untitled2" calcext:value="=1" calcext:base-cell-address="Sheet1.M706"/>
          </calcext:conditional-format>
          <calcext:conditional-format calcext:target-range-address="Sheet1.M707:Sheet1.M707">
            <calcext:condition calcext:apply-style-name="Untitled2" calcext:value="=1" calcext:base-cell-address="Sheet1.M707"/>
          </calcext:conditional-format>
          <calcext:conditional-format calcext:target-range-address="Sheet1.M708:Sheet1.M708">
            <calcext:condition calcext:apply-style-name="Untitled2" calcext:value="=1" calcext:base-cell-address="Sheet1.M708"/>
          </calcext:conditional-format>
          <calcext:conditional-format calcext:target-range-address="Sheet1.M709:Sheet1.M709">
            <calcext:condition calcext:apply-style-name="Untitled2" calcext:value="=1" calcext:base-cell-address="Sheet1.M709"/>
          </calcext:conditional-format>
          <calcext:conditional-format calcext:target-range-address="Sheet1.M710:Sheet1.M710">
            <calcext:condition calcext:apply-style-name="Untitled2" calcext:value="=1" calcext:base-cell-address="Sheet1.M710"/>
          </calcext:conditional-format>
          <calcext:conditional-format calcext:target-range-address="Sheet1.M711:Sheet1.M711">
            <calcext:condition calcext:apply-style-name="Untitled2" calcext:value="=1" calcext:base-cell-address="Sheet1.M711"/>
          </calcext:conditional-format>
          <calcext:conditional-format calcext:target-range-address="Sheet1.M712:Sheet1.M712">
            <calcext:condition calcext:apply-style-name="Untitled2" calcext:value="=1" calcext:base-cell-address="Sheet1.M712"/>
          </calcext:conditional-format>
          <calcext:conditional-format calcext:target-range-address="Sheet1.M713:Sheet1.M713">
            <calcext:condition calcext:apply-style-name="Untitled2" calcext:value="=1" calcext:base-cell-address="Sheet1.M713"/>
          </calcext:conditional-format>
          <calcext:conditional-format calcext:target-range-address="Sheet1.M714:Sheet1.M714">
            <calcext:condition calcext:apply-style-name="Untitled2" calcext:value="=1" calcext:base-cell-address="Sheet1.M714"/>
          </calcext:conditional-format>
          <calcext:conditional-format calcext:target-range-address="Sheet1.M715:Sheet1.M715">
            <calcext:condition calcext:apply-style-name="Untitled2" calcext:value="=1" calcext:base-cell-address="Sheet1.M715"/>
          </calcext:conditional-format>
          <calcext:conditional-format calcext:target-range-address="Sheet1.M716:Sheet1.M716">
            <calcext:condition calcext:apply-style-name="Untitled2" calcext:value="=1" calcext:base-cell-address="Sheet1.M716"/>
          </calcext:conditional-format>
          <calcext:conditional-format calcext:target-range-address="Sheet1.M717:Sheet1.M717">
            <calcext:condition calcext:apply-style-name="Untitled2" calcext:value="=1" calcext:base-cell-address="Sheet1.M717"/>
          </calcext:conditional-format>
          <calcext:conditional-format calcext:target-range-address="Sheet1.M718:Sheet1.M718">
            <calcext:condition calcext:apply-style-name="Untitled2" calcext:value="=1" calcext:base-cell-address="Sheet1.M718"/>
          </calcext:conditional-format>
          <calcext:conditional-format calcext:target-range-address="Sheet1.M719:Sheet1.M719">
            <calcext:condition calcext:apply-style-name="Untitled2" calcext:value="=1" calcext:base-cell-address="Sheet1.M719"/>
          </calcext:conditional-format>
          <calcext:conditional-format calcext:target-range-address="Sheet1.M720:Sheet1.M720">
            <calcext:condition calcext:apply-style-name="Untitled2" calcext:value="=1" calcext:base-cell-address="Sheet1.M720"/>
          </calcext:conditional-format>
          <calcext:conditional-format calcext:target-range-address="Sheet1.M721:Sheet1.M721">
            <calcext:condition calcext:apply-style-name="Untitled2" calcext:value="=1" calcext:base-cell-address="Sheet1.M721"/>
          </calcext:conditional-format>
          <calcext:conditional-format calcext:target-range-address="Sheet1.M722:Sheet1.M722">
            <calcext:condition calcext:apply-style-name="Untitled2" calcext:value="=1" calcext:base-cell-address="Sheet1.M722"/>
          </calcext:conditional-format>
          <calcext:conditional-format calcext:target-range-address="Sheet1.M723:Sheet1.M723">
            <calcext:condition calcext:apply-style-name="Untitled2" calcext:value="=1" calcext:base-cell-address="Sheet1.M723"/>
          </calcext:conditional-format>
          <calcext:conditional-format calcext:target-range-address="Sheet1.M724:Sheet1.M724">
            <calcext:condition calcext:apply-style-name="Untitled2" calcext:value="=1" calcext:base-cell-address="Sheet1.M724"/>
          </calcext:conditional-format>
          <calcext:conditional-format calcext:target-range-address="Sheet1.M725:Sheet1.M725">
            <calcext:condition calcext:apply-style-name="Untitled2" calcext:value="=1" calcext:base-cell-address="Sheet1.M725"/>
          </calcext:conditional-format>
          <calcext:conditional-format calcext:target-range-address="Sheet1.M726:Sheet1.M726">
            <calcext:condition calcext:apply-style-name="Untitled2" calcext:value="=1" calcext:base-cell-address="Sheet1.M726"/>
          </calcext:conditional-format>
          <calcext:conditional-format calcext:target-range-address="Sheet1.M727:Sheet1.M727">
            <calcext:condition calcext:apply-style-name="Untitled2" calcext:value="=1" calcext:base-cell-address="Sheet1.M727"/>
          </calcext:conditional-format>
          <calcext:conditional-format calcext:target-range-address="Sheet1.M728:Sheet1.M728">
            <calcext:condition calcext:apply-style-name="Untitled2" calcext:value="=1" calcext:base-cell-address="Sheet1.M728"/>
          </calcext:conditional-format>
          <calcext:conditional-format calcext:target-range-address="Sheet1.M729:Sheet1.M729">
            <calcext:condition calcext:apply-style-name="Untitled2" calcext:value="=1" calcext:base-cell-address="Sheet1.M729"/>
          </calcext:conditional-format>
          <calcext:conditional-format calcext:target-range-address="Sheet1.M730:Sheet1.M730">
            <calcext:condition calcext:apply-style-name="Untitled2" calcext:value="=1" calcext:base-cell-address="Sheet1.M730"/>
          </calcext:conditional-format>
          <calcext:conditional-format calcext:target-range-address="Sheet1.M731:Sheet1.M731">
            <calcext:condition calcext:apply-style-name="Untitled2" calcext:value="=1" calcext:base-cell-address="Sheet1.M731"/>
          </calcext:conditional-format>
          <calcext:conditional-format calcext:target-range-address="Sheet1.M732:Sheet1.M732">
            <calcext:condition calcext:apply-style-name="Untitled2" calcext:value="=1" calcext:base-cell-address="Sheet1.M732"/>
          </calcext:conditional-format>
          <calcext:conditional-format calcext:target-range-address="Sheet1.M733:Sheet1.M733">
            <calcext:condition calcext:apply-style-name="Untitled2" calcext:value="=1" calcext:base-cell-address="Sheet1.M733"/>
          </calcext:conditional-format>
          <calcext:conditional-format calcext:target-range-address="Sheet1.M734:Sheet1.M734">
            <calcext:condition calcext:apply-style-name="Untitled2" calcext:value="=1" calcext:base-cell-address="Sheet1.M734"/>
          </calcext:conditional-format>
          <calcext:conditional-format calcext:target-range-address="Sheet1.M735:Sheet1.M735">
            <calcext:condition calcext:apply-style-name="Untitled2" calcext:value="=1" calcext:base-cell-address="Sheet1.M735"/>
          </calcext:conditional-format>
          <calcext:conditional-format calcext:target-range-address="Sheet1.M736:Sheet1.M736">
            <calcext:condition calcext:apply-style-name="Untitled2" calcext:value="=1" calcext:base-cell-address="Sheet1.M736"/>
          </calcext:conditional-format>
          <calcext:conditional-format calcext:target-range-address="Sheet1.M737:Sheet1.M737">
            <calcext:condition calcext:apply-style-name="Untitled2" calcext:value="=1" calcext:base-cell-address="Sheet1.M737"/>
          </calcext:conditional-format>
          <calcext:conditional-format calcext:target-range-address="Sheet1.M738:Sheet1.M738">
            <calcext:condition calcext:apply-style-name="Untitled2" calcext:value="=1" calcext:base-cell-address="Sheet1.M738"/>
          </calcext:conditional-format>
          <calcext:conditional-format calcext:target-range-address="Sheet1.M739:Sheet1.M739">
            <calcext:condition calcext:apply-style-name="Untitled2" calcext:value="=1" calcext:base-cell-address="Sheet1.M739"/>
          </calcext:conditional-format>
          <calcext:conditional-format calcext:target-range-address="Sheet1.M740:Sheet1.M740">
            <calcext:condition calcext:apply-style-name="Untitled2" calcext:value="=1" calcext:base-cell-address="Sheet1.M740"/>
          </calcext:conditional-format>
          <calcext:conditional-format calcext:target-range-address="Sheet1.M741:Sheet1.M741">
            <calcext:condition calcext:apply-style-name="Untitled2" calcext:value="=1" calcext:base-cell-address="Sheet1.M741"/>
          </calcext:conditional-format>
          <calcext:conditional-format calcext:target-range-address="Sheet1.M742:Sheet1.M742">
            <calcext:condition calcext:apply-style-name="Untitled2" calcext:value="=1" calcext:base-cell-address="Sheet1.M742"/>
          </calcext:conditional-format>
          <calcext:conditional-format calcext:target-range-address="Sheet1.M743:Sheet1.M743">
            <calcext:condition calcext:apply-style-name="Untitled2" calcext:value="=1" calcext:base-cell-address="Sheet1.M743"/>
          </calcext:conditional-format>
          <calcext:conditional-format calcext:target-range-address="Sheet1.M744:Sheet1.M744">
            <calcext:condition calcext:apply-style-name="Untitled2" calcext:value="=1" calcext:base-cell-address="Sheet1.M744"/>
          </calcext:conditional-format>
          <calcext:conditional-format calcext:target-range-address="Sheet1.M745:Sheet1.M745">
            <calcext:condition calcext:apply-style-name="Untitled2" calcext:value="=1" calcext:base-cell-address="Sheet1.M745"/>
          </calcext:conditional-format>
          <calcext:conditional-format calcext:target-range-address="Sheet1.M746:Sheet1.M746">
            <calcext:condition calcext:apply-style-name="Untitled2" calcext:value="=1" calcext:base-cell-address="Sheet1.M746"/>
          </calcext:conditional-format>
          <calcext:conditional-format calcext:target-range-address="Sheet1.M747:Sheet1.M747">
            <calcext:condition calcext:apply-style-name="Untitled2" calcext:value="=1" calcext:base-cell-address="Sheet1.M747"/>
          </calcext:conditional-format>
          <calcext:conditional-format calcext:target-range-address="Sheet1.M748:Sheet1.M748">
            <calcext:condition calcext:apply-style-name="Untitled2" calcext:value="=1" calcext:base-cell-address="Sheet1.M748"/>
          </calcext:conditional-format>
          <calcext:conditional-format calcext:target-range-address="Sheet1.M749:Sheet1.M749">
            <calcext:condition calcext:apply-style-name="Untitled2" calcext:value="=1" calcext:base-cell-address="Sheet1.M749"/>
          </calcext:conditional-format>
          <calcext:conditional-format calcext:target-range-address="Sheet1.M750:Sheet1.M750">
            <calcext:condition calcext:apply-style-name="Untitled2" calcext:value="=1" calcext:base-cell-address="Sheet1.M750"/>
          </calcext:conditional-format>
          <calcext:conditional-format calcext:target-range-address="Sheet1.M751:Sheet1.M751">
            <calcext:condition calcext:apply-style-name="Untitled2" calcext:value="=1" calcext:base-cell-address="Sheet1.M751"/>
          </calcext:conditional-format>
          <calcext:conditional-format calcext:target-range-address="Sheet1.M752:Sheet1.M752">
            <calcext:condition calcext:apply-style-name="Untitled2" calcext:value="=1" calcext:base-cell-address="Sheet1.M752"/>
          </calcext:conditional-format>
          <calcext:conditional-format calcext:target-range-address="Sheet1.M753:Sheet1.M753">
            <calcext:condition calcext:apply-style-name="Untitled2" calcext:value="=1" calcext:base-cell-address="Sheet1.M753"/>
          </calcext:conditional-format>
          <calcext:conditional-format calcext:target-range-address="Sheet1.M754:Sheet1.M754">
            <calcext:condition calcext:apply-style-name="Untitled2" calcext:value="=1" calcext:base-cell-address="Sheet1.M754"/>
          </calcext:conditional-format>
          <calcext:conditional-format calcext:target-range-address="Sheet1.M755:Sheet1.M755">
            <calcext:condition calcext:apply-style-name="Untitled2" calcext:value="=1" calcext:base-cell-address="Sheet1.M755"/>
          </calcext:conditional-format>
          <calcext:conditional-format calcext:target-range-address="Sheet1.M756:Sheet1.M756">
            <calcext:condition calcext:apply-style-name="Untitled2" calcext:value="=1" calcext:base-cell-address="Sheet1.M756"/>
          </calcext:conditional-format>
          <calcext:conditional-format calcext:target-range-address="Sheet1.M757:Sheet1.M757">
            <calcext:condition calcext:apply-style-name="Untitled2" calcext:value="=1" calcext:base-cell-address="Sheet1.M757"/>
          </calcext:conditional-format>
          <calcext:conditional-format calcext:target-range-address="Sheet1.M758:Sheet1.M758">
            <calcext:condition calcext:apply-style-name="Untitled2" calcext:value="=1" calcext:base-cell-address="Sheet1.M758"/>
          </calcext:conditional-format>
          <calcext:conditional-format calcext:target-range-address="Sheet1.M759:Sheet1.M759">
            <calcext:condition calcext:apply-style-name="Untitled2" calcext:value="=1" calcext:base-cell-address="Sheet1.M759"/>
          </calcext:conditional-format>
          <calcext:conditional-format calcext:target-range-address="Sheet1.M760:Sheet1.M760">
            <calcext:condition calcext:apply-style-name="Untitled2" calcext:value="=1" calcext:base-cell-address="Sheet1.M760"/>
          </calcext:conditional-format>
          <calcext:conditional-format calcext:target-range-address="Sheet1.M761:Sheet1.M761">
            <calcext:condition calcext:apply-style-name="Untitled2" calcext:value="=1" calcext:base-cell-address="Sheet1.M761"/>
          </calcext:conditional-format>
          <calcext:conditional-format calcext:target-range-address="Sheet1.M762:Sheet1.M762">
            <calcext:condition calcext:apply-style-name="Untitled2" calcext:value="=1" calcext:base-cell-address="Sheet1.M762"/>
          </calcext:conditional-format>
          <calcext:conditional-format calcext:target-range-address="Sheet1.M763:Sheet1.M763">
            <calcext:condition calcext:apply-style-name="Untitled2" calcext:value="=1" calcext:base-cell-address="Sheet1.M763"/>
          </calcext:conditional-format>
          <calcext:conditional-format calcext:target-range-address="Sheet1.M764:Sheet1.M764">
            <calcext:condition calcext:apply-style-name="Untitled2" calcext:value="=1" calcext:base-cell-address="Sheet1.M764"/>
          </calcext:conditional-format>
          <calcext:conditional-format calcext:target-range-address="Sheet1.M765:Sheet1.M765">
            <calcext:condition calcext:apply-style-name="Untitled2" calcext:value="=1" calcext:base-cell-address="Sheet1.M765"/>
          </calcext:conditional-format>
          <calcext:conditional-format calcext:target-range-address="Sheet1.M766:Sheet1.M766">
            <calcext:condition calcext:apply-style-name="Untitled2" calcext:value="=1" calcext:base-cell-address="Sheet1.M766"/>
          </calcext:conditional-format>
          <calcext:conditional-format calcext:target-range-address="Sheet1.M767:Sheet1.M767">
            <calcext:condition calcext:apply-style-name="Untitled2" calcext:value="=1" calcext:base-cell-address="Sheet1.M767"/>
          </calcext:conditional-format>
          <calcext:conditional-format calcext:target-range-address="Sheet1.M768:Sheet1.M768">
            <calcext:condition calcext:apply-style-name="Untitled2" calcext:value="=1" calcext:base-cell-address="Sheet1.M768"/>
          </calcext:conditional-format>
          <calcext:conditional-format calcext:target-range-address="Sheet1.M769:Sheet1.M769">
            <calcext:condition calcext:apply-style-name="Untitled2" calcext:value="=1" calcext:base-cell-address="Sheet1.M769"/>
          </calcext:conditional-format>
          <calcext:conditional-format calcext:target-range-address="Sheet1.M770:Sheet1.M770">
            <calcext:condition calcext:apply-style-name="Untitled2" calcext:value="=1" calcext:base-cell-address="Sheet1.M770"/>
          </calcext:conditional-format>
          <calcext:conditional-format calcext:target-range-address="Sheet1.M771:Sheet1.M771">
            <calcext:condition calcext:apply-style-name="Untitled2" calcext:value="=1" calcext:base-cell-address="Sheet1.M771"/>
          </calcext:conditional-format>
          <calcext:conditional-format calcext:target-range-address="Sheet1.M772:Sheet1.M772">
            <calcext:condition calcext:apply-style-name="Untitled2" calcext:value="=1" calcext:base-cell-address="Sheet1.M772"/>
          </calcext:conditional-format>
          <calcext:conditional-format calcext:target-range-address="Sheet1.M773:Sheet1.M773">
            <calcext:condition calcext:apply-style-name="Untitled2" calcext:value="=1" calcext:base-cell-address="Sheet1.M773"/>
          </calcext:conditional-format>
          <calcext:conditional-format calcext:target-range-address="Sheet1.M774:Sheet1.M774">
            <calcext:condition calcext:apply-style-name="Untitled2" calcext:value="=1" calcext:base-cell-address="Sheet1.M774"/>
          </calcext:conditional-format>
          <calcext:conditional-format calcext:target-range-address="Sheet1.M775:Sheet1.M775">
            <calcext:condition calcext:apply-style-name="Untitled2" calcext:value="=1" calcext:base-cell-address="Sheet1.M775"/>
          </calcext:conditional-format>
          <calcext:conditional-format calcext:target-range-address="Sheet1.M776:Sheet1.M776">
            <calcext:condition calcext:apply-style-name="Untitled2" calcext:value="=1" calcext:base-cell-address="Sheet1.M776"/>
          </calcext:conditional-format>
          <calcext:conditional-format calcext:target-range-address="Sheet1.M777:Sheet1.M777">
            <calcext:condition calcext:apply-style-name="Untitled2" calcext:value="=1" calcext:base-cell-address="Sheet1.M777"/>
          </calcext:conditional-format>
          <calcext:conditional-format calcext:target-range-address="Sheet1.M778:Sheet1.M778">
            <calcext:condition calcext:apply-style-name="Untitled2" calcext:value="=1" calcext:base-cell-address="Sheet1.M778"/>
          </calcext:conditional-format>
          <calcext:conditional-format calcext:target-range-address="Sheet1.M779:Sheet1.M779">
            <calcext:condition calcext:apply-style-name="Untitled2" calcext:value="=1" calcext:base-cell-address="Sheet1.M779"/>
          </calcext:conditional-format>
          <calcext:conditional-format calcext:target-range-address="Sheet1.M780:Sheet1.M780">
            <calcext:condition calcext:apply-style-name="Untitled2" calcext:value="=1" calcext:base-cell-address="Sheet1.M780"/>
          </calcext:conditional-format>
          <calcext:conditional-format calcext:target-range-address="Sheet1.M781:Sheet1.M781">
            <calcext:condition calcext:apply-style-name="Untitled2" calcext:value="=1" calcext:base-cell-address="Sheet1.M781"/>
          </calcext:conditional-format>
          <calcext:conditional-format calcext:target-range-address="Sheet1.M782:Sheet1.M782">
            <calcext:condition calcext:apply-style-name="Untitled2" calcext:value="=1" calcext:base-cell-address="Sheet1.M782"/>
          </calcext:conditional-format>
          <calcext:conditional-format calcext:target-range-address="Sheet1.M783:Sheet1.M783">
            <calcext:condition calcext:apply-style-name="Untitled2" calcext:value="=1" calcext:base-cell-address="Sheet1.M783"/>
          </calcext:conditional-format>
          <calcext:conditional-format calcext:target-range-address="Sheet1.M784:Sheet1.M784">
            <calcext:condition calcext:apply-style-name="Untitled2" calcext:value="=1" calcext:base-cell-address="Sheet1.M784"/>
          </calcext:conditional-format>
          <calcext:conditional-format calcext:target-range-address="Sheet1.M785:Sheet1.M785">
            <calcext:condition calcext:apply-style-name="Untitled2" calcext:value="=1" calcext:base-cell-address="Sheet1.M785"/>
          </calcext:conditional-format>
          <calcext:conditional-format calcext:target-range-address="Sheet1.M786:Sheet1.M786">
            <calcext:condition calcext:apply-style-name="Untitled2" calcext:value="=1" calcext:base-cell-address="Sheet1.M786"/>
          </calcext:conditional-format>
          <calcext:conditional-format calcext:target-range-address="Sheet1.M787:Sheet1.M787">
            <calcext:condition calcext:apply-style-name="Untitled2" calcext:value="=1" calcext:base-cell-address="Sheet1.M787"/>
          </calcext:conditional-format>
          <calcext:conditional-format calcext:target-range-address="Sheet1.M788:Sheet1.M788">
            <calcext:condition calcext:apply-style-name="Untitled2" calcext:value="=1" calcext:base-cell-address="Sheet1.M788"/>
          </calcext:conditional-format>
          <calcext:conditional-format calcext:target-range-address="Sheet1.M789:Sheet1.M789">
            <calcext:condition calcext:apply-style-name="Untitled2" calcext:value="=1" calcext:base-cell-address="Sheet1.M789"/>
          </calcext:conditional-format>
          <calcext:conditional-format calcext:target-range-address="Sheet1.M790:Sheet1.M790">
            <calcext:condition calcext:apply-style-name="Untitled2" calcext:value="=1" calcext:base-cell-address="Sheet1.M790"/>
          </calcext:conditional-format>
          <calcext:conditional-format calcext:target-range-address="Sheet1.M791:Sheet1.M791">
            <calcext:condition calcext:apply-style-name="Untitled2" calcext:value="=1" calcext:base-cell-address="Sheet1.M791"/>
          </calcext:conditional-format>
          <calcext:conditional-format calcext:target-range-address="Sheet1.M792:Sheet1.M792">
            <calcext:condition calcext:apply-style-name="Untitled2" calcext:value="=1" calcext:base-cell-address="Sheet1.M792"/>
          </calcext:conditional-format>
          <calcext:conditional-format calcext:target-range-address="Sheet1.M793:Sheet1.M793">
            <calcext:condition calcext:apply-style-name="Untitled2" calcext:value="=1" calcext:base-cell-address="Sheet1.M793"/>
          </calcext:conditional-format>
          <calcext:conditional-format calcext:target-range-address="Sheet1.M794:Sheet1.M794">
            <calcext:condition calcext:apply-style-name="Untitled2" calcext:value="=1" calcext:base-cell-address="Sheet1.M794"/>
          </calcext:conditional-format>
          <calcext:conditional-format calcext:target-range-address="Sheet1.M795:Sheet1.M795">
            <calcext:condition calcext:apply-style-name="Untitled2" calcext:value="=1" calcext:base-cell-address="Sheet1.M795"/>
          </calcext:conditional-format>
          <calcext:conditional-format calcext:target-range-address="Sheet1.M796:Sheet1.M796">
            <calcext:condition calcext:apply-style-name="Untitled2" calcext:value="=1" calcext:base-cell-address="Sheet1.M796"/>
          </calcext:conditional-format>
          <calcext:conditional-format calcext:target-range-address="Sheet1.M797:Sheet1.M797">
            <calcext:condition calcext:apply-style-name="Untitled2" calcext:value="=1" calcext:base-cell-address="Sheet1.M797"/>
          </calcext:conditional-format>
          <calcext:conditional-format calcext:target-range-address="Sheet1.M798:Sheet1.M798">
            <calcext:condition calcext:apply-style-name="Untitled2" calcext:value="=1" calcext:base-cell-address="Sheet1.M798"/>
          </calcext:conditional-format>
          <calcext:conditional-format calcext:target-range-address="Sheet1.M799:Sheet1.M799">
            <calcext:condition calcext:apply-style-name="Untitled2" calcext:value="=1" calcext:base-cell-address="Sheet1.M799"/>
          </calcext:conditional-format>
          <calcext:conditional-format calcext:target-range-address="Sheet1.M800:Sheet1.M800">
            <calcext:condition calcext:apply-style-name="Untitled2" calcext:value="=1" calcext:base-cell-address="Sheet1.M800"/>
          </calcext:conditional-format>
          <calcext:conditional-format calcext:target-range-address="Sheet1.M801:Sheet1.M801">
            <calcext:condition calcext:apply-style-name="Untitled2" calcext:value="=1" calcext:base-cell-address="Sheet1.M801"/>
          </calcext:conditional-format>
          <calcext:conditional-format calcext:target-range-address="Sheet1.M802:Sheet1.M802">
            <calcext:condition calcext:apply-style-name="Untitled2" calcext:value="=1" calcext:base-cell-address="Sheet1.M802"/>
          </calcext:conditional-format>
          <calcext:conditional-format calcext:target-range-address="Sheet1.M803:Sheet1.M803">
            <calcext:condition calcext:apply-style-name="Untitled2" calcext:value="=1" calcext:base-cell-address="Sheet1.M803"/>
          </calcext:conditional-format>
          <calcext:conditional-format calcext:target-range-address="Sheet1.M804:Sheet1.M804">
            <calcext:condition calcext:apply-style-name="Untitled2" calcext:value="=1" calcext:base-cell-address="Sheet1.M804"/>
          </calcext:conditional-format>
          <calcext:conditional-format calcext:target-range-address="Sheet1.M805:Sheet1.M805">
            <calcext:condition calcext:apply-style-name="Untitled2" calcext:value="=1" calcext:base-cell-address="Sheet1.M805"/>
          </calcext:conditional-format>
          <calcext:conditional-format calcext:target-range-address="Sheet1.M806:Sheet1.M806">
            <calcext:condition calcext:apply-style-name="Untitled2" calcext:value="=1" calcext:base-cell-address="Sheet1.M806"/>
          </calcext:conditional-format>
          <calcext:conditional-format calcext:target-range-address="Sheet1.M807:Sheet1.M807">
            <calcext:condition calcext:apply-style-name="Untitled2" calcext:value="=1" calcext:base-cell-address="Sheet1.M807"/>
          </calcext:conditional-format>
          <calcext:conditional-format calcext:target-range-address="Sheet1.M808:Sheet1.M808">
            <calcext:condition calcext:apply-style-name="Untitled2" calcext:value="=1" calcext:base-cell-address="Sheet1.M808"/>
          </calcext:conditional-format>
          <calcext:conditional-format calcext:target-range-address="Sheet1.M809:Sheet1.M809">
            <calcext:condition calcext:apply-style-name="Untitled2" calcext:value="=1" calcext:base-cell-address="Sheet1.M809"/>
          </calcext:conditional-format>
          <calcext:conditional-format calcext:target-range-address="Sheet1.M810:Sheet1.M810">
            <calcext:condition calcext:apply-style-name="Untitled2" calcext:value="=1" calcext:base-cell-address="Sheet1.M810"/>
          </calcext:conditional-format>
          <calcext:conditional-format calcext:target-range-address="Sheet1.M811:Sheet1.M811">
            <calcext:condition calcext:apply-style-name="Untitled2" calcext:value="=1" calcext:base-cell-address="Sheet1.M811"/>
          </calcext:conditional-format>
          <calcext:conditional-format calcext:target-range-address="Sheet1.M812:Sheet1.M812">
            <calcext:condition calcext:apply-style-name="Untitled2" calcext:value="=1" calcext:base-cell-address="Sheet1.M812"/>
          </calcext:conditional-format>
          <calcext:conditional-format calcext:target-range-address="Sheet1.M813:Sheet1.M813">
            <calcext:condition calcext:apply-style-name="Untitled2" calcext:value="=1" calcext:base-cell-address="Sheet1.M813"/>
          </calcext:conditional-format>
          <calcext:conditional-format calcext:target-range-address="Sheet1.M814:Sheet1.M814">
            <calcext:condition calcext:apply-style-name="Untitled2" calcext:value="=1" calcext:base-cell-address="Sheet1.M814"/>
          </calcext:conditional-format>
          <calcext:conditional-format calcext:target-range-address="Sheet1.M815:Sheet1.M815">
            <calcext:condition calcext:apply-style-name="Untitled2" calcext:value="=1" calcext:base-cell-address="Sheet1.M815"/>
          </calcext:conditional-format>
          <calcext:conditional-format calcext:target-range-address="Sheet1.M816:Sheet1.M816">
            <calcext:condition calcext:apply-style-name="Untitled2" calcext:value="=1" calcext:base-cell-address="Sheet1.M816"/>
          </calcext:conditional-format>
          <calcext:conditional-format calcext:target-range-address="Sheet1.M817:Sheet1.M817">
            <calcext:condition calcext:apply-style-name="Untitled2" calcext:value="=1" calcext:base-cell-address="Sheet1.M817"/>
          </calcext:conditional-format>
          <calcext:conditional-format calcext:target-range-address="Sheet1.M818:Sheet1.M818">
            <calcext:condition calcext:apply-style-name="Untitled2" calcext:value="=1" calcext:base-cell-address="Sheet1.M818"/>
          </calcext:conditional-format>
          <calcext:conditional-format calcext:target-range-address="Sheet1.M819:Sheet1.M819">
            <calcext:condition calcext:apply-style-name="Untitled2" calcext:value="=1" calcext:base-cell-address="Sheet1.M819"/>
          </calcext:conditional-format>
          <calcext:conditional-format calcext:target-range-address="Sheet1.M820:Sheet1.M820">
            <calcext:condition calcext:apply-style-name="Untitled2" calcext:value="=1" calcext:base-cell-address="Sheet1.M820"/>
          </calcext:conditional-format>
          <calcext:conditional-format calcext:target-range-address="Sheet1.M821:Sheet1.M821">
            <calcext:condition calcext:apply-style-name="Untitled2" calcext:value="=1" calcext:base-cell-address="Sheet1.M821"/>
          </calcext:conditional-format>
          <calcext:conditional-format calcext:target-range-address="Sheet1.M822:Sheet1.M822">
            <calcext:condition calcext:apply-style-name="Untitled2" calcext:value="=1" calcext:base-cell-address="Sheet1.M822"/>
          </calcext:conditional-format>
          <calcext:conditional-format calcext:target-range-address="Sheet1.M823:Sheet1.M823">
            <calcext:condition calcext:apply-style-name="Untitled2" calcext:value="=1" calcext:base-cell-address="Sheet1.M823"/>
          </calcext:conditional-format>
          <calcext:conditional-format calcext:target-range-address="Sheet1.M824:Sheet1.M824">
            <calcext:condition calcext:apply-style-name="Untitled2" calcext:value="=1" calcext:base-cell-address="Sheet1.M824"/>
          </calcext:conditional-format>
          <calcext:conditional-format calcext:target-range-address="Sheet1.M825:Sheet1.M825">
            <calcext:condition calcext:apply-style-name="Untitled2" calcext:value="=1" calcext:base-cell-address="Sheet1.M825"/>
          </calcext:conditional-format>
          <calcext:conditional-format calcext:target-range-address="Sheet1.M826:Sheet1.M826">
            <calcext:condition calcext:apply-style-name="Untitled2" calcext:value="=1" calcext:base-cell-address="Sheet1.M826"/>
          </calcext:conditional-format>
          <calcext:conditional-format calcext:target-range-address="Sheet1.M827:Sheet1.M827">
            <calcext:condition calcext:apply-style-name="Untitled2" calcext:value="=1" calcext:base-cell-address="Sheet1.M827"/>
          </calcext:conditional-format>
          <calcext:conditional-format calcext:target-range-address="Sheet1.M828:Sheet1.M828">
            <calcext:condition calcext:apply-style-name="Untitled2" calcext:value="=1" calcext:base-cell-address="Sheet1.M828"/>
          </calcext:conditional-format>
          <calcext:conditional-format calcext:target-range-address="Sheet1.M829:Sheet1.M829">
            <calcext:condition calcext:apply-style-name="Untitled2" calcext:value="=1" calcext:base-cell-address="Sheet1.M829"/>
          </calcext:conditional-format>
          <calcext:conditional-format calcext:target-range-address="Sheet1.M830:Sheet1.M830">
            <calcext:condition calcext:apply-style-name="Untitled2" calcext:value="=1" calcext:base-cell-address="Sheet1.M830"/>
          </calcext:conditional-format>
          <calcext:conditional-format calcext:target-range-address="Sheet1.M831:Sheet1.M831">
            <calcext:condition calcext:apply-style-name="Untitled2" calcext:value="=1" calcext:base-cell-address="Sheet1.M831"/>
          </calcext:conditional-format>
          <calcext:conditional-format calcext:target-range-address="Sheet1.M832:Sheet1.M832">
            <calcext:condition calcext:apply-style-name="Untitled2" calcext:value="=1" calcext:base-cell-address="Sheet1.M832"/>
          </calcext:conditional-format>
          <calcext:conditional-format calcext:target-range-address="Sheet1.M833:Sheet1.M833">
            <calcext:condition calcext:apply-style-name="Untitled2" calcext:value="=1" calcext:base-cell-address="Sheet1.M833"/>
          </calcext:conditional-format>
          <calcext:conditional-format calcext:target-range-address="Sheet1.M834:Sheet1.M834">
            <calcext:condition calcext:apply-style-name="Untitled2" calcext:value="=1" calcext:base-cell-address="Sheet1.M834"/>
          </calcext:conditional-format>
          <calcext:conditional-format calcext:target-range-address="Sheet1.M835:Sheet1.M835">
            <calcext:condition calcext:apply-style-name="Untitled2" calcext:value="=1" calcext:base-cell-address="Sheet1.M835"/>
          </calcext:conditional-format>
          <calcext:conditional-format calcext:target-range-address="Sheet1.M836:Sheet1.M836">
            <calcext:condition calcext:apply-style-name="Untitled2" calcext:value="=1" calcext:base-cell-address="Sheet1.M836"/>
          </calcext:conditional-format>
          <calcext:conditional-format calcext:target-range-address="Sheet1.M837:Sheet1.M837">
            <calcext:condition calcext:apply-style-name="Untitled2" calcext:value="=1" calcext:base-cell-address="Sheet1.M837"/>
          </calcext:conditional-format>
          <calcext:conditional-format calcext:target-range-address="Sheet1.M838:Sheet1.M838">
            <calcext:condition calcext:apply-style-name="Untitled2" calcext:value="=1" calcext:base-cell-address="Sheet1.M838"/>
          </calcext:conditional-format>
          <calcext:conditional-format calcext:target-range-address="Sheet1.M839:Sheet1.M839">
            <calcext:condition calcext:apply-style-name="Untitled2" calcext:value="=1" calcext:base-cell-address="Sheet1.M839"/>
          </calcext:conditional-format>
          <calcext:conditional-format calcext:target-range-address="Sheet1.M840:Sheet1.M840">
            <calcext:condition calcext:apply-style-name="Untitled2" calcext:value="=1" calcext:base-cell-address="Sheet1.M840"/>
          </calcext:conditional-format>
          <calcext:conditional-format calcext:target-range-address="Sheet1.M841:Sheet1.M841">
            <calcext:condition calcext:apply-style-name="Untitled2" calcext:value="=1" calcext:base-cell-address="Sheet1.M841"/>
          </calcext:conditional-format>
          <calcext:conditional-format calcext:target-range-address="Sheet1.M842:Sheet1.M842">
            <calcext:condition calcext:apply-style-name="Untitled2" calcext:value="=1" calcext:base-cell-address="Sheet1.M842"/>
          </calcext:conditional-format>
          <calcext:conditional-format calcext:target-range-address="Sheet1.M843:Sheet1.M843">
            <calcext:condition calcext:apply-style-name="Untitled2" calcext:value="=1" calcext:base-cell-address="Sheet1.M843"/>
          </calcext:conditional-format>
          <calcext:conditional-format calcext:target-range-address="Sheet1.M844:Sheet1.M844">
            <calcext:condition calcext:apply-style-name="Untitled2" calcext:value="=1" calcext:base-cell-address="Sheet1.M844"/>
          </calcext:conditional-format>
          <calcext:conditional-format calcext:target-range-address="Sheet1.M845:Sheet1.M845">
            <calcext:condition calcext:apply-style-name="Untitled2" calcext:value="=1" calcext:base-cell-address="Sheet1.M845"/>
          </calcext:conditional-format>
          <calcext:conditional-format calcext:target-range-address="Sheet1.M846:Sheet1.M846">
            <calcext:condition calcext:apply-style-name="Untitled2" calcext:value="=1" calcext:base-cell-address="Sheet1.M846"/>
          </calcext:conditional-format>
          <calcext:conditional-format calcext:target-range-address="Sheet1.M847:Sheet1.M847">
            <calcext:condition calcext:apply-style-name="Untitled2" calcext:value="=1" calcext:base-cell-address="Sheet1.M847"/>
          </calcext:conditional-format>
          <calcext:conditional-format calcext:target-range-address="Sheet1.M848:Sheet1.M848">
            <calcext:condition calcext:apply-style-name="Untitled2" calcext:value="=1" calcext:base-cell-address="Sheet1.M848"/>
          </calcext:conditional-format>
          <calcext:conditional-format calcext:target-range-address="Sheet1.M849:Sheet1.M849">
            <calcext:condition calcext:apply-style-name="Untitled2" calcext:value="=1" calcext:base-cell-address="Sheet1.M849"/>
          </calcext:conditional-format>
          <calcext:conditional-format calcext:target-range-address="Sheet1.M850:Sheet1.M850">
            <calcext:condition calcext:apply-style-name="Untitled2" calcext:value="=1" calcext:base-cell-address="Sheet1.M850"/>
          </calcext:conditional-format>
          <calcext:conditional-format calcext:target-range-address="Sheet1.M851:Sheet1.M851">
            <calcext:condition calcext:apply-style-name="Untitled2" calcext:value="=1" calcext:base-cell-address="Sheet1.M851"/>
          </calcext:conditional-format>
          <calcext:conditional-format calcext:target-range-address="Sheet1.M852:Sheet1.M852">
            <calcext:condition calcext:apply-style-name="Untitled2" calcext:value="=1" calcext:base-cell-address="Sheet1.M852"/>
          </calcext:conditional-format>
          <calcext:conditional-format calcext:target-range-address="Sheet1.M853:Sheet1.M853">
            <calcext:condition calcext:apply-style-name="Untitled2" calcext:value="=1" calcext:base-cell-address="Sheet1.M853"/>
          </calcext:conditional-format>
          <calcext:conditional-format calcext:target-range-address="Sheet1.M854:Sheet1.M854">
            <calcext:condition calcext:apply-style-name="Untitled2" calcext:value="=1" calcext:base-cell-address="Sheet1.M854"/>
          </calcext:conditional-format>
          <calcext:conditional-format calcext:target-range-address="Sheet1.M855:Sheet1.M855">
            <calcext:condition calcext:apply-style-name="Untitled2" calcext:value="=1" calcext:base-cell-address="Sheet1.M855"/>
          </calcext:conditional-format>
          <calcext:conditional-format calcext:target-range-address="Sheet1.M856:Sheet1.M856">
            <calcext:condition calcext:apply-style-name="Untitled2" calcext:value="=1" calcext:base-cell-address="Sheet1.M856"/>
          </calcext:conditional-format>
          <calcext:conditional-format calcext:target-range-address="Sheet1.M857:Sheet1.M857">
            <calcext:condition calcext:apply-style-name="Untitled2" calcext:value="=1" calcext:base-cell-address="Sheet1.M857"/>
          </calcext:conditional-format>
          <calcext:conditional-format calcext:target-range-address="Sheet1.M858:Sheet1.M858">
            <calcext:condition calcext:apply-style-name="Untitled2" calcext:value="=1" calcext:base-cell-address="Sheet1.M858"/>
          </calcext:conditional-format>
          <calcext:conditional-format calcext:target-range-address="Sheet1.M859:Sheet1.M859">
            <calcext:condition calcext:apply-style-name="Untitled2" calcext:value="=1" calcext:base-cell-address="Sheet1.M859"/>
          </calcext:conditional-format>
          <calcext:conditional-format calcext:target-range-address="Sheet1.M860:Sheet1.M860">
            <calcext:condition calcext:apply-style-name="Untitled2" calcext:value="=1" calcext:base-cell-address="Sheet1.M860"/>
          </calcext:conditional-format>
          <calcext:conditional-format calcext:target-range-address="Sheet1.M861:Sheet1.M861">
            <calcext:condition calcext:apply-style-name="Untitled2" calcext:value="=1" calcext:base-cell-address="Sheet1.M861"/>
          </calcext:conditional-format>
          <calcext:conditional-format calcext:target-range-address="Sheet1.M862:Sheet1.M862">
            <calcext:condition calcext:apply-style-name="Untitled2" calcext:value="=1" calcext:base-cell-address="Sheet1.M862"/>
          </calcext:conditional-format>
          <calcext:conditional-format calcext:target-range-address="Sheet1.M863:Sheet1.M863">
            <calcext:condition calcext:apply-style-name="Untitled2" calcext:value="=1" calcext:base-cell-address="Sheet1.M863"/>
          </calcext:conditional-format>
          <calcext:conditional-format calcext:target-range-address="Sheet1.M864:Sheet1.M864">
            <calcext:condition calcext:apply-style-name="Untitled2" calcext:value="=1" calcext:base-cell-address="Sheet1.M864"/>
          </calcext:conditional-format>
          <calcext:conditional-format calcext:target-range-address="Sheet1.M865:Sheet1.M865">
            <calcext:condition calcext:apply-style-name="Untitled2" calcext:value="=1" calcext:base-cell-address="Sheet1.M865"/>
          </calcext:conditional-format>
          <calcext:conditional-format calcext:target-range-address="Sheet1.M866:Sheet1.M866">
            <calcext:condition calcext:apply-style-name="Untitled2" calcext:value="=1" calcext:base-cell-address="Sheet1.M866"/>
          </calcext:conditional-format>
          <calcext:conditional-format calcext:target-range-address="Sheet1.M867:Sheet1.M867">
            <calcext:condition calcext:apply-style-name="Untitled2" calcext:value="=1" calcext:base-cell-address="Sheet1.M867"/>
          </calcext:conditional-format>
          <calcext:conditional-format calcext:target-range-address="Sheet1.M868:Sheet1.M868">
            <calcext:condition calcext:apply-style-name="Untitled2" calcext:value="=1" calcext:base-cell-address="Sheet1.M868"/>
          </calcext:conditional-format>
          <calcext:conditional-format calcext:target-range-address="Sheet1.M869:Sheet1.M869">
            <calcext:condition calcext:apply-style-name="Untitled2" calcext:value="=1" calcext:base-cell-address="Sheet1.M869"/>
          </calcext:conditional-format>
          <calcext:conditional-format calcext:target-range-address="Sheet1.M870:Sheet1.M870">
            <calcext:condition calcext:apply-style-name="Untitled2" calcext:value="=1" calcext:base-cell-address="Sheet1.M870"/>
          </calcext:conditional-format>
          <calcext:conditional-format calcext:target-range-address="Sheet1.M871:Sheet1.M871">
            <calcext:condition calcext:apply-style-name="Untitled2" calcext:value="=1" calcext:base-cell-address="Sheet1.M871"/>
          </calcext:conditional-format>
          <calcext:conditional-format calcext:target-range-address="Sheet1.M872:Sheet1.M872">
            <calcext:condition calcext:apply-style-name="Untitled2" calcext:value="=1" calcext:base-cell-address="Sheet1.M872"/>
          </calcext:conditional-format>
          <calcext:conditional-format calcext:target-range-address="Sheet1.M873:Sheet1.M873">
            <calcext:condition calcext:apply-style-name="Untitled2" calcext:value="=1" calcext:base-cell-address="Sheet1.M873"/>
          </calcext:conditional-format>
          <calcext:conditional-format calcext:target-range-address="Sheet1.M874:Sheet1.M874">
            <calcext:condition calcext:apply-style-name="Untitled2" calcext:value="=1" calcext:base-cell-address="Sheet1.M874"/>
          </calcext:conditional-format>
          <calcext:conditional-format calcext:target-range-address="Sheet1.M875:Sheet1.M875">
            <calcext:condition calcext:apply-style-name="Untitled2" calcext:value="=1" calcext:base-cell-address="Sheet1.M875"/>
          </calcext:conditional-format>
          <calcext:conditional-format calcext:target-range-address="Sheet1.M876:Sheet1.M876">
            <calcext:condition calcext:apply-style-name="Untitled2" calcext:value="=1" calcext:base-cell-address="Sheet1.M876"/>
          </calcext:conditional-format>
          <calcext:conditional-format calcext:target-range-address="Sheet1.M877:Sheet1.M877">
            <calcext:condition calcext:apply-style-name="Untitled2" calcext:value="=1" calcext:base-cell-address="Sheet1.M877"/>
          </calcext:conditional-format>
          <calcext:conditional-format calcext:target-range-address="Sheet1.M878:Sheet1.M878">
            <calcext:condition calcext:apply-style-name="Untitled2" calcext:value="=1" calcext:base-cell-address="Sheet1.M878"/>
          </calcext:conditional-format>
          <calcext:conditional-format calcext:target-range-address="Sheet1.M879:Sheet1.M879">
            <calcext:condition calcext:apply-style-name="Untitled2" calcext:value="=1" calcext:base-cell-address="Sheet1.M879"/>
          </calcext:conditional-format>
          <calcext:conditional-format calcext:target-range-address="Sheet1.M880:Sheet1.M880">
            <calcext:condition calcext:apply-style-name="Untitled2" calcext:value="=1" calcext:base-cell-address="Sheet1.M880"/>
          </calcext:conditional-format>
          <calcext:conditional-format calcext:target-range-address="Sheet1.M881:Sheet1.M881">
            <calcext:condition calcext:apply-style-name="Untitled2" calcext:value="=1" calcext:base-cell-address="Sheet1.M881"/>
          </calcext:conditional-format>
          <calcext:conditional-format calcext:target-range-address="Sheet1.M882:Sheet1.M882">
            <calcext:condition calcext:apply-style-name="Untitled2" calcext:value="=1" calcext:base-cell-address="Sheet1.M882"/>
          </calcext:conditional-format>
          <calcext:conditional-format calcext:target-range-address="Sheet1.M883:Sheet1.M883">
            <calcext:condition calcext:apply-style-name="Untitled2" calcext:value="=1" calcext:base-cell-address="Sheet1.M883"/>
          </calcext:conditional-format>
          <calcext:conditional-format calcext:target-range-address="Sheet1.M884:Sheet1.M884">
            <calcext:condition calcext:apply-style-name="Untitled2" calcext:value="=1" calcext:base-cell-address="Sheet1.M884"/>
          </calcext:conditional-format>
          <calcext:conditional-format calcext:target-range-address="Sheet1.M885:Sheet1.M885">
            <calcext:condition calcext:apply-style-name="Untitled2" calcext:value="=1" calcext:base-cell-address="Sheet1.M885"/>
          </calcext:conditional-format>
          <calcext:conditional-format calcext:target-range-address="Sheet1.M886:Sheet1.M886">
            <calcext:condition calcext:apply-style-name="Untitled2" calcext:value="=1" calcext:base-cell-address="Sheet1.M886"/>
          </calcext:conditional-format>
          <calcext:conditional-format calcext:target-range-address="Sheet1.M887:Sheet1.M887">
            <calcext:condition calcext:apply-style-name="Untitled2" calcext:value="=1" calcext:base-cell-address="Sheet1.M887"/>
          </calcext:conditional-format>
          <calcext:conditional-format calcext:target-range-address="Sheet1.M888:Sheet1.M888">
            <calcext:condition calcext:apply-style-name="Untitled2" calcext:value="=1" calcext:base-cell-address="Sheet1.M888"/>
          </calcext:conditional-format>
          <calcext:conditional-format calcext:target-range-address="Sheet1.M889:Sheet1.M889">
            <calcext:condition calcext:apply-style-name="Untitled2" calcext:value="=1" calcext:base-cell-address="Sheet1.M889"/>
          </calcext:conditional-format>
          <calcext:conditional-format calcext:target-range-address="Sheet1.M890:Sheet1.M890">
            <calcext:condition calcext:apply-style-name="Untitled2" calcext:value="=1" calcext:base-cell-address="Sheet1.M890"/>
          </calcext:conditional-format>
          <calcext:conditional-format calcext:target-range-address="Sheet1.M891:Sheet1.M891">
            <calcext:condition calcext:apply-style-name="Untitled2" calcext:value="=1" calcext:base-cell-address="Sheet1.M891"/>
          </calcext:conditional-format>
          <calcext:conditional-format calcext:target-range-address="Sheet1.M892:Sheet1.M892">
            <calcext:condition calcext:apply-style-name="Untitled2" calcext:value="=1" calcext:base-cell-address="Sheet1.M892"/>
          </calcext:conditional-format>
          <calcext:conditional-format calcext:target-range-address="Sheet1.M893:Sheet1.M893">
            <calcext:condition calcext:apply-style-name="Untitled2" calcext:value="=1" calcext:base-cell-address="Sheet1.M893"/>
          </calcext:conditional-format>
          <calcext:conditional-format calcext:target-range-address="Sheet1.M894:Sheet1.M894">
            <calcext:condition calcext:apply-style-name="Untitled2" calcext:value="=1" calcext:base-cell-address="Sheet1.M894"/>
          </calcext:conditional-format>
          <calcext:conditional-format calcext:target-range-address="Sheet1.M895:Sheet1.M895">
            <calcext:condition calcext:apply-style-name="Untitled2" calcext:value="=1" calcext:base-cell-address="Sheet1.M895"/>
          </calcext:conditional-format>
          <calcext:conditional-format calcext:target-range-address="Sheet1.M896:Sheet1.M896">
            <calcext:condition calcext:apply-style-name="Untitled2" calcext:value="=1" calcext:base-cell-address="Sheet1.M896"/>
          </calcext:conditional-format>
          <calcext:conditional-format calcext:target-range-address="Sheet1.M897:Sheet1.M897">
            <calcext:condition calcext:apply-style-name="Untitled2" calcext:value="=1" calcext:base-cell-address="Sheet1.M897"/>
          </calcext:conditional-format>
          <calcext:conditional-format calcext:target-range-address="Sheet1.M898:Sheet1.M898">
            <calcext:condition calcext:apply-style-name="Untitled2" calcext:value="=1" calcext:base-cell-address="Sheet1.M898"/>
          </calcext:conditional-format>
          <calcext:conditional-format calcext:target-range-address="Sheet1.M899:Sheet1.M899">
            <calcext:condition calcext:apply-style-name="Untitled2" calcext:value="=1" calcext:base-cell-address="Sheet1.M899"/>
          </calcext:conditional-format>
          <calcext:conditional-format calcext:target-range-address="Sheet1.M900:Sheet1.M900">
            <calcext:condition calcext:apply-style-name="Untitled2" calcext:value="=1" calcext:base-cell-address="Sheet1.M900"/>
          </calcext:conditional-format>
          <calcext:conditional-format calcext:target-range-address="Sheet1.M901:Sheet1.M901">
            <calcext:condition calcext:apply-style-name="Untitled2" calcext:value="=1" calcext:base-cell-address="Sheet1.M901"/>
          </calcext:conditional-format>
          <calcext:conditional-format calcext:target-range-address="Sheet1.M902:Sheet1.M902">
            <calcext:condition calcext:apply-style-name="Untitled2" calcext:value="=1" calcext:base-cell-address="Sheet1.M902"/>
          </calcext:conditional-format>
          <calcext:conditional-format calcext:target-range-address="Sheet1.M903:Sheet1.M903">
            <calcext:condition calcext:apply-style-name="Untitled2" calcext:value="=1" calcext:base-cell-address="Sheet1.M903"/>
          </calcext:conditional-format>
          <calcext:conditional-format calcext:target-range-address="Sheet1.M904:Sheet1.M904">
            <calcext:condition calcext:apply-style-name="Untitled2" calcext:value="=1" calcext:base-cell-address="Sheet1.M904"/>
          </calcext:conditional-format>
          <calcext:conditional-format calcext:target-range-address="Sheet1.M905:Sheet1.M905">
            <calcext:condition calcext:apply-style-name="Untitled2" calcext:value="=1" calcext:base-cell-address="Sheet1.M905"/>
          </calcext:conditional-format>
          <calcext:conditional-format calcext:target-range-address="Sheet1.M906:Sheet1.M906">
            <calcext:condition calcext:apply-style-name="Untitled2" calcext:value="=1" calcext:base-cell-address="Sheet1.M906"/>
          </calcext:conditional-format>
          <calcext:conditional-format calcext:target-range-address="Sheet1.M907:Sheet1.M907">
            <calcext:condition calcext:apply-style-name="Untitled2" calcext:value="=1" calcext:base-cell-address="Sheet1.M907"/>
          </calcext:conditional-format>
          <calcext:conditional-format calcext:target-range-address="Sheet1.M908:Sheet1.M908">
            <calcext:condition calcext:apply-style-name="Untitled2" calcext:value="=1" calcext:base-cell-address="Sheet1.M908"/>
          </calcext:conditional-format>
          <calcext:conditional-format calcext:target-range-address="Sheet1.M909:Sheet1.M909">
            <calcext:condition calcext:apply-style-name="Untitled2" calcext:value="=1" calcext:base-cell-address="Sheet1.M909"/>
          </calcext:conditional-format>
          <calcext:conditional-format calcext:target-range-address="Sheet1.M910:Sheet1.M910">
            <calcext:condition calcext:apply-style-name="Untitled2" calcext:value="=1" calcext:base-cell-address="Sheet1.M910"/>
          </calcext:conditional-format>
          <calcext:conditional-format calcext:target-range-address="Sheet1.M911:Sheet1.M911">
            <calcext:condition calcext:apply-style-name="Untitled2" calcext:value="=1" calcext:base-cell-address="Sheet1.M911"/>
          </calcext:conditional-format>
          <calcext:conditional-format calcext:target-range-address="Sheet1.M912:Sheet1.M912">
            <calcext:condition calcext:apply-style-name="Untitled2" calcext:value="=1" calcext:base-cell-address="Sheet1.M912"/>
          </calcext:conditional-format>
          <calcext:conditional-format calcext:target-range-address="Sheet1.M913:Sheet1.M913">
            <calcext:condition calcext:apply-style-name="Untitled2" calcext:value="=1" calcext:base-cell-address="Sheet1.M913"/>
          </calcext:conditional-format>
          <calcext:conditional-format calcext:target-range-address="Sheet1.M914:Sheet1.M914">
            <calcext:condition calcext:apply-style-name="Untitled2" calcext:value="=1" calcext:base-cell-address="Sheet1.M914"/>
          </calcext:conditional-format>
          <calcext:conditional-format calcext:target-range-address="Sheet1.M915:Sheet1.M915">
            <calcext:condition calcext:apply-style-name="Untitled2" calcext:value="=1" calcext:base-cell-address="Sheet1.M915"/>
          </calcext:conditional-format>
          <calcext:conditional-format calcext:target-range-address="Sheet1.M916:Sheet1.M916">
            <calcext:condition calcext:apply-style-name="Untitled2" calcext:value="=1" calcext:base-cell-address="Sheet1.M916"/>
          </calcext:conditional-format>
          <calcext:conditional-format calcext:target-range-address="Sheet1.M917:Sheet1.M917">
            <calcext:condition calcext:apply-style-name="Untitled2" calcext:value="=1" calcext:base-cell-address="Sheet1.M917"/>
          </calcext:conditional-format>
          <calcext:conditional-format calcext:target-range-address="Sheet1.M918:Sheet1.M918">
            <calcext:condition calcext:apply-style-name="Untitled2" calcext:value="=1" calcext:base-cell-address="Sheet1.M918"/>
          </calcext:conditional-format>
          <calcext:conditional-format calcext:target-range-address="Sheet1.M919:Sheet1.M919">
            <calcext:condition calcext:apply-style-name="Untitled2" calcext:value="=1" calcext:base-cell-address="Sheet1.M919"/>
          </calcext:conditional-format>
          <calcext:conditional-format calcext:target-range-address="Sheet1.M920:Sheet1.M920">
            <calcext:condition calcext:apply-style-name="Untitled2" calcext:value="=1" calcext:base-cell-address="Sheet1.M920"/>
          </calcext:conditional-format>
          <calcext:conditional-format calcext:target-range-address="Sheet1.M921:Sheet1.M921">
            <calcext:condition calcext:apply-style-name="Untitled2" calcext:value="=1" calcext:base-cell-address="Sheet1.M921"/>
          </calcext:conditional-format>
          <calcext:conditional-format calcext:target-range-address="Sheet1.M922:Sheet1.M922">
            <calcext:condition calcext:apply-style-name="Untitled2" calcext:value="=1" calcext:base-cell-address="Sheet1.M922"/>
          </calcext:conditional-format>
          <calcext:conditional-format calcext:target-range-address="Sheet1.M923:Sheet1.M923">
            <calcext:condition calcext:apply-style-name="Untitled2" calcext:value="=1" calcext:base-cell-address="Sheet1.M923"/>
          </calcext:conditional-format>
          <calcext:conditional-format calcext:target-range-address="Sheet1.M924:Sheet1.M924">
            <calcext:condition calcext:apply-style-name="Untitled2" calcext:value="=1" calcext:base-cell-address="Sheet1.M924"/>
          </calcext:conditional-format>
          <calcext:conditional-format calcext:target-range-address="Sheet1.M925:Sheet1.M925">
            <calcext:condition calcext:apply-style-name="Untitled2" calcext:value="=1" calcext:base-cell-address="Sheet1.M925"/>
          </calcext:conditional-format>
          <calcext:conditional-format calcext:target-range-address="Sheet1.M926:Sheet1.M926">
            <calcext:condition calcext:apply-style-name="Untitled2" calcext:value="=1" calcext:base-cell-address="Sheet1.M926"/>
          </calcext:conditional-format>
          <calcext:conditional-format calcext:target-range-address="Sheet1.M927:Sheet1.M927">
            <calcext:condition calcext:apply-style-name="Untitled2" calcext:value="=1" calcext:base-cell-address="Sheet1.M927"/>
          </calcext:conditional-format>
          <calcext:conditional-format calcext:target-range-address="Sheet1.M928:Sheet1.M928">
            <calcext:condition calcext:apply-style-name="Untitled2" calcext:value="=1" calcext:base-cell-address="Sheet1.M928"/>
          </calcext:conditional-format>
          <calcext:conditional-format calcext:target-range-address="Sheet1.M929:Sheet1.M929">
            <calcext:condition calcext:apply-style-name="Untitled2" calcext:value="=1" calcext:base-cell-address="Sheet1.M929"/>
          </calcext:conditional-format>
          <calcext:conditional-format calcext:target-range-address="Sheet1.M930:Sheet1.M930">
            <calcext:condition calcext:apply-style-name="Untitled2" calcext:value="=1" calcext:base-cell-address="Sheet1.M930"/>
          </calcext:conditional-format>
          <calcext:conditional-format calcext:target-range-address="Sheet1.M931:Sheet1.M931">
            <calcext:condition calcext:apply-style-name="Untitled2" calcext:value="=1" calcext:base-cell-address="Sheet1.M931"/>
          </calcext:conditional-format>
          <calcext:conditional-format calcext:target-range-address="Sheet1.M932:Sheet1.M932">
            <calcext:condition calcext:apply-style-name="Untitled2" calcext:value="=1" calcext:base-cell-address="Sheet1.M932"/>
          </calcext:conditional-format>
          <calcext:conditional-format calcext:target-range-address="Sheet1.M933:Sheet1.M933">
            <calcext:condition calcext:apply-style-name="Untitled2" calcext:value="=1" calcext:base-cell-address="Sheet1.M933"/>
          </calcext:conditional-format>
          <calcext:conditional-format calcext:target-range-address="Sheet1.M934:Sheet1.M934">
            <calcext:condition calcext:apply-style-name="Untitled2" calcext:value="=1" calcext:base-cell-address="Sheet1.M934"/>
          </calcext:conditional-format>
          <calcext:conditional-format calcext:target-range-address="Sheet1.M935:Sheet1.M935">
            <calcext:condition calcext:apply-style-name="Untitled2" calcext:value="=1" calcext:base-cell-address="Sheet1.M935"/>
          </calcext:conditional-format>
          <calcext:conditional-format calcext:target-range-address="Sheet1.M936:Sheet1.M936">
            <calcext:condition calcext:apply-style-name="Untitled2" calcext:value="=1" calcext:base-cell-address="Sheet1.M936"/>
          </calcext:conditional-format>
          <calcext:conditional-format calcext:target-range-address="Sheet1.M937:Sheet1.M937">
            <calcext:condition calcext:apply-style-name="Untitled2" calcext:value="=1" calcext:base-cell-address="Sheet1.M937"/>
          </calcext:conditional-format>
          <calcext:conditional-format calcext:target-range-address="Sheet1.M938:Sheet1.M938">
            <calcext:condition calcext:apply-style-name="Untitled2" calcext:value="=1" calcext:base-cell-address="Sheet1.M938"/>
          </calcext:conditional-format>
          <calcext:conditional-format calcext:target-range-address="Sheet1.M939:Sheet1.M939">
            <calcext:condition calcext:apply-style-name="Untitled2" calcext:value="=1" calcext:base-cell-address="Sheet1.M939"/>
          </calcext:conditional-format>
          <calcext:conditional-format calcext:target-range-address="Sheet1.M940:Sheet1.M940">
            <calcext:condition calcext:apply-style-name="Untitled2" calcext:value="=1" calcext:base-cell-address="Sheet1.M940"/>
          </calcext:conditional-format>
          <calcext:conditional-format calcext:target-range-address="Sheet1.M941:Sheet1.M941">
            <calcext:condition calcext:apply-style-name="Untitled2" calcext:value="=1" calcext:base-cell-address="Sheet1.M941"/>
          </calcext:conditional-format>
          <calcext:conditional-format calcext:target-range-address="Sheet1.M942:Sheet1.M942">
            <calcext:condition calcext:apply-style-name="Untitled2" calcext:value="=1" calcext:base-cell-address="Sheet1.M942"/>
          </calcext:conditional-format>
          <calcext:conditional-format calcext:target-range-address="Sheet1.M943:Sheet1.M943">
            <calcext:condition calcext:apply-style-name="Untitled2" calcext:value="=1" calcext:base-cell-address="Sheet1.M943"/>
          </calcext:conditional-format>
          <calcext:conditional-format calcext:target-range-address="Sheet1.M944:Sheet1.M944">
            <calcext:condition calcext:apply-style-name="Untitled2" calcext:value="=1" calcext:base-cell-address="Sheet1.M944"/>
          </calcext:conditional-format>
          <calcext:conditional-format calcext:target-range-address="Sheet1.M945:Sheet1.M945">
            <calcext:condition calcext:apply-style-name="Untitled2" calcext:value="=1" calcext:base-cell-address="Sheet1.M945"/>
          </calcext:conditional-format>
          <calcext:conditional-format calcext:target-range-address="Sheet1.M946:Sheet1.M946">
            <calcext:condition calcext:apply-style-name="Untitled2" calcext:value="=1" calcext:base-cell-address="Sheet1.M946"/>
          </calcext:conditional-format>
          <calcext:conditional-format calcext:target-range-address="Sheet1.M947:Sheet1.M947">
            <calcext:condition calcext:apply-style-name="Untitled2" calcext:value="=1" calcext:base-cell-address="Sheet1.M947"/>
          </calcext:conditional-format>
          <calcext:conditional-format calcext:target-range-address="Sheet1.M948:Sheet1.M948">
            <calcext:condition calcext:apply-style-name="Untitled2" calcext:value="=1" calcext:base-cell-address="Sheet1.M948"/>
          </calcext:conditional-format>
          <calcext:conditional-format calcext:target-range-address="Sheet1.M949:Sheet1.M949">
            <calcext:condition calcext:apply-style-name="Untitled2" calcext:value="=1" calcext:base-cell-address="Sheet1.M949"/>
          </calcext:conditional-format>
          <calcext:conditional-format calcext:target-range-address="Sheet1.M950:Sheet1.M950">
            <calcext:condition calcext:apply-style-name="Untitled2" calcext:value="=1" calcext:base-cell-address="Sheet1.M950"/>
          </calcext:conditional-format>
          <calcext:conditional-format calcext:target-range-address="Sheet1.M951:Sheet1.M951">
            <calcext:condition calcext:apply-style-name="Untitled2" calcext:value="=1" calcext:base-cell-address="Sheet1.M951"/>
          </calcext:conditional-format>
          <calcext:conditional-format calcext:target-range-address="Sheet1.M952:Sheet1.M952">
            <calcext:condition calcext:apply-style-name="Untitled2" calcext:value="=1" calcext:base-cell-address="Sheet1.M952"/>
          </calcext:conditional-format>
          <calcext:conditional-format calcext:target-range-address="Sheet1.M953:Sheet1.M953">
            <calcext:condition calcext:apply-style-name="Untitled2" calcext:value="=1" calcext:base-cell-address="Sheet1.M953"/>
          </calcext:conditional-format>
          <calcext:conditional-format calcext:target-range-address="Sheet1.M954:Sheet1.M954">
            <calcext:condition calcext:apply-style-name="Untitled2" calcext:value="=1" calcext:base-cell-address="Sheet1.M954"/>
          </calcext:conditional-format>
          <calcext:conditional-format calcext:target-range-address="Sheet1.M955:Sheet1.M955">
            <calcext:condition calcext:apply-style-name="Untitled2" calcext:value="=1" calcext:base-cell-address="Sheet1.M955"/>
          </calcext:conditional-format>
          <calcext:conditional-format calcext:target-range-address="Sheet1.M956:Sheet1.M956">
            <calcext:condition calcext:apply-style-name="Untitled2" calcext:value="=1" calcext:base-cell-address="Sheet1.M956"/>
          </calcext:conditional-format>
          <calcext:conditional-format calcext:target-range-address="Sheet1.M957:Sheet1.M957">
            <calcext:condition calcext:apply-style-name="Untitled2" calcext:value="=1" calcext:base-cell-address="Sheet1.M957"/>
          </calcext:conditional-format>
          <calcext:conditional-format calcext:target-range-address="Sheet1.M958:Sheet1.M958">
            <calcext:condition calcext:apply-style-name="Untitled2" calcext:value="=1" calcext:base-cell-address="Sheet1.M958"/>
          </calcext:conditional-format>
          <calcext:conditional-format calcext:target-range-address="Sheet1.M959:Sheet1.M959">
            <calcext:condition calcext:apply-style-name="Untitled2" calcext:value="=1" calcext:base-cell-address="Sheet1.M959"/>
          </calcext:conditional-format>
          <calcext:conditional-format calcext:target-range-address="Sheet1.M960:Sheet1.M960">
            <calcext:condition calcext:apply-style-name="Untitled2" calcext:value="=1" calcext:base-cell-address="Sheet1.M960"/>
          </calcext:conditional-format>
          <calcext:conditional-format calcext:target-range-address="Sheet1.M961:Sheet1.M961">
            <calcext:condition calcext:apply-style-name="Untitled2" calcext:value="=1" calcext:base-cell-address="Sheet1.M961"/>
          </calcext:conditional-format>
          <calcext:conditional-format calcext:target-range-address="Sheet1.M962:Sheet1.M962">
            <calcext:condition calcext:apply-style-name="Untitled2" calcext:value="=1" calcext:base-cell-address="Sheet1.M962"/>
          </calcext:conditional-format>
          <calcext:conditional-format calcext:target-range-address="Sheet1.M963:Sheet1.M963">
            <calcext:condition calcext:apply-style-name="Untitled2" calcext:value="=1" calcext:base-cell-address="Sheet1.M963"/>
          </calcext:conditional-format>
          <calcext:conditional-format calcext:target-range-address="Sheet1.M964:Sheet1.M964">
            <calcext:condition calcext:apply-style-name="Untitled2" calcext:value="=1" calcext:base-cell-address="Sheet1.M964"/>
          </calcext:conditional-format>
          <calcext:conditional-format calcext:target-range-address="Sheet1.M965:Sheet1.M965">
            <calcext:condition calcext:apply-style-name="Untitled2" calcext:value="=1" calcext:base-cell-address="Sheet1.M965"/>
          </calcext:conditional-format>
          <calcext:conditional-format calcext:target-range-address="Sheet1.M966:Sheet1.M966">
            <calcext:condition calcext:apply-style-name="Untitled2" calcext:value="=1" calcext:base-cell-address="Sheet1.M966"/>
          </calcext:conditional-format>
          <calcext:conditional-format calcext:target-range-address="Sheet1.M967:Sheet1.M967">
            <calcext:condition calcext:apply-style-name="Untitled2" calcext:value="=1" calcext:base-cell-address="Sheet1.M967"/>
          </calcext:conditional-format>
          <calcext:conditional-format calcext:target-range-address="Sheet1.M968:Sheet1.M968">
            <calcext:condition calcext:apply-style-name="Untitled2" calcext:value="=1" calcext:base-cell-address="Sheet1.M968"/>
          </calcext:conditional-format>
          <calcext:conditional-format calcext:target-range-address="Sheet1.M969:Sheet1.M969">
            <calcext:condition calcext:apply-style-name="Untitled2" calcext:value="=1" calcext:base-cell-address="Sheet1.M969"/>
          </calcext:conditional-format>
          <calcext:conditional-format calcext:target-range-address="Sheet1.M970:Sheet1.M970">
            <calcext:condition calcext:apply-style-name="Untitled2" calcext:value="=1" calcext:base-cell-address="Sheet1.M970"/>
          </calcext:conditional-format>
          <calcext:conditional-format calcext:target-range-address="Sheet1.M971:Sheet1.M971">
            <calcext:condition calcext:apply-style-name="Untitled2" calcext:value="=1" calcext:base-cell-address="Sheet1.M971"/>
          </calcext:conditional-format>
          <calcext:conditional-format calcext:target-range-address="Sheet1.M972:Sheet1.M972">
            <calcext:condition calcext:apply-style-name="Untitled2" calcext:value="=1" calcext:base-cell-address="Sheet1.M972"/>
          </calcext:conditional-format>
          <calcext:conditional-format calcext:target-range-address="Sheet1.M973:Sheet1.M973">
            <calcext:condition calcext:apply-style-name="Untitled2" calcext:value="=1" calcext:base-cell-address="Sheet1.M973"/>
          </calcext:conditional-format>
          <calcext:conditional-format calcext:target-range-address="Sheet1.M974:Sheet1.M974">
            <calcext:condition calcext:apply-style-name="Untitled2" calcext:value="=1" calcext:base-cell-address="Sheet1.M974"/>
          </calcext:conditional-format>
          <calcext:conditional-format calcext:target-range-address="Sheet1.M975:Sheet1.M975">
            <calcext:condition calcext:apply-style-name="Untitled2" calcext:value="=1" calcext:base-cell-address="Sheet1.M975"/>
          </calcext:conditional-format>
          <calcext:conditional-format calcext:target-range-address="Sheet1.M976:Sheet1.M976">
            <calcext:condition calcext:apply-style-name="Untitled2" calcext:value="=1" calcext:base-cell-address="Sheet1.M976"/>
          </calcext:conditional-format>
          <calcext:conditional-format calcext:target-range-address="Sheet1.M977:Sheet1.M977">
            <calcext:condition calcext:apply-style-name="Untitled2" calcext:value="=1" calcext:base-cell-address="Sheet1.M977"/>
          </calcext:conditional-format>
          <calcext:conditional-format calcext:target-range-address="Sheet1.M978:Sheet1.M978">
            <calcext:condition calcext:apply-style-name="Untitled2" calcext:value="=1" calcext:base-cell-address="Sheet1.M978"/>
          </calcext:conditional-format>
          <calcext:conditional-format calcext:target-range-address="Sheet1.M979:Sheet1.M979">
            <calcext:condition calcext:apply-style-name="Untitled2" calcext:value="=1" calcext:base-cell-address="Sheet1.M979"/>
          </calcext:conditional-format>
          <calcext:conditional-format calcext:target-range-address="Sheet1.M980:Sheet1.M980">
            <calcext:condition calcext:apply-style-name="Untitled2" calcext:value="=1" calcext:base-cell-address="Sheet1.M980"/>
          </calcext:conditional-format>
          <calcext:conditional-format calcext:target-range-address="Sheet1.M981:Sheet1.M981">
            <calcext:condition calcext:apply-style-name="Untitled2" calcext:value="=1" calcext:base-cell-address="Sheet1.M981"/>
          </calcext:conditional-format>
          <calcext:conditional-format calcext:target-range-address="Sheet1.M982:Sheet1.M982">
            <calcext:condition calcext:apply-style-name="Untitled2" calcext:value="=1" calcext:base-cell-address="Sheet1.M982"/>
          </calcext:conditional-format>
          <calcext:conditional-format calcext:target-range-address="Sheet1.M983:Sheet1.M983">
            <calcext:condition calcext:apply-style-name="Untitled2" calcext:value="=1" calcext:base-cell-address="Sheet1.M983"/>
          </calcext:conditional-format>
          <calcext:conditional-format calcext:target-range-address="Sheet1.M984:Sheet1.M984">
            <calcext:condition calcext:apply-style-name="Untitled2" calcext:value="=1" calcext:base-cell-address="Sheet1.M984"/>
          </calcext:conditional-format>
          <calcext:conditional-format calcext:target-range-address="Sheet1.M985:Sheet1.M985">
            <calcext:condition calcext:apply-style-name="Untitled2" calcext:value="=1" calcext:base-cell-address="Sheet1.M985"/>
          </calcext:conditional-format>
          <calcext:conditional-format calcext:target-range-address="Sheet1.M986:Sheet1.M986">
            <calcext:condition calcext:apply-style-name="Untitled2" calcext:value="=1" calcext:base-cell-address="Sheet1.M986"/>
          </calcext:conditional-format>
          <calcext:conditional-format calcext:target-range-address="Sheet1.M987:Sheet1.M987">
            <calcext:condition calcext:apply-style-name="Untitled2" calcext:value="=1" calcext:base-cell-address="Sheet1.M987"/>
          </calcext:conditional-format>
          <calcext:conditional-format calcext:target-range-address="Sheet1.M988:Sheet1.M988">
            <calcext:condition calcext:apply-style-name="Untitled2" calcext:value="=1" calcext:base-cell-address="Sheet1.M988"/>
          </calcext:conditional-format>
          <calcext:conditional-format calcext:target-range-address="Sheet1.M989:Sheet1.M989">
            <calcext:condition calcext:apply-style-name="Untitled2" calcext:value="=1" calcext:base-cell-address="Sheet1.M989"/>
          </calcext:conditional-format>
          <calcext:conditional-format calcext:target-range-address="Sheet1.M990:Sheet1.M990">
            <calcext:condition calcext:apply-style-name="Untitled2" calcext:value="=1" calcext:base-cell-address="Sheet1.M990"/>
          </calcext:conditional-format>
          <calcext:conditional-format calcext:target-range-address="Sheet1.M991:Sheet1.M991">
            <calcext:condition calcext:apply-style-name="Untitled2" calcext:value="=1" calcext:base-cell-address="Sheet1.M991"/>
          </calcext:conditional-format>
          <calcext:conditional-format calcext:target-range-address="Sheet1.M992:Sheet1.M992">
            <calcext:condition calcext:apply-style-name="Untitled2" calcext:value="=1" calcext:base-cell-address="Sheet1.M992"/>
          </calcext:conditional-format>
          <calcext:conditional-format calcext:target-range-address="Sheet1.M993:Sheet1.M993">
            <calcext:condition calcext:apply-style-name="Untitled2" calcext:value="=1" calcext:base-cell-address="Sheet1.M993"/>
          </calcext:conditional-format>
          <calcext:conditional-format calcext:target-range-address="Sheet1.M994:Sheet1.M994">
            <calcext:condition calcext:apply-style-name="Untitled2" calcext:value="=1" calcext:base-cell-address="Sheet1.M994"/>
          </calcext:conditional-format>
          <calcext:conditional-format calcext:target-range-address="Sheet1.M995:Sheet1.M995">
            <calcext:condition calcext:apply-style-name="Untitled2" calcext:value="=1" calcext:base-cell-address="Sheet1.M995"/>
          </calcext:conditional-format>
          <calcext:conditional-format calcext:target-range-address="Sheet1.M996:Sheet1.M996">
            <calcext:condition calcext:apply-style-name="Untitled2" calcext:value="=1" calcext:base-cell-address="Sheet1.M996"/>
          </calcext:conditional-format>
          <calcext:conditional-format calcext:target-range-address="Sheet1.M997:Sheet1.M997">
            <calcext:condition calcext:apply-style-name="Untitled2" calcext:value="=1" calcext:base-cell-address="Sheet1.M997"/>
          </calcext:conditional-format>
          <calcext:conditional-format calcext:target-range-address="Sheet1.M998:Sheet1.M998">
            <calcext:condition calcext:apply-style-name="Untitled2" calcext:value="=1" calcext:base-cell-address="Sheet1.M998"/>
          </calcext:conditional-format>
          <calcext:conditional-format calcext:target-range-address="Sheet1.M999:Sheet1.M999">
            <calcext:condition calcext:apply-style-name="Untitled2" calcext:value="=1" calcext:base-cell-address="Sheet1.M999"/>
          </calcext:conditional-format>
          <calcext:conditional-format calcext:target-range-address="Sheet1.M1000:Sheet1.M1000">
            <calcext:condition calcext:apply-style-name="Untitled2" calcext:value="=1" calcext:base-cell-address="Sheet1.M1000"/>
          </calcext:conditional-format>
          <calcext:conditional-format calcext:target-range-address="Sheet1.M1001:Sheet1.M1001">
            <calcext:condition calcext:apply-style-name="Untitled2" calcext:value="=1" calcext:base-cell-address="Sheet1.M1001"/>
          </calcext:conditional-format>
          <calcext:conditional-format calcext:target-range-address="Sheet1.M1002:Sheet1.M1002">
            <calcext:condition calcext:apply-style-name="Untitled2" calcext:value="=1" calcext:base-cell-address="Sheet1.M1002"/>
          </calcext:conditional-format>
          <calcext:conditional-format calcext:target-range-address="Sheet1.M1003:Sheet1.M1003">
            <calcext:condition calcext:apply-style-name="Untitled2" calcext:value="=1" calcext:base-cell-address="Sheet1.M1003"/>
          </calcext:conditional-format>
          <calcext:conditional-format calcext:target-range-address="Sheet1.M1004:Sheet1.M1004">
            <calcext:condition calcext:apply-style-name="Untitled2" calcext:value="=1" calcext:base-cell-address="Sheet1.M1004"/>
          </calcext:conditional-format>
          <calcext:conditional-format calcext:target-range-address="Sheet1.M1005:Sheet1.M1005">
            <calcext:condition calcext:apply-style-name="Untitled2" calcext:value="=1" calcext:base-cell-address="Sheet1.M1005"/>
          </calcext:conditional-format>
          <calcext:conditional-format calcext:target-range-address="Sheet1.M1006:Sheet1.M1006">
            <calcext:condition calcext:apply-style-name="Untitled2" calcext:value="=1" calcext:base-cell-address="Sheet1.M1006"/>
          </calcext:conditional-format>
          <calcext:conditional-format calcext:target-range-address="Sheet1.M1007:Sheet1.M1007">
            <calcext:condition calcext:apply-style-name="Untitled2" calcext:value="=1" calcext:base-cell-address="Sheet1.M1007"/>
          </calcext:conditional-format>
          <calcext:conditional-format calcext:target-range-address="Sheet1.M1008:Sheet1.M1008">
            <calcext:condition calcext:apply-style-name="Untitled2" calcext:value="=1" calcext:base-cell-address="Sheet1.M1008"/>
          </calcext:conditional-format>
          <calcext:conditional-format calcext:target-range-address="Sheet1.M1009:Sheet1.M1009">
            <calcext:condition calcext:apply-style-name="Untitled2" calcext:value="=1" calcext:base-cell-address="Sheet1.M1009"/>
          </calcext:conditional-format>
          <calcext:conditional-format calcext:target-range-address="Sheet1.M1010:Sheet1.M1010">
            <calcext:condition calcext:apply-style-name="Untitled2" calcext:value="=1" calcext:base-cell-address="Sheet1.M1010"/>
          </calcext:conditional-format>
          <calcext:conditional-format calcext:target-range-address="Sheet1.M1011:Sheet1.M1011">
            <calcext:condition calcext:apply-style-name="Untitled2" calcext:value="=1" calcext:base-cell-address="Sheet1.M1011"/>
          </calcext:conditional-format>
          <calcext:conditional-format calcext:target-range-address="Sheet1.M1012:Sheet1.M1012">
            <calcext:condition calcext:apply-style-name="Untitled2" calcext:value="=1" calcext:base-cell-address="Sheet1.M1012"/>
          </calcext:conditional-format>
          <calcext:conditional-format calcext:target-range-address="Sheet1.M1013:Sheet1.M1013">
            <calcext:condition calcext:apply-style-name="Untitled2" calcext:value="=1" calcext:base-cell-address="Sheet1.M1013"/>
          </calcext:conditional-format>
          <calcext:conditional-format calcext:target-range-address="Sheet1.M1014:Sheet1.M1014">
            <calcext:condition calcext:apply-style-name="Untitled2" calcext:value="=1" calcext:base-cell-address="Sheet1.M1014"/>
          </calcext:conditional-format>
          <calcext:conditional-format calcext:target-range-address="Sheet1.M1015:Sheet1.M1015">
            <calcext:condition calcext:apply-style-name="Untitled2" calcext:value="=1" calcext:base-cell-address="Sheet1.M1015"/>
          </calcext:conditional-format>
          <calcext:conditional-format calcext:target-range-address="Sheet1.M1016:Sheet1.M1016">
            <calcext:condition calcext:apply-style-name="Untitled2" calcext:value="=1" calcext:base-cell-address="Sheet1.M1016"/>
          </calcext:conditional-format>
          <calcext:conditional-format calcext:target-range-address="Sheet1.M1017:Sheet1.M1017">
            <calcext:condition calcext:apply-style-name="Untitled2" calcext:value="=1" calcext:base-cell-address="Sheet1.M1017"/>
          </calcext:conditional-format>
          <calcext:conditional-format calcext:target-range-address="Sheet1.M1018:Sheet1.M1018">
            <calcext:condition calcext:apply-style-name="Untitled2" calcext:value="=1" calcext:base-cell-address="Sheet1.M1018"/>
          </calcext:conditional-format>
          <calcext:conditional-format calcext:target-range-address="Sheet1.M1019:Sheet1.M1019">
            <calcext:condition calcext:apply-style-name="Untitled2" calcext:value="=1" calcext:base-cell-address="Sheet1.M1019"/>
          </calcext:conditional-format>
          <calcext:conditional-format calcext:target-range-address="Sheet1.M1020:Sheet1.M1020">
            <calcext:condition calcext:apply-style-name="Untitled2" calcext:value="=1" calcext:base-cell-address="Sheet1.M1020"/>
          </calcext:conditional-format>
          <calcext:conditional-format calcext:target-range-address="Sheet1.M1021:Sheet1.M1021">
            <calcext:condition calcext:apply-style-name="Untitled2" calcext:value="=1" calcext:base-cell-address="Sheet1.M1021"/>
          </calcext:conditional-format>
          <calcext:conditional-format calcext:target-range-address="Sheet1.M1022:Sheet1.M1022">
            <calcext:condition calcext:apply-style-name="Untitled2" calcext:value="=1" calcext:base-cell-address="Sheet1.M1022"/>
          </calcext:conditional-format>
          <calcext:conditional-format calcext:target-range-address="Sheet1.M1023:Sheet1.M1023">
            <calcext:condition calcext:apply-style-name="Untitled2" calcext:value="=1" calcext:base-cell-address="Sheet1.M1023"/>
          </calcext:conditional-format>
          <calcext:conditional-format calcext:target-range-address="Sheet1.M1024:Sheet1.M1024">
            <calcext:condition calcext:apply-style-name="Untitled2" calcext:value="=1" calcext:base-cell-address="Sheet1.M1024"/>
          </calcext:conditional-format>
          <calcext:conditional-format calcext:target-range-address="Sheet1.M1025:Sheet1.M1025">
            <calcext:condition calcext:apply-style-name="Untitled2" calcext:value="=1" calcext:base-cell-address="Sheet1.M1025"/>
          </calcext:conditional-format>
          <calcext:conditional-format calcext:target-range-address="Sheet1.M1026:Sheet1.M1026">
            <calcext:condition calcext:apply-style-name="Untitled2" calcext:value="=1" calcext:base-cell-address="Sheet1.M1026"/>
          </calcext:conditional-format>
          <calcext:conditional-format calcext:target-range-address="Sheet1.M1027:Sheet1.M1027">
            <calcext:condition calcext:apply-style-name="Untitled2" calcext:value="=1" calcext:base-cell-address="Sheet1.M1027"/>
          </calcext:conditional-format>
          <calcext:conditional-format calcext:target-range-address="Sheet1.M1028:Sheet1.M1028">
            <calcext:condition calcext:apply-style-name="Untitled2" calcext:value="=1" calcext:base-cell-address="Sheet1.M1028"/>
          </calcext:conditional-format>
          <calcext:conditional-format calcext:target-range-address="Sheet1.M1029:Sheet1.M1029">
            <calcext:condition calcext:apply-style-name="Untitled2" calcext:value="=1" calcext:base-cell-address="Sheet1.M1029"/>
          </calcext:conditional-format>
          <calcext:conditional-format calcext:target-range-address="Sheet1.M1030:Sheet1.M1030">
            <calcext:condition calcext:apply-style-name="Untitled2" calcext:value="=1" calcext:base-cell-address="Sheet1.M1030"/>
          </calcext:conditional-format>
          <calcext:conditional-format calcext:target-range-address="Sheet1.M1031:Sheet1.M1031">
            <calcext:condition calcext:apply-style-name="Untitled2" calcext:value="=1" calcext:base-cell-address="Sheet1.M1031"/>
          </calcext:conditional-format>
          <calcext:conditional-format calcext:target-range-address="Sheet1.M1032:Sheet1.M1032">
            <calcext:condition calcext:apply-style-name="Untitled2" calcext:value="=1" calcext:base-cell-address="Sheet1.M1032"/>
          </calcext:conditional-format>
          <calcext:conditional-format calcext:target-range-address="Sheet1.M1033:Sheet1.M1033">
            <calcext:condition calcext:apply-style-name="Untitled2" calcext:value="=1" calcext:base-cell-address="Sheet1.M1033"/>
          </calcext:conditional-format>
          <calcext:conditional-format calcext:target-range-address="Sheet1.M1034:Sheet1.M1034">
            <calcext:condition calcext:apply-style-name="Untitled2" calcext:value="=1" calcext:base-cell-address="Sheet1.M1034"/>
          </calcext:conditional-format>
          <calcext:conditional-format calcext:target-range-address="Sheet1.M1035:Sheet1.M1035">
            <calcext:condition calcext:apply-style-name="Untitled2" calcext:value="=1" calcext:base-cell-address="Sheet1.M1035"/>
          </calcext:conditional-format>
          <calcext:conditional-format calcext:target-range-address="Sheet1.M1036:Sheet1.M1036">
            <calcext:condition calcext:apply-style-name="Untitled2" calcext:value="=1" calcext:base-cell-address="Sheet1.M1036"/>
          </calcext:conditional-format>
          <calcext:conditional-format calcext:target-range-address="Sheet1.M1037:Sheet1.M1037">
            <calcext:condition calcext:apply-style-name="Untitled2" calcext:value="=1" calcext:base-cell-address="Sheet1.M1037"/>
          </calcext:conditional-format>
          <calcext:conditional-format calcext:target-range-address="Sheet1.M1038:Sheet1.M1038">
            <calcext:condition calcext:apply-style-name="Untitled2" calcext:value="=1" calcext:base-cell-address="Sheet1.M1038"/>
          </calcext:conditional-format>
          <calcext:conditional-format calcext:target-range-address="Sheet1.M1039:Sheet1.M1039">
            <calcext:condition calcext:apply-style-name="Untitled2" calcext:value="=1" calcext:base-cell-address="Sheet1.M1039"/>
          </calcext:conditional-format>
          <calcext:conditional-format calcext:target-range-address="Sheet1.M1040:Sheet1.M1040">
            <calcext:condition calcext:apply-style-name="Untitled2" calcext:value="=1" calcext:base-cell-address="Sheet1.M1040"/>
          </calcext:conditional-format>
          <calcext:conditional-format calcext:target-range-address="Sheet1.M1041:Sheet1.M1041">
            <calcext:condition calcext:apply-style-name="Untitled2" calcext:value="=1" calcext:base-cell-address="Sheet1.M1041"/>
          </calcext:conditional-format>
          <calcext:conditional-format calcext:target-range-address="Sheet1.M1042:Sheet1.M1042">
            <calcext:condition calcext:apply-style-name="Untitled2" calcext:value="=1" calcext:base-cell-address="Sheet1.M1042"/>
          </calcext:conditional-format>
          <calcext:conditional-format calcext:target-range-address="Sheet1.M1043:Sheet1.M1043">
            <calcext:condition calcext:apply-style-name="Untitled2" calcext:value="=1" calcext:base-cell-address="Sheet1.M1043"/>
          </calcext:conditional-format>
          <calcext:conditional-format calcext:target-range-address="Sheet1.M1044:Sheet1.M1044">
            <calcext:condition calcext:apply-style-name="Untitled2" calcext:value="=1" calcext:base-cell-address="Sheet1.M1044"/>
          </calcext:conditional-format>
          <calcext:conditional-format calcext:target-range-address="Sheet1.M1045:Sheet1.M1045">
            <calcext:condition calcext:apply-style-name="Untitled2" calcext:value="=1" calcext:base-cell-address="Sheet1.M1045"/>
          </calcext:conditional-format>
          <calcext:conditional-format calcext:target-range-address="Sheet1.M1046:Sheet1.M1046">
            <calcext:condition calcext:apply-style-name="Untitled2" calcext:value="=1" calcext:base-cell-address="Sheet1.M1046"/>
          </calcext:conditional-format>
          <calcext:conditional-format calcext:target-range-address="Sheet1.M1047:Sheet1.M1047">
            <calcext:condition calcext:apply-style-name="Untitled2" calcext:value="=1" calcext:base-cell-address="Sheet1.M1047"/>
          </calcext:conditional-format>
          <calcext:conditional-format calcext:target-range-address="Sheet1.M1048:Sheet1.M1048">
            <calcext:condition calcext:apply-style-name="Untitled2" calcext:value="=1" calcext:base-cell-address="Sheet1.M1048"/>
          </calcext:conditional-format>
          <calcext:conditional-format calcext:target-range-address="Sheet1.M1049:Sheet1.M1049">
            <calcext:condition calcext:apply-style-name="Untitled2" calcext:value="=1" calcext:base-cell-address="Sheet1.M1049"/>
          </calcext:conditional-format>
          <calcext:conditional-format calcext:target-range-address="Sheet1.M1050:Sheet1.M1050">
            <calcext:condition calcext:apply-style-name="Untitled2" calcext:value="=1" calcext:base-cell-address="Sheet1.M1050"/>
          </calcext:conditional-format>
          <calcext:conditional-format calcext:target-range-address="Sheet1.M1051:Sheet1.M1051">
            <calcext:condition calcext:apply-style-name="Untitled2" calcext:value="=1" calcext:base-cell-address="Sheet1.M1051"/>
          </calcext:conditional-format>
          <calcext:conditional-format calcext:target-range-address="Sheet1.M1052:Sheet1.M1052">
            <calcext:condition calcext:apply-style-name="Untitled2" calcext:value="=1" calcext:base-cell-address="Sheet1.M1052"/>
          </calcext:conditional-format>
          <calcext:conditional-format calcext:target-range-address="Sheet1.M1053:Sheet1.M1053">
            <calcext:condition calcext:apply-style-name="Untitled2" calcext:value="=1" calcext:base-cell-address="Sheet1.M1053"/>
          </calcext:conditional-format>
          <calcext:conditional-format calcext:target-range-address="Sheet1.M1054:Sheet1.M1054">
            <calcext:condition calcext:apply-style-name="Untitled2" calcext:value="=1" calcext:base-cell-address="Sheet1.M1054"/>
          </calcext:conditional-format>
          <calcext:conditional-format calcext:target-range-address="Sheet1.M1055:Sheet1.M1055">
            <calcext:condition calcext:apply-style-name="Untitled2" calcext:value="=1" calcext:base-cell-address="Sheet1.M1055"/>
          </calcext:conditional-format>
          <calcext:conditional-format calcext:target-range-address="Sheet1.M1056:Sheet1.M1056">
            <calcext:condition calcext:apply-style-name="Untitled2" calcext:value="=1" calcext:base-cell-address="Sheet1.M1056"/>
          </calcext:conditional-format>
          <calcext:conditional-format calcext:target-range-address="Sheet1.M1057:Sheet1.M1057">
            <calcext:condition calcext:apply-style-name="Untitled2" calcext:value="=1" calcext:base-cell-address="Sheet1.M1057"/>
          </calcext:conditional-format>
          <calcext:conditional-format calcext:target-range-address="Sheet1.M1058:Sheet1.M1058">
            <calcext:condition calcext:apply-style-name="Untitled2" calcext:value="=1" calcext:base-cell-address="Sheet1.M1058"/>
          </calcext:conditional-format>
          <calcext:conditional-format calcext:target-range-address="Sheet1.M1059:Sheet1.M1059">
            <calcext:condition calcext:apply-style-name="Untitled2" calcext:value="=1" calcext:base-cell-address="Sheet1.M1059"/>
          </calcext:conditional-format>
          <calcext:conditional-format calcext:target-range-address="Sheet1.M1060:Sheet1.M1060">
            <calcext:condition calcext:apply-style-name="Untitled2" calcext:value="=1" calcext:base-cell-address="Sheet1.M1060"/>
          </calcext:conditional-format>
          <calcext:conditional-format calcext:target-range-address="Sheet1.M1061:Sheet1.M1061">
            <calcext:condition calcext:apply-style-name="Untitled2" calcext:value="=1" calcext:base-cell-address="Sheet1.M1061"/>
          </calcext:conditional-format>
          <calcext:conditional-format calcext:target-range-address="Sheet1.M1062:Sheet1.M1062">
            <calcext:condition calcext:apply-style-name="Untitled2" calcext:value="=1" calcext:base-cell-address="Sheet1.M1062"/>
          </calcext:conditional-format>
          <calcext:conditional-format calcext:target-range-address="Sheet1.M1063:Sheet1.M1063">
            <calcext:condition calcext:apply-style-name="Untitled2" calcext:value="=1" calcext:base-cell-address="Sheet1.M1063"/>
          </calcext:conditional-format>
          <calcext:conditional-format calcext:target-range-address="Sheet1.M1064:Sheet1.M1064">
            <calcext:condition calcext:apply-style-name="Untitled2" calcext:value="=1" calcext:base-cell-address="Sheet1.M1064"/>
          </calcext:conditional-format>
          <calcext:conditional-format calcext:target-range-address="Sheet1.M1065:Sheet1.M1065">
            <calcext:condition calcext:apply-style-name="Untitled2" calcext:value="=1" calcext:base-cell-address="Sheet1.M1065"/>
          </calcext:conditional-format>
          <calcext:conditional-format calcext:target-range-address="Sheet1.M1066:Sheet1.M1066">
            <calcext:condition calcext:apply-style-name="Untitled2" calcext:value="=1" calcext:base-cell-address="Sheet1.M1066"/>
          </calcext:conditional-format>
          <calcext:conditional-format calcext:target-range-address="Sheet1.M1067:Sheet1.M1067">
            <calcext:condition calcext:apply-style-name="Untitled2" calcext:value="=1" calcext:base-cell-address="Sheet1.M1067"/>
          </calcext:conditional-format>
          <calcext:conditional-format calcext:target-range-address="Sheet1.M1068:Sheet1.M1068">
            <calcext:condition calcext:apply-style-name="Untitled2" calcext:value="=1" calcext:base-cell-address="Sheet1.M1068"/>
          </calcext:conditional-format>
          <calcext:conditional-format calcext:target-range-address="Sheet1.M1069:Sheet1.M1069">
            <calcext:condition calcext:apply-style-name="Untitled2" calcext:value="=1" calcext:base-cell-address="Sheet1.M1069"/>
          </calcext:conditional-format>
          <calcext:conditional-format calcext:target-range-address="Sheet1.M1070:Sheet1.M1070">
            <calcext:condition calcext:apply-style-name="Untitled2" calcext:value="=1" calcext:base-cell-address="Sheet1.M1070"/>
          </calcext:conditional-format>
          <calcext:conditional-format calcext:target-range-address="Sheet1.M1071:Sheet1.M1071">
            <calcext:condition calcext:apply-style-name="Untitled2" calcext:value="=1" calcext:base-cell-address="Sheet1.M1071"/>
          </calcext:conditional-format>
          <calcext:conditional-format calcext:target-range-address="Sheet1.M1072:Sheet1.M1072">
            <calcext:condition calcext:apply-style-name="Untitled2" calcext:value="=1" calcext:base-cell-address="Sheet1.M1072"/>
          </calcext:conditional-format>
          <calcext:conditional-format calcext:target-range-address="Sheet1.M1073:Sheet1.M1073">
            <calcext:condition calcext:apply-style-name="Untitled2" calcext:value="=1" calcext:base-cell-address="Sheet1.M1073"/>
          </calcext:conditional-format>
          <calcext:conditional-format calcext:target-range-address="Sheet1.M1074:Sheet1.M1074">
            <calcext:condition calcext:apply-style-name="Untitled2" calcext:value="=1" calcext:base-cell-address="Sheet1.M1074"/>
          </calcext:conditional-format>
          <calcext:conditional-format calcext:target-range-address="Sheet1.M1075:Sheet1.M1075">
            <calcext:condition calcext:apply-style-name="Untitled2" calcext:value="=1" calcext:base-cell-address="Sheet1.M1075"/>
          </calcext:conditional-format>
          <calcext:conditional-format calcext:target-range-address="Sheet1.M1076:Sheet1.M1076">
            <calcext:condition calcext:apply-style-name="Untitled2" calcext:value="=1" calcext:base-cell-address="Sheet1.M1076"/>
          </calcext:conditional-format>
          <calcext:conditional-format calcext:target-range-address="Sheet1.M1077:Sheet1.M1077">
            <calcext:condition calcext:apply-style-name="Untitled2" calcext:value="=1" calcext:base-cell-address="Sheet1.M1077"/>
          </calcext:conditional-format>
          <calcext:conditional-format calcext:target-range-address="Sheet1.M1078:Sheet1.M1078">
            <calcext:condition calcext:apply-style-name="Untitled2" calcext:value="=1" calcext:base-cell-address="Sheet1.M1078"/>
          </calcext:conditional-format>
          <calcext:conditional-format calcext:target-range-address="Sheet1.M1079:Sheet1.M1079">
            <calcext:condition calcext:apply-style-name="Untitled2" calcext:value="=1" calcext:base-cell-address="Sheet1.M1079"/>
          </calcext:conditional-format>
          <calcext:conditional-format calcext:target-range-address="Sheet1.M1080:Sheet1.M1080">
            <calcext:condition calcext:apply-style-name="Untitled2" calcext:value="=1" calcext:base-cell-address="Sheet1.M1080"/>
          </calcext:conditional-format>
          <calcext:conditional-format calcext:target-range-address="Sheet1.M1081:Sheet1.M1081">
            <calcext:condition calcext:apply-style-name="Untitled2" calcext:value="=1" calcext:base-cell-address="Sheet1.M1081"/>
          </calcext:conditional-format>
          <calcext:conditional-format calcext:target-range-address="Sheet1.M1082:Sheet1.M1082">
            <calcext:condition calcext:apply-style-name="Untitled2" calcext:value="=1" calcext:base-cell-address="Sheet1.M1082"/>
          </calcext:conditional-format>
          <calcext:conditional-format calcext:target-range-address="Sheet1.M1083:Sheet1.M1083">
            <calcext:condition calcext:apply-style-name="Untitled2" calcext:value="=1" calcext:base-cell-address="Sheet1.M1083"/>
          </calcext:conditional-format>
          <calcext:conditional-format calcext:target-range-address="Sheet1.M1084:Sheet1.M1084">
            <calcext:condition calcext:apply-style-name="Untitled2" calcext:value="=1" calcext:base-cell-address="Sheet1.M1084"/>
          </calcext:conditional-format>
          <calcext:conditional-format calcext:target-range-address="Sheet1.M1085:Sheet1.M1085">
            <calcext:condition calcext:apply-style-name="Untitled2" calcext:value="=1" calcext:base-cell-address="Sheet1.M1085"/>
          </calcext:conditional-format>
          <calcext:conditional-format calcext:target-range-address="Sheet1.M1086:Sheet1.M1086">
            <calcext:condition calcext:apply-style-name="Untitled2" calcext:value="=1" calcext:base-cell-address="Sheet1.M1086"/>
          </calcext:conditional-format>
          <calcext:conditional-format calcext:target-range-address="Sheet1.M1087:Sheet1.M1087">
            <calcext:condition calcext:apply-style-name="Untitled2" calcext:value="=1" calcext:base-cell-address="Sheet1.M1087"/>
          </calcext:conditional-format>
          <calcext:conditional-format calcext:target-range-address="Sheet1.M1088:Sheet1.M1088">
            <calcext:condition calcext:apply-style-name="Untitled2" calcext:value="=1" calcext:base-cell-address="Sheet1.M1088"/>
          </calcext:conditional-format>
          <calcext:conditional-format calcext:target-range-address="Sheet1.M1089:Sheet1.M1089">
            <calcext:condition calcext:apply-style-name="Untitled2" calcext:value="=1" calcext:base-cell-address="Sheet1.M1089"/>
          </calcext:conditional-format>
          <calcext:conditional-format calcext:target-range-address="Sheet1.M1090:Sheet1.M1090">
            <calcext:condition calcext:apply-style-name="Untitled2" calcext:value="=1" calcext:base-cell-address="Sheet1.M1090"/>
          </calcext:conditional-format>
          <calcext:conditional-format calcext:target-range-address="Sheet1.M1091:Sheet1.M1091">
            <calcext:condition calcext:apply-style-name="Untitled2" calcext:value="=1" calcext:base-cell-address="Sheet1.M1091"/>
          </calcext:conditional-format>
          <calcext:conditional-format calcext:target-range-address="Sheet1.M1092:Sheet1.M1092">
            <calcext:condition calcext:apply-style-name="Untitled2" calcext:value="=1" calcext:base-cell-address="Sheet1.M1092"/>
          </calcext:conditional-format>
          <calcext:conditional-format calcext:target-range-address="Sheet1.M1093:Sheet1.M1093">
            <calcext:condition calcext:apply-style-name="Untitled2" calcext:value="=1" calcext:base-cell-address="Sheet1.M1093"/>
          </calcext:conditional-format>
          <calcext:conditional-format calcext:target-range-address="Sheet1.M1094:Sheet1.M1094">
            <calcext:condition calcext:apply-style-name="Untitled2" calcext:value="=1" calcext:base-cell-address="Sheet1.M1094"/>
          </calcext:conditional-format>
          <calcext:conditional-format calcext:target-range-address="Sheet1.M1095:Sheet1.M1095">
            <calcext:condition calcext:apply-style-name="Untitled2" calcext:value="=1" calcext:base-cell-address="Sheet1.M1095"/>
          </calcext:conditional-format>
          <calcext:conditional-format calcext:target-range-address="Sheet1.M1096:Sheet1.M1096">
            <calcext:condition calcext:apply-style-name="Untitled2" calcext:value="=1" calcext:base-cell-address="Sheet1.M1096"/>
          </calcext:conditional-format>
          <calcext:conditional-format calcext:target-range-address="Sheet1.M1097:Sheet1.M1097">
            <calcext:condition calcext:apply-style-name="Untitled2" calcext:value="=1" calcext:base-cell-address="Sheet1.M1097"/>
          </calcext:conditional-format>
          <calcext:conditional-format calcext:target-range-address="Sheet1.M1098:Sheet1.M1098">
            <calcext:condition calcext:apply-style-name="Untitled2" calcext:value="=1" calcext:base-cell-address="Sheet1.M1098"/>
          </calcext:conditional-format>
          <calcext:conditional-format calcext:target-range-address="Sheet1.M1099:Sheet1.M1099">
            <calcext:condition calcext:apply-style-name="Untitled2" calcext:value="=1" calcext:base-cell-address="Sheet1.M1099"/>
          </calcext:conditional-format>
          <calcext:conditional-format calcext:target-range-address="Sheet1.M1100:Sheet1.M1100">
            <calcext:condition calcext:apply-style-name="Untitled2" calcext:value="=1" calcext:base-cell-address="Sheet1.M1100"/>
          </calcext:conditional-format>
          <calcext:conditional-format calcext:target-range-address="Sheet1.M1101:Sheet1.M1101">
            <calcext:condition calcext:apply-style-name="Untitled2" calcext:value="=1" calcext:base-cell-address="Sheet1.M1101"/>
          </calcext:conditional-format>
          <calcext:conditional-format calcext:target-range-address="Sheet1.M1102:Sheet1.M1102">
            <calcext:condition calcext:apply-style-name="Untitled2" calcext:value="=1" calcext:base-cell-address="Sheet1.M1102"/>
          </calcext:conditional-format>
          <calcext:conditional-format calcext:target-range-address="Sheet1.M1103:Sheet1.M1103">
            <calcext:condition calcext:apply-style-name="Untitled2" calcext:value="=1" calcext:base-cell-address="Sheet1.M1103"/>
          </calcext:conditional-format>
          <calcext:conditional-format calcext:target-range-address="Sheet1.M1104:Sheet1.M1104">
            <calcext:condition calcext:apply-style-name="Untitled2" calcext:value="=1" calcext:base-cell-address="Sheet1.M1104"/>
          </calcext:conditional-format>
          <calcext:conditional-format calcext:target-range-address="Sheet1.M1105:Sheet1.M1105">
            <calcext:condition calcext:apply-style-name="Untitled2" calcext:value="=1" calcext:base-cell-address="Sheet1.M1105"/>
          </calcext:conditional-format>
          <calcext:conditional-format calcext:target-range-address="Sheet1.M1106:Sheet1.M1106">
            <calcext:condition calcext:apply-style-name="Untitled2" calcext:value="=1" calcext:base-cell-address="Sheet1.M1106"/>
          </calcext:conditional-format>
          <calcext:conditional-format calcext:target-range-address="Sheet1.M1107:Sheet1.M1107">
            <calcext:condition calcext:apply-style-name="Untitled2" calcext:value="=1" calcext:base-cell-address="Sheet1.M1107"/>
          </calcext:conditional-format>
          <calcext:conditional-format calcext:target-range-address="Sheet1.M1108:Sheet1.M1108">
            <calcext:condition calcext:apply-style-name="Untitled2" calcext:value="=1" calcext:base-cell-address="Sheet1.M1108"/>
          </calcext:conditional-format>
          <calcext:conditional-format calcext:target-range-address="Sheet1.M1109:Sheet1.M1109">
            <calcext:condition calcext:apply-style-name="Untitled2" calcext:value="=1" calcext:base-cell-address="Sheet1.M1109"/>
          </calcext:conditional-format>
          <calcext:conditional-format calcext:target-range-address="Sheet1.M1110:Sheet1.M1110">
            <calcext:condition calcext:apply-style-name="Untitled2" calcext:value="=1" calcext:base-cell-address="Sheet1.M1110"/>
          </calcext:conditional-format>
          <calcext:conditional-format calcext:target-range-address="Sheet1.M1111:Sheet1.M1111">
            <calcext:condition calcext:apply-style-name="Untitled2" calcext:value="=1" calcext:base-cell-address="Sheet1.M1111"/>
          </calcext:conditional-format>
          <calcext:conditional-format calcext:target-range-address="Sheet1.M1112:Sheet1.M1112">
            <calcext:condition calcext:apply-style-name="Untitled2" calcext:value="=1" calcext:base-cell-address="Sheet1.M1112"/>
          </calcext:conditional-format>
          <calcext:conditional-format calcext:target-range-address="Sheet1.M1113:Sheet1.M1113">
            <calcext:condition calcext:apply-style-name="Untitled2" calcext:value="=1" calcext:base-cell-address="Sheet1.M1113"/>
          </calcext:conditional-format>
          <calcext:conditional-format calcext:target-range-address="Sheet1.M1114:Sheet1.M1114">
            <calcext:condition calcext:apply-style-name="Untitled2" calcext:value="=1" calcext:base-cell-address="Sheet1.M1114"/>
          </calcext:conditional-format>
          <calcext:conditional-format calcext:target-range-address="Sheet1.M1115:Sheet1.M1115">
            <calcext:condition calcext:apply-style-name="Untitled2" calcext:value="=1" calcext:base-cell-address="Sheet1.M1115"/>
          </calcext:conditional-format>
          <calcext:conditional-format calcext:target-range-address="Sheet1.M1116:Sheet1.M1116">
            <calcext:condition calcext:apply-style-name="Untitled2" calcext:value="=1" calcext:base-cell-address="Sheet1.M1116"/>
          </calcext:conditional-format>
          <calcext:conditional-format calcext:target-range-address="Sheet1.M1117:Sheet1.M1117">
            <calcext:condition calcext:apply-style-name="Untitled2" calcext:value="=1" calcext:base-cell-address="Sheet1.M1117"/>
          </calcext:conditional-format>
          <calcext:conditional-format calcext:target-range-address="Sheet1.M1118:Sheet1.M1118">
            <calcext:condition calcext:apply-style-name="Untitled2" calcext:value="=1" calcext:base-cell-address="Sheet1.M1118"/>
          </calcext:conditional-format>
          <calcext:conditional-format calcext:target-range-address="Sheet1.M1119:Sheet1.M1119">
            <calcext:condition calcext:apply-style-name="Untitled2" calcext:value="=1" calcext:base-cell-address="Sheet1.M1119"/>
          </calcext:conditional-format>
          <calcext:conditional-format calcext:target-range-address="Sheet1.M1120:Sheet1.M1120">
            <calcext:condition calcext:apply-style-name="Untitled2" calcext:value="=1" calcext:base-cell-address="Sheet1.M1120"/>
          </calcext:conditional-format>
          <calcext:conditional-format calcext:target-range-address="Sheet1.M1121:Sheet1.M1121">
            <calcext:condition calcext:apply-style-name="Untitled2" calcext:value="=1" calcext:base-cell-address="Sheet1.M1121"/>
          </calcext:conditional-format>
          <calcext:conditional-format calcext:target-range-address="Sheet1.M1122:Sheet1.M1122">
            <calcext:condition calcext:apply-style-name="Untitled2" calcext:value="=1" calcext:base-cell-address="Sheet1.M1122"/>
          </calcext:conditional-format>
          <calcext:conditional-format calcext:target-range-address="Sheet1.M1123:Sheet1.M1123">
            <calcext:condition calcext:apply-style-name="Untitled2" calcext:value="=1" calcext:base-cell-address="Sheet1.M1123"/>
          </calcext:conditional-format>
          <calcext:conditional-format calcext:target-range-address="Sheet1.M1124:Sheet1.M1124">
            <calcext:condition calcext:apply-style-name="Untitled2" calcext:value="=1" calcext:base-cell-address="Sheet1.M1124"/>
          </calcext:conditional-format>
          <calcext:conditional-format calcext:target-range-address="Sheet1.M1125:Sheet1.M1125">
            <calcext:condition calcext:apply-style-name="Untitled2" calcext:value="=1" calcext:base-cell-address="Sheet1.M1125"/>
          </calcext:conditional-format>
          <calcext:conditional-format calcext:target-range-address="Sheet1.M1126:Sheet1.M1126">
            <calcext:condition calcext:apply-style-name="Untitled2" calcext:value="=1" calcext:base-cell-address="Sheet1.M1126"/>
          </calcext:conditional-format>
          <calcext:conditional-format calcext:target-range-address="Sheet1.M1127:Sheet1.M1127">
            <calcext:condition calcext:apply-style-name="Untitled2" calcext:value="=1" calcext:base-cell-address="Sheet1.M1127"/>
          </calcext:conditional-format>
          <calcext:conditional-format calcext:target-range-address="Sheet1.M1128:Sheet1.M1128">
            <calcext:condition calcext:apply-style-name="Untitled2" calcext:value="=1" calcext:base-cell-address="Sheet1.M1128"/>
          </calcext:conditional-format>
          <calcext:conditional-format calcext:target-range-address="Sheet1.M1129:Sheet1.M1129">
            <calcext:condition calcext:apply-style-name="Untitled2" calcext:value="=1" calcext:base-cell-address="Sheet1.M1129"/>
          </calcext:conditional-format>
          <calcext:conditional-format calcext:target-range-address="Sheet1.M1130:Sheet1.M1130">
            <calcext:condition calcext:apply-style-name="Untitled2" calcext:value="=1" calcext:base-cell-address="Sheet1.M1130"/>
          </calcext:conditional-format>
          <calcext:conditional-format calcext:target-range-address="Sheet1.M1131:Sheet1.M1131">
            <calcext:condition calcext:apply-style-name="Untitled2" calcext:value="=1" calcext:base-cell-address="Sheet1.M1131"/>
          </calcext:conditional-format>
          <calcext:conditional-format calcext:target-range-address="Sheet1.M1132:Sheet1.M1132">
            <calcext:condition calcext:apply-style-name="Untitled2" calcext:value="=1" calcext:base-cell-address="Sheet1.M1132"/>
          </calcext:conditional-format>
          <calcext:conditional-format calcext:target-range-address="Sheet1.M1133:Sheet1.M1133">
            <calcext:condition calcext:apply-style-name="Untitled2" calcext:value="=1" calcext:base-cell-address="Sheet1.M1133"/>
          </calcext:conditional-format>
          <calcext:conditional-format calcext:target-range-address="Sheet1.M1134:Sheet1.M1134">
            <calcext:condition calcext:apply-style-name="Untitled2" calcext:value="=1" calcext:base-cell-address="Sheet1.M1134"/>
          </calcext:conditional-format>
          <calcext:conditional-format calcext:target-range-address="Sheet1.M1135:Sheet1.M1135">
            <calcext:condition calcext:apply-style-name="Untitled2" calcext:value="=1" calcext:base-cell-address="Sheet1.M1135"/>
          </calcext:conditional-format>
          <calcext:conditional-format calcext:target-range-address="Sheet1.M1136:Sheet1.M1136">
            <calcext:condition calcext:apply-style-name="Untitled2" calcext:value="=1" calcext:base-cell-address="Sheet1.M1136"/>
          </calcext:conditional-format>
          <calcext:conditional-format calcext:target-range-address="Sheet1.M1137:Sheet1.M1137">
            <calcext:condition calcext:apply-style-name="Untitled2" calcext:value="=1" calcext:base-cell-address="Sheet1.M1137"/>
          </calcext:conditional-format>
          <calcext:conditional-format calcext:target-range-address="Sheet1.M1138:Sheet1.M1138">
            <calcext:condition calcext:apply-style-name="Untitled2" calcext:value="=1" calcext:base-cell-address="Sheet1.M1138"/>
          </calcext:conditional-format>
          <calcext:conditional-format calcext:target-range-address="Sheet1.M1139:Sheet1.M1139">
            <calcext:condition calcext:apply-style-name="Untitled2" calcext:value="=1" calcext:base-cell-address="Sheet1.M1139"/>
          </calcext:conditional-format>
          <calcext:conditional-format calcext:target-range-address="Sheet1.M1140:Sheet1.M1140">
            <calcext:condition calcext:apply-style-name="Untitled2" calcext:value="=1" calcext:base-cell-address="Sheet1.M1140"/>
          </calcext:conditional-format>
          <calcext:conditional-format calcext:target-range-address="Sheet1.M1141:Sheet1.M1141">
            <calcext:condition calcext:apply-style-name="Untitled2" calcext:value="=1" calcext:base-cell-address="Sheet1.M1141"/>
          </calcext:conditional-format>
          <calcext:conditional-format calcext:target-range-address="Sheet1.M1142:Sheet1.M1142">
            <calcext:condition calcext:apply-style-name="Untitled2" calcext:value="=1" calcext:base-cell-address="Sheet1.M1142"/>
          </calcext:conditional-format>
          <calcext:conditional-format calcext:target-range-address="Sheet1.M1143:Sheet1.M1143">
            <calcext:condition calcext:apply-style-name="Untitled2" calcext:value="=1" calcext:base-cell-address="Sheet1.M1143"/>
          </calcext:conditional-format>
          <calcext:conditional-format calcext:target-range-address="Sheet1.M1144:Sheet1.M1144">
            <calcext:condition calcext:apply-style-name="Untitled2" calcext:value="=1" calcext:base-cell-address="Sheet1.M1144"/>
          </calcext:conditional-format>
          <calcext:conditional-format calcext:target-range-address="Sheet1.M1145:Sheet1.M1145">
            <calcext:condition calcext:apply-style-name="Untitled2" calcext:value="=1" calcext:base-cell-address="Sheet1.M1145"/>
          </calcext:conditional-format>
          <calcext:conditional-format calcext:target-range-address="Sheet1.M1146:Sheet1.M1146">
            <calcext:condition calcext:apply-style-name="Untitled2" calcext:value="=1" calcext:base-cell-address="Sheet1.M1146"/>
          </calcext:conditional-format>
          <calcext:conditional-format calcext:target-range-address="Sheet1.M1147:Sheet1.M1147">
            <calcext:condition calcext:apply-style-name="Untitled2" calcext:value="=1" calcext:base-cell-address="Sheet1.M1147"/>
          </calcext:conditional-format>
          <calcext:conditional-format calcext:target-range-address="Sheet1.M1148:Sheet1.M1148">
            <calcext:condition calcext:apply-style-name="Untitled2" calcext:value="=1" calcext:base-cell-address="Sheet1.M1148"/>
          </calcext:conditional-format>
          <calcext:conditional-format calcext:target-range-address="Sheet1.M1149:Sheet1.M1149">
            <calcext:condition calcext:apply-style-name="Untitled2" calcext:value="=1" calcext:base-cell-address="Sheet1.M1149"/>
          </calcext:conditional-format>
          <calcext:conditional-format calcext:target-range-address="Sheet1.M1150:Sheet1.M1150">
            <calcext:condition calcext:apply-style-name="Untitled2" calcext:value="=1" calcext:base-cell-address="Sheet1.M1150"/>
          </calcext:conditional-format>
          <calcext:conditional-format calcext:target-range-address="Sheet1.M1151:Sheet1.M1151">
            <calcext:condition calcext:apply-style-name="Untitled2" calcext:value="=1" calcext:base-cell-address="Sheet1.M1151"/>
          </calcext:conditional-format>
          <calcext:conditional-format calcext:target-range-address="Sheet1.M1152:Sheet1.M1152">
            <calcext:condition calcext:apply-style-name="Untitled2" calcext:value="=1" calcext:base-cell-address="Sheet1.M1152"/>
          </calcext:conditional-format>
          <calcext:conditional-format calcext:target-range-address="Sheet1.M1153:Sheet1.M1153">
            <calcext:condition calcext:apply-style-name="Untitled2" calcext:value="=1" calcext:base-cell-address="Sheet1.M1153"/>
          </calcext:conditional-format>
          <calcext:conditional-format calcext:target-range-address="Sheet1.M1154:Sheet1.M1154">
            <calcext:condition calcext:apply-style-name="Untitled2" calcext:value="=1" calcext:base-cell-address="Sheet1.M1154"/>
          </calcext:conditional-format>
          <calcext:conditional-format calcext:target-range-address="Sheet1.M1155:Sheet1.M1155">
            <calcext:condition calcext:apply-style-name="Untitled2" calcext:value="=1" calcext:base-cell-address="Sheet1.M1155"/>
          </calcext:conditional-format>
          <calcext:conditional-format calcext:target-range-address="Sheet1.M1156:Sheet1.M1156">
            <calcext:condition calcext:apply-style-name="Untitled2" calcext:value="=1" calcext:base-cell-address="Sheet1.M1156"/>
          </calcext:conditional-format>
          <calcext:conditional-format calcext:target-range-address="Sheet1.M1157:Sheet1.M1157">
            <calcext:condition calcext:apply-style-name="Untitled2" calcext:value="=1" calcext:base-cell-address="Sheet1.M1157"/>
          </calcext:conditional-format>
          <calcext:conditional-format calcext:target-range-address="Sheet1.M1158:Sheet1.M1158">
            <calcext:condition calcext:apply-style-name="Untitled2" calcext:value="=1" calcext:base-cell-address="Sheet1.M1158"/>
          </calcext:conditional-format>
          <calcext:conditional-format calcext:target-range-address="Sheet1.M1159:Sheet1.M1159">
            <calcext:condition calcext:apply-style-name="Untitled2" calcext:value="=1" calcext:base-cell-address="Sheet1.M1159"/>
          </calcext:conditional-format>
          <calcext:conditional-format calcext:target-range-address="Sheet1.M1160:Sheet1.M1160">
            <calcext:condition calcext:apply-style-name="Untitled2" calcext:value="=1" calcext:base-cell-address="Sheet1.M1160"/>
          </calcext:conditional-format>
          <calcext:conditional-format calcext:target-range-address="Sheet1.M1161:Sheet1.M1161">
            <calcext:condition calcext:apply-style-name="Untitled2" calcext:value="=1" calcext:base-cell-address="Sheet1.M1161"/>
          </calcext:conditional-format>
          <calcext:conditional-format calcext:target-range-address="Sheet1.M1162:Sheet1.M1162">
            <calcext:condition calcext:apply-style-name="Untitled2" calcext:value="=1" calcext:base-cell-address="Sheet1.M1162"/>
          </calcext:conditional-format>
          <calcext:conditional-format calcext:target-range-address="Sheet1.M1163:Sheet1.M1163">
            <calcext:condition calcext:apply-style-name="Untitled2" calcext:value="=1" calcext:base-cell-address="Sheet1.M1163"/>
          </calcext:conditional-format>
          <calcext:conditional-format calcext:target-range-address="Sheet1.M1164:Sheet1.M1164">
            <calcext:condition calcext:apply-style-name="Untitled2" calcext:value="=1" calcext:base-cell-address="Sheet1.M1164"/>
          </calcext:conditional-format>
          <calcext:conditional-format calcext:target-range-address="Sheet1.M1165:Sheet1.M1165">
            <calcext:condition calcext:apply-style-name="Untitled2" calcext:value="=1" calcext:base-cell-address="Sheet1.M1165"/>
          </calcext:conditional-format>
          <calcext:conditional-format calcext:target-range-address="Sheet1.M1166:Sheet1.M1166">
            <calcext:condition calcext:apply-style-name="Untitled2" calcext:value="=1" calcext:base-cell-address="Sheet1.M1166"/>
          </calcext:conditional-format>
          <calcext:conditional-format calcext:target-range-address="Sheet1.M1167:Sheet1.M1167">
            <calcext:condition calcext:apply-style-name="Untitled2" calcext:value="=1" calcext:base-cell-address="Sheet1.M1167"/>
          </calcext:conditional-format>
          <calcext:conditional-format calcext:target-range-address="Sheet1.M1168:Sheet1.M1168">
            <calcext:condition calcext:apply-style-name="Untitled2" calcext:value="=1" calcext:base-cell-address="Sheet1.M1168"/>
          </calcext:conditional-format>
          <calcext:conditional-format calcext:target-range-address="Sheet1.M1169:Sheet1.M1169">
            <calcext:condition calcext:apply-style-name="Untitled2" calcext:value="=1" calcext:base-cell-address="Sheet1.M1169"/>
          </calcext:conditional-format>
          <calcext:conditional-format calcext:target-range-address="Sheet1.M1170:Sheet1.M1170">
            <calcext:condition calcext:apply-style-name="Untitled2" calcext:value="=1" calcext:base-cell-address="Sheet1.M1170"/>
          </calcext:conditional-format>
          <calcext:conditional-format calcext:target-range-address="Sheet1.M1171:Sheet1.M1171">
            <calcext:condition calcext:apply-style-name="Untitled2" calcext:value="=1" calcext:base-cell-address="Sheet1.M1171"/>
          </calcext:conditional-format>
          <calcext:conditional-format calcext:target-range-address="Sheet1.M1172:Sheet1.M1172">
            <calcext:condition calcext:apply-style-name="Untitled2" calcext:value="=1" calcext:base-cell-address="Sheet1.M1172"/>
          </calcext:conditional-format>
          <calcext:conditional-format calcext:target-range-address="Sheet1.M1173:Sheet1.M1173">
            <calcext:condition calcext:apply-style-name="Untitled2" calcext:value="=1" calcext:base-cell-address="Sheet1.M1173"/>
          </calcext:conditional-format>
          <calcext:conditional-format calcext:target-range-address="Sheet1.M1174:Sheet1.M1174">
            <calcext:condition calcext:apply-style-name="Untitled2" calcext:value="=1" calcext:base-cell-address="Sheet1.M1174"/>
          </calcext:conditional-format>
          <calcext:conditional-format calcext:target-range-address="Sheet1.M1175:Sheet1.M1175">
            <calcext:condition calcext:apply-style-name="Untitled2" calcext:value="=1" calcext:base-cell-address="Sheet1.M1175"/>
          </calcext:conditional-format>
          <calcext:conditional-format calcext:target-range-address="Sheet1.M1176:Sheet1.M1176">
            <calcext:condition calcext:apply-style-name="Untitled2" calcext:value="=1" calcext:base-cell-address="Sheet1.M1176"/>
          </calcext:conditional-format>
          <calcext:conditional-format calcext:target-range-address="Sheet1.M1177:Sheet1.M1177">
            <calcext:condition calcext:apply-style-name="Untitled2" calcext:value="=1" calcext:base-cell-address="Sheet1.M1177"/>
          </calcext:conditional-format>
          <calcext:conditional-format calcext:target-range-address="Sheet1.M1178:Sheet1.M1178">
            <calcext:condition calcext:apply-style-name="Untitled2" calcext:value="=1" calcext:base-cell-address="Sheet1.M1178"/>
          </calcext:conditional-format>
          <calcext:conditional-format calcext:target-range-address="Sheet1.M1179:Sheet1.M1179">
            <calcext:condition calcext:apply-style-name="Untitled2" calcext:value="=1" calcext:base-cell-address="Sheet1.M1179"/>
          </calcext:conditional-format>
          <calcext:conditional-format calcext:target-range-address="Sheet1.M1180:Sheet1.M1180">
            <calcext:condition calcext:apply-style-name="Untitled2" calcext:value="=1" calcext:base-cell-address="Sheet1.M1180"/>
          </calcext:conditional-format>
          <calcext:conditional-format calcext:target-range-address="Sheet1.M1181:Sheet1.M1181">
            <calcext:condition calcext:apply-style-name="Untitled2" calcext:value="=1" calcext:base-cell-address="Sheet1.M1181"/>
          </calcext:conditional-format>
          <calcext:conditional-format calcext:target-range-address="Sheet1.M1182:Sheet1.M1182">
            <calcext:condition calcext:apply-style-name="Untitled2" calcext:value="=1" calcext:base-cell-address="Sheet1.M1182"/>
          </calcext:conditional-format>
          <calcext:conditional-format calcext:target-range-address="Sheet1.M1183:Sheet1.M1183">
            <calcext:condition calcext:apply-style-name="Untitled2" calcext:value="=1" calcext:base-cell-address="Sheet1.M1183"/>
          </calcext:conditional-format>
          <calcext:conditional-format calcext:target-range-address="Sheet1.M1184:Sheet1.M1184">
            <calcext:condition calcext:apply-style-name="Untitled2" calcext:value="=1" calcext:base-cell-address="Sheet1.M1184"/>
          </calcext:conditional-format>
          <calcext:conditional-format calcext:target-range-address="Sheet1.M1185:Sheet1.M1185">
            <calcext:condition calcext:apply-style-name="Untitled2" calcext:value="=1" calcext:base-cell-address="Sheet1.M1185"/>
          </calcext:conditional-format>
          <calcext:conditional-format calcext:target-range-address="Sheet1.M1186:Sheet1.M1186">
            <calcext:condition calcext:apply-style-name="Untitled2" calcext:value="=1" calcext:base-cell-address="Sheet1.M1186"/>
          </calcext:conditional-format>
          <calcext:conditional-format calcext:target-range-address="Sheet1.M1187:Sheet1.M1187">
            <calcext:condition calcext:apply-style-name="Untitled2" calcext:value="=1" calcext:base-cell-address="Sheet1.M1187"/>
          </calcext:conditional-format>
          <calcext:conditional-format calcext:target-range-address="Sheet1.M1188:Sheet1.M1188">
            <calcext:condition calcext:apply-style-name="Untitled2" calcext:value="=1" calcext:base-cell-address="Sheet1.M1188"/>
          </calcext:conditional-format>
          <calcext:conditional-format calcext:target-range-address="Sheet1.M1189:Sheet1.M1189">
            <calcext:condition calcext:apply-style-name="Untitled2" calcext:value="=1" calcext:base-cell-address="Sheet1.M1189"/>
          </calcext:conditional-format>
          <calcext:conditional-format calcext:target-range-address="Sheet1.M1190:Sheet1.M1190">
            <calcext:condition calcext:apply-style-name="Untitled2" calcext:value="=1" calcext:base-cell-address="Sheet1.M1190"/>
          </calcext:conditional-format>
          <calcext:conditional-format calcext:target-range-address="Sheet1.M1191:Sheet1.M1191">
            <calcext:condition calcext:apply-style-name="Untitled2" calcext:value="=1" calcext:base-cell-address="Sheet1.M1191"/>
          </calcext:conditional-format>
          <calcext:conditional-format calcext:target-range-address="Sheet1.M1192:Sheet1.M1192">
            <calcext:condition calcext:apply-style-name="Untitled2" calcext:value="=1" calcext:base-cell-address="Sheet1.M1192"/>
          </calcext:conditional-format>
          <calcext:conditional-format calcext:target-range-address="Sheet1.M1193:Sheet1.M1193">
            <calcext:condition calcext:apply-style-name="Untitled2" calcext:value="=1" calcext:base-cell-address="Sheet1.M1193"/>
          </calcext:conditional-format>
          <calcext:conditional-format calcext:target-range-address="Sheet1.M1194:Sheet1.M1194">
            <calcext:condition calcext:apply-style-name="Untitled2" calcext:value="=1" calcext:base-cell-address="Sheet1.M1194"/>
          </calcext:conditional-format>
          <calcext:conditional-format calcext:target-range-address="Sheet1.M1195:Sheet1.M1195">
            <calcext:condition calcext:apply-style-name="Untitled2" calcext:value="=1" calcext:base-cell-address="Sheet1.M1195"/>
          </calcext:conditional-format>
          <calcext:conditional-format calcext:target-range-address="Sheet1.M1196:Sheet1.M1196">
            <calcext:condition calcext:apply-style-name="Untitled2" calcext:value="=1" calcext:base-cell-address="Sheet1.M1196"/>
          </calcext:conditional-format>
          <calcext:conditional-format calcext:target-range-address="Sheet1.M1197:Sheet1.M1197">
            <calcext:condition calcext:apply-style-name="Untitled2" calcext:value="=1" calcext:base-cell-address="Sheet1.M1197"/>
          </calcext:conditional-format>
          <calcext:conditional-format calcext:target-range-address="Sheet1.M1198:Sheet1.M1198">
            <calcext:condition calcext:apply-style-name="Untitled2" calcext:value="=1" calcext:base-cell-address="Sheet1.M1198"/>
          </calcext:conditional-format>
          <calcext:conditional-format calcext:target-range-address="Sheet1.M1199:Sheet1.M1199">
            <calcext:condition calcext:apply-style-name="Untitled2" calcext:value="=1" calcext:base-cell-address="Sheet1.M119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6-06T01:00:45.594883212</dc:date>
    <meta:editing-duration>PT18M34S</meta:editing-duration>
    <meta:editing-cycles>3</meta:editing-cycles>
    <meta:document-statistic meta:table-count="1" meta:cell-count="12438" meta:object-count="0"/>
  </office:meta>
</office:document-meta>
</file>